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3.096cm"/>
    </style:style>
    <style:style style:name="co3" style:family="table-column">
      <style:table-column-properties fo:break-before="auto" style:column-width="4.209cm"/>
    </style:style>
    <style:style style:name="co4" style:family="table-column">
      <style:table-column-properties fo:break-before="auto" style:column-width="3.362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185cm"/>
    </style:style>
    <style:style style:name="co9" style:family="table-column">
      <style:table-column-properties fo:break-before="auto" style:column-width="3.935cm"/>
    </style:style>
    <style:style style:name="co10" style:family="table-column">
      <style:table-column-properties fo:break-before="auto" style:column-width="2.842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2.268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border="0.002cm solid #000000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="0.002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 style:data-style-name="N8000">
      <style:table-cell-properties fo:border="0.002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 style:data-style-name="N8000"/>
    <style:style style:name="ce5" style:family="table-cell" style:parent-style-name="Excel_20_Built-in_20_Normal">
      <style:table-cell-properties fo:background-color="#999999" fo:border="0.002cm solid #000000"/>
    </style:style>
    <style:style style:name="ce6" style:family="table-cell" style:parent-style-name="Excel_20_Built-in_20_Normal">
      <style:table-cell-properties fo:border-bottom="none" fo:background-color="#999999" fo:border-left="0.002cm solid #000000" fo:border-right="0.002cm solid #000000" fo:border-top="none"/>
    </style:style>
    <style:style style:name="ce7" style:family="table-cell" style:parent-style-name="Excel_20_Built-in_20_Normal">
      <style:table-cell-properties fo:border-bottom="0.002cm solid #000000" fo:background-color="#999999" fo:border-left="0.002cm solid #000000" fo:border-right="0.002cm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ce4"/>
        <table:table-column table:style-name="co1" table:default-cell-style-name="ce6"/>
        <table:table-column table:style-name="co8" table:default-cell-style-name="Excel_20_Built-in_20_Normal"/>
        <table:table-column table:style-name="co1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" table:number-columns-repeated="1005" table:default-cell-style-name="Excel_20_Built-in_20_Normal"/>
        <table:table-row table:style-name="ro1">
          <table:table-cell table:style-name="ce1" office:value-type="string" table:number-columns-spanned="9" table:number-rows-spanned="1">
            <text:p>Forward</text:p>
          </table:table-cell>
          <table:covered-table-cell table:number-columns-repeated="7" table:style-name="ce2"/>
          <table:covered-table-cell table:style-name="ce3"/>
          <table:table-cell table:style-name="ce5"/>
          <table:table-cell table:style-name="ce1" office:value-type="string" table:number-columns-spanned="9" table:number-rows-spanned="1">
            <text:p>Reverse</text:p>
          </table:table-cell>
          <table:covered-table-cell table:number-columns-repeated="8" table:style-name="ce2"/>
          <table:table-cell table:number-columns-repeated="1005"/>
        </table:table-row>
        <table:table-row table:style-name="ro2">
          <table:table-cell table:style-name="ce2" office:value-type="string">
            <text:p>Target Probe</text:p>
          </table:table-cell>
          <table:table-cell table:style-name="ce2" office:value-type="string">
            <text:p>Source Probe</text:p>
          </table:table-cell>
          <table:table-cell table:style-name="ce2" office:value-type="string">
            <text:p>RTT (ms)</text:p>
          </table:table-cell>
          <table:table-cell table:style-name="ce2" office:value-type="string">
            <text:p>Hops</text:p>
          </table:table-cell>
          <table:table-cell table:style-name="ce2" office:value-type="string">
            <text:p>Fibre_max_length (km)</text:p>
          </table:table-cell>
          <table:table-cell table:style-name="ce2" office:value-type="string">
            <text:p>Geo Distance (km)</text:p>
          </table:table-cell>
          <table:table-cell table:style-name="ce2" office:value-type="string">
            <text:p>Error Margin</text:p>
          </table:table-cell>
          <table:table-cell table:style-name="ce2" office:value-type="string">
            <text:p>Avg_ms_Hop</text:p>
          </table:table-cell>
          <table:table-cell table:style-name="ce3" office:value-type="string">
            <text:p>Avg_km_ms</text:p>
          </table:table-cell>
          <table:table-cell table:style-name="ce5"/>
          <table:table-cell table:style-name="ce2" office:value-type="string">
            <text:p>Target Probe</text:p>
          </table:table-cell>
          <table:table-cell table:style-name="ce2" office:value-type="string">
            <text:p>Source Probe</text:p>
          </table:table-cell>
          <table:table-cell table:style-name="ce2" office:value-type="string">
            <text:p>RTT (ms)</text:p>
          </table:table-cell>
          <table:table-cell table:style-name="ce2" office:value-type="string">
            <text:p>Hops</text:p>
          </table:table-cell>
          <table:table-cell table:style-name="ce2" office:value-type="string">
            <text:p>Fibre_max_length (km)</text:p>
          </table:table-cell>
          <table:table-cell table:style-name="ce2" office:value-type="string">
            <text:p>Geo Distance (km)</text:p>
          </table:table-cell>
          <table:table-cell table:style-name="ce2" office:value-type="string">
            <text:p>Error Margin</text:p>
          </table:table-cell>
          <table:table-cell table:style-name="ce2" office:value-type="string">
            <text:p>Avg_ms_Hop</text:p>
          </table:table-cell>
          <table:table-cell table:style-name="ce2" office:value-type="string">
            <text:p>Avg_km_ms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182</text:p>
          </table:table-cell>
          <table:table-cell office:value-type="float" office:value="6.33">
            <text:p>6.33</text:p>
          </table:table-cell>
          <table:table-cell office:value-type="float" office:value="7">
            <text:p>7</text:p>
          </table:table-cell>
          <table:table-cell office:value-type="float" office:value="569.43">
            <text:p>569.43</text:p>
          </table:table-cell>
          <table:table-cell office:value-type="float" office:value="273.6">
            <text:p>273.6</text:p>
          </table:table-cell>
          <table:table-cell office:value-type="float" office:value="2.08125">
            <text:p>2.08125</text:p>
          </table:table-cell>
          <table:table-cell office:value-type="float" office:value="0.904285714285714">
            <text:p>0.9042857143</text:p>
          </table:table-cell>
          <table:table-cell office:value-type="float" office:value="43.2227488151659">
            <text:p>43.2227488152</text:p>
          </table:table-cell>
          <table:table-cell/>
          <table:table-cell office:value-type="string">
            <text:p>6182</text:p>
          </table:table-cell>
          <table:table-cell office:value-type="string">
            <text:p>6087</text:p>
          </table:table-cell>
          <table:table-cell office:value-type="float" office:value="6.27">
            <text:p>6.27</text:p>
          </table:table-cell>
          <table:table-cell office:value-type="float" office:value="6">
            <text:p>6</text:p>
          </table:table-cell>
          <table:table-cell office:value-type="float" office:value="563.94">
            <text:p>563.94</text:p>
          </table:table-cell>
          <table:table-cell office:value-type="float" office:value="273.6">
            <text:p>273.6</text:p>
          </table:table-cell>
          <table:table-cell office:value-type="float" office:value="2.06118421052632">
            <text:p>2.0611842105</text:p>
          </table:table-cell>
          <table:table-cell office:value-type="float" office:value="1.045">
            <text:p>1.045</text:p>
          </table:table-cell>
          <table:table-cell office:value-type="float" office:value="43.6363636363636">
            <text:p>43.6363636364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382</text:p>
          </table:table-cell>
          <table:table-cell office:value-type="float" office:value="4.21">
            <text:p>4.21</text:p>
          </table:table-cell>
          <table:table-cell office:value-type="float" office:value="4">
            <text:p>4</text:p>
          </table:table-cell>
          <table:table-cell office:value-type="float" office:value="378.45">
            <text:p>378.45</text:p>
          </table:table-cell>
          <table:table-cell office:value-type="float" office:value="2.58">
            <text:p>2.58</text:p>
          </table:table-cell>
          <table:table-cell office:value-type="float" office:value="146.686046511628">
            <text:p>146.6860465116</text:p>
          </table:table-cell>
          <table:table-cell office:value-type="float" office:value="1.0525">
            <text:p>1.0525</text:p>
          </table:table-cell>
          <table:table-cell office:value-type="float" office:value="0.612826603325416">
            <text:p>0.6128266033</text:p>
          </table:table-cell>
          <table:table-cell/>
          <table:table-cell office:value-type="string">
            <text:p>6382</text:p>
          </table:table-cell>
          <table:table-cell office:value-type="string">
            <text:p>6087</text:p>
          </table:table-cell>
          <table:table-cell office:value-type="float" office:value="4.83">
            <text:p>4.83</text:p>
          </table:table-cell>
          <table:table-cell office:value-type="float" office:value="4">
            <text:p>4</text:p>
          </table:table-cell>
          <table:table-cell office:value-type="float" office:value="435.06">
            <text:p>435.06</text:p>
          </table:table-cell>
          <table:table-cell office:value-type="float" office:value="2.58">
            <text:p>2.58</text:p>
          </table:table-cell>
          <table:table-cell office:value-type="float" office:value="168.627906976744">
            <text:p>168.6279069767</text:p>
          </table:table-cell>
          <table:table-cell office:value-type="float" office:value="1.2075">
            <text:p>1.2075</text:p>
          </table:table-cell>
          <table:table-cell office:value-type="float" office:value="0.53416149068323">
            <text:p>0.5341614907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405</text:p>
          </table:table-cell>
          <table:table-cell office:value-type="float" office:value="0.68">
            <text:p>0.68</text:p>
          </table:table-cell>
          <table:table-cell office:value-type="float" office:value="5">
            <text:p>5</text:p>
          </table:table-cell>
          <table:table-cell office:value-type="float" office:value="61.29">
            <text:p>61.29</text:p>
          </table:table-cell>
          <table:table-cell office:value-type="float" office:value="1.55">
            <text:p>1.55</text:p>
          </table:table-cell>
          <table:table-cell office:value-type="float" office:value="39.541935483871">
            <text:p>39.5419354839</text:p>
          </table:table-cell>
          <table:table-cell office:value-type="float" office:value="0.136">
            <text:p>0.136</text:p>
          </table:table-cell>
          <table:table-cell office:value-type="float" office:value="2.27941176470588">
            <text:p>2.2794117647</text:p>
          </table:table-cell>
          <table:table-cell/>
          <table:table-cell office:value-type="string">
            <text:p>6405</text:p>
          </table:table-cell>
          <table:table-cell office:value-type="string">
            <text:p>6087</text:p>
          </table:table-cell>
          <table:table-cell office:value-type="float" office:value="1.99">
            <text:p>1.99</text:p>
          </table:table-cell>
          <table:table-cell office:value-type="float" office:value="5">
            <text:p>5</text:p>
          </table:table-cell>
          <table:table-cell office:value-type="float" office:value="179.1">
            <text:p>179.1</text:p>
          </table:table-cell>
          <table:table-cell office:value-type="float" office:value="1.55">
            <text:p>1.55</text:p>
          </table:table-cell>
          <table:table-cell office:value-type="float" office:value="115.548387096774">
            <text:p>115.5483870968</text:p>
          </table:table-cell>
          <table:table-cell office:value-type="float" office:value="0.398">
            <text:p>0.398</text:p>
          </table:table-cell>
          <table:table-cell office:value-type="float" office:value="0.778894472361809">
            <text:p>0.7788944724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446</text:p>
          </table:table-cell>
          <table:table-cell office:value-type="float" office:value="1.4">
            <text:p>1.4</text:p>
          </table:table-cell>
          <table:table-cell office:value-type="float" office:value="8">
            <text:p>8</text:p>
          </table:table-cell>
          <table:table-cell office:value-type="float" office:value="126.27">
            <text:p>126.27</text:p>
          </table:table-cell>
          <table:table-cell office:value-type="float" office:value="57.28">
            <text:p>57.28</text:p>
          </table:table-cell>
          <table:table-cell office:value-type="float" office:value="2.2044343575419">
            <text:p>2.2044343575</text:p>
          </table:table-cell>
          <table:table-cell office:value-type="float" office:value="0.175">
            <text:p>0.175</text:p>
          </table:table-cell>
          <table:table-cell office:value-type="float" office:value="40.9142857142857">
            <text:p>40.9142857143</text:p>
          </table:table-cell>
          <table:table-cell/>
          <table:table-cell office:value-type="string">
            <text:p>6446</text:p>
          </table:table-cell>
          <table:table-cell office:value-type="string">
            <text:p>6087</text:p>
          </table:table-cell>
          <table:table-cell office:value-type="float" office:value="1.45">
            <text:p>1.45</text:p>
          </table:table-cell>
          <table:table-cell office:value-type="float" office:value="5">
            <text:p>5</text:p>
          </table:table-cell>
          <table:table-cell office:value-type="float" office:value="130.05">
            <text:p>130.05</text:p>
          </table:table-cell>
          <table:table-cell office:value-type="float" office:value="57.28">
            <text:p>57.28</text:p>
          </table:table-cell>
          <table:table-cell office:value-type="float" office:value="2.27042597765363">
            <text:p>2.2704259777</text:p>
          </table:table-cell>
          <table:table-cell office:value-type="float" office:value="0.29">
            <text:p>0.29</text:p>
          </table:table-cell>
          <table:table-cell office:value-type="float" office:value="39.5034482758621">
            <text:p>39.5034482759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451</text:p>
          </table:table-cell>
          <table:table-cell office:value-type="float" office:value="0.61">
            <text:p>0.61</text:p>
          </table:table-cell>
          <table:table-cell office:value-type="float" office:value="5">
            <text:p>5</text:p>
          </table:table-cell>
          <table:table-cell office:value-type="float" office:value="54.63">
            <text:p>54.63</text:p>
          </table:table-cell>
          <table:table-cell office:value-type="float" office:value="2.46">
            <text:p>2.46</text:p>
          </table:table-cell>
          <table:table-cell office:value-type="float" office:value="22.2073170731707">
            <text:p>22.2073170732</text:p>
          </table:table-cell>
          <table:table-cell office:value-type="float" office:value="0.122">
            <text:p>0.122</text:p>
          </table:table-cell>
          <table:table-cell office:value-type="float" office:value="4.0327868852459">
            <text:p>4.0327868852</text:p>
          </table:table-cell>
          <table:table-cell/>
          <table:table-cell office:value-type="string">
            <text:p>6451</text:p>
          </table:table-cell>
          <table:table-cell office:value-type="string">
            <text:p>6087</text:p>
          </table:table-cell>
          <table:table-cell office:value-type="float" office:value="0.59">
            <text:p>0.59</text:p>
          </table:table-cell>
          <table:table-cell office:value-type="float" office:value="5">
            <text:p>5</text:p>
          </table:table-cell>
          <table:table-cell office:value-type="float" office:value="53.28">
            <text:p>53.28</text:p>
          </table:table-cell>
          <table:table-cell office:value-type="float" office:value="2.46">
            <text:p>2.46</text:p>
          </table:table-cell>
          <table:table-cell office:value-type="float" office:value="21.6585365853659">
            <text:p>21.6585365854</text:p>
          </table:table-cell>
          <table:table-cell office:value-type="float" office:value="0.118">
            <text:p>0.118</text:p>
          </table:table-cell>
          <table:table-cell office:value-type="float" office:value="4.16949152542373">
            <text:p>4.1694915254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471</text:p>
          </table:table-cell>
          <table:table-cell office:value-type="float" office:value="1.45">
            <text:p>1.45</text:p>
          </table:table-cell>
          <table:table-cell office:value-type="float" office:value="255">
            <text:p>255</text:p>
          </table:table-cell>
          <table:table-cell office:value-type="float" office:value="130.5">
            <text:p>130.5</text:p>
          </table:table-cell>
          <table:table-cell office:value-type="float" office:value="54.09">
            <text:p>54.09</text:p>
          </table:table-cell>
          <table:table-cell office:value-type="float" office:value="2.4126455906822">
            <text:p>2.4126455907</text:p>
          </table:table-cell>
          <table:table-cell office:value-type="float" office:value="0.00568627450980392">
            <text:p>0.0056862745</text:p>
          </table:table-cell>
          <table:table-cell office:value-type="float" office:value="37.3034482758621">
            <text:p>37.3034482759</text:p>
          </table:table-cell>
          <table:table-cell/>
          <table:table-cell office:value-type="string">
            <text:p>6471</text:p>
          </table:table-cell>
          <table:table-cell office:value-type="string">
            <text:p>6087</text:p>
          </table:table-cell>
          <table:table-cell office:value-type="float" office:value="1.56">
            <text:p>1.56</text:p>
          </table:table-cell>
          <table:table-cell office:value-type="float" office:value="255">
            <text:p>255</text:p>
          </table:table-cell>
          <table:table-cell office:value-type="float" office:value="140.85">
            <text:p>140.85</text:p>
          </table:table-cell>
          <table:table-cell office:value-type="float" office:value="54.09">
            <text:p>54.09</text:p>
          </table:table-cell>
          <table:table-cell office:value-type="float" office:value="2.60399334442596">
            <text:p>2.6039933444</text:p>
          </table:table-cell>
          <table:table-cell office:value-type="float" office:value="0.00611764705882353">
            <text:p>0.0061176471</text:p>
          </table:table-cell>
          <table:table-cell office:value-type="float" office:value="34.6730769230769">
            <text:p>34.6730769231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501</text:p>
          </table:table-cell>
          <table:table-cell office:value-type="float" office:value="5.6">
            <text:p>5.6</text:p>
          </table:table-cell>
          <table:table-cell office:value-type="float" office:value="6">
            <text:p>6</text:p>
          </table:table-cell>
          <table:table-cell office:value-type="float" office:value="504">
            <text:p>504</text:p>
          </table:table-cell>
          <table:table-cell office:value-type="float" office:value="166.83">
            <text:p>166.83</text:p>
          </table:table-cell>
          <table:table-cell office:value-type="float" office:value="3.02103938140622">
            <text:p>3.0210393814</text:p>
          </table:table-cell>
          <table:table-cell office:value-type="float" office:value="0.933333333333333">
            <text:p>0.9333333333</text:p>
          </table:table-cell>
          <table:table-cell office:value-type="float" office:value="29.7910714285714">
            <text:p>29.7910714286</text:p>
          </table:table-cell>
          <table:table-cell/>
          <table:table-cell office:value-type="string">
            <text:p>6501</text:p>
          </table:table-cell>
          <table:table-cell office:value-type="string">
            <text:p>6087</text:p>
          </table:table-cell>
          <table:table-cell office:value-type="float" office:value="5.58">
            <text:p>5.58</text:p>
          </table:table-cell>
          <table:table-cell office:value-type="float" office:value="7">
            <text:p>7</text:p>
          </table:table-cell>
          <table:table-cell office:value-type="float" office:value="501.84">
            <text:p>501.84</text:p>
          </table:table-cell>
          <table:table-cell office:value-type="float" office:value="166.83">
            <text:p>166.83</text:p>
          </table:table-cell>
          <table:table-cell office:value-type="float" office:value="3.00809206977162">
            <text:p>3.0080920698</text:p>
          </table:table-cell>
          <table:table-cell office:value-type="float" office:value="0.797142857142857">
            <text:p>0.7971428571</text:p>
          </table:table-cell>
          <table:table-cell office:value-type="float" office:value="29.8978494623656">
            <text:p>29.8978494624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512</text:p>
          </table:table-cell>
          <table:table-cell office:value-type="float" office:value="4.3">
            <text:p>4.3</text:p>
          </table:table-cell>
          <table:table-cell office:value-type="float" office:value="8">
            <text:p>8</text:p>
          </table:table-cell>
          <table:table-cell office:value-type="float" office:value="387">
            <text:p>387</text:p>
          </table:table-cell>
          <table:table-cell office:value-type="float" office:value="77.81">
            <text:p>77.81</text:p>
          </table:table-cell>
          <table:table-cell office:value-type="float" office:value="4.97365377200874">
            <text:p>4.973653772</text:p>
          </table:table-cell>
          <table:table-cell office:value-type="float" office:value="0.5375">
            <text:p>0.5375</text:p>
          </table:table-cell>
          <table:table-cell office:value-type="float" office:value="18.0953488372093">
            <text:p>18.0953488372</text:p>
          </table:table-cell>
          <table:table-cell/>
          <table:table-cell office:value-type="string">
            <text:p>6512</text:p>
          </table:table-cell>
          <table:table-cell office:value-type="string">
            <text:p>6087</text:p>
          </table:table-cell>
          <table:table-cell office:value-type="float" office:value="4.32">
            <text:p>4.32</text:p>
          </table:table-cell>
          <table:table-cell office:value-type="float" office:value="5">
            <text:p>5</text:p>
          </table:table-cell>
          <table:table-cell office:value-type="float" office:value="388.35">
            <text:p>388.35</text:p>
          </table:table-cell>
          <table:table-cell office:value-type="float" office:value="77.81">
            <text:p>77.81</text:p>
          </table:table-cell>
          <table:table-cell office:value-type="float" office:value="4.99100372702737">
            <text:p>4.991003727</text:p>
          </table:table-cell>
          <table:table-cell office:value-type="float" office:value="0.864">
            <text:p>0.864</text:p>
          </table:table-cell>
          <table:table-cell office:value-type="float" office:value="18.0115740740741">
            <text:p>18.0115740741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515</text:p>
          </table:table-cell>
          <table:table-cell office:value-type="float" office:value="2.51">
            <text:p>2.51</text:p>
          </table:table-cell>
          <table:table-cell office:value-type="float" office:value="8">
            <text:p>8</text:p>
          </table:table-cell>
          <table:table-cell office:value-type="float" office:value="226.26">
            <text:p>226.26</text:p>
          </table:table-cell>
          <table:table-cell office:value-type="float" office:value="58.4">
            <text:p>58.4</text:p>
          </table:table-cell>
          <table:table-cell office:value-type="float" office:value="3.87431506849315">
            <text:p>3.8743150685</text:p>
          </table:table-cell>
          <table:table-cell office:value-type="float" office:value="0.31375">
            <text:p>0.31375</text:p>
          </table:table-cell>
          <table:table-cell office:value-type="float" office:value="23.2669322709163">
            <text:p>23.2669322709</text:p>
          </table:table-cell>
          <table:table-cell/>
          <table:table-cell office:value-type="string">
            <text:p>6515</text:p>
          </table:table-cell>
          <table:table-cell office:value-type="string">
            <text:p>6087</text:p>
          </table:table-cell>
          <table:table-cell office:value-type="float" office:value="2.53">
            <text:p>2.53</text:p>
          </table:table-cell>
          <table:table-cell office:value-type="float" office:value="8">
            <text:p>8</text:p>
          </table:table-cell>
          <table:table-cell office:value-type="float" office:value="227.7">
            <text:p>227.7</text:p>
          </table:table-cell>
          <table:table-cell office:value-type="float" office:value="58.4">
            <text:p>58.4</text:p>
          </table:table-cell>
          <table:table-cell office:value-type="float" office:value="3.89897260273973">
            <text:p>3.8989726027</text:p>
          </table:table-cell>
          <table:table-cell office:value-type="float" office:value="0.31625">
            <text:p>0.31625</text:p>
          </table:table-cell>
          <table:table-cell office:value-type="float" office:value="23.0830039525692">
            <text:p>23.0830039526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516</text:p>
          </table:table-cell>
          <table:table-cell office:value-type="float" office:value="3.55">
            <text:p>3.55</text:p>
          </table:table-cell>
          <table:table-cell office:value-type="float" office:value="8">
            <text:p>8</text:p>
          </table:table-cell>
          <table:table-cell office:value-type="float" office:value="319.59">
            <text:p>319.59</text:p>
          </table:table-cell>
          <table:table-cell office:value-type="float" office:value="58.34">
            <text:p>58.34</text:p>
          </table:table-cell>
          <table:table-cell office:value-type="float" office:value="5.47805965032568">
            <text:p>5.4780596503</text:p>
          </table:table-cell>
          <table:table-cell office:value-type="float" office:value="0.44375">
            <text:p>0.44375</text:p>
          </table:table-cell>
          <table:table-cell office:value-type="float" office:value="16.4338028169014">
            <text:p>16.4338028169</text:p>
          </table:table-cell>
          <table:table-cell/>
          <table:table-cell office:value-type="string">
            <text:p>6516</text:p>
          </table:table-cell>
          <table:table-cell office:value-type="string">
            <text:p>6087</text:p>
          </table:table-cell>
          <table:table-cell office:value-type="float" office:value="3.46">
            <text:p>3.46</text:p>
          </table:table-cell>
          <table:table-cell office:value-type="float" office:value="8">
            <text:p>8</text:p>
          </table:table-cell>
          <table:table-cell office:value-type="float" office:value="311.31">
            <text:p>311.31</text:p>
          </table:table-cell>
          <table:table-cell office:value-type="float" office:value="58.34">
            <text:p>58.34</text:p>
          </table:table-cell>
          <table:table-cell office:value-type="float" office:value="5.3361330133699">
            <text:p>5.3361330134</text:p>
          </table:table-cell>
          <table:table-cell office:value-type="float" office:value="0.4325">
            <text:p>0.4325</text:p>
          </table:table-cell>
          <table:table-cell office:value-type="float" office:value="16.8612716763006">
            <text:p>16.8612716763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519</text:p>
          </table:table-cell>
          <table:table-cell office:value-type="float" office:value="7.94">
            <text:p>7.94</text:p>
          </table:table-cell>
          <table:table-cell office:value-type="float" office:value="8">
            <text:p>8</text:p>
          </table:table-cell>
          <table:table-cell office:value-type="float" office:value="714.33">
            <text:p>714.33</text:p>
          </table:table-cell>
          <table:table-cell office:value-type="float" office:value="282.61">
            <text:p>282.61</text:p>
          </table:table-cell>
          <table:table-cell office:value-type="float" office:value="2.52761756484201">
            <text:p>2.5276175648</text:p>
          </table:table-cell>
          <table:table-cell office:value-type="float" office:value="0.9925">
            <text:p>0.9925</text:p>
          </table:table-cell>
          <table:table-cell office:value-type="float" office:value="35.5931989924433">
            <text:p>35.5931989924</text:p>
          </table:table-cell>
          <table:table-cell/>
          <table:table-cell office:value-type="string">
            <text:p>6519</text:p>
          </table:table-cell>
          <table:table-cell office:value-type="string">
            <text:p>6087</text:p>
          </table:table-cell>
          <table:table-cell office:value-type="float" office:value="7.71">
            <text:p>7.71</text:p>
          </table:table-cell>
          <table:table-cell office:value-type="float" office:value="5">
            <text:p>5</text:p>
          </table:table-cell>
          <table:table-cell office:value-type="float" office:value="693.9">
            <text:p>693.9</text:p>
          </table:table-cell>
          <table:table-cell office:value-type="float" office:value="282.61">
            <text:p>282.61</text:p>
          </table:table-cell>
          <table:table-cell office:value-type="float" office:value="2.4553271292594">
            <text:p>2.4553271293</text:p>
          </table:table-cell>
          <table:table-cell office:value-type="float" office:value="1.542">
            <text:p>1.542</text:p>
          </table:table-cell>
          <table:table-cell office:value-type="float" office:value="36.6549935149157">
            <text:p>36.6549935149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532</text:p>
          </table:table-cell>
          <table:table-cell office:value-type="float" office:value="9.21">
            <text:p>9.21</text:p>
          </table:table-cell>
          <table:table-cell office:value-type="float" office:value="7">
            <text:p>7</text:p>
          </table:table-cell>
          <table:table-cell office:value-type="float" office:value="828.63">
            <text:p>828.63</text:p>
          </table:table-cell>
          <table:table-cell office:value-type="float" office:value="291.23">
            <text:p>291.23</text:p>
          </table:table-cell>
          <table:table-cell office:value-type="float" office:value="2.84527692888782">
            <text:p>2.8452769289</text:p>
          </table:table-cell>
          <table:table-cell office:value-type="float" office:value="1.31571428571429">
            <text:p>1.3157142857</text:p>
          </table:table-cell>
          <table:table-cell office:value-type="float" office:value="31.6210640608035">
            <text:p>31.6210640608</text:p>
          </table:table-cell>
          <table:table-cell/>
          <table:table-cell office:value-type="string">
            <text:p>6532</text:p>
          </table:table-cell>
          <table:table-cell office:value-type="string">
            <text:p>6087</text:p>
          </table:table-cell>
          <table:table-cell office:value-type="float" office:value="9.29">
            <text:p>9.29</text:p>
          </table:table-cell>
          <table:table-cell office:value-type="float" office:value="7">
            <text:p>7</text:p>
          </table:table-cell>
          <table:table-cell office:value-type="float" office:value="836.19">
            <text:p>836.19</text:p>
          </table:table-cell>
          <table:table-cell office:value-type="float" office:value="291.23">
            <text:p>291.23</text:p>
          </table:table-cell>
          <table:table-cell office:value-type="float" office:value="2.87123579301583">
            <text:p>2.871235793</text:p>
          </table:table-cell>
          <table:table-cell office:value-type="float" office:value="1.32714285714286">
            <text:p>1.3271428571</text:p>
          </table:table-cell>
          <table:table-cell office:value-type="float" office:value="31.3487621097955">
            <text:p>31.3487621098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552</text:p>
          </table:table-cell>
          <table:table-cell office:value-type="float" office:value="5.22">
            <text:p>5.22</text:p>
          </table:table-cell>
          <table:table-cell office:value-type="float" office:value="6">
            <text:p>6</text:p>
          </table:table-cell>
          <table:table-cell office:value-type="float" office:value="470.07">
            <text:p>470.07</text:p>
          </table:table-cell>
          <table:table-cell office:value-type="float" office:value="154.52">
            <text:p>154.52</text:p>
          </table:table-cell>
          <table:table-cell office:value-type="float" office:value="3.04213046854776">
            <text:p>3.0421304685</text:p>
          </table:table-cell>
          <table:table-cell office:value-type="float" office:value="0.87">
            <text:p>0.87</text:p>
          </table:table-cell>
          <table:table-cell office:value-type="float" office:value="29.6015325670498">
            <text:p>29.601532567</text:p>
          </table:table-cell>
          <table:table-cell/>
          <table:table-cell office:value-type="string">
            <text:p>6552</text:p>
          </table:table-cell>
          <table:table-cell office:value-type="string">
            <text:p>6087</text:p>
          </table:table-cell>
          <table:table-cell office:value-type="float" office:value="5.58">
            <text:p>5.58</text:p>
          </table:table-cell>
          <table:table-cell office:value-type="float" office:value="3">
            <text:p>3</text:p>
          </table:table-cell>
          <table:table-cell office:value-type="float" office:value="502.11">
            <text:p>502.11</text:p>
          </table:table-cell>
          <table:table-cell office:value-type="float" office:value="154.52">
            <text:p>154.52</text:p>
          </table:table-cell>
          <table:table-cell office:value-type="float" office:value="3.24948226766762">
            <text:p>3.2494822677</text:p>
          </table:table-cell>
          <table:table-cell office:value-type="float" office:value="1.86">
            <text:p>1.86</text:p>
          </table:table-cell>
          <table:table-cell office:value-type="float" office:value="27.6917562724014">
            <text:p>27.6917562724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562</text:p>
          </table:table-cell>
          <table:table-cell office:value-type="float" office:value="1.66">
            <text:p>1.66</text:p>
          </table:table-cell>
          <table:table-cell office:value-type="float" office:value="6">
            <text:p>6</text:p>
          </table:table-cell>
          <table:table-cell office:value-type="float" office:value="149.4">
            <text:p>149.4</text:p>
          </table:table-cell>
          <table:table-cell office:value-type="float" office:value="60.71">
            <text:p>60.71</text:p>
          </table:table-cell>
          <table:table-cell office:value-type="float" office:value="2.46087959150058">
            <text:p>2.4608795915</text:p>
          </table:table-cell>
          <table:table-cell office:value-type="float" office:value="0.276666666666667">
            <text:p>0.2766666667</text:p>
          </table:table-cell>
          <table:table-cell office:value-type="float" office:value="36.5722891566265">
            <text:p>36.5722891566</text:p>
          </table:table-cell>
          <table:table-cell/>
          <table:table-cell office:value-type="string">
            <text:p>6562</text:p>
          </table:table-cell>
          <table:table-cell office:value-type="string">
            <text:p>6087</text:p>
          </table:table-cell>
          <table:table-cell office:value-type="float" office:value="1.43">
            <text:p>1.43</text:p>
          </table:table-cell>
          <table:table-cell office:value-type="float" office:value="6">
            <text:p>6</text:p>
          </table:table-cell>
          <table:table-cell office:value-type="float" office:value="128.97">
            <text:p>128.97</text:p>
          </table:table-cell>
          <table:table-cell office:value-type="float" office:value="60.71">
            <text:p>60.71</text:p>
          </table:table-cell>
          <table:table-cell office:value-type="float" office:value="2.1243617196508">
            <text:p>2.1243617197</text:p>
          </table:table-cell>
          <table:table-cell office:value-type="float" office:value="0.238333333333333">
            <text:p>0.2383333333</text:p>
          </table:table-cell>
          <table:table-cell office:value-type="float" office:value="42.4545454545455">
            <text:p>42.4545454545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609</text:p>
          </table:table-cell>
          <table:table-cell office:value-type="float" office:value="4.47">
            <text:p>4.47</text:p>
          </table:table-cell>
          <table:table-cell office:value-type="float" office:value="6">
            <text:p>6</text:p>
          </table:table-cell>
          <table:table-cell office:value-type="float" office:value="402.12">
            <text:p>402.12</text:p>
          </table:table-cell>
          <table:table-cell office:value-type="float" office:value="62.23">
            <text:p>62.23</text:p>
          </table:table-cell>
          <table:table-cell office:value-type="float" office:value="6.46183512775189">
            <text:p>6.4618351278</text:p>
          </table:table-cell>
          <table:table-cell office:value-type="float" office:value="0.745">
            <text:p>0.745</text:p>
          </table:table-cell>
          <table:table-cell office:value-type="float" office:value="13.9217002237136">
            <text:p>13.9217002237</text:p>
          </table:table-cell>
          <table:table-cell/>
          <table:table-cell office:value-type="string">
            <text:p>6609</text:p>
          </table:table-cell>
          <table:table-cell office:value-type="string">
            <text:p>6087</text:p>
          </table:table-cell>
          <table:table-cell office:value-type="float" office:value="4.43">
            <text:p>4.43</text:p>
          </table:table-cell>
          <table:table-cell office:value-type="float" office:value="6">
            <text:p>6</text:p>
          </table:table-cell>
          <table:table-cell office:value-type="float" office:value="398.97">
            <text:p>398.97</text:p>
          </table:table-cell>
          <table:table-cell office:value-type="float" office:value="62.23">
            <text:p>62.23</text:p>
          </table:table-cell>
          <table:table-cell office:value-type="float" office:value="6.41121645508597">
            <text:p>6.4112164551</text:p>
          </table:table-cell>
          <table:table-cell office:value-type="float" office:value="0.738333333333333">
            <text:p>0.7383333333</text:p>
          </table:table-cell>
          <table:table-cell office:value-type="float" office:value="14.0474040632054">
            <text:p>14.0474040632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647</text:p>
          </table:table-cell>
          <table:table-cell office:value-type="float" office:value="2.89">
            <text:p>2.89</text:p>
          </table:table-cell>
          <table:table-cell office:value-type="float" office:value="5">
            <text:p>5</text:p>
          </table:table-cell>
          <table:table-cell office:value-type="float" office:value="260.37">
            <text:p>260.37</text:p>
          </table:table-cell>
          <table:table-cell office:value-type="float" office:value="41.26">
            <text:p>41.26</text:p>
          </table:table-cell>
          <table:table-cell office:value-type="float" office:value="6.31047018904508">
            <text:p>6.310470189</text:p>
          </table:table-cell>
          <table:table-cell office:value-type="float" office:value="0.578">
            <text:p>0.578</text:p>
          </table:table-cell>
          <table:table-cell office:value-type="float" office:value="14.2768166089965">
            <text:p>14.276816609</text:p>
          </table:table-cell>
          <table:table-cell/>
          <table:table-cell office:value-type="string">
            <text:p>6647</text:p>
          </table:table-cell>
          <table:table-cell office:value-type="string">
            <text:p>6087</text:p>
          </table:table-cell>
          <table:table-cell office:value-type="float" office:value="2.69">
            <text:p>2.69</text:p>
          </table:table-cell>
          <table:table-cell office:value-type="float" office:value="5">
            <text:p>5</text:p>
          </table:table-cell>
          <table:table-cell office:value-type="float" office:value="241.92">
            <text:p>241.92</text:p>
          </table:table-cell>
          <table:table-cell office:value-type="float" office:value="41.26">
            <text:p>41.26</text:p>
          </table:table-cell>
          <table:table-cell office:value-type="float" office:value="5.86330586524479">
            <text:p>5.8633058652</text:p>
          </table:table-cell>
          <table:table-cell office:value-type="float" office:value="0.538">
            <text:p>0.538</text:p>
          </table:table-cell>
          <table:table-cell office:value-type="float" office:value="15.3382899628253">
            <text:p>15.3382899628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670</text:p>
          </table:table-cell>
          <table:table-cell office:value-type="float" office:value="1.37">
            <text:p>1.37</text:p>
          </table:table-cell>
          <table:table-cell office:value-type="float" office:value="6">
            <text:p>6</text:p>
          </table:table-cell>
          <table:table-cell office:value-type="float" office:value="123.48">
            <text:p>123.48</text:p>
          </table:table-cell>
          <table:table-cell office:value-type="float" office:value="67.39">
            <text:p>67.39</text:p>
          </table:table-cell>
          <table:table-cell office:value-type="float" office:value="1.83231933521294">
            <text:p>1.8323193352</text:p>
          </table:table-cell>
          <table:table-cell office:value-type="float" office:value="0.228333333333333">
            <text:p>0.2283333333</text:p>
          </table:table-cell>
          <table:table-cell office:value-type="float" office:value="49.1897810218978">
            <text:p>49.1897810219</text:p>
          </table:table-cell>
          <table:table-cell/>
          <table:table-cell office:value-type="string">
            <text:p>6670</text:p>
          </table:table-cell>
          <table:table-cell office:value-type="string">
            <text:p>6087</text:p>
          </table:table-cell>
          <table:table-cell office:value-type="float" office:value="1.24">
            <text:p>1.24</text:p>
          </table:table-cell>
          <table:table-cell office:value-type="float" office:value="5">
            <text:p>5</text:p>
          </table:table-cell>
          <table:table-cell office:value-type="float" office:value="111.87">
            <text:p>111.87</text:p>
          </table:table-cell>
          <table:table-cell office:value-type="float" office:value="67.39">
            <text:p>67.39</text:p>
          </table:table-cell>
          <table:table-cell office:value-type="float" office:value="1.6600385813919">
            <text:p>1.6600385814</text:p>
          </table:table-cell>
          <table:table-cell office:value-type="float" office:value="0.248">
            <text:p>0.248</text:p>
          </table:table-cell>
          <table:table-cell office:value-type="float" office:value="54.3467741935484">
            <text:p>54.3467741935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674</text:p>
          </table:table-cell>
          <table:table-cell office:value-type="float" office:value="18.93">
            <text:p>18.93</text:p>
          </table:table-cell>
          <table:table-cell office:value-type="float" office:value="8">
            <text:p>8</text:p>
          </table:table-cell>
          <table:table-cell office:value-type="float" office:value="1703.88">
            <text:p>1703.88</text:p>
          </table:table-cell>
          <table:table-cell office:value-type="float" office:value="171.24">
            <text:p>171.24</text:p>
          </table:table-cell>
          <table:table-cell office:value-type="float" office:value="9.95024526979678">
            <text:p>9.9502452698</text:p>
          </table:table-cell>
          <table:table-cell office:value-type="float" office:value="2.36625">
            <text:p>2.36625</text:p>
          </table:table-cell>
          <table:table-cell office:value-type="float" office:value="9.0459587955626">
            <text:p>9.0459587956</text:p>
          </table:table-cell>
          <table:table-cell/>
          <table:table-cell office:value-type="string">
            <text:p>6674</text:p>
          </table:table-cell>
          <table:table-cell office:value-type="string">
            <text:p>6087</text:p>
          </table:table-cell>
          <table:table-cell office:value-type="float" office:value="19.33">
            <text:p>19.33</text:p>
          </table:table-cell>
          <table:table-cell office:value-type="float" office:value="8">
            <text:p>8</text:p>
          </table:table-cell>
          <table:table-cell office:value-type="float" office:value="1739.7">
            <text:p>1739.7</text:p>
          </table:table-cell>
          <table:table-cell office:value-type="float" office:value="171.24">
            <text:p>171.24</text:p>
          </table:table-cell>
          <table:table-cell office:value-type="float" office:value="10.1594253679047">
            <text:p>10.1594253679</text:p>
          </table:table-cell>
          <table:table-cell office:value-type="float" office:value="2.41625">
            <text:p>2.41625</text:p>
          </table:table-cell>
          <table:table-cell office:value-type="float" office:value="8.85876875323332">
            <text:p>8.8587687532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695</text:p>
          </table:table-cell>
          <table:table-cell office:value-type="float" office:value="2.44">
            <text:p>2.44</text:p>
          </table:table-cell>
          <table:table-cell office:value-type="float" office:value="8">
            <text:p>8</text:p>
          </table:table-cell>
          <table:table-cell office:value-type="float" office:value="219.87">
            <text:p>219.87</text:p>
          </table:table-cell>
          <table:table-cell office:value-type="float" office:value="0.11">
            <text:p>0.11</text:p>
          </table:table-cell>
          <table:table-cell office:value-type="float" office:value="1998.81818181818">
            <text:p>1998.8181818182</text:p>
          </table:table-cell>
          <table:table-cell office:value-type="float" office:value="0.305">
            <text:p>0.305</text:p>
          </table:table-cell>
          <table:table-cell office:value-type="float" office:value="0.0450819672131148">
            <text:p>0.0450819672</text:p>
          </table:table-cell>
          <table:table-cell/>
          <table:table-cell office:value-type="string">
            <text:p>6695</text:p>
          </table:table-cell>
          <table:table-cell office:value-type="string">
            <text:p>6087</text:p>
          </table:table-cell>
          <table:table-cell office:value-type="float" office:value="2.36">
            <text:p>2.36</text:p>
          </table:table-cell>
          <table:table-cell office:value-type="float" office:value="8">
            <text:p>8</text:p>
          </table:table-cell>
          <table:table-cell office:value-type="float" office:value="212.76">
            <text:p>212.76</text:p>
          </table:table-cell>
          <table:table-cell office:value-type="float" office:value="0.11">
            <text:p>0.11</text:p>
          </table:table-cell>
          <table:table-cell office:value-type="float" office:value="1934.18181818182">
            <text:p>1934.1818181818</text:p>
          </table:table-cell>
          <table:table-cell office:value-type="float" office:value="0.295">
            <text:p>0.295</text:p>
          </table:table-cell>
          <table:table-cell office:value-type="float" office:value="0.0466101694915254">
            <text:p>0.0466101695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699</text:p>
          </table:table-cell>
          <table:table-cell office:value-type="float" office:value="2.44">
            <text:p>2.44</text:p>
          </table:table-cell>
          <table:table-cell office:value-type="float" office:value="3">
            <text:p>3</text:p>
          </table:table-cell>
          <table:table-cell office:value-type="float" office:value="219.51">
            <text:p>219.51</text:p>
          </table:table-cell>
          <table:table-cell office:value-type="float" office:value="54.19">
            <text:p>54.19</text:p>
          </table:table-cell>
          <table:table-cell office:value-type="float" office:value="4.05074737036354">
            <text:p>4.0507473704</text:p>
          </table:table-cell>
          <table:table-cell office:value-type="float" office:value="0.813333333333333">
            <text:p>0.8133333333</text:p>
          </table:table-cell>
          <table:table-cell office:value-type="float" office:value="22.2090163934426">
            <text:p>22.2090163934</text:p>
          </table:table-cell>
          <table:table-cell/>
          <table:table-cell office:value-type="string">
            <text:p>6699</text:p>
          </table:table-cell>
          <table:table-cell office:value-type="string">
            <text:p>6087</text:p>
          </table:table-cell>
          <table:table-cell office:value-type="float" office:value="2.62">
            <text:p>2.62</text:p>
          </table:table-cell>
          <table:table-cell office:value-type="float" office:value="255">
            <text:p>255</text:p>
          </table:table-cell>
          <table:table-cell office:value-type="float" office:value="236.07">
            <text:p>236.07</text:p>
          </table:table-cell>
          <table:table-cell office:value-type="float" office:value="54.19">
            <text:p>54.19</text:p>
          </table:table-cell>
          <table:table-cell office:value-type="float" office:value="4.35633880789814">
            <text:p>4.3563388079</text:p>
          </table:table-cell>
          <table:table-cell office:value-type="float" office:value="0.0102745098039216">
            <text:p>0.0102745098</text:p>
          </table:table-cell>
          <table:table-cell office:value-type="float" office:value="20.6832061068702">
            <text:p>20.6832061069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716</text:p>
          </table:table-cell>
          <table:table-cell office:value-type="float" office:value="8.14">
            <text:p>8.14</text:p>
          </table:table-cell>
          <table:table-cell office:value-type="float" office:value="4">
            <text:p>4</text:p>
          </table:table-cell>
          <table:table-cell office:value-type="float" office:value="732.42">
            <text:p>732.42</text:p>
          </table:table-cell>
          <table:table-cell office:value-type="float" office:value="305.33">
            <text:p>305.33</text:p>
          </table:table-cell>
          <table:table-cell office:value-type="float" office:value="2.39878164608784">
            <text:p>2.3987816461</text:p>
          </table:table-cell>
          <table:table-cell office:value-type="float" office:value="2.035">
            <text:p>2.035</text:p>
          </table:table-cell>
          <table:table-cell office:value-type="float" office:value="37.509828009828">
            <text:p>37.5098280098</text:p>
          </table:table-cell>
          <table:table-cell/>
          <table:table-cell office:value-type="string">
            <text:p>6716</text:p>
          </table:table-cell>
          <table:table-cell office:value-type="string">
            <text:p>6087</text:p>
          </table:table-cell>
          <table:table-cell office:value-type="float" office:value="8.11">
            <text:p>8.11</text:p>
          </table:table-cell>
          <table:table-cell office:value-type="float" office:value="3">
            <text:p>3</text:p>
          </table:table-cell>
          <table:table-cell office:value-type="float" office:value="730.17">
            <text:p>730.17</text:p>
          </table:table-cell>
          <table:table-cell office:value-type="float" office:value="305.33">
            <text:p>305.33</text:p>
          </table:table-cell>
          <table:table-cell office:value-type="float" office:value="2.39141257000622">
            <text:p>2.39141257</text:p>
          </table:table-cell>
          <table:table-cell office:value-type="float" office:value="2.70333333333333">
            <text:p>2.7033333333</text:p>
          </table:table-cell>
          <table:table-cell office:value-type="float" office:value="37.6485819975339">
            <text:p>37.6485819975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738</text:p>
          </table:table-cell>
          <table:table-cell office:value-type="float" office:value="1.61">
            <text:p>1.61</text:p>
          </table:table-cell>
          <table:table-cell office:value-type="float" office:value="3">
            <text:p>3</text:p>
          </table:table-cell>
          <table:table-cell office:value-type="float" office:value="144.81">
            <text:p>144.81</text:p>
          </table:table-cell>
          <table:table-cell office:value-type="float" office:value="57.17">
            <text:p>57.17</text:p>
          </table:table-cell>
          <table:table-cell office:value-type="float" office:value="2.53297183837677">
            <text:p>2.5329718384</text:p>
          </table:table-cell>
          <table:table-cell office:value-type="float" office:value="0.536666666666667">
            <text:p>0.5366666667</text:p>
          </table:table-cell>
          <table:table-cell office:value-type="float" office:value="35.5093167701863">
            <text:p>35.5093167702</text:p>
          </table:table-cell>
          <table:table-cell/>
          <table:table-cell office:value-type="string">
            <text:p>6738</text:p>
          </table:table-cell>
          <table:table-cell office:value-type="string">
            <text:p>6087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office:value-type="float" office:value="143.64">
            <text:p>143.64</text:p>
          </table:table-cell>
          <table:table-cell office:value-type="float" office:value="57.17">
            <text:p>57.17</text:p>
          </table:table-cell>
          <table:table-cell office:value-type="float" office:value="2.51250655938429">
            <text:p>2.5125065594</text:p>
          </table:table-cell>
          <table:table-cell office:value-type="float" office:value="0.533333333333333">
            <text:p>0.5333333333</text:p>
          </table:table-cell>
          <table:table-cell office:value-type="float" office:value="35.73125">
            <text:p>35.73125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843</text:p>
          </table:table-cell>
          <table:table-cell office:value-type="float" office:value="7.91">
            <text:p>7.91</text:p>
          </table:table-cell>
          <table:table-cell office:value-type="float" office:value="7">
            <text:p>7</text:p>
          </table:table-cell>
          <table:table-cell office:value-type="float" office:value="711.45">
            <text:p>711.45</text:p>
          </table:table-cell>
          <table:table-cell office:value-type="float" office:value="193.18">
            <text:p>193.18</text:p>
          </table:table-cell>
          <table:table-cell office:value-type="float" office:value="3.68283466197329">
            <text:p>3.682834662</text:p>
          </table:table-cell>
          <table:table-cell office:value-type="float" office:value="1.13">
            <text:p>1.13</text:p>
          </table:table-cell>
          <table:table-cell office:value-type="float" office:value="24.4222503160556">
            <text:p>24.4222503161</text:p>
          </table:table-cell>
          <table:table-cell/>
          <table:table-cell office:value-type="string">
            <text:p>6843</text:p>
          </table:table-cell>
          <table:table-cell office:value-type="string">
            <text:p>6087</text:p>
          </table:table-cell>
          <table:table-cell office:value-type="float" office:value="7.77">
            <text:p>7.77</text:p>
          </table:table-cell>
          <table:table-cell office:value-type="float" office:value="7">
            <text:p>7</text:p>
          </table:table-cell>
          <table:table-cell office:value-type="float" office:value="699.21">
            <text:p>699.21</text:p>
          </table:table-cell>
          <table:table-cell office:value-type="float" office:value="193.18">
            <text:p>193.18</text:p>
          </table:table-cell>
          <table:table-cell office:value-type="float" office:value="3.61947406563826">
            <text:p>3.6194740656</text:p>
          </table:table-cell>
          <table:table-cell office:value-type="float" office:value="1.11">
            <text:p>1.11</text:p>
          </table:table-cell>
          <table:table-cell office:value-type="float" office:value="24.8622908622909">
            <text:p>24.8622908623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879</text:p>
          </table:table-cell>
          <table:table-cell office:value-type="float" office:value="1.33">
            <text:p>1.33</text:p>
          </table:table-cell>
          <table:table-cell office:value-type="float" office:value="3">
            <text:p>3</text:p>
          </table:table-cell>
          <table:table-cell office:value-type="float" office:value="119.79">
            <text:p>119.79</text:p>
          </table:table-cell>
          <table:table-cell office:value-type="float" office:value="68.45">
            <text:p>68.45</text:p>
          </table:table-cell>
          <table:table-cell office:value-type="float" office:value="1.7500365230095">
            <text:p>1.750036523</text:p>
          </table:table-cell>
          <table:table-cell office:value-type="float" office:value="0.443333333333333">
            <text:p>0.4433333333</text:p>
          </table:table-cell>
          <table:table-cell office:value-type="float" office:value="51.4661654135338">
            <text:p>51.4661654135</text:p>
          </table:table-cell>
          <table:table-cell/>
          <table:table-cell office:value-type="string">
            <text:p>6879</text:p>
          </table:table-cell>
          <table:table-cell office:value-type="string">
            <text:p>6087</text:p>
          </table:table-cell>
          <table:table-cell office:value-type="float" office:value="1.23">
            <text:p>1.23</text:p>
          </table:table-cell>
          <table:table-cell office:value-type="float" office:value="3">
            <text:p>3</text:p>
          </table:table-cell>
          <table:table-cell office:value-type="float" office:value="110.97">
            <text:p>110.97</text:p>
          </table:table-cell>
          <table:table-cell office:value-type="float" office:value="68.45">
            <text:p>68.45</text:p>
          </table:table-cell>
          <table:table-cell office:value-type="float" office:value="1.62118334550767">
            <text:p>1.6211833455</text:p>
          </table:table-cell>
          <table:table-cell office:value-type="float" office:value="0.41">
            <text:p>0.41</text:p>
          </table:table-cell>
          <table:table-cell office:value-type="float" office:value="55.6504065040651">
            <text:p>55.6504065041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892</text:p>
          </table:table-cell>
          <table:table-cell office:value-type="float" office:value="6.81">
            <text:p>6.81</text:p>
          </table:table-cell>
          <table:table-cell office:value-type="float" office:value="6">
            <text:p>6</text:p>
          </table:table-cell>
          <table:table-cell office:value-type="float" office:value="613.26">
            <text:p>613.26</text:p>
          </table:table-cell>
          <table:table-cell office:value-type="float" office:value="286.2">
            <text:p>286.2</text:p>
          </table:table-cell>
          <table:table-cell office:value-type="float" office:value="2.14276729559748">
            <text:p>2.1427672956</text:p>
          </table:table-cell>
          <table:table-cell office:value-type="float" office:value="1.135">
            <text:p>1.135</text:p>
          </table:table-cell>
          <table:table-cell office:value-type="float" office:value="42.0264317180617">
            <text:p>42.0264317181</text:p>
          </table:table-cell>
          <table:table-cell/>
          <table:table-cell office:value-type="string">
            <text:p>6892</text:p>
          </table:table-cell>
          <table:table-cell office:value-type="string">
            <text:p>6087</text:p>
          </table:table-cell>
          <table:table-cell office:value-type="float" office:value="6.91">
            <text:p>6.91</text:p>
          </table:table-cell>
          <table:table-cell office:value-type="float" office:value="6">
            <text:p>6</text:p>
          </table:table-cell>
          <table:table-cell office:value-type="float" office:value="622.26">
            <text:p>622.26</text:p>
          </table:table-cell>
          <table:table-cell office:value-type="float" office:value="286.2">
            <text:p>286.2</text:p>
          </table:table-cell>
          <table:table-cell office:value-type="float" office:value="2.17421383647799">
            <text:p>2.1742138365</text:p>
          </table:table-cell>
          <table:table-cell office:value-type="float" office:value="1.15166666666667">
            <text:p>1.1516666667</text:p>
          </table:table-cell>
          <table:table-cell office:value-type="float" office:value="41.4182344428365">
            <text:p>41.4182344428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945</text:p>
          </table:table-cell>
          <table:table-cell office:value-type="float" office:value="1.58">
            <text:p>1.58</text:p>
          </table:table-cell>
          <table:table-cell office:value-type="float" office:value="5">
            <text:p>5</text:p>
          </table:table-cell>
          <table:table-cell office:value-type="float" office:value="142.2">
            <text:p>142.2</text:p>
          </table:table-cell>
          <table:table-cell office:value-type="float" office:value="2.44">
            <text:p>2.44</text:p>
          </table:table-cell>
          <table:table-cell office:value-type="float" office:value="58.2786885245902">
            <text:p>58.2786885246</text:p>
          </table:table-cell>
          <table:table-cell office:value-type="float" office:value="0.316">
            <text:p>0.316</text:p>
          </table:table-cell>
          <table:table-cell office:value-type="float" office:value="1.54430379746835">
            <text:p>1.5443037975</text:p>
          </table:table-cell>
          <table:table-cell/>
          <table:table-cell office:value-type="string">
            <text:p>6945</text:p>
          </table:table-cell>
          <table:table-cell office:value-type="string">
            <text:p>6087</text:p>
          </table:table-cell>
          <table:table-cell office:value-type="float" office:value="1.41">
            <text:p>1.41</text:p>
          </table:table-cell>
          <table:table-cell office:value-type="float" office:value="7">
            <text:p>7</text:p>
          </table:table-cell>
          <table:table-cell office:value-type="float" office:value="126.45">
            <text:p>126.45</text:p>
          </table:table-cell>
          <table:table-cell office:value-type="float" office:value="2.44">
            <text:p>2.44</text:p>
          </table:table-cell>
          <table:table-cell office:value-type="float" office:value="51.8237704918033">
            <text:p>51.8237704918</text:p>
          </table:table-cell>
          <table:table-cell office:value-type="float" office:value="0.201428571428571">
            <text:p>0.2014285714</text:p>
          </table:table-cell>
          <table:table-cell office:value-type="float" office:value="1.73049645390071">
            <text:p>1.7304964539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948</text:p>
          </table:table-cell>
          <table:table-cell office:value-type="float" office:value="1.76">
            <text:p>1.76</text:p>
          </table:table-cell>
          <table:table-cell office:value-type="float" office:value="5">
            <text:p>5</text:p>
          </table:table-cell>
          <table:table-cell office:value-type="float" office:value="158.67">
            <text:p>158.67</text:p>
          </table:table-cell>
          <table:table-cell office:value-type="float" office:value="60.59">
            <text:p>60.59</text:p>
          </table:table-cell>
          <table:table-cell office:value-type="float" office:value="2.61874896847665">
            <text:p>2.6187489685</text:p>
          </table:table-cell>
          <table:table-cell office:value-type="float" office:value="0.352">
            <text:p>0.352</text:p>
          </table:table-cell>
          <table:table-cell office:value-type="float" office:value="34.4261363636364">
            <text:p>34.4261363636</text:p>
          </table:table-cell>
          <table:table-cell/>
          <table:table-cell office:value-type="string">
            <text:p>6948</text:p>
          </table:table-cell>
          <table:table-cell office:value-type="string">
            <text:p>6087</text:p>
          </table:table-cell>
          <table:table-cell office:value-type="float" office:value="1.74">
            <text:p>1.74</text:p>
          </table:table-cell>
          <table:table-cell office:value-type="float" office:value="5">
            <text:p>5</text:p>
          </table:table-cell>
          <table:table-cell office:value-type="float" office:value="156.69">
            <text:p>156.69</text:p>
          </table:table-cell>
          <table:table-cell office:value-type="float" office:value="60.59">
            <text:p>60.59</text:p>
          </table:table-cell>
          <table:table-cell office:value-type="float" office:value="2.58607030863179">
            <text:p>2.5860703086</text:p>
          </table:table-cell>
          <table:table-cell office:value-type="float" office:value="0.348">
            <text:p>0.348</text:p>
          </table:table-cell>
          <table:table-cell office:value-type="float" office:value="34.8218390804598">
            <text:p>34.8218390805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971</text:p>
          </table:table-cell>
          <table:table-cell office:value-type="float" office:value="8.71">
            <text:p>8.71</text:p>
          </table:table-cell>
          <table:table-cell office:value-type="float" office:value="13">
            <text:p>13</text:p>
          </table:table-cell>
          <table:table-cell office:value-type="float" office:value="783.81">
            <text:p>783.81</text:p>
          </table:table-cell>
          <table:table-cell office:value-type="float" office:value="1.26">
            <text:p>1.26</text:p>
          </table:table-cell>
          <table:table-cell office:value-type="float" office:value="622.071428571429">
            <text:p>622.0714285714</text:p>
          </table:table-cell>
          <table:table-cell office:value-type="float" office:value="0.67">
            <text:p>0.67</text:p>
          </table:table-cell>
          <table:table-cell office:value-type="float" office:value="0.144661308840413">
            <text:p>0.1446613088</text:p>
          </table:table-cell>
          <table:table-cell/>
          <table:table-cell office:value-type="string">
            <text:p>6971</text:p>
          </table:table-cell>
          <table:table-cell office:value-type="string">
            <text:p>6087</text:p>
          </table:table-cell>
          <table:table-cell office:value-type="float" office:value="8.76">
            <text:p>8.76</text:p>
          </table:table-cell>
          <table:table-cell office:value-type="float" office:value="6">
            <text:p>6</text:p>
          </table:table-cell>
          <table:table-cell office:value-type="float" office:value="787.95">
            <text:p>787.95</text:p>
          </table:table-cell>
          <table:table-cell office:value-type="float" office:value="1.26">
            <text:p>1.26</text:p>
          </table:table-cell>
          <table:table-cell office:value-type="float" office:value="625.357142857143">
            <text:p>625.3571428571</text:p>
          </table:table-cell>
          <table:table-cell office:value-type="float" office:value="1.46">
            <text:p>1.46</text:p>
          </table:table-cell>
          <table:table-cell office:value-type="float" office:value="0.143835616438356">
            <text:p>0.1438356164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7021</text:p>
          </table:table-cell>
          <table:table-cell office:value-type="float" office:value="6.79">
            <text:p>6.79</text:p>
          </table:table-cell>
          <table:table-cell office:value-type="float" office:value="5">
            <text:p>5</text:p>
          </table:table-cell>
          <table:table-cell office:value-type="float" office:value="610.92">
            <text:p>610.92</text:p>
          </table:table-cell>
          <table:table-cell office:value-type="float" office:value="174.36">
            <text:p>174.36</text:p>
          </table:table-cell>
          <table:table-cell office:value-type="float" office:value="3.50378527185134">
            <text:p>3.5037852719</text:p>
          </table:table-cell>
          <table:table-cell office:value-type="float" office:value="1.358">
            <text:p>1.358</text:p>
          </table:table-cell>
          <table:table-cell office:value-type="float" office:value="25.678939617084">
            <text:p>25.6789396171</text:p>
          </table:table-cell>
          <table:table-cell/>
          <table:table-cell office:value-type="string">
            <text:p>7021</text:p>
          </table:table-cell>
          <table:table-cell office:value-type="string">
            <text:p>6087</text:p>
          </table:table-cell>
          <table:table-cell office:value-type="float" office:value="6.68">
            <text:p>6.68</text:p>
          </table:table-cell>
          <table:table-cell office:value-type="float" office:value="5">
            <text:p>5</text:p>
          </table:table-cell>
          <table:table-cell office:value-type="float" office:value="601.56">
            <text:p>601.56</text:p>
          </table:table-cell>
          <table:table-cell office:value-type="float" office:value="174.36">
            <text:p>174.36</text:p>
          </table:table-cell>
          <table:table-cell office:value-type="float" office:value="3.45010323468685">
            <text:p>3.4501032347</text:p>
          </table:table-cell>
          <table:table-cell office:value-type="float" office:value="1.336">
            <text:p>1.336</text:p>
          </table:table-cell>
          <table:table-cell office:value-type="float" office:value="26.1017964071856">
            <text:p>26.1017964072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214</text:p>
          </table:table-cell>
          <table:table-cell office:value-type="float" office:value="6.49">
            <text:p>6.49</text:p>
          </table:table-cell>
          <table:table-cell office:value-type="float" office:value="9">
            <text:p>9</text:p>
          </table:table-cell>
          <table:table-cell office:value-type="float" office:value="583.74">
            <text:p>583.74</text:p>
          </table:table-cell>
          <table:table-cell office:value-type="float" office:value="67.05">
            <text:p>67.05</text:p>
          </table:table-cell>
          <table:table-cell office:value-type="float" office:value="8.70604026845638">
            <text:p>8.7060402685</text:p>
          </table:table-cell>
          <table:table-cell office:value-type="float" office:value="0.721111111111111">
            <text:p>0.7211111111</text:p>
          </table:table-cell>
          <table:table-cell office:value-type="float" office:value="10.3312788906009">
            <text:p>10.3312788906</text:p>
          </table:table-cell>
          <table:table-cell/>
          <table:table-cell office:value-type="string">
            <text:p>6214</text:p>
          </table:table-cell>
          <table:table-cell office:value-type="string">
            <text:p>6087</text:p>
          </table:table-cell>
          <table:table-cell office:value-type="float" office:value="6.39">
            <text:p>6.39</text:p>
          </table:table-cell>
          <table:table-cell office:value-type="float" office:value="8">
            <text:p>8</text:p>
          </table:table-cell>
          <table:table-cell office:value-type="float" office:value="574.83">
            <text:p>574.83</text:p>
          </table:table-cell>
          <table:table-cell office:value-type="float" office:value="67.05">
            <text:p>67.05</text:p>
          </table:table-cell>
          <table:table-cell office:value-type="float" office:value="8.57315436241611">
            <text:p>8.5731543624</text:p>
          </table:table-cell>
          <table:table-cell office:value-type="float" office:value="0.79875">
            <text:p>0.79875</text:p>
          </table:table-cell>
          <table:table-cell office:value-type="float" office:value="10.4929577464789">
            <text:p>10.4929577465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423</text:p>
          </table:table-cell>
          <table:table-cell office:value-type="float" office:value="7.9">
            <text:p>7.9</text:p>
          </table:table-cell>
          <table:table-cell office:value-type="float" office:value="7">
            <text:p>7</text:p>
          </table:table-cell>
          <table:table-cell office:value-type="float" office:value="710.64">
            <text:p>710.64</text:p>
          </table:table-cell>
          <table:table-cell office:value-type="float" office:value="284.98">
            <text:p>284.98</text:p>
          </table:table-cell>
          <table:table-cell office:value-type="float" office:value="2.49364867710015">
            <text:p>2.4936486771</text:p>
          </table:table-cell>
          <table:table-cell office:value-type="float" office:value="1.12857142857143">
            <text:p>1.1285714286</text:p>
          </table:table-cell>
          <table:table-cell office:value-type="float" office:value="36.073417721519">
            <text:p>36.0734177215</text:p>
          </table:table-cell>
          <table:table-cell/>
          <table:table-cell office:value-type="string">
            <text:p>6423</text:p>
          </table:table-cell>
          <table:table-cell office:value-type="string">
            <text:p>6087</text:p>
          </table:table-cell>
          <table:table-cell office:value-type="float" office:value="7.99">
            <text:p>7.99</text:p>
          </table:table-cell>
          <table:table-cell office:value-type="float" office:value="11">
            <text:p>11</text:p>
          </table:table-cell>
          <table:table-cell office:value-type="float" office:value="718.65">
            <text:p>718.65</text:p>
          </table:table-cell>
          <table:table-cell office:value-type="float" office:value="284.98">
            <text:p>284.98</text:p>
          </table:table-cell>
          <table:table-cell office:value-type="float" office:value="2.52175591269563">
            <text:p>2.5217559127</text:p>
          </table:table-cell>
          <table:table-cell office:value-type="float" office:value="0.726363636363636">
            <text:p>0.7263636364</text:p>
          </table:table-cell>
          <table:table-cell office:value-type="float" office:value="35.6670838548185">
            <text:p>35.6670838548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499</text:p>
          </table:table-cell>
          <table:table-cell office:value-type="float" office:value="7.44">
            <text:p>7.44</text:p>
          </table:table-cell>
          <table:table-cell office:value-type="float" office:value="8">
            <text:p>8</text:p>
          </table:table-cell>
          <table:table-cell office:value-type="float" office:value="669.42">
            <text:p>669.42</text:p>
          </table:table-cell>
          <table:table-cell office:value-type="float" office:value="89.1">
            <text:p>89.1</text:p>
          </table:table-cell>
          <table:table-cell office:value-type="float" office:value="7.51313131313131">
            <text:p>7.5131313131</text:p>
          </table:table-cell>
          <table:table-cell office:value-type="float" office:value="0.93">
            <text:p>0.93</text:p>
          </table:table-cell>
          <table:table-cell office:value-type="float" office:value="11.9758064516129">
            <text:p>11.9758064516</text:p>
          </table:table-cell>
          <table:table-cell/>
          <table:table-cell office:value-type="string">
            <text:p>6499</text:p>
          </table:table-cell>
          <table:table-cell office:value-type="string">
            <text:p>6087</text:p>
          </table:table-cell>
          <table:table-cell office:value-type="float" office:value="7.48">
            <text:p>7.48</text:p>
          </table:table-cell>
          <table:table-cell office:value-type="float" office:value="8">
            <text:p>8</text:p>
          </table:table-cell>
          <table:table-cell office:value-type="float" office:value="673.02">
            <text:p>673.02</text:p>
          </table:table-cell>
          <table:table-cell office:value-type="float" office:value="89.1">
            <text:p>89.1</text:p>
          </table:table-cell>
          <table:table-cell office:value-type="float" office:value="7.55353535353535">
            <text:p>7.5535353535</text:p>
          </table:table-cell>
          <table:table-cell office:value-type="float" office:value="0.935">
            <text:p>0.935</text:p>
          </table:table-cell>
          <table:table-cell office:value-type="float" office:value="11.9117647058824">
            <text:p>11.9117647059</text:p>
          </table:table-cell>
          <table:table-cell table:number-columns-repeated="1005"/>
        </table:table-row>
        <table:table-row table:style-name="ro1">
          <table:table-cell office:value-type="string">
            <text:p>6087</text:p>
          </table:table-cell>
          <table:table-cell office:value-type="string">
            <text:p>6559</text:p>
          </table:table-cell>
          <table:table-cell office:value-type="float" office:value="1.38">
            <text:p>1.38</text:p>
          </table:table-cell>
          <table:table-cell office:value-type="float" office:value="4">
            <text:p>4</text:p>
          </table:table-cell>
          <table:table-cell office:value-type="float" office:value="123.75">
            <text:p>123.75</text:p>
          </table:table-cell>
          <table:table-cell office:value-type="float" office:value="2.44">
            <text:p>2.44</text:p>
          </table:table-cell>
          <table:table-cell office:value-type="float" office:value="50.7172131147541">
            <text:p>50.7172131148</text:p>
          </table:table-cell>
          <table:table-cell office:value-type="float" office:value="0.345">
            <text:p>0.345</text:p>
          </table:table-cell>
          <table:table-cell office:value-type="float" office:value="1.76811594202899">
            <text:p>1.768115942</text:p>
          </table:table-cell>
          <table:table-cell/>
          <table:table-cell office:value-type="string">
            <text:p>6559</text:p>
          </table:table-cell>
          <table:table-cell office:value-type="string">
            <text:p>6087</text:p>
          </table:table-cell>
          <table:table-cell office:value-type="float" office:value="1.42">
            <text:p>1.42</text:p>
          </table:table-cell>
          <table:table-cell office:value-type="float" office:value="5">
            <text:p>5</text:p>
          </table:table-cell>
          <table:table-cell office:value-type="float" office:value="127.62">
            <text:p>127.62</text:p>
          </table:table-cell>
          <table:table-cell office:value-type="float" office:value="2.44">
            <text:p>2.44</text:p>
          </table:table-cell>
          <table:table-cell office:value-type="float" office:value="52.3032786885246">
            <text:p>52.3032786885</text:p>
          </table:table-cell>
          <table:table-cell office:value-type="float" office:value="0.284">
            <text:p>0.284</text:p>
          </table:table-cell>
          <table:table-cell office:value-type="float" office:value="1.71830985915493">
            <text:p>1.7183098592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087</text:p>
          </table:table-cell>
          <table:table-cell office:value-type="float" office:value="6.27">
            <text:p>6.27</text:p>
          </table:table-cell>
          <table:table-cell office:value-type="float" office:value="6">
            <text:p>6</text:p>
          </table:table-cell>
          <table:table-cell office:value-type="float" office:value="563.94">
            <text:p>563.94</text:p>
          </table:table-cell>
          <table:table-cell office:value-type="float" office:value="273.6">
            <text:p>273.6</text:p>
          </table:table-cell>
          <table:table-cell office:value-type="float" office:value="2.06118421052632">
            <text:p>2.0611842105</text:p>
          </table:table-cell>
          <table:table-cell office:value-type="float" office:value="1.045">
            <text:p>1.045</text:p>
          </table:table-cell>
          <table:table-cell office:value-type="float" office:value="43.6363636363636">
            <text:p>43.6363636364</text:p>
          </table:table-cell>
          <table:table-cell/>
          <table:table-cell office:value-type="string">
            <text:p>6087</text:p>
          </table:table-cell>
          <table:table-cell office:value-type="string">
            <text:p>6182</text:p>
          </table:table-cell>
          <table:table-cell office:value-type="float" office:value="6.33">
            <text:p>6.33</text:p>
          </table:table-cell>
          <table:table-cell office:value-type="float" office:value="7">
            <text:p>7</text:p>
          </table:table-cell>
          <table:table-cell office:value-type="float" office:value="569.43">
            <text:p>569.43</text:p>
          </table:table-cell>
          <table:table-cell office:value-type="float" office:value="273.6">
            <text:p>273.6</text:p>
          </table:table-cell>
          <table:table-cell office:value-type="float" office:value="2.08125">
            <text:p>2.08125</text:p>
          </table:table-cell>
          <table:table-cell office:value-type="float" office:value="0.904285714285714">
            <text:p>0.9042857143</text:p>
          </table:table-cell>
          <table:table-cell office:value-type="float" office:value="43.2227488151659">
            <text:p>43.2227488152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382</text:p>
          </table:table-cell>
          <table:table-cell office:value-type="float" office:value="8.68">
            <text:p>8.68</text:p>
          </table:table-cell>
          <table:table-cell office:value-type="float" office:value="7">
            <text:p>7</text:p>
          </table:table-cell>
          <table:table-cell office:value-type="float" office:value="780.75">
            <text:p>780.75</text:p>
          </table:table-cell>
          <table:table-cell office:value-type="float" office:value="275.67">
            <text:p>275.67</text:p>
          </table:table-cell>
          <table:table-cell office:value-type="float" office:value="2.83219066274894">
            <text:p>2.8321906627</text:p>
          </table:table-cell>
          <table:table-cell office:value-type="float" office:value="1.24">
            <text:p>1.24</text:p>
          </table:table-cell>
          <table:table-cell office:value-type="float" office:value="31.7592165898618">
            <text:p>31.7592165899</text:p>
          </table:table-cell>
          <table:table-cell/>
          <table:table-cell office:value-type="string">
            <text:p>6382</text:p>
          </table:table-cell>
          <table:table-cell office:value-type="string">
            <text:p>6182</text:p>
          </table:table-cell>
          <table:table-cell office:value-type="float" office:value="8.89">
            <text:p>8.89</text:p>
          </table:table-cell>
          <table:table-cell office:value-type="float" office:value="7">
            <text:p>7</text:p>
          </table:table-cell>
          <table:table-cell office:value-type="float" office:value="800.46">
            <text:p>800.46</text:p>
          </table:table-cell>
          <table:table-cell office:value-type="float" office:value="275.67">
            <text:p>275.67</text:p>
          </table:table-cell>
          <table:table-cell office:value-type="float" office:value="2.90368919360104">
            <text:p>2.9036891936</text:p>
          </table:table-cell>
          <table:table-cell office:value-type="float" office:value="1.27">
            <text:p>1.27</text:p>
          </table:table-cell>
          <table:table-cell office:value-type="float" office:value="31.0089988751406">
            <text:p>31.0089988751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405</text:p>
          </table:table-cell>
          <table:table-cell office:value-type="float" office:value="7.05">
            <text:p>7.05</text:p>
          </table:table-cell>
          <table:table-cell office:value-type="float" office:value="11">
            <text:p>11</text:p>
          </table:table-cell>
          <table:table-cell office:value-type="float" office:value="634.41">
            <text:p>634.41</text:p>
          </table:table-cell>
          <table:table-cell office:value-type="float" office:value="273.12">
            <text:p>273.12</text:p>
          </table:table-cell>
          <table:table-cell office:value-type="float" office:value="2.32282513181019">
            <text:p>2.3228251318</text:p>
          </table:table-cell>
          <table:table-cell office:value-type="float" office:value="0.640909090909091">
            <text:p>0.6409090909</text:p>
          </table:table-cell>
          <table:table-cell office:value-type="float" office:value="38.7404255319149">
            <text:p>38.7404255319</text:p>
          </table:table-cell>
          <table:table-cell/>
          <table:table-cell office:value-type="string">
            <text:p>6405</text:p>
          </table:table-cell>
          <table:table-cell office:value-type="string">
            <text:p>6182</text:p>
          </table:table-cell>
          <table:table-cell office:value-type="float" office:value="7.29">
            <text:p>7.29</text:p>
          </table:table-cell>
          <table:table-cell office:value-type="float" office:value="11">
            <text:p>11</text:p>
          </table:table-cell>
          <table:table-cell office:value-type="float" office:value="656.28">
            <text:p>656.28</text:p>
          </table:table-cell>
          <table:table-cell office:value-type="float" office:value="273.12">
            <text:p>273.12</text:p>
          </table:table-cell>
          <table:table-cell office:value-type="float" office:value="2.40289982425308">
            <text:p>2.4028998243</text:p>
          </table:table-cell>
          <table:table-cell office:value-type="float" office:value="0.662727272727273">
            <text:p>0.6627272727</text:p>
          </table:table-cell>
          <table:table-cell office:value-type="float" office:value="37.4650205761317">
            <text:p>37.4650205761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446</text:p>
          </table:table-cell>
          <table:table-cell office:value-type="float" office:value="6.29">
            <text:p>6.29</text:p>
          </table:table-cell>
          <table:table-cell office:value-type="float" office:value="10">
            <text:p>10</text:p>
          </table:table-cell>
          <table:table-cell office:value-type="float" office:value="566.46">
            <text:p>566.46</text:p>
          </table:table-cell>
          <table:table-cell office:value-type="float" office:value="299.87">
            <text:p>299.87</text:p>
          </table:table-cell>
          <table:table-cell office:value-type="float" office:value="1.88901857471571">
            <text:p>1.8890185747</text:p>
          </table:table-cell>
          <table:table-cell office:value-type="float" office:value="0.629">
            <text:p>0.629</text:p>
          </table:table-cell>
          <table:table-cell office:value-type="float" office:value="47.6740858505564">
            <text:p>47.6740858506</text:p>
          </table:table-cell>
          <table:table-cell/>
          <table:table-cell office:value-type="string">
            <text:p>6446</text:p>
          </table:table-cell>
          <table:table-cell office:value-type="string">
            <text:p>6182</text:p>
          </table:table-cell>
          <table:table-cell office:value-type="float" office:value="6.31">
            <text:p>6.31</text:p>
          </table:table-cell>
          <table:table-cell office:value-type="float" office:value="9">
            <text:p>9</text:p>
          </table:table-cell>
          <table:table-cell office:value-type="float" office:value="568.17">
            <text:p>568.17</text:p>
          </table:table-cell>
          <table:table-cell office:value-type="float" office:value="299.87">
            <text:p>299.87</text:p>
          </table:table-cell>
          <table:table-cell office:value-type="float" office:value="1.89472104578651">
            <text:p>1.8947210458</text:p>
          </table:table-cell>
          <table:table-cell office:value-type="float" office:value="0.701111111111111">
            <text:p>0.7011111111</text:p>
          </table:table-cell>
          <table:table-cell office:value-type="float" office:value="47.5229793977813">
            <text:p>47.5229793978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451</text:p>
          </table:table-cell>
          <table:table-cell office:value-type="float" office:value="8.25">
            <text:p>8.25</text:p>
          </table:table-cell>
          <table:table-cell office:value-type="float" office:value="10">
            <text:p>10</text:p>
          </table:table-cell>
          <table:table-cell office:value-type="float" office:value="742.5">
            <text:p>742.5</text:p>
          </table:table-cell>
          <table:table-cell office:value-type="float" office:value="273">
            <text:p>273</text:p>
          </table:table-cell>
          <table:table-cell office:value-type="float" office:value="2.71978021978022">
            <text:p>2.7197802198</text:p>
          </table:table-cell>
          <table:table-cell office:value-type="float" office:value="0.825">
            <text:p>0.825</text:p>
          </table:table-cell>
          <table:table-cell office:value-type="float" office:value="33.0909090909091">
            <text:p>33.0909090909</text:p>
          </table:table-cell>
          <table:table-cell/>
          <table:table-cell office:value-type="string">
            <text:p>6451</text:p>
          </table:table-cell>
          <table:table-cell office:value-type="string">
            <text:p>6182</text:p>
          </table:table-cell>
          <table:table-cell office:value-type="float" office:value="8.29">
            <text:p>8.29</text:p>
          </table:table-cell>
          <table:table-cell office:value-type="float" office:value="10">
            <text:p>10</text:p>
          </table:table-cell>
          <table:table-cell office:value-type="float" office:value="746.28">
            <text:p>746.28</text:p>
          </table:table-cell>
          <table:table-cell office:value-type="float" office:value="273">
            <text:p>273</text:p>
          </table:table-cell>
          <table:table-cell office:value-type="float" office:value="2.73362637362637">
            <text:p>2.7336263736</text:p>
          </table:table-cell>
          <table:table-cell office:value-type="float" office:value="0.829">
            <text:p>0.829</text:p>
          </table:table-cell>
          <table:table-cell office:value-type="float" office:value="32.9312424607961">
            <text:p>32.9312424608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471</text:p>
          </table:table-cell>
          <table:table-cell office:value-type="float" office:value="8.95">
            <text:p>8.95</text:p>
          </table:table-cell>
          <table:table-cell office:value-type="float" office:value="255">
            <text:p>255</text:p>
          </table:table-cell>
          <table:table-cell office:value-type="float" office:value="805.05">
            <text:p>805.05</text:p>
          </table:table-cell>
          <table:table-cell office:value-type="float" office:value="299.41">
            <text:p>299.41</text:p>
          </table:table-cell>
          <table:table-cell office:value-type="float" office:value="2.68878794963428">
            <text:p>2.6887879496</text:p>
          </table:table-cell>
          <table:table-cell office:value-type="float" office:value="0.0350980392156863">
            <text:p>0.0350980392</text:p>
          </table:table-cell>
          <table:table-cell office:value-type="float" office:value="33.4536312849162">
            <text:p>33.4536312849</text:p>
          </table:table-cell>
          <table:table-cell/>
          <table:table-cell office:value-type="string">
            <text:p>6471</text:p>
          </table:table-cell>
          <table:table-cell office:value-type="string">
            <text:p>6182</text:p>
          </table:table-cell>
          <table:table-cell office:value-type="float" office:value="9.14">
            <text:p>9.14</text:p>
          </table:table-cell>
          <table:table-cell office:value-type="float" office:value="255">
            <text:p>255</text:p>
          </table:table-cell>
          <table:table-cell office:value-type="float" office:value="822.6">
            <text:p>822.6</text:p>
          </table:table-cell>
          <table:table-cell office:value-type="float" office:value="299.41">
            <text:p>299.41</text:p>
          </table:table-cell>
          <table:table-cell office:value-type="float" office:value="2.74740322634514">
            <text:p>2.7474032263</text:p>
          </table:table-cell>
          <table:table-cell office:value-type="float" office:value="0.035843137254902">
            <text:p>0.0358431373</text:p>
          </table:table-cell>
          <table:table-cell office:value-type="float" office:value="32.7582056892779">
            <text:p>32.7582056893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501</text:p>
          </table:table-cell>
          <table:table-cell office:value-type="float" office:value="11.9">
            <text:p>11.9</text:p>
          </table:table-cell>
          <table:table-cell office:value-type="float" office:value="8">
            <text:p>8</text:p>
          </table:table-cell>
          <table:table-cell office:value-type="float" office:value="1071.45">
            <text:p>1071.45</text:p>
          </table:table-cell>
          <table:table-cell office:value-type="float" office:value="344.93">
            <text:p>344.93</text:p>
          </table:table-cell>
          <table:table-cell office:value-type="float" office:value="3.10628243411707">
            <text:p>3.1062824341</text:p>
          </table:table-cell>
          <table:table-cell office:value-type="float" office:value="1.4875">
            <text:p>1.4875</text:p>
          </table:table-cell>
          <table:table-cell office:value-type="float" office:value="28.9857142857143">
            <text:p>28.9857142857</text:p>
          </table:table-cell>
          <table:table-cell/>
          <table:table-cell office:value-type="string">
            <text:p>6501</text:p>
          </table:table-cell>
          <table:table-cell office:value-type="string">
            <text:p>6182</text:p>
          </table:table-cell>
          <table:table-cell office:value-type="float" office:value="11.9">
            <text:p>11.9</text:p>
          </table:table-cell>
          <table:table-cell office:value-type="float" office:value="9">
            <text:p>9</text:p>
          </table:table-cell>
          <table:table-cell office:value-type="float" office:value="1071.27">
            <text:p>1071.27</text:p>
          </table:table-cell>
          <table:table-cell office:value-type="float" office:value="344.93">
            <text:p>344.93</text:p>
          </table:table-cell>
          <table:table-cell office:value-type="float" office:value="3.10576058910503">
            <text:p>3.1057605891</text:p>
          </table:table-cell>
          <table:table-cell office:value-type="float" office:value="1.32222222222222">
            <text:p>1.3222222222</text:p>
          </table:table-cell>
          <table:table-cell office:value-type="float" office:value="28.9857142857143">
            <text:p>28.9857142857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512</text:p>
          </table:table-cell>
          <table:table-cell office:value-type="float" office:value="8.45">
            <text:p>8.45</text:p>
          </table:table-cell>
          <table:table-cell office:value-type="float" office:value="9">
            <text:p>9</text:p>
          </table:table-cell>
          <table:table-cell office:value-type="float" office:value="760.68">
            <text:p>760.68</text:p>
          </table:table-cell>
          <table:table-cell office:value-type="float" office:value="226.86">
            <text:p>226.86</text:p>
          </table:table-cell>
          <table:table-cell office:value-type="float" office:value="3.35308119545094">
            <text:p>3.3530811955</text:p>
          </table:table-cell>
          <table:table-cell office:value-type="float" office:value="0.938888888888889">
            <text:p>0.9388888889</text:p>
          </table:table-cell>
          <table:table-cell office:value-type="float" office:value="26.8473372781065">
            <text:p>26.8473372781</text:p>
          </table:table-cell>
          <table:table-cell/>
          <table:table-cell office:value-type="string">
            <text:p>6512</text:p>
          </table:table-cell>
          <table:table-cell office:value-type="string">
            <text:p>6182</text:p>
          </table:table-cell>
          <table:table-cell office:value-type="float" office:value="8.66">
            <text:p>8.66</text:p>
          </table:table-cell>
          <table:table-cell office:value-type="float" office:value="8">
            <text:p>8</text:p>
          </table:table-cell>
          <table:table-cell office:value-type="float" office:value="779.04">
            <text:p>779.04</text:p>
          </table:table-cell>
          <table:table-cell office:value-type="float" office:value="226.86">
            <text:p>226.86</text:p>
          </table:table-cell>
          <table:table-cell office:value-type="float" office:value="3.43401216609363">
            <text:p>3.4340121661</text:p>
          </table:table-cell>
          <table:table-cell office:value-type="float" office:value="1.0825">
            <text:p>1.0825</text:p>
          </table:table-cell>
          <table:table-cell office:value-type="float" office:value="26.1963048498845">
            <text:p>26.1963048499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515</text:p>
          </table:table-cell>
          <table:table-cell office:value-type="float" office:value="8.67">
            <text:p>8.67</text:p>
          </table:table-cell>
          <table:table-cell office:value-type="float" office:value="11">
            <text:p>11</text:p>
          </table:table-cell>
          <table:table-cell office:value-type="float" office:value="780.3">
            <text:p>780.3</text:p>
          </table:table-cell>
          <table:table-cell office:value-type="float" office:value="322.92">
            <text:p>322.92</text:p>
          </table:table-cell>
          <table:table-cell office:value-type="float" office:value="2.41638795986622">
            <text:p>2.4163879599</text:p>
          </table:table-cell>
          <table:table-cell office:value-type="float" office:value="0.788181818181818">
            <text:p>0.7881818182</text:p>
          </table:table-cell>
          <table:table-cell office:value-type="float" office:value="37.2456747404844">
            <text:p>37.2456747405</text:p>
          </table:table-cell>
          <table:table-cell/>
          <table:table-cell office:value-type="string">
            <text:p>6515</text:p>
          </table:table-cell>
          <table:table-cell office:value-type="string">
            <text:p>6182</text:p>
          </table:table-cell>
          <table:table-cell office:value-type="float" office:value="8.8">
            <text:p>8.8</text:p>
          </table:table-cell>
          <table:table-cell office:value-type="float" office:value="11">
            <text:p>11</text:p>
          </table:table-cell>
          <table:table-cell office:value-type="float" office:value="792.18">
            <text:p>792.18</text:p>
          </table:table-cell>
          <table:table-cell office:value-type="float" office:value="322.92">
            <text:p>322.92</text:p>
          </table:table-cell>
          <table:table-cell office:value-type="float" office:value="2.45317725752508">
            <text:p>2.4531772575</text:p>
          </table:table-cell>
          <table:table-cell office:value-type="float" office:value="0.8">
            <text:p>0.8</text:p>
          </table:table-cell>
          <table:table-cell office:value-type="float" office:value="36.6954545454546">
            <text:p>36.6954545455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516</text:p>
          </table:table-cell>
          <table:table-cell office:value-type="float" office:value="9.7">
            <text:p>9.7</text:p>
          </table:table-cell>
          <table:table-cell office:value-type="float" office:value="11">
            <text:p>11</text:p>
          </table:table-cell>
          <table:table-cell office:value-type="float" office:value="872.82">
            <text:p>872.82</text:p>
          </table:table-cell>
          <table:table-cell office:value-type="float" office:value="322.82">
            <text:p>322.82</text:p>
          </table:table-cell>
          <table:table-cell office:value-type="float" office:value="2.70373582801561">
            <text:p>2.703735828</text:p>
          </table:table-cell>
          <table:table-cell office:value-type="float" office:value="0.881818181818182">
            <text:p>0.8818181818</text:p>
          </table:table-cell>
          <table:table-cell office:value-type="float" office:value="33.280412371134">
            <text:p>33.2804123711</text:p>
          </table:table-cell>
          <table:table-cell/>
          <table:table-cell office:value-type="string">
            <text:p>6516</text:p>
          </table:table-cell>
          <table:table-cell office:value-type="string">
            <text:p>6182</text:p>
          </table:table-cell>
          <table:table-cell office:value-type="float" office:value="9.8">
            <text:p>9.8</text:p>
          </table:table-cell>
          <table:table-cell office:value-type="float" office:value="11">
            <text:p>11</text:p>
          </table:table-cell>
          <table:table-cell office:value-type="float" office:value="882">
            <text:p>882</text:p>
          </table:table-cell>
          <table:table-cell office:value-type="float" office:value="322.82">
            <text:p>322.82</text:p>
          </table:table-cell>
          <table:table-cell office:value-type="float" office:value="2.73217272783595">
            <text:p>2.7321727278</text:p>
          </table:table-cell>
          <table:table-cell office:value-type="float" office:value="0.890909090909091">
            <text:p>0.8909090909</text:p>
          </table:table-cell>
          <table:table-cell office:value-type="float" office:value="32.9408163265306">
            <text:p>32.9408163265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519</text:p>
          </table:table-cell>
          <table:table-cell office:value-type="float" office:value="6.68">
            <text:p>6.68</text:p>
          </table:table-cell>
          <table:table-cell office:value-type="float" office:value="11">
            <text:p>11</text:p>
          </table:table-cell>
          <table:table-cell office:value-type="float" office:value="601.29">
            <text:p>601.29</text:p>
          </table:table-cell>
          <table:table-cell office:value-type="float" office:value="84.46">
            <text:p>84.46</text:p>
          </table:table-cell>
          <table:table-cell office:value-type="float" office:value="7.11922803694056">
            <text:p>7.1192280369</text:p>
          </table:table-cell>
          <table:table-cell office:value-type="float" office:value="0.607272727272727">
            <text:p>0.6072727273</text:p>
          </table:table-cell>
          <table:table-cell office:value-type="float" office:value="12.6437125748503">
            <text:p>12.6437125749</text:p>
          </table:table-cell>
          <table:table-cell/>
          <table:table-cell office:value-type="string">
            <text:p>6519</text:p>
          </table:table-cell>
          <table:table-cell office:value-type="string">
            <text:p>6182</text:p>
          </table:table-cell>
          <table:table-cell office:value-type="float" office:value="6.57">
            <text:p>6.57</text:p>
          </table:table-cell>
          <table:table-cell office:value-type="float" office:value="7">
            <text:p>7</text:p>
          </table:table-cell>
          <table:table-cell office:value-type="float" office:value="591.66">
            <text:p>591.66</text:p>
          </table:table-cell>
          <table:table-cell office:value-type="float" office:value="84.46">
            <text:p>84.46</text:p>
          </table:table-cell>
          <table:table-cell office:value-type="float" office:value="7.00520956665877">
            <text:p>7.0052095667</text:p>
          </table:table-cell>
          <table:table-cell office:value-type="float" office:value="0.938571428571429">
            <text:p>0.9385714286</text:p>
          </table:table-cell>
          <table:table-cell office:value-type="float" office:value="12.855403348554">
            <text:p>12.8554033486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532</text:p>
          </table:table-cell>
          <table:table-cell office:value-type="float" office:value="14.45">
            <text:p>14.45</text:p>
          </table:table-cell>
          <table:table-cell office:value-type="float" office:value="6">
            <text:p>6</text:p>
          </table:table-cell>
          <table:table-cell office:value-type="float" office:value="1300.23">
            <text:p>1300.23</text:p>
          </table:table-cell>
          <table:table-cell office:value-type="float" office:value="20.25">
            <text:p>20.25</text:p>
          </table:table-cell>
          <table:table-cell office:value-type="float" office:value="64.2088888888889">
            <text:p>64.2088888889</text:p>
          </table:table-cell>
          <table:table-cell office:value-type="float" office:value="2.40833333333333">
            <text:p>2.4083333333</text:p>
          </table:table-cell>
          <table:table-cell office:value-type="float" office:value="1.40138408304498">
            <text:p>1.401384083</text:p>
          </table:table-cell>
          <table:table-cell/>
          <table:table-cell office:value-type="string">
            <text:p>6532</text:p>
          </table:table-cell>
          <table:table-cell office:value-type="string">
            <text:p>6182</text:p>
          </table:table-cell>
          <table:table-cell office:value-type="float" office:value="14.49">
            <text:p>14.49</text:p>
          </table:table-cell>
          <table:table-cell office:value-type="float" office:value="6">
            <text:p>6</text:p>
          </table:table-cell>
          <table:table-cell office:value-type="float" office:value="1303.83">
            <text:p>1303.83</text:p>
          </table:table-cell>
          <table:table-cell office:value-type="float" office:value="20.25">
            <text:p>20.25</text:p>
          </table:table-cell>
          <table:table-cell office:value-type="float" office:value="64.3866666666667">
            <text:p>64.3866666667</text:p>
          </table:table-cell>
          <table:table-cell office:value-type="float" office:value="2.415">
            <text:p>2.415</text:p>
          </table:table-cell>
          <table:table-cell office:value-type="float" office:value="1.39751552795031">
            <text:p>1.397515528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552</text:p>
          </table:table-cell>
          <table:table-cell office:value-type="float" office:value="10.21">
            <text:p>10.21</text:p>
          </table:table-cell>
          <table:table-cell office:value-type="float" office:value="9">
            <text:p>9</text:p>
          </table:table-cell>
          <table:table-cell office:value-type="float" office:value="918.81">
            <text:p>918.81</text:p>
          </table:table-cell>
          <table:table-cell office:value-type="float" office:value="141.04">
            <text:p>141.04</text:p>
          </table:table-cell>
          <table:table-cell office:value-type="float" office:value="6.51453488372093">
            <text:p>6.5145348837</text:p>
          </table:table-cell>
          <table:table-cell office:value-type="float" office:value="1.13444444444445">
            <text:p>1.1344444444</text:p>
          </table:table-cell>
          <table:table-cell office:value-type="float" office:value="13.8139079333986">
            <text:p>13.8139079334</text:p>
          </table:table-cell>
          <table:table-cell/>
          <table:table-cell office:value-type="string">
            <text:p>6552</text:p>
          </table:table-cell>
          <table:table-cell office:value-type="string">
            <text:p>6182</text:p>
          </table:table-cell>
          <table:table-cell office:value-type="float" office:value="10.29">
            <text:p>10.29</text:p>
          </table:table-cell>
          <table:table-cell office:value-type="float" office:value="10">
            <text:p>10</text:p>
          </table:table-cell>
          <table:table-cell office:value-type="float" office:value="925.65">
            <text:p>925.65</text:p>
          </table:table-cell>
          <table:table-cell office:value-type="float" office:value="141.04">
            <text:p>141.04</text:p>
          </table:table-cell>
          <table:table-cell office:value-type="float" office:value="6.56303176403857">
            <text:p>6.563031764</text:p>
          </table:table-cell>
          <table:table-cell office:value-type="float" office:value="1.029">
            <text:p>1.029</text:p>
          </table:table-cell>
          <table:table-cell office:value-type="float" office:value="13.7065111758989">
            <text:p>13.7065111759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562</text:p>
          </table:table-cell>
          <table:table-cell office:value-type="float" office:value="6.91">
            <text:p>6.91</text:p>
          </table:table-cell>
          <table:table-cell office:value-type="float" office:value="9">
            <text:p>9</text:p>
          </table:table-cell>
          <table:table-cell office:value-type="float" office:value="622.08">
            <text:p>622.08</text:p>
          </table:table-cell>
          <table:table-cell office:value-type="float" office:value="301.91">
            <text:p>301.91</text:p>
          </table:table-cell>
          <table:table-cell office:value-type="float" office:value="2.06048160047696">
            <text:p>2.0604816005</text:p>
          </table:table-cell>
          <table:table-cell office:value-type="float" office:value="0.767777777777778">
            <text:p>0.7677777778</text:p>
          </table:table-cell>
          <table:table-cell office:value-type="float" office:value="43.6917510853835">
            <text:p>43.6917510854</text:p>
          </table:table-cell>
          <table:table-cell/>
          <table:table-cell office:value-type="string">
            <text:p>6562</text:p>
          </table:table-cell>
          <table:table-cell office:value-type="string">
            <text:p>6182</text:p>
          </table:table-cell>
          <table:table-cell office:value-type="float" office:value="6.95">
            <text:p>6.95</text:p>
          </table:table-cell>
          <table:table-cell office:value-type="float" office:value="10">
            <text:p>10</text:p>
          </table:table-cell>
          <table:table-cell office:value-type="float" office:value="625.32">
            <text:p>625.32</text:p>
          </table:table-cell>
          <table:table-cell office:value-type="float" office:value="301.91">
            <text:p>301.91</text:p>
          </table:table-cell>
          <table:table-cell office:value-type="float" office:value="2.07121327547945">
            <text:p>2.0712132755</text:p>
          </table:table-cell>
          <table:table-cell office:value-type="float" office:value="0.695">
            <text:p>0.695</text:p>
          </table:table-cell>
          <table:table-cell office:value-type="float" office:value="43.4402877697842">
            <text:p>43.4402877698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609</text:p>
          </table:table-cell>
          <table:table-cell office:value-type="float" office:value="10.69">
            <text:p>10.69</text:p>
          </table:table-cell>
          <table:table-cell office:value-type="float" office:value="8">
            <text:p>8</text:p>
          </table:table-cell>
          <table:table-cell office:value-type="float" office:value="961.74">
            <text:p>961.74</text:p>
          </table:table-cell>
          <table:table-cell office:value-type="float" office:value="211.38">
            <text:p>211.38</text:p>
          </table:table-cell>
          <table:table-cell office:value-type="float" office:value="4.54981549815498">
            <text:p>4.5498154982</text:p>
          </table:table-cell>
          <table:table-cell office:value-type="float" office:value="1.33625">
            <text:p>1.33625</text:p>
          </table:table-cell>
          <table:table-cell office:value-type="float" office:value="19.7736202057998">
            <text:p>19.7736202058</text:p>
          </table:table-cell>
          <table:table-cell/>
          <table:table-cell office:value-type="string">
            <text:p>6609</text:p>
          </table:table-cell>
          <table:table-cell office:value-type="string">
            <text:p>6182</text:p>
          </table:table-cell>
          <table:table-cell office:value-type="float" office:value="10.72">
            <text:p>10.72</text:p>
          </table:table-cell>
          <table:table-cell office:value-type="float" office:value="8">
            <text:p>8</text:p>
          </table:table-cell>
          <table:table-cell office:value-type="float" office:value="965.07">
            <text:p>965.07</text:p>
          </table:table-cell>
          <table:table-cell office:value-type="float" office:value="211.38">
            <text:p>211.38</text:p>
          </table:table-cell>
          <table:table-cell office:value-type="float" office:value="4.56556911722963">
            <text:p>4.5655691172</text:p>
          </table:table-cell>
          <table:table-cell office:value-type="float" office:value="1.34">
            <text:p>1.34</text:p>
          </table:table-cell>
          <table:table-cell office:value-type="float" office:value="19.7182835820896">
            <text:p>19.7182835821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647</text:p>
          </table:table-cell>
          <table:table-cell office:value-type="float" office:value="6.79">
            <text:p>6.79</text:p>
          </table:table-cell>
          <table:table-cell office:value-type="float" office:value="8">
            <text:p>8</text:p>
          </table:table-cell>
          <table:table-cell office:value-type="float" office:value="611.37">
            <text:p>611.37</text:p>
          </table:table-cell>
          <table:table-cell office:value-type="float" office:value="270.92">
            <text:p>270.92</text:p>
          </table:table-cell>
          <table:table-cell office:value-type="float" office:value="2.25664402775727">
            <text:p>2.2566440278</text:p>
          </table:table-cell>
          <table:table-cell office:value-type="float" office:value="0.84875">
            <text:p>0.84875</text:p>
          </table:table-cell>
          <table:table-cell office:value-type="float" office:value="39.899852724595">
            <text:p>39.8998527246</text:p>
          </table:table-cell>
          <table:table-cell/>
          <table:table-cell office:value-type="string">
            <text:p>6647</text:p>
          </table:table-cell>
          <table:table-cell office:value-type="string">
            <text:p>6182</text:p>
          </table:table-cell>
          <table:table-cell office:value-type="float" office:value="6.84">
            <text:p>6.84</text:p>
          </table:table-cell>
          <table:table-cell office:value-type="float" office:value="9">
            <text:p>9</text:p>
          </table:table-cell>
          <table:table-cell office:value-type="float" office:value="615.78">
            <text:p>615.78</text:p>
          </table:table-cell>
          <table:table-cell office:value-type="float" office:value="270.92">
            <text:p>270.92</text:p>
          </table:table-cell>
          <table:table-cell office:value-type="float" office:value="2.27292189576259">
            <text:p>2.2729218958</text:p>
          </table:table-cell>
          <table:table-cell office:value-type="float" office:value="0.76">
            <text:p>0.76</text:p>
          </table:table-cell>
          <table:table-cell office:value-type="float" office:value="39.6081871345029">
            <text:p>39.6081871345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670</text:p>
          </table:table-cell>
          <table:table-cell office:value-type="float" office:value="52.2">
            <text:p>52.2</text:p>
          </table:table-cell>
          <table:table-cell office:value-type="float" office:value="8">
            <text:p>8</text:p>
          </table:table-cell>
          <table:table-cell office:value-type="float" office:value="4698.27">
            <text:p>4698.27</text:p>
          </table:table-cell>
          <table:table-cell office:value-type="float" office:value="307.5">
            <text:p>307.5</text:p>
          </table:table-cell>
          <table:table-cell office:value-type="float" office:value="15.2789268292683">
            <text:p>15.2789268293</text:p>
          </table:table-cell>
          <table:table-cell office:value-type="float" office:value="6.525">
            <text:p>6.525</text:p>
          </table:table-cell>
          <table:table-cell office:value-type="float" office:value="5.89080459770115">
            <text:p>5.8908045977</text:p>
          </table:table-cell>
          <table:table-cell/>
          <table:table-cell office:value-type="string">
            <text:p>6670</text:p>
          </table:table-cell>
          <table:table-cell office:value-type="string">
            <text:p>6182</text:p>
          </table:table-cell>
          <table:table-cell office:value-type="float" office:value="48.27">
            <text:p>48.27</text:p>
          </table:table-cell>
          <table:table-cell office:value-type="float" office:value="13">
            <text:p>13</text:p>
          </table:table-cell>
          <table:table-cell office:value-type="float" office:value="4344.75">
            <text:p>4344.75</text:p>
          </table:table-cell>
          <table:table-cell office:value-type="float" office:value="307.5">
            <text:p>307.5</text:p>
          </table:table-cell>
          <table:table-cell office:value-type="float" office:value="14.1292682926829">
            <text:p>14.1292682927</text:p>
          </table:table-cell>
          <table:table-cell office:value-type="float" office:value="3.71307692307692">
            <text:p>3.7130769231</text:p>
          </table:table-cell>
          <table:table-cell office:value-type="float" office:value="6.37041640770665">
            <text:p>6.3704164077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674</text:p>
          </table:table-cell>
          <table:table-cell office:value-type="float" office:value="40.92">
            <text:p>40.92</text:p>
          </table:table-cell>
          <table:table-cell office:value-type="float" office:value="10">
            <text:p>10</text:p>
          </table:table-cell>
          <table:table-cell office:value-type="float" office:value="3682.62">
            <text:p>3682.62</text:p>
          </table:table-cell>
          <table:table-cell office:value-type="float" office:value="118.29">
            <text:p>118.29</text:p>
          </table:table-cell>
          <table:table-cell office:value-type="float" office:value="31.1321328937357">
            <text:p>31.1321328937</text:p>
          </table:table-cell>
          <table:table-cell office:value-type="float" office:value="4.092">
            <text:p>4.092</text:p>
          </table:table-cell>
          <table:table-cell office:value-type="float" office:value="2.89076246334311">
            <text:p>2.8907624633</text:p>
          </table:table-cell>
          <table:table-cell/>
          <table:table-cell office:value-type="string">
            <text:p>6674</text:p>
          </table:table-cell>
          <table:table-cell office:value-type="string">
            <text:p>6182</text:p>
          </table:table-cell>
          <table:table-cell office:value-type="float" office:value="38.48">
            <text:p>38.48</text:p>
          </table:table-cell>
          <table:table-cell office:value-type="float" office:value="12">
            <text:p>12</text:p>
          </table:table-cell>
          <table:table-cell office:value-type="float" office:value="3462.93">
            <text:p>3462.93</text:p>
          </table:table-cell>
          <table:table-cell office:value-type="float" office:value="118.29">
            <text:p>118.29</text:p>
          </table:table-cell>
          <table:table-cell office:value-type="float" office:value="29.2749175754502">
            <text:p>29.2749175755</text:p>
          </table:table-cell>
          <table:table-cell office:value-type="float" office:value="3.20666666666667">
            <text:p>3.2066666667</text:p>
          </table:table-cell>
          <table:table-cell office:value-type="float" office:value="3.07406444906445">
            <text:p>3.0740644491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695</text:p>
          </table:table-cell>
          <table:table-cell office:value-type="float" office:value="6.39">
            <text:p>6.39</text:p>
          </table:table-cell>
          <table:table-cell office:value-type="float" office:value="11">
            <text:p>11</text:p>
          </table:table-cell>
          <table:table-cell office:value-type="float" office:value="574.92">
            <text:p>574.92</text:p>
          </table:table-cell>
          <table:table-cell office:value-type="float" office:value="273.7">
            <text:p>273.7</text:p>
          </table:table-cell>
          <table:table-cell office:value-type="float" office:value="2.10054804530508">
            <text:p>2.1005480453</text:p>
          </table:table-cell>
          <table:table-cell office:value-type="float" office:value="0.580909090909091">
            <text:p>0.5809090909</text:p>
          </table:table-cell>
          <table:table-cell office:value-type="float" office:value="42.8325508607199">
            <text:p>42.8325508607</text:p>
          </table:table-cell>
          <table:table-cell/>
          <table:table-cell office:value-type="string">
            <text:p>6695</text:p>
          </table:table-cell>
          <table:table-cell office:value-type="string">
            <text:p>6182</text:p>
          </table:table-cell>
          <table:table-cell office:value-type="float" office:value="6.45">
            <text:p>6.45</text:p>
          </table:table-cell>
          <table:table-cell office:value-type="float" office:value="11">
            <text:p>11</text:p>
          </table:table-cell>
          <table:table-cell office:value-type="float" office:value="580.5">
            <text:p>580.5</text:p>
          </table:table-cell>
          <table:table-cell office:value-type="float" office:value="273.7">
            <text:p>273.7</text:p>
          </table:table-cell>
          <table:table-cell office:value-type="float" office:value="2.120935330654">
            <text:p>2.1209353307</text:p>
          </table:table-cell>
          <table:table-cell office:value-type="float" office:value="0.586363636363636">
            <text:p>0.5863636364</text:p>
          </table:table-cell>
          <table:table-cell office:value-type="float" office:value="42.4341085271318">
            <text:p>42.4341085271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699</text:p>
          </table:table-cell>
          <table:table-cell office:value-type="float" office:value="9.4">
            <text:p>9.4</text:p>
          </table:table-cell>
          <table:table-cell office:value-type="float" office:value="6">
            <text:p>6</text:p>
          </table:table-cell>
          <table:table-cell office:value-type="float" office:value="846">
            <text:p>846</text:p>
          </table:table-cell>
          <table:table-cell office:value-type="float" office:value="299.08">
            <text:p>299.08</text:p>
          </table:table-cell>
          <table:table-cell office:value-type="float" office:value="2.82867460211315">
            <text:p>2.8286746021</text:p>
          </table:table-cell>
          <table:table-cell office:value-type="float" office:value="1.56666666666667">
            <text:p>1.5666666667</text:p>
          </table:table-cell>
          <table:table-cell office:value-type="float" office:value="31.8170212765957">
            <text:p>31.8170212766</text:p>
          </table:table-cell>
          <table:table-cell/>
          <table:table-cell office:value-type="string">
            <text:p>6699</text:p>
          </table:table-cell>
          <table:table-cell office:value-type="string">
            <text:p>6182</text:p>
          </table:table-cell>
          <table:table-cell office:value-type="float" office:value="9.43">
            <text:p>9.43</text:p>
          </table:table-cell>
          <table:table-cell office:value-type="float" office:value="255">
            <text:p>255</text:p>
          </table:table-cell>
          <table:table-cell office:value-type="float" office:value="848.88">
            <text:p>848.88</text:p>
          </table:table-cell>
          <table:table-cell office:value-type="float" office:value="299.08">
            <text:p>299.08</text:p>
          </table:table-cell>
          <table:table-cell office:value-type="float" office:value="2.83830413267353">
            <text:p>2.8383041327</text:p>
          </table:table-cell>
          <table:table-cell office:value-type="float" office:value="0.0369803921568628">
            <text:p>0.0369803922</text:p>
          </table:table-cell>
          <table:table-cell office:value-type="float" office:value="31.7158006362672">
            <text:p>31.7158006363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716</text:p>
          </table:table-cell>
          <table:table-cell office:value-type="float" office:value="6.79">
            <text:p>6.79</text:p>
          </table:table-cell>
          <table:table-cell office:value-type="float" office:value="12">
            <text:p>12</text:p>
          </table:table-cell>
          <table:table-cell office:value-type="float" office:value="611.55">
            <text:p>611.55</text:p>
          </table:table-cell>
          <table:table-cell office:value-type="float" office:value="101.79">
            <text:p>101.79</text:p>
          </table:table-cell>
          <table:table-cell office:value-type="float" office:value="6.0079575596817">
            <text:p>6.0079575597</text:p>
          </table:table-cell>
          <table:table-cell office:value-type="float" office:value="0.565833333333333">
            <text:p>0.5658333333</text:p>
          </table:table-cell>
          <table:table-cell office:value-type="float" office:value="14.9911634756996">
            <text:p>14.9911634757</text:p>
          </table:table-cell>
          <table:table-cell/>
          <table:table-cell office:value-type="string">
            <text:p>6716</text:p>
          </table:table-cell>
          <table:table-cell office:value-type="string">
            <text:p>618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29.82">
            <text:p>629.82</text:p>
          </table:table-cell>
          <table:table-cell office:value-type="float" office:value="101.79">
            <text:p>101.79</text:p>
          </table:table-cell>
          <table:table-cell office:value-type="float" office:value="6.18744473916888">
            <text:p>6.1874447392</text:p>
          </table:table-cell>
          <table:table-cell office:value-type="float" office:value="1.16666666666667">
            <text:p>1.1666666667</text:p>
          </table:table-cell>
          <table:table-cell office:value-type="float" office:value="14.5414285714286">
            <text:p>14.5414285714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738</text:p>
          </table:table-cell>
          <table:table-cell office:value-type="float" office:value="5.73">
            <text:p>5.73</text:p>
          </table:table-cell>
          <table:table-cell office:value-type="float" office:value="6">
            <text:p>6</text:p>
          </table:table-cell>
          <table:table-cell office:value-type="float" office:value="515.61">
            <text:p>515.61</text:p>
          </table:table-cell>
          <table:table-cell office:value-type="float" office:value="299.72">
            <text:p>299.72</text:p>
          </table:table-cell>
          <table:table-cell office:value-type="float" office:value="1.72030561857734">
            <text:p>1.7203056186</text:p>
          </table:table-cell>
          <table:table-cell office:value-type="float" office:value="0.955">
            <text:p>0.955</text:p>
          </table:table-cell>
          <table:table-cell office:value-type="float" office:value="52.3071553228621">
            <text:p>52.3071553229</text:p>
          </table:table-cell>
          <table:table-cell/>
          <table:table-cell office:value-type="string">
            <text:p>6738</text:p>
          </table:table-cell>
          <table:table-cell office:value-type="string">
            <text:p>6182</text:p>
          </table:table-cell>
          <table:table-cell office:value-type="float" office:value="5.68">
            <text:p>5.68</text:p>
          </table:table-cell>
          <table:table-cell office:value-type="float" office:value="7">
            <text:p>7</text:p>
          </table:table-cell>
          <table:table-cell office:value-type="float" office:value="511.38">
            <text:p>511.38</text:p>
          </table:table-cell>
          <table:table-cell office:value-type="float" office:value="299.72">
            <text:p>299.72</text:p>
          </table:table-cell>
          <table:table-cell office:value-type="float" office:value="1.7061924462832">
            <text:p>1.7061924463</text:p>
          </table:table-cell>
          <table:table-cell office:value-type="float" office:value="0.811428571428571">
            <text:p>0.8114285714</text:p>
          </table:table-cell>
          <table:table-cell office:value-type="float" office:value="52.7676056338028">
            <text:p>52.7676056338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843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70.09">
            <text:p>1170.09</text:p>
          </table:table-cell>
          <table:table-cell office:value-type="float" office:value="282.76">
            <text:p>282.76</text:p>
          </table:table-cell>
          <table:table-cell office:value-type="float" office:value="4.13810298486349">
            <text:p>4.1381029849</text:p>
          </table:table-cell>
          <table:table-cell office:value-type="float" office:value="1.08333333333333">
            <text:p>1.0833333333</text:p>
          </table:table-cell>
          <table:table-cell office:value-type="float" office:value="21.7507692307692">
            <text:p>21.7507692308</text:p>
          </table:table-cell>
          <table:table-cell/>
          <table:table-cell office:value-type="string">
            <text:p>6843</text:p>
          </table:table-cell>
          <table:table-cell office:value-type="string">
            <text:p>6182</text:p>
          </table:table-cell>
          <table:table-cell office:value-type="float" office:value="12.97">
            <text:p>12.97</text:p>
          </table:table-cell>
          <table:table-cell office:value-type="float" office:value="11">
            <text:p>11</text:p>
          </table:table-cell>
          <table:table-cell office:value-type="float" office:value="1167.3">
            <text:p>1167.3</text:p>
          </table:table-cell>
          <table:table-cell office:value-type="float" office:value="282.76">
            <text:p>282.76</text:p>
          </table:table-cell>
          <table:table-cell office:value-type="float" office:value="4.12823595982459">
            <text:p>4.1282359598</text:p>
          </table:table-cell>
          <table:table-cell office:value-type="float" office:value="1.17909090909091">
            <text:p>1.1790909091</text:p>
          </table:table-cell>
          <table:table-cell office:value-type="float" office:value="21.8010794140324">
            <text:p>21.801079414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879</text:p>
          </table:table-cell>
          <table:table-cell office:value-type="float" office:value="12.74">
            <text:p>12.74</text:p>
          </table:table-cell>
          <table:table-cell office:value-type="float" office:value="7">
            <text:p>7</text:p>
          </table:table-cell>
          <table:table-cell office:value-type="float" office:value="1146.33">
            <text:p>1146.33</text:p>
          </table:table-cell>
          <table:table-cell office:value-type="float" office:value="306.82">
            <text:p>306.82</text:p>
          </table:table-cell>
          <table:table-cell office:value-type="float" office:value="3.73616452643244">
            <text:p>3.7361645264</text:p>
          </table:table-cell>
          <table:table-cell office:value-type="float" office:value="1.82">
            <text:p>1.82</text:p>
          </table:table-cell>
          <table:table-cell office:value-type="float" office:value="24.0832025117739">
            <text:p>24.0832025118</text:p>
          </table:table-cell>
          <table:table-cell/>
          <table:table-cell office:value-type="string">
            <text:p>6879</text:p>
          </table:table-cell>
          <table:table-cell office:value-type="string">
            <text:p>6182</text:p>
          </table:table-cell>
          <table:table-cell office:value-type="float" office:value="12.73">
            <text:p>12.73</text:p>
          </table:table-cell>
          <table:table-cell office:value-type="float" office:value="7">
            <text:p>7</text:p>
          </table:table-cell>
          <table:table-cell office:value-type="float" office:value="1145.43">
            <text:p>1145.43</text:p>
          </table:table-cell>
          <table:table-cell office:value-type="float" office:value="306.82">
            <text:p>306.82</text:p>
          </table:table-cell>
          <table:table-cell office:value-type="float" office:value="3.73323121048172">
            <text:p>3.7332312105</text:p>
          </table:table-cell>
          <table:table-cell office:value-type="float" office:value="1.81857142857143">
            <text:p>1.8185714286</text:p>
          </table:table-cell>
          <table:table-cell office:value-type="float" office:value="24.102120974077">
            <text:p>24.1021209741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892</text:p>
          </table:table-cell>
          <table:table-cell office:value-type="float" office:value="13.37">
            <text:p>13.37</text:p>
          </table:table-cell>
          <table:table-cell office:value-type="float" office:value="8">
            <text:p>8</text:p>
          </table:table-cell>
          <table:table-cell office:value-type="float" office:value="1203.66">
            <text:p>1203.66</text:p>
          </table:table-cell>
          <table:table-cell office:value-type="float" office:value="91.71">
            <text:p>91.71</text:p>
          </table:table-cell>
          <table:table-cell office:value-type="float" office:value="13.1246319921492">
            <text:p>13.1246319921</text:p>
          </table:table-cell>
          <table:table-cell office:value-type="float" office:value="1.67125">
            <text:p>1.67125</text:p>
          </table:table-cell>
          <table:table-cell office:value-type="float" office:value="6.85938668661182">
            <text:p>6.8593866866</text:p>
          </table:table-cell>
          <table:table-cell/>
          <table:table-cell office:value-type="string">
            <text:p>6892</text:p>
          </table:table-cell>
          <table:table-cell office:value-type="string">
            <text:p>6182</text:p>
          </table:table-cell>
          <table:table-cell office:value-type="float" office:value="13.32">
            <text:p>13.32</text:p>
          </table:table-cell>
          <table:table-cell office:value-type="float" office:value="7">
            <text:p>7</text:p>
          </table:table-cell>
          <table:table-cell office:value-type="float" office:value="1198.8">
            <text:p>1198.8</text:p>
          </table:table-cell>
          <table:table-cell office:value-type="float" office:value="91.71">
            <text:p>91.71</text:p>
          </table:table-cell>
          <table:table-cell office:value-type="float" office:value="13.0716388616291">
            <text:p>13.0716388616</text:p>
          </table:table-cell>
          <table:table-cell office:value-type="float" office:value="1.90285714285714">
            <text:p>1.9028571429</text:p>
          </table:table-cell>
          <table:table-cell office:value-type="float" office:value="6.88513513513513">
            <text:p>6.8851351351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945</text:p>
          </table:table-cell>
          <table:table-cell office:value-type="float" office:value="8.15">
            <text:p>8.15</text:p>
          </table:table-cell>
          <table:table-cell office:value-type="float" office:value="11">
            <text:p>11</text:p>
          </table:table-cell>
          <table:table-cell office:value-type="float" office:value="733.86">
            <text:p>733.86</text:p>
          </table:table-cell>
          <table:table-cell office:value-type="float" office:value="272.8">
            <text:p>272.8</text:p>
          </table:table-cell>
          <table:table-cell office:value-type="float" office:value="2.69010263929619">
            <text:p>2.6901026393</text:p>
          </table:table-cell>
          <table:table-cell office:value-type="float" office:value="0.740909090909091">
            <text:p>0.7409090909</text:p>
          </table:table-cell>
          <table:table-cell office:value-type="float" office:value="33.4723926380368">
            <text:p>33.472392638</text:p>
          </table:table-cell>
          <table:table-cell/>
          <table:table-cell office:value-type="string">
            <text:p>6945</text:p>
          </table:table-cell>
          <table:table-cell office:value-type="string">
            <text:p>6182</text:p>
          </table:table-cell>
          <table:table-cell office:value-type="float" office:value="8.08">
            <text:p>8.08</text:p>
          </table:table-cell>
          <table:table-cell office:value-type="float" office:value="9">
            <text:p>9</text:p>
          </table:table-cell>
          <table:table-cell office:value-type="float" office:value="727.02">
            <text:p>727.02</text:p>
          </table:table-cell>
          <table:table-cell office:value-type="float" office:value="272.8">
            <text:p>272.8</text:p>
          </table:table-cell>
          <table:table-cell office:value-type="float" office:value="2.6650293255132">
            <text:p>2.6650293255</text:p>
          </table:table-cell>
          <table:table-cell office:value-type="float" office:value="0.897777777777778">
            <text:p>0.8977777778</text:p>
          </table:table-cell>
          <table:table-cell office:value-type="float" office:value="33.7623762376238">
            <text:p>33.7623762376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948</text:p>
          </table:table-cell>
          <table:table-cell office:value-type="float" office:value="6.71">
            <text:p>6.71</text:p>
          </table:table-cell>
          <table:table-cell office:value-type="float" office:value="9">
            <text:p>9</text:p>
          </table:table-cell>
          <table:table-cell office:value-type="float" office:value="603.54">
            <text:p>603.54</text:p>
          </table:table-cell>
          <table:table-cell office:value-type="float" office:value="301.57">
            <text:p>301.57</text:p>
          </table:table-cell>
          <table:table-cell office:value-type="float" office:value="2.00132639188248">
            <text:p>2.0013263919</text:p>
          </table:table-cell>
          <table:table-cell office:value-type="float" office:value="0.745555555555556">
            <text:p>0.7455555556</text:p>
          </table:table-cell>
          <table:table-cell office:value-type="float" office:value="44.9433681073025">
            <text:p>44.9433681073</text:p>
          </table:table-cell>
          <table:table-cell/>
          <table:table-cell office:value-type="string">
            <text:p>6948</text:p>
          </table:table-cell>
          <table:table-cell office:value-type="string">
            <text:p>6182</text:p>
          </table:table-cell>
          <table:table-cell office:value-type="float" office:value="6.61">
            <text:p>6.61</text:p>
          </table:table-cell>
          <table:table-cell office:value-type="float" office:value="8">
            <text:p>8</text:p>
          </table:table-cell>
          <table:table-cell office:value-type="float" office:value="595.08">
            <text:p>595.08</text:p>
          </table:table-cell>
          <table:table-cell office:value-type="float" office:value="301.57">
            <text:p>301.57</text:p>
          </table:table-cell>
          <table:table-cell office:value-type="float" office:value="1.97327320356799">
            <text:p>1.9732732036</text:p>
          </table:table-cell>
          <table:table-cell office:value-type="float" office:value="0.82625">
            <text:p>0.82625</text:p>
          </table:table-cell>
          <table:table-cell office:value-type="float" office:value="45.6232980332829">
            <text:p>45.6232980333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971</text:p>
          </table:table-cell>
          <table:table-cell office:value-type="float" office:value="6.27">
            <text:p>6.27</text:p>
          </table:table-cell>
          <table:table-cell office:value-type="float" office:value="10">
            <text:p>10</text:p>
          </table:table-cell>
          <table:table-cell office:value-type="float" office:value="564.3">
            <text:p>564.3</text:p>
          </table:table-cell>
          <table:table-cell office:value-type="float" office:value="273.45">
            <text:p>273.45</text:p>
          </table:table-cell>
          <table:table-cell office:value-type="float" office:value="2.06363137685134">
            <text:p>2.0636313769</text:p>
          </table:table-cell>
          <table:table-cell office:value-type="float" office:value="0.627">
            <text:p>0.627</text:p>
          </table:table-cell>
          <table:table-cell office:value-type="float" office:value="43.6124401913876">
            <text:p>43.6124401914</text:p>
          </table:table-cell>
          <table:table-cell/>
          <table:table-cell office:value-type="string">
            <text:p>6971</text:p>
          </table:table-cell>
          <table:table-cell office:value-type="string">
            <text:p>6182</text:p>
          </table:table-cell>
          <table:table-cell office:value-type="float" office:value="6.31">
            <text:p>6.31</text:p>
          </table:table-cell>
          <table:table-cell office:value-type="float" office:value="10">
            <text:p>10</text:p>
          </table:table-cell>
          <table:table-cell office:value-type="float" office:value="567.9">
            <text:p>567.9</text:p>
          </table:table-cell>
          <table:table-cell office:value-type="float" office:value="273.45">
            <text:p>273.45</text:p>
          </table:table-cell>
          <table:table-cell office:value-type="float" office:value="2.07679648930335">
            <text:p>2.0767964893</text:p>
          </table:table-cell>
          <table:table-cell office:value-type="float" office:value="0.631">
            <text:p>0.631</text:p>
          </table:table-cell>
          <table:table-cell office:value-type="float" office:value="43.3359746434231">
            <text:p>43.3359746434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7021</text:p>
          </table:table-cell>
          <table:table-cell office:value-type="float" office:value="11.72">
            <text:p>11.72</text:p>
          </table:table-cell>
          <table:table-cell office:value-type="float" office:value="10">
            <text:p>10</text:p>
          </table:table-cell>
          <table:table-cell office:value-type="float" office:value="1054.62">
            <text:p>1054.62</text:p>
          </table:table-cell>
          <table:table-cell office:value-type="float" office:value="99.42">
            <text:p>99.42</text:p>
          </table:table-cell>
          <table:table-cell office:value-type="float" office:value="10.6077248038624">
            <text:p>10.6077248039</text:p>
          </table:table-cell>
          <table:table-cell office:value-type="float" office:value="1.172">
            <text:p>1.172</text:p>
          </table:table-cell>
          <table:table-cell office:value-type="float" office:value="8.48293515358362">
            <text:p>8.4829351536</text:p>
          </table:table-cell>
          <table:table-cell/>
          <table:table-cell office:value-type="string">
            <text:p>7021</text:p>
          </table:table-cell>
          <table:table-cell office:value-type="string">
            <text:p>6182</text:p>
          </table:table-cell>
          <table:table-cell office:value-type="float" office:value="11.65">
            <text:p>11.65</text:p>
          </table:table-cell>
          <table:table-cell office:value-type="float" office:value="9">
            <text:p>9</text:p>
          </table:table-cell>
          <table:table-cell office:value-type="float" office:value="1048.86">
            <text:p>1048.86</text:p>
          </table:table-cell>
          <table:table-cell office:value-type="float" office:value="99.42">
            <text:p>99.42</text:p>
          </table:table-cell>
          <table:table-cell office:value-type="float" office:value="10.5497887748944">
            <text:p>10.5497887749</text:p>
          </table:table-cell>
          <table:table-cell office:value-type="float" office:value="1.29444444444445">
            <text:p>1.2944444444</text:p>
          </table:table-cell>
          <table:table-cell office:value-type="float" office:value="8.53390557939914">
            <text:p>8.5339055794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214</text:p>
          </table:table-cell>
          <table:table-cell office:value-type="float" office:value="8.25">
            <text:p>8.25</text:p>
          </table:table-cell>
          <table:table-cell office:value-type="float" office:value="11">
            <text:p>11</text:p>
          </table:table-cell>
          <table:table-cell office:value-type="float" office:value="742.86">
            <text:p>742.86</text:p>
          </table:table-cell>
          <table:table-cell office:value-type="float" office:value="307.13">
            <text:p>307.13</text:p>
          </table:table-cell>
          <table:table-cell office:value-type="float" office:value="2.41871520203171">
            <text:p>2.418715202</text:p>
          </table:table-cell>
          <table:table-cell office:value-type="float" office:value="0.75">
            <text:p>0.75</text:p>
          </table:table-cell>
          <table:table-cell office:value-type="float" office:value="37.2278787878788">
            <text:p>37.2278787879</text:p>
          </table:table-cell>
          <table:table-cell/>
          <table:table-cell office:value-type="string">
            <text:p>6214</text:p>
          </table:table-cell>
          <table:table-cell office:value-type="string">
            <text:p>6182</text:p>
          </table:table-cell>
          <table:table-cell office:value-type="float" office:value="8.19">
            <text:p>8.19</text:p>
          </table:table-cell>
          <table:table-cell office:value-type="float" office:value="11">
            <text:p>11</text:p>
          </table:table-cell>
          <table:table-cell office:value-type="float" office:value="737.37">
            <text:p>737.37</text:p>
          </table:table-cell>
          <table:table-cell office:value-type="float" office:value="307.13">
            <text:p>307.13</text:p>
          </table:table-cell>
          <table:table-cell office:value-type="float" office:value="2.40084003516426">
            <text:p>2.4008400352</text:p>
          </table:table-cell>
          <table:table-cell office:value-type="float" office:value="0.744545454545454">
            <text:p>0.7445454545</text:p>
          </table:table-cell>
          <table:table-cell office:value-type="float" office:value="37.5006105006105">
            <text:p>37.5006105006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423</text:p>
          </table:table-cell>
          <table:table-cell office:value-type="float" office:value="8.34">
            <text:p>8.34</text:p>
          </table:table-cell>
          <table:table-cell office:value-type="float" office:value="7">
            <text:p>7</text:p>
          </table:table-cell>
          <table:table-cell office:value-type="float" office:value="750.6">
            <text:p>750.6</text:p>
          </table:table-cell>
          <table:table-cell office:value-type="float" office:value="89.99">
            <text:p>89.99</text:p>
          </table:table-cell>
          <table:table-cell office:value-type="float" office:value="8.34092676964107">
            <text:p>8.3409267696</text:p>
          </table:table-cell>
          <table:table-cell office:value-type="float" office:value="1.19142857142857">
            <text:p>1.1914285714</text:p>
          </table:table-cell>
          <table:table-cell office:value-type="float" office:value="10.7901678657074">
            <text:p>10.7901678657</text:p>
          </table:table-cell>
          <table:table-cell/>
          <table:table-cell office:value-type="string">
            <text:p>6423</text:p>
          </table:table-cell>
          <table:table-cell office:value-type="string">
            <text:p>6182</text:p>
          </table:table-cell>
          <table:table-cell office:value-type="float" office:value="8.27">
            <text:p>8.27</text:p>
          </table:table-cell>
          <table:table-cell office:value-type="float" office:value="9">
            <text:p>9</text:p>
          </table:table-cell>
          <table:table-cell office:value-type="float" office:value="744.12">
            <text:p>744.12</text:p>
          </table:table-cell>
          <table:table-cell office:value-type="float" office:value="89.99">
            <text:p>89.99</text:p>
          </table:table-cell>
          <table:table-cell office:value-type="float" office:value="8.26891876875208">
            <text:p>8.2689187688</text:p>
          </table:table-cell>
          <table:table-cell office:value-type="float" office:value="0.918888888888889">
            <text:p>0.9188888889</text:p>
          </table:table-cell>
          <table:table-cell office:value-type="float" office:value="10.8814993954051">
            <text:p>10.8814993954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499</text:p>
          </table:table-cell>
          <table:table-cell office:value-type="float" office:value="13.72">
            <text:p>13.72</text:p>
          </table:table-cell>
          <table:table-cell office:value-type="float" office:value="11">
            <text:p>11</text:p>
          </table:table-cell>
          <table:table-cell office:value-type="float" office:value="1234.71">
            <text:p>1234.71</text:p>
          </table:table-cell>
          <table:table-cell office:value-type="float" office:value="184.82">
            <text:p>184.82</text:p>
          </table:table-cell>
          <table:table-cell office:value-type="float" office:value="6.68060815929012">
            <text:p>6.6806081593</text:p>
          </table:table-cell>
          <table:table-cell office:value-type="float" office:value="1.24727272727273">
            <text:p>1.2472727273</text:p>
          </table:table-cell>
          <table:table-cell office:value-type="float" office:value="13.4708454810496">
            <text:p>13.470845481</text:p>
          </table:table-cell>
          <table:table-cell/>
          <table:table-cell office:value-type="string">
            <text:p>6499</text:p>
          </table:table-cell>
          <table:table-cell office:value-type="string">
            <text:p>6182</text:p>
          </table:table-cell>
          <table:table-cell office:value-type="float" office:value="13.69">
            <text:p>13.69</text:p>
          </table:table-cell>
          <table:table-cell office:value-type="float" office:value="11">
            <text:p>11</text:p>
          </table:table-cell>
          <table:table-cell office:value-type="float" office:value="1231.74">
            <text:p>1231.74</text:p>
          </table:table-cell>
          <table:table-cell office:value-type="float" office:value="184.82">
            <text:p>184.82</text:p>
          </table:table-cell>
          <table:table-cell office:value-type="float" office:value="6.66453846986257">
            <text:p>6.6645384699</text:p>
          </table:table-cell>
          <table:table-cell office:value-type="float" office:value="1.24454545454545">
            <text:p>1.2445454545</text:p>
          </table:table-cell>
          <table:table-cell office:value-type="float" office:value="13.500365230095">
            <text:p>13.5003652301</text:p>
          </table:table-cell>
          <table:table-cell table:number-columns-repeated="1005"/>
        </table:table-row>
        <table:table-row table:style-name="ro1">
          <table:table-cell office:value-type="string">
            <text:p>6182</text:p>
          </table:table-cell>
          <table:table-cell office:value-type="string">
            <text:p>6559</text:p>
          </table:table-cell>
          <table:table-cell office:value-type="float" office:value="6.93">
            <text:p>6.93</text:p>
          </table:table-cell>
          <table:table-cell office:value-type="float" office:value="7">
            <text:p>7</text:p>
          </table:table-cell>
          <table:table-cell office:value-type="float" office:value="623.52">
            <text:p>623.52</text:p>
          </table:table-cell>
          <table:table-cell office:value-type="float" office:value="272.59">
            <text:p>272.59</text:p>
          </table:table-cell>
          <table:table-cell office:value-type="float" office:value="2.28739132029788">
            <text:p>2.2873913203</text:p>
          </table:table-cell>
          <table:table-cell office:value-type="float" office:value="0.99">
            <text:p>0.99</text:p>
          </table:table-cell>
          <table:table-cell office:value-type="float" office:value="39.3347763347763">
            <text:p>39.3347763348</text:p>
          </table:table-cell>
          <table:table-cell/>
          <table:table-cell office:value-type="string">
            <text:p>6559</text:p>
          </table:table-cell>
          <table:table-cell office:value-type="string">
            <text:p>6182</text:p>
          </table:table-cell>
          <table:table-cell office:value-type="float" office:value="6.94">
            <text:p>6.94</text:p>
          </table:table-cell>
          <table:table-cell office:value-type="float" office:value="10">
            <text:p>10</text:p>
          </table:table-cell>
          <table:table-cell office:value-type="float" office:value="624.33">
            <text:p>624.33</text:p>
          </table:table-cell>
          <table:table-cell office:value-type="float" office:value="272.59">
            <text:p>272.59</text:p>
          </table:table-cell>
          <table:table-cell office:value-type="float" office:value="2.29036281595069">
            <text:p>2.290362816</text:p>
          </table:table-cell>
          <table:table-cell office:value-type="float" office:value="0.694">
            <text:p>0.694</text:p>
          </table:table-cell>
          <table:table-cell office:value-type="float" office:value="39.2780979827089">
            <text:p>39.2780979827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087</text:p>
          </table:table-cell>
          <table:table-cell office:value-type="float" office:value="6.39">
            <text:p>6.39</text:p>
          </table:table-cell>
          <table:table-cell office:value-type="float" office:value="8">
            <text:p>8</text:p>
          </table:table-cell>
          <table:table-cell office:value-type="float" office:value="574.83">
            <text:p>574.83</text:p>
          </table:table-cell>
          <table:table-cell office:value-type="float" office:value="67.05">
            <text:p>67.05</text:p>
          </table:table-cell>
          <table:table-cell office:value-type="float" office:value="8.57315436241611">
            <text:p>8.5731543624</text:p>
          </table:table-cell>
          <table:table-cell office:value-type="float" office:value="0.79875">
            <text:p>0.79875</text:p>
          </table:table-cell>
          <table:table-cell office:value-type="float" office:value="10.4929577464789">
            <text:p>10.4929577465</text:p>
          </table:table-cell>
          <table:table-cell/>
          <table:table-cell office:value-type="string">
            <text:p>6087</text:p>
          </table:table-cell>
          <table:table-cell office:value-type="string">
            <text:p>6214</text:p>
          </table:table-cell>
          <table:table-cell office:value-type="float" office:value="6.49">
            <text:p>6.49</text:p>
          </table:table-cell>
          <table:table-cell office:value-type="float" office:value="9">
            <text:p>9</text:p>
          </table:table-cell>
          <table:table-cell office:value-type="float" office:value="583.74">
            <text:p>583.74</text:p>
          </table:table-cell>
          <table:table-cell office:value-type="float" office:value="67.05">
            <text:p>67.05</text:p>
          </table:table-cell>
          <table:table-cell office:value-type="float" office:value="8.70604026845638">
            <text:p>8.7060402685</text:p>
          </table:table-cell>
          <table:table-cell office:value-type="float" office:value="0.721111111111111">
            <text:p>0.7211111111</text:p>
          </table:table-cell>
          <table:table-cell office:value-type="float" office:value="10.3312788906009">
            <text:p>10.3312788906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182</text:p>
          </table:table-cell>
          <table:table-cell office:value-type="float" office:value="8.19">
            <text:p>8.19</text:p>
          </table:table-cell>
          <table:table-cell office:value-type="float" office:value="11">
            <text:p>11</text:p>
          </table:table-cell>
          <table:table-cell office:value-type="float" office:value="737.37">
            <text:p>737.37</text:p>
          </table:table-cell>
          <table:table-cell office:value-type="float" office:value="307.13">
            <text:p>307.13</text:p>
          </table:table-cell>
          <table:table-cell office:value-type="float" office:value="2.40084003516426">
            <text:p>2.4008400352</text:p>
          </table:table-cell>
          <table:table-cell office:value-type="float" office:value="0.744545454545454">
            <text:p>0.7445454545</text:p>
          </table:table-cell>
          <table:table-cell office:value-type="float" office:value="37.5006105006105">
            <text:p>37.5006105006</text:p>
          </table:table-cell>
          <table:table-cell/>
          <table:table-cell office:value-type="string">
            <text:p>6182</text:p>
          </table:table-cell>
          <table:table-cell office:value-type="string">
            <text:p>6214</text:p>
          </table:table-cell>
          <table:table-cell office:value-type="float" office:value="8.25">
            <text:p>8.25</text:p>
          </table:table-cell>
          <table:table-cell office:value-type="float" office:value="11">
            <text:p>11</text:p>
          </table:table-cell>
          <table:table-cell office:value-type="float" office:value="742.86">
            <text:p>742.86</text:p>
          </table:table-cell>
          <table:table-cell office:value-type="float" office:value="307.13">
            <text:p>307.13</text:p>
          </table:table-cell>
          <table:table-cell office:value-type="float" office:value="2.41871520203171">
            <text:p>2.418715202</text:p>
          </table:table-cell>
          <table:table-cell office:value-type="float" office:value="0.75">
            <text:p>0.75</text:p>
          </table:table-cell>
          <table:table-cell office:value-type="float" office:value="37.2278787878788">
            <text:p>37.2278787879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382</text:p>
          </table:table-cell>
          <table:table-cell office:value-type="float" office:value="4.35">
            <text:p>4.35</text:p>
          </table:table-cell>
          <table:table-cell office:value-type="float" office:value="8">
            <text:p>8</text:p>
          </table:table-cell>
          <table:table-cell office:value-type="float" office:value="391.68">
            <text:p>391.68</text:p>
          </table:table-cell>
          <table:table-cell office:value-type="float" office:value="64.8">
            <text:p>64.8</text:p>
          </table:table-cell>
          <table:table-cell office:value-type="float" office:value="6.04444444444445">
            <text:p>6.0444444444</text:p>
          </table:table-cell>
          <table:table-cell office:value-type="float" office:value="0.54375">
            <text:p>0.54375</text:p>
          </table:table-cell>
          <table:table-cell office:value-type="float" office:value="14.8965517241379">
            <text:p>14.8965517241</text:p>
          </table:table-cell>
          <table:table-cell table:number-columns-repeated="1015"/>
        </table:table-row>
        <table:table-row table:style-name="ro1">
          <table:table-cell office:value-type="string">
            <text:p>6214</text:p>
          </table:table-cell>
          <table:table-cell office:value-type="string">
            <text:p>6405</text:p>
          </table:table-cell>
          <table:table-cell office:value-type="float" office:value="6.69">
            <text:p>6.69</text:p>
          </table:table-cell>
          <table:table-cell office:value-type="float" office:value="11">
            <text:p>11</text:p>
          </table:table-cell>
          <table:table-cell office:value-type="float" office:value="602.28">
            <text:p>602.28</text:p>
          </table:table-cell>
          <table:table-cell office:value-type="float" office:value="68.59">
            <text:p>68.59</text:p>
          </table:table-cell>
          <table:table-cell office:value-type="float" office:value="8.78087184720805">
            <text:p>8.7808718472</text:p>
          </table:table-cell>
          <table:table-cell office:value-type="float" office:value="0.608181818181818">
            <text:p>0.6081818182</text:p>
          </table:table-cell>
          <table:table-cell office:value-type="float" office:value="10.2526158445441">
            <text:p>10.2526158445</text:p>
          </table:table-cell>
          <table:table-cell/>
          <table:table-cell office:value-type="string">
            <text:p>6405</text:p>
          </table:table-cell>
          <table:table-cell office:value-type="string">
            <text:p>6214</text:p>
          </table:table-cell>
          <table:table-cell office:value-type="float" office:value="6.9">
            <text:p>6.9</text:p>
          </table:table-cell>
          <table:table-cell office:value-type="float" office:value="13">
            <text:p>13</text:p>
          </table:table-cell>
          <table:table-cell office:value-type="float" office:value="621.27">
            <text:p>621.27</text:p>
          </table:table-cell>
          <table:table-cell office:value-type="float" office:value="68.59">
            <text:p>68.59</text:p>
          </table:table-cell>
          <table:table-cell office:value-type="float" office:value="9.05773436360986">
            <text:p>9.0577343636</text:p>
          </table:table-cell>
          <table:table-cell office:value-type="float" office:value="0.530769230769231">
            <text:p>0.5307692308</text:p>
          </table:table-cell>
          <table:table-cell office:value-type="float" office:value="9.94057971014493">
            <text:p>9.9405797101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446</text:p>
          </table:table-cell>
          <table:table-cell office:value-type="float" office:value="0.92">
            <text:p>0.92</text:p>
          </table:table-cell>
          <table:table-cell office:value-type="float" office:value="11">
            <text:p>11</text:p>
          </table:table-cell>
          <table:table-cell office:value-type="float" office:value="82.44">
            <text:p>82.44</text:p>
          </table:table-cell>
          <table:table-cell office:value-type="float" office:value="10.01">
            <text:p>10.01</text:p>
          </table:table-cell>
          <table:table-cell office:value-type="float" office:value="8.23576423576424">
            <text:p>8.2357642358</text:p>
          </table:table-cell>
          <table:table-cell office:value-type="float" office:value="0.0836363636363636">
            <text:p>0.0836363636</text:p>
          </table:table-cell>
          <table:table-cell office:value-type="float" office:value="10.8804347826087">
            <text:p>10.8804347826</text:p>
          </table:table-cell>
          <table:table-cell/>
          <table:table-cell office:value-type="string">
            <text:p>6446</text:p>
          </table:table-cell>
          <table:table-cell office:value-type="string">
            <text:p>6214</text:p>
          </table:table-cell>
          <table:table-cell office:value-type="float" office:value="0.98">
            <text:p>0.98</text:p>
          </table:table-cell>
          <table:table-cell office:value-type="float" office:value="11">
            <text:p>11</text:p>
          </table:table-cell>
          <table:table-cell office:value-type="float" office:value="88.02">
            <text:p>88.02</text:p>
          </table:table-cell>
          <table:table-cell office:value-type="float" office:value="10.01">
            <text:p>10.01</text:p>
          </table:table-cell>
          <table:table-cell office:value-type="float" office:value="8.79320679320679">
            <text:p>8.7932067932</text:p>
          </table:table-cell>
          <table:table-cell office:value-type="float" office:value="0.0890909090909091">
            <text:p>0.0890909091</text:p>
          </table:table-cell>
          <table:table-cell office:value-type="float" office:value="10.2142857142857">
            <text:p>10.2142857143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451</text:p>
          </table:table-cell>
          <table:table-cell office:value-type="float" office:value="1.4">
            <text:p>1.4</text:p>
          </table:table-cell>
          <table:table-cell office:value-type="float" office:value="10">
            <text:p>10</text:p>
          </table:table-cell>
          <table:table-cell office:value-type="float" office:value="125.55">
            <text:p>125.55</text:p>
          </table:table-cell>
          <table:table-cell office:value-type="float" office:value="69.47">
            <text:p>69.47</text:p>
          </table:table-cell>
          <table:table-cell office:value-type="float" office:value="1.80725493018569">
            <text:p>1.8072549302</text:p>
          </table:table-cell>
          <table:table-cell office:value-type="float" office:value="0.14">
            <text:p>0.14</text:p>
          </table:table-cell>
          <table:table-cell office:value-type="float" office:value="49.6214285714286">
            <text:p>49.6214285714</text:p>
          </table:table-cell>
          <table:table-cell/>
          <table:table-cell office:value-type="string">
            <text:p>6451</text:p>
          </table:table-cell>
          <table:table-cell office:value-type="string">
            <text:p>6214</text:p>
          </table:table-cell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 office:value-type="float" office:value="135.45">
            <text:p>135.45</text:p>
          </table:table-cell>
          <table:table-cell office:value-type="float" office:value="69.47">
            <text:p>69.47</text:p>
          </table:table-cell>
          <table:table-cell office:value-type="float" office:value="1.94976248740464">
            <text:p>1.9497624874</text:p>
          </table:table-cell>
          <table:table-cell office:value-type="float" office:value="0.15">
            <text:p>0.15</text:p>
          </table:table-cell>
          <table:table-cell office:value-type="float" office:value="46.3133333333333">
            <text:p>46.3133333333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471</text:p>
          </table:table-cell>
          <table:table-cell office:value-type="float" office:value="1.56">
            <text:p>1.56</text:p>
          </table:table-cell>
          <table:table-cell office:value-type="float" office:value="255">
            <text:p>255</text:p>
          </table:table-cell>
          <table:table-cell office:value-type="float" office:value="140.76">
            <text:p>140.76</text:p>
          </table:table-cell>
          <table:table-cell office:value-type="float" office:value="12.97">
            <text:p>12.97</text:p>
          </table:table-cell>
          <table:table-cell office:value-type="float" office:value="10.8527370855821">
            <text:p>10.8527370856</text:p>
          </table:table-cell>
          <table:table-cell office:value-type="float" office:value="0.00611764705882353">
            <text:p>0.0061176471</text:p>
          </table:table-cell>
          <table:table-cell office:value-type="float" office:value="8.31410256410256">
            <text:p>8.3141025641</text:p>
          </table:table-cell>
          <table:table-cell/>
          <table:table-cell office:value-type="string">
            <text:p>6471</text:p>
          </table:table-cell>
          <table:table-cell office:value-type="string">
            <text:p>6214</text:p>
          </table:table-cell>
          <table:table-cell office:value-type="float" office:value="1.53">
            <text:p>1.53</text:p>
          </table:table-cell>
          <table:table-cell office:value-type="float" office:value="255">
            <text:p>255</text:p>
          </table:table-cell>
          <table:table-cell office:value-type="float" office:value="137.34">
            <text:p>137.34</text:p>
          </table:table-cell>
          <table:table-cell office:value-type="float" office:value="12.97">
            <text:p>12.97</text:p>
          </table:table-cell>
          <table:table-cell office:value-type="float" office:value="10.5890516576716">
            <text:p>10.5890516577</text:p>
          </table:table-cell>
          <table:table-cell office:value-type="float" office:value="0.006">
            <text:p>0.006</text:p>
          </table:table-cell>
          <table:table-cell office:value-type="float" office:value="8.47712418300654">
            <text:p>8.477124183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501</text:p>
          </table:table-cell>
          <table:table-cell office:value-type="float" office:value="10.98">
            <text:p>10.98</text:p>
          </table:table-cell>
          <table:table-cell office:value-type="float" office:value="9">
            <text:p>9</text:p>
          </table:table-cell>
          <table:table-cell office:value-type="float" office:value="987.84">
            <text:p>987.84</text:p>
          </table:table-cell>
          <table:table-cell office:value-type="float" office:value="225.37">
            <text:p>225.37</text:p>
          </table:table-cell>
          <table:table-cell office:value-type="float" office:value="4.38319208412832">
            <text:p>4.3831920841</text:p>
          </table:table-cell>
          <table:table-cell office:value-type="float" office:value="1.22">
            <text:p>1.22</text:p>
          </table:table-cell>
          <table:table-cell office:value-type="float" office:value="20.5255009107468">
            <text:p>20.5255009107</text:p>
          </table:table-cell>
          <table:table-cell/>
          <table:table-cell office:value-type="string">
            <text:p>6501</text:p>
          </table:table-cell>
          <table:table-cell office:value-type="string">
            <text:p>6214</text:p>
          </table:table-cell>
          <table:table-cell office:value-type="float" office:value="10.68">
            <text:p>10.68</text:p>
          </table:table-cell>
          <table:table-cell office:value-type="float" office:value="10">
            <text:p>10</text:p>
          </table:table-cell>
          <table:table-cell office:value-type="float" office:value="961.29">
            <text:p>961.29</text:p>
          </table:table-cell>
          <table:table-cell office:value-type="float" office:value="225.37">
            <text:p>225.37</text:p>
          </table:table-cell>
          <table:table-cell office:value-type="float" office:value="4.26538581000133">
            <text:p>4.26538581</text:p>
          </table:table-cell>
          <table:table-cell office:value-type="float" office:value="1.068">
            <text:p>1.068</text:p>
          </table:table-cell>
          <table:table-cell office:value-type="float" office:value="21.1020599250936">
            <text:p>21.1020599251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512</text:p>
          </table:table-cell>
          <table:table-cell office:value-type="float" office:value="3.71">
            <text:p>3.71</text:p>
          </table:table-cell>
          <table:table-cell office:value-type="float" office:value="13">
            <text:p>13</text:p>
          </table:table-cell>
          <table:table-cell office:value-type="float" office:value="333.99">
            <text:p>333.99</text:p>
          </table:table-cell>
          <table:table-cell office:value-type="float" office:value="142.74">
            <text:p>142.74</text:p>
          </table:table-cell>
          <table:table-cell office:value-type="float" office:value="2.33984867591425">
            <text:p>2.3398486759</text:p>
          </table:table-cell>
          <table:table-cell office:value-type="float" office:value="0.285384615384615">
            <text:p>0.2853846154</text:p>
          </table:table-cell>
          <table:table-cell office:value-type="float" office:value="38.4743935309973">
            <text:p>38.474393531</text:p>
          </table:table-cell>
          <table:table-cell/>
          <table:table-cell office:value-type="string">
            <text:p>6512</text:p>
          </table:table-cell>
          <table:table-cell office:value-type="string">
            <text:p>6214</text:p>
          </table:table-cell>
          <table:table-cell office:value-type="float" office:value="3.74">
            <text:p>3.74</text:p>
          </table:table-cell>
          <table:table-cell office:value-type="float" office:value="13">
            <text:p>13</text:p>
          </table:table-cell>
          <table:table-cell office:value-type="float" office:value="336.78">
            <text:p>336.78</text:p>
          </table:table-cell>
          <table:table-cell office:value-type="float" office:value="142.74">
            <text:p>142.74</text:p>
          </table:table-cell>
          <table:table-cell office:value-type="float" office:value="2.359394703657">
            <text:p>2.3593947037</text:p>
          </table:table-cell>
          <table:table-cell office:value-type="float" office:value="0.287692307692308">
            <text:p>0.2876923077</text:p>
          </table:table-cell>
          <table:table-cell office:value-type="float" office:value="38.1657754010695">
            <text:p>38.1657754011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515</text:p>
          </table:table-cell>
          <table:table-cell office:value-type="float" office:value="1.41">
            <text:p>1.41</text:p>
          </table:table-cell>
          <table:table-cell office:value-type="float" office:value="13">
            <text:p>13</text:p>
          </table:table-cell>
          <table:table-cell office:value-type="float" office:value="126.54">
            <text:p>126.54</text:p>
          </table:table-cell>
          <table:table-cell office:value-type="float" office:value="33.92">
            <text:p>33.92</text:p>
          </table:table-cell>
          <table:table-cell office:value-type="float" office:value="3.73054245283019">
            <text:p>3.7305424528</text:p>
          </table:table-cell>
          <table:table-cell office:value-type="float" office:value="0.108461538461539">
            <text:p>0.1084615385</text:p>
          </table:table-cell>
          <table:table-cell office:value-type="float" office:value="24.0567375886525">
            <text:p>24.0567375887</text:p>
          </table:table-cell>
          <table:table-cell/>
          <table:table-cell office:value-type="string">
            <text:p>6515</text:p>
          </table:table-cell>
          <table:table-cell office:value-type="string">
            <text:p>6214</text:p>
          </table:table-cell>
          <table:table-cell office:value-type="float" office:value="1.34">
            <text:p>1.34</text:p>
          </table:table-cell>
          <table:table-cell office:value-type="float" office:value="12">
            <text:p>12</text:p>
          </table:table-cell>
          <table:table-cell office:value-type="float" office:value="120.96">
            <text:p>120.96</text:p>
          </table:table-cell>
          <table:table-cell office:value-type="float" office:value="33.92">
            <text:p>33.92</text:p>
          </table:table-cell>
          <table:table-cell office:value-type="float" office:value="3.56603773584906">
            <text:p>3.5660377358</text:p>
          </table:table-cell>
          <table:table-cell office:value-type="float" office:value="0.111666666666667">
            <text:p>0.1116666667</text:p>
          </table:table-cell>
          <table:table-cell office:value-type="float" office:value="25.3134328358209">
            <text:p>25.3134328358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516</text:p>
          </table:table-cell>
          <table:table-cell office:value-type="float" office:value="2.42">
            <text:p>2.42</text:p>
          </table:table-cell>
          <table:table-cell office:value-type="float" office:value="13">
            <text:p>13</text:p>
          </table:table-cell>
          <table:table-cell office:value-type="float" office:value="217.71">
            <text:p>217.71</text:p>
          </table:table-cell>
          <table:table-cell office:value-type="float" office:value="33.83">
            <text:p>33.83</text:p>
          </table:table-cell>
          <table:table-cell office:value-type="float" office:value="6.43541235589713">
            <text:p>6.4354123559</text:p>
          </table:table-cell>
          <table:table-cell office:value-type="float" office:value="0.186153846153846">
            <text:p>0.1861538462</text:p>
          </table:table-cell>
          <table:table-cell office:value-type="float" office:value="13.9793388429752">
            <text:p>13.979338843</text:p>
          </table:table-cell>
          <table:table-cell/>
          <table:table-cell office:value-type="string">
            <text:p>6516</text:p>
          </table:table-cell>
          <table:table-cell office:value-type="string">
            <text:p>6214</text:p>
          </table:table-cell>
          <table:table-cell office:value-type="float" office:value="2.47">
            <text:p>2.47</text:p>
          </table:table-cell>
          <table:table-cell office:value-type="float" office:value="12">
            <text:p>12</text:p>
          </table:table-cell>
          <table:table-cell office:value-type="float" office:value="222.57">
            <text:p>222.57</text:p>
          </table:table-cell>
          <table:table-cell office:value-type="float" office:value="33.83">
            <text:p>33.83</text:p>
          </table:table-cell>
          <table:table-cell office:value-type="float" office:value="6.57907182973692">
            <text:p>6.5790718297</text:p>
          </table:table-cell>
          <table:table-cell office:value-type="float" office:value="0.205833333333333">
            <text:p>0.2058333333</text:p>
          </table:table-cell>
          <table:table-cell office:value-type="float" office:value="13.6963562753036">
            <text:p>13.6963562753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519</text:p>
          </table:table-cell>
          <table:table-cell office:value-type="float" office:value="7.26">
            <text:p>7.26</text:p>
          </table:table-cell>
          <table:table-cell office:value-type="float" office:value="13">
            <text:p>13</text:p>
          </table:table-cell>
          <table:table-cell office:value-type="float" office:value="653.4">
            <text:p>653.4</text:p>
          </table:table-cell>
          <table:table-cell office:value-type="float" office:value="330.84">
            <text:p>330.84</text:p>
          </table:table-cell>
          <table:table-cell office:value-type="float" office:value="1.97497279651795">
            <text:p>1.9749727965</text:p>
          </table:table-cell>
          <table:table-cell office:value-type="float" office:value="0.558461538461538">
            <text:p>0.5584615385</text:p>
          </table:table-cell>
          <table:table-cell office:value-type="float" office:value="45.5702479338843">
            <text:p>45.5702479339</text:p>
          </table:table-cell>
          <table:table-cell/>
          <table:table-cell office:value-type="string">
            <text:p>6519</text:p>
          </table:table-cell>
          <table:table-cell office:value-type="string">
            <text:p>6214</text:p>
          </table:table-cell>
          <table:table-cell office:value-type="float" office:value="7.49">
            <text:p>7.49</text:p>
          </table:table-cell>
          <table:table-cell office:value-type="float" office:value="13">
            <text:p>13</text:p>
          </table:table-cell>
          <table:table-cell office:value-type="float" office:value="673.92">
            <text:p>673.92</text:p>
          </table:table-cell>
          <table:table-cell office:value-type="float" office:value="330.84">
            <text:p>330.84</text:p>
          </table:table-cell>
          <table:table-cell office:value-type="float" office:value="2.03699673558215">
            <text:p>2.0369967356</text:p>
          </table:table-cell>
          <table:table-cell office:value-type="float" office:value="0.576153846153846">
            <text:p>0.5761538462</text:p>
          </table:table-cell>
          <table:table-cell office:value-type="float" office:value="44.1708945260347">
            <text:p>44.170894526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53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20.09">
            <text:p>720.09</text:p>
          </table:table-cell>
          <table:table-cell office:value-type="float" office:value="322.46">
            <text:p>322.46</text:p>
          </table:table-cell>
          <table:table-cell office:value-type="float" office:value="2.23311418470508">
            <text:p>2.2331141847</text:p>
          </table:table-cell>
          <table:table-cell office:value-type="float" office:value="0.888888888888889">
            <text:p>0.8888888889</text:p>
          </table:table-cell>
          <table:table-cell office:value-type="float" office:value="40.3075">
            <text:p>40.3075</text:p>
          </table:table-cell>
          <table:table-cell/>
          <table:table-cell office:value-type="string">
            <text:p>6532</text:p>
          </table:table-cell>
          <table:table-cell office:value-type="string">
            <text:p>6214</text:p>
          </table:table-cell>
          <table:table-cell office:value-type="float" office:value="8.26">
            <text:p>8.26</text:p>
          </table:table-cell>
          <table:table-cell office:value-type="float" office:value="11">
            <text:p>11</text:p>
          </table:table-cell>
          <table:table-cell office:value-type="float" office:value="743.13">
            <text:p>743.13</text:p>
          </table:table-cell>
          <table:table-cell office:value-type="float" office:value="322.46">
            <text:p>322.46</text:p>
          </table:table-cell>
          <table:table-cell office:value-type="float" office:value="2.30456490727532">
            <text:p>2.3045649073</text:p>
          </table:table-cell>
          <table:table-cell office:value-type="float" office:value="0.750909090909091">
            <text:p>0.7509090909</text:p>
          </table:table-cell>
          <table:table-cell office:value-type="float" office:value="39.0387409200968">
            <text:p>39.0387409201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552</text:p>
          </table:table-cell>
          <table:table-cell office:value-type="float" office:value="4.66">
            <text:p>4.66</text:p>
          </table:table-cell>
          <table:table-cell office:value-type="float" office:value="10">
            <text:p>10</text:p>
          </table:table-cell>
          <table:table-cell office:value-type="float" office:value="419.04">
            <text:p>419.04</text:p>
          </table:table-cell>
          <table:table-cell office:value-type="float" office:value="171.53">
            <text:p>171.53</text:p>
          </table:table-cell>
          <table:table-cell office:value-type="float" office:value="2.44295458520375">
            <text:p>2.4429545852</text:p>
          </table:table-cell>
          <table:table-cell office:value-type="float" office:value="0.466">
            <text:p>0.466</text:p>
          </table:table-cell>
          <table:table-cell office:value-type="float" office:value="36.8090128755365">
            <text:p>36.8090128755</text:p>
          </table:table-cell>
          <table:table-cell/>
          <table:table-cell office:value-type="string">
            <text:p>6552</text:p>
          </table:table-cell>
          <table:table-cell office:value-type="string">
            <text:p>6214</text:p>
          </table:table-cell>
          <table:table-cell office:value-type="float" office:value="4.72">
            <text:p>4.72</text:p>
          </table:table-cell>
          <table:table-cell office:value-type="float" office:value="11">
            <text:p>11</text:p>
          </table:table-cell>
          <table:table-cell office:value-type="float" office:value="424.44">
            <text:p>424.44</text:p>
          </table:table-cell>
          <table:table-cell office:value-type="float" office:value="171.53">
            <text:p>171.53</text:p>
          </table:table-cell>
          <table:table-cell office:value-type="float" office:value="2.47443595872442">
            <text:p>2.4744359587</text:p>
          </table:table-cell>
          <table:table-cell office:value-type="float" office:value="0.429090909090909">
            <text:p>0.4290909091</text:p>
          </table:table-cell>
          <table:table-cell office:value-type="float" office:value="36.3411016949153">
            <text:p>36.3411016949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562</text:p>
          </table:table-cell>
          <table:table-cell office:value-type="float" office:value="0.84">
            <text:p>0.84</text:p>
          </table:table-cell>
          <table:table-cell office:value-type="float" office:value="10">
            <text:p>10</text:p>
          </table:table-cell>
          <table:table-cell office:value-type="float" office:value="75.87">
            <text:p>75.87</text:p>
          </table:table-cell>
          <table:table-cell office:value-type="float" office:value="6.65">
            <text:p>6.65</text:p>
          </table:table-cell>
          <table:table-cell office:value-type="float" office:value="11.409022556391">
            <text:p>11.4090225564</text:p>
          </table:table-cell>
          <table:table-cell office:value-type="float" office:value="0.084">
            <text:p>0.084</text:p>
          </table:table-cell>
          <table:table-cell office:value-type="float" office:value="7.91666666666667">
            <text:p>7.9166666667</text:p>
          </table:table-cell>
          <table:table-cell/>
          <table:table-cell office:value-type="string">
            <text:p>6562</text:p>
          </table:table-cell>
          <table:table-cell office:value-type="string">
            <text:p>6214</text:p>
          </table:table-cell>
          <table:table-cell office:value-type="float" office:value="1.03">
            <text:p>1.03</text:p>
          </table:table-cell>
          <table:table-cell office:value-type="float" office:value="10">
            <text:p>10</text:p>
          </table:table-cell>
          <table:table-cell office:value-type="float" office:value="92.7">
            <text:p>92.7</text:p>
          </table:table-cell>
          <table:table-cell office:value-type="float" office:value="6.65">
            <text:p>6.65</text:p>
          </table:table-cell>
          <table:table-cell office:value-type="float" office:value="13.9398496240602">
            <text:p>13.9398496241</text:p>
          </table:table-cell>
          <table:table-cell office:value-type="float" office:value="0.103">
            <text:p>0.103</text:p>
          </table:table-cell>
          <table:table-cell office:value-type="float" office:value="6.45631067961165">
            <text:p>6.4563106796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609</text:p>
          </table:table-cell>
          <table:table-cell office:value-type="float" office:value="3.57">
            <text:p>3.57</text:p>
          </table:table-cell>
          <table:table-cell office:value-type="float" office:value="10">
            <text:p>10</text:p>
          </table:table-cell>
          <table:table-cell office:value-type="float" office:value="321.03">
            <text:p>321.03</text:p>
          </table:table-cell>
          <table:table-cell office:value-type="float" office:value="107.99">
            <text:p>107.99</text:p>
          </table:table-cell>
          <table:table-cell office:value-type="float" office:value="2.97277525696824">
            <text:p>2.972775257</text:p>
          </table:table-cell>
          <table:table-cell office:value-type="float" office:value="0.357">
            <text:p>0.357</text:p>
          </table:table-cell>
          <table:table-cell office:value-type="float" office:value="30.2492997198879">
            <text:p>30.2492997199</text:p>
          </table:table-cell>
          <table:table-cell/>
          <table:table-cell office:value-type="string">
            <text:p>6609</text:p>
          </table:table-cell>
          <table:table-cell office:value-type="string">
            <text:p>6214</text:p>
          </table:table-cell>
          <table:table-cell office:value-type="float" office:value="3.63">
            <text:p>3.63</text:p>
          </table:table-cell>
          <table:table-cell office:value-type="float" office:value="12">
            <text:p>12</text:p>
          </table:table-cell>
          <table:table-cell office:value-type="float" office:value="326.7">
            <text:p>326.7</text:p>
          </table:table-cell>
          <table:table-cell office:value-type="float" office:value="107.99">
            <text:p>107.99</text:p>
          </table:table-cell>
          <table:table-cell office:value-type="float" office:value="3.02528011852949">
            <text:p>3.0252801185</text:p>
          </table:table-cell>
          <table:table-cell office:value-type="float" office:value="0.3025">
            <text:p>0.3025</text:p>
          </table:table-cell>
          <table:table-cell office:value-type="float" office:value="29.7493112947658">
            <text:p>29.7493112948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647</text:p>
          </table:table-cell>
          <table:table-cell office:value-type="float" office:value="1.98">
            <text:p>1.98</text:p>
          </table:table-cell>
          <table:table-cell office:value-type="float" office:value="8">
            <text:p>8</text:p>
          </table:table-cell>
          <table:table-cell office:value-type="float" office:value="178.2">
            <text:p>178.2</text:p>
          </table:table-cell>
          <table:table-cell office:value-type="float" office:value="107.31">
            <text:p>107.31</text:p>
          </table:table-cell>
          <table:table-cell office:value-type="float" office:value="1.66060944925916">
            <text:p>1.6606094493</text:p>
          </table:table-cell>
          <table:table-cell office:value-type="float" office:value="0.2475">
            <text:p>0.2475</text:p>
          </table:table-cell>
          <table:table-cell office:value-type="float" office:value="54.1969696969697">
            <text:p>54.196969697</text:p>
          </table:table-cell>
          <table:table-cell/>
          <table:table-cell office:value-type="string">
            <text:p>6647</text:p>
          </table:table-cell>
          <table:table-cell office:value-type="string">
            <text:p>6214</text:p>
          </table:table-cell>
          <table:table-cell office:value-type="float" office:value="1.81">
            <text:p>1.81</text:p>
          </table:table-cell>
          <table:table-cell office:value-type="float" office:value="8">
            <text:p>8</text:p>
          </table:table-cell>
          <table:table-cell office:value-type="float" office:value="163.17">
            <text:p>163.17</text:p>
          </table:table-cell>
          <table:table-cell office:value-type="float" office:value="107.31">
            <text:p>107.31</text:p>
          </table:table-cell>
          <table:table-cell office:value-type="float" office:value="1.52054794520548">
            <text:p>1.5205479452</text:p>
          </table:table-cell>
          <table:table-cell office:value-type="float" office:value="0.22625">
            <text:p>0.22625</text:p>
          </table:table-cell>
          <table:table-cell office:value-type="float" office:value="59.2872928176796">
            <text:p>59.2872928177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670</text:p>
          </table:table-cell>
          <table:table-cell office:value-type="float" office:value="11.05">
            <text:p>11.05</text:p>
          </table:table-cell>
          <table:table-cell office:value-type="float" office:value="12">
            <text:p>12</text:p>
          </table:table-cell>
          <table:table-cell office:value-type="float" office:value="994.5">
            <text:p>994.5</text:p>
          </table:table-cell>
          <table:table-cell office:value-type="float" office:value="0.4">
            <text:p>0.4</text:p>
          </table:table-cell>
          <table:table-cell office:value-type="float" office:value="2486.25">
            <text:p>2486.25</text:p>
          </table:table-cell>
          <table:table-cell office:value-type="float" office:value="0.920833333333333">
            <text:p>0.9208333333</text:p>
          </table:table-cell>
          <table:table-cell office:value-type="float" office:value="0.0361990950226244">
            <text:p>0.036199095</text:p>
          </table:table-cell>
          <table:table-cell/>
          <table:table-cell office:value-type="string">
            <text:p>6670</text:p>
          </table:table-cell>
          <table:table-cell office:value-type="string">
            <text:p>6214</text:p>
          </table:table-cell>
          <table:table-cell office:value-type="float" office:value="11.07">
            <text:p>11.07</text:p>
          </table:table-cell>
          <table:table-cell office:value-type="float" office:value="14">
            <text:p>14</text:p>
          </table:table-cell>
          <table:table-cell office:value-type="float" office:value="996.03">
            <text:p>996.03</text:p>
          </table:table-cell>
          <table:table-cell office:value-type="float" office:value="0.4">
            <text:p>0.4</text:p>
          </table:table-cell>
          <table:table-cell office:value-type="float" office:value="2490.075">
            <text:p>2490.075</text:p>
          </table:table-cell>
          <table:table-cell office:value-type="float" office:value="0.790714285714286">
            <text:p>0.7907142857</text:p>
          </table:table-cell>
          <table:table-cell office:value-type="float" office:value="0.03613369467028">
            <text:p>0.0361336947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674</text:p>
          </table:table-cell>
          <table:table-cell office:value-type="float" office:value="39.27">
            <text:p>39.27</text:p>
          </table:table-cell>
          <table:table-cell office:value-type="float" office:value="13">
            <text:p>13</text:p>
          </table:table-cell>
          <table:table-cell office:value-type="float" office:value="3534.75">
            <text:p>3534.75</text:p>
          </table:table-cell>
          <table:table-cell office:value-type="float" office:value="192.75">
            <text:p>192.75</text:p>
          </table:table-cell>
          <table:table-cell office:value-type="float" office:value="18.3385214007782">
            <text:p>18.3385214008</text:p>
          </table:table-cell>
          <table:table-cell office:value-type="float" office:value="3.02076923076923">
            <text:p>3.0207692308</text:p>
          </table:table-cell>
          <table:table-cell office:value-type="float" office:value="4.9083269671505">
            <text:p>4.9083269672</text:p>
          </table:table-cell>
          <table:table-cell/>
          <table:table-cell office:value-type="string">
            <text:p>6674</text:p>
          </table:table-cell>
          <table:table-cell office:value-type="string">
            <text:p>6214</text:p>
          </table:table-cell>
          <table:table-cell office:value-type="float" office:value="37.17">
            <text:p>37.17</text:p>
          </table:table-cell>
          <table:table-cell office:value-type="float" office:value="12">
            <text:p>12</text:p>
          </table:table-cell>
          <table:table-cell office:value-type="float" office:value="3345.66">
            <text:p>3345.66</text:p>
          </table:table-cell>
          <table:table-cell office:value-type="float" office:value="192.75">
            <text:p>192.75</text:p>
          </table:table-cell>
          <table:table-cell office:value-type="float" office:value="17.3575097276265">
            <text:p>17.3575097276</text:p>
          </table:table-cell>
          <table:table-cell office:value-type="float" office:value="3.0975">
            <text:p>3.0975</text:p>
          </table:table-cell>
          <table:table-cell office:value-type="float" office:value="5.18563357546408">
            <text:p>5.1856335755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695</text:p>
          </table:table-cell>
          <table:table-cell office:value-type="float" office:value="6.79">
            <text:p>6.79</text:p>
          </table:table-cell>
          <table:table-cell office:value-type="float" office:value="12">
            <text:p>12</text:p>
          </table:table-cell>
          <table:table-cell office:value-type="float" office:value="611.1">
            <text:p>611.1</text:p>
          </table:table-cell>
          <table:table-cell office:value-type="float" office:value="67.05">
            <text:p>67.05</text:p>
          </table:table-cell>
          <table:table-cell office:value-type="float" office:value="9.11409395973154">
            <text:p>9.1140939597</text:p>
          </table:table-cell>
          <table:table-cell office:value-type="float" office:value="0.565833333333333">
            <text:p>0.5658333333</text:p>
          </table:table-cell>
          <table:table-cell office:value-type="float" office:value="9.87481590574374">
            <text:p>9.8748159057</text:p>
          </table:table-cell>
          <table:table-cell/>
          <table:table-cell office:value-type="string">
            <text:p>6695</text:p>
          </table:table-cell>
          <table:table-cell office:value-type="string">
            <text:p>6214</text:p>
          </table:table-cell>
          <table:table-cell office:value-type="float" office:value="6.86">
            <text:p>6.86</text:p>
          </table:table-cell>
          <table:table-cell office:value-type="float" office:value="14">
            <text:p>14</text:p>
          </table:table-cell>
          <table:table-cell office:value-type="float" office:value="617.13">
            <text:p>617.13</text:p>
          </table:table-cell>
          <table:table-cell office:value-type="float" office:value="67.05">
            <text:p>67.05</text:p>
          </table:table-cell>
          <table:table-cell office:value-type="float" office:value="9.20402684563758">
            <text:p>9.2040268456</text:p>
          </table:table-cell>
          <table:table-cell office:value-type="float" office:value="0.49">
            <text:p>0.49</text:p>
          </table:table-cell>
          <table:table-cell office:value-type="float" office:value="9.77405247813411">
            <text:p>9.7740524781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699</text:p>
          </table:table-cell>
          <table:table-cell office:value-type="float" office:value="6.43">
            <text:p>6.43</text:p>
          </table:table-cell>
          <table:table-cell office:value-type="float" office:value="8">
            <text:p>8</text:p>
          </table:table-cell>
          <table:table-cell office:value-type="float" office:value="578.52">
            <text:p>578.52</text:p>
          </table:table-cell>
          <table:table-cell office:value-type="float" office:value="12.9">
            <text:p>12.9</text:p>
          </table:table-cell>
          <table:table-cell office:value-type="float" office:value="44.846511627907">
            <text:p>44.8465116279</text:p>
          </table:table-cell>
          <table:table-cell office:value-type="float" office:value="0.80375">
            <text:p>0.80375</text:p>
          </table:table-cell>
          <table:table-cell office:value-type="float" office:value="2.00622083981338">
            <text:p>2.0062208398</text:p>
          </table:table-cell>
          <table:table-cell/>
          <table:table-cell office:value-type="string">
            <text:p>6699</text:p>
          </table:table-cell>
          <table:table-cell office:value-type="string">
            <text:p>6214</text:p>
          </table:table-cell>
          <table:table-cell office:value-type="float" office:value="7">
            <text:p>7</text:p>
          </table:table-cell>
          <table:table-cell office:value-type="float" office:value="255">
            <text:p>255</text:p>
          </table:table-cell>
          <table:table-cell office:value-type="float" office:value="630.09">
            <text:p>630.09</text:p>
          </table:table-cell>
          <table:table-cell office:value-type="float" office:value="12.9">
            <text:p>12.9</text:p>
          </table:table-cell>
          <table:table-cell office:value-type="float" office:value="48.8441860465116">
            <text:p>48.8441860465</text:p>
          </table:table-cell>
          <table:table-cell office:value-type="float" office:value="0.0274509803921569">
            <text:p>0.0274509804</text:p>
          </table:table-cell>
          <table:table-cell office:value-type="float" office:value="1.84285714285714">
            <text:p>1.8428571429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716</text:p>
          </table:table-cell>
          <table:table-cell office:value-type="float" office:value="12.52">
            <text:p>12.52</text:p>
          </table:table-cell>
          <table:table-cell office:value-type="float" office:value="12">
            <text:p>12</text:p>
          </table:table-cell>
          <table:table-cell office:value-type="float" office:value="1126.8">
            <text:p>1126.8</text:p>
          </table:table-cell>
          <table:table-cell office:value-type="float" office:value="354.73">
            <text:p>354.73</text:p>
          </table:table-cell>
          <table:table-cell office:value-type="float" office:value="3.17650043695205">
            <text:p>3.176500437</text:p>
          </table:table-cell>
          <table:table-cell office:value-type="float" office:value="1.04333333333333">
            <text:p>1.0433333333</text:p>
          </table:table-cell>
          <table:table-cell office:value-type="float" office:value="28.3330670926518">
            <text:p>28.3330670927</text:p>
          </table:table-cell>
          <table:table-cell/>
          <table:table-cell office:value-type="string">
            <text:p>6716</text:p>
          </table:table-cell>
          <table:table-cell office:value-type="string">
            <text:p>6214</text:p>
          </table:table-cell>
          <table:table-cell office:value-type="float" office:value="12.6">
            <text:p>12.6</text:p>
          </table:table-cell>
          <table:table-cell office:value-type="float" office:value="13">
            <text:p>13</text:p>
          </table:table-cell>
          <table:table-cell office:value-type="float" office:value="1134.36">
            <text:p>1134.36</text:p>
          </table:table-cell>
          <table:table-cell office:value-type="float" office:value="354.73">
            <text:p>354.73</text:p>
          </table:table-cell>
          <table:table-cell office:value-type="float" office:value="3.19781242071434">
            <text:p>3.1978124207</text:p>
          </table:table-cell>
          <table:table-cell office:value-type="float" office:value="0.969230769230769">
            <text:p>0.9692307692</text:p>
          </table:table-cell>
          <table:table-cell office:value-type="float" office:value="28.1531746031746">
            <text:p>28.1531746032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738</text:p>
          </table:table-cell>
          <table:table-cell office:value-type="float" office:value="1.09">
            <text:p>1.09</text:p>
          </table:table-cell>
          <table:table-cell office:value-type="float" office:value="14">
            <text:p>14</text:p>
          </table:table-cell>
          <table:table-cell office:value-type="float" office:value="98.46">
            <text:p>98.46</text:p>
          </table:table-cell>
          <table:table-cell office:value-type="float" office:value="10.14">
            <text:p>10.14</text:p>
          </table:table-cell>
          <table:table-cell office:value-type="float" office:value="9.71005917159763">
            <text:p>9.7100591716</text:p>
          </table:table-cell>
          <table:table-cell office:value-type="float" office:value="0.0778571428571429">
            <text:p>0.0778571429</text:p>
          </table:table-cell>
          <table:table-cell office:value-type="float" office:value="9.30275229357798">
            <text:p>9.3027522936</text:p>
          </table:table-cell>
          <table:table-cell/>
          <table:table-cell office:value-type="string">
            <text:p>6738</text:p>
          </table:table-cell>
          <table:table-cell office:value-type="string">
            <text:p>6214</text:p>
          </table:table-cell>
          <table:table-cell office:value-type="float" office:value="1.04">
            <text:p>1.04</text:p>
          </table:table-cell>
          <table:table-cell office:value-type="float" office:value="14">
            <text:p>14</text:p>
          </table:table-cell>
          <table:table-cell office:value-type="float" office:value="93.42">
            <text:p>93.42</text:p>
          </table:table-cell>
          <table:table-cell office:value-type="float" office:value="10.14">
            <text:p>10.14</text:p>
          </table:table-cell>
          <table:table-cell office:value-type="float" office:value="9.21301775147929">
            <text:p>9.2130177515</text:p>
          </table:table-cell>
          <table:table-cell office:value-type="float" office:value="0.0742857142857143">
            <text:p>0.0742857143</text:p>
          </table:table-cell>
          <table:table-cell office:value-type="float" office:value="9.75">
            <text:p>9.75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843</text:p>
          </table:table-cell>
          <table:table-cell office:value-type="float" office:value="7.13">
            <text:p>7.13</text:p>
          </table:table-cell>
          <table:table-cell office:value-type="float" office:value="12">
            <text:p>12</text:p>
          </table:table-cell>
          <table:table-cell office:value-type="float" office:value="641.97">
            <text:p>641.97</text:p>
          </table:table-cell>
          <table:table-cell office:value-type="float" office:value="259.92">
            <text:p>259.92</text:p>
          </table:table-cell>
          <table:table-cell office:value-type="float" office:value="2.46987534626039">
            <text:p>2.4698753463</text:p>
          </table:table-cell>
          <table:table-cell office:value-type="float" office:value="0.594166666666667">
            <text:p>0.5941666667</text:p>
          </table:table-cell>
          <table:table-cell office:value-type="float" office:value="36.4544179523142">
            <text:p>36.4544179523</text:p>
          </table:table-cell>
          <table:table-cell/>
          <table:table-cell office:value-type="string">
            <text:p>6843</text:p>
          </table:table-cell>
          <table:table-cell office:value-type="string">
            <text:p>6214</text:p>
          </table:table-cell>
          <table:table-cell office:value-type="float" office:value="6.98">
            <text:p>6.98</text:p>
          </table:table-cell>
          <table:table-cell office:value-type="float" office:value="11">
            <text:p>11</text:p>
          </table:table-cell>
          <table:table-cell office:value-type="float" office:value="627.84">
            <text:p>627.84</text:p>
          </table:table-cell>
          <table:table-cell office:value-type="float" office:value="259.92">
            <text:p>259.92</text:p>
          </table:table-cell>
          <table:table-cell office:value-type="float" office:value="2.41551246537396">
            <text:p>2.4155124654</text:p>
          </table:table-cell>
          <table:table-cell office:value-type="float" office:value="0.634545454545455">
            <text:p>0.6345454545</text:p>
          </table:table-cell>
          <table:table-cell office:value-type="float" office:value="37.2378223495702">
            <text:p>37.2378223496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879</text:p>
          </table:table-cell>
          <table:table-cell office:value-type="float" office:value="1.36">
            <text:p>1.36</text:p>
          </table:table-cell>
          <table:table-cell office:value-type="float" office:value="9">
            <text:p>9</text:p>
          </table:table-cell>
          <table:table-cell office:value-type="float" office:value="122.31">
            <text:p>122.31</text:p>
          </table:table-cell>
          <table:table-cell office:value-type="float" office:value="1.96">
            <text:p>1.96</text:p>
          </table:table-cell>
          <table:table-cell office:value-type="float" office:value="62.4030612244898">
            <text:p>62.4030612245</text:p>
          </table:table-cell>
          <table:table-cell office:value-type="float" office:value="0.151111111111111">
            <text:p>0.1511111111</text:p>
          </table:table-cell>
          <table:table-cell office:value-type="float" office:value="1.44117647058824">
            <text:p>1.4411764706</text:p>
          </table:table-cell>
          <table:table-cell/>
          <table:table-cell office:value-type="string">
            <text:p>6879</text:p>
          </table:table-cell>
          <table:table-cell office:value-type="string">
            <text:p>6214</text:p>
          </table:table-cell>
          <table:table-cell office:value-type="float" office:value="1.44">
            <text:p>1.44</text:p>
          </table:table-cell>
          <table:table-cell office:value-type="float" office:value="8">
            <text:p>8</text:p>
          </table:table-cell>
          <table:table-cell office:value-type="float" office:value="129.96">
            <text:p>129.96</text:p>
          </table:table-cell>
          <table:table-cell office:value-type="float" office:value="1.96">
            <text:p>1.96</text:p>
          </table:table-cell>
          <table:table-cell office:value-type="float" office:value="66.3061224489796">
            <text:p>66.306122449</text:p>
          </table:table-cell>
          <table:table-cell office:value-type="float" office:value="0.18">
            <text:p>0.18</text:p>
          </table:table-cell>
          <table:table-cell office:value-type="float" office:value="1.36111111111111">
            <text:p>1.3611111111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892</text:p>
          </table:table-cell>
          <table:table-cell office:value-type="float" office:value="7.2">
            <text:p>7.2</text:p>
          </table:table-cell>
          <table:table-cell office:value-type="float" office:value="10">
            <text:p>10</text:p>
          </table:table-cell>
          <table:table-cell office:value-type="float" office:value="647.55">
            <text:p>647.55</text:p>
          </table:table-cell>
          <table:table-cell office:value-type="float" office:value="335.37">
            <text:p>335.37</text:p>
          </table:table-cell>
          <table:table-cell office:value-type="float" office:value="1.93085249127829">
            <text:p>1.9308524913</text:p>
          </table:table-cell>
          <table:table-cell office:value-type="float" office:value="0.72">
            <text:p>0.72</text:p>
          </table:table-cell>
          <table:table-cell office:value-type="float" office:value="46.5791666666667">
            <text:p>46.5791666667</text:p>
          </table:table-cell>
          <table:table-cell/>
          <table:table-cell office:value-type="string">
            <text:p>6892</text:p>
          </table:table-cell>
          <table:table-cell office:value-type="string">
            <text:p>6214</text:p>
          </table:table-cell>
          <table:table-cell office:value-type="float" office:value="7.08">
            <text:p>7.08</text:p>
          </table:table-cell>
          <table:table-cell office:value-type="float" office:value="10">
            <text:p>10</text:p>
          </table:table-cell>
          <table:table-cell office:value-type="float" office:value="637.38">
            <text:p>637.38</text:p>
          </table:table-cell>
          <table:table-cell office:value-type="float" office:value="335.37">
            <text:p>335.37</text:p>
          </table:table-cell>
          <table:table-cell office:value-type="float" office:value="1.90052777529296">
            <text:p>1.9005277753</text:p>
          </table:table-cell>
          <table:table-cell office:value-type="float" office:value="0.708">
            <text:p>0.708</text:p>
          </table:table-cell>
          <table:table-cell office:value-type="float" office:value="47.3686440677966">
            <text:p>47.3686440678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945</text:p>
          </table:table-cell>
          <table:table-cell office:value-type="float" office:value="1.32">
            <text:p>1.32</text:p>
          </table:table-cell>
          <table:table-cell office:value-type="float" office:value="10">
            <text:p>10</text:p>
          </table:table-cell>
          <table:table-cell office:value-type="float" office:value="119.16">
            <text:p>119.16</text:p>
          </table:table-cell>
          <table:table-cell office:value-type="float" office:value="69.48">
            <text:p>69.48</text:p>
          </table:table-cell>
          <table:table-cell office:value-type="float" office:value="1.71502590673575">
            <text:p>1.7150259067</text:p>
          </table:table-cell>
          <table:table-cell office:value-type="float" office:value="0.132">
            <text:p>0.132</text:p>
          </table:table-cell>
          <table:table-cell office:value-type="float" office:value="52.6363636363636">
            <text:p>52.6363636364</text:p>
          </table:table-cell>
          <table:table-cell/>
          <table:table-cell office:value-type="string">
            <text:p>6945</text:p>
          </table:table-cell>
          <table:table-cell office:value-type="string">
            <text:p>6214</text:p>
          </table:table-cell>
          <table:table-cell office:value-type="float" office:value="1.31">
            <text:p>1.31</text:p>
          </table:table-cell>
          <table:table-cell office:value-type="float" office:value="10">
            <text:p>10</text:p>
          </table:table-cell>
          <table:table-cell office:value-type="float" office:value="117.54">
            <text:p>117.54</text:p>
          </table:table-cell>
          <table:table-cell office:value-type="float" office:value="69.48">
            <text:p>69.48</text:p>
          </table:table-cell>
          <table:table-cell office:value-type="float" office:value="1.69170984455959">
            <text:p>1.6917098446</text:p>
          </table:table-cell>
          <table:table-cell office:value-type="float" office:value="0.131">
            <text:p>0.131</text:p>
          </table:table-cell>
          <table:table-cell office:value-type="float" office:value="53.0381679389313">
            <text:p>53.0381679389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948</text:p>
          </table:table-cell>
          <table:table-cell office:value-type="float" office:value="6.01">
            <text:p>6.01</text:p>
          </table:table-cell>
          <table:table-cell office:value-type="float" office:value="10">
            <text:p>10</text:p>
          </table:table-cell>
          <table:table-cell office:value-type="float" office:value="541.08">
            <text:p>541.08</text:p>
          </table:table-cell>
          <table:table-cell office:value-type="float" office:value="6.87">
            <text:p>6.87</text:p>
          </table:table-cell>
          <table:table-cell office:value-type="float" office:value="78.7598253275109">
            <text:p>78.7598253275</text:p>
          </table:table-cell>
          <table:table-cell office:value-type="float" office:value="0.601">
            <text:p>0.601</text:p>
          </table:table-cell>
          <table:table-cell office:value-type="float" office:value="1.14309484193012">
            <text:p>1.1430948419</text:p>
          </table:table-cell>
          <table:table-cell/>
          <table:table-cell office:value-type="string">
            <text:p>6948</text:p>
          </table:table-cell>
          <table:table-cell office:value-type="string">
            <text:p>6214</text:p>
          </table:table-cell>
          <table:table-cell office:value-type="float" office:value="6.04">
            <text:p>6.04</text:p>
          </table:table-cell>
          <table:table-cell office:value-type="float" office:value="11">
            <text:p>11</text:p>
          </table:table-cell>
          <table:table-cell office:value-type="float" office:value="543.78">
            <text:p>543.78</text:p>
          </table:table-cell>
          <table:table-cell office:value-type="float" office:value="6.87">
            <text:p>6.87</text:p>
          </table:table-cell>
          <table:table-cell office:value-type="float" office:value="79.1528384279476">
            <text:p>79.1528384279</text:p>
          </table:table-cell>
          <table:table-cell office:value-type="float" office:value="0.549090909090909">
            <text:p>0.5490909091</text:p>
          </table:table-cell>
          <table:table-cell office:value-type="float" office:value="1.13741721854305">
            <text:p>1.1374172185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971</text:p>
          </table:table-cell>
          <table:table-cell office:value-type="float" office:value="1.71">
            <text:p>1.71</text:p>
          </table:table-cell>
          <table:table-cell office:value-type="float" office:value="13">
            <text:p>13</text:p>
          </table:table-cell>
          <table:table-cell office:value-type="float" office:value="154.26">
            <text:p>154.26</text:p>
          </table:table-cell>
          <table:table-cell office:value-type="float" office:value="68.25">
            <text:p>68.25</text:p>
          </table:table-cell>
          <table:table-cell office:value-type="float" office:value="2.26021978021978">
            <text:p>2.2602197802</text:p>
          </table:table-cell>
          <table:table-cell office:value-type="float" office:value="0.131538461538462">
            <text:p>0.1315384615</text:p>
          </table:table-cell>
          <table:table-cell office:value-type="float" office:value="39.9122807017544">
            <text:p>39.9122807018</text:p>
          </table:table-cell>
          <table:table-cell/>
          <table:table-cell office:value-type="string">
            <text:p>6971</text:p>
          </table:table-cell>
          <table:table-cell office:value-type="string">
            <text:p>6214</text:p>
          </table:table-cell>
          <table:table-cell office:value-type="float" office:value="1.63">
            <text:p>1.63</text:p>
          </table:table-cell>
          <table:table-cell office:value-type="float" office:value="12">
            <text:p>12</text:p>
          </table:table-cell>
          <table:table-cell office:value-type="float" office:value="146.61">
            <text:p>146.61</text:p>
          </table:table-cell>
          <table:table-cell office:value-type="float" office:value="68.25">
            <text:p>68.25</text:p>
          </table:table-cell>
          <table:table-cell office:value-type="float" office:value="2.14813186813187">
            <text:p>2.1481318681</text:p>
          </table:table-cell>
          <table:table-cell office:value-type="float" office:value="0.135833333333333">
            <text:p>0.1358333333</text:p>
          </table:table-cell>
          <table:table-cell office:value-type="float" office:value="41.8711656441718">
            <text:p>41.8711656442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7021</text:p>
          </table:table-cell>
          <table:table-cell office:value-type="float" office:value="5.92">
            <text:p>5.92</text:p>
          </table:table-cell>
          <table:table-cell office:value-type="float" office:value="11">
            <text:p>11</text:p>
          </table:table-cell>
          <table:table-cell office:value-type="float" office:value="532.44">
            <text:p>532.44</text:p>
          </table:table-cell>
          <table:table-cell office:value-type="float" office:value="209.42">
            <text:p>209.42</text:p>
          </table:table-cell>
          <table:table-cell office:value-type="float" office:value="2.54245057778627">
            <text:p>2.5424505778</text:p>
          </table:table-cell>
          <table:table-cell office:value-type="float" office:value="0.538181818181818">
            <text:p>0.5381818182</text:p>
          </table:table-cell>
          <table:table-cell office:value-type="float" office:value="35.375">
            <text:p>35.375</text:p>
          </table:table-cell>
          <table:table-cell/>
          <table:table-cell office:value-type="string">
            <text:p>7021</text:p>
          </table:table-cell>
          <table:table-cell office:value-type="string">
            <text:p>6214</text:p>
          </table:table-cell>
          <table:table-cell office:value-type="float" office:value="6.08">
            <text:p>6.08</text:p>
          </table:table-cell>
          <table:table-cell office:value-type="float" office:value="11">
            <text:p>11</text:p>
          </table:table-cell>
          <table:table-cell office:value-type="float" office:value="546.75">
            <text:p>546.75</text:p>
          </table:table-cell>
          <table:table-cell office:value-type="float" office:value="209.42">
            <text:p>209.42</text:p>
          </table:table-cell>
          <table:table-cell office:value-type="float" office:value="2.61078216025212">
            <text:p>2.6107821603</text:p>
          </table:table-cell>
          <table:table-cell office:value-type="float" office:value="0.552727272727273">
            <text:p>0.5527272727</text:p>
          </table:table-cell>
          <table:table-cell office:value-type="float" office:value="34.4440789473684">
            <text:p>34.4440789474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423</text:p>
          </table:table-cell>
          <table:table-cell office:value-type="float" office:value="7.35">
            <text:p>7.35</text:p>
          </table:table-cell>
          <table:table-cell office:value-type="float" office:value="12">
            <text:p>12</text:p>
          </table:table-cell>
          <table:table-cell office:value-type="float" office:value="661.86">
            <text:p>661.86</text:p>
          </table:table-cell>
          <table:table-cell office:value-type="float" office:value="333.95">
            <text:p>333.95</text:p>
          </table:table-cell>
          <table:table-cell office:value-type="float" office:value="1.98191346009882">
            <text:p>1.9819134601</text:p>
          </table:table-cell>
          <table:table-cell office:value-type="float" office:value="0.6125">
            <text:p>0.6125</text:p>
          </table:table-cell>
          <table:table-cell office:value-type="float" office:value="45.4353741496599">
            <text:p>45.4353741497</text:p>
          </table:table-cell>
          <table:table-cell/>
          <table:table-cell office:value-type="string">
            <text:p>6423</text:p>
          </table:table-cell>
          <table:table-cell office:value-type="string">
            <text:p>6214</text:p>
          </table:table-cell>
          <table:table-cell office:value-type="float" office:value="7.24">
            <text:p>7.24</text:p>
          </table:table-cell>
          <table:table-cell office:value-type="float" office:value="12">
            <text:p>12</text:p>
          </table:table-cell>
          <table:table-cell office:value-type="float" office:value="651.6">
            <text:p>651.6</text:p>
          </table:table-cell>
          <table:table-cell office:value-type="float" office:value="333.95">
            <text:p>333.95</text:p>
          </table:table-cell>
          <table:table-cell office:value-type="float" office:value="1.9511902979488">
            <text:p>1.9511902979</text:p>
          </table:table-cell>
          <table:table-cell office:value-type="float" office:value="0.603333333333333">
            <text:p>0.6033333333</text:p>
          </table:table-cell>
          <table:table-cell office:value-type="float" office:value="46.1256906077348">
            <text:p>46.1256906077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499</text:p>
          </table:table-cell>
          <table:table-cell office:value-type="float" office:value="6.4">
            <text:p>6.4</text:p>
          </table:table-cell>
          <table:table-cell office:value-type="float" office:value="13">
            <text:p>13</text:p>
          </table:table-cell>
          <table:table-cell office:value-type="float" office:value="576.18">
            <text:p>576.18</text:p>
          </table:table-cell>
          <table:table-cell office:value-type="float" office:value="128.59">
            <text:p>128.59</text:p>
          </table:table-cell>
          <table:table-cell office:value-type="float" office:value="4.48075278015398">
            <text:p>4.4807527802</text:p>
          </table:table-cell>
          <table:table-cell office:value-type="float" office:value="0.492307692307692">
            <text:p>0.4923076923</text:p>
          </table:table-cell>
          <table:table-cell office:value-type="float" office:value="20.0921875">
            <text:p>20.0921875</text:p>
          </table:table-cell>
          <table:table-cell/>
          <table:table-cell office:value-type="string">
            <text:p>6499</text:p>
          </table:table-cell>
          <table:table-cell office:value-type="string">
            <text:p>6214</text:p>
          </table:table-cell>
          <table:table-cell office:value-type="float" office:value="6.26">
            <text:p>6.26</text:p>
          </table:table-cell>
          <table:table-cell office:value-type="float" office:value="12">
            <text:p>12</text:p>
          </table:table-cell>
          <table:table-cell office:value-type="float" office:value="563.31">
            <text:p>563.31</text:p>
          </table:table-cell>
          <table:table-cell office:value-type="float" office:value="128.59">
            <text:p>128.59</text:p>
          </table:table-cell>
          <table:table-cell office:value-type="float" office:value="4.38066723695466">
            <text:p>4.380667237</text:p>
          </table:table-cell>
          <table:table-cell office:value-type="float" office:value="0.521666666666667">
            <text:p>0.5216666667</text:p>
          </table:table-cell>
          <table:table-cell office:value-type="float" office:value="20.5415335463259">
            <text:p>20.5415335463</text:p>
          </table:table-cell>
          <table:table-cell table:number-columns-repeated="1005"/>
        </table:table-row>
        <table:table-row table:style-name="ro1">
          <table:table-cell office:value-type="string">
            <text:p>6214</text:p>
          </table:table-cell>
          <table:table-cell office:value-type="string">
            <text:p>6559</text:p>
          </table:table-cell>
          <table:table-cell office:value-type="float" office:value="1.42">
            <text:p>1.42</text:p>
          </table:table-cell>
          <table:table-cell office:value-type="float" office:value="10">
            <text:p>10</text:p>
          </table:table-cell>
          <table:table-cell office:value-type="float" office:value="128.07">
            <text:p>128.07</text:p>
          </table:table-cell>
          <table:table-cell office:value-type="float" office:value="69.48">
            <text:p>69.48</text:p>
          </table:table-cell>
          <table:table-cell office:value-type="float" office:value="1.84326424870466">
            <text:p>1.8432642487</text:p>
          </table:table-cell>
          <table:table-cell office:value-type="float" office:value="0.142">
            <text:p>0.142</text:p>
          </table:table-cell>
          <table:table-cell office:value-type="float" office:value="48.9295774647887">
            <text:p>48.9295774648</text:p>
          </table:table-cell>
          <table:table-cell/>
          <table:table-cell office:value-type="string">
            <text:p>6559</text:p>
          </table:table-cell>
          <table:table-cell office:value-type="string">
            <text:p>6214</text:p>
          </table:table-cell>
          <table:table-cell office:value-type="float" office:value="1.38">
            <text:p>1.38</text:p>
          </table:table-cell>
          <table:table-cell office:value-type="float" office:value="10">
            <text:p>10</text:p>
          </table:table-cell>
          <table:table-cell office:value-type="float" office:value="123.84">
            <text:p>123.84</text:p>
          </table:table-cell>
          <table:table-cell office:value-type="float" office:value="69.48">
            <text:p>69.48</text:p>
          </table:table-cell>
          <table:table-cell office:value-type="float" office:value="1.78238341968912">
            <text:p>1.7823834197</text:p>
          </table:table-cell>
          <table:table-cell office:value-type="float" office:value="0.138">
            <text:p>0.138</text:p>
          </table:table-cell>
          <table:table-cell office:value-type="float" office:value="50.3478260869565">
            <text:p>50.347826087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087</text:p>
          </table:table-cell>
          <table:table-cell office:value-type="float" office:value="4.83">
            <text:p>4.83</text:p>
          </table:table-cell>
          <table:table-cell office:value-type="float" office:value="4">
            <text:p>4</text:p>
          </table:table-cell>
          <table:table-cell office:value-type="float" office:value="435.06">
            <text:p>435.06</text:p>
          </table:table-cell>
          <table:table-cell office:value-type="float" office:value="2.58">
            <text:p>2.58</text:p>
          </table:table-cell>
          <table:table-cell office:value-type="float" office:value="168.627906976744">
            <text:p>168.6279069767</text:p>
          </table:table-cell>
          <table:table-cell office:value-type="float" office:value="1.2075">
            <text:p>1.2075</text:p>
          </table:table-cell>
          <table:table-cell office:value-type="float" office:value="0.53416149068323">
            <text:p>0.5341614907</text:p>
          </table:table-cell>
          <table:table-cell/>
          <table:table-cell office:value-type="string">
            <text:p>6087</text:p>
          </table:table-cell>
          <table:table-cell office:value-type="string">
            <text:p>6382</text:p>
          </table:table-cell>
          <table:table-cell office:value-type="float" office:value="4.21">
            <text:p>4.21</text:p>
          </table:table-cell>
          <table:table-cell office:value-type="float" office:value="4">
            <text:p>4</text:p>
          </table:table-cell>
          <table:table-cell office:value-type="float" office:value="378.45">
            <text:p>378.45</text:p>
          </table:table-cell>
          <table:table-cell office:value-type="float" office:value="2.58">
            <text:p>2.58</text:p>
          </table:table-cell>
          <table:table-cell office:value-type="float" office:value="146.686046511628">
            <text:p>146.6860465116</text:p>
          </table:table-cell>
          <table:table-cell office:value-type="float" office:value="1.0525">
            <text:p>1.0525</text:p>
          </table:table-cell>
          <table:table-cell office:value-type="float" office:value="0.612826603325416">
            <text:p>0.6128266033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182</text:p>
          </table:table-cell>
          <table:table-cell office:value-type="float" office:value="8.89">
            <text:p>8.89</text:p>
          </table:table-cell>
          <table:table-cell office:value-type="float" office:value="7">
            <text:p>7</text:p>
          </table:table-cell>
          <table:table-cell office:value-type="float" office:value="800.46">
            <text:p>800.46</text:p>
          </table:table-cell>
          <table:table-cell office:value-type="float" office:value="275.67">
            <text:p>275.67</text:p>
          </table:table-cell>
          <table:table-cell office:value-type="float" office:value="2.90368919360104">
            <text:p>2.9036891936</text:p>
          </table:table-cell>
          <table:table-cell office:value-type="float" office:value="1.27">
            <text:p>1.27</text:p>
          </table:table-cell>
          <table:table-cell office:value-type="float" office:value="31.0089988751406">
            <text:p>31.0089988751</text:p>
          </table:table-cell>
          <table:table-cell/>
          <table:table-cell office:value-type="string">
            <text:p>6182</text:p>
          </table:table-cell>
          <table:table-cell office:value-type="string">
            <text:p>6382</text:p>
          </table:table-cell>
          <table:table-cell office:value-type="float" office:value="8.68">
            <text:p>8.68</text:p>
          </table:table-cell>
          <table:table-cell office:value-type="float" office:value="7">
            <text:p>7</text:p>
          </table:table-cell>
          <table:table-cell office:value-type="float" office:value="780.75">
            <text:p>780.75</text:p>
          </table:table-cell>
          <table:table-cell office:value-type="float" office:value="275.67">
            <text:p>275.67</text:p>
          </table:table-cell>
          <table:table-cell office:value-type="float" office:value="2.83219066274894">
            <text:p>2.8321906627</text:p>
          </table:table-cell>
          <table:table-cell office:value-type="float" office:value="1.24">
            <text:p>1.24</text:p>
          </table:table-cell>
          <table:table-cell office:value-type="float" office:value="31.7592165898618">
            <text:p>31.7592165899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405</text:p>
          </table:table-cell>
          <table:table-cell office:value-type="float" office:value="7.37">
            <text:p>7.37</text:p>
          </table:table-cell>
          <table:table-cell office:value-type="float" office:value="8">
            <text:p>8</text:p>
          </table:table-cell>
          <table:table-cell office:value-type="float" office:value="663.3">
            <text:p>663.3</text:p>
          </table:table-cell>
          <table:table-cell office:value-type="float" office:value="3.95">
            <text:p>3.95</text:p>
          </table:table-cell>
          <table:table-cell office:value-type="float" office:value="167.924050632911">
            <text:p>167.9240506329</text:p>
          </table:table-cell>
          <table:table-cell office:value-type="float" office:value="0.92125">
            <text:p>0.92125</text:p>
          </table:table-cell>
          <table:table-cell office:value-type="float" office:value="0.5359565807327">
            <text:p>0.5359565807</text:p>
          </table:table-cell>
          <table:table-cell/>
          <table:table-cell office:value-type="string">
            <text:p>6405</text:p>
          </table:table-cell>
          <table:table-cell office:value-type="string">
            <text:p>6382</text:p>
          </table:table-cell>
          <table:table-cell office:value-type="float" office:value="7.2">
            <text:p>7.2</text:p>
          </table:table-cell>
          <table:table-cell office:value-type="float" office:value="9">
            <text:p>9</text:p>
          </table:table-cell>
          <table:table-cell office:value-type="float" office:value="647.82">
            <text:p>647.82</text:p>
          </table:table-cell>
          <table:table-cell office:value-type="float" office:value="3.95">
            <text:p>3.95</text:p>
          </table:table-cell>
          <table:table-cell office:value-type="float" office:value="164.005063291139">
            <text:p>164.0050632911</text:p>
          </table:table-cell>
          <table:table-cell office:value-type="float" office:value="0.8">
            <text:p>0.8</text:p>
          </table:table-cell>
          <table:table-cell office:value-type="float" office:value="0.548611111111111">
            <text:p>0.5486111111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446</text:p>
          </table:table-cell>
          <table:table-cell office:value-type="float" office:value="6.52">
            <text:p>6.52</text:p>
          </table:table-cell>
          <table:table-cell office:value-type="float" office:value="9">
            <text:p>9</text:p>
          </table:table-cell>
          <table:table-cell office:value-type="float" office:value="586.44">
            <text:p>586.44</text:p>
          </table:table-cell>
          <table:table-cell office:value-type="float" office:value="55.08">
            <text:p>55.08</text:p>
          </table:table-cell>
          <table:table-cell office:value-type="float" office:value="10.6470588235294">
            <text:p>10.6470588235</text:p>
          </table:table-cell>
          <table:table-cell office:value-type="float" office:value="0.724444444444444">
            <text:p>0.7244444444</text:p>
          </table:table-cell>
          <table:table-cell office:value-type="float" office:value="8.4478527607362">
            <text:p>8.4478527607</text:p>
          </table:table-cell>
          <table:table-cell/>
          <table:table-cell office:value-type="string">
            <text:p>6446</text:p>
          </table:table-cell>
          <table:table-cell office:value-type="string">
            <text:p>6382</text:p>
          </table:table-cell>
          <table:table-cell office:value-type="float" office:value="6.61">
            <text:p>6.61</text:p>
          </table:table-cell>
          <table:table-cell office:value-type="float" office:value="7">
            <text:p>7</text:p>
          </table:table-cell>
          <table:table-cell office:value-type="float" office:value="595.17">
            <text:p>595.17</text:p>
          </table:table-cell>
          <table:table-cell office:value-type="float" office:value="55.08">
            <text:p>55.08</text:p>
          </table:table-cell>
          <table:table-cell office:value-type="float" office:value="10.8055555555556">
            <text:p>10.8055555556</text:p>
          </table:table-cell>
          <table:table-cell office:value-type="float" office:value="0.944285714285714">
            <text:p>0.9442857143</text:p>
          </table:table-cell>
          <table:table-cell office:value-type="float" office:value="8.33282904689864">
            <text:p>8.3328290469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451</text:p>
          </table:table-cell>
          <table:table-cell office:value-type="float" office:value="1.43">
            <text:p>1.43</text:p>
          </table:table-cell>
          <table:table-cell office:value-type="float" office:value="5">
            <text:p>5</text:p>
          </table:table-cell>
          <table:table-cell office:value-type="float" office:value="128.34">
            <text:p>128.34</text:p>
          </table:table-cell>
          <table:table-cell office:value-type="float" office:value="4.75">
            <text:p>4.75</text:p>
          </table:table-cell>
          <table:table-cell office:value-type="float" office:value="27.018947368421">
            <text:p>27.0189473684</text:p>
          </table:table-cell>
          <table:table-cell office:value-type="float" office:value="0.286">
            <text:p>0.286</text:p>
          </table:table-cell>
          <table:table-cell office:value-type="float" office:value="3.32167832167832">
            <text:p>3.3216783217</text:p>
          </table:table-cell>
          <table:table-cell/>
          <table:table-cell office:value-type="string">
            <text:p>6451</text:p>
          </table:table-cell>
          <table:table-cell office:value-type="string">
            <text:p>6382</text:p>
          </table:table-cell>
          <table:table-cell office:value-type="float" office:value="1.33">
            <text:p>1.33</text:p>
          </table:table-cell>
          <table:table-cell office:value-type="float" office:value="5">
            <text:p>5</text:p>
          </table:table-cell>
          <table:table-cell office:value-type="float" office:value="119.79">
            <text:p>119.79</text:p>
          </table:table-cell>
          <table:table-cell office:value-type="float" office:value="4.75">
            <text:p>4.75</text:p>
          </table:table-cell>
          <table:table-cell office:value-type="float" office:value="25.2189473684211">
            <text:p>25.2189473684</text:p>
          </table:table-cell>
          <table:table-cell office:value-type="float" office:value="0.266">
            <text:p>0.266</text:p>
          </table:table-cell>
          <table:table-cell office:value-type="float" office:value="3.57142857142857">
            <text:p>3.5714285714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471</text:p>
          </table:table-cell>
          <table:table-cell office:value-type="float" office:value="0.9">
            <text:p>0.9</text:p>
          </table:table-cell>
          <table:table-cell office:value-type="float" office:value="255">
            <text:p>255</text:p>
          </table:table-cell>
          <table:table-cell office:value-type="float" office:value="81.09">
            <text:p>81.09</text:p>
          </table:table-cell>
          <table:table-cell office:value-type="float" office:value="51.86">
            <text:p>51.86</text:p>
          </table:table-cell>
          <table:table-cell office:value-type="float" office:value="1.56363285769379">
            <text:p>1.5636328577</text:p>
          </table:table-cell>
          <table:table-cell office:value-type="float" office:value="0.00352941176470588">
            <text:p>0.0035294118</text:p>
          </table:table-cell>
          <table:table-cell office:value-type="float" office:value="57.6222222222222">
            <text:p>57.6222222222</text:p>
          </table:table-cell>
          <table:table-cell/>
          <table:table-cell office:value-type="string">
            <text:p>6471</text:p>
          </table:table-cell>
          <table:table-cell office:value-type="string">
            <text:p>6382</text:p>
          </table:table-cell>
          <table:table-cell office:value-type="float" office:value="0.94">
            <text:p>0.94</text:p>
          </table:table-cell>
          <table:table-cell office:value-type="float" office:value="255">
            <text:p>255</text:p>
          </table:table-cell>
          <table:table-cell office:value-type="float" office:value="84.96">
            <text:p>84.96</text:p>
          </table:table-cell>
          <table:table-cell office:value-type="float" office:value="51.86">
            <text:p>51.86</text:p>
          </table:table-cell>
          <table:table-cell office:value-type="float" office:value="1.63825684535287">
            <text:p>1.6382568454</text:p>
          </table:table-cell>
          <table:table-cell office:value-type="float" office:value="0.00368627450980392">
            <text:p>0.0036862745</text:p>
          </table:table-cell>
          <table:table-cell office:value-type="float" office:value="55.1702127659575">
            <text:p>55.170212766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501</text:p>
          </table:table-cell>
          <table:table-cell office:value-type="float" office:value="10.12">
            <text:p>10.12</text:p>
          </table:table-cell>
          <table:table-cell office:value-type="float" office:value="10">
            <text:p>10</text:p>
          </table:table-cell>
          <table:table-cell office:value-type="float" office:value="911.07">
            <text:p>911.07</text:p>
          </table:table-cell>
          <table:table-cell office:value-type="float" office:value="168">
            <text:p>168</text:p>
          </table:table-cell>
          <table:table-cell office:value-type="float" office:value="5.42303571428571">
            <text:p>5.4230357143</text:p>
          </table:table-cell>
          <table:table-cell office:value-type="float" office:value="1.012">
            <text:p>1.012</text:p>
          </table:table-cell>
          <table:table-cell office:value-type="float" office:value="16.600790513834">
            <text:p>16.6007905138</text:p>
          </table:table-cell>
          <table:table-cell/>
          <table:table-cell office:value-type="string">
            <text:p>6501</text:p>
          </table:table-cell>
          <table:table-cell office:value-type="string">
            <text:p>6382</text:p>
          </table:table-cell>
          <table:table-cell office:value-type="float" office:value="9.95">
            <text:p>9.95</text:p>
          </table:table-cell>
          <table:table-cell office:value-type="float" office:value="6">
            <text:p>6</text:p>
          </table:table-cell>
          <table:table-cell office:value-type="float" office:value="895.5">
            <text:p>895.5</text:p>
          </table:table-cell>
          <table:table-cell office:value-type="float" office:value="168">
            <text:p>168</text:p>
          </table:table-cell>
          <table:table-cell office:value-type="float" office:value="5.33035714285714">
            <text:p>5.3303571429</text:p>
          </table:table-cell>
          <table:table-cell office:value-type="float" office:value="1.65833333333333">
            <text:p>1.6583333333</text:p>
          </table:table-cell>
          <table:table-cell office:value-type="float" office:value="16.8844221105528">
            <text:p>16.8844221106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512</text:p>
          </table:table-cell>
          <table:table-cell office:value-type="float" office:value="11.62">
            <text:p>11.62</text:p>
          </table:table-cell>
          <table:table-cell office:value-type="float" office:value="7">
            <text:p>7</text:p>
          </table:table-cell>
          <table:table-cell office:value-type="float" office:value="1045.8">
            <text:p>1045.8</text:p>
          </table:table-cell>
          <table:table-cell office:value-type="float" office:value="80.36">
            <text:p>80.36</text:p>
          </table:table-cell>
          <table:table-cell office:value-type="float" office:value="13.01393728223">
            <text:p>13.0139372822</text:p>
          </table:table-cell>
          <table:table-cell office:value-type="float" office:value="1.66">
            <text:p>1.66</text:p>
          </table:table-cell>
          <table:table-cell office:value-type="float" office:value="6.91566265060241">
            <text:p>6.9156626506</text:p>
          </table:table-cell>
          <table:table-cell/>
          <table:table-cell office:value-type="string">
            <text:p>6512</text:p>
          </table:table-cell>
          <table:table-cell office:value-type="string">
            <text:p>6382</text:p>
          </table:table-cell>
          <table:table-cell office:value-type="float" office:value="12.04">
            <text:p>12.04</text:p>
          </table:table-cell>
          <table:table-cell office:value-type="float" office:value="6">
            <text:p>6</text:p>
          </table:table-cell>
          <table:table-cell office:value-type="float" office:value="1083.33">
            <text:p>1083.33</text:p>
          </table:table-cell>
          <table:table-cell office:value-type="float" office:value="80.36">
            <text:p>80.36</text:p>
          </table:table-cell>
          <table:table-cell office:value-type="float" office:value="13.4809606769537">
            <text:p>13.480960677</text:p>
          </table:table-cell>
          <table:table-cell office:value-type="float" office:value="2.00666666666667">
            <text:p>2.0066666667</text:p>
          </table:table-cell>
          <table:table-cell office:value-type="float" office:value="6.67441860465116">
            <text:p>6.6744186047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515</text:p>
          </table:table-cell>
          <table:table-cell office:value-type="float" office:value="2.2">
            <text:p>2.2</text:p>
          </table:table-cell>
          <table:table-cell office:value-type="float" office:value="8">
            <text:p>8</text:p>
          </table:table-cell>
          <table:table-cell office:value-type="float" office:value="198.09">
            <text:p>198.09</text:p>
          </table:table-cell>
          <table:table-cell office:value-type="float" office:value="55.82">
            <text:p>55.82</text:p>
          </table:table-cell>
          <table:table-cell office:value-type="float" office:value="3.54872805446077">
            <text:p>3.5487280545</text:p>
          </table:table-cell>
          <table:table-cell office:value-type="float" office:value="0.275">
            <text:p>0.275</text:p>
          </table:table-cell>
          <table:table-cell office:value-type="float" office:value="25.3727272727273">
            <text:p>25.3727272727</text:p>
          </table:table-cell>
          <table:table-cell/>
          <table:table-cell office:value-type="string">
            <text:p>6515</text:p>
          </table:table-cell>
          <table:table-cell office:value-type="string">
            <text:p>6382</text:p>
          </table:table-cell>
          <table:table-cell office:value-type="float" office:value="2.43">
            <text:p>2.43</text:p>
          </table:table-cell>
          <table:table-cell office:value-type="float" office:value="8">
            <text:p>8</text:p>
          </table:table-cell>
          <table:table-cell office:value-type="float" office:value="218.43">
            <text:p>218.43</text:p>
          </table:table-cell>
          <table:table-cell office:value-type="float" office:value="55.82">
            <text:p>55.82</text:p>
          </table:table-cell>
          <table:table-cell office:value-type="float" office:value="3.91311357936224">
            <text:p>3.9131135794</text:p>
          </table:table-cell>
          <table:table-cell office:value-type="float" office:value="0.30375">
            <text:p>0.30375</text:p>
          </table:table-cell>
          <table:table-cell office:value-type="float" office:value="22.9711934156379">
            <text:p>22.9711934156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516</text:p>
          </table:table-cell>
          <table:table-cell office:value-type="float" office:value="3.25">
            <text:p>3.25</text:p>
          </table:table-cell>
          <table:table-cell office:value-type="float" office:value="8">
            <text:p>8</text:p>
          </table:table-cell>
          <table:table-cell office:value-type="float" office:value="292.32">
            <text:p>292.32</text:p>
          </table:table-cell>
          <table:table-cell office:value-type="float" office:value="55.76">
            <text:p>55.76</text:p>
          </table:table-cell>
          <table:table-cell office:value-type="float" office:value="5.24246771879484">
            <text:p>5.2424677188</text:p>
          </table:table-cell>
          <table:table-cell office:value-type="float" office:value="0.40625">
            <text:p>0.40625</text:p>
          </table:table-cell>
          <table:table-cell office:value-type="float" office:value="17.1569230769231">
            <text:p>17.1569230769</text:p>
          </table:table-cell>
          <table:table-cell/>
          <table:table-cell office:value-type="string">
            <text:p>6516</text:p>
          </table:table-cell>
          <table:table-cell office:value-type="string">
            <text:p>6382</text:p>
          </table:table-cell>
          <table:table-cell office:value-type="float" office:value="3.32">
            <text:p>3.32</text:p>
          </table:table-cell>
          <table:table-cell office:value-type="float" office:value="8">
            <text:p>8</text:p>
          </table:table-cell>
          <table:table-cell office:value-type="float" office:value="298.44">
            <text:p>298.44</text:p>
          </table:table-cell>
          <table:table-cell office:value-type="float" office:value="55.76">
            <text:p>55.76</text:p>
          </table:table-cell>
          <table:table-cell office:value-type="float" office:value="5.35222381635581">
            <text:p>5.3522238164</text:p>
          </table:table-cell>
          <table:table-cell office:value-type="float" office:value="0.415">
            <text:p>0.415</text:p>
          </table:table-cell>
          <table:table-cell office:value-type="float" office:value="16.7951807228916">
            <text:p>16.7951807229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519</text:p>
          </table:table-cell>
          <table:table-cell office:value-type="float" office:value="13.31">
            <text:p>13.31</text:p>
          </table:table-cell>
          <table:table-cell office:value-type="float" office:value="7">
            <text:p>7</text:p>
          </table:table-cell>
          <table:table-cell office:value-type="float" office:value="1197.81">
            <text:p>1197.81</text:p>
          </table:table-cell>
          <table:table-cell office:value-type="float" office:value="285.05">
            <text:p>285.05</text:p>
          </table:table-cell>
          <table:table-cell office:value-type="float" office:value="4.20210489387827">
            <text:p>4.2021048939</text:p>
          </table:table-cell>
          <table:table-cell office:value-type="float" office:value="1.90142857142857">
            <text:p>1.9014285714</text:p>
          </table:table-cell>
          <table:table-cell office:value-type="float" office:value="21.4162283996995">
            <text:p>21.4162283997</text:p>
          </table:table-cell>
          <table:table-cell/>
          <table:table-cell office:value-type="string">
            <text:p>6519</text:p>
          </table:table-cell>
          <table:table-cell office:value-type="string">
            <text:p>6382</text:p>
          </table:table-cell>
          <table:table-cell office:value-type="float" office:value="13.32">
            <text:p>13.32</text:p>
          </table:table-cell>
          <table:table-cell office:value-type="float" office:value="7">
            <text:p>7</text:p>
          </table:table-cell>
          <table:table-cell office:value-type="float" office:value="1198.8">
            <text:p>1198.8</text:p>
          </table:table-cell>
          <table:table-cell office:value-type="float" office:value="285.05">
            <text:p>285.05</text:p>
          </table:table-cell>
          <table:table-cell office:value-type="float" office:value="4.20557796877741">
            <text:p>4.2055779688</text:p>
          </table:table-cell>
          <table:table-cell office:value-type="float" office:value="1.90285714285714">
            <text:p>1.9028571429</text:p>
          </table:table-cell>
          <table:table-cell office:value-type="float" office:value="21.4001501501501">
            <text:p>21.4001501502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532</text:p>
          </table:table-cell>
          <table:table-cell office:value-type="float" office:value="8.04">
            <text:p>8.04</text:p>
          </table:table-cell>
          <table:table-cell office:value-type="float" office:value="4">
            <text:p>4</text:p>
          </table:table-cell>
          <table:table-cell office:value-type="float" office:value="723.96">
            <text:p>723.96</text:p>
          </table:table-cell>
          <table:table-cell office:value-type="float" office:value="293.24">
            <text:p>293.24</text:p>
          </table:table-cell>
          <table:table-cell office:value-type="float" office:value="2.46883099167917">
            <text:p>2.4688309917</text:p>
          </table:table-cell>
          <table:table-cell office:value-type="float" office:value="2.01">
            <text:p>2.01</text:p>
          </table:table-cell>
          <table:table-cell office:value-type="float" office:value="36.4726368159204">
            <text:p>36.4726368159</text:p>
          </table:table-cell>
          <table:table-cell/>
          <table:table-cell office:value-type="string">
            <text:p>6532</text:p>
          </table:table-cell>
          <table:table-cell office:value-type="string">
            <text:p>6382</text:p>
          </table:table-cell>
          <table:table-cell office:value-type="float" office:value="8.05">
            <text:p>8.05</text:p>
          </table:table-cell>
          <table:table-cell office:value-type="float" office:value="4">
            <text:p>4</text:p>
          </table:table-cell>
          <table:table-cell office:value-type="float" office:value="724.32">
            <text:p>724.32</text:p>
          </table:table-cell>
          <table:table-cell office:value-type="float" office:value="293.24">
            <text:p>293.24</text:p>
          </table:table-cell>
          <table:table-cell office:value-type="float" office:value="2.4700586550266">
            <text:p>2.470058655</text:p>
          </table:table-cell>
          <table:table-cell office:value-type="float" office:value="2.0125">
            <text:p>2.0125</text:p>
          </table:table-cell>
          <table:table-cell office:value-type="float" office:value="36.4273291925466">
            <text:p>36.4273291925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552</text:p>
          </table:table-cell>
          <table:table-cell office:value-type="float" office:value="6.63">
            <text:p>6.63</text:p>
          </table:table-cell>
          <table:table-cell office:value-type="float" office:value="7">
            <text:p>7</text:p>
          </table:table-cell>
          <table:table-cell office:value-type="float" office:value="596.79">
            <text:p>596.79</text:p>
          </table:table-cell>
          <table:table-cell office:value-type="float" office:value="155.91">
            <text:p>155.91</text:p>
          </table:table-cell>
          <table:table-cell office:value-type="float" office:value="3.82778526072734">
            <text:p>3.8277852607</text:p>
          </table:table-cell>
          <table:table-cell office:value-type="float" office:value="0.947142857142857">
            <text:p>0.9471428571</text:p>
          </table:table-cell>
          <table:table-cell office:value-type="float" office:value="23.5158371040724">
            <text:p>23.5158371041</text:p>
          </table:table-cell>
          <table:table-cell/>
          <table:table-cell office:value-type="string">
            <text:p>6552</text:p>
          </table:table-cell>
          <table:table-cell office:value-type="string">
            <text:p>6382</text:p>
          </table:table-cell>
          <table:table-cell office:value-type="float" office:value="6.74">
            <text:p>6.74</text:p>
          </table:table-cell>
          <table:table-cell office:value-type="float" office:value="7">
            <text:p>7</text:p>
          </table:table-cell>
          <table:table-cell office:value-type="float" office:value="606.87">
            <text:p>606.87</text:p>
          </table:table-cell>
          <table:table-cell office:value-type="float" office:value="155.91">
            <text:p>155.91</text:p>
          </table:table-cell>
          <table:table-cell office:value-type="float" office:value="3.89243794496825">
            <text:p>3.892437945</text:p>
          </table:table-cell>
          <table:table-cell office:value-type="float" office:value="0.962857142857143">
            <text:p>0.9628571429</text:p>
          </table:table-cell>
          <table:table-cell office:value-type="float" office:value="23.1320474777448">
            <text:p>23.1320474777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562</text:p>
          </table:table-cell>
          <table:table-cell office:value-type="float" office:value="1.54">
            <text:p>1.54</text:p>
          </table:table-cell>
          <table:table-cell office:value-type="float" office:value="7">
            <text:p>7</text:p>
          </table:table-cell>
          <table:table-cell office:value-type="float" office:value="138.51">
            <text:p>138.51</text:p>
          </table:table-cell>
          <table:table-cell office:value-type="float" office:value="58.5">
            <text:p>58.5</text:p>
          </table:table-cell>
          <table:table-cell office:value-type="float" office:value="2.36769230769231">
            <text:p>2.3676923077</text:p>
          </table:table-cell>
          <table:table-cell office:value-type="float" office:value="0.22">
            <text:p>0.22</text:p>
          </table:table-cell>
          <table:table-cell office:value-type="float" office:value="37.987012987013">
            <text:p>37.987012987</text:p>
          </table:table-cell>
          <table:table-cell/>
          <table:table-cell office:value-type="string">
            <text:p>6562</text:p>
          </table:table-cell>
          <table:table-cell office:value-type="string">
            <text:p>6382</text:p>
          </table:table-cell>
          <table:table-cell office:value-type="float" office:value="1.47">
            <text:p>1.47</text:p>
          </table:table-cell>
          <table:table-cell office:value-type="float" office:value="7">
            <text:p>7</text:p>
          </table:table-cell>
          <table:table-cell office:value-type="float" office:value="132.48">
            <text:p>132.48</text:p>
          </table:table-cell>
          <table:table-cell office:value-type="float" office:value="58.5">
            <text:p>58.5</text:p>
          </table:table-cell>
          <table:table-cell office:value-type="float" office:value="2.26461538461538">
            <text:p>2.2646153846</text:p>
          </table:table-cell>
          <table:table-cell office:value-type="float" office:value="0.21">
            <text:p>0.21</text:p>
          </table:table-cell>
          <table:table-cell office:value-type="float" office:value="39.7959183673469">
            <text:p>39.7959183673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609</text:p>
          </table:table-cell>
          <table:table-cell office:value-type="float" office:value="9.25">
            <text:p>9.25</text:p>
          </table:table-cell>
          <table:table-cell office:value-type="float" office:value="6">
            <text:p>6</text:p>
          </table:table-cell>
          <table:table-cell office:value-type="float" office:value="832.5">
            <text:p>832.5</text:p>
          </table:table-cell>
          <table:table-cell office:value-type="float" office:value="64.29">
            <text:p>64.29</text:p>
          </table:table-cell>
          <table:table-cell office:value-type="float" office:value="12.9491367242184">
            <text:p>12.9491367242</text:p>
          </table:table-cell>
          <table:table-cell office:value-type="float" office:value="1.54166666666667">
            <text:p>1.5416666667</text:p>
          </table:table-cell>
          <table:table-cell office:value-type="float" office:value="6.95027027027027">
            <text:p>6.9502702703</text:p>
          </table:table-cell>
          <table:table-cell/>
          <table:table-cell office:value-type="string">
            <text:p>6609</text:p>
          </table:table-cell>
          <table:table-cell office:value-type="string">
            <text:p>6382</text:p>
          </table:table-cell>
          <table:table-cell office:value-type="float" office:value="9.52">
            <text:p>9.52</text:p>
          </table:table-cell>
          <table:table-cell office:value-type="float" office:value="6">
            <text:p>6</text:p>
          </table:table-cell>
          <table:table-cell office:value-type="float" office:value="856.71">
            <text:p>856.71</text:p>
          </table:table-cell>
          <table:table-cell office:value-type="float" office:value="64.29">
            <text:p>64.29</text:p>
          </table:table-cell>
          <table:table-cell office:value-type="float" office:value="13.3257116192254">
            <text:p>13.3257116192</text:p>
          </table:table-cell>
          <table:table-cell office:value-type="float" office:value="1.58666666666667">
            <text:p>1.5866666667</text:p>
          </table:table-cell>
          <table:table-cell office:value-type="float" office:value="6.7531512605042">
            <text:p>6.7531512605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647</text:p>
          </table:table-cell>
          <table:table-cell office:value-type="float" office:value="2.99">
            <text:p>2.99</text:p>
          </table:table-cell>
          <table:table-cell office:value-type="float" office:value="6">
            <text:p>6</text:p>
          </table:table-cell>
          <table:table-cell office:value-type="float" office:value="269.28">
            <text:p>269.28</text:p>
          </table:table-cell>
          <table:table-cell office:value-type="float" office:value="43.12">
            <text:p>43.12</text:p>
          </table:table-cell>
          <table:table-cell office:value-type="float" office:value="6.24489795918367">
            <text:p>6.2448979592</text:p>
          </table:table-cell>
          <table:table-cell office:value-type="float" office:value="0.498333333333333">
            <text:p>0.4983333333</text:p>
          </table:table-cell>
          <table:table-cell office:value-type="float" office:value="14.4214046822742">
            <text:p>14.4214046823</text:p>
          </table:table-cell>
          <table:table-cell/>
          <table:table-cell office:value-type="string">
            <text:p>6647</text:p>
          </table:table-cell>
          <table:table-cell office:value-type="string">
            <text:p>6382</text:p>
          </table:table-cell>
          <table:table-cell office:value-type="float" office:value="2.98">
            <text:p>2.98</text:p>
          </table:table-cell>
          <table:table-cell office:value-type="float" office:value="6">
            <text:p>6</text:p>
          </table:table-cell>
          <table:table-cell office:value-type="float" office:value="267.84">
            <text:p>267.84</text:p>
          </table:table-cell>
          <table:table-cell office:value-type="float" office:value="43.12">
            <text:p>43.12</text:p>
          </table:table-cell>
          <table:table-cell office:value-type="float" office:value="6.21150278293135">
            <text:p>6.2115027829</text:p>
          </table:table-cell>
          <table:table-cell office:value-type="float" office:value="0.496666666666667">
            <text:p>0.4966666667</text:p>
          </table:table-cell>
          <table:table-cell office:value-type="float" office:value="14.4697986577181">
            <text:p>14.4697986577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670</text:p>
          </table:table-cell>
          <table:table-cell office:value-type="float" office:value="1.26">
            <text:p>1.26</text:p>
          </table:table-cell>
          <table:table-cell office:value-type="float" office:value="7">
            <text:p>7</text:p>
          </table:table-cell>
          <table:table-cell office:value-type="float" office:value="113.76">
            <text:p>113.76</text:p>
          </table:table-cell>
          <table:table-cell office:value-type="float" office:value="65.14">
            <text:p>65.14</text:p>
          </table:table-cell>
          <table:table-cell office:value-type="float" office:value="1.74639238563095">
            <text:p>1.7463923856</text:p>
          </table:table-cell>
          <table:table-cell office:value-type="float" office:value="0.18">
            <text:p>0.18</text:p>
          </table:table-cell>
          <table:table-cell office:value-type="float" office:value="51.6984126984127">
            <text:p>51.6984126984</text:p>
          </table:table-cell>
          <table:table-cell/>
          <table:table-cell office:value-type="string">
            <text:p>6670</text:p>
          </table:table-cell>
          <table:table-cell office:value-type="string">
            <text:p>6382</text:p>
          </table:table-cell>
          <table:table-cell office:value-type="float" office:value="1.19">
            <text:p>1.19</text:p>
          </table:table-cell>
          <table:table-cell office:value-type="float" office:value="6">
            <text:p>6</text:p>
          </table:table-cell>
          <table:table-cell office:value-type="float" office:value="107.1">
            <text:p>107.1</text:p>
          </table:table-cell>
          <table:table-cell office:value-type="float" office:value="65.14">
            <text:p>65.14</text:p>
          </table:table-cell>
          <table:table-cell office:value-type="float" office:value="1.64415105925699">
            <text:p>1.6441510593</text:p>
          </table:table-cell>
          <table:table-cell office:value-type="float" office:value="0.198333333333333">
            <text:p>0.1983333333</text:p>
          </table:table-cell>
          <table:table-cell office:value-type="float" office:value="54.7394957983193">
            <text:p>54.7394957983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674</text:p>
          </table:table-cell>
          <table:table-cell office:value-type="float" office:value="26.06">
            <text:p>26.06</text:p>
          </table:table-cell>
          <table:table-cell office:value-type="float" office:value="9">
            <text:p>9</text:p>
          </table:table-cell>
          <table:table-cell office:value-type="float" office:value="2345.31">
            <text:p>2345.31</text:p>
          </table:table-cell>
          <table:table-cell office:value-type="float" office:value="172.83">
            <text:p>172.83</text:p>
          </table:table-cell>
          <table:table-cell office:value-type="float" office:value="13.5700399236244">
            <text:p>13.5700399236</text:p>
          </table:table-cell>
          <table:table-cell office:value-type="float" office:value="2.89555555555556">
            <text:p>2.8955555556</text:p>
          </table:table-cell>
          <table:table-cell office:value-type="float" office:value="6.63200306983883">
            <text:p>6.6320030698</text:p>
          </table:table-cell>
          <table:table-cell/>
          <table:table-cell office:value-type="string">
            <text:p>6674</text:p>
          </table:table-cell>
          <table:table-cell office:value-type="string">
            <text:p>6382</text:p>
          </table:table-cell>
          <table:table-cell office:value-type="float" office:value="28.2">
            <text:p>28.2</text:p>
          </table:table-cell>
          <table:table-cell office:value-type="float" office:value="9">
            <text:p>9</text:p>
          </table:table-cell>
          <table:table-cell office:value-type="float" office:value="2537.73">
            <text:p>2537.73</text:p>
          </table:table-cell>
          <table:table-cell office:value-type="float" office:value="172.83">
            <text:p>172.83</text:p>
          </table:table-cell>
          <table:table-cell office:value-type="float" office:value="14.6833883006423">
            <text:p>14.6833883006</text:p>
          </table:table-cell>
          <table:table-cell office:value-type="float" office:value="3.13333333333333">
            <text:p>3.1333333333</text:p>
          </table:table-cell>
          <table:table-cell office:value-type="float" office:value="6.12872340425532">
            <text:p>6.1287234043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695</text:p>
          </table:table-cell>
          <table:table-cell office:value-type="float" office:value="2.23">
            <text:p>2.23</text:p>
          </table:table-cell>
          <table:table-cell office:value-type="float" office:value="7">
            <text:p>7</text:p>
          </table:table-cell>
          <table:table-cell office:value-type="float" office:value="201.15">
            <text:p>201.15</text:p>
          </table:table-cell>
          <table:table-cell office:value-type="float" office:value="2.53">
            <text:p>2.53</text:p>
          </table:table-cell>
          <table:table-cell office:value-type="float" office:value="79.505928853755">
            <text:p>79.5059288538</text:p>
          </table:table-cell>
          <table:table-cell office:value-type="float" office:value="0.318571428571429">
            <text:p>0.3185714286</text:p>
          </table:table-cell>
          <table:table-cell office:value-type="float" office:value="1.13452914798206">
            <text:p>1.134529148</text:p>
          </table:table-cell>
          <table:table-cell/>
          <table:table-cell office:value-type="string">
            <text:p>6695</text:p>
          </table:table-cell>
          <table:table-cell office:value-type="string">
            <text:p>6382</text:p>
          </table:table-cell>
          <table:table-cell office:value-type="float" office:value="2.39">
            <text:p>2.39</text:p>
          </table:table-cell>
          <table:table-cell office:value-type="float" office:value="7">
            <text:p>7</text:p>
          </table:table-cell>
          <table:table-cell office:value-type="float" office:value="215.01">
            <text:p>215.01</text:p>
          </table:table-cell>
          <table:table-cell office:value-type="float" office:value="2.53">
            <text:p>2.53</text:p>
          </table:table-cell>
          <table:table-cell office:value-type="float" office:value="84.9841897233202">
            <text:p>84.9841897233</text:p>
          </table:table-cell>
          <table:table-cell office:value-type="float" office:value="0.341428571428571">
            <text:p>0.3414285714</text:p>
          </table:table-cell>
          <table:table-cell office:value-type="float" office:value="1.05857740585774">
            <text:p>1.0585774059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699</text:p>
          </table:table-cell>
          <table:table-cell office:value-type="float" office:value="8.89">
            <text:p>8.89</text:p>
          </table:table-cell>
          <table:table-cell office:value-type="float" office:value="4">
            <text:p>4</text:p>
          </table:table-cell>
          <table:table-cell office:value-type="float" office:value="800.37">
            <text:p>800.37</text:p>
          </table:table-cell>
          <table:table-cell office:value-type="float" office:value="51.97">
            <text:p>51.97</text:p>
          </table:table-cell>
          <table:table-cell office:value-type="float" office:value="15.4006157398499">
            <text:p>15.4006157399</text:p>
          </table:table-cell>
          <table:table-cell office:value-type="float" office:value="2.2225">
            <text:p>2.2225</text:p>
          </table:table-cell>
          <table:table-cell office:value-type="float" office:value="5.8458942632171">
            <text:p>5.8458942632</text:p>
          </table:table-cell>
          <table:table-cell/>
          <table:table-cell office:value-type="string">
            <text:p>6699</text:p>
          </table:table-cell>
          <table:table-cell office:value-type="string">
            <text:p>6382</text:p>
          </table:table-cell>
          <table:table-cell office:value-type="float" office:value="8.6">
            <text:p>8.6</text:p>
          </table:table-cell>
          <table:table-cell office:value-type="float" office:value="255">
            <text:p>255</text:p>
          </table:table-cell>
          <table:table-cell office:value-type="float" office:value="773.82">
            <text:p>773.82</text:p>
          </table:table-cell>
          <table:table-cell office:value-type="float" office:value="51.97">
            <text:p>51.97</text:p>
          </table:table-cell>
          <table:table-cell office:value-type="float" office:value="14.8897440831249">
            <text:p>14.8897440831</text:p>
          </table:table-cell>
          <table:table-cell office:value-type="float" office:value="0.0337254901960784">
            <text:p>0.0337254902</text:p>
          </table:table-cell>
          <table:table-cell office:value-type="float" office:value="6.04302325581395">
            <text:p>6.0430232558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716</text:p>
          </table:table-cell>
          <table:table-cell office:value-type="float" office:value="11.09">
            <text:p>11.09</text:p>
          </table:table-cell>
          <table:table-cell office:value-type="float" office:value="5">
            <text:p>5</text:p>
          </table:table-cell>
          <table:table-cell office:value-type="float" office:value="997.65">
            <text:p>997.65</text:p>
          </table:table-cell>
          <table:table-cell office:value-type="float" office:value="307.79">
            <text:p>307.79</text:p>
          </table:table-cell>
          <table:table-cell office:value-type="float" office:value="3.24133337665291">
            <text:p>3.2413333767</text:p>
          </table:table-cell>
          <table:table-cell office:value-type="float" office:value="2.218">
            <text:p>2.218</text:p>
          </table:table-cell>
          <table:table-cell office:value-type="float" office:value="27.7538322813345">
            <text:p>27.7538322813</text:p>
          </table:table-cell>
          <table:table-cell/>
          <table:table-cell office:value-type="string">
            <text:p>6716</text:p>
          </table:table-cell>
          <table:table-cell office:value-type="string">
            <text:p>638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90">
            <text:p>990</text:p>
          </table:table-cell>
          <table:table-cell office:value-type="float" office:value="307.79">
            <text:p>307.79</text:p>
          </table:table-cell>
          <table:table-cell office:value-type="float" office:value="3.21647876799116">
            <text:p>3.216478768</text:p>
          </table:table-cell>
          <table:table-cell office:value-type="float" office:value="3.66666666666667">
            <text:p>3.6666666667</text:p>
          </table:table-cell>
          <table:table-cell office:value-type="float" office:value="27.9809090909091">
            <text:p>27.9809090909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738</text:p>
          </table:table-cell>
          <table:table-cell office:value-type="float" office:value="1.65">
            <text:p>1.65</text:p>
          </table:table-cell>
          <table:table-cell office:value-type="float" office:value="8">
            <text:p>8</text:p>
          </table:table-cell>
          <table:table-cell office:value-type="float" office:value="148.32">
            <text:p>148.32</text:p>
          </table:table-cell>
          <table:table-cell office:value-type="float" office:value="54.97">
            <text:p>54.97</text:p>
          </table:table-cell>
          <table:table-cell office:value-type="float" office:value="2.69819901764599">
            <text:p>2.6981990176</text:p>
          </table:table-cell>
          <table:table-cell office:value-type="float" office:value="0.20625">
            <text:p>0.20625</text:p>
          </table:table-cell>
          <table:table-cell office:value-type="float" office:value="33.3151515151515">
            <text:p>33.3151515152</text:p>
          </table:table-cell>
          <table:table-cell/>
          <table:table-cell office:value-type="string">
            <text:p>6738</text:p>
          </table:table-cell>
          <table:table-cell office:value-type="string">
            <text:p>6382</text:p>
          </table:table-cell>
          <table:table-cell office:value-type="float" office:value="1.52">
            <text:p>1.52</text:p>
          </table:table-cell>
          <table:table-cell office:value-type="float" office:value="8">
            <text:p>8</text:p>
          </table:table-cell>
          <table:table-cell office:value-type="float" office:value="136.62">
            <text:p>136.62</text:p>
          </table:table-cell>
          <table:table-cell office:value-type="float" office:value="54.97">
            <text:p>54.97</text:p>
          </table:table-cell>
          <table:table-cell office:value-type="float" office:value="2.48535564853556">
            <text:p>2.4853556485</text:p>
          </table:table-cell>
          <table:table-cell office:value-type="float" office:value="0.19">
            <text:p>0.19</text:p>
          </table:table-cell>
          <table:table-cell office:value-type="float" office:value="36.1644736842105">
            <text:p>36.1644736842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843</text:p>
          </table:table-cell>
          <table:table-cell office:value-type="float" office:value="12.76">
            <text:p>12.76</text:p>
          </table:table-cell>
          <table:table-cell office:value-type="float" office:value="7">
            <text:p>7</text:p>
          </table:table-cell>
          <table:table-cell office:value-type="float" office:value="1148.4">
            <text:p>1148.4</text:p>
          </table:table-cell>
          <table:table-cell office:value-type="float" office:value="195.29">
            <text:p>195.29</text:p>
          </table:table-cell>
          <table:table-cell office:value-type="float" office:value="5.88048543192176">
            <text:p>5.8804854319</text:p>
          </table:table-cell>
          <table:table-cell office:value-type="float" office:value="1.82285714285714">
            <text:p>1.8228571429</text:p>
          </table:table-cell>
          <table:table-cell office:value-type="float" office:value="15.3048589341693">
            <text:p>15.3048589342</text:p>
          </table:table-cell>
          <table:table-cell/>
          <table:table-cell office:value-type="string">
            <text:p>6843</text:p>
          </table:table-cell>
          <table:table-cell office:value-type="string">
            <text:p>6382</text:p>
          </table:table-cell>
          <table:table-cell office:value-type="float" office:value="12.81">
            <text:p>12.81</text:p>
          </table:table-cell>
          <table:table-cell office:value-type="float" office:value="7">
            <text:p>7</text:p>
          </table:table-cell>
          <table:table-cell office:value-type="float" office:value="1153.26">
            <text:p>1153.26</text:p>
          </table:table-cell>
          <table:table-cell office:value-type="float" office:value="195.29">
            <text:p>195.29</text:p>
          </table:table-cell>
          <table:table-cell office:value-type="float" office:value="5.90537149879666">
            <text:p>5.9053714988</text:p>
          </table:table-cell>
          <table:table-cell office:value-type="float" office:value="1.83">
            <text:p>1.83</text:p>
          </table:table-cell>
          <table:table-cell office:value-type="float" office:value="15.2451209992194">
            <text:p>15.2451209992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879</text:p>
          </table:table-cell>
          <table:table-cell office:value-type="float" office:value="0.98">
            <text:p>0.98</text:p>
          </table:table-cell>
          <table:table-cell office:value-type="float" office:value="3">
            <text:p>3</text:p>
          </table:table-cell>
          <table:table-cell office:value-type="float" office:value="88.2">
            <text:p>88.2</text:p>
          </table:table-cell>
          <table:table-cell office:value-type="float" office:value="66.23">
            <text:p>66.23</text:p>
          </table:table-cell>
          <table:table-cell office:value-type="float" office:value="1.33172278423675">
            <text:p>1.3317227842</text:p>
          </table:table-cell>
          <table:table-cell office:value-type="float" office:value="0.326666666666667">
            <text:p>0.3266666667</text:p>
          </table:table-cell>
          <table:table-cell office:value-type="float" office:value="67.5816326530612">
            <text:p>67.5816326531</text:p>
          </table:table-cell>
          <table:table-cell/>
          <table:table-cell office:value-type="string">
            <text:p>6879</text:p>
          </table:table-cell>
          <table:table-cell office:value-type="string">
            <text:p>6382</text:p>
          </table:table-cell>
          <table:table-cell office:value-type="float" office:value="0.99">
            <text:p>0.99</text:p>
          </table:table-cell>
          <table:table-cell office:value-type="float" office:value="3">
            <text:p>3</text:p>
          </table:table-cell>
          <table:table-cell office:value-type="float" office:value="88.92">
            <text:p>88.92</text:p>
          </table:table-cell>
          <table:table-cell office:value-type="float" office:value="66.23">
            <text:p>66.23</text:p>
          </table:table-cell>
          <table:table-cell office:value-type="float" office:value="1.34259399063868">
            <text:p>1.3425939906</text:p>
          </table:table-cell>
          <table:table-cell office:value-type="float" office:value="0.33">
            <text:p>0.33</text:p>
          </table:table-cell>
          <table:table-cell office:value-type="float" office:value="66.8989898989899">
            <text:p>66.898989899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892</text:p>
          </table:table-cell>
          <table:table-cell office:value-type="float" office:value="12.77">
            <text:p>12.77</text:p>
          </table:table-cell>
          <table:table-cell office:value-type="float" office:value="5">
            <text:p>5</text:p>
          </table:table-cell>
          <table:table-cell office:value-type="float" office:value="1149.39">
            <text:p>1149.39</text:p>
          </table:table-cell>
          <table:table-cell office:value-type="float" office:value="288.66">
            <text:p>288.66</text:p>
          </table:table-cell>
          <table:table-cell office:value-type="float" office:value="3.98181251299106">
            <text:p>3.981812513</text:p>
          </table:table-cell>
          <table:table-cell office:value-type="float" office:value="2.554">
            <text:p>2.554</text:p>
          </table:table-cell>
          <table:table-cell office:value-type="float" office:value="22.6045418950666">
            <text:p>22.6045418951</text:p>
          </table:table-cell>
          <table:table-cell/>
          <table:table-cell office:value-type="string">
            <text:p>6892</text:p>
          </table:table-cell>
          <table:table-cell office:value-type="string">
            <text:p>6382</text:p>
          </table:table-cell>
          <table:table-cell office:value-type="float" office:value="12.76">
            <text:p>12.76</text:p>
          </table:table-cell>
          <table:table-cell office:value-type="float" office:value="5">
            <text:p>5</text:p>
          </table:table-cell>
          <table:table-cell office:value-type="float" office:value="1147.95">
            <text:p>1147.95</text:p>
          </table:table-cell>
          <table:table-cell office:value-type="float" office:value="288.66">
            <text:p>288.66</text:p>
          </table:table-cell>
          <table:table-cell office:value-type="float" office:value="3.97682394512575">
            <text:p>3.9768239451</text:p>
          </table:table-cell>
          <table:table-cell office:value-type="float" office:value="2.552">
            <text:p>2.552</text:p>
          </table:table-cell>
          <table:table-cell office:value-type="float" office:value="22.6222570532915">
            <text:p>22.6222570533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945</text:p>
          </table:table-cell>
          <table:table-cell office:value-type="float" office:value="3.97">
            <text:p>3.97</text:p>
          </table:table-cell>
          <table:table-cell office:value-type="float" office:value="5">
            <text:p>5</text:p>
          </table:table-cell>
          <table:table-cell office:value-type="float" office:value="357.66">
            <text:p>357.66</text:p>
          </table:table-cell>
          <table:table-cell office:value-type="float" office:value="4.8">
            <text:p>4.8</text:p>
          </table:table-cell>
          <table:table-cell office:value-type="float" office:value="74.5125">
            <text:p>74.5125</text:p>
          </table:table-cell>
          <table:table-cell office:value-type="float" office:value="0.794">
            <text:p>0.794</text:p>
          </table:table-cell>
          <table:table-cell office:value-type="float" office:value="1.20906801007557">
            <text:p>1.2090680101</text:p>
          </table:table-cell>
          <table:table-cell/>
          <table:table-cell office:value-type="string">
            <text:p>6945</text:p>
          </table:table-cell>
          <table:table-cell office:value-type="string">
            <text:p>6382</text:p>
          </table:table-cell>
          <table:table-cell office:value-type="float" office:value="3.92">
            <text:p>3.92</text:p>
          </table:table-cell>
          <table:table-cell office:value-type="float" office:value="5">
            <text:p>5</text:p>
          </table:table-cell>
          <table:table-cell office:value-type="float" office:value="352.98">
            <text:p>352.98</text:p>
          </table:table-cell>
          <table:table-cell office:value-type="float" office:value="4.8">
            <text:p>4.8</text:p>
          </table:table-cell>
          <table:table-cell office:value-type="float" office:value="73.5375">
            <text:p>73.5375</text:p>
          </table:table-cell>
          <table:table-cell office:value-type="float" office:value="0.784">
            <text:p>0.784</text:p>
          </table:table-cell>
          <table:table-cell office:value-type="float" office:value="1.22448979591837">
            <text:p>1.2244897959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948</text:p>
          </table:table-cell>
          <table:table-cell office:value-type="float" office:value="9.23">
            <text:p>9.23</text:p>
          </table:table-cell>
          <table:table-cell office:value-type="float" office:value="6">
            <text:p>6</text:p>
          </table:table-cell>
          <table:table-cell office:value-type="float" office:value="830.34">
            <text:p>830.34</text:p>
          </table:table-cell>
          <table:table-cell office:value-type="float" office:value="58.4">
            <text:p>58.4</text:p>
          </table:table-cell>
          <table:table-cell office:value-type="float" office:value="14.2181506849315">
            <text:p>14.2181506849</text:p>
          </table:table-cell>
          <table:table-cell office:value-type="float" office:value="1.53833333333333">
            <text:p>1.5383333333</text:p>
          </table:table-cell>
          <table:table-cell office:value-type="float" office:value="6.32719393282774">
            <text:p>6.3271939328</text:p>
          </table:table-cell>
          <table:table-cell/>
          <table:table-cell office:value-type="string">
            <text:p>6948</text:p>
          </table:table-cell>
          <table:table-cell office:value-type="string">
            <text:p>6382</text:p>
          </table:table-cell>
          <table:table-cell office:value-type="float" office:value="9.23">
            <text:p>9.23</text:p>
          </table:table-cell>
          <table:table-cell office:value-type="float" office:value="7">
            <text:p>7</text:p>
          </table:table-cell>
          <table:table-cell office:value-type="float" office:value="830.97">
            <text:p>830.97</text:p>
          </table:table-cell>
          <table:table-cell office:value-type="float" office:value="58.4">
            <text:p>58.4</text:p>
          </table:table-cell>
          <table:table-cell office:value-type="float" office:value="14.2289383561644">
            <text:p>14.2289383562</text:p>
          </table:table-cell>
          <table:table-cell office:value-type="float" office:value="1.31857142857143">
            <text:p>1.3185714286</text:p>
          </table:table-cell>
          <table:table-cell office:value-type="float" office:value="6.32719393282774">
            <text:p>6.3271939328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971</text:p>
          </table:table-cell>
          <table:table-cell office:value-type="float" office:value="0.47">
            <text:p>0.47</text:p>
          </table:table-cell>
          <table:table-cell office:value-type="float" office:value="6">
            <text:p>6</text:p>
          </table:table-cell>
          <table:table-cell office:value-type="float" office:value="42.12">
            <text:p>42.12</text:p>
          </table:table-cell>
          <table:table-cell office:value-type="float" office:value="3.57">
            <text:p>3.57</text:p>
          </table:table-cell>
          <table:table-cell office:value-type="float" office:value="11.7983193277311">
            <text:p>11.7983193277</text:p>
          </table:table-cell>
          <table:table-cell office:value-type="float" office:value="0.0783333333333333">
            <text:p>0.0783333333</text:p>
          </table:table-cell>
          <table:table-cell office:value-type="float" office:value="7.59574468085106">
            <text:p>7.5957446809</text:p>
          </table:table-cell>
          <table:table-cell/>
          <table:table-cell office:value-type="string">
            <text:p>6971</text:p>
          </table:table-cell>
          <table:table-cell office:value-type="string">
            <text:p>6382</text:p>
          </table:table-cell>
          <table:table-cell office:value-type="float" office:value="0.54">
            <text:p>0.54</text:p>
          </table:table-cell>
          <table:table-cell office:value-type="float" office:value="6">
            <text:p>6</text:p>
          </table:table-cell>
          <table:table-cell office:value-type="float" office:value="48.87">
            <text:p>48.87</text:p>
          </table:table-cell>
          <table:table-cell office:value-type="float" office:value="3.57">
            <text:p>3.57</text:p>
          </table:table-cell>
          <table:table-cell office:value-type="float" office:value="13.6890756302521">
            <text:p>13.6890756303</text:p>
          </table:table-cell>
          <table:table-cell office:value-type="float" office:value="0.09">
            <text:p>0.09</text:p>
          </table:table-cell>
          <table:table-cell office:value-type="float" office:value="6.61111111111111">
            <text:p>6.6111111111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7021</text:p>
          </table:table-cell>
          <table:table-cell office:value-type="float" office:value="14.33">
            <text:p>14.33</text:p>
          </table:table-cell>
          <table:table-cell office:value-type="float" office:value="6">
            <text:p>6</text:p>
          </table:table-cell>
          <table:table-cell office:value-type="float" office:value="1289.7">
            <text:p>1289.7</text:p>
          </table:table-cell>
          <table:table-cell office:value-type="float" office:value="176.39">
            <text:p>176.39</text:p>
          </table:table-cell>
          <table:table-cell office:value-type="float" office:value="7.31163898180169">
            <text:p>7.3116389818</text:p>
          </table:table-cell>
          <table:table-cell office:value-type="float" office:value="2.38833333333333">
            <text:p>2.3883333333</text:p>
          </table:table-cell>
          <table:table-cell office:value-type="float" office:value="12.3091416608514">
            <text:p>12.3091416609</text:p>
          </table:table-cell>
          <table:table-cell/>
          <table:table-cell office:value-type="string">
            <text:p>7021</text:p>
          </table:table-cell>
          <table:table-cell office:value-type="string">
            <text:p>6382</text:p>
          </table:table-cell>
          <table:table-cell office:value-type="float" office:value="14.36">
            <text:p>14.36</text:p>
          </table:table-cell>
          <table:table-cell office:value-type="float" office:value="6">
            <text:p>6</text:p>
          </table:table-cell>
          <table:table-cell office:value-type="float" office:value="1292.31">
            <text:p>1292.31</text:p>
          </table:table-cell>
          <table:table-cell office:value-type="float" office:value="176.39">
            <text:p>176.39</text:p>
          </table:table-cell>
          <table:table-cell office:value-type="float" office:value="7.32643573898747">
            <text:p>7.326435739</text:p>
          </table:table-cell>
          <table:table-cell office:value-type="float" office:value="2.39333333333333">
            <text:p>2.3933333333</text:p>
          </table:table-cell>
          <table:table-cell office:value-type="float" office:value="12.283426183844">
            <text:p>12.2834261838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423</text:p>
          </table:table-cell>
          <table:table-cell office:value-type="float" office:value="7.86">
            <text:p>7.86</text:p>
          </table:table-cell>
          <table:table-cell office:value-type="float" office:value="6">
            <text:p>6</text:p>
          </table:table-cell>
          <table:table-cell office:value-type="float" office:value="707.22">
            <text:p>707.22</text:p>
          </table:table-cell>
          <table:table-cell office:value-type="float" office:value="287.43">
            <text:p>287.43</text:p>
          </table:table-cell>
          <table:table-cell office:value-type="float" office:value="2.46049472915145">
            <text:p>2.4604947292</text:p>
          </table:table-cell>
          <table:table-cell office:value-type="float" office:value="1.31">
            <text:p>1.31</text:p>
          </table:table-cell>
          <table:table-cell office:value-type="float" office:value="36.5687022900763">
            <text:p>36.5687022901</text:p>
          </table:table-cell>
          <table:table-cell/>
          <table:table-cell office:value-type="string">
            <text:p>6423</text:p>
          </table:table-cell>
          <table:table-cell office:value-type="string">
            <text:p>6382</text:p>
          </table:table-cell>
          <table:table-cell office:value-type="float" office:value="8.05">
            <text:p>8.05</text:p>
          </table:table-cell>
          <table:table-cell office:value-type="float" office:value="7">
            <text:p>7</text:p>
          </table:table-cell>
          <table:table-cell office:value-type="float" office:value="724.41">
            <text:p>724.41</text:p>
          </table:table-cell>
          <table:table-cell office:value-type="float" office:value="287.43">
            <text:p>287.43</text:p>
          </table:table-cell>
          <table:table-cell office:value-type="float" office:value="2.52030059492746">
            <text:p>2.5203005949</text:p>
          </table:table-cell>
          <table:table-cell office:value-type="float" office:value="1.15">
            <text:p>1.15</text:p>
          </table:table-cell>
          <table:table-cell office:value-type="float" office:value="35.7055900621118">
            <text:p>35.7055900621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499</text:p>
          </table:table-cell>
          <table:table-cell office:value-type="float" office:value="7.27">
            <text:p>7.27</text:p>
          </table:table-cell>
          <table:table-cell office:value-type="float" office:value="8">
            <text:p>8</text:p>
          </table:table-cell>
          <table:table-cell office:value-type="float" office:value="653.94">
            <text:p>653.94</text:p>
          </table:table-cell>
          <table:table-cell office:value-type="float" office:value="91.08">
            <text:p>91.08</text:p>
          </table:table-cell>
          <table:table-cell office:value-type="float" office:value="7.1798418972332">
            <text:p>7.1798418972</text:p>
          </table:table-cell>
          <table:table-cell office:value-type="float" office:value="0.90875">
            <text:p>0.90875</text:p>
          </table:table-cell>
          <table:table-cell office:value-type="float" office:value="12.5281980742779">
            <text:p>12.5281980743</text:p>
          </table:table-cell>
          <table:table-cell/>
          <table:table-cell office:value-type="string">
            <text:p>6499</text:p>
          </table:table-cell>
          <table:table-cell office:value-type="string">
            <text:p>6382</text:p>
          </table:table-cell>
          <table:table-cell office:value-type="float" office:value="7.22">
            <text:p>7.22</text:p>
          </table:table-cell>
          <table:table-cell office:value-type="float" office:value="8">
            <text:p>8</text:p>
          </table:table-cell>
          <table:table-cell office:value-type="float" office:value="650.07">
            <text:p>650.07</text:p>
          </table:table-cell>
          <table:table-cell office:value-type="float" office:value="91.08">
            <text:p>91.08</text:p>
          </table:table-cell>
          <table:table-cell office:value-type="float" office:value="7.13735177865613">
            <text:p>7.1373517787</text:p>
          </table:table-cell>
          <table:table-cell office:value-type="float" office:value="0.9025">
            <text:p>0.9025</text:p>
          </table:table-cell>
          <table:table-cell office:value-type="float" office:value="12.6149584487535">
            <text:p>12.6149584488</text:p>
          </table:table-cell>
          <table:table-cell table:number-columns-repeated="1005"/>
        </table:table-row>
        <table:table-row table:style-name="ro1">
          <table:table-cell office:value-type="string">
            <text:p>6382</text:p>
          </table:table-cell>
          <table:table-cell office:value-type="string">
            <text:p>6559</text:p>
          </table:table-cell>
          <table:table-cell office:value-type="float" office:value="10.85">
            <text:p>10.85</text:p>
          </table:table-cell>
          <table:table-cell office:value-type="float" office:value="6">
            <text:p>6</text:p>
          </table:table-cell>
          <table:table-cell office:value-type="float" office:value="976.41">
            <text:p>976.41</text:p>
          </table:table-cell>
          <table:table-cell office:value-type="float" office:value="4.86">
            <text:p>4.86</text:p>
          </table:table-cell>
          <table:table-cell office:value-type="float" office:value="200.907407407407">
            <text:p>200.9074074074</text:p>
          </table:table-cell>
          <table:table-cell office:value-type="float" office:value="1.80833333333333">
            <text:p>1.8083333333</text:p>
          </table:table-cell>
          <table:table-cell office:value-type="float" office:value="0.447926267281106">
            <text:p>0.4479262673</text:p>
          </table:table-cell>
          <table:table-cell/>
          <table:table-cell office:value-type="string">
            <text:p>6559</text:p>
          </table:table-cell>
          <table:table-cell office:value-type="string">
            <text:p>6382</text:p>
          </table:table-cell>
          <table:table-cell office:value-type="float" office:value="10.69">
            <text:p>10.69</text:p>
          </table:table-cell>
          <table:table-cell office:value-type="float" office:value="6">
            <text:p>6</text:p>
          </table:table-cell>
          <table:table-cell office:value-type="float" office:value="962.37">
            <text:p>962.37</text:p>
          </table:table-cell>
          <table:table-cell office:value-type="float" office:value="4.86">
            <text:p>4.86</text:p>
          </table:table-cell>
          <table:table-cell office:value-type="float" office:value="198.018518518519">
            <text:p>198.0185185185</text:p>
          </table:table-cell>
          <table:table-cell office:value-type="float" office:value="1.78166666666667">
            <text:p>1.7816666667</text:p>
          </table:table-cell>
          <table:table-cell office:value-type="float" office:value="0.454630495790458">
            <text:p>0.4546304958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087</text:p>
          </table:table-cell>
          <table:table-cell office:value-type="float" office:value="1.99">
            <text:p>1.99</text:p>
          </table:table-cell>
          <table:table-cell office:value-type="float" office:value="5">
            <text:p>5</text:p>
          </table:table-cell>
          <table:table-cell office:value-type="float" office:value="179.1">
            <text:p>179.1</text:p>
          </table:table-cell>
          <table:table-cell office:value-type="float" office:value="1.55">
            <text:p>1.55</text:p>
          </table:table-cell>
          <table:table-cell office:value-type="float" office:value="115.548387096774">
            <text:p>115.5483870968</text:p>
          </table:table-cell>
          <table:table-cell office:value-type="float" office:value="0.398">
            <text:p>0.398</text:p>
          </table:table-cell>
          <table:table-cell office:value-type="float" office:value="0.778894472361809">
            <text:p>0.7788944724</text:p>
          </table:table-cell>
          <table:table-cell/>
          <table:table-cell office:value-type="string">
            <text:p>6087</text:p>
          </table:table-cell>
          <table:table-cell office:value-type="string">
            <text:p>6405</text:p>
          </table:table-cell>
          <table:table-cell office:value-type="float" office:value="0.68">
            <text:p>0.68</text:p>
          </table:table-cell>
          <table:table-cell office:value-type="float" office:value="5">
            <text:p>5</text:p>
          </table:table-cell>
          <table:table-cell office:value-type="float" office:value="61.29">
            <text:p>61.29</text:p>
          </table:table-cell>
          <table:table-cell office:value-type="float" office:value="1.55">
            <text:p>1.55</text:p>
          </table:table-cell>
          <table:table-cell office:value-type="float" office:value="39.541935483871">
            <text:p>39.5419354839</text:p>
          </table:table-cell>
          <table:table-cell office:value-type="float" office:value="0.136">
            <text:p>0.136</text:p>
          </table:table-cell>
          <table:table-cell office:value-type="float" office:value="2.27941176470588">
            <text:p>2.2794117647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182</text:p>
          </table:table-cell>
          <table:table-cell office:value-type="float" office:value="7.29">
            <text:p>7.29</text:p>
          </table:table-cell>
          <table:table-cell office:value-type="float" office:value="11">
            <text:p>11</text:p>
          </table:table-cell>
          <table:table-cell office:value-type="float" office:value="656.28">
            <text:p>656.28</text:p>
          </table:table-cell>
          <table:table-cell office:value-type="float" office:value="273.12">
            <text:p>273.12</text:p>
          </table:table-cell>
          <table:table-cell office:value-type="float" office:value="2.40289982425308">
            <text:p>2.4028998243</text:p>
          </table:table-cell>
          <table:table-cell office:value-type="float" office:value="0.662727272727273">
            <text:p>0.6627272727</text:p>
          </table:table-cell>
          <table:table-cell office:value-type="float" office:value="37.4650205761317">
            <text:p>37.4650205761</text:p>
          </table:table-cell>
          <table:table-cell/>
          <table:table-cell office:value-type="string">
            <text:p>6182</text:p>
          </table:table-cell>
          <table:table-cell office:value-type="string">
            <text:p>6405</text:p>
          </table:table-cell>
          <table:table-cell office:value-type="float" office:value="7.05">
            <text:p>7.05</text:p>
          </table:table-cell>
          <table:table-cell office:value-type="float" office:value="11">
            <text:p>11</text:p>
          </table:table-cell>
          <table:table-cell office:value-type="float" office:value="634.41">
            <text:p>634.41</text:p>
          </table:table-cell>
          <table:table-cell office:value-type="float" office:value="273.12">
            <text:p>273.12</text:p>
          </table:table-cell>
          <table:table-cell office:value-type="float" office:value="2.32282513181019">
            <text:p>2.3228251318</text:p>
          </table:table-cell>
          <table:table-cell office:value-type="float" office:value="0.640909090909091">
            <text:p>0.6409090909</text:p>
          </table:table-cell>
          <table:table-cell office:value-type="float" office:value="38.7404255319149">
            <text:p>38.7404255319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382</text:p>
          </table:table-cell>
          <table:table-cell office:value-type="float" office:value="7.2">
            <text:p>7.2</text:p>
          </table:table-cell>
          <table:table-cell office:value-type="float" office:value="9">
            <text:p>9</text:p>
          </table:table-cell>
          <table:table-cell office:value-type="float" office:value="647.82">
            <text:p>647.82</text:p>
          </table:table-cell>
          <table:table-cell office:value-type="float" office:value="3.95">
            <text:p>3.95</text:p>
          </table:table-cell>
          <table:table-cell office:value-type="float" office:value="164.005063291139">
            <text:p>164.0050632911</text:p>
          </table:table-cell>
          <table:table-cell office:value-type="float" office:value="0.8">
            <text:p>0.8</text:p>
          </table:table-cell>
          <table:table-cell office:value-type="float" office:value="0.548611111111111">
            <text:p>0.5486111111</text:p>
          </table:table-cell>
          <table:table-cell/>
          <table:table-cell office:value-type="string">
            <text:p>6382</text:p>
          </table:table-cell>
          <table:table-cell office:value-type="string">
            <text:p>6405</text:p>
          </table:table-cell>
          <table:table-cell office:value-type="float" office:value="7.37">
            <text:p>7.37</text:p>
          </table:table-cell>
          <table:table-cell office:value-type="float" office:value="8">
            <text:p>8</text:p>
          </table:table-cell>
          <table:table-cell office:value-type="float" office:value="663.3">
            <text:p>663.3</text:p>
          </table:table-cell>
          <table:table-cell office:value-type="float" office:value="3.95">
            <text:p>3.95</text:p>
          </table:table-cell>
          <table:table-cell office:value-type="float" office:value="167.924050632911">
            <text:p>167.9240506329</text:p>
          </table:table-cell>
          <table:table-cell office:value-type="float" office:value="0.92125">
            <text:p>0.92125</text:p>
          </table:table-cell>
          <table:table-cell office:value-type="float" office:value="0.5359565807327">
            <text:p>0.5359565807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446</text:p>
          </table:table-cell>
          <table:table-cell office:value-type="float" office:value="1.89">
            <text:p>1.89</text:p>
          </table:table-cell>
          <table:table-cell office:value-type="float" office:value="12">
            <text:p>12</text:p>
          </table:table-cell>
          <table:table-cell office:value-type="float" office:value="170.28">
            <text:p>170.28</text:p>
          </table:table-cell>
          <table:table-cell office:value-type="float" office:value="58.83">
            <text:p>58.83</text:p>
          </table:table-cell>
          <table:table-cell office:value-type="float" office:value="2.89444161142274">
            <text:p>2.8944416114</text:p>
          </table:table-cell>
          <table:table-cell office:value-type="float" office:value="0.1575">
            <text:p>0.1575</text:p>
          </table:table-cell>
          <table:table-cell office:value-type="float" office:value="31.1269841269841">
            <text:p>31.126984127</text:p>
          </table:table-cell>
          <table:table-cell/>
          <table:table-cell office:value-type="string">
            <text:p>6446</text:p>
          </table:table-cell>
          <table:table-cell office:value-type="string">
            <text:p>6405</text:p>
          </table:table-cell>
          <table:table-cell office:value-type="float" office:value="1.82">
            <text:p>1.82</text:p>
          </table:table-cell>
          <table:table-cell office:value-type="float" office:value="11">
            <text:p>11</text:p>
          </table:table-cell>
          <table:table-cell office:value-type="float" office:value="163.8">
            <text:p>163.8</text:p>
          </table:table-cell>
          <table:table-cell office:value-type="float" office:value="58.83">
            <text:p>58.83</text:p>
          </table:table-cell>
          <table:table-cell office:value-type="float" office:value="2.78429372768995">
            <text:p>2.7842937277</text:p>
          </table:table-cell>
          <table:table-cell office:value-type="float" office:value="0.165454545454545">
            <text:p>0.1654545455</text:p>
          </table:table-cell>
          <table:table-cell office:value-type="float" office:value="32.3241758241758">
            <text:p>32.3241758242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451</text:p>
          </table:table-cell>
          <table:table-cell office:value-type="float" office:value="2.36">
            <text:p>2.36</text:p>
          </table:table-cell>
          <table:table-cell office:value-type="float" office:value="9">
            <text:p>9</text:p>
          </table:table-cell>
          <table:table-cell office:value-type="float" office:value="212.22">
            <text:p>212.22</text:p>
          </table:table-cell>
          <table:table-cell office:value-type="float" office:value="0.91">
            <text:p>0.91</text:p>
          </table:table-cell>
          <table:table-cell office:value-type="float" office:value="233.208791208791">
            <text:p>233.2087912088</text:p>
          </table:table-cell>
          <table:table-cell office:value-type="float" office:value="0.262222222222222">
            <text:p>0.2622222222</text:p>
          </table:table-cell>
          <table:table-cell office:value-type="float" office:value="0.385593220338983">
            <text:p>0.3855932203</text:p>
          </table:table-cell>
          <table:table-cell/>
          <table:table-cell office:value-type="string">
            <text:p>6451</text:p>
          </table:table-cell>
          <table:table-cell office:value-type="string">
            <text:p>6405</text:p>
          </table:table-cell>
          <table:table-cell office:value-type="float" office:value="2.31">
            <text:p>2.31</text:p>
          </table:table-cell>
          <table:table-cell office:value-type="float" office:value="9">
            <text:p>9</text:p>
          </table:table-cell>
          <table:table-cell office:value-type="float" office:value="208.17">
            <text:p>208.17</text:p>
          </table:table-cell>
          <table:table-cell office:value-type="float" office:value="0.91">
            <text:p>0.91</text:p>
          </table:table-cell>
          <table:table-cell office:value-type="float" office:value="228.758241758242">
            <text:p>228.7582417582</text:p>
          </table:table-cell>
          <table:table-cell office:value-type="float" office:value="0.256666666666667">
            <text:p>0.2566666667</text:p>
          </table:table-cell>
          <table:table-cell office:value-type="float" office:value="0.393939393939394">
            <text:p>0.3939393939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471</text:p>
          </table:table-cell>
          <table:table-cell office:value-type="float" office:value="2.04">
            <text:p>2.04</text:p>
          </table:table-cell>
          <table:table-cell office:value-type="float" office:value="255">
            <text:p>255</text:p>
          </table:table-cell>
          <table:table-cell office:value-type="float" office:value="183.87">
            <text:p>183.87</text:p>
          </table:table-cell>
          <table:table-cell office:value-type="float" office:value="55.63">
            <text:p>55.63</text:p>
          </table:table-cell>
          <table:table-cell office:value-type="float" office:value="3.30523099047277">
            <text:p>3.3052309905</text:p>
          </table:table-cell>
          <table:table-cell office:value-type="float" office:value="0.008">
            <text:p>0.008</text:p>
          </table:table-cell>
          <table:table-cell office:value-type="float" office:value="27.2696078431373">
            <text:p>27.2696078431</text:p>
          </table:table-cell>
          <table:table-cell/>
          <table:table-cell office:value-type="string">
            <text:p>6471</text:p>
          </table:table-cell>
          <table:table-cell office:value-type="string">
            <text:p>6405</text:p>
          </table:table-cell>
          <table:table-cell office:value-type="float" office:value="2.08">
            <text:p>2.08</text:p>
          </table:table-cell>
          <table:table-cell office:value-type="float" office:value="255">
            <text:p>255</text:p>
          </table:table-cell>
          <table:table-cell office:value-type="float" office:value="187.29">
            <text:p>187.29</text:p>
          </table:table-cell>
          <table:table-cell office:value-type="float" office:value="55.63">
            <text:p>55.63</text:p>
          </table:table-cell>
          <table:table-cell office:value-type="float" office:value="3.36670861046198">
            <text:p>3.3667086105</text:p>
          </table:table-cell>
          <table:table-cell office:value-type="float" office:value="0.00815686274509804">
            <text:p>0.0081568627</text:p>
          </table:table-cell>
          <table:table-cell office:value-type="float" office:value="26.7451923076923">
            <text:p>26.7451923077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501</text:p>
          </table:table-cell>
          <table:table-cell office:value-type="float" office:value="6.64">
            <text:p>6.64</text:p>
          </table:table-cell>
          <table:table-cell office:value-type="float" office:value="10">
            <text:p>10</text:p>
          </table:table-cell>
          <table:table-cell office:value-type="float" office:value="598.05">
            <text:p>598.05</text:p>
          </table:table-cell>
          <table:table-cell office:value-type="float" office:value="165.46">
            <text:p>165.46</text:p>
          </table:table-cell>
          <table:table-cell office:value-type="float" office:value="3.61446875377735">
            <text:p>3.6144687538</text:p>
          </table:table-cell>
          <table:table-cell office:value-type="float" office:value="0.664">
            <text:p>0.664</text:p>
          </table:table-cell>
          <table:table-cell office:value-type="float" office:value="24.9186746987952">
            <text:p>24.9186746988</text:p>
          </table:table-cell>
          <table:table-cell/>
          <table:table-cell office:value-type="string">
            <text:p>6501</text:p>
          </table:table-cell>
          <table:table-cell office:value-type="string">
            <text:p>6405</text:p>
          </table:table-cell>
          <table:table-cell office:value-type="float" office:value="6.78">
            <text:p>6.78</text:p>
          </table:table-cell>
          <table:table-cell office:value-type="float" office:value="11">
            <text:p>11</text:p>
          </table:table-cell>
          <table:table-cell office:value-type="float" office:value="610.38">
            <text:p>610.38</text:p>
          </table:table-cell>
          <table:table-cell office:value-type="float" office:value="165.46">
            <text:p>165.46</text:p>
          </table:table-cell>
          <table:table-cell office:value-type="float" office:value="3.68898827511181">
            <text:p>3.6889882751</text:p>
          </table:table-cell>
          <table:table-cell office:value-type="float" office:value="0.616363636363636">
            <text:p>0.6163636364</text:p>
          </table:table-cell>
          <table:table-cell office:value-type="float" office:value="24.4041297935103">
            <text:p>24.4041297935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512</text:p>
          </table:table-cell>
          <table:table-cell office:value-type="float" office:value="19.33">
            <text:p>19.33</text:p>
          </table:table-cell>
          <table:table-cell office:value-type="float" office:value="15">
            <text:p>15</text:p>
          </table:table-cell>
          <table:table-cell office:value-type="float" office:value="1739.97">
            <text:p>1739.97</text:p>
          </table:table-cell>
          <table:table-cell office:value-type="float" office:value="76.41">
            <text:p>76.41</text:p>
          </table:table-cell>
          <table:table-cell office:value-type="float" office:value="22.771495877503">
            <text:p>22.7714958775</text:p>
          </table:table-cell>
          <table:table-cell office:value-type="float" office:value="1.28866666666667">
            <text:p>1.2886666667</text:p>
          </table:table-cell>
          <table:table-cell office:value-type="float" office:value="3.95292291774444">
            <text:p>3.9529229177</text:p>
          </table:table-cell>
          <table:table-cell/>
          <table:table-cell office:value-type="string">
            <text:p>6512</text:p>
          </table:table-cell>
          <table:table-cell office:value-type="string">
            <text:p>6405</text:p>
          </table:table-cell>
          <table:table-cell office:value-type="float" office:value="19.36">
            <text:p>19.36</text:p>
          </table:table-cell>
          <table:table-cell office:value-type="float" office:value="11">
            <text:p>11</text:p>
          </table:table-cell>
          <table:table-cell office:value-type="float" office:value="1742.76">
            <text:p>1742.76</text:p>
          </table:table-cell>
          <table:table-cell office:value-type="float" office:value="76.41">
            <text:p>76.41</text:p>
          </table:table-cell>
          <table:table-cell office:value-type="float" office:value="22.8080094228504">
            <text:p>22.8080094229</text:p>
          </table:table-cell>
          <table:table-cell office:value-type="float" office:value="1.76">
            <text:p>1.76</text:p>
          </table:table-cell>
          <table:table-cell office:value-type="float" office:value="3.94679752066116">
            <text:p>3.9467975207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515</text:p>
          </table:table-cell>
          <table:table-cell office:value-type="float" office:value="6.45">
            <text:p>6.45</text:p>
          </table:table-cell>
          <table:table-cell office:value-type="float" office:value="13">
            <text:p>13</text:p>
          </table:table-cell>
          <table:table-cell office:value-type="float" office:value="580.41">
            <text:p>580.41</text:p>
          </table:table-cell>
          <table:table-cell office:value-type="float" office:value="59.65">
            <text:p>59.65</text:p>
          </table:table-cell>
          <table:table-cell office:value-type="float" office:value="9.73025984911987">
            <text:p>9.7302598491</text:p>
          </table:table-cell>
          <table:table-cell office:value-type="float" office:value="0.496153846153846">
            <text:p>0.4961538462</text:p>
          </table:table-cell>
          <table:table-cell office:value-type="float" office:value="9.24806201550387">
            <text:p>9.2480620155</text:p>
          </table:table-cell>
          <table:table-cell/>
          <table:table-cell office:value-type="string">
            <text:p>6515</text:p>
          </table:table-cell>
          <table:table-cell office:value-type="string">
            <text:p>6405</text:p>
          </table:table-cell>
          <table:table-cell office:value-type="float" office:value="6.44">
            <text:p>6.44</text:p>
          </table:table-cell>
          <table:table-cell office:value-type="float" office:value="9">
            <text:p>9</text:p>
          </table:table-cell>
          <table:table-cell office:value-type="float" office:value="579.24">
            <text:p>579.24</text:p>
          </table:table-cell>
          <table:table-cell office:value-type="float" office:value="59.65">
            <text:p>59.65</text:p>
          </table:table-cell>
          <table:table-cell office:value-type="float" office:value="9.71064543168483">
            <text:p>9.7106454317</text:p>
          </table:table-cell>
          <table:table-cell office:value-type="float" office:value="0.715555555555556">
            <text:p>0.7155555556</text:p>
          </table:table-cell>
          <table:table-cell office:value-type="float" office:value="9.26242236024845">
            <text:p>9.2624223602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516</text:p>
          </table:table-cell>
          <table:table-cell office:value-type="float" office:value="7.48">
            <text:p>7.48</text:p>
          </table:table-cell>
          <table:table-cell office:value-type="float" office:value="13">
            <text:p>13</text:p>
          </table:table-cell>
          <table:table-cell office:value-type="float" office:value="673.2">
            <text:p>673.2</text:p>
          </table:table-cell>
          <table:table-cell office:value-type="float" office:value="59.6">
            <text:p>59.6</text:p>
          </table:table-cell>
          <table:table-cell office:value-type="float" office:value="11.2953020134228">
            <text:p>11.2953020134</text:p>
          </table:table-cell>
          <table:table-cell office:value-type="float" office:value="0.575384615384615">
            <text:p>0.5753846154</text:p>
          </table:table-cell>
          <table:table-cell office:value-type="float" office:value="7.96791443850267">
            <text:p>7.9679144385</text:p>
          </table:table-cell>
          <table:table-cell/>
          <table:table-cell office:value-type="string">
            <text:p>6516</text:p>
          </table:table-cell>
          <table:table-cell office:value-type="string">
            <text:p>6405</text:p>
          </table:table-cell>
          <table:table-cell office:value-type="float" office:value="7.55">
            <text:p>7.55</text:p>
          </table:table-cell>
          <table:table-cell office:value-type="float" office:value="9">
            <text:p>9</text:p>
          </table:table-cell>
          <table:table-cell office:value-type="float" office:value="679.77">
            <text:p>679.77</text:p>
          </table:table-cell>
          <table:table-cell office:value-type="float" office:value="59.6">
            <text:p>59.6</text:p>
          </table:table-cell>
          <table:table-cell office:value-type="float" office:value="11.4055369127517">
            <text:p>11.4055369128</text:p>
          </table:table-cell>
          <table:table-cell office:value-type="float" office:value="0.838888888888889">
            <text:p>0.8388888889</text:p>
          </table:table-cell>
          <table:table-cell office:value-type="float" office:value="7.89403973509934">
            <text:p>7.8940397351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519</text:p>
          </table:table-cell>
          <table:table-cell office:value-type="float" office:value="22.8">
            <text:p>22.8</text:p>
          </table:table-cell>
          <table:table-cell office:value-type="float" office:value="11">
            <text:p>11</text:p>
          </table:table-cell>
          <table:table-cell office:value-type="float" office:value="2052.36">
            <text:p>2052.36</text:p>
          </table:table-cell>
          <table:table-cell office:value-type="float" office:value="281.71">
            <text:p>281.71</text:p>
          </table:table-cell>
          <table:table-cell office:value-type="float" office:value="7.28536438181108">
            <text:p>7.2853643818</text:p>
          </table:table-cell>
          <table:table-cell office:value-type="float" office:value="2.07272727272727">
            <text:p>2.0727272727</text:p>
          </table:table-cell>
          <table:table-cell office:value-type="float" office:value="12.355701754386">
            <text:p>12.3557017544</text:p>
          </table:table-cell>
          <table:table-cell/>
          <table:table-cell office:value-type="string">
            <text:p>6519</text:p>
          </table:table-cell>
          <table:table-cell office:value-type="string">
            <text:p>6405</text:p>
          </table:table-cell>
          <table:table-cell office:value-type="float" office:value="22.75">
            <text:p>22.75</text:p>
          </table:table-cell>
          <table:table-cell office:value-type="float" office:value="9">
            <text:p>9</text:p>
          </table:table-cell>
          <table:table-cell office:value-type="float" office:value="2047.41">
            <text:p>2047.41</text:p>
          </table:table-cell>
          <table:table-cell office:value-type="float" office:value="281.71">
            <text:p>281.71</text:p>
          </table:table-cell>
          <table:table-cell office:value-type="float" office:value="7.267793120585">
            <text:p>7.2677931206</text:p>
          </table:table-cell>
          <table:table-cell office:value-type="float" office:value="2.52777777777778">
            <text:p>2.5277777778</text:p>
          </table:table-cell>
          <table:table-cell office:value-type="float" office:value="12.3828571428571">
            <text:p>12.3828571429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532</text:p>
          </table:table-cell>
          <table:table-cell office:value-type="float" office:value="10.03">
            <text:p>10.03</text:p>
          </table:table-cell>
          <table:table-cell office:value-type="float" office:value="11">
            <text:p>11</text:p>
          </table:table-cell>
          <table:table-cell office:value-type="float" office:value="902.34">
            <text:p>902.34</text:p>
          </table:table-cell>
          <table:table-cell office:value-type="float" office:value="290.8">
            <text:p>290.8</text:p>
          </table:table-cell>
          <table:table-cell office:value-type="float" office:value="3.10295735900963">
            <text:p>3.102957359</text:p>
          </table:table-cell>
          <table:table-cell office:value-type="float" office:value="0.911818181818182">
            <text:p>0.9118181818</text:p>
          </table:table-cell>
          <table:table-cell office:value-type="float" office:value="28.9930209371884">
            <text:p>28.9930209372</text:p>
          </table:table-cell>
          <table:table-cell/>
          <table:table-cell office:value-type="string">
            <text:p>6532</text:p>
          </table:table-cell>
          <table:table-cell office:value-type="string">
            <text:p>6405</text:p>
          </table:table-cell>
          <table:table-cell office:value-type="float" office:value="9.7">
            <text:p>9.7</text:p>
          </table:table-cell>
          <table:table-cell office:value-type="float" office:value="8">
            <text:p>8</text:p>
          </table:table-cell>
          <table:table-cell office:value-type="float" office:value="873.27">
            <text:p>873.27</text:p>
          </table:table-cell>
          <table:table-cell office:value-type="float" office:value="290.8">
            <text:p>290.8</text:p>
          </table:table-cell>
          <table:table-cell office:value-type="float" office:value="3.00299174690509">
            <text:p>3.0029917469</text:p>
          </table:table-cell>
          <table:table-cell office:value-type="float" office:value="1.2125">
            <text:p>1.2125</text:p>
          </table:table-cell>
          <table:table-cell office:value-type="float" office:value="29.979381443299">
            <text:p>29.9793814433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552</text:p>
          </table:table-cell>
          <table:table-cell office:value-type="float" office:value="19.7">
            <text:p>19.7</text:p>
          </table:table-cell>
          <table:table-cell office:value-type="float" office:value="9">
            <text:p>9</text:p>
          </table:table-cell>
          <table:table-cell office:value-type="float" office:value="1772.91">
            <text:p>1772.91</text:p>
          </table:table-cell>
          <table:table-cell office:value-type="float" office:value="154.62">
            <text:p>154.62</text:p>
          </table:table-cell>
          <table:table-cell office:value-type="float" office:value="11.4662398137369">
            <text:p>11.4662398137</text:p>
          </table:table-cell>
          <table:table-cell office:value-type="float" office:value="2.18888888888889">
            <text:p>2.1888888889</text:p>
          </table:table-cell>
          <table:table-cell office:value-type="float" office:value="7.84873096446701">
            <text:p>7.8487309645</text:p>
          </table:table-cell>
          <table:table-cell/>
          <table:table-cell office:value-type="string">
            <text:p>6552</text:p>
          </table:table-cell>
          <table:table-cell office:value-type="string">
            <text:p>6405</text:p>
          </table:table-cell>
          <table:table-cell office:value-type="float" office:value="19.68">
            <text:p>19.68</text:p>
          </table:table-cell>
          <table:table-cell office:value-type="float" office:value="5">
            <text:p>5</text:p>
          </table:table-cell>
          <table:table-cell office:value-type="float" office:value="1770.93">
            <text:p>1770.93</text:p>
          </table:table-cell>
          <table:table-cell office:value-type="float" office:value="154.62">
            <text:p>154.62</text:p>
          </table:table-cell>
          <table:table-cell office:value-type="float" office:value="11.453434225844">
            <text:p>11.4534342258</text:p>
          </table:table-cell>
          <table:table-cell office:value-type="float" office:value="3.936">
            <text:p>3.936</text:p>
          </table:table-cell>
          <table:table-cell office:value-type="float" office:value="7.85670731707317">
            <text:p>7.8567073171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562</text:p>
          </table:table-cell>
          <table:table-cell office:value-type="float" office:value="14.51">
            <text:p>14.51</text:p>
          </table:table-cell>
          <table:table-cell office:value-type="float" office:value="14">
            <text:p>14</text:p>
          </table:table-cell>
          <table:table-cell office:value-type="float" office:value="1305.45">
            <text:p>1305.45</text:p>
          </table:table-cell>
          <table:table-cell office:value-type="float" office:value="62.25">
            <text:p>62.25</text:p>
          </table:table-cell>
          <table:table-cell office:value-type="float" office:value="20.9710843373494">
            <text:p>20.9710843373</text:p>
          </table:table-cell>
          <table:table-cell office:value-type="float" office:value="1.03642857142857">
            <text:p>1.0364285714</text:p>
          </table:table-cell>
          <table:table-cell office:value-type="float" office:value="4.29014472777395">
            <text:p>4.2901447278</text:p>
          </table:table-cell>
          <table:table-cell/>
          <table:table-cell office:value-type="string">
            <text:p>6562</text:p>
          </table:table-cell>
          <table:table-cell office:value-type="string">
            <text:p>6405</text:p>
          </table:table-cell>
          <table:table-cell office:value-type="float" office:value="14.38">
            <text:p>14.38</text:p>
          </table:table-cell>
          <table:table-cell office:value-type="float" office:value="13">
            <text:p>13</text:p>
          </table:table-cell>
          <table:table-cell office:value-type="float" office:value="1294.47">
            <text:p>1294.47</text:p>
          </table:table-cell>
          <table:table-cell office:value-type="float" office:value="62.25">
            <text:p>62.25</text:p>
          </table:table-cell>
          <table:table-cell office:value-type="float" office:value="20.7946987951807">
            <text:p>20.7946987952</text:p>
          </table:table-cell>
          <table:table-cell office:value-type="float" office:value="1.10615384615385">
            <text:p>1.1061538462</text:p>
          </table:table-cell>
          <table:table-cell office:value-type="float" office:value="4.32892906815021">
            <text:p>4.3289290682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609</text:p>
          </table:table-cell>
          <table:table-cell office:value-type="float" office:value="4.76">
            <text:p>4.76</text:p>
          </table:table-cell>
          <table:table-cell office:value-type="float" office:value="11">
            <text:p>11</text:p>
          </table:table-cell>
          <table:table-cell office:value-type="float" office:value="428.4">
            <text:p>428.4</text:p>
          </table:table-cell>
          <table:table-cell office:value-type="float" office:value="61.79">
            <text:p>61.79</text:p>
          </table:table-cell>
          <table:table-cell office:value-type="float" office:value="6.9331607056158">
            <text:p>6.9331607056</text:p>
          </table:table-cell>
          <table:table-cell office:value-type="float" office:value="0.432727272727273">
            <text:p>0.4327272727</text:p>
          </table:table-cell>
          <table:table-cell office:value-type="float" office:value="12.9810924369748">
            <text:p>12.981092437</text:p>
          </table:table-cell>
          <table:table-cell/>
          <table:table-cell office:value-type="string">
            <text:p>6609</text:p>
          </table:table-cell>
          <table:table-cell office:value-type="string">
            <text:p>6405</text:p>
          </table:table-cell>
          <table:table-cell office:value-type="float" office:value="4.72">
            <text:p>4.72</text:p>
          </table:table-cell>
          <table:table-cell office:value-type="float" office:value="13">
            <text:p>13</text:p>
          </table:table-cell>
          <table:table-cell office:value-type="float" office:value="425.25">
            <text:p>425.25</text:p>
          </table:table-cell>
          <table:table-cell office:value-type="float" office:value="61.79">
            <text:p>61.79</text:p>
          </table:table-cell>
          <table:table-cell office:value-type="float" office:value="6.88218158278039">
            <text:p>6.8821815828</text:p>
          </table:table-cell>
          <table:table-cell office:value-type="float" office:value="0.363076923076923">
            <text:p>0.3630769231</text:p>
          </table:table-cell>
          <table:table-cell office:value-type="float" office:value="13.0911016949153">
            <text:p>13.0911016949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647</text:p>
          </table:table-cell>
          <table:table-cell office:value-type="float" office:value="3.21">
            <text:p>3.21</text:p>
          </table:table-cell>
          <table:table-cell office:value-type="float" office:value="9">
            <text:p>9</text:p>
          </table:table-cell>
          <table:table-cell office:value-type="float" office:value="289.35">
            <text:p>289.35</text:p>
          </table:table-cell>
          <table:table-cell office:value-type="float" office:value="39.73">
            <text:p>39.73</text:p>
          </table:table-cell>
          <table:table-cell office:value-type="float" office:value="7.28290964007048">
            <text:p>7.2829096401</text:p>
          </table:table-cell>
          <table:table-cell office:value-type="float" office:value="0.356666666666667">
            <text:p>0.3566666667</text:p>
          </table:table-cell>
          <table:table-cell office:value-type="float" office:value="12.3769470404984">
            <text:p>12.3769470405</text:p>
          </table:table-cell>
          <table:table-cell/>
          <table:table-cell office:value-type="string">
            <text:p>6647</text:p>
          </table:table-cell>
          <table:table-cell office:value-type="string">
            <text:p>6405</text:p>
          </table:table-cell>
          <table:table-cell office:value-type="float" office:value="2.86">
            <text:p>2.86</text:p>
          </table:table-cell>
          <table:table-cell office:value-type="float" office:value="9">
            <text:p>9</text:p>
          </table:table-cell>
          <table:table-cell office:value-type="float" office:value="257.58">
            <text:p>257.58</text:p>
          </table:table-cell>
          <table:table-cell office:value-type="float" office:value="39.73">
            <text:p>39.73</text:p>
          </table:table-cell>
          <table:table-cell office:value-type="float" office:value="6.48326201862572">
            <text:p>6.4832620186</text:p>
          </table:table-cell>
          <table:table-cell office:value-type="float" office:value="0.317777777777778">
            <text:p>0.3177777778</text:p>
          </table:table-cell>
          <table:table-cell office:value-type="float" office:value="13.8916083916084">
            <text:p>13.8916083916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670</text:p>
          </table:table-cell>
          <table:table-cell office:value-type="float" office:value="60.92">
            <text:p>60.92</text:p>
          </table:table-cell>
          <table:table-cell office:value-type="float" office:value="13">
            <text:p>13</text:p>
          </table:table-cell>
          <table:table-cell office:value-type="float" office:value="5482.89">
            <text:p>5482.89</text:p>
          </table:table-cell>
          <table:table-cell office:value-type="float" office:value="68.93">
            <text:p>68.93</text:p>
          </table:table-cell>
          <table:table-cell office:value-type="float" office:value="79.5428695778326">
            <text:p>79.5428695778</text:p>
          </table:table-cell>
          <table:table-cell office:value-type="float" office:value="4.68615384615385">
            <text:p>4.6861538462</text:p>
          </table:table-cell>
          <table:table-cell office:value-type="float" office:value="1.13148391332896">
            <text:p>1.1314839133</text:p>
          </table:table-cell>
          <table:table-cell/>
          <table:table-cell office:value-type="string">
            <text:p>6670</text:p>
          </table:table-cell>
          <table:table-cell office:value-type="string">
            <text:p>6405</text:p>
          </table:table-cell>
          <table:table-cell office:value-type="float" office:value="60.93">
            <text:p>60.93</text:p>
          </table:table-cell>
          <table:table-cell office:value-type="float" office:value="255">
            <text:p>255</text:p>
          </table:table-cell>
          <table:table-cell office:value-type="float" office:value="5483.52">
            <text:p>5483.52</text:p>
          </table:table-cell>
          <table:table-cell office:value-type="float" office:value="68.93">
            <text:p>68.93</text:p>
          </table:table-cell>
          <table:table-cell office:value-type="float" office:value="79.5520092847817">
            <text:p>79.5520092848</text:p>
          </table:table-cell>
          <table:table-cell office:value-type="float" office:value="0.238941176470588">
            <text:p>0.2389411765</text:p>
          </table:table-cell>
          <table:table-cell office:value-type="float" office:value="1.13129821106187">
            <text:p>1.1312982111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674</text:p>
          </table:table-cell>
          <table:table-cell office:value-type="float" office:value="38.6">
            <text:p>38.6</text:p>
          </table:table-cell>
          <table:table-cell office:value-type="float" office:value="12">
            <text:p>12</text:p>
          </table:table-cell>
          <table:table-cell office:value-type="float" office:value="3474.45">
            <text:p>3474.45</text:p>
          </table:table-cell>
          <table:table-cell office:value-type="float" office:value="171.19">
            <text:p>171.19</text:p>
          </table:table-cell>
          <table:table-cell office:value-type="float" office:value="20.2958700858695">
            <text:p>20.2958700859</text:p>
          </table:table-cell>
          <table:table-cell office:value-type="float" office:value="3.21666666666667">
            <text:p>3.2166666667</text:p>
          </table:table-cell>
          <table:table-cell office:value-type="float" office:value="4.43497409326425">
            <text:p>4.4349740933</text:p>
          </table:table-cell>
          <table:table-cell/>
          <table:table-cell office:value-type="string">
            <text:p>6674</text:p>
          </table:table-cell>
          <table:table-cell office:value-type="string">
            <text:p>6405</text:p>
          </table:table-cell>
          <table:table-cell office:value-type="float" office:value="36.1">
            <text:p>36.1</text:p>
          </table:table-cell>
          <table:table-cell office:value-type="float" office:value="15">
            <text:p>15</text:p>
          </table:table-cell>
          <table:table-cell office:value-type="float" office:value="3248.64">
            <text:p>3248.64</text:p>
          </table:table-cell>
          <table:table-cell office:value-type="float" office:value="171.19">
            <text:p>171.19</text:p>
          </table:table-cell>
          <table:table-cell office:value-type="float" office:value="18.976809393072">
            <text:p>18.9768093931</text:p>
          </table:table-cell>
          <table:table-cell office:value-type="float" office:value="2.40666666666667">
            <text:p>2.4066666667</text:p>
          </table:table-cell>
          <table:table-cell office:value-type="float" office:value="4.74210526315789">
            <text:p>4.7421052632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695</text:p>
          </table:table-cell>
          <table:table-cell office:value-type="float" office:value="2.79">
            <text:p>2.79</text:p>
          </table:table-cell>
          <table:table-cell office:value-type="float" office:value="11">
            <text:p>11</text:p>
          </table:table-cell>
          <table:table-cell office:value-type="float" office:value="250.74">
            <text:p>250.74</text:p>
          </table:table-cell>
          <table:table-cell office:value-type="float" office:value="1.55">
            <text:p>1.55</text:p>
          </table:table-cell>
          <table:table-cell office:value-type="float" office:value="161.767741935484">
            <text:p>161.7677419355</text:p>
          </table:table-cell>
          <table:table-cell office:value-type="float" office:value="0.253636363636364">
            <text:p>0.2536363636</text:p>
          </table:table-cell>
          <table:table-cell office:value-type="float" office:value="0.555555555555556">
            <text:p>0.5555555556</text:p>
          </table:table-cell>
          <table:table-cell/>
          <table:table-cell office:value-type="string">
            <text:p>6695</text:p>
          </table:table-cell>
          <table:table-cell office:value-type="string">
            <text:p>6405</text:p>
          </table:table-cell>
          <table:table-cell office:value-type="float" office:value="2.88">
            <text:p>2.88</text:p>
          </table:table-cell>
          <table:table-cell office:value-type="float" office:value="11">
            <text:p>11</text:p>
          </table:table-cell>
          <table:table-cell office:value-type="float" office:value="258.75">
            <text:p>258.75</text:p>
          </table:table-cell>
          <table:table-cell office:value-type="float" office:value="1.55">
            <text:p>1.55</text:p>
          </table:table-cell>
          <table:table-cell office:value-type="float" office:value="166.935483870968">
            <text:p>166.935483871</text:p>
          </table:table-cell>
          <table:table-cell office:value-type="float" office:value="0.261818181818182">
            <text:p>0.2618181818</text:p>
          </table:table-cell>
          <table:table-cell office:value-type="float" office:value="0.538194444444444">
            <text:p>0.5381944444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699</text:p>
          </table:table-cell>
          <table:table-cell office:value-type="float" office:value="2.63">
            <text:p>2.63</text:p>
          </table:table-cell>
          <table:table-cell office:value-type="float" office:value="3">
            <text:p>3</text:p>
          </table:table-cell>
          <table:table-cell office:value-type="float" office:value="237.06">
            <text:p>237.06</text:p>
          </table:table-cell>
          <table:table-cell office:value-type="float" office:value="55.74">
            <text:p>55.74</text:p>
          </table:table-cell>
          <table:table-cell office:value-type="float" office:value="4.2529601722282">
            <text:p>4.2529601722</text:p>
          </table:table-cell>
          <table:table-cell office:value-type="float" office:value="0.876666666666667">
            <text:p>0.8766666667</text:p>
          </table:table-cell>
          <table:table-cell office:value-type="float" office:value="21.1939163498099">
            <text:p>21.1939163498</text:p>
          </table:table-cell>
          <table:table-cell/>
          <table:table-cell office:value-type="string">
            <text:p>6699</text:p>
          </table:table-cell>
          <table:table-cell office:value-type="string">
            <text:p>6405</text:p>
          </table:table-cell>
          <table:table-cell office:value-type="float" office:value="2.48">
            <text:p>2.48</text:p>
          </table:table-cell>
          <table:table-cell office:value-type="float" office:value="255">
            <text:p>255</text:p>
          </table:table-cell>
          <table:table-cell office:value-type="float" office:value="223.2">
            <text:p>223.2</text:p>
          </table:table-cell>
          <table:table-cell office:value-type="float" office:value="55.74">
            <text:p>55.74</text:p>
          </table:table-cell>
          <table:table-cell office:value-type="float" office:value="4.0043057050592">
            <text:p>4.0043057051</text:p>
          </table:table-cell>
          <table:table-cell office:value-type="float" office:value="0.00972549019607843">
            <text:p>0.0097254902</text:p>
          </table:table-cell>
          <table:table-cell office:value-type="float" office:value="22.4758064516129">
            <text:p>22.4758064516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716</text:p>
          </table:table-cell>
          <table:table-cell office:value-type="float" office:value="8.56">
            <text:p>8.56</text:p>
          </table:table-cell>
          <table:table-cell office:value-type="float" office:value="11">
            <text:p>11</text:p>
          </table:table-cell>
          <table:table-cell office:value-type="float" office:value="770.67">
            <text:p>770.67</text:p>
          </table:table-cell>
          <table:table-cell office:value-type="float" office:value="304.39">
            <text:p>304.39</text:p>
          </table:table-cell>
          <table:table-cell office:value-type="float" office:value="2.53185058641874">
            <text:p>2.5318505864</text:p>
          </table:table-cell>
          <table:table-cell office:value-type="float" office:value="0.778181818181818">
            <text:p>0.7781818182</text:p>
          </table:table-cell>
          <table:table-cell office:value-type="float" office:value="35.5595794392523">
            <text:p>35.5595794393</text:p>
          </table:table-cell>
          <table:table-cell/>
          <table:table-cell office:value-type="string">
            <text:p>6716</text:p>
          </table:table-cell>
          <table:table-cell office:value-type="string">
            <text:p>6405</text:p>
          </table:table-cell>
          <table:table-cell office:value-type="float" office:value="8.47">
            <text:p>8.47</text:p>
          </table:table-cell>
          <table:table-cell office:value-type="float" office:value="9">
            <text:p>9</text:p>
          </table:table-cell>
          <table:table-cell office:value-type="float" office:value="762.48">
            <text:p>762.48</text:p>
          </table:table-cell>
          <table:table-cell office:value-type="float" office:value="304.39">
            <text:p>304.39</text:p>
          </table:table-cell>
          <table:table-cell office:value-type="float" office:value="2.50494431485923">
            <text:p>2.5049443149</text:p>
          </table:table-cell>
          <table:table-cell office:value-type="float" office:value="0.941111111111111">
            <text:p>0.9411111111</text:p>
          </table:table-cell>
          <table:table-cell office:value-type="float" office:value="35.9374262101535">
            <text:p>35.9374262102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738</text:p>
          </table:table-cell>
          <table:table-cell office:value-type="float" office:value="14.51">
            <text:p>14.51</text:p>
          </table:table-cell>
          <table:table-cell office:value-type="float" office:value="15">
            <text:p>15</text:p>
          </table:table-cell>
          <table:table-cell office:value-type="float" office:value="1305.72">
            <text:p>1305.72</text:p>
          </table:table-cell>
          <table:table-cell office:value-type="float" office:value="58.72">
            <text:p>58.72</text:p>
          </table:table-cell>
          <table:table-cell office:value-type="float" office:value="22.2363760217984">
            <text:p>22.2363760218</text:p>
          </table:table-cell>
          <table:table-cell office:value-type="float" office:value="0.967333333333333">
            <text:p>0.9673333333</text:p>
          </table:table-cell>
          <table:table-cell office:value-type="float" office:value="4.04686423156444">
            <text:p>4.0468642316</text:p>
          </table:table-cell>
          <table:table-cell/>
          <table:table-cell office:value-type="string">
            <text:p>6738</text:p>
          </table:table-cell>
          <table:table-cell office:value-type="string">
            <text:p>6405</text:p>
          </table:table-cell>
          <table:table-cell office:value-type="float" office:value="14.44">
            <text:p>14.44</text:p>
          </table:table-cell>
          <table:table-cell office:value-type="float" office:value="12">
            <text:p>12</text:p>
          </table:table-cell>
          <table:table-cell office:value-type="float" office:value="1299.87">
            <text:p>1299.87</text:p>
          </table:table-cell>
          <table:table-cell office:value-type="float" office:value="58.72">
            <text:p>58.72</text:p>
          </table:table-cell>
          <table:table-cell office:value-type="float" office:value="22.1367506811989">
            <text:p>22.1367506812</text:p>
          </table:table-cell>
          <table:table-cell office:value-type="float" office:value="1.20333333333333">
            <text:p>1.2033333333</text:p>
          </table:table-cell>
          <table:table-cell office:value-type="float" office:value="4.06648199445983">
            <text:p>4.0664819945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843</text:p>
          </table:table-cell>
          <table:table-cell office:value-type="float" office:value="7.51">
            <text:p>7.51</text:p>
          </table:table-cell>
          <table:table-cell office:value-type="float" office:value="11">
            <text:p>11</text:p>
          </table:table-cell>
          <table:table-cell office:value-type="float" office:value="675.63">
            <text:p>675.63</text:p>
          </table:table-cell>
          <table:table-cell office:value-type="float" office:value="191.63">
            <text:p>191.63</text:p>
          </table:table-cell>
          <table:table-cell office:value-type="float" office:value="3.52570056880447">
            <text:p>3.5257005688</text:p>
          </table:table-cell>
          <table:table-cell office:value-type="float" office:value="0.682727272727273">
            <text:p>0.6827272727</text:p>
          </table:table-cell>
          <table:table-cell office:value-type="float" office:value="25.5166444740346">
            <text:p>25.516644474</text:p>
          </table:table-cell>
          <table:table-cell/>
          <table:table-cell office:value-type="string">
            <text:p>6843</text:p>
          </table:table-cell>
          <table:table-cell office:value-type="string">
            <text:p>6405</text:p>
          </table:table-cell>
          <table:table-cell office:value-type="float" office:value="7.44">
            <text:p>7.44</text:p>
          </table:table-cell>
          <table:table-cell office:value-type="float" office:value="8">
            <text:p>8</text:p>
          </table:table-cell>
          <table:table-cell office:value-type="float" office:value="669.78">
            <text:p>669.78</text:p>
          </table:table-cell>
          <table:table-cell office:value-type="float" office:value="191.63">
            <text:p>191.63</text:p>
          </table:table-cell>
          <table:table-cell office:value-type="float" office:value="3.4951729896154">
            <text:p>3.4951729896</text:p>
          </table:table-cell>
          <table:table-cell office:value-type="float" office:value="0.93">
            <text:p>0.93</text:p>
          </table:table-cell>
          <table:table-cell office:value-type="float" office:value="25.7567204301075">
            <text:p>25.7567204301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879</text:p>
          </table:table-cell>
          <table:table-cell office:value-type="float" office:value="1.72">
            <text:p>1.72</text:p>
          </table:table-cell>
          <table:table-cell office:value-type="float" office:value="9">
            <text:p>9</text:p>
          </table:table-cell>
          <table:table-cell office:value-type="float" office:value="155.16">
            <text:p>155.16</text:p>
          </table:table-cell>
          <table:table-cell office:value-type="float" office:value="70">
            <text:p>70</text:p>
          </table:table-cell>
          <table:table-cell office:value-type="float" office:value="2.21657142857143">
            <text:p>2.2165714286</text:p>
          </table:table-cell>
          <table:table-cell office:value-type="float" office:value="0.191111111111111">
            <text:p>0.1911111111</text:p>
          </table:table-cell>
          <table:table-cell office:value-type="float" office:value="40.6976744186047">
            <text:p>40.6976744186</text:p>
          </table:table-cell>
          <table:table-cell/>
          <table:table-cell office:value-type="string">
            <text:p>6879</text:p>
          </table:table-cell>
          <table:table-cell office:value-type="string">
            <text:p>6405</text:p>
          </table:table-cell>
          <table:table-cell office:value-type="float" office:value="1.71">
            <text:p>1.71</text:p>
          </table:table-cell>
          <table:table-cell office:value-type="float" office:value="8">
            <text:p>8</text:p>
          </table:table-cell>
          <table:table-cell office:value-type="float" office:value="153.72">
            <text:p>153.72</text:p>
          </table:table-cell>
          <table:table-cell office:value-type="float" office:value="70">
            <text:p>70</text:p>
          </table:table-cell>
          <table:table-cell office:value-type="float" office:value="2.196">
            <text:p>2.196</text:p>
          </table:table-cell>
          <table:table-cell office:value-type="float" office:value="0.21375">
            <text:p>0.21375</text:p>
          </table:table-cell>
          <table:table-cell office:value-type="float" office:value="40.9356725146199">
            <text:p>40.9356725146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892</text:p>
          </table:table-cell>
          <table:table-cell office:value-type="float" office:value="7.38">
            <text:p>7.38</text:p>
          </table:table-cell>
          <table:table-cell office:value-type="float" office:value="10">
            <text:p>10</text:p>
          </table:table-cell>
          <table:table-cell office:value-type="float" office:value="664.2">
            <text:p>664.2</text:p>
          </table:table-cell>
          <table:table-cell office:value-type="float" office:value="285.28">
            <text:p>285.28</text:p>
          </table:table-cell>
          <table:table-cell office:value-type="float" office:value="2.32823892316321">
            <text:p>2.3282389232</text:p>
          </table:table-cell>
          <table:table-cell office:value-type="float" office:value="0.738">
            <text:p>0.738</text:p>
          </table:table-cell>
          <table:table-cell office:value-type="float" office:value="38.6558265582656">
            <text:p>38.6558265583</text:p>
          </table:table-cell>
          <table:table-cell/>
          <table:table-cell office:value-type="string">
            <text:p>6892</text:p>
          </table:table-cell>
          <table:table-cell office:value-type="string">
            <text:p>6405</text:p>
          </table:table-cell>
          <table:table-cell office:value-type="float" office:value="7.34">
            <text:p>7.34</text:p>
          </table:table-cell>
          <table:table-cell office:value-type="float" office:value="11">
            <text:p>11</text:p>
          </table:table-cell>
          <table:table-cell office:value-type="float" office:value="660.51">
            <text:p>660.51</text:p>
          </table:table-cell>
          <table:table-cell office:value-type="float" office:value="285.28">
            <text:p>285.28</text:p>
          </table:table-cell>
          <table:table-cell office:value-type="float" office:value="2.31530426247897">
            <text:p>2.3153042625</text:p>
          </table:table-cell>
          <table:table-cell office:value-type="float" office:value="0.667272727272727">
            <text:p>0.6672727273</text:p>
          </table:table-cell>
          <table:table-cell office:value-type="float" office:value="38.866485013624">
            <text:p>38.8664850136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945</text:p>
          </table:table-cell>
          <table:table-cell office:value-type="float" office:value="15.14">
            <text:p>15.14</text:p>
          </table:table-cell>
          <table:table-cell office:value-type="float" office:value="11">
            <text:p>11</text:p>
          </table:table-cell>
          <table:table-cell office:value-type="float" office:value="1362.51">
            <text:p>1362.51</text:p>
          </table:table-cell>
          <table:table-cell office:value-type="float" office:value="0.88">
            <text:p>0.88</text:p>
          </table:table-cell>
          <table:table-cell office:value-type="float" office:value="1548.30681818182">
            <text:p>1548.3068181818</text:p>
          </table:table-cell>
          <table:table-cell office:value-type="float" office:value="1.37636363636364">
            <text:p>1.3763636364</text:p>
          </table:table-cell>
          <table:table-cell office:value-type="float" office:value="0.0581241743725231">
            <text:p>0.0581241744</text:p>
          </table:table-cell>
          <table:table-cell/>
          <table:table-cell office:value-type="string">
            <text:p>6945</text:p>
          </table:table-cell>
          <table:table-cell office:value-type="string">
            <text:p>6405</text:p>
          </table:table-cell>
          <table:table-cell office:value-type="float" office:value="15.06">
            <text:p>15.06</text:p>
          </table:table-cell>
          <table:table-cell office:value-type="float" office:value="10">
            <text:p>10</text:p>
          </table:table-cell>
          <table:table-cell office:value-type="float" office:value="1355.76">
            <text:p>1355.76</text:p>
          </table:table-cell>
          <table:table-cell office:value-type="float" office:value="0.88">
            <text:p>0.88</text:p>
          </table:table-cell>
          <table:table-cell office:value-type="float" office:value="1540.63636363636">
            <text:p>1540.6363636364</text:p>
          </table:table-cell>
          <table:table-cell office:value-type="float" office:value="1.506">
            <text:p>1.506</text:p>
          </table:table-cell>
          <table:table-cell office:value-type="float" office:value="0.0584329349269588">
            <text:p>0.0584329349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94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80.27">
            <text:p>180.27</text:p>
          </table:table-cell>
          <table:table-cell office:value-type="float" office:value="62.14">
            <text:p>62.14</text:p>
          </table:table-cell>
          <table:table-cell office:value-type="float" office:value="2.90102993241069">
            <text:p>2.9010299324</text:p>
          </table:table-cell>
          <table:table-cell office:value-type="float" office:value="0.222222222222222">
            <text:p>0.2222222222</text:p>
          </table:table-cell>
          <table:table-cell office:value-type="float" office:value="31.07">
            <text:p>31.07</text:p>
          </table:table-cell>
          <table:table-cell/>
          <table:table-cell office:value-type="string">
            <text:p>6948</text:p>
          </table:table-cell>
          <table:table-cell office:value-type="string">
            <text:p>6405</text:p>
          </table:table-cell>
          <table:table-cell office:value-type="float" office:value="1.98">
            <text:p>1.98</text:p>
          </table:table-cell>
          <table:table-cell office:value-type="float" office:value="10">
            <text:p>10</text:p>
          </table:table-cell>
          <table:table-cell office:value-type="float" office:value="178.47">
            <text:p>178.47</text:p>
          </table:table-cell>
          <table:table-cell office:value-type="float" office:value="62.14">
            <text:p>62.14</text:p>
          </table:table-cell>
          <table:table-cell office:value-type="float" office:value="2.87206308336016">
            <text:p>2.8720630834</text:p>
          </table:table-cell>
          <table:table-cell office:value-type="float" office:value="0.198">
            <text:p>0.198</text:p>
          </table:table-cell>
          <table:table-cell office:value-type="float" office:value="31.3838383838384">
            <text:p>31.3838383838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971</text:p>
          </table:table-cell>
          <table:table-cell office:value-type="float" office:value="1.78">
            <text:p>1.78</text:p>
          </table:table-cell>
          <table:table-cell office:value-type="float" office:value="10">
            <text:p>10</text:p>
          </table:table-cell>
          <table:table-cell office:value-type="float" office:value="160.02">
            <text:p>160.02</text:p>
          </table:table-cell>
          <table:table-cell office:value-type="float" office:value="0.4">
            <text:p>0.4</text:p>
          </table:table-cell>
          <table:table-cell office:value-type="float" office:value="400.05">
            <text:p>400.05</text:p>
          </table:table-cell>
          <table:table-cell office:value-type="float" office:value="0.178">
            <text:p>0.178</text:p>
          </table:table-cell>
          <table:table-cell office:value-type="float" office:value="0.224719101123595">
            <text:p>0.2247191011</text:p>
          </table:table-cell>
          <table:table-cell/>
          <table:table-cell office:value-type="string">
            <text:p>6971</text:p>
          </table:table-cell>
          <table:table-cell office:value-type="string">
            <text:p>6405</text:p>
          </table:table-cell>
          <table:table-cell office:value-type="float" office:value="1.62">
            <text:p>1.62</text:p>
          </table:table-cell>
          <table:table-cell office:value-type="float" office:value="8">
            <text:p>8</text:p>
          </table:table-cell>
          <table:table-cell office:value-type="float" office:value="145.98">
            <text:p>145.98</text:p>
          </table:table-cell>
          <table:table-cell office:value-type="float" office:value="0.4">
            <text:p>0.4</text:p>
          </table:table-cell>
          <table:table-cell office:value-type="float" office:value="364.95">
            <text:p>364.95</text:p>
          </table:table-cell>
          <table:table-cell office:value-type="float" office:value="0.2025">
            <text:p>0.2025</text:p>
          </table:table-cell>
          <table:table-cell office:value-type="float" office:value="0.246913580246914">
            <text:p>0.2469135802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7021</text:p>
          </table:table-cell>
          <table:table-cell office:value-type="float" office:value="7.34">
            <text:p>7.34</text:p>
          </table:table-cell>
          <table:table-cell office:value-type="float" office:value="9">
            <text:p>9</text:p>
          </table:table-cell>
          <table:table-cell office:value-type="float" office:value="660.33">
            <text:p>660.33</text:p>
          </table:table-cell>
          <table:table-cell office:value-type="float" office:value="173.93">
            <text:p>173.93</text:p>
          </table:table-cell>
          <table:table-cell office:value-type="float" office:value="3.79652733858449">
            <text:p>3.7965273386</text:p>
          </table:table-cell>
          <table:table-cell office:value-type="float" office:value="0.815555555555556">
            <text:p>0.8155555556</text:p>
          </table:table-cell>
          <table:table-cell office:value-type="float" office:value="23.6961852861035">
            <text:p>23.6961852861</text:p>
          </table:table-cell>
          <table:table-cell/>
          <table:table-cell office:value-type="string">
            <text:p>7021</text:p>
          </table:table-cell>
          <table:table-cell office:value-type="string">
            <text:p>6405</text:p>
          </table:table-cell>
          <table:table-cell office:value-type="float" office:value="7.27">
            <text:p>7.27</text:p>
          </table:table-cell>
          <table:table-cell office:value-type="float" office:value="9">
            <text:p>9</text:p>
          </table:table-cell>
          <table:table-cell office:value-type="float" office:value="654.12">
            <text:p>654.12</text:p>
          </table:table-cell>
          <table:table-cell office:value-type="float" office:value="173.93">
            <text:p>173.93</text:p>
          </table:table-cell>
          <table:table-cell office:value-type="float" office:value="3.76082331972633">
            <text:p>3.7608233197</text:p>
          </table:table-cell>
          <table:table-cell office:value-type="float" office:value="0.807777777777778">
            <text:p>0.8077777778</text:p>
          </table:table-cell>
          <table:table-cell office:value-type="float" office:value="23.9243466299862">
            <text:p>23.92434663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214</text:p>
          </table:table-cell>
          <table:table-cell office:value-type="float" office:value="6.9">
            <text:p>6.9</text:p>
          </table:table-cell>
          <table:table-cell office:value-type="float" office:value="13">
            <text:p>13</text:p>
          </table:table-cell>
          <table:table-cell office:value-type="float" office:value="621.27">
            <text:p>621.27</text:p>
          </table:table-cell>
          <table:table-cell office:value-type="float" office:value="68.59">
            <text:p>68.59</text:p>
          </table:table-cell>
          <table:table-cell office:value-type="float" office:value="9.05773436360986">
            <text:p>9.0577343636</text:p>
          </table:table-cell>
          <table:table-cell office:value-type="float" office:value="0.530769230769231">
            <text:p>0.5307692308</text:p>
          </table:table-cell>
          <table:table-cell office:value-type="float" office:value="9.94057971014493">
            <text:p>9.9405797101</text:p>
          </table:table-cell>
          <table:table-cell/>
          <table:table-cell office:value-type="string">
            <text:p>6214</text:p>
          </table:table-cell>
          <table:table-cell office:value-type="string">
            <text:p>6405</text:p>
          </table:table-cell>
          <table:table-cell office:value-type="float" office:value="6.69">
            <text:p>6.69</text:p>
          </table:table-cell>
          <table:table-cell office:value-type="float" office:value="11">
            <text:p>11</text:p>
          </table:table-cell>
          <table:table-cell office:value-type="float" office:value="602.28">
            <text:p>602.28</text:p>
          </table:table-cell>
          <table:table-cell office:value-type="float" office:value="68.59">
            <text:p>68.59</text:p>
          </table:table-cell>
          <table:table-cell office:value-type="float" office:value="8.78087184720805">
            <text:p>8.7808718472</text:p>
          </table:table-cell>
          <table:table-cell office:value-type="float" office:value="0.608181818181818">
            <text:p>0.6081818182</text:p>
          </table:table-cell>
          <table:table-cell office:value-type="float" office:value="10.2526158445441">
            <text:p>10.2526158445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423</text:p>
          </table:table-cell>
          <table:table-cell office:value-type="float" office:value="8.42">
            <text:p>8.42</text:p>
          </table:table-cell>
          <table:table-cell office:value-type="float" office:value="10">
            <text:p>10</text:p>
          </table:table-cell>
          <table:table-cell office:value-type="float" office:value="757.53">
            <text:p>757.53</text:p>
          </table:table-cell>
          <table:table-cell office:value-type="float" office:value="284.06">
            <text:p>284.06</text:p>
          </table:table-cell>
          <table:table-cell office:value-type="float" office:value="2.66679574737732">
            <text:p>2.6667957474</text:p>
          </table:table-cell>
          <table:table-cell office:value-type="float" office:value="0.842">
            <text:p>0.842</text:p>
          </table:table-cell>
          <table:table-cell office:value-type="float" office:value="33.7363420427554">
            <text:p>33.7363420428</text:p>
          </table:table-cell>
          <table:table-cell/>
          <table:table-cell office:value-type="string">
            <text:p>6423</text:p>
          </table:table-cell>
          <table:table-cell office:value-type="string">
            <text:p>6405</text:p>
          </table:table-cell>
          <table:table-cell office:value-type="float" office:value="8.19">
            <text:p>8.19</text:p>
          </table:table-cell>
          <table:table-cell office:value-type="float" office:value="10">
            <text:p>10</text:p>
          </table:table-cell>
          <table:table-cell office:value-type="float" office:value="737.28">
            <text:p>737.28</text:p>
          </table:table-cell>
          <table:table-cell office:value-type="float" office:value="284.06">
            <text:p>284.06</text:p>
          </table:table-cell>
          <table:table-cell office:value-type="float" office:value="2.59550799126945">
            <text:p>2.5955079913</text:p>
          </table:table-cell>
          <table:table-cell office:value-type="float" office:value="0.819">
            <text:p>0.819</text:p>
          </table:table-cell>
          <table:table-cell office:value-type="float" office:value="34.6837606837607">
            <text:p>34.6837606838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499</text:p>
          </table:table-cell>
          <table:table-cell office:value-type="float" office:value="11.36">
            <text:p>11.36</text:p>
          </table:table-cell>
          <table:table-cell office:value-type="float" office:value="13">
            <text:p>13</text:p>
          </table:table-cell>
          <table:table-cell office:value-type="float" office:value="1022.13">
            <text:p>1022.13</text:p>
          </table:table-cell>
          <table:table-cell office:value-type="float" office:value="88.74">
            <text:p>88.74</text:p>
          </table:table-cell>
          <table:table-cell office:value-type="float" office:value="11.5182555780933">
            <text:p>11.5182555781</text:p>
          </table:table-cell>
          <table:table-cell office:value-type="float" office:value="0.873846153846154">
            <text:p>0.8738461538</text:p>
          </table:table-cell>
          <table:table-cell office:value-type="float" office:value="7.81161971830986">
            <text:p>7.8116197183</text:p>
          </table:table-cell>
          <table:table-cell/>
          <table:table-cell office:value-type="string">
            <text:p>6499</text:p>
          </table:table-cell>
          <table:table-cell office:value-type="string">
            <text:p>6405</text:p>
          </table:table-cell>
          <table:table-cell office:value-type="float" office:value="11.27">
            <text:p>11.27</text:p>
          </table:table-cell>
          <table:table-cell office:value-type="float" office:value="9">
            <text:p>9</text:p>
          </table:table-cell>
          <table:table-cell office:value-type="float" office:value="1013.94">
            <text:p>1013.94</text:p>
          </table:table-cell>
          <table:table-cell office:value-type="float" office:value="88.74">
            <text:p>88.74</text:p>
          </table:table-cell>
          <table:table-cell office:value-type="float" office:value="11.4259634888438">
            <text:p>11.4259634888</text:p>
          </table:table-cell>
          <table:table-cell office:value-type="float" office:value="1.25222222222222">
            <text:p>1.2522222222</text:p>
          </table:table-cell>
          <table:table-cell office:value-type="float" office:value="7.87400177462289">
            <text:p>7.8740017746</text:p>
          </table:table-cell>
          <table:table-cell table:number-columns-repeated="1005"/>
        </table:table-row>
        <table:table-row table:style-name="ro1">
          <table:table-cell office:value-type="string">
            <text:p>6405</text:p>
          </table:table-cell>
          <table:table-cell office:value-type="string">
            <text:p>6559</text:p>
          </table:table-cell>
          <table:table-cell office:value-type="float" office:value="15.52">
            <text:p>15.52</text:p>
          </table:table-cell>
          <table:table-cell office:value-type="float" office:value="12">
            <text:p>12</text:p>
          </table:table-cell>
          <table:table-cell office:value-type="float" office:value="1397.07">
            <text:p>1397.07</text:p>
          </table:table-cell>
          <table:table-cell office:value-type="float" office:value="0.91">
            <text:p>0.91</text:p>
          </table:table-cell>
          <table:table-cell office:value-type="float" office:value="1535.24175824176">
            <text:p>1535.2417582418</text:p>
          </table:table-cell>
          <table:table-cell office:value-type="float" office:value="1.29333333333333">
            <text:p>1.2933333333</text:p>
          </table:table-cell>
          <table:table-cell office:value-type="float" office:value="0.0586340206185567">
            <text:p>0.0586340206</text:p>
          </table:table-cell>
          <table:table-cell/>
          <table:table-cell office:value-type="string">
            <text:p>6559</text:p>
          </table:table-cell>
          <table:table-cell office:value-type="string">
            <text:p>6405</text:p>
          </table:table-cell>
          <table:table-cell office:value-type="float" office:value="15.42">
            <text:p>15.42</text:p>
          </table:table-cell>
          <table:table-cell office:value-type="float" office:value="11">
            <text:p>11</text:p>
          </table:table-cell>
          <table:table-cell office:value-type="float" office:value="1388.16">
            <text:p>1388.16</text:p>
          </table:table-cell>
          <table:table-cell office:value-type="float" office:value="0.91">
            <text:p>0.91</text:p>
          </table:table-cell>
          <table:table-cell office:value-type="float" office:value="1525.45054945055">
            <text:p>1525.4505494506</text:p>
          </table:table-cell>
          <table:table-cell office:value-type="float" office:value="1.40181818181818">
            <text:p>1.4018181818</text:p>
          </table:table-cell>
          <table:table-cell office:value-type="float" office:value="0.0590142671854734">
            <text:p>0.0590142672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087</text:p>
          </table:table-cell>
          <table:table-cell office:value-type="float" office:value="7.99">
            <text:p>7.99</text:p>
          </table:table-cell>
          <table:table-cell office:value-type="float" office:value="11">
            <text:p>11</text:p>
          </table:table-cell>
          <table:table-cell office:value-type="float" office:value="718.65">
            <text:p>718.65</text:p>
          </table:table-cell>
          <table:table-cell office:value-type="float" office:value="284.98">
            <text:p>284.98</text:p>
          </table:table-cell>
          <table:table-cell office:value-type="float" office:value="2.52175591269563">
            <text:p>2.5217559127</text:p>
          </table:table-cell>
          <table:table-cell office:value-type="float" office:value="0.726363636363636">
            <text:p>0.7263636364</text:p>
          </table:table-cell>
          <table:table-cell office:value-type="float" office:value="35.6670838548185">
            <text:p>35.6670838548</text:p>
          </table:table-cell>
          <table:table-cell/>
          <table:table-cell office:value-type="string">
            <text:p>6087</text:p>
          </table:table-cell>
          <table:table-cell office:value-type="string">
            <text:p>6423</text:p>
          </table:table-cell>
          <table:table-cell office:value-type="float" office:value="7.9">
            <text:p>7.9</text:p>
          </table:table-cell>
          <table:table-cell office:value-type="float" office:value="7">
            <text:p>7</text:p>
          </table:table-cell>
          <table:table-cell office:value-type="float" office:value="710.64">
            <text:p>710.64</text:p>
          </table:table-cell>
          <table:table-cell office:value-type="float" office:value="284.98">
            <text:p>284.98</text:p>
          </table:table-cell>
          <table:table-cell office:value-type="float" office:value="2.49364867710015">
            <text:p>2.4936486771</text:p>
          </table:table-cell>
          <table:table-cell office:value-type="float" office:value="1.12857142857143">
            <text:p>1.1285714286</text:p>
          </table:table-cell>
          <table:table-cell office:value-type="float" office:value="36.073417721519">
            <text:p>36.0734177215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182</text:p>
          </table:table-cell>
          <table:table-cell office:value-type="float" office:value="8.27">
            <text:p>8.27</text:p>
          </table:table-cell>
          <table:table-cell office:value-type="float" office:value="9">
            <text:p>9</text:p>
          </table:table-cell>
          <table:table-cell office:value-type="float" office:value="744.12">
            <text:p>744.12</text:p>
          </table:table-cell>
          <table:table-cell office:value-type="float" office:value="89.99">
            <text:p>89.99</text:p>
          </table:table-cell>
          <table:table-cell office:value-type="float" office:value="8.26891876875208">
            <text:p>8.2689187688</text:p>
          </table:table-cell>
          <table:table-cell office:value-type="float" office:value="0.918888888888889">
            <text:p>0.9188888889</text:p>
          </table:table-cell>
          <table:table-cell office:value-type="float" office:value="10.8814993954051">
            <text:p>10.8814993954</text:p>
          </table:table-cell>
          <table:table-cell/>
          <table:table-cell office:value-type="string">
            <text:p>6182</text:p>
          </table:table-cell>
          <table:table-cell office:value-type="string">
            <text:p>6423</text:p>
          </table:table-cell>
          <table:table-cell office:value-type="float" office:value="8.34">
            <text:p>8.34</text:p>
          </table:table-cell>
          <table:table-cell office:value-type="float" office:value="7">
            <text:p>7</text:p>
          </table:table-cell>
          <table:table-cell office:value-type="float" office:value="750.6">
            <text:p>750.6</text:p>
          </table:table-cell>
          <table:table-cell office:value-type="float" office:value="89.99">
            <text:p>89.99</text:p>
          </table:table-cell>
          <table:table-cell office:value-type="float" office:value="8.34092676964107">
            <text:p>8.3409267696</text:p>
          </table:table-cell>
          <table:table-cell office:value-type="float" office:value="1.19142857142857">
            <text:p>1.1914285714</text:p>
          </table:table-cell>
          <table:table-cell office:value-type="float" office:value="10.7901678657074">
            <text:p>10.7901678657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382</text:p>
          </table:table-cell>
          <table:table-cell office:value-type="float" office:value="8.05">
            <text:p>8.05</text:p>
          </table:table-cell>
          <table:table-cell office:value-type="float" office:value="7">
            <text:p>7</text:p>
          </table:table-cell>
          <table:table-cell office:value-type="float" office:value="724.41">
            <text:p>724.41</text:p>
          </table:table-cell>
          <table:table-cell office:value-type="float" office:value="287.43">
            <text:p>287.43</text:p>
          </table:table-cell>
          <table:table-cell office:value-type="float" office:value="2.52030059492746">
            <text:p>2.5203005949</text:p>
          </table:table-cell>
          <table:table-cell office:value-type="float" office:value="1.15">
            <text:p>1.15</text:p>
          </table:table-cell>
          <table:table-cell office:value-type="float" office:value="35.7055900621118">
            <text:p>35.7055900621</text:p>
          </table:table-cell>
          <table:table-cell/>
          <table:table-cell office:value-type="string">
            <text:p>6382</text:p>
          </table:table-cell>
          <table:table-cell office:value-type="string">
            <text:p>6423</text:p>
          </table:table-cell>
          <table:table-cell office:value-type="float" office:value="7.86">
            <text:p>7.86</text:p>
          </table:table-cell>
          <table:table-cell office:value-type="float" office:value="6">
            <text:p>6</text:p>
          </table:table-cell>
          <table:table-cell office:value-type="float" office:value="707.22">
            <text:p>707.22</text:p>
          </table:table-cell>
          <table:table-cell office:value-type="float" office:value="287.43">
            <text:p>287.43</text:p>
          </table:table-cell>
          <table:table-cell office:value-type="float" office:value="2.46049472915145">
            <text:p>2.4604947292</text:p>
          </table:table-cell>
          <table:table-cell office:value-type="float" office:value="1.31">
            <text:p>1.31</text:p>
          </table:table-cell>
          <table:table-cell office:value-type="float" office:value="36.5687022900763">
            <text:p>36.5687022901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405</text:p>
          </table:table-cell>
          <table:table-cell office:value-type="float" office:value="8.19">
            <text:p>8.19</text:p>
          </table:table-cell>
          <table:table-cell office:value-type="float" office:value="10">
            <text:p>10</text:p>
          </table:table-cell>
          <table:table-cell office:value-type="float" office:value="737.28">
            <text:p>737.28</text:p>
          </table:table-cell>
          <table:table-cell office:value-type="float" office:value="284.06">
            <text:p>284.06</text:p>
          </table:table-cell>
          <table:table-cell office:value-type="float" office:value="2.59550799126945">
            <text:p>2.5955079913</text:p>
          </table:table-cell>
          <table:table-cell office:value-type="float" office:value="0.819">
            <text:p>0.819</text:p>
          </table:table-cell>
          <table:table-cell office:value-type="float" office:value="34.6837606837607">
            <text:p>34.6837606838</text:p>
          </table:table-cell>
          <table:table-cell/>
          <table:table-cell office:value-type="string">
            <text:p>6405</text:p>
          </table:table-cell>
          <table:table-cell office:value-type="string">
            <text:p>6423</text:p>
          </table:table-cell>
          <table:table-cell office:value-type="float" office:value="8.42">
            <text:p>8.42</text:p>
          </table:table-cell>
          <table:table-cell office:value-type="float" office:value="10">
            <text:p>10</text:p>
          </table:table-cell>
          <table:table-cell office:value-type="float" office:value="757.53">
            <text:p>757.53</text:p>
          </table:table-cell>
          <table:table-cell office:value-type="float" office:value="284.06">
            <text:p>284.06</text:p>
          </table:table-cell>
          <table:table-cell office:value-type="float" office:value="2.66679574737732">
            <text:p>2.6667957474</text:p>
          </table:table-cell>
          <table:table-cell office:value-type="float" office:value="0.842">
            <text:p>0.842</text:p>
          </table:table-cell>
          <table:table-cell office:value-type="float" office:value="33.7363420427554">
            <text:p>33.7363420428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446</text:p>
          </table:table-cell>
          <table:table-cell office:value-type="float" office:value="7.17">
            <text:p>7.17</text:p>
          </table:table-cell>
          <table:table-cell office:value-type="float" office:value="10">
            <text:p>10</text:p>
          </table:table-cell>
          <table:table-cell office:value-type="float" office:value="645.75">
            <text:p>645.75</text:p>
          </table:table-cell>
          <table:table-cell office:value-type="float" office:value="325.1">
            <text:p>325.1</text:p>
          </table:table-cell>
          <table:table-cell office:value-type="float" office:value="1.98631190402953">
            <text:p>1.986311904</text:p>
          </table:table-cell>
          <table:table-cell office:value-type="float" office:value="0.717">
            <text:p>0.717</text:p>
          </table:table-cell>
          <table:table-cell office:value-type="float" office:value="45.3417015341702">
            <text:p>45.3417015342</text:p>
          </table:table-cell>
          <table:table-cell/>
          <table:table-cell office:value-type="string">
            <text:p>6446</text:p>
          </table:table-cell>
          <table:table-cell office:value-type="string">
            <text:p>6423</text:p>
          </table:table-cell>
          <table:table-cell office:value-type="float" office:value="7.2">
            <text:p>7.2</text:p>
          </table:table-cell>
          <table:table-cell office:value-type="float" office:value="8">
            <text:p>8</text:p>
          </table:table-cell>
          <table:table-cell office:value-type="float" office:value="648.36">
            <text:p>648.36</text:p>
          </table:table-cell>
          <table:table-cell office:value-type="float" office:value="325.1">
            <text:p>325.1</text:p>
          </table:table-cell>
          <table:table-cell office:value-type="float" office:value="1.99434020301446">
            <text:p>1.994340203</text:p>
          </table:table-cell>
          <table:table-cell office:value-type="float" office:value="0.9">
            <text:p>0.9</text:p>
          </table:table-cell>
          <table:table-cell office:value-type="float" office:value="45.1527777777778">
            <text:p>45.1527777778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451</text:p>
          </table:table-cell>
          <table:table-cell office:value-type="float" office:value="7.86">
            <text:p>7.86</text:p>
          </table:table-cell>
          <table:table-cell office:value-type="float" office:value="10">
            <text:p>10</text:p>
          </table:table-cell>
          <table:table-cell office:value-type="float" office:value="707.58">
            <text:p>707.58</text:p>
          </table:table-cell>
          <table:table-cell office:value-type="float" office:value="283.66">
            <text:p>283.66</text:p>
          </table:table-cell>
          <table:table-cell office:value-type="float" office:value="2.49446520482268">
            <text:p>2.4944652048</text:p>
          </table:table-cell>
          <table:table-cell office:value-type="float" office:value="0.786">
            <text:p>0.786</text:p>
          </table:table-cell>
          <table:table-cell office:value-type="float" office:value="36.089058524173">
            <text:p>36.0890585242</text:p>
          </table:table-cell>
          <table:table-cell/>
          <table:table-cell office:value-type="string">
            <text:p>6451</text:p>
          </table:table-cell>
          <table:table-cell office:value-type="string">
            <text:p>642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19.55">
            <text:p>719.55</text:p>
          </table:table-cell>
          <table:table-cell office:value-type="float" office:value="283.66">
            <text:p>283.66</text:p>
          </table:table-cell>
          <table:table-cell office:value-type="float" office:value="2.53666361136572">
            <text:p>2.5366636114</text:p>
          </table:table-cell>
          <table:table-cell office:value-type="float" office:value="1.14285714285714">
            <text:p>1.1428571429</text:p>
          </table:table-cell>
          <table:table-cell office:value-type="float" office:value="35.4575">
            <text:p>35.4575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471</text:p>
          </table:table-cell>
          <table:table-cell office:value-type="float" office:value="7.38">
            <text:p>7.38</text:p>
          </table:table-cell>
          <table:table-cell office:value-type="float" office:value="255">
            <text:p>255</text:p>
          </table:table-cell>
          <table:table-cell office:value-type="float" office:value="663.93">
            <text:p>663.93</text:p>
          </table:table-cell>
          <table:table-cell office:value-type="float" office:value="323.69">
            <text:p>323.69</text:p>
          </table:table-cell>
          <table:table-cell office:value-type="float" office:value="2.05112916679539">
            <text:p>2.0511291668</text:p>
          </table:table-cell>
          <table:table-cell office:value-type="float" office:value="0.0289411764705882">
            <text:p>0.0289411765</text:p>
          </table:table-cell>
          <table:table-cell office:value-type="float" office:value="43.860433604336">
            <text:p>43.8604336043</text:p>
          </table:table-cell>
          <table:table-cell/>
          <table:table-cell office:value-type="string">
            <text:p>6471</text:p>
          </table:table-cell>
          <table:table-cell office:value-type="string">
            <text:p>6423</text:p>
          </table:table-cell>
          <table:table-cell office:value-type="float" office:value="7.32">
            <text:p>7.32</text:p>
          </table:table-cell>
          <table:table-cell office:value-type="float" office:value="255">
            <text:p>255</text:p>
          </table:table-cell>
          <table:table-cell office:value-type="float" office:value="658.8">
            <text:p>658.8</text:p>
          </table:table-cell>
          <table:table-cell office:value-type="float" office:value="323.69">
            <text:p>323.69</text:p>
          </table:table-cell>
          <table:table-cell office:value-type="float" office:value="2.03528066977664">
            <text:p>2.0352806698</text:p>
          </table:table-cell>
          <table:table-cell office:value-type="float" office:value="0.0287058823529412">
            <text:p>0.0287058824</text:p>
          </table:table-cell>
          <table:table-cell office:value-type="float" office:value="44.2199453551913">
            <text:p>44.2199453552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501</text:p>
          </table:table-cell>
          <table:table-cell office:value-type="float" office:value="11.98">
            <text:p>11.98</text:p>
          </table:table-cell>
          <table:table-cell office:value-type="float" office:value="11">
            <text:p>11</text:p>
          </table:table-cell>
          <table:table-cell office:value-type="float" office:value="1078.2">
            <text:p>1078.2</text:p>
          </table:table-cell>
          <table:table-cell office:value-type="float" office:value="309.2">
            <text:p>309.2</text:p>
          </table:table-cell>
          <table:table-cell office:value-type="float" office:value="3.48706338939198">
            <text:p>3.4870633894</text:p>
          </table:table-cell>
          <table:table-cell office:value-type="float" office:value="1.08909090909091">
            <text:p>1.0890909091</text:p>
          </table:table-cell>
          <table:table-cell office:value-type="float" office:value="25.8096828046745">
            <text:p>25.8096828047</text:p>
          </table:table-cell>
          <table:table-cell/>
          <table:table-cell office:value-type="string">
            <text:p>6501</text:p>
          </table:table-cell>
          <table:table-cell office:value-type="string">
            <text:p>6423</text:p>
          </table:table-cell>
          <table:table-cell office:value-type="float" office:value="11.02">
            <text:p>11.02</text:p>
          </table:table-cell>
          <table:table-cell office:value-type="float" office:value="9">
            <text:p>9</text:p>
          </table:table-cell>
          <table:table-cell office:value-type="float" office:value="991.71">
            <text:p>991.71</text:p>
          </table:table-cell>
          <table:table-cell office:value-type="float" office:value="309.2">
            <text:p>309.2</text:p>
          </table:table-cell>
          <table:table-cell office:value-type="float" office:value="3.20734152652005">
            <text:p>3.2073415265</text:p>
          </table:table-cell>
          <table:table-cell office:value-type="float" office:value="1.22444444444444">
            <text:p>1.2244444444</text:p>
          </table:table-cell>
          <table:table-cell office:value-type="float" office:value="28.0580762250454">
            <text:p>28.058076225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512</text:p>
          </table:table-cell>
          <table:table-cell office:value-type="float" office:value="8.89">
            <text:p>8.89</text:p>
          </table:table-cell>
          <table:table-cell office:value-type="float" office:value="9">
            <text:p>9</text:p>
          </table:table-cell>
          <table:table-cell office:value-type="float" office:value="800.28">
            <text:p>800.28</text:p>
          </table:table-cell>
          <table:table-cell office:value-type="float" office:value="219.21">
            <text:p>219.21</text:p>
          </table:table-cell>
          <table:table-cell office:value-type="float" office:value="3.65074586013412">
            <text:p>3.6507458601</text:p>
          </table:table-cell>
          <table:table-cell office:value-type="float" office:value="0.987777777777778">
            <text:p>0.9877777778</text:p>
          </table:table-cell>
          <table:table-cell office:value-type="float" office:value="24.6580427446569">
            <text:p>24.6580427447</text:p>
          </table:table-cell>
          <table:table-cell/>
          <table:table-cell office:value-type="string">
            <text:p>6512</text:p>
          </table:table-cell>
          <table:table-cell office:value-type="string">
            <text:p>6423</text:p>
          </table:table-cell>
          <table:table-cell office:value-type="float" office:value="8.93">
            <text:p>8.93</text:p>
          </table:table-cell>
          <table:table-cell office:value-type="float" office:value="7">
            <text:p>7</text:p>
          </table:table-cell>
          <table:table-cell office:value-type="float" office:value="804.06">
            <text:p>804.06</text:p>
          </table:table-cell>
          <table:table-cell office:value-type="float" office:value="219.21">
            <text:p>219.21</text:p>
          </table:table-cell>
          <table:table-cell office:value-type="float" office:value="3.66798959901464">
            <text:p>3.667989599</text:p>
          </table:table-cell>
          <table:table-cell office:value-type="float" office:value="1.27571428571429">
            <text:p>1.2757142857</text:p>
          </table:table-cell>
          <table:table-cell office:value-type="float" office:value="24.5475923852184">
            <text:p>24.5475923852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515</text:p>
          </table:table-cell>
          <table:table-cell office:value-type="float" office:value="8.16">
            <text:p>8.16</text:p>
          </table:table-cell>
          <table:table-cell office:value-type="float" office:value="11">
            <text:p>11</text:p>
          </table:table-cell>
          <table:table-cell office:value-type="float" office:value="734.4">
            <text:p>734.4</text:p>
          </table:table-cell>
          <table:table-cell office:value-type="float" office:value="341.22">
            <text:p>341.22</text:p>
          </table:table-cell>
          <table:table-cell office:value-type="float" office:value="2.15227712326358">
            <text:p>2.1522771233</text:p>
          </table:table-cell>
          <table:table-cell office:value-type="float" office:value="0.741818181818182">
            <text:p>0.7418181818</text:p>
          </table:table-cell>
          <table:table-cell office:value-type="float" office:value="41.8161764705882">
            <text:p>41.8161764706</text:p>
          </table:table-cell>
          <table:table-cell/>
          <table:table-cell office:value-type="string">
            <text:p>6515</text:p>
          </table:table-cell>
          <table:table-cell office:value-type="string">
            <text:p>6423</text:p>
          </table:table-cell>
          <table:table-cell office:value-type="float" office:value="8.1">
            <text:p>8.1</text:p>
          </table:table-cell>
          <table:table-cell office:value-type="float" office:value="11">
            <text:p>11</text:p>
          </table:table-cell>
          <table:table-cell office:value-type="float" office:value="729.27">
            <text:p>729.27</text:p>
          </table:table-cell>
          <table:table-cell office:value-type="float" office:value="341.22">
            <text:p>341.22</text:p>
          </table:table-cell>
          <table:table-cell office:value-type="float" office:value="2.1372428345349">
            <text:p>2.1372428345</text:p>
          </table:table-cell>
          <table:table-cell office:value-type="float" office:value="0.736363636363636">
            <text:p>0.7363636364</text:p>
          </table:table-cell>
          <table:table-cell office:value-type="float" office:value="42.1259259259259">
            <text:p>42.1259259259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516</text:p>
          </table:table-cell>
          <table:table-cell office:value-type="float" office:value="9.1">
            <text:p>9.1</text:p>
          </table:table-cell>
          <table:table-cell office:value-type="float" office:value="11">
            <text:p>11</text:p>
          </table:table-cell>
          <table:table-cell office:value-type="float" office:value="818.55">
            <text:p>818.55</text:p>
          </table:table-cell>
          <table:table-cell office:value-type="float" office:value="341.14">
            <text:p>341.14</text:p>
          </table:table-cell>
          <table:table-cell office:value-type="float" office:value="2.39945476930292">
            <text:p>2.3994547693</text:p>
          </table:table-cell>
          <table:table-cell office:value-type="float" office:value="0.827272727272727">
            <text:p>0.8272727273</text:p>
          </table:table-cell>
          <table:table-cell office:value-type="float" office:value="37.4879120879121">
            <text:p>37.4879120879</text:p>
          </table:table-cell>
          <table:table-cell/>
          <table:table-cell office:value-type="string">
            <text:p>6516</text:p>
          </table:table-cell>
          <table:table-cell office:value-type="string">
            <text:p>6423</text:p>
          </table:table-cell>
          <table:table-cell office:value-type="float" office:value="9.18">
            <text:p>9.18</text:p>
          </table:table-cell>
          <table:table-cell office:value-type="float" office:value="11">
            <text:p>11</text:p>
          </table:table-cell>
          <table:table-cell office:value-type="float" office:value="825.84">
            <text:p>825.84</text:p>
          </table:table-cell>
          <table:table-cell office:value-type="float" office:value="341.14">
            <text:p>341.14</text:p>
          </table:table-cell>
          <table:table-cell office:value-type="float" office:value="2.42082429501085">
            <text:p>2.420824295</text:p>
          </table:table-cell>
          <table:table-cell office:value-type="float" office:value="0.834545454545454">
            <text:p>0.8345454545</text:p>
          </table:table-cell>
          <table:table-cell office:value-type="float" office:value="37.161220043573">
            <text:p>37.1612200436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519</text:p>
          </table:table-cell>
          <table:table-cell office:value-type="float" office:value="1.22">
            <text:p>1.22</text:p>
          </table:table-cell>
          <table:table-cell office:value-type="float" office:value="8">
            <text:p>8</text:p>
          </table:table-cell>
          <table:table-cell office:value-type="float" office:value="109.44">
            <text:p>109.44</text:p>
          </table:table-cell>
          <table:table-cell office:value-type="float" office:value="5.61">
            <text:p>5.61</text:p>
          </table:table-cell>
          <table:table-cell office:value-type="float" office:value="19.5080213903743">
            <text:p>19.5080213904</text:p>
          </table:table-cell>
          <table:table-cell office:value-type="float" office:value="0.1525">
            <text:p>0.1525</text:p>
          </table:table-cell>
          <table:table-cell office:value-type="float" office:value="4.59836065573771">
            <text:p>4.5983606557</text:p>
          </table:table-cell>
          <table:table-cell/>
          <table:table-cell office:value-type="string">
            <text:p>6519</text:p>
          </table:table-cell>
          <table:table-cell office:value-type="string">
            <text:p>6423</text:p>
          </table:table-cell>
          <table:table-cell office:value-type="float" office:value="1.02">
            <text:p>1.02</text:p>
          </table:table-cell>
          <table:table-cell office:value-type="float" office:value="6">
            <text:p>6</text:p>
          </table:table-cell>
          <table:table-cell office:value-type="float" office:value="91.8">
            <text:p>91.8</text:p>
          </table:table-cell>
          <table:table-cell office:value-type="float" office:value="5.61">
            <text:p>5.61</text:p>
          </table:table-cell>
          <table:table-cell office:value-type="float" office:value="16.3636363636364">
            <text:p>16.3636363636</text:p>
          </table:table-cell>
          <table:table-cell office:value-type="float" office:value="0.17">
            <text:p>0.17</text:p>
          </table:table-cell>
          <table:table-cell office:value-type="float" office:value="5.5">
            <text:p>5.5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532</text:p>
          </table:table-cell>
          <table:table-cell office:value-type="float" office:value="13.67">
            <text:p>13.67</text:p>
          </table:table-cell>
          <table:table-cell office:value-type="float" office:value="6">
            <text:p>6</text:p>
          </table:table-cell>
          <table:table-cell office:value-type="float" office:value="1230.48">
            <text:p>1230.48</text:p>
          </table:table-cell>
          <table:table-cell office:value-type="float" office:value="102.32">
            <text:p>102.32</text:p>
          </table:table-cell>
          <table:table-cell office:value-type="float" office:value="12.0258014073495">
            <text:p>12.0258014073</text:p>
          </table:table-cell>
          <table:table-cell office:value-type="float" office:value="2.27833333333333">
            <text:p>2.2783333333</text:p>
          </table:table-cell>
          <table:table-cell office:value-type="float" office:value="7.48500365764448">
            <text:p>7.4850036576</text:p>
          </table:table-cell>
          <table:table-cell/>
          <table:table-cell office:value-type="string">
            <text:p>6532</text:p>
          </table:table-cell>
          <table:table-cell office:value-type="string">
            <text:p>6423</text:p>
          </table:table-cell>
          <table:table-cell office:value-type="float" office:value="13.72">
            <text:p>13.72</text:p>
          </table:table-cell>
          <table:table-cell office:value-type="float" office:value="6">
            <text:p>6</text:p>
          </table:table-cell>
          <table:table-cell office:value-type="float" office:value="1235.07">
            <text:p>1235.07</text:p>
          </table:table-cell>
          <table:table-cell office:value-type="float" office:value="102.32">
            <text:p>102.32</text:p>
          </table:table-cell>
          <table:table-cell office:value-type="float" office:value="12.0706606724003">
            <text:p>12.0706606724</text:p>
          </table:table-cell>
          <table:table-cell office:value-type="float" office:value="2.28666666666667">
            <text:p>2.2866666667</text:p>
          </table:table-cell>
          <table:table-cell office:value-type="float" office:value="7.45772594752187">
            <text:p>7.4577259475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552</text:p>
          </table:table-cell>
          <table:table-cell office:value-type="float" office:value="10.79">
            <text:p>10.79</text:p>
          </table:table-cell>
          <table:table-cell office:value-type="float" office:value="11">
            <text:p>11</text:p>
          </table:table-cell>
          <table:table-cell office:value-type="float" office:value="970.83">
            <text:p>970.83</text:p>
          </table:table-cell>
          <table:table-cell office:value-type="float" office:value="192.9">
            <text:p>192.9</text:p>
          </table:table-cell>
          <table:table-cell office:value-type="float" office:value="5.03281493001555">
            <text:p>5.03281493</text:p>
          </table:table-cell>
          <table:table-cell office:value-type="float" office:value="0.980909090909091">
            <text:p>0.9809090909</text:p>
          </table:table-cell>
          <table:table-cell office:value-type="float" office:value="17.8776645041705">
            <text:p>17.8776645042</text:p>
          </table:table-cell>
          <table:table-cell/>
          <table:table-cell office:value-type="string">
            <text:p>6552</text:p>
          </table:table-cell>
          <table:table-cell office:value-type="string">
            <text:p>6423</text:p>
          </table:table-cell>
          <table:table-cell office:value-type="float" office:value="10.9">
            <text:p>10.9</text:p>
          </table:table-cell>
          <table:table-cell office:value-type="float" office:value="6">
            <text:p>6</text:p>
          </table:table-cell>
          <table:table-cell office:value-type="float" office:value="980.82">
            <text:p>980.82</text:p>
          </table:table-cell>
          <table:table-cell office:value-type="float" office:value="192.9">
            <text:p>192.9</text:p>
          </table:table-cell>
          <table:table-cell office:value-type="float" office:value="5.0846034214619">
            <text:p>5.0846034215</text:p>
          </table:table-cell>
          <table:table-cell office:value-type="float" office:value="1.81666666666667">
            <text:p>1.8166666667</text:p>
          </table:table-cell>
          <table:table-cell office:value-type="float" office:value="17.697247706422">
            <text:p>17.6972477064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562</text:p>
          </table:table-cell>
          <table:table-cell office:value-type="float" office:value="7.42">
            <text:p>7.42</text:p>
          </table:table-cell>
          <table:table-cell office:value-type="float" office:value="12">
            <text:p>12</text:p>
          </table:table-cell>
          <table:table-cell office:value-type="float" office:value="668.16">
            <text:p>668.16</text:p>
          </table:table-cell>
          <table:table-cell office:value-type="float" office:value="327.81">
            <text:p>327.81</text:p>
          </table:table-cell>
          <table:table-cell office:value-type="float" office:value="2.03825386656905">
            <text:p>2.0382538666</text:p>
          </table:table-cell>
          <table:table-cell office:value-type="float" office:value="0.618333333333333">
            <text:p>0.6183333333</text:p>
          </table:table-cell>
          <table:table-cell office:value-type="float" office:value="44.1792452830189">
            <text:p>44.179245283</text:p>
          </table:table-cell>
          <table:table-cell/>
          <table:table-cell office:value-type="string">
            <text:p>6562</text:p>
          </table:table-cell>
          <table:table-cell office:value-type="string">
            <text:p>6423</text:p>
          </table:table-cell>
          <table:table-cell office:value-type="float" office:value="7.64">
            <text:p>7.64</text:p>
          </table:table-cell>
          <table:table-cell office:value-type="float" office:value="9">
            <text:p>9</text:p>
          </table:table-cell>
          <table:table-cell office:value-type="float" office:value="688.05">
            <text:p>688.05</text:p>
          </table:table-cell>
          <table:table-cell office:value-type="float" office:value="327.81">
            <text:p>327.81</text:p>
          </table:table-cell>
          <table:table-cell office:value-type="float" office:value="2.09892925780177">
            <text:p>2.0989292578</text:p>
          </table:table-cell>
          <table:table-cell office:value-type="float" office:value="0.848888888888889">
            <text:p>0.8488888889</text:p>
          </table:table-cell>
          <table:table-cell office:value-type="float" office:value="42.9070680628272">
            <text:p>42.9070680628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609</text:p>
          </table:table-cell>
          <table:table-cell office:value-type="float" office:value="9.94">
            <text:p>9.94</text:p>
          </table:table-cell>
          <table:table-cell office:value-type="float" office:value="8">
            <text:p>8</text:p>
          </table:table-cell>
          <table:table-cell office:value-type="float" office:value="894.78">
            <text:p>894.78</text:p>
          </table:table-cell>
          <table:table-cell office:value-type="float" office:value="227.16">
            <text:p>227.16</text:p>
          </table:table-cell>
          <table:table-cell office:value-type="float" office:value="3.93898573692551">
            <text:p>3.9389857369</text:p>
          </table:table-cell>
          <table:table-cell office:value-type="float" office:value="1.2425">
            <text:p>1.2425</text:p>
          </table:table-cell>
          <table:table-cell office:value-type="float" office:value="22.8531187122736">
            <text:p>22.8531187123</text:p>
          </table:table-cell>
          <table:table-cell/>
          <table:table-cell office:value-type="string">
            <text:p>6609</text:p>
          </table:table-cell>
          <table:table-cell office:value-type="string">
            <text:p>6423</text:p>
          </table:table-cell>
          <table:table-cell office:value-type="float" office:value="9.98">
            <text:p>9.98</text:p>
          </table:table-cell>
          <table:table-cell office:value-type="float" office:value="8">
            <text:p>8</text:p>
          </table:table-cell>
          <table:table-cell office:value-type="float" office:value="898.38">
            <text:p>898.38</text:p>
          </table:table-cell>
          <table:table-cell office:value-type="float" office:value="227.16">
            <text:p>227.16</text:p>
          </table:table-cell>
          <table:table-cell office:value-type="float" office:value="3.95483359746434">
            <text:p>3.9548335975</text:p>
          </table:table-cell>
          <table:table-cell office:value-type="float" office:value="1.2475">
            <text:p>1.2475</text:p>
          </table:table-cell>
          <table:table-cell office:value-type="float" office:value="22.7615230460922">
            <text:p>22.7615230461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647</text:p>
          </table:table-cell>
          <table:table-cell office:value-type="float" office:value="7.4">
            <text:p>7.4</text:p>
          </table:table-cell>
          <table:table-cell office:value-type="float" office:value="10">
            <text:p>10</text:p>
          </table:table-cell>
          <table:table-cell office:value-type="float" office:value="666">
            <text:p>666</text:p>
          </table:table-cell>
          <table:table-cell office:value-type="float" office:value="269.15">
            <text:p>269.15</text:p>
          </table:table-cell>
          <table:table-cell office:value-type="float" office:value="2.4744566227011">
            <text:p>2.4744566227</text:p>
          </table:table-cell>
          <table:table-cell office:value-type="float" office:value="0.74">
            <text:p>0.74</text:p>
          </table:table-cell>
          <table:table-cell office:value-type="float" office:value="36.3716216216216">
            <text:p>36.3716216216</text:p>
          </table:table-cell>
          <table:table-cell/>
          <table:table-cell office:value-type="string">
            <text:p>6647</text:p>
          </table:table-cell>
          <table:table-cell office:value-type="string">
            <text:p>6423</text:p>
          </table:table-cell>
          <table:table-cell office:value-type="float" office:value="7.47">
            <text:p>7.47</text:p>
          </table:table-cell>
          <table:table-cell office:value-type="float" office:value="6">
            <text:p>6</text:p>
          </table:table-cell>
          <table:table-cell office:value-type="float" office:value="671.94">
            <text:p>671.94</text:p>
          </table:table-cell>
          <table:table-cell office:value-type="float" office:value="269.15">
            <text:p>269.15</text:p>
          </table:table-cell>
          <table:table-cell office:value-type="float" office:value="2.49652610068735">
            <text:p>2.4965261007</text:p>
          </table:table-cell>
          <table:table-cell office:value-type="float" office:value="1.245">
            <text:p>1.245</text:p>
          </table:table-cell>
          <table:table-cell office:value-type="float" office:value="36.0307898259705">
            <text:p>36.030789826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670</text:p>
          </table:table-cell>
          <table:table-cell office:value-type="float" office:value="7.22">
            <text:p>7.22</text:p>
          </table:table-cell>
          <table:table-cell office:value-type="float" office:value="11">
            <text:p>11</text:p>
          </table:table-cell>
          <table:table-cell office:value-type="float" office:value="650.07">
            <text:p>650.07</text:p>
          </table:table-cell>
          <table:table-cell office:value-type="float" office:value="334.35">
            <text:p>334.35</text:p>
          </table:table-cell>
          <table:table-cell office:value-type="float" office:value="1.9442799461642">
            <text:p>1.9442799462</text:p>
          </table:table-cell>
          <table:table-cell office:value-type="float" office:value="0.656363636363636">
            <text:p>0.6563636364</text:p>
          </table:table-cell>
          <table:table-cell office:value-type="float" office:value="46.308864265928">
            <text:p>46.3088642659</text:p>
          </table:table-cell>
          <table:table-cell/>
          <table:table-cell office:value-type="string">
            <text:p>6670</text:p>
          </table:table-cell>
          <table:table-cell office:value-type="string">
            <text:p>6423</text:p>
          </table:table-cell>
          <table:table-cell office:value-type="float" office:value="7.22">
            <text:p>7.22</text:p>
          </table:table-cell>
          <table:table-cell office:value-type="float" office:value="8">
            <text:p>8</text:p>
          </table:table-cell>
          <table:table-cell office:value-type="float" office:value="649.8">
            <text:p>649.8</text:p>
          </table:table-cell>
          <table:table-cell office:value-type="float" office:value="334.35">
            <text:p>334.35</text:p>
          </table:table-cell>
          <table:table-cell office:value-type="float" office:value="1.94347240915209">
            <text:p>1.9434724092</text:p>
          </table:table-cell>
          <table:table-cell office:value-type="float" office:value="0.9025">
            <text:p>0.9025</text:p>
          </table:table-cell>
          <table:table-cell office:value-type="float" office:value="46.308864265928">
            <text:p>46.3088642659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674</text:p>
          </table:table-cell>
          <table:table-cell office:value-type="float" office:value="27.32">
            <text:p>27.32</text:p>
          </table:table-cell>
          <table:table-cell office:value-type="float" office:value="14">
            <text:p>14</text:p>
          </table:table-cell>
          <table:table-cell office:value-type="float" office:value="2458.98">
            <text:p>2458.98</text:p>
          </table:table-cell>
          <table:table-cell office:value-type="float" office:value="172.5">
            <text:p>172.5</text:p>
          </table:table-cell>
          <table:table-cell office:value-type="float" office:value="14.2549565217391">
            <text:p>14.2549565217</text:p>
          </table:table-cell>
          <table:table-cell office:value-type="float" office:value="1.95142857142857">
            <text:p>1.9514285714</text:p>
          </table:table-cell>
          <table:table-cell office:value-type="float" office:value="6.31405563689605">
            <text:p>6.3140556369</text:p>
          </table:table-cell>
          <table:table-cell/>
          <table:table-cell office:value-type="string">
            <text:p>6674</text:p>
          </table:table-cell>
          <table:table-cell office:value-type="string">
            <text:p>6423</text:p>
          </table:table-cell>
          <table:table-cell office:value-type="float" office:value="25.39">
            <text:p>25.39</text:p>
          </table:table-cell>
          <table:table-cell office:value-type="float" office:value="11">
            <text:p>11</text:p>
          </table:table-cell>
          <table:table-cell office:value-type="float" office:value="2284.74">
            <text:p>2284.74</text:p>
          </table:table-cell>
          <table:table-cell office:value-type="float" office:value="172.5">
            <text:p>172.5</text:p>
          </table:table-cell>
          <table:table-cell office:value-type="float" office:value="13.2448695652174">
            <text:p>13.2448695652</text:p>
          </table:table-cell>
          <table:table-cell office:value-type="float" office:value="2.30818181818182">
            <text:p>2.3081818182</text:p>
          </table:table-cell>
          <table:table-cell office:value-type="float" office:value="6.79401339109886">
            <text:p>6.7940133911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695</text:p>
          </table:table-cell>
          <table:table-cell office:value-type="float" office:value="7.51">
            <text:p>7.51</text:p>
          </table:table-cell>
          <table:table-cell office:value-type="float" office:value="10">
            <text:p>10</text:p>
          </table:table-cell>
          <table:table-cell office:value-type="float" office:value="676.26">
            <text:p>676.26</text:p>
          </table:table-cell>
          <table:table-cell office:value-type="float" office:value="285.06">
            <text:p>285.06</text:p>
          </table:table-cell>
          <table:table-cell office:value-type="float" office:value="2.37234266470217">
            <text:p>2.3723426647</text:p>
          </table:table-cell>
          <table:table-cell office:value-type="float" office:value="0.751">
            <text:p>0.751</text:p>
          </table:table-cell>
          <table:table-cell office:value-type="float" office:value="37.9573901464714">
            <text:p>37.9573901465</text:p>
          </table:table-cell>
          <table:table-cell/>
          <table:table-cell office:value-type="string">
            <text:p>6695</text:p>
          </table:table-cell>
          <table:table-cell office:value-type="string">
            <text:p>6423</text:p>
          </table:table-cell>
          <table:table-cell office:value-type="float" office:value="7.54">
            <text:p>7.54</text:p>
          </table:table-cell>
          <table:table-cell office:value-type="float" office:value="10">
            <text:p>10</text:p>
          </table:table-cell>
          <table:table-cell office:value-type="float" office:value="678.78">
            <text:p>678.78</text:p>
          </table:table-cell>
          <table:table-cell office:value-type="float" office:value="285.06">
            <text:p>285.06</text:p>
          </table:table-cell>
          <table:table-cell office:value-type="float" office:value="2.38118290886129">
            <text:p>2.3811829089</text:p>
          </table:table-cell>
          <table:table-cell office:value-type="float" office:value="0.754">
            <text:p>0.754</text:p>
          </table:table-cell>
          <table:table-cell office:value-type="float" office:value="37.8063660477454">
            <text:p>37.8063660477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699</text:p>
          </table:table-cell>
          <table:table-cell office:value-type="float" office:value="8.68">
            <text:p>8.68</text:p>
          </table:table-cell>
          <table:table-cell office:value-type="float" office:value="6">
            <text:p>6</text:p>
          </table:table-cell>
          <table:table-cell office:value-type="float" office:value="781.2">
            <text:p>781.2</text:p>
          </table:table-cell>
          <table:table-cell office:value-type="float" office:value="323.48">
            <text:p>323.48</text:p>
          </table:table-cell>
          <table:table-cell office:value-type="float" office:value="2.41498701619884">
            <text:p>2.4149870162</text:p>
          </table:table-cell>
          <table:table-cell office:value-type="float" office:value="1.44666666666667">
            <text:p>1.4466666667</text:p>
          </table:table-cell>
          <table:table-cell office:value-type="float" office:value="37.2672811059908">
            <text:p>37.267281106</text:p>
          </table:table-cell>
          <table:table-cell/>
          <table:table-cell office:value-type="string">
            <text:p>6699</text:p>
          </table:table-cell>
          <table:table-cell office:value-type="string">
            <text:p>6423</text:p>
          </table:table-cell>
          <table:table-cell office:value-type="float" office:value="8.7">
            <text:p>8.7</text:p>
          </table:table-cell>
          <table:table-cell office:value-type="float" office:value="255">
            <text:p>255</text:p>
          </table:table-cell>
          <table:table-cell office:value-type="float" office:value="782.73">
            <text:p>782.73</text:p>
          </table:table-cell>
          <table:table-cell office:value-type="float" office:value="323.48">
            <text:p>323.48</text:p>
          </table:table-cell>
          <table:table-cell office:value-type="float" office:value="2.41971682947941">
            <text:p>2.4197168295</text:p>
          </table:table-cell>
          <table:table-cell office:value-type="float" office:value="0.0341176470588235">
            <text:p>0.0341176471</text:p>
          </table:table-cell>
          <table:table-cell office:value-type="float" office:value="37.1816091954023">
            <text:p>37.1816091954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716</text:p>
          </table:table-cell>
          <table:table-cell office:value-type="float" office:value="1.03">
            <text:p>1.03</text:p>
          </table:table-cell>
          <table:table-cell office:value-type="float" office:value="7">
            <text:p>7</text:p>
          </table:table-cell>
          <table:table-cell office:value-type="float" office:value="92.7">
            <text:p>92.7</text:p>
          </table:table-cell>
          <table:table-cell office:value-type="float" office:value="20.83">
            <text:p>20.83</text:p>
          </table:table-cell>
          <table:table-cell office:value-type="float" office:value="4.45031204992799">
            <text:p>4.4503120499</text:p>
          </table:table-cell>
          <table:table-cell office:value-type="float" office:value="0.147142857142857">
            <text:p>0.1471428571</text:p>
          </table:table-cell>
          <table:table-cell office:value-type="float" office:value="20.2233009708738">
            <text:p>20.2233009709</text:p>
          </table:table-cell>
          <table:table-cell/>
          <table:table-cell office:value-type="string">
            <text:p>6716</text:p>
          </table:table-cell>
          <table:table-cell office:value-type="string">
            <text:p>6423</text:p>
          </table:table-cell>
          <table:table-cell office:value-type="float" office:value="1.11">
            <text:p>1.11</text:p>
          </table:table-cell>
          <table:table-cell office:value-type="float" office:value="5">
            <text:p>5</text:p>
          </table:table-cell>
          <table:table-cell office:value-type="float" office:value="100.08">
            <text:p>100.08</text:p>
          </table:table-cell>
          <table:table-cell office:value-type="float" office:value="20.83">
            <text:p>20.83</text:p>
          </table:table-cell>
          <table:table-cell office:value-type="float" office:value="4.80460873739798">
            <text:p>4.8046087374</text:p>
          </table:table-cell>
          <table:table-cell office:value-type="float" office:value="0.222">
            <text:p>0.222</text:p>
          </table:table-cell>
          <table:table-cell office:value-type="float" office:value="18.7657657657658">
            <text:p>18.7657657658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738</text:p>
          </table:table-cell>
          <table:table-cell office:value-type="float" office:value="7.41">
            <text:p>7.41</text:p>
          </table:table-cell>
          <table:table-cell office:value-type="float" office:value="10">
            <text:p>10</text:p>
          </table:table-cell>
          <table:table-cell office:value-type="float" office:value="666.72">
            <text:p>666.72</text:p>
          </table:table-cell>
          <table:table-cell office:value-type="float" office:value="324.95">
            <text:p>324.95</text:p>
          </table:table-cell>
          <table:table-cell office:value-type="float" office:value="2.05176180950916">
            <text:p>2.0517618095</text:p>
          </table:table-cell>
          <table:table-cell office:value-type="float" office:value="0.741">
            <text:p>0.741</text:p>
          </table:table-cell>
          <table:table-cell office:value-type="float" office:value="43.8529014844804">
            <text:p>43.8529014845</text:p>
          </table:table-cell>
          <table:table-cell/>
          <table:table-cell office:value-type="string">
            <text:p>6738</text:p>
          </table:table-cell>
          <table:table-cell office:value-type="string">
            <text:p>6423</text:p>
          </table:table-cell>
          <table:table-cell office:value-type="float" office:value="7.11">
            <text:p>7.11</text:p>
          </table:table-cell>
          <table:table-cell office:value-type="float" office:value="6">
            <text:p>6</text:p>
          </table:table-cell>
          <table:table-cell office:value-type="float" office:value="639.81">
            <text:p>639.81</text:p>
          </table:table-cell>
          <table:table-cell office:value-type="float" office:value="324.95">
            <text:p>324.95</text:p>
          </table:table-cell>
          <table:table-cell office:value-type="float" office:value="1.96894906908755">
            <text:p>1.9689490691</text:p>
          </table:table-cell>
          <table:table-cell office:value-type="float" office:value="1.185">
            <text:p>1.185</text:p>
          </table:table-cell>
          <table:table-cell office:value-type="float" office:value="45.7032348804501">
            <text:p>45.7032348805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843</text:p>
          </table:table-cell>
          <table:table-cell office:value-type="float" office:value="13.21">
            <text:p>13.21</text:p>
          </table:table-cell>
          <table:table-cell office:value-type="float" office:value="9">
            <text:p>9</text:p>
          </table:table-cell>
          <table:table-cell office:value-type="float" office:value="1188.72">
            <text:p>1188.72</text:p>
          </table:table-cell>
          <table:table-cell office:value-type="float" office:value="231.48">
            <text:p>231.48</text:p>
          </table:table-cell>
          <table:table-cell office:value-type="float" office:value="5.1353032659409">
            <text:p>5.1353032659</text:p>
          </table:table-cell>
          <table:table-cell office:value-type="float" office:value="1.46777777777778">
            <text:p>1.4677777778</text:p>
          </table:table-cell>
          <table:table-cell office:value-type="float" office:value="17.5230885692657">
            <text:p>17.5230885693</text:p>
          </table:table-cell>
          <table:table-cell/>
          <table:table-cell office:value-type="string">
            <text:p>6843</text:p>
          </table:table-cell>
          <table:table-cell office:value-type="string">
            <text:p>6423</text:p>
          </table:table-cell>
          <table:table-cell office:value-type="float" office:value="13.51">
            <text:p>13.51</text:p>
          </table:table-cell>
          <table:table-cell office:value-type="float" office:value="9">
            <text:p>9</text:p>
          </table:table-cell>
          <table:table-cell office:value-type="float" office:value="1215.63">
            <text:p>1215.63</text:p>
          </table:table-cell>
          <table:table-cell office:value-type="float" office:value="231.48">
            <text:p>231.48</text:p>
          </table:table-cell>
          <table:table-cell office:value-type="float" office:value="5.25155520995334">
            <text:p>5.25155521</text:p>
          </table:table-cell>
          <table:table-cell office:value-type="float" office:value="1.50111111111111">
            <text:p>1.5011111111</text:p>
          </table:table-cell>
          <table:table-cell office:value-type="float" office:value="17.1339748334567">
            <text:p>17.1339748335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879</text:p>
          </table:table-cell>
          <table:table-cell office:value-type="float" office:value="10.64">
            <text:p>10.64</text:p>
          </table:table-cell>
          <table:table-cell office:value-type="float" office:value="7">
            <text:p>7</text:p>
          </table:table-cell>
          <table:table-cell office:value-type="float" office:value="957.87">
            <text:p>957.87</text:p>
          </table:table-cell>
          <table:table-cell office:value-type="float" office:value="334.16">
            <text:p>334.16</text:p>
          </table:table-cell>
          <table:table-cell office:value-type="float" office:value="2.86650107732823">
            <text:p>2.8665010773</text:p>
          </table:table-cell>
          <table:table-cell office:value-type="float" office:value="1.52">
            <text:p>1.52</text:p>
          </table:table-cell>
          <table:table-cell office:value-type="float" office:value="31.406015037594">
            <text:p>31.4060150376</text:p>
          </table:table-cell>
          <table:table-cell/>
          <table:table-cell office:value-type="string">
            <text:p>6879</text:p>
          </table:table-cell>
          <table:table-cell office:value-type="string">
            <text:p>6423</text:p>
          </table:table-cell>
          <table:table-cell office:value-type="float" office:value="10.6">
            <text:p>10.6</text:p>
          </table:table-cell>
          <table:table-cell office:value-type="float" office:value="7">
            <text:p>7</text:p>
          </table:table-cell>
          <table:table-cell office:value-type="float" office:value="953.64">
            <text:p>953.64</text:p>
          </table:table-cell>
          <table:table-cell office:value-type="float" office:value="334.16">
            <text:p>334.16</text:p>
          </table:table-cell>
          <table:table-cell office:value-type="float" office:value="2.85384247067273">
            <text:p>2.8538424707</text:p>
          </table:table-cell>
          <table:table-cell office:value-type="float" office:value="1.51428571428571">
            <text:p>1.5142857143</text:p>
          </table:table-cell>
          <table:table-cell office:value-type="float" office:value="31.5245283018868">
            <text:p>31.5245283019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892</text:p>
          </table:table-cell>
          <table:table-cell office:value-type="float" office:value="1.12">
            <text:p>1.12</text:p>
          </table:table-cell>
          <table:table-cell office:value-type="float" office:value="7">
            <text:p>7</text:p>
          </table:table-cell>
          <table:table-cell office:value-type="float" office:value="101.07">
            <text:p>101.07</text:p>
          </table:table-cell>
          <table:table-cell office:value-type="float" office:value="1.88">
            <text:p>1.88</text:p>
          </table:table-cell>
          <table:table-cell office:value-type="float" office:value="53.7606382978723">
            <text:p>53.7606382979</text:p>
          </table:table-cell>
          <table:table-cell office:value-type="float" office:value="0.16">
            <text:p>0.16</text:p>
          </table:table-cell>
          <table:table-cell office:value-type="float" office:value="1.67857142857143">
            <text:p>1.6785714286</text:p>
          </table:table-cell>
          <table:table-cell/>
          <table:table-cell office:value-type="string">
            <text:p>6892</text:p>
          </table:table-cell>
          <table:table-cell office:value-type="string">
            <text:p>642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9.73">
            <text:p>89.73</text:p>
          </table:table-cell>
          <table:table-cell office:value-type="float" office:value="1.88">
            <text:p>1.88</text:p>
          </table:table-cell>
          <table:table-cell office:value-type="float" office:value="47.7287234042553">
            <text:p>47.7287234043</text:p>
          </table:table-cell>
          <table:table-cell office:value-type="float" office:value="0.166666666666667">
            <text:p>0.1666666667</text:p>
          </table:table-cell>
          <table:table-cell office:value-type="float" office:value="1.88">
            <text:p>1.88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945</text:p>
          </table:table-cell>
          <table:table-cell office:value-type="float" office:value="7.76">
            <text:p>7.76</text:p>
          </table:table-cell>
          <table:table-cell office:value-type="float" office:value="10">
            <text:p>10</text:p>
          </table:table-cell>
          <table:table-cell office:value-type="float" office:value="698.31">
            <text:p>698.31</text:p>
          </table:table-cell>
          <table:table-cell office:value-type="float" office:value="283.49">
            <text:p>283.49</text:p>
          </table:table-cell>
          <table:table-cell office:value-type="float" office:value="2.46326149070514">
            <text:p>2.4632614907</text:p>
          </table:table-cell>
          <table:table-cell office:value-type="float" office:value="0.776">
            <text:p>0.776</text:p>
          </table:table-cell>
          <table:table-cell office:value-type="float" office:value="36.5322164948454">
            <text:p>36.5322164948</text:p>
          </table:table-cell>
          <table:table-cell/>
          <table:table-cell office:value-type="string">
            <text:p>6945</text:p>
          </table:table-cell>
          <table:table-cell office:value-type="string">
            <text:p>6423</text:p>
          </table:table-cell>
          <table:table-cell office:value-type="float" office:value="7.79">
            <text:p>7.79</text:p>
          </table:table-cell>
          <table:table-cell office:value-type="float" office:value="10">
            <text:p>10</text:p>
          </table:table-cell>
          <table:table-cell office:value-type="float" office:value="701.19">
            <text:p>701.19</text:p>
          </table:table-cell>
          <table:table-cell office:value-type="float" office:value="283.49">
            <text:p>283.49</text:p>
          </table:table-cell>
          <table:table-cell office:value-type="float" office:value="2.47342057920914">
            <text:p>2.4734205792</text:p>
          </table:table-cell>
          <table:table-cell office:value-type="float" office:value="0.779">
            <text:p>0.779</text:p>
          </table:table-cell>
          <table:table-cell office:value-type="float" office:value="36.3915275994865">
            <text:p>36.3915275995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948</text:p>
          </table:table-cell>
          <table:table-cell office:value-type="float" office:value="7.17">
            <text:p>7.17</text:p>
          </table:table-cell>
          <table:table-cell office:value-type="float" office:value="8">
            <text:p>8</text:p>
          </table:table-cell>
          <table:table-cell office:value-type="float" office:value="644.85">
            <text:p>644.85</text:p>
          </table:table-cell>
          <table:table-cell office:value-type="float" office:value="327.51">
            <text:p>327.51</text:p>
          </table:table-cell>
          <table:table-cell office:value-type="float" office:value="1.96894751305304">
            <text:p>1.9689475131</text:p>
          </table:table-cell>
          <table:table-cell office:value-type="float" office:value="0.89625">
            <text:p>0.89625</text:p>
          </table:table-cell>
          <table:table-cell office:value-type="float" office:value="45.6778242677824">
            <text:p>45.6778242678</text:p>
          </table:table-cell>
          <table:table-cell/>
          <table:table-cell office:value-type="string">
            <text:p>6948</text:p>
          </table:table-cell>
          <table:table-cell office:value-type="string">
            <text:p>6423</text:p>
          </table:table-cell>
          <table:table-cell office:value-type="float" office:value="7.75">
            <text:p>7.75</text:p>
          </table:table-cell>
          <table:table-cell office:value-type="float" office:value="7">
            <text:p>7</text:p>
          </table:table-cell>
          <table:table-cell office:value-type="float" office:value="697.05">
            <text:p>697.05</text:p>
          </table:table-cell>
          <table:table-cell office:value-type="float" office:value="327.51">
            <text:p>327.51</text:p>
          </table:table-cell>
          <table:table-cell office:value-type="float" office:value="2.12833195932949">
            <text:p>2.1283319593</text:p>
          </table:table-cell>
          <table:table-cell office:value-type="float" office:value="1.10714285714286">
            <text:p>1.1071428571</text:p>
          </table:table-cell>
          <table:table-cell office:value-type="float" office:value="42.2593548387097">
            <text:p>42.2593548387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971</text:p>
          </table:table-cell>
          <table:table-cell office:value-type="float" office:value="8.3">
            <text:p>8.3</text:p>
          </table:table-cell>
          <table:table-cell office:value-type="float" office:value="13">
            <text:p>13</text:p>
          </table:table-cell>
          <table:table-cell office:value-type="float" office:value="746.73">
            <text:p>746.73</text:p>
          </table:table-cell>
          <table:table-cell office:value-type="float" office:value="284.44">
            <text:p>284.44</text:p>
          </table:table-cell>
          <table:table-cell office:value-type="float" office:value="2.62526367599494">
            <text:p>2.625263676</text:p>
          </table:table-cell>
          <table:table-cell office:value-type="float" office:value="0.638461538461539">
            <text:p>0.6384615385</text:p>
          </table:table-cell>
          <table:table-cell office:value-type="float" office:value="34.2698795180723">
            <text:p>34.2698795181</text:p>
          </table:table-cell>
          <table:table-cell/>
          <table:table-cell office:value-type="string">
            <text:p>6971</text:p>
          </table:table-cell>
          <table:table-cell office:value-type="string">
            <text:p>6423</text:p>
          </table:table-cell>
          <table:table-cell office:value-type="float" office:value="7.88">
            <text:p>7.88</text:p>
          </table:table-cell>
          <table:table-cell office:value-type="float" office:value="9">
            <text:p>9</text:p>
          </table:table-cell>
          <table:table-cell office:value-type="float" office:value="709.38">
            <text:p>709.38</text:p>
          </table:table-cell>
          <table:table-cell office:value-type="float" office:value="284.44">
            <text:p>284.44</text:p>
          </table:table-cell>
          <table:table-cell office:value-type="float" office:value="2.4939530305161">
            <text:p>2.4939530305</text:p>
          </table:table-cell>
          <table:table-cell office:value-type="float" office:value="0.875555555555555">
            <text:p>0.8755555556</text:p>
          </table:table-cell>
          <table:table-cell office:value-type="float" office:value="36.0964467005076">
            <text:p>36.0964467005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7021</text:p>
          </table:table-cell>
          <table:table-cell office:value-type="float" office:value="12.74">
            <text:p>12.74</text:p>
          </table:table-cell>
          <table:table-cell office:value-type="float" office:value="8">
            <text:p>8</text:p>
          </table:table-cell>
          <table:table-cell office:value-type="float" office:value="1146.33">
            <text:p>1146.33</text:p>
          </table:table-cell>
          <table:table-cell office:value-type="float" office:value="134.91">
            <text:p>134.91</text:p>
          </table:table-cell>
          <table:table-cell office:value-type="float" office:value="8.49699799866578">
            <text:p>8.4969979987</text:p>
          </table:table-cell>
          <table:table-cell office:value-type="float" office:value="1.5925">
            <text:p>1.5925</text:p>
          </table:table-cell>
          <table:table-cell office:value-type="float" office:value="10.5894819466248">
            <text:p>10.5894819466</text:p>
          </table:table-cell>
          <table:table-cell/>
          <table:table-cell office:value-type="string">
            <text:p>7021</text:p>
          </table:table-cell>
          <table:table-cell office:value-type="string">
            <text:p>6423</text:p>
          </table:table-cell>
          <table:table-cell office:value-type="float" office:value="12.78">
            <text:p>12.78</text:p>
          </table:table-cell>
          <table:table-cell office:value-type="float" office:value="8">
            <text:p>8</text:p>
          </table:table-cell>
          <table:table-cell office:value-type="float" office:value="1150.38">
            <text:p>1150.38</text:p>
          </table:table-cell>
          <table:table-cell office:value-type="float" office:value="134.91">
            <text:p>134.91</text:p>
          </table:table-cell>
          <table:table-cell office:value-type="float" office:value="8.52701801200801">
            <text:p>8.527018012</text:p>
          </table:table-cell>
          <table:table-cell office:value-type="float" office:value="1.5975">
            <text:p>1.5975</text:p>
          </table:table-cell>
          <table:table-cell office:value-type="float" office:value="10.556338028169">
            <text:p>10.5563380282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214</text:p>
          </table:table-cell>
          <table:table-cell office:value-type="float" office:value="7.24">
            <text:p>7.24</text:p>
          </table:table-cell>
          <table:table-cell office:value-type="float" office:value="12">
            <text:p>12</text:p>
          </table:table-cell>
          <table:table-cell office:value-type="float" office:value="651.6">
            <text:p>651.6</text:p>
          </table:table-cell>
          <table:table-cell office:value-type="float" office:value="333.95">
            <text:p>333.95</text:p>
          </table:table-cell>
          <table:table-cell office:value-type="float" office:value="1.9511902979488">
            <text:p>1.9511902979</text:p>
          </table:table-cell>
          <table:table-cell office:value-type="float" office:value="0.603333333333333">
            <text:p>0.6033333333</text:p>
          </table:table-cell>
          <table:table-cell office:value-type="float" office:value="46.1256906077348">
            <text:p>46.1256906077</text:p>
          </table:table-cell>
          <table:table-cell/>
          <table:table-cell office:value-type="string">
            <text:p>6214</text:p>
          </table:table-cell>
          <table:table-cell office:value-type="string">
            <text:p>6423</text:p>
          </table:table-cell>
          <table:table-cell office:value-type="float" office:value="7.35">
            <text:p>7.35</text:p>
          </table:table-cell>
          <table:table-cell office:value-type="float" office:value="12">
            <text:p>12</text:p>
          </table:table-cell>
          <table:table-cell office:value-type="float" office:value="661.86">
            <text:p>661.86</text:p>
          </table:table-cell>
          <table:table-cell office:value-type="float" office:value="333.95">
            <text:p>333.95</text:p>
          </table:table-cell>
          <table:table-cell office:value-type="float" office:value="1.98191346009882">
            <text:p>1.9819134601</text:p>
          </table:table-cell>
          <table:table-cell office:value-type="float" office:value="0.6125">
            <text:p>0.6125</text:p>
          </table:table-cell>
          <table:table-cell office:value-type="float" office:value="45.4353741496599">
            <text:p>45.4353741497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499</text:p>
          </table:table-cell>
          <table:table-cell office:value-type="float" office:value="13.04">
            <text:p>13.04</text:p>
          </table:table-cell>
          <table:table-cell office:value-type="float" office:value="11">
            <text:p>11</text:p>
          </table:table-cell>
          <table:table-cell office:value-type="float" office:value="1173.33">
            <text:p>1173.33</text:p>
          </table:table-cell>
          <table:table-cell office:value-type="float" office:value="205.44">
            <text:p>205.44</text:p>
          </table:table-cell>
          <table:table-cell office:value-type="float" office:value="5.71130257009346">
            <text:p>5.7113025701</text:p>
          </table:table-cell>
          <table:table-cell office:value-type="float" office:value="1.18545454545455">
            <text:p>1.1854545455</text:p>
          </table:table-cell>
          <table:table-cell office:value-type="float" office:value="15.7546012269939">
            <text:p>15.754601227</text:p>
          </table:table-cell>
          <table:table-cell/>
          <table:table-cell office:value-type="string">
            <text:p>6499</text:p>
          </table:table-cell>
          <table:table-cell office:value-type="string">
            <text:p>6423</text:p>
          </table:table-cell>
          <table:table-cell office:value-type="float" office:value="13.09">
            <text:p>13.09</text:p>
          </table:table-cell>
          <table:table-cell office:value-type="float" office:value="11">
            <text:p>11</text:p>
          </table:table-cell>
          <table:table-cell office:value-type="float" office:value="1178.28">
            <text:p>1178.28</text:p>
          </table:table-cell>
          <table:table-cell office:value-type="float" office:value="205.44">
            <text:p>205.44</text:p>
          </table:table-cell>
          <table:table-cell office:value-type="float" office:value="5.73539719626168">
            <text:p>5.7353971963</text:p>
          </table:table-cell>
          <table:table-cell office:value-type="float" office:value="1.19">
            <text:p>1.19</text:p>
          </table:table-cell>
          <table:table-cell office:value-type="float" office:value="15.694423223835">
            <text:p>15.6944232238</text:p>
          </table:table-cell>
          <table:table-cell table:number-columns-repeated="1005"/>
        </table:table-row>
        <table:table-row table:style-name="ro1">
          <table:table-cell office:value-type="string">
            <text:p>6423</text:p>
          </table:table-cell>
          <table:table-cell office:value-type="string">
            <text:p>6559</text:p>
          </table:table-cell>
          <table:table-cell office:value-type="float" office:value="7.71">
            <text:p>7.71</text:p>
          </table:table-cell>
          <table:table-cell office:value-type="float" office:value="10">
            <text:p>10</text:p>
          </table:table-cell>
          <table:table-cell office:value-type="float" office:value="693.63">
            <text:p>693.63</text:p>
          </table:table-cell>
          <table:table-cell office:value-type="float" office:value="283.32">
            <text:p>283.32</text:p>
          </table:table-cell>
          <table:table-cell office:value-type="float" office:value="2.44822109275731">
            <text:p>2.4482210928</text:p>
          </table:table-cell>
          <table:table-cell office:value-type="float" office:value="0.771">
            <text:p>0.771</text:p>
          </table:table-cell>
          <table:table-cell office:value-type="float" office:value="36.7470817120622">
            <text:p>36.7470817121</text:p>
          </table:table-cell>
          <table:table-cell/>
          <table:table-cell office:value-type="string">
            <text:p>6559</text:p>
          </table:table-cell>
          <table:table-cell office:value-type="string">
            <text:p>6423</text:p>
          </table:table-cell>
          <table:table-cell office:value-type="float" office:value="7.73">
            <text:p>7.73</text:p>
          </table:table-cell>
          <table:table-cell office:value-type="float" office:value="10">
            <text:p>10</text:p>
          </table:table-cell>
          <table:table-cell office:value-type="float" office:value="695.43">
            <text:p>695.43</text:p>
          </table:table-cell>
          <table:table-cell office:value-type="float" office:value="283.32">
            <text:p>283.32</text:p>
          </table:table-cell>
          <table:table-cell office:value-type="float" office:value="2.45457433290978">
            <text:p>2.4545743329</text:p>
          </table:table-cell>
          <table:table-cell office:value-type="float" office:value="0.773">
            <text:p>0.773</text:p>
          </table:table-cell>
          <table:table-cell office:value-type="float" office:value="36.6520051746442">
            <text:p>36.6520051746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087</text:p>
          </table:table-cell>
          <table:table-cell office:value-type="float" office:value="1.45">
            <text:p>1.45</text:p>
          </table:table-cell>
          <table:table-cell office:value-type="float" office:value="5">
            <text:p>5</text:p>
          </table:table-cell>
          <table:table-cell office:value-type="float" office:value="130.05">
            <text:p>130.05</text:p>
          </table:table-cell>
          <table:table-cell office:value-type="float" office:value="57.28">
            <text:p>57.28</text:p>
          </table:table-cell>
          <table:table-cell office:value-type="float" office:value="2.27042597765363">
            <text:p>2.2704259777</text:p>
          </table:table-cell>
          <table:table-cell office:value-type="float" office:value="0.29">
            <text:p>0.29</text:p>
          </table:table-cell>
          <table:table-cell office:value-type="float" office:value="39.5034482758621">
            <text:p>39.5034482759</text:p>
          </table:table-cell>
          <table:table-cell/>
          <table:table-cell office:value-type="string">
            <text:p>6087</text:p>
          </table:table-cell>
          <table:table-cell office:value-type="string">
            <text:p>6446</text:p>
          </table:table-cell>
          <table:table-cell office:value-type="float" office:value="1.4">
            <text:p>1.4</text:p>
          </table:table-cell>
          <table:table-cell office:value-type="float" office:value="8">
            <text:p>8</text:p>
          </table:table-cell>
          <table:table-cell office:value-type="float" office:value="126.27">
            <text:p>126.27</text:p>
          </table:table-cell>
          <table:table-cell office:value-type="float" office:value="57.28">
            <text:p>57.28</text:p>
          </table:table-cell>
          <table:table-cell office:value-type="float" office:value="2.2044343575419">
            <text:p>2.2044343575</text:p>
          </table:table-cell>
          <table:table-cell office:value-type="float" office:value="0.175">
            <text:p>0.175</text:p>
          </table:table-cell>
          <table:table-cell office:value-type="float" office:value="40.9142857142857">
            <text:p>40.9142857143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182</text:p>
          </table:table-cell>
          <table:table-cell office:value-type="float" office:value="6.31">
            <text:p>6.31</text:p>
          </table:table-cell>
          <table:table-cell office:value-type="float" office:value="9">
            <text:p>9</text:p>
          </table:table-cell>
          <table:table-cell office:value-type="float" office:value="568.17">
            <text:p>568.17</text:p>
          </table:table-cell>
          <table:table-cell office:value-type="float" office:value="299.87">
            <text:p>299.87</text:p>
          </table:table-cell>
          <table:table-cell office:value-type="float" office:value="1.89472104578651">
            <text:p>1.8947210458</text:p>
          </table:table-cell>
          <table:table-cell office:value-type="float" office:value="0.701111111111111">
            <text:p>0.7011111111</text:p>
          </table:table-cell>
          <table:table-cell office:value-type="float" office:value="47.5229793977813">
            <text:p>47.5229793978</text:p>
          </table:table-cell>
          <table:table-cell/>
          <table:table-cell office:value-type="string">
            <text:p>6182</text:p>
          </table:table-cell>
          <table:table-cell office:value-type="string">
            <text:p>6446</text:p>
          </table:table-cell>
          <table:table-cell office:value-type="float" office:value="6.29">
            <text:p>6.29</text:p>
          </table:table-cell>
          <table:table-cell office:value-type="float" office:value="10">
            <text:p>10</text:p>
          </table:table-cell>
          <table:table-cell office:value-type="float" office:value="566.46">
            <text:p>566.46</text:p>
          </table:table-cell>
          <table:table-cell office:value-type="float" office:value="299.87">
            <text:p>299.87</text:p>
          </table:table-cell>
          <table:table-cell office:value-type="float" office:value="1.88901857471571">
            <text:p>1.8890185747</text:p>
          </table:table-cell>
          <table:table-cell office:value-type="float" office:value="0.629">
            <text:p>0.629</text:p>
          </table:table-cell>
          <table:table-cell office:value-type="float" office:value="47.6740858505564">
            <text:p>47.6740858506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382</text:p>
          </table:table-cell>
          <table:table-cell office:value-type="float" office:value="6.61">
            <text:p>6.61</text:p>
          </table:table-cell>
          <table:table-cell office:value-type="float" office:value="7">
            <text:p>7</text:p>
          </table:table-cell>
          <table:table-cell office:value-type="float" office:value="595.17">
            <text:p>595.17</text:p>
          </table:table-cell>
          <table:table-cell office:value-type="float" office:value="55.08">
            <text:p>55.08</text:p>
          </table:table-cell>
          <table:table-cell office:value-type="float" office:value="10.8055555555556">
            <text:p>10.8055555556</text:p>
          </table:table-cell>
          <table:table-cell office:value-type="float" office:value="0.944285714285714">
            <text:p>0.9442857143</text:p>
          </table:table-cell>
          <table:table-cell office:value-type="float" office:value="8.33282904689864">
            <text:p>8.3328290469</text:p>
          </table:table-cell>
          <table:table-cell/>
          <table:table-cell office:value-type="string">
            <text:p>6382</text:p>
          </table:table-cell>
          <table:table-cell office:value-type="string">
            <text:p>6446</text:p>
          </table:table-cell>
          <table:table-cell office:value-type="float" office:value="6.52">
            <text:p>6.52</text:p>
          </table:table-cell>
          <table:table-cell office:value-type="float" office:value="9">
            <text:p>9</text:p>
          </table:table-cell>
          <table:table-cell office:value-type="float" office:value="586.44">
            <text:p>586.44</text:p>
          </table:table-cell>
          <table:table-cell office:value-type="float" office:value="55.08">
            <text:p>55.08</text:p>
          </table:table-cell>
          <table:table-cell office:value-type="float" office:value="10.6470588235294">
            <text:p>10.6470588235</text:p>
          </table:table-cell>
          <table:table-cell office:value-type="float" office:value="0.724444444444444">
            <text:p>0.7244444444</text:p>
          </table:table-cell>
          <table:table-cell office:value-type="float" office:value="8.4478527607362">
            <text:p>8.4478527607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405</text:p>
          </table:table-cell>
          <table:table-cell office:value-type="float" office:value="1.82">
            <text:p>1.82</text:p>
          </table:table-cell>
          <table:table-cell office:value-type="float" office:value="11">
            <text:p>11</text:p>
          </table:table-cell>
          <table:table-cell office:value-type="float" office:value="163.8">
            <text:p>163.8</text:p>
          </table:table-cell>
          <table:table-cell office:value-type="float" office:value="58.83">
            <text:p>58.83</text:p>
          </table:table-cell>
          <table:table-cell office:value-type="float" office:value="2.78429372768995">
            <text:p>2.7842937277</text:p>
          </table:table-cell>
          <table:table-cell office:value-type="float" office:value="0.165454545454545">
            <text:p>0.1654545455</text:p>
          </table:table-cell>
          <table:table-cell office:value-type="float" office:value="32.3241758241758">
            <text:p>32.3241758242</text:p>
          </table:table-cell>
          <table:table-cell/>
          <table:table-cell office:value-type="string">
            <text:p>6405</text:p>
          </table:table-cell>
          <table:table-cell office:value-type="string">
            <text:p>6446</text:p>
          </table:table-cell>
          <table:table-cell office:value-type="float" office:value="1.89">
            <text:p>1.89</text:p>
          </table:table-cell>
          <table:table-cell office:value-type="float" office:value="12">
            <text:p>12</text:p>
          </table:table-cell>
          <table:table-cell office:value-type="float" office:value="170.28">
            <text:p>170.28</text:p>
          </table:table-cell>
          <table:table-cell office:value-type="float" office:value="58.83">
            <text:p>58.83</text:p>
          </table:table-cell>
          <table:table-cell office:value-type="float" office:value="2.89444161142274">
            <text:p>2.8944416114</text:p>
          </table:table-cell>
          <table:table-cell office:value-type="float" office:value="0.1575">
            <text:p>0.1575</text:p>
          </table:table-cell>
          <table:table-cell office:value-type="float" office:value="31.1269841269841">
            <text:p>31.126984127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451</text:p>
          </table:table-cell>
          <table:table-cell office:value-type="float" office:value="1.51">
            <text:p>1.51</text:p>
          </table:table-cell>
          <table:table-cell office:value-type="float" office:value="9">
            <text:p>9</text:p>
          </table:table-cell>
          <table:table-cell office:value-type="float" office:value="135.54">
            <text:p>135.54</text:p>
          </table:table-cell>
          <table:table-cell office:value-type="float" office:value="59.71">
            <text:p>59.71</text:p>
          </table:table-cell>
          <table:table-cell office:value-type="float" office:value="2.26997152905711">
            <text:p>2.2699715291</text:p>
          </table:table-cell>
          <table:table-cell office:value-type="float" office:value="0.167777777777778">
            <text:p>0.1677777778</text:p>
          </table:table-cell>
          <table:table-cell office:value-type="float" office:value="39.5430463576159">
            <text:p>39.5430463576</text:p>
          </table:table-cell>
          <table:table-cell/>
          <table:table-cell office:value-type="string">
            <text:p>6451</text:p>
          </table:table-cell>
          <table:table-cell office:value-type="string">
            <text:p>6446</text:p>
          </table:table-cell>
          <table:table-cell office:value-type="float" office:value="1.49">
            <text:p>1.49</text:p>
          </table:table-cell>
          <table:table-cell office:value-type="float" office:value="7">
            <text:p>7</text:p>
          </table:table-cell>
          <table:table-cell office:value-type="float" office:value="133.74">
            <text:p>133.74</text:p>
          </table:table-cell>
          <table:table-cell office:value-type="float" office:value="59.71">
            <text:p>59.71</text:p>
          </table:table-cell>
          <table:table-cell office:value-type="float" office:value="2.23982582481996">
            <text:p>2.2398258248</text:p>
          </table:table-cell>
          <table:table-cell office:value-type="float" office:value="0.212857142857143">
            <text:p>0.2128571429</text:p>
          </table:table-cell>
          <table:table-cell office:value-type="float" office:value="40.0738255033557">
            <text:p>40.0738255034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471</text:p>
          </table:table-cell>
          <table:table-cell office:value-type="float" office:value="1.65">
            <text:p>1.65</text:p>
          </table:table-cell>
          <table:table-cell office:value-type="float" office:value="255">
            <text:p>255</text:p>
          </table:table-cell>
          <table:table-cell office:value-type="float" office:value="148.14">
            <text:p>148.14</text:p>
          </table:table-cell>
          <table:table-cell office:value-type="float" office:value="3.52">
            <text:p>3.52</text:p>
          </table:table-cell>
          <table:table-cell office:value-type="float" office:value="42.0852272727273">
            <text:p>42.0852272727</text:p>
          </table:table-cell>
          <table:table-cell office:value-type="float" office:value="0.00647058823529412">
            <text:p>0.0064705882</text:p>
          </table:table-cell>
          <table:table-cell office:value-type="float" office:value="2.13333333333333">
            <text:p>2.1333333333</text:p>
          </table:table-cell>
          <table:table-cell/>
          <table:table-cell office:value-type="string">
            <text:p>6471</text:p>
          </table:table-cell>
          <table:table-cell office:value-type="string">
            <text:p>6446</text:p>
          </table:table-cell>
          <table:table-cell office:value-type="float" office:value="1.7">
            <text:p>1.7</text:p>
          </table:table-cell>
          <table:table-cell office:value-type="float" office:value="255">
            <text:p>255</text:p>
          </table:table-cell>
          <table:table-cell office:value-type="float" office:value="153.36">
            <text:p>153.36</text:p>
          </table:table-cell>
          <table:table-cell office:value-type="float" office:value="3.52">
            <text:p>3.52</text:p>
          </table:table-cell>
          <table:table-cell office:value-type="float" office:value="43.5681818181818">
            <text:p>43.5681818182</text:p>
          </table:table-cell>
          <table:table-cell office:value-type="float" office:value="0.00666666666666667">
            <text:p>0.0066666667</text:p>
          </table:table-cell>
          <table:table-cell office:value-type="float" office:value="2.07058823529412">
            <text:p>2.0705882353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501</text:p>
          </table:table-cell>
          <table:table-cell office:value-type="float" office:value="4.87">
            <text:p>4.87</text:p>
          </table:table-cell>
          <table:table-cell office:value-type="float" office:value="10">
            <text:p>10</text:p>
          </table:table-cell>
          <table:table-cell office:value-type="float" office:value="438.57">
            <text:p>438.57</text:p>
          </table:table-cell>
          <table:table-cell office:value-type="float" office:value="217.37">
            <text:p>217.37</text:p>
          </table:table-cell>
          <table:table-cell office:value-type="float" office:value="2.01761972673322">
            <text:p>2.0176197267</text:p>
          </table:table-cell>
          <table:table-cell office:value-type="float" office:value="0.487">
            <text:p>0.487</text:p>
          </table:table-cell>
          <table:table-cell office:value-type="float" office:value="44.6344969199179">
            <text:p>44.6344969199</text:p>
          </table:table-cell>
          <table:table-cell/>
          <table:table-cell office:value-type="string">
            <text:p>6501</text:p>
          </table:table-cell>
          <table:table-cell office:value-type="string">
            <text:p>6446</text:p>
          </table:table-cell>
          <table:table-cell office:value-type="float" office:value="4.73">
            <text:p>4.73</text:p>
          </table:table-cell>
          <table:table-cell office:value-type="float" office:value="9">
            <text:p>9</text:p>
          </table:table-cell>
          <table:table-cell office:value-type="float" office:value="425.52">
            <text:p>425.52</text:p>
          </table:table-cell>
          <table:table-cell office:value-type="float" office:value="217.37">
            <text:p>217.37</text:p>
          </table:table-cell>
          <table:table-cell office:value-type="float" office:value="1.95758384321664">
            <text:p>1.9575838432</text:p>
          </table:table-cell>
          <table:table-cell office:value-type="float" office:value="0.525555555555556">
            <text:p>0.5255555556</text:p>
          </table:table-cell>
          <table:table-cell office:value-type="float" office:value="45.9556025369979">
            <text:p>45.955602537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512</text:p>
          </table:table-cell>
          <table:table-cell office:value-type="float" office:value="3.6">
            <text:p>3.6</text:p>
          </table:table-cell>
          <table:table-cell office:value-type="float" office:value="8">
            <text:p>8</text:p>
          </table:table-cell>
          <table:table-cell office:value-type="float" office:value="323.64">
            <text:p>323.64</text:p>
          </table:table-cell>
          <table:table-cell office:value-type="float" office:value="132.74">
            <text:p>132.74</text:p>
          </table:table-cell>
          <table:table-cell office:value-type="float" office:value="2.43814976646075">
            <text:p>2.4381497665</text:p>
          </table:table-cell>
          <table:table-cell office:value-type="float" office:value="0.45">
            <text:p>0.45</text:p>
          </table:table-cell>
          <table:table-cell office:value-type="float" office:value="36.8722222222222">
            <text:p>36.8722222222</text:p>
          </table:table-cell>
          <table:table-cell/>
          <table:table-cell office:value-type="string">
            <text:p>6512</text:p>
          </table:table-cell>
          <table:table-cell office:value-type="string">
            <text:p>6446</text:p>
          </table:table-cell>
          <table:table-cell office:value-type="float" office:value="3.66">
            <text:p>3.66</text:p>
          </table:table-cell>
          <table:table-cell office:value-type="float" office:value="7">
            <text:p>7</text:p>
          </table:table-cell>
          <table:table-cell office:value-type="float" office:value="329.4">
            <text:p>329.4</text:p>
          </table:table-cell>
          <table:table-cell office:value-type="float" office:value="132.74">
            <text:p>132.74</text:p>
          </table:table-cell>
          <table:table-cell office:value-type="float" office:value="2.4815428657526">
            <text:p>2.4815428658</text:p>
          </table:table-cell>
          <table:table-cell office:value-type="float" office:value="0.522857142857143">
            <text:p>0.5228571429</text:p>
          </table:table-cell>
          <table:table-cell office:value-type="float" office:value="36.2677595628415">
            <text:p>36.2677595628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515</text:p>
          </table:table-cell>
          <table:table-cell office:value-type="float" office:value="5.88">
            <text:p>5.88</text:p>
          </table:table-cell>
          <table:table-cell office:value-type="float" office:value="10">
            <text:p>10</text:p>
          </table:table-cell>
          <table:table-cell office:value-type="float" office:value="528.93">
            <text:p>528.93</text:p>
          </table:table-cell>
          <table:table-cell office:value-type="float" office:value="32.28">
            <text:p>32.28</text:p>
          </table:table-cell>
          <table:table-cell office:value-type="float" office:value="16.385687732342">
            <text:p>16.3856877323</text:p>
          </table:table-cell>
          <table:table-cell office:value-type="float" office:value="0.588">
            <text:p>0.588</text:p>
          </table:table-cell>
          <table:table-cell office:value-type="float" office:value="5.48979591836735">
            <text:p>5.4897959184</text:p>
          </table:table-cell>
          <table:table-cell/>
          <table:table-cell office:value-type="string">
            <text:p>6515</text:p>
          </table:table-cell>
          <table:table-cell office:value-type="string">
            <text:p>644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39.73">
            <text:p>539.73</text:p>
          </table:table-cell>
          <table:table-cell office:value-type="float" office:value="32.28">
            <text:p>32.28</text:p>
          </table:table-cell>
          <table:table-cell office:value-type="float" office:value="16.7202602230483">
            <text:p>16.720260223</text:p>
          </table:table-cell>
          <table:table-cell office:value-type="float" office:value="0.4">
            <text:p>0.4</text:p>
          </table:table-cell>
          <table:table-cell office:value-type="float" office:value="5.38">
            <text:p>5.38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516</text:p>
          </table:table-cell>
          <table:table-cell office:value-type="float" office:value="2.81">
            <text:p>2.81</text:p>
          </table:table-cell>
          <table:table-cell office:value-type="float" office:value="10">
            <text:p>10</text:p>
          </table:table-cell>
          <table:table-cell office:value-type="float" office:value="252.9">
            <text:p>252.9</text:p>
          </table:table-cell>
          <table:table-cell office:value-type="float" office:value="32.17">
            <text:p>32.17</text:p>
          </table:table-cell>
          <table:table-cell office:value-type="float" office:value="7.86136151694125">
            <text:p>7.8613615169</text:p>
          </table:table-cell>
          <table:table-cell office:value-type="float" office:value="0.281">
            <text:p>0.281</text:p>
          </table:table-cell>
          <table:table-cell office:value-type="float" office:value="11.4483985765125">
            <text:p>11.4483985765</text:p>
          </table:table-cell>
          <table:table-cell/>
          <table:table-cell office:value-type="string">
            <text:p>6516</text:p>
          </table:table-cell>
          <table:table-cell office:value-type="string">
            <text:p>6446</text:p>
          </table:table-cell>
          <table:table-cell office:value-type="float" office:value="2.96">
            <text:p>2.96</text:p>
          </table:table-cell>
          <table:table-cell office:value-type="float" office:value="10">
            <text:p>10</text:p>
          </table:table-cell>
          <table:table-cell office:value-type="float" office:value="266.85">
            <text:p>266.85</text:p>
          </table:table-cell>
          <table:table-cell office:value-type="float" office:value="32.17">
            <text:p>32.17</text:p>
          </table:table-cell>
          <table:table-cell office:value-type="float" office:value="8.29499533727075">
            <text:p>8.2949953373</text:p>
          </table:table-cell>
          <table:table-cell office:value-type="float" office:value="0.296">
            <text:p>0.296</text:p>
          </table:table-cell>
          <table:table-cell office:value-type="float" office:value="10.8682432432432">
            <text:p>10.8682432432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519</text:p>
          </table:table-cell>
          <table:table-cell office:value-type="float" office:value="7.2">
            <text:p>7.2</text:p>
          </table:table-cell>
          <table:table-cell office:value-type="float" office:value="7">
            <text:p>7</text:p>
          </table:table-cell>
          <table:table-cell office:value-type="float" office:value="648.18">
            <text:p>648.18</text:p>
          </table:table-cell>
          <table:table-cell office:value-type="float" office:value="322.07">
            <text:p>322.07</text:p>
          </table:table-cell>
          <table:table-cell office:value-type="float" office:value="2.01254385692551">
            <text:p>2.0125438569</text:p>
          </table:table-cell>
          <table:table-cell office:value-type="float" office:value="1.02857142857143">
            <text:p>1.0285714286</text:p>
          </table:table-cell>
          <table:table-cell office:value-type="float" office:value="44.7319444444444">
            <text:p>44.7319444444</text:p>
          </table:table-cell>
          <table:table-cell/>
          <table:table-cell office:value-type="string">
            <text:p>6519</text:p>
          </table:table-cell>
          <table:table-cell office:value-type="string">
            <text:p>6446</text:p>
          </table:table-cell>
          <table:table-cell office:value-type="float" office:value="7.08">
            <text:p>7.08</text:p>
          </table:table-cell>
          <table:table-cell office:value-type="float" office:value="8">
            <text:p>8</text:p>
          </table:table-cell>
          <table:table-cell office:value-type="float" office:value="637.56">
            <text:p>637.56</text:p>
          </table:table-cell>
          <table:table-cell office:value-type="float" office:value="322.07">
            <text:p>322.07</text:p>
          </table:table-cell>
          <table:table-cell office:value-type="float" office:value="1.97956965876983">
            <text:p>1.9795696588</text:p>
          </table:table-cell>
          <table:table-cell office:value-type="float" office:value="0.885">
            <text:p>0.885</text:p>
          </table:table-cell>
          <table:table-cell office:value-type="float" office:value="45.4901129943503">
            <text:p>45.4901129944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532</text:p>
          </table:table-cell>
          <table:table-cell office:value-type="float" office:value="9.04">
            <text:p>9.04</text:p>
          </table:table-cell>
          <table:table-cell office:value-type="float" office:value="12">
            <text:p>12</text:p>
          </table:table-cell>
          <table:table-cell office:value-type="float" office:value="813.15">
            <text:p>813.15</text:p>
          </table:table-cell>
          <table:table-cell office:value-type="float" office:value="315.5">
            <text:p>315.5</text:p>
          </table:table-cell>
          <table:table-cell office:value-type="float" office:value="2.57733755942948">
            <text:p>2.5773375594</text:p>
          </table:table-cell>
          <table:table-cell office:value-type="float" office:value="0.753333333333333">
            <text:p>0.7533333333</text:p>
          </table:table-cell>
          <table:table-cell office:value-type="float" office:value="34.9004424778761">
            <text:p>34.9004424779</text:p>
          </table:table-cell>
          <table:table-cell/>
          <table:table-cell office:value-type="string">
            <text:p>6532</text:p>
          </table:table-cell>
          <table:table-cell office:value-type="string">
            <text:p>6446</text:p>
          </table:table-cell>
          <table:table-cell office:value-type="float" office:value="9.09">
            <text:p>9.09</text:p>
          </table:table-cell>
          <table:table-cell office:value-type="float" office:value="12">
            <text:p>12</text:p>
          </table:table-cell>
          <table:table-cell office:value-type="float" office:value="818.37">
            <text:p>818.37</text:p>
          </table:table-cell>
          <table:table-cell office:value-type="float" office:value="315.5">
            <text:p>315.5</text:p>
          </table:table-cell>
          <table:table-cell office:value-type="float" office:value="2.59388272583201">
            <text:p>2.5938827258</text:p>
          </table:table-cell>
          <table:table-cell office:value-type="float" office:value="0.7575">
            <text:p>0.7575</text:p>
          </table:table-cell>
          <table:table-cell office:value-type="float" office:value="34.7084708470847">
            <text:p>34.7084708471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552</text:p>
          </table:table-cell>
          <table:table-cell office:value-type="float" office:value="4.47">
            <text:p>4.47</text:p>
          </table:table-cell>
          <table:table-cell office:value-type="float" office:value="5">
            <text:p>5</text:p>
          </table:table-cell>
          <table:table-cell office:value-type="float" office:value="402.12">
            <text:p>402.12</text:p>
          </table:table-cell>
          <table:table-cell office:value-type="float" office:value="165.64">
            <text:p>165.64</text:p>
          </table:table-cell>
          <table:table-cell office:value-type="float" office:value="2.42767447476455">
            <text:p>2.4276744748</text:p>
          </table:table-cell>
          <table:table-cell office:value-type="float" office:value="0.894">
            <text:p>0.894</text:p>
          </table:table-cell>
          <table:table-cell office:value-type="float" office:value="37.0559284116331">
            <text:p>37.0559284116</text:p>
          </table:table-cell>
          <table:table-cell/>
          <table:table-cell office:value-type="string">
            <text:p>6552</text:p>
          </table:table-cell>
          <table:table-cell office:value-type="string">
            <text:p>6446</text:p>
          </table:table-cell>
          <table:table-cell office:value-type="float" office:value="14.36">
            <text:p>14.36</text:p>
          </table:table-cell>
          <table:table-cell office:value-type="float" office:value="7">
            <text:p>7</text:p>
          </table:table-cell>
          <table:table-cell office:value-type="float" office:value="1292.67">
            <text:p>1292.67</text:p>
          </table:table-cell>
          <table:table-cell office:value-type="float" office:value="165.64">
            <text:p>165.64</text:p>
          </table:table-cell>
          <table:table-cell office:value-type="float" office:value="7.80409321419947">
            <text:p>7.8040932142</text:p>
          </table:table-cell>
          <table:table-cell office:value-type="float" office:value="2.05142857142857">
            <text:p>2.0514285714</text:p>
          </table:table-cell>
          <table:table-cell office:value-type="float" office:value="11.5348189415042">
            <text:p>11.5348189415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562</text:p>
          </table:table-cell>
          <table:table-cell office:value-type="float" office:value="0.91">
            <text:p>0.91</text:p>
          </table:table-cell>
          <table:table-cell office:value-type="float" office:value="255">
            <text:p>255</text:p>
          </table:table-cell>
          <table:table-cell office:value-type="float" office:value="82.08">
            <text:p>82.08</text:p>
          </table:table-cell>
          <table:table-cell office:value-type="float" office:value="3.44">
            <text:p>3.44</text:p>
          </table:table-cell>
          <table:table-cell office:value-type="float" office:value="23.8604651162791">
            <text:p>23.8604651163</text:p>
          </table:table-cell>
          <table:table-cell office:value-type="float" office:value="0.00356862745098039">
            <text:p>0.0035686275</text:p>
          </table:table-cell>
          <table:table-cell office:value-type="float" office:value="3.78021978021978">
            <text:p>3.7802197802</text:p>
          </table:table-cell>
          <table:table-cell/>
          <table:table-cell office:value-type="string">
            <text:p>6562</text:p>
          </table:table-cell>
          <table:table-cell office:value-type="string">
            <text:p>6446</text:p>
          </table:table-cell>
          <table:table-cell office:value-type="float" office:value="0.95">
            <text:p>0.95</text:p>
          </table:table-cell>
          <table:table-cell office:value-type="float" office:value="11">
            <text:p>11</text:p>
          </table:table-cell>
          <table:table-cell office:value-type="float" office:value="85.5">
            <text:p>85.5</text:p>
          </table:table-cell>
          <table:table-cell office:value-type="float" office:value="3.44">
            <text:p>3.44</text:p>
          </table:table-cell>
          <table:table-cell office:value-type="float" office:value="24.8546511627907">
            <text:p>24.8546511628</text:p>
          </table:table-cell>
          <table:table-cell office:value-type="float" office:value="0.0863636363636364">
            <text:p>0.0863636364</text:p>
          </table:table-cell>
          <table:table-cell office:value-type="float" office:value="3.62105263157895">
            <text:p>3.6210526316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609</text:p>
          </table:table-cell>
          <table:table-cell office:value-type="float" office:value="3.9">
            <text:p>3.9</text:p>
          </table:table-cell>
          <table:table-cell office:value-type="float" office:value="8">
            <text:p>8</text:p>
          </table:table-cell>
          <table:table-cell office:value-type="float" office:value="351">
            <text:p>351</text:p>
          </table:table-cell>
          <table:table-cell office:value-type="float" office:value="98.68">
            <text:p>98.68</text:p>
          </table:table-cell>
          <table:table-cell office:value-type="float" office:value="3.55695176327523">
            <text:p>3.5569517633</text:p>
          </table:table-cell>
          <table:table-cell office:value-type="float" office:value="0.4875">
            <text:p>0.4875</text:p>
          </table:table-cell>
          <table:table-cell office:value-type="float" office:value="25.3025641025641">
            <text:p>25.3025641026</text:p>
          </table:table-cell>
          <table:table-cell/>
          <table:table-cell office:value-type="string">
            <text:p>6609</text:p>
          </table:table-cell>
          <table:table-cell office:value-type="string">
            <text:p>6446</text:p>
          </table:table-cell>
          <table:table-cell office:value-type="float" office:value="3.81">
            <text:p>3.81</text:p>
          </table:table-cell>
          <table:table-cell office:value-type="float" office:value="11">
            <text:p>11</text:p>
          </table:table-cell>
          <table:table-cell office:value-type="float" office:value="343.26">
            <text:p>343.26</text:p>
          </table:table-cell>
          <table:table-cell office:value-type="float" office:value="98.68">
            <text:p>98.68</text:p>
          </table:table-cell>
          <table:table-cell office:value-type="float" office:value="3.47851641670045">
            <text:p>3.4785164167</text:p>
          </table:table-cell>
          <table:table-cell office:value-type="float" office:value="0.346363636363636">
            <text:p>0.3463636364</text:p>
          </table:table-cell>
          <table:table-cell office:value-type="float" office:value="25.9002624671916">
            <text:p>25.9002624672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647</text:p>
          </table:table-cell>
          <table:table-cell office:value-type="float" office:value="2.23">
            <text:p>2.23</text:p>
          </table:table-cell>
          <table:table-cell office:value-type="float" office:value="7">
            <text:p>7</text:p>
          </table:table-cell>
          <table:table-cell office:value-type="float" office:value="201.06">
            <text:p>201.06</text:p>
          </table:table-cell>
          <table:table-cell office:value-type="float" office:value="97.82">
            <text:p>97.82</text:p>
          </table:table-cell>
          <table:table-cell office:value-type="float" office:value="2.05540789204662">
            <text:p>2.055407892</text:p>
          </table:table-cell>
          <table:table-cell office:value-type="float" office:value="0.318571428571429">
            <text:p>0.3185714286</text:p>
          </table:table-cell>
          <table:table-cell office:value-type="float" office:value="43.8654708520179">
            <text:p>43.865470852</text:p>
          </table:table-cell>
          <table:table-cell/>
          <table:table-cell office:value-type="string">
            <text:p>6647</text:p>
          </table:table-cell>
          <table:table-cell office:value-type="string">
            <text:p>6446</text:p>
          </table:table-cell>
          <table:table-cell office:value-type="float" office:value="2.19">
            <text:p>2.19</text:p>
          </table:table-cell>
          <table:table-cell office:value-type="float" office:value="7">
            <text:p>7</text:p>
          </table:table-cell>
          <table:table-cell office:value-type="float" office:value="197.01">
            <text:p>197.01</text:p>
          </table:table-cell>
          <table:table-cell office:value-type="float" office:value="97.82">
            <text:p>97.82</text:p>
          </table:table-cell>
          <table:table-cell office:value-type="float" office:value="2.01400531588632">
            <text:p>2.0140053159</text:p>
          </table:table-cell>
          <table:table-cell office:value-type="float" office:value="0.312857142857143">
            <text:p>0.3128571429</text:p>
          </table:table-cell>
          <table:table-cell office:value-type="float" office:value="44.6666666666667">
            <text:p>44.6666666667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670</text:p>
          </table:table-cell>
          <table:table-cell office:value-type="float" office:value="6.08">
            <text:p>6.08</text:p>
          </table:table-cell>
          <table:table-cell office:value-type="float" office:value="8">
            <text:p>8</text:p>
          </table:table-cell>
          <table:table-cell office:value-type="float" office:value="546.75">
            <text:p>546.75</text:p>
          </table:table-cell>
          <table:table-cell office:value-type="float" office:value="10.38">
            <text:p>10.38</text:p>
          </table:table-cell>
          <table:table-cell office:value-type="float" office:value="52.6734104046243">
            <text:p>52.6734104046</text:p>
          </table:table-cell>
          <table:table-cell office:value-type="float" office:value="0.76">
            <text:p>0.76</text:p>
          </table:table-cell>
          <table:table-cell office:value-type="float" office:value="1.70723684210526">
            <text:p>1.7072368421</text:p>
          </table:table-cell>
          <table:table-cell/>
          <table:table-cell office:value-type="string">
            <text:p>6670</text:p>
          </table:table-cell>
          <table:table-cell office:value-type="string">
            <text:p>6446</text:p>
          </table:table-cell>
          <table:table-cell office:value-type="float" office:value="6.01">
            <text:p>6.01</text:p>
          </table:table-cell>
          <table:table-cell office:value-type="float" office:value="12">
            <text:p>12</text:p>
          </table:table-cell>
          <table:table-cell office:value-type="float" office:value="540.72">
            <text:p>540.72</text:p>
          </table:table-cell>
          <table:table-cell office:value-type="float" office:value="10.38">
            <text:p>10.38</text:p>
          </table:table-cell>
          <table:table-cell office:value-type="float" office:value="52.092485549133">
            <text:p>52.0924855491</text:p>
          </table:table-cell>
          <table:table-cell office:value-type="float" office:value="0.500833333333333">
            <text:p>0.5008333333</text:p>
          </table:table-cell>
          <table:table-cell office:value-type="float" office:value="1.72712146422629">
            <text:p>1.7271214642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674</text:p>
          </table:table-cell>
          <table:table-cell office:value-type="float" office:value="19.28">
            <text:p>19.28</text:p>
          </table:table-cell>
          <table:table-cell office:value-type="float" office:value="255">
            <text:p>255</text:p>
          </table:table-cell>
          <table:table-cell office:value-type="float" office:value="1735.29">
            <text:p>1735.29</text:p>
          </table:table-cell>
          <table:table-cell office:value-type="float" office:value="186.47">
            <text:p>186.47</text:p>
          </table:table-cell>
          <table:table-cell office:value-type="float" office:value="9.30600096530273">
            <text:p>9.3060009653</text:p>
          </table:table-cell>
          <table:table-cell office:value-type="float" office:value="0.0756078431372549">
            <text:p>0.0756078431</text:p>
          </table:table-cell>
          <table:table-cell office:value-type="float" office:value="9.67168049792531">
            <text:p>9.6716804979</text:p>
          </table:table-cell>
          <table:table-cell/>
          <table:table-cell office:value-type="string">
            <text:p>6674</text:p>
          </table:table-cell>
          <table:table-cell office:value-type="string">
            <text:p>6446</text:p>
          </table:table-cell>
          <table:table-cell office:value-type="float" office:value="17.59">
            <text:p>17.59</text:p>
          </table:table-cell>
          <table:table-cell office:value-type="float" office:value="10">
            <text:p>10</text:p>
          </table:table-cell>
          <table:table-cell office:value-type="float" office:value="1582.74">
            <text:p>1582.74</text:p>
          </table:table-cell>
          <table:table-cell office:value-type="float" office:value="186.47">
            <text:p>186.47</text:p>
          </table:table-cell>
          <table:table-cell office:value-type="float" office:value="8.48790690191452">
            <text:p>8.4879069019</text:p>
          </table:table-cell>
          <table:table-cell office:value-type="float" office:value="1.759">
            <text:p>1.759</text:p>
          </table:table-cell>
          <table:table-cell office:value-type="float" office:value="10.6009096077317">
            <text:p>10.6009096077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695</text:p>
          </table:table-cell>
          <table:table-cell office:value-type="float" office:value="2.17">
            <text:p>2.17</text:p>
          </table:table-cell>
          <table:table-cell office:value-type="float" office:value="14">
            <text:p>14</text:p>
          </table:table-cell>
          <table:table-cell office:value-type="float" office:value="195.21">
            <text:p>195.21</text:p>
          </table:table-cell>
          <table:table-cell office:value-type="float" office:value="57.28">
            <text:p>57.28</text:p>
          </table:table-cell>
          <table:table-cell office:value-type="float" office:value="3.40799581005587">
            <text:p>3.4079958101</text:p>
          </table:table-cell>
          <table:table-cell office:value-type="float" office:value="0.155">
            <text:p>0.155</text:p>
          </table:table-cell>
          <table:table-cell office:value-type="float" office:value="26.3963133640553">
            <text:p>26.3963133641</text:p>
          </table:table-cell>
          <table:table-cell/>
          <table:table-cell office:value-type="string">
            <text:p>6695</text:p>
          </table:table-cell>
          <table:table-cell office:value-type="string">
            <text:p>6446</text:p>
          </table:table-cell>
          <table:table-cell office:value-type="float" office:value="1.97">
            <text:p>1.97</text:p>
          </table:table-cell>
          <table:table-cell office:value-type="float" office:value="12">
            <text:p>12</text:p>
          </table:table-cell>
          <table:table-cell office:value-type="float" office:value="176.94">
            <text:p>176.94</text:p>
          </table:table-cell>
          <table:table-cell office:value-type="float" office:value="57.28">
            <text:p>57.28</text:p>
          </table:table-cell>
          <table:table-cell office:value-type="float" office:value="3.08903631284916">
            <text:p>3.0890363128</text:p>
          </table:table-cell>
          <table:table-cell office:value-type="float" office:value="0.164166666666667">
            <text:p>0.1641666667</text:p>
          </table:table-cell>
          <table:table-cell office:value-type="float" office:value="29.0761421319797">
            <text:p>29.076142132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699</text:p>
          </table:table-cell>
          <table:table-cell office:value-type="float" office:value="1.59">
            <text:p>1.59</text:p>
          </table:table-cell>
          <table:table-cell office:value-type="float" office:value="5">
            <text:p>5</text:p>
          </table:table-cell>
          <table:table-cell office:value-type="float" office:value="143.01">
            <text:p>143.01</text:p>
          </table:table-cell>
          <table:table-cell office:value-type="float" office:value="3.25">
            <text:p>3.25</text:p>
          </table:table-cell>
          <table:table-cell office:value-type="float" office:value="44.0030769230769">
            <text:p>44.0030769231</text:p>
          </table:table-cell>
          <table:table-cell office:value-type="float" office:value="0.318">
            <text:p>0.318</text:p>
          </table:table-cell>
          <table:table-cell office:value-type="float" office:value="2.0440251572327">
            <text:p>2.0440251572</text:p>
          </table:table-cell>
          <table:table-cell/>
          <table:table-cell office:value-type="string">
            <text:p>6699</text:p>
          </table:table-cell>
          <table:table-cell office:value-type="string">
            <text:p>6446</text:p>
          </table:table-cell>
          <table:table-cell office:value-type="float" office:value="1.68">
            <text:p>1.68</text:p>
          </table:table-cell>
          <table:table-cell office:value-type="float" office:value="255">
            <text:p>255</text:p>
          </table:table-cell>
          <table:table-cell office:value-type="float" office:value="151.11">
            <text:p>151.11</text:p>
          </table:table-cell>
          <table:table-cell office:value-type="float" office:value="3.25">
            <text:p>3.25</text:p>
          </table:table-cell>
          <table:table-cell office:value-type="float" office:value="46.4953846153846">
            <text:p>46.4953846154</text:p>
          </table:table-cell>
          <table:table-cell office:value-type="float" office:value="0.00658823529411765">
            <text:p>0.0065882353</text:p>
          </table:table-cell>
          <table:table-cell office:value-type="float" office:value="1.93452380952381">
            <text:p>1.9345238095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716</text:p>
          </table:table-cell>
          <table:table-cell office:value-type="float" office:value="7.54">
            <text:p>7.54</text:p>
          </table:table-cell>
          <table:table-cell office:value-type="float" office:value="6">
            <text:p>6</text:p>
          </table:table-cell>
          <table:table-cell office:value-type="float" office:value="679.05">
            <text:p>679.05</text:p>
          </table:table-cell>
          <table:table-cell office:value-type="float" office:value="345.86">
            <text:p>345.86</text:p>
          </table:table-cell>
          <table:table-cell office:value-type="float" office:value="1.9633666801596">
            <text:p>1.9633666802</text:p>
          </table:table-cell>
          <table:table-cell office:value-type="float" office:value="1.25666666666667">
            <text:p>1.2566666667</text:p>
          </table:table-cell>
          <table:table-cell office:value-type="float" office:value="45.8700265251989">
            <text:p>45.8700265252</text:p>
          </table:table-cell>
          <table:table-cell/>
          <table:table-cell office:value-type="string">
            <text:p>6716</text:p>
          </table:table-cell>
          <table:table-cell office:value-type="string">
            <text:p>6446</text:p>
          </table:table-cell>
          <table:table-cell office:value-type="float" office:value="7.42">
            <text:p>7.42</text:p>
          </table:table-cell>
          <table:table-cell office:value-type="float" office:value="7">
            <text:p>7</text:p>
          </table:table-cell>
          <table:table-cell office:value-type="float" office:value="667.71">
            <text:p>667.71</text:p>
          </table:table-cell>
          <table:table-cell office:value-type="float" office:value="345.86">
            <text:p>345.86</text:p>
          </table:table-cell>
          <table:table-cell office:value-type="float" office:value="1.93057884693229">
            <text:p>1.9305788469</text:p>
          </table:table-cell>
          <table:table-cell office:value-type="float" office:value="1.06">
            <text:p>1.06</text:p>
          </table:table-cell>
          <table:table-cell office:value-type="float" office:value="46.6118598382749">
            <text:p>46.6118598383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738</text:p>
          </table:table-cell>
          <table:table-cell office:value-type="float" office:value="0.98">
            <text:p>0.98</text:p>
          </table:table-cell>
          <table:table-cell office:value-type="float" office:value="5">
            <text:p>5</text:p>
          </table:table-cell>
          <table:table-cell office:value-type="float" office:value="88.11">
            <text:p>88.11</text:p>
          </table:table-cell>
          <table:table-cell office:value-type="float" office:value="0.16">
            <text:p>0.16</text:p>
          </table:table-cell>
          <table:table-cell office:value-type="float" office:value="550.6875">
            <text:p>550.6875</text:p>
          </table:table-cell>
          <table:table-cell office:value-type="float" office:value="0.196">
            <text:p>0.196</text:p>
          </table:table-cell>
          <table:table-cell office:value-type="float" office:value="0.163265306122449">
            <text:p>0.1632653061</text:p>
          </table:table-cell>
          <table:table-cell/>
          <table:table-cell office:value-type="string">
            <text:p>6738</text:p>
          </table:table-cell>
          <table:table-cell office:value-type="string">
            <text:p>6446</text:p>
          </table:table-cell>
          <table:table-cell office:value-type="float" office:value="0.93">
            <text:p>0.93</text:p>
          </table:table-cell>
          <table:table-cell office:value-type="float" office:value="5">
            <text:p>5</text:p>
          </table:table-cell>
          <table:table-cell office:value-type="float" office:value="83.34">
            <text:p>83.34</text:p>
          </table:table-cell>
          <table:table-cell office:value-type="float" office:value="0.16">
            <text:p>0.16</text:p>
          </table:table-cell>
          <table:table-cell office:value-type="float" office:value="520.875">
            <text:p>520.875</text:p>
          </table:table-cell>
          <table:table-cell office:value-type="float" office:value="0.186">
            <text:p>0.186</text:p>
          </table:table-cell>
          <table:table-cell office:value-type="float" office:value="0.172043010752688">
            <text:p>0.1720430108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843</text:p>
          </table:table-cell>
          <table:table-cell office:value-type="float" office:value="7.68">
            <text:p>7.68</text:p>
          </table:table-cell>
          <table:table-cell office:value-type="float" office:value="11">
            <text:p>11</text:p>
          </table:table-cell>
          <table:table-cell office:value-type="float" office:value="691.47">
            <text:p>691.47</text:p>
          </table:table-cell>
          <table:table-cell office:value-type="float" office:value="250.33">
            <text:p>250.33</text:p>
          </table:table-cell>
          <table:table-cell office:value-type="float" office:value="2.76223385131626">
            <text:p>2.7622338513</text:p>
          </table:table-cell>
          <table:table-cell office:value-type="float" office:value="0.698181818181818">
            <text:p>0.6981818182</text:p>
          </table:table-cell>
          <table:table-cell office:value-type="float" office:value="32.5950520833333">
            <text:p>32.5950520833</text:p>
          </table:table-cell>
          <table:table-cell/>
          <table:table-cell office:value-type="string">
            <text:p>6843</text:p>
          </table:table-cell>
          <table:table-cell office:value-type="string">
            <text:p>6446</text:p>
          </table:table-cell>
          <table:table-cell office:value-type="float" office:value="7.56">
            <text:p>7.56</text:p>
          </table:table-cell>
          <table:table-cell office:value-type="float" office:value="11">
            <text:p>11</text:p>
          </table:table-cell>
          <table:table-cell office:value-type="float" office:value="680.67">
            <text:p>680.67</text:p>
          </table:table-cell>
          <table:table-cell office:value-type="float" office:value="250.33">
            <text:p>250.33</text:p>
          </table:table-cell>
          <table:table-cell office:value-type="float" office:value="2.71909080014381">
            <text:p>2.7190908001</text:p>
          </table:table-cell>
          <table:table-cell office:value-type="float" office:value="0.687272727272727">
            <text:p>0.6872727273</text:p>
          </table:table-cell>
          <table:table-cell office:value-type="float" office:value="33.1124338624339">
            <text:p>33.1124338624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879</text:p>
          </table:table-cell>
          <table:table-cell office:value-type="float" office:value="5.63">
            <text:p>5.63</text:p>
          </table:table-cell>
          <table:table-cell office:value-type="float" office:value="6">
            <text:p>6</text:p>
          </table:table-cell>
          <table:table-cell office:value-type="float" office:value="506.7">
            <text:p>506.7</text:p>
          </table:table-cell>
          <table:table-cell office:value-type="float" office:value="11.21">
            <text:p>11.21</text:p>
          </table:table-cell>
          <table:table-cell office:value-type="float" office:value="45.2007136485281">
            <text:p>45.2007136485</text:p>
          </table:table-cell>
          <table:table-cell office:value-type="float" office:value="0.938333333333333">
            <text:p>0.9383333333</text:p>
          </table:table-cell>
          <table:table-cell office:value-type="float" office:value="1.9911190053286">
            <text:p>1.9911190053</text:p>
          </table:table-cell>
          <table:table-cell/>
          <table:table-cell office:value-type="string">
            <text:p>6879</text:p>
          </table:table-cell>
          <table:table-cell office:value-type="string">
            <text:p>6446</text:p>
          </table:table-cell>
          <table:table-cell office:value-type="float" office:value="5.43">
            <text:p>5.43</text:p>
          </table:table-cell>
          <table:table-cell office:value-type="float" office:value="9">
            <text:p>9</text:p>
          </table:table-cell>
          <table:table-cell office:value-type="float" office:value="488.79">
            <text:p>488.79</text:p>
          </table:table-cell>
          <table:table-cell office:value-type="float" office:value="11.21">
            <text:p>11.21</text:p>
          </table:table-cell>
          <table:table-cell office:value-type="float" office:value="43.6030330062444">
            <text:p>43.6030330062</text:p>
          </table:table-cell>
          <table:table-cell office:value-type="float" office:value="0.603333333333333">
            <text:p>0.6033333333</text:p>
          </table:table-cell>
          <table:table-cell office:value-type="float" office:value="2.06445672191529">
            <text:p>2.0644567219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89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29.91">
            <text:p>629.91</text:p>
          </table:table-cell>
          <table:table-cell office:value-type="float" office:value="326.51">
            <text:p>326.51</text:p>
          </table:table-cell>
          <table:table-cell office:value-type="float" office:value="1.92922115708554">
            <text:p>1.9292211571</text:p>
          </table:table-cell>
          <table:table-cell office:value-type="float" office:value="0.636363636363636">
            <text:p>0.6363636364</text:p>
          </table:table-cell>
          <table:table-cell office:value-type="float" office:value="46.6442857142857">
            <text:p>46.6442857143</text:p>
          </table:table-cell>
          <table:table-cell/>
          <table:table-cell office:value-type="string">
            <text:p>6892</text:p>
          </table:table-cell>
          <table:table-cell office:value-type="string">
            <text:p>6446</text:p>
          </table:table-cell>
          <table:table-cell office:value-type="float" office:value="6.81">
            <text:p>6.81</text:p>
          </table:table-cell>
          <table:table-cell office:value-type="float" office:value="10">
            <text:p>10</text:p>
          </table:table-cell>
          <table:table-cell office:value-type="float" office:value="613.26">
            <text:p>613.26</text:p>
          </table:table-cell>
          <table:table-cell office:value-type="float" office:value="326.51">
            <text:p>326.51</text:p>
          </table:table-cell>
          <table:table-cell office:value-type="float" office:value="1.87822731309914">
            <text:p>1.8782273131</text:p>
          </table:table-cell>
          <table:table-cell office:value-type="float" office:value="0.681">
            <text:p>0.681</text:p>
          </table:table-cell>
          <table:table-cell office:value-type="float" office:value="47.9456681350955">
            <text:p>47.9456681351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945</text:p>
          </table:table-cell>
          <table:table-cell office:value-type="float" office:value="1.45">
            <text:p>1.45</text:p>
          </table:table-cell>
          <table:table-cell office:value-type="float" office:value="9">
            <text:p>9</text:p>
          </table:table-cell>
          <table:table-cell office:value-type="float" office:value="130.5">
            <text:p>130.5</text:p>
          </table:table-cell>
          <table:table-cell office:value-type="float" office:value="59.71">
            <text:p>59.71</text:p>
          </table:table-cell>
          <table:table-cell office:value-type="float" office:value="2.1855635571931">
            <text:p>2.1855635572</text:p>
          </table:table-cell>
          <table:table-cell office:value-type="float" office:value="0.161111111111111">
            <text:p>0.1611111111</text:p>
          </table:table-cell>
          <table:table-cell office:value-type="float" office:value="41.1793103448276">
            <text:p>41.1793103448</text:p>
          </table:table-cell>
          <table:table-cell/>
          <table:table-cell office:value-type="string">
            <text:p>6945</text:p>
          </table:table-cell>
          <table:table-cell office:value-type="string">
            <text:p>6446</text:p>
          </table:table-cell>
          <table:table-cell office:value-type="float" office:value="1.34">
            <text:p>1.34</text:p>
          </table:table-cell>
          <table:table-cell office:value-type="float" office:value="9">
            <text:p>9</text:p>
          </table:table-cell>
          <table:table-cell office:value-type="float" office:value="120.24">
            <text:p>120.24</text:p>
          </table:table-cell>
          <table:table-cell office:value-type="float" office:value="59.71">
            <text:p>59.71</text:p>
          </table:table-cell>
          <table:table-cell office:value-type="float" office:value="2.01373304304137">
            <text:p>2.013733043</text:p>
          </table:table-cell>
          <table:table-cell office:value-type="float" office:value="0.148888888888889">
            <text:p>0.1488888889</text:p>
          </table:table-cell>
          <table:table-cell office:value-type="float" office:value="44.5597014925373">
            <text:p>44.5597014925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948</text:p>
          </table:table-cell>
          <table:table-cell office:value-type="float" office:value="1.06">
            <text:p>1.06</text:p>
          </table:table-cell>
          <table:table-cell office:value-type="float" office:value="7">
            <text:p>7</text:p>
          </table:table-cell>
          <table:table-cell office:value-type="float" office:value="95.58">
            <text:p>95.58</text:p>
          </table:table-cell>
          <table:table-cell office:value-type="float" office:value="3.32">
            <text:p>3.32</text:p>
          </table:table-cell>
          <table:table-cell office:value-type="float" office:value="28.789156626506">
            <text:p>28.7891566265</text:p>
          </table:table-cell>
          <table:table-cell office:value-type="float" office:value="0.151428571428571">
            <text:p>0.1514285714</text:p>
          </table:table-cell>
          <table:table-cell office:value-type="float" office:value="3.13207547169811">
            <text:p>3.1320754717</text:p>
          </table:table-cell>
          <table:table-cell/>
          <table:table-cell office:value-type="string">
            <text:p>6948</text:p>
          </table:table-cell>
          <table:table-cell office:value-type="string">
            <text:p>6446</text:p>
          </table:table-cell>
          <table:table-cell office:value-type="float" office:value="0.98">
            <text:p>0.98</text:p>
          </table:table-cell>
          <table:table-cell office:value-type="float" office:value="12">
            <text:p>12</text:p>
          </table:table-cell>
          <table:table-cell office:value-type="float" office:value="88.38">
            <text:p>88.38</text:p>
          </table:table-cell>
          <table:table-cell office:value-type="float" office:value="3.32">
            <text:p>3.32</text:p>
          </table:table-cell>
          <table:table-cell office:value-type="float" office:value="26.6204819277108">
            <text:p>26.6204819277</text:p>
          </table:table-cell>
          <table:table-cell office:value-type="float" office:value="0.0816666666666667">
            <text:p>0.0816666667</text:p>
          </table:table-cell>
          <table:table-cell office:value-type="float" office:value="3.38775510204082">
            <text:p>3.387755102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971</text:p>
          </table:table-cell>
          <table:table-cell office:value-type="float" office:value="1.56">
            <text:p>1.56</text:p>
          </table:table-cell>
          <table:table-cell office:value-type="float" office:value="9">
            <text:p>9</text:p>
          </table:table-cell>
          <table:table-cell office:value-type="float" office:value="140.49">
            <text:p>140.49</text:p>
          </table:table-cell>
          <table:table-cell office:value-type="float" office:value="58.49">
            <text:p>58.49</text:p>
          </table:table-cell>
          <table:table-cell office:value-type="float" office:value="2.40194905111985">
            <text:p>2.4019490511</text:p>
          </table:table-cell>
          <table:table-cell office:value-type="float" office:value="0.173333333333333">
            <text:p>0.1733333333</text:p>
          </table:table-cell>
          <table:table-cell office:value-type="float" office:value="37.4935897435897">
            <text:p>37.4935897436</text:p>
          </table:table-cell>
          <table:table-cell/>
          <table:table-cell office:value-type="string">
            <text:p>6971</text:p>
          </table:table-cell>
          <table:table-cell office:value-type="string">
            <text:p>6446</text:p>
          </table:table-cell>
          <table:table-cell office:value-type="float" office:value="1.46">
            <text:p>1.46</text:p>
          </table:table-cell>
          <table:table-cell office:value-type="float" office:value="12">
            <text:p>12</text:p>
          </table:table-cell>
          <table:table-cell office:value-type="float" office:value="131.58">
            <text:p>131.58</text:p>
          </table:table-cell>
          <table:table-cell office:value-type="float" office:value="58.49">
            <text:p>58.49</text:p>
          </table:table-cell>
          <table:table-cell office:value-type="float" office:value="2.24961531885792">
            <text:p>2.2496153189</text:p>
          </table:table-cell>
          <table:table-cell office:value-type="float" office:value="0.121666666666667">
            <text:p>0.1216666667</text:p>
          </table:table-cell>
          <table:table-cell office:value-type="float" office:value="40.0616438356164">
            <text:p>40.0616438356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7021</text:p>
          </table:table-cell>
          <table:table-cell office:value-type="float" office:value="6.14">
            <text:p>6.14</text:p>
          </table:table-cell>
          <table:table-cell office:value-type="float" office:value="10">
            <text:p>10</text:p>
          </table:table-cell>
          <table:table-cell office:value-type="float" office:value="552.42">
            <text:p>552.42</text:p>
          </table:table-cell>
          <table:table-cell office:value-type="float" office:value="201.72">
            <text:p>201.72</text:p>
          </table:table-cell>
          <table:table-cell office:value-type="float" office:value="2.73854848304581">
            <text:p>2.738548483</text:p>
          </table:table-cell>
          <table:table-cell office:value-type="float" office:value="0.614">
            <text:p>0.614</text:p>
          </table:table-cell>
          <table:table-cell office:value-type="float" office:value="32.8534201954397">
            <text:p>32.8534201954</text:p>
          </table:table-cell>
          <table:table-cell/>
          <table:table-cell office:value-type="string">
            <text:p>7021</text:p>
          </table:table-cell>
          <table:table-cell office:value-type="string">
            <text:p>6446</text:p>
          </table:table-cell>
          <table:table-cell office:value-type="float" office:value="6.03">
            <text:p>6.03</text:p>
          </table:table-cell>
          <table:table-cell office:value-type="float" office:value="10">
            <text:p>10</text:p>
          </table:table-cell>
          <table:table-cell office:value-type="float" office:value="542.88">
            <text:p>542.88</text:p>
          </table:table-cell>
          <table:table-cell office:value-type="float" office:value="201.72">
            <text:p>201.72</text:p>
          </table:table-cell>
          <table:table-cell office:value-type="float" office:value="2.69125520523498">
            <text:p>2.6912552052</text:p>
          </table:table-cell>
          <table:table-cell office:value-type="float" office:value="0.603">
            <text:p>0.603</text:p>
          </table:table-cell>
          <table:table-cell office:value-type="float" office:value="33.452736318408">
            <text:p>33.4527363184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214</text:p>
          </table:table-cell>
          <table:table-cell office:value-type="float" office:value="0.98">
            <text:p>0.98</text:p>
          </table:table-cell>
          <table:table-cell office:value-type="float" office:value="11">
            <text:p>11</text:p>
          </table:table-cell>
          <table:table-cell office:value-type="float" office:value="88.02">
            <text:p>88.02</text:p>
          </table:table-cell>
          <table:table-cell office:value-type="float" office:value="10.01">
            <text:p>10.01</text:p>
          </table:table-cell>
          <table:table-cell office:value-type="float" office:value="8.79320679320679">
            <text:p>8.7932067932</text:p>
          </table:table-cell>
          <table:table-cell office:value-type="float" office:value="0.0890909090909091">
            <text:p>0.0890909091</text:p>
          </table:table-cell>
          <table:table-cell office:value-type="float" office:value="10.2142857142857">
            <text:p>10.2142857143</text:p>
          </table:table-cell>
          <table:table-cell/>
          <table:table-cell office:value-type="string">
            <text:p>6214</text:p>
          </table:table-cell>
          <table:table-cell office:value-type="string">
            <text:p>6446</text:p>
          </table:table-cell>
          <table:table-cell office:value-type="float" office:value="0.92">
            <text:p>0.92</text:p>
          </table:table-cell>
          <table:table-cell office:value-type="float" office:value="11">
            <text:p>11</text:p>
          </table:table-cell>
          <table:table-cell office:value-type="float" office:value="82.44">
            <text:p>82.44</text:p>
          </table:table-cell>
          <table:table-cell office:value-type="float" office:value="10.01">
            <text:p>10.01</text:p>
          </table:table-cell>
          <table:table-cell office:value-type="float" office:value="8.23576423576424">
            <text:p>8.2357642358</text:p>
          </table:table-cell>
          <table:table-cell office:value-type="float" office:value="0.0836363636363636">
            <text:p>0.0836363636</text:p>
          </table:table-cell>
          <table:table-cell office:value-type="float" office:value="10.8804347826087">
            <text:p>10.8804347826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423</text:p>
          </table:table-cell>
          <table:table-cell office:value-type="float" office:value="7.2">
            <text:p>7.2</text:p>
          </table:table-cell>
          <table:table-cell office:value-type="float" office:value="8">
            <text:p>8</text:p>
          </table:table-cell>
          <table:table-cell office:value-type="float" office:value="648.36">
            <text:p>648.36</text:p>
          </table:table-cell>
          <table:table-cell office:value-type="float" office:value="325.1">
            <text:p>325.1</text:p>
          </table:table-cell>
          <table:table-cell office:value-type="float" office:value="1.99434020301446">
            <text:p>1.994340203</text:p>
          </table:table-cell>
          <table:table-cell office:value-type="float" office:value="0.9">
            <text:p>0.9</text:p>
          </table:table-cell>
          <table:table-cell office:value-type="float" office:value="45.1527777777778">
            <text:p>45.1527777778</text:p>
          </table:table-cell>
          <table:table-cell/>
          <table:table-cell office:value-type="string">
            <text:p>6423</text:p>
          </table:table-cell>
          <table:table-cell office:value-type="string">
            <text:p>6446</text:p>
          </table:table-cell>
          <table:table-cell office:value-type="float" office:value="7.17">
            <text:p>7.17</text:p>
          </table:table-cell>
          <table:table-cell office:value-type="float" office:value="10">
            <text:p>10</text:p>
          </table:table-cell>
          <table:table-cell office:value-type="float" office:value="645.75">
            <text:p>645.75</text:p>
          </table:table-cell>
          <table:table-cell office:value-type="float" office:value="325.1">
            <text:p>325.1</text:p>
          </table:table-cell>
          <table:table-cell office:value-type="float" office:value="1.98631190402953">
            <text:p>1.986311904</text:p>
          </table:table-cell>
          <table:table-cell office:value-type="float" office:value="0.717">
            <text:p>0.717</text:p>
          </table:table-cell>
          <table:table-cell office:value-type="float" office:value="45.3417015341702">
            <text:p>45.3417015342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499</text:p>
          </table:table-cell>
          <table:table-cell office:value-type="float" office:value="10.84">
            <text:p>10.84</text:p>
          </table:table-cell>
          <table:table-cell office:value-type="float" office:value="10">
            <text:p>10</text:p>
          </table:table-cell>
          <table:table-cell office:value-type="float" office:value="975.69">
            <text:p>975.69</text:p>
          </table:table-cell>
          <table:table-cell office:value-type="float" office:value="119.95">
            <text:p>119.95</text:p>
          </table:table-cell>
          <table:table-cell office:value-type="float" office:value="8.13413922467695">
            <text:p>8.1341392247</text:p>
          </table:table-cell>
          <table:table-cell office:value-type="float" office:value="1.084">
            <text:p>1.084</text:p>
          </table:table-cell>
          <table:table-cell office:value-type="float" office:value="11.0654981549816">
            <text:p>11.065498155</text:p>
          </table:table-cell>
          <table:table-cell/>
          <table:table-cell office:value-type="string">
            <text:p>6499</text:p>
          </table:table-cell>
          <table:table-cell office:value-type="string">
            <text:p>6446</text:p>
          </table:table-cell>
          <table:table-cell office:value-type="float" office:value="10.79">
            <text:p>10.79</text:p>
          </table:table-cell>
          <table:table-cell office:value-type="float" office:value="15">
            <text:p>15</text:p>
          </table:table-cell>
          <table:table-cell office:value-type="float" office:value="971.1">
            <text:p>971.1</text:p>
          </table:table-cell>
          <table:table-cell office:value-type="float" office:value="119.95">
            <text:p>119.95</text:p>
          </table:table-cell>
          <table:table-cell office:value-type="float" office:value="8.09587328053356">
            <text:p>8.0958732805</text:p>
          </table:table-cell>
          <table:table-cell office:value-type="float" office:value="0.719333333333333">
            <text:p>0.7193333333</text:p>
          </table:table-cell>
          <table:table-cell office:value-type="float" office:value="11.1167747914736">
            <text:p>11.1167747915</text:p>
          </table:table-cell>
          <table:table-cell table:number-columns-repeated="1005"/>
        </table:table-row>
        <table:table-row table:style-name="ro1">
          <table:table-cell office:value-type="string">
            <text:p>6446</text:p>
          </table:table-cell>
          <table:table-cell office:value-type="string">
            <text:p>6559</text:p>
          </table:table-cell>
          <table:table-cell office:value-type="float" office:value="1.3">
            <text:p>1.3</text:p>
          </table:table-cell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59.71">
            <text:p>59.71</text:p>
          </table:table-cell>
          <table:table-cell office:value-type="float" office:value="1.9594707754145">
            <text:p>1.9594707754</text:p>
          </table:table-cell>
          <table:table-cell office:value-type="float" office:value="0.144444444444444">
            <text:p>0.1444444444</text:p>
          </table:table-cell>
          <table:table-cell office:value-type="float" office:value="45.9307692307692">
            <text:p>45.9307692308</text:p>
          </table:table-cell>
          <table:table-cell/>
          <table:table-cell office:value-type="string">
            <text:p>6559</text:p>
          </table:table-cell>
          <table:table-cell office:value-type="string">
            <text:p>6446</text:p>
          </table:table-cell>
          <table:table-cell office:value-type="float" office:value="1.4">
            <text:p>1.4</text:p>
          </table:table-cell>
          <table:table-cell office:value-type="float" office:value="9">
            <text:p>9</text:p>
          </table:table-cell>
          <table:table-cell office:value-type="float" office:value="126.18">
            <text:p>126.18</text:p>
          </table:table-cell>
          <table:table-cell office:value-type="float" office:value="59.71">
            <text:p>59.71</text:p>
          </table:table-cell>
          <table:table-cell office:value-type="float" office:value="2.11321386702395">
            <text:p>2.113213867</text:p>
          </table:table-cell>
          <table:table-cell office:value-type="float" office:value="0.155555555555556">
            <text:p>0.1555555556</text:p>
          </table:table-cell>
          <table:table-cell office:value-type="float" office:value="42.65">
            <text:p>42.65</text:p>
          </table:table-cell>
          <table:table-cell table:number-columns-repeated="1005"/>
        </table:table-row>
        <table:table-row table:style-name="ro1">
          <table:table-cell office:value-type="string">
            <text:p>6451</text:p>
          </table:table-cell>
          <table:table-cell office:value-type="string">
            <text:p>6087</text:p>
          </table:table-cell>
          <table:table-cell office:value-type="float" office:value="0.59">
            <text:p>0.59</text:p>
          </table:table-cell>
          <table:table-cell office:value-type="float" office:value="5">
            <text:p>5</text:p>
          </table:table-cell>
          <table:table-cell office:value-type="float" office:value="53.28">
            <text:p>53.28</text:p>
          </table:table-cell>
          <table:table-cell office:value-type="float" office:value="2.46">
            <text:p>2.46</text:p>
          </table:table-cell>
          <table:table-cell office:value-type="float" office:value="21.6585365853659">
            <text:p>21.6585365854</text:p>
          </table:table-cell>
          <table:table-cell office:value-type="float" office:value="0.118">
            <text:p>0.118</text:p>
          </table:table-cell>
          <table:table-cell office:value-type="float" office:value="4.16949152542373">
            <text:p>4.1694915254</text:p>
          </table:table-cell>
          <table:table-cell/>
          <table:table-cell office:value-type="string">
            <text:p>6087</text:p>
          </table:table-cell>
          <table:table-cell office:value-type="string">
            <text:p>6451</text:p>
          </table:table-cell>
          <table:table-cell office:value-type="float" office:value="0.61">
            <text:p>0.61</text:p>
          </table:table-cell>
          <table:table-cell office:value-type="float" office:value="5">
            <text:p>5</text:p>
          </table:table-cell>
          <table:table-cell office:value-type="float" office:value="54.63">
            <text:p>54.63</text:p>
          </table:table-cell>
          <table:table-cell office:value-type="float" office:value="2.46">
            <text:p>2.46</text:p>
          </table:table-cell>
          <table:table-cell office:value-type="float" office:value="22.2073170731707">
            <text:p>22.2073170732</text:p>
          </table:table-cell>
          <table:table-cell office:value-type="float" office:value="0.122">
            <text:p>0.122</text:p>
          </table:table-cell>
          <table:table-cell office:value-type="float" office:value="4.0327868852459">
            <text:p>4.03278688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8.29">
            <text:p>8.29</text:p>
          </table:table-cell>
          <table:table-cell office:value-type="float" office:value="10">
            <text:p>10</text:p>
          </table:table-cell>
          <table:table-cell office:value-type="float" office:value="746.28">
            <text:p>746.28</text:p>
          </table:table-cell>
          <table:table-cell office:value-type="float" office:value="273">
            <text:p>273</text:p>
          </table:table-cell>
          <table:table-cell office:value-type="float" office:value="2.73362637362637">
            <text:p>2.7336263736</text:p>
          </table:table-cell>
          <table:table-cell office:value-type="float" office:value="0.829">
            <text:p>0.829</text:p>
          </table:table-cell>
          <table:table-cell office:value-type="float" office:value="32.9312424607961">
            <text:p>32.9312424608</text:p>
          </table:table-cell>
          <table:table-cell/>
          <table:table-cell office:value-type="string">
            <text:p>6182</text:p>
          </table:table-cell>
          <table:table-cell office:value-type="string">
            <text:p>6451</text:p>
          </table:table-cell>
          <table:table-cell office:value-type="float" office:value="8.25">
            <text:p>8.25</text:p>
          </table:table-cell>
          <table:table-cell office:value-type="float" office:value="10">
            <text:p>10</text:p>
          </table:table-cell>
          <table:table-cell office:value-type="float" office:value="742.5">
            <text:p>742.5</text:p>
          </table:table-cell>
          <table:table-cell office:value-type="float" office:value="273">
            <text:p>273</text:p>
          </table:table-cell>
          <table:table-cell office:value-type="float" office:value="2.71978021978022">
            <text:p>2.7197802198</text:p>
          </table:table-cell>
          <table:table-cell office:value-type="float" office:value="0.825">
            <text:p>0.825</text:p>
          </table:table-cell>
          <table:table-cell office:value-type="float" office:value="33.0909090909091">
            <text:p>33.09090909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1.33">
            <text:p>1.33</text:p>
          </table:table-cell>
          <table:table-cell office:value-type="float" office:value="5">
            <text:p>5</text:p>
          </table:table-cell>
          <table:table-cell office:value-type="float" office:value="119.79">
            <text:p>119.79</text:p>
          </table:table-cell>
          <table:table-cell office:value-type="float" office:value="4.75">
            <text:p>4.75</text:p>
          </table:table-cell>
          <table:table-cell office:value-type="float" office:value="25.2189473684211">
            <text:p>25.2189473684</text:p>
          </table:table-cell>
          <table:table-cell office:value-type="float" office:value="0.266">
            <text:p>0.266</text:p>
          </table:table-cell>
          <table:table-cell office:value-type="float" office:value="3.57142857142857">
            <text:p>3.5714285714</text:p>
          </table:table-cell>
          <table:table-cell/>
          <table:table-cell office:value-type="string">
            <text:p>6382</text:p>
          </table:table-cell>
          <table:table-cell office:value-type="string">
            <text:p>6451</text:p>
          </table:table-cell>
          <table:table-cell office:value-type="float" office:value="1.43">
            <text:p>1.43</text:p>
          </table:table-cell>
          <table:table-cell office:value-type="float" office:value="5">
            <text:p>5</text:p>
          </table:table-cell>
          <table:table-cell office:value-type="float" office:value="128.34">
            <text:p>128.34</text:p>
          </table:table-cell>
          <table:table-cell office:value-type="float" office:value="4.75">
            <text:p>4.75</text:p>
          </table:table-cell>
          <table:table-cell office:value-type="float" office:value="27.018947368421">
            <text:p>27.0189473684</text:p>
          </table:table-cell>
          <table:table-cell office:value-type="float" office:value="0.286">
            <text:p>0.286</text:p>
          </table:table-cell>
          <table:table-cell office:value-type="float" office:value="3.32167832167832">
            <text:p>3.32167832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2.31">
            <text:p>2.31</text:p>
          </table:table-cell>
          <table:table-cell office:value-type="float" office:value="9">
            <text:p>9</text:p>
          </table:table-cell>
          <table:table-cell office:value-type="float" office:value="208.17">
            <text:p>208.17</text:p>
          </table:table-cell>
          <table:table-cell office:value-type="float" office:value="0.91">
            <text:p>0.91</text:p>
          </table:table-cell>
          <table:table-cell office:value-type="float" office:value="228.758241758242">
            <text:p>228.7582417582</text:p>
          </table:table-cell>
          <table:table-cell office:value-type="float" office:value="0.256666666666667">
            <text:p>0.2566666667</text:p>
          </table:table-cell>
          <table:table-cell office:value-type="float" office:value="0.393939393939394">
            <text:p>0.3939393939</text:p>
          </table:table-cell>
          <table:table-cell/>
          <table:table-cell office:value-type="string">
            <text:p>6405</text:p>
          </table:table-cell>
          <table:table-cell office:value-type="string">
            <text:p>6451</text:p>
          </table:table-cell>
          <table:table-cell office:value-type="float" office:value="2.36">
            <text:p>2.36</text:p>
          </table:table-cell>
          <table:table-cell office:value-type="float" office:value="9">
            <text:p>9</text:p>
          </table:table-cell>
          <table:table-cell office:value-type="float" office:value="212.22">
            <text:p>212.22</text:p>
          </table:table-cell>
          <table:table-cell office:value-type="float" office:value="0.91">
            <text:p>0.91</text:p>
          </table:table-cell>
          <table:table-cell office:value-type="float" office:value="233.208791208791">
            <text:p>233.2087912088</text:p>
          </table:table-cell>
          <table:table-cell office:value-type="float" office:value="0.262222222222222">
            <text:p>0.2622222222</text:p>
          </table:table-cell>
          <table:table-cell office:value-type="float" office:value="0.385593220338983">
            <text:p>0.385593220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1.49">
            <text:p>1.49</text:p>
          </table:table-cell>
          <table:table-cell office:value-type="float" office:value="7">
            <text:p>7</text:p>
          </table:table-cell>
          <table:table-cell office:value-type="float" office:value="133.74">
            <text:p>133.74</text:p>
          </table:table-cell>
          <table:table-cell office:value-type="float" office:value="59.71">
            <text:p>59.71</text:p>
          </table:table-cell>
          <table:table-cell office:value-type="float" office:value="2.23982582481996">
            <text:p>2.2398258248</text:p>
          </table:table-cell>
          <table:table-cell office:value-type="float" office:value="0.212857142857143">
            <text:p>0.2128571429</text:p>
          </table:table-cell>
          <table:table-cell office:value-type="float" office:value="40.0738255033557">
            <text:p>40.0738255034</text:p>
          </table:table-cell>
          <table:table-cell/>
          <table:table-cell office:value-type="string">
            <text:p>6446</text:p>
          </table:table-cell>
          <table:table-cell office:value-type="string">
            <text:p>6451</text:p>
          </table:table-cell>
          <table:table-cell office:value-type="float" office:value="1.51">
            <text:p>1.51</text:p>
          </table:table-cell>
          <table:table-cell office:value-type="float" office:value="9">
            <text:p>9</text:p>
          </table:table-cell>
          <table:table-cell office:value-type="float" office:value="135.54">
            <text:p>135.54</text:p>
          </table:table-cell>
          <table:table-cell office:value-type="float" office:value="59.71">
            <text:p>59.71</text:p>
          </table:table-cell>
          <table:table-cell office:value-type="float" office:value="2.26997152905711">
            <text:p>2.2699715291</text:p>
          </table:table-cell>
          <table:table-cell office:value-type="float" office:value="0.167777777777778">
            <text:p>0.1677777778</text:p>
          </table:table-cell>
          <table:table-cell office:value-type="float" office:value="39.5430463576159">
            <text:p>39.54304635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0.92">
            <text:p>0.92</text:p>
          </table:table-cell>
          <table:table-cell office:value-type="float" office:value="255">
            <text:p>255</text:p>
          </table:table-cell>
          <table:table-cell office:value-type="float" office:value="83.07">
            <text:p>83.07</text:p>
          </table:table-cell>
          <table:table-cell office:value-type="float" office:value="56.51">
            <text:p>56.51</text:p>
          </table:table-cell>
          <table:table-cell office:value-type="float" office:value="1.4700053087949">
            <text:p>1.4700053088</text:p>
          </table:table-cell>
          <table:table-cell office:value-type="float" office:value="0.0036078431372549">
            <text:p>0.0036078431</text:p>
          </table:table-cell>
          <table:table-cell office:value-type="float" office:value="61.4239130434783">
            <text:p>61.4239130435</text:p>
          </table:table-cell>
          <table:table-cell/>
          <table:table-cell office:value-type="string">
            <text:p>6471</text:p>
          </table:table-cell>
          <table:table-cell office:value-type="string">
            <text:p>6451</text:p>
          </table:table-cell>
          <table:table-cell office:value-type="float" office:value="0.95">
            <text:p>0.95</text:p>
          </table:table-cell>
          <table:table-cell office:value-type="float" office:value="255">
            <text:p>255</text:p>
          </table:table-cell>
          <table:table-cell office:value-type="float" office:value="85.41">
            <text:p>85.41</text:p>
          </table:table-cell>
          <table:table-cell office:value-type="float" office:value="56.51">
            <text:p>56.51</text:p>
          </table:table-cell>
          <table:table-cell office:value-type="float" office:value="1.51141390904265">
            <text:p>1.511413909</text:p>
          </table:table-cell>
          <table:table-cell office:value-type="float" office:value="0.00372549019607843">
            <text:p>0.0037254902</text:p>
          </table:table-cell>
          <table:table-cell office:value-type="float" office:value="59.4842105263158">
            <text:p>59.48421052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7.04">
            <text:p>7.04</text:p>
          </table:table-cell>
          <table:table-cell office:value-type="float" office:value="9">
            <text:p>9</text:p>
          </table:table-cell>
          <table:table-cell office:value-type="float" office:value="633.51">
            <text:p>633.51</text:p>
          </table:table-cell>
          <table:table-cell office:value-type="float" office:value="164.6">
            <text:p>164.6</text:p>
          </table:table-cell>
          <table:table-cell office:value-type="float" office:value="3.84878493317132">
            <text:p>3.8487849332</text:p>
          </table:table-cell>
          <table:table-cell office:value-type="float" office:value="0.782222222222222">
            <text:p>0.7822222222</text:p>
          </table:table-cell>
          <table:table-cell office:value-type="float" office:value="23.3806818181818">
            <text:p>23.3806818182</text:p>
          </table:table-cell>
          <table:table-cell/>
          <table:table-cell office:value-type="string">
            <text:p>6501</text:p>
          </table:table-cell>
          <table:table-cell office:value-type="string">
            <text:p>6451</text:p>
          </table:table-cell>
          <table:table-cell office:value-type="float" office:value="7.11">
            <text:p>7.11</text:p>
          </table:table-cell>
          <table:table-cell office:value-type="float" office:value="10">
            <text:p>10</text:p>
          </table:table-cell>
          <table:table-cell office:value-type="float" office:value="640.08">
            <text:p>640.08</text:p>
          </table:table-cell>
          <table:table-cell office:value-type="float" office:value="164.6">
            <text:p>164.6</text:p>
          </table:table-cell>
          <table:table-cell office:value-type="float" office:value="3.88869987849332">
            <text:p>3.8886998785</text:p>
          </table:table-cell>
          <table:table-cell office:value-type="float" office:value="0.711">
            <text:p>0.711</text:p>
          </table:table-cell>
          <table:table-cell office:value-type="float" office:value="23.1504922644163">
            <text:p>23.150492264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4.14">
            <text:p>4.14</text:p>
          </table:table-cell>
          <table:table-cell office:value-type="float" office:value="8">
            <text:p>8</text:p>
          </table:table-cell>
          <table:table-cell office:value-type="float" office:value="372.78">
            <text:p>372.78</text:p>
          </table:table-cell>
          <table:table-cell office:value-type="float" office:value="75.68">
            <text:p>75.68</text:p>
          </table:table-cell>
          <table:table-cell office:value-type="float" office:value="4.9257399577167">
            <text:p>4.9257399577</text:p>
          </table:table-cell>
          <table:table-cell office:value-type="float" office:value="0.5175">
            <text:p>0.5175</text:p>
          </table:table-cell>
          <table:table-cell office:value-type="float" office:value="18.280193236715">
            <text:p>18.2801932367</text:p>
          </table:table-cell>
          <table:table-cell/>
          <table:table-cell office:value-type="string">
            <text:p>6512</text:p>
          </table:table-cell>
          <table:table-cell office:value-type="string">
            <text:p>6451</text:p>
          </table:table-cell>
          <table:table-cell office:value-type="float" office:value="4.18">
            <text:p>4.18</text:p>
          </table:table-cell>
          <table:table-cell office:value-type="float" office:value="9">
            <text:p>9</text:p>
          </table:table-cell>
          <table:table-cell office:value-type="float" office:value="376.65">
            <text:p>376.65</text:p>
          </table:table-cell>
          <table:table-cell office:value-type="float" office:value="75.68">
            <text:p>75.68</text:p>
          </table:table-cell>
          <table:table-cell office:value-type="float" office:value="4.97687632135307">
            <text:p>4.9768763214</text:p>
          </table:table-cell>
          <table:table-cell office:value-type="float" office:value="0.464444444444444">
            <text:p>0.4644444444</text:p>
          </table:table-cell>
          <table:table-cell office:value-type="float" office:value="18.1052631578947">
            <text:p>18.10526315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10.39">
            <text:p>10.39</text:p>
          </table:table-cell>
          <table:table-cell office:value-type="float" office:value="10">
            <text:p>10</text:p>
          </table:table-cell>
          <table:table-cell office:value-type="float" office:value="935.37">
            <text:p>935.37</text:p>
          </table:table-cell>
          <table:table-cell office:value-type="float" office:value="60.3">
            <text:p>60.3</text:p>
          </table:table-cell>
          <table:table-cell office:value-type="float" office:value="15.5119402985075">
            <text:p>15.5119402985</text:p>
          </table:table-cell>
          <table:table-cell office:value-type="float" office:value="1.039">
            <text:p>1.039</text:p>
          </table:table-cell>
          <table:table-cell office:value-type="float" office:value="5.80365736284889">
            <text:p>5.8036573628</text:p>
          </table:table-cell>
          <table:table-cell/>
          <table:table-cell office:value-type="string">
            <text:p>6515</text:p>
          </table:table-cell>
          <table:table-cell office:value-type="string">
            <text:p>6451</text:p>
          </table:table-cell>
          <table:table-cell office:value-type="float" office:value="10.46">
            <text:p>10.46</text:p>
          </table:table-cell>
          <table:table-cell office:value-type="float" office:value="10">
            <text:p>10</text:p>
          </table:table-cell>
          <table:table-cell office:value-type="float" office:value="941.4">
            <text:p>941.4</text:p>
          </table:table-cell>
          <table:table-cell office:value-type="float" office:value="60.3">
            <text:p>60.3</text:p>
          </table:table-cell>
          <table:table-cell office:value-type="float" office:value="15.6119402985075">
            <text:p>15.6119402985</text:p>
          </table:table-cell>
          <table:table-cell office:value-type="float" office:value="1.046">
            <text:p>1.046</text:p>
          </table:table-cell>
          <table:table-cell office:value-type="float" office:value="5.76481835564054">
            <text:p>5.76481835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11.41">
            <text:p>11.41</text:p>
          </table:table-cell>
          <table:table-cell office:value-type="float" office:value="10">
            <text:p>10</text:p>
          </table:table-cell>
          <table:table-cell office:value-type="float" office:value="1026.99">
            <text:p>1026.99</text:p>
          </table:table-cell>
          <table:table-cell office:value-type="float" office:value="60.24">
            <text:p>60.24</text:p>
          </table:table-cell>
          <table:table-cell office:value-type="float" office:value="17.0483067729084">
            <text:p>17.0483067729</text:p>
          </table:table-cell>
          <table:table-cell office:value-type="float" office:value="1.141">
            <text:p>1.141</text:p>
          </table:table-cell>
          <table:table-cell office:value-type="float" office:value="5.27957931638913">
            <text:p>5.2795793164</text:p>
          </table:table-cell>
          <table:table-cell/>
          <table:table-cell office:value-type="string">
            <text:p>6516</text:p>
          </table:table-cell>
          <table:table-cell office:value-type="string">
            <text:p>6451</text:p>
          </table:table-cell>
          <table:table-cell office:value-type="float" office:value="11.4">
            <text:p>11.4</text:p>
          </table:table-cell>
          <table:table-cell office:value-type="float" office:value="10">
            <text:p>10</text:p>
          </table:table-cell>
          <table:table-cell office:value-type="float" office:value="1025.64">
            <text:p>1025.64</text:p>
          </table:table-cell>
          <table:table-cell office:value-type="float" office:value="60.24">
            <text:p>60.24</text:p>
          </table:table-cell>
          <table:table-cell office:value-type="float" office:value="17.0258964143426">
            <text:p>17.0258964143</text:p>
          </table:table-cell>
          <table:table-cell office:value-type="float" office:value="1.14">
            <text:p>1.14</text:p>
          </table:table-cell>
          <table:table-cell office:value-type="float" office:value="5.28421052631579">
            <text:p>5.28421052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7.97">
            <text:p>7.97</text:p>
          </table:table-cell>
          <table:table-cell office:value-type="float" office:value="7">
            <text:p>7</text:p>
          </table:table-cell>
          <table:table-cell office:value-type="float" office:value="716.94">
            <text:p>716.94</text:p>
          </table:table-cell>
          <table:table-cell office:value-type="float" office:value="281.33">
            <text:p>281.33</text:p>
          </table:table-cell>
          <table:table-cell office:value-type="float" office:value="2.54839512316497">
            <text:p>2.5483951232</text:p>
          </table:table-cell>
          <table:table-cell office:value-type="float" office:value="1.13857142857143">
            <text:p>1.1385714286</text:p>
          </table:table-cell>
          <table:table-cell office:value-type="float" office:value="35.2986198243413">
            <text:p>35.2986198243</text:p>
          </table:table-cell>
          <table:table-cell/>
          <table:table-cell office:value-type="string">
            <text:p>6519</text:p>
          </table:table-cell>
          <table:table-cell office:value-type="string">
            <text:p>6451</text:p>
          </table:table-cell>
          <table:table-cell office:value-type="float" office:value="7.93">
            <text:p>7.93</text:p>
          </table:table-cell>
          <table:table-cell office:value-type="float" office:value="6">
            <text:p>6</text:p>
          </table:table-cell>
          <table:table-cell office:value-type="float" office:value="714.06">
            <text:p>714.06</text:p>
          </table:table-cell>
          <table:table-cell office:value-type="float" office:value="281.33">
            <text:p>281.33</text:p>
          </table:table-cell>
          <table:table-cell office:value-type="float" office:value="2.53815803504781">
            <text:p>2.538158035</text:p>
          </table:table-cell>
          <table:table-cell office:value-type="float" office:value="1.32166666666667">
            <text:p>1.3216666667</text:p>
          </table:table-cell>
          <table:table-cell office:value-type="float" office:value="35.4766708701135">
            <text:p>35.47667087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9.45">
            <text:p>9.45</text:p>
          </table:table-cell>
          <table:table-cell office:value-type="float" office:value="12">
            <text:p>12</text:p>
          </table:table-cell>
          <table:table-cell office:value-type="float" office:value="850.68">
            <text:p>850.68</text:p>
          </table:table-cell>
          <table:table-cell office:value-type="float" office:value="290.71">
            <text:p>290.71</text:p>
          </table:table-cell>
          <table:table-cell office:value-type="float" office:value="2.92621512847855">
            <text:p>2.9262151285</text:p>
          </table:table-cell>
          <table:table-cell office:value-type="float" office:value="0.7875">
            <text:p>0.7875</text:p>
          </table:table-cell>
          <table:table-cell office:value-type="float" office:value="30.762962962963">
            <text:p>30.762962963</text:p>
          </table:table-cell>
          <table:table-cell/>
          <table:table-cell office:value-type="string">
            <text:p>6532</text:p>
          </table:table-cell>
          <table:table-cell office:value-type="string">
            <text:p>6451</text:p>
          </table:table-cell>
          <table:table-cell office:value-type="float" office:value="9.41">
            <text:p>9.41</text:p>
          </table:table-cell>
          <table:table-cell office:value-type="float" office:value="10">
            <text:p>10</text:p>
          </table:table-cell>
          <table:table-cell office:value-type="float" office:value="847.26">
            <text:p>847.26</text:p>
          </table:table-cell>
          <table:table-cell office:value-type="float" office:value="290.71">
            <text:p>290.71</text:p>
          </table:table-cell>
          <table:table-cell office:value-type="float" office:value="2.91445082728492">
            <text:p>2.9144508273</text:p>
          </table:table-cell>
          <table:table-cell office:value-type="float" office:value="0.941">
            <text:p>0.941</text:p>
          </table:table-cell>
          <table:table-cell office:value-type="float" office:value="30.8937300743889">
            <text:p>30.893730074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5.11">
            <text:p>5.11</text:p>
          </table:table-cell>
          <table:table-cell office:value-type="float" office:value="5">
            <text:p>5</text:p>
          </table:table-cell>
          <table:table-cell office:value-type="float" office:value="459.99">
            <text:p>459.99</text:p>
          </table:table-cell>
          <table:table-cell office:value-type="float" office:value="154.84">
            <text:p>154.84</text:p>
          </table:table-cell>
          <table:table-cell office:value-type="float" office:value="2.97074399380005">
            <text:p>2.9707439938</text:p>
          </table:table-cell>
          <table:table-cell office:value-type="float" office:value="1.022">
            <text:p>1.022</text:p>
          </table:table-cell>
          <table:table-cell office:value-type="float" office:value="30.3013698630137">
            <text:p>30.301369863</text:p>
          </table:table-cell>
          <table:table-cell/>
          <table:table-cell office:value-type="string">
            <text:p>6552</text:p>
          </table:table-cell>
          <table:table-cell office:value-type="string">
            <text:p>6451</text:p>
          </table:table-cell>
          <table:table-cell office:value-type="float" office:value="5.08">
            <text:p>5.08</text:p>
          </table:table-cell>
          <table:table-cell office:value-type="float" office:value="5">
            <text:p>5</text:p>
          </table:table-cell>
          <table:table-cell office:value-type="float" office:value="456.84">
            <text:p>456.84</text:p>
          </table:table-cell>
          <table:table-cell office:value-type="float" office:value="154.84">
            <text:p>154.84</text:p>
          </table:table-cell>
          <table:table-cell office:value-type="float" office:value="2.95040041332989">
            <text:p>2.9504004133</text:p>
          </table:table-cell>
          <table:table-cell office:value-type="float" office:value="1.016">
            <text:p>1.016</text:p>
          </table:table-cell>
          <table:table-cell office:value-type="float" office:value="30.4803149606299">
            <text:p>30.48031496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 office:value-type="float" office:value="134.73">
            <text:p>134.73</text:p>
          </table:table-cell>
          <table:table-cell office:value-type="float" office:value="63.14">
            <text:p>63.14</text:p>
          </table:table-cell>
          <table:table-cell office:value-type="float" office:value="2.1338295850491">
            <text:p>2.133829585</text:p>
          </table:table-cell>
          <table:table-cell office:value-type="float" office:value="0.15">
            <text:p>0.15</text:p>
          </table:table-cell>
          <table:table-cell office:value-type="float" office:value="42.0933333333333">
            <text:p>42.0933333333</text:p>
          </table:table-cell>
          <table:table-cell/>
          <table:table-cell office:value-type="string">
            <text:p>6562</text:p>
          </table:table-cell>
          <table:table-cell office:value-type="string">
            <text:p>6451</text:p>
          </table:table-cell>
          <table:table-cell office:value-type="float" office:value="1.43">
            <text:p>1.43</text:p>
          </table:table-cell>
          <table:table-cell office:value-type="float" office:value="9">
            <text:p>9</text:p>
          </table:table-cell>
          <table:table-cell office:value-type="float" office:value="128.79">
            <text:p>128.79</text:p>
          </table:table-cell>
          <table:table-cell office:value-type="float" office:value="63.14">
            <text:p>63.14</text:p>
          </table:table-cell>
          <table:table-cell office:value-type="float" office:value="2.03975292999683">
            <text:p>2.03975293</text:p>
          </table:table-cell>
          <table:table-cell office:value-type="float" office:value="0.158888888888889">
            <text:p>0.1588888889</text:p>
          </table:table-cell>
          <table:table-cell office:value-type="float" office:value="44.1538461538462">
            <text:p>44.153846153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4.3">
            <text:p>4.3</text:p>
          </table:table-cell>
          <table:table-cell office:value-type="float" office:value="10">
            <text:p>10</text:p>
          </table:table-cell>
          <table:table-cell office:value-type="float" office:value="386.82">
            <text:p>386.82</text:p>
          </table:table-cell>
          <table:table-cell office:value-type="float" office:value="61.7">
            <text:p>61.7</text:p>
          </table:table-cell>
          <table:table-cell office:value-type="float" office:value="6.26936790923825">
            <text:p>6.2693679092</text:p>
          </table:table-cell>
          <table:table-cell office:value-type="float" office:value="0.43">
            <text:p>0.43</text:p>
          </table:table-cell>
          <table:table-cell office:value-type="float" office:value="14.3488372093023">
            <text:p>14.3488372093</text:p>
          </table:table-cell>
          <table:table-cell/>
          <table:table-cell office:value-type="string">
            <text:p>6609</text:p>
          </table:table-cell>
          <table:table-cell office:value-type="string">
            <text:p>6451</text:p>
          </table:table-cell>
          <table:table-cell office:value-type="float" office:value="4.37">
            <text:p>4.37</text:p>
          </table:table-cell>
          <table:table-cell office:value-type="float" office:value="10">
            <text:p>10</text:p>
          </table:table-cell>
          <table:table-cell office:value-type="float" office:value="393.39">
            <text:p>393.39</text:p>
          </table:table-cell>
          <table:table-cell office:value-type="float" office:value="61.7">
            <text:p>61.7</text:p>
          </table:table-cell>
          <table:table-cell office:value-type="float" office:value="6.37585089141005">
            <text:p>6.3758508914</text:p>
          </table:table-cell>
          <table:table-cell office:value-type="float" office:value="0.437">
            <text:p>0.437</text:p>
          </table:table-cell>
          <table:table-cell office:value-type="float" office:value="14.1189931350114">
            <text:p>14.1189931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2.7">
            <text:p>2.7</text:p>
          </table:table-cell>
          <table:table-cell office:value-type="float" office:value="8">
            <text:p>8</text:p>
          </table:table-cell>
          <table:table-cell office:value-type="float" office:value="243.27">
            <text:p>243.27</text:p>
          </table:table-cell>
          <table:table-cell office:value-type="float" office:value="38.82">
            <text:p>38.82</text:p>
          </table:table-cell>
          <table:table-cell office:value-type="float" office:value="6.26661514683153">
            <text:p>6.2666151468</text:p>
          </table:table-cell>
          <table:table-cell office:value-type="float" office:value="0.3375">
            <text:p>0.3375</text:p>
          </table:table-cell>
          <table:table-cell office:value-type="float" office:value="14.3777777777778">
            <text:p>14.3777777778</text:p>
          </table:table-cell>
          <table:table-cell/>
          <table:table-cell office:value-type="string">
            <text:p>6647</text:p>
          </table:table-cell>
          <table:table-cell office:value-type="string">
            <text:p>6451</text:p>
          </table:table-cell>
          <table:table-cell office:value-type="float" office:value="2.72">
            <text:p>2.72</text:p>
          </table:table-cell>
          <table:table-cell office:value-type="float" office:value="8">
            <text:p>8</text:p>
          </table:table-cell>
          <table:table-cell office:value-type="float" office:value="244.71">
            <text:p>244.71</text:p>
          </table:table-cell>
          <table:table-cell office:value-type="float" office:value="38.82">
            <text:p>38.82</text:p>
          </table:table-cell>
          <table:table-cell office:value-type="float" office:value="6.30370942812983">
            <text:p>6.3037094281</text:p>
          </table:table-cell>
          <table:table-cell office:value-type="float" office:value="0.34">
            <text:p>0.34</text:p>
          </table:table-cell>
          <table:table-cell office:value-type="float" office:value="14.2720588235294">
            <text:p>14.27205882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1.39">
            <text:p>1.39</text:p>
          </table:table-cell>
          <table:table-cell office:value-type="float" office:value="8">
            <text:p>8</text:p>
          </table:table-cell>
          <table:table-cell office:value-type="float" office:value="124.65">
            <text:p>124.65</text:p>
          </table:table-cell>
          <table:table-cell office:value-type="float" office:value="69.81">
            <text:p>69.81</text:p>
          </table:table-cell>
          <table:table-cell office:value-type="float" office:value="1.78556080790718">
            <text:p>1.7855608079</text:p>
          </table:table-cell>
          <table:table-cell office:value-type="float" office:value="0.17375">
            <text:p>0.17375</text:p>
          </table:table-cell>
          <table:table-cell office:value-type="float" office:value="50.2230215827338">
            <text:p>50.2230215827</text:p>
          </table:table-cell>
          <table:table-cell/>
          <table:table-cell office:value-type="string">
            <text:p>6670</text:p>
          </table:table-cell>
          <table:table-cell office:value-type="string">
            <text:p>6451</text:p>
          </table:table-cell>
          <table:table-cell office:value-type="float" office:value="1.31">
            <text:p>1.31</text:p>
          </table:table-cell>
          <table:table-cell office:value-type="float" office:value="8">
            <text:p>8</text:p>
          </table:table-cell>
          <table:table-cell office:value-type="float" office:value="118.26">
            <text:p>118.26</text:p>
          </table:table-cell>
          <table:table-cell office:value-type="float" office:value="69.81">
            <text:p>69.81</text:p>
          </table:table-cell>
          <table:table-cell office:value-type="float" office:value="1.69402664374731">
            <text:p>1.6940266437</text:p>
          </table:table-cell>
          <table:table-cell office:value-type="float" office:value="0.16375">
            <text:p>0.16375</text:p>
          </table:table-cell>
          <table:table-cell office:value-type="float" office:value="53.2900763358779">
            <text:p>53.29007633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31.4">
            <text:p>31.4</text:p>
          </table:table-cell>
          <table:table-cell office:value-type="float" office:value="10">
            <text:p>10</text:p>
          </table:table-cell>
          <table:table-cell office:value-type="float" office:value="2826.18">
            <text:p>2826.18</text:p>
          </table:table-cell>
          <table:table-cell office:value-type="float" office:value="171.32">
            <text:p>171.32</text:p>
          </table:table-cell>
          <table:table-cell office:value-type="float" office:value="16.4964977819286">
            <text:p>16.4964977819</text:p>
          </table:table-cell>
          <table:table-cell office:value-type="float" office:value="3.14">
            <text:p>3.14</text:p>
          </table:table-cell>
          <table:table-cell office:value-type="float" office:value="5.45605095541401">
            <text:p>5.4560509554</text:p>
          </table:table-cell>
          <table:table-cell/>
          <table:table-cell office:value-type="string">
            <text:p>6674</text:p>
          </table:table-cell>
          <table:table-cell office:value-type="string">
            <text:p>6451</text:p>
          </table:table-cell>
          <table:table-cell office:value-type="float" office:value="31.76">
            <text:p>31.76</text:p>
          </table:table-cell>
          <table:table-cell office:value-type="float" office:value="11">
            <text:p>11</text:p>
          </table:table-cell>
          <table:table-cell office:value-type="float" office:value="2858.67">
            <text:p>2858.67</text:p>
          </table:table-cell>
          <table:table-cell office:value-type="float" office:value="171.32">
            <text:p>171.32</text:p>
          </table:table-cell>
          <table:table-cell office:value-type="float" office:value="16.6861428904973">
            <text:p>16.6861428905</text:p>
          </table:table-cell>
          <table:table-cell office:value-type="float" office:value="2.88727272727273">
            <text:p>2.8872727273</text:p>
          </table:table-cell>
          <table:table-cell office:value-type="float" office:value="5.39420654911839">
            <text:p>5.39420654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2.3">
            <text:p>2.3</text:p>
          </table:table-cell>
          <table:table-cell office:value-type="float" office:value="10">
            <text:p>10</text:p>
          </table:table-cell>
          <table:table-cell office:value-type="float" office:value="206.64">
            <text:p>206.64</text:p>
          </table:table-cell>
          <table:table-cell office:value-type="float" office:value="2.44">
            <text:p>2.44</text:p>
          </table:table-cell>
          <table:table-cell office:value-type="float" office:value="84.6885245901639">
            <text:p>84.6885245902</text:p>
          </table:table-cell>
          <table:table-cell office:value-type="float" office:value="0.23">
            <text:p>0.23</text:p>
          </table:table-cell>
          <table:table-cell office:value-type="float" office:value="1.06086956521739">
            <text:p>1.0608695652</text:p>
          </table:table-cell>
          <table:table-cell/>
          <table:table-cell office:value-type="string">
            <text:p>6695</text:p>
          </table:table-cell>
          <table:table-cell office:value-type="string">
            <text:p>6451</text:p>
          </table:table-cell>
          <table:table-cell office:value-type="float" office:value="2.38">
            <text:p>2.38</text:p>
          </table:table-cell>
          <table:table-cell office:value-type="float" office:value="10">
            <text:p>10</text:p>
          </table:table-cell>
          <table:table-cell office:value-type="float" office:value="214.29">
            <text:p>214.29</text:p>
          </table:table-cell>
          <table:table-cell office:value-type="float" office:value="2.44">
            <text:p>2.44</text:p>
          </table:table-cell>
          <table:table-cell office:value-type="float" office:value="87.8237704918033">
            <text:p>87.8237704918</text:p>
          </table:table-cell>
          <table:table-cell office:value-type="float" office:value="0.238">
            <text:p>0.238</text:p>
          </table:table-cell>
          <table:table-cell office:value-type="float" office:value="1.02521008403361">
            <text:p>1.0252100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3.09">
            <text:p>3.09</text:p>
          </table:table-cell>
          <table:table-cell office:value-type="float" office:value="4">
            <text:p>4</text:p>
          </table:table-cell>
          <table:table-cell office:value-type="float" office:value="278.37">
            <text:p>278.37</text:p>
          </table:table-cell>
          <table:table-cell office:value-type="float" office:value="56.62">
            <text:p>56.62</text:p>
          </table:table-cell>
          <table:table-cell office:value-type="float" office:value="4.91646061462381">
            <text:p>4.9164606146</text:p>
          </table:table-cell>
          <table:table-cell office:value-type="float" office:value="0.7725">
            <text:p>0.7725</text:p>
          </table:table-cell>
          <table:table-cell office:value-type="float" office:value="18.3236245954693">
            <text:p>18.3236245955</text:p>
          </table:table-cell>
          <table:table-cell/>
          <table:table-cell office:value-type="string">
            <text:p>6699</text:p>
          </table:table-cell>
          <table:table-cell office:value-type="string">
            <text:p>6451</text:p>
          </table:table-cell>
          <table:table-cell office:value-type="float" office:value="2.35">
            <text:p>2.35</text:p>
          </table:table-cell>
          <table:table-cell office:value-type="float" office:value="255">
            <text:p>255</text:p>
          </table:table-cell>
          <table:table-cell office:value-type="float" office:value="211.86">
            <text:p>211.86</text:p>
          </table:table-cell>
          <table:table-cell office:value-type="float" office:value="56.62">
            <text:p>56.62</text:p>
          </table:table-cell>
          <table:table-cell office:value-type="float" office:value="3.74178735429177">
            <text:p>3.7417873543</text:p>
          </table:table-cell>
          <table:table-cell office:value-type="float" office:value="0.00921568627450981">
            <text:p>0.0092156863</text:p>
          </table:table-cell>
          <table:table-cell office:value-type="float" office:value="24.0936170212766">
            <text:p>24.09361702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7.97">
            <text:p>7.97</text:p>
          </table:table-cell>
          <table:table-cell office:value-type="float" office:value="11">
            <text:p>11</text:p>
          </table:table-cell>
          <table:table-cell office:value-type="float" office:value="717.39">
            <text:p>717.39</text:p>
          </table:table-cell>
          <table:table-cell office:value-type="float" office:value="303.98">
            <text:p>303.98</text:p>
          </table:table-cell>
          <table:table-cell office:value-type="float" office:value="2.35999078886769">
            <text:p>2.3599907889</text:p>
          </table:table-cell>
          <table:table-cell office:value-type="float" office:value="0.724545454545454">
            <text:p>0.7245454545</text:p>
          </table:table-cell>
          <table:table-cell office:value-type="float" office:value="38.1405269761606">
            <text:p>38.1405269762</text:p>
          </table:table-cell>
          <table:table-cell/>
          <table:table-cell office:value-type="string">
            <text:p>6716</text:p>
          </table:table-cell>
          <table:table-cell office:value-type="string">
            <text:p>6451</text:p>
          </table:table-cell>
          <table:table-cell office:value-type="float" office:value="7.99">
            <text:p>7.99</text:p>
          </table:table-cell>
          <table:table-cell office:value-type="float" office:value="5">
            <text:p>5</text:p>
          </table:table-cell>
          <table:table-cell office:value-type="float" office:value="719.28">
            <text:p>719.28</text:p>
          </table:table-cell>
          <table:table-cell office:value-type="float" office:value="303.98">
            <text:p>303.98</text:p>
          </table:table-cell>
          <table:table-cell office:value-type="float" office:value="2.36620830317784">
            <text:p>2.3662083032</text:p>
          </table:table-cell>
          <table:table-cell office:value-type="float" office:value="1.598">
            <text:p>1.598</text:p>
          </table:table-cell>
          <table:table-cell office:value-type="float" office:value="38.0450563204005">
            <text:p>38.04505632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.55">
            <text:p>1.55</text:p>
          </table:table-cell>
          <table:table-cell office:value-type="float" office:value="9">
            <text:p>9</text:p>
          </table:table-cell>
          <table:table-cell office:value-type="float" office:value="139.86">
            <text:p>139.86</text:p>
          </table:table-cell>
          <table:table-cell office:value-type="float" office:value="59.6">
            <text:p>59.6</text:p>
          </table:table-cell>
          <table:table-cell office:value-type="float" office:value="2.34664429530201">
            <text:p>2.3466442953</text:p>
          </table:table-cell>
          <table:table-cell office:value-type="float" office:value="0.172222222222222">
            <text:p>0.1722222222</text:p>
          </table:table-cell>
          <table:table-cell office:value-type="float" office:value="38.4516129032258">
            <text:p>38.4516129032</text:p>
          </table:table-cell>
          <table:table-cell/>
          <table:table-cell office:value-type="string">
            <text:p>6738</text:p>
          </table:table-cell>
          <table:table-cell office:value-type="string">
            <text:p>6451</text:p>
          </table:table-cell>
          <table:table-cell office:value-type="float" office:value="1.59">
            <text:p>1.59</text:p>
          </table:table-cell>
          <table:table-cell office:value-type="float" office:value="10">
            <text:p>10</text:p>
          </table:table-cell>
          <table:table-cell office:value-type="float" office:value="142.74">
            <text:p>142.74</text:p>
          </table:table-cell>
          <table:table-cell office:value-type="float" office:value="59.6">
            <text:p>59.6</text:p>
          </table:table-cell>
          <table:table-cell office:value-type="float" office:value="2.39496644295302">
            <text:p>2.394966443</text:p>
          </table:table-cell>
          <table:table-cell office:value-type="float" office:value="0.159">
            <text:p>0.159</text:p>
          </table:table-cell>
          <table:table-cell office:value-type="float" office:value="37.4842767295598">
            <text:p>37.484276729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7.71">
            <text:p>7.71</text:p>
          </table:table-cell>
          <table:table-cell office:value-type="float" office:value="11">
            <text:p>11</text:p>
          </table:table-cell>
          <table:table-cell office:value-type="float" office:value="693.72">
            <text:p>693.72</text:p>
          </table:table-cell>
          <table:table-cell office:value-type="float" office:value="190.73">
            <text:p>190.73</text:p>
          </table:table-cell>
          <table:table-cell office:value-type="float" office:value="3.63718345304881">
            <text:p>3.637183453</text:p>
          </table:table-cell>
          <table:table-cell office:value-type="float" office:value="0.700909090909091">
            <text:p>0.7009090909</text:p>
          </table:table-cell>
          <table:table-cell office:value-type="float" office:value="24.7380025940337">
            <text:p>24.738002594</text:p>
          </table:table-cell>
          <table:table-cell/>
          <table:table-cell office:value-type="string">
            <text:p>6843</text:p>
          </table:table-cell>
          <table:table-cell office:value-type="string">
            <text:p>6451</text:p>
          </table:table-cell>
          <table:table-cell office:value-type="float" office:value="7.72">
            <text:p>7.72</text:p>
          </table:table-cell>
          <table:table-cell office:value-type="float" office:value="9">
            <text:p>9</text:p>
          </table:table-cell>
          <table:table-cell office:value-type="float" office:value="694.44">
            <text:p>694.44</text:p>
          </table:table-cell>
          <table:table-cell office:value-type="float" office:value="190.73">
            <text:p>190.73</text:p>
          </table:table-cell>
          <table:table-cell office:value-type="float" office:value="3.64095842290148">
            <text:p>3.6409584229</text:p>
          </table:table-cell>
          <table:table-cell office:value-type="float" office:value="0.857777777777778">
            <text:p>0.8577777778</text:p>
          </table:table-cell>
          <table:table-cell office:value-type="float" office:value="24.7059585492228">
            <text:p>24.705958549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.13">
            <text:p>1.13</text:p>
          </table:table-cell>
          <table:table-cell office:value-type="float" office:value="5">
            <text:p>5</text:p>
          </table:table-cell>
          <table:table-cell office:value-type="float" office:value="101.43">
            <text:p>101.43</text:p>
          </table:table-cell>
          <table:table-cell office:value-type="float" office:value="70.88">
            <text:p>70.88</text:p>
          </table:table-cell>
          <table:table-cell office:value-type="float" office:value="1.43101015801354">
            <text:p>1.431010158</text:p>
          </table:table-cell>
          <table:table-cell office:value-type="float" office:value="0.226">
            <text:p>0.226</text:p>
          </table:table-cell>
          <table:table-cell office:value-type="float" office:value="62.7256637168142">
            <text:p>62.7256637168</text:p>
          </table:table-cell>
          <table:table-cell/>
          <table:table-cell office:value-type="string">
            <text:p>6879</text:p>
          </table:table-cell>
          <table:table-cell office:value-type="string">
            <text:p>6451</text:p>
          </table:table-cell>
          <table:table-cell office:value-type="float" office:value="1.13">
            <text:p>1.13</text:p>
          </table:table-cell>
          <table:table-cell office:value-type="float" office:value="5">
            <text:p>5</text:p>
          </table:table-cell>
          <table:table-cell office:value-type="float" office:value="101.88">
            <text:p>101.88</text:p>
          </table:table-cell>
          <table:table-cell office:value-type="float" office:value="70.88">
            <text:p>70.88</text:p>
          </table:table-cell>
          <table:table-cell office:value-type="float" office:value="1.43735891647856">
            <text:p>1.4373589165</text:p>
          </table:table-cell>
          <table:table-cell office:value-type="float" office:value="0.226">
            <text:p>0.226</text:p>
          </table:table-cell>
          <table:table-cell office:value-type="float" office:value="62.7256637168142">
            <text:p>62.725663716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7.27">
            <text:p>7.27</text:p>
          </table:table-cell>
          <table:table-cell office:value-type="float" office:value="11">
            <text:p>11</text:p>
          </table:table-cell>
          <table:table-cell office:value-type="float" office:value="654.48">
            <text:p>654.48</text:p>
          </table:table-cell>
          <table:table-cell office:value-type="float" office:value="284.87">
            <text:p>284.87</text:p>
          </table:table-cell>
          <table:table-cell office:value-type="float" office:value="2.29746902095693">
            <text:p>2.297469021</text:p>
          </table:table-cell>
          <table:table-cell office:value-type="float" office:value="0.660909090909091">
            <text:p>0.6609090909</text:p>
          </table:table-cell>
          <table:table-cell office:value-type="float" office:value="39.1843191196699">
            <text:p>39.1843191197</text:p>
          </table:table-cell>
          <table:table-cell/>
          <table:table-cell office:value-type="string">
            <text:p>6892</text:p>
          </table:table-cell>
          <table:table-cell office:value-type="string">
            <text:p>6451</text:p>
          </table:table-cell>
          <table:table-cell office:value-type="float" office:value="7.18">
            <text:p>7.18</text:p>
          </table:table-cell>
          <table:table-cell office:value-type="float" office:value="8">
            <text:p>8</text:p>
          </table:table-cell>
          <table:table-cell office:value-type="float" office:value="646.02">
            <text:p>646.02</text:p>
          </table:table-cell>
          <table:table-cell office:value-type="float" office:value="284.87">
            <text:p>284.87</text:p>
          </table:table-cell>
          <table:table-cell office:value-type="float" office:value="2.26777126408537">
            <text:p>2.2677712641</text:p>
          </table:table-cell>
          <table:table-cell office:value-type="float" office:value="0.8975">
            <text:p>0.8975</text:p>
          </table:table-cell>
          <table:table-cell office:value-type="float" office:value="39.6754874651811">
            <text:p>39.67548746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0.38">
            <text:p>0.38</text:p>
          </table:table-cell>
          <table:table-cell office:value-type="float" office:value="4">
            <text:p>4</text:p>
          </table:table-cell>
          <table:table-cell office:value-type="float" office:value="34.11">
            <text:p>34.11</text:p>
          </table:table-cell>
          <table:table-cell office:value-type="float" office:value="0.22">
            <text:p>0.22</text:p>
          </table:table-cell>
          <table:table-cell office:value-type="float" office:value="155.045454545455">
            <text:p>155.0454545455</text:p>
          </table:table-cell>
          <table:table-cell office:value-type="float" office:value="0.095">
            <text:p>0.095</text:p>
          </table:table-cell>
          <table:table-cell office:value-type="float" office:value="0.578947368421053">
            <text:p>0.5789473684</text:p>
          </table:table-cell>
          <table:table-cell/>
          <table:table-cell office:value-type="string">
            <text:p>6945</text:p>
          </table:table-cell>
          <table:table-cell office:value-type="string">
            <text:p>6451</text:p>
          </table:table-cell>
          <table:table-cell office:value-type="float" office:value="0.43">
            <text:p>0.43</text:p>
          </table:table-cell>
          <table:table-cell office:value-type="float" office:value="6">
            <text:p>6</text:p>
          </table:table-cell>
          <table:table-cell office:value-type="float" office:value="38.61">
            <text:p>38.61</text:p>
          </table:table-cell>
          <table:table-cell office:value-type="float" office:value="0.22">
            <text:p>0.22</text:p>
          </table:table-cell>
          <table:table-cell office:value-type="float" office:value="175.5">
            <text:p>175.5</text:p>
          </table:table-cell>
          <table:table-cell office:value-type="float" office:value="0.0716666666666667">
            <text:p>0.0716666667</text:p>
          </table:table-cell>
          <table:table-cell office:value-type="float" office:value="0.511627906976744">
            <text:p>0.5116279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1.63">
            <text:p>1.63</text:p>
          </table:table-cell>
          <table:table-cell office:value-type="float" office:value="7">
            <text:p>7</text:p>
          </table:table-cell>
          <table:table-cell office:value-type="float" office:value="146.61">
            <text:p>146.61</text:p>
          </table:table-cell>
          <table:table-cell office:value-type="float" office:value="63.03">
            <text:p>63.03</text:p>
          </table:table-cell>
          <table:table-cell office:value-type="float" office:value="2.32603522132318">
            <text:p>2.3260352213</text:p>
          </table:table-cell>
          <table:table-cell office:value-type="float" office:value="0.232857142857143">
            <text:p>0.2328571429</text:p>
          </table:table-cell>
          <table:table-cell office:value-type="float" office:value="38.6687116564417">
            <text:p>38.6687116564</text:p>
          </table:table-cell>
          <table:table-cell/>
          <table:table-cell office:value-type="string">
            <text:p>6948</text:p>
          </table:table-cell>
          <table:table-cell office:value-type="string">
            <text:p>6451</text:p>
          </table:table-cell>
          <table:table-cell office:value-type="float" office:value="1.54">
            <text:p>1.54</text:p>
          </table:table-cell>
          <table:table-cell office:value-type="float" office:value="7">
            <text:p>7</text:p>
          </table:table-cell>
          <table:table-cell office:value-type="float" office:value="138.24">
            <text:p>138.24</text:p>
          </table:table-cell>
          <table:table-cell office:value-type="float" office:value="63.03">
            <text:p>63.03</text:p>
          </table:table-cell>
          <table:table-cell office:value-type="float" office:value="2.19324131366016">
            <text:p>2.1932413137</text:p>
          </table:table-cell>
          <table:table-cell office:value-type="float" office:value="0.22">
            <text:p>0.22</text:p>
          </table:table-cell>
          <table:table-cell office:value-type="float" office:value="40.9285714285714">
            <text:p>40.92857142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0.54">
            <text:p>0.54</text:p>
          </table:table-cell>
          <table:table-cell office:value-type="float" office:value="7">
            <text:p>7</text:p>
          </table:table-cell>
          <table:table-cell office:value-type="float" office:value="48.96">
            <text:p>48.96</text:p>
          </table:table-cell>
          <table:table-cell office:value-type="float" office:value="1.22">
            <text:p>1.22</text:p>
          </table:table-cell>
          <table:table-cell office:value-type="float" office:value="40.1311475409836">
            <text:p>40.131147541</text:p>
          </table:table-cell>
          <table:table-cell office:value-type="float" office:value="0.0771428571428572">
            <text:p>0.0771428571</text:p>
          </table:table-cell>
          <table:table-cell office:value-type="float" office:value="2.25925925925926">
            <text:p>2.2592592593</text:p>
          </table:table-cell>
          <table:table-cell/>
          <table:table-cell office:value-type="string">
            <text:p>6971</text:p>
          </table:table-cell>
          <table:table-cell office:value-type="string">
            <text:p>6451</text:p>
          </table:table-cell>
          <table:table-cell office:value-type="float" office:value="0.56">
            <text:p>0.56</text:p>
          </table:table-cell>
          <table:table-cell office:value-type="float" office:value="7">
            <text:p>7</text:p>
          </table:table-cell>
          <table:table-cell office:value-type="float" office:value="50.58">
            <text:p>50.58</text:p>
          </table:table-cell>
          <table:table-cell office:value-type="float" office:value="1.22">
            <text:p>1.22</text:p>
          </table:table-cell>
          <table:table-cell office:value-type="float" office:value="41.4590163934426">
            <text:p>41.4590163934</text:p>
          </table:table-cell>
          <table:table-cell office:value-type="float" office:value="0.08">
            <text:p>0.08</text:p>
          </table:table-cell>
          <table:table-cell office:value-type="float" office:value="2.17857142857143">
            <text:p>2.17857142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6.73">
            <text:p>6.73</text:p>
          </table:table-cell>
          <table:table-cell office:value-type="float" office:value="9">
            <text:p>9</text:p>
          </table:table-cell>
          <table:table-cell office:value-type="float" office:value="605.79">
            <text:p>605.79</text:p>
          </table:table-cell>
          <table:table-cell office:value-type="float" office:value="173.83">
            <text:p>173.83</text:p>
          </table:table-cell>
          <table:table-cell office:value-type="float" office:value="3.48495656676063">
            <text:p>3.4849565668</text:p>
          </table:table-cell>
          <table:table-cell office:value-type="float" office:value="0.747777777777778">
            <text:p>0.7477777778</text:p>
          </table:table-cell>
          <table:table-cell office:value-type="float" office:value="25.8291233283804">
            <text:p>25.8291233284</text:p>
          </table:table-cell>
          <table:table-cell/>
          <table:table-cell office:value-type="string">
            <text:p>7021</text:p>
          </table:table-cell>
          <table:table-cell office:value-type="string">
            <text:p>6451</text:p>
          </table:table-cell>
          <table:table-cell office:value-type="float" office:value="6.71">
            <text:p>6.71</text:p>
          </table:table-cell>
          <table:table-cell office:value-type="float" office:value="8">
            <text:p>8</text:p>
          </table:table-cell>
          <table:table-cell office:value-type="float" office:value="604.17">
            <text:p>604.17</text:p>
          </table:table-cell>
          <table:table-cell office:value-type="float" office:value="173.83">
            <text:p>173.83</text:p>
          </table:table-cell>
          <table:table-cell office:value-type="float" office:value="3.47563711672323">
            <text:p>3.4756371167</text:p>
          </table:table-cell>
          <table:table-cell office:value-type="float" office:value="0.83875">
            <text:p>0.83875</text:p>
          </table:table-cell>
          <table:table-cell office:value-type="float" office:value="25.9061102831595">
            <text:p>25.906110283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 office:value-type="float" office:value="135.45">
            <text:p>135.45</text:p>
          </table:table-cell>
          <table:table-cell office:value-type="float" office:value="69.47">
            <text:p>69.47</text:p>
          </table:table-cell>
          <table:table-cell office:value-type="float" office:value="1.94976248740464">
            <text:p>1.9497624874</text:p>
          </table:table-cell>
          <table:table-cell office:value-type="float" office:value="0.15">
            <text:p>0.15</text:p>
          </table:table-cell>
          <table:table-cell office:value-type="float" office:value="46.3133333333333">
            <text:p>46.3133333333</text:p>
          </table:table-cell>
          <table:table-cell/>
          <table:table-cell office:value-type="string">
            <text:p>6214</text:p>
          </table:table-cell>
          <table:table-cell office:value-type="string">
            <text:p>6451</text:p>
          </table:table-cell>
          <table:table-cell office:value-type="float" office:value="1.4">
            <text:p>1.4</text:p>
          </table:table-cell>
          <table:table-cell office:value-type="float" office:value="10">
            <text:p>10</text:p>
          </table:table-cell>
          <table:table-cell office:value-type="float" office:value="125.55">
            <text:p>125.55</text:p>
          </table:table-cell>
          <table:table-cell office:value-type="float" office:value="69.47">
            <text:p>69.47</text:p>
          </table:table-cell>
          <table:table-cell office:value-type="float" office:value="1.80725493018569">
            <text:p>1.8072549302</text:p>
          </table:table-cell>
          <table:table-cell office:value-type="float" office:value="0.14">
            <text:p>0.14</text:p>
          </table:table-cell>
          <table:table-cell office:value-type="float" office:value="49.6214285714286">
            <text:p>49.621428571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719.55">
            <text:p>719.55</text:p>
          </table:table-cell>
          <table:table-cell office:value-type="float" office:value="283.66">
            <text:p>283.66</text:p>
          </table:table-cell>
          <table:table-cell office:value-type="float" office:value="2.53666361136572">
            <text:p>2.5366636114</text:p>
          </table:table-cell>
          <table:table-cell office:value-type="float" office:value="1.14285714285714">
            <text:p>1.1428571429</text:p>
          </table:table-cell>
          <table:table-cell office:value-type="float" office:value="35.4575">
            <text:p>35.4575</text:p>
          </table:table-cell>
          <table:table-cell/>
          <table:table-cell office:value-type="string">
            <text:p>6423</text:p>
          </table:table-cell>
          <table:table-cell office:value-type="string">
            <text:p>6451</text:p>
          </table:table-cell>
          <table:table-cell office:value-type="float" office:value="7.86">
            <text:p>7.86</text:p>
          </table:table-cell>
          <table:table-cell office:value-type="float" office:value="10">
            <text:p>10</text:p>
          </table:table-cell>
          <table:table-cell office:value-type="float" office:value="707.58">
            <text:p>707.58</text:p>
          </table:table-cell>
          <table:table-cell office:value-type="float" office:value="283.66">
            <text:p>283.66</text:p>
          </table:table-cell>
          <table:table-cell office:value-type="float" office:value="2.49446520482268">
            <text:p>2.4944652048</text:p>
          </table:table-cell>
          <table:table-cell office:value-type="float" office:value="0.786">
            <text:p>0.786</text:p>
          </table:table-cell>
          <table:table-cell office:value-type="float" office:value="36.089058524173">
            <text:p>36.08905852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5.32">
            <text:p>15.32</text:p>
          </table:table-cell>
          <table:table-cell office:value-type="float" office:value="10">
            <text:p>10</text:p>
          </table:table-cell>
          <table:table-cell office:value-type="float" office:value="1379.07">
            <text:p>1379.07</text:p>
          </table:table-cell>
          <table:table-cell office:value-type="float" office:value="88.7">
            <text:p>88.7</text:p>
          </table:table-cell>
          <table:table-cell office:value-type="float" office:value="15.5475760992108">
            <text:p>15.5475760992</text:p>
          </table:table-cell>
          <table:table-cell office:value-type="float" office:value="1.532">
            <text:p>1.532</text:p>
          </table:table-cell>
          <table:table-cell office:value-type="float" office:value="5.78981723237598">
            <text:p>5.7898172324</text:p>
          </table:table-cell>
          <table:table-cell/>
          <table:table-cell office:value-type="string">
            <text:p>6499</text:p>
          </table:table-cell>
          <table:table-cell office:value-type="string">
            <text:p>6451</text:p>
          </table:table-cell>
          <table:table-cell office:value-type="float" office:value="15.37">
            <text:p>15.37</text:p>
          </table:table-cell>
          <table:table-cell office:value-type="float" office:value="10">
            <text:p>10</text:p>
          </table:table-cell>
          <table:table-cell office:value-type="float" office:value="1383.03">
            <text:p>1383.03</text:p>
          </table:table-cell>
          <table:table-cell office:value-type="float" office:value="88.7">
            <text:p>88.7</text:p>
          </table:table-cell>
          <table:table-cell office:value-type="float" office:value="15.5922209695603">
            <text:p>15.5922209696</text:p>
          </table:table-cell>
          <table:table-cell office:value-type="float" office:value="1.537">
            <text:p>1.537</text:p>
          </table:table-cell>
          <table:table-cell office:value-type="float" office:value="5.77098243331165">
            <text:p>5.77098243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0.34">
            <text:p>0.34</text:p>
          </table:table-cell>
          <table:table-cell office:value-type="float" office:value="4">
            <text:p>4</text:p>
          </table:table-cell>
          <table:table-cell office:value-type="float" office:value="30.24">
            <text:p>30.24</text:p>
          </table:table-cell>
          <table:table-cell office:value-type="float" office:value="0.45">
            <text:p>0.45</text:p>
          </table:table-cell>
          <table:table-cell office:value-type="float" office:value="67.2">
            <text:p>67.2</text:p>
          </table:table-cell>
          <table:table-cell office:value-type="float" office:value="0.085">
            <text:p>0.085</text:p>
          </table:table-cell>
          <table:table-cell office:value-type="float" office:value="1.32352941176471">
            <text:p>1.3235294118</text:p>
          </table:table-cell>
          <table:table-cell/>
          <table:table-cell office:value-type="string">
            <text:p>6559</text:p>
          </table:table-cell>
          <table:table-cell office:value-type="string">
            <text:p>6451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35.73">
            <text:p>35.73</text:p>
          </table:table-cell>
          <table:table-cell office:value-type="float" office:value="0.45">
            <text:p>0.45</text:p>
          </table:table-cell>
          <table:table-cell office:value-type="float" office:value="79.4">
            <text:p>79.4</text:p>
          </table:table-cell>
          <table:table-cell office:value-type="float" office:value="0.1">
            <text:p>0.1</text:p>
          </table:table-cell>
          <table:table-cell office:value-type="float" office:value="1.125">
            <text:p>1.125</text:p>
          </table:table-cell>
          <table:table-cell table:number-columns-repeated="1005"/>
        </table:table-row>
        <table:table-row table:style-name="ro1">
          <table:table-cell office:value-type="string">
            <text:p>6471</text:p>
          </table:table-cell>
          <table:table-cell office:value-type="string">
            <text:p>6087</text:p>
          </table:table-cell>
          <table:table-cell office:value-type="float" office:value="1.56">
            <text:p>1.56</text:p>
          </table:table-cell>
          <table:table-cell office:value-type="float" office:value="255">
            <text:p>255</text:p>
          </table:table-cell>
          <table:table-cell office:value-type="float" office:value="140.85">
            <text:p>140.85</text:p>
          </table:table-cell>
          <table:table-cell office:value-type="float" office:value="54.09">
            <text:p>54.09</text:p>
          </table:table-cell>
          <table:table-cell office:value-type="float" office:value="2.60399334442596">
            <text:p>2.6039933444</text:p>
          </table:table-cell>
          <table:table-cell office:value-type="float" office:value="0.00611764705882353">
            <text:p>0.0061176471</text:p>
          </table:table-cell>
          <table:table-cell office:value-type="float" office:value="34.6730769230769">
            <text:p>34.6730769231</text:p>
          </table:table-cell>
          <table:table-cell/>
          <table:table-cell office:value-type="string">
            <text:p>6087</text:p>
          </table:table-cell>
          <table:table-cell office:value-type="string">
            <text:p>6471</text:p>
          </table:table-cell>
          <table:table-cell office:value-type="float" office:value="1.45">
            <text:p>1.45</text:p>
          </table:table-cell>
          <table:table-cell office:value-type="float" office:value="255">
            <text:p>255</text:p>
          </table:table-cell>
          <table:table-cell office:value-type="float" office:value="130.5">
            <text:p>130.5</text:p>
          </table:table-cell>
          <table:table-cell office:value-type="float" office:value="54.09">
            <text:p>54.09</text:p>
          </table:table-cell>
          <table:table-cell office:value-type="float" office:value="2.4126455906822">
            <text:p>2.4126455907</text:p>
          </table:table-cell>
          <table:table-cell office:value-type="float" office:value="0.00568627450980392">
            <text:p>0.0056862745</text:p>
          </table:table-cell>
          <table:table-cell office:value-type="float" office:value="37.3034482758621">
            <text:p>37.30344827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9.14">
            <text:p>9.14</text:p>
          </table:table-cell>
          <table:table-cell office:value-type="float" office:value="255">
            <text:p>255</text:p>
          </table:table-cell>
          <table:table-cell office:value-type="float" office:value="822.6">
            <text:p>822.6</text:p>
          </table:table-cell>
          <table:table-cell office:value-type="float" office:value="299.41">
            <text:p>299.41</text:p>
          </table:table-cell>
          <table:table-cell office:value-type="float" office:value="2.74740322634514">
            <text:p>2.7474032263</text:p>
          </table:table-cell>
          <table:table-cell office:value-type="float" office:value="0.035843137254902">
            <text:p>0.0358431373</text:p>
          </table:table-cell>
          <table:table-cell office:value-type="float" office:value="32.7582056892779">
            <text:p>32.7582056893</text:p>
          </table:table-cell>
          <table:table-cell/>
          <table:table-cell office:value-type="string">
            <text:p>6182</text:p>
          </table:table-cell>
          <table:table-cell office:value-type="string">
            <text:p>6471</text:p>
          </table:table-cell>
          <table:table-cell office:value-type="float" office:value="8.95">
            <text:p>8.95</text:p>
          </table:table-cell>
          <table:table-cell office:value-type="float" office:value="255">
            <text:p>255</text:p>
          </table:table-cell>
          <table:table-cell office:value-type="float" office:value="805.05">
            <text:p>805.05</text:p>
          </table:table-cell>
          <table:table-cell office:value-type="float" office:value="299.41">
            <text:p>299.41</text:p>
          </table:table-cell>
          <table:table-cell office:value-type="float" office:value="2.68878794963428">
            <text:p>2.6887879496</text:p>
          </table:table-cell>
          <table:table-cell office:value-type="float" office:value="0.0350980392156863">
            <text:p>0.0350980392</text:p>
          </table:table-cell>
          <table:table-cell office:value-type="float" office:value="33.4536312849162">
            <text:p>33.453631284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0.94">
            <text:p>0.94</text:p>
          </table:table-cell>
          <table:table-cell office:value-type="float" office:value="255">
            <text:p>255</text:p>
          </table:table-cell>
          <table:table-cell office:value-type="float" office:value="84.96">
            <text:p>84.96</text:p>
          </table:table-cell>
          <table:table-cell office:value-type="float" office:value="51.86">
            <text:p>51.86</text:p>
          </table:table-cell>
          <table:table-cell office:value-type="float" office:value="1.63825684535287">
            <text:p>1.6382568454</text:p>
          </table:table-cell>
          <table:table-cell office:value-type="float" office:value="0.00368627450980392">
            <text:p>0.0036862745</text:p>
          </table:table-cell>
          <table:table-cell office:value-type="float" office:value="55.1702127659575">
            <text:p>55.170212766</text:p>
          </table:table-cell>
          <table:table-cell/>
          <table:table-cell office:value-type="string">
            <text:p>6382</text:p>
          </table:table-cell>
          <table:table-cell office:value-type="string">
            <text:p>6471</text:p>
          </table:table-cell>
          <table:table-cell office:value-type="float" office:value="0.9">
            <text:p>0.9</text:p>
          </table:table-cell>
          <table:table-cell office:value-type="float" office:value="255">
            <text:p>255</text:p>
          </table:table-cell>
          <table:table-cell office:value-type="float" office:value="81.09">
            <text:p>81.09</text:p>
          </table:table-cell>
          <table:table-cell office:value-type="float" office:value="51.86">
            <text:p>51.86</text:p>
          </table:table-cell>
          <table:table-cell office:value-type="float" office:value="1.56363285769379">
            <text:p>1.5636328577</text:p>
          </table:table-cell>
          <table:table-cell office:value-type="float" office:value="0.00352941176470588">
            <text:p>0.0035294118</text:p>
          </table:table-cell>
          <table:table-cell office:value-type="float" office:value="57.6222222222222">
            <text:p>57.62222222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2.08">
            <text:p>2.08</text:p>
          </table:table-cell>
          <table:table-cell office:value-type="float" office:value="255">
            <text:p>255</text:p>
          </table:table-cell>
          <table:table-cell office:value-type="float" office:value="187.29">
            <text:p>187.29</text:p>
          </table:table-cell>
          <table:table-cell office:value-type="float" office:value="55.63">
            <text:p>55.63</text:p>
          </table:table-cell>
          <table:table-cell office:value-type="float" office:value="3.36670861046198">
            <text:p>3.3667086105</text:p>
          </table:table-cell>
          <table:table-cell office:value-type="float" office:value="0.00815686274509804">
            <text:p>0.0081568627</text:p>
          </table:table-cell>
          <table:table-cell office:value-type="float" office:value="26.7451923076923">
            <text:p>26.7451923077</text:p>
          </table:table-cell>
          <table:table-cell/>
          <table:table-cell office:value-type="string">
            <text:p>6405</text:p>
          </table:table-cell>
          <table:table-cell office:value-type="string">
            <text:p>6471</text:p>
          </table:table-cell>
          <table:table-cell office:value-type="float" office:value="2.04">
            <text:p>2.04</text:p>
          </table:table-cell>
          <table:table-cell office:value-type="float" office:value="255">
            <text:p>255</text:p>
          </table:table-cell>
          <table:table-cell office:value-type="float" office:value="183.87">
            <text:p>183.87</text:p>
          </table:table-cell>
          <table:table-cell office:value-type="float" office:value="55.63">
            <text:p>55.63</text:p>
          </table:table-cell>
          <table:table-cell office:value-type="float" office:value="3.30523099047277">
            <text:p>3.3052309905</text:p>
          </table:table-cell>
          <table:table-cell office:value-type="float" office:value="0.008">
            <text:p>0.008</text:p>
          </table:table-cell>
          <table:table-cell office:value-type="float" office:value="27.2696078431373">
            <text:p>27.26960784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1.7">
            <text:p>1.7</text:p>
          </table:table-cell>
          <table:table-cell office:value-type="float" office:value="255">
            <text:p>255</text:p>
          </table:table-cell>
          <table:table-cell office:value-type="float" office:value="153.36">
            <text:p>153.36</text:p>
          </table:table-cell>
          <table:table-cell office:value-type="float" office:value="3.52">
            <text:p>3.52</text:p>
          </table:table-cell>
          <table:table-cell office:value-type="float" office:value="43.5681818181818">
            <text:p>43.5681818182</text:p>
          </table:table-cell>
          <table:table-cell office:value-type="float" office:value="0.00666666666666667">
            <text:p>0.0066666667</text:p>
          </table:table-cell>
          <table:table-cell office:value-type="float" office:value="2.07058823529412">
            <text:p>2.0705882353</text:p>
          </table:table-cell>
          <table:table-cell/>
          <table:table-cell office:value-type="string">
            <text:p>6446</text:p>
          </table:table-cell>
          <table:table-cell office:value-type="string">
            <text:p>6471</text:p>
          </table:table-cell>
          <table:table-cell office:value-type="float" office:value="1.65">
            <text:p>1.65</text:p>
          </table:table-cell>
          <table:table-cell office:value-type="float" office:value="255">
            <text:p>255</text:p>
          </table:table-cell>
          <table:table-cell office:value-type="float" office:value="148.14">
            <text:p>148.14</text:p>
          </table:table-cell>
          <table:table-cell office:value-type="float" office:value="3.52">
            <text:p>3.52</text:p>
          </table:table-cell>
          <table:table-cell office:value-type="float" office:value="42.0852272727273">
            <text:p>42.0852272727</text:p>
          </table:table-cell>
          <table:table-cell office:value-type="float" office:value="0.00647058823529412">
            <text:p>0.0064705882</text:p>
          </table:table-cell>
          <table:table-cell office:value-type="float" office:value="2.13333333333333">
            <text:p>2.13333333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0.95">
            <text:p>0.95</text:p>
          </table:table-cell>
          <table:table-cell office:value-type="float" office:value="255">
            <text:p>255</text:p>
          </table:table-cell>
          <table:table-cell office:value-type="float" office:value="85.41">
            <text:p>85.41</text:p>
          </table:table-cell>
          <table:table-cell office:value-type="float" office:value="56.51">
            <text:p>56.51</text:p>
          </table:table-cell>
          <table:table-cell office:value-type="float" office:value="1.51141390904265">
            <text:p>1.511413909</text:p>
          </table:table-cell>
          <table:table-cell office:value-type="float" office:value="0.00372549019607843">
            <text:p>0.0037254902</text:p>
          </table:table-cell>
          <table:table-cell office:value-type="float" office:value="59.4842105263158">
            <text:p>59.4842105263</text:p>
          </table:table-cell>
          <table:table-cell/>
          <table:table-cell office:value-type="string">
            <text:p>6451</text:p>
          </table:table-cell>
          <table:table-cell office:value-type="string">
            <text:p>6471</text:p>
          </table:table-cell>
          <table:table-cell office:value-type="float" office:value="0.92">
            <text:p>0.92</text:p>
          </table:table-cell>
          <table:table-cell office:value-type="float" office:value="255">
            <text:p>255</text:p>
          </table:table-cell>
          <table:table-cell office:value-type="float" office:value="83.07">
            <text:p>83.07</text:p>
          </table:table-cell>
          <table:table-cell office:value-type="float" office:value="56.51">
            <text:p>56.51</text:p>
          </table:table-cell>
          <table:table-cell office:value-type="float" office:value="1.4700053087949">
            <text:p>1.4700053088</text:p>
          </table:table-cell>
          <table:table-cell office:value-type="float" office:value="0.0036078431372549">
            <text:p>0.0036078431</text:p>
          </table:table-cell>
          <table:table-cell office:value-type="float" office:value="61.4239130434783">
            <text:p>61.42391304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6.43">
            <text:p>6.43</text:p>
          </table:table-cell>
          <table:table-cell office:value-type="float" office:value="255">
            <text:p>255</text:p>
          </table:table-cell>
          <table:table-cell office:value-type="float" office:value="578.52">
            <text:p>578.52</text:p>
          </table:table-cell>
          <table:table-cell office:value-type="float" office:value="213.85">
            <text:p>213.85</text:p>
          </table:table-cell>
          <table:table-cell office:value-type="float" office:value="2.70526069675006">
            <text:p>2.7052606968</text:p>
          </table:table-cell>
          <table:table-cell office:value-type="float" office:value="0.0252156862745098">
            <text:p>0.0252156863</text:p>
          </table:table-cell>
          <table:table-cell office:value-type="float" office:value="33.2581648522551">
            <text:p>33.2581648523</text:p>
          </table:table-cell>
          <table:table-cell/>
          <table:table-cell office:value-type="string">
            <text:p>6501</text:p>
          </table:table-cell>
          <table:table-cell office:value-type="string">
            <text:p>6471</text:p>
          </table:table-cell>
          <table:table-cell office:value-type="float" office:value="6.27">
            <text:p>6.27</text:p>
          </table:table-cell>
          <table:table-cell office:value-type="float" office:value="255">
            <text:p>255</text:p>
          </table:table-cell>
          <table:table-cell office:value-type="float" office:value="564.03">
            <text:p>564.03</text:p>
          </table:table-cell>
          <table:table-cell office:value-type="float" office:value="213.85">
            <text:p>213.85</text:p>
          </table:table-cell>
          <table:table-cell office:value-type="float" office:value="2.6375029226093">
            <text:p>2.6375029226</text:p>
          </table:table-cell>
          <table:table-cell office:value-type="float" office:value="0.0245882352941176">
            <text:p>0.0245882353</text:p>
          </table:table-cell>
          <table:table-cell office:value-type="float" office:value="34.1068580542265">
            <text:p>34.10685805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4.33">
            <text:p>4.33</text:p>
          </table:table-cell>
          <table:table-cell office:value-type="float" office:value="255">
            <text:p>255</text:p>
          </table:table-cell>
          <table:table-cell office:value-type="float" office:value="390.06">
            <text:p>390.06</text:p>
          </table:table-cell>
          <table:table-cell office:value-type="float" office:value="129.94">
            <text:p>129.94</text:p>
          </table:table-cell>
          <table:table-cell office:value-type="float" office:value="3.0018470063106">
            <text:p>3.0018470063</text:p>
          </table:table-cell>
          <table:table-cell office:value-type="float" office:value="0.0169803921568628">
            <text:p>0.0169803922</text:p>
          </table:table-cell>
          <table:table-cell office:value-type="float" office:value="30.0092378752887">
            <text:p>30.0092378753</text:p>
          </table:table-cell>
          <table:table-cell/>
          <table:table-cell office:value-type="string">
            <text:p>6512</text:p>
          </table:table-cell>
          <table:table-cell office:value-type="string">
            <text:p>6471</text:p>
          </table:table-cell>
          <table:table-cell office:value-type="float" office:value="4.23">
            <text:p>4.23</text:p>
          </table:table-cell>
          <table:table-cell office:value-type="float" office:value="255">
            <text:p>255</text:p>
          </table:table-cell>
          <table:table-cell office:value-type="float" office:value="380.79">
            <text:p>380.79</text:p>
          </table:table-cell>
          <table:table-cell office:value-type="float" office:value="129.94">
            <text:p>129.94</text:p>
          </table:table-cell>
          <table:table-cell office:value-type="float" office:value="2.93050638756349">
            <text:p>2.9305063876</text:p>
          </table:table-cell>
          <table:table-cell office:value-type="float" office:value="0.0165882352941177">
            <text:p>0.0165882353</text:p>
          </table:table-cell>
          <table:table-cell office:value-type="float" office:value="30.7186761229314">
            <text:p>30.71867612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2.48">
            <text:p>2.48</text:p>
          </table:table-cell>
          <table:table-cell office:value-type="float" office:value="255">
            <text:p>255</text:p>
          </table:table-cell>
          <table:table-cell office:value-type="float" office:value="223.65">
            <text:p>223.65</text:p>
          </table:table-cell>
          <table:table-cell office:value-type="float" office:value="30.21">
            <text:p>30.21</text:p>
          </table:table-cell>
          <table:table-cell office:value-type="float" office:value="7.40317775571003">
            <text:p>7.4031777557</text:p>
          </table:table-cell>
          <table:table-cell office:value-type="float" office:value="0.00972549019607843">
            <text:p>0.0097254902</text:p>
          </table:table-cell>
          <table:table-cell office:value-type="float" office:value="12.1814516129032">
            <text:p>12.1814516129</text:p>
          </table:table-cell>
          <table:table-cell/>
          <table:table-cell office:value-type="string">
            <text:p>6515</text:p>
          </table:table-cell>
          <table:table-cell office:value-type="string">
            <text:p>6471</text:p>
          </table:table-cell>
          <table:table-cell office:value-type="float" office:value="2.43">
            <text:p>2.43</text:p>
          </table:table-cell>
          <table:table-cell office:value-type="float" office:value="255">
            <text:p>255</text:p>
          </table:table-cell>
          <table:table-cell office:value-type="float" office:value="218.7">
            <text:p>218.7</text:p>
          </table:table-cell>
          <table:table-cell office:value-type="float" office:value="30.21">
            <text:p>30.21</text:p>
          </table:table-cell>
          <table:table-cell office:value-type="float" office:value="7.23932472691162">
            <text:p>7.2393247269</text:p>
          </table:table-cell>
          <table:table-cell office:value-type="float" office:value="0.00952941176470589">
            <text:p>0.0095294118</text:p>
          </table:table-cell>
          <table:table-cell office:value-type="float" office:value="12.4320987654321">
            <text:p>12.432098765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3.46">
            <text:p>3.46</text:p>
          </table:table-cell>
          <table:table-cell office:value-type="float" office:value="255">
            <text:p>255</text:p>
          </table:table-cell>
          <table:table-cell office:value-type="float" office:value="311.76">
            <text:p>311.76</text:p>
          </table:table-cell>
          <table:table-cell office:value-type="float" office:value="30.1">
            <text:p>30.1</text:p>
          </table:table-cell>
          <table:table-cell office:value-type="float" office:value="10.3574750830565">
            <text:p>10.3574750831</text:p>
          </table:table-cell>
          <table:table-cell office:value-type="float" office:value="0.0135686274509804">
            <text:p>0.0135686275</text:p>
          </table:table-cell>
          <table:table-cell office:value-type="float" office:value="8.69942196531792">
            <text:p>8.6994219653</text:p>
          </table:table-cell>
          <table:table-cell/>
          <table:table-cell office:value-type="string">
            <text:p>6516</text:p>
          </table:table-cell>
          <table:table-cell office:value-type="string">
            <text:p>6471</text:p>
          </table:table-cell>
          <table:table-cell office:value-type="float" office:value="3.43">
            <text:p>3.43</text:p>
          </table:table-cell>
          <table:table-cell office:value-type="float" office:value="255">
            <text:p>255</text:p>
          </table:table-cell>
          <table:table-cell office:value-type="float" office:value="308.61">
            <text:p>308.61</text:p>
          </table:table-cell>
          <table:table-cell office:value-type="float" office:value="30.1">
            <text:p>30.1</text:p>
          </table:table-cell>
          <table:table-cell office:value-type="float" office:value="10.2528239202658">
            <text:p>10.2528239203</text:p>
          </table:table-cell>
          <table:table-cell office:value-type="float" office:value="0.0134509803921569">
            <text:p>0.0134509804</text:p>
          </table:table-cell>
          <table:table-cell office:value-type="float" office:value="8.77551020408163">
            <text:p>8.77551020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7.3">
            <text:p>7.3</text:p>
          </table:table-cell>
          <table:table-cell office:value-type="float" office:value="255">
            <text:p>255</text:p>
          </table:table-cell>
          <table:table-cell office:value-type="float" office:value="657.18">
            <text:p>657.18</text:p>
          </table:table-cell>
          <table:table-cell office:value-type="float" office:value="320.7">
            <text:p>320.7</text:p>
          </table:table-cell>
          <table:table-cell office:value-type="float" office:value="2.04920486435921">
            <text:p>2.0492048644</text:p>
          </table:table-cell>
          <table:table-cell office:value-type="float" office:value="0.0286274509803922">
            <text:p>0.028627451</text:p>
          </table:table-cell>
          <table:table-cell office:value-type="float" office:value="43.9315068493151">
            <text:p>43.9315068493</text:p>
          </table:table-cell>
          <table:table-cell/>
          <table:table-cell office:value-type="string">
            <text:p>6519</text:p>
          </table:table-cell>
          <table:table-cell office:value-type="string">
            <text:p>6471</text:p>
          </table:table-cell>
          <table:table-cell office:value-type="float" office:value="7.19">
            <text:p>7.19</text:p>
          </table:table-cell>
          <table:table-cell office:value-type="float" office:value="255">
            <text:p>255</text:p>
          </table:table-cell>
          <table:table-cell office:value-type="float" office:value="647.01">
            <text:p>647.01</text:p>
          </table:table-cell>
          <table:table-cell office:value-type="float" office:value="320.7">
            <text:p>320.7</text:p>
          </table:table-cell>
          <table:table-cell office:value-type="float" office:value="2.01749298409729">
            <text:p>2.0174929841</text:p>
          </table:table-cell>
          <table:table-cell office:value-type="float" office:value="0.0281960784313725">
            <text:p>0.0281960784</text:p>
          </table:table-cell>
          <table:table-cell office:value-type="float" office:value="44.6036161335188">
            <text:p>44.60361613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9">
            <text:p>9</text:p>
          </table:table-cell>
          <table:table-cell office:value-type="float" office:value="255">
            <text:p>255</text:p>
          </table:table-cell>
          <table:table-cell office:value-type="float" office:value="809.91">
            <text:p>809.91</text:p>
          </table:table-cell>
          <table:table-cell office:value-type="float" office:value="315.18">
            <text:p>315.18</text:p>
          </table:table-cell>
          <table:table-cell office:value-type="float" office:value="2.56967447173044">
            <text:p>2.5696744717</text:p>
          </table:table-cell>
          <table:table-cell office:value-type="float" office:value="0.0352941176470588">
            <text:p>0.0352941176</text:p>
          </table:table-cell>
          <table:table-cell office:value-type="float" office:value="35.02">
            <text:p>35.02</text:p>
          </table:table-cell>
          <table:table-cell/>
          <table:table-cell office:value-type="string">
            <text:p>6532</text:p>
          </table:table-cell>
          <table:table-cell office:value-type="string">
            <text:p>6471</text:p>
          </table:table-cell>
          <table:table-cell office:value-type="float" office:value="8.94">
            <text:p>8.94</text:p>
          </table:table-cell>
          <table:table-cell office:value-type="float" office:value="255">
            <text:p>255</text:p>
          </table:table-cell>
          <table:table-cell office:value-type="float" office:value="804.42">
            <text:p>804.42</text:p>
          </table:table-cell>
          <table:table-cell office:value-type="float" office:value="315.18">
            <text:p>315.18</text:p>
          </table:table-cell>
          <table:table-cell office:value-type="float" office:value="2.55225585379783">
            <text:p>2.5522558538</text:p>
          </table:table-cell>
          <table:table-cell office:value-type="float" office:value="0.0350588235294118">
            <text:p>0.0350588235</text:p>
          </table:table-cell>
          <table:table-cell office:value-type="float" office:value="35.255033557047">
            <text:p>35.2550335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6.24">
            <text:p>6.24</text:p>
          </table:table-cell>
          <table:table-cell office:value-type="float" office:value="255">
            <text:p>255</text:p>
          </table:table-cell>
          <table:table-cell office:value-type="float" office:value="561.15">
            <text:p>561.15</text:p>
          </table:table-cell>
          <table:table-cell office:value-type="float" office:value="165.87">
            <text:p>165.87</text:p>
          </table:table-cell>
          <table:table-cell office:value-type="float" office:value="3.38307107976126">
            <text:p>3.3830710798</text:p>
          </table:table-cell>
          <table:table-cell office:value-type="float" office:value="0.0244705882352941">
            <text:p>0.0244705882</text:p>
          </table:table-cell>
          <table:table-cell office:value-type="float" office:value="26.5817307692308">
            <text:p>26.5817307692</text:p>
          </table:table-cell>
          <table:table-cell/>
          <table:table-cell office:value-type="string">
            <text:p>6552</text:p>
          </table:table-cell>
          <table:table-cell office:value-type="string">
            <text:p>6471</text:p>
          </table:table-cell>
          <table:table-cell office:value-type="float" office:value="6.12">
            <text:p>6.12</text:p>
          </table:table-cell>
          <table:table-cell office:value-type="float" office:value="255">
            <text:p>255</text:p>
          </table:table-cell>
          <table:table-cell office:value-type="float" office:value="550.44">
            <text:p>550.44</text:p>
          </table:table-cell>
          <table:table-cell office:value-type="float" office:value="165.87">
            <text:p>165.87</text:p>
          </table:table-cell>
          <table:table-cell office:value-type="float" office:value="3.31850244167119">
            <text:p>3.3185024417</text:p>
          </table:table-cell>
          <table:table-cell office:value-type="float" office:value="0.024">
            <text:p>0.024</text:p>
          </table:table-cell>
          <table:table-cell office:value-type="float" office:value="27.1029411764706">
            <text:p>27.10294117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1.51">
            <text:p>1.51</text:p>
          </table:table-cell>
          <table:table-cell office:value-type="float" office:value="255">
            <text:p>255</text:p>
          </table:table-cell>
          <table:table-cell office:value-type="float" office:value="136.26">
            <text:p>136.26</text:p>
          </table:table-cell>
          <table:table-cell office:value-type="float" office:value="6.75">
            <text:p>6.75</text:p>
          </table:table-cell>
          <table:table-cell office:value-type="float" office:value="20.1866666666667">
            <text:p>20.1866666667</text:p>
          </table:table-cell>
          <table:table-cell office:value-type="float" office:value="0.00592156862745098">
            <text:p>0.0059215686</text:p>
          </table:table-cell>
          <table:table-cell office:value-type="float" office:value="4.47019867549669">
            <text:p>4.4701986755</text:p>
          </table:table-cell>
          <table:table-cell/>
          <table:table-cell office:value-type="string">
            <text:p>6562</text:p>
          </table:table-cell>
          <table:table-cell office:value-type="string">
            <text:p>6471</text:p>
          </table:table-cell>
          <table:table-cell office:value-type="float" office:value="1.46">
            <text:p>1.46</text:p>
          </table:table-cell>
          <table:table-cell office:value-type="float" office:value="255">
            <text:p>255</text:p>
          </table:table-cell>
          <table:table-cell office:value-type="float" office:value="131.31">
            <text:p>131.31</text:p>
          </table:table-cell>
          <table:table-cell office:value-type="float" office:value="6.75">
            <text:p>6.75</text:p>
          </table:table-cell>
          <table:table-cell office:value-type="float" office:value="19.4533333333333">
            <text:p>19.4533333333</text:p>
          </table:table-cell>
          <table:table-cell office:value-type="float" office:value="0.00572549019607843">
            <text:p>0.0057254902</text:p>
          </table:table-cell>
          <table:table-cell office:value-type="float" office:value="4.62328767123288">
            <text:p>4.623287671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4.31">
            <text:p>4.31</text:p>
          </table:table-cell>
          <table:table-cell office:value-type="float" office:value="255">
            <text:p>255</text:p>
          </table:table-cell>
          <table:table-cell office:value-type="float" office:value="388.26">
            <text:p>388.26</text:p>
          </table:table-cell>
          <table:table-cell office:value-type="float" office:value="96.98">
            <text:p>96.98</text:p>
          </table:table-cell>
          <table:table-cell office:value-type="float" office:value="4.00350587750051">
            <text:p>4.0035058775</text:p>
          </table:table-cell>
          <table:table-cell office:value-type="float" office:value="0.0169019607843137">
            <text:p>0.0169019608</text:p>
          </table:table-cell>
          <table:table-cell office:value-type="float" office:value="22.5011600928074">
            <text:p>22.5011600928</text:p>
          </table:table-cell>
          <table:table-cell/>
          <table:table-cell office:value-type="string">
            <text:p>6609</text:p>
          </table:table-cell>
          <table:table-cell office:value-type="string">
            <text:p>6471</text:p>
          </table:table-cell>
          <table:table-cell office:value-type="float" office:value="4.3">
            <text:p>4.3</text:p>
          </table:table-cell>
          <table:table-cell office:value-type="float" office:value="255">
            <text:p>255</text:p>
          </table:table-cell>
          <table:table-cell office:value-type="float" office:value="387.09">
            <text:p>387.09</text:p>
          </table:table-cell>
          <table:table-cell office:value-type="float" office:value="96.98">
            <text:p>96.98</text:p>
          </table:table-cell>
          <table:table-cell office:value-type="float" office:value="3.99144153433698">
            <text:p>3.9914415343</text:p>
          </table:table-cell>
          <table:table-cell office:value-type="float" office:value="0.0168627450980392">
            <text:p>0.0168627451</text:p>
          </table:table-cell>
          <table:table-cell office:value-type="float" office:value="22.553488372093">
            <text:p>22.553488372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2.72">
            <text:p>2.72</text:p>
          </table:table-cell>
          <table:table-cell office:value-type="float" office:value="255">
            <text:p>255</text:p>
          </table:table-cell>
          <table:table-cell office:value-type="float" office:value="245.16">
            <text:p>245.16</text:p>
          </table:table-cell>
          <table:table-cell office:value-type="float" office:value="94.49">
            <text:p>94.49</text:p>
          </table:table-cell>
          <table:table-cell office:value-type="float" office:value="2.59456027092814">
            <text:p>2.5945602709</text:p>
          </table:table-cell>
          <table:table-cell office:value-type="float" office:value="0.0106666666666667">
            <text:p>0.0106666667</text:p>
          </table:table-cell>
          <table:table-cell office:value-type="float" office:value="34.7389705882353">
            <text:p>34.7389705882</text:p>
          </table:table-cell>
          <table:table-cell/>
          <table:table-cell office:value-type="string">
            <text:p>6647</text:p>
          </table:table-cell>
          <table:table-cell office:value-type="string">
            <text:p>6471</text:p>
          </table:table-cell>
          <table:table-cell office:value-type="float" office:value="2.75">
            <text:p>2.75</text:p>
          </table:table-cell>
          <table:table-cell office:value-type="float" office:value="255">
            <text:p>255</text:p>
          </table:table-cell>
          <table:table-cell office:value-type="float" office:value="247.32">
            <text:p>247.32</text:p>
          </table:table-cell>
          <table:table-cell office:value-type="float" office:value="94.49">
            <text:p>94.49</text:p>
          </table:table-cell>
          <table:table-cell office:value-type="float" office:value="2.61741983278654">
            <text:p>2.6174198328</text:p>
          </table:table-cell>
          <table:table-cell office:value-type="float" office:value="0.0107843137254902">
            <text:p>0.0107843137</text:p>
          </table:table-cell>
          <table:table-cell office:value-type="float" office:value="34.36">
            <text:p>34.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1.52">
            <text:p>1.52</text:p>
          </table:table-cell>
          <table:table-cell office:value-type="float" office:value="255">
            <text:p>255</text:p>
          </table:table-cell>
          <table:table-cell office:value-type="float" office:value="136.98">
            <text:p>136.98</text:p>
          </table:table-cell>
          <table:table-cell office:value-type="float" office:value="13.32">
            <text:p>13.32</text:p>
          </table:table-cell>
          <table:table-cell office:value-type="float" office:value="10.2837837837838">
            <text:p>10.2837837838</text:p>
          </table:table-cell>
          <table:table-cell office:value-type="float" office:value="0.00596078431372549">
            <text:p>0.0059607843</text:p>
          </table:table-cell>
          <table:table-cell office:value-type="float" office:value="8.76315789473684">
            <text:p>8.7631578947</text:p>
          </table:table-cell>
          <table:table-cell/>
          <table:table-cell office:value-type="string">
            <text:p>6670</text:p>
          </table:table-cell>
          <table:table-cell office:value-type="string">
            <text:p>6471</text:p>
          </table:table-cell>
          <table:table-cell office:value-type="float" office:value="1.46">
            <text:p>1.46</text:p>
          </table:table-cell>
          <table:table-cell office:value-type="float" office:value="255">
            <text:p>255</text:p>
          </table:table-cell>
          <table:table-cell office:value-type="float" office:value="131.4">
            <text:p>131.4</text:p>
          </table:table-cell>
          <table:table-cell office:value-type="float" office:value="13.32">
            <text:p>13.32</text:p>
          </table:table-cell>
          <table:table-cell office:value-type="float" office:value="9.86486486486487">
            <text:p>9.8648648649</text:p>
          </table:table-cell>
          <table:table-cell office:value-type="float" office:value="0.00572549019607843">
            <text:p>0.0057254902</text:p>
          </table:table-cell>
          <table:table-cell office:value-type="float" office:value="9.12328767123288">
            <text:p>9.123287671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36.16">
            <text:p>36.16</text:p>
          </table:table-cell>
          <table:table-cell office:value-type="float" office:value="255">
            <text:p>255</text:p>
          </table:table-cell>
          <table:table-cell office:value-type="float" office:value="3254.04">
            <text:p>3254.04</text:p>
          </table:table-cell>
          <table:table-cell office:value-type="float" office:value="186.52">
            <text:p>186.52</text:p>
          </table:table-cell>
          <table:table-cell office:value-type="float" office:value="17.4460647651726">
            <text:p>17.4460647652</text:p>
          </table:table-cell>
          <table:table-cell office:value-type="float" office:value="0.141803921568627">
            <text:p>0.1418039216</text:p>
          </table:table-cell>
          <table:table-cell office:value-type="float" office:value="5.15818584070797">
            <text:p>5.1581858407</text:p>
          </table:table-cell>
          <table:table-cell/>
          <table:table-cell office:value-type="string">
            <text:p>6674</text:p>
          </table:table-cell>
          <table:table-cell office:value-type="string">
            <text:p>6471</text:p>
          </table:table-cell>
          <table:table-cell office:value-type="float" office:value="34.38">
            <text:p>34.38</text:p>
          </table:table-cell>
          <table:table-cell office:value-type="float" office:value="255">
            <text:p>255</text:p>
          </table:table-cell>
          <table:table-cell office:value-type="float" office:value="3094.56">
            <text:p>3094.56</text:p>
          </table:table-cell>
          <table:table-cell office:value-type="float" office:value="186.52">
            <text:p>186.52</text:p>
          </table:table-cell>
          <table:table-cell office:value-type="float" office:value="16.5910358138537">
            <text:p>16.5910358139</text:p>
          </table:table-cell>
          <table:table-cell office:value-type="float" office:value="0.134823529411765">
            <text:p>0.1348235294</text:p>
          </table:table-cell>
          <table:table-cell office:value-type="float" office:value="5.42524723676556">
            <text:p>5.425247236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2.05">
            <text:p>2.05</text:p>
          </table:table-cell>
          <table:table-cell office:value-type="float" office:value="255">
            <text:p>255</text:p>
          </table:table-cell>
          <table:table-cell office:value-type="float" office:value="184.23">
            <text:p>184.23</text:p>
          </table:table-cell>
          <table:table-cell office:value-type="float" office:value="54.09">
            <text:p>54.09</text:p>
          </table:table-cell>
          <table:table-cell office:value-type="float" office:value="3.40599001663894">
            <text:p>3.4059900166</text:p>
          </table:table-cell>
          <table:table-cell office:value-type="float" office:value="0.00803921568627451">
            <text:p>0.0080392157</text:p>
          </table:table-cell>
          <table:table-cell office:value-type="float" office:value="26.3853658536585">
            <text:p>26.3853658537</text:p>
          </table:table-cell>
          <table:table-cell/>
          <table:table-cell office:value-type="string">
            <text:p>6695</text:p>
          </table:table-cell>
          <table:table-cell office:value-type="string">
            <text:p>6471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179.91">
            <text:p>179.91</text:p>
          </table:table-cell>
          <table:table-cell office:value-type="float" office:value="54.09">
            <text:p>54.09</text:p>
          </table:table-cell>
          <table:table-cell office:value-type="float" office:value="3.3261231281198">
            <text:p>3.3261231281</text:p>
          </table:table-cell>
          <table:table-cell office:value-type="float" office:value="0.00784313725490196">
            <text:p>0.0078431373</text:p>
          </table:table-cell>
          <table:table-cell office:value-type="float" office:value="27.045">
            <text:p>27.0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3.72">
            <text:p>3.72</text:p>
          </table:table-cell>
          <table:table-cell office:value-type="float" office:value="255">
            <text:p>255</text:p>
          </table:table-cell>
          <table:table-cell office:value-type="float" office:value="334.44">
            <text:p>334.44</text:p>
          </table:table-cell>
          <table:table-cell office:value-type="float" office:value="0.46">
            <text:p>0.46</text:p>
          </table:table-cell>
          <table:table-cell office:value-type="float" office:value="727.04347826087">
            <text:p>727.0434782609</text:p>
          </table:table-cell>
          <table:table-cell office:value-type="float" office:value="0.0145882352941177">
            <text:p>0.0145882353</text:p>
          </table:table-cell>
          <table:table-cell office:value-type="float" office:value="0.123655913978495">
            <text:p>0.123655914</text:p>
          </table:table-cell>
          <table:table-cell/>
          <table:table-cell office:value-type="string">
            <text:p>6699</text:p>
          </table:table-cell>
          <table:table-cell office:value-type="string">
            <text:p>6471</text:p>
          </table:table-cell>
          <table:table-cell office:value-type="float" office:value="3.4">
            <text:p>3.4</text:p>
          </table:table-cell>
          <table:table-cell office:value-type="float" office:value="255">
            <text:p>255</text:p>
          </table:table-cell>
          <table:table-cell office:value-type="float" office:value="305.55">
            <text:p>305.55</text:p>
          </table:table-cell>
          <table:table-cell office:value-type="float" office:value="0.46">
            <text:p>0.46</text:p>
          </table:table-cell>
          <table:table-cell office:value-type="float" office:value="664.239130434783">
            <text:p>664.2391304348</text:p>
          </table:table-cell>
          <table:table-cell office:value-type="float" office:value="0.0133333333333333">
            <text:p>0.0133333333</text:p>
          </table:table-cell>
          <table:table-cell office:value-type="float" office:value="0.135294117647059">
            <text:p>0.13529411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8.35">
            <text:p>8.35</text:p>
          </table:table-cell>
          <table:table-cell office:value-type="float" office:value="255">
            <text:p>255</text:p>
          </table:table-cell>
          <table:table-cell office:value-type="float" office:value="751.68">
            <text:p>751.68</text:p>
          </table:table-cell>
          <table:table-cell office:value-type="float" office:value="344.43">
            <text:p>344.43</text:p>
          </table:table-cell>
          <table:table-cell office:value-type="float" office:value="2.18238829370264">
            <text:p>2.1823882937</text:p>
          </table:table-cell>
          <table:table-cell office:value-type="float" office:value="0.0327450980392157">
            <text:p>0.032745098</text:p>
          </table:table-cell>
          <table:table-cell office:value-type="float" office:value="41.2491017964072">
            <text:p>41.2491017964</text:p>
          </table:table-cell>
          <table:table-cell/>
          <table:table-cell office:value-type="string">
            <text:p>6716</text:p>
          </table:table-cell>
          <table:table-cell office:value-type="string">
            <text:p>6471</text:p>
          </table:table-cell>
          <table:table-cell office:value-type="float" office:value="8.37">
            <text:p>8.37</text:p>
          </table:table-cell>
          <table:table-cell office:value-type="float" office:value="255">
            <text:p>255</text:p>
          </table:table-cell>
          <table:table-cell office:value-type="float" office:value="752.94">
            <text:p>752.94</text:p>
          </table:table-cell>
          <table:table-cell office:value-type="float" office:value="344.43">
            <text:p>344.43</text:p>
          </table:table-cell>
          <table:table-cell office:value-type="float" office:value="2.18604651162791">
            <text:p>2.1860465116</text:p>
          </table:table-cell>
          <table:table-cell office:value-type="float" office:value="0.0328235294117647">
            <text:p>0.0328235294</text:p>
          </table:table-cell>
          <table:table-cell office:value-type="float" office:value="41.1505376344086">
            <text:p>41.150537634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.47">
            <text:p>1.47</text:p>
          </table:table-cell>
          <table:table-cell office:value-type="float" office:value="255">
            <text:p>255</text:p>
          </table:table-cell>
          <table:table-cell office:value-type="float" office:value="132.03">
            <text:p>132.03</text:p>
          </table:table-cell>
          <table:table-cell office:value-type="float" office:value="3.47">
            <text:p>3.47</text:p>
          </table:table-cell>
          <table:table-cell office:value-type="float" office:value="38.0489913544669">
            <text:p>38.0489913545</text:p>
          </table:table-cell>
          <table:table-cell office:value-type="float" office:value="0.00576470588235294">
            <text:p>0.0057647059</text:p>
          </table:table-cell>
          <table:table-cell office:value-type="float" office:value="2.36054421768707">
            <text:p>2.3605442177</text:p>
          </table:table-cell>
          <table:table-cell/>
          <table:table-cell office:value-type="string">
            <text:p>6738</text:p>
          </table:table-cell>
          <table:table-cell office:value-type="string">
            <text:p>6471</text:p>
          </table:table-cell>
          <table:table-cell office:value-type="float" office:value="1.49">
            <text:p>1.49</text:p>
          </table:table-cell>
          <table:table-cell office:value-type="float" office:value="255">
            <text:p>255</text:p>
          </table:table-cell>
          <table:table-cell office:value-type="float" office:value="134.01">
            <text:p>134.01</text:p>
          </table:table-cell>
          <table:table-cell office:value-type="float" office:value="3.47">
            <text:p>3.47</text:p>
          </table:table-cell>
          <table:table-cell office:value-type="float" office:value="38.6195965417867">
            <text:p>38.6195965418</text:p>
          </table:table-cell>
          <table:table-cell office:value-type="float" office:value="0.00584313725490196">
            <text:p>0.0058431373</text:p>
          </table:table-cell>
          <table:table-cell office:value-type="float" office:value="2.32885906040268">
            <text:p>2.32885906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7.34">
            <text:p>7.34</text:p>
          </table:table-cell>
          <table:table-cell office:value-type="float" office:value="255">
            <text:p>255</text:p>
          </table:table-cell>
          <table:table-cell office:value-type="float" office:value="660.51">
            <text:p>660.51</text:p>
          </table:table-cell>
          <table:table-cell office:value-type="float" office:value="247.05">
            <text:p>247.05</text:p>
          </table:table-cell>
          <table:table-cell office:value-type="float" office:value="2.6735883424408">
            <text:p>2.6735883424</text:p>
          </table:table-cell>
          <table:table-cell office:value-type="float" office:value="0.0287843137254902">
            <text:p>0.0287843137</text:p>
          </table:table-cell>
          <table:table-cell office:value-type="float" office:value="33.658038147139">
            <text:p>33.6580381471</text:p>
          </table:table-cell>
          <table:table-cell/>
          <table:table-cell office:value-type="string">
            <text:p>6843</text:p>
          </table:table-cell>
          <table:table-cell office:value-type="string">
            <text:p>6471</text:p>
          </table:table-cell>
          <table:table-cell office:value-type="float" office:value="7.37">
            <text:p>7.37</text:p>
          </table:table-cell>
          <table:table-cell office:value-type="float" office:value="255">
            <text:p>255</text:p>
          </table:table-cell>
          <table:table-cell office:value-type="float" office:value="663.39">
            <text:p>663.39</text:p>
          </table:table-cell>
          <table:table-cell office:value-type="float" office:value="247.05">
            <text:p>247.05</text:p>
          </table:table-cell>
          <table:table-cell office:value-type="float" office:value="2.68524590163934">
            <text:p>2.6852459016</text:p>
          </table:table-cell>
          <table:table-cell office:value-type="float" office:value="0.0289019607843137">
            <text:p>0.0289019608</text:p>
          </table:table-cell>
          <table:table-cell office:value-type="float" office:value="33.5210312075984">
            <text:p>33.52103120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1.25">
            <text:p>11.25</text:p>
          </table:table-cell>
          <table:table-cell office:value-type="float" office:value="255">
            <text:p>255</text:p>
          </table:table-cell>
          <table:table-cell office:value-type="float" office:value="1012.23">
            <text:p>1012.23</text:p>
          </table:table-cell>
          <table:table-cell office:value-type="float" office:value="14.38">
            <text:p>14.38</text:p>
          </table:table-cell>
          <table:table-cell office:value-type="float" office:value="70.3915159944367">
            <text:p>70.3915159944</text:p>
          </table:table-cell>
          <table:table-cell office:value-type="float" office:value="0.0441176470588235">
            <text:p>0.0441176471</text:p>
          </table:table-cell>
          <table:table-cell office:value-type="float" office:value="1.27822222222222">
            <text:p>1.2782222222</text:p>
          </table:table-cell>
          <table:table-cell/>
          <table:table-cell office:value-type="string">
            <text:p>6879</text:p>
          </table:table-cell>
          <table:table-cell office:value-type="string">
            <text:p>6471</text:p>
          </table:table-cell>
          <table:table-cell office:value-type="float" office:value="11.22">
            <text:p>11.22</text:p>
          </table:table-cell>
          <table:table-cell office:value-type="float" office:value="255">
            <text:p>255</text:p>
          </table:table-cell>
          <table:table-cell office:value-type="float" office:value="1009.89">
            <text:p>1009.89</text:p>
          </table:table-cell>
          <table:table-cell office:value-type="float" office:value="14.38">
            <text:p>14.38</text:p>
          </table:table-cell>
          <table:table-cell office:value-type="float" office:value="70.2287899860918">
            <text:p>70.2287899861</text:p>
          </table:table-cell>
          <table:table-cell office:value-type="float" office:value="0.044">
            <text:p>0.044</text:p>
          </table:table-cell>
          <table:table-cell office:value-type="float" office:value="1.28163992869875">
            <text:p>1.281639928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7.74">
            <text:p>7.74</text:p>
          </table:table-cell>
          <table:table-cell office:value-type="float" office:value="255">
            <text:p>255</text:p>
          </table:table-cell>
          <table:table-cell office:value-type="float" office:value="696.69">
            <text:p>696.69</text:p>
          </table:table-cell>
          <table:table-cell office:value-type="float" office:value="325.08">
            <text:p>325.08</text:p>
          </table:table-cell>
          <table:table-cell office:value-type="float" office:value="2.14313399778516">
            <text:p>2.1431339978</text:p>
          </table:table-cell>
          <table:table-cell office:value-type="float" office:value="0.0303529411764706">
            <text:p>0.0303529412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6892</text:p>
          </table:table-cell>
          <table:table-cell office:value-type="string">
            <text:p>6471</text:p>
          </table:table-cell>
          <table:table-cell office:value-type="float" office:value="7.63">
            <text:p>7.63</text:p>
          </table:table-cell>
          <table:table-cell office:value-type="float" office:value="255">
            <text:p>255</text:p>
          </table:table-cell>
          <table:table-cell office:value-type="float" office:value="686.34">
            <text:p>686.34</text:p>
          </table:table-cell>
          <table:table-cell office:value-type="float" office:value="325.08">
            <text:p>325.08</text:p>
          </table:table-cell>
          <table:table-cell office:value-type="float" office:value="2.11129568106312">
            <text:p>2.1112956811</text:p>
          </table:table-cell>
          <table:table-cell office:value-type="float" office:value="0.029921568627451">
            <text:p>0.0299215686</text:p>
          </table:table-cell>
          <table:table-cell office:value-type="float" office:value="42.605504587156">
            <text:p>42.60550458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.34">
            <text:p>1.34</text:p>
          </table:table-cell>
          <table:table-cell office:value-type="float" office:value="255">
            <text:p>255</text:p>
          </table:table-cell>
          <table:table-cell office:value-type="float" office:value="120.6">
            <text:p>120.6</text:p>
          </table:table-cell>
          <table:table-cell office:value-type="float" office:value="56.52">
            <text:p>56.52</text:p>
          </table:table-cell>
          <table:table-cell office:value-type="float" office:value="2.13375796178344">
            <text:p>2.1337579618</text:p>
          </table:table-cell>
          <table:table-cell office:value-type="float" office:value="0.00525490196078431">
            <text:p>0.005254902</text:p>
          </table:table-cell>
          <table:table-cell office:value-type="float" office:value="42.1791044776119">
            <text:p>42.1791044776</text:p>
          </table:table-cell>
          <table:table-cell/>
          <table:table-cell office:value-type="string">
            <text:p>6945</text:p>
          </table:table-cell>
          <table:table-cell office:value-type="string">
            <text:p>6471</text:p>
          </table:table-cell>
          <table:table-cell office:value-type="float" office:value="1.25">
            <text:p>1.25</text:p>
          </table:table-cell>
          <table:table-cell office:value-type="float" office:value="255">
            <text:p>255</text:p>
          </table:table-cell>
          <table:table-cell office:value-type="float" office:value="112.05">
            <text:p>112.05</text:p>
          </table:table-cell>
          <table:table-cell office:value-type="float" office:value="56.52">
            <text:p>56.52</text:p>
          </table:table-cell>
          <table:table-cell office:value-type="float" office:value="1.98248407643312">
            <text:p>1.9824840764</text:p>
          </table:table-cell>
          <table:table-cell office:value-type="float" office:value="0.00490196078431373">
            <text:p>0.0049019608</text:p>
          </table:table-cell>
          <table:table-cell office:value-type="float" office:value="45.216">
            <text:p>45.2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1.98">
            <text:p>1.98</text:p>
          </table:table-cell>
          <table:table-cell office:value-type="float" office:value="255">
            <text:p>255</text:p>
          </table:table-cell>
          <table:table-cell office:value-type="float" office:value="178.47">
            <text:p>178.47</text:p>
          </table:table-cell>
          <table:table-cell office:value-type="float" office:value="6.71">
            <text:p>6.71</text:p>
          </table:table-cell>
          <table:table-cell office:value-type="float" office:value="26.5976154992548">
            <text:p>26.5976154993</text:p>
          </table:table-cell>
          <table:table-cell office:value-type="float" office:value="0.00776470588235294">
            <text:p>0.0077647059</text:p>
          </table:table-cell>
          <table:table-cell office:value-type="float" office:value="3.38888888888889">
            <text:p>3.3888888889</text:p>
          </table:table-cell>
          <table:table-cell/>
          <table:table-cell office:value-type="string">
            <text:p>6948</text:p>
          </table:table-cell>
          <table:table-cell office:value-type="string">
            <text:p>6471</text:p>
          </table:table-cell>
          <table:table-cell office:value-type="float" office:value="1.92">
            <text:p>1.92</text:p>
          </table:table-cell>
          <table:table-cell office:value-type="float" office:value="255">
            <text:p>255</text:p>
          </table:table-cell>
          <table:table-cell office:value-type="float" office:value="172.98">
            <text:p>172.98</text:p>
          </table:table-cell>
          <table:table-cell office:value-type="float" office:value="6.71">
            <text:p>6.71</text:p>
          </table:table-cell>
          <table:table-cell office:value-type="float" office:value="25.779433681073">
            <text:p>25.7794336811</text:p>
          </table:table-cell>
          <table:table-cell office:value-type="float" office:value="0.00752941176470588">
            <text:p>0.0075294118</text:p>
          </table:table-cell>
          <table:table-cell office:value-type="float" office:value="3.49479166666667">
            <text:p>3.49479166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8.01">
            <text:p>8.01</text:p>
          </table:table-cell>
          <table:table-cell office:value-type="float" office:value="255">
            <text:p>255</text:p>
          </table:table-cell>
          <table:table-cell office:value-type="float" office:value="721.26">
            <text:p>721.26</text:p>
          </table:table-cell>
          <table:table-cell office:value-type="float" office:value="55.3">
            <text:p>55.3</text:p>
          </table:table-cell>
          <table:table-cell office:value-type="float" office:value="13.0426763110307">
            <text:p>13.042676311</text:p>
          </table:table-cell>
          <table:table-cell office:value-type="float" office:value="0.0314117647058824">
            <text:p>0.0314117647</text:p>
          </table:table-cell>
          <table:table-cell office:value-type="float" office:value="6.90387016229713">
            <text:p>6.9038701623</text:p>
          </table:table-cell>
          <table:table-cell/>
          <table:table-cell office:value-type="string">
            <text:p>6971</text:p>
          </table:table-cell>
          <table:table-cell office:value-type="string">
            <text:p>6471</text:p>
          </table:table-cell>
          <table:table-cell office:value-type="float" office:value="7.96">
            <text:p>7.96</text:p>
          </table:table-cell>
          <table:table-cell office:value-type="float" office:value="255">
            <text:p>255</text:p>
          </table:table-cell>
          <table:table-cell office:value-type="float" office:value="716.49">
            <text:p>716.49</text:p>
          </table:table-cell>
          <table:table-cell office:value-type="float" office:value="55.3">
            <text:p>55.3</text:p>
          </table:table-cell>
          <table:table-cell office:value-type="float" office:value="12.9564195298373">
            <text:p>12.9564195298</text:p>
          </table:table-cell>
          <table:table-cell office:value-type="float" office:value="0.0312156862745098">
            <text:p>0.0312156863</text:p>
          </table:table-cell>
          <table:table-cell office:value-type="float" office:value="6.94723618090452">
            <text:p>6.94723618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6.42">
            <text:p>6.42</text:p>
          </table:table-cell>
          <table:table-cell office:value-type="float" office:value="255">
            <text:p>255</text:p>
          </table:table-cell>
          <table:table-cell office:value-type="float" office:value="578.07">
            <text:p>578.07</text:p>
          </table:table-cell>
          <table:table-cell office:value-type="float" office:value="201.03">
            <text:p>201.03</text:p>
          </table:table-cell>
          <table:table-cell office:value-type="float" office:value="2.87554096403522">
            <text:p>2.875540964</text:p>
          </table:table-cell>
          <table:table-cell office:value-type="float" office:value="0.0251764705882353">
            <text:p>0.0251764706</text:p>
          </table:table-cell>
          <table:table-cell office:value-type="float" office:value="31.3130841121495">
            <text:p>31.3130841121</text:p>
          </table:table-cell>
          <table:table-cell/>
          <table:table-cell office:value-type="string">
            <text:p>7021</text:p>
          </table:table-cell>
          <table:table-cell office:value-type="string">
            <text:p>6471</text:p>
          </table:table-cell>
          <table:table-cell office:value-type="float" office:value="6.41">
            <text:p>6.41</text:p>
          </table:table-cell>
          <table:table-cell office:value-type="float" office:value="255">
            <text:p>255</text:p>
          </table:table-cell>
          <table:table-cell office:value-type="float" office:value="577.08">
            <text:p>577.08</text:p>
          </table:table-cell>
          <table:table-cell office:value-type="float" office:value="201.03">
            <text:p>201.03</text:p>
          </table:table-cell>
          <table:table-cell office:value-type="float" office:value="2.8706163259215">
            <text:p>2.8706163259</text:p>
          </table:table-cell>
          <table:table-cell office:value-type="float" office:value="0.0251372549019608">
            <text:p>0.0251372549</text:p>
          </table:table-cell>
          <table:table-cell office:value-type="float" office:value="31.3619344773791">
            <text:p>31.36193447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1.53">
            <text:p>1.53</text:p>
          </table:table-cell>
          <table:table-cell office:value-type="float" office:value="255">
            <text:p>255</text:p>
          </table:table-cell>
          <table:table-cell office:value-type="float" office:value="137.34">
            <text:p>137.34</text:p>
          </table:table-cell>
          <table:table-cell office:value-type="float" office:value="12.97">
            <text:p>12.97</text:p>
          </table:table-cell>
          <table:table-cell office:value-type="float" office:value="10.5890516576716">
            <text:p>10.5890516577</text:p>
          </table:table-cell>
          <table:table-cell office:value-type="float" office:value="0.006">
            <text:p>0.006</text:p>
          </table:table-cell>
          <table:table-cell office:value-type="float" office:value="8.47712418300654">
            <text:p>8.477124183</text:p>
          </table:table-cell>
          <table:table-cell/>
          <table:table-cell office:value-type="string">
            <text:p>6214</text:p>
          </table:table-cell>
          <table:table-cell office:value-type="string">
            <text:p>6471</text:p>
          </table:table-cell>
          <table:table-cell office:value-type="float" office:value="1.56">
            <text:p>1.56</text:p>
          </table:table-cell>
          <table:table-cell office:value-type="float" office:value="255">
            <text:p>255</text:p>
          </table:table-cell>
          <table:table-cell office:value-type="float" office:value="140.76">
            <text:p>140.76</text:p>
          </table:table-cell>
          <table:table-cell office:value-type="float" office:value="12.97">
            <text:p>12.97</text:p>
          </table:table-cell>
          <table:table-cell office:value-type="float" office:value="10.8527370855821">
            <text:p>10.8527370856</text:p>
          </table:table-cell>
          <table:table-cell office:value-type="float" office:value="0.00611764705882353">
            <text:p>0.0061176471</text:p>
          </table:table-cell>
          <table:table-cell office:value-type="float" office:value="8.31410256410256">
            <text:p>8.31410256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7.32">
            <text:p>7.32</text:p>
          </table:table-cell>
          <table:table-cell office:value-type="float" office:value="255">
            <text:p>255</text:p>
          </table:table-cell>
          <table:table-cell office:value-type="float" office:value="658.8">
            <text:p>658.8</text:p>
          </table:table-cell>
          <table:table-cell office:value-type="float" office:value="323.69">
            <text:p>323.69</text:p>
          </table:table-cell>
          <table:table-cell office:value-type="float" office:value="2.03528066977664">
            <text:p>2.0352806698</text:p>
          </table:table-cell>
          <table:table-cell office:value-type="float" office:value="0.0287058823529412">
            <text:p>0.0287058824</text:p>
          </table:table-cell>
          <table:table-cell office:value-type="float" office:value="44.2199453551913">
            <text:p>44.2199453552</text:p>
          </table:table-cell>
          <table:table-cell/>
          <table:table-cell office:value-type="string">
            <text:p>6423</text:p>
          </table:table-cell>
          <table:table-cell office:value-type="string">
            <text:p>6471</text:p>
          </table:table-cell>
          <table:table-cell office:value-type="float" office:value="7.38">
            <text:p>7.38</text:p>
          </table:table-cell>
          <table:table-cell office:value-type="float" office:value="255">
            <text:p>255</text:p>
          </table:table-cell>
          <table:table-cell office:value-type="float" office:value="663.93">
            <text:p>663.93</text:p>
          </table:table-cell>
          <table:table-cell office:value-type="float" office:value="323.69">
            <text:p>323.69</text:p>
          </table:table-cell>
          <table:table-cell office:value-type="float" office:value="2.05112916679539">
            <text:p>2.0511291668</text:p>
          </table:table-cell>
          <table:table-cell office:value-type="float" office:value="0.0289411764705882">
            <text:p>0.0289411765</text:p>
          </table:table-cell>
          <table:table-cell office:value-type="float" office:value="43.860433604336">
            <text:p>43.86043360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7.4">
            <text:p>7.4</text:p>
          </table:table-cell>
          <table:table-cell office:value-type="float" office:value="255">
            <text:p>255</text:p>
          </table:table-cell>
          <table:table-cell office:value-type="float" office:value="665.82">
            <text:p>665.82</text:p>
          </table:table-cell>
          <table:table-cell office:value-type="float" office:value="118.74">
            <text:p>118.74</text:p>
          </table:table-cell>
          <table:table-cell office:value-type="float" office:value="5.60737746336534">
            <text:p>5.6073774634</text:p>
          </table:table-cell>
          <table:table-cell office:value-type="float" office:value="0.0290196078431373">
            <text:p>0.0290196078</text:p>
          </table:table-cell>
          <table:table-cell office:value-type="float" office:value="16.045945945946">
            <text:p>16.0459459459</text:p>
          </table:table-cell>
          <table:table-cell/>
          <table:table-cell office:value-type="string">
            <text:p>6499</text:p>
          </table:table-cell>
          <table:table-cell office:value-type="string">
            <text:p>6471</text:p>
          </table:table-cell>
          <table:table-cell office:value-type="float" office:value="7.43">
            <text:p>7.43</text:p>
          </table:table-cell>
          <table:table-cell office:value-type="float" office:value="255">
            <text:p>255</text:p>
          </table:table-cell>
          <table:table-cell office:value-type="float" office:value="668.34">
            <text:p>668.34</text:p>
          </table:table-cell>
          <table:table-cell office:value-type="float" office:value="118.74">
            <text:p>118.74</text:p>
          </table:table-cell>
          <table:table-cell office:value-type="float" office:value="5.62860030318343">
            <text:p>5.6286003032</text:p>
          </table:table-cell>
          <table:table-cell office:value-type="float" office:value="0.0291372549019608">
            <text:p>0.0291372549</text:p>
          </table:table-cell>
          <table:table-cell office:value-type="float" office:value="15.9811574697174">
            <text:p>15.981157469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180.18">
            <text:p>180.18</text:p>
          </table:table-cell>
          <table:table-cell office:value-type="float" office:value="56.52">
            <text:p>56.52</text:p>
          </table:table-cell>
          <table:table-cell office:value-type="float" office:value="3.18789808917197">
            <text:p>3.1878980892</text:p>
          </table:table-cell>
          <table:table-cell office:value-type="float" office:value="0.00784313725490196">
            <text:p>0.0078431373</text:p>
          </table:table-cell>
          <table:table-cell office:value-type="float" office:value="28.26">
            <text:p>28.26</text:p>
          </table:table-cell>
          <table:table-cell/>
          <table:table-cell office:value-type="string">
            <text:p>6559</text:p>
          </table:table-cell>
          <table:table-cell office:value-type="string">
            <text:p>6471</text:p>
          </table:table-cell>
          <table:table-cell office:value-type="float" office:value="1.96">
            <text:p>1.96</text:p>
          </table:table-cell>
          <table:table-cell office:value-type="float" office:value="255">
            <text:p>255</text:p>
          </table:table-cell>
          <table:table-cell office:value-type="float" office:value="176.67">
            <text:p>176.67</text:p>
          </table:table-cell>
          <table:table-cell office:value-type="float" office:value="56.52">
            <text:p>56.52</text:p>
          </table:table-cell>
          <table:table-cell office:value-type="float" office:value="3.12579617834395">
            <text:p>3.1257961783</text:p>
          </table:table-cell>
          <table:table-cell office:value-type="float" office:value="0.00768627450980392">
            <text:p>0.0076862745</text:p>
          </table:table-cell>
          <table:table-cell office:value-type="float" office:value="28.8367346938775">
            <text:p>28.8367346939</text:p>
          </table:table-cell>
          <table:table-cell table:number-columns-repeated="1005"/>
        </table:table-row>
        <table:table-row table:style-name="ro1">
          <table:table-cell office:value-type="string">
            <text:p>6499</text:p>
          </table:table-cell>
          <table:table-cell office:value-type="string">
            <text:p>6087</text:p>
          </table:table-cell>
          <table:table-cell office:value-type="float" office:value="7.48">
            <text:p>7.48</text:p>
          </table:table-cell>
          <table:table-cell office:value-type="float" office:value="8">
            <text:p>8</text:p>
          </table:table-cell>
          <table:table-cell office:value-type="float" office:value="673.02">
            <text:p>673.02</text:p>
          </table:table-cell>
          <table:table-cell office:value-type="float" office:value="89.1">
            <text:p>89.1</text:p>
          </table:table-cell>
          <table:table-cell office:value-type="float" office:value="7.55353535353535">
            <text:p>7.5535353535</text:p>
          </table:table-cell>
          <table:table-cell office:value-type="float" office:value="0.935">
            <text:p>0.935</text:p>
          </table:table-cell>
          <table:table-cell office:value-type="float" office:value="11.9117647058824">
            <text:p>11.9117647059</text:p>
          </table:table-cell>
          <table:table-cell/>
          <table:table-cell office:value-type="string">
            <text:p>6087</text:p>
          </table:table-cell>
          <table:table-cell office:value-type="string">
            <text:p>6499</text:p>
          </table:table-cell>
          <table:table-cell office:value-type="float" office:value="7.44">
            <text:p>7.44</text:p>
          </table:table-cell>
          <table:table-cell office:value-type="float" office:value="8">
            <text:p>8</text:p>
          </table:table-cell>
          <table:table-cell office:value-type="float" office:value="669.42">
            <text:p>669.42</text:p>
          </table:table-cell>
          <table:table-cell office:value-type="float" office:value="89.1">
            <text:p>89.1</text:p>
          </table:table-cell>
          <table:table-cell office:value-type="float" office:value="7.51313131313131">
            <text:p>7.5131313131</text:p>
          </table:table-cell>
          <table:table-cell office:value-type="float" office:value="0.93">
            <text:p>0.93</text:p>
          </table:table-cell>
          <table:table-cell office:value-type="float" office:value="11.9758064516129">
            <text:p>11.97580645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13.69">
            <text:p>13.69</text:p>
          </table:table-cell>
          <table:table-cell office:value-type="float" office:value="11">
            <text:p>11</text:p>
          </table:table-cell>
          <table:table-cell office:value-type="float" office:value="1231.74">
            <text:p>1231.74</text:p>
          </table:table-cell>
          <table:table-cell office:value-type="float" office:value="184.82">
            <text:p>184.82</text:p>
          </table:table-cell>
          <table:table-cell office:value-type="float" office:value="6.66453846986257">
            <text:p>6.6645384699</text:p>
          </table:table-cell>
          <table:table-cell office:value-type="float" office:value="1.24454545454545">
            <text:p>1.2445454545</text:p>
          </table:table-cell>
          <table:table-cell office:value-type="float" office:value="13.500365230095">
            <text:p>13.5003652301</text:p>
          </table:table-cell>
          <table:table-cell/>
          <table:table-cell office:value-type="string">
            <text:p>6182</text:p>
          </table:table-cell>
          <table:table-cell office:value-type="string">
            <text:p>6499</text:p>
          </table:table-cell>
          <table:table-cell office:value-type="float" office:value="13.72">
            <text:p>13.72</text:p>
          </table:table-cell>
          <table:table-cell office:value-type="float" office:value="11">
            <text:p>11</text:p>
          </table:table-cell>
          <table:table-cell office:value-type="float" office:value="1234.71">
            <text:p>1234.71</text:p>
          </table:table-cell>
          <table:table-cell office:value-type="float" office:value="184.82">
            <text:p>184.82</text:p>
          </table:table-cell>
          <table:table-cell office:value-type="float" office:value="6.68060815929012">
            <text:p>6.6806081593</text:p>
          </table:table-cell>
          <table:table-cell office:value-type="float" office:value="1.24727272727273">
            <text:p>1.2472727273</text:p>
          </table:table-cell>
          <table:table-cell office:value-type="float" office:value="13.4708454810496">
            <text:p>13.4708454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7.22">
            <text:p>7.22</text:p>
          </table:table-cell>
          <table:table-cell office:value-type="float" office:value="8">
            <text:p>8</text:p>
          </table:table-cell>
          <table:table-cell office:value-type="float" office:value="650.07">
            <text:p>650.07</text:p>
          </table:table-cell>
          <table:table-cell office:value-type="float" office:value="91.08">
            <text:p>91.08</text:p>
          </table:table-cell>
          <table:table-cell office:value-type="float" office:value="7.13735177865613">
            <text:p>7.1373517787</text:p>
          </table:table-cell>
          <table:table-cell office:value-type="float" office:value="0.9025">
            <text:p>0.9025</text:p>
          </table:table-cell>
          <table:table-cell office:value-type="float" office:value="12.6149584487535">
            <text:p>12.6149584488</text:p>
          </table:table-cell>
          <table:table-cell/>
          <table:table-cell office:value-type="string">
            <text:p>6382</text:p>
          </table:table-cell>
          <table:table-cell office:value-type="string">
            <text:p>6499</text:p>
          </table:table-cell>
          <table:table-cell office:value-type="float" office:value="7.27">
            <text:p>7.27</text:p>
          </table:table-cell>
          <table:table-cell office:value-type="float" office:value="8">
            <text:p>8</text:p>
          </table:table-cell>
          <table:table-cell office:value-type="float" office:value="653.94">
            <text:p>653.94</text:p>
          </table:table-cell>
          <table:table-cell office:value-type="float" office:value="91.08">
            <text:p>91.08</text:p>
          </table:table-cell>
          <table:table-cell office:value-type="float" office:value="7.1798418972332">
            <text:p>7.1798418972</text:p>
          </table:table-cell>
          <table:table-cell office:value-type="float" office:value="0.90875">
            <text:p>0.90875</text:p>
          </table:table-cell>
          <table:table-cell office:value-type="float" office:value="12.5281980742779">
            <text:p>12.52819807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11.27">
            <text:p>11.27</text:p>
          </table:table-cell>
          <table:table-cell office:value-type="float" office:value="9">
            <text:p>9</text:p>
          </table:table-cell>
          <table:table-cell office:value-type="float" office:value="1013.94">
            <text:p>1013.94</text:p>
          </table:table-cell>
          <table:table-cell office:value-type="float" office:value="88.74">
            <text:p>88.74</text:p>
          </table:table-cell>
          <table:table-cell office:value-type="float" office:value="11.4259634888438">
            <text:p>11.4259634888</text:p>
          </table:table-cell>
          <table:table-cell office:value-type="float" office:value="1.25222222222222">
            <text:p>1.2522222222</text:p>
          </table:table-cell>
          <table:table-cell office:value-type="float" office:value="7.87400177462289">
            <text:p>7.8740017746</text:p>
          </table:table-cell>
          <table:table-cell/>
          <table:table-cell office:value-type="string">
            <text:p>6405</text:p>
          </table:table-cell>
          <table:table-cell office:value-type="string">
            <text:p>6499</text:p>
          </table:table-cell>
          <table:table-cell office:value-type="float" office:value="11.36">
            <text:p>11.36</text:p>
          </table:table-cell>
          <table:table-cell office:value-type="float" office:value="13">
            <text:p>13</text:p>
          </table:table-cell>
          <table:table-cell office:value-type="float" office:value="1022.13">
            <text:p>1022.13</text:p>
          </table:table-cell>
          <table:table-cell office:value-type="float" office:value="88.74">
            <text:p>88.74</text:p>
          </table:table-cell>
          <table:table-cell office:value-type="float" office:value="11.5182555780933">
            <text:p>11.5182555781</text:p>
          </table:table-cell>
          <table:table-cell office:value-type="float" office:value="0.873846153846154">
            <text:p>0.8738461538</text:p>
          </table:table-cell>
          <table:table-cell office:value-type="float" office:value="7.81161971830986">
            <text:p>7.811619718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10.79">
            <text:p>10.79</text:p>
          </table:table-cell>
          <table:table-cell office:value-type="float" office:value="15">
            <text:p>15</text:p>
          </table:table-cell>
          <table:table-cell office:value-type="float" office:value="971.1">
            <text:p>971.1</text:p>
          </table:table-cell>
          <table:table-cell office:value-type="float" office:value="119.95">
            <text:p>119.95</text:p>
          </table:table-cell>
          <table:table-cell office:value-type="float" office:value="8.09587328053356">
            <text:p>8.0958732805</text:p>
          </table:table-cell>
          <table:table-cell office:value-type="float" office:value="0.719333333333333">
            <text:p>0.7193333333</text:p>
          </table:table-cell>
          <table:table-cell office:value-type="float" office:value="11.1167747914736">
            <text:p>11.1167747915</text:p>
          </table:table-cell>
          <table:table-cell/>
          <table:table-cell office:value-type="string">
            <text:p>6446</text:p>
          </table:table-cell>
          <table:table-cell office:value-type="string">
            <text:p>6499</text:p>
          </table:table-cell>
          <table:table-cell office:value-type="float" office:value="10.84">
            <text:p>10.84</text:p>
          </table:table-cell>
          <table:table-cell office:value-type="float" office:value="10">
            <text:p>10</text:p>
          </table:table-cell>
          <table:table-cell office:value-type="float" office:value="975.69">
            <text:p>975.69</text:p>
          </table:table-cell>
          <table:table-cell office:value-type="float" office:value="119.95">
            <text:p>119.95</text:p>
          </table:table-cell>
          <table:table-cell office:value-type="float" office:value="8.13413922467695">
            <text:p>8.1341392247</text:p>
          </table:table-cell>
          <table:table-cell office:value-type="float" office:value="1.084">
            <text:p>1.084</text:p>
          </table:table-cell>
          <table:table-cell office:value-type="float" office:value="11.0654981549816">
            <text:p>11.0654981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15.37">
            <text:p>15.37</text:p>
          </table:table-cell>
          <table:table-cell office:value-type="float" office:value="10">
            <text:p>10</text:p>
          </table:table-cell>
          <table:table-cell office:value-type="float" office:value="1383.03">
            <text:p>1383.03</text:p>
          </table:table-cell>
          <table:table-cell office:value-type="float" office:value="88.7">
            <text:p>88.7</text:p>
          </table:table-cell>
          <table:table-cell office:value-type="float" office:value="15.5922209695603">
            <text:p>15.5922209696</text:p>
          </table:table-cell>
          <table:table-cell office:value-type="float" office:value="1.537">
            <text:p>1.537</text:p>
          </table:table-cell>
          <table:table-cell office:value-type="float" office:value="5.77098243331165">
            <text:p>5.7709824333</text:p>
          </table:table-cell>
          <table:table-cell/>
          <table:table-cell office:value-type="string">
            <text:p>6451</text:p>
          </table:table-cell>
          <table:table-cell office:value-type="string">
            <text:p>6499</text:p>
          </table:table-cell>
          <table:table-cell office:value-type="float" office:value="15.32">
            <text:p>15.32</text:p>
          </table:table-cell>
          <table:table-cell office:value-type="float" office:value="10">
            <text:p>10</text:p>
          </table:table-cell>
          <table:table-cell office:value-type="float" office:value="1379.07">
            <text:p>1379.07</text:p>
          </table:table-cell>
          <table:table-cell office:value-type="float" office:value="88.7">
            <text:p>88.7</text:p>
          </table:table-cell>
          <table:table-cell office:value-type="float" office:value="15.5475760992108">
            <text:p>15.5475760992</text:p>
          </table:table-cell>
          <table:table-cell office:value-type="float" office:value="1.532">
            <text:p>1.532</text:p>
          </table:table-cell>
          <table:table-cell office:value-type="float" office:value="5.78981723237598">
            <text:p>5.789817232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7.43">
            <text:p>7.43</text:p>
          </table:table-cell>
          <table:table-cell office:value-type="float" office:value="255">
            <text:p>255</text:p>
          </table:table-cell>
          <table:table-cell office:value-type="float" office:value="668.34">
            <text:p>668.34</text:p>
          </table:table-cell>
          <table:table-cell office:value-type="float" office:value="118.74">
            <text:p>118.74</text:p>
          </table:table-cell>
          <table:table-cell office:value-type="float" office:value="5.62860030318343">
            <text:p>5.6286003032</text:p>
          </table:table-cell>
          <table:table-cell office:value-type="float" office:value="0.0291372549019608">
            <text:p>0.0291372549</text:p>
          </table:table-cell>
          <table:table-cell office:value-type="float" office:value="15.9811574697174">
            <text:p>15.9811574697</text:p>
          </table:table-cell>
          <table:table-cell/>
          <table:table-cell office:value-type="string">
            <text:p>6471</text:p>
          </table:table-cell>
          <table:table-cell office:value-type="string">
            <text:p>6499</text:p>
          </table:table-cell>
          <table:table-cell office:value-type="float" office:value="7.4">
            <text:p>7.4</text:p>
          </table:table-cell>
          <table:table-cell office:value-type="float" office:value="255">
            <text:p>255</text:p>
          </table:table-cell>
          <table:table-cell office:value-type="float" office:value="665.82">
            <text:p>665.82</text:p>
          </table:table-cell>
          <table:table-cell office:value-type="float" office:value="118.74">
            <text:p>118.74</text:p>
          </table:table-cell>
          <table:table-cell office:value-type="float" office:value="5.60737746336534">
            <text:p>5.6073774634</text:p>
          </table:table-cell>
          <table:table-cell office:value-type="float" office:value="0.0290196078431373">
            <text:p>0.0290196078</text:p>
          </table:table-cell>
          <table:table-cell office:value-type="float" office:value="16.045945945946">
            <text:p>16.04594594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11.87">
            <text:p>11.87</text:p>
          </table:table-cell>
          <table:table-cell office:value-type="float" office:value="13">
            <text:p>13</text:p>
          </table:table-cell>
          <table:table-cell office:value-type="float" office:value="1068.48">
            <text:p>1068.48</text:p>
          </table:table-cell>
          <table:table-cell office:value-type="float" office:value="207.64">
            <text:p>207.64</text:p>
          </table:table-cell>
          <table:table-cell office:value-type="float" office:value="5.14582931997688">
            <text:p>5.14582932</text:p>
          </table:table-cell>
          <table:table-cell office:value-type="float" office:value="0.913076923076923">
            <text:p>0.9130769231</text:p>
          </table:table-cell>
          <table:table-cell office:value-type="float" office:value="17.4928390901432">
            <text:p>17.4928390901</text:p>
          </table:table-cell>
          <table:table-cell/>
          <table:table-cell office:value-type="string">
            <text:p>6501</text:p>
          </table:table-cell>
          <table:table-cell office:value-type="string">
            <text:p>6499</text:p>
          </table:table-cell>
          <table:table-cell office:value-type="float" office:value="11.79">
            <text:p>11.79</text:p>
          </table:table-cell>
          <table:table-cell office:value-type="float" office:value="13">
            <text:p>13</text:p>
          </table:table-cell>
          <table:table-cell office:value-type="float" office:value="1061.28">
            <text:p>1061.28</text:p>
          </table:table-cell>
          <table:table-cell office:value-type="float" office:value="207.64">
            <text:p>207.64</text:p>
          </table:table-cell>
          <table:table-cell office:value-type="float" office:value="5.11115392024658">
            <text:p>5.1111539202</text:p>
          </table:table-cell>
          <table:table-cell office:value-type="float" office:value="0.906923076923077">
            <text:p>0.9069230769</text:p>
          </table:table-cell>
          <table:table-cell office:value-type="float" office:value="17.6115351993215">
            <text:p>17.61153519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9.36">
            <text:p>9.36</text:p>
          </table:table-cell>
          <table:table-cell office:value-type="float" office:value="11">
            <text:p>11</text:p>
          </table:table-cell>
          <table:table-cell office:value-type="float" office:value="842.49">
            <text:p>842.49</text:p>
          </table:table-cell>
          <table:table-cell office:value-type="float" office:value="71.62">
            <text:p>71.62</text:p>
          </table:table-cell>
          <table:table-cell office:value-type="float" office:value="11.763334264172">
            <text:p>11.7633342642</text:p>
          </table:table-cell>
          <table:table-cell office:value-type="float" office:value="0.850909090909091">
            <text:p>0.8509090909</text:p>
          </table:table-cell>
          <table:table-cell office:value-type="float" office:value="7.6517094017094">
            <text:p>7.6517094017</text:p>
          </table:table-cell>
          <table:table-cell/>
          <table:table-cell office:value-type="string">
            <text:p>6512</text:p>
          </table:table-cell>
          <table:table-cell office:value-type="string">
            <text:p>6499</text:p>
          </table:table-cell>
          <table:table-cell office:value-type="float" office:value="9.36">
            <text:p>9.36</text:p>
          </table:table-cell>
          <table:table-cell office:value-type="float" office:value="10">
            <text:p>10</text:p>
          </table:table-cell>
          <table:table-cell office:value-type="float" office:value="842.76">
            <text:p>842.76</text:p>
          </table:table-cell>
          <table:table-cell office:value-type="float" office:value="71.62">
            <text:p>71.62</text:p>
          </table:table-cell>
          <table:table-cell office:value-type="float" office:value="11.7671041608489">
            <text:p>11.7671041608</text:p>
          </table:table-cell>
          <table:table-cell office:value-type="float" office:value="0.936">
            <text:p>0.936</text:p>
          </table:table-cell>
          <table:table-cell office:value-type="float" office:value="7.6517094017094">
            <text:p>7.65170940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5.15">
            <text:p>5.15</text:p>
          </table:table-cell>
          <table:table-cell office:value-type="float" office:value="1">
            <text:p>1</text:p>
          </table:table-cell>
          <table:table-cell office:value-type="float" office:value="463.23">
            <text:p>463.23</text:p>
          </table:table-cell>
          <table:table-cell office:value-type="float" office:value="139.2">
            <text:p>139.2</text:p>
          </table:table-cell>
          <table:table-cell office:value-type="float" office:value="3.32780172413793">
            <text:p>3.3278017241</text:p>
          </table:table-cell>
          <table:table-cell office:value-type="float" office:value="5.15">
            <text:p>5.15</text:p>
          </table:table-cell>
          <table:table-cell office:value-type="float" office:value="27.0291262135922">
            <text:p>27.0291262136</text:p>
          </table:table-cell>
          <table:table-cell/>
          <table:table-cell office:value-type="string">
            <text:p>6515</text:p>
          </table:table-cell>
          <table:table-cell office:value-type="string">
            <text:p>6499</text:p>
          </table:table-cell>
          <table:table-cell office:value-type="float" office:value="5.28">
            <text:p>5.28</text:p>
          </table:table-cell>
          <table:table-cell office:value-type="float" office:value="1">
            <text:p>1</text:p>
          </table:table-cell>
          <table:table-cell office:value-type="float" office:value="474.75">
            <text:p>474.75</text:p>
          </table:table-cell>
          <table:table-cell office:value-type="float" office:value="139.2">
            <text:p>139.2</text:p>
          </table:table-cell>
          <table:table-cell office:value-type="float" office:value="3.41056034482759">
            <text:p>3.4105603448</text:p>
          </table:table-cell>
          <table:table-cell office:value-type="float" office:value="5.28">
            <text:p>5.28</text:p>
          </table:table-cell>
          <table:table-cell office:value-type="float" office:value="26.3636363636364">
            <text:p>26.36363636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office:value-type="float" office:value="202.95">
            <text:p>202.95</text:p>
          </table:table-cell>
          <table:table-cell office:value-type="float" office:value="139.11">
            <text:p>139.11</text:p>
          </table:table-cell>
          <table:table-cell office:value-type="float" office:value="1.45891740349364">
            <text:p>1.4589174035</text:p>
          </table:table-cell>
          <table:table-cell office:value-type="float" office:value="2.25">
            <text:p>2.25</text:p>
          </table:table-cell>
          <table:table-cell office:value-type="float" office:value="61.8266666666667">
            <text:p>61.8266666667</text:p>
          </table:table-cell>
          <table:table-cell/>
          <table:table-cell office:value-type="string">
            <text:p>6516</text:p>
          </table:table-cell>
          <table:table-cell office:value-type="string">
            <text:p>6499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215.73">
            <text:p>215.73</text:p>
          </table:table-cell>
          <table:table-cell office:value-type="float" office:value="139.11">
            <text:p>139.11</text:p>
          </table:table-cell>
          <table:table-cell office:value-type="float" office:value="1.5507871468622">
            <text:p>1.5507871469</text:p>
          </table:table-cell>
          <table:table-cell office:value-type="float" office:value="2.4">
            <text:p>2.4</text:p>
          </table:table-cell>
          <table:table-cell office:value-type="float" office:value="57.9625">
            <text:p>57.96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12.61">
            <text:p>12.61</text:p>
          </table:table-cell>
          <table:table-cell office:value-type="float" office:value="10">
            <text:p>10</text:p>
          </table:table-cell>
          <table:table-cell office:value-type="float" office:value="1135.17">
            <text:p>1135.17</text:p>
          </table:table-cell>
          <table:table-cell office:value-type="float" office:value="202.27">
            <text:p>202.27</text:p>
          </table:table-cell>
          <table:table-cell office:value-type="float" office:value="5.61215207396055">
            <text:p>5.612152074</text:p>
          </table:table-cell>
          <table:table-cell office:value-type="float" office:value="1.261">
            <text:p>1.261</text:p>
          </table:table-cell>
          <table:table-cell office:value-type="float" office:value="16.0404440919905">
            <text:p>16.040444092</text:p>
          </table:table-cell>
          <table:table-cell/>
          <table:table-cell office:value-type="string">
            <text:p>6519</text:p>
          </table:table-cell>
          <table:table-cell office:value-type="string">
            <text:p>6499</text:p>
          </table:table-cell>
          <table:table-cell office:value-type="float" office:value="12.58">
            <text:p>12.58</text:p>
          </table:table-cell>
          <table:table-cell office:value-type="float" office:value="10">
            <text:p>10</text:p>
          </table:table-cell>
          <table:table-cell office:value-type="float" office:value="1131.84">
            <text:p>1131.84</text:p>
          </table:table-cell>
          <table:table-cell office:value-type="float" office:value="202.27">
            <text:p>202.27</text:p>
          </table:table-cell>
          <table:table-cell office:value-type="float" office:value="5.59568893063727">
            <text:p>5.5956889306</text:p>
          </table:table-cell>
          <table:table-cell office:value-type="float" office:value="1.258">
            <text:p>1.258</text:p>
          </table:table-cell>
          <table:table-cell office:value-type="float" office:value="16.0786963434022">
            <text:p>16.07869634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3.17">
            <text:p>13.17</text:p>
          </table:table-cell>
          <table:table-cell office:value-type="float" office:value="8">
            <text:p>8</text:p>
          </table:table-cell>
          <table:table-cell office:value-type="float" office:value="1184.94">
            <text:p>1184.94</text:p>
          </table:table-cell>
          <table:table-cell office:value-type="float" office:value="202.2">
            <text:p>202.2</text:p>
          </table:table-cell>
          <table:table-cell office:value-type="float" office:value="5.86023738872404">
            <text:p>5.8602373887</text:p>
          </table:table-cell>
          <table:table-cell office:value-type="float" office:value="1.64625">
            <text:p>1.64625</text:p>
          </table:table-cell>
          <table:table-cell office:value-type="float" office:value="15.3530751708428">
            <text:p>15.3530751708</text:p>
          </table:table-cell>
          <table:table-cell/>
          <table:table-cell office:value-type="string">
            <text:p>6532</text:p>
          </table:table-cell>
          <table:table-cell office:value-type="string">
            <text:p>6499</text:p>
          </table:table-cell>
          <table:table-cell office:value-type="float" office:value="13.14">
            <text:p>13.14</text:p>
          </table:table-cell>
          <table:table-cell office:value-type="float" office:value="8">
            <text:p>8</text:p>
          </table:table-cell>
          <table:table-cell office:value-type="float" office:value="1182.51">
            <text:p>1182.51</text:p>
          </table:table-cell>
          <table:table-cell office:value-type="float" office:value="202.2">
            <text:p>202.2</text:p>
          </table:table-cell>
          <table:table-cell office:value-type="float" office:value="5.84821958456973">
            <text:p>5.8482195846</text:p>
          </table:table-cell>
          <table:table-cell office:value-type="float" office:value="1.6425">
            <text:p>1.6425</text:p>
          </table:table-cell>
          <table:table-cell office:value-type="float" office:value="15.3881278538813">
            <text:p>15.38812785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10.34">
            <text:p>10.34</text:p>
          </table:table-cell>
          <table:table-cell office:value-type="float" office:value="8">
            <text:p>8</text:p>
          </table:table-cell>
          <table:table-cell office:value-type="float" office:value="930.33">
            <text:p>930.33</text:p>
          </table:table-cell>
          <table:table-cell office:value-type="float" office:value="74.21">
            <text:p>74.21</text:p>
          </table:table-cell>
          <table:table-cell office:value-type="float" office:value="12.5364506131249">
            <text:p>12.5364506131</text:p>
          </table:table-cell>
          <table:table-cell office:value-type="float" office:value="1.2925">
            <text:p>1.2925</text:p>
          </table:table-cell>
          <table:table-cell office:value-type="float" office:value="7.17698259187621">
            <text:p>7.1769825919</text:p>
          </table:table-cell>
          <table:table-cell/>
          <table:table-cell office:value-type="string">
            <text:p>6552</text:p>
          </table:table-cell>
          <table:table-cell office:value-type="string">
            <text:p>6499</text:p>
          </table:table-cell>
          <table:table-cell office:value-type="float" office:value="15.11">
            <text:p>15.11</text:p>
          </table:table-cell>
          <table:table-cell office:value-type="float" office:value="8">
            <text:p>8</text:p>
          </table:table-cell>
          <table:table-cell office:value-type="float" office:value="1360.26">
            <text:p>1360.26</text:p>
          </table:table-cell>
          <table:table-cell office:value-type="float" office:value="74.21">
            <text:p>74.21</text:p>
          </table:table-cell>
          <table:table-cell office:value-type="float" office:value="18.3298746799623">
            <text:p>18.32987468</text:p>
          </table:table-cell>
          <table:table-cell office:value-type="float" office:value="1.88875">
            <text:p>1.88875</text:p>
          </table:table-cell>
          <table:table-cell office:value-type="float" office:value="4.91131700860357">
            <text:p>4.91131700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6.9">
            <text:p>6.9</text:p>
          </table:table-cell>
          <table:table-cell office:value-type="float" office:value="11">
            <text:p>11</text:p>
          </table:table-cell>
          <table:table-cell office:value-type="float" office:value="621.09">
            <text:p>621.09</text:p>
          </table:table-cell>
          <table:table-cell office:value-type="float" office:value="122.55">
            <text:p>122.55</text:p>
          </table:table-cell>
          <table:table-cell office:value-type="float" office:value="5.06805385556916">
            <text:p>5.0680538556</text:p>
          </table:table-cell>
          <table:table-cell office:value-type="float" office:value="0.627272727272727">
            <text:p>0.6272727273</text:p>
          </table:table-cell>
          <table:table-cell office:value-type="float" office:value="17.7608695652174">
            <text:p>17.7608695652</text:p>
          </table:table-cell>
          <table:table-cell/>
          <table:table-cell office:value-type="string">
            <text:p>6562</text:p>
          </table:table-cell>
          <table:table-cell office:value-type="string">
            <text:p>6499</text:p>
          </table:table-cell>
          <table:table-cell office:value-type="float" office:value="6.86">
            <text:p>6.86</text:p>
          </table:table-cell>
          <table:table-cell office:value-type="float" office:value="11">
            <text:p>11</text:p>
          </table:table-cell>
          <table:table-cell office:value-type="float" office:value="617.04">
            <text:p>617.04</text:p>
          </table:table-cell>
          <table:table-cell office:value-type="float" office:value="122.55">
            <text:p>122.55</text:p>
          </table:table-cell>
          <table:table-cell office:value-type="float" office:value="5.03500611995104">
            <text:p>5.03500612</text:p>
          </table:table-cell>
          <table:table-cell office:value-type="float" office:value="0.623636363636364">
            <text:p>0.6236363636</text:p>
          </table:table-cell>
          <table:table-cell office:value-type="float" office:value="17.8644314868805">
            <text:p>17.86443148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9.41">
            <text:p>9.41</text:p>
          </table:table-cell>
          <table:table-cell office:value-type="float" office:value="10">
            <text:p>10</text:p>
          </table:table-cell>
          <table:table-cell office:value-type="float" office:value="846.63">
            <text:p>846.63</text:p>
          </table:table-cell>
          <table:table-cell office:value-type="float" office:value="27.19">
            <text:p>27.19</text:p>
          </table:table-cell>
          <table:table-cell office:value-type="float" office:value="31.1375505700625">
            <text:p>31.1375505701</text:p>
          </table:table-cell>
          <table:table-cell office:value-type="float" office:value="0.941">
            <text:p>0.941</text:p>
          </table:table-cell>
          <table:table-cell office:value-type="float" office:value="2.88947927736451">
            <text:p>2.8894792774</text:p>
          </table:table-cell>
          <table:table-cell/>
          <table:table-cell office:value-type="string">
            <text:p>6609</text:p>
          </table:table-cell>
          <table:table-cell office:value-type="string">
            <text:p>6499</text:p>
          </table:table-cell>
          <table:table-cell office:value-type="float" office:value="9.4">
            <text:p>9.4</text:p>
          </table:table-cell>
          <table:table-cell office:value-type="float" office:value="10">
            <text:p>10</text:p>
          </table:table-cell>
          <table:table-cell office:value-type="float" office:value="845.82">
            <text:p>845.82</text:p>
          </table:table-cell>
          <table:table-cell office:value-type="float" office:value="27.19">
            <text:p>27.19</text:p>
          </table:table-cell>
          <table:table-cell office:value-type="float" office:value="31.1077602059581">
            <text:p>31.107760206</text:p>
          </table:table-cell>
          <table:table-cell office:value-type="float" office:value="0.94">
            <text:p>0.94</text:p>
          </table:table-cell>
          <table:table-cell office:value-type="float" office:value="2.89255319148936">
            <text:p>2.89255319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7.75">
            <text:p>7.75</text:p>
          </table:table-cell>
          <table:table-cell office:value-type="float" office:value="10">
            <text:p>10</text:p>
          </table:table-cell>
          <table:table-cell office:value-type="float" office:value="697.41">
            <text:p>697.41</text:p>
          </table:table-cell>
          <table:table-cell office:value-type="float" office:value="95.53">
            <text:p>95.53</text:p>
          </table:table-cell>
          <table:table-cell office:value-type="float" office:value="7.30042918454936">
            <text:p>7.3004291845</text:p>
          </table:table-cell>
          <table:table-cell office:value-type="float" office:value="0.775">
            <text:p>0.775</text:p>
          </table:table-cell>
          <table:table-cell office:value-type="float" office:value="12.3264516129032">
            <text:p>12.3264516129</text:p>
          </table:table-cell>
          <table:table-cell/>
          <table:table-cell office:value-type="string">
            <text:p>6647</text:p>
          </table:table-cell>
          <table:table-cell office:value-type="string">
            <text:p>6499</text:p>
          </table:table-cell>
          <table:table-cell office:value-type="float" office:value="7.35">
            <text:p>7.35</text:p>
          </table:table-cell>
          <table:table-cell office:value-type="float" office:value="10">
            <text:p>10</text:p>
          </table:table-cell>
          <table:table-cell office:value-type="float" office:value="661.68">
            <text:p>661.68</text:p>
          </table:table-cell>
          <table:table-cell office:value-type="float" office:value="95.53">
            <text:p>95.53</text:p>
          </table:table-cell>
          <table:table-cell office:value-type="float" office:value="6.92641055165916">
            <text:p>6.9264105517</text:p>
          </table:table-cell>
          <table:table-cell office:value-type="float" office:value="0.735">
            <text:p>0.735</text:p>
          </table:table-cell>
          <table:table-cell office:value-type="float" office:value="12.9972789115646">
            <text:p>12.99727891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6.62">
            <text:p>6.62</text:p>
          </table:table-cell>
          <table:table-cell office:value-type="float" office:value="10">
            <text:p>10</text:p>
          </table:table-cell>
          <table:table-cell office:value-type="float" office:value="596.07">
            <text:p>596.07</text:p>
          </table:table-cell>
          <table:table-cell office:value-type="float" office:value="128.99">
            <text:p>128.99</text:p>
          </table:table-cell>
          <table:table-cell office:value-type="float" office:value="4.62105589580588">
            <text:p>4.6210558958</text:p>
          </table:table-cell>
          <table:table-cell office:value-type="float" office:value="0.662">
            <text:p>0.662</text:p>
          </table:table-cell>
          <table:table-cell office:value-type="float" office:value="19.4848942598187">
            <text:p>19.4848942598</text:p>
          </table:table-cell>
          <table:table-cell/>
          <table:table-cell office:value-type="string">
            <text:p>6670</text:p>
          </table:table-cell>
          <table:table-cell office:value-type="string">
            <text:p>6499</text:p>
          </table:table-cell>
          <table:table-cell office:value-type="float" office:value="6.52">
            <text:p>6.52</text:p>
          </table:table-cell>
          <table:table-cell office:value-type="float" office:value="10">
            <text:p>10</text:p>
          </table:table-cell>
          <table:table-cell office:value-type="float" office:value="586.44">
            <text:p>586.44</text:p>
          </table:table-cell>
          <table:table-cell office:value-type="float" office:value="128.99">
            <text:p>128.99</text:p>
          </table:table-cell>
          <table:table-cell office:value-type="float" office:value="4.5463989456547">
            <text:p>4.5463989457</text:p>
          </table:table-cell>
          <table:table-cell office:value-type="float" office:value="0.652">
            <text:p>0.652</text:p>
          </table:table-cell>
          <table:table-cell office:value-type="float" office:value="19.7837423312883">
            <text:p>19.78374233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4.63">
            <text:p>24.63</text:p>
          </table:table-cell>
          <table:table-cell office:value-type="float" office:value="13">
            <text:p>13</text:p>
          </table:table-cell>
          <table:table-cell office:value-type="float" office:value="2216.97">
            <text:p>2216.97</text:p>
          </table:table-cell>
          <table:table-cell office:value-type="float" office:value="85.93">
            <text:p>85.93</text:p>
          </table:table-cell>
          <table:table-cell office:value-type="float" office:value="25.7997207028977">
            <text:p>25.7997207029</text:p>
          </table:table-cell>
          <table:table-cell office:value-type="float" office:value="1.89461538461539">
            <text:p>1.8946153846</text:p>
          </table:table-cell>
          <table:table-cell office:value-type="float" office:value="3.4888347543646">
            <text:p>3.4888347544</text:p>
          </table:table-cell>
          <table:table-cell/>
          <table:table-cell office:value-type="string">
            <text:p>6674</text:p>
          </table:table-cell>
          <table:table-cell office:value-type="string">
            <text:p>6499</text:p>
          </table:table-cell>
          <table:table-cell office:value-type="float" office:value="24.33">
            <text:p>24.33</text:p>
          </table:table-cell>
          <table:table-cell office:value-type="float" office:value="13">
            <text:p>13</text:p>
          </table:table-cell>
          <table:table-cell office:value-type="float" office:value="2189.97">
            <text:p>2189.97</text:p>
          </table:table-cell>
          <table:table-cell office:value-type="float" office:value="85.93">
            <text:p>85.93</text:p>
          </table:table-cell>
          <table:table-cell office:value-type="float" office:value="25.4855114628186">
            <text:p>25.4855114628</text:p>
          </table:table-cell>
          <table:table-cell office:value-type="float" office:value="1.87153846153846">
            <text:p>1.8715384615</text:p>
          </table:table-cell>
          <table:table-cell office:value-type="float" office:value="3.53185367858611">
            <text:p>3.53185367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7.37">
            <text:p>7.37</text:p>
          </table:table-cell>
          <table:table-cell office:value-type="float" office:value="12">
            <text:p>12</text:p>
          </table:table-cell>
          <table:table-cell office:value-type="float" office:value="663.39">
            <text:p>663.39</text:p>
          </table:table-cell>
          <table:table-cell office:value-type="float" office:value="89.21">
            <text:p>89.21</text:p>
          </table:table-cell>
          <table:table-cell office:value-type="float" office:value="7.43627396031835">
            <text:p>7.4362739603</text:p>
          </table:table-cell>
          <table:table-cell office:value-type="float" office:value="0.614166666666667">
            <text:p>0.6141666667</text:p>
          </table:table-cell>
          <table:table-cell office:value-type="float" office:value="12.1044776119403">
            <text:p>12.1044776119</text:p>
          </table:table-cell>
          <table:table-cell/>
          <table:table-cell office:value-type="string">
            <text:p>6695</text:p>
          </table:table-cell>
          <table:table-cell office:value-type="string">
            <text:p>6499</text:p>
          </table:table-cell>
          <table:table-cell office:value-type="float" office:value="7.29">
            <text:p>7.29</text:p>
          </table:table-cell>
          <table:table-cell office:value-type="float" office:value="12">
            <text:p>12</text:p>
          </table:table-cell>
          <table:table-cell office:value-type="float" office:value="655.92">
            <text:p>655.92</text:p>
          </table:table-cell>
          <table:table-cell office:value-type="float" office:value="89.21">
            <text:p>89.21</text:p>
          </table:table-cell>
          <table:table-cell office:value-type="float" office:value="7.35253895303217">
            <text:p>7.352538953</text:p>
          </table:table-cell>
          <table:table-cell office:value-type="float" office:value="0.6075">
            <text:p>0.6075</text:p>
          </table:table-cell>
          <table:table-cell office:value-type="float" office:value="12.2373113854595">
            <text:p>12.23731138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13.52">
            <text:p>13.52</text:p>
          </table:table-cell>
          <table:table-cell office:value-type="float" office:value="9">
            <text:p>9</text:p>
          </table:table-cell>
          <table:table-cell office:value-type="float" office:value="1216.44">
            <text:p>1216.44</text:p>
          </table:table-cell>
          <table:table-cell office:value-type="float" office:value="226.24">
            <text:p>226.24</text:p>
          </table:table-cell>
          <table:table-cell office:value-type="float" office:value="5.37676803394625">
            <text:p>5.3767680339</text:p>
          </table:table-cell>
          <table:table-cell office:value-type="float" office:value="1.50222222222222">
            <text:p>1.5022222222</text:p>
          </table:table-cell>
          <table:table-cell office:value-type="float" office:value="16.7337278106509">
            <text:p>16.7337278107</text:p>
          </table:table-cell>
          <table:table-cell/>
          <table:table-cell office:value-type="string">
            <text:p>6716</text:p>
          </table:table-cell>
          <table:table-cell office:value-type="string">
            <text:p>6499</text:p>
          </table:table-cell>
          <table:table-cell office:value-type="float" office:value="13.42">
            <text:p>13.42</text:p>
          </table:table-cell>
          <table:table-cell office:value-type="float" office:value="8">
            <text:p>8</text:p>
          </table:table-cell>
          <table:table-cell office:value-type="float" office:value="1208.16">
            <text:p>1208.16</text:p>
          </table:table-cell>
          <table:table-cell office:value-type="float" office:value="226.24">
            <text:p>226.24</text:p>
          </table:table-cell>
          <table:table-cell office:value-type="float" office:value="5.34016973125884">
            <text:p>5.3401697313</text:p>
          </table:table-cell>
          <table:table-cell office:value-type="float" office:value="1.6775">
            <text:p>1.6775</text:p>
          </table:table-cell>
          <table:table-cell office:value-type="float" office:value="16.8584202682563">
            <text:p>16.858420268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6.81">
            <text:p>6.81</text:p>
          </table:table-cell>
          <table:table-cell office:value-type="float" office:value="8">
            <text:p>8</text:p>
          </table:table-cell>
          <table:table-cell office:value-type="float" office:value="612.54">
            <text:p>612.54</text:p>
          </table:table-cell>
          <table:table-cell office:value-type="float" office:value="119.79">
            <text:p>119.79</text:p>
          </table:table-cell>
          <table:table-cell office:value-type="float" office:value="5.11344853493614">
            <text:p>5.1134485349</text:p>
          </table:table-cell>
          <table:table-cell office:value-type="float" office:value="0.85125">
            <text:p>0.85125</text:p>
          </table:table-cell>
          <table:table-cell office:value-type="float" office:value="17.5903083700441">
            <text:p>17.59030837</text:p>
          </table:table-cell>
          <table:table-cell/>
          <table:table-cell office:value-type="string">
            <text:p>6738</text:p>
          </table:table-cell>
          <table:table-cell office:value-type="string">
            <text:p>6499</text:p>
          </table:table-cell>
          <table:table-cell office:value-type="float" office:value="6.64">
            <text:p>6.64</text:p>
          </table:table-cell>
          <table:table-cell office:value-type="float" office:value="8">
            <text:p>8</text:p>
          </table:table-cell>
          <table:table-cell office:value-type="float" office:value="597.78">
            <text:p>597.78</text:p>
          </table:table-cell>
          <table:table-cell office:value-type="float" office:value="119.79">
            <text:p>119.79</text:p>
          </table:table-cell>
          <table:table-cell office:value-type="float" office:value="4.99023290758828">
            <text:p>4.9902329076</text:p>
          </table:table-cell>
          <table:table-cell office:value-type="float" office:value="0.83">
            <text:p>0.83</text:p>
          </table:table-cell>
          <table:table-cell office:value-type="float" office:value="18.0406626506024">
            <text:p>18.04066265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13.01">
            <text:p>13.01</text:p>
          </table:table-cell>
          <table:table-cell office:value-type="float" office:value="11">
            <text:p>11</text:p>
          </table:table-cell>
          <table:table-cell office:value-type="float" office:value="1170.63">
            <text:p>1170.63</text:p>
          </table:table-cell>
          <table:table-cell office:value-type="float" office:value="192.59">
            <text:p>192.59</text:p>
          </table:table-cell>
          <table:table-cell office:value-type="float" office:value="6.07835297782855">
            <text:p>6.0783529778</text:p>
          </table:table-cell>
          <table:table-cell office:value-type="float" office:value="1.18272727272727">
            <text:p>1.1827272727</text:p>
          </table:table-cell>
          <table:table-cell office:value-type="float" office:value="14.8032282859339">
            <text:p>14.8032282859</text:p>
          </table:table-cell>
          <table:table-cell/>
          <table:table-cell office:value-type="string">
            <text:p>6843</text:p>
          </table:table-cell>
          <table:table-cell office:value-type="string">
            <text:p>6499</text:p>
          </table:table-cell>
          <table:table-cell office:value-type="float" office:value="13.03">
            <text:p>13.03</text:p>
          </table:table-cell>
          <table:table-cell office:value-type="float" office:value="11">
            <text:p>11</text:p>
          </table:table-cell>
          <table:table-cell office:value-type="float" office:value="1172.61">
            <text:p>1172.61</text:p>
          </table:table-cell>
          <table:table-cell office:value-type="float" office:value="192.59">
            <text:p>192.59</text:p>
          </table:table-cell>
          <table:table-cell office:value-type="float" office:value="6.08863388545615">
            <text:p>6.0886338855</text:p>
          </table:table-cell>
          <table:table-cell office:value-type="float" office:value="1.18454545454546">
            <text:p>1.1845454545</text:p>
          </table:table-cell>
          <table:table-cell office:value-type="float" office:value="14.7805065234075">
            <text:p>14.78050652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7.05">
            <text:p>7.05</text:p>
          </table:table-cell>
          <table:table-cell office:value-type="float" office:value="8">
            <text:p>8</text:p>
          </table:table-cell>
          <table:table-cell office:value-type="float" office:value="634.86">
            <text:p>634.86</text:p>
          </table:table-cell>
          <table:table-cell office:value-type="float" office:value="128.76">
            <text:p>128.76</text:p>
          </table:table-cell>
          <table:table-cell office:value-type="float" office:value="4.93056849953402">
            <text:p>4.9305684995</text:p>
          </table:table-cell>
          <table:table-cell office:value-type="float" office:value="0.88125">
            <text:p>0.88125</text:p>
          </table:table-cell>
          <table:table-cell office:value-type="float" office:value="18.263829787234">
            <text:p>18.2638297872</text:p>
          </table:table-cell>
          <table:table-cell/>
          <table:table-cell office:value-type="string">
            <text:p>6879</text:p>
          </table:table-cell>
          <table:table-cell office:value-type="string">
            <text:p>6499</text:p>
          </table:table-cell>
          <table:table-cell office:value-type="float" office:value="7.11">
            <text:p>7.11</text:p>
          </table:table-cell>
          <table:table-cell office:value-type="float" office:value="9">
            <text:p>9</text:p>
          </table:table-cell>
          <table:table-cell office:value-type="float" office:value="639.63">
            <text:p>639.63</text:p>
          </table:table-cell>
          <table:table-cell office:value-type="float" office:value="128.76">
            <text:p>128.76</text:p>
          </table:table-cell>
          <table:table-cell office:value-type="float" office:value="4.96761416589003">
            <text:p>4.9676141659</text:p>
          </table:table-cell>
          <table:table-cell office:value-type="float" office:value="0.79">
            <text:p>0.79</text:p>
          </table:table-cell>
          <table:table-cell office:value-type="float" office:value="18.1097046413502">
            <text:p>18.109704641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4.56">
            <text:p>14.56</text:p>
          </table:table-cell>
          <table:table-cell office:value-type="float" office:value="10">
            <text:p>10</text:p>
          </table:table-cell>
          <table:table-cell office:value-type="float" office:value="1310.04">
            <text:p>1310.04</text:p>
          </table:table-cell>
          <table:table-cell office:value-type="float" office:value="206.88">
            <text:p>206.88</text:p>
          </table:table-cell>
          <table:table-cell office:value-type="float" office:value="6.33236658932715">
            <text:p>6.3323665893</text:p>
          </table:table-cell>
          <table:table-cell office:value-type="float" office:value="1.456">
            <text:p>1.456</text:p>
          </table:table-cell>
          <table:table-cell office:value-type="float" office:value="14.2087912087912">
            <text:p>14.2087912088</text:p>
          </table:table-cell>
          <table:table-cell/>
          <table:table-cell office:value-type="string">
            <text:p>6892</text:p>
          </table:table-cell>
          <table:table-cell office:value-type="string">
            <text:p>6499</text:p>
          </table:table-cell>
          <table:table-cell office:value-type="float" office:value="14.43">
            <text:p>14.43</text:p>
          </table:table-cell>
          <table:table-cell office:value-type="float" office:value="9">
            <text:p>9</text:p>
          </table:table-cell>
          <table:table-cell office:value-type="float" office:value="1298.7">
            <text:p>1298.7</text:p>
          </table:table-cell>
          <table:table-cell office:value-type="float" office:value="206.88">
            <text:p>206.88</text:p>
          </table:table-cell>
          <table:table-cell office:value-type="float" office:value="6.27755220417634">
            <text:p>6.2775522042</text:p>
          </table:table-cell>
          <table:table-cell office:value-type="float" office:value="1.60333333333333">
            <text:p>1.6033333333</text:p>
          </table:table-cell>
          <table:table-cell office:value-type="float" office:value="14.3367983367983">
            <text:p>14.336798336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90">
            <text:p>990</text:p>
          </table:table-cell>
          <table:table-cell office:value-type="float" office:value="88.49">
            <text:p>88.49</text:p>
          </table:table-cell>
          <table:table-cell office:value-type="float" office:value="11.187704825404">
            <text:p>11.1877048254</text:p>
          </table:table-cell>
          <table:table-cell office:value-type="float" office:value="1.1">
            <text:p>1.1</text:p>
          </table:table-cell>
          <table:table-cell office:value-type="float" office:value="8.04454545454546">
            <text:p>8.0445454545</text:p>
          </table:table-cell>
          <table:table-cell/>
          <table:table-cell office:value-type="string">
            <text:p>6945</text:p>
          </table:table-cell>
          <table:table-cell office:value-type="string">
            <text:p>6499</text:p>
          </table:table-cell>
          <table:table-cell office:value-type="float" office:value="11.01">
            <text:p>11.01</text:p>
          </table:table-cell>
          <table:table-cell office:value-type="float" office:value="12">
            <text:p>12</text:p>
          </table:table-cell>
          <table:table-cell office:value-type="float" office:value="990.99">
            <text:p>990.99</text:p>
          </table:table-cell>
          <table:table-cell office:value-type="float" office:value="88.49">
            <text:p>88.49</text:p>
          </table:table-cell>
          <table:table-cell office:value-type="float" office:value="11.1988925302294">
            <text:p>11.1988925302</text:p>
          </table:table-cell>
          <table:table-cell office:value-type="float" office:value="0.9175">
            <text:p>0.9175</text:p>
          </table:table-cell>
          <table:table-cell office:value-type="float" office:value="8.03723887375114">
            <text:p>8.037238873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6.9">
            <text:p>6.9</text:p>
          </table:table-cell>
          <table:table-cell office:value-type="float" office:value="10">
            <text:p>10</text:p>
          </table:table-cell>
          <table:table-cell office:value-type="float" office:value="620.64">
            <text:p>620.64</text:p>
          </table:table-cell>
          <table:table-cell office:value-type="float" office:value="122.24">
            <text:p>122.24</text:p>
          </table:table-cell>
          <table:table-cell office:value-type="float" office:value="5.07722513089005">
            <text:p>5.0772251309</text:p>
          </table:table-cell>
          <table:table-cell office:value-type="float" office:value="0.69">
            <text:p>0.69</text:p>
          </table:table-cell>
          <table:table-cell office:value-type="float" office:value="17.7159420289855">
            <text:p>17.715942029</text:p>
          </table:table-cell>
          <table:table-cell/>
          <table:table-cell office:value-type="string">
            <text:p>6948</text:p>
          </table:table-cell>
          <table:table-cell office:value-type="string">
            <text:p>6499</text:p>
          </table:table-cell>
          <table:table-cell office:value-type="float" office:value="6.69">
            <text:p>6.69</text:p>
          </table:table-cell>
          <table:table-cell office:value-type="float" office:value="11">
            <text:p>11</text:p>
          </table:table-cell>
          <table:table-cell office:value-type="float" office:value="602.1">
            <text:p>602.1</text:p>
          </table:table-cell>
          <table:table-cell office:value-type="float" office:value="122.24">
            <text:p>122.24</text:p>
          </table:table-cell>
          <table:table-cell office:value-type="float" office:value="4.92555628272251">
            <text:p>4.9255562827</text:p>
          </table:table-cell>
          <table:table-cell office:value-type="float" office:value="0.608181818181818">
            <text:p>0.6081818182</text:p>
          </table:table-cell>
          <table:table-cell office:value-type="float" office:value="18.272047832586">
            <text:p>18.27204783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7.43">
            <text:p>7.43</text:p>
          </table:table-cell>
          <table:table-cell office:value-type="float" office:value="12">
            <text:p>12</text:p>
          </table:table-cell>
          <table:table-cell office:value-type="float" office:value="669.15">
            <text:p>669.15</text:p>
          </table:table-cell>
          <table:table-cell office:value-type="float" office:value="89.05">
            <text:p>89.05</text:p>
          </table:table-cell>
          <table:table-cell office:value-type="float" office:value="7.51431779898933">
            <text:p>7.514317799</text:p>
          </table:table-cell>
          <table:table-cell office:value-type="float" office:value="0.619166666666666">
            <text:p>0.6191666667</text:p>
          </table:table-cell>
          <table:table-cell office:value-type="float" office:value="11.9851951547779">
            <text:p>11.9851951548</text:p>
          </table:table-cell>
          <table:table-cell/>
          <table:table-cell office:value-type="string">
            <text:p>6971</text:p>
          </table:table-cell>
          <table:table-cell office:value-type="string">
            <text:p>6499</text:p>
          </table:table-cell>
          <table:table-cell office:value-type="float" office:value="7.34">
            <text:p>7.34</text:p>
          </table:table-cell>
          <table:table-cell office:value-type="float" office:value="11">
            <text:p>11</text:p>
          </table:table-cell>
          <table:table-cell office:value-type="float" office:value="660.78">
            <text:p>660.78</text:p>
          </table:table-cell>
          <table:table-cell office:value-type="float" office:value="89.05">
            <text:p>89.05</text:p>
          </table:table-cell>
          <table:table-cell office:value-type="float" office:value="7.42032565974172">
            <text:p>7.4203256597</text:p>
          </table:table-cell>
          <table:table-cell office:value-type="float" office:value="0.667272727272727">
            <text:p>0.6672727273</text:p>
          </table:table-cell>
          <table:table-cell office:value-type="float" office:value="12.1321525885559">
            <text:p>12.13215258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2.1">
            <text:p>12.1</text:p>
          </table:table-cell>
          <table:table-cell office:value-type="float" office:value="13">
            <text:p>13</text:p>
          </table:table-cell>
          <table:table-cell office:value-type="float" office:value="1088.91">
            <text:p>1088.91</text:p>
          </table:table-cell>
          <table:table-cell office:value-type="float" office:value="85.42">
            <text:p>85.42</text:p>
          </table:table-cell>
          <table:table-cell office:value-type="float" office:value="12.7477171622571">
            <text:p>12.7477171623</text:p>
          </table:table-cell>
          <table:table-cell office:value-type="float" office:value="0.930769230769231">
            <text:p>0.9307692308</text:p>
          </table:table-cell>
          <table:table-cell office:value-type="float" office:value="7.05950413223141">
            <text:p>7.0595041322</text:p>
          </table:table-cell>
          <table:table-cell/>
          <table:table-cell office:value-type="string">
            <text:p>7021</text:p>
          </table:table-cell>
          <table:table-cell office:value-type="string">
            <text:p>6499</text:p>
          </table:table-cell>
          <table:table-cell office:value-type="float" office:value="12.09">
            <text:p>12.09</text:p>
          </table:table-cell>
          <table:table-cell office:value-type="float" office:value="13">
            <text:p>13</text:p>
          </table:table-cell>
          <table:table-cell office:value-type="float" office:value="1088.01">
            <text:p>1088.01</text:p>
          </table:table-cell>
          <table:table-cell office:value-type="float" office:value="85.42">
            <text:p>85.42</text:p>
          </table:table-cell>
          <table:table-cell office:value-type="float" office:value="12.737180988059">
            <text:p>12.7371809881</text:p>
          </table:table-cell>
          <table:table-cell office:value-type="float" office:value="0.93">
            <text:p>0.93</text:p>
          </table:table-cell>
          <table:table-cell office:value-type="float" office:value="7.06534325889165">
            <text:p>7.06534325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6.26">
            <text:p>6.26</text:p>
          </table:table-cell>
          <table:table-cell office:value-type="float" office:value="12">
            <text:p>12</text:p>
          </table:table-cell>
          <table:table-cell office:value-type="float" office:value="563.31">
            <text:p>563.31</text:p>
          </table:table-cell>
          <table:table-cell office:value-type="float" office:value="128.59">
            <text:p>128.59</text:p>
          </table:table-cell>
          <table:table-cell office:value-type="float" office:value="4.38066723695466">
            <text:p>4.380667237</text:p>
          </table:table-cell>
          <table:table-cell office:value-type="float" office:value="0.521666666666667">
            <text:p>0.5216666667</text:p>
          </table:table-cell>
          <table:table-cell office:value-type="float" office:value="20.5415335463259">
            <text:p>20.5415335463</text:p>
          </table:table-cell>
          <table:table-cell/>
          <table:table-cell office:value-type="string">
            <text:p>6214</text:p>
          </table:table-cell>
          <table:table-cell office:value-type="string">
            <text:p>6499</text:p>
          </table:table-cell>
          <table:table-cell office:value-type="float" office:value="6.4">
            <text:p>6.4</text:p>
          </table:table-cell>
          <table:table-cell office:value-type="float" office:value="13">
            <text:p>13</text:p>
          </table:table-cell>
          <table:table-cell office:value-type="float" office:value="576.18">
            <text:p>576.18</text:p>
          </table:table-cell>
          <table:table-cell office:value-type="float" office:value="128.59">
            <text:p>128.59</text:p>
          </table:table-cell>
          <table:table-cell office:value-type="float" office:value="4.48075278015398">
            <text:p>4.4807527802</text:p>
          </table:table-cell>
          <table:table-cell office:value-type="float" office:value="0.492307692307692">
            <text:p>0.4923076923</text:p>
          </table:table-cell>
          <table:table-cell office:value-type="float" office:value="20.0921875">
            <text:p>20.09218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3.09">
            <text:p>13.09</text:p>
          </table:table-cell>
          <table:table-cell office:value-type="float" office:value="11">
            <text:p>11</text:p>
          </table:table-cell>
          <table:table-cell office:value-type="float" office:value="1178.28">
            <text:p>1178.28</text:p>
          </table:table-cell>
          <table:table-cell office:value-type="float" office:value="205.44">
            <text:p>205.44</text:p>
          </table:table-cell>
          <table:table-cell office:value-type="float" office:value="5.73539719626168">
            <text:p>5.7353971963</text:p>
          </table:table-cell>
          <table:table-cell office:value-type="float" office:value="1.19">
            <text:p>1.19</text:p>
          </table:table-cell>
          <table:table-cell office:value-type="float" office:value="15.694423223835">
            <text:p>15.6944232238</text:p>
          </table:table-cell>
          <table:table-cell/>
          <table:table-cell office:value-type="string">
            <text:p>6423</text:p>
          </table:table-cell>
          <table:table-cell office:value-type="string">
            <text:p>6499</text:p>
          </table:table-cell>
          <table:table-cell office:value-type="float" office:value="13.04">
            <text:p>13.04</text:p>
          </table:table-cell>
          <table:table-cell office:value-type="float" office:value="11">
            <text:p>11</text:p>
          </table:table-cell>
          <table:table-cell office:value-type="float" office:value="1173.33">
            <text:p>1173.33</text:p>
          </table:table-cell>
          <table:table-cell office:value-type="float" office:value="205.44">
            <text:p>205.44</text:p>
          </table:table-cell>
          <table:table-cell office:value-type="float" office:value="5.71130257009346">
            <text:p>5.7113025701</text:p>
          </table:table-cell>
          <table:table-cell office:value-type="float" office:value="1.18545454545455">
            <text:p>1.1854545455</text:p>
          </table:table-cell>
          <table:table-cell office:value-type="float" office:value="15.7546012269939">
            <text:p>15.7546012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7.07">
            <text:p>7.07</text:p>
          </table:table-cell>
          <table:table-cell office:value-type="float" office:value="9">
            <text:p>9</text:p>
          </table:table-cell>
          <table:table-cell office:value-type="float" office:value="636.12">
            <text:p>636.12</text:p>
          </table:table-cell>
          <table:table-cell office:value-type="float" office:value="88.27">
            <text:p>88.27</text:p>
          </table:table-cell>
          <table:table-cell office:value-type="float" office:value="7.20652543332956">
            <text:p>7.2065254333</text:p>
          </table:table-cell>
          <table:table-cell office:value-type="float" office:value="0.785555555555556">
            <text:p>0.7855555556</text:p>
          </table:table-cell>
          <table:table-cell office:value-type="float" office:value="12.4851485148515">
            <text:p>12.4851485149</text:p>
          </table:table-cell>
          <table:table-cell/>
          <table:table-cell office:value-type="string">
            <text:p>6559</text:p>
          </table:table-cell>
          <table:table-cell office:value-type="string">
            <text:p>6499</text:p>
          </table:table-cell>
          <table:table-cell office:value-type="float" office:value="7.04">
            <text:p>7.04</text:p>
          </table:table-cell>
          <table:table-cell office:value-type="float" office:value="12">
            <text:p>12</text:p>
          </table:table-cell>
          <table:table-cell office:value-type="float" office:value="633.96">
            <text:p>633.96</text:p>
          </table:table-cell>
          <table:table-cell office:value-type="float" office:value="88.27">
            <text:p>88.27</text:p>
          </table:table-cell>
          <table:table-cell office:value-type="float" office:value="7.18205505834372">
            <text:p>7.1820550583</text:p>
          </table:table-cell>
          <table:table-cell office:value-type="float" office:value="0.586666666666667">
            <text:p>0.5866666667</text:p>
          </table:table-cell>
          <table:table-cell office:value-type="float" office:value="12.5383522727273">
            <text:p>12.53835227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7.64">
            <text:p>7.64</text:p>
          </table:table-cell>
          <table:table-cell office:value-type="float" office:value="8">
            <text:p>8</text:p>
          </table:table-cell>
          <table:table-cell office:value-type="float" office:value="687.87">
            <text:p>687.87</text:p>
          </table:table-cell>
          <table:table-cell office:value-type="float" office:value="118.5">
            <text:p>118.5</text:p>
          </table:table-cell>
          <table:table-cell office:value-type="float" office:value="5.80481012658228">
            <text:p>5.8048101266</text:p>
          </table:table-cell>
          <table:table-cell office:value-type="float" office:value="0.955">
            <text:p>0.955</text:p>
          </table:table-cell>
          <table:table-cell office:value-type="float" office:value="15.5104712041885">
            <text:p>15.5104712042</text:p>
          </table:table-cell>
          <table:table-cell/>
          <table:table-cell office:value-type="string">
            <text:p>6699</text:p>
          </table:table-cell>
          <table:table-cell office:value-type="string">
            <text:p>6499</text:p>
          </table:table-cell>
          <table:table-cell office:value-type="float" office:value="7.93">
            <text:p>7.93</text:p>
          </table:table-cell>
          <table:table-cell office:value-type="float" office:value="255">
            <text:p>255</text:p>
          </table:table-cell>
          <table:table-cell office:value-type="float" office:value="713.61">
            <text:p>713.61</text:p>
          </table:table-cell>
          <table:table-cell office:value-type="float" office:value="118.5">
            <text:p>118.5</text:p>
          </table:table-cell>
          <table:table-cell office:value-type="float" office:value="6.0220253164557">
            <text:p>6.0220253165</text:p>
          </table:table-cell>
          <table:table-cell office:value-type="float" office:value="0.0310980392156863">
            <text:p>0.0310980392</text:p>
          </table:table-cell>
          <table:table-cell office:value-type="float" office:value="14.9432534678436">
            <text:p>14.9432534678</text:p>
          </table:table-cell>
          <table:table-cell table:number-columns-repeated="1005"/>
        </table:table-row>
        <table:table-row table:style-name="ro1">
          <table:table-cell office:value-type="string">
            <text:p>6501</text:p>
          </table:table-cell>
          <table:table-cell office:value-type="string">
            <text:p>6182</text:p>
          </table:table-cell>
          <table:table-cell office:value-type="float" office:value="11.9">
            <text:p>11.9</text:p>
          </table:table-cell>
          <table:table-cell office:value-type="float" office:value="9">
            <text:p>9</text:p>
          </table:table-cell>
          <table:table-cell office:value-type="float" office:value="1071.27">
            <text:p>1071.27</text:p>
          </table:table-cell>
          <table:table-cell office:value-type="float" office:value="344.93">
            <text:p>344.93</text:p>
          </table:table-cell>
          <table:table-cell office:value-type="float" office:value="3.10576058910503">
            <text:p>3.1057605891</text:p>
          </table:table-cell>
          <table:table-cell office:value-type="float" office:value="1.32222222222222">
            <text:p>1.3222222222</text:p>
          </table:table-cell>
          <table:table-cell office:value-type="float" office:value="28.9857142857143">
            <text:p>28.9857142857</text:p>
          </table:table-cell>
          <table:table-cell/>
          <table:table-cell office:value-type="string">
            <text:p>6182</text:p>
          </table:table-cell>
          <table:table-cell office:value-type="string">
            <text:p>6501</text:p>
          </table:table-cell>
          <table:table-cell office:value-type="float" office:value="11.9">
            <text:p>11.9</text:p>
          </table:table-cell>
          <table:table-cell office:value-type="float" office:value="8">
            <text:p>8</text:p>
          </table:table-cell>
          <table:table-cell office:value-type="float" office:value="1071.45">
            <text:p>1071.45</text:p>
          </table:table-cell>
          <table:table-cell office:value-type="float" office:value="344.93">
            <text:p>344.93</text:p>
          </table:table-cell>
          <table:table-cell office:value-type="float" office:value="3.10628243411707">
            <text:p>3.1062824341</text:p>
          </table:table-cell>
          <table:table-cell office:value-type="float" office:value="1.4875">
            <text:p>1.4875</text:p>
          </table:table-cell>
          <table:table-cell office:value-type="float" office:value="28.9857142857143">
            <text:p>28.98571428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9.95">
            <text:p>9.95</text:p>
          </table:table-cell>
          <table:table-cell office:value-type="float" office:value="6">
            <text:p>6</text:p>
          </table:table-cell>
          <table:table-cell office:value-type="float" office:value="895.5">
            <text:p>895.5</text:p>
          </table:table-cell>
          <table:table-cell office:value-type="float" office:value="168">
            <text:p>168</text:p>
          </table:table-cell>
          <table:table-cell office:value-type="float" office:value="5.33035714285714">
            <text:p>5.3303571429</text:p>
          </table:table-cell>
          <table:table-cell office:value-type="float" office:value="1.65833333333333">
            <text:p>1.6583333333</text:p>
          </table:table-cell>
          <table:table-cell office:value-type="float" office:value="16.8844221105528">
            <text:p>16.8844221106</text:p>
          </table:table-cell>
          <table:table-cell/>
          <table:table-cell office:value-type="string">
            <text:p>6382</text:p>
          </table:table-cell>
          <table:table-cell office:value-type="string">
            <text:p>6501</text:p>
          </table:table-cell>
          <table:table-cell office:value-type="float" office:value="10.12">
            <text:p>10.12</text:p>
          </table:table-cell>
          <table:table-cell office:value-type="float" office:value="10">
            <text:p>10</text:p>
          </table:table-cell>
          <table:table-cell office:value-type="float" office:value="911.07">
            <text:p>911.07</text:p>
          </table:table-cell>
          <table:table-cell office:value-type="float" office:value="168">
            <text:p>168</text:p>
          </table:table-cell>
          <table:table-cell office:value-type="float" office:value="5.42303571428571">
            <text:p>5.4230357143</text:p>
          </table:table-cell>
          <table:table-cell office:value-type="float" office:value="1.012">
            <text:p>1.012</text:p>
          </table:table-cell>
          <table:table-cell office:value-type="float" office:value="16.600790513834">
            <text:p>16.600790513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6.78">
            <text:p>6.78</text:p>
          </table:table-cell>
          <table:table-cell office:value-type="float" office:value="11">
            <text:p>11</text:p>
          </table:table-cell>
          <table:table-cell office:value-type="float" office:value="610.38">
            <text:p>610.38</text:p>
          </table:table-cell>
          <table:table-cell office:value-type="float" office:value="165.46">
            <text:p>165.46</text:p>
          </table:table-cell>
          <table:table-cell office:value-type="float" office:value="3.68898827511181">
            <text:p>3.6889882751</text:p>
          </table:table-cell>
          <table:table-cell office:value-type="float" office:value="0.616363636363636">
            <text:p>0.6163636364</text:p>
          </table:table-cell>
          <table:table-cell office:value-type="float" office:value="24.4041297935103">
            <text:p>24.4041297935</text:p>
          </table:table-cell>
          <table:table-cell/>
          <table:table-cell office:value-type="string">
            <text:p>6405</text:p>
          </table:table-cell>
          <table:table-cell office:value-type="string">
            <text:p>6501</text:p>
          </table:table-cell>
          <table:table-cell office:value-type="float" office:value="6.64">
            <text:p>6.64</text:p>
          </table:table-cell>
          <table:table-cell office:value-type="float" office:value="10">
            <text:p>10</text:p>
          </table:table-cell>
          <table:table-cell office:value-type="float" office:value="598.05">
            <text:p>598.05</text:p>
          </table:table-cell>
          <table:table-cell office:value-type="float" office:value="165.46">
            <text:p>165.46</text:p>
          </table:table-cell>
          <table:table-cell office:value-type="float" office:value="3.61446875377735">
            <text:p>3.6144687538</text:p>
          </table:table-cell>
          <table:table-cell office:value-type="float" office:value="0.664">
            <text:p>0.664</text:p>
          </table:table-cell>
          <table:table-cell office:value-type="float" office:value="24.9186746987952">
            <text:p>24.91867469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4.73">
            <text:p>4.73</text:p>
          </table:table-cell>
          <table:table-cell office:value-type="float" office:value="9">
            <text:p>9</text:p>
          </table:table-cell>
          <table:table-cell office:value-type="float" office:value="425.52">
            <text:p>425.52</text:p>
          </table:table-cell>
          <table:table-cell office:value-type="float" office:value="217.37">
            <text:p>217.37</text:p>
          </table:table-cell>
          <table:table-cell office:value-type="float" office:value="1.95758384321664">
            <text:p>1.9575838432</text:p>
          </table:table-cell>
          <table:table-cell office:value-type="float" office:value="0.525555555555556">
            <text:p>0.5255555556</text:p>
          </table:table-cell>
          <table:table-cell office:value-type="float" office:value="45.9556025369979">
            <text:p>45.955602537</text:p>
          </table:table-cell>
          <table:table-cell/>
          <table:table-cell office:value-type="string">
            <text:p>6446</text:p>
          </table:table-cell>
          <table:table-cell office:value-type="string">
            <text:p>6501</text:p>
          </table:table-cell>
          <table:table-cell office:value-type="float" office:value="4.87">
            <text:p>4.87</text:p>
          </table:table-cell>
          <table:table-cell office:value-type="float" office:value="10">
            <text:p>10</text:p>
          </table:table-cell>
          <table:table-cell office:value-type="float" office:value="438.57">
            <text:p>438.57</text:p>
          </table:table-cell>
          <table:table-cell office:value-type="float" office:value="217.37">
            <text:p>217.37</text:p>
          </table:table-cell>
          <table:table-cell office:value-type="float" office:value="2.01761972673322">
            <text:p>2.0176197267</text:p>
          </table:table-cell>
          <table:table-cell office:value-type="float" office:value="0.487">
            <text:p>0.487</text:p>
          </table:table-cell>
          <table:table-cell office:value-type="float" office:value="44.6344969199179">
            <text:p>44.634496919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7.11">
            <text:p>7.11</text:p>
          </table:table-cell>
          <table:table-cell office:value-type="float" office:value="10">
            <text:p>10</text:p>
          </table:table-cell>
          <table:table-cell office:value-type="float" office:value="640.08">
            <text:p>640.08</text:p>
          </table:table-cell>
          <table:table-cell office:value-type="float" office:value="164.6">
            <text:p>164.6</text:p>
          </table:table-cell>
          <table:table-cell office:value-type="float" office:value="3.88869987849332">
            <text:p>3.8886998785</text:p>
          </table:table-cell>
          <table:table-cell office:value-type="float" office:value="0.711">
            <text:p>0.711</text:p>
          </table:table-cell>
          <table:table-cell office:value-type="float" office:value="23.1504922644163">
            <text:p>23.1504922644</text:p>
          </table:table-cell>
          <table:table-cell/>
          <table:table-cell office:value-type="string">
            <text:p>6451</text:p>
          </table:table-cell>
          <table:table-cell office:value-type="string">
            <text:p>6501</text:p>
          </table:table-cell>
          <table:table-cell office:value-type="float" office:value="7.04">
            <text:p>7.04</text:p>
          </table:table-cell>
          <table:table-cell office:value-type="float" office:value="9">
            <text:p>9</text:p>
          </table:table-cell>
          <table:table-cell office:value-type="float" office:value="633.51">
            <text:p>633.51</text:p>
          </table:table-cell>
          <table:table-cell office:value-type="float" office:value="164.6">
            <text:p>164.6</text:p>
          </table:table-cell>
          <table:table-cell office:value-type="float" office:value="3.84878493317132">
            <text:p>3.8487849332</text:p>
          </table:table-cell>
          <table:table-cell office:value-type="float" office:value="0.782222222222222">
            <text:p>0.7822222222</text:p>
          </table:table-cell>
          <table:table-cell office:value-type="float" office:value="23.3806818181818">
            <text:p>23.38068181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6.27">
            <text:p>6.27</text:p>
          </table:table-cell>
          <table:table-cell office:value-type="float" office:value="255">
            <text:p>255</text:p>
          </table:table-cell>
          <table:table-cell office:value-type="float" office:value="564.03">
            <text:p>564.03</text:p>
          </table:table-cell>
          <table:table-cell office:value-type="float" office:value="213.85">
            <text:p>213.85</text:p>
          </table:table-cell>
          <table:table-cell office:value-type="float" office:value="2.6375029226093">
            <text:p>2.6375029226</text:p>
          </table:table-cell>
          <table:table-cell office:value-type="float" office:value="0.0245882352941176">
            <text:p>0.0245882353</text:p>
          </table:table-cell>
          <table:table-cell office:value-type="float" office:value="34.1068580542265">
            <text:p>34.1068580542</text:p>
          </table:table-cell>
          <table:table-cell/>
          <table:table-cell office:value-type="string">
            <text:p>6471</text:p>
          </table:table-cell>
          <table:table-cell office:value-type="string">
            <text:p>6501</text:p>
          </table:table-cell>
          <table:table-cell office:value-type="float" office:value="6.43">
            <text:p>6.43</text:p>
          </table:table-cell>
          <table:table-cell office:value-type="float" office:value="255">
            <text:p>255</text:p>
          </table:table-cell>
          <table:table-cell office:value-type="float" office:value="578.52">
            <text:p>578.52</text:p>
          </table:table-cell>
          <table:table-cell office:value-type="float" office:value="213.85">
            <text:p>213.85</text:p>
          </table:table-cell>
          <table:table-cell office:value-type="float" office:value="2.70526069675006">
            <text:p>2.7052606968</text:p>
          </table:table-cell>
          <table:table-cell office:value-type="float" office:value="0.0252156862745098">
            <text:p>0.0252156863</text:p>
          </table:table-cell>
          <table:table-cell office:value-type="float" office:value="33.2581648522551">
            <text:p>33.258164852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7.75">
            <text:p>7.75</text:p>
          </table:table-cell>
          <table:table-cell office:value-type="float" office:value="9">
            <text:p>9</text:p>
          </table:table-cell>
          <table:table-cell office:value-type="float" office:value="697.23">
            <text:p>697.23</text:p>
          </table:table-cell>
          <table:table-cell office:value-type="float" office:value="136.53">
            <text:p>136.53</text:p>
          </table:table-cell>
          <table:table-cell office:value-type="float" office:value="5.10678971654581">
            <text:p>5.1067897165</text:p>
          </table:table-cell>
          <table:table-cell office:value-type="float" office:value="0.861111111111111">
            <text:p>0.8611111111</text:p>
          </table:table-cell>
          <table:table-cell office:value-type="float" office:value="17.6167741935484">
            <text:p>17.6167741935</text:p>
          </table:table-cell>
          <table:table-cell/>
          <table:table-cell office:value-type="string">
            <text:p>6512</text:p>
          </table:table-cell>
          <table:table-cell office:value-type="string">
            <text:p>6501</text:p>
          </table:table-cell>
          <table:table-cell office:value-type="float" office:value="7.88">
            <text:p>7.88</text:p>
          </table:table-cell>
          <table:table-cell office:value-type="float" office:value="10">
            <text:p>10</text:p>
          </table:table-cell>
          <table:table-cell office:value-type="float" office:value="708.84">
            <text:p>708.84</text:p>
          </table:table-cell>
          <table:table-cell office:value-type="float" office:value="136.53">
            <text:p>136.53</text:p>
          </table:table-cell>
          <table:table-cell office:value-type="float" office:value="5.19182597231378">
            <text:p>5.1918259723</text:p>
          </table:table-cell>
          <table:table-cell office:value-type="float" office:value="0.788">
            <text:p>0.788</text:p>
          </table:table-cell>
          <table:table-cell office:value-type="float" office:value="17.3261421319797">
            <text:p>17.32614213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6.87">
            <text:p>6.87</text:p>
          </table:table-cell>
          <table:table-cell office:value-type="float" office:value="13">
            <text:p>13</text:p>
          </table:table-cell>
          <table:table-cell office:value-type="float" office:value="618.3">
            <text:p>618.3</text:p>
          </table:table-cell>
          <table:table-cell office:value-type="float" office:value="198.86">
            <text:p>198.86</text:p>
          </table:table-cell>
          <table:table-cell office:value-type="float" office:value="3.10922256864125">
            <text:p>3.1092225686</text:p>
          </table:table-cell>
          <table:table-cell office:value-type="float" office:value="0.528461538461538">
            <text:p>0.5284615385</text:p>
          </table:table-cell>
          <table:table-cell office:value-type="float" office:value="28.9461426491994">
            <text:p>28.9461426492</text:p>
          </table:table-cell>
          <table:table-cell/>
          <table:table-cell office:value-type="string">
            <text:p>6515</text:p>
          </table:table-cell>
          <table:table-cell office:value-type="string">
            <text:p>6501</text:p>
          </table:table-cell>
          <table:table-cell office:value-type="float" office:value="7.09">
            <text:p>7.09</text:p>
          </table:table-cell>
          <table:table-cell office:value-type="float" office:value="13">
            <text:p>13</text:p>
          </table:table-cell>
          <table:table-cell office:value-type="float" office:value="638.1">
            <text:p>638.1</text:p>
          </table:table-cell>
          <table:table-cell office:value-type="float" office:value="198.86">
            <text:p>198.86</text:p>
          </table:table-cell>
          <table:table-cell office:value-type="float" office:value="3.20879010359047">
            <text:p>3.2087901036</text:p>
          </table:table-cell>
          <table:table-cell office:value-type="float" office:value="0.545384615384615">
            <text:p>0.5453846154</text:p>
          </table:table-cell>
          <table:table-cell office:value-type="float" office:value="28.0479548660085">
            <text:p>28.04795486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8.07">
            <text:p>8.07</text:p>
          </table:table-cell>
          <table:table-cell office:value-type="float" office:value="13">
            <text:p>13</text:p>
          </table:table-cell>
          <table:table-cell office:value-type="float" office:value="726.66">
            <text:p>726.66</text:p>
          </table:table-cell>
          <table:table-cell office:value-type="float" office:value="198.9">
            <text:p>198.9</text:p>
          </table:table-cell>
          <table:table-cell office:value-type="float" office:value="3.65339366515837">
            <text:p>3.6533936652</text:p>
          </table:table-cell>
          <table:table-cell office:value-type="float" office:value="0.620769230769231">
            <text:p>0.6207692308</text:p>
          </table:table-cell>
          <table:table-cell office:value-type="float" office:value="24.6468401486989">
            <text:p>24.6468401487</text:p>
          </table:table-cell>
          <table:table-cell/>
          <table:table-cell office:value-type="string">
            <text:p>6516</text:p>
          </table:table-cell>
          <table:table-cell office:value-type="string">
            <text:p>6501</text:p>
          </table:table-cell>
          <table:table-cell office:value-type="float" office:value="8.06">
            <text:p>8.06</text:p>
          </table:table-cell>
          <table:table-cell office:value-type="float" office:value="13">
            <text:p>13</text:p>
          </table:table-cell>
          <table:table-cell office:value-type="float" office:value="725.4">
            <text:p>725.4</text:p>
          </table:table-cell>
          <table:table-cell office:value-type="float" office:value="198.9">
            <text:p>198.9</text:p>
          </table:table-cell>
          <table:table-cell office:value-type="float" office:value="3.64705882352941">
            <text:p>3.6470588235</text:p>
          </table:table-cell>
          <table:table-cell office:value-type="float" office:value="0.62">
            <text:p>0.62</text:p>
          </table:table-cell>
          <table:table-cell office:value-type="float" office:value="24.6774193548387">
            <text:p>24.67741935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7.86">
            <text:p>7.86</text:p>
          </table:table-cell>
          <table:table-cell office:value-type="float" office:value="8">
            <text:p>8</text:p>
          </table:table-cell>
          <table:table-cell office:value-type="float" office:value="707.76">
            <text:p>707.76</text:p>
          </table:table-cell>
          <table:table-cell office:value-type="float" office:value="188.97">
            <text:p>188.97</text:p>
          </table:table-cell>
          <table:table-cell office:value-type="float" office:value="3.7453564057787">
            <text:p>3.7453564058</text:p>
          </table:table-cell>
          <table:table-cell office:value-type="float" office:value="0.9825">
            <text:p>0.9825</text:p>
          </table:table-cell>
          <table:table-cell office:value-type="float" office:value="24.0419847328244">
            <text:p>24.0419847328</text:p>
          </table:table-cell>
          <table:table-cell/>
          <table:table-cell office:value-type="string">
            <text:p>6609</text:p>
          </table:table-cell>
          <table:table-cell office:value-type="string">
            <text:p>6501</text:p>
          </table:table-cell>
          <table:table-cell office:value-type="float" office:value="7.84">
            <text:p>7.84</text:p>
          </table:table-cell>
          <table:table-cell office:value-type="float" office:value="9">
            <text:p>9</text:p>
          </table:table-cell>
          <table:table-cell office:value-type="float" office:value="705.6">
            <text:p>705.6</text:p>
          </table:table-cell>
          <table:table-cell office:value-type="float" office:value="188.97">
            <text:p>188.97</text:p>
          </table:table-cell>
          <table:table-cell office:value-type="float" office:value="3.73392602000317">
            <text:p>3.73392602</text:p>
          </table:table-cell>
          <table:table-cell office:value-type="float" office:value="0.871111111111111">
            <text:p>0.8711111111</text:p>
          </table:table-cell>
          <table:table-cell office:value-type="float" office:value="24.1033163265306">
            <text:p>24.10331632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7.3">
            <text:p>7.3</text:p>
          </table:table-cell>
          <table:table-cell office:value-type="float" office:value="8">
            <text:p>8</text:p>
          </table:table-cell>
          <table:table-cell office:value-type="float" office:value="657.36">
            <text:p>657.36</text:p>
          </table:table-cell>
          <table:table-cell office:value-type="float" office:value="128.32">
            <text:p>128.32</text:p>
          </table:table-cell>
          <table:table-cell office:value-type="float" office:value="5.12281795511222">
            <text:p>5.1228179551</text:p>
          </table:table-cell>
          <table:table-cell office:value-type="float" office:value="0.9125">
            <text:p>0.9125</text:p>
          </table:table-cell>
          <table:table-cell office:value-type="float" office:value="17.5780821917808">
            <text:p>17.5780821918</text:p>
          </table:table-cell>
          <table:table-cell/>
          <table:table-cell office:value-type="string">
            <text:p>6647</text:p>
          </table:table-cell>
          <table:table-cell office:value-type="string">
            <text:p>6501</text:p>
          </table:table-cell>
          <table:table-cell office:value-type="float" office:value="6.84">
            <text:p>6.84</text:p>
          </table:table-cell>
          <table:table-cell office:value-type="float" office:value="8">
            <text:p>8</text:p>
          </table:table-cell>
          <table:table-cell office:value-type="float" office:value="615.78">
            <text:p>615.78</text:p>
          </table:table-cell>
          <table:table-cell office:value-type="float" office:value="128.32">
            <text:p>128.32</text:p>
          </table:table-cell>
          <table:table-cell office:value-type="float" office:value="4.79878428927681">
            <text:p>4.7987842893</text:p>
          </table:table-cell>
          <table:table-cell office:value-type="float" office:value="0.855">
            <text:p>0.855</text:p>
          </table:table-cell>
          <table:table-cell office:value-type="float" office:value="18.7602339181287">
            <text:p>18.76023391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4.13">
            <text:p>4.13</text:p>
          </table:table-cell>
          <table:table-cell office:value-type="float" office:value="9">
            <text:p>9</text:p>
          </table:table-cell>
          <table:table-cell office:value-type="float" office:value="371.34">
            <text:p>371.34</text:p>
          </table:table-cell>
          <table:table-cell office:value-type="float" office:value="225.59">
            <text:p>225.59</text:p>
          </table:table-cell>
          <table:table-cell office:value-type="float" office:value="1.64608360299659">
            <text:p>1.646083603</text:p>
          </table:table-cell>
          <table:table-cell office:value-type="float" office:value="0.458888888888889">
            <text:p>0.4588888889</text:p>
          </table:table-cell>
          <table:table-cell office:value-type="float" office:value="54.6222760290557">
            <text:p>54.6222760291</text:p>
          </table:table-cell>
          <table:table-cell/>
          <table:table-cell office:value-type="string">
            <text:p>6670</text:p>
          </table:table-cell>
          <table:table-cell office:value-type="string">
            <text:p>6501</text:p>
          </table:table-cell>
          <table:table-cell office:value-type="float" office:value="4.14">
            <text:p>4.14</text:p>
          </table:table-cell>
          <table:table-cell office:value-type="float" office:value="9">
            <text:p>9</text:p>
          </table:table-cell>
          <table:table-cell office:value-type="float" office:value="372.69">
            <text:p>372.69</text:p>
          </table:table-cell>
          <table:table-cell office:value-type="float" office:value="225.59">
            <text:p>225.59</text:p>
          </table:table-cell>
          <table:table-cell office:value-type="float" office:value="1.65206791081165">
            <text:p>1.6520679108</text:p>
          </table:table-cell>
          <table:table-cell office:value-type="float" office:value="0.46">
            <text:p>0.46</text:p>
          </table:table-cell>
          <table:table-cell office:value-type="float" office:value="54.4903381642512">
            <text:p>54.49033816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6.49">
            <text:p>6.49</text:p>
          </table:table-cell>
          <table:table-cell office:value-type="float" office:value="10">
            <text:p>10</text:p>
          </table:table-cell>
          <table:table-cell office:value-type="float" office:value="584.37">
            <text:p>584.37</text:p>
          </table:table-cell>
          <table:table-cell office:value-type="float" office:value="166.77">
            <text:p>166.77</text:p>
          </table:table-cell>
          <table:table-cell office:value-type="float" office:value="3.50404749055585">
            <text:p>3.5040474906</text:p>
          </table:table-cell>
          <table:table-cell office:value-type="float" office:value="0.649">
            <text:p>0.649</text:p>
          </table:table-cell>
          <table:table-cell office:value-type="float" office:value="25.6964560862866">
            <text:p>25.6964560863</text:p>
          </table:table-cell>
          <table:table-cell/>
          <table:table-cell office:value-type="string">
            <text:p>6695</text:p>
          </table:table-cell>
          <table:table-cell office:value-type="string">
            <text:p>6501</text:p>
          </table:table-cell>
          <table:table-cell office:value-type="float" office:value="6.87">
            <text:p>6.87</text:p>
          </table:table-cell>
          <table:table-cell office:value-type="float" office:value="11">
            <text:p>11</text:p>
          </table:table-cell>
          <table:table-cell office:value-type="float" office:value="617.94">
            <text:p>617.94</text:p>
          </table:table-cell>
          <table:table-cell office:value-type="float" office:value="166.77">
            <text:p>166.77</text:p>
          </table:table-cell>
          <table:table-cell office:value-type="float" office:value="3.70534268753373">
            <text:p>3.7053426875</text:p>
          </table:table-cell>
          <table:table-cell office:value-type="float" office:value="0.624545454545455">
            <text:p>0.6245454545</text:p>
          </table:table-cell>
          <table:table-cell office:value-type="float" office:value="24.2751091703057">
            <text:p>24.275109170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11.08">
            <text:p>11.08</text:p>
          </table:table-cell>
          <table:table-cell office:value-type="float" office:value="8">
            <text:p>8</text:p>
          </table:table-cell>
          <table:table-cell office:value-type="float" office:value="997.2">
            <text:p>997.2</text:p>
          </table:table-cell>
          <table:table-cell office:value-type="float" office:value="324.23">
            <text:p>324.23</text:p>
          </table:table-cell>
          <table:table-cell office:value-type="float" office:value="3.07559448539617">
            <text:p>3.0755944854</text:p>
          </table:table-cell>
          <table:table-cell office:value-type="float" office:value="1.385">
            <text:p>1.385</text:p>
          </table:table-cell>
          <table:table-cell office:value-type="float" office:value="29.2626353790614">
            <text:p>29.2626353791</text:p>
          </table:table-cell>
          <table:table-cell/>
          <table:table-cell office:value-type="string">
            <text:p>6716</text:p>
          </table:table-cell>
          <table:table-cell office:value-type="string">
            <text:p>6501</text:p>
          </table:table-cell>
          <table:table-cell office:value-type="float" office:value="10.99">
            <text:p>10.99</text:p>
          </table:table-cell>
          <table:table-cell office:value-type="float" office:value="9">
            <text:p>9</text:p>
          </table:table-cell>
          <table:table-cell office:value-type="float" office:value="988.92">
            <text:p>988.92</text:p>
          </table:table-cell>
          <table:table-cell office:value-type="float" office:value="324.23">
            <text:p>324.23</text:p>
          </table:table-cell>
          <table:table-cell office:value-type="float" office:value="3.05005705826111">
            <text:p>3.0500570583</text:p>
          </table:table-cell>
          <table:table-cell office:value-type="float" office:value="1.22111111111111">
            <text:p>1.2211111111</text:p>
          </table:table-cell>
          <table:table-cell office:value-type="float" office:value="29.5022747952684">
            <text:p>29.502274795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1.12">
            <text:p>11.12</text:p>
          </table:table-cell>
          <table:table-cell office:value-type="float" office:value="7">
            <text:p>7</text:p>
          </table:table-cell>
          <table:table-cell office:value-type="float" office:value="1000.89">
            <text:p>1000.89</text:p>
          </table:table-cell>
          <table:table-cell office:value-type="float" office:value="227.21">
            <text:p>227.21</text:p>
          </table:table-cell>
          <table:table-cell office:value-type="float" office:value="4.40513181638132">
            <text:p>4.4051318164</text:p>
          </table:table-cell>
          <table:table-cell office:value-type="float" office:value="1.58857142857143">
            <text:p>1.5885714286</text:p>
          </table:table-cell>
          <table:table-cell office:value-type="float" office:value="20.4325539568345">
            <text:p>20.4325539568</text:p>
          </table:table-cell>
          <table:table-cell/>
          <table:table-cell office:value-type="string">
            <text:p>6879</text:p>
          </table:table-cell>
          <table:table-cell office:value-type="string">
            <text:p>6501</text:p>
          </table:table-cell>
          <table:table-cell office:value-type="float" office:value="11.28">
            <text:p>11.28</text:p>
          </table:table-cell>
          <table:table-cell office:value-type="float" office:value="10">
            <text:p>10</text:p>
          </table:table-cell>
          <table:table-cell office:value-type="float" office:value="1015.29">
            <text:p>1015.29</text:p>
          </table:table-cell>
          <table:table-cell office:value-type="float" office:value="227.21">
            <text:p>227.21</text:p>
          </table:table-cell>
          <table:table-cell office:value-type="float" office:value="4.46850930856917">
            <text:p>4.4685093086</text:p>
          </table:table-cell>
          <table:table-cell office:value-type="float" office:value="1.128">
            <text:p>1.128</text:p>
          </table:table-cell>
          <table:table-cell office:value-type="float" office:value="20.1427304964539">
            <text:p>20.14273049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6.37">
            <text:p>6.37</text:p>
          </table:table-cell>
          <table:table-cell office:value-type="float" office:value="10">
            <text:p>10</text:p>
          </table:table-cell>
          <table:table-cell office:value-type="float" office:value="573.3">
            <text:p>573.3</text:p>
          </table:table-cell>
          <table:table-cell office:value-type="float" office:value="164.72">
            <text:p>164.72</text:p>
          </table:table-cell>
          <table:table-cell office:value-type="float" office:value="3.48045167557067">
            <text:p>3.4804516756</text:p>
          </table:table-cell>
          <table:table-cell office:value-type="float" office:value="0.637">
            <text:p>0.637</text:p>
          </table:table-cell>
          <table:table-cell office:value-type="float" office:value="25.8587127158556">
            <text:p>25.8587127159</text:p>
          </table:table-cell>
          <table:table-cell/>
          <table:table-cell office:value-type="string">
            <text:p>6945</text:p>
          </table:table-cell>
          <table:table-cell office:value-type="string">
            <text:p>6501</text:p>
          </table:table-cell>
          <table:table-cell office:value-type="float" office:value="6.61">
            <text:p>6.61</text:p>
          </table:table-cell>
          <table:table-cell office:value-type="float" office:value="8">
            <text:p>8</text:p>
          </table:table-cell>
          <table:table-cell office:value-type="float" office:value="594.9">
            <text:p>594.9</text:p>
          </table:table-cell>
          <table:table-cell office:value-type="float" office:value="164.72">
            <text:p>164.72</text:p>
          </table:table-cell>
          <table:table-cell office:value-type="float" office:value="3.61158329286061">
            <text:p>3.6115832929</text:p>
          </table:table-cell>
          <table:table-cell office:value-type="float" office:value="0.82625">
            <text:p>0.82625</text:p>
          </table:table-cell>
          <table:table-cell office:value-type="float" office:value="24.9198184568835">
            <text:p>24.91981845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1.47">
            <text:p>11.47</text:p>
          </table:table-cell>
          <table:table-cell office:value-type="float" office:value="10">
            <text:p>10</text:p>
          </table:table-cell>
          <table:table-cell office:value-type="float" office:value="1032.48">
            <text:p>1032.48</text:p>
          </table:table-cell>
          <table:table-cell office:value-type="float" office:value="264.89">
            <text:p>264.89</text:p>
          </table:table-cell>
          <table:table-cell office:value-type="float" office:value="3.89776888519763">
            <text:p>3.8977688852</text:p>
          </table:table-cell>
          <table:table-cell office:value-type="float" office:value="1.147">
            <text:p>1.147</text:p>
          </table:table-cell>
          <table:table-cell office:value-type="float" office:value="23.0941586748038">
            <text:p>23.0941586748</text:p>
          </table:table-cell>
          <table:table-cell/>
          <table:table-cell office:value-type="string">
            <text:p>7021</text:p>
          </table:table-cell>
          <table:table-cell office:value-type="string">
            <text:p>6501</text:p>
          </table:table-cell>
          <table:table-cell office:value-type="float" office:value="11.64">
            <text:p>11.64</text:p>
          </table:table-cell>
          <table:table-cell office:value-type="float" office:value="8">
            <text:p>8</text:p>
          </table:table-cell>
          <table:table-cell office:value-type="float" office:value="1047.33">
            <text:p>1047.33</text:p>
          </table:table-cell>
          <table:table-cell office:value-type="float" office:value="264.89">
            <text:p>264.89</text:p>
          </table:table-cell>
          <table:table-cell office:value-type="float" office:value="3.95382989165314">
            <text:p>3.9538298917</text:p>
          </table:table-cell>
          <table:table-cell office:value-type="float" office:value="1.455">
            <text:p>1.455</text:p>
          </table:table-cell>
          <table:table-cell office:value-type="float" office:value="22.7568728522337">
            <text:p>22.75687285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087</text:p>
          </table:table-cell>
          <table:table-cell office:value-type="float" office:value="5.58">
            <text:p>5.58</text:p>
          </table:table-cell>
          <table:table-cell office:value-type="float" office:value="7">
            <text:p>7</text:p>
          </table:table-cell>
          <table:table-cell office:value-type="float" office:value="501.84">
            <text:p>501.84</text:p>
          </table:table-cell>
          <table:table-cell office:value-type="float" office:value="166.83">
            <text:p>166.83</text:p>
          </table:table-cell>
          <table:table-cell office:value-type="float" office:value="3.00809206977162">
            <text:p>3.0080920698</text:p>
          </table:table-cell>
          <table:table-cell office:value-type="float" office:value="0.797142857142857">
            <text:p>0.7971428571</text:p>
          </table:table-cell>
          <table:table-cell office:value-type="float" office:value="29.8978494623656">
            <text:p>29.8978494624</text:p>
          </table:table-cell>
          <table:table-cell/>
          <table:table-cell office:value-type="string">
            <text:p>6087</text:p>
          </table:table-cell>
          <table:table-cell office:value-type="string">
            <text:p>6501</text:p>
          </table:table-cell>
          <table:table-cell office:value-type="float" office:value="5.6">
            <text:p>5.6</text:p>
          </table:table-cell>
          <table:table-cell office:value-type="float" office:value="6">
            <text:p>6</text:p>
          </table:table-cell>
          <table:table-cell office:value-type="float" office:value="504">
            <text:p>504</text:p>
          </table:table-cell>
          <table:table-cell office:value-type="float" office:value="166.83">
            <text:p>166.83</text:p>
          </table:table-cell>
          <table:table-cell office:value-type="float" office:value="3.02103938140622">
            <text:p>3.0210393814</text:p>
          </table:table-cell>
          <table:table-cell office:value-type="float" office:value="0.933333333333333">
            <text:p>0.9333333333</text:p>
          </table:table-cell>
          <table:table-cell office:value-type="float" office:value="29.7910714285714">
            <text:p>29.79107142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10.68">
            <text:p>10.68</text:p>
          </table:table-cell>
          <table:table-cell office:value-type="float" office:value="10">
            <text:p>10</text:p>
          </table:table-cell>
          <table:table-cell office:value-type="float" office:value="961.29">
            <text:p>961.29</text:p>
          </table:table-cell>
          <table:table-cell office:value-type="float" office:value="225.37">
            <text:p>225.37</text:p>
          </table:table-cell>
          <table:table-cell office:value-type="float" office:value="4.26538581000133">
            <text:p>4.26538581</text:p>
          </table:table-cell>
          <table:table-cell office:value-type="float" office:value="1.068">
            <text:p>1.068</text:p>
          </table:table-cell>
          <table:table-cell office:value-type="float" office:value="21.1020599250936">
            <text:p>21.1020599251</text:p>
          </table:table-cell>
          <table:table-cell/>
          <table:table-cell office:value-type="string">
            <text:p>6214</text:p>
          </table:table-cell>
          <table:table-cell office:value-type="string">
            <text:p>6501</text:p>
          </table:table-cell>
          <table:table-cell office:value-type="float" office:value="10.98">
            <text:p>10.98</text:p>
          </table:table-cell>
          <table:table-cell office:value-type="float" office:value="9">
            <text:p>9</text:p>
          </table:table-cell>
          <table:table-cell office:value-type="float" office:value="987.84">
            <text:p>987.84</text:p>
          </table:table-cell>
          <table:table-cell office:value-type="float" office:value="225.37">
            <text:p>225.37</text:p>
          </table:table-cell>
          <table:table-cell office:value-type="float" office:value="4.38319208412832">
            <text:p>4.3831920841</text:p>
          </table:table-cell>
          <table:table-cell office:value-type="float" office:value="1.22">
            <text:p>1.22</text:p>
          </table:table-cell>
          <table:table-cell office:value-type="float" office:value="20.5255009107468">
            <text:p>20.52550091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1.02">
            <text:p>11.02</text:p>
          </table:table-cell>
          <table:table-cell office:value-type="float" office:value="9">
            <text:p>9</text:p>
          </table:table-cell>
          <table:table-cell office:value-type="float" office:value="991.71">
            <text:p>991.71</text:p>
          </table:table-cell>
          <table:table-cell office:value-type="float" office:value="309.2">
            <text:p>309.2</text:p>
          </table:table-cell>
          <table:table-cell office:value-type="float" office:value="3.20734152652005">
            <text:p>3.2073415265</text:p>
          </table:table-cell>
          <table:table-cell office:value-type="float" office:value="1.22444444444444">
            <text:p>1.2244444444</text:p>
          </table:table-cell>
          <table:table-cell office:value-type="float" office:value="28.0580762250454">
            <text:p>28.058076225</text:p>
          </table:table-cell>
          <table:table-cell/>
          <table:table-cell office:value-type="string">
            <text:p>6423</text:p>
          </table:table-cell>
          <table:table-cell office:value-type="string">
            <text:p>6501</text:p>
          </table:table-cell>
          <table:table-cell office:value-type="float" office:value="11.98">
            <text:p>11.98</text:p>
          </table:table-cell>
          <table:table-cell office:value-type="float" office:value="11">
            <text:p>11</text:p>
          </table:table-cell>
          <table:table-cell office:value-type="float" office:value="1078.2">
            <text:p>1078.2</text:p>
          </table:table-cell>
          <table:table-cell office:value-type="float" office:value="309.2">
            <text:p>309.2</text:p>
          </table:table-cell>
          <table:table-cell office:value-type="float" office:value="3.48706338939198">
            <text:p>3.4870633894</text:p>
          </table:table-cell>
          <table:table-cell office:value-type="float" office:value="1.08909090909091">
            <text:p>1.0890909091</text:p>
          </table:table-cell>
          <table:table-cell office:value-type="float" office:value="25.8096828046745">
            <text:p>25.809682804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1.79">
            <text:p>11.79</text:p>
          </table:table-cell>
          <table:table-cell office:value-type="float" office:value="13">
            <text:p>13</text:p>
          </table:table-cell>
          <table:table-cell office:value-type="float" office:value="1061.28">
            <text:p>1061.28</text:p>
          </table:table-cell>
          <table:table-cell office:value-type="float" office:value="207.64">
            <text:p>207.64</text:p>
          </table:table-cell>
          <table:table-cell office:value-type="float" office:value="5.11115392024658">
            <text:p>5.1111539202</text:p>
          </table:table-cell>
          <table:table-cell office:value-type="float" office:value="0.906923076923077">
            <text:p>0.9069230769</text:p>
          </table:table-cell>
          <table:table-cell office:value-type="float" office:value="17.6115351993215">
            <text:p>17.6115351993</text:p>
          </table:table-cell>
          <table:table-cell/>
          <table:table-cell office:value-type="string">
            <text:p>6499</text:p>
          </table:table-cell>
          <table:table-cell office:value-type="string">
            <text:p>6501</text:p>
          </table:table-cell>
          <table:table-cell office:value-type="float" office:value="11.87">
            <text:p>11.87</text:p>
          </table:table-cell>
          <table:table-cell office:value-type="float" office:value="13">
            <text:p>13</text:p>
          </table:table-cell>
          <table:table-cell office:value-type="float" office:value="1068.48">
            <text:p>1068.48</text:p>
          </table:table-cell>
          <table:table-cell office:value-type="float" office:value="207.64">
            <text:p>207.64</text:p>
          </table:table-cell>
          <table:table-cell office:value-type="float" office:value="5.14582931997688">
            <text:p>5.14582932</text:p>
          </table:table-cell>
          <table:table-cell office:value-type="float" office:value="0.913076923076923">
            <text:p>0.9130769231</text:p>
          </table:table-cell>
          <table:table-cell office:value-type="float" office:value="17.4928390901432">
            <text:p>17.49283909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10.91">
            <text:p>10.91</text:p>
          </table:table-cell>
          <table:table-cell office:value-type="float" office:value="10">
            <text:p>10</text:p>
          </table:table-cell>
          <table:table-cell office:value-type="float" office:value="981.9">
            <text:p>981.9</text:p>
          </table:table-cell>
          <table:table-cell office:value-type="float" office:value="309.91">
            <text:p>309.91</text:p>
          </table:table-cell>
          <table:table-cell office:value-type="float" office:value="3.16833919525023">
            <text:p>3.1683391953</text:p>
          </table:table-cell>
          <table:table-cell office:value-type="float" office:value="1.091">
            <text:p>1.091</text:p>
          </table:table-cell>
          <table:table-cell office:value-type="float" office:value="28.4060494958754">
            <text:p>28.4060494959</text:p>
          </table:table-cell>
          <table:table-cell/>
          <table:table-cell office:value-type="string">
            <text:p>6519</text:p>
          </table:table-cell>
          <table:table-cell office:value-type="string">
            <text:p>6501</text:p>
          </table:table-cell>
          <table:table-cell office:value-type="float" office:value="11.26">
            <text:p>11.26</text:p>
          </table:table-cell>
          <table:table-cell office:value-type="float" office:value="10">
            <text:p>10</text:p>
          </table:table-cell>
          <table:table-cell office:value-type="float" office:value="1013.76">
            <text:p>1013.76</text:p>
          </table:table-cell>
          <table:table-cell office:value-type="float" office:value="309.91">
            <text:p>309.91</text:p>
          </table:table-cell>
          <table:table-cell office:value-type="float" office:value="3.27114323513278">
            <text:p>3.2711432351</text:p>
          </table:table-cell>
          <table:table-cell office:value-type="float" office:value="1.126">
            <text:p>1.126</text:p>
          </table:table-cell>
          <table:table-cell office:value-type="float" office:value="27.5230905861456">
            <text:p>27.52309058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0.77">
            <text:p>10.77</text:p>
          </table:table-cell>
          <table:table-cell office:value-type="float" office:value="6">
            <text:p>6</text:p>
          </table:table-cell>
          <table:table-cell office:value-type="float" office:value="969.3">
            <text:p>969.3</text:p>
          </table:table-cell>
          <table:table-cell office:value-type="float" office:value="365.16">
            <text:p>365.16</text:p>
          </table:table-cell>
          <table:table-cell office:value-type="float" office:value="2.65445284258955">
            <text:p>2.6544528426</text:p>
          </table:table-cell>
          <table:table-cell office:value-type="float" office:value="1.795">
            <text:p>1.795</text:p>
          </table:table-cell>
          <table:table-cell office:value-type="float" office:value="33.9052924791086">
            <text:p>33.9052924791</text:p>
          </table:table-cell>
          <table:table-cell/>
          <table:table-cell office:value-type="string">
            <text:p>6532</text:p>
          </table:table-cell>
          <table:table-cell office:value-type="string">
            <text:p>6501</text:p>
          </table:table-cell>
          <table:table-cell office:value-type="float" office:value="10.8">
            <text:p>10.8</text:p>
          </table:table-cell>
          <table:table-cell office:value-type="float" office:value="6">
            <text:p>6</text:p>
          </table:table-cell>
          <table:table-cell office:value-type="float" office:value="972.18">
            <text:p>972.18</text:p>
          </table:table-cell>
          <table:table-cell office:value-type="float" office:value="365.16">
            <text:p>365.16</text:p>
          </table:table-cell>
          <table:table-cell office:value-type="float" office:value="2.6623397962537">
            <text:p>2.6623397963</text:p>
          </table:table-cell>
          <table:table-cell office:value-type="float" office:value="1.8">
            <text:p>1.8</text:p>
          </table:table-cell>
          <table:table-cell office:value-type="float" office:value="33.8111111111111">
            <text:p>33.81111111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8.33">
            <text:p>8.33</text:p>
          </table:table-cell>
          <table:table-cell office:value-type="float" office:value="12">
            <text:p>12</text:p>
          </table:table-cell>
          <table:table-cell office:value-type="float" office:value="749.34">
            <text:p>749.34</text:p>
          </table:table-cell>
          <table:table-cell office:value-type="float" office:value="280.4">
            <text:p>280.4</text:p>
          </table:table-cell>
          <table:table-cell office:value-type="float" office:value="2.67239657631954">
            <text:p>2.6723965763</text:p>
          </table:table-cell>
          <table:table-cell office:value-type="float" office:value="0.694166666666667">
            <text:p>0.6941666667</text:p>
          </table:table-cell>
          <table:table-cell office:value-type="float" office:value="33.6614645858343">
            <text:p>33.6614645858</text:p>
          </table:table-cell>
          <table:table-cell/>
          <table:table-cell office:value-type="string">
            <text:p>6552</text:p>
          </table:table-cell>
          <table:table-cell office:value-type="string">
            <text:p>6501</text:p>
          </table:table-cell>
          <table:table-cell office:value-type="float" office:value="8.45">
            <text:p>8.45</text:p>
          </table:table-cell>
          <table:table-cell office:value-type="float" office:value="13">
            <text:p>13</text:p>
          </table:table-cell>
          <table:table-cell office:value-type="float" office:value="760.59">
            <text:p>760.59</text:p>
          </table:table-cell>
          <table:table-cell office:value-type="float" office:value="280.4">
            <text:p>280.4</text:p>
          </table:table-cell>
          <table:table-cell office:value-type="float" office:value="2.71251783166904">
            <text:p>2.7125178317</text:p>
          </table:table-cell>
          <table:table-cell office:value-type="float" office:value="0.65">
            <text:p>0.65</text:p>
          </table:table-cell>
          <table:table-cell office:value-type="float" office:value="33.1834319526627">
            <text:p>33.18343195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6.31">
            <text:p>6.31</text:p>
          </table:table-cell>
          <table:table-cell office:value-type="float" office:value="10">
            <text:p>10</text:p>
          </table:table-cell>
          <table:table-cell office:value-type="float" office:value="567.81">
            <text:p>567.81</text:p>
          </table:table-cell>
          <table:table-cell office:value-type="float" office:value="164.84">
            <text:p>164.84</text:p>
          </table:table-cell>
          <table:table-cell office:value-type="float" office:value="3.4446129580199">
            <text:p>3.444612958</text:p>
          </table:table-cell>
          <table:table-cell office:value-type="float" office:value="0.631">
            <text:p>0.631</text:p>
          </table:table-cell>
          <table:table-cell office:value-type="float" office:value="26.1236133122029">
            <text:p>26.1236133122</text:p>
          </table:table-cell>
          <table:table-cell/>
          <table:table-cell office:value-type="string">
            <text:p>6559</text:p>
          </table:table-cell>
          <table:table-cell office:value-type="string">
            <text:p>6501</text:p>
          </table:table-cell>
          <table:table-cell office:value-type="float" office:value="6.49">
            <text:p>6.49</text:p>
          </table:table-cell>
          <table:table-cell office:value-type="float" office:value="9">
            <text:p>9</text:p>
          </table:table-cell>
          <table:table-cell office:value-type="float" office:value="583.65">
            <text:p>583.65</text:p>
          </table:table-cell>
          <table:table-cell office:value-type="float" office:value="164.84">
            <text:p>164.84</text:p>
          </table:table-cell>
          <table:table-cell office:value-type="float" office:value="3.54070613928658">
            <text:p>3.5407061393</text:p>
          </table:table-cell>
          <table:table-cell office:value-type="float" office:value="0.721111111111111">
            <text:p>0.7211111111</text:p>
          </table:table-cell>
          <table:table-cell office:value-type="float" office:value="25.3990755007704">
            <text:p>25.399075500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4.95">
            <text:p>4.95</text:p>
          </table:table-cell>
          <table:table-cell office:value-type="float" office:value="10">
            <text:p>10</text:p>
          </table:table-cell>
          <table:table-cell office:value-type="float" office:value="445.05">
            <text:p>445.05</text:p>
          </table:table-cell>
          <table:table-cell office:value-type="float" office:value="220.41">
            <text:p>220.41</text:p>
          </table:table-cell>
          <table:table-cell office:value-type="float" office:value="2.01919150673744">
            <text:p>2.0191915067</text:p>
          </table:table-cell>
          <table:table-cell office:value-type="float" office:value="0.495">
            <text:p>0.495</text:p>
          </table:table-cell>
          <table:table-cell office:value-type="float" office:value="44.5272727272727">
            <text:p>44.5272727273</text:p>
          </table:table-cell>
          <table:table-cell/>
          <table:table-cell office:value-type="string">
            <text:p>6562</text:p>
          </table:table-cell>
          <table:table-cell office:value-type="string">
            <text:p>6501</text:p>
          </table:table-cell>
          <table:table-cell office:value-type="float" office:value="5.02">
            <text:p>5.02</text:p>
          </table:table-cell>
          <table:table-cell office:value-type="float" office:value="9">
            <text:p>9</text:p>
          </table:table-cell>
          <table:table-cell office:value-type="float" office:value="451.71">
            <text:p>451.71</text:p>
          </table:table-cell>
          <table:table-cell office:value-type="float" office:value="220.41">
            <text:p>220.41</text:p>
          </table:table-cell>
          <table:table-cell office:value-type="float" office:value="2.04940792160065">
            <text:p>2.0494079216</text:p>
          </table:table-cell>
          <table:table-cell office:value-type="float" office:value="0.557777777777778">
            <text:p>0.5577777778</text:p>
          </table:table-cell>
          <table:table-cell office:value-type="float" office:value="43.906374501992">
            <text:p>43.90637450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37.72">
            <text:p>37.72</text:p>
          </table:table-cell>
          <table:table-cell office:value-type="float" office:value="9">
            <text:p>9</text:p>
          </table:table-cell>
          <table:table-cell office:value-type="float" office:value="3394.98">
            <text:p>3394.98</text:p>
          </table:table-cell>
          <table:table-cell office:value-type="float" office:value="286.75">
            <text:p>286.75</text:p>
          </table:table-cell>
          <table:table-cell office:value-type="float" office:value="11.8395117698344">
            <text:p>11.8395117698</text:p>
          </table:table-cell>
          <table:table-cell office:value-type="float" office:value="4.19111111111111">
            <text:p>4.1911111111</text:p>
          </table:table-cell>
          <table:table-cell office:value-type="float" office:value="7.60206786850477">
            <text:p>7.6020678685</text:p>
          </table:table-cell>
          <table:table-cell/>
          <table:table-cell office:value-type="string">
            <text:p>6674</text:p>
          </table:table-cell>
          <table:table-cell office:value-type="string">
            <text:p>6501</text:p>
          </table:table-cell>
          <table:table-cell office:value-type="float" office:value="36.68">
            <text:p>36.68</text:p>
          </table:table-cell>
          <table:table-cell office:value-type="float" office:value="13">
            <text:p>13</text:p>
          </table:table-cell>
          <table:table-cell office:value-type="float" office:value="3301.56">
            <text:p>3301.56</text:p>
          </table:table-cell>
          <table:table-cell office:value-type="float" office:value="286.75">
            <text:p>286.75</text:p>
          </table:table-cell>
          <table:table-cell office:value-type="float" office:value="11.5137227550131">
            <text:p>11.513722755</text:p>
          </table:table-cell>
          <table:table-cell office:value-type="float" office:value="2.82153846153846">
            <text:p>2.8215384615</text:p>
          </table:table-cell>
          <table:table-cell office:value-type="float" office:value="7.81761177753544">
            <text:p>7.81761177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7.73">
            <text:p>7.73</text:p>
          </table:table-cell>
          <table:table-cell office:value-type="float" office:value="6">
            <text:p>6</text:p>
          </table:table-cell>
          <table:table-cell office:value-type="float" office:value="695.61">
            <text:p>695.61</text:p>
          </table:table-cell>
          <table:table-cell office:value-type="float" office:value="214.14">
            <text:p>214.14</text:p>
          </table:table-cell>
          <table:table-cell office:value-type="float" office:value="3.24838890445503">
            <text:p>3.2483889045</text:p>
          </table:table-cell>
          <table:table-cell office:value-type="float" office:value="1.28833333333333">
            <text:p>1.2883333333</text:p>
          </table:table-cell>
          <table:table-cell office:value-type="float" office:value="27.7024579560155">
            <text:p>27.702457956</text:p>
          </table:table-cell>
          <table:table-cell/>
          <table:table-cell office:value-type="string">
            <text:p>6699</text:p>
          </table:table-cell>
          <table:table-cell office:value-type="string">
            <text:p>6501</text:p>
          </table:table-cell>
          <table:table-cell office:value-type="float" office:value="7.24">
            <text:p>7.24</text:p>
          </table:table-cell>
          <table:table-cell office:value-type="float" office:value="255">
            <text:p>255</text:p>
          </table:table-cell>
          <table:table-cell office:value-type="float" office:value="651.24">
            <text:p>651.24</text:p>
          </table:table-cell>
          <table:table-cell office:value-type="float" office:value="214.14">
            <text:p>214.14</text:p>
          </table:table-cell>
          <table:table-cell office:value-type="float" office:value="3.04118800784533">
            <text:p>3.0411880078</text:p>
          </table:table-cell>
          <table:table-cell office:value-type="float" office:value="0.0283921568627451">
            <text:p>0.0283921569</text:p>
          </table:table-cell>
          <table:table-cell office:value-type="float" office:value="29.5773480662983">
            <text:p>29.57734806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4.36">
            <text:p>4.36</text:p>
          </table:table-cell>
          <table:table-cell office:value-type="float" office:value="7">
            <text:p>7</text:p>
          </table:table-cell>
          <table:table-cell office:value-type="float" office:value="392.49">
            <text:p>392.49</text:p>
          </table:table-cell>
          <table:table-cell office:value-type="float" office:value="217.32">
            <text:p>217.32</text:p>
          </table:table-cell>
          <table:table-cell office:value-type="float" office:value="1.80604638321369">
            <text:p>1.8060463832</text:p>
          </table:table-cell>
          <table:table-cell office:value-type="float" office:value="0.622857142857143">
            <text:p>0.6228571429</text:p>
          </table:table-cell>
          <table:table-cell office:value-type="float" office:value="49.8440366972477">
            <text:p>49.8440366972</text:p>
          </table:table-cell>
          <table:table-cell/>
          <table:table-cell office:value-type="string">
            <text:p>6738</text:p>
          </table:table-cell>
          <table:table-cell office:value-type="string">
            <text:p>6501</text:p>
          </table:table-cell>
          <table:table-cell office:value-type="float" office:value="4.46">
            <text:p>4.46</text:p>
          </table:table-cell>
          <table:table-cell office:value-type="float" office:value="7">
            <text:p>7</text:p>
          </table:table-cell>
          <table:table-cell office:value-type="float" office:value="401.31">
            <text:p>401.31</text:p>
          </table:table-cell>
          <table:table-cell office:value-type="float" office:value="217.32">
            <text:p>217.32</text:p>
          </table:table-cell>
          <table:table-cell office:value-type="float" office:value="1.84663169519602">
            <text:p>1.8466316952</text:p>
          </table:table-cell>
          <table:table-cell office:value-type="float" office:value="0.637142857142857">
            <text:p>0.6371428571</text:p>
          </table:table-cell>
          <table:table-cell office:value-type="float" office:value="48.7264573991031">
            <text:p>48.72645739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10.91">
            <text:p>10.91</text:p>
          </table:table-cell>
          <table:table-cell office:value-type="float" office:value="10">
            <text:p>10</text:p>
          </table:table-cell>
          <table:table-cell office:value-type="float" office:value="982.08">
            <text:p>982.08</text:p>
          </table:table-cell>
          <table:table-cell office:value-type="float" office:value="90.83">
            <text:p>90.83</text:p>
          </table:table-cell>
          <table:table-cell office:value-type="float" office:value="10.8122866894198">
            <text:p>10.8122866894</text:p>
          </table:table-cell>
          <table:table-cell office:value-type="float" office:value="1.091">
            <text:p>1.091</text:p>
          </table:table-cell>
          <table:table-cell office:value-type="float" office:value="8.32538955087076">
            <text:p>8.3253895509</text:p>
          </table:table-cell>
          <table:table-cell/>
          <table:table-cell office:value-type="string">
            <text:p>6843</text:p>
          </table:table-cell>
          <table:table-cell office:value-type="string">
            <text:p>6501</text:p>
          </table:table-cell>
          <table:table-cell office:value-type="float" office:value="10.98">
            <text:p>10.98</text:p>
          </table:table-cell>
          <table:table-cell office:value-type="float" office:value="10">
            <text:p>10</text:p>
          </table:table-cell>
          <table:table-cell office:value-type="float" office:value="988.38">
            <text:p>988.38</text:p>
          </table:table-cell>
          <table:table-cell office:value-type="float" office:value="90.83">
            <text:p>90.83</text:p>
          </table:table-cell>
          <table:table-cell office:value-type="float" office:value="10.8816470329186">
            <text:p>10.8816470329</text:p>
          </table:table-cell>
          <table:table-cell office:value-type="float" office:value="1.098">
            <text:p>1.098</text:p>
          </table:table-cell>
          <table:table-cell office:value-type="float" office:value="8.27231329690346">
            <text:p>8.27231329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2.16">
            <text:p>12.16</text:p>
          </table:table-cell>
          <table:table-cell office:value-type="float" office:value="9">
            <text:p>9</text:p>
          </table:table-cell>
          <table:table-cell office:value-type="float" office:value="1094.49">
            <text:p>1094.49</text:p>
          </table:table-cell>
          <table:table-cell office:value-type="float" office:value="309.47">
            <text:p>309.47</text:p>
          </table:table-cell>
          <table:table-cell office:value-type="float" office:value="3.53665945002747">
            <text:p>3.53665945</text:p>
          </table:table-cell>
          <table:table-cell office:value-type="float" office:value="1.35111111111111">
            <text:p>1.3511111111</text:p>
          </table:table-cell>
          <table:table-cell office:value-type="float" office:value="25.4498355263158">
            <text:p>25.4498355263</text:p>
          </table:table-cell>
          <table:table-cell/>
          <table:table-cell office:value-type="string">
            <text:p>6892</text:p>
          </table:table-cell>
          <table:table-cell office:value-type="string">
            <text:p>6501</text:p>
          </table:table-cell>
          <table:table-cell office:value-type="float" office:value="12.07">
            <text:p>12.07</text:p>
          </table:table-cell>
          <table:table-cell office:value-type="float" office:value="7">
            <text:p>7</text:p>
          </table:table-cell>
          <table:table-cell office:value-type="float" office:value="1086.75">
            <text:p>1086.75</text:p>
          </table:table-cell>
          <table:table-cell office:value-type="float" office:value="309.47">
            <text:p>309.47</text:p>
          </table:table-cell>
          <table:table-cell office:value-type="float" office:value="3.51164894820176">
            <text:p>3.5116489482</text:p>
          </table:table-cell>
          <table:table-cell office:value-type="float" office:value="1.72428571428571">
            <text:p>1.7242857143</text:p>
          </table:table-cell>
          <table:table-cell office:value-type="float" office:value="25.6396023198012">
            <text:p>25.63960231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5.95">
            <text:p>5.95</text:p>
          </table:table-cell>
          <table:table-cell office:value-type="float" office:value="8">
            <text:p>8</text:p>
          </table:table-cell>
          <table:table-cell office:value-type="float" office:value="535.32">
            <text:p>535.32</text:p>
          </table:table-cell>
          <table:table-cell office:value-type="float" office:value="220.45">
            <text:p>220.45</text:p>
          </table:table-cell>
          <table:table-cell office:value-type="float" office:value="2.42830573826265">
            <text:p>2.4283057383</text:p>
          </table:table-cell>
          <table:table-cell office:value-type="float" office:value="0.74375">
            <text:p>0.74375</text:p>
          </table:table-cell>
          <table:table-cell office:value-type="float" office:value="37.0504201680672">
            <text:p>37.0504201681</text:p>
          </table:table-cell>
          <table:table-cell/>
          <table:table-cell office:value-type="string">
            <text:p>6948</text:p>
          </table:table-cell>
          <table:table-cell office:value-type="string">
            <text:p>6501</text:p>
          </table:table-cell>
          <table:table-cell office:value-type="float" office:value="5.83">
            <text:p>5.83</text:p>
          </table:table-cell>
          <table:table-cell office:value-type="float" office:value="8">
            <text:p>8</text:p>
          </table:table-cell>
          <table:table-cell office:value-type="float" office:value="525.15">
            <text:p>525.15</text:p>
          </table:table-cell>
          <table:table-cell office:value-type="float" office:value="220.45">
            <text:p>220.45</text:p>
          </table:table-cell>
          <table:table-cell office:value-type="float" office:value="2.38217282830574">
            <text:p>2.3821728283</text:p>
          </table:table-cell>
          <table:table-cell office:value-type="float" office:value="0.72875">
            <text:p>0.72875</text:p>
          </table:table-cell>
          <table:table-cell office:value-type="float" office:value="37.8130360205832">
            <text:p>37.81303602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5.78">
            <text:p>5.78</text:p>
          </table:table-cell>
          <table:table-cell office:value-type="float" office:value="10">
            <text:p>10</text:p>
          </table:table-cell>
          <table:table-cell office:value-type="float" office:value="519.84">
            <text:p>519.84</text:p>
          </table:table-cell>
          <table:table-cell office:value-type="float" office:value="165.62">
            <text:p>165.62</text:p>
          </table:table-cell>
          <table:table-cell office:value-type="float" office:value="3.13875135853158">
            <text:p>3.1387513585</text:p>
          </table:table-cell>
          <table:table-cell office:value-type="float" office:value="0.578">
            <text:p>0.578</text:p>
          </table:table-cell>
          <table:table-cell office:value-type="float" office:value="28.6539792387543">
            <text:p>28.6539792388</text:p>
          </table:table-cell>
          <table:table-cell/>
          <table:table-cell office:value-type="string">
            <text:p>6971</text:p>
          </table:table-cell>
          <table:table-cell office:value-type="string">
            <text:p>6501</text:p>
          </table:table-cell>
          <table:table-cell office:value-type="float" office:value="5.65">
            <text:p>5.65</text:p>
          </table:table-cell>
          <table:table-cell office:value-type="float" office:value="9">
            <text:p>9</text:p>
          </table:table-cell>
          <table:table-cell office:value-type="float" office:value="508.5">
            <text:p>508.5</text:p>
          </table:table-cell>
          <table:table-cell office:value-type="float" office:value="165.62">
            <text:p>165.62</text:p>
          </table:table-cell>
          <table:table-cell office:value-type="float" office:value="3.07028136698466">
            <text:p>3.070281367</text:p>
          </table:table-cell>
          <table:table-cell office:value-type="float" office:value="0.627777777777778">
            <text:p>0.6277777778</text:p>
          </table:table-cell>
          <table:table-cell office:value-type="float" office:value="29.3132743362832">
            <text:p>29.3132743363</text:p>
          </table:table-cell>
          <table:table-cell table:number-columns-repeated="1005"/>
        </table:table-row>
        <table:table-row table:style-name="ro1">
          <table:table-cell office:value-type="string">
            <text:p>6512</text:p>
          </table:table-cell>
          <table:table-cell office:value-type="string">
            <text:p>6182</text:p>
          </table:table-cell>
          <table:table-cell office:value-type="float" office:value="8.66">
            <text:p>8.66</text:p>
          </table:table-cell>
          <table:table-cell office:value-type="float" office:value="8">
            <text:p>8</text:p>
          </table:table-cell>
          <table:table-cell office:value-type="float" office:value="779.04">
            <text:p>779.04</text:p>
          </table:table-cell>
          <table:table-cell office:value-type="float" office:value="226.86">
            <text:p>226.86</text:p>
          </table:table-cell>
          <table:table-cell office:value-type="float" office:value="3.43401216609363">
            <text:p>3.4340121661</text:p>
          </table:table-cell>
          <table:table-cell office:value-type="float" office:value="1.0825">
            <text:p>1.0825</text:p>
          </table:table-cell>
          <table:table-cell office:value-type="float" office:value="26.1963048498845">
            <text:p>26.1963048499</text:p>
          </table:table-cell>
          <table:table-cell/>
          <table:table-cell office:value-type="string">
            <text:p>6182</text:p>
          </table:table-cell>
          <table:table-cell office:value-type="string">
            <text:p>6512</text:p>
          </table:table-cell>
          <table:table-cell office:value-type="float" office:value="8.45">
            <text:p>8.45</text:p>
          </table:table-cell>
          <table:table-cell office:value-type="float" office:value="9">
            <text:p>9</text:p>
          </table:table-cell>
          <table:table-cell office:value-type="float" office:value="760.68">
            <text:p>760.68</text:p>
          </table:table-cell>
          <table:table-cell office:value-type="float" office:value="226.86">
            <text:p>226.86</text:p>
          </table:table-cell>
          <table:table-cell office:value-type="float" office:value="3.35308119545094">
            <text:p>3.3530811955</text:p>
          </table:table-cell>
          <table:table-cell office:value-type="float" office:value="0.938888888888889">
            <text:p>0.9388888889</text:p>
          </table:table-cell>
          <table:table-cell office:value-type="float" office:value="26.8473372781065">
            <text:p>26.84733727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12.04">
            <text:p>12.04</text:p>
          </table:table-cell>
          <table:table-cell office:value-type="float" office:value="6">
            <text:p>6</text:p>
          </table:table-cell>
          <table:table-cell office:value-type="float" office:value="1083.33">
            <text:p>1083.33</text:p>
          </table:table-cell>
          <table:table-cell office:value-type="float" office:value="80.36">
            <text:p>80.36</text:p>
          </table:table-cell>
          <table:table-cell office:value-type="float" office:value="13.4809606769537">
            <text:p>13.480960677</text:p>
          </table:table-cell>
          <table:table-cell office:value-type="float" office:value="2.00666666666667">
            <text:p>2.0066666667</text:p>
          </table:table-cell>
          <table:table-cell office:value-type="float" office:value="6.67441860465116">
            <text:p>6.6744186047</text:p>
          </table:table-cell>
          <table:table-cell/>
          <table:table-cell office:value-type="string">
            <text:p>6382</text:p>
          </table:table-cell>
          <table:table-cell office:value-type="string">
            <text:p>6512</text:p>
          </table:table-cell>
          <table:table-cell office:value-type="float" office:value="11.62">
            <text:p>11.62</text:p>
          </table:table-cell>
          <table:table-cell office:value-type="float" office:value="7">
            <text:p>7</text:p>
          </table:table-cell>
          <table:table-cell office:value-type="float" office:value="1045.8">
            <text:p>1045.8</text:p>
          </table:table-cell>
          <table:table-cell office:value-type="float" office:value="80.36">
            <text:p>80.36</text:p>
          </table:table-cell>
          <table:table-cell office:value-type="float" office:value="13.01393728223">
            <text:p>13.0139372822</text:p>
          </table:table-cell>
          <table:table-cell office:value-type="float" office:value="1.66">
            <text:p>1.66</text:p>
          </table:table-cell>
          <table:table-cell office:value-type="float" office:value="6.91566265060241">
            <text:p>6.91566265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19.36">
            <text:p>19.36</text:p>
          </table:table-cell>
          <table:table-cell office:value-type="float" office:value="11">
            <text:p>11</text:p>
          </table:table-cell>
          <table:table-cell office:value-type="float" office:value="1742.76">
            <text:p>1742.76</text:p>
          </table:table-cell>
          <table:table-cell office:value-type="float" office:value="76.41">
            <text:p>76.41</text:p>
          </table:table-cell>
          <table:table-cell office:value-type="float" office:value="22.8080094228504">
            <text:p>22.8080094229</text:p>
          </table:table-cell>
          <table:table-cell office:value-type="float" office:value="1.76">
            <text:p>1.76</text:p>
          </table:table-cell>
          <table:table-cell office:value-type="float" office:value="3.94679752066116">
            <text:p>3.9467975207</text:p>
          </table:table-cell>
          <table:table-cell/>
          <table:table-cell office:value-type="string">
            <text:p>6405</text:p>
          </table:table-cell>
          <table:table-cell office:value-type="string">
            <text:p>6512</text:p>
          </table:table-cell>
          <table:table-cell office:value-type="float" office:value="19.33">
            <text:p>19.33</text:p>
          </table:table-cell>
          <table:table-cell office:value-type="float" office:value="15">
            <text:p>15</text:p>
          </table:table-cell>
          <table:table-cell office:value-type="float" office:value="1739.97">
            <text:p>1739.97</text:p>
          </table:table-cell>
          <table:table-cell office:value-type="float" office:value="76.41">
            <text:p>76.41</text:p>
          </table:table-cell>
          <table:table-cell office:value-type="float" office:value="22.771495877503">
            <text:p>22.7714958775</text:p>
          </table:table-cell>
          <table:table-cell office:value-type="float" office:value="1.28866666666667">
            <text:p>1.2886666667</text:p>
          </table:table-cell>
          <table:table-cell office:value-type="float" office:value="3.95292291774444">
            <text:p>3.952922917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4.37">
            <text:p>4.37</text:p>
          </table:table-cell>
          <table:table-cell office:value-type="float" office:value="10">
            <text:p>10</text:p>
          </table:table-cell>
          <table:table-cell office:value-type="float" office:value="393.48">
            <text:p>393.48</text:p>
          </table:table-cell>
          <table:table-cell office:value-type="float" office:value="135.62">
            <text:p>135.62</text:p>
          </table:table-cell>
          <table:table-cell office:value-type="float" office:value="2.90134198495797">
            <text:p>2.901341985</text:p>
          </table:table-cell>
          <table:table-cell office:value-type="float" office:value="0.437">
            <text:p>0.437</text:p>
          </table:table-cell>
          <table:table-cell office:value-type="float" office:value="31.0343249427918">
            <text:p>31.0343249428</text:p>
          </table:table-cell>
          <table:table-cell/>
          <table:table-cell office:value-type="string">
            <text:p>6515</text:p>
          </table:table-cell>
          <table:table-cell office:value-type="string">
            <text:p>6512</text:p>
          </table:table-cell>
          <table:table-cell office:value-type="float" office:value="4.48">
            <text:p>4.48</text:p>
          </table:table-cell>
          <table:table-cell office:value-type="float" office:value="11">
            <text:p>11</text:p>
          </table:table-cell>
          <table:table-cell office:value-type="float" office:value="403.11">
            <text:p>403.11</text:p>
          </table:table-cell>
          <table:table-cell office:value-type="float" office:value="135.62">
            <text:p>135.62</text:p>
          </table:table-cell>
          <table:table-cell office:value-type="float" office:value="2.97234921103082">
            <text:p>2.972349211</text:p>
          </table:table-cell>
          <table:table-cell office:value-type="float" office:value="0.407272727272727">
            <text:p>0.4072727273</text:p>
          </table:table-cell>
          <table:table-cell office:value-type="float" office:value="30.2723214285714">
            <text:p>30.27232142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5.37">
            <text:p>5.37</text:p>
          </table:table-cell>
          <table:table-cell office:value-type="float" office:value="10">
            <text:p>10</text:p>
          </table:table-cell>
          <table:table-cell office:value-type="float" office:value="483.3">
            <text:p>483.3</text:p>
          </table:table-cell>
          <table:table-cell office:value-type="float" office:value="135.57">
            <text:p>135.57</text:p>
          </table:table-cell>
          <table:table-cell office:value-type="float" office:value="3.56494799734455">
            <text:p>3.5649479973</text:p>
          </table:table-cell>
          <table:table-cell office:value-type="float" office:value="0.537">
            <text:p>0.537</text:p>
          </table:table-cell>
          <table:table-cell office:value-type="float" office:value="25.2458100558659">
            <text:p>25.2458100559</text:p>
          </table:table-cell>
          <table:table-cell/>
          <table:table-cell office:value-type="string">
            <text:p>6516</text:p>
          </table:table-cell>
          <table:table-cell office:value-type="string">
            <text:p>6512</text:p>
          </table:table-cell>
          <table:table-cell office:value-type="float" office:value="5.46">
            <text:p>5.46</text:p>
          </table:table-cell>
          <table:table-cell office:value-type="float" office:value="11">
            <text:p>11</text:p>
          </table:table-cell>
          <table:table-cell office:value-type="float" office:value="491.22">
            <text:p>491.22</text:p>
          </table:table-cell>
          <table:table-cell office:value-type="float" office:value="135.57">
            <text:p>135.57</text:p>
          </table:table-cell>
          <table:table-cell office:value-type="float" office:value="3.6233680017703">
            <text:p>3.6233680018</text:p>
          </table:table-cell>
          <table:table-cell office:value-type="float" office:value="0.496363636363636">
            <text:p>0.4963636364</text:p>
          </table:table-cell>
          <table:table-cell office:value-type="float" office:value="24.8296703296703">
            <text:p>24.829670329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6.38">
            <text:p>6.38</text:p>
          </table:table-cell>
          <table:table-cell office:value-type="float" office:value="7">
            <text:p>7</text:p>
          </table:table-cell>
          <table:table-cell office:value-type="float" office:value="574.11">
            <text:p>574.11</text:p>
          </table:table-cell>
          <table:table-cell office:value-type="float" office:value="57.73">
            <text:p>57.73</text:p>
          </table:table-cell>
          <table:table-cell office:value-type="float" office:value="9.9447427680582">
            <text:p>9.9447427681</text:p>
          </table:table-cell>
          <table:table-cell office:value-type="float" office:value="0.911428571428571">
            <text:p>0.9114285714</text:p>
          </table:table-cell>
          <table:table-cell office:value-type="float" office:value="9.04858934169279">
            <text:p>9.0485893417</text:p>
          </table:table-cell>
          <table:table-cell/>
          <table:table-cell office:value-type="string">
            <text:p>6609</text:p>
          </table:table-cell>
          <table:table-cell office:value-type="string">
            <text:p>6512</text:p>
          </table:table-cell>
          <table:table-cell office:value-type="float" office:value="6.28">
            <text:p>6.28</text:p>
          </table:table-cell>
          <table:table-cell office:value-type="float" office:value="8">
            <text:p>8</text:p>
          </table:table-cell>
          <table:table-cell office:value-type="float" office:value="565.38">
            <text:p>565.38</text:p>
          </table:table-cell>
          <table:table-cell office:value-type="float" office:value="57.73">
            <text:p>57.73</text:p>
          </table:table-cell>
          <table:table-cell office:value-type="float" office:value="9.79352156591027">
            <text:p>9.7935215659</text:p>
          </table:table-cell>
          <table:table-cell office:value-type="float" office:value="0.785">
            <text:p>0.785</text:p>
          </table:table-cell>
          <table:table-cell office:value-type="float" office:value="9.19267515923567">
            <text:p>9.192675159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15.16">
            <text:p>15.16</text:p>
          </table:table-cell>
          <table:table-cell office:value-type="float" office:value="10">
            <text:p>10</text:p>
          </table:table-cell>
          <table:table-cell office:value-type="float" office:value="1364.04">
            <text:p>1364.04</text:p>
          </table:table-cell>
          <table:table-cell office:value-type="float" office:value="50.42">
            <text:p>50.42</text:p>
          </table:table-cell>
          <table:table-cell office:value-type="float" office:value="27.0535501785006">
            <text:p>27.0535501785</text:p>
          </table:table-cell>
          <table:table-cell office:value-type="float" office:value="1.516">
            <text:p>1.516</text:p>
          </table:table-cell>
          <table:table-cell office:value-type="float" office:value="3.32585751978892">
            <text:p>3.3258575198</text:p>
          </table:table-cell>
          <table:table-cell/>
          <table:table-cell office:value-type="string">
            <text:p>6647</text:p>
          </table:table-cell>
          <table:table-cell office:value-type="string">
            <text:p>6512</text:p>
          </table:table-cell>
          <table:table-cell office:value-type="float" office:value="15.45">
            <text:p>15.45</text:p>
          </table:table-cell>
          <table:table-cell office:value-type="float" office:value="8">
            <text:p>8</text:p>
          </table:table-cell>
          <table:table-cell office:value-type="float" office:value="1390.05">
            <text:p>1390.05</text:p>
          </table:table-cell>
          <table:table-cell office:value-type="float" office:value="50.42">
            <text:p>50.42</text:p>
          </table:table-cell>
          <table:table-cell office:value-type="float" office:value="27.5694168980563">
            <text:p>27.5694168981</text:p>
          </table:table-cell>
          <table:table-cell office:value-type="float" office:value="1.93125">
            <text:p>1.93125</text:p>
          </table:table-cell>
          <table:table-cell office:value-type="float" office:value="3.26343042071197">
            <text:p>3.26343042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3.66">
            <text:p>3.66</text:p>
          </table:table-cell>
          <table:table-cell office:value-type="float" office:value="7">
            <text:p>7</text:p>
          </table:table-cell>
          <table:table-cell office:value-type="float" office:value="329.31">
            <text:p>329.31</text:p>
          </table:table-cell>
          <table:table-cell office:value-type="float" office:value="143.12">
            <text:p>143.12</text:p>
          </table:table-cell>
          <table:table-cell office:value-type="float" office:value="2.30093627724986">
            <text:p>2.3009362772</text:p>
          </table:table-cell>
          <table:table-cell office:value-type="float" office:value="0.522857142857143">
            <text:p>0.5228571429</text:p>
          </table:table-cell>
          <table:table-cell office:value-type="float" office:value="39.103825136612">
            <text:p>39.1038251366</text:p>
          </table:table-cell>
          <table:table-cell/>
          <table:table-cell office:value-type="string">
            <text:p>6670</text:p>
          </table:table-cell>
          <table:table-cell office:value-type="string">
            <text:p>6512</text:p>
          </table:table-cell>
          <table:table-cell office:value-type="float" office:value="3.56">
            <text:p>3.56</text:p>
          </table:table-cell>
          <table:table-cell office:value-type="float" office:value="8">
            <text:p>8</text:p>
          </table:table-cell>
          <table:table-cell office:value-type="float" office:value="320.13">
            <text:p>320.13</text:p>
          </table:table-cell>
          <table:table-cell office:value-type="float" office:value="143.12">
            <text:p>143.12</text:p>
          </table:table-cell>
          <table:table-cell office:value-type="float" office:value="2.23679429849078">
            <text:p>2.2367942985</text:p>
          </table:table-cell>
          <table:table-cell office:value-type="float" office:value="0.445">
            <text:p>0.445</text:p>
          </table:table-cell>
          <table:table-cell office:value-type="float" office:value="40.2022471910112">
            <text:p>40.2022471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9.13">
            <text:p>9.13</text:p>
          </table:table-cell>
          <table:table-cell office:value-type="float" office:value="7">
            <text:p>7</text:p>
          </table:table-cell>
          <table:table-cell office:value-type="float" office:value="821.88">
            <text:p>821.88</text:p>
          </table:table-cell>
          <table:table-cell office:value-type="float" office:value="238.61">
            <text:p>238.61</text:p>
          </table:table-cell>
          <table:table-cell office:value-type="float" office:value="3.44444910104354">
            <text:p>3.444449101</text:p>
          </table:table-cell>
          <table:table-cell office:value-type="float" office:value="1.30428571428571">
            <text:p>1.3042857143</text:p>
          </table:table-cell>
          <table:table-cell office:value-type="float" office:value="26.1347207009858">
            <text:p>26.134720701</text:p>
          </table:table-cell>
          <table:table-cell/>
          <table:table-cell office:value-type="string">
            <text:p>6716</text:p>
          </table:table-cell>
          <table:table-cell office:value-type="string">
            <text:p>6512</text:p>
          </table:table-cell>
          <table:table-cell office:value-type="float" office:value="9.17">
            <text:p>9.17</text:p>
          </table:table-cell>
          <table:table-cell office:value-type="float" office:value="8">
            <text:p>8</text:p>
          </table:table-cell>
          <table:table-cell office:value-type="float" office:value="825.03">
            <text:p>825.03</text:p>
          </table:table-cell>
          <table:table-cell office:value-type="float" office:value="238.61">
            <text:p>238.61</text:p>
          </table:table-cell>
          <table:table-cell office:value-type="float" office:value="3.45765055949038">
            <text:p>3.4576505595</text:p>
          </table:table-cell>
          <table:table-cell office:value-type="float" office:value="1.14625">
            <text:p>1.14625</text:p>
          </table:table-cell>
          <table:table-cell office:value-type="float" office:value="26.020719738277">
            <text:p>26.020719738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8.27">
            <text:p>8.27</text:p>
          </table:table-cell>
          <table:table-cell office:value-type="float" office:value="6">
            <text:p>6</text:p>
          </table:table-cell>
          <table:table-cell office:value-type="float" office:value="744.39">
            <text:p>744.39</text:p>
          </table:table-cell>
          <table:table-cell office:value-type="float" office:value="143.86">
            <text:p>143.86</text:p>
          </table:table-cell>
          <table:table-cell office:value-type="float" office:value="5.17440567218129">
            <text:p>5.1744056722</text:p>
          </table:table-cell>
          <table:table-cell office:value-type="float" office:value="1.37833333333333">
            <text:p>1.3783333333</text:p>
          </table:table-cell>
          <table:table-cell office:value-type="float" office:value="17.3954050785973">
            <text:p>17.3954050786</text:p>
          </table:table-cell>
          <table:table-cell/>
          <table:table-cell office:value-type="string">
            <text:p>6879</text:p>
          </table:table-cell>
          <table:table-cell office:value-type="string">
            <text:p>6512</text:p>
          </table:table-cell>
          <table:table-cell office:value-type="float" office:value="8.22">
            <text:p>8.22</text:p>
          </table:table-cell>
          <table:table-cell office:value-type="float" office:value="7">
            <text:p>7</text:p>
          </table:table-cell>
          <table:table-cell office:value-type="float" office:value="739.62">
            <text:p>739.62</text:p>
          </table:table-cell>
          <table:table-cell office:value-type="float" office:value="143.86">
            <text:p>143.86</text:p>
          </table:table-cell>
          <table:table-cell office:value-type="float" office:value="5.14124843597942">
            <text:p>5.141248436</text:p>
          </table:table-cell>
          <table:table-cell office:value-type="float" office:value="1.17428571428571">
            <text:p>1.1742857143</text:p>
          </table:table-cell>
          <table:table-cell office:value-type="float" office:value="17.5012165450122">
            <text:p>17.5012165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4.2">
            <text:p>4.2</text:p>
          </table:table-cell>
          <table:table-cell office:value-type="float" office:value="9">
            <text:p>9</text:p>
          </table:table-cell>
          <table:table-cell office:value-type="float" office:value="378.36">
            <text:p>378.36</text:p>
          </table:table-cell>
          <table:table-cell office:value-type="float" office:value="75.6">
            <text:p>75.6</text:p>
          </table:table-cell>
          <table:table-cell office:value-type="float" office:value="5.00476190476191">
            <text:p>5.0047619048</text:p>
          </table:table-cell>
          <table:table-cell office:value-type="float" office:value="0.466666666666667">
            <text:p>0.4666666667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6945</text:p>
          </table:table-cell>
          <table:table-cell office:value-type="string">
            <text:p>6512</text:p>
          </table:table-cell>
          <table:table-cell office:value-type="float" office:value="4.15">
            <text:p>4.15</text:p>
          </table:table-cell>
          <table:table-cell office:value-type="float" office:value="10">
            <text:p>10</text:p>
          </table:table-cell>
          <table:table-cell office:value-type="float" office:value="373.41">
            <text:p>373.41</text:p>
          </table:table-cell>
          <table:table-cell office:value-type="float" office:value="75.6">
            <text:p>75.6</text:p>
          </table:table-cell>
          <table:table-cell office:value-type="float" office:value="4.93928571428572">
            <text:p>4.9392857143</text:p>
          </table:table-cell>
          <table:table-cell office:value-type="float" office:value="0.415">
            <text:p>0.415</text:p>
          </table:table-cell>
          <table:table-cell office:value-type="float" office:value="18.2168674698795">
            <text:p>18.216867469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5.42">
            <text:p>15.42</text:p>
          </table:table-cell>
          <table:table-cell office:value-type="float" office:value="12">
            <text:p>12</text:p>
          </table:table-cell>
          <table:table-cell office:value-type="float" office:value="1388.07">
            <text:p>1388.07</text:p>
          </table:table-cell>
          <table:table-cell office:value-type="float" office:value="135.02">
            <text:p>135.02</text:p>
          </table:table-cell>
          <table:table-cell office:value-type="float" office:value="10.2804769663754">
            <text:p>10.2804769664</text:p>
          </table:table-cell>
          <table:table-cell office:value-type="float" office:value="1.285">
            <text:p>1.285</text:p>
          </table:table-cell>
          <table:table-cell office:value-type="float" office:value="8.75616083009079">
            <text:p>8.7561608301</text:p>
          </table:table-cell>
          <table:table-cell/>
          <table:table-cell office:value-type="string">
            <text:p>7021</text:p>
          </table:table-cell>
          <table:table-cell office:value-type="string">
            <text:p>6512</text:p>
          </table:table-cell>
          <table:table-cell office:value-type="float" office:value="15.54">
            <text:p>15.54</text:p>
          </table:table-cell>
          <table:table-cell office:value-type="float" office:value="12">
            <text:p>12</text:p>
          </table:table-cell>
          <table:table-cell office:value-type="float" office:value="1398.15">
            <text:p>1398.15</text:p>
          </table:table-cell>
          <table:table-cell office:value-type="float" office:value="135.02">
            <text:p>135.02</text:p>
          </table:table-cell>
          <table:table-cell office:value-type="float" office:value="10.3551325729522">
            <text:p>10.355132573</text:p>
          </table:table-cell>
          <table:table-cell office:value-type="float" office:value="1.295">
            <text:p>1.295</text:p>
          </table:table-cell>
          <table:table-cell office:value-type="float" office:value="8.68854568854569">
            <text:p>8.688545688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087</text:p>
          </table:table-cell>
          <table:table-cell office:value-type="float" office:value="4.32">
            <text:p>4.32</text:p>
          </table:table-cell>
          <table:table-cell office:value-type="float" office:value="5">
            <text:p>5</text:p>
          </table:table-cell>
          <table:table-cell office:value-type="float" office:value="388.35">
            <text:p>388.35</text:p>
          </table:table-cell>
          <table:table-cell office:value-type="float" office:value="77.81">
            <text:p>77.81</text:p>
          </table:table-cell>
          <table:table-cell office:value-type="float" office:value="4.99100372702737">
            <text:p>4.991003727</text:p>
          </table:table-cell>
          <table:table-cell office:value-type="float" office:value="0.864">
            <text:p>0.864</text:p>
          </table:table-cell>
          <table:table-cell office:value-type="float" office:value="18.0115740740741">
            <text:p>18.0115740741</text:p>
          </table:table-cell>
          <table:table-cell/>
          <table:table-cell office:value-type="string">
            <text:p>6087</text:p>
          </table:table-cell>
          <table:table-cell office:value-type="string">
            <text:p>6512</text:p>
          </table:table-cell>
          <table:table-cell office:value-type="float" office:value="4.3">
            <text:p>4.3</text:p>
          </table:table-cell>
          <table:table-cell office:value-type="float" office:value="8">
            <text:p>8</text:p>
          </table:table-cell>
          <table:table-cell office:value-type="float" office:value="387">
            <text:p>387</text:p>
          </table:table-cell>
          <table:table-cell office:value-type="float" office:value="77.81">
            <text:p>77.81</text:p>
          </table:table-cell>
          <table:table-cell office:value-type="float" office:value="4.97365377200874">
            <text:p>4.973653772</text:p>
          </table:table-cell>
          <table:table-cell office:value-type="float" office:value="0.5375">
            <text:p>0.5375</text:p>
          </table:table-cell>
          <table:table-cell office:value-type="float" office:value="18.0953488372093">
            <text:p>18.09534883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3.74">
            <text:p>3.74</text:p>
          </table:table-cell>
          <table:table-cell office:value-type="float" office:value="13">
            <text:p>13</text:p>
          </table:table-cell>
          <table:table-cell office:value-type="float" office:value="336.78">
            <text:p>336.78</text:p>
          </table:table-cell>
          <table:table-cell office:value-type="float" office:value="142.74">
            <text:p>142.74</text:p>
          </table:table-cell>
          <table:table-cell office:value-type="float" office:value="2.359394703657">
            <text:p>2.3593947037</text:p>
          </table:table-cell>
          <table:table-cell office:value-type="float" office:value="0.287692307692308">
            <text:p>0.2876923077</text:p>
          </table:table-cell>
          <table:table-cell office:value-type="float" office:value="38.1657754010695">
            <text:p>38.1657754011</text:p>
          </table:table-cell>
          <table:table-cell/>
          <table:table-cell office:value-type="string">
            <text:p>6214</text:p>
          </table:table-cell>
          <table:table-cell office:value-type="string">
            <text:p>6512</text:p>
          </table:table-cell>
          <table:table-cell office:value-type="float" office:value="3.71">
            <text:p>3.71</text:p>
          </table:table-cell>
          <table:table-cell office:value-type="float" office:value="13">
            <text:p>13</text:p>
          </table:table-cell>
          <table:table-cell office:value-type="float" office:value="333.99">
            <text:p>333.99</text:p>
          </table:table-cell>
          <table:table-cell office:value-type="float" office:value="142.74">
            <text:p>142.74</text:p>
          </table:table-cell>
          <table:table-cell office:value-type="float" office:value="2.33984867591425">
            <text:p>2.3398486759</text:p>
          </table:table-cell>
          <table:table-cell office:value-type="float" office:value="0.285384615384615">
            <text:p>0.2853846154</text:p>
          </table:table-cell>
          <table:table-cell office:value-type="float" office:value="38.4743935309973">
            <text:p>38.4743935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8.93">
            <text:p>8.93</text:p>
          </table:table-cell>
          <table:table-cell office:value-type="float" office:value="7">
            <text:p>7</text:p>
          </table:table-cell>
          <table:table-cell office:value-type="float" office:value="804.06">
            <text:p>804.06</text:p>
          </table:table-cell>
          <table:table-cell office:value-type="float" office:value="219.21">
            <text:p>219.21</text:p>
          </table:table-cell>
          <table:table-cell office:value-type="float" office:value="3.66798959901464">
            <text:p>3.667989599</text:p>
          </table:table-cell>
          <table:table-cell office:value-type="float" office:value="1.27571428571429">
            <text:p>1.2757142857</text:p>
          </table:table-cell>
          <table:table-cell office:value-type="float" office:value="24.5475923852184">
            <text:p>24.5475923852</text:p>
          </table:table-cell>
          <table:table-cell/>
          <table:table-cell office:value-type="string">
            <text:p>6423</text:p>
          </table:table-cell>
          <table:table-cell office:value-type="string">
            <text:p>6512</text:p>
          </table:table-cell>
          <table:table-cell office:value-type="float" office:value="8.89">
            <text:p>8.89</text:p>
          </table:table-cell>
          <table:table-cell office:value-type="float" office:value="9">
            <text:p>9</text:p>
          </table:table-cell>
          <table:table-cell office:value-type="float" office:value="800.28">
            <text:p>800.28</text:p>
          </table:table-cell>
          <table:table-cell office:value-type="float" office:value="219.21">
            <text:p>219.21</text:p>
          </table:table-cell>
          <table:table-cell office:value-type="float" office:value="3.65074586013412">
            <text:p>3.6507458601</text:p>
          </table:table-cell>
          <table:table-cell office:value-type="float" office:value="0.987777777777778">
            <text:p>0.9877777778</text:p>
          </table:table-cell>
          <table:table-cell office:value-type="float" office:value="24.6580427446569">
            <text:p>24.658042744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3.66">
            <text:p>3.66</text:p>
          </table:table-cell>
          <table:table-cell office:value-type="float" office:value="7">
            <text:p>7</text:p>
          </table:table-cell>
          <table:table-cell office:value-type="float" office:value="329.4">
            <text:p>329.4</text:p>
          </table:table-cell>
          <table:table-cell office:value-type="float" office:value="132.74">
            <text:p>132.74</text:p>
          </table:table-cell>
          <table:table-cell office:value-type="float" office:value="2.4815428657526">
            <text:p>2.4815428658</text:p>
          </table:table-cell>
          <table:table-cell office:value-type="float" office:value="0.522857142857143">
            <text:p>0.5228571429</text:p>
          </table:table-cell>
          <table:table-cell office:value-type="float" office:value="36.2677595628415">
            <text:p>36.2677595628</text:p>
          </table:table-cell>
          <table:table-cell/>
          <table:table-cell office:value-type="string">
            <text:p>6446</text:p>
          </table:table-cell>
          <table:table-cell office:value-type="string">
            <text:p>6512</text:p>
          </table:table-cell>
          <table:table-cell office:value-type="float" office:value="3.6">
            <text:p>3.6</text:p>
          </table:table-cell>
          <table:table-cell office:value-type="float" office:value="8">
            <text:p>8</text:p>
          </table:table-cell>
          <table:table-cell office:value-type="float" office:value="323.64">
            <text:p>323.64</text:p>
          </table:table-cell>
          <table:table-cell office:value-type="float" office:value="132.74">
            <text:p>132.74</text:p>
          </table:table-cell>
          <table:table-cell office:value-type="float" office:value="2.43814976646075">
            <text:p>2.4381497665</text:p>
          </table:table-cell>
          <table:table-cell office:value-type="float" office:value="0.45">
            <text:p>0.45</text:p>
          </table:table-cell>
          <table:table-cell office:value-type="float" office:value="36.8722222222222">
            <text:p>36.87222222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4.18">
            <text:p>4.18</text:p>
          </table:table-cell>
          <table:table-cell office:value-type="float" office:value="9">
            <text:p>9</text:p>
          </table:table-cell>
          <table:table-cell office:value-type="float" office:value="376.65">
            <text:p>376.65</text:p>
          </table:table-cell>
          <table:table-cell office:value-type="float" office:value="75.68">
            <text:p>75.68</text:p>
          </table:table-cell>
          <table:table-cell office:value-type="float" office:value="4.97687632135307">
            <text:p>4.9768763214</text:p>
          </table:table-cell>
          <table:table-cell office:value-type="float" office:value="0.464444444444444">
            <text:p>0.4644444444</text:p>
          </table:table-cell>
          <table:table-cell office:value-type="float" office:value="18.1052631578947">
            <text:p>18.1052631579</text:p>
          </table:table-cell>
          <table:table-cell/>
          <table:table-cell office:value-type="string">
            <text:p>6451</text:p>
          </table:table-cell>
          <table:table-cell office:value-type="string">
            <text:p>6512</text:p>
          </table:table-cell>
          <table:table-cell office:value-type="float" office:value="4.14">
            <text:p>4.14</text:p>
          </table:table-cell>
          <table:table-cell office:value-type="float" office:value="8">
            <text:p>8</text:p>
          </table:table-cell>
          <table:table-cell office:value-type="float" office:value="372.78">
            <text:p>372.78</text:p>
          </table:table-cell>
          <table:table-cell office:value-type="float" office:value="75.68">
            <text:p>75.68</text:p>
          </table:table-cell>
          <table:table-cell office:value-type="float" office:value="4.9257399577167">
            <text:p>4.9257399577</text:p>
          </table:table-cell>
          <table:table-cell office:value-type="float" office:value="0.5175">
            <text:p>0.5175</text:p>
          </table:table-cell>
          <table:table-cell office:value-type="float" office:value="18.280193236715">
            <text:p>18.28019323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4.23">
            <text:p>4.23</text:p>
          </table:table-cell>
          <table:table-cell office:value-type="float" office:value="255">
            <text:p>255</text:p>
          </table:table-cell>
          <table:table-cell office:value-type="float" office:value="380.79">
            <text:p>380.79</text:p>
          </table:table-cell>
          <table:table-cell office:value-type="float" office:value="129.94">
            <text:p>129.94</text:p>
          </table:table-cell>
          <table:table-cell office:value-type="float" office:value="2.93050638756349">
            <text:p>2.9305063876</text:p>
          </table:table-cell>
          <table:table-cell office:value-type="float" office:value="0.0165882352941177">
            <text:p>0.0165882353</text:p>
          </table:table-cell>
          <table:table-cell office:value-type="float" office:value="30.7186761229314">
            <text:p>30.7186761229</text:p>
          </table:table-cell>
          <table:table-cell/>
          <table:table-cell office:value-type="string">
            <text:p>6471</text:p>
          </table:table-cell>
          <table:table-cell office:value-type="string">
            <text:p>6512</text:p>
          </table:table-cell>
          <table:table-cell office:value-type="float" office:value="4.33">
            <text:p>4.33</text:p>
          </table:table-cell>
          <table:table-cell office:value-type="float" office:value="255">
            <text:p>255</text:p>
          </table:table-cell>
          <table:table-cell office:value-type="float" office:value="390.06">
            <text:p>390.06</text:p>
          </table:table-cell>
          <table:table-cell office:value-type="float" office:value="129.94">
            <text:p>129.94</text:p>
          </table:table-cell>
          <table:table-cell office:value-type="float" office:value="3.0018470063106">
            <text:p>3.0018470063</text:p>
          </table:table-cell>
          <table:table-cell office:value-type="float" office:value="0.0169803921568628">
            <text:p>0.0169803922</text:p>
          </table:table-cell>
          <table:table-cell office:value-type="float" office:value="30.0092378752887">
            <text:p>30.009237875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9.36">
            <text:p>9.36</text:p>
          </table:table-cell>
          <table:table-cell office:value-type="float" office:value="10">
            <text:p>10</text:p>
          </table:table-cell>
          <table:table-cell office:value-type="float" office:value="842.76">
            <text:p>842.76</text:p>
          </table:table-cell>
          <table:table-cell office:value-type="float" office:value="71.62">
            <text:p>71.62</text:p>
          </table:table-cell>
          <table:table-cell office:value-type="float" office:value="11.7671041608489">
            <text:p>11.7671041608</text:p>
          </table:table-cell>
          <table:table-cell office:value-type="float" office:value="0.936">
            <text:p>0.936</text:p>
          </table:table-cell>
          <table:table-cell office:value-type="float" office:value="7.6517094017094">
            <text:p>7.6517094017</text:p>
          </table:table-cell>
          <table:table-cell/>
          <table:table-cell office:value-type="string">
            <text:p>6499</text:p>
          </table:table-cell>
          <table:table-cell office:value-type="string">
            <text:p>6512</text:p>
          </table:table-cell>
          <table:table-cell office:value-type="float" office:value="9.36">
            <text:p>9.36</text:p>
          </table:table-cell>
          <table:table-cell office:value-type="float" office:value="11">
            <text:p>11</text:p>
          </table:table-cell>
          <table:table-cell office:value-type="float" office:value="842.49">
            <text:p>842.49</text:p>
          </table:table-cell>
          <table:table-cell office:value-type="float" office:value="71.62">
            <text:p>71.62</text:p>
          </table:table-cell>
          <table:table-cell office:value-type="float" office:value="11.763334264172">
            <text:p>11.7633342642</text:p>
          </table:table-cell>
          <table:table-cell office:value-type="float" office:value="0.850909090909091">
            <text:p>0.8509090909</text:p>
          </table:table-cell>
          <table:table-cell office:value-type="float" office:value="7.6517094017094">
            <text:p>7.65170940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7.88">
            <text:p>7.88</text:p>
          </table:table-cell>
          <table:table-cell office:value-type="float" office:value="10">
            <text:p>10</text:p>
          </table:table-cell>
          <table:table-cell office:value-type="float" office:value="708.84">
            <text:p>708.84</text:p>
          </table:table-cell>
          <table:table-cell office:value-type="float" office:value="136.53">
            <text:p>136.53</text:p>
          </table:table-cell>
          <table:table-cell office:value-type="float" office:value="5.19182597231378">
            <text:p>5.1918259723</text:p>
          </table:table-cell>
          <table:table-cell office:value-type="float" office:value="0.788">
            <text:p>0.788</text:p>
          </table:table-cell>
          <table:table-cell office:value-type="float" office:value="17.3261421319797">
            <text:p>17.326142132</text:p>
          </table:table-cell>
          <table:table-cell/>
          <table:table-cell office:value-type="string">
            <text:p>6501</text:p>
          </table:table-cell>
          <table:table-cell office:value-type="string">
            <text:p>6512</text:p>
          </table:table-cell>
          <table:table-cell office:value-type="float" office:value="7.75">
            <text:p>7.75</text:p>
          </table:table-cell>
          <table:table-cell office:value-type="float" office:value="9">
            <text:p>9</text:p>
          </table:table-cell>
          <table:table-cell office:value-type="float" office:value="697.23">
            <text:p>697.23</text:p>
          </table:table-cell>
          <table:table-cell office:value-type="float" office:value="136.53">
            <text:p>136.53</text:p>
          </table:table-cell>
          <table:table-cell office:value-type="float" office:value="5.10678971654581">
            <text:p>5.1067897165</text:p>
          </table:table-cell>
          <table:table-cell office:value-type="float" office:value="0.861111111111111">
            <text:p>0.8611111111</text:p>
          </table:table-cell>
          <table:table-cell office:value-type="float" office:value="17.6167741935484">
            <text:p>17.61677419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8.84">
            <text:p>8.84</text:p>
          </table:table-cell>
          <table:table-cell office:value-type="float" office:value="7">
            <text:p>7</text:p>
          </table:table-cell>
          <table:table-cell office:value-type="float" office:value="795.15">
            <text:p>795.15</text:p>
          </table:table-cell>
          <table:table-cell office:value-type="float" office:value="217.74">
            <text:p>217.74</text:p>
          </table:table-cell>
          <table:table-cell office:value-type="float" office:value="3.65183246073298">
            <text:p>3.6518324607</text:p>
          </table:table-cell>
          <table:table-cell office:value-type="float" office:value="1.26285714285714">
            <text:p>1.2628571429</text:p>
          </table:table-cell>
          <table:table-cell office:value-type="float" office:value="24.631221719457">
            <text:p>24.6312217195</text:p>
          </table:table-cell>
          <table:table-cell/>
          <table:table-cell office:value-type="string">
            <text:p>6519</text:p>
          </table:table-cell>
          <table:table-cell office:value-type="string">
            <text:p>6512</text:p>
          </table:table-cell>
          <table:table-cell office:value-type="float" office:value="8.75">
            <text:p>8.75</text:p>
          </table:table-cell>
          <table:table-cell office:value-type="float" office:value="8">
            <text:p>8</text:p>
          </table:table-cell>
          <table:table-cell office:value-type="float" office:value="787.86">
            <text:p>787.86</text:p>
          </table:table-cell>
          <table:table-cell office:value-type="float" office:value="217.74">
            <text:p>217.74</text:p>
          </table:table-cell>
          <table:table-cell office:value-type="float" office:value="3.61835216313034">
            <text:p>3.6183521631</text:p>
          </table:table-cell>
          <table:table-cell office:value-type="float" office:value="1.09375">
            <text:p>1.09375</text:p>
          </table:table-cell>
          <table:table-cell office:value-type="float" office:value="24.8845714285714">
            <text:p>24.88457142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0.02">
            <text:p>10.02</text:p>
          </table:table-cell>
          <table:table-cell office:value-type="float" office:value="5">
            <text:p>5</text:p>
          </table:table-cell>
          <table:table-cell office:value-type="float" office:value="901.98">
            <text:p>901.98</text:p>
          </table:table-cell>
          <table:table-cell office:value-type="float" office:value="246.37">
            <text:p>246.37</text:p>
          </table:table-cell>
          <table:table-cell office:value-type="float" office:value="3.66107886512157">
            <text:p>3.6610788651</text:p>
          </table:table-cell>
          <table:table-cell office:value-type="float" office:value="2.004">
            <text:p>2.004</text:p>
          </table:table-cell>
          <table:table-cell office:value-type="float" office:value="24.5878243512974">
            <text:p>24.5878243513</text:p>
          </table:table-cell>
          <table:table-cell/>
          <table:table-cell office:value-type="string">
            <text:p>6532</text:p>
          </table:table-cell>
          <table:table-cell office:value-type="string">
            <text:p>6512</text:p>
          </table:table-cell>
          <table:table-cell office:value-type="float" office:value="10.03">
            <text:p>10.03</text:p>
          </table:table-cell>
          <table:table-cell office:value-type="float" office:value="6">
            <text:p>6</text:p>
          </table:table-cell>
          <table:table-cell office:value-type="float" office:value="902.88">
            <text:p>902.88</text:p>
          </table:table-cell>
          <table:table-cell office:value-type="float" office:value="246.37">
            <text:p>246.37</text:p>
          </table:table-cell>
          <table:table-cell office:value-type="float" office:value="3.66473190729391">
            <text:p>3.6647319073</text:p>
          </table:table-cell>
          <table:table-cell office:value-type="float" office:value="1.67166666666667">
            <text:p>1.6716666667</text:p>
          </table:table-cell>
          <table:table-cell office:value-type="float" office:value="24.5633100697906">
            <text:p>24.56331006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7.3">
            <text:p>7.3</text:p>
          </table:table-cell>
          <table:table-cell office:value-type="float" office:value="5">
            <text:p>5</text:p>
          </table:table-cell>
          <table:table-cell office:value-type="float" office:value="656.91">
            <text:p>656.91</text:p>
          </table:table-cell>
          <table:table-cell office:value-type="float" office:value="143.88">
            <text:p>143.88</text:p>
          </table:table-cell>
          <table:table-cell office:value-type="float" office:value="4.56567973311093">
            <text:p>4.5656797331</text:p>
          </table:table-cell>
          <table:table-cell office:value-type="float" office:value="1.46">
            <text:p>1.46</text:p>
          </table:table-cell>
          <table:table-cell office:value-type="float" office:value="19.7095890410959">
            <text:p>19.7095890411</text:p>
          </table:table-cell>
          <table:table-cell/>
          <table:table-cell office:value-type="string">
            <text:p>6552</text:p>
          </table:table-cell>
          <table:table-cell office:value-type="string">
            <text:p>6512</text:p>
          </table:table-cell>
          <table:table-cell office:value-type="float" office:value="7.11">
            <text:p>7.11</text:p>
          </table:table-cell>
          <table:table-cell office:value-type="float" office:value="6">
            <text:p>6</text:p>
          </table:table-cell>
          <table:table-cell office:value-type="float" office:value="640.17">
            <text:p>640.17</text:p>
          </table:table-cell>
          <table:table-cell office:value-type="float" office:value="143.88">
            <text:p>143.88</text:p>
          </table:table-cell>
          <table:table-cell office:value-type="float" office:value="4.44933277731443">
            <text:p>4.4493327773</text:p>
          </table:table-cell>
          <table:table-cell office:value-type="float" office:value="1.185">
            <text:p>1.185</text:p>
          </table:table-cell>
          <table:table-cell office:value-type="float" office:value="20.2362869198312">
            <text:p>20.23628691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4.25">
            <text:p>4.25</text:p>
          </table:table-cell>
          <table:table-cell office:value-type="float" office:value="6">
            <text:p>6</text:p>
          </table:table-cell>
          <table:table-cell office:value-type="float" office:value="382.23">
            <text:p>382.23</text:p>
          </table:table-cell>
          <table:table-cell office:value-type="float" office:value="75.51">
            <text:p>75.51</text:p>
          </table:table-cell>
          <table:table-cell office:value-type="float" office:value="5.06197854588796">
            <text:p>5.0619785459</text:p>
          </table:table-cell>
          <table:table-cell office:value-type="float" office:value="0.708333333333333">
            <text:p>0.7083333333</text:p>
          </table:table-cell>
          <table:table-cell office:value-type="float" office:value="17.7670588235294">
            <text:p>17.7670588235</text:p>
          </table:table-cell>
          <table:table-cell/>
          <table:table-cell office:value-type="string">
            <text:p>6559</text:p>
          </table:table-cell>
          <table:table-cell office:value-type="string">
            <text:p>6512</text:p>
          </table:table-cell>
          <table:table-cell office:value-type="float" office:value="4.31">
            <text:p>4.31</text:p>
          </table:table-cell>
          <table:table-cell office:value-type="float" office:value="10">
            <text:p>10</text:p>
          </table:table-cell>
          <table:table-cell office:value-type="float" office:value="387.63">
            <text:p>387.63</text:p>
          </table:table-cell>
          <table:table-cell office:value-type="float" office:value="75.51">
            <text:p>75.51</text:p>
          </table:table-cell>
          <table:table-cell office:value-type="float" office:value="5.13349225268176">
            <text:p>5.1334922527</text:p>
          </table:table-cell>
          <table:table-cell office:value-type="float" office:value="0.431">
            <text:p>0.431</text:p>
          </table:table-cell>
          <table:table-cell office:value-type="float" office:value="17.5197215777262">
            <text:p>17.519721577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3.73">
            <text:p>3.73</text:p>
          </table:table-cell>
          <table:table-cell office:value-type="float" office:value="8">
            <text:p>8</text:p>
          </table:table-cell>
          <table:table-cell office:value-type="float" office:value="335.25">
            <text:p>335.25</text:p>
          </table:table-cell>
          <table:table-cell office:value-type="float" office:value="136.13">
            <text:p>136.13</text:p>
          </table:table-cell>
          <table:table-cell office:value-type="float" office:value="2.46271945934034">
            <text:p>2.4627194593</text:p>
          </table:table-cell>
          <table:table-cell office:value-type="float" office:value="0.46625">
            <text:p>0.46625</text:p>
          </table:table-cell>
          <table:table-cell office:value-type="float" office:value="36.4959785522788">
            <text:p>36.4959785523</text:p>
          </table:table-cell>
          <table:table-cell/>
          <table:table-cell office:value-type="string">
            <text:p>6562</text:p>
          </table:table-cell>
          <table:table-cell office:value-type="string">
            <text:p>6512</text:p>
          </table:table-cell>
          <table:table-cell office:value-type="float" office:value="3.62">
            <text:p>3.62</text:p>
          </table:table-cell>
          <table:table-cell office:value-type="float" office:value="9">
            <text:p>9</text:p>
          </table:table-cell>
          <table:table-cell office:value-type="float" office:value="326.16">
            <text:p>326.16</text:p>
          </table:table-cell>
          <table:table-cell office:value-type="float" office:value="136.13">
            <text:p>136.13</text:p>
          </table:table-cell>
          <table:table-cell office:value-type="float" office:value="2.39594505252332">
            <text:p>2.3959450525</text:p>
          </table:table-cell>
          <table:table-cell office:value-type="float" office:value="0.402222222222222">
            <text:p>0.4022222222</text:p>
          </table:table-cell>
          <table:table-cell office:value-type="float" office:value="37.6049723756906">
            <text:p>37.60497237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2.16">
            <text:p>22.16</text:p>
          </table:table-cell>
          <table:table-cell office:value-type="float" office:value="10">
            <text:p>10</text:p>
          </table:table-cell>
          <table:table-cell office:value-type="float" office:value="1994.85">
            <text:p>1994.85</text:p>
          </table:table-cell>
          <table:table-cell office:value-type="float" office:value="151.21">
            <text:p>151.21</text:p>
          </table:table-cell>
          <table:table-cell office:value-type="float" office:value="13.1925798558296">
            <text:p>13.1925798558</text:p>
          </table:table-cell>
          <table:table-cell office:value-type="float" office:value="2.216">
            <text:p>2.216</text:p>
          </table:table-cell>
          <table:table-cell office:value-type="float" office:value="6.8235559566787">
            <text:p>6.8235559567</text:p>
          </table:table-cell>
          <table:table-cell/>
          <table:table-cell office:value-type="string">
            <text:p>6674</text:p>
          </table:table-cell>
          <table:table-cell office:value-type="string">
            <text:p>6512</text:p>
          </table:table-cell>
          <table:table-cell office:value-type="float" office:value="21.18">
            <text:p>21.18</text:p>
          </table:table-cell>
          <table:table-cell office:value-type="float" office:value="11">
            <text:p>11</text:p>
          </table:table-cell>
          <table:table-cell office:value-type="float" office:value="1906.2">
            <text:p>1906.2</text:p>
          </table:table-cell>
          <table:table-cell office:value-type="float" office:value="151.21">
            <text:p>151.21</text:p>
          </table:table-cell>
          <table:table-cell office:value-type="float" office:value="12.6063091065406">
            <text:p>12.6063091065</text:p>
          </table:table-cell>
          <table:table-cell office:value-type="float" office:value="1.92545454545455">
            <text:p>1.9254545455</text:p>
          </table:table-cell>
          <table:table-cell office:value-type="float" office:value="7.13928234183192">
            <text:p>7.13928234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4.34">
            <text:p>4.34</text:p>
          </table:table-cell>
          <table:table-cell office:value-type="float" office:value="10">
            <text:p>10</text:p>
          </table:table-cell>
          <table:table-cell office:value-type="float" office:value="391.05">
            <text:p>391.05</text:p>
          </table:table-cell>
          <table:table-cell office:value-type="float" office:value="77.85">
            <text:p>77.85</text:p>
          </table:table-cell>
          <table:table-cell office:value-type="float" office:value="5.02312138728324">
            <text:p>5.0231213873</text:p>
          </table:table-cell>
          <table:table-cell office:value-type="float" office:value="0.434">
            <text:p>0.434</text:p>
          </table:table-cell>
          <table:table-cell office:value-type="float" office:value="17.9377880184332">
            <text:p>17.9377880184</text:p>
          </table:table-cell>
          <table:table-cell/>
          <table:table-cell office:value-type="string">
            <text:p>6695</text:p>
          </table:table-cell>
          <table:table-cell office:value-type="string">
            <text:p>6512</text:p>
          </table:table-cell>
          <table:table-cell office:value-type="float" office:value="4.35">
            <text:p>4.35</text:p>
          </table:table-cell>
          <table:table-cell office:value-type="float" office:value="11">
            <text:p>11</text:p>
          </table:table-cell>
          <table:table-cell office:value-type="float" office:value="391.77">
            <text:p>391.77</text:p>
          </table:table-cell>
          <table:table-cell office:value-type="float" office:value="77.85">
            <text:p>77.85</text:p>
          </table:table-cell>
          <table:table-cell office:value-type="float" office:value="5.03236994219653">
            <text:p>5.0323699422</text:p>
          </table:table-cell>
          <table:table-cell office:value-type="float" office:value="0.395454545454545">
            <text:p>0.3954545455</text:p>
          </table:table-cell>
          <table:table-cell office:value-type="float" office:value="17.8965517241379">
            <text:p>17.89655172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  <table:table-cell office:value-type="float" office:value="468.09">
            <text:p>468.09</text:p>
          </table:table-cell>
          <table:table-cell office:value-type="float" office:value="129.94">
            <text:p>129.94</text:p>
          </table:table-cell>
          <table:table-cell office:value-type="float" office:value="3.60235493304602">
            <text:p>3.602354933</text:p>
          </table:table-cell>
          <table:table-cell office:value-type="float" office:value="1.04">
            <text:p>1.04</text:p>
          </table:table-cell>
          <table:table-cell office:value-type="float" office:value="24.9884615384615">
            <text:p>24.9884615385</text:p>
          </table:table-cell>
          <table:table-cell/>
          <table:table-cell office:value-type="string">
            <text:p>6699</text:p>
          </table:table-cell>
          <table:table-cell office:value-type="string">
            <text:p>6512</text:p>
          </table:table-cell>
          <table:table-cell office:value-type="float" office:value="4.46">
            <text:p>4.46</text:p>
          </table:table-cell>
          <table:table-cell office:value-type="float" office:value="255">
            <text:p>255</text:p>
          </table:table-cell>
          <table:table-cell office:value-type="float" office:value="401.4">
            <text:p>401.4</text:p>
          </table:table-cell>
          <table:table-cell office:value-type="float" office:value="129.94">
            <text:p>129.94</text:p>
          </table:table-cell>
          <table:table-cell office:value-type="float" office:value="3.08911805448669">
            <text:p>3.0891180545</text:p>
          </table:table-cell>
          <table:table-cell office:value-type="float" office:value="0.0174901960784314">
            <text:p>0.0174901961</text:p>
          </table:table-cell>
          <table:table-cell office:value-type="float" office:value="29.1345291479821">
            <text:p>29.1345291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3.77">
            <text:p>3.77</text:p>
          </table:table-cell>
          <table:table-cell office:value-type="float" office:value="5">
            <text:p>5</text:p>
          </table:table-cell>
          <table:table-cell office:value-type="float" office:value="338.85">
            <text:p>338.85</text:p>
          </table:table-cell>
          <table:table-cell office:value-type="float" office:value="132.61">
            <text:p>132.61</text:p>
          </table:table-cell>
          <table:table-cell office:value-type="float" office:value="2.55523716160169">
            <text:p>2.5552371616</text:p>
          </table:table-cell>
          <table:table-cell office:value-type="float" office:value="0.754">
            <text:p>0.754</text:p>
          </table:table-cell>
          <table:table-cell office:value-type="float" office:value="35.1750663129974">
            <text:p>35.175066313</text:p>
          </table:table-cell>
          <table:table-cell/>
          <table:table-cell office:value-type="string">
            <text:p>6738</text:p>
          </table:table-cell>
          <table:table-cell office:value-type="string">
            <text:p>6512</text:p>
          </table:table-cell>
          <table:table-cell office:value-type="float" office:value="3.62">
            <text:p>3.62</text:p>
          </table:table-cell>
          <table:table-cell office:value-type="float" office:value="6">
            <text:p>6</text:p>
          </table:table-cell>
          <table:table-cell office:value-type="float" office:value="325.89">
            <text:p>325.89</text:p>
          </table:table-cell>
          <table:table-cell office:value-type="float" office:value="132.61">
            <text:p>132.61</text:p>
          </table:table-cell>
          <table:table-cell office:value-type="float" office:value="2.45750697534123">
            <text:p>2.4575069753</text:p>
          </table:table-cell>
          <table:table-cell office:value-type="float" office:value="0.603333333333333">
            <text:p>0.6033333333</text:p>
          </table:table-cell>
          <table:table-cell office:value-type="float" office:value="36.6325966850829">
            <text:p>36.632596685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9.85">
            <text:p>9.85</text:p>
          </table:table-cell>
          <table:table-cell office:value-type="float" office:value="13">
            <text:p>13</text:p>
          </table:table-cell>
          <table:table-cell office:value-type="float" office:value="886.68">
            <text:p>886.68</text:p>
          </table:table-cell>
          <table:table-cell office:value-type="float" office:value="127.89">
            <text:p>127.89</text:p>
          </table:table-cell>
          <table:table-cell office:value-type="float" office:value="6.93314567206193">
            <text:p>6.9331456721</text:p>
          </table:table-cell>
          <table:table-cell office:value-type="float" office:value="0.757692307692308">
            <text:p>0.7576923077</text:p>
          </table:table-cell>
          <table:table-cell office:value-type="float" office:value="12.9837563451777">
            <text:p>12.9837563452</text:p>
          </table:table-cell>
          <table:table-cell/>
          <table:table-cell office:value-type="string">
            <text:p>6843</text:p>
          </table:table-cell>
          <table:table-cell office:value-type="string">
            <text:p>6512</text:p>
          </table:table-cell>
          <table:table-cell office:value-type="float" office:value="9.8">
            <text:p>9.8</text:p>
          </table:table-cell>
          <table:table-cell office:value-type="float" office:value="12">
            <text:p>12</text:p>
          </table:table-cell>
          <table:table-cell office:value-type="float" office:value="882.36">
            <text:p>882.36</text:p>
          </table:table-cell>
          <table:table-cell office:value-type="float" office:value="127.89">
            <text:p>127.89</text:p>
          </table:table-cell>
          <table:table-cell office:value-type="float" office:value="6.89936664320901">
            <text:p>6.8993666432</text:p>
          </table:table-cell>
          <table:table-cell office:value-type="float" office:value="0.816666666666667">
            <text:p>0.8166666667</text:p>
          </table:table-cell>
          <table:table-cell office:value-type="float" office:value="13.05">
            <text:p>13.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9.94">
            <text:p>9.94</text:p>
          </table:table-cell>
          <table:table-cell office:value-type="float" office:value="7">
            <text:p>7</text:p>
          </table:table-cell>
          <table:table-cell office:value-type="float" office:value="894.15">
            <text:p>894.15</text:p>
          </table:table-cell>
          <table:table-cell office:value-type="float" office:value="220.18">
            <text:p>220.18</text:p>
          </table:table-cell>
          <table:table-cell office:value-type="float" office:value="4.06099554909619">
            <text:p>4.0609955491</text:p>
          </table:table-cell>
          <table:table-cell office:value-type="float" office:value="1.42">
            <text:p>1.42</text:p>
          </table:table-cell>
          <table:table-cell office:value-type="float" office:value="22.1509054325956">
            <text:p>22.1509054326</text:p>
          </table:table-cell>
          <table:table-cell/>
          <table:table-cell office:value-type="string">
            <text:p>6892</text:p>
          </table:table-cell>
          <table:table-cell office:value-type="string">
            <text:p>6512</text:p>
          </table:table-cell>
          <table:table-cell office:value-type="float" office:value="9.93">
            <text:p>9.93</text:p>
          </table:table-cell>
          <table:table-cell office:value-type="float" office:value="8">
            <text:p>8</text:p>
          </table:table-cell>
          <table:table-cell office:value-type="float" office:value="893.43">
            <text:p>893.43</text:p>
          </table:table-cell>
          <table:table-cell office:value-type="float" office:value="220.18">
            <text:p>220.18</text:p>
          </table:table-cell>
          <table:table-cell office:value-type="float" office:value="4.05772549732037">
            <text:p>4.0577254973</text:p>
          </table:table-cell>
          <table:table-cell office:value-type="float" office:value="1.24125">
            <text:p>1.24125</text:p>
          </table:table-cell>
          <table:table-cell office:value-type="float" office:value="22.1732124874119">
            <text:p>22.17321248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3.87">
            <text:p>3.87</text:p>
          </table:table-cell>
          <table:table-cell office:value-type="float" office:value="7">
            <text:p>7</text:p>
          </table:table-cell>
          <table:table-cell office:value-type="float" office:value="348.21">
            <text:p>348.21</text:p>
          </table:table-cell>
          <table:table-cell office:value-type="float" office:value="135.95">
            <text:p>135.95</text:p>
          </table:table-cell>
          <table:table-cell office:value-type="float" office:value="2.5613093048915">
            <text:p>2.5613093049</text:p>
          </table:table-cell>
          <table:table-cell office:value-type="float" office:value="0.552857142857143">
            <text:p>0.5528571429</text:p>
          </table:table-cell>
          <table:table-cell office:value-type="float" office:value="35.1291989664083">
            <text:p>35.1291989664</text:p>
          </table:table-cell>
          <table:table-cell/>
          <table:table-cell office:value-type="string">
            <text:p>6948</text:p>
          </table:table-cell>
          <table:table-cell office:value-type="string">
            <text:p>6512</text:p>
          </table:table-cell>
          <table:table-cell office:value-type="float" office:value="3.82">
            <text:p>3.82</text:p>
          </table:table-cell>
          <table:table-cell office:value-type="float" office:value="8">
            <text:p>8</text:p>
          </table:table-cell>
          <table:table-cell office:value-type="float" office:value="343.8">
            <text:p>343.8</text:p>
          </table:table-cell>
          <table:table-cell office:value-type="float" office:value="135.95">
            <text:p>135.95</text:p>
          </table:table-cell>
          <table:table-cell office:value-type="float" office:value="2.52887090842221">
            <text:p>2.5288709084</text:p>
          </table:table-cell>
          <table:table-cell office:value-type="float" office:value="0.4775">
            <text:p>0.4775</text:p>
          </table:table-cell>
          <table:table-cell office:value-type="float" office:value="35.5890052356021">
            <text:p>35.58900523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4.39">
            <text:p>4.39</text:p>
          </table:table-cell>
          <table:table-cell office:value-type="float" office:value="8">
            <text:p>8</text:p>
          </table:table-cell>
          <table:table-cell office:value-type="float" office:value="395.55">
            <text:p>395.55</text:p>
          </table:table-cell>
          <table:table-cell office:value-type="float" office:value="76.81">
            <text:p>76.81</text:p>
          </table:table-cell>
          <table:table-cell office:value-type="float" office:value="5.14972008853014">
            <text:p>5.1497200885</text:p>
          </table:table-cell>
          <table:table-cell office:value-type="float" office:value="0.54875">
            <text:p>0.54875</text:p>
          </table:table-cell>
          <table:table-cell office:value-type="float" office:value="17.496583143508">
            <text:p>17.4965831435</text:p>
          </table:table-cell>
          <table:table-cell/>
          <table:table-cell office:value-type="string">
            <text:p>6971</text:p>
          </table:table-cell>
          <table:table-cell office:value-type="string">
            <text:p>6512</text:p>
          </table:table-cell>
          <table:table-cell office:value-type="float" office:value="4.29">
            <text:p>4.29</text:p>
          </table:table-cell>
          <table:table-cell office:value-type="float" office:value="9">
            <text:p>9</text:p>
          </table:table-cell>
          <table:table-cell office:value-type="float" office:value="386.55">
            <text:p>386.55</text:p>
          </table:table-cell>
          <table:table-cell office:value-type="float" office:value="76.81">
            <text:p>76.81</text:p>
          </table:table-cell>
          <table:table-cell office:value-type="float" office:value="5.03254784533264">
            <text:p>5.0325478453</text:p>
          </table:table-cell>
          <table:table-cell office:value-type="float" office:value="0.476666666666667">
            <text:p>0.4766666667</text:p>
          </table:table-cell>
          <table:table-cell office:value-type="float" office:value="17.9044289044289">
            <text:p>17.9044289044</text:p>
          </table:table-cell>
          <table:table-cell table:number-columns-repeated="1005"/>
        </table:table-row>
        <table:table-row table:style-name="ro1">
          <table:table-cell office:value-type="string">
            <text:p>6515</text:p>
          </table:table-cell>
          <table:table-cell office:value-type="string">
            <text:p>6405</text:p>
          </table:table-cell>
          <table:table-cell office:value-type="float" office:value="6.44">
            <text:p>6.44</text:p>
          </table:table-cell>
          <table:table-cell office:value-type="float" office:value="9">
            <text:p>9</text:p>
          </table:table-cell>
          <table:table-cell office:value-type="float" office:value="579.24">
            <text:p>579.24</text:p>
          </table:table-cell>
          <table:table-cell office:value-type="float" office:value="59.65">
            <text:p>59.65</text:p>
          </table:table-cell>
          <table:table-cell office:value-type="float" office:value="9.71064543168483">
            <text:p>9.7106454317</text:p>
          </table:table-cell>
          <table:table-cell office:value-type="float" office:value="0.715555555555556">
            <text:p>0.7155555556</text:p>
          </table:table-cell>
          <table:table-cell office:value-type="float" office:value="9.26242236024845">
            <text:p>9.2624223602</text:p>
          </table:table-cell>
          <table:table-cell/>
          <table:table-cell office:value-type="string">
            <text:p>6405</text:p>
          </table:table-cell>
          <table:table-cell office:value-type="string">
            <text:p>6515</text:p>
          </table:table-cell>
          <table:table-cell office:value-type="float" office:value="6.45">
            <text:p>6.45</text:p>
          </table:table-cell>
          <table:table-cell office:value-type="float" office:value="13">
            <text:p>13</text:p>
          </table:table-cell>
          <table:table-cell office:value-type="float" office:value="580.41">
            <text:p>580.41</text:p>
          </table:table-cell>
          <table:table-cell office:value-type="float" office:value="59.65">
            <text:p>59.65</text:p>
          </table:table-cell>
          <table:table-cell office:value-type="float" office:value="9.73025984911987">
            <text:p>9.7302598491</text:p>
          </table:table-cell>
          <table:table-cell office:value-type="float" office:value="0.496153846153846">
            <text:p>0.4961538462</text:p>
          </table:table-cell>
          <table:table-cell office:value-type="float" office:value="9.24806201550387">
            <text:p>9.24806201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8.72">
            <text:p>8.72</text:p>
          </table:table-cell>
          <table:table-cell office:value-type="float" office:value="9">
            <text:p>9</text:p>
          </table:table-cell>
          <table:table-cell office:value-type="float" office:value="785.07">
            <text:p>785.07</text:p>
          </table:table-cell>
          <table:table-cell office:value-type="float" office:value="361.76">
            <text:p>361.76</text:p>
          </table:table-cell>
          <table:table-cell office:value-type="float" office:value="2.17014042459089">
            <text:p>2.1701404246</text:p>
          </table:table-cell>
          <table:table-cell office:value-type="float" office:value="0.968888888888889">
            <text:p>0.9688888889</text:p>
          </table:table-cell>
          <table:table-cell office:value-type="float" office:value="41.4862385321101">
            <text:p>41.4862385321</text:p>
          </table:table-cell>
          <table:table-cell/>
          <table:table-cell office:value-type="string">
            <text:p>6716</text:p>
          </table:table-cell>
          <table:table-cell office:value-type="string">
            <text:p>6515</text:p>
          </table:table-cell>
          <table:table-cell office:value-type="float" office:value="8.59">
            <text:p>8.59</text:p>
          </table:table-cell>
          <table:table-cell office:value-type="float" office:value="8">
            <text:p>8</text:p>
          </table:table-cell>
          <table:table-cell office:value-type="float" office:value="773.28">
            <text:p>773.28</text:p>
          </table:table-cell>
          <table:table-cell office:value-type="float" office:value="361.76">
            <text:p>361.76</text:p>
          </table:table-cell>
          <table:table-cell office:value-type="float" office:value="2.1375497567448">
            <text:p>2.1375497567</text:p>
          </table:table-cell>
          <table:table-cell office:value-type="float" office:value="1.07375">
            <text:p>1.07375</text:p>
          </table:table-cell>
          <table:table-cell office:value-type="float" office:value="42.1140861466822">
            <text:p>42.11408614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2.25">
            <text:p>2.25</text:p>
          </table:table-cell>
          <table:table-cell office:value-type="float" office:value="8">
            <text:p>8</text:p>
          </table:table-cell>
          <table:table-cell office:value-type="float" office:value="202.5">
            <text:p>202.5</text:p>
          </table:table-cell>
          <table:table-cell office:value-type="float" office:value="35.82">
            <text:p>35.82</text:p>
          </table:table-cell>
          <table:table-cell office:value-type="float" office:value="5.65326633165829">
            <text:p>5.6532663317</text:p>
          </table:table-cell>
          <table:table-cell office:value-type="float" office:value="0.28125">
            <text:p>0.28125</text:p>
          </table:table-cell>
          <table:table-cell office:value-type="float" office:value="15.92">
            <text:p>15.92</text:p>
          </table:table-cell>
          <table:table-cell/>
          <table:table-cell office:value-type="string">
            <text:p>6879</text:p>
          </table:table-cell>
          <table:table-cell office:value-type="string">
            <text:p>6515</text:p>
          </table:table-cell>
          <table:table-cell office:value-type="float" office:value="2.19">
            <text:p>2.19</text:p>
          </table:table-cell>
          <table:table-cell office:value-type="float" office:value="9">
            <text:p>9</text:p>
          </table:table-cell>
          <table:table-cell office:value-type="float" office:value="197.19">
            <text:p>197.19</text:p>
          </table:table-cell>
          <table:table-cell office:value-type="float" office:value="35.82">
            <text:p>35.82</text:p>
          </table:table-cell>
          <table:table-cell office:value-type="float" office:value="5.50502512562814">
            <text:p>5.5050251256</text:p>
          </table:table-cell>
          <table:table-cell office:value-type="float" office:value="0.243333333333333">
            <text:p>0.2433333333</text:p>
          </table:table-cell>
          <table:table-cell office:value-type="float" office:value="16.3561643835616">
            <text:p>16.35616438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6.09">
            <text:p>6.09</text:p>
          </table:table-cell>
          <table:table-cell office:value-type="float" office:value="10">
            <text:p>10</text:p>
          </table:table-cell>
          <table:table-cell office:value-type="float" office:value="548.55">
            <text:p>548.55</text:p>
          </table:table-cell>
          <table:table-cell office:value-type="float" office:value="60.41">
            <text:p>60.41</text:p>
          </table:table-cell>
          <table:table-cell office:value-type="float" office:value="9.08045025658004">
            <text:p>9.0804502566</text:p>
          </table:table-cell>
          <table:table-cell office:value-type="float" office:value="0.609">
            <text:p>0.609</text:p>
          </table:table-cell>
          <table:table-cell office:value-type="float" office:value="9.91954022988506">
            <text:p>9.9195402299</text:p>
          </table:table-cell>
          <table:table-cell/>
          <table:table-cell office:value-type="string">
            <text:p>6945</text:p>
          </table:table-cell>
          <table:table-cell office:value-type="string">
            <text:p>6515</text:p>
          </table:table-cell>
          <table:table-cell office:value-type="float" office:value="6.01">
            <text:p>6.01</text:p>
          </table:table-cell>
          <table:table-cell office:value-type="float" office:value="12">
            <text:p>12</text:p>
          </table:table-cell>
          <table:table-cell office:value-type="float" office:value="540.81">
            <text:p>540.81</text:p>
          </table:table-cell>
          <table:table-cell office:value-type="float" office:value="60.41">
            <text:p>60.41</text:p>
          </table:table-cell>
          <table:table-cell office:value-type="float" office:value="8.9523257738785">
            <text:p>8.9523257739</text:p>
          </table:table-cell>
          <table:table-cell office:value-type="float" office:value="0.500833333333333">
            <text:p>0.5008333333</text:p>
          </table:table-cell>
          <table:table-cell office:value-type="float" office:value="10.0515806988353">
            <text:p>10.05158069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7.27">
            <text:p>7.27</text:p>
          </table:table-cell>
          <table:table-cell office:value-type="float" office:value="13">
            <text:p>13</text:p>
          </table:table-cell>
          <table:table-cell office:value-type="float" office:value="653.94">
            <text:p>653.94</text:p>
          </table:table-cell>
          <table:table-cell office:value-type="float" office:value="223.74">
            <text:p>223.74</text:p>
          </table:table-cell>
          <table:table-cell office:value-type="float" office:value="2.92276749798874">
            <text:p>2.922767498</text:p>
          </table:table-cell>
          <table:table-cell office:value-type="float" office:value="0.559230769230769">
            <text:p>0.5592307692</text:p>
          </table:table-cell>
          <table:table-cell office:value-type="float" office:value="30.7757909215956">
            <text:p>30.7757909216</text:p>
          </table:table-cell>
          <table:table-cell/>
          <table:table-cell office:value-type="string">
            <text:p>7021</text:p>
          </table:table-cell>
          <table:table-cell office:value-type="string">
            <text:p>6515</text:p>
          </table:table-cell>
          <table:table-cell office:value-type="float" office:value="7.13">
            <text:p>7.13</text:p>
          </table:table-cell>
          <table:table-cell office:value-type="float" office:value="13">
            <text:p>13</text:p>
          </table:table-cell>
          <table:table-cell office:value-type="float" office:value="641.88">
            <text:p>641.88</text:p>
          </table:table-cell>
          <table:table-cell office:value-type="float" office:value="223.74">
            <text:p>223.74</text:p>
          </table:table-cell>
          <table:table-cell office:value-type="float" office:value="2.86886564762671">
            <text:p>2.8688656476</text:p>
          </table:table-cell>
          <table:table-cell office:value-type="float" office:value="0.548461538461538">
            <text:p>0.5484615385</text:p>
          </table:table-cell>
          <table:table-cell office:value-type="float" office:value="31.3800841514727">
            <text:p>31.38008415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087</text:p>
          </table:table-cell>
          <table:table-cell office:value-type="float" office:value="2.53">
            <text:p>2.53</text:p>
          </table:table-cell>
          <table:table-cell office:value-type="float" office:value="8">
            <text:p>8</text:p>
          </table:table-cell>
          <table:table-cell office:value-type="float" office:value="227.7">
            <text:p>227.7</text:p>
          </table:table-cell>
          <table:table-cell office:value-type="float" office:value="58.4">
            <text:p>58.4</text:p>
          </table:table-cell>
          <table:table-cell office:value-type="float" office:value="3.89897260273973">
            <text:p>3.8989726027</text:p>
          </table:table-cell>
          <table:table-cell office:value-type="float" office:value="0.31625">
            <text:p>0.31625</text:p>
          </table:table-cell>
          <table:table-cell office:value-type="float" office:value="23.0830039525692">
            <text:p>23.0830039526</text:p>
          </table:table-cell>
          <table:table-cell/>
          <table:table-cell office:value-type="string">
            <text:p>6087</text:p>
          </table:table-cell>
          <table:table-cell office:value-type="string">
            <text:p>6515</text:p>
          </table:table-cell>
          <table:table-cell office:value-type="float" office:value="2.51">
            <text:p>2.51</text:p>
          </table:table-cell>
          <table:table-cell office:value-type="float" office:value="8">
            <text:p>8</text:p>
          </table:table-cell>
          <table:table-cell office:value-type="float" office:value="226.26">
            <text:p>226.26</text:p>
          </table:table-cell>
          <table:table-cell office:value-type="float" office:value="58.4">
            <text:p>58.4</text:p>
          </table:table-cell>
          <table:table-cell office:value-type="float" office:value="3.87431506849315">
            <text:p>3.8743150685</text:p>
          </table:table-cell>
          <table:table-cell office:value-type="float" office:value="0.31375">
            <text:p>0.31375</text:p>
          </table:table-cell>
          <table:table-cell office:value-type="float" office:value="23.2669322709163">
            <text:p>23.26693227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8.8">
            <text:p>8.8</text:p>
          </table:table-cell>
          <table:table-cell office:value-type="float" office:value="11">
            <text:p>11</text:p>
          </table:table-cell>
          <table:table-cell office:value-type="float" office:value="792.18">
            <text:p>792.18</text:p>
          </table:table-cell>
          <table:table-cell office:value-type="float" office:value="322.92">
            <text:p>322.92</text:p>
          </table:table-cell>
          <table:table-cell office:value-type="float" office:value="2.45317725752508">
            <text:p>2.4531772575</text:p>
          </table:table-cell>
          <table:table-cell office:value-type="float" office:value="0.8">
            <text:p>0.8</text:p>
          </table:table-cell>
          <table:table-cell office:value-type="float" office:value="36.6954545454546">
            <text:p>36.6954545455</text:p>
          </table:table-cell>
          <table:table-cell/>
          <table:table-cell office:value-type="string">
            <text:p>6182</text:p>
          </table:table-cell>
          <table:table-cell office:value-type="string">
            <text:p>6515</text:p>
          </table:table-cell>
          <table:table-cell office:value-type="float" office:value="8.67">
            <text:p>8.67</text:p>
          </table:table-cell>
          <table:table-cell office:value-type="float" office:value="11">
            <text:p>11</text:p>
          </table:table-cell>
          <table:table-cell office:value-type="float" office:value="780.3">
            <text:p>780.3</text:p>
          </table:table-cell>
          <table:table-cell office:value-type="float" office:value="322.92">
            <text:p>322.92</text:p>
          </table:table-cell>
          <table:table-cell office:value-type="float" office:value="2.41638795986622">
            <text:p>2.4163879599</text:p>
          </table:table-cell>
          <table:table-cell office:value-type="float" office:value="0.788181818181818">
            <text:p>0.7881818182</text:p>
          </table:table-cell>
          <table:table-cell office:value-type="float" office:value="37.2456747404844">
            <text:p>37.24567474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1.34">
            <text:p>1.34</text:p>
          </table:table-cell>
          <table:table-cell office:value-type="float" office:value="12">
            <text:p>12</text:p>
          </table:table-cell>
          <table:table-cell office:value-type="float" office:value="120.96">
            <text:p>120.96</text:p>
          </table:table-cell>
          <table:table-cell office:value-type="float" office:value="33.92">
            <text:p>33.92</text:p>
          </table:table-cell>
          <table:table-cell office:value-type="float" office:value="3.56603773584906">
            <text:p>3.5660377358</text:p>
          </table:table-cell>
          <table:table-cell office:value-type="float" office:value="0.111666666666667">
            <text:p>0.1116666667</text:p>
          </table:table-cell>
          <table:table-cell office:value-type="float" office:value="25.3134328358209">
            <text:p>25.3134328358</text:p>
          </table:table-cell>
          <table:table-cell/>
          <table:table-cell office:value-type="string">
            <text:p>6214</text:p>
          </table:table-cell>
          <table:table-cell office:value-type="string">
            <text:p>6515</text:p>
          </table:table-cell>
          <table:table-cell office:value-type="float" office:value="1.41">
            <text:p>1.41</text:p>
          </table:table-cell>
          <table:table-cell office:value-type="float" office:value="13">
            <text:p>13</text:p>
          </table:table-cell>
          <table:table-cell office:value-type="float" office:value="126.54">
            <text:p>126.54</text:p>
          </table:table-cell>
          <table:table-cell office:value-type="float" office:value="33.92">
            <text:p>33.92</text:p>
          </table:table-cell>
          <table:table-cell office:value-type="float" office:value="3.73054245283019">
            <text:p>3.7305424528</text:p>
          </table:table-cell>
          <table:table-cell office:value-type="float" office:value="0.108461538461539">
            <text:p>0.1084615385</text:p>
          </table:table-cell>
          <table:table-cell office:value-type="float" office:value="24.0567375886525">
            <text:p>24.056737588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2.43">
            <text:p>2.43</text:p>
          </table:table-cell>
          <table:table-cell office:value-type="float" office:value="8">
            <text:p>8</text:p>
          </table:table-cell>
          <table:table-cell office:value-type="float" office:value="218.43">
            <text:p>218.43</text:p>
          </table:table-cell>
          <table:table-cell office:value-type="float" office:value="55.82">
            <text:p>55.82</text:p>
          </table:table-cell>
          <table:table-cell office:value-type="float" office:value="3.91311357936224">
            <text:p>3.9131135794</text:p>
          </table:table-cell>
          <table:table-cell office:value-type="float" office:value="0.30375">
            <text:p>0.30375</text:p>
          </table:table-cell>
          <table:table-cell office:value-type="float" office:value="22.9711934156379">
            <text:p>22.9711934156</text:p>
          </table:table-cell>
          <table:table-cell/>
          <table:table-cell office:value-type="string">
            <text:p>6382</text:p>
          </table:table-cell>
          <table:table-cell office:value-type="string">
            <text:p>6515</text:p>
          </table:table-cell>
          <table:table-cell office:value-type="float" office:value="2.2">
            <text:p>2.2</text:p>
          </table:table-cell>
          <table:table-cell office:value-type="float" office:value="8">
            <text:p>8</text:p>
          </table:table-cell>
          <table:table-cell office:value-type="float" office:value="198.09">
            <text:p>198.09</text:p>
          </table:table-cell>
          <table:table-cell office:value-type="float" office:value="55.82">
            <text:p>55.82</text:p>
          </table:table-cell>
          <table:table-cell office:value-type="float" office:value="3.54872805446077">
            <text:p>3.5487280545</text:p>
          </table:table-cell>
          <table:table-cell office:value-type="float" office:value="0.275">
            <text:p>0.275</text:p>
          </table:table-cell>
          <table:table-cell office:value-type="float" office:value="25.3727272727273">
            <text:p>25.37272727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8.1">
            <text:p>8.1</text:p>
          </table:table-cell>
          <table:table-cell office:value-type="float" office:value="11">
            <text:p>11</text:p>
          </table:table-cell>
          <table:table-cell office:value-type="float" office:value="729.27">
            <text:p>729.27</text:p>
          </table:table-cell>
          <table:table-cell office:value-type="float" office:value="341.22">
            <text:p>341.22</text:p>
          </table:table-cell>
          <table:table-cell office:value-type="float" office:value="2.1372428345349">
            <text:p>2.1372428345</text:p>
          </table:table-cell>
          <table:table-cell office:value-type="float" office:value="0.736363636363636">
            <text:p>0.7363636364</text:p>
          </table:table-cell>
          <table:table-cell office:value-type="float" office:value="42.1259259259259">
            <text:p>42.1259259259</text:p>
          </table:table-cell>
          <table:table-cell/>
          <table:table-cell office:value-type="string">
            <text:p>6423</text:p>
          </table:table-cell>
          <table:table-cell office:value-type="string">
            <text:p>6515</text:p>
          </table:table-cell>
          <table:table-cell office:value-type="float" office:value="8.16">
            <text:p>8.16</text:p>
          </table:table-cell>
          <table:table-cell office:value-type="float" office:value="11">
            <text:p>11</text:p>
          </table:table-cell>
          <table:table-cell office:value-type="float" office:value="734.4">
            <text:p>734.4</text:p>
          </table:table-cell>
          <table:table-cell office:value-type="float" office:value="341.22">
            <text:p>341.22</text:p>
          </table:table-cell>
          <table:table-cell office:value-type="float" office:value="2.15227712326358">
            <text:p>2.1522771233</text:p>
          </table:table-cell>
          <table:table-cell office:value-type="float" office:value="0.741818181818182">
            <text:p>0.7418181818</text:p>
          </table:table-cell>
          <table:table-cell office:value-type="float" office:value="41.8161764705882">
            <text:p>41.81617647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539.73">
            <text:p>539.73</text:p>
          </table:table-cell>
          <table:table-cell office:value-type="float" office:value="32.28">
            <text:p>32.28</text:p>
          </table:table-cell>
          <table:table-cell office:value-type="float" office:value="16.7202602230483">
            <text:p>16.720260223</text:p>
          </table:table-cell>
          <table:table-cell office:value-type="float" office:value="0.4">
            <text:p>0.4</text:p>
          </table:table-cell>
          <table:table-cell office:value-type="float" office:value="5.38">
            <text:p>5.38</text:p>
          </table:table-cell>
          <table:table-cell/>
          <table:table-cell office:value-type="string">
            <text:p>6446</text:p>
          </table:table-cell>
          <table:table-cell office:value-type="string">
            <text:p>6515</text:p>
          </table:table-cell>
          <table:table-cell office:value-type="float" office:value="5.88">
            <text:p>5.88</text:p>
          </table:table-cell>
          <table:table-cell office:value-type="float" office:value="10">
            <text:p>10</text:p>
          </table:table-cell>
          <table:table-cell office:value-type="float" office:value="528.93">
            <text:p>528.93</text:p>
          </table:table-cell>
          <table:table-cell office:value-type="float" office:value="32.28">
            <text:p>32.28</text:p>
          </table:table-cell>
          <table:table-cell office:value-type="float" office:value="16.385687732342">
            <text:p>16.3856877323</text:p>
          </table:table-cell>
          <table:table-cell office:value-type="float" office:value="0.588">
            <text:p>0.588</text:p>
          </table:table-cell>
          <table:table-cell office:value-type="float" office:value="5.48979591836735">
            <text:p>5.48979591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10.46">
            <text:p>10.46</text:p>
          </table:table-cell>
          <table:table-cell office:value-type="float" office:value="10">
            <text:p>10</text:p>
          </table:table-cell>
          <table:table-cell office:value-type="float" office:value="941.4">
            <text:p>941.4</text:p>
          </table:table-cell>
          <table:table-cell office:value-type="float" office:value="60.3">
            <text:p>60.3</text:p>
          </table:table-cell>
          <table:table-cell office:value-type="float" office:value="15.6119402985075">
            <text:p>15.6119402985</text:p>
          </table:table-cell>
          <table:table-cell office:value-type="float" office:value="1.046">
            <text:p>1.046</text:p>
          </table:table-cell>
          <table:table-cell office:value-type="float" office:value="5.76481835564054">
            <text:p>5.7648183556</text:p>
          </table:table-cell>
          <table:table-cell/>
          <table:table-cell office:value-type="string">
            <text:p>6451</text:p>
          </table:table-cell>
          <table:table-cell office:value-type="string">
            <text:p>6515</text:p>
          </table:table-cell>
          <table:table-cell office:value-type="float" office:value="10.39">
            <text:p>10.39</text:p>
          </table:table-cell>
          <table:table-cell office:value-type="float" office:value="10">
            <text:p>10</text:p>
          </table:table-cell>
          <table:table-cell office:value-type="float" office:value="935.37">
            <text:p>935.37</text:p>
          </table:table-cell>
          <table:table-cell office:value-type="float" office:value="60.3">
            <text:p>60.3</text:p>
          </table:table-cell>
          <table:table-cell office:value-type="float" office:value="15.5119402985075">
            <text:p>15.5119402985</text:p>
          </table:table-cell>
          <table:table-cell office:value-type="float" office:value="1.039">
            <text:p>1.039</text:p>
          </table:table-cell>
          <table:table-cell office:value-type="float" office:value="5.80365736284889">
            <text:p>5.80365736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2.43">
            <text:p>2.43</text:p>
          </table:table-cell>
          <table:table-cell office:value-type="float" office:value="255">
            <text:p>255</text:p>
          </table:table-cell>
          <table:table-cell office:value-type="float" office:value="218.7">
            <text:p>218.7</text:p>
          </table:table-cell>
          <table:table-cell office:value-type="float" office:value="30.21">
            <text:p>30.21</text:p>
          </table:table-cell>
          <table:table-cell office:value-type="float" office:value="7.23932472691162">
            <text:p>7.2393247269</text:p>
          </table:table-cell>
          <table:table-cell office:value-type="float" office:value="0.00952941176470589">
            <text:p>0.0095294118</text:p>
          </table:table-cell>
          <table:table-cell office:value-type="float" office:value="12.4320987654321">
            <text:p>12.4320987654</text:p>
          </table:table-cell>
          <table:table-cell/>
          <table:table-cell office:value-type="string">
            <text:p>6471</text:p>
          </table:table-cell>
          <table:table-cell office:value-type="string">
            <text:p>6515</text:p>
          </table:table-cell>
          <table:table-cell office:value-type="float" office:value="2.48">
            <text:p>2.48</text:p>
          </table:table-cell>
          <table:table-cell office:value-type="float" office:value="255">
            <text:p>255</text:p>
          </table:table-cell>
          <table:table-cell office:value-type="float" office:value="223.65">
            <text:p>223.65</text:p>
          </table:table-cell>
          <table:table-cell office:value-type="float" office:value="30.21">
            <text:p>30.21</text:p>
          </table:table-cell>
          <table:table-cell office:value-type="float" office:value="7.40317775571003">
            <text:p>7.4031777557</text:p>
          </table:table-cell>
          <table:table-cell office:value-type="float" office:value="0.00972549019607843">
            <text:p>0.0097254902</text:p>
          </table:table-cell>
          <table:table-cell office:value-type="float" office:value="12.1814516129032">
            <text:p>12.18145161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5.28">
            <text:p>5.28</text:p>
          </table:table-cell>
          <table:table-cell office:value-type="float" office:value="1">
            <text:p>1</text:p>
          </table:table-cell>
          <table:table-cell office:value-type="float" office:value="474.75">
            <text:p>474.75</text:p>
          </table:table-cell>
          <table:table-cell office:value-type="float" office:value="139.2">
            <text:p>139.2</text:p>
          </table:table-cell>
          <table:table-cell office:value-type="float" office:value="3.41056034482759">
            <text:p>3.4105603448</text:p>
          </table:table-cell>
          <table:table-cell office:value-type="float" office:value="5.28">
            <text:p>5.28</text:p>
          </table:table-cell>
          <table:table-cell office:value-type="float" office:value="26.3636363636364">
            <text:p>26.3636363636</text:p>
          </table:table-cell>
          <table:table-cell/>
          <table:table-cell office:value-type="string">
            <text:p>6499</text:p>
          </table:table-cell>
          <table:table-cell office:value-type="string">
            <text:p>6515</text:p>
          </table:table-cell>
          <table:table-cell office:value-type="float" office:value="5.15">
            <text:p>5.15</text:p>
          </table:table-cell>
          <table:table-cell office:value-type="float" office:value="1">
            <text:p>1</text:p>
          </table:table-cell>
          <table:table-cell office:value-type="float" office:value="463.23">
            <text:p>463.23</text:p>
          </table:table-cell>
          <table:table-cell office:value-type="float" office:value="139.2">
            <text:p>139.2</text:p>
          </table:table-cell>
          <table:table-cell office:value-type="float" office:value="3.32780172413793">
            <text:p>3.3278017241</text:p>
          </table:table-cell>
          <table:table-cell office:value-type="float" office:value="5.15">
            <text:p>5.15</text:p>
          </table:table-cell>
          <table:table-cell office:value-type="float" office:value="27.0291262135922">
            <text:p>27.02912621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7.09">
            <text:p>7.09</text:p>
          </table:table-cell>
          <table:table-cell office:value-type="float" office:value="13">
            <text:p>13</text:p>
          </table:table-cell>
          <table:table-cell office:value-type="float" office:value="638.1">
            <text:p>638.1</text:p>
          </table:table-cell>
          <table:table-cell office:value-type="float" office:value="198.86">
            <text:p>198.86</text:p>
          </table:table-cell>
          <table:table-cell office:value-type="float" office:value="3.20879010359047">
            <text:p>3.2087901036</text:p>
          </table:table-cell>
          <table:table-cell office:value-type="float" office:value="0.545384615384615">
            <text:p>0.5453846154</text:p>
          </table:table-cell>
          <table:table-cell office:value-type="float" office:value="28.0479548660085">
            <text:p>28.047954866</text:p>
          </table:table-cell>
          <table:table-cell/>
          <table:table-cell office:value-type="string">
            <text:p>6501</text:p>
          </table:table-cell>
          <table:table-cell office:value-type="string">
            <text:p>6515</text:p>
          </table:table-cell>
          <table:table-cell office:value-type="float" office:value="6.87">
            <text:p>6.87</text:p>
          </table:table-cell>
          <table:table-cell office:value-type="float" office:value="13">
            <text:p>13</text:p>
          </table:table-cell>
          <table:table-cell office:value-type="float" office:value="618.3">
            <text:p>618.3</text:p>
          </table:table-cell>
          <table:table-cell office:value-type="float" office:value="198.86">
            <text:p>198.86</text:p>
          </table:table-cell>
          <table:table-cell office:value-type="float" office:value="3.10922256864125">
            <text:p>3.1092225686</text:p>
          </table:table-cell>
          <table:table-cell office:value-type="float" office:value="0.528461538461538">
            <text:p>0.5284615385</text:p>
          </table:table-cell>
          <table:table-cell office:value-type="float" office:value="28.9461426491994">
            <text:p>28.946142649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4.48">
            <text:p>4.48</text:p>
          </table:table-cell>
          <table:table-cell office:value-type="float" office:value="11">
            <text:p>11</text:p>
          </table:table-cell>
          <table:table-cell office:value-type="float" office:value="403.11">
            <text:p>403.11</text:p>
          </table:table-cell>
          <table:table-cell office:value-type="float" office:value="135.62">
            <text:p>135.62</text:p>
          </table:table-cell>
          <table:table-cell office:value-type="float" office:value="2.97234921103082">
            <text:p>2.972349211</text:p>
          </table:table-cell>
          <table:table-cell office:value-type="float" office:value="0.407272727272727">
            <text:p>0.4072727273</text:p>
          </table:table-cell>
          <table:table-cell office:value-type="float" office:value="30.2723214285714">
            <text:p>30.2723214286</text:p>
          </table:table-cell>
          <table:table-cell/>
          <table:table-cell office:value-type="string">
            <text:p>6512</text:p>
          </table:table-cell>
          <table:table-cell office:value-type="string">
            <text:p>6515</text:p>
          </table:table-cell>
          <table:table-cell office:value-type="float" office:value="4.37">
            <text:p>4.37</text:p>
          </table:table-cell>
          <table:table-cell office:value-type="float" office:value="10">
            <text:p>10</text:p>
          </table:table-cell>
          <table:table-cell office:value-type="float" office:value="393.48">
            <text:p>393.48</text:p>
          </table:table-cell>
          <table:table-cell office:value-type="float" office:value="135.62">
            <text:p>135.62</text:p>
          </table:table-cell>
          <table:table-cell office:value-type="float" office:value="2.90134198495797">
            <text:p>2.901341985</text:p>
          </table:table-cell>
          <table:table-cell office:value-type="float" office:value="0.437">
            <text:p>0.437</text:p>
          </table:table-cell>
          <table:table-cell office:value-type="float" office:value="31.0343249427918">
            <text:p>31.03432494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1.29">
            <text:p>1.29</text:p>
          </table:table-cell>
          <table:table-cell office:value-type="float" office:value="1">
            <text:p>1</text:p>
          </table:table-cell>
          <table:table-cell office:value-type="float" office:value="116.28">
            <text:p>116.28</text:p>
          </table:table-cell>
          <table:table-cell office:value-type="float" office:value="0.11">
            <text:p>0.11</text:p>
          </table:table-cell>
          <table:table-cell office:value-type="float" office:value="1057.09090909091">
            <text:p>1057.0909090909</text:p>
          </table:table-cell>
          <table:table-cell office:value-type="float" office:value="1.29">
            <text:p>1.29</text:p>
          </table:table-cell>
          <table:table-cell office:value-type="float" office:value="0.0852713178294574">
            <text:p>0.0852713178</text:p>
          </table:table-cell>
          <table:table-cell/>
          <table:table-cell office:value-type="string">
            <text:p>6516</text:p>
          </table:table-cell>
          <table:table-cell office:value-type="string">
            <text:p>6515</text:p>
          </table:table-cell>
          <table:table-cell office:value-type="float" office:value="1.29">
            <text:p>1.29</text:p>
          </table:table-cell>
          <table:table-cell office:value-type="float" office:value="1">
            <text:p>1</text:p>
          </table:table-cell>
          <table:table-cell office:value-type="float" office:value="115.83">
            <text:p>115.83</text:p>
          </table:table-cell>
          <table:table-cell office:value-type="float" office:value="0.11">
            <text:p>0.11</text:p>
          </table:table-cell>
          <table:table-cell office:value-type="float" office:value="1053">
            <text:p>1053</text:p>
          </table:table-cell>
          <table:table-cell office:value-type="float" office:value="1.29">
            <text:p>1.29</text:p>
          </table:table-cell>
          <table:table-cell office:value-type="float" office:value="0.0852713178294574">
            <text:p>0.08527131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8.03">
            <text:p>8.03</text:p>
          </table:table-cell>
          <table:table-cell office:value-type="float" office:value="11">
            <text:p>11</text:p>
          </table:table-cell>
          <table:table-cell office:value-type="float" office:value="722.97">
            <text:p>722.97</text:p>
          </table:table-cell>
          <table:table-cell office:value-type="float" office:value="338.59">
            <text:p>338.59</text:p>
          </table:table-cell>
          <table:table-cell office:value-type="float" office:value="2.13523730765823">
            <text:p>2.1352373077</text:p>
          </table:table-cell>
          <table:table-cell office:value-type="float" office:value="0.73">
            <text:p>0.73</text:p>
          </table:table-cell>
          <table:table-cell office:value-type="float" office:value="42.1656288916563">
            <text:p>42.1656288917</text:p>
          </table:table-cell>
          <table:table-cell/>
          <table:table-cell office:value-type="string">
            <text:p>6519</text:p>
          </table:table-cell>
          <table:table-cell office:value-type="string">
            <text:p>6515</text:p>
          </table:table-cell>
          <table:table-cell office:value-type="float" office:value="7.52">
            <text:p>7.52</text:p>
          </table:table-cell>
          <table:table-cell office:value-type="float" office:value="10">
            <text:p>10</text:p>
          </table:table-cell>
          <table:table-cell office:value-type="float" office:value="676.89">
            <text:p>676.89</text:p>
          </table:table-cell>
          <table:table-cell office:value-type="float" office:value="338.59">
            <text:p>338.59</text:p>
          </table:table-cell>
          <table:table-cell office:value-type="float" office:value="1.99914350689625">
            <text:p>1.9991435069</text:p>
          </table:table-cell>
          <table:table-cell office:value-type="float" office:value="0.752">
            <text:p>0.752</text:p>
          </table:table-cell>
          <table:table-cell office:value-type="float" office:value="45.0252659574468">
            <text:p>45.02526595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8.21">
            <text:p>8.21</text:p>
          </table:table-cell>
          <table:table-cell office:value-type="float" office:value="8">
            <text:p>8</text:p>
          </table:table-cell>
          <table:table-cell office:value-type="float" office:value="738.72">
            <text:p>738.72</text:p>
          </table:table-cell>
          <table:table-cell office:value-type="float" office:value="339.4">
            <text:p>339.4</text:p>
          </table:table-cell>
          <table:table-cell office:value-type="float" office:value="2.17654684737772">
            <text:p>2.1765468474</text:p>
          </table:table-cell>
          <table:table-cell office:value-type="float" office:value="1.02625">
            <text:p>1.02625</text:p>
          </table:table-cell>
          <table:table-cell office:value-type="float" office:value="41.3398294762485">
            <text:p>41.3398294762</text:p>
          </table:table-cell>
          <table:table-cell/>
          <table:table-cell office:value-type="string">
            <text:p>6532</text:p>
          </table:table-cell>
          <table:table-cell office:value-type="string">
            <text:p>6515</text:p>
          </table:table-cell>
          <table:table-cell office:value-type="float" office:value="8.17">
            <text:p>8.17</text:p>
          </table:table-cell>
          <table:table-cell office:value-type="float" office:value="8">
            <text:p>8</text:p>
          </table:table-cell>
          <table:table-cell office:value-type="float" office:value="735.21">
            <text:p>735.21</text:p>
          </table:table-cell>
          <table:table-cell office:value-type="float" office:value="339.4">
            <text:p>339.4</text:p>
          </table:table-cell>
          <table:table-cell office:value-type="float" office:value="2.16620506776665">
            <text:p>2.1662050678</text:p>
          </table:table-cell>
          <table:table-cell office:value-type="float" office:value="1.02125">
            <text:p>1.02125</text:p>
          </table:table-cell>
          <table:table-cell office:value-type="float" office:value="41.5422276621787">
            <text:p>41.54222766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5.5">
            <text:p>5.5</text:p>
          </table:table-cell>
          <table:table-cell office:value-type="float" office:value="8">
            <text:p>8</text:p>
          </table:table-cell>
          <table:table-cell office:value-type="float" office:value="494.64">
            <text:p>494.64</text:p>
          </table:table-cell>
          <table:table-cell office:value-type="float" office:value="192.86">
            <text:p>192.86</text:p>
          </table:table-cell>
          <table:table-cell office:value-type="float" office:value="2.56476200352587">
            <text:p>2.5647620035</text:p>
          </table:table-cell>
          <table:table-cell office:value-type="float" office:value="0.6875">
            <text:p>0.6875</text:p>
          </table:table-cell>
          <table:table-cell office:value-type="float" office:value="35.0654545454545">
            <text:p>35.0654545455</text:p>
          </table:table-cell>
          <table:table-cell/>
          <table:table-cell office:value-type="string">
            <text:p>6552</text:p>
          </table:table-cell>
          <table:table-cell office:value-type="string">
            <text:p>6515</text:p>
          </table:table-cell>
          <table:table-cell office:value-type="float" office:value="5.34">
            <text:p>5.34</text:p>
          </table:table-cell>
          <table:table-cell office:value-type="float" office:value="8">
            <text:p>8</text:p>
          </table:table-cell>
          <table:table-cell office:value-type="float" office:value="481.05">
            <text:p>481.05</text:p>
          </table:table-cell>
          <table:table-cell office:value-type="float" office:value="192.86">
            <text:p>192.86</text:p>
          </table:table-cell>
          <table:table-cell office:value-type="float" office:value="2.49429638079436">
            <text:p>2.4942963808</text:p>
          </table:table-cell>
          <table:table-cell office:value-type="float" office:value="0.6675">
            <text:p>0.6675</text:p>
          </table:table-cell>
          <table:table-cell office:value-type="float" office:value="36.1161048689139">
            <text:p>36.11610486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2.16">
            <text:p>2.16</text:p>
          </table:table-cell>
          <table:table-cell office:value-type="float" office:value="9">
            <text:p>9</text:p>
          </table:table-cell>
          <table:table-cell office:value-type="float" office:value="194.31">
            <text:p>194.31</text:p>
          </table:table-cell>
          <table:table-cell office:value-type="float" office:value="60.53">
            <text:p>60.53</text:p>
          </table:table-cell>
          <table:table-cell office:value-type="float" office:value="3.21014373038163">
            <text:p>3.2101437304</text:p>
          </table:table-cell>
          <table:table-cell office:value-type="float" office:value="0.24">
            <text:p>0.24</text:p>
          </table:table-cell>
          <table:table-cell office:value-type="float" office:value="28.0231481481481">
            <text:p>28.0231481481</text:p>
          </table:table-cell>
          <table:table-cell/>
          <table:table-cell office:value-type="string">
            <text:p>6559</text:p>
          </table:table-cell>
          <table:table-cell office:value-type="string">
            <text:p>6515</text:p>
          </table:table-cell>
          <table:table-cell office:value-type="float" office:value="2.15">
            <text:p>2.15</text:p>
          </table:table-cell>
          <table:table-cell office:value-type="float" office:value="12">
            <text:p>12</text:p>
          </table:table-cell>
          <table:table-cell office:value-type="float" office:value="193.86">
            <text:p>193.86</text:p>
          </table:table-cell>
          <table:table-cell office:value-type="float" office:value="60.53">
            <text:p>60.53</text:p>
          </table:table-cell>
          <table:table-cell office:value-type="float" office:value="3.20270940029737">
            <text:p>3.2027094003</text:p>
          </table:table-cell>
          <table:table-cell office:value-type="float" office:value="0.179166666666667">
            <text:p>0.1791666667</text:p>
          </table:table-cell>
          <table:table-cell office:value-type="float" office:value="28.153488372093">
            <text:p>28.153488372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79.82">
            <text:p>179.82</text:p>
          </table:table-cell>
          <table:table-cell office:value-type="float" office:value="33.08">
            <text:p>33.08</text:p>
          </table:table-cell>
          <table:table-cell office:value-type="float" office:value="5.43591293833132">
            <text:p>5.4359129383</text:p>
          </table:table-cell>
          <table:table-cell office:value-type="float" office:value="0.181818181818182">
            <text:p>0.1818181818</text:p>
          </table:table-cell>
          <table:table-cell office:value-type="float" office:value="16.54">
            <text:p>16.54</text:p>
          </table:table-cell>
          <table:table-cell/>
          <table:table-cell office:value-type="string">
            <text:p>6562</text:p>
          </table:table-cell>
          <table:table-cell office:value-type="string">
            <text:p>6515</text:p>
          </table:table-cell>
          <table:table-cell office:value-type="float" office:value="1.8">
            <text:p>1.8</text:p>
          </table:table-cell>
          <table:table-cell office:value-type="float" office:value="11">
            <text:p>11</text:p>
          </table:table-cell>
          <table:table-cell office:value-type="float" office:value="162">
            <text:p>162</text:p>
          </table:table-cell>
          <table:table-cell office:value-type="float" office:value="33.08">
            <text:p>33.08</text:p>
          </table:table-cell>
          <table:table-cell office:value-type="float" office:value="4.89721886336155">
            <text:p>4.8972188634</text:p>
          </table:table-cell>
          <table:table-cell office:value-type="float" office:value="0.163636363636364">
            <text:p>0.1636363636</text:p>
          </table:table-cell>
          <table:table-cell office:value-type="float" office:value="18.3777777777778">
            <text:p>18.37777777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4.55">
            <text:p>4.55</text:p>
          </table:table-cell>
          <table:table-cell office:value-type="float" office:value="10">
            <text:p>10</text:p>
          </table:table-cell>
          <table:table-cell office:value-type="float" office:value="409.32">
            <text:p>409.32</text:p>
          </table:table-cell>
          <table:table-cell office:value-type="float" office:value="114.61">
            <text:p>114.61</text:p>
          </table:table-cell>
          <table:table-cell office:value-type="float" office:value="3.57141610679696">
            <text:p>3.5714161068</text:p>
          </table:table-cell>
          <table:table-cell office:value-type="float" office:value="0.455">
            <text:p>0.455</text:p>
          </table:table-cell>
          <table:table-cell office:value-type="float" office:value="25.189010989011">
            <text:p>25.189010989</text:p>
          </table:table-cell>
          <table:table-cell/>
          <table:table-cell office:value-type="string">
            <text:p>6609</text:p>
          </table:table-cell>
          <table:table-cell office:value-type="string">
            <text:p>6515</text:p>
          </table:table-cell>
          <table:table-cell office:value-type="float" office:value="4.57">
            <text:p>4.57</text:p>
          </table:table-cell>
          <table:table-cell office:value-type="float" office:value="10">
            <text:p>10</text:p>
          </table:table-cell>
          <table:table-cell office:value-type="float" office:value="410.85">
            <text:p>410.85</text:p>
          </table:table-cell>
          <table:table-cell office:value-type="float" office:value="114.61">
            <text:p>114.61</text:p>
          </table:table-cell>
          <table:table-cell office:value-type="float" office:value="3.58476572724893">
            <text:p>3.5847657272</text:p>
          </table:table-cell>
          <table:table-cell office:value-type="float" office:value="0.457">
            <text:p>0.457</text:p>
          </table:table-cell>
          <table:table-cell office:value-type="float" office:value="25.0787746170678">
            <text:p>25.07877461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2.62">
            <text:p>2.62</text:p>
          </table:table-cell>
          <table:table-cell office:value-type="float" office:value="10">
            <text:p>10</text:p>
          </table:table-cell>
          <table:table-cell office:value-type="float" office:value="235.35">
            <text:p>235.35</text:p>
          </table:table-cell>
          <table:table-cell office:value-type="float" office:value="91.84">
            <text:p>91.84</text:p>
          </table:table-cell>
          <table:table-cell office:value-type="float" office:value="2.56260888501742">
            <text:p>2.562608885</text:p>
          </table:table-cell>
          <table:table-cell office:value-type="float" office:value="0.262">
            <text:p>0.262</text:p>
          </table:table-cell>
          <table:table-cell office:value-type="float" office:value="35.0534351145038">
            <text:p>35.0534351145</text:p>
          </table:table-cell>
          <table:table-cell/>
          <table:table-cell office:value-type="string">
            <text:p>6647</text:p>
          </table:table-cell>
          <table:table-cell office:value-type="string">
            <text:p>6515</text:p>
          </table:table-cell>
          <table:table-cell office:value-type="float" office:value="2.71">
            <text:p>2.71</text:p>
          </table:table-cell>
          <table:table-cell office:value-type="float" office:value="10">
            <text:p>10</text:p>
          </table:table-cell>
          <table:table-cell office:value-type="float" office:value="243.99">
            <text:p>243.99</text:p>
          </table:table-cell>
          <table:table-cell office:value-type="float" office:value="91.84">
            <text:p>91.84</text:p>
          </table:table-cell>
          <table:table-cell office:value-type="float" office:value="2.65668554006969">
            <text:p>2.6566855401</text:p>
          </table:table-cell>
          <table:table-cell office:value-type="float" office:value="0.271">
            <text:p>0.271</text:p>
          </table:table-cell>
          <table:table-cell office:value-type="float" office:value="33.8892988929889">
            <text:p>33.8892988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1.66">
            <text:p>1.66</text:p>
          </table:table-cell>
          <table:table-cell office:value-type="float" office:value="10">
            <text:p>10</text:p>
          </table:table-cell>
          <table:table-cell office:value-type="float" office:value="149.04">
            <text:p>149.04</text:p>
          </table:table-cell>
          <table:table-cell office:value-type="float" office:value="33.91">
            <text:p>33.91</text:p>
          </table:table-cell>
          <table:table-cell office:value-type="float" office:value="4.39516366853436">
            <text:p>4.3951636685</text:p>
          </table:table-cell>
          <table:table-cell office:value-type="float" office:value="0.166">
            <text:p>0.166</text:p>
          </table:table-cell>
          <table:table-cell office:value-type="float" office:value="20.4277108433735">
            <text:p>20.4277108434</text:p>
          </table:table-cell>
          <table:table-cell/>
          <table:table-cell office:value-type="string">
            <text:p>6670</text:p>
          </table:table-cell>
          <table:table-cell office:value-type="string">
            <text:p>6515</text:p>
          </table:table-cell>
          <table:table-cell office:value-type="float" office:value="1.64">
            <text:p>1.64</text:p>
          </table:table-cell>
          <table:table-cell office:value-type="float" office:value="10">
            <text:p>10</text:p>
          </table:table-cell>
          <table:table-cell office:value-type="float" office:value="147.96">
            <text:p>147.96</text:p>
          </table:table-cell>
          <table:table-cell office:value-type="float" office:value="33.91">
            <text:p>33.91</text:p>
          </table:table-cell>
          <table:table-cell office:value-type="float" office:value="4.36331465644353">
            <text:p>4.3633146564</text:p>
          </table:table-cell>
          <table:table-cell office:value-type="float" office:value="0.164">
            <text:p>0.164</text:p>
          </table:table-cell>
          <table:table-cell office:value-type="float" office:value="20.6768292682927">
            <text:p>20.676829268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0.94">
            <text:p>20.94</text:p>
          </table:table-cell>
          <table:table-cell office:value-type="float" office:value="13">
            <text:p>13</text:p>
          </table:table-cell>
          <table:table-cell office:value-type="float" office:value="1884.87">
            <text:p>1884.87</text:p>
          </table:table-cell>
          <table:table-cell office:value-type="float" office:value="212.72">
            <text:p>212.72</text:p>
          </table:table-cell>
          <table:table-cell office:value-type="float" office:value="8.86080293343362">
            <text:p>8.8608029334</text:p>
          </table:table-cell>
          <table:table-cell office:value-type="float" office:value="1.61076923076923">
            <text:p>1.6107692308</text:p>
          </table:table-cell>
          <table:table-cell office:value-type="float" office:value="10.1585482330468">
            <text:p>10.158548233</text:p>
          </table:table-cell>
          <table:table-cell/>
          <table:table-cell office:value-type="string">
            <text:p>6674</text:p>
          </table:table-cell>
          <table:table-cell office:value-type="string">
            <text:p>6515</text:p>
          </table:table-cell>
          <table:table-cell office:value-type="float" office:value="21.01">
            <text:p>21.01</text:p>
          </table:table-cell>
          <table:table-cell office:value-type="float" office:value="13">
            <text:p>13</text:p>
          </table:table-cell>
          <table:table-cell office:value-type="float" office:value="1890.72">
            <text:p>1890.72</text:p>
          </table:table-cell>
          <table:table-cell office:value-type="float" office:value="212.72">
            <text:p>212.72</text:p>
          </table:table-cell>
          <table:table-cell office:value-type="float" office:value="8.88830387363671">
            <text:p>8.8883038736</text:p>
          </table:table-cell>
          <table:table-cell office:value-type="float" office:value="1.61615384615385">
            <text:p>1.6161538462</text:p>
          </table:table-cell>
          <table:table-cell office:value-type="float" office:value="10.1247025226083">
            <text:p>10.12470252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2.49">
            <text:p>2.49</text:p>
          </table:table-cell>
          <table:table-cell office:value-type="float" office:value="12">
            <text:p>12</text:p>
          </table:table-cell>
          <table:table-cell office:value-type="float" office:value="223.83">
            <text:p>223.83</text:p>
          </table:table-cell>
          <table:table-cell office:value-type="float" office:value="58.34">
            <text:p>58.34</text:p>
          </table:table-cell>
          <table:table-cell office:value-type="float" office:value="3.83664724031539">
            <text:p>3.8366472403</text:p>
          </table:table-cell>
          <table:table-cell office:value-type="float" office:value="0.2075">
            <text:p>0.2075</text:p>
          </table:table-cell>
          <table:table-cell office:value-type="float" office:value="23.429718875502">
            <text:p>23.4297188755</text:p>
          </table:table-cell>
          <table:table-cell/>
          <table:table-cell office:value-type="string">
            <text:p>6695</text:p>
          </table:table-cell>
          <table:table-cell office:value-type="string">
            <text:p>6515</text:p>
          </table:table-cell>
          <table:table-cell office:value-type="float" office:value="2.48">
            <text:p>2.48</text:p>
          </table:table-cell>
          <table:table-cell office:value-type="float" office:value="12">
            <text:p>12</text:p>
          </table:table-cell>
          <table:table-cell office:value-type="float" office:value="223.38">
            <text:p>223.38</text:p>
          </table:table-cell>
          <table:table-cell office:value-type="float" office:value="58.34">
            <text:p>58.34</text:p>
          </table:table-cell>
          <table:table-cell office:value-type="float" office:value="3.82893383613301">
            <text:p>3.8289338361</text:p>
          </table:table-cell>
          <table:table-cell office:value-type="float" office:value="0.206666666666667">
            <text:p>0.2066666667</text:p>
          </table:table-cell>
          <table:table-cell office:value-type="float" office:value="23.5241935483871">
            <text:p>23.52419354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2.26">
            <text:p>2.26</text:p>
          </table:table-cell>
          <table:table-cell office:value-type="float" office:value="8">
            <text:p>8</text:p>
          </table:table-cell>
          <table:table-cell office:value-type="float" office:value="203.13">
            <text:p>203.13</text:p>
          </table:table-cell>
          <table:table-cell office:value-type="float" office:value="30.67">
            <text:p>30.67</text:p>
          </table:table-cell>
          <table:table-cell office:value-type="float" office:value="6.62308444734268">
            <text:p>6.6230844473</text:p>
          </table:table-cell>
          <table:table-cell office:value-type="float" office:value="0.2825">
            <text:p>0.2825</text:p>
          </table:table-cell>
          <table:table-cell office:value-type="float" office:value="13.570796460177">
            <text:p>13.5707964602</text:p>
          </table:table-cell>
          <table:table-cell/>
          <table:table-cell office:value-type="string">
            <text:p>6699</text:p>
          </table:table-cell>
          <table:table-cell office:value-type="string">
            <text:p>6515</text:p>
          </table:table-cell>
          <table:table-cell office:value-type="float" office:value="2.13">
            <text:p>2.13</text:p>
          </table:table-cell>
          <table:table-cell office:value-type="float" office:value="255">
            <text:p>255</text:p>
          </table:table-cell>
          <table:table-cell office:value-type="float" office:value="192.06">
            <text:p>192.06</text:p>
          </table:table-cell>
          <table:table-cell office:value-type="float" office:value="30.67">
            <text:p>30.67</text:p>
          </table:table-cell>
          <table:table-cell office:value-type="float" office:value="6.2621454189762">
            <text:p>6.262145419</text:p>
          </table:table-cell>
          <table:table-cell office:value-type="float" office:value="0.00835294117647059">
            <text:p>0.0083529412</text:p>
          </table:table-cell>
          <table:table-cell office:value-type="float" office:value="14.3990610328638">
            <text:p>14.39906103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.92">
            <text:p>1.92</text:p>
          </table:table-cell>
          <table:table-cell office:value-type="float" office:value="8">
            <text:p>8</text:p>
          </table:table-cell>
          <table:table-cell office:value-type="float" office:value="173.16">
            <text:p>173.16</text:p>
          </table:table-cell>
          <table:table-cell office:value-type="float" office:value="32.36">
            <text:p>32.36</text:p>
          </table:table-cell>
          <table:table-cell office:value-type="float" office:value="5.35105067985167">
            <text:p>5.3510506799</text:p>
          </table:table-cell>
          <table:table-cell office:value-type="float" office:value="0.24">
            <text:p>0.24</text:p>
          </table:table-cell>
          <table:table-cell office:value-type="float" office:value="16.8541666666667">
            <text:p>16.8541666667</text:p>
          </table:table-cell>
          <table:table-cell/>
          <table:table-cell office:value-type="string">
            <text:p>6738</text:p>
          </table:table-cell>
          <table:table-cell office:value-type="string">
            <text:p>6515</text:p>
          </table:table-cell>
          <table:table-cell office:value-type="float" office:value="1.76">
            <text:p>1.76</text:p>
          </table:table-cell>
          <table:table-cell office:value-type="float" office:value="8">
            <text:p>8</text:p>
          </table:table-cell>
          <table:table-cell office:value-type="float" office:value="158.31">
            <text:p>158.31</text:p>
          </table:table-cell>
          <table:table-cell office:value-type="float" office:value="32.36">
            <text:p>32.36</text:p>
          </table:table-cell>
          <table:table-cell office:value-type="float" office:value="4.89215080346106">
            <text:p>4.8921508035</text:p>
          </table:table-cell>
          <table:table-cell office:value-type="float" office:value="0.22">
            <text:p>0.22</text:p>
          </table:table-cell>
          <table:table-cell office:value-type="float" office:value="18.3863636363636">
            <text:p>18.38636363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8.75">
            <text:p>8.75</text:p>
          </table:table-cell>
          <table:table-cell office:value-type="float" office:value="11">
            <text:p>11</text:p>
          </table:table-cell>
          <table:table-cell office:value-type="float" office:value="787.32">
            <text:p>787.32</text:p>
          </table:table-cell>
          <table:table-cell office:value-type="float" office:value="242.51">
            <text:p>242.51</text:p>
          </table:table-cell>
          <table:table-cell office:value-type="float" office:value="3.24654653416354">
            <text:p>3.2465465342</text:p>
          </table:table-cell>
          <table:table-cell office:value-type="float" office:value="0.795454545454545">
            <text:p>0.7954545455</text:p>
          </table:table-cell>
          <table:table-cell office:value-type="float" office:value="27.7154285714286">
            <text:p>27.7154285714</text:p>
          </table:table-cell>
          <table:table-cell/>
          <table:table-cell office:value-type="string">
            <text:p>6843</text:p>
          </table:table-cell>
          <table:table-cell office:value-type="string">
            <text:p>6515</text:p>
          </table:table-cell>
          <table:table-cell office:value-type="float" office:value="8.8">
            <text:p>8.8</text:p>
          </table:table-cell>
          <table:table-cell office:value-type="float" office:value="11">
            <text:p>11</text:p>
          </table:table-cell>
          <table:table-cell office:value-type="float" office:value="792.09">
            <text:p>792.09</text:p>
          </table:table-cell>
          <table:table-cell office:value-type="float" office:value="242.51">
            <text:p>242.51</text:p>
          </table:table-cell>
          <table:table-cell office:value-type="float" office:value="3.2662158261515">
            <text:p>3.2662158262</text:p>
          </table:table-cell>
          <table:table-cell office:value-type="float" office:value="0.8">
            <text:p>0.8</text:p>
          </table:table-cell>
          <table:table-cell office:value-type="float" office:value="27.5579545454545">
            <text:p>27.55795454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9.22">
            <text:p>9.22</text:p>
          </table:table-cell>
          <table:table-cell office:value-type="float" office:value="10">
            <text:p>10</text:p>
          </table:table-cell>
          <table:table-cell office:value-type="float" office:value="829.89">
            <text:p>829.89</text:p>
          </table:table-cell>
          <table:table-cell office:value-type="float" office:value="342.52">
            <text:p>342.52</text:p>
          </table:table-cell>
          <table:table-cell office:value-type="float" office:value="2.42289501342987">
            <text:p>2.4228950134</text:p>
          </table:table-cell>
          <table:table-cell office:value-type="float" office:value="0.922">
            <text:p>0.922</text:p>
          </table:table-cell>
          <table:table-cell office:value-type="float" office:value="37.1496746203904">
            <text:p>37.1496746204</text:p>
          </table:table-cell>
          <table:table-cell/>
          <table:table-cell office:value-type="string">
            <text:p>6892</text:p>
          </table:table-cell>
          <table:table-cell office:value-type="string">
            <text:p>6515</text:p>
          </table:table-cell>
          <table:table-cell office:value-type="float" office:value="9.17">
            <text:p>9.17</text:p>
          </table:table-cell>
          <table:table-cell office:value-type="float" office:value="9">
            <text:p>9</text:p>
          </table:table-cell>
          <table:table-cell office:value-type="float" office:value="825.66">
            <text:p>825.66</text:p>
          </table:table-cell>
          <table:table-cell office:value-type="float" office:value="342.52">
            <text:p>342.52</text:p>
          </table:table-cell>
          <table:table-cell office:value-type="float" office:value="2.41054536961345">
            <text:p>2.4105453696</text:p>
          </table:table-cell>
          <table:table-cell office:value-type="float" office:value="1.01888888888889">
            <text:p>1.0188888889</text:p>
          </table:table-cell>
          <table:table-cell office:value-type="float" office:value="37.3522355507088">
            <text:p>37.35223555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2.04">
            <text:p>2.04</text:p>
          </table:table-cell>
          <table:table-cell office:value-type="float" office:value="10">
            <text:p>10</text:p>
          </table:table-cell>
          <table:table-cell office:value-type="float" office:value="183.33">
            <text:p>183.33</text:p>
          </table:table-cell>
          <table:table-cell office:value-type="float" office:value="33.36">
            <text:p>33.36</text:p>
          </table:table-cell>
          <table:table-cell office:value-type="float" office:value="5.4955035971223">
            <text:p>5.4955035971</text:p>
          </table:table-cell>
          <table:table-cell office:value-type="float" office:value="0.204">
            <text:p>0.204</text:p>
          </table:table-cell>
          <table:table-cell office:value-type="float" office:value="16.3529411764706">
            <text:p>16.3529411765</text:p>
          </table:table-cell>
          <table:table-cell/>
          <table:table-cell office:value-type="string">
            <text:p>6948</text:p>
          </table:table-cell>
          <table:table-cell office:value-type="string">
            <text:p>6515</text:p>
          </table:table-cell>
          <table:table-cell office:value-type="float" office:value="1.85">
            <text:p>1.85</text:p>
          </table:table-cell>
          <table:table-cell office:value-type="float" office:value="11">
            <text:p>11</text:p>
          </table:table-cell>
          <table:table-cell office:value-type="float" office:value="166.23">
            <text:p>166.23</text:p>
          </table:table-cell>
          <table:table-cell office:value-type="float" office:value="33.36">
            <text:p>33.36</text:p>
          </table:table-cell>
          <table:table-cell office:value-type="float" office:value="4.98291366906475">
            <text:p>4.9829136691</text:p>
          </table:table-cell>
          <table:table-cell office:value-type="float" office:value="0.168181818181818">
            <text:p>0.1681818182</text:p>
          </table:table-cell>
          <table:table-cell office:value-type="float" office:value="18.0324324324324">
            <text:p>18.032432432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2.44">
            <text:p>2.44</text:p>
          </table:table-cell>
          <table:table-cell office:value-type="float" office:value="11">
            <text:p>11</text:p>
          </table:table-cell>
          <table:table-cell office:value-type="float" office:value="219.69">
            <text:p>219.69</text:p>
          </table:table-cell>
          <table:table-cell office:value-type="float" office:value="59.26">
            <text:p>59.26</text:p>
          </table:table-cell>
          <table:table-cell office:value-type="float" office:value="3.70722240971988">
            <text:p>3.7072224097</text:p>
          </table:table-cell>
          <table:table-cell office:value-type="float" office:value="0.221818181818182">
            <text:p>0.2218181818</text:p>
          </table:table-cell>
          <table:table-cell office:value-type="float" office:value="24.2868852459016">
            <text:p>24.2868852459</text:p>
          </table:table-cell>
          <table:table-cell/>
          <table:table-cell office:value-type="string">
            <text:p>6971</text:p>
          </table:table-cell>
          <table:table-cell office:value-type="string">
            <text:p>6515</text:p>
          </table:table-cell>
          <table:table-cell office:value-type="float" office:value="2.48">
            <text:p>2.48</text:p>
          </table:table-cell>
          <table:table-cell office:value-type="float" office:value="11">
            <text:p>11</text:p>
          </table:table-cell>
          <table:table-cell office:value-type="float" office:value="223.02">
            <text:p>223.02</text:p>
          </table:table-cell>
          <table:table-cell office:value-type="float" office:value="59.26">
            <text:p>59.26</text:p>
          </table:table-cell>
          <table:table-cell office:value-type="float" office:value="3.76341545730678">
            <text:p>3.7634154573</text:p>
          </table:table-cell>
          <table:table-cell office:value-type="float" office:value="0.225454545454545">
            <text:p>0.2254545455</text:p>
          </table:table-cell>
          <table:table-cell office:value-type="float" office:value="23.8951612903226">
            <text:p>23.8951612903</text:p>
          </table:table-cell>
          <table:table-cell table:number-columns-repeated="1005"/>
        </table:table-row>
        <table:table-row table:style-name="ro1">
          <table:table-cell office:value-type="string">
            <text:p>6516</text:p>
          </table:table-cell>
          <table:table-cell office:value-type="string">
            <text:p>6087</text:p>
          </table:table-cell>
          <table:table-cell office:value-type="float" office:value="3.46">
            <text:p>3.46</text:p>
          </table:table-cell>
          <table:table-cell office:value-type="float" office:value="8">
            <text:p>8</text:p>
          </table:table-cell>
          <table:table-cell office:value-type="float" office:value="311.31">
            <text:p>311.31</text:p>
          </table:table-cell>
          <table:table-cell office:value-type="float" office:value="58.34">
            <text:p>58.34</text:p>
          </table:table-cell>
          <table:table-cell office:value-type="float" office:value="5.3361330133699">
            <text:p>5.3361330134</text:p>
          </table:table-cell>
          <table:table-cell office:value-type="float" office:value="0.4325">
            <text:p>0.4325</text:p>
          </table:table-cell>
          <table:table-cell office:value-type="float" office:value="16.8612716763006">
            <text:p>16.8612716763</text:p>
          </table:table-cell>
          <table:table-cell/>
          <table:table-cell office:value-type="string">
            <text:p>6087</text:p>
          </table:table-cell>
          <table:table-cell office:value-type="string">
            <text:p>6516</text:p>
          </table:table-cell>
          <table:table-cell office:value-type="float" office:value="3.55">
            <text:p>3.55</text:p>
          </table:table-cell>
          <table:table-cell office:value-type="float" office:value="8">
            <text:p>8</text:p>
          </table:table-cell>
          <table:table-cell office:value-type="float" office:value="319.59">
            <text:p>319.59</text:p>
          </table:table-cell>
          <table:table-cell office:value-type="float" office:value="58.34">
            <text:p>58.34</text:p>
          </table:table-cell>
          <table:table-cell office:value-type="float" office:value="5.47805965032568">
            <text:p>5.4780596503</text:p>
          </table:table-cell>
          <table:table-cell office:value-type="float" office:value="0.44375">
            <text:p>0.44375</text:p>
          </table:table-cell>
          <table:table-cell office:value-type="float" office:value="16.4338028169014">
            <text:p>16.43380281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9.8">
            <text:p>9.8</text:p>
          </table:table-cell>
          <table:table-cell office:value-type="float" office:value="11">
            <text:p>11</text:p>
          </table:table-cell>
          <table:table-cell office:value-type="float" office:value="882">
            <text:p>882</text:p>
          </table:table-cell>
          <table:table-cell office:value-type="float" office:value="322.82">
            <text:p>322.82</text:p>
          </table:table-cell>
          <table:table-cell office:value-type="float" office:value="2.73217272783595">
            <text:p>2.7321727278</text:p>
          </table:table-cell>
          <table:table-cell office:value-type="float" office:value="0.890909090909091">
            <text:p>0.8909090909</text:p>
          </table:table-cell>
          <table:table-cell office:value-type="float" office:value="32.9408163265306">
            <text:p>32.9408163265</text:p>
          </table:table-cell>
          <table:table-cell/>
          <table:table-cell office:value-type="string">
            <text:p>6182</text:p>
          </table:table-cell>
          <table:table-cell office:value-type="string">
            <text:p>6516</text:p>
          </table:table-cell>
          <table:table-cell office:value-type="float" office:value="9.7">
            <text:p>9.7</text:p>
          </table:table-cell>
          <table:table-cell office:value-type="float" office:value="11">
            <text:p>11</text:p>
          </table:table-cell>
          <table:table-cell office:value-type="float" office:value="872.82">
            <text:p>872.82</text:p>
          </table:table-cell>
          <table:table-cell office:value-type="float" office:value="322.82">
            <text:p>322.82</text:p>
          </table:table-cell>
          <table:table-cell office:value-type="float" office:value="2.70373582801561">
            <text:p>2.703735828</text:p>
          </table:table-cell>
          <table:table-cell office:value-type="float" office:value="0.881818181818182">
            <text:p>0.8818181818</text:p>
          </table:table-cell>
          <table:table-cell office:value-type="float" office:value="33.280412371134">
            <text:p>33.28041237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2.47">
            <text:p>2.47</text:p>
          </table:table-cell>
          <table:table-cell office:value-type="float" office:value="12">
            <text:p>12</text:p>
          </table:table-cell>
          <table:table-cell office:value-type="float" office:value="222.57">
            <text:p>222.57</text:p>
          </table:table-cell>
          <table:table-cell office:value-type="float" office:value="33.83">
            <text:p>33.83</text:p>
          </table:table-cell>
          <table:table-cell office:value-type="float" office:value="6.57907182973692">
            <text:p>6.5790718297</text:p>
          </table:table-cell>
          <table:table-cell office:value-type="float" office:value="0.205833333333333">
            <text:p>0.2058333333</text:p>
          </table:table-cell>
          <table:table-cell office:value-type="float" office:value="13.6963562753036">
            <text:p>13.6963562753</text:p>
          </table:table-cell>
          <table:table-cell/>
          <table:table-cell office:value-type="string">
            <text:p>6214</text:p>
          </table:table-cell>
          <table:table-cell office:value-type="string">
            <text:p>6516</text:p>
          </table:table-cell>
          <table:table-cell office:value-type="float" office:value="2.42">
            <text:p>2.42</text:p>
          </table:table-cell>
          <table:table-cell office:value-type="float" office:value="13">
            <text:p>13</text:p>
          </table:table-cell>
          <table:table-cell office:value-type="float" office:value="217.71">
            <text:p>217.71</text:p>
          </table:table-cell>
          <table:table-cell office:value-type="float" office:value="33.83">
            <text:p>33.83</text:p>
          </table:table-cell>
          <table:table-cell office:value-type="float" office:value="6.43541235589713">
            <text:p>6.4354123559</text:p>
          </table:table-cell>
          <table:table-cell office:value-type="float" office:value="0.186153846153846">
            <text:p>0.1861538462</text:p>
          </table:table-cell>
          <table:table-cell office:value-type="float" office:value="13.9793388429752">
            <text:p>13.9793388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3.32">
            <text:p>3.32</text:p>
          </table:table-cell>
          <table:table-cell office:value-type="float" office:value="8">
            <text:p>8</text:p>
          </table:table-cell>
          <table:table-cell office:value-type="float" office:value="298.44">
            <text:p>298.44</text:p>
          </table:table-cell>
          <table:table-cell office:value-type="float" office:value="55.76">
            <text:p>55.76</text:p>
          </table:table-cell>
          <table:table-cell office:value-type="float" office:value="5.35222381635581">
            <text:p>5.3522238164</text:p>
          </table:table-cell>
          <table:table-cell office:value-type="float" office:value="0.415">
            <text:p>0.415</text:p>
          </table:table-cell>
          <table:table-cell office:value-type="float" office:value="16.7951807228916">
            <text:p>16.7951807229</text:p>
          </table:table-cell>
          <table:table-cell/>
          <table:table-cell office:value-type="string">
            <text:p>6382</text:p>
          </table:table-cell>
          <table:table-cell office:value-type="string">
            <text:p>6516</text:p>
          </table:table-cell>
          <table:table-cell office:value-type="float" office:value="3.25">
            <text:p>3.25</text:p>
          </table:table-cell>
          <table:table-cell office:value-type="float" office:value="8">
            <text:p>8</text:p>
          </table:table-cell>
          <table:table-cell office:value-type="float" office:value="292.32">
            <text:p>292.32</text:p>
          </table:table-cell>
          <table:table-cell office:value-type="float" office:value="55.76">
            <text:p>55.76</text:p>
          </table:table-cell>
          <table:table-cell office:value-type="float" office:value="5.24246771879484">
            <text:p>5.2424677188</text:p>
          </table:table-cell>
          <table:table-cell office:value-type="float" office:value="0.40625">
            <text:p>0.40625</text:p>
          </table:table-cell>
          <table:table-cell office:value-type="float" office:value="17.1569230769231">
            <text:p>17.15692307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7.55">
            <text:p>7.55</text:p>
          </table:table-cell>
          <table:table-cell office:value-type="float" office:value="9">
            <text:p>9</text:p>
          </table:table-cell>
          <table:table-cell office:value-type="float" office:value="679.77">
            <text:p>679.77</text:p>
          </table:table-cell>
          <table:table-cell office:value-type="float" office:value="59.6">
            <text:p>59.6</text:p>
          </table:table-cell>
          <table:table-cell office:value-type="float" office:value="11.4055369127517">
            <text:p>11.4055369128</text:p>
          </table:table-cell>
          <table:table-cell office:value-type="float" office:value="0.838888888888889">
            <text:p>0.8388888889</text:p>
          </table:table-cell>
          <table:table-cell office:value-type="float" office:value="7.89403973509934">
            <text:p>7.8940397351</text:p>
          </table:table-cell>
          <table:table-cell/>
          <table:table-cell office:value-type="string">
            <text:p>6405</text:p>
          </table:table-cell>
          <table:table-cell office:value-type="string">
            <text:p>6516</text:p>
          </table:table-cell>
          <table:table-cell office:value-type="float" office:value="7.48">
            <text:p>7.48</text:p>
          </table:table-cell>
          <table:table-cell office:value-type="float" office:value="13">
            <text:p>13</text:p>
          </table:table-cell>
          <table:table-cell office:value-type="float" office:value="673.2">
            <text:p>673.2</text:p>
          </table:table-cell>
          <table:table-cell office:value-type="float" office:value="59.6">
            <text:p>59.6</text:p>
          </table:table-cell>
          <table:table-cell office:value-type="float" office:value="11.2953020134228">
            <text:p>11.2953020134</text:p>
          </table:table-cell>
          <table:table-cell office:value-type="float" office:value="0.575384615384615">
            <text:p>0.5753846154</text:p>
          </table:table-cell>
          <table:table-cell office:value-type="float" office:value="7.96791443850267">
            <text:p>7.967914438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9.18">
            <text:p>9.18</text:p>
          </table:table-cell>
          <table:table-cell office:value-type="float" office:value="11">
            <text:p>11</text:p>
          </table:table-cell>
          <table:table-cell office:value-type="float" office:value="825.84">
            <text:p>825.84</text:p>
          </table:table-cell>
          <table:table-cell office:value-type="float" office:value="341.14">
            <text:p>341.14</text:p>
          </table:table-cell>
          <table:table-cell office:value-type="float" office:value="2.42082429501085">
            <text:p>2.420824295</text:p>
          </table:table-cell>
          <table:table-cell office:value-type="float" office:value="0.834545454545454">
            <text:p>0.8345454545</text:p>
          </table:table-cell>
          <table:table-cell office:value-type="float" office:value="37.161220043573">
            <text:p>37.1612200436</text:p>
          </table:table-cell>
          <table:table-cell/>
          <table:table-cell office:value-type="string">
            <text:p>6423</text:p>
          </table:table-cell>
          <table:table-cell office:value-type="string">
            <text:p>6516</text:p>
          </table:table-cell>
          <table:table-cell office:value-type="float" office:value="9.1">
            <text:p>9.1</text:p>
          </table:table-cell>
          <table:table-cell office:value-type="float" office:value="11">
            <text:p>11</text:p>
          </table:table-cell>
          <table:table-cell office:value-type="float" office:value="818.55">
            <text:p>818.55</text:p>
          </table:table-cell>
          <table:table-cell office:value-type="float" office:value="341.14">
            <text:p>341.14</text:p>
          </table:table-cell>
          <table:table-cell office:value-type="float" office:value="2.39945476930292">
            <text:p>2.3994547693</text:p>
          </table:table-cell>
          <table:table-cell office:value-type="float" office:value="0.827272727272727">
            <text:p>0.8272727273</text:p>
          </table:table-cell>
          <table:table-cell office:value-type="float" office:value="37.4879120879121">
            <text:p>37.48791208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2.96">
            <text:p>2.96</text:p>
          </table:table-cell>
          <table:table-cell office:value-type="float" office:value="10">
            <text:p>10</text:p>
          </table:table-cell>
          <table:table-cell office:value-type="float" office:value="266.85">
            <text:p>266.85</text:p>
          </table:table-cell>
          <table:table-cell office:value-type="float" office:value="32.17">
            <text:p>32.17</text:p>
          </table:table-cell>
          <table:table-cell office:value-type="float" office:value="8.29499533727075">
            <text:p>8.2949953373</text:p>
          </table:table-cell>
          <table:table-cell office:value-type="float" office:value="0.296">
            <text:p>0.296</text:p>
          </table:table-cell>
          <table:table-cell office:value-type="float" office:value="10.8682432432432">
            <text:p>10.8682432432</text:p>
          </table:table-cell>
          <table:table-cell/>
          <table:table-cell office:value-type="string">
            <text:p>6446</text:p>
          </table:table-cell>
          <table:table-cell office:value-type="string">
            <text:p>6516</text:p>
          </table:table-cell>
          <table:table-cell office:value-type="float" office:value="2.81">
            <text:p>2.81</text:p>
          </table:table-cell>
          <table:table-cell office:value-type="float" office:value="10">
            <text:p>10</text:p>
          </table:table-cell>
          <table:table-cell office:value-type="float" office:value="252.9">
            <text:p>252.9</text:p>
          </table:table-cell>
          <table:table-cell office:value-type="float" office:value="32.17">
            <text:p>32.17</text:p>
          </table:table-cell>
          <table:table-cell office:value-type="float" office:value="7.86136151694125">
            <text:p>7.8613615169</text:p>
          </table:table-cell>
          <table:table-cell office:value-type="float" office:value="0.281">
            <text:p>0.281</text:p>
          </table:table-cell>
          <table:table-cell office:value-type="float" office:value="11.4483985765125">
            <text:p>11.44839857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11.4">
            <text:p>11.4</text:p>
          </table:table-cell>
          <table:table-cell office:value-type="float" office:value="10">
            <text:p>10</text:p>
          </table:table-cell>
          <table:table-cell office:value-type="float" office:value="1025.64">
            <text:p>1025.64</text:p>
          </table:table-cell>
          <table:table-cell office:value-type="float" office:value="60.24">
            <text:p>60.24</text:p>
          </table:table-cell>
          <table:table-cell office:value-type="float" office:value="17.0258964143426">
            <text:p>17.0258964143</text:p>
          </table:table-cell>
          <table:table-cell office:value-type="float" office:value="1.14">
            <text:p>1.14</text:p>
          </table:table-cell>
          <table:table-cell office:value-type="float" office:value="5.28421052631579">
            <text:p>5.2842105263</text:p>
          </table:table-cell>
          <table:table-cell/>
          <table:table-cell office:value-type="string">
            <text:p>6451</text:p>
          </table:table-cell>
          <table:table-cell office:value-type="string">
            <text:p>6516</text:p>
          </table:table-cell>
          <table:table-cell office:value-type="float" office:value="11.41">
            <text:p>11.41</text:p>
          </table:table-cell>
          <table:table-cell office:value-type="float" office:value="10">
            <text:p>10</text:p>
          </table:table-cell>
          <table:table-cell office:value-type="float" office:value="1026.99">
            <text:p>1026.99</text:p>
          </table:table-cell>
          <table:table-cell office:value-type="float" office:value="60.24">
            <text:p>60.24</text:p>
          </table:table-cell>
          <table:table-cell office:value-type="float" office:value="17.0483067729084">
            <text:p>17.0483067729</text:p>
          </table:table-cell>
          <table:table-cell office:value-type="float" office:value="1.141">
            <text:p>1.141</text:p>
          </table:table-cell>
          <table:table-cell office:value-type="float" office:value="5.27957931638913">
            <text:p>5.27957931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3.43">
            <text:p>3.43</text:p>
          </table:table-cell>
          <table:table-cell office:value-type="float" office:value="255">
            <text:p>255</text:p>
          </table:table-cell>
          <table:table-cell office:value-type="float" office:value="308.61">
            <text:p>308.61</text:p>
          </table:table-cell>
          <table:table-cell office:value-type="float" office:value="30.1">
            <text:p>30.1</text:p>
          </table:table-cell>
          <table:table-cell office:value-type="float" office:value="10.2528239202658">
            <text:p>10.2528239203</text:p>
          </table:table-cell>
          <table:table-cell office:value-type="float" office:value="0.0134509803921569">
            <text:p>0.0134509804</text:p>
          </table:table-cell>
          <table:table-cell office:value-type="float" office:value="8.77551020408163">
            <text:p>8.7755102041</text:p>
          </table:table-cell>
          <table:table-cell/>
          <table:table-cell office:value-type="string">
            <text:p>6471</text:p>
          </table:table-cell>
          <table:table-cell office:value-type="string">
            <text:p>6516</text:p>
          </table:table-cell>
          <table:table-cell office:value-type="float" office:value="3.46">
            <text:p>3.46</text:p>
          </table:table-cell>
          <table:table-cell office:value-type="float" office:value="255">
            <text:p>255</text:p>
          </table:table-cell>
          <table:table-cell office:value-type="float" office:value="311.76">
            <text:p>311.76</text:p>
          </table:table-cell>
          <table:table-cell office:value-type="float" office:value="30.1">
            <text:p>30.1</text:p>
          </table:table-cell>
          <table:table-cell office:value-type="float" office:value="10.3574750830565">
            <text:p>10.3574750831</text:p>
          </table:table-cell>
          <table:table-cell office:value-type="float" office:value="0.0135686274509804">
            <text:p>0.0135686275</text:p>
          </table:table-cell>
          <table:table-cell office:value-type="float" office:value="8.69942196531792">
            <text:p>8.699421965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2.4">
            <text:p>2.4</text:p>
          </table:table-cell>
          <table:table-cell office:value-type="float" office:value="1">
            <text:p>1</text:p>
          </table:table-cell>
          <table:table-cell office:value-type="float" office:value="215.73">
            <text:p>215.73</text:p>
          </table:table-cell>
          <table:table-cell office:value-type="float" office:value="139.11">
            <text:p>139.11</text:p>
          </table:table-cell>
          <table:table-cell office:value-type="float" office:value="1.5507871468622">
            <text:p>1.5507871469</text:p>
          </table:table-cell>
          <table:table-cell office:value-type="float" office:value="2.4">
            <text:p>2.4</text:p>
          </table:table-cell>
          <table:table-cell office:value-type="float" office:value="57.9625">
            <text:p>57.9625</text:p>
          </table:table-cell>
          <table:table-cell/>
          <table:table-cell office:value-type="string">
            <text:p>6499</text:p>
          </table:table-cell>
          <table:table-cell office:value-type="string">
            <text:p>6516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office:value-type="float" office:value="202.95">
            <text:p>202.95</text:p>
          </table:table-cell>
          <table:table-cell office:value-type="float" office:value="139.11">
            <text:p>139.11</text:p>
          </table:table-cell>
          <table:table-cell office:value-type="float" office:value="1.45891740349364">
            <text:p>1.4589174035</text:p>
          </table:table-cell>
          <table:table-cell office:value-type="float" office:value="2.25">
            <text:p>2.25</text:p>
          </table:table-cell>
          <table:table-cell office:value-type="float" office:value="61.8266666666667">
            <text:p>61.82666666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8.06">
            <text:p>8.06</text:p>
          </table:table-cell>
          <table:table-cell office:value-type="float" office:value="13">
            <text:p>13</text:p>
          </table:table-cell>
          <table:table-cell office:value-type="float" office:value="725.4">
            <text:p>725.4</text:p>
          </table:table-cell>
          <table:table-cell office:value-type="float" office:value="198.9">
            <text:p>198.9</text:p>
          </table:table-cell>
          <table:table-cell office:value-type="float" office:value="3.64705882352941">
            <text:p>3.6470588235</text:p>
          </table:table-cell>
          <table:table-cell office:value-type="float" office:value="0.62">
            <text:p>0.62</text:p>
          </table:table-cell>
          <table:table-cell office:value-type="float" office:value="24.6774193548387">
            <text:p>24.6774193548</text:p>
          </table:table-cell>
          <table:table-cell/>
          <table:table-cell office:value-type="string">
            <text:p>6501</text:p>
          </table:table-cell>
          <table:table-cell office:value-type="string">
            <text:p>6516</text:p>
          </table:table-cell>
          <table:table-cell office:value-type="float" office:value="8.07">
            <text:p>8.07</text:p>
          </table:table-cell>
          <table:table-cell office:value-type="float" office:value="13">
            <text:p>13</text:p>
          </table:table-cell>
          <table:table-cell office:value-type="float" office:value="726.66">
            <text:p>726.66</text:p>
          </table:table-cell>
          <table:table-cell office:value-type="float" office:value="198.9">
            <text:p>198.9</text:p>
          </table:table-cell>
          <table:table-cell office:value-type="float" office:value="3.65339366515837">
            <text:p>3.6533936652</text:p>
          </table:table-cell>
          <table:table-cell office:value-type="float" office:value="0.620769230769231">
            <text:p>0.6207692308</text:p>
          </table:table-cell>
          <table:table-cell office:value-type="float" office:value="24.6468401486989">
            <text:p>24.646840148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5.46">
            <text:p>5.46</text:p>
          </table:table-cell>
          <table:table-cell office:value-type="float" office:value="11">
            <text:p>11</text:p>
          </table:table-cell>
          <table:table-cell office:value-type="float" office:value="491.22">
            <text:p>491.22</text:p>
          </table:table-cell>
          <table:table-cell office:value-type="float" office:value="135.57">
            <text:p>135.57</text:p>
          </table:table-cell>
          <table:table-cell office:value-type="float" office:value="3.6233680017703">
            <text:p>3.6233680018</text:p>
          </table:table-cell>
          <table:table-cell office:value-type="float" office:value="0.496363636363636">
            <text:p>0.4963636364</text:p>
          </table:table-cell>
          <table:table-cell office:value-type="float" office:value="24.8296703296703">
            <text:p>24.8296703297</text:p>
          </table:table-cell>
          <table:table-cell/>
          <table:table-cell office:value-type="string">
            <text:p>6512</text:p>
          </table:table-cell>
          <table:table-cell office:value-type="string">
            <text:p>6516</text:p>
          </table:table-cell>
          <table:table-cell office:value-type="float" office:value="5.37">
            <text:p>5.37</text:p>
          </table:table-cell>
          <table:table-cell office:value-type="float" office:value="10">
            <text:p>10</text:p>
          </table:table-cell>
          <table:table-cell office:value-type="float" office:value="483.3">
            <text:p>483.3</text:p>
          </table:table-cell>
          <table:table-cell office:value-type="float" office:value="135.57">
            <text:p>135.57</text:p>
          </table:table-cell>
          <table:table-cell office:value-type="float" office:value="3.56494799734455">
            <text:p>3.5649479973</text:p>
          </table:table-cell>
          <table:table-cell office:value-type="float" office:value="0.537">
            <text:p>0.537</text:p>
          </table:table-cell>
          <table:table-cell office:value-type="float" office:value="25.2458100558659">
            <text:p>25.24581005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1.29">
            <text:p>1.29</text:p>
          </table:table-cell>
          <table:table-cell office:value-type="float" office:value="1">
            <text:p>1</text:p>
          </table:table-cell>
          <table:table-cell office:value-type="float" office:value="115.83">
            <text:p>115.83</text:p>
          </table:table-cell>
          <table:table-cell office:value-type="float" office:value="0.11">
            <text:p>0.11</text:p>
          </table:table-cell>
          <table:table-cell office:value-type="float" office:value="1053">
            <text:p>1053</text:p>
          </table:table-cell>
          <table:table-cell office:value-type="float" office:value="1.29">
            <text:p>1.29</text:p>
          </table:table-cell>
          <table:table-cell office:value-type="float" office:value="0.0852713178294574">
            <text:p>0.0852713178</text:p>
          </table:table-cell>
          <table:table-cell/>
          <table:table-cell office:value-type="string">
            <text:p>6515</text:p>
          </table:table-cell>
          <table:table-cell office:value-type="string">
            <text:p>6516</text:p>
          </table:table-cell>
          <table:table-cell office:value-type="float" office:value="1.29">
            <text:p>1.29</text:p>
          </table:table-cell>
          <table:table-cell office:value-type="float" office:value="1">
            <text:p>1</text:p>
          </table:table-cell>
          <table:table-cell office:value-type="float" office:value="116.28">
            <text:p>116.28</text:p>
          </table:table-cell>
          <table:table-cell office:value-type="float" office:value="0.11">
            <text:p>0.11</text:p>
          </table:table-cell>
          <table:table-cell office:value-type="float" office:value="1057.09090909091">
            <text:p>1057.0909090909</text:p>
          </table:table-cell>
          <table:table-cell office:value-type="float" office:value="1.29">
            <text:p>1.29</text:p>
          </table:table-cell>
          <table:table-cell office:value-type="float" office:value="0.0852713178294574">
            <text:p>0.08527131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8.78">
            <text:p>8.78</text:p>
          </table:table-cell>
          <table:table-cell office:value-type="float" office:value="11">
            <text:p>11</text:p>
          </table:table-cell>
          <table:table-cell office:value-type="float" office:value="789.75">
            <text:p>789.75</text:p>
          </table:table-cell>
          <table:table-cell office:value-type="float" office:value="338.51">
            <text:p>338.51</text:p>
          </table:table-cell>
          <table:table-cell office:value-type="float" office:value="2.33301822693569">
            <text:p>2.3330182269</text:p>
          </table:table-cell>
          <table:table-cell office:value-type="float" office:value="0.798181818181818">
            <text:p>0.7981818182</text:p>
          </table:table-cell>
          <table:table-cell office:value-type="float" office:value="38.5546697038724">
            <text:p>38.5546697039</text:p>
          </table:table-cell>
          <table:table-cell/>
          <table:table-cell office:value-type="string">
            <text:p>6519</text:p>
          </table:table-cell>
          <table:table-cell office:value-type="string">
            <text:p>6516</text:p>
          </table:table-cell>
          <table:table-cell office:value-type="float" office:value="8.61">
            <text:p>8.61</text:p>
          </table:table-cell>
          <table:table-cell office:value-type="float" office:value="10">
            <text:p>10</text:p>
          </table:table-cell>
          <table:table-cell office:value-type="float" office:value="775.08">
            <text:p>775.08</text:p>
          </table:table-cell>
          <table:table-cell office:value-type="float" office:value="338.51">
            <text:p>338.51</text:p>
          </table:table-cell>
          <table:table-cell office:value-type="float" office:value="2.28968125018463">
            <text:p>2.2896812502</text:p>
          </table:table-cell>
          <table:table-cell office:value-type="float" office:value="0.861">
            <text:p>0.861</text:p>
          </table:table-cell>
          <table:table-cell office:value-type="float" office:value="39.3159117305459">
            <text:p>39.31591173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9.31">
            <text:p>9.31</text:p>
          </table:table-cell>
          <table:table-cell office:value-type="float" office:value="8">
            <text:p>8</text:p>
          </table:table-cell>
          <table:table-cell office:value-type="float" office:value="838.26">
            <text:p>838.26</text:p>
          </table:table-cell>
          <table:table-cell office:value-type="float" office:value="339.3">
            <text:p>339.3</text:p>
          </table:table-cell>
          <table:table-cell office:value-type="float" office:value="2.47055702917772">
            <text:p>2.4705570292</text:p>
          </table:table-cell>
          <table:table-cell office:value-type="float" office:value="1.16375">
            <text:p>1.16375</text:p>
          </table:table-cell>
          <table:table-cell office:value-type="float" office:value="36.4446831364125">
            <text:p>36.4446831364</text:p>
          </table:table-cell>
          <table:table-cell/>
          <table:table-cell office:value-type="string">
            <text:p>6532</text:p>
          </table:table-cell>
          <table:table-cell office:value-type="string">
            <text:p>6516</text:p>
          </table:table-cell>
          <table:table-cell office:value-type="float" office:value="9.19">
            <text:p>9.19</text:p>
          </table:table-cell>
          <table:table-cell office:value-type="float" office:value="8">
            <text:p>8</text:p>
          </table:table-cell>
          <table:table-cell office:value-type="float" office:value="826.65">
            <text:p>826.65</text:p>
          </table:table-cell>
          <table:table-cell office:value-type="float" office:value="339.3">
            <text:p>339.3</text:p>
          </table:table-cell>
          <table:table-cell office:value-type="float" office:value="2.43633952254642">
            <text:p>2.4363395225</text:p>
          </table:table-cell>
          <table:table-cell office:value-type="float" office:value="1.14875">
            <text:p>1.14875</text:p>
          </table:table-cell>
          <table:table-cell office:value-type="float" office:value="36.9205658324265">
            <text:p>36.920565832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6.39">
            <text:p>6.39</text:p>
          </table:table-cell>
          <table:table-cell office:value-type="float" office:value="8">
            <text:p>8</text:p>
          </table:table-cell>
          <table:table-cell office:value-type="float" office:value="575.28">
            <text:p>575.28</text:p>
          </table:table-cell>
          <table:table-cell office:value-type="float" office:value="192.75">
            <text:p>192.75</text:p>
          </table:table-cell>
          <table:table-cell office:value-type="float" office:value="2.98459143968872">
            <text:p>2.9845914397</text:p>
          </table:table-cell>
          <table:table-cell office:value-type="float" office:value="0.79875">
            <text:p>0.79875</text:p>
          </table:table-cell>
          <table:table-cell office:value-type="float" office:value="30.1643192488263">
            <text:p>30.1643192488</text:p>
          </table:table-cell>
          <table:table-cell/>
          <table:table-cell office:value-type="string">
            <text:p>6552</text:p>
          </table:table-cell>
          <table:table-cell office:value-type="string">
            <text:p>6516</text:p>
          </table:table-cell>
          <table:table-cell office:value-type="float" office:value="6.45">
            <text:p>6.45</text:p>
          </table:table-cell>
          <table:table-cell office:value-type="float" office:value="8">
            <text:p>8</text:p>
          </table:table-cell>
          <table:table-cell office:value-type="float" office:value="580.41">
            <text:p>580.41</text:p>
          </table:table-cell>
          <table:table-cell office:value-type="float" office:value="192.75">
            <text:p>192.75</text:p>
          </table:table-cell>
          <table:table-cell office:value-type="float" office:value="3.01120622568093">
            <text:p>3.0112062257</text:p>
          </table:table-cell>
          <table:table-cell office:value-type="float" office:value="0.80625">
            <text:p>0.80625</text:p>
          </table:table-cell>
          <table:table-cell office:value-type="float" office:value="29.8837209302326">
            <text:p>29.883720930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3.22">
            <text:p>3.22</text:p>
          </table:table-cell>
          <table:table-cell office:value-type="float" office:value="9">
            <text:p>9</text:p>
          </table:table-cell>
          <table:table-cell office:value-type="float" office:value="289.8">
            <text:p>289.8</text:p>
          </table:table-cell>
          <table:table-cell office:value-type="float" office:value="60.47">
            <text:p>60.47</text:p>
          </table:table-cell>
          <table:table-cell office:value-type="float" office:value="4.79245907061353">
            <text:p>4.7924590706</text:p>
          </table:table-cell>
          <table:table-cell office:value-type="float" office:value="0.357777777777778">
            <text:p>0.3577777778</text:p>
          </table:table-cell>
          <table:table-cell office:value-type="float" office:value="18.7795031055901">
            <text:p>18.7795031056</text:p>
          </table:table-cell>
          <table:table-cell/>
          <table:table-cell office:value-type="string">
            <text:p>6559</text:p>
          </table:table-cell>
          <table:table-cell office:value-type="string">
            <text:p>6516</text:p>
          </table:table-cell>
          <table:table-cell office:value-type="float" office:value="3.14">
            <text:p>3.14</text:p>
          </table:table-cell>
          <table:table-cell office:value-type="float" office:value="12">
            <text:p>12</text:p>
          </table:table-cell>
          <table:table-cell office:value-type="float" office:value="282.33">
            <text:p>282.33</text:p>
          </table:table-cell>
          <table:table-cell office:value-type="float" office:value="60.47">
            <text:p>60.47</text:p>
          </table:table-cell>
          <table:table-cell office:value-type="float" office:value="4.6689267405325">
            <text:p>4.6689267405</text:p>
          </table:table-cell>
          <table:table-cell office:value-type="float" office:value="0.261666666666667">
            <text:p>0.2616666667</text:p>
          </table:table-cell>
          <table:table-cell office:value-type="float" office:value="19.2579617834395">
            <text:p>19.25796178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3.09">
            <text:p>3.09</text:p>
          </table:table-cell>
          <table:table-cell office:value-type="float" office:value="11">
            <text:p>11</text:p>
          </table:table-cell>
          <table:table-cell office:value-type="float" office:value="277.92">
            <text:p>277.92</text:p>
          </table:table-cell>
          <table:table-cell office:value-type="float" office:value="32.98">
            <text:p>32.98</text:p>
          </table:table-cell>
          <table:table-cell office:value-type="float" office:value="8.426925409339">
            <text:p>8.4269254093</text:p>
          </table:table-cell>
          <table:table-cell office:value-type="float" office:value="0.280909090909091">
            <text:p>0.2809090909</text:p>
          </table:table-cell>
          <table:table-cell office:value-type="float" office:value="10.673139158576">
            <text:p>10.6731391586</text:p>
          </table:table-cell>
          <table:table-cell/>
          <table:table-cell office:value-type="string">
            <text:p>6562</text:p>
          </table:table-cell>
          <table:table-cell office:value-type="string">
            <text:p>6516</text:p>
          </table:table-cell>
          <table:table-cell office:value-type="float" office:value="2.76">
            <text:p>2.76</text:p>
          </table:table-cell>
          <table:table-cell office:value-type="float" office:value="11">
            <text:p>11</text:p>
          </table:table-cell>
          <table:table-cell office:value-type="float" office:value="248.76">
            <text:p>248.76</text:p>
          </table:table-cell>
          <table:table-cell office:value-type="float" office:value="32.98">
            <text:p>32.98</text:p>
          </table:table-cell>
          <table:table-cell office:value-type="float" office:value="7.54275318374773">
            <text:p>7.5427531837</text:p>
          </table:table-cell>
          <table:table-cell office:value-type="float" office:value="0.250909090909091">
            <text:p>0.2509090909</text:p>
          </table:table-cell>
          <table:table-cell office:value-type="float" office:value="11.9492753623188">
            <text:p>11.949275362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5.53">
            <text:p>5.53</text:p>
          </table:table-cell>
          <table:table-cell office:value-type="float" office:value="10">
            <text:p>10</text:p>
          </table:table-cell>
          <table:table-cell office:value-type="float" office:value="497.61">
            <text:p>497.61</text:p>
          </table:table-cell>
          <table:table-cell office:value-type="float" office:value="114.52">
            <text:p>114.52</text:p>
          </table:table-cell>
          <table:table-cell office:value-type="float" office:value="4.34517988124345">
            <text:p>4.3451798812</text:p>
          </table:table-cell>
          <table:table-cell office:value-type="float" office:value="0.553">
            <text:p>0.553</text:p>
          </table:table-cell>
          <table:table-cell office:value-type="float" office:value="20.7088607594937">
            <text:p>20.7088607595</text:p>
          </table:table-cell>
          <table:table-cell/>
          <table:table-cell office:value-type="string">
            <text:p>6609</text:p>
          </table:table-cell>
          <table:table-cell office:value-type="string">
            <text:p>6516</text:p>
          </table:table-cell>
          <table:table-cell office:value-type="float" office:value="5.57">
            <text:p>5.57</text:p>
          </table:table-cell>
          <table:table-cell office:value-type="float" office:value="10">
            <text:p>10</text:p>
          </table:table-cell>
          <table:table-cell office:value-type="float" office:value="501.39">
            <text:p>501.39</text:p>
          </table:table-cell>
          <table:table-cell office:value-type="float" office:value="114.52">
            <text:p>114.52</text:p>
          </table:table-cell>
          <table:table-cell office:value-type="float" office:value="4.37818721620678">
            <text:p>4.3781872162</text:p>
          </table:table-cell>
          <table:table-cell office:value-type="float" office:value="0.557">
            <text:p>0.557</text:p>
          </table:table-cell>
          <table:table-cell office:value-type="float" office:value="20.5601436265709">
            <text:p>20.560143626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3.45">
            <text:p>3.45</text:p>
          </table:table-cell>
          <table:table-cell office:value-type="float" office:value="10">
            <text:p>10</text:p>
          </table:table-cell>
          <table:table-cell office:value-type="float" office:value="310.14">
            <text:p>310.14</text:p>
          </table:table-cell>
          <table:table-cell office:value-type="float" office:value="91.81">
            <text:p>91.81</text:p>
          </table:table-cell>
          <table:table-cell office:value-type="float" office:value="3.37806339178739">
            <text:p>3.3780633918</text:p>
          </table:table-cell>
          <table:table-cell office:value-type="float" office:value="0.345">
            <text:p>0.345</text:p>
          </table:table-cell>
          <table:table-cell office:value-type="float" office:value="26.6115942028985">
            <text:p>26.6115942029</text:p>
          </table:table-cell>
          <table:table-cell/>
          <table:table-cell office:value-type="string">
            <text:p>6647</text:p>
          </table:table-cell>
          <table:table-cell office:value-type="string">
            <text:p>6516</text:p>
          </table:table-cell>
          <table:table-cell office:value-type="float" office:value="3.54">
            <text:p>3.54</text:p>
          </table:table-cell>
          <table:table-cell office:value-type="float" office:value="10">
            <text:p>10</text:p>
          </table:table-cell>
          <table:table-cell office:value-type="float" office:value="318.33">
            <text:p>318.33</text:p>
          </table:table-cell>
          <table:table-cell office:value-type="float" office:value="91.81">
            <text:p>91.81</text:p>
          </table:table-cell>
          <table:table-cell office:value-type="float" office:value="3.4672693606361">
            <text:p>3.4672693606</text:p>
          </table:table-cell>
          <table:table-cell office:value-type="float" office:value="0.354">
            <text:p>0.354</text:p>
          </table:table-cell>
          <table:table-cell office:value-type="float" office:value="25.9350282485876">
            <text:p>25.93502824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2.75">
            <text:p>2.75</text:p>
          </table:table-cell>
          <table:table-cell office:value-type="float" office:value="10">
            <text:p>10</text:p>
          </table:table-cell>
          <table:table-cell office:value-type="float" office:value="247.32">
            <text:p>247.32</text:p>
          </table:table-cell>
          <table:table-cell office:value-type="float" office:value="33.81">
            <text:p>33.81</text:p>
          </table:table-cell>
          <table:table-cell office:value-type="float" office:value="7.31499556344277">
            <text:p>7.3149955634</text:p>
          </table:table-cell>
          <table:table-cell office:value-type="float" office:value="0.275">
            <text:p>0.275</text:p>
          </table:table-cell>
          <table:table-cell office:value-type="float" office:value="12.2945454545455">
            <text:p>12.2945454545</text:p>
          </table:table-cell>
          <table:table-cell/>
          <table:table-cell office:value-type="string">
            <text:p>6670</text:p>
          </table:table-cell>
          <table:table-cell office:value-type="string">
            <text:p>6516</text:p>
          </table:table-cell>
          <table:table-cell office:value-type="float" office:value="2.6">
            <text:p>2.6</text:p>
          </table:table-cell>
          <table:table-cell office:value-type="float" office:value="10">
            <text:p>10</text:p>
          </table:table-cell>
          <table:table-cell office:value-type="float" office:value="234.27">
            <text:p>234.27</text:p>
          </table:table-cell>
          <table:table-cell office:value-type="float" office:value="33.81">
            <text:p>33.81</text:p>
          </table:table-cell>
          <table:table-cell office:value-type="float" office:value="6.92901508429459">
            <text:p>6.9290150843</text:p>
          </table:table-cell>
          <table:table-cell office:value-type="float" office:value="0.26">
            <text:p>0.26</text:p>
          </table:table-cell>
          <table:table-cell office:value-type="float" office:value="13.0038461538462">
            <text:p>13.003846153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1.02">
            <text:p>21.02</text:p>
          </table:table-cell>
          <table:table-cell office:value-type="float" office:value="13">
            <text:p>13</text:p>
          </table:table-cell>
          <table:table-cell office:value-type="float" office:value="1891.53">
            <text:p>1891.53</text:p>
          </table:table-cell>
          <table:table-cell office:value-type="float" office:value="212.61">
            <text:p>212.61</text:p>
          </table:table-cell>
          <table:table-cell office:value-type="float" office:value="8.89671229010865">
            <text:p>8.8967122901</text:p>
          </table:table-cell>
          <table:table-cell office:value-type="float" office:value="1.61692307692308">
            <text:p>1.6169230769</text:p>
          </table:table-cell>
          <table:table-cell office:value-type="float" office:value="10.1146527117031">
            <text:p>10.1146527117</text:p>
          </table:table-cell>
          <table:table-cell/>
          <table:table-cell office:value-type="string">
            <text:p>6674</text:p>
          </table:table-cell>
          <table:table-cell office:value-type="string">
            <text:p>6516</text:p>
          </table:table-cell>
          <table:table-cell office:value-type="float" office:value="20.7">
            <text:p>20.7</text:p>
          </table:table-cell>
          <table:table-cell office:value-type="float" office:value="13">
            <text:p>13</text:p>
          </table:table-cell>
          <table:table-cell office:value-type="float" office:value="1862.55">
            <text:p>1862.55</text:p>
          </table:table-cell>
          <table:table-cell office:value-type="float" office:value="212.61">
            <text:p>212.61</text:p>
          </table:table-cell>
          <table:table-cell office:value-type="float" office:value="8.76040637787498">
            <text:p>8.7604063779</text:p>
          </table:table-cell>
          <table:table-cell office:value-type="float" office:value="1.59230769230769">
            <text:p>1.5923076923</text:p>
          </table:table-cell>
          <table:table-cell office:value-type="float" office:value="10.2710144927536">
            <text:p>10.27101449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3.47">
            <text:p>3.47</text:p>
          </table:table-cell>
          <table:table-cell office:value-type="float" office:value="12">
            <text:p>12</text:p>
          </table:table-cell>
          <table:table-cell office:value-type="float" office:value="312.66">
            <text:p>312.66</text:p>
          </table:table-cell>
          <table:table-cell office:value-type="float" office:value="58.28">
            <text:p>58.28</text:p>
          </table:table-cell>
          <table:table-cell office:value-type="float" office:value="5.36479066575155">
            <text:p>5.3647906658</text:p>
          </table:table-cell>
          <table:table-cell office:value-type="float" office:value="0.289166666666667">
            <text:p>0.2891666667</text:p>
          </table:table-cell>
          <table:table-cell office:value-type="float" office:value="16.7953890489914">
            <text:p>16.795389049</text:p>
          </table:table-cell>
          <table:table-cell/>
          <table:table-cell office:value-type="string">
            <text:p>6695</text:p>
          </table:table-cell>
          <table:table-cell office:value-type="string">
            <text:p>6516</text:p>
          </table:table-cell>
          <table:table-cell office:value-type="float" office:value="3.53">
            <text:p>3.53</text:p>
          </table:table-cell>
          <table:table-cell office:value-type="float" office:value="12">
            <text:p>12</text:p>
          </table:table-cell>
          <table:table-cell office:value-type="float" office:value="317.34">
            <text:p>317.34</text:p>
          </table:table-cell>
          <table:table-cell office:value-type="float" office:value="58.28">
            <text:p>58.28</text:p>
          </table:table-cell>
          <table:table-cell office:value-type="float" office:value="5.44509265614276">
            <text:p>5.4450926561</text:p>
          </table:table-cell>
          <table:table-cell office:value-type="float" office:value="0.294166666666667">
            <text:p>0.2941666667</text:p>
          </table:table-cell>
          <table:table-cell office:value-type="float" office:value="16.5099150141643">
            <text:p>16.50991501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4.33">
            <text:p>4.33</text:p>
          </table:table-cell>
          <table:table-cell office:value-type="float" office:value="8">
            <text:p>8</text:p>
          </table:table-cell>
          <table:table-cell office:value-type="float" office:value="389.61">
            <text:p>389.61</text:p>
          </table:table-cell>
          <table:table-cell office:value-type="float" office:value="30.56">
            <text:p>30.56</text:p>
          </table:table-cell>
          <table:table-cell office:value-type="float" office:value="12.7490183246073">
            <text:p>12.7490183246</text:p>
          </table:table-cell>
          <table:table-cell office:value-type="float" office:value="0.54125">
            <text:p>0.54125</text:p>
          </table:table-cell>
          <table:table-cell office:value-type="float" office:value="7.05773672055427">
            <text:p>7.0577367206</text:p>
          </table:table-cell>
          <table:table-cell/>
          <table:table-cell office:value-type="string">
            <text:p>6699</text:p>
          </table:table-cell>
          <table:table-cell office:value-type="string">
            <text:p>6516</text:p>
          </table:table-cell>
          <table:table-cell office:value-type="float" office:value="4.27">
            <text:p>4.27</text:p>
          </table:table-cell>
          <table:table-cell office:value-type="float" office:value="255">
            <text:p>255</text:p>
          </table:table-cell>
          <table:table-cell office:value-type="float" office:value="384.48">
            <text:p>384.48</text:p>
          </table:table-cell>
          <table:table-cell office:value-type="float" office:value="30.56">
            <text:p>30.56</text:p>
          </table:table-cell>
          <table:table-cell office:value-type="float" office:value="12.5811518324607">
            <text:p>12.5811518325</text:p>
          </table:table-cell>
          <table:table-cell office:value-type="float" office:value="0.0167450980392157">
            <text:p>0.016745098</text:p>
          </table:table-cell>
          <table:table-cell office:value-type="float" office:value="7.15690866510539">
            <text:p>7.156908665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9.66">
            <text:p>9.66</text:p>
          </table:table-cell>
          <table:table-cell office:value-type="float" office:value="9">
            <text:p>9</text:p>
          </table:table-cell>
          <table:table-cell office:value-type="float" office:value="869.13">
            <text:p>869.13</text:p>
          </table:table-cell>
          <table:table-cell office:value-type="float" office:value="361.68">
            <text:p>361.68</text:p>
          </table:table-cell>
          <table:table-cell office:value-type="float" office:value="2.40303583278036">
            <text:p>2.4030358328</text:p>
          </table:table-cell>
          <table:table-cell office:value-type="float" office:value="1.07333333333333">
            <text:p>1.0733333333</text:p>
          </table:table-cell>
          <table:table-cell office:value-type="float" office:value="37.4409937888199">
            <text:p>37.4409937888</text:p>
          </table:table-cell>
          <table:table-cell/>
          <table:table-cell office:value-type="string">
            <text:p>6716</text:p>
          </table:table-cell>
          <table:table-cell office:value-type="string">
            <text:p>6516</text:p>
          </table:table-cell>
          <table:table-cell office:value-type="float" office:value="9.6">
            <text:p>9.6</text:p>
          </table:table-cell>
          <table:table-cell office:value-type="float" office:value="8">
            <text:p>8</text:p>
          </table:table-cell>
          <table:table-cell office:value-type="float" office:value="864.18">
            <text:p>864.18</text:p>
          </table:table-cell>
          <table:table-cell office:value-type="float" office:value="361.68">
            <text:p>361.68</text:p>
          </table:table-cell>
          <table:table-cell office:value-type="float" office:value="2.3893497013935">
            <text:p>2.3893497014</text:p>
          </table:table-cell>
          <table:table-cell office:value-type="float" office:value="1.2">
            <text:p>1.2</text:p>
          </table:table-cell>
          <table:table-cell office:value-type="float" office:value="37.675">
            <text:p>37.6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3.52">
            <text:p>3.52</text:p>
          </table:table-cell>
          <table:table-cell office:value-type="float" office:value="8">
            <text:p>8</text:p>
          </table:table-cell>
          <table:table-cell office:value-type="float" office:value="316.35">
            <text:p>316.35</text:p>
          </table:table-cell>
          <table:table-cell office:value-type="float" office:value="32.25">
            <text:p>32.25</text:p>
          </table:table-cell>
          <table:table-cell office:value-type="float" office:value="9.8093023255814">
            <text:p>9.8093023256</text:p>
          </table:table-cell>
          <table:table-cell office:value-type="float" office:value="0.44">
            <text:p>0.44</text:p>
          </table:table-cell>
          <table:table-cell office:value-type="float" office:value="9.16193181818182">
            <text:p>9.1619318182</text:p>
          </table:table-cell>
          <table:table-cell/>
          <table:table-cell office:value-type="string">
            <text:p>6738</text:p>
          </table:table-cell>
          <table:table-cell office:value-type="string">
            <text:p>6516</text:p>
          </table:table-cell>
          <table:table-cell office:value-type="float" office:value="2.84">
            <text:p>2.84</text:p>
          </table:table-cell>
          <table:table-cell office:value-type="float" office:value="8">
            <text:p>8</text:p>
          </table:table-cell>
          <table:table-cell office:value-type="float" office:value="255.78">
            <text:p>255.78</text:p>
          </table:table-cell>
          <table:table-cell office:value-type="float" office:value="32.25">
            <text:p>32.25</text:p>
          </table:table-cell>
          <table:table-cell office:value-type="float" office:value="7.93116279069767">
            <text:p>7.9311627907</text:p>
          </table:table-cell>
          <table:table-cell office:value-type="float" office:value="0.355">
            <text:p>0.355</text:p>
          </table:table-cell>
          <table:table-cell office:value-type="float" office:value="11.3556338028169">
            <text:p>11.35563380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9.57">
            <text:p>9.57</text:p>
          </table:table-cell>
          <table:table-cell office:value-type="float" office:value="11">
            <text:p>11</text:p>
          </table:table-cell>
          <table:table-cell office:value-type="float" office:value="861.66">
            <text:p>861.66</text:p>
          </table:table-cell>
          <table:table-cell office:value-type="float" office:value="242.5">
            <text:p>242.5</text:p>
          </table:table-cell>
          <table:table-cell office:value-type="float" office:value="3.55323711340206">
            <text:p>3.5532371134</text:p>
          </table:table-cell>
          <table:table-cell office:value-type="float" office:value="0.87">
            <text:p>0.87</text:p>
          </table:table-cell>
          <table:table-cell office:value-type="float" office:value="25.3396029258098">
            <text:p>25.3396029258</text:p>
          </table:table-cell>
          <table:table-cell/>
          <table:table-cell office:value-type="string">
            <text:p>6843</text:p>
          </table:table-cell>
          <table:table-cell office:value-type="string">
            <text:p>6516</text:p>
          </table:table-cell>
          <table:table-cell office:value-type="float" office:value="9.59">
            <text:p>9.59</text:p>
          </table:table-cell>
          <table:table-cell office:value-type="float" office:value="11">
            <text:p>11</text:p>
          </table:table-cell>
          <table:table-cell office:value-type="float" office:value="863.37">
            <text:p>863.37</text:p>
          </table:table-cell>
          <table:table-cell office:value-type="float" office:value="242.5">
            <text:p>242.5</text:p>
          </table:table-cell>
          <table:table-cell office:value-type="float" office:value="3.56028865979381">
            <text:p>3.5602886598</text:p>
          </table:table-cell>
          <table:table-cell office:value-type="float" office:value="0.871818181818182">
            <text:p>0.8718181818</text:p>
          </table:table-cell>
          <table:table-cell office:value-type="float" office:value="25.2867570385819">
            <text:p>25.28675703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3.23">
            <text:p>3.23</text:p>
          </table:table-cell>
          <table:table-cell office:value-type="float" office:value="8">
            <text:p>8</text:p>
          </table:table-cell>
          <table:table-cell office:value-type="float" office:value="291.06">
            <text:p>291.06</text:p>
          </table:table-cell>
          <table:table-cell office:value-type="float" office:value="35.72">
            <text:p>35.72</text:p>
          </table:table-cell>
          <table:table-cell office:value-type="float" office:value="8.14837625979843">
            <text:p>8.1483762598</text:p>
          </table:table-cell>
          <table:table-cell office:value-type="float" office:value="0.40375">
            <text:p>0.40375</text:p>
          </table:table-cell>
          <table:table-cell office:value-type="float" office:value="11.0588235294118">
            <text:p>11.0588235294</text:p>
          </table:table-cell>
          <table:table-cell/>
          <table:table-cell office:value-type="string">
            <text:p>6879</text:p>
          </table:table-cell>
          <table:table-cell office:value-type="string">
            <text:p>6516</text:p>
          </table:table-cell>
          <table:table-cell office:value-type="float" office:value="3.22">
            <text:p>3.22</text:p>
          </table:table-cell>
          <table:table-cell office:value-type="float" office:value="9">
            <text:p>9</text:p>
          </table:table-cell>
          <table:table-cell office:value-type="float" office:value="290.16">
            <text:p>290.16</text:p>
          </table:table-cell>
          <table:table-cell office:value-type="float" office:value="35.72">
            <text:p>35.72</text:p>
          </table:table-cell>
          <table:table-cell office:value-type="float" office:value="8.12318029115342">
            <text:p>8.1231802912</text:p>
          </table:table-cell>
          <table:table-cell office:value-type="float" office:value="0.357777777777778">
            <text:p>0.3577777778</text:p>
          </table:table-cell>
          <table:table-cell office:value-type="float" office:value="11.0931677018634">
            <text:p>11.093167701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0.2">
            <text:p>10.2</text:p>
          </table:table-cell>
          <table:table-cell office:value-type="float" office:value="10">
            <text:p>10</text:p>
          </table:table-cell>
          <table:table-cell office:value-type="float" office:value="918.09">
            <text:p>918.09</text:p>
          </table:table-cell>
          <table:table-cell office:value-type="float" office:value="342.44">
            <text:p>342.44</text:p>
          </table:table-cell>
          <table:table-cell office:value-type="float" office:value="2.68102441303586">
            <text:p>2.681024413</text:p>
          </table:table-cell>
          <table:table-cell office:value-type="float" office:value="1.02">
            <text:p>1.02</text:p>
          </table:table-cell>
          <table:table-cell office:value-type="float" office:value="33.5725490196078">
            <text:p>33.5725490196</text:p>
          </table:table-cell>
          <table:table-cell/>
          <table:table-cell office:value-type="string">
            <text:p>6892</text:p>
          </table:table-cell>
          <table:table-cell office:value-type="string">
            <text:p>6516</text:p>
          </table:table-cell>
          <table:table-cell office:value-type="float" office:value="10.19">
            <text:p>10.19</text:p>
          </table:table-cell>
          <table:table-cell office:value-type="float" office:value="9">
            <text:p>9</text:p>
          </table:table-cell>
          <table:table-cell office:value-type="float" office:value="917.37">
            <text:p>917.37</text:p>
          </table:table-cell>
          <table:table-cell office:value-type="float" office:value="342.44">
            <text:p>342.44</text:p>
          </table:table-cell>
          <table:table-cell office:value-type="float" office:value="2.67892185492349">
            <text:p>2.6789218549</text:p>
          </table:table-cell>
          <table:table-cell office:value-type="float" office:value="1.13222222222222">
            <text:p>1.1322222222</text:p>
          </table:table-cell>
          <table:table-cell office:value-type="float" office:value="33.6054955839058">
            <text:p>33.60549558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7.13">
            <text:p>7.13</text:p>
          </table:table-cell>
          <table:table-cell office:value-type="float" office:value="10">
            <text:p>10</text:p>
          </table:table-cell>
          <table:table-cell office:value-type="float" office:value="641.43">
            <text:p>641.43</text:p>
          </table:table-cell>
          <table:table-cell office:value-type="float" office:value="60.35">
            <text:p>60.35</text:p>
          </table:table-cell>
          <table:table-cell office:value-type="float" office:value="10.6285004142502">
            <text:p>10.6285004143</text:p>
          </table:table-cell>
          <table:table-cell office:value-type="float" office:value="0.713">
            <text:p>0.713</text:p>
          </table:table-cell>
          <table:table-cell office:value-type="float" office:value="8.46423562412342">
            <text:p>8.4642356241</text:p>
          </table:table-cell>
          <table:table-cell/>
          <table:table-cell office:value-type="string">
            <text:p>6945</text:p>
          </table:table-cell>
          <table:table-cell office:value-type="string">
            <text:p>6516</text:p>
          </table:table-cell>
          <table:table-cell office:value-type="float" office:value="7.02">
            <text:p>7.02</text:p>
          </table:table-cell>
          <table:table-cell office:value-type="float" office:value="12">
            <text:p>12</text:p>
          </table:table-cell>
          <table:table-cell office:value-type="float" office:value="631.44">
            <text:p>631.44</text:p>
          </table:table-cell>
          <table:table-cell office:value-type="float" office:value="60.35">
            <text:p>60.35</text:p>
          </table:table-cell>
          <table:table-cell office:value-type="float" office:value="10.462966031483">
            <text:p>10.4629660315</text:p>
          </table:table-cell>
          <table:table-cell office:value-type="float" office:value="0.585">
            <text:p>0.585</text:p>
          </table:table-cell>
          <table:table-cell office:value-type="float" office:value="8.5968660968661">
            <text:p>8.59686609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69.73">
            <text:p>269.73</text:p>
          </table:table-cell>
          <table:table-cell office:value-type="float" office:value="33.25">
            <text:p>33.25</text:p>
          </table:table-cell>
          <table:table-cell office:value-type="float" office:value="8.11218045112782">
            <text:p>8.1121804511</text:p>
          </table:table-cell>
          <table:table-cell office:value-type="float" office:value="0.3">
            <text:p>0.3</text:p>
          </table:table-cell>
          <table:table-cell office:value-type="float" office:value="11.0833333333333">
            <text:p>11.0833333333</text:p>
          </table:table-cell>
          <table:table-cell/>
          <table:table-cell office:value-type="string">
            <text:p>6948</text:p>
          </table:table-cell>
          <table:table-cell office:value-type="string">
            <text:p>6516</text:p>
          </table:table-cell>
          <table:table-cell office:value-type="float" office:value="2.9">
            <text:p>2.9</text:p>
          </table:table-cell>
          <table:table-cell office:value-type="float" office:value="11">
            <text:p>11</text:p>
          </table:table-cell>
          <table:table-cell office:value-type="float" office:value="260.91">
            <text:p>260.91</text:p>
          </table:table-cell>
          <table:table-cell office:value-type="float" office:value="33.25">
            <text:p>33.25</text:p>
          </table:table-cell>
          <table:table-cell office:value-type="float" office:value="7.84691729323308">
            <text:p>7.8469172932</text:p>
          </table:table-cell>
          <table:table-cell office:value-type="float" office:value="0.263636363636364">
            <text:p>0.2636363636</text:p>
          </table:table-cell>
          <table:table-cell office:value-type="float" office:value="11.4655172413793">
            <text:p>11.465517241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3.44">
            <text:p>3.44</text:p>
          </table:table-cell>
          <table:table-cell office:value-type="float" office:value="12">
            <text:p>12</text:p>
          </table:table-cell>
          <table:table-cell office:value-type="float" office:value="310.05">
            <text:p>310.05</text:p>
          </table:table-cell>
          <table:table-cell office:value-type="float" office:value="59.2">
            <text:p>59.2</text:p>
          </table:table-cell>
          <table:table-cell office:value-type="float" office:value="5.23733108108108">
            <text:p>5.2373310811</text:p>
          </table:table-cell>
          <table:table-cell office:value-type="float" office:value="0.286666666666667">
            <text:p>0.2866666667</text:p>
          </table:table-cell>
          <table:table-cell office:value-type="float" office:value="17.2093023255814">
            <text:p>17.2093023256</text:p>
          </table:table-cell>
          <table:table-cell/>
          <table:table-cell office:value-type="string">
            <text:p>6971</text:p>
          </table:table-cell>
          <table:table-cell office:value-type="string">
            <text:p>6516</text:p>
          </table:table-cell>
          <table:table-cell office:value-type="float" office:value="3.57">
            <text:p>3.57</text:p>
          </table:table-cell>
          <table:table-cell office:value-type="float" office:value="11">
            <text:p>11</text:p>
          </table:table-cell>
          <table:table-cell office:value-type="float" office:value="321.66">
            <text:p>321.66</text:p>
          </table:table-cell>
          <table:table-cell office:value-type="float" office:value="59.2">
            <text:p>59.2</text:p>
          </table:table-cell>
          <table:table-cell office:value-type="float" office:value="5.43344594594595">
            <text:p>5.4334459459</text:p>
          </table:table-cell>
          <table:table-cell office:value-type="float" office:value="0.324545454545454">
            <text:p>0.3245454545</text:p>
          </table:table-cell>
          <table:table-cell office:value-type="float" office:value="16.5826330532213">
            <text:p>16.582633053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8.14">
            <text:p>8.14</text:p>
          </table:table-cell>
          <table:table-cell office:value-type="float" office:value="13">
            <text:p>13</text:p>
          </table:table-cell>
          <table:table-cell office:value-type="float" office:value="733.05">
            <text:p>733.05</text:p>
          </table:table-cell>
          <table:table-cell office:value-type="float" office:value="223.64">
            <text:p>223.64</text:p>
          </table:table-cell>
          <table:table-cell office:value-type="float" office:value="3.2778125558934">
            <text:p>3.2778125559</text:p>
          </table:table-cell>
          <table:table-cell office:value-type="float" office:value="0.626153846153846">
            <text:p>0.6261538462</text:p>
          </table:table-cell>
          <table:table-cell office:value-type="float" office:value="27.4742014742015">
            <text:p>27.4742014742</text:p>
          </table:table-cell>
          <table:table-cell/>
          <table:table-cell office:value-type="string">
            <text:p>7021</text:p>
          </table:table-cell>
          <table:table-cell office:value-type="string">
            <text:p>6516</text:p>
          </table:table-cell>
          <table:table-cell office:value-type="float" office:value="8.13">
            <text:p>8.13</text:p>
          </table:table-cell>
          <table:table-cell office:value-type="float" office:value="13">
            <text:p>13</text:p>
          </table:table-cell>
          <table:table-cell office:value-type="float" office:value="731.79">
            <text:p>731.79</text:p>
          </table:table-cell>
          <table:table-cell office:value-type="float" office:value="223.64">
            <text:p>223.64</text:p>
          </table:table-cell>
          <table:table-cell office:value-type="float" office:value="3.27217850116258">
            <text:p>3.2721785012</text:p>
          </table:table-cell>
          <table:table-cell office:value-type="float" office:value="0.625384615384615">
            <text:p>0.6253846154</text:p>
          </table:table-cell>
          <table:table-cell office:value-type="float" office:value="27.5079950799508">
            <text:p>27.50799508</text:p>
          </table:table-cell>
          <table:table-cell table:number-columns-repeated="1005"/>
        </table:table-row>
        <table:table-row table:style-name="ro1">
          <table:table-cell office:value-type="string">
            <text:p>6519</text:p>
          </table:table-cell>
          <table:table-cell office:value-type="string">
            <text:p>6087</text:p>
          </table:table-cell>
          <table:table-cell office:value-type="float" office:value="7.71">
            <text:p>7.71</text:p>
          </table:table-cell>
          <table:table-cell office:value-type="float" office:value="5">
            <text:p>5</text:p>
          </table:table-cell>
          <table:table-cell office:value-type="float" office:value="693.9">
            <text:p>693.9</text:p>
          </table:table-cell>
          <table:table-cell office:value-type="float" office:value="282.61">
            <text:p>282.61</text:p>
          </table:table-cell>
          <table:table-cell office:value-type="float" office:value="2.4553271292594">
            <text:p>2.4553271293</text:p>
          </table:table-cell>
          <table:table-cell office:value-type="float" office:value="1.542">
            <text:p>1.542</text:p>
          </table:table-cell>
          <table:table-cell office:value-type="float" office:value="36.6549935149157">
            <text:p>36.6549935149</text:p>
          </table:table-cell>
          <table:table-cell/>
          <table:table-cell office:value-type="string">
            <text:p>6087</text:p>
          </table:table-cell>
          <table:table-cell office:value-type="string">
            <text:p>6519</text:p>
          </table:table-cell>
          <table:table-cell office:value-type="float" office:value="7.94">
            <text:p>7.94</text:p>
          </table:table-cell>
          <table:table-cell office:value-type="float" office:value="8">
            <text:p>8</text:p>
          </table:table-cell>
          <table:table-cell office:value-type="float" office:value="714.33">
            <text:p>714.33</text:p>
          </table:table-cell>
          <table:table-cell office:value-type="float" office:value="282.61">
            <text:p>282.61</text:p>
          </table:table-cell>
          <table:table-cell office:value-type="float" office:value="2.52761756484201">
            <text:p>2.5276175648</text:p>
          </table:table-cell>
          <table:table-cell office:value-type="float" office:value="0.9925">
            <text:p>0.9925</text:p>
          </table:table-cell>
          <table:table-cell office:value-type="float" office:value="35.5931989924433">
            <text:p>35.593198992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6.57">
            <text:p>6.57</text:p>
          </table:table-cell>
          <table:table-cell office:value-type="float" office:value="7">
            <text:p>7</text:p>
          </table:table-cell>
          <table:table-cell office:value-type="float" office:value="591.66">
            <text:p>591.66</text:p>
          </table:table-cell>
          <table:table-cell office:value-type="float" office:value="84.46">
            <text:p>84.46</text:p>
          </table:table-cell>
          <table:table-cell office:value-type="float" office:value="7.00520956665877">
            <text:p>7.0052095667</text:p>
          </table:table-cell>
          <table:table-cell office:value-type="float" office:value="0.938571428571429">
            <text:p>0.9385714286</text:p>
          </table:table-cell>
          <table:table-cell office:value-type="float" office:value="12.855403348554">
            <text:p>12.8554033486</text:p>
          </table:table-cell>
          <table:table-cell/>
          <table:table-cell office:value-type="string">
            <text:p>6182</text:p>
          </table:table-cell>
          <table:table-cell office:value-type="string">
            <text:p>6519</text:p>
          </table:table-cell>
          <table:table-cell office:value-type="float" office:value="6.68">
            <text:p>6.68</text:p>
          </table:table-cell>
          <table:table-cell office:value-type="float" office:value="11">
            <text:p>11</text:p>
          </table:table-cell>
          <table:table-cell office:value-type="float" office:value="601.29">
            <text:p>601.29</text:p>
          </table:table-cell>
          <table:table-cell office:value-type="float" office:value="84.46">
            <text:p>84.46</text:p>
          </table:table-cell>
          <table:table-cell office:value-type="float" office:value="7.11922803694056">
            <text:p>7.1192280369</text:p>
          </table:table-cell>
          <table:table-cell office:value-type="float" office:value="0.607272727272727">
            <text:p>0.6072727273</text:p>
          </table:table-cell>
          <table:table-cell office:value-type="float" office:value="12.6437125748503">
            <text:p>12.643712574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7.49">
            <text:p>7.49</text:p>
          </table:table-cell>
          <table:table-cell office:value-type="float" office:value="13">
            <text:p>13</text:p>
          </table:table-cell>
          <table:table-cell office:value-type="float" office:value="673.92">
            <text:p>673.92</text:p>
          </table:table-cell>
          <table:table-cell office:value-type="float" office:value="330.84">
            <text:p>330.84</text:p>
          </table:table-cell>
          <table:table-cell office:value-type="float" office:value="2.03699673558215">
            <text:p>2.0369967356</text:p>
          </table:table-cell>
          <table:table-cell office:value-type="float" office:value="0.576153846153846">
            <text:p>0.5761538462</text:p>
          </table:table-cell>
          <table:table-cell office:value-type="float" office:value="44.1708945260347">
            <text:p>44.170894526</text:p>
          </table:table-cell>
          <table:table-cell/>
          <table:table-cell office:value-type="string">
            <text:p>6214</text:p>
          </table:table-cell>
          <table:table-cell office:value-type="string">
            <text:p>6519</text:p>
          </table:table-cell>
          <table:table-cell office:value-type="float" office:value="7.26">
            <text:p>7.26</text:p>
          </table:table-cell>
          <table:table-cell office:value-type="float" office:value="13">
            <text:p>13</text:p>
          </table:table-cell>
          <table:table-cell office:value-type="float" office:value="653.4">
            <text:p>653.4</text:p>
          </table:table-cell>
          <table:table-cell office:value-type="float" office:value="330.84">
            <text:p>330.84</text:p>
          </table:table-cell>
          <table:table-cell office:value-type="float" office:value="1.97497279651795">
            <text:p>1.9749727965</text:p>
          </table:table-cell>
          <table:table-cell office:value-type="float" office:value="0.558461538461538">
            <text:p>0.5584615385</text:p>
          </table:table-cell>
          <table:table-cell office:value-type="float" office:value="45.5702479338843">
            <text:p>45.57024793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13.32">
            <text:p>13.32</text:p>
          </table:table-cell>
          <table:table-cell office:value-type="float" office:value="7">
            <text:p>7</text:p>
          </table:table-cell>
          <table:table-cell office:value-type="float" office:value="1198.8">
            <text:p>1198.8</text:p>
          </table:table-cell>
          <table:table-cell office:value-type="float" office:value="285.05">
            <text:p>285.05</text:p>
          </table:table-cell>
          <table:table-cell office:value-type="float" office:value="4.20557796877741">
            <text:p>4.2055779688</text:p>
          </table:table-cell>
          <table:table-cell office:value-type="float" office:value="1.90285714285714">
            <text:p>1.9028571429</text:p>
          </table:table-cell>
          <table:table-cell office:value-type="float" office:value="21.4001501501501">
            <text:p>21.4001501502</text:p>
          </table:table-cell>
          <table:table-cell/>
          <table:table-cell office:value-type="string">
            <text:p>6382</text:p>
          </table:table-cell>
          <table:table-cell office:value-type="string">
            <text:p>6519</text:p>
          </table:table-cell>
          <table:table-cell office:value-type="float" office:value="13.31">
            <text:p>13.31</text:p>
          </table:table-cell>
          <table:table-cell office:value-type="float" office:value="7">
            <text:p>7</text:p>
          </table:table-cell>
          <table:table-cell office:value-type="float" office:value="1197.81">
            <text:p>1197.81</text:p>
          </table:table-cell>
          <table:table-cell office:value-type="float" office:value="285.05">
            <text:p>285.05</text:p>
          </table:table-cell>
          <table:table-cell office:value-type="float" office:value="4.20210489387827">
            <text:p>4.2021048939</text:p>
          </table:table-cell>
          <table:table-cell office:value-type="float" office:value="1.90142857142857">
            <text:p>1.9014285714</text:p>
          </table:table-cell>
          <table:table-cell office:value-type="float" office:value="21.4162283996995">
            <text:p>21.416228399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22.75">
            <text:p>22.75</text:p>
          </table:table-cell>
          <table:table-cell office:value-type="float" office:value="9">
            <text:p>9</text:p>
          </table:table-cell>
          <table:table-cell office:value-type="float" office:value="2047.41">
            <text:p>2047.41</text:p>
          </table:table-cell>
          <table:table-cell office:value-type="float" office:value="281.71">
            <text:p>281.71</text:p>
          </table:table-cell>
          <table:table-cell office:value-type="float" office:value="7.267793120585">
            <text:p>7.2677931206</text:p>
          </table:table-cell>
          <table:table-cell office:value-type="float" office:value="2.52777777777778">
            <text:p>2.5277777778</text:p>
          </table:table-cell>
          <table:table-cell office:value-type="float" office:value="12.3828571428571">
            <text:p>12.3828571429</text:p>
          </table:table-cell>
          <table:table-cell/>
          <table:table-cell office:value-type="string">
            <text:p>6405</text:p>
          </table:table-cell>
          <table:table-cell office:value-type="string">
            <text:p>6519</text:p>
          </table:table-cell>
          <table:table-cell office:value-type="float" office:value="22.8">
            <text:p>22.8</text:p>
          </table:table-cell>
          <table:table-cell office:value-type="float" office:value="11">
            <text:p>11</text:p>
          </table:table-cell>
          <table:table-cell office:value-type="float" office:value="2052.36">
            <text:p>2052.36</text:p>
          </table:table-cell>
          <table:table-cell office:value-type="float" office:value="281.71">
            <text:p>281.71</text:p>
          </table:table-cell>
          <table:table-cell office:value-type="float" office:value="7.28536438181108">
            <text:p>7.2853643818</text:p>
          </table:table-cell>
          <table:table-cell office:value-type="float" office:value="2.07272727272727">
            <text:p>2.0727272727</text:p>
          </table:table-cell>
          <table:table-cell office:value-type="float" office:value="12.355701754386">
            <text:p>12.355701754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.02">
            <text:p>1.02</text:p>
          </table:table-cell>
          <table:table-cell office:value-type="float" office:value="6">
            <text:p>6</text:p>
          </table:table-cell>
          <table:table-cell office:value-type="float" office:value="91.8">
            <text:p>91.8</text:p>
          </table:table-cell>
          <table:table-cell office:value-type="float" office:value="5.61">
            <text:p>5.61</text:p>
          </table:table-cell>
          <table:table-cell office:value-type="float" office:value="16.3636363636364">
            <text:p>16.3636363636</text:p>
          </table:table-cell>
          <table:table-cell office:value-type="float" office:value="0.17">
            <text:p>0.17</text:p>
          </table:table-cell>
          <table:table-cell office:value-type="float" office:value="5.5">
            <text:p>5.5</text:p>
          </table:table-cell>
          <table:table-cell/>
          <table:table-cell office:value-type="string">
            <text:p>6423</text:p>
          </table:table-cell>
          <table:table-cell office:value-type="string">
            <text:p>6519</text:p>
          </table:table-cell>
          <table:table-cell office:value-type="float" office:value="1.22">
            <text:p>1.22</text:p>
          </table:table-cell>
          <table:table-cell office:value-type="float" office:value="8">
            <text:p>8</text:p>
          </table:table-cell>
          <table:table-cell office:value-type="float" office:value="109.44">
            <text:p>109.44</text:p>
          </table:table-cell>
          <table:table-cell office:value-type="float" office:value="5.61">
            <text:p>5.61</text:p>
          </table:table-cell>
          <table:table-cell office:value-type="float" office:value="19.5080213903743">
            <text:p>19.5080213904</text:p>
          </table:table-cell>
          <table:table-cell office:value-type="float" office:value="0.1525">
            <text:p>0.1525</text:p>
          </table:table-cell>
          <table:table-cell office:value-type="float" office:value="4.59836065573771">
            <text:p>4.59836065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7.08">
            <text:p>7.08</text:p>
          </table:table-cell>
          <table:table-cell office:value-type="float" office:value="8">
            <text:p>8</text:p>
          </table:table-cell>
          <table:table-cell office:value-type="float" office:value="637.56">
            <text:p>637.56</text:p>
          </table:table-cell>
          <table:table-cell office:value-type="float" office:value="322.07">
            <text:p>322.07</text:p>
          </table:table-cell>
          <table:table-cell office:value-type="float" office:value="1.97956965876983">
            <text:p>1.9795696588</text:p>
          </table:table-cell>
          <table:table-cell office:value-type="float" office:value="0.885">
            <text:p>0.885</text:p>
          </table:table-cell>
          <table:table-cell office:value-type="float" office:value="45.4901129943503">
            <text:p>45.4901129944</text:p>
          </table:table-cell>
          <table:table-cell/>
          <table:table-cell office:value-type="string">
            <text:p>6446</text:p>
          </table:table-cell>
          <table:table-cell office:value-type="string">
            <text:p>6519</text:p>
          </table:table-cell>
          <table:table-cell office:value-type="float" office:value="7.2">
            <text:p>7.2</text:p>
          </table:table-cell>
          <table:table-cell office:value-type="float" office:value="7">
            <text:p>7</text:p>
          </table:table-cell>
          <table:table-cell office:value-type="float" office:value="648.18">
            <text:p>648.18</text:p>
          </table:table-cell>
          <table:table-cell office:value-type="float" office:value="322.07">
            <text:p>322.07</text:p>
          </table:table-cell>
          <table:table-cell office:value-type="float" office:value="2.01254385692551">
            <text:p>2.0125438569</text:p>
          </table:table-cell>
          <table:table-cell office:value-type="float" office:value="1.02857142857143">
            <text:p>1.0285714286</text:p>
          </table:table-cell>
          <table:table-cell office:value-type="float" office:value="44.7319444444444">
            <text:p>44.731944444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7.93">
            <text:p>7.93</text:p>
          </table:table-cell>
          <table:table-cell office:value-type="float" office:value="6">
            <text:p>6</text:p>
          </table:table-cell>
          <table:table-cell office:value-type="float" office:value="714.06">
            <text:p>714.06</text:p>
          </table:table-cell>
          <table:table-cell office:value-type="float" office:value="281.33">
            <text:p>281.33</text:p>
          </table:table-cell>
          <table:table-cell office:value-type="float" office:value="2.53815803504781">
            <text:p>2.538158035</text:p>
          </table:table-cell>
          <table:table-cell office:value-type="float" office:value="1.32166666666667">
            <text:p>1.3216666667</text:p>
          </table:table-cell>
          <table:table-cell office:value-type="float" office:value="35.4766708701135">
            <text:p>35.4766708701</text:p>
          </table:table-cell>
          <table:table-cell/>
          <table:table-cell office:value-type="string">
            <text:p>6451</text:p>
          </table:table-cell>
          <table:table-cell office:value-type="string">
            <text:p>6519</text:p>
          </table:table-cell>
          <table:table-cell office:value-type="float" office:value="7.97">
            <text:p>7.97</text:p>
          </table:table-cell>
          <table:table-cell office:value-type="float" office:value="7">
            <text:p>7</text:p>
          </table:table-cell>
          <table:table-cell office:value-type="float" office:value="716.94">
            <text:p>716.94</text:p>
          </table:table-cell>
          <table:table-cell office:value-type="float" office:value="281.33">
            <text:p>281.33</text:p>
          </table:table-cell>
          <table:table-cell office:value-type="float" office:value="2.54839512316497">
            <text:p>2.5483951232</text:p>
          </table:table-cell>
          <table:table-cell office:value-type="float" office:value="1.13857142857143">
            <text:p>1.1385714286</text:p>
          </table:table-cell>
          <table:table-cell office:value-type="float" office:value="35.2986198243413">
            <text:p>35.29861982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7.19">
            <text:p>7.19</text:p>
          </table:table-cell>
          <table:table-cell office:value-type="float" office:value="255">
            <text:p>255</text:p>
          </table:table-cell>
          <table:table-cell office:value-type="float" office:value="647.01">
            <text:p>647.01</text:p>
          </table:table-cell>
          <table:table-cell office:value-type="float" office:value="320.7">
            <text:p>320.7</text:p>
          </table:table-cell>
          <table:table-cell office:value-type="float" office:value="2.01749298409729">
            <text:p>2.0174929841</text:p>
          </table:table-cell>
          <table:table-cell office:value-type="float" office:value="0.0281960784313725">
            <text:p>0.0281960784</text:p>
          </table:table-cell>
          <table:table-cell office:value-type="float" office:value="44.6036161335188">
            <text:p>44.6036161335</text:p>
          </table:table-cell>
          <table:table-cell/>
          <table:table-cell office:value-type="string">
            <text:p>6471</text:p>
          </table:table-cell>
          <table:table-cell office:value-type="string">
            <text:p>6519</text:p>
          </table:table-cell>
          <table:table-cell office:value-type="float" office:value="7.3">
            <text:p>7.3</text:p>
          </table:table-cell>
          <table:table-cell office:value-type="float" office:value="255">
            <text:p>255</text:p>
          </table:table-cell>
          <table:table-cell office:value-type="float" office:value="657.18">
            <text:p>657.18</text:p>
          </table:table-cell>
          <table:table-cell office:value-type="float" office:value="320.7">
            <text:p>320.7</text:p>
          </table:table-cell>
          <table:table-cell office:value-type="float" office:value="2.04920486435921">
            <text:p>2.0492048644</text:p>
          </table:table-cell>
          <table:table-cell office:value-type="float" office:value="0.0286274509803922">
            <text:p>0.028627451</text:p>
          </table:table-cell>
          <table:table-cell office:value-type="float" office:value="43.9315068493151">
            <text:p>43.93150684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2.58">
            <text:p>12.58</text:p>
          </table:table-cell>
          <table:table-cell office:value-type="float" office:value="10">
            <text:p>10</text:p>
          </table:table-cell>
          <table:table-cell office:value-type="float" office:value="1131.84">
            <text:p>1131.84</text:p>
          </table:table-cell>
          <table:table-cell office:value-type="float" office:value="202.27">
            <text:p>202.27</text:p>
          </table:table-cell>
          <table:table-cell office:value-type="float" office:value="5.59568893063727">
            <text:p>5.5956889306</text:p>
          </table:table-cell>
          <table:table-cell office:value-type="float" office:value="1.258">
            <text:p>1.258</text:p>
          </table:table-cell>
          <table:table-cell office:value-type="float" office:value="16.0786963434022">
            <text:p>16.0786963434</text:p>
          </table:table-cell>
          <table:table-cell/>
          <table:table-cell office:value-type="string">
            <text:p>6499</text:p>
          </table:table-cell>
          <table:table-cell office:value-type="string">
            <text:p>6519</text:p>
          </table:table-cell>
          <table:table-cell office:value-type="float" office:value="12.61">
            <text:p>12.61</text:p>
          </table:table-cell>
          <table:table-cell office:value-type="float" office:value="10">
            <text:p>10</text:p>
          </table:table-cell>
          <table:table-cell office:value-type="float" office:value="1135.17">
            <text:p>1135.17</text:p>
          </table:table-cell>
          <table:table-cell office:value-type="float" office:value="202.27">
            <text:p>202.27</text:p>
          </table:table-cell>
          <table:table-cell office:value-type="float" office:value="5.61215207396055">
            <text:p>5.612152074</text:p>
          </table:table-cell>
          <table:table-cell office:value-type="float" office:value="1.261">
            <text:p>1.261</text:p>
          </table:table-cell>
          <table:table-cell office:value-type="float" office:value="16.0404440919905">
            <text:p>16.04044409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11.26">
            <text:p>11.26</text:p>
          </table:table-cell>
          <table:table-cell office:value-type="float" office:value="10">
            <text:p>10</text:p>
          </table:table-cell>
          <table:table-cell office:value-type="float" office:value="1013.76">
            <text:p>1013.76</text:p>
          </table:table-cell>
          <table:table-cell office:value-type="float" office:value="309.91">
            <text:p>309.91</text:p>
          </table:table-cell>
          <table:table-cell office:value-type="float" office:value="3.27114323513278">
            <text:p>3.2711432351</text:p>
          </table:table-cell>
          <table:table-cell office:value-type="float" office:value="1.126">
            <text:p>1.126</text:p>
          </table:table-cell>
          <table:table-cell office:value-type="float" office:value="27.5230905861456">
            <text:p>27.5230905861</text:p>
          </table:table-cell>
          <table:table-cell/>
          <table:table-cell office:value-type="string">
            <text:p>6501</text:p>
          </table:table-cell>
          <table:table-cell office:value-type="string">
            <text:p>6519</text:p>
          </table:table-cell>
          <table:table-cell office:value-type="float" office:value="10.91">
            <text:p>10.91</text:p>
          </table:table-cell>
          <table:table-cell office:value-type="float" office:value="10">
            <text:p>10</text:p>
          </table:table-cell>
          <table:table-cell office:value-type="float" office:value="981.9">
            <text:p>981.9</text:p>
          </table:table-cell>
          <table:table-cell office:value-type="float" office:value="309.91">
            <text:p>309.91</text:p>
          </table:table-cell>
          <table:table-cell office:value-type="float" office:value="3.16833919525023">
            <text:p>3.1683391953</text:p>
          </table:table-cell>
          <table:table-cell office:value-type="float" office:value="1.091">
            <text:p>1.091</text:p>
          </table:table-cell>
          <table:table-cell office:value-type="float" office:value="28.4060494958754">
            <text:p>28.40604949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8.75">
            <text:p>8.75</text:p>
          </table:table-cell>
          <table:table-cell office:value-type="float" office:value="8">
            <text:p>8</text:p>
          </table:table-cell>
          <table:table-cell office:value-type="float" office:value="787.86">
            <text:p>787.86</text:p>
          </table:table-cell>
          <table:table-cell office:value-type="float" office:value="217.74">
            <text:p>217.74</text:p>
          </table:table-cell>
          <table:table-cell office:value-type="float" office:value="3.61835216313034">
            <text:p>3.6183521631</text:p>
          </table:table-cell>
          <table:table-cell office:value-type="float" office:value="1.09375">
            <text:p>1.09375</text:p>
          </table:table-cell>
          <table:table-cell office:value-type="float" office:value="24.8845714285714">
            <text:p>24.8845714286</text:p>
          </table:table-cell>
          <table:table-cell/>
          <table:table-cell office:value-type="string">
            <text:p>6512</text:p>
          </table:table-cell>
          <table:table-cell office:value-type="string">
            <text:p>6519</text:p>
          </table:table-cell>
          <table:table-cell office:value-type="float" office:value="8.84">
            <text:p>8.84</text:p>
          </table:table-cell>
          <table:table-cell office:value-type="float" office:value="7">
            <text:p>7</text:p>
          </table:table-cell>
          <table:table-cell office:value-type="float" office:value="795.15">
            <text:p>795.15</text:p>
          </table:table-cell>
          <table:table-cell office:value-type="float" office:value="217.74">
            <text:p>217.74</text:p>
          </table:table-cell>
          <table:table-cell office:value-type="float" office:value="3.65183246073298">
            <text:p>3.6518324607</text:p>
          </table:table-cell>
          <table:table-cell office:value-type="float" office:value="1.26285714285714">
            <text:p>1.2628571429</text:p>
          </table:table-cell>
          <table:table-cell office:value-type="float" office:value="24.631221719457">
            <text:p>24.631221719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7.52">
            <text:p>7.52</text:p>
          </table:table-cell>
          <table:table-cell office:value-type="float" office:value="10">
            <text:p>10</text:p>
          </table:table-cell>
          <table:table-cell office:value-type="float" office:value="676.89">
            <text:p>676.89</text:p>
          </table:table-cell>
          <table:table-cell office:value-type="float" office:value="338.59">
            <text:p>338.59</text:p>
          </table:table-cell>
          <table:table-cell office:value-type="float" office:value="1.99914350689625">
            <text:p>1.9991435069</text:p>
          </table:table-cell>
          <table:table-cell office:value-type="float" office:value="0.752">
            <text:p>0.752</text:p>
          </table:table-cell>
          <table:table-cell office:value-type="float" office:value="45.0252659574468">
            <text:p>45.0252659574</text:p>
          </table:table-cell>
          <table:table-cell/>
          <table:table-cell office:value-type="string">
            <text:p>6515</text:p>
          </table:table-cell>
          <table:table-cell office:value-type="string">
            <text:p>6519</text:p>
          </table:table-cell>
          <table:table-cell office:value-type="float" office:value="8.03">
            <text:p>8.03</text:p>
          </table:table-cell>
          <table:table-cell office:value-type="float" office:value="11">
            <text:p>11</text:p>
          </table:table-cell>
          <table:table-cell office:value-type="float" office:value="722.97">
            <text:p>722.97</text:p>
          </table:table-cell>
          <table:table-cell office:value-type="float" office:value="338.59">
            <text:p>338.59</text:p>
          </table:table-cell>
          <table:table-cell office:value-type="float" office:value="2.13523730765823">
            <text:p>2.1352373077</text:p>
          </table:table-cell>
          <table:table-cell office:value-type="float" office:value="0.73">
            <text:p>0.73</text:p>
          </table:table-cell>
          <table:table-cell office:value-type="float" office:value="42.1656288916563">
            <text:p>42.16562889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8.61">
            <text:p>8.61</text:p>
          </table:table-cell>
          <table:table-cell office:value-type="float" office:value="10">
            <text:p>10</text:p>
          </table:table-cell>
          <table:table-cell office:value-type="float" office:value="775.08">
            <text:p>775.08</text:p>
          </table:table-cell>
          <table:table-cell office:value-type="float" office:value="338.51">
            <text:p>338.51</text:p>
          </table:table-cell>
          <table:table-cell office:value-type="float" office:value="2.28968125018463">
            <text:p>2.2896812502</text:p>
          </table:table-cell>
          <table:table-cell office:value-type="float" office:value="0.861">
            <text:p>0.861</text:p>
          </table:table-cell>
          <table:table-cell office:value-type="float" office:value="39.3159117305459">
            <text:p>39.3159117305</text:p>
          </table:table-cell>
          <table:table-cell/>
          <table:table-cell office:value-type="string">
            <text:p>6516</text:p>
          </table:table-cell>
          <table:table-cell office:value-type="string">
            <text:p>6519</text:p>
          </table:table-cell>
          <table:table-cell office:value-type="float" office:value="8.78">
            <text:p>8.78</text:p>
          </table:table-cell>
          <table:table-cell office:value-type="float" office:value="11">
            <text:p>11</text:p>
          </table:table-cell>
          <table:table-cell office:value-type="float" office:value="789.75">
            <text:p>789.75</text:p>
          </table:table-cell>
          <table:table-cell office:value-type="float" office:value="338.51">
            <text:p>338.51</text:p>
          </table:table-cell>
          <table:table-cell office:value-type="float" office:value="2.33301822693569">
            <text:p>2.3330182269</text:p>
          </table:table-cell>
          <table:table-cell office:value-type="float" office:value="0.798181818181818">
            <text:p>0.7981818182</text:p>
          </table:table-cell>
          <table:table-cell office:value-type="float" office:value="38.5546697038724">
            <text:p>38.55466970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4.24">
            <text:p>14.24</text:p>
          </table:table-cell>
          <table:table-cell office:value-type="float" office:value="6">
            <text:p>6</text:p>
          </table:table-cell>
          <table:table-cell office:value-type="float" office:value="1281.33">
            <text:p>1281.33</text:p>
          </table:table-cell>
          <table:table-cell office:value-type="float" office:value="97.02">
            <text:p>97.02</text:p>
          </table:table-cell>
          <table:table-cell office:value-type="float" office:value="13.2068645640074">
            <text:p>13.206864564</text:p>
          </table:table-cell>
          <table:table-cell office:value-type="float" office:value="2.37333333333333">
            <text:p>2.3733333333</text:p>
          </table:table-cell>
          <table:table-cell office:value-type="float" office:value="6.81320224719101">
            <text:p>6.8132022472</text:p>
          </table:table-cell>
          <table:table-cell/>
          <table:table-cell office:value-type="string">
            <text:p>6532</text:p>
          </table:table-cell>
          <table:table-cell office:value-type="string">
            <text:p>6519</text:p>
          </table:table-cell>
          <table:table-cell office:value-type="float" office:value="14.2">
            <text:p>14.2</text:p>
          </table:table-cell>
          <table:table-cell office:value-type="float" office:value="6">
            <text:p>6</text:p>
          </table:table-cell>
          <table:table-cell office:value-type="float" office:value="1277.55">
            <text:p>1277.55</text:p>
          </table:table-cell>
          <table:table-cell office:value-type="float" office:value="97.02">
            <text:p>97.02</text:p>
          </table:table-cell>
          <table:table-cell office:value-type="float" office:value="13.1679035250464">
            <text:p>13.167903525</text:p>
          </table:table-cell>
          <table:table-cell office:value-type="float" office:value="2.36666666666667">
            <text:p>2.3666666667</text:p>
          </table:table-cell>
          <table:table-cell office:value-type="float" office:value="6.83239436619718">
            <text:p>6.832394366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10.9">
            <text:p>10.9</text:p>
          </table:table-cell>
          <table:table-cell office:value-type="float" office:value="6">
            <text:p>6</text:p>
          </table:table-cell>
          <table:table-cell office:value-type="float" office:value="980.82">
            <text:p>980.82</text:p>
          </table:table-cell>
          <table:table-cell office:value-type="float" office:value="188.27">
            <text:p>188.27</text:p>
          </table:table-cell>
          <table:table-cell office:value-type="float" office:value="5.20964572157009">
            <text:p>5.2096457216</text:p>
          </table:table-cell>
          <table:table-cell office:value-type="float" office:value="1.81666666666667">
            <text:p>1.8166666667</text:p>
          </table:table-cell>
          <table:table-cell office:value-type="float" office:value="17.2724770642202">
            <text:p>17.2724770642</text:p>
          </table:table-cell>
          <table:table-cell/>
          <table:table-cell office:value-type="string">
            <text:p>6552</text:p>
          </table:table-cell>
          <table:table-cell office:value-type="string">
            <text:p>6519</text:p>
          </table:table-cell>
          <table:table-cell office:value-type="float" office:value="10.77">
            <text:p>10.77</text:p>
          </table:table-cell>
          <table:table-cell office:value-type="float" office:value="8">
            <text:p>8</text:p>
          </table:table-cell>
          <table:table-cell office:value-type="float" office:value="969.66">
            <text:p>969.66</text:p>
          </table:table-cell>
          <table:table-cell office:value-type="float" office:value="188.27">
            <text:p>188.27</text:p>
          </table:table-cell>
          <table:table-cell office:value-type="float" office:value="5.15036915068784">
            <text:p>5.1503691507</text:p>
          </table:table-cell>
          <table:table-cell office:value-type="float" office:value="1.34625">
            <text:p>1.34625</text:p>
          </table:table-cell>
          <table:table-cell office:value-type="float" office:value="17.480965645311">
            <text:p>17.480965645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7.8">
            <text:p>7.8</text:p>
          </table:table-cell>
          <table:table-cell office:value-type="float" office:value="6">
            <text:p>6</text:p>
          </table:table-cell>
          <table:table-cell office:value-type="float" office:value="701.91">
            <text:p>701.91</text:p>
          </table:table-cell>
          <table:table-cell office:value-type="float" office:value="280.98">
            <text:p>280.98</text:p>
          </table:table-cell>
          <table:table-cell office:value-type="float" office:value="2.49807815502883">
            <text:p>2.498078155</text:p>
          </table:table-cell>
          <table:table-cell office:value-type="float" office:value="1.3">
            <text:p>1.3</text:p>
          </table:table-cell>
          <table:table-cell office:value-type="float" office:value="36.0230769230769">
            <text:p>36.0230769231</text:p>
          </table:table-cell>
          <table:table-cell/>
          <table:table-cell office:value-type="string">
            <text:p>6559</text:p>
          </table:table-cell>
          <table:table-cell office:value-type="string">
            <text:p>6519</text:p>
          </table:table-cell>
          <table:table-cell office:value-type="float" office:value="7.93">
            <text:p>7.93</text:p>
          </table:table-cell>
          <table:table-cell office:value-type="float" office:value="11">
            <text:p>11</text:p>
          </table:table-cell>
          <table:table-cell office:value-type="float" office:value="713.7">
            <text:p>713.7</text:p>
          </table:table-cell>
          <table:table-cell office:value-type="float" office:value="280.98">
            <text:p>280.98</text:p>
          </table:table-cell>
          <table:table-cell office:value-type="float" office:value="2.54003843689942">
            <text:p>2.5400384369</text:p>
          </table:table-cell>
          <table:table-cell office:value-type="float" office:value="0.720909090909091">
            <text:p>0.7209090909</text:p>
          </table:table-cell>
          <table:table-cell office:value-type="float" office:value="35.4325346784363">
            <text:p>35.43253467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6.99">
            <text:p>6.99</text:p>
          </table:table-cell>
          <table:table-cell office:value-type="float" office:value="8">
            <text:p>8</text:p>
          </table:table-cell>
          <table:table-cell office:value-type="float" office:value="628.65">
            <text:p>628.65</text:p>
          </table:table-cell>
          <table:table-cell office:value-type="float" office:value="324.75">
            <text:p>324.75</text:p>
          </table:table-cell>
          <table:table-cell office:value-type="float" office:value="1.93579676674365">
            <text:p>1.9357967667</text:p>
          </table:table-cell>
          <table:table-cell office:value-type="float" office:value="0.87375">
            <text:p>0.87375</text:p>
          </table:table-cell>
          <table:table-cell office:value-type="float" office:value="46.4592274678112">
            <text:p>46.4592274678</text:p>
          </table:table-cell>
          <table:table-cell/>
          <table:table-cell office:value-type="string">
            <text:p>6562</text:p>
          </table:table-cell>
          <table:table-cell office:value-type="string">
            <text:p>6519</text:p>
          </table:table-cell>
          <table:table-cell office:value-type="float" office:value="6.93">
            <text:p>6.93</text:p>
          </table:table-cell>
          <table:table-cell office:value-type="float" office:value="8">
            <text:p>8</text:p>
          </table:table-cell>
          <table:table-cell office:value-type="float" office:value="623.7">
            <text:p>623.7</text:p>
          </table:table-cell>
          <table:table-cell office:value-type="float" office:value="324.75">
            <text:p>324.75</text:p>
          </table:table-cell>
          <table:table-cell office:value-type="float" office:value="1.92055427251732">
            <text:p>1.9205542725</text:p>
          </table:table-cell>
          <table:table-cell office:value-type="float" office:value="0.86625">
            <text:p>0.86625</text:p>
          </table:table-cell>
          <table:table-cell office:value-type="float" office:value="46.8614718614719">
            <text:p>46.86147186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9.75">
            <text:p>9.75</text:p>
          </table:table-cell>
          <table:table-cell office:value-type="float" office:value="8">
            <text:p>8</text:p>
          </table:table-cell>
          <table:table-cell office:value-type="float" office:value="877.77">
            <text:p>877.77</text:p>
          </table:table-cell>
          <table:table-cell office:value-type="float" office:value="224.35">
            <text:p>224.35</text:p>
          </table:table-cell>
          <table:table-cell office:value-type="float" office:value="3.91250278582572">
            <text:p>3.9125027858</text:p>
          </table:table-cell>
          <table:table-cell office:value-type="float" office:value="1.21875">
            <text:p>1.21875</text:p>
          </table:table-cell>
          <table:table-cell office:value-type="float" office:value="23.0102564102564">
            <text:p>23.0102564103</text:p>
          </table:table-cell>
          <table:table-cell/>
          <table:table-cell office:value-type="string">
            <text:p>6609</text:p>
          </table:table-cell>
          <table:table-cell office:value-type="string">
            <text:p>6519</text:p>
          </table:table-cell>
          <table:table-cell office:value-type="float" office:value="9.83">
            <text:p>9.83</text:p>
          </table:table-cell>
          <table:table-cell office:value-type="float" office:value="9">
            <text:p>9</text:p>
          </table:table-cell>
          <table:table-cell office:value-type="float" office:value="885.06">
            <text:p>885.06</text:p>
          </table:table-cell>
          <table:table-cell office:value-type="float" office:value="224.35">
            <text:p>224.35</text:p>
          </table:table-cell>
          <table:table-cell office:value-type="float" office:value="3.94499665700914">
            <text:p>3.944996657</text:p>
          </table:table-cell>
          <table:table-cell office:value-type="float" office:value="1.09222222222222">
            <text:p>1.0922222222</text:p>
          </table:table-cell>
          <table:table-cell office:value-type="float" office:value="22.822990844354">
            <text:p>22.822990844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7.48">
            <text:p>7.48</text:p>
          </table:table-cell>
          <table:table-cell office:value-type="float" office:value="8">
            <text:p>8</text:p>
          </table:table-cell>
          <table:table-cell office:value-type="float" office:value="673.56">
            <text:p>673.56</text:p>
          </table:table-cell>
          <table:table-cell office:value-type="float" office:value="267.5">
            <text:p>267.5</text:p>
          </table:table-cell>
          <table:table-cell office:value-type="float" office:value="2.51798130841121">
            <text:p>2.5179813084</text:p>
          </table:table-cell>
          <table:table-cell office:value-type="float" office:value="0.935">
            <text:p>0.935</text:p>
          </table:table-cell>
          <table:table-cell office:value-type="float" office:value="35.7620320855615">
            <text:p>35.7620320856</text:p>
          </table:table-cell>
          <table:table-cell/>
          <table:table-cell office:value-type="string">
            <text:p>6647</text:p>
          </table:table-cell>
          <table:table-cell office:value-type="string">
            <text:p>6519</text:p>
          </table:table-cell>
          <table:table-cell office:value-type="float" office:value="7.6">
            <text:p>7.6</text:p>
          </table:table-cell>
          <table:table-cell office:value-type="float" office:value="6">
            <text:p>6</text:p>
          </table:table-cell>
          <table:table-cell office:value-type="float" office:value="683.64">
            <text:p>683.64</text:p>
          </table:table-cell>
          <table:table-cell office:value-type="float" office:value="267.5">
            <text:p>267.5</text:p>
          </table:table-cell>
          <table:table-cell office:value-type="float" office:value="2.55566355140187">
            <text:p>2.5556635514</text:p>
          </table:table-cell>
          <table:table-cell office:value-type="float" office:value="1.26666666666667">
            <text:p>1.2666666667</text:p>
          </table:table-cell>
          <table:table-cell office:value-type="float" office:value="35.1973684210526">
            <text:p>35.19736842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7.11">
            <text:p>7.11</text:p>
          </table:table-cell>
          <table:table-cell office:value-type="float" office:value="7">
            <text:p>7</text:p>
          </table:table-cell>
          <table:table-cell office:value-type="float" office:value="640.26">
            <text:p>640.26</text:p>
          </table:table-cell>
          <table:table-cell office:value-type="float" office:value="331.24">
            <text:p>331.24</text:p>
          </table:table-cell>
          <table:table-cell office:value-type="float" office:value="1.93291872962203">
            <text:p>1.9329187296</text:p>
          </table:table-cell>
          <table:table-cell office:value-type="float" office:value="1.01571428571429">
            <text:p>1.0157142857</text:p>
          </table:table-cell>
          <table:table-cell office:value-type="float" office:value="46.5879043600563">
            <text:p>46.5879043601</text:p>
          </table:table-cell>
          <table:table-cell/>
          <table:table-cell office:value-type="string">
            <text:p>6670</text:p>
          </table:table-cell>
          <table:table-cell office:value-type="string">
            <text:p>6519</text:p>
          </table:table-cell>
          <table:table-cell office:value-type="float" office:value="7.44">
            <text:p>7.44</text:p>
          </table:table-cell>
          <table:table-cell office:value-type="float" office:value="7">
            <text:p>7</text:p>
          </table:table-cell>
          <table:table-cell office:value-type="float" office:value="669.96">
            <text:p>669.96</text:p>
          </table:table-cell>
          <table:table-cell office:value-type="float" office:value="331.24">
            <text:p>331.24</text:p>
          </table:table-cell>
          <table:table-cell office:value-type="float" office:value="2.0225818137906">
            <text:p>2.0225818138</text:p>
          </table:table-cell>
          <table:table-cell office:value-type="float" office:value="1.06285714285714">
            <text:p>1.0628571429</text:p>
          </table:table-cell>
          <table:table-cell office:value-type="float" office:value="44.5215053763441">
            <text:p>44.52150537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4.73">
            <text:p>24.73</text:p>
          </table:table-cell>
          <table:table-cell office:value-type="float" office:value="10">
            <text:p>10</text:p>
          </table:table-cell>
          <table:table-cell office:value-type="float" office:value="2226.06">
            <text:p>2226.06</text:p>
          </table:table-cell>
          <table:table-cell office:value-type="float" office:value="167.7">
            <text:p>167.7</text:p>
          </table:table-cell>
          <table:table-cell office:value-type="float" office:value="13.274060822898">
            <text:p>13.2740608229</text:p>
          </table:table-cell>
          <table:table-cell office:value-type="float" office:value="2.473">
            <text:p>2.473</text:p>
          </table:table-cell>
          <table:table-cell office:value-type="float" office:value="6.78123736352608">
            <text:p>6.7812373635</text:p>
          </table:table-cell>
          <table:table-cell/>
          <table:table-cell office:value-type="string">
            <text:p>6674</text:p>
          </table:table-cell>
          <table:table-cell office:value-type="string">
            <text:p>6519</text:p>
          </table:table-cell>
          <table:table-cell office:value-type="float" office:value="26.04">
            <text:p>26.04</text:p>
          </table:table-cell>
          <table:table-cell office:value-type="float" office:value="10">
            <text:p>10</text:p>
          </table:table-cell>
          <table:table-cell office:value-type="float" office:value="2343.96">
            <text:p>2343.96</text:p>
          </table:table-cell>
          <table:table-cell office:value-type="float" office:value="167.7">
            <text:p>167.7</text:p>
          </table:table-cell>
          <table:table-cell office:value-type="float" office:value="13.9771019677996">
            <text:p>13.9771019678</text:p>
          </table:table-cell>
          <table:table-cell office:value-type="float" office:value="2.604">
            <text:p>2.604</text:p>
          </table:table-cell>
          <table:table-cell office:value-type="float" office:value="6.44009216589862">
            <text:p>6.44009216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7.69">
            <text:p>7.69</text:p>
          </table:table-cell>
          <table:table-cell office:value-type="float" office:value="9">
            <text:p>9</text:p>
          </table:table-cell>
          <table:table-cell office:value-type="float" office:value="692.19">
            <text:p>692.19</text:p>
          </table:table-cell>
          <table:table-cell office:value-type="float" office:value="282.7">
            <text:p>282.7</text:p>
          </table:table-cell>
          <table:table-cell office:value-type="float" office:value="2.44849663954722">
            <text:p>2.4484966395</text:p>
          </table:table-cell>
          <table:table-cell office:value-type="float" office:value="0.854444444444444">
            <text:p>0.8544444444</text:p>
          </table:table-cell>
          <table:table-cell office:value-type="float" office:value="36.7620286085826">
            <text:p>36.7620286086</text:p>
          </table:table-cell>
          <table:table-cell/>
          <table:table-cell office:value-type="string">
            <text:p>6695</text:p>
          </table:table-cell>
          <table:table-cell office:value-type="string">
            <text:p>6519</text:p>
          </table:table-cell>
          <table:table-cell office:value-type="float" office:value="7.88">
            <text:p>7.88</text:p>
          </table:table-cell>
          <table:table-cell office:value-type="float" office:value="9">
            <text:p>9</text:p>
          </table:table-cell>
          <table:table-cell office:value-type="float" office:value="708.84">
            <text:p>708.84</text:p>
          </table:table-cell>
          <table:table-cell office:value-type="float" office:value="282.7">
            <text:p>282.7</text:p>
          </table:table-cell>
          <table:table-cell office:value-type="float" office:value="2.50739299610895">
            <text:p>2.5073929961</text:p>
          </table:table-cell>
          <table:table-cell office:value-type="float" office:value="0.875555555555555">
            <text:p>0.8755555556</text:p>
          </table:table-cell>
          <table:table-cell office:value-type="float" office:value="35.8756345177665">
            <text:p>35.87563451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7.95">
            <text:p>7.95</text:p>
          </table:table-cell>
          <table:table-cell office:value-type="float" office:value="5">
            <text:p>5</text:p>
          </table:table-cell>
          <table:table-cell office:value-type="float" office:value="715.5">
            <text:p>715.5</text:p>
          </table:table-cell>
          <table:table-cell office:value-type="float" office:value="320.48">
            <text:p>320.48</text:p>
          </table:table-cell>
          <table:table-cell office:value-type="float" office:value="2.23258861707439">
            <text:p>2.2325886171</text:p>
          </table:table-cell>
          <table:table-cell office:value-type="float" office:value="1.59">
            <text:p>1.59</text:p>
          </table:table-cell>
          <table:table-cell office:value-type="float" office:value="40.3119496855346">
            <text:p>40.3119496855</text:p>
          </table:table-cell>
          <table:table-cell/>
          <table:table-cell office:value-type="string">
            <text:p>6699</text:p>
          </table:table-cell>
          <table:table-cell office:value-type="string">
            <text:p>6519</text:p>
          </table:table-cell>
          <table:table-cell office:value-type="float" office:value="7.81">
            <text:p>7.81</text:p>
          </table:table-cell>
          <table:table-cell office:value-type="float" office:value="255">
            <text:p>255</text:p>
          </table:table-cell>
          <table:table-cell office:value-type="float" office:value="703.26">
            <text:p>703.26</text:p>
          </table:table-cell>
          <table:table-cell office:value-type="float" office:value="320.48">
            <text:p>320.48</text:p>
          </table:table-cell>
          <table:table-cell office:value-type="float" office:value="2.19439590614079">
            <text:p>2.1943959061</text:p>
          </table:table-cell>
          <table:table-cell office:value-type="float" office:value="0.0306274509803922">
            <text:p>0.030627451</text:p>
          </table:table-cell>
          <table:table-cell office:value-type="float" office:value="41.0345710627401">
            <text:p>41.03457106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7.68">
            <text:p>7.68</text:p>
          </table:table-cell>
          <table:table-cell office:value-type="float" office:value="12">
            <text:p>12</text:p>
          </table:table-cell>
          <table:table-cell office:value-type="float" office:value="691.38">
            <text:p>691.38</text:p>
          </table:table-cell>
          <table:table-cell office:value-type="float" office:value="24.7">
            <text:p>24.7</text:p>
          </table:table-cell>
          <table:table-cell office:value-type="float" office:value="27.9910931174089">
            <text:p>27.9910931174</text:p>
          </table:table-cell>
          <table:table-cell office:value-type="float" office:value="0.64">
            <text:p>0.64</text:p>
          </table:table-cell>
          <table:table-cell office:value-type="float" office:value="3.21614583333333">
            <text:p>3.2161458333</text:p>
          </table:table-cell>
          <table:table-cell/>
          <table:table-cell office:value-type="string">
            <text:p>6716</text:p>
          </table:table-cell>
          <table:table-cell office:value-type="string">
            <text:p>6519</text:p>
          </table:table-cell>
          <table:table-cell office:value-type="float" office:value="7.59">
            <text:p>7.59</text:p>
          </table:table-cell>
          <table:table-cell office:value-type="float" office:value="5">
            <text:p>5</text:p>
          </table:table-cell>
          <table:table-cell office:value-type="float" office:value="683.19">
            <text:p>683.19</text:p>
          </table:table-cell>
          <table:table-cell office:value-type="float" office:value="24.7">
            <text:p>24.7</text:p>
          </table:table-cell>
          <table:table-cell office:value-type="float" office:value="27.6595141700405">
            <text:p>27.65951417</text:p>
          </table:table-cell>
          <table:table-cell office:value-type="float" office:value="1.518">
            <text:p>1.518</text:p>
          </table:table-cell>
          <table:table-cell office:value-type="float" office:value="3.25428194993412">
            <text:p>3.254281949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6.74">
            <text:p>6.74</text:p>
          </table:table-cell>
          <table:table-cell office:value-type="float" office:value="5">
            <text:p>5</text:p>
          </table:table-cell>
          <table:table-cell office:value-type="float" office:value="606.24">
            <text:p>606.24</text:p>
          </table:table-cell>
          <table:table-cell office:value-type="float" office:value="321.91">
            <text:p>321.91</text:p>
          </table:table-cell>
          <table:table-cell office:value-type="float" office:value="1.88325929607654">
            <text:p>1.8832592961</text:p>
          </table:table-cell>
          <table:table-cell office:value-type="float" office:value="1.348">
            <text:p>1.348</text:p>
          </table:table-cell>
          <table:table-cell office:value-type="float" office:value="47.7611275964392">
            <text:p>47.7611275964</text:p>
          </table:table-cell>
          <table:table-cell/>
          <table:table-cell office:value-type="string">
            <text:p>6738</text:p>
          </table:table-cell>
          <table:table-cell office:value-type="string">
            <text:p>6519</text:p>
          </table:table-cell>
          <table:table-cell office:value-type="float" office:value="6.87">
            <text:p>6.87</text:p>
          </table:table-cell>
          <table:table-cell office:value-type="float" office:value="5">
            <text:p>5</text:p>
          </table:table-cell>
          <table:table-cell office:value-type="float" office:value="618.3">
            <text:p>618.3</text:p>
          </table:table-cell>
          <table:table-cell office:value-type="float" office:value="321.91">
            <text:p>321.91</text:p>
          </table:table-cell>
          <table:table-cell office:value-type="float" office:value="1.92072318349849">
            <text:p>1.9207231835</text:p>
          </table:table-cell>
          <table:table-cell office:value-type="float" office:value="1.374">
            <text:p>1.374</text:p>
          </table:table-cell>
          <table:table-cell office:value-type="float" office:value="46.8573508005823">
            <text:p>46.85735080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13.84">
            <text:p>13.84</text:p>
          </table:table-cell>
          <table:table-cell office:value-type="float" office:value="10">
            <text:p>10</text:p>
          </table:table-cell>
          <table:table-cell office:value-type="float" office:value="1245.24">
            <text:p>1245.24</text:p>
          </table:table-cell>
          <table:table-cell office:value-type="float" office:value="233.17">
            <text:p>233.17</text:p>
          </table:table-cell>
          <table:table-cell office:value-type="float" office:value="5.34048119397864">
            <text:p>5.340481194</text:p>
          </table:table-cell>
          <table:table-cell office:value-type="float" office:value="1.384">
            <text:p>1.384</text:p>
          </table:table-cell>
          <table:table-cell office:value-type="float" office:value="16.8475433526012">
            <text:p>16.8475433526</text:p>
          </table:table-cell>
          <table:table-cell/>
          <table:table-cell office:value-type="string">
            <text:p>6843</text:p>
          </table:table-cell>
          <table:table-cell office:value-type="string">
            <text:p>6519</text:p>
          </table:table-cell>
          <table:table-cell office:value-type="float" office:value="15.14">
            <text:p>15.14</text:p>
          </table:table-cell>
          <table:table-cell office:value-type="float" office:value="9">
            <text:p>9</text:p>
          </table:table-cell>
          <table:table-cell office:value-type="float" office:value="1362.24">
            <text:p>1362.24</text:p>
          </table:table-cell>
          <table:table-cell office:value-type="float" office:value="233.17">
            <text:p>233.17</text:p>
          </table:table-cell>
          <table:table-cell office:value-type="float" office:value="5.84226101127933">
            <text:p>5.8422610113</text:p>
          </table:table-cell>
          <table:table-cell office:value-type="float" office:value="1.68222222222222">
            <text:p>1.6822222222</text:p>
          </table:table-cell>
          <table:table-cell office:value-type="float" office:value="15.4009247027741">
            <text:p>15.40092470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7.42">
            <text:p>7.42</text:p>
          </table:table-cell>
          <table:table-cell office:value-type="float" office:value="6">
            <text:p>6</text:p>
          </table:table-cell>
          <table:table-cell office:value-type="float" office:value="667.98">
            <text:p>667.98</text:p>
          </table:table-cell>
          <table:table-cell office:value-type="float" office:value="331.03">
            <text:p>331.03</text:p>
          </table:table-cell>
          <table:table-cell office:value-type="float" office:value="2.01788357550675">
            <text:p>2.0178835755</text:p>
          </table:table-cell>
          <table:table-cell office:value-type="float" office:value="1.23666666666667">
            <text:p>1.2366666667</text:p>
          </table:table-cell>
          <table:table-cell office:value-type="float" office:value="44.6132075471698">
            <text:p>44.6132075472</text:p>
          </table:table-cell>
          <table:table-cell/>
          <table:table-cell office:value-type="string">
            <text:p>6879</text:p>
          </table:table-cell>
          <table:table-cell office:value-type="string">
            <text:p>6519</text:p>
          </table:table-cell>
          <table:table-cell office:value-type="float" office:value="7.66">
            <text:p>7.66</text:p>
          </table:table-cell>
          <table:table-cell office:value-type="float" office:value="6">
            <text:p>6</text:p>
          </table:table-cell>
          <table:table-cell office:value-type="float" office:value="688.95">
            <text:p>688.95</text:p>
          </table:table-cell>
          <table:table-cell office:value-type="float" office:value="331.03">
            <text:p>331.03</text:p>
          </table:table-cell>
          <table:table-cell office:value-type="float" office:value="2.08123130834063">
            <text:p>2.0812313083</text:p>
          </table:table-cell>
          <table:table-cell office:value-type="float" office:value="1.27666666666667">
            <text:p>1.2766666667</text:p>
          </table:table-cell>
          <table:table-cell office:value-type="float" office:value="43.2154046997389">
            <text:p>43.215404699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5.63">
            <text:p>15.63</text:p>
          </table:table-cell>
          <table:table-cell office:value-type="float" office:value="8">
            <text:p>8</text:p>
          </table:table-cell>
          <table:table-cell office:value-type="float" office:value="1407.15">
            <text:p>1407.15</text:p>
          </table:table-cell>
          <table:table-cell office:value-type="float" office:value="7.44">
            <text:p>7.44</text:p>
          </table:table-cell>
          <table:table-cell office:value-type="float" office:value="189.133064516129">
            <text:p>189.1330645161</text:p>
          </table:table-cell>
          <table:table-cell office:value-type="float" office:value="1.95375">
            <text:p>1.95375</text:p>
          </table:table-cell>
          <table:table-cell office:value-type="float" office:value="0.476007677543186">
            <text:p>0.4760076775</text:p>
          </table:table-cell>
          <table:table-cell/>
          <table:table-cell office:value-type="string">
            <text:p>6892</text:p>
          </table:table-cell>
          <table:table-cell office:value-type="string">
            <text:p>6519</text:p>
          </table:table-cell>
          <table:table-cell office:value-type="float" office:value="15.66">
            <text:p>15.66</text:p>
          </table:table-cell>
          <table:table-cell office:value-type="float" office:value="7">
            <text:p>7</text:p>
          </table:table-cell>
          <table:table-cell office:value-type="float" office:value="1409.31">
            <text:p>1409.31</text:p>
          </table:table-cell>
          <table:table-cell office:value-type="float" office:value="7.44">
            <text:p>7.44</text:p>
          </table:table-cell>
          <table:table-cell office:value-type="float" office:value="189.423387096774">
            <text:p>189.4233870968</text:p>
          </table:table-cell>
          <table:table-cell office:value-type="float" office:value="2.23714285714286">
            <text:p>2.2371428571</text:p>
          </table:table-cell>
          <table:table-cell office:value-type="float" office:value="0.475095785440613">
            <text:p>0.475095785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7.92">
            <text:p>7.92</text:p>
          </table:table-cell>
          <table:table-cell office:value-type="float" office:value="6">
            <text:p>6</text:p>
          </table:table-cell>
          <table:table-cell office:value-type="float" office:value="712.98">
            <text:p>712.98</text:p>
          </table:table-cell>
          <table:table-cell office:value-type="float" office:value="281.16">
            <text:p>281.16</text:p>
          </table:table-cell>
          <table:table-cell office:value-type="float" office:value="2.53585147247119">
            <text:p>2.5358514725</text:p>
          </table:table-cell>
          <table:table-cell office:value-type="float" office:value="1.32">
            <text:p>1.32</text:p>
          </table:table-cell>
          <table:table-cell office:value-type="float" office:value="35.5">
            <text:p>35.5</text:p>
          </table:table-cell>
          <table:table-cell/>
          <table:table-cell office:value-type="string">
            <text:p>6945</text:p>
          </table:table-cell>
          <table:table-cell office:value-type="string">
            <text:p>6519</text:p>
          </table:table-cell>
          <table:table-cell office:value-type="float" office:value="8.04">
            <text:p>8.04</text:p>
          </table:table-cell>
          <table:table-cell office:value-type="float" office:value="8">
            <text:p>8</text:p>
          </table:table-cell>
          <table:table-cell office:value-type="float" office:value="723.78">
            <text:p>723.78</text:p>
          </table:table-cell>
          <table:table-cell office:value-type="float" office:value="281.16">
            <text:p>281.16</text:p>
          </table:table-cell>
          <table:table-cell office:value-type="float" office:value="2.57426376440461">
            <text:p>2.5742637644</text:p>
          </table:table-cell>
          <table:table-cell office:value-type="float" office:value="1.005">
            <text:p>1.005</text:p>
          </table:table-cell>
          <table:table-cell office:value-type="float" office:value="34.9701492537313">
            <text:p>34.970149253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7.66">
            <text:p>7.66</text:p>
          </table:table-cell>
          <table:table-cell office:value-type="float" office:value="9">
            <text:p>9</text:p>
          </table:table-cell>
          <table:table-cell office:value-type="float" office:value="689.4">
            <text:p>689.4</text:p>
          </table:table-cell>
          <table:table-cell office:value-type="float" office:value="324.44">
            <text:p>324.44</text:p>
          </table:table-cell>
          <table:table-cell office:value-type="float" office:value="2.12489212180989">
            <text:p>2.1248921218</text:p>
          </table:table-cell>
          <table:table-cell office:value-type="float" office:value="0.851111111111111">
            <text:p>0.8511111111</text:p>
          </table:table-cell>
          <table:table-cell office:value-type="float" office:value="42.355091383812">
            <text:p>42.3550913838</text:p>
          </table:table-cell>
          <table:table-cell/>
          <table:table-cell office:value-type="string">
            <text:p>6948</text:p>
          </table:table-cell>
          <table:table-cell office:value-type="string">
            <text:p>6519</text:p>
          </table:table-cell>
          <table:table-cell office:value-type="float" office:value="7.47">
            <text:p>7.47</text:p>
          </table:table-cell>
          <table:table-cell office:value-type="float" office:value="6">
            <text:p>6</text:p>
          </table:table-cell>
          <table:table-cell office:value-type="float" office:value="672.75">
            <text:p>672.75</text:p>
          </table:table-cell>
          <table:table-cell office:value-type="float" office:value="324.44">
            <text:p>324.44</text:p>
          </table:table-cell>
          <table:table-cell office:value-type="float" office:value="2.07357292565652">
            <text:p>2.0735729257</text:p>
          </table:table-cell>
          <table:table-cell office:value-type="float" office:value="1.245">
            <text:p>1.245</text:p>
          </table:table-cell>
          <table:table-cell office:value-type="float" office:value="43.4323962516734">
            <text:p>43.43239625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7.5">
            <text:p>7.5</text:p>
          </table:table-cell>
          <table:table-cell office:value-type="float" office:value="8">
            <text:p>8</text:p>
          </table:table-cell>
          <table:table-cell office:value-type="float" office:value="675.45">
            <text:p>675.45</text:p>
          </table:table-cell>
          <table:table-cell office:value-type="float" office:value="282.1">
            <text:p>282.1</text:p>
          </table:table-cell>
          <table:table-cell office:value-type="float" office:value="2.39436370081531">
            <text:p>2.3943637008</text:p>
          </table:table-cell>
          <table:table-cell office:value-type="float" office:value="0.9375">
            <text:p>0.9375</text:p>
          </table:table-cell>
          <table:table-cell office:value-type="float" office:value="37.6133333333333">
            <text:p>37.6133333333</text:p>
          </table:table-cell>
          <table:table-cell/>
          <table:table-cell office:value-type="string">
            <text:p>6971</text:p>
          </table:table-cell>
          <table:table-cell office:value-type="string">
            <text:p>6519</text:p>
          </table:table-cell>
          <table:table-cell office:value-type="float" office:value="7.81">
            <text:p>7.81</text:p>
          </table:table-cell>
          <table:table-cell office:value-type="float" office:value="8">
            <text:p>8</text:p>
          </table:table-cell>
          <table:table-cell office:value-type="float" office:value="703.17">
            <text:p>703.17</text:p>
          </table:table-cell>
          <table:table-cell office:value-type="float" office:value="282.1">
            <text:p>282.1</text:p>
          </table:table-cell>
          <table:table-cell office:value-type="float" office:value="2.4926267281106">
            <text:p>2.4926267281</text:p>
          </table:table-cell>
          <table:table-cell office:value-type="float" office:value="0.97625">
            <text:p>0.97625</text:p>
          </table:table-cell>
          <table:table-cell office:value-type="float" office:value="36.1203585147247">
            <text:p>36.120358514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2.27">
            <text:p>12.27</text:p>
          </table:table-cell>
          <table:table-cell office:value-type="float" office:value="9">
            <text:p>9</text:p>
          </table:table-cell>
          <table:table-cell office:value-type="float" office:value="1104.57">
            <text:p>1104.57</text:p>
          </table:table-cell>
          <table:table-cell office:value-type="float" office:value="130.56">
            <text:p>130.56</text:p>
          </table:table-cell>
          <table:table-cell office:value-type="float" office:value="8.46024816176471">
            <text:p>8.4602481618</text:p>
          </table:table-cell>
          <table:table-cell office:value-type="float" office:value="1.36333333333333">
            <text:p>1.3633333333</text:p>
          </table:table-cell>
          <table:table-cell office:value-type="float" office:value="10.640586797066">
            <text:p>10.6405867971</text:p>
          </table:table-cell>
          <table:table-cell/>
          <table:table-cell office:value-type="string">
            <text:p>7021</text:p>
          </table:table-cell>
          <table:table-cell office:value-type="string">
            <text:p>6519</text:p>
          </table:table-cell>
          <table:table-cell office:value-type="float" office:value="12.34">
            <text:p>12.34</text:p>
          </table:table-cell>
          <table:table-cell office:value-type="float" office:value="10">
            <text:p>10</text:p>
          </table:table-cell>
          <table:table-cell office:value-type="float" office:value="1110.6">
            <text:p>1110.6</text:p>
          </table:table-cell>
          <table:table-cell office:value-type="float" office:value="130.56">
            <text:p>130.56</text:p>
          </table:table-cell>
          <table:table-cell office:value-type="float" office:value="8.50643382352941">
            <text:p>8.5064338235</text:p>
          </table:table-cell>
          <table:table-cell office:value-type="float" office:value="1.234">
            <text:p>1.234</text:p>
          </table:table-cell>
          <table:table-cell office:value-type="float" office:value="10.580226904376">
            <text:p>10.5802269044</text:p>
          </table:table-cell>
          <table:table-cell table:number-columns-repeated="1005"/>
        </table:table-row>
        <table:table-row table:style-name="ro1">
          <table:table-cell office:value-type="string">
            <text:p>6532</text:p>
          </table:table-cell>
          <table:table-cell office:value-type="string">
            <text:p>6087</text:p>
          </table:table-cell>
          <table:table-cell office:value-type="float" office:value="9.29">
            <text:p>9.29</text:p>
          </table:table-cell>
          <table:table-cell office:value-type="float" office:value="7">
            <text:p>7</text:p>
          </table:table-cell>
          <table:table-cell office:value-type="float" office:value="836.19">
            <text:p>836.19</text:p>
          </table:table-cell>
          <table:table-cell office:value-type="float" office:value="291.23">
            <text:p>291.23</text:p>
          </table:table-cell>
          <table:table-cell office:value-type="float" office:value="2.87123579301583">
            <text:p>2.871235793</text:p>
          </table:table-cell>
          <table:table-cell office:value-type="float" office:value="1.32714285714286">
            <text:p>1.3271428571</text:p>
          </table:table-cell>
          <table:table-cell office:value-type="float" office:value="31.3487621097955">
            <text:p>31.3487621098</text:p>
          </table:table-cell>
          <table:table-cell/>
          <table:table-cell office:value-type="string">
            <text:p>6087</text:p>
          </table:table-cell>
          <table:table-cell office:value-type="string">
            <text:p>6532</text:p>
          </table:table-cell>
          <table:table-cell office:value-type="float" office:value="9.21">
            <text:p>9.21</text:p>
          </table:table-cell>
          <table:table-cell office:value-type="float" office:value="7">
            <text:p>7</text:p>
          </table:table-cell>
          <table:table-cell office:value-type="float" office:value="828.63">
            <text:p>828.63</text:p>
          </table:table-cell>
          <table:table-cell office:value-type="float" office:value="291.23">
            <text:p>291.23</text:p>
          </table:table-cell>
          <table:table-cell office:value-type="float" office:value="2.84527692888782">
            <text:p>2.8452769289</text:p>
          </table:table-cell>
          <table:table-cell office:value-type="float" office:value="1.31571428571429">
            <text:p>1.3157142857</text:p>
          </table:table-cell>
          <table:table-cell office:value-type="float" office:value="31.6210640608035">
            <text:p>31.621064060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14.49">
            <text:p>14.49</text:p>
          </table:table-cell>
          <table:table-cell office:value-type="float" office:value="6">
            <text:p>6</text:p>
          </table:table-cell>
          <table:table-cell office:value-type="float" office:value="1303.83">
            <text:p>1303.83</text:p>
          </table:table-cell>
          <table:table-cell office:value-type="float" office:value="20.25">
            <text:p>20.25</text:p>
          </table:table-cell>
          <table:table-cell office:value-type="float" office:value="64.3866666666667">
            <text:p>64.3866666667</text:p>
          </table:table-cell>
          <table:table-cell office:value-type="float" office:value="2.415">
            <text:p>2.415</text:p>
          </table:table-cell>
          <table:table-cell office:value-type="float" office:value="1.39751552795031">
            <text:p>1.397515528</text:p>
          </table:table-cell>
          <table:table-cell/>
          <table:table-cell office:value-type="string">
            <text:p>6182</text:p>
          </table:table-cell>
          <table:table-cell office:value-type="string">
            <text:p>6532</text:p>
          </table:table-cell>
          <table:table-cell office:value-type="float" office:value="14.45">
            <text:p>14.45</text:p>
          </table:table-cell>
          <table:table-cell office:value-type="float" office:value="6">
            <text:p>6</text:p>
          </table:table-cell>
          <table:table-cell office:value-type="float" office:value="1300.23">
            <text:p>1300.23</text:p>
          </table:table-cell>
          <table:table-cell office:value-type="float" office:value="20.25">
            <text:p>20.25</text:p>
          </table:table-cell>
          <table:table-cell office:value-type="float" office:value="64.2088888888889">
            <text:p>64.2088888889</text:p>
          </table:table-cell>
          <table:table-cell office:value-type="float" office:value="2.40833333333333">
            <text:p>2.4083333333</text:p>
          </table:table-cell>
          <table:table-cell office:value-type="float" office:value="1.40138408304498">
            <text:p>1.40138408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8.26">
            <text:p>8.26</text:p>
          </table:table-cell>
          <table:table-cell office:value-type="float" office:value="11">
            <text:p>11</text:p>
          </table:table-cell>
          <table:table-cell office:value-type="float" office:value="743.13">
            <text:p>743.13</text:p>
          </table:table-cell>
          <table:table-cell office:value-type="float" office:value="322.46">
            <text:p>322.46</text:p>
          </table:table-cell>
          <table:table-cell office:value-type="float" office:value="2.30456490727532">
            <text:p>2.3045649073</text:p>
          </table:table-cell>
          <table:table-cell office:value-type="float" office:value="0.750909090909091">
            <text:p>0.7509090909</text:p>
          </table:table-cell>
          <table:table-cell office:value-type="float" office:value="39.0387409200968">
            <text:p>39.0387409201</text:p>
          </table:table-cell>
          <table:table-cell/>
          <table:table-cell office:value-type="string">
            <text:p>6214</text:p>
          </table:table-cell>
          <table:table-cell office:value-type="string">
            <text:p>653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720.09">
            <text:p>720.09</text:p>
          </table:table-cell>
          <table:table-cell office:value-type="float" office:value="322.46">
            <text:p>322.46</text:p>
          </table:table-cell>
          <table:table-cell office:value-type="float" office:value="2.23311418470508">
            <text:p>2.2331141847</text:p>
          </table:table-cell>
          <table:table-cell office:value-type="float" office:value="0.888888888888889">
            <text:p>0.8888888889</text:p>
          </table:table-cell>
          <table:table-cell office:value-type="float" office:value="40.3075">
            <text:p>40.30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8.05">
            <text:p>8.05</text:p>
          </table:table-cell>
          <table:table-cell office:value-type="float" office:value="4">
            <text:p>4</text:p>
          </table:table-cell>
          <table:table-cell office:value-type="float" office:value="724.32">
            <text:p>724.32</text:p>
          </table:table-cell>
          <table:table-cell office:value-type="float" office:value="293.24">
            <text:p>293.24</text:p>
          </table:table-cell>
          <table:table-cell office:value-type="float" office:value="2.4700586550266">
            <text:p>2.470058655</text:p>
          </table:table-cell>
          <table:table-cell office:value-type="float" office:value="2.0125">
            <text:p>2.0125</text:p>
          </table:table-cell>
          <table:table-cell office:value-type="float" office:value="36.4273291925466">
            <text:p>36.4273291925</text:p>
          </table:table-cell>
          <table:table-cell/>
          <table:table-cell office:value-type="string">
            <text:p>6382</text:p>
          </table:table-cell>
          <table:table-cell office:value-type="string">
            <text:p>6532</text:p>
          </table:table-cell>
          <table:table-cell office:value-type="float" office:value="8.04">
            <text:p>8.04</text:p>
          </table:table-cell>
          <table:table-cell office:value-type="float" office:value="4">
            <text:p>4</text:p>
          </table:table-cell>
          <table:table-cell office:value-type="float" office:value="723.96">
            <text:p>723.96</text:p>
          </table:table-cell>
          <table:table-cell office:value-type="float" office:value="293.24">
            <text:p>293.24</text:p>
          </table:table-cell>
          <table:table-cell office:value-type="float" office:value="2.46883099167917">
            <text:p>2.4688309917</text:p>
          </table:table-cell>
          <table:table-cell office:value-type="float" office:value="2.01">
            <text:p>2.01</text:p>
          </table:table-cell>
          <table:table-cell office:value-type="float" office:value="36.4726368159204">
            <text:p>36.47263681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9.7">
            <text:p>9.7</text:p>
          </table:table-cell>
          <table:table-cell office:value-type="float" office:value="8">
            <text:p>8</text:p>
          </table:table-cell>
          <table:table-cell office:value-type="float" office:value="873.27">
            <text:p>873.27</text:p>
          </table:table-cell>
          <table:table-cell office:value-type="float" office:value="290.8">
            <text:p>290.8</text:p>
          </table:table-cell>
          <table:table-cell office:value-type="float" office:value="3.00299174690509">
            <text:p>3.0029917469</text:p>
          </table:table-cell>
          <table:table-cell office:value-type="float" office:value="1.2125">
            <text:p>1.2125</text:p>
          </table:table-cell>
          <table:table-cell office:value-type="float" office:value="29.979381443299">
            <text:p>29.9793814433</text:p>
          </table:table-cell>
          <table:table-cell/>
          <table:table-cell office:value-type="string">
            <text:p>6405</text:p>
          </table:table-cell>
          <table:table-cell office:value-type="string">
            <text:p>6532</text:p>
          </table:table-cell>
          <table:table-cell office:value-type="float" office:value="10.03">
            <text:p>10.03</text:p>
          </table:table-cell>
          <table:table-cell office:value-type="float" office:value="11">
            <text:p>11</text:p>
          </table:table-cell>
          <table:table-cell office:value-type="float" office:value="902.34">
            <text:p>902.34</text:p>
          </table:table-cell>
          <table:table-cell office:value-type="float" office:value="290.8">
            <text:p>290.8</text:p>
          </table:table-cell>
          <table:table-cell office:value-type="float" office:value="3.10295735900963">
            <text:p>3.102957359</text:p>
          </table:table-cell>
          <table:table-cell office:value-type="float" office:value="0.911818181818182">
            <text:p>0.9118181818</text:p>
          </table:table-cell>
          <table:table-cell office:value-type="float" office:value="28.9930209371884">
            <text:p>28.99302093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3.72">
            <text:p>13.72</text:p>
          </table:table-cell>
          <table:table-cell office:value-type="float" office:value="6">
            <text:p>6</text:p>
          </table:table-cell>
          <table:table-cell office:value-type="float" office:value="1235.07">
            <text:p>1235.07</text:p>
          </table:table-cell>
          <table:table-cell office:value-type="float" office:value="102.32">
            <text:p>102.32</text:p>
          </table:table-cell>
          <table:table-cell office:value-type="float" office:value="12.0706606724003">
            <text:p>12.0706606724</text:p>
          </table:table-cell>
          <table:table-cell office:value-type="float" office:value="2.28666666666667">
            <text:p>2.2866666667</text:p>
          </table:table-cell>
          <table:table-cell office:value-type="float" office:value="7.45772594752187">
            <text:p>7.4577259475</text:p>
          </table:table-cell>
          <table:table-cell/>
          <table:table-cell office:value-type="string">
            <text:p>6423</text:p>
          </table:table-cell>
          <table:table-cell office:value-type="string">
            <text:p>6532</text:p>
          </table:table-cell>
          <table:table-cell office:value-type="float" office:value="13.67">
            <text:p>13.67</text:p>
          </table:table-cell>
          <table:table-cell office:value-type="float" office:value="6">
            <text:p>6</text:p>
          </table:table-cell>
          <table:table-cell office:value-type="float" office:value="1230.48">
            <text:p>1230.48</text:p>
          </table:table-cell>
          <table:table-cell office:value-type="float" office:value="102.32">
            <text:p>102.32</text:p>
          </table:table-cell>
          <table:table-cell office:value-type="float" office:value="12.0258014073495">
            <text:p>12.0258014073</text:p>
          </table:table-cell>
          <table:table-cell office:value-type="float" office:value="2.27833333333333">
            <text:p>2.2783333333</text:p>
          </table:table-cell>
          <table:table-cell office:value-type="float" office:value="7.48500365764448">
            <text:p>7.48500365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9.09">
            <text:p>9.09</text:p>
          </table:table-cell>
          <table:table-cell office:value-type="float" office:value="12">
            <text:p>12</text:p>
          </table:table-cell>
          <table:table-cell office:value-type="float" office:value="818.37">
            <text:p>818.37</text:p>
          </table:table-cell>
          <table:table-cell office:value-type="float" office:value="315.5">
            <text:p>315.5</text:p>
          </table:table-cell>
          <table:table-cell office:value-type="float" office:value="2.59388272583201">
            <text:p>2.5938827258</text:p>
          </table:table-cell>
          <table:table-cell office:value-type="float" office:value="0.7575">
            <text:p>0.7575</text:p>
          </table:table-cell>
          <table:table-cell office:value-type="float" office:value="34.7084708470847">
            <text:p>34.7084708471</text:p>
          </table:table-cell>
          <table:table-cell/>
          <table:table-cell office:value-type="string">
            <text:p>6446</text:p>
          </table:table-cell>
          <table:table-cell office:value-type="string">
            <text:p>6532</text:p>
          </table:table-cell>
          <table:table-cell office:value-type="float" office:value="9.04">
            <text:p>9.04</text:p>
          </table:table-cell>
          <table:table-cell office:value-type="float" office:value="12">
            <text:p>12</text:p>
          </table:table-cell>
          <table:table-cell office:value-type="float" office:value="813.15">
            <text:p>813.15</text:p>
          </table:table-cell>
          <table:table-cell office:value-type="float" office:value="315.5">
            <text:p>315.5</text:p>
          </table:table-cell>
          <table:table-cell office:value-type="float" office:value="2.57733755942948">
            <text:p>2.5773375594</text:p>
          </table:table-cell>
          <table:table-cell office:value-type="float" office:value="0.753333333333333">
            <text:p>0.7533333333</text:p>
          </table:table-cell>
          <table:table-cell office:value-type="float" office:value="34.9004424778761">
            <text:p>34.90044247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9.41">
            <text:p>9.41</text:p>
          </table:table-cell>
          <table:table-cell office:value-type="float" office:value="10">
            <text:p>10</text:p>
          </table:table-cell>
          <table:table-cell office:value-type="float" office:value="847.26">
            <text:p>847.26</text:p>
          </table:table-cell>
          <table:table-cell office:value-type="float" office:value="290.71">
            <text:p>290.71</text:p>
          </table:table-cell>
          <table:table-cell office:value-type="float" office:value="2.91445082728492">
            <text:p>2.9144508273</text:p>
          </table:table-cell>
          <table:table-cell office:value-type="float" office:value="0.941">
            <text:p>0.941</text:p>
          </table:table-cell>
          <table:table-cell office:value-type="float" office:value="30.8937300743889">
            <text:p>30.8937300744</text:p>
          </table:table-cell>
          <table:table-cell/>
          <table:table-cell office:value-type="string">
            <text:p>6451</text:p>
          </table:table-cell>
          <table:table-cell office:value-type="string">
            <text:p>6532</text:p>
          </table:table-cell>
          <table:table-cell office:value-type="float" office:value="9.45">
            <text:p>9.45</text:p>
          </table:table-cell>
          <table:table-cell office:value-type="float" office:value="12">
            <text:p>12</text:p>
          </table:table-cell>
          <table:table-cell office:value-type="float" office:value="850.68">
            <text:p>850.68</text:p>
          </table:table-cell>
          <table:table-cell office:value-type="float" office:value="290.71">
            <text:p>290.71</text:p>
          </table:table-cell>
          <table:table-cell office:value-type="float" office:value="2.92621512847855">
            <text:p>2.9262151285</text:p>
          </table:table-cell>
          <table:table-cell office:value-type="float" office:value="0.7875">
            <text:p>0.7875</text:p>
          </table:table-cell>
          <table:table-cell office:value-type="float" office:value="30.762962962963">
            <text:p>30.7629629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8.94">
            <text:p>8.94</text:p>
          </table:table-cell>
          <table:table-cell office:value-type="float" office:value="255">
            <text:p>255</text:p>
          </table:table-cell>
          <table:table-cell office:value-type="float" office:value="804.42">
            <text:p>804.42</text:p>
          </table:table-cell>
          <table:table-cell office:value-type="float" office:value="315.18">
            <text:p>315.18</text:p>
          </table:table-cell>
          <table:table-cell office:value-type="float" office:value="2.55225585379783">
            <text:p>2.5522558538</text:p>
          </table:table-cell>
          <table:table-cell office:value-type="float" office:value="0.0350588235294118">
            <text:p>0.0350588235</text:p>
          </table:table-cell>
          <table:table-cell office:value-type="float" office:value="35.255033557047">
            <text:p>35.255033557</text:p>
          </table:table-cell>
          <table:table-cell/>
          <table:table-cell office:value-type="string">
            <text:p>6471</text:p>
          </table:table-cell>
          <table:table-cell office:value-type="string">
            <text:p>6532</text:p>
          </table:table-cell>
          <table:table-cell office:value-type="float" office:value="9">
            <text:p>9</text:p>
          </table:table-cell>
          <table:table-cell office:value-type="float" office:value="255">
            <text:p>255</text:p>
          </table:table-cell>
          <table:table-cell office:value-type="float" office:value="809.91">
            <text:p>809.91</text:p>
          </table:table-cell>
          <table:table-cell office:value-type="float" office:value="315.18">
            <text:p>315.18</text:p>
          </table:table-cell>
          <table:table-cell office:value-type="float" office:value="2.56967447173044">
            <text:p>2.5696744717</text:p>
          </table:table-cell>
          <table:table-cell office:value-type="float" office:value="0.0352941176470588">
            <text:p>0.0352941176</text:p>
          </table:table-cell>
          <table:table-cell office:value-type="float" office:value="35.02">
            <text:p>35.0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3.14">
            <text:p>13.14</text:p>
          </table:table-cell>
          <table:table-cell office:value-type="float" office:value="8">
            <text:p>8</text:p>
          </table:table-cell>
          <table:table-cell office:value-type="float" office:value="1182.51">
            <text:p>1182.51</text:p>
          </table:table-cell>
          <table:table-cell office:value-type="float" office:value="202.2">
            <text:p>202.2</text:p>
          </table:table-cell>
          <table:table-cell office:value-type="float" office:value="5.84821958456973">
            <text:p>5.8482195846</text:p>
          </table:table-cell>
          <table:table-cell office:value-type="float" office:value="1.6425">
            <text:p>1.6425</text:p>
          </table:table-cell>
          <table:table-cell office:value-type="float" office:value="15.3881278538813">
            <text:p>15.3881278539</text:p>
          </table:table-cell>
          <table:table-cell/>
          <table:table-cell office:value-type="string">
            <text:p>6499</text:p>
          </table:table-cell>
          <table:table-cell office:value-type="string">
            <text:p>6532</text:p>
          </table:table-cell>
          <table:table-cell office:value-type="float" office:value="13.17">
            <text:p>13.17</text:p>
          </table:table-cell>
          <table:table-cell office:value-type="float" office:value="8">
            <text:p>8</text:p>
          </table:table-cell>
          <table:table-cell office:value-type="float" office:value="1184.94">
            <text:p>1184.94</text:p>
          </table:table-cell>
          <table:table-cell office:value-type="float" office:value="202.2">
            <text:p>202.2</text:p>
          </table:table-cell>
          <table:table-cell office:value-type="float" office:value="5.86023738872404">
            <text:p>5.8602373887</text:p>
          </table:table-cell>
          <table:table-cell office:value-type="float" office:value="1.64625">
            <text:p>1.64625</text:p>
          </table:table-cell>
          <table:table-cell office:value-type="float" office:value="15.3530751708428">
            <text:p>15.353075170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10.8">
            <text:p>10.8</text:p>
          </table:table-cell>
          <table:table-cell office:value-type="float" office:value="6">
            <text:p>6</text:p>
          </table:table-cell>
          <table:table-cell office:value-type="float" office:value="972.18">
            <text:p>972.18</text:p>
          </table:table-cell>
          <table:table-cell office:value-type="float" office:value="365.16">
            <text:p>365.16</text:p>
          </table:table-cell>
          <table:table-cell office:value-type="float" office:value="2.6623397962537">
            <text:p>2.6623397963</text:p>
          </table:table-cell>
          <table:table-cell office:value-type="float" office:value="1.8">
            <text:p>1.8</text:p>
          </table:table-cell>
          <table:table-cell office:value-type="float" office:value="33.8111111111111">
            <text:p>33.8111111111</text:p>
          </table:table-cell>
          <table:table-cell/>
          <table:table-cell office:value-type="string">
            <text:p>6501</text:p>
          </table:table-cell>
          <table:table-cell office:value-type="string">
            <text:p>6532</text:p>
          </table:table-cell>
          <table:table-cell office:value-type="float" office:value="10.77">
            <text:p>10.77</text:p>
          </table:table-cell>
          <table:table-cell office:value-type="float" office:value="6">
            <text:p>6</text:p>
          </table:table-cell>
          <table:table-cell office:value-type="float" office:value="969.3">
            <text:p>969.3</text:p>
          </table:table-cell>
          <table:table-cell office:value-type="float" office:value="365.16">
            <text:p>365.16</text:p>
          </table:table-cell>
          <table:table-cell office:value-type="float" office:value="2.65445284258955">
            <text:p>2.6544528426</text:p>
          </table:table-cell>
          <table:table-cell office:value-type="float" office:value="1.795">
            <text:p>1.795</text:p>
          </table:table-cell>
          <table:table-cell office:value-type="float" office:value="33.9052924791086">
            <text:p>33.90529247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10.03">
            <text:p>10.03</text:p>
          </table:table-cell>
          <table:table-cell office:value-type="float" office:value="6">
            <text:p>6</text:p>
          </table:table-cell>
          <table:table-cell office:value-type="float" office:value="902.88">
            <text:p>902.88</text:p>
          </table:table-cell>
          <table:table-cell office:value-type="float" office:value="246.37">
            <text:p>246.37</text:p>
          </table:table-cell>
          <table:table-cell office:value-type="float" office:value="3.66473190729391">
            <text:p>3.6647319073</text:p>
          </table:table-cell>
          <table:table-cell office:value-type="float" office:value="1.67166666666667">
            <text:p>1.6716666667</text:p>
          </table:table-cell>
          <table:table-cell office:value-type="float" office:value="24.5633100697906">
            <text:p>24.5633100698</text:p>
          </table:table-cell>
          <table:table-cell/>
          <table:table-cell office:value-type="string">
            <text:p>6512</text:p>
          </table:table-cell>
          <table:table-cell office:value-type="string">
            <text:p>6532</text:p>
          </table:table-cell>
          <table:table-cell office:value-type="float" office:value="10.02">
            <text:p>10.02</text:p>
          </table:table-cell>
          <table:table-cell office:value-type="float" office:value="5">
            <text:p>5</text:p>
          </table:table-cell>
          <table:table-cell office:value-type="float" office:value="901.98">
            <text:p>901.98</text:p>
          </table:table-cell>
          <table:table-cell office:value-type="float" office:value="246.37">
            <text:p>246.37</text:p>
          </table:table-cell>
          <table:table-cell office:value-type="float" office:value="3.66107886512157">
            <text:p>3.6610788651</text:p>
          </table:table-cell>
          <table:table-cell office:value-type="float" office:value="2.004">
            <text:p>2.004</text:p>
          </table:table-cell>
          <table:table-cell office:value-type="float" office:value="24.5878243512974">
            <text:p>24.58782435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8.17">
            <text:p>8.17</text:p>
          </table:table-cell>
          <table:table-cell office:value-type="float" office:value="8">
            <text:p>8</text:p>
          </table:table-cell>
          <table:table-cell office:value-type="float" office:value="735.21">
            <text:p>735.21</text:p>
          </table:table-cell>
          <table:table-cell office:value-type="float" office:value="339.4">
            <text:p>339.4</text:p>
          </table:table-cell>
          <table:table-cell office:value-type="float" office:value="2.16620506776665">
            <text:p>2.1662050678</text:p>
          </table:table-cell>
          <table:table-cell office:value-type="float" office:value="1.02125">
            <text:p>1.02125</text:p>
          </table:table-cell>
          <table:table-cell office:value-type="float" office:value="41.5422276621787">
            <text:p>41.5422276622</text:p>
          </table:table-cell>
          <table:table-cell/>
          <table:table-cell office:value-type="string">
            <text:p>6515</text:p>
          </table:table-cell>
          <table:table-cell office:value-type="string">
            <text:p>6532</text:p>
          </table:table-cell>
          <table:table-cell office:value-type="float" office:value="8.21">
            <text:p>8.21</text:p>
          </table:table-cell>
          <table:table-cell office:value-type="float" office:value="8">
            <text:p>8</text:p>
          </table:table-cell>
          <table:table-cell office:value-type="float" office:value="738.72">
            <text:p>738.72</text:p>
          </table:table-cell>
          <table:table-cell office:value-type="float" office:value="339.4">
            <text:p>339.4</text:p>
          </table:table-cell>
          <table:table-cell office:value-type="float" office:value="2.17654684737772">
            <text:p>2.1765468474</text:p>
          </table:table-cell>
          <table:table-cell office:value-type="float" office:value="1.02625">
            <text:p>1.02625</text:p>
          </table:table-cell>
          <table:table-cell office:value-type="float" office:value="41.3398294762485">
            <text:p>41.339829476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9.19">
            <text:p>9.19</text:p>
          </table:table-cell>
          <table:table-cell office:value-type="float" office:value="8">
            <text:p>8</text:p>
          </table:table-cell>
          <table:table-cell office:value-type="float" office:value="826.65">
            <text:p>826.65</text:p>
          </table:table-cell>
          <table:table-cell office:value-type="float" office:value="339.3">
            <text:p>339.3</text:p>
          </table:table-cell>
          <table:table-cell office:value-type="float" office:value="2.43633952254642">
            <text:p>2.4363395225</text:p>
          </table:table-cell>
          <table:table-cell office:value-type="float" office:value="1.14875">
            <text:p>1.14875</text:p>
          </table:table-cell>
          <table:table-cell office:value-type="float" office:value="36.9205658324265">
            <text:p>36.9205658324</text:p>
          </table:table-cell>
          <table:table-cell/>
          <table:table-cell office:value-type="string">
            <text:p>6516</text:p>
          </table:table-cell>
          <table:table-cell office:value-type="string">
            <text:p>6532</text:p>
          </table:table-cell>
          <table:table-cell office:value-type="float" office:value="9.31">
            <text:p>9.31</text:p>
          </table:table-cell>
          <table:table-cell office:value-type="float" office:value="8">
            <text:p>8</text:p>
          </table:table-cell>
          <table:table-cell office:value-type="float" office:value="838.26">
            <text:p>838.26</text:p>
          </table:table-cell>
          <table:table-cell office:value-type="float" office:value="339.3">
            <text:p>339.3</text:p>
          </table:table-cell>
          <table:table-cell office:value-type="float" office:value="2.47055702917772">
            <text:p>2.4705570292</text:p>
          </table:table-cell>
          <table:table-cell office:value-type="float" office:value="1.16375">
            <text:p>1.16375</text:p>
          </table:table-cell>
          <table:table-cell office:value-type="float" office:value="36.4446831364125">
            <text:p>36.44468313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14.2">
            <text:p>14.2</text:p>
          </table:table-cell>
          <table:table-cell office:value-type="float" office:value="6">
            <text:p>6</text:p>
          </table:table-cell>
          <table:table-cell office:value-type="float" office:value="1277.55">
            <text:p>1277.55</text:p>
          </table:table-cell>
          <table:table-cell office:value-type="float" office:value="97.02">
            <text:p>97.02</text:p>
          </table:table-cell>
          <table:table-cell office:value-type="float" office:value="13.1679035250464">
            <text:p>13.167903525</text:p>
          </table:table-cell>
          <table:table-cell office:value-type="float" office:value="2.36666666666667">
            <text:p>2.3666666667</text:p>
          </table:table-cell>
          <table:table-cell office:value-type="float" office:value="6.83239436619718">
            <text:p>6.8323943662</text:p>
          </table:table-cell>
          <table:table-cell/>
          <table:table-cell office:value-type="string">
            <text:p>6519</text:p>
          </table:table-cell>
          <table:table-cell office:value-type="string">
            <text:p>6532</text:p>
          </table:table-cell>
          <table:table-cell office:value-type="float" office:value="14.24">
            <text:p>14.24</text:p>
          </table:table-cell>
          <table:table-cell office:value-type="float" office:value="6">
            <text:p>6</text:p>
          </table:table-cell>
          <table:table-cell office:value-type="float" office:value="1281.33">
            <text:p>1281.33</text:p>
          </table:table-cell>
          <table:table-cell office:value-type="float" office:value="97.02">
            <text:p>97.02</text:p>
          </table:table-cell>
          <table:table-cell office:value-type="float" office:value="13.2068645640074">
            <text:p>13.206864564</text:p>
          </table:table-cell>
          <table:table-cell office:value-type="float" office:value="2.37333333333333">
            <text:p>2.3733333333</text:p>
          </table:table-cell>
          <table:table-cell office:value-type="float" office:value="6.81320224719101">
            <text:p>6.81320224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12.24">
            <text:p>12.24</text:p>
          </table:table-cell>
          <table:table-cell office:value-type="float" office:value="3">
            <text:p>3</text:p>
          </table:table-cell>
          <table:table-cell office:value-type="float" office:value="1101.42">
            <text:p>1101.42</text:p>
          </table:table-cell>
          <table:table-cell office:value-type="float" office:value="153.86">
            <text:p>153.86</text:p>
          </table:table-cell>
          <table:table-cell office:value-type="float" office:value="7.15858572728454">
            <text:p>7.1585857273</text:p>
          </table:table-cell>
          <table:table-cell office:value-type="float" office:value="4.08">
            <text:p>4.08</text:p>
          </table:table-cell>
          <table:table-cell office:value-type="float" office:value="12.5702614379085">
            <text:p>12.5702614379</text:p>
          </table:table-cell>
          <table:table-cell/>
          <table:table-cell office:value-type="string">
            <text:p>6552</text:p>
          </table:table-cell>
          <table:table-cell office:value-type="string">
            <text:p>6532</text:p>
          </table:table-cell>
          <table:table-cell office:value-type="float" office:value="12.25">
            <text:p>12.25</text:p>
          </table:table-cell>
          <table:table-cell office:value-type="float" office:value="5">
            <text:p>5</text:p>
          </table:table-cell>
          <table:table-cell office:value-type="float" office:value="1102.5">
            <text:p>1102.5</text:p>
          </table:table-cell>
          <table:table-cell office:value-type="float" office:value="153.86">
            <text:p>153.86</text:p>
          </table:table-cell>
          <table:table-cell office:value-type="float" office:value="7.1656050955414">
            <text:p>7.1656050955</text:p>
          </table:table-cell>
          <table:table-cell office:value-type="float" office:value="2.45">
            <text:p>2.45</text:p>
          </table:table-cell>
          <table:table-cell office:value-type="float" office:value="12.56">
            <text:p>12.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8.81">
            <text:p>8.81</text:p>
          </table:table-cell>
          <table:table-cell office:value-type="float" office:value="7">
            <text:p>7</text:p>
          </table:table-cell>
          <table:table-cell office:value-type="float" office:value="792.54">
            <text:p>792.54</text:p>
          </table:table-cell>
          <table:table-cell office:value-type="float" office:value="290.29">
            <text:p>290.29</text:p>
          </table:table-cell>
          <table:table-cell office:value-type="float" office:value="2.7301663853388">
            <text:p>2.7301663853</text:p>
          </table:table-cell>
          <table:table-cell office:value-type="float" office:value="1.25857142857143">
            <text:p>1.2585714286</text:p>
          </table:table-cell>
          <table:table-cell office:value-type="float" office:value="32.950056753689">
            <text:p>32.9500567537</text:p>
          </table:table-cell>
          <table:table-cell/>
          <table:table-cell office:value-type="string">
            <text:p>6559</text:p>
          </table:table-cell>
          <table:table-cell office:value-type="string">
            <text:p>6532</text:p>
          </table:table-cell>
          <table:table-cell office:value-type="float" office:value="8.79">
            <text:p>8.79</text:p>
          </table:table-cell>
          <table:table-cell office:value-type="float" office:value="9">
            <text:p>9</text:p>
          </table:table-cell>
          <table:table-cell office:value-type="float" office:value="791.01">
            <text:p>791.01</text:p>
          </table:table-cell>
          <table:table-cell office:value-type="float" office:value="290.29">
            <text:p>290.29</text:p>
          </table:table-cell>
          <table:table-cell office:value-type="float" office:value="2.72489579386131">
            <text:p>2.7248957939</text:p>
          </table:table-cell>
          <table:table-cell office:value-type="float" office:value="0.976666666666667">
            <text:p>0.9766666667</text:p>
          </table:table-cell>
          <table:table-cell office:value-type="float" office:value="33.0250284414107">
            <text:p>33.025028441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8.06">
            <text:p>8.06</text:p>
          </table:table-cell>
          <table:table-cell office:value-type="float" office:value="10">
            <text:p>10</text:p>
          </table:table-cell>
          <table:table-cell office:value-type="float" office:value="725.85">
            <text:p>725.85</text:p>
          </table:table-cell>
          <table:table-cell office:value-type="float" office:value="317.41">
            <text:p>317.41</text:p>
          </table:table-cell>
          <table:table-cell office:value-type="float" office:value="2.28678995620806">
            <text:p>2.2867899562</text:p>
          </table:table-cell>
          <table:table-cell office:value-type="float" office:value="0.806">
            <text:p>0.806</text:p>
          </table:table-cell>
          <table:table-cell office:value-type="float" office:value="39.3808933002481">
            <text:p>39.3808933002</text:p>
          </table:table-cell>
          <table:table-cell/>
          <table:table-cell office:value-type="string">
            <text:p>6562</text:p>
          </table:table-cell>
          <table:table-cell office:value-type="string">
            <text:p>6532</text:p>
          </table:table-cell>
          <table:table-cell office:value-type="float" office:value="8.02">
            <text:p>8.02</text:p>
          </table:table-cell>
          <table:table-cell office:value-type="float" office:value="9">
            <text:p>9</text:p>
          </table:table-cell>
          <table:table-cell office:value-type="float" office:value="721.53">
            <text:p>721.53</text:p>
          </table:table-cell>
          <table:table-cell office:value-type="float" office:value="317.41">
            <text:p>317.41</text:p>
          </table:table-cell>
          <table:table-cell office:value-type="float" office:value="2.27317979899814">
            <text:p>2.273179799</text:p>
          </table:table-cell>
          <table:table-cell office:value-type="float" office:value="0.891111111111111">
            <text:p>0.8911111111</text:p>
          </table:table-cell>
          <table:table-cell office:value-type="float" office:value="39.5773067331671">
            <text:p>39.577306733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10.24">
            <text:p>10.24</text:p>
          </table:table-cell>
          <table:table-cell office:value-type="float" office:value="5">
            <text:p>5</text:p>
          </table:table-cell>
          <table:table-cell office:value-type="float" office:value="922.05">
            <text:p>922.05</text:p>
          </table:table-cell>
          <table:table-cell office:value-type="float" office:value="229.02">
            <text:p>229.02</text:p>
          </table:table-cell>
          <table:table-cell office:value-type="float" office:value="4.02606759235001">
            <text:p>4.0260675924</text:p>
          </table:table-cell>
          <table:table-cell office:value-type="float" office:value="2.048">
            <text:p>2.048</text:p>
          </table:table-cell>
          <table:table-cell office:value-type="float" office:value="22.365234375">
            <text:p>22.365234375</text:p>
          </table:table-cell>
          <table:table-cell/>
          <table:table-cell office:value-type="string">
            <text:p>6609</text:p>
          </table:table-cell>
          <table:table-cell office:value-type="string">
            <text:p>6532</text:p>
          </table:table-cell>
          <table:table-cell office:value-type="float" office:value="10.27">
            <text:p>10.27</text:p>
          </table:table-cell>
          <table:table-cell office:value-type="float" office:value="5">
            <text:p>5</text:p>
          </table:table-cell>
          <table:table-cell office:value-type="float" office:value="923.85">
            <text:p>923.85</text:p>
          </table:table-cell>
          <table:table-cell office:value-type="float" office:value="229.02">
            <text:p>229.02</text:p>
          </table:table-cell>
          <table:table-cell office:value-type="float" office:value="4.03392716793293">
            <text:p>4.0339271679</text:p>
          </table:table-cell>
          <table:table-cell office:value-type="float" office:value="2.054">
            <text:p>2.054</text:p>
          </table:table-cell>
          <table:table-cell office:value-type="float" office:value="22.2999026290165">
            <text:p>22.2999026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9.58">
            <text:p>9.58</text:p>
          </table:table-cell>
          <table:table-cell office:value-type="float" office:value="9">
            <text:p>9</text:p>
          </table:table-cell>
          <table:table-cell office:value-type="float" office:value="861.93">
            <text:p>861.93</text:p>
          </table:table-cell>
          <table:table-cell office:value-type="float" office:value="289.81">
            <text:p>289.81</text:p>
          </table:table-cell>
          <table:table-cell office:value-type="float" office:value="2.97412097581174">
            <text:p>2.9741209758</text:p>
          </table:table-cell>
          <table:table-cell office:value-type="float" office:value="1.06444444444445">
            <text:p>1.0644444444</text:p>
          </table:table-cell>
          <table:table-cell office:value-type="float" office:value="30.2515657620042">
            <text:p>30.251565762</text:p>
          </table:table-cell>
          <table:table-cell/>
          <table:table-cell office:value-type="string">
            <text:p>6647</text:p>
          </table:table-cell>
          <table:table-cell office:value-type="string">
            <text:p>6532</text:p>
          </table:table-cell>
          <table:table-cell office:value-type="float" office:value="9.19">
            <text:p>9.19</text:p>
          </table:table-cell>
          <table:table-cell office:value-type="float" office:value="8">
            <text:p>8</text:p>
          </table:table-cell>
          <table:table-cell office:value-type="float" office:value="826.83">
            <text:p>826.83</text:p>
          </table:table-cell>
          <table:table-cell office:value-type="float" office:value="289.81">
            <text:p>289.81</text:p>
          </table:table-cell>
          <table:table-cell office:value-type="float" office:value="2.85300714261068">
            <text:p>2.8530071426</text:p>
          </table:table-cell>
          <table:table-cell office:value-type="float" office:value="1.14875">
            <text:p>1.14875</text:p>
          </table:table-cell>
          <table:table-cell office:value-type="float" office:value="31.5353645266594">
            <text:p>31.53536452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8.36">
            <text:p>8.36</text:p>
          </table:table-cell>
          <table:table-cell office:value-type="float" office:value="8">
            <text:p>8</text:p>
          </table:table-cell>
          <table:table-cell office:value-type="float" office:value="751.95">
            <text:p>751.95</text:p>
          </table:table-cell>
          <table:table-cell office:value-type="float" office:value="322.82">
            <text:p>322.82</text:p>
          </table:table-cell>
          <table:table-cell office:value-type="float" office:value="2.32931664704789">
            <text:p>2.329316647</text:p>
          </table:table-cell>
          <table:table-cell office:value-type="float" office:value="1.045">
            <text:p>1.045</text:p>
          </table:table-cell>
          <table:table-cell office:value-type="float" office:value="38.6148325358852">
            <text:p>38.6148325359</text:p>
          </table:table-cell>
          <table:table-cell/>
          <table:table-cell office:value-type="string">
            <text:p>6670</text:p>
          </table:table-cell>
          <table:table-cell office:value-type="string">
            <text:p>6532</text:p>
          </table:table-cell>
          <table:table-cell office:value-type="float" office:value="8.43">
            <text:p>8.43</text:p>
          </table:table-cell>
          <table:table-cell office:value-type="float" office:value="8">
            <text:p>8</text:p>
          </table:table-cell>
          <table:table-cell office:value-type="float" office:value="758.88">
            <text:p>758.88</text:p>
          </table:table-cell>
          <table:table-cell office:value-type="float" office:value="322.82">
            <text:p>322.82</text:p>
          </table:table-cell>
          <table:table-cell office:value-type="float" office:value="2.35078371848089">
            <text:p>2.3507837185</text:p>
          </table:table-cell>
          <table:table-cell office:value-type="float" office:value="1.05375">
            <text:p>1.05375</text:p>
          </table:table-cell>
          <table:table-cell office:value-type="float" office:value="38.29418742586">
            <text:p>38.29418742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39.73">
            <text:p>39.73</text:p>
          </table:table-cell>
          <table:table-cell office:value-type="float" office:value="14">
            <text:p>14</text:p>
          </table:table-cell>
          <table:table-cell office:value-type="float" office:value="3575.61">
            <text:p>3575.61</text:p>
          </table:table-cell>
          <table:table-cell office:value-type="float" office:value="131.31">
            <text:p>131.31</text:p>
          </table:table-cell>
          <table:table-cell office:value-type="float" office:value="27.2302947224126">
            <text:p>27.2302947224</text:p>
          </table:table-cell>
          <table:table-cell office:value-type="float" office:value="2.83785714285714">
            <text:p>2.8378571429</text:p>
          </table:table-cell>
          <table:table-cell office:value-type="float" office:value="3.30505914925749">
            <text:p>3.3050591493</text:p>
          </table:table-cell>
          <table:table-cell/>
          <table:table-cell office:value-type="string">
            <text:p>6674</text:p>
          </table:table-cell>
          <table:table-cell office:value-type="string">
            <text:p>6532</text:p>
          </table:table-cell>
          <table:table-cell office:value-type="float" office:value="38.14">
            <text:p>38.14</text:p>
          </table:table-cell>
          <table:table-cell office:value-type="float" office:value="12">
            <text:p>12</text:p>
          </table:table-cell>
          <table:table-cell office:value-type="float" office:value="3432.96">
            <text:p>3432.96</text:p>
          </table:table-cell>
          <table:table-cell office:value-type="float" office:value="131.31">
            <text:p>131.31</text:p>
          </table:table-cell>
          <table:table-cell office:value-type="float" office:value="26.1439342015079">
            <text:p>26.1439342015</text:p>
          </table:table-cell>
          <table:table-cell office:value-type="float" office:value="3.17833333333333">
            <text:p>3.1783333333</text:p>
          </table:table-cell>
          <table:table-cell office:value-type="float" office:value="3.44284216046146">
            <text:p>3.44284216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9.97">
            <text:p>9.97</text:p>
          </table:table-cell>
          <table:table-cell office:value-type="float" office:value="11">
            <text:p>11</text:p>
          </table:table-cell>
          <table:table-cell office:value-type="float" office:value="897.66">
            <text:p>897.66</text:p>
          </table:table-cell>
          <table:table-cell office:value-type="float" office:value="291.33">
            <text:p>291.33</text:p>
          </table:table-cell>
          <table:table-cell office:value-type="float" office:value="3.08124806919988">
            <text:p>3.0812480692</text:p>
          </table:table-cell>
          <table:table-cell office:value-type="float" office:value="0.906363636363636">
            <text:p>0.9063636364</text:p>
          </table:table-cell>
          <table:table-cell office:value-type="float" office:value="29.2206619859579">
            <text:p>29.220661986</text:p>
          </table:table-cell>
          <table:table-cell/>
          <table:table-cell office:value-type="string">
            <text:p>6695</text:p>
          </table:table-cell>
          <table:table-cell office:value-type="string">
            <text:p>6532</text:p>
          </table:table-cell>
          <table:table-cell office:value-type="float" office:value="10.03">
            <text:p>10.03</text:p>
          </table:table-cell>
          <table:table-cell office:value-type="float" office:value="11">
            <text:p>11</text:p>
          </table:table-cell>
          <table:table-cell office:value-type="float" office:value="902.43">
            <text:p>902.43</text:p>
          </table:table-cell>
          <table:table-cell office:value-type="float" office:value="291.33">
            <text:p>291.33</text:p>
          </table:table-cell>
          <table:table-cell office:value-type="float" office:value="3.09762125424776">
            <text:p>3.0976212542</text:p>
          </table:table-cell>
          <table:table-cell office:value-type="float" office:value="0.911818181818182">
            <text:p>0.9118181818</text:p>
          </table:table-cell>
          <table:table-cell office:value-type="float" office:value="29.0458624127617">
            <text:p>29.04586241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8.53">
            <text:p>8.53</text:p>
          </table:table-cell>
          <table:table-cell office:value-type="float" office:value="3">
            <text:p>3</text:p>
          </table:table-cell>
          <table:table-cell office:value-type="float" office:value="768.06">
            <text:p>768.06</text:p>
          </table:table-cell>
          <table:table-cell office:value-type="float" office:value="314.84">
            <text:p>314.84</text:p>
          </table:table-cell>
          <table:table-cell office:value-type="float" office:value="2.43952483801296">
            <text:p>2.439524838</text:p>
          </table:table-cell>
          <table:table-cell office:value-type="float" office:value="2.84333333333333">
            <text:p>2.8433333333</text:p>
          </table:table-cell>
          <table:table-cell office:value-type="float" office:value="36.9097303634232">
            <text:p>36.9097303634</text:p>
          </table:table-cell>
          <table:table-cell/>
          <table:table-cell office:value-type="string">
            <text:p>6699</text:p>
          </table:table-cell>
          <table:table-cell office:value-type="string">
            <text:p>6532</text:p>
          </table:table-cell>
          <table:table-cell office:value-type="float" office:value="8.38">
            <text:p>8.38</text:p>
          </table:table-cell>
          <table:table-cell office:value-type="float" office:value="255">
            <text:p>255</text:p>
          </table:table-cell>
          <table:table-cell office:value-type="float" office:value="753.84">
            <text:p>753.84</text:p>
          </table:table-cell>
          <table:table-cell office:value-type="float" office:value="314.84">
            <text:p>314.84</text:p>
          </table:table-cell>
          <table:table-cell office:value-type="float" office:value="2.39435903951213">
            <text:p>2.3943590395</text:p>
          </table:table-cell>
          <table:table-cell office:value-type="float" office:value="0.0328627450980392">
            <text:p>0.0328627451</text:p>
          </table:table-cell>
          <table:table-cell office:value-type="float" office:value="37.5704057279236">
            <text:p>37.57040572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16.05">
            <text:p>16.05</text:p>
          </table:table-cell>
          <table:table-cell office:value-type="float" office:value="11">
            <text:p>11</text:p>
          </table:table-cell>
          <table:table-cell office:value-type="float" office:value="1444.68">
            <text:p>1444.68</text:p>
          </table:table-cell>
          <table:table-cell office:value-type="float" office:value="111.05">
            <text:p>111.05</text:p>
          </table:table-cell>
          <table:table-cell office:value-type="float" office:value="13.0092751013057">
            <text:p>13.0092751013</text:p>
          </table:table-cell>
          <table:table-cell office:value-type="float" office:value="1.45909090909091">
            <text:p>1.4590909091</text:p>
          </table:table-cell>
          <table:table-cell office:value-type="float" office:value="6.9190031152648">
            <text:p>6.9190031153</text:p>
          </table:table-cell>
          <table:table-cell/>
          <table:table-cell office:value-type="string">
            <text:p>6716</text:p>
          </table:table-cell>
          <table:table-cell office:value-type="string">
            <text:p>6532</text:p>
          </table:table-cell>
          <table:table-cell office:value-type="float" office:value="16.14">
            <text:p>16.14</text:p>
          </table:table-cell>
          <table:table-cell office:value-type="float" office:value="11">
            <text:p>11</text:p>
          </table:table-cell>
          <table:table-cell office:value-type="float" office:value="1453.05">
            <text:p>1453.05</text:p>
          </table:table-cell>
          <table:table-cell office:value-type="float" office:value="111.05">
            <text:p>111.05</text:p>
          </table:table-cell>
          <table:table-cell office:value-type="float" office:value="13.0846465556056">
            <text:p>13.0846465556</text:p>
          </table:table-cell>
          <table:table-cell office:value-type="float" office:value="1.46727272727273">
            <text:p>1.4672727273</text:p>
          </table:table-cell>
          <table:table-cell office:value-type="float" office:value="6.88042131350682">
            <text:p>6.88042131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9.55">
            <text:p>9.55</text:p>
          </table:table-cell>
          <table:table-cell office:value-type="float" office:value="10">
            <text:p>10</text:p>
          </table:table-cell>
          <table:table-cell office:value-type="float" office:value="859.59">
            <text:p>859.59</text:p>
          </table:table-cell>
          <table:table-cell office:value-type="float" office:value="315.35">
            <text:p>315.35</text:p>
          </table:table-cell>
          <table:table-cell office:value-type="float" office:value="2.72582844458538">
            <text:p>2.7258284446</text:p>
          </table:table-cell>
          <table:table-cell office:value-type="float" office:value="0.955">
            <text:p>0.955</text:p>
          </table:table-cell>
          <table:table-cell office:value-type="float" office:value="33.020942408377">
            <text:p>33.0209424084</text:p>
          </table:table-cell>
          <table:table-cell/>
          <table:table-cell office:value-type="string">
            <text:p>6738</text:p>
          </table:table-cell>
          <table:table-cell office:value-type="string">
            <text:p>6532</text:p>
          </table:table-cell>
          <table:table-cell office:value-type="float" office:value="9.26">
            <text:p>9.26</text:p>
          </table:table-cell>
          <table:table-cell office:value-type="float" office:value="10">
            <text:p>10</text:p>
          </table:table-cell>
          <table:table-cell office:value-type="float" office:value="833.22">
            <text:p>833.22</text:p>
          </table:table-cell>
          <table:table-cell office:value-type="float" office:value="315.35">
            <text:p>315.35</text:p>
          </table:table-cell>
          <table:table-cell office:value-type="float" office:value="2.64220707150785">
            <text:p>2.6422070715</text:p>
          </table:table-cell>
          <table:table-cell office:value-type="float" office:value="0.926">
            <text:p>0.926</text:p>
          </table:table-cell>
          <table:table-cell office:value-type="float" office:value="34.0550755939525">
            <text:p>34.05507559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14.7">
            <text:p>14.7</text:p>
          </table:table-cell>
          <table:table-cell office:value-type="float" office:value="6">
            <text:p>6</text:p>
          </table:table-cell>
          <table:table-cell office:value-type="float" office:value="1322.55">
            <text:p>1322.55</text:p>
          </table:table-cell>
          <table:table-cell office:value-type="float" office:value="302.72">
            <text:p>302.72</text:p>
          </table:table-cell>
          <table:table-cell office:value-type="float" office:value="4.36888874207188">
            <text:p>4.3688887421</text:p>
          </table:table-cell>
          <table:table-cell office:value-type="float" office:value="2.45">
            <text:p>2.45</text:p>
          </table:table-cell>
          <table:table-cell office:value-type="float" office:value="20.5931972789116">
            <text:p>20.5931972789</text:p>
          </table:table-cell>
          <table:table-cell/>
          <table:table-cell office:value-type="string">
            <text:p>6843</text:p>
          </table:table-cell>
          <table:table-cell office:value-type="string">
            <text:p>6532</text:p>
          </table:table-cell>
          <table:table-cell office:value-type="float" office:value="14.71">
            <text:p>14.71</text:p>
          </table:table-cell>
          <table:table-cell office:value-type="float" office:value="6">
            <text:p>6</text:p>
          </table:table-cell>
          <table:table-cell office:value-type="float" office:value="1323.81">
            <text:p>1323.81</text:p>
          </table:table-cell>
          <table:table-cell office:value-type="float" office:value="302.72">
            <text:p>302.72</text:p>
          </table:table-cell>
          <table:table-cell office:value-type="float" office:value="4.37305100422833">
            <text:p>4.3730510042</text:p>
          </table:table-cell>
          <table:table-cell office:value-type="float" office:value="2.45166666666667">
            <text:p>2.4516666667</text:p>
          </table:table-cell>
          <table:table-cell office:value-type="float" office:value="20.5791978246091">
            <text:p>20.579197824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4.78">
            <text:p>14.78</text:p>
          </table:table-cell>
          <table:table-cell office:value-type="float" office:value="4">
            <text:p>4</text:p>
          </table:table-cell>
          <table:table-cell office:value-type="float" office:value="1329.93">
            <text:p>1329.93</text:p>
          </table:table-cell>
          <table:table-cell office:value-type="float" office:value="322.06">
            <text:p>322.06</text:p>
          </table:table-cell>
          <table:table-cell office:value-type="float" office:value="4.12944792895734">
            <text:p>4.129447929</text:p>
          </table:table-cell>
          <table:table-cell office:value-type="float" office:value="3.695">
            <text:p>3.695</text:p>
          </table:table-cell>
          <table:table-cell office:value-type="float" office:value="21.7902571041949">
            <text:p>21.7902571042</text:p>
          </table:table-cell>
          <table:table-cell/>
          <table:table-cell office:value-type="string">
            <text:p>6879</text:p>
          </table:table-cell>
          <table:table-cell office:value-type="string">
            <text:p>6532</text:p>
          </table:table-cell>
          <table:table-cell office:value-type="float" office:value="14.8">
            <text:p>14.8</text:p>
          </table:table-cell>
          <table:table-cell office:value-type="float" office:value="4">
            <text:p>4</text:p>
          </table:table-cell>
          <table:table-cell office:value-type="float" office:value="1332.09">
            <text:p>1332.09</text:p>
          </table:table-cell>
          <table:table-cell office:value-type="float" office:value="322.06">
            <text:p>322.06</text:p>
          </table:table-cell>
          <table:table-cell office:value-type="float" office:value="4.13615475377259">
            <text:p>4.1361547538</text:p>
          </table:table-cell>
          <table:table-cell office:value-type="float" office:value="3.7">
            <text:p>3.7</text:p>
          </table:table-cell>
          <table:table-cell office:value-type="float" office:value="21.7608108108108">
            <text:p>21.760810810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6.17">
            <text:p>16.17</text:p>
          </table:table-cell>
          <table:table-cell office:value-type="float" office:value="8">
            <text:p>8</text:p>
          </table:table-cell>
          <table:table-cell office:value-type="float" office:value="1455.39">
            <text:p>1455.39</text:p>
          </table:table-cell>
          <table:table-cell office:value-type="float" office:value="103.89">
            <text:p>103.89</text:p>
          </table:table-cell>
          <table:table-cell office:value-type="float" office:value="14.0089517759168">
            <text:p>14.0089517759</text:p>
          </table:table-cell>
          <table:table-cell office:value-type="float" office:value="2.02125">
            <text:p>2.02125</text:p>
          </table:table-cell>
          <table:table-cell office:value-type="float" office:value="6.42486085343228">
            <text:p>6.4248608534</text:p>
          </table:table-cell>
          <table:table-cell/>
          <table:table-cell office:value-type="string">
            <text:p>6892</text:p>
          </table:table-cell>
          <table:table-cell office:value-type="string">
            <text:p>6532</text:p>
          </table:table-cell>
          <table:table-cell office:value-type="float" office:value="16.14">
            <text:p>16.14</text:p>
          </table:table-cell>
          <table:table-cell office:value-type="float" office:value="7">
            <text:p>7</text:p>
          </table:table-cell>
          <table:table-cell office:value-type="float" office:value="1452.69">
            <text:p>1452.69</text:p>
          </table:table-cell>
          <table:table-cell office:value-type="float" office:value="103.89">
            <text:p>103.89</text:p>
          </table:table-cell>
          <table:table-cell office:value-type="float" office:value="13.9829627490615">
            <text:p>13.9829627491</text:p>
          </table:table-cell>
          <table:table-cell office:value-type="float" office:value="2.30571428571429">
            <text:p>2.3057142857</text:p>
          </table:table-cell>
          <table:table-cell office:value-type="float" office:value="6.4368029739777">
            <text:p>6.4368029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8.98">
            <text:p>8.98</text:p>
          </table:table-cell>
          <table:table-cell office:value-type="float" office:value="7">
            <text:p>7</text:p>
          </table:table-cell>
          <table:table-cell office:value-type="float" office:value="807.84">
            <text:p>807.84</text:p>
          </table:table-cell>
          <table:table-cell office:value-type="float" office:value="290.5">
            <text:p>290.5</text:p>
          </table:table-cell>
          <table:table-cell office:value-type="float" office:value="2.78086058519793">
            <text:p>2.7808605852</text:p>
          </table:table-cell>
          <table:table-cell office:value-type="float" office:value="1.28285714285714">
            <text:p>1.2828571429</text:p>
          </table:table-cell>
          <table:table-cell office:value-type="float" office:value="32.3496659242762">
            <text:p>32.3496659243</text:p>
          </table:table-cell>
          <table:table-cell/>
          <table:table-cell office:value-type="string">
            <text:p>6945</text:p>
          </table:table-cell>
          <table:table-cell office:value-type="string">
            <text:p>6532</text:p>
          </table:table-cell>
          <table:table-cell office:value-type="float" office:value="9.01">
            <text:p>9.01</text:p>
          </table:table-cell>
          <table:table-cell office:value-type="float" office:value="9">
            <text:p>9</text:p>
          </table:table-cell>
          <table:table-cell office:value-type="float" office:value="810.99">
            <text:p>810.99</text:p>
          </table:table-cell>
          <table:table-cell office:value-type="float" office:value="290.5">
            <text:p>290.5</text:p>
          </table:table-cell>
          <table:table-cell office:value-type="float" office:value="2.79170395869191">
            <text:p>2.7917039587</text:p>
          </table:table-cell>
          <table:table-cell office:value-type="float" office:value="1.00111111111111">
            <text:p>1.0011111111</text:p>
          </table:table-cell>
          <table:table-cell office:value-type="float" office:value="32.2419533851276">
            <text:p>32.241953385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7.63">
            <text:p>7.63</text:p>
          </table:table-cell>
          <table:table-cell office:value-type="float" office:value="6">
            <text:p>6</text:p>
          </table:table-cell>
          <table:table-cell office:value-type="float" office:value="686.43">
            <text:p>686.43</text:p>
          </table:table-cell>
          <table:table-cell office:value-type="float" office:value="317.07">
            <text:p>317.07</text:p>
          </table:table-cell>
          <table:table-cell office:value-type="float" office:value="2.16491626454726">
            <text:p>2.1649162645</text:p>
          </table:table-cell>
          <table:table-cell office:value-type="float" office:value="1.27166666666667">
            <text:p>1.2716666667</text:p>
          </table:table-cell>
          <table:table-cell office:value-type="float" office:value="41.5557011795544">
            <text:p>41.5557011796</text:p>
          </table:table-cell>
          <table:table-cell/>
          <table:table-cell office:value-type="string">
            <text:p>6948</text:p>
          </table:table-cell>
          <table:table-cell office:value-type="string">
            <text:p>6532</text:p>
          </table:table-cell>
          <table:table-cell office:value-type="float" office:value="7.53">
            <text:p>7.53</text:p>
          </table:table-cell>
          <table:table-cell office:value-type="float" office:value="6">
            <text:p>6</text:p>
          </table:table-cell>
          <table:table-cell office:value-type="float" office:value="677.34">
            <text:p>677.34</text:p>
          </table:table-cell>
          <table:table-cell office:value-type="float" office:value="317.07">
            <text:p>317.07</text:p>
          </table:table-cell>
          <table:table-cell office:value-type="float" office:value="2.13624751632132">
            <text:p>2.1362475163</text:p>
          </table:table-cell>
          <table:table-cell office:value-type="float" office:value="1.255">
            <text:p>1.255</text:p>
          </table:table-cell>
          <table:table-cell office:value-type="float" office:value="42.1075697211155">
            <text:p>42.10756972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9.45">
            <text:p>9.45</text:p>
          </table:table-cell>
          <table:table-cell office:value-type="float" office:value="9">
            <text:p>9</text:p>
          </table:table-cell>
          <table:table-cell office:value-type="float" office:value="850.77">
            <text:p>850.77</text:p>
          </table:table-cell>
          <table:table-cell office:value-type="float" office:value="291.12">
            <text:p>291.12</text:p>
          </table:table-cell>
          <table:table-cell office:value-type="float" office:value="2.92240313272877">
            <text:p>2.9224031327</text:p>
          </table:table-cell>
          <table:table-cell office:value-type="float" office:value="1.05">
            <text:p>1.05</text:p>
          </table:table-cell>
          <table:table-cell office:value-type="float" office:value="30.8063492063492">
            <text:p>30.8063492063</text:p>
          </table:table-cell>
          <table:table-cell/>
          <table:table-cell office:value-type="string">
            <text:p>6971</text:p>
          </table:table-cell>
          <table:table-cell office:value-type="string">
            <text:p>6532</text:p>
          </table:table-cell>
          <table:table-cell office:value-type="float" office:value="9.33">
            <text:p>9.33</text:p>
          </table:table-cell>
          <table:table-cell office:value-type="float" office:value="9">
            <text:p>9</text:p>
          </table:table-cell>
          <table:table-cell office:value-type="float" office:value="839.88">
            <text:p>839.88</text:p>
          </table:table-cell>
          <table:table-cell office:value-type="float" office:value="291.12">
            <text:p>291.12</text:p>
          </table:table-cell>
          <table:table-cell office:value-type="float" office:value="2.88499587798846">
            <text:p>2.884995878</text:p>
          </table:table-cell>
          <table:table-cell office:value-type="float" office:value="1.03666666666667">
            <text:p>1.0366666667</text:p>
          </table:table-cell>
          <table:table-cell office:value-type="float" office:value="31.2025723472669">
            <text:p>31.202572347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5.65">
            <text:p>15.65</text:p>
          </table:table-cell>
          <table:table-cell office:value-type="float" office:value="8">
            <text:p>8</text:p>
          </table:table-cell>
          <table:table-cell office:value-type="float" office:value="1408.95">
            <text:p>1408.95</text:p>
          </table:table-cell>
          <table:table-cell office:value-type="float" office:value="116.88">
            <text:p>116.88</text:p>
          </table:table-cell>
          <table:table-cell office:value-type="float" office:value="12.0546714579056">
            <text:p>12.0546714579</text:p>
          </table:table-cell>
          <table:table-cell office:value-type="float" office:value="1.95625">
            <text:p>1.95625</text:p>
          </table:table-cell>
          <table:table-cell office:value-type="float" office:value="7.46837060702875">
            <text:p>7.468370607</text:p>
          </table:table-cell>
          <table:table-cell/>
          <table:table-cell office:value-type="string">
            <text:p>7021</text:p>
          </table:table-cell>
          <table:table-cell office:value-type="string">
            <text:p>6532</text:p>
          </table:table-cell>
          <table:table-cell office:value-type="float" office:value="15.73">
            <text:p>15.73</text:p>
          </table:table-cell>
          <table:table-cell office:value-type="float" office:value="8">
            <text:p>8</text:p>
          </table:table-cell>
          <table:table-cell office:value-type="float" office:value="1415.43">
            <text:p>1415.43</text:p>
          </table:table-cell>
          <table:table-cell office:value-type="float" office:value="116.88">
            <text:p>116.88</text:p>
          </table:table-cell>
          <table:table-cell office:value-type="float" office:value="12.110112936345">
            <text:p>12.1101129363</text:p>
          </table:table-cell>
          <table:table-cell office:value-type="float" office:value="1.96625">
            <text:p>1.96625</text:p>
          </table:table-cell>
          <table:table-cell office:value-type="float" office:value="7.43038779402416">
            <text:p>7.430387794</text:p>
          </table:table-cell>
          <table:table-cell table:number-columns-repeated="1005"/>
        </table:table-row>
        <table:table-row table:style-name="ro1">
          <table:table-cell office:value-type="string">
            <text:p>6552</text:p>
          </table:table-cell>
          <table:table-cell office:value-type="string">
            <text:p>6087</text:p>
          </table:table-cell>
          <table:table-cell office:value-type="float" office:value="5.58">
            <text:p>5.58</text:p>
          </table:table-cell>
          <table:table-cell office:value-type="float" office:value="3">
            <text:p>3</text:p>
          </table:table-cell>
          <table:table-cell office:value-type="float" office:value="502.11">
            <text:p>502.11</text:p>
          </table:table-cell>
          <table:table-cell office:value-type="float" office:value="154.52">
            <text:p>154.52</text:p>
          </table:table-cell>
          <table:table-cell office:value-type="float" office:value="3.24948226766762">
            <text:p>3.2494822677</text:p>
          </table:table-cell>
          <table:table-cell office:value-type="float" office:value="1.86">
            <text:p>1.86</text:p>
          </table:table-cell>
          <table:table-cell office:value-type="float" office:value="27.6917562724014">
            <text:p>27.6917562724</text:p>
          </table:table-cell>
          <table:table-cell/>
          <table:table-cell office:value-type="string">
            <text:p>6087</text:p>
          </table:table-cell>
          <table:table-cell office:value-type="string">
            <text:p>6552</text:p>
          </table:table-cell>
          <table:table-cell office:value-type="float" office:value="5.22">
            <text:p>5.22</text:p>
          </table:table-cell>
          <table:table-cell office:value-type="float" office:value="6">
            <text:p>6</text:p>
          </table:table-cell>
          <table:table-cell office:value-type="float" office:value="470.07">
            <text:p>470.07</text:p>
          </table:table-cell>
          <table:table-cell office:value-type="float" office:value="154.52">
            <text:p>154.52</text:p>
          </table:table-cell>
          <table:table-cell office:value-type="float" office:value="3.04213046854776">
            <text:p>3.0421304685</text:p>
          </table:table-cell>
          <table:table-cell office:value-type="float" office:value="0.87">
            <text:p>0.87</text:p>
          </table:table-cell>
          <table:table-cell office:value-type="float" office:value="29.6015325670498">
            <text:p>29.6015325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10.29">
            <text:p>10.29</text:p>
          </table:table-cell>
          <table:table-cell office:value-type="float" office:value="10">
            <text:p>10</text:p>
          </table:table-cell>
          <table:table-cell office:value-type="float" office:value="925.65">
            <text:p>925.65</text:p>
          </table:table-cell>
          <table:table-cell office:value-type="float" office:value="141.04">
            <text:p>141.04</text:p>
          </table:table-cell>
          <table:table-cell office:value-type="float" office:value="6.56303176403857">
            <text:p>6.563031764</text:p>
          </table:table-cell>
          <table:table-cell office:value-type="float" office:value="1.029">
            <text:p>1.029</text:p>
          </table:table-cell>
          <table:table-cell office:value-type="float" office:value="13.7065111758989">
            <text:p>13.7065111759</text:p>
          </table:table-cell>
          <table:table-cell/>
          <table:table-cell office:value-type="string">
            <text:p>6182</text:p>
          </table:table-cell>
          <table:table-cell office:value-type="string">
            <text:p>6552</text:p>
          </table:table-cell>
          <table:table-cell office:value-type="float" office:value="10.21">
            <text:p>10.21</text:p>
          </table:table-cell>
          <table:table-cell office:value-type="float" office:value="9">
            <text:p>9</text:p>
          </table:table-cell>
          <table:table-cell office:value-type="float" office:value="918.81">
            <text:p>918.81</text:p>
          </table:table-cell>
          <table:table-cell office:value-type="float" office:value="141.04">
            <text:p>141.04</text:p>
          </table:table-cell>
          <table:table-cell office:value-type="float" office:value="6.51453488372093">
            <text:p>6.5145348837</text:p>
          </table:table-cell>
          <table:table-cell office:value-type="float" office:value="1.13444444444445">
            <text:p>1.1344444444</text:p>
          </table:table-cell>
          <table:table-cell office:value-type="float" office:value="13.8139079333986">
            <text:p>13.81390793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4.72">
            <text:p>4.72</text:p>
          </table:table-cell>
          <table:table-cell office:value-type="float" office:value="11">
            <text:p>11</text:p>
          </table:table-cell>
          <table:table-cell office:value-type="float" office:value="424.44">
            <text:p>424.44</text:p>
          </table:table-cell>
          <table:table-cell office:value-type="float" office:value="171.53">
            <text:p>171.53</text:p>
          </table:table-cell>
          <table:table-cell office:value-type="float" office:value="2.47443595872442">
            <text:p>2.4744359587</text:p>
          </table:table-cell>
          <table:table-cell office:value-type="float" office:value="0.429090909090909">
            <text:p>0.4290909091</text:p>
          </table:table-cell>
          <table:table-cell office:value-type="float" office:value="36.3411016949153">
            <text:p>36.3411016949</text:p>
          </table:table-cell>
          <table:table-cell/>
          <table:table-cell office:value-type="string">
            <text:p>6214</text:p>
          </table:table-cell>
          <table:table-cell office:value-type="string">
            <text:p>6552</text:p>
          </table:table-cell>
          <table:table-cell office:value-type="float" office:value="4.66">
            <text:p>4.66</text:p>
          </table:table-cell>
          <table:table-cell office:value-type="float" office:value="10">
            <text:p>10</text:p>
          </table:table-cell>
          <table:table-cell office:value-type="float" office:value="419.04">
            <text:p>419.04</text:p>
          </table:table-cell>
          <table:table-cell office:value-type="float" office:value="171.53">
            <text:p>171.53</text:p>
          </table:table-cell>
          <table:table-cell office:value-type="float" office:value="2.44295458520375">
            <text:p>2.4429545852</text:p>
          </table:table-cell>
          <table:table-cell office:value-type="float" office:value="0.466">
            <text:p>0.466</text:p>
          </table:table-cell>
          <table:table-cell office:value-type="float" office:value="36.8090128755365">
            <text:p>36.80901287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6.74">
            <text:p>6.74</text:p>
          </table:table-cell>
          <table:table-cell office:value-type="float" office:value="7">
            <text:p>7</text:p>
          </table:table-cell>
          <table:table-cell office:value-type="float" office:value="606.87">
            <text:p>606.87</text:p>
          </table:table-cell>
          <table:table-cell office:value-type="float" office:value="155.91">
            <text:p>155.91</text:p>
          </table:table-cell>
          <table:table-cell office:value-type="float" office:value="3.89243794496825">
            <text:p>3.892437945</text:p>
          </table:table-cell>
          <table:table-cell office:value-type="float" office:value="0.962857142857143">
            <text:p>0.9628571429</text:p>
          </table:table-cell>
          <table:table-cell office:value-type="float" office:value="23.1320474777448">
            <text:p>23.1320474777</text:p>
          </table:table-cell>
          <table:table-cell/>
          <table:table-cell office:value-type="string">
            <text:p>6382</text:p>
          </table:table-cell>
          <table:table-cell office:value-type="string">
            <text:p>6552</text:p>
          </table:table-cell>
          <table:table-cell office:value-type="float" office:value="6.63">
            <text:p>6.63</text:p>
          </table:table-cell>
          <table:table-cell office:value-type="float" office:value="7">
            <text:p>7</text:p>
          </table:table-cell>
          <table:table-cell office:value-type="float" office:value="596.79">
            <text:p>596.79</text:p>
          </table:table-cell>
          <table:table-cell office:value-type="float" office:value="155.91">
            <text:p>155.91</text:p>
          </table:table-cell>
          <table:table-cell office:value-type="float" office:value="3.82778526072734">
            <text:p>3.8277852607</text:p>
          </table:table-cell>
          <table:table-cell office:value-type="float" office:value="0.947142857142857">
            <text:p>0.9471428571</text:p>
          </table:table-cell>
          <table:table-cell office:value-type="float" office:value="23.5158371040724">
            <text:p>23.51583710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19.68">
            <text:p>19.68</text:p>
          </table:table-cell>
          <table:table-cell office:value-type="float" office:value="5">
            <text:p>5</text:p>
          </table:table-cell>
          <table:table-cell office:value-type="float" office:value="1770.93">
            <text:p>1770.93</text:p>
          </table:table-cell>
          <table:table-cell office:value-type="float" office:value="154.62">
            <text:p>154.62</text:p>
          </table:table-cell>
          <table:table-cell office:value-type="float" office:value="11.453434225844">
            <text:p>11.4534342258</text:p>
          </table:table-cell>
          <table:table-cell office:value-type="float" office:value="3.936">
            <text:p>3.936</text:p>
          </table:table-cell>
          <table:table-cell office:value-type="float" office:value="7.85670731707317">
            <text:p>7.8567073171</text:p>
          </table:table-cell>
          <table:table-cell/>
          <table:table-cell office:value-type="string">
            <text:p>6405</text:p>
          </table:table-cell>
          <table:table-cell office:value-type="string">
            <text:p>6552</text:p>
          </table:table-cell>
          <table:table-cell office:value-type="float" office:value="19.7">
            <text:p>19.7</text:p>
          </table:table-cell>
          <table:table-cell office:value-type="float" office:value="9">
            <text:p>9</text:p>
          </table:table-cell>
          <table:table-cell office:value-type="float" office:value="1772.91">
            <text:p>1772.91</text:p>
          </table:table-cell>
          <table:table-cell office:value-type="float" office:value="154.62">
            <text:p>154.62</text:p>
          </table:table-cell>
          <table:table-cell office:value-type="float" office:value="11.4662398137369">
            <text:p>11.4662398137</text:p>
          </table:table-cell>
          <table:table-cell office:value-type="float" office:value="2.18888888888889">
            <text:p>2.1888888889</text:p>
          </table:table-cell>
          <table:table-cell office:value-type="float" office:value="7.84873096446701">
            <text:p>7.84873096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0.9">
            <text:p>10.9</text:p>
          </table:table-cell>
          <table:table-cell office:value-type="float" office:value="6">
            <text:p>6</text:p>
          </table:table-cell>
          <table:table-cell office:value-type="float" office:value="980.82">
            <text:p>980.82</text:p>
          </table:table-cell>
          <table:table-cell office:value-type="float" office:value="192.9">
            <text:p>192.9</text:p>
          </table:table-cell>
          <table:table-cell office:value-type="float" office:value="5.0846034214619">
            <text:p>5.0846034215</text:p>
          </table:table-cell>
          <table:table-cell office:value-type="float" office:value="1.81666666666667">
            <text:p>1.8166666667</text:p>
          </table:table-cell>
          <table:table-cell office:value-type="float" office:value="17.697247706422">
            <text:p>17.6972477064</text:p>
          </table:table-cell>
          <table:table-cell/>
          <table:table-cell office:value-type="string">
            <text:p>6423</text:p>
          </table:table-cell>
          <table:table-cell office:value-type="string">
            <text:p>6552</text:p>
          </table:table-cell>
          <table:table-cell office:value-type="float" office:value="10.79">
            <text:p>10.79</text:p>
          </table:table-cell>
          <table:table-cell office:value-type="float" office:value="11">
            <text:p>11</text:p>
          </table:table-cell>
          <table:table-cell office:value-type="float" office:value="970.83">
            <text:p>970.83</text:p>
          </table:table-cell>
          <table:table-cell office:value-type="float" office:value="192.9">
            <text:p>192.9</text:p>
          </table:table-cell>
          <table:table-cell office:value-type="float" office:value="5.03281493001555">
            <text:p>5.03281493</text:p>
          </table:table-cell>
          <table:table-cell office:value-type="float" office:value="0.980909090909091">
            <text:p>0.9809090909</text:p>
          </table:table-cell>
          <table:table-cell office:value-type="float" office:value="17.8776645041705">
            <text:p>17.87766450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14.36">
            <text:p>14.36</text:p>
          </table:table-cell>
          <table:table-cell office:value-type="float" office:value="7">
            <text:p>7</text:p>
          </table:table-cell>
          <table:table-cell office:value-type="float" office:value="1292.67">
            <text:p>1292.67</text:p>
          </table:table-cell>
          <table:table-cell office:value-type="float" office:value="165.64">
            <text:p>165.64</text:p>
          </table:table-cell>
          <table:table-cell office:value-type="float" office:value="7.80409321419947">
            <text:p>7.8040932142</text:p>
          </table:table-cell>
          <table:table-cell office:value-type="float" office:value="2.05142857142857">
            <text:p>2.0514285714</text:p>
          </table:table-cell>
          <table:table-cell office:value-type="float" office:value="11.5348189415042">
            <text:p>11.5348189415</text:p>
          </table:table-cell>
          <table:table-cell/>
          <table:table-cell office:value-type="string">
            <text:p>6446</text:p>
          </table:table-cell>
          <table:table-cell office:value-type="string">
            <text:p>6552</text:p>
          </table:table-cell>
          <table:table-cell office:value-type="float" office:value="4.47">
            <text:p>4.47</text:p>
          </table:table-cell>
          <table:table-cell office:value-type="float" office:value="5">
            <text:p>5</text:p>
          </table:table-cell>
          <table:table-cell office:value-type="float" office:value="402.12">
            <text:p>402.12</text:p>
          </table:table-cell>
          <table:table-cell office:value-type="float" office:value="165.64">
            <text:p>165.64</text:p>
          </table:table-cell>
          <table:table-cell office:value-type="float" office:value="2.42767447476455">
            <text:p>2.4276744748</text:p>
          </table:table-cell>
          <table:table-cell office:value-type="float" office:value="0.894">
            <text:p>0.894</text:p>
          </table:table-cell>
          <table:table-cell office:value-type="float" office:value="37.0559284116331">
            <text:p>37.05592841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5.08">
            <text:p>5.08</text:p>
          </table:table-cell>
          <table:table-cell office:value-type="float" office:value="5">
            <text:p>5</text:p>
          </table:table-cell>
          <table:table-cell office:value-type="float" office:value="456.84">
            <text:p>456.84</text:p>
          </table:table-cell>
          <table:table-cell office:value-type="float" office:value="154.84">
            <text:p>154.84</text:p>
          </table:table-cell>
          <table:table-cell office:value-type="float" office:value="2.95040041332989">
            <text:p>2.9504004133</text:p>
          </table:table-cell>
          <table:table-cell office:value-type="float" office:value="1.016">
            <text:p>1.016</text:p>
          </table:table-cell>
          <table:table-cell office:value-type="float" office:value="30.4803149606299">
            <text:p>30.4803149606</text:p>
          </table:table-cell>
          <table:table-cell/>
          <table:table-cell office:value-type="string">
            <text:p>6451</text:p>
          </table:table-cell>
          <table:table-cell office:value-type="string">
            <text:p>6552</text:p>
          </table:table-cell>
          <table:table-cell office:value-type="float" office:value="5.11">
            <text:p>5.11</text:p>
          </table:table-cell>
          <table:table-cell office:value-type="float" office:value="5">
            <text:p>5</text:p>
          </table:table-cell>
          <table:table-cell office:value-type="float" office:value="459.99">
            <text:p>459.99</text:p>
          </table:table-cell>
          <table:table-cell office:value-type="float" office:value="154.84">
            <text:p>154.84</text:p>
          </table:table-cell>
          <table:table-cell office:value-type="float" office:value="2.97074399380005">
            <text:p>2.9707439938</text:p>
          </table:table-cell>
          <table:table-cell office:value-type="float" office:value="1.022">
            <text:p>1.022</text:p>
          </table:table-cell>
          <table:table-cell office:value-type="float" office:value="30.3013698630137">
            <text:p>30.3013698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6.12">
            <text:p>6.12</text:p>
          </table:table-cell>
          <table:table-cell office:value-type="float" office:value="255">
            <text:p>255</text:p>
          </table:table-cell>
          <table:table-cell office:value-type="float" office:value="550.44">
            <text:p>550.44</text:p>
          </table:table-cell>
          <table:table-cell office:value-type="float" office:value="165.87">
            <text:p>165.87</text:p>
          </table:table-cell>
          <table:table-cell office:value-type="float" office:value="3.31850244167119">
            <text:p>3.3185024417</text:p>
          </table:table-cell>
          <table:table-cell office:value-type="float" office:value="0.024">
            <text:p>0.024</text:p>
          </table:table-cell>
          <table:table-cell office:value-type="float" office:value="27.1029411764706">
            <text:p>27.1029411765</text:p>
          </table:table-cell>
          <table:table-cell/>
          <table:table-cell office:value-type="string">
            <text:p>6471</text:p>
          </table:table-cell>
          <table:table-cell office:value-type="string">
            <text:p>6552</text:p>
          </table:table-cell>
          <table:table-cell office:value-type="float" office:value="6.24">
            <text:p>6.24</text:p>
          </table:table-cell>
          <table:table-cell office:value-type="float" office:value="255">
            <text:p>255</text:p>
          </table:table-cell>
          <table:table-cell office:value-type="float" office:value="561.15">
            <text:p>561.15</text:p>
          </table:table-cell>
          <table:table-cell office:value-type="float" office:value="165.87">
            <text:p>165.87</text:p>
          </table:table-cell>
          <table:table-cell office:value-type="float" office:value="3.38307107976126">
            <text:p>3.3830710798</text:p>
          </table:table-cell>
          <table:table-cell office:value-type="float" office:value="0.0244705882352941">
            <text:p>0.0244705882</text:p>
          </table:table-cell>
          <table:table-cell office:value-type="float" office:value="26.5817307692308">
            <text:p>26.581730769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5.11">
            <text:p>15.11</text:p>
          </table:table-cell>
          <table:table-cell office:value-type="float" office:value="8">
            <text:p>8</text:p>
          </table:table-cell>
          <table:table-cell office:value-type="float" office:value="1360.26">
            <text:p>1360.26</text:p>
          </table:table-cell>
          <table:table-cell office:value-type="float" office:value="74.21">
            <text:p>74.21</text:p>
          </table:table-cell>
          <table:table-cell office:value-type="float" office:value="18.3298746799623">
            <text:p>18.32987468</text:p>
          </table:table-cell>
          <table:table-cell office:value-type="float" office:value="1.88875">
            <text:p>1.88875</text:p>
          </table:table-cell>
          <table:table-cell office:value-type="float" office:value="4.91131700860357">
            <text:p>4.9113170086</text:p>
          </table:table-cell>
          <table:table-cell/>
          <table:table-cell office:value-type="string">
            <text:p>6499</text:p>
          </table:table-cell>
          <table:table-cell office:value-type="string">
            <text:p>6552</text:p>
          </table:table-cell>
          <table:table-cell office:value-type="float" office:value="10.34">
            <text:p>10.34</text:p>
          </table:table-cell>
          <table:table-cell office:value-type="float" office:value="8">
            <text:p>8</text:p>
          </table:table-cell>
          <table:table-cell office:value-type="float" office:value="930.33">
            <text:p>930.33</text:p>
          </table:table-cell>
          <table:table-cell office:value-type="float" office:value="74.21">
            <text:p>74.21</text:p>
          </table:table-cell>
          <table:table-cell office:value-type="float" office:value="12.5364506131249">
            <text:p>12.5364506131</text:p>
          </table:table-cell>
          <table:table-cell office:value-type="float" office:value="1.2925">
            <text:p>1.2925</text:p>
          </table:table-cell>
          <table:table-cell office:value-type="float" office:value="7.17698259187621">
            <text:p>7.176982591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8.45">
            <text:p>8.45</text:p>
          </table:table-cell>
          <table:table-cell office:value-type="float" office:value="13">
            <text:p>13</text:p>
          </table:table-cell>
          <table:table-cell office:value-type="float" office:value="760.59">
            <text:p>760.59</text:p>
          </table:table-cell>
          <table:table-cell office:value-type="float" office:value="280.4">
            <text:p>280.4</text:p>
          </table:table-cell>
          <table:table-cell office:value-type="float" office:value="2.71251783166904">
            <text:p>2.7125178317</text:p>
          </table:table-cell>
          <table:table-cell office:value-type="float" office:value="0.65">
            <text:p>0.65</text:p>
          </table:table-cell>
          <table:table-cell office:value-type="float" office:value="33.1834319526627">
            <text:p>33.1834319527</text:p>
          </table:table-cell>
          <table:table-cell/>
          <table:table-cell office:value-type="string">
            <text:p>6501</text:p>
          </table:table-cell>
          <table:table-cell office:value-type="string">
            <text:p>6552</text:p>
          </table:table-cell>
          <table:table-cell office:value-type="float" office:value="8.33">
            <text:p>8.33</text:p>
          </table:table-cell>
          <table:table-cell office:value-type="float" office:value="12">
            <text:p>12</text:p>
          </table:table-cell>
          <table:table-cell office:value-type="float" office:value="749.34">
            <text:p>749.34</text:p>
          </table:table-cell>
          <table:table-cell office:value-type="float" office:value="280.4">
            <text:p>280.4</text:p>
          </table:table-cell>
          <table:table-cell office:value-type="float" office:value="2.67239657631954">
            <text:p>2.6723965763</text:p>
          </table:table-cell>
          <table:table-cell office:value-type="float" office:value="0.694166666666667">
            <text:p>0.6941666667</text:p>
          </table:table-cell>
          <table:table-cell office:value-type="float" office:value="33.6614645858343">
            <text:p>33.661464585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7.11">
            <text:p>7.11</text:p>
          </table:table-cell>
          <table:table-cell office:value-type="float" office:value="6">
            <text:p>6</text:p>
          </table:table-cell>
          <table:table-cell office:value-type="float" office:value="640.17">
            <text:p>640.17</text:p>
          </table:table-cell>
          <table:table-cell office:value-type="float" office:value="143.88">
            <text:p>143.88</text:p>
          </table:table-cell>
          <table:table-cell office:value-type="float" office:value="4.44933277731443">
            <text:p>4.4493327773</text:p>
          </table:table-cell>
          <table:table-cell office:value-type="float" office:value="1.185">
            <text:p>1.185</text:p>
          </table:table-cell>
          <table:table-cell office:value-type="float" office:value="20.2362869198312">
            <text:p>20.2362869198</text:p>
          </table:table-cell>
          <table:table-cell/>
          <table:table-cell office:value-type="string">
            <text:p>6512</text:p>
          </table:table-cell>
          <table:table-cell office:value-type="string">
            <text:p>6552</text:p>
          </table:table-cell>
          <table:table-cell office:value-type="float" office:value="7.3">
            <text:p>7.3</text:p>
          </table:table-cell>
          <table:table-cell office:value-type="float" office:value="5">
            <text:p>5</text:p>
          </table:table-cell>
          <table:table-cell office:value-type="float" office:value="656.91">
            <text:p>656.91</text:p>
          </table:table-cell>
          <table:table-cell office:value-type="float" office:value="143.88">
            <text:p>143.88</text:p>
          </table:table-cell>
          <table:table-cell office:value-type="float" office:value="4.56567973311093">
            <text:p>4.5656797331</text:p>
          </table:table-cell>
          <table:table-cell office:value-type="float" office:value="1.46">
            <text:p>1.46</text:p>
          </table:table-cell>
          <table:table-cell office:value-type="float" office:value="19.7095890410959">
            <text:p>19.70958904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5.34">
            <text:p>5.34</text:p>
          </table:table-cell>
          <table:table-cell office:value-type="float" office:value="8">
            <text:p>8</text:p>
          </table:table-cell>
          <table:table-cell office:value-type="float" office:value="481.05">
            <text:p>481.05</text:p>
          </table:table-cell>
          <table:table-cell office:value-type="float" office:value="192.86">
            <text:p>192.86</text:p>
          </table:table-cell>
          <table:table-cell office:value-type="float" office:value="2.49429638079436">
            <text:p>2.4942963808</text:p>
          </table:table-cell>
          <table:table-cell office:value-type="float" office:value="0.6675">
            <text:p>0.6675</text:p>
          </table:table-cell>
          <table:table-cell office:value-type="float" office:value="36.1161048689139">
            <text:p>36.1161048689</text:p>
          </table:table-cell>
          <table:table-cell/>
          <table:table-cell office:value-type="string">
            <text:p>6515</text:p>
          </table:table-cell>
          <table:table-cell office:value-type="string">
            <text:p>6552</text:p>
          </table:table-cell>
          <table:table-cell office:value-type="float" office:value="5.5">
            <text:p>5.5</text:p>
          </table:table-cell>
          <table:table-cell office:value-type="float" office:value="8">
            <text:p>8</text:p>
          </table:table-cell>
          <table:table-cell office:value-type="float" office:value="494.64">
            <text:p>494.64</text:p>
          </table:table-cell>
          <table:table-cell office:value-type="float" office:value="192.86">
            <text:p>192.86</text:p>
          </table:table-cell>
          <table:table-cell office:value-type="float" office:value="2.56476200352587">
            <text:p>2.5647620035</text:p>
          </table:table-cell>
          <table:table-cell office:value-type="float" office:value="0.6875">
            <text:p>0.6875</text:p>
          </table:table-cell>
          <table:table-cell office:value-type="float" office:value="35.0654545454545">
            <text:p>35.06545454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6.45">
            <text:p>6.45</text:p>
          </table:table-cell>
          <table:table-cell office:value-type="float" office:value="8">
            <text:p>8</text:p>
          </table:table-cell>
          <table:table-cell office:value-type="float" office:value="580.41">
            <text:p>580.41</text:p>
          </table:table-cell>
          <table:table-cell office:value-type="float" office:value="192.75">
            <text:p>192.75</text:p>
          </table:table-cell>
          <table:table-cell office:value-type="float" office:value="3.01120622568093">
            <text:p>3.0112062257</text:p>
          </table:table-cell>
          <table:table-cell office:value-type="float" office:value="0.80625">
            <text:p>0.80625</text:p>
          </table:table-cell>
          <table:table-cell office:value-type="float" office:value="29.8837209302326">
            <text:p>29.8837209302</text:p>
          </table:table-cell>
          <table:table-cell/>
          <table:table-cell office:value-type="string">
            <text:p>6516</text:p>
          </table:table-cell>
          <table:table-cell office:value-type="string">
            <text:p>6552</text:p>
          </table:table-cell>
          <table:table-cell office:value-type="float" office:value="6.39">
            <text:p>6.39</text:p>
          </table:table-cell>
          <table:table-cell office:value-type="float" office:value="8">
            <text:p>8</text:p>
          </table:table-cell>
          <table:table-cell office:value-type="float" office:value="575.28">
            <text:p>575.28</text:p>
          </table:table-cell>
          <table:table-cell office:value-type="float" office:value="192.75">
            <text:p>192.75</text:p>
          </table:table-cell>
          <table:table-cell office:value-type="float" office:value="2.98459143968872">
            <text:p>2.9845914397</text:p>
          </table:table-cell>
          <table:table-cell office:value-type="float" office:value="0.79875">
            <text:p>0.79875</text:p>
          </table:table-cell>
          <table:table-cell office:value-type="float" office:value="30.1643192488263">
            <text:p>30.16431924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10.77">
            <text:p>10.77</text:p>
          </table:table-cell>
          <table:table-cell office:value-type="float" office:value="8">
            <text:p>8</text:p>
          </table:table-cell>
          <table:table-cell office:value-type="float" office:value="969.66">
            <text:p>969.66</text:p>
          </table:table-cell>
          <table:table-cell office:value-type="float" office:value="188.27">
            <text:p>188.27</text:p>
          </table:table-cell>
          <table:table-cell office:value-type="float" office:value="5.15036915068784">
            <text:p>5.1503691507</text:p>
          </table:table-cell>
          <table:table-cell office:value-type="float" office:value="1.34625">
            <text:p>1.34625</text:p>
          </table:table-cell>
          <table:table-cell office:value-type="float" office:value="17.480965645311">
            <text:p>17.4809656453</text:p>
          </table:table-cell>
          <table:table-cell/>
          <table:table-cell office:value-type="string">
            <text:p>6519</text:p>
          </table:table-cell>
          <table:table-cell office:value-type="string">
            <text:p>6552</text:p>
          </table:table-cell>
          <table:table-cell office:value-type="float" office:value="10.9">
            <text:p>10.9</text:p>
          </table:table-cell>
          <table:table-cell office:value-type="float" office:value="6">
            <text:p>6</text:p>
          </table:table-cell>
          <table:table-cell office:value-type="float" office:value="980.82">
            <text:p>980.82</text:p>
          </table:table-cell>
          <table:table-cell office:value-type="float" office:value="188.27">
            <text:p>188.27</text:p>
          </table:table-cell>
          <table:table-cell office:value-type="float" office:value="5.20964572157009">
            <text:p>5.2096457216</text:p>
          </table:table-cell>
          <table:table-cell office:value-type="float" office:value="1.81666666666667">
            <text:p>1.8166666667</text:p>
          </table:table-cell>
          <table:table-cell office:value-type="float" office:value="17.2724770642202">
            <text:p>17.27247706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2.25">
            <text:p>12.25</text:p>
          </table:table-cell>
          <table:table-cell office:value-type="float" office:value="5">
            <text:p>5</text:p>
          </table:table-cell>
          <table:table-cell office:value-type="float" office:value="1102.5">
            <text:p>1102.5</text:p>
          </table:table-cell>
          <table:table-cell office:value-type="float" office:value="153.86">
            <text:p>153.86</text:p>
          </table:table-cell>
          <table:table-cell office:value-type="float" office:value="7.1656050955414">
            <text:p>7.1656050955</text:p>
          </table:table-cell>
          <table:table-cell office:value-type="float" office:value="2.45">
            <text:p>2.45</text:p>
          </table:table-cell>
          <table:table-cell office:value-type="float" office:value="12.56">
            <text:p>12.56</text:p>
          </table:table-cell>
          <table:table-cell/>
          <table:table-cell office:value-type="string">
            <text:p>6532</text:p>
          </table:table-cell>
          <table:table-cell office:value-type="string">
            <text:p>6552</text:p>
          </table:table-cell>
          <table:table-cell office:value-type="float" office:value="12.24">
            <text:p>12.24</text:p>
          </table:table-cell>
          <table:table-cell office:value-type="float" office:value="3">
            <text:p>3</text:p>
          </table:table-cell>
          <table:table-cell office:value-type="float" office:value="1101.42">
            <text:p>1101.42</text:p>
          </table:table-cell>
          <table:table-cell office:value-type="float" office:value="153.86">
            <text:p>153.86</text:p>
          </table:table-cell>
          <table:table-cell office:value-type="float" office:value="7.15858572728454">
            <text:p>7.1585857273</text:p>
          </table:table-cell>
          <table:table-cell office:value-type="float" office:value="4.08">
            <text:p>4.08</text:p>
          </table:table-cell>
          <table:table-cell office:value-type="float" office:value="12.5702614379085">
            <text:p>12.57026143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5.18">
            <text:p>5.18</text:p>
          </table:table-cell>
          <table:table-cell office:value-type="float" office:value="4">
            <text:p>4</text:p>
          </table:table-cell>
          <table:table-cell office:value-type="float" office:value="466.2">
            <text:p>466.2</text:p>
          </table:table-cell>
          <table:table-cell office:value-type="float" office:value="154.39">
            <text:p>154.39</text:p>
          </table:table-cell>
          <table:table-cell office:value-type="float" office:value="3.01962562342121">
            <text:p>3.0196256234</text:p>
          </table:table-cell>
          <table:table-cell office:value-type="float" office:value="1.295">
            <text:p>1.295</text:p>
          </table:table-cell>
          <table:table-cell office:value-type="float" office:value="29.8050193050193">
            <text:p>29.805019305</text:p>
          </table:table-cell>
          <table:table-cell/>
          <table:table-cell office:value-type="string">
            <text:p>6559</text:p>
          </table:table-cell>
          <table:table-cell office:value-type="string">
            <text:p>6552</text:p>
          </table:table-cell>
          <table:table-cell office:value-type="float" office:value="5.22">
            <text:p>5.22</text:p>
          </table:table-cell>
          <table:table-cell office:value-type="float" office:value="10">
            <text:p>10</text:p>
          </table:table-cell>
          <table:table-cell office:value-type="float" office:value="470.16">
            <text:p>470.16</text:p>
          </table:table-cell>
          <table:table-cell office:value-type="float" office:value="154.39">
            <text:p>154.39</text:p>
          </table:table-cell>
          <table:table-cell office:value-type="float" office:value="3.045274953041">
            <text:p>3.045274953</text:p>
          </table:table-cell>
          <table:table-cell office:value-type="float" office:value="0.522">
            <text:p>0.522</text:p>
          </table:table-cell>
          <table:table-cell office:value-type="float" office:value="29.5766283524904">
            <text:p>29.57662835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38.82">
            <text:p>38.82</text:p>
          </table:table-cell>
          <table:table-cell office:value-type="float" office:value="6">
            <text:p>6</text:p>
          </table:table-cell>
          <table:table-cell office:value-type="float" office:value="3493.53">
            <text:p>3493.53</text:p>
          </table:table-cell>
          <table:table-cell office:value-type="float" office:value="167.12">
            <text:p>167.12</text:p>
          </table:table-cell>
          <table:table-cell office:value-type="float" office:value="20.9043202489229">
            <text:p>20.9043202489</text:p>
          </table:table-cell>
          <table:table-cell office:value-type="float" office:value="6.47">
            <text:p>6.47</text:p>
          </table:table-cell>
          <table:table-cell office:value-type="float" office:value="4.30499742400824">
            <text:p>4.304997424</text:p>
          </table:table-cell>
          <table:table-cell/>
          <table:table-cell office:value-type="string">
            <text:p>6562</text:p>
          </table:table-cell>
          <table:table-cell office:value-type="string">
            <text:p>6552</text:p>
          </table:table-cell>
          <table:table-cell office:value-type="float" office:value="4.61">
            <text:p>4.61</text:p>
          </table:table-cell>
          <table:table-cell office:value-type="float" office:value="6">
            <text:p>6</text:p>
          </table:table-cell>
          <table:table-cell office:value-type="float" office:value="414.72">
            <text:p>414.72</text:p>
          </table:table-cell>
          <table:table-cell office:value-type="float" office:value="167.12">
            <text:p>167.12</text:p>
          </table:table-cell>
          <table:table-cell office:value-type="float" office:value="2.48157012924844">
            <text:p>2.4815701292</text:p>
          </table:table-cell>
          <table:table-cell office:value-type="float" office:value="0.768333333333333">
            <text:p>0.7683333333</text:p>
          </table:table-cell>
          <table:table-cell office:value-type="float" office:value="36.2516268980477">
            <text:p>36.2516268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7.37">
            <text:p>7.37</text:p>
          </table:table-cell>
          <table:table-cell office:value-type="float" office:value="6">
            <text:p>6</text:p>
          </table:table-cell>
          <table:table-cell office:value-type="float" office:value="663.48">
            <text:p>663.48</text:p>
          </table:table-cell>
          <table:table-cell office:value-type="float" office:value="98.58">
            <text:p>98.58</text:p>
          </table:table-cell>
          <table:table-cell office:value-type="float" office:value="6.7303712720633">
            <text:p>6.7303712721</text:p>
          </table:table-cell>
          <table:table-cell office:value-type="float" office:value="1.22833333333333">
            <text:p>1.2283333333</text:p>
          </table:table-cell>
          <table:table-cell office:value-type="float" office:value="13.3758480325645">
            <text:p>13.3758480326</text:p>
          </table:table-cell>
          <table:table-cell/>
          <table:table-cell office:value-type="string">
            <text:p>6609</text:p>
          </table:table-cell>
          <table:table-cell office:value-type="string">
            <text:p>6552</text:p>
          </table:table-cell>
          <table:table-cell office:value-type="float" office:value="7.41">
            <text:p>7.41</text:p>
          </table:table-cell>
          <table:table-cell office:value-type="float" office:value="11">
            <text:p>11</text:p>
          </table:table-cell>
          <table:table-cell office:value-type="float" office:value="667.26">
            <text:p>667.26</text:p>
          </table:table-cell>
          <table:table-cell office:value-type="float" office:value="98.58">
            <text:p>98.58</text:p>
          </table:table-cell>
          <table:table-cell office:value-type="float" office:value="6.76871576384662">
            <text:p>6.7687157638</text:p>
          </table:table-cell>
          <table:table-cell office:value-type="float" office:value="0.673636363636364">
            <text:p>0.6736363636</text:p>
          </table:table-cell>
          <table:table-cell office:value-type="float" office:value="13.3036437246964">
            <text:p>13.303643724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5.66">
            <text:p>5.66</text:p>
          </table:table-cell>
          <table:table-cell office:value-type="float" office:value="9">
            <text:p>9</text:p>
          </table:table-cell>
          <table:table-cell office:value-type="float" office:value="509.67">
            <text:p>509.67</text:p>
          </table:table-cell>
          <table:table-cell office:value-type="float" office:value="168.75">
            <text:p>168.75</text:p>
          </table:table-cell>
          <table:table-cell office:value-type="float" office:value="3.02026666666667">
            <text:p>3.0202666667</text:p>
          </table:table-cell>
          <table:table-cell office:value-type="float" office:value="0.628888888888889">
            <text:p>0.6288888889</text:p>
          </table:table-cell>
          <table:table-cell office:value-type="float" office:value="29.8144876325088">
            <text:p>29.8144876325</text:p>
          </table:table-cell>
          <table:table-cell/>
          <table:table-cell office:value-type="string">
            <text:p>6647</text:p>
          </table:table-cell>
          <table:table-cell office:value-type="string">
            <text:p>6552</text:p>
          </table:table-cell>
          <table:table-cell office:value-type="float" office:value="5.88">
            <text:p>5.88</text:p>
          </table:table-cell>
          <table:table-cell office:value-type="float" office:value="5">
            <text:p>5</text:p>
          </table:table-cell>
          <table:table-cell office:value-type="float" office:value="528.84">
            <text:p>528.84</text:p>
          </table:table-cell>
          <table:table-cell office:value-type="float" office:value="168.75">
            <text:p>168.75</text:p>
          </table:table-cell>
          <table:table-cell office:value-type="float" office:value="3.13386666666667">
            <text:p>3.1338666667</text:p>
          </table:table-cell>
          <table:table-cell office:value-type="float" office:value="1.176">
            <text:p>1.176</text:p>
          </table:table-cell>
          <table:table-cell office:value-type="float" office:value="28.6989795918367">
            <text:p>28.69897959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5.99">
            <text:p>5.99</text:p>
          </table:table-cell>
          <table:table-cell office:value-type="float" office:value="9">
            <text:p>9</text:p>
          </table:table-cell>
          <table:table-cell office:value-type="float" office:value="538.74">
            <text:p>538.74</text:p>
          </table:table-cell>
          <table:table-cell office:value-type="float" office:value="171.87">
            <text:p>171.87</text:p>
          </table:table-cell>
          <table:table-cell office:value-type="float" office:value="3.1345784604643">
            <text:p>3.1345784605</text:p>
          </table:table-cell>
          <table:table-cell office:value-type="float" office:value="0.665555555555556">
            <text:p>0.6655555556</text:p>
          </table:table-cell>
          <table:table-cell office:value-type="float" office:value="28.6928213689482">
            <text:p>28.6928213689</text:p>
          </table:table-cell>
          <table:table-cell/>
          <table:table-cell office:value-type="string">
            <text:p>6670</text:p>
          </table:table-cell>
          <table:table-cell office:value-type="string">
            <text:p>6552</text:p>
          </table:table-cell>
          <table:table-cell office:value-type="float" office:value="6.02">
            <text:p>6.02</text:p>
          </table:table-cell>
          <table:table-cell office:value-type="float" office:value="5">
            <text:p>5</text:p>
          </table:table-cell>
          <table:table-cell office:value-type="float" office:value="541.53">
            <text:p>541.53</text:p>
          </table:table-cell>
          <table:table-cell office:value-type="float" office:value="171.87">
            <text:p>171.87</text:p>
          </table:table-cell>
          <table:table-cell office:value-type="float" office:value="3.15081165997556">
            <text:p>3.15081166</text:p>
          </table:table-cell>
          <table:table-cell office:value-type="float" office:value="1.204">
            <text:p>1.204</text:p>
          </table:table-cell>
          <table:table-cell office:value-type="float" office:value="28.5498338870432">
            <text:p>28.54983388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5.34">
            <text:p>5.34</text:p>
          </table:table-cell>
          <table:table-cell office:value-type="float" office:value="8">
            <text:p>8</text:p>
          </table:table-cell>
          <table:table-cell office:value-type="float" office:value="480.96">
            <text:p>480.96</text:p>
          </table:table-cell>
          <table:table-cell office:value-type="float" office:value="154.63">
            <text:p>154.63</text:p>
          </table:table-cell>
          <table:table-cell office:value-type="float" office:value="3.11039254995796">
            <text:p>3.11039255</text:p>
          </table:table-cell>
          <table:table-cell office:value-type="float" office:value="0.6675">
            <text:p>0.6675</text:p>
          </table:table-cell>
          <table:table-cell office:value-type="float" office:value="28.9569288389513">
            <text:p>28.956928839</text:p>
          </table:table-cell>
          <table:table-cell/>
          <table:table-cell office:value-type="string">
            <text:p>6695</text:p>
          </table:table-cell>
          <table:table-cell office:value-type="string">
            <text:p>6552</text:p>
          </table:table-cell>
          <table:table-cell office:value-type="float" office:value="5.24">
            <text:p>5.24</text:p>
          </table:table-cell>
          <table:table-cell office:value-type="float" office:value="11">
            <text:p>11</text:p>
          </table:table-cell>
          <table:table-cell office:value-type="float" office:value="471.42">
            <text:p>471.42</text:p>
          </table:table-cell>
          <table:table-cell office:value-type="float" office:value="154.63">
            <text:p>154.63</text:p>
          </table:table-cell>
          <table:table-cell office:value-type="float" office:value="3.04869688934877">
            <text:p>3.0486968893</text:p>
          </table:table-cell>
          <table:table-cell office:value-type="float" office:value="0.476363636363636">
            <text:p>0.4763636364</text:p>
          </table:table-cell>
          <table:table-cell office:value-type="float" office:value="29.5095419847328">
            <text:p>29.509541984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5.77">
            <text:p>5.77</text:p>
          </table:table-cell>
          <table:table-cell office:value-type="float" office:value="3">
            <text:p>3</text:p>
          </table:table-cell>
          <table:table-cell office:value-type="float" office:value="518.94">
            <text:p>518.94</text:p>
          </table:table-cell>
          <table:table-cell office:value-type="float" office:value="165.49">
            <text:p>165.49</text:p>
          </table:table-cell>
          <table:table-cell office:value-type="float" office:value="3.13577859689407">
            <text:p>3.1357785969</text:p>
          </table:table-cell>
          <table:table-cell office:value-type="float" office:value="1.92333333333333">
            <text:p>1.9233333333</text:p>
          </table:table-cell>
          <table:table-cell office:value-type="float" office:value="28.6811091854419">
            <text:p>28.6811091854</text:p>
          </table:table-cell>
          <table:table-cell/>
          <table:table-cell office:value-type="string">
            <text:p>6699</text:p>
          </table:table-cell>
          <table:table-cell office:value-type="string">
            <text:p>6552</text:p>
          </table:table-cell>
          <table:table-cell office:value-type="float" office:value="5.44">
            <text:p>5.44</text:p>
          </table:table-cell>
          <table:table-cell office:value-type="float" office:value="255">
            <text:p>255</text:p>
          </table:table-cell>
          <table:table-cell office:value-type="float" office:value="489.24">
            <text:p>489.24</text:p>
          </table:table-cell>
          <table:table-cell office:value-type="float" office:value="165.49">
            <text:p>165.49</text:p>
          </table:table-cell>
          <table:table-cell office:value-type="float" office:value="2.95631155961085">
            <text:p>2.9563115596</text:p>
          </table:table-cell>
          <table:table-cell office:value-type="float" office:value="0.0213333333333333">
            <text:p>0.0213333333</text:p>
          </table:table-cell>
          <table:table-cell office:value-type="float" office:value="30.4209558823529">
            <text:p>30.420955882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10.81">
            <text:p>10.81</text:p>
          </table:table-cell>
          <table:table-cell office:value-type="float" office:value="9">
            <text:p>9</text:p>
          </table:table-cell>
          <table:table-cell office:value-type="float" office:value="972.63">
            <text:p>972.63</text:p>
          </table:table-cell>
          <table:table-cell office:value-type="float" office:value="212.83">
            <text:p>212.83</text:p>
          </table:table-cell>
          <table:table-cell office:value-type="float" office:value="4.56998543438425">
            <text:p>4.5699854344</text:p>
          </table:table-cell>
          <table:table-cell office:value-type="float" office:value="1.20111111111111">
            <text:p>1.2011111111</text:p>
          </table:table-cell>
          <table:table-cell office:value-type="float" office:value="19.6882516188714">
            <text:p>19.6882516189</text:p>
          </table:table-cell>
          <table:table-cell/>
          <table:table-cell office:value-type="string">
            <text:p>6716</text:p>
          </table:table-cell>
          <table:table-cell office:value-type="string">
            <text:p>6552</text:p>
          </table:table-cell>
          <table:table-cell office:value-type="float" office:value="10.95">
            <text:p>10.95</text:p>
          </table:table-cell>
          <table:table-cell office:value-type="float" office:value="3">
            <text:p>3</text:p>
          </table:table-cell>
          <table:table-cell office:value-type="float" office:value="985.05">
            <text:p>985.05</text:p>
          </table:table-cell>
          <table:table-cell office:value-type="float" office:value="212.83">
            <text:p>212.83</text:p>
          </table:table-cell>
          <table:table-cell office:value-type="float" office:value="4.6283418690974">
            <text:p>4.6283418691</text:p>
          </table:table-cell>
          <table:table-cell office:value-type="float" office:value="3.65">
            <text:p>3.65</text:p>
          </table:table-cell>
          <table:table-cell office:value-type="float" office:value="19.4365296803653">
            <text:p>19.43652968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4.51">
            <text:p>4.51</text:p>
          </table:table-cell>
          <table:table-cell office:value-type="float" office:value="3">
            <text:p>3</text:p>
          </table:table-cell>
          <table:table-cell office:value-type="float" office:value="405.99">
            <text:p>405.99</text:p>
          </table:table-cell>
          <table:table-cell office:value-type="float" office:value="165.5">
            <text:p>165.5</text:p>
          </table:table-cell>
          <table:table-cell office:value-type="float" office:value="2.45311178247734">
            <text:p>2.4531117825</text:p>
          </table:table-cell>
          <table:table-cell office:value-type="float" office:value="1.50333333333333">
            <text:p>1.5033333333</text:p>
          </table:table-cell>
          <table:table-cell office:value-type="float" office:value="36.6962305986696">
            <text:p>36.6962305987</text:p>
          </table:table-cell>
          <table:table-cell/>
          <table:table-cell office:value-type="string">
            <text:p>6738</text:p>
          </table:table-cell>
          <table:table-cell office:value-type="string">
            <text:p>6552</text:p>
          </table:table-cell>
          <table:table-cell office:value-type="float" office:value="4.51">
            <text:p>4.51</text:p>
          </table:table-cell>
          <table:table-cell office:value-type="float" office:value="3">
            <text:p>3</text:p>
          </table:table-cell>
          <table:table-cell office:value-type="float" office:value="406.35">
            <text:p>406.35</text:p>
          </table:table-cell>
          <table:table-cell office:value-type="float" office:value="165.5">
            <text:p>165.5</text:p>
          </table:table-cell>
          <table:table-cell office:value-type="float" office:value="2.45528700906344">
            <text:p>2.4552870091</text:p>
          </table:table-cell>
          <table:table-cell office:value-type="float" office:value="1.50333333333333">
            <text:p>1.5033333333</text:p>
          </table:table-cell>
          <table:table-cell office:value-type="float" office:value="36.6962305986696">
            <text:p>36.696230598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12.23">
            <text:p>12.23</text:p>
          </table:table-cell>
          <table:table-cell office:value-type="float" office:value="6">
            <text:p>6</text:p>
          </table:table-cell>
          <table:table-cell office:value-type="float" office:value="1100.97">
            <text:p>1100.97</text:p>
          </table:table-cell>
          <table:table-cell office:value-type="float" office:value="254.52">
            <text:p>254.52</text:p>
          </table:table-cell>
          <table:table-cell office:value-type="float" office:value="4.32567185289958">
            <text:p>4.3256718529</text:p>
          </table:table-cell>
          <table:table-cell office:value-type="float" office:value="2.03833333333333">
            <text:p>2.0383333333</text:p>
          </table:table-cell>
          <table:table-cell office:value-type="float" office:value="20.8111201962388">
            <text:p>20.8111201962</text:p>
          </table:table-cell>
          <table:table-cell/>
          <table:table-cell office:value-type="string">
            <text:p>6843</text:p>
          </table:table-cell>
          <table:table-cell office:value-type="string">
            <text:p>6552</text:p>
          </table:table-cell>
          <table:table-cell office:value-type="float" office:value="12.27">
            <text:p>12.27</text:p>
          </table:table-cell>
          <table:table-cell office:value-type="float" office:value="6">
            <text:p>6</text:p>
          </table:table-cell>
          <table:table-cell office:value-type="float" office:value="1103.85">
            <text:p>1103.85</text:p>
          </table:table-cell>
          <table:table-cell office:value-type="float" office:value="254.52">
            <text:p>254.52</text:p>
          </table:table-cell>
          <table:table-cell office:value-type="float" office:value="4.33698727015559">
            <text:p>4.3369872702</text:p>
          </table:table-cell>
          <table:table-cell office:value-type="float" office:value="2.045">
            <text:p>2.045</text:p>
          </table:table-cell>
          <table:table-cell office:value-type="float" office:value="20.7432762836186">
            <text:p>20.74327628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8.49">
            <text:p>8.49</text:p>
          </table:table-cell>
          <table:table-cell office:value-type="float" office:value="7">
            <text:p>7</text:p>
          </table:table-cell>
          <table:table-cell office:value-type="float" office:value="764.19">
            <text:p>764.19</text:p>
          </table:table-cell>
          <table:table-cell office:value-type="float" office:value="170.9">
            <text:p>170.9</text:p>
          </table:table-cell>
          <table:table-cell office:value-type="float" office:value="4.47156231714453">
            <text:p>4.4715623171</text:p>
          </table:table-cell>
          <table:table-cell office:value-type="float" office:value="1.21285714285714">
            <text:p>1.2128571429</text:p>
          </table:table-cell>
          <table:table-cell office:value-type="float" office:value="20.1295641931684">
            <text:p>20.1295641932</text:p>
          </table:table-cell>
          <table:table-cell/>
          <table:table-cell office:value-type="string">
            <text:p>6879</text:p>
          </table:table-cell>
          <table:table-cell office:value-type="string">
            <text:p>6552</text:p>
          </table:table-cell>
          <table:table-cell office:value-type="float" office:value="8.52">
            <text:p>8.52</text:p>
          </table:table-cell>
          <table:table-cell office:value-type="float" office:value="6">
            <text:p>6</text:p>
          </table:table-cell>
          <table:table-cell office:value-type="float" office:value="766.62">
            <text:p>766.62</text:p>
          </table:table-cell>
          <table:table-cell office:value-type="float" office:value="170.9">
            <text:p>170.9</text:p>
          </table:table-cell>
          <table:table-cell office:value-type="float" office:value="4.48578115857226">
            <text:p>4.4857811586</text:p>
          </table:table-cell>
          <table:table-cell office:value-type="float" office:value="1.42">
            <text:p>1.42</text:p>
          </table:table-cell>
          <table:table-cell office:value-type="float" office:value="20.0586854460094">
            <text:p>20.05868544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3.15">
            <text:p>13.15</text:p>
          </table:table-cell>
          <table:table-cell office:value-type="float" office:value="8">
            <text:p>8</text:p>
          </table:table-cell>
          <table:table-cell office:value-type="float" office:value="1183.95">
            <text:p>1183.95</text:p>
          </table:table-cell>
          <table:table-cell office:value-type="float" office:value="194.68">
            <text:p>194.68</text:p>
          </table:table-cell>
          <table:table-cell office:value-type="float" office:value="6.08151838915143">
            <text:p>6.0815183892</text:p>
          </table:table-cell>
          <table:table-cell office:value-type="float" office:value="1.64375">
            <text:p>1.64375</text:p>
          </table:table-cell>
          <table:table-cell office:value-type="float" office:value="14.8045627376426">
            <text:p>14.8045627376</text:p>
          </table:table-cell>
          <table:table-cell/>
          <table:table-cell office:value-type="string">
            <text:p>6892</text:p>
          </table:table-cell>
          <table:table-cell office:value-type="string">
            <text:p>6552</text:p>
          </table:table-cell>
          <table:table-cell office:value-type="float" office:value="13.13">
            <text:p>13.13</text:p>
          </table:table-cell>
          <table:table-cell office:value-type="float" office:value="9">
            <text:p>9</text:p>
          </table:table-cell>
          <table:table-cell office:value-type="float" office:value="1182.06">
            <text:p>1182.06</text:p>
          </table:table-cell>
          <table:table-cell office:value-type="float" office:value="194.68">
            <text:p>194.68</text:p>
          </table:table-cell>
          <table:table-cell office:value-type="float" office:value="6.07181014998973">
            <text:p>6.07181015</text:p>
          </table:table-cell>
          <table:table-cell office:value-type="float" office:value="1.45888888888889">
            <text:p>1.4588888889</text:p>
          </table:table-cell>
          <table:table-cell office:value-type="float" office:value="14.8271134805788">
            <text:p>14.82711348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5.14">
            <text:p>5.14</text:p>
          </table:table-cell>
          <table:table-cell office:value-type="float" office:value="5">
            <text:p>5</text:p>
          </table:table-cell>
          <table:table-cell office:value-type="float" office:value="462.24">
            <text:p>462.24</text:p>
          </table:table-cell>
          <table:table-cell office:value-type="float" office:value="154.61">
            <text:p>154.61</text:p>
          </table:table-cell>
          <table:table-cell office:value-type="float" office:value="2.98971605976327">
            <text:p>2.9897160598</text:p>
          </table:table-cell>
          <table:table-cell office:value-type="float" office:value="1.028">
            <text:p>1.028</text:p>
          </table:table-cell>
          <table:table-cell office:value-type="float" office:value="30.079766536965">
            <text:p>30.079766537</text:p>
          </table:table-cell>
          <table:table-cell/>
          <table:table-cell office:value-type="string">
            <text:p>6945</text:p>
          </table:table-cell>
          <table:table-cell office:value-type="string">
            <text:p>6552</text:p>
          </table:table-cell>
          <table:table-cell office:value-type="float" office:value="5.1">
            <text:p>5.1</text:p>
          </table:table-cell>
          <table:table-cell office:value-type="float" office:value="11">
            <text:p>11</text:p>
          </table:table-cell>
          <table:table-cell office:value-type="float" office:value="458.91">
            <text:p>458.91</text:p>
          </table:table-cell>
          <table:table-cell office:value-type="float" office:value="154.61">
            <text:p>154.61</text:p>
          </table:table-cell>
          <table:table-cell office:value-type="float" office:value="2.96817799624863">
            <text:p>2.9681779962</text:p>
          </table:table-cell>
          <table:table-cell office:value-type="float" office:value="0.463636363636364">
            <text:p>0.4636363636</text:p>
          </table:table-cell>
          <table:table-cell office:value-type="float" office:value="30.3156862745098">
            <text:p>30.31568627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4.65">
            <text:p>4.65</text:p>
          </table:table-cell>
          <table:table-cell office:value-type="float" office:value="6">
            <text:p>6</text:p>
          </table:table-cell>
          <table:table-cell office:value-type="float" office:value="418.77">
            <text:p>418.77</text:p>
          </table:table-cell>
          <table:table-cell office:value-type="float" office:value="166.77">
            <text:p>166.77</text:p>
          </table:table-cell>
          <table:table-cell office:value-type="float" office:value="2.51106314085267">
            <text:p>2.5110631409</text:p>
          </table:table-cell>
          <table:table-cell office:value-type="float" office:value="0.775">
            <text:p>0.775</text:p>
          </table:table-cell>
          <table:table-cell office:value-type="float" office:value="35.8645161290323">
            <text:p>35.864516129</text:p>
          </table:table-cell>
          <table:table-cell/>
          <table:table-cell office:value-type="string">
            <text:p>6948</text:p>
          </table:table-cell>
          <table:table-cell office:value-type="string">
            <text:p>6552</text:p>
          </table:table-cell>
          <table:table-cell office:value-type="float" office:value="4.59">
            <text:p>4.59</text:p>
          </table:table-cell>
          <table:table-cell office:value-type="float" office:value="5">
            <text:p>5</text:p>
          </table:table-cell>
          <table:table-cell office:value-type="float" office:value="413.28">
            <text:p>413.28</text:p>
          </table:table-cell>
          <table:table-cell office:value-type="float" office:value="166.77">
            <text:p>166.77</text:p>
          </table:table-cell>
          <table:table-cell office:value-type="float" office:value="2.47814355099838">
            <text:p>2.478143551</text:p>
          </table:table-cell>
          <table:table-cell office:value-type="float" office:value="0.918">
            <text:p>0.918</text:p>
          </table:table-cell>
          <table:table-cell office:value-type="float" office:value="36.3333333333333">
            <text:p>36.33333333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5.38">
            <text:p>5.38</text:p>
          </table:table-cell>
          <table:table-cell office:value-type="float" office:value="12">
            <text:p>12</text:p>
          </table:table-cell>
          <table:table-cell office:value-type="float" office:value="483.93">
            <text:p>483.93</text:p>
          </table:table-cell>
          <table:table-cell office:value-type="float" office:value="154.84">
            <text:p>154.84</text:p>
          </table:table-cell>
          <table:table-cell office:value-type="float" office:value="3.12535520537329">
            <text:p>3.1253552054</text:p>
          </table:table-cell>
          <table:table-cell office:value-type="float" office:value="0.448333333333333">
            <text:p>0.4483333333</text:p>
          </table:table-cell>
          <table:table-cell office:value-type="float" office:value="28.7806691449814">
            <text:p>28.780669145</text:p>
          </table:table-cell>
          <table:table-cell/>
          <table:table-cell office:value-type="string">
            <text:p>6971</text:p>
          </table:table-cell>
          <table:table-cell office:value-type="string">
            <text:p>6552</text:p>
          </table:table-cell>
          <table:table-cell office:value-type="float" office:value="5.32">
            <text:p>5.32</text:p>
          </table:table-cell>
          <table:table-cell office:value-type="float" office:value="8">
            <text:p>8</text:p>
          </table:table-cell>
          <table:table-cell office:value-type="float" office:value="479.07">
            <text:p>479.07</text:p>
          </table:table-cell>
          <table:table-cell office:value-type="float" office:value="154.84">
            <text:p>154.84</text:p>
          </table:table-cell>
          <table:table-cell office:value-type="float" office:value="3.09396796693361">
            <text:p>3.0939679669</text:p>
          </table:table-cell>
          <table:table-cell office:value-type="float" office:value="0.665">
            <text:p>0.665</text:p>
          </table:table-cell>
          <table:table-cell office:value-type="float" office:value="29.1052631578947">
            <text:p>29.10526315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1.24">
            <text:p>11.24</text:p>
          </table:table-cell>
          <table:table-cell office:value-type="float" office:value="8">
            <text:p>8</text:p>
          </table:table-cell>
          <table:table-cell office:value-type="float" office:value="1012.05">
            <text:p>1012.05</text:p>
          </table:table-cell>
          <table:table-cell office:value-type="float" office:value="59.37">
            <text:p>59.37</text:p>
          </table:table-cell>
          <table:table-cell office:value-type="float" office:value="17.0464881253158">
            <text:p>17.0464881253</text:p>
          </table:table-cell>
          <table:table-cell office:value-type="float" office:value="1.405">
            <text:p>1.405</text:p>
          </table:table-cell>
          <table:table-cell office:value-type="float" office:value="5.28202846975089">
            <text:p>5.2820284698</text:p>
          </table:table-cell>
          <table:table-cell/>
          <table:table-cell office:value-type="string">
            <text:p>7021</text:p>
          </table:table-cell>
          <table:table-cell office:value-type="string">
            <text:p>6552</text:p>
          </table:table-cell>
          <table:table-cell office:value-type="float" office:value="11.26">
            <text:p>11.26</text:p>
          </table:table-cell>
          <table:table-cell office:value-type="float" office:value="8">
            <text:p>8</text:p>
          </table:table-cell>
          <table:table-cell office:value-type="float" office:value="1013.67">
            <text:p>1013.67</text:p>
          </table:table-cell>
          <table:table-cell office:value-type="float" office:value="59.37">
            <text:p>59.37</text:p>
          </table:table-cell>
          <table:table-cell office:value-type="float" office:value="17.0737746336534">
            <text:p>17.0737746337</text:p>
          </table:table-cell>
          <table:table-cell office:value-type="float" office:value="1.4075">
            <text:p>1.4075</text:p>
          </table:table-cell>
          <table:table-cell office:value-type="float" office:value="5.27264653641208">
            <text:p>5.27264653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1.61">
            <text:p>21.61</text:p>
          </table:table-cell>
          <table:table-cell office:value-type="float" office:value="8">
            <text:p>8</text:p>
          </table:table-cell>
          <table:table-cell office:value-type="float" office:value="1944.9">
            <text:p>1944.9</text:p>
          </table:table-cell>
          <table:table-cell office:value-type="float" office:value="22.75">
            <text:p>22.75</text:p>
          </table:table-cell>
          <table:table-cell office:value-type="float" office:value="85.4901098901099">
            <text:p>85.4901098901</text:p>
          </table:table-cell>
          <table:table-cell office:value-type="float" office:value="2.70125">
            <text:p>2.70125</text:p>
          </table:table-cell>
          <table:table-cell office:value-type="float" office:value="1.05275335492827">
            <text:p>1.0527533549</text:p>
          </table:table-cell>
          <table:table-cell/>
          <table:table-cell office:value-type="string">
            <text:p>6674</text:p>
          </table:table-cell>
          <table:table-cell office:value-type="string">
            <text:p>6552</text:p>
          </table:table-cell>
          <table:table-cell office:value-type="float" office:value="23.88">
            <text:p>23.88</text:p>
          </table:table-cell>
          <table:table-cell office:value-type="float" office:value="8">
            <text:p>8</text:p>
          </table:table-cell>
          <table:table-cell office:value-type="float" office:value="2149.11">
            <text:p>2149.11</text:p>
          </table:table-cell>
          <table:table-cell office:value-type="float" office:value="22.75">
            <text:p>22.75</text:p>
          </table:table-cell>
          <table:table-cell office:value-type="float" office:value="94.4663736263736">
            <text:p>94.4663736264</text:p>
          </table:table-cell>
          <table:table-cell office:value-type="float" office:value="2.985">
            <text:p>2.985</text:p>
          </table:table-cell>
          <table:table-cell office:value-type="float" office:value="0.952680067001675">
            <text:p>0.952680067</text:p>
          </table:table-cell>
          <table:table-cell table:number-columns-repeated="1005"/>
        </table:table-row>
        <table:table-row table:style-name="ro1">
          <table:table-cell office:value-type="string">
            <text:p>6559</text:p>
          </table:table-cell>
          <table:table-cell office:value-type="string">
            <text:p>6087</text:p>
          </table:table-cell>
          <table:table-cell office:value-type="float" office:value="1.42">
            <text:p>1.42</text:p>
          </table:table-cell>
          <table:table-cell office:value-type="float" office:value="5">
            <text:p>5</text:p>
          </table:table-cell>
          <table:table-cell office:value-type="float" office:value="127.62">
            <text:p>127.62</text:p>
          </table:table-cell>
          <table:table-cell office:value-type="float" office:value="2.44">
            <text:p>2.44</text:p>
          </table:table-cell>
          <table:table-cell office:value-type="float" office:value="52.3032786885246">
            <text:p>52.3032786885</text:p>
          </table:table-cell>
          <table:table-cell office:value-type="float" office:value="0.284">
            <text:p>0.284</text:p>
          </table:table-cell>
          <table:table-cell office:value-type="float" office:value="1.71830985915493">
            <text:p>1.7183098592</text:p>
          </table:table-cell>
          <table:table-cell/>
          <table:table-cell office:value-type="string">
            <text:p>6087</text:p>
          </table:table-cell>
          <table:table-cell office:value-type="string">
            <text:p>6559</text:p>
          </table:table-cell>
          <table:table-cell office:value-type="float" office:value="1.38">
            <text:p>1.38</text:p>
          </table:table-cell>
          <table:table-cell office:value-type="float" office:value="4">
            <text:p>4</text:p>
          </table:table-cell>
          <table:table-cell office:value-type="float" office:value="123.75">
            <text:p>123.75</text:p>
          </table:table-cell>
          <table:table-cell office:value-type="float" office:value="2.44">
            <text:p>2.44</text:p>
          </table:table-cell>
          <table:table-cell office:value-type="float" office:value="50.7172131147541">
            <text:p>50.7172131148</text:p>
          </table:table-cell>
          <table:table-cell office:value-type="float" office:value="0.345">
            <text:p>0.345</text:p>
          </table:table-cell>
          <table:table-cell office:value-type="float" office:value="1.76811594202899">
            <text:p>1.7681159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6.94">
            <text:p>6.94</text:p>
          </table:table-cell>
          <table:table-cell office:value-type="float" office:value="10">
            <text:p>10</text:p>
          </table:table-cell>
          <table:table-cell office:value-type="float" office:value="624.33">
            <text:p>624.33</text:p>
          </table:table-cell>
          <table:table-cell office:value-type="float" office:value="272.59">
            <text:p>272.59</text:p>
          </table:table-cell>
          <table:table-cell office:value-type="float" office:value="2.29036281595069">
            <text:p>2.290362816</text:p>
          </table:table-cell>
          <table:table-cell office:value-type="float" office:value="0.694">
            <text:p>0.694</text:p>
          </table:table-cell>
          <table:table-cell office:value-type="float" office:value="39.2780979827089">
            <text:p>39.2780979827</text:p>
          </table:table-cell>
          <table:table-cell/>
          <table:table-cell office:value-type="string">
            <text:p>6182</text:p>
          </table:table-cell>
          <table:table-cell office:value-type="string">
            <text:p>6559</text:p>
          </table:table-cell>
          <table:table-cell office:value-type="float" office:value="6.93">
            <text:p>6.93</text:p>
          </table:table-cell>
          <table:table-cell office:value-type="float" office:value="7">
            <text:p>7</text:p>
          </table:table-cell>
          <table:table-cell office:value-type="float" office:value="623.52">
            <text:p>623.52</text:p>
          </table:table-cell>
          <table:table-cell office:value-type="float" office:value="272.59">
            <text:p>272.59</text:p>
          </table:table-cell>
          <table:table-cell office:value-type="float" office:value="2.28739132029788">
            <text:p>2.2873913203</text:p>
          </table:table-cell>
          <table:table-cell office:value-type="float" office:value="0.99">
            <text:p>0.99</text:p>
          </table:table-cell>
          <table:table-cell office:value-type="float" office:value="39.3347763347763">
            <text:p>39.33477633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1.38">
            <text:p>1.38</text:p>
          </table:table-cell>
          <table:table-cell office:value-type="float" office:value="10">
            <text:p>10</text:p>
          </table:table-cell>
          <table:table-cell office:value-type="float" office:value="123.84">
            <text:p>123.84</text:p>
          </table:table-cell>
          <table:table-cell office:value-type="float" office:value="69.48">
            <text:p>69.48</text:p>
          </table:table-cell>
          <table:table-cell office:value-type="float" office:value="1.78238341968912">
            <text:p>1.7823834197</text:p>
          </table:table-cell>
          <table:table-cell office:value-type="float" office:value="0.138">
            <text:p>0.138</text:p>
          </table:table-cell>
          <table:table-cell office:value-type="float" office:value="50.3478260869565">
            <text:p>50.347826087</text:p>
          </table:table-cell>
          <table:table-cell/>
          <table:table-cell office:value-type="string">
            <text:p>6214</text:p>
          </table:table-cell>
          <table:table-cell office:value-type="string">
            <text:p>6559</text:p>
          </table:table-cell>
          <table:table-cell office:value-type="float" office:value="1.42">
            <text:p>1.42</text:p>
          </table:table-cell>
          <table:table-cell office:value-type="float" office:value="10">
            <text:p>10</text:p>
          </table:table-cell>
          <table:table-cell office:value-type="float" office:value="128.07">
            <text:p>128.07</text:p>
          </table:table-cell>
          <table:table-cell office:value-type="float" office:value="69.48">
            <text:p>69.48</text:p>
          </table:table-cell>
          <table:table-cell office:value-type="float" office:value="1.84326424870466">
            <text:p>1.8432642487</text:p>
          </table:table-cell>
          <table:table-cell office:value-type="float" office:value="0.142">
            <text:p>0.142</text:p>
          </table:table-cell>
          <table:table-cell office:value-type="float" office:value="48.9295774647887">
            <text:p>48.92957746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10.69">
            <text:p>10.69</text:p>
          </table:table-cell>
          <table:table-cell office:value-type="float" office:value="6">
            <text:p>6</text:p>
          </table:table-cell>
          <table:table-cell office:value-type="float" office:value="962.37">
            <text:p>962.37</text:p>
          </table:table-cell>
          <table:table-cell office:value-type="float" office:value="4.86">
            <text:p>4.86</text:p>
          </table:table-cell>
          <table:table-cell office:value-type="float" office:value="198.018518518519">
            <text:p>198.0185185185</text:p>
          </table:table-cell>
          <table:table-cell office:value-type="float" office:value="1.78166666666667">
            <text:p>1.7816666667</text:p>
          </table:table-cell>
          <table:table-cell office:value-type="float" office:value="0.454630495790458">
            <text:p>0.4546304958</text:p>
          </table:table-cell>
          <table:table-cell/>
          <table:table-cell office:value-type="string">
            <text:p>6382</text:p>
          </table:table-cell>
          <table:table-cell office:value-type="string">
            <text:p>6559</text:p>
          </table:table-cell>
          <table:table-cell office:value-type="float" office:value="10.85">
            <text:p>10.85</text:p>
          </table:table-cell>
          <table:table-cell office:value-type="float" office:value="6">
            <text:p>6</text:p>
          </table:table-cell>
          <table:table-cell office:value-type="float" office:value="976.41">
            <text:p>976.41</text:p>
          </table:table-cell>
          <table:table-cell office:value-type="float" office:value="4.86">
            <text:p>4.86</text:p>
          </table:table-cell>
          <table:table-cell office:value-type="float" office:value="200.907407407407">
            <text:p>200.9074074074</text:p>
          </table:table-cell>
          <table:table-cell office:value-type="float" office:value="1.80833333333333">
            <text:p>1.8083333333</text:p>
          </table:table-cell>
          <table:table-cell office:value-type="float" office:value="0.447926267281106">
            <text:p>0.447926267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15.42">
            <text:p>15.42</text:p>
          </table:table-cell>
          <table:table-cell office:value-type="float" office:value="11">
            <text:p>11</text:p>
          </table:table-cell>
          <table:table-cell office:value-type="float" office:value="1388.16">
            <text:p>1388.16</text:p>
          </table:table-cell>
          <table:table-cell office:value-type="float" office:value="0.91">
            <text:p>0.91</text:p>
          </table:table-cell>
          <table:table-cell office:value-type="float" office:value="1525.45054945055">
            <text:p>1525.4505494506</text:p>
          </table:table-cell>
          <table:table-cell office:value-type="float" office:value="1.40181818181818">
            <text:p>1.4018181818</text:p>
          </table:table-cell>
          <table:table-cell office:value-type="float" office:value="0.0590142671854734">
            <text:p>0.0590142672</text:p>
          </table:table-cell>
          <table:table-cell/>
          <table:table-cell office:value-type="string">
            <text:p>6405</text:p>
          </table:table-cell>
          <table:table-cell office:value-type="string">
            <text:p>6559</text:p>
          </table:table-cell>
          <table:table-cell office:value-type="float" office:value="15.52">
            <text:p>15.52</text:p>
          </table:table-cell>
          <table:table-cell office:value-type="float" office:value="12">
            <text:p>12</text:p>
          </table:table-cell>
          <table:table-cell office:value-type="float" office:value="1397.07">
            <text:p>1397.07</text:p>
          </table:table-cell>
          <table:table-cell office:value-type="float" office:value="0.91">
            <text:p>0.91</text:p>
          </table:table-cell>
          <table:table-cell office:value-type="float" office:value="1535.24175824176">
            <text:p>1535.2417582418</text:p>
          </table:table-cell>
          <table:table-cell office:value-type="float" office:value="1.29333333333333">
            <text:p>1.2933333333</text:p>
          </table:table-cell>
          <table:table-cell office:value-type="float" office:value="0.0586340206185567">
            <text:p>0.05863402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7.73">
            <text:p>7.73</text:p>
          </table:table-cell>
          <table:table-cell office:value-type="float" office:value="10">
            <text:p>10</text:p>
          </table:table-cell>
          <table:table-cell office:value-type="float" office:value="695.43">
            <text:p>695.43</text:p>
          </table:table-cell>
          <table:table-cell office:value-type="float" office:value="283.32">
            <text:p>283.32</text:p>
          </table:table-cell>
          <table:table-cell office:value-type="float" office:value="2.45457433290978">
            <text:p>2.4545743329</text:p>
          </table:table-cell>
          <table:table-cell office:value-type="float" office:value="0.773">
            <text:p>0.773</text:p>
          </table:table-cell>
          <table:table-cell office:value-type="float" office:value="36.6520051746442">
            <text:p>36.6520051746</text:p>
          </table:table-cell>
          <table:table-cell/>
          <table:table-cell office:value-type="string">
            <text:p>6423</text:p>
          </table:table-cell>
          <table:table-cell office:value-type="string">
            <text:p>6559</text:p>
          </table:table-cell>
          <table:table-cell office:value-type="float" office:value="7.71">
            <text:p>7.71</text:p>
          </table:table-cell>
          <table:table-cell office:value-type="float" office:value="10">
            <text:p>10</text:p>
          </table:table-cell>
          <table:table-cell office:value-type="float" office:value="693.63">
            <text:p>693.63</text:p>
          </table:table-cell>
          <table:table-cell office:value-type="float" office:value="283.32">
            <text:p>283.32</text:p>
          </table:table-cell>
          <table:table-cell office:value-type="float" office:value="2.44822109275731">
            <text:p>2.4482210928</text:p>
          </table:table-cell>
          <table:table-cell office:value-type="float" office:value="0.771">
            <text:p>0.771</text:p>
          </table:table-cell>
          <table:table-cell office:value-type="float" office:value="36.7470817120622">
            <text:p>36.747081712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1.4">
            <text:p>1.4</text:p>
          </table:table-cell>
          <table:table-cell office:value-type="float" office:value="9">
            <text:p>9</text:p>
          </table:table-cell>
          <table:table-cell office:value-type="float" office:value="126.18">
            <text:p>126.18</text:p>
          </table:table-cell>
          <table:table-cell office:value-type="float" office:value="59.71">
            <text:p>59.71</text:p>
          </table:table-cell>
          <table:table-cell office:value-type="float" office:value="2.11321386702395">
            <text:p>2.113213867</text:p>
          </table:table-cell>
          <table:table-cell office:value-type="float" office:value="0.155555555555556">
            <text:p>0.1555555556</text:p>
          </table:table-cell>
          <table:table-cell office:value-type="float" office:value="42.65">
            <text:p>42.65</text:p>
          </table:table-cell>
          <table:table-cell/>
          <table:table-cell office:value-type="string">
            <text:p>6446</text:p>
          </table:table-cell>
          <table:table-cell office:value-type="string">
            <text:p>6559</text:p>
          </table:table-cell>
          <table:table-cell office:value-type="float" office:value="1.3">
            <text:p>1.3</text:p>
          </table:table-cell>
          <table:table-cell office:value-type="float" office:value="9">
            <text:p>9</text:p>
          </table:table-cell>
          <table:table-cell office:value-type="float" office:value="117">
            <text:p>117</text:p>
          </table:table-cell>
          <table:table-cell office:value-type="float" office:value="59.71">
            <text:p>59.71</text:p>
          </table:table-cell>
          <table:table-cell office:value-type="float" office:value="1.9594707754145">
            <text:p>1.9594707754</text:p>
          </table:table-cell>
          <table:table-cell office:value-type="float" office:value="0.144444444444444">
            <text:p>0.1444444444</text:p>
          </table:table-cell>
          <table:table-cell office:value-type="float" office:value="45.9307692307692">
            <text:p>45.930769230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0.4">
            <text:p>0.4</text:p>
          </table:table-cell>
          <table:table-cell office:value-type="float" office:value="4">
            <text:p>4</text:p>
          </table:table-cell>
          <table:table-cell office:value-type="float" office:value="35.73">
            <text:p>35.73</text:p>
          </table:table-cell>
          <table:table-cell office:value-type="float" office:value="0.45">
            <text:p>0.45</text:p>
          </table:table-cell>
          <table:table-cell office:value-type="float" office:value="79.4">
            <text:p>79.4</text:p>
          </table:table-cell>
          <table:table-cell office:value-type="float" office:value="0.1">
            <text:p>0.1</text:p>
          </table:table-cell>
          <table:table-cell office:value-type="float" office:value="1.125">
            <text:p>1.125</text:p>
          </table:table-cell>
          <table:table-cell/>
          <table:table-cell office:value-type="string">
            <text:p>6451</text:p>
          </table:table-cell>
          <table:table-cell office:value-type="string">
            <text:p>6559</text:p>
          </table:table-cell>
          <table:table-cell office:value-type="float" office:value="0.34">
            <text:p>0.34</text:p>
          </table:table-cell>
          <table:table-cell office:value-type="float" office:value="4">
            <text:p>4</text:p>
          </table:table-cell>
          <table:table-cell office:value-type="float" office:value="30.24">
            <text:p>30.24</text:p>
          </table:table-cell>
          <table:table-cell office:value-type="float" office:value="0.45">
            <text:p>0.45</text:p>
          </table:table-cell>
          <table:table-cell office:value-type="float" office:value="67.2">
            <text:p>67.2</text:p>
          </table:table-cell>
          <table:table-cell office:value-type="float" office:value="0.085">
            <text:p>0.085</text:p>
          </table:table-cell>
          <table:table-cell office:value-type="float" office:value="1.32352941176471">
            <text:p>1.32352941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1.96">
            <text:p>1.96</text:p>
          </table:table-cell>
          <table:table-cell office:value-type="float" office:value="255">
            <text:p>255</text:p>
          </table:table-cell>
          <table:table-cell office:value-type="float" office:value="176.67">
            <text:p>176.67</text:p>
          </table:table-cell>
          <table:table-cell office:value-type="float" office:value="56.52">
            <text:p>56.52</text:p>
          </table:table-cell>
          <table:table-cell office:value-type="float" office:value="3.12579617834395">
            <text:p>3.1257961783</text:p>
          </table:table-cell>
          <table:table-cell office:value-type="float" office:value="0.00768627450980392">
            <text:p>0.0076862745</text:p>
          </table:table-cell>
          <table:table-cell office:value-type="float" office:value="28.8367346938775">
            <text:p>28.8367346939</text:p>
          </table:table-cell>
          <table:table-cell/>
          <table:table-cell office:value-type="string">
            <text:p>6471</text:p>
          </table:table-cell>
          <table:table-cell office:value-type="string">
            <text:p>6559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180.18">
            <text:p>180.18</text:p>
          </table:table-cell>
          <table:table-cell office:value-type="float" office:value="56.52">
            <text:p>56.52</text:p>
          </table:table-cell>
          <table:table-cell office:value-type="float" office:value="3.18789808917197">
            <text:p>3.1878980892</text:p>
          </table:table-cell>
          <table:table-cell office:value-type="float" office:value="0.00784313725490196">
            <text:p>0.0078431373</text:p>
          </table:table-cell>
          <table:table-cell office:value-type="float" office:value="28.26">
            <text:p>28.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7.04">
            <text:p>7.04</text:p>
          </table:table-cell>
          <table:table-cell office:value-type="float" office:value="12">
            <text:p>12</text:p>
          </table:table-cell>
          <table:table-cell office:value-type="float" office:value="633.96">
            <text:p>633.96</text:p>
          </table:table-cell>
          <table:table-cell office:value-type="float" office:value="88.27">
            <text:p>88.27</text:p>
          </table:table-cell>
          <table:table-cell office:value-type="float" office:value="7.18205505834372">
            <text:p>7.1820550583</text:p>
          </table:table-cell>
          <table:table-cell office:value-type="float" office:value="0.586666666666667">
            <text:p>0.5866666667</text:p>
          </table:table-cell>
          <table:table-cell office:value-type="float" office:value="12.5383522727273">
            <text:p>12.5383522727</text:p>
          </table:table-cell>
          <table:table-cell/>
          <table:table-cell office:value-type="string">
            <text:p>6499</text:p>
          </table:table-cell>
          <table:table-cell office:value-type="string">
            <text:p>6559</text:p>
          </table:table-cell>
          <table:table-cell office:value-type="float" office:value="7.07">
            <text:p>7.07</text:p>
          </table:table-cell>
          <table:table-cell office:value-type="float" office:value="9">
            <text:p>9</text:p>
          </table:table-cell>
          <table:table-cell office:value-type="float" office:value="636.12">
            <text:p>636.12</text:p>
          </table:table-cell>
          <table:table-cell office:value-type="float" office:value="88.27">
            <text:p>88.27</text:p>
          </table:table-cell>
          <table:table-cell office:value-type="float" office:value="7.20652543332956">
            <text:p>7.2065254333</text:p>
          </table:table-cell>
          <table:table-cell office:value-type="float" office:value="0.785555555555556">
            <text:p>0.7855555556</text:p>
          </table:table-cell>
          <table:table-cell office:value-type="float" office:value="12.4851485148515">
            <text:p>12.485148514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6.49">
            <text:p>6.49</text:p>
          </table:table-cell>
          <table:table-cell office:value-type="float" office:value="9">
            <text:p>9</text:p>
          </table:table-cell>
          <table:table-cell office:value-type="float" office:value="583.65">
            <text:p>583.65</text:p>
          </table:table-cell>
          <table:table-cell office:value-type="float" office:value="164.84">
            <text:p>164.84</text:p>
          </table:table-cell>
          <table:table-cell office:value-type="float" office:value="3.54070613928658">
            <text:p>3.5407061393</text:p>
          </table:table-cell>
          <table:table-cell office:value-type="float" office:value="0.721111111111111">
            <text:p>0.7211111111</text:p>
          </table:table-cell>
          <table:table-cell office:value-type="float" office:value="25.3990755007704">
            <text:p>25.3990755008</text:p>
          </table:table-cell>
          <table:table-cell/>
          <table:table-cell office:value-type="string">
            <text:p>6501</text:p>
          </table:table-cell>
          <table:table-cell office:value-type="string">
            <text:p>6559</text:p>
          </table:table-cell>
          <table:table-cell office:value-type="float" office:value="6.31">
            <text:p>6.31</text:p>
          </table:table-cell>
          <table:table-cell office:value-type="float" office:value="10">
            <text:p>10</text:p>
          </table:table-cell>
          <table:table-cell office:value-type="float" office:value="567.81">
            <text:p>567.81</text:p>
          </table:table-cell>
          <table:table-cell office:value-type="float" office:value="164.84">
            <text:p>164.84</text:p>
          </table:table-cell>
          <table:table-cell office:value-type="float" office:value="3.4446129580199">
            <text:p>3.444612958</text:p>
          </table:table-cell>
          <table:table-cell office:value-type="float" office:value="0.631">
            <text:p>0.631</text:p>
          </table:table-cell>
          <table:table-cell office:value-type="float" office:value="26.1236133122029">
            <text:p>26.12361331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4.31">
            <text:p>4.31</text:p>
          </table:table-cell>
          <table:table-cell office:value-type="float" office:value="10">
            <text:p>10</text:p>
          </table:table-cell>
          <table:table-cell office:value-type="float" office:value="387.63">
            <text:p>387.63</text:p>
          </table:table-cell>
          <table:table-cell office:value-type="float" office:value="75.51">
            <text:p>75.51</text:p>
          </table:table-cell>
          <table:table-cell office:value-type="float" office:value="5.13349225268176">
            <text:p>5.1334922527</text:p>
          </table:table-cell>
          <table:table-cell office:value-type="float" office:value="0.431">
            <text:p>0.431</text:p>
          </table:table-cell>
          <table:table-cell office:value-type="float" office:value="17.5197215777262">
            <text:p>17.5197215777</text:p>
          </table:table-cell>
          <table:table-cell/>
          <table:table-cell office:value-type="string">
            <text:p>6512</text:p>
          </table:table-cell>
          <table:table-cell office:value-type="string">
            <text:p>6559</text:p>
          </table:table-cell>
          <table:table-cell office:value-type="float" office:value="4.25">
            <text:p>4.25</text:p>
          </table:table-cell>
          <table:table-cell office:value-type="float" office:value="6">
            <text:p>6</text:p>
          </table:table-cell>
          <table:table-cell office:value-type="float" office:value="382.23">
            <text:p>382.23</text:p>
          </table:table-cell>
          <table:table-cell office:value-type="float" office:value="75.51">
            <text:p>75.51</text:p>
          </table:table-cell>
          <table:table-cell office:value-type="float" office:value="5.06197854588796">
            <text:p>5.0619785459</text:p>
          </table:table-cell>
          <table:table-cell office:value-type="float" office:value="0.708333333333333">
            <text:p>0.7083333333</text:p>
          </table:table-cell>
          <table:table-cell office:value-type="float" office:value="17.7670588235294">
            <text:p>17.76705882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2.15">
            <text:p>2.15</text:p>
          </table:table-cell>
          <table:table-cell office:value-type="float" office:value="12">
            <text:p>12</text:p>
          </table:table-cell>
          <table:table-cell office:value-type="float" office:value="193.86">
            <text:p>193.86</text:p>
          </table:table-cell>
          <table:table-cell office:value-type="float" office:value="60.53">
            <text:p>60.53</text:p>
          </table:table-cell>
          <table:table-cell office:value-type="float" office:value="3.20270940029737">
            <text:p>3.2027094003</text:p>
          </table:table-cell>
          <table:table-cell office:value-type="float" office:value="0.179166666666667">
            <text:p>0.1791666667</text:p>
          </table:table-cell>
          <table:table-cell office:value-type="float" office:value="28.153488372093">
            <text:p>28.1534883721</text:p>
          </table:table-cell>
          <table:table-cell/>
          <table:table-cell office:value-type="string">
            <text:p>6515</text:p>
          </table:table-cell>
          <table:table-cell office:value-type="string">
            <text:p>6559</text:p>
          </table:table-cell>
          <table:table-cell office:value-type="float" office:value="2.16">
            <text:p>2.16</text:p>
          </table:table-cell>
          <table:table-cell office:value-type="float" office:value="9">
            <text:p>9</text:p>
          </table:table-cell>
          <table:table-cell office:value-type="float" office:value="194.31">
            <text:p>194.31</text:p>
          </table:table-cell>
          <table:table-cell office:value-type="float" office:value="60.53">
            <text:p>60.53</text:p>
          </table:table-cell>
          <table:table-cell office:value-type="float" office:value="3.21014373038163">
            <text:p>3.2101437304</text:p>
          </table:table-cell>
          <table:table-cell office:value-type="float" office:value="0.24">
            <text:p>0.24</text:p>
          </table:table-cell>
          <table:table-cell office:value-type="float" office:value="28.0231481481481">
            <text:p>28.02314814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3.14">
            <text:p>3.14</text:p>
          </table:table-cell>
          <table:table-cell office:value-type="float" office:value="12">
            <text:p>12</text:p>
          </table:table-cell>
          <table:table-cell office:value-type="float" office:value="282.33">
            <text:p>282.33</text:p>
          </table:table-cell>
          <table:table-cell office:value-type="float" office:value="60.47">
            <text:p>60.47</text:p>
          </table:table-cell>
          <table:table-cell office:value-type="float" office:value="4.6689267405325">
            <text:p>4.6689267405</text:p>
          </table:table-cell>
          <table:table-cell office:value-type="float" office:value="0.261666666666667">
            <text:p>0.2616666667</text:p>
          </table:table-cell>
          <table:table-cell office:value-type="float" office:value="19.2579617834395">
            <text:p>19.2579617834</text:p>
          </table:table-cell>
          <table:table-cell/>
          <table:table-cell office:value-type="string">
            <text:p>6516</text:p>
          </table:table-cell>
          <table:table-cell office:value-type="string">
            <text:p>6559</text:p>
          </table:table-cell>
          <table:table-cell office:value-type="float" office:value="3.22">
            <text:p>3.22</text:p>
          </table:table-cell>
          <table:table-cell office:value-type="float" office:value="9">
            <text:p>9</text:p>
          </table:table-cell>
          <table:table-cell office:value-type="float" office:value="289.8">
            <text:p>289.8</text:p>
          </table:table-cell>
          <table:table-cell office:value-type="float" office:value="60.47">
            <text:p>60.47</text:p>
          </table:table-cell>
          <table:table-cell office:value-type="float" office:value="4.79245907061353">
            <text:p>4.7924590706</text:p>
          </table:table-cell>
          <table:table-cell office:value-type="float" office:value="0.357777777777778">
            <text:p>0.3577777778</text:p>
          </table:table-cell>
          <table:table-cell office:value-type="float" office:value="18.7795031055901">
            <text:p>18.77950310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7.93">
            <text:p>7.93</text:p>
          </table:table-cell>
          <table:table-cell office:value-type="float" office:value="11">
            <text:p>11</text:p>
          </table:table-cell>
          <table:table-cell office:value-type="float" office:value="713.7">
            <text:p>713.7</text:p>
          </table:table-cell>
          <table:table-cell office:value-type="float" office:value="280.98">
            <text:p>280.98</text:p>
          </table:table-cell>
          <table:table-cell office:value-type="float" office:value="2.54003843689942">
            <text:p>2.5400384369</text:p>
          </table:table-cell>
          <table:table-cell office:value-type="float" office:value="0.720909090909091">
            <text:p>0.7209090909</text:p>
          </table:table-cell>
          <table:table-cell office:value-type="float" office:value="35.4325346784363">
            <text:p>35.4325346784</text:p>
          </table:table-cell>
          <table:table-cell/>
          <table:table-cell office:value-type="string">
            <text:p>6519</text:p>
          </table:table-cell>
          <table:table-cell office:value-type="string">
            <text:p>6559</text:p>
          </table:table-cell>
          <table:table-cell office:value-type="float" office:value="7.8">
            <text:p>7.8</text:p>
          </table:table-cell>
          <table:table-cell office:value-type="float" office:value="6">
            <text:p>6</text:p>
          </table:table-cell>
          <table:table-cell office:value-type="float" office:value="701.91">
            <text:p>701.91</text:p>
          </table:table-cell>
          <table:table-cell office:value-type="float" office:value="280.98">
            <text:p>280.98</text:p>
          </table:table-cell>
          <table:table-cell office:value-type="float" office:value="2.49807815502883">
            <text:p>2.498078155</text:p>
          </table:table-cell>
          <table:table-cell office:value-type="float" office:value="1.3">
            <text:p>1.3</text:p>
          </table:table-cell>
          <table:table-cell office:value-type="float" office:value="36.0230769230769">
            <text:p>36.02307692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8.79">
            <text:p>8.79</text:p>
          </table:table-cell>
          <table:table-cell office:value-type="float" office:value="9">
            <text:p>9</text:p>
          </table:table-cell>
          <table:table-cell office:value-type="float" office:value="791.01">
            <text:p>791.01</text:p>
          </table:table-cell>
          <table:table-cell office:value-type="float" office:value="290.29">
            <text:p>290.29</text:p>
          </table:table-cell>
          <table:table-cell office:value-type="float" office:value="2.72489579386131">
            <text:p>2.7248957939</text:p>
          </table:table-cell>
          <table:table-cell office:value-type="float" office:value="0.976666666666667">
            <text:p>0.9766666667</text:p>
          </table:table-cell>
          <table:table-cell office:value-type="float" office:value="33.0250284414107">
            <text:p>33.0250284414</text:p>
          </table:table-cell>
          <table:table-cell/>
          <table:table-cell office:value-type="string">
            <text:p>6532</text:p>
          </table:table-cell>
          <table:table-cell office:value-type="string">
            <text:p>6559</text:p>
          </table:table-cell>
          <table:table-cell office:value-type="float" office:value="8.81">
            <text:p>8.81</text:p>
          </table:table-cell>
          <table:table-cell office:value-type="float" office:value="7">
            <text:p>7</text:p>
          </table:table-cell>
          <table:table-cell office:value-type="float" office:value="792.54">
            <text:p>792.54</text:p>
          </table:table-cell>
          <table:table-cell office:value-type="float" office:value="290.29">
            <text:p>290.29</text:p>
          </table:table-cell>
          <table:table-cell office:value-type="float" office:value="2.7301663853388">
            <text:p>2.7301663853</text:p>
          </table:table-cell>
          <table:table-cell office:value-type="float" office:value="1.25857142857143">
            <text:p>1.2585714286</text:p>
          </table:table-cell>
          <table:table-cell office:value-type="float" office:value="32.950056753689">
            <text:p>32.950056753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5.22">
            <text:p>5.22</text:p>
          </table:table-cell>
          <table:table-cell office:value-type="float" office:value="10">
            <text:p>10</text:p>
          </table:table-cell>
          <table:table-cell office:value-type="float" office:value="470.16">
            <text:p>470.16</text:p>
          </table:table-cell>
          <table:table-cell office:value-type="float" office:value="154.39">
            <text:p>154.39</text:p>
          </table:table-cell>
          <table:table-cell office:value-type="float" office:value="3.045274953041">
            <text:p>3.045274953</text:p>
          </table:table-cell>
          <table:table-cell office:value-type="float" office:value="0.522">
            <text:p>0.522</text:p>
          </table:table-cell>
          <table:table-cell office:value-type="float" office:value="29.5766283524904">
            <text:p>29.5766283525</text:p>
          </table:table-cell>
          <table:table-cell/>
          <table:table-cell office:value-type="string">
            <text:p>6552</text:p>
          </table:table-cell>
          <table:table-cell office:value-type="string">
            <text:p>6559</text:p>
          </table:table-cell>
          <table:table-cell office:value-type="float" office:value="5.18">
            <text:p>5.18</text:p>
          </table:table-cell>
          <table:table-cell office:value-type="float" office:value="4">
            <text:p>4</text:p>
          </table:table-cell>
          <table:table-cell office:value-type="float" office:value="466.2">
            <text:p>466.2</text:p>
          </table:table-cell>
          <table:table-cell office:value-type="float" office:value="154.39">
            <text:p>154.39</text:p>
          </table:table-cell>
          <table:table-cell office:value-type="float" office:value="3.01962562342121">
            <text:p>3.0196256234</text:p>
          </table:table-cell>
          <table:table-cell office:value-type="float" office:value="1.295">
            <text:p>1.295</text:p>
          </table:table-cell>
          <table:table-cell office:value-type="float" office:value="29.8050193050193">
            <text:p>29.8050193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4.16">
            <text:p>4.16</text:p>
          </table:table-cell>
          <table:table-cell office:value-type="float" office:value="10">
            <text:p>10</text:p>
          </table:table-cell>
          <table:table-cell office:value-type="float" office:value="374.49">
            <text:p>374.49</text:p>
          </table:table-cell>
          <table:table-cell office:value-type="float" office:value="61.28">
            <text:p>61.28</text:p>
          </table:table-cell>
          <table:table-cell office:value-type="float" office:value="6.11112924281984">
            <text:p>6.1111292428</text:p>
          </table:table-cell>
          <table:table-cell office:value-type="float" office:value="0.416">
            <text:p>0.416</text:p>
          </table:table-cell>
          <table:table-cell office:value-type="float" office:value="14.7307692307692">
            <text:p>14.7307692308</text:p>
          </table:table-cell>
          <table:table-cell/>
          <table:table-cell office:value-type="string">
            <text:p>6609</text:p>
          </table:table-cell>
          <table:table-cell office:value-type="string">
            <text:p>6559</text:p>
          </table:table-cell>
          <table:table-cell office:value-type="float" office:value="4.22">
            <text:p>4.22</text:p>
          </table:table-cell>
          <table:table-cell office:value-type="float" office:value="10">
            <text:p>10</text:p>
          </table:table-cell>
          <table:table-cell office:value-type="float" office:value="380.07">
            <text:p>380.07</text:p>
          </table:table-cell>
          <table:table-cell office:value-type="float" office:value="61.28">
            <text:p>61.28</text:p>
          </table:table-cell>
          <table:table-cell office:value-type="float" office:value="6.20218668407311">
            <text:p>6.2021866841</text:p>
          </table:table-cell>
          <table:table-cell office:value-type="float" office:value="0.422">
            <text:p>0.422</text:p>
          </table:table-cell>
          <table:table-cell office:value-type="float" office:value="14.521327014218">
            <text:p>14.52132701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2.68">
            <text:p>2.68</text:p>
          </table:table-cell>
          <table:table-cell office:value-type="float" office:value="8">
            <text:p>8</text:p>
          </table:table-cell>
          <table:table-cell office:value-type="float" office:value="241.47">
            <text:p>241.47</text:p>
          </table:table-cell>
          <table:table-cell office:value-type="float" office:value="38.94">
            <text:p>38.94</text:p>
          </table:table-cell>
          <table:table-cell office:value-type="float" office:value="6.20107858243452">
            <text:p>6.2010785824</text:p>
          </table:table-cell>
          <table:table-cell office:value-type="float" office:value="0.335">
            <text:p>0.335</text:p>
          </table:table-cell>
          <table:table-cell office:value-type="float" office:value="14.5298507462687">
            <text:p>14.5298507463</text:p>
          </table:table-cell>
          <table:table-cell/>
          <table:table-cell office:value-type="string">
            <text:p>6647</text:p>
          </table:table-cell>
          <table:table-cell office:value-type="string">
            <text:p>6559</text:p>
          </table:table-cell>
          <table:table-cell office:value-type="float" office:value="2.77">
            <text:p>2.77</text:p>
          </table:table-cell>
          <table:table-cell office:value-type="float" office:value="8">
            <text:p>8</text:p>
          </table:table-cell>
          <table:table-cell office:value-type="float" office:value="249.12">
            <text:p>249.12</text:p>
          </table:table-cell>
          <table:table-cell office:value-type="float" office:value="38.94">
            <text:p>38.94</text:p>
          </table:table-cell>
          <table:table-cell office:value-type="float" office:value="6.39753466872111">
            <text:p>6.3975346687</text:p>
          </table:table-cell>
          <table:table-cell office:value-type="float" office:value="0.34625">
            <text:p>0.34625</text:p>
          </table:table-cell>
          <table:table-cell office:value-type="float" office:value="14.057761732852">
            <text:p>14.05776173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1.45">
            <text:p>1.45</text:p>
          </table:table-cell>
          <table:table-cell office:value-type="float" office:value="8">
            <text:p>8</text:p>
          </table:table-cell>
          <table:table-cell office:value-type="float" office:value="130.05">
            <text:p>130.05</text:p>
          </table:table-cell>
          <table:table-cell office:value-type="float" office:value="69.82">
            <text:p>69.82</text:p>
          </table:table-cell>
          <table:table-cell office:value-type="float" office:value="1.86264680607276">
            <text:p>1.8626468061</text:p>
          </table:table-cell>
          <table:table-cell office:value-type="float" office:value="0.18125">
            <text:p>0.18125</text:p>
          </table:table-cell>
          <table:table-cell office:value-type="float" office:value="48.151724137931">
            <text:p>48.1517241379</text:p>
          </table:table-cell>
          <table:table-cell/>
          <table:table-cell office:value-type="string">
            <text:p>6670</text:p>
          </table:table-cell>
          <table:table-cell office:value-type="string">
            <text:p>6559</text:p>
          </table:table-cell>
          <table:table-cell office:value-type="float" office:value="1.39">
            <text:p>1.39</text:p>
          </table:table-cell>
          <table:table-cell office:value-type="float" office:value="6">
            <text:p>6</text:p>
          </table:table-cell>
          <table:table-cell office:value-type="float" office:value="124.65">
            <text:p>124.65</text:p>
          </table:table-cell>
          <table:table-cell office:value-type="float" office:value="69.82">
            <text:p>69.82</text:p>
          </table:table-cell>
          <table:table-cell office:value-type="float" office:value="1.78530507018046">
            <text:p>1.7853050702</text:p>
          </table:table-cell>
          <table:table-cell office:value-type="float" office:value="0.231666666666667">
            <text:p>0.2316666667</text:p>
          </table:table-cell>
          <table:table-cell office:value-type="float" office:value="50.2302158273381">
            <text:p>50.230215827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30.71">
            <text:p>30.71</text:p>
          </table:table-cell>
          <table:table-cell office:value-type="float" office:value="10">
            <text:p>10</text:p>
          </table:table-cell>
          <table:table-cell office:value-type="float" office:value="2764.26">
            <text:p>2764.26</text:p>
          </table:table-cell>
          <table:table-cell office:value-type="float" office:value="170.88">
            <text:p>170.88</text:p>
          </table:table-cell>
          <table:table-cell office:value-type="float" office:value="16.1766151685393">
            <text:p>16.1766151685</text:p>
          </table:table-cell>
          <table:table-cell office:value-type="float" office:value="3.071">
            <text:p>3.071</text:p>
          </table:table-cell>
          <table:table-cell office:value-type="float" office:value="5.56431129925106">
            <text:p>5.5643112993</text:p>
          </table:table-cell>
          <table:table-cell/>
          <table:table-cell office:value-type="string">
            <text:p>6674</text:p>
          </table:table-cell>
          <table:table-cell office:value-type="string">
            <text:p>6559</text:p>
          </table:table-cell>
          <table:table-cell office:value-type="float" office:value="30.95">
            <text:p>30.95</text:p>
          </table:table-cell>
          <table:table-cell office:value-type="float" office:value="12">
            <text:p>12</text:p>
          </table:table-cell>
          <table:table-cell office:value-type="float" office:value="2785.5">
            <text:p>2785.5</text:p>
          </table:table-cell>
          <table:table-cell office:value-type="float" office:value="170.88">
            <text:p>170.88</text:p>
          </table:table-cell>
          <table:table-cell office:value-type="float" office:value="16.3009129213483">
            <text:p>16.3009129213</text:p>
          </table:table-cell>
          <table:table-cell office:value-type="float" office:value="2.57916666666667">
            <text:p>2.5791666667</text:p>
          </table:table-cell>
          <table:table-cell office:value-type="float" office:value="5.52116316639741">
            <text:p>5.52116316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2.3">
            <text:p>2.3</text:p>
          </table:table-cell>
          <table:table-cell office:value-type="float" office:value="10">
            <text:p>10</text:p>
          </table:table-cell>
          <table:table-cell office:value-type="float" office:value="207">
            <text:p>207</text:p>
          </table:table-cell>
          <table:table-cell office:value-type="float" office:value="2.44">
            <text:p>2.44</text:p>
          </table:table-cell>
          <table:table-cell office:value-type="float" office:value="84.8360655737705">
            <text:p>84.8360655738</text:p>
          </table:table-cell>
          <table:table-cell office:value-type="float" office:value="0.23">
            <text:p>0.23</text:p>
          </table:table-cell>
          <table:table-cell office:value-type="float" office:value="1.06086956521739">
            <text:p>1.0608695652</text:p>
          </table:table-cell>
          <table:table-cell/>
          <table:table-cell office:value-type="string">
            <text:p>6695</text:p>
          </table:table-cell>
          <table:table-cell office:value-type="string">
            <text:p>6559</text:p>
          </table:table-cell>
          <table:table-cell office:value-type="float" office:value="2.3">
            <text:p>2.3</text:p>
          </table:table-cell>
          <table:table-cell office:value-type="float" office:value="9">
            <text:p>9</text:p>
          </table:table-cell>
          <table:table-cell office:value-type="float" office:value="207">
            <text:p>207</text:p>
          </table:table-cell>
          <table:table-cell office:value-type="float" office:value="2.44">
            <text:p>2.44</text:p>
          </table:table-cell>
          <table:table-cell office:value-type="float" office:value="84.8360655737705">
            <text:p>84.8360655738</text:p>
          </table:table-cell>
          <table:table-cell office:value-type="float" office:value="0.255555555555555">
            <text:p>0.2555555556</text:p>
          </table:table-cell>
          <table:table-cell office:value-type="float" office:value="1.06086956521739">
            <text:p>1.06086956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2.27">
            <text:p>2.27</text:p>
          </table:table-cell>
          <table:table-cell office:value-type="float" office:value="5">
            <text:p>5</text:p>
          </table:table-cell>
          <table:table-cell office:value-type="float" office:value="203.94">
            <text:p>203.94</text:p>
          </table:table-cell>
          <table:table-cell office:value-type="float" office:value="56.63">
            <text:p>56.63</text:p>
          </table:table-cell>
          <table:table-cell office:value-type="float" office:value="3.60127141091294">
            <text:p>3.6012714109</text:p>
          </table:table-cell>
          <table:table-cell office:value-type="float" office:value="0.454">
            <text:p>0.454</text:p>
          </table:table-cell>
          <table:table-cell office:value-type="float" office:value="24.9471365638766">
            <text:p>24.9471365639</text:p>
          </table:table-cell>
          <table:table-cell/>
          <table:table-cell office:value-type="string">
            <text:p>6699</text:p>
          </table:table-cell>
          <table:table-cell office:value-type="string">
            <text:p>6559</text:p>
          </table:table-cell>
          <table:table-cell office:value-type="float" office:value="2.17">
            <text:p>2.17</text:p>
          </table:table-cell>
          <table:table-cell office:value-type="float" office:value="255">
            <text:p>255</text:p>
          </table:table-cell>
          <table:table-cell office:value-type="float" office:value="194.94">
            <text:p>194.94</text:p>
          </table:table-cell>
          <table:table-cell office:value-type="float" office:value="56.63">
            <text:p>56.63</text:p>
          </table:table-cell>
          <table:table-cell office:value-type="float" office:value="3.44234504679499">
            <text:p>3.4423450468</text:p>
          </table:table-cell>
          <table:table-cell office:value-type="float" office:value="0.00850980392156863">
            <text:p>0.0085098039</text:p>
          </table:table-cell>
          <table:table-cell office:value-type="float" office:value="26.0967741935484">
            <text:p>26.09677419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8.33">
            <text:p>8.33</text:p>
          </table:table-cell>
          <table:table-cell office:value-type="float" office:value="12">
            <text:p>12</text:p>
          </table:table-cell>
          <table:table-cell office:value-type="float" office:value="749.34">
            <text:p>749.34</text:p>
          </table:table-cell>
          <table:table-cell office:value-type="float" office:value="303.64">
            <text:p>303.64</text:p>
          </table:table-cell>
          <table:table-cell office:value-type="float" office:value="2.46785667237518">
            <text:p>2.4678566724</text:p>
          </table:table-cell>
          <table:table-cell office:value-type="float" office:value="0.694166666666667">
            <text:p>0.6941666667</text:p>
          </table:table-cell>
          <table:table-cell office:value-type="float" office:value="36.4513805522209">
            <text:p>36.4513805522</text:p>
          </table:table-cell>
          <table:table-cell/>
          <table:table-cell office:value-type="string">
            <text:p>6716</text:p>
          </table:table-cell>
          <table:table-cell office:value-type="string">
            <text:p>6559</text:p>
          </table:table-cell>
          <table:table-cell office:value-type="float" office:value="8.2">
            <text:p>8.2</text:p>
          </table:table-cell>
          <table:table-cell office:value-type="float" office:value="4">
            <text:p>4</text:p>
          </table:table-cell>
          <table:table-cell office:value-type="float" office:value="738.36">
            <text:p>738.36</text:p>
          </table:table-cell>
          <table:table-cell office:value-type="float" office:value="303.64">
            <text:p>303.64</text:p>
          </table:table-cell>
          <table:table-cell office:value-type="float" office:value="2.43169542879726">
            <text:p>2.4316954288</text:p>
          </table:table-cell>
          <table:table-cell office:value-type="float" office:value="2.05">
            <text:p>2.05</text:p>
          </table:table-cell>
          <table:table-cell office:value-type="float" office:value="37.0292682926829">
            <text:p>37.02926829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.64">
            <text:p>1.64</text:p>
          </table:table-cell>
          <table:table-cell office:value-type="float" office:value="10">
            <text:p>10</text:p>
          </table:table-cell>
          <table:table-cell office:value-type="float" office:value="147.6">
            <text:p>147.6</text:p>
          </table:table-cell>
          <table:table-cell office:value-type="float" office:value="59.6">
            <text:p>59.6</text:p>
          </table:table-cell>
          <table:table-cell office:value-type="float" office:value="2.47651006711409">
            <text:p>2.4765100671</text:p>
          </table:table-cell>
          <table:table-cell office:value-type="float" office:value="0.164">
            <text:p>0.164</text:p>
          </table:table-cell>
          <table:table-cell office:value-type="float" office:value="36.3414634146341">
            <text:p>36.3414634146</text:p>
          </table:table-cell>
          <table:table-cell/>
          <table:table-cell office:value-type="string">
            <text:p>6738</text:p>
          </table:table-cell>
          <table:table-cell office:value-type="string">
            <text:p>6559</text:p>
          </table:table-cell>
          <table:table-cell office:value-type="float" office:value="1.43">
            <text:p>1.43</text:p>
          </table:table-cell>
          <table:table-cell office:value-type="float" office:value="4">
            <text:p>4</text:p>
          </table:table-cell>
          <table:table-cell office:value-type="float" office:value="128.34">
            <text:p>128.34</text:p>
          </table:table-cell>
          <table:table-cell office:value-type="float" office:value="59.6">
            <text:p>59.6</text:p>
          </table:table-cell>
          <table:table-cell office:value-type="float" office:value="2.15335570469799">
            <text:p>2.1533557047</text:p>
          </table:table-cell>
          <table:table-cell office:value-type="float" office:value="0.3575">
            <text:p>0.3575</text:p>
          </table:table-cell>
          <table:table-cell office:value-type="float" office:value="41.6783216783217">
            <text:p>41.678321678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7.54">
            <text:p>7.54</text:p>
          </table:table-cell>
          <table:table-cell office:value-type="float" office:value="11">
            <text:p>11</text:p>
          </table:table-cell>
          <table:table-cell office:value-type="float" office:value="679.05">
            <text:p>679.05</text:p>
          </table:table-cell>
          <table:table-cell office:value-type="float" office:value="190.76">
            <text:p>190.76</text:p>
          </table:table-cell>
          <table:table-cell office:value-type="float" office:value="3.55970853428392">
            <text:p>3.5597085343</text:p>
          </table:table-cell>
          <table:table-cell office:value-type="float" office:value="0.685454545454545">
            <text:p>0.6854545455</text:p>
          </table:table-cell>
          <table:table-cell office:value-type="float" office:value="25.2997347480106">
            <text:p>25.299734748</text:p>
          </table:table-cell>
          <table:table-cell/>
          <table:table-cell office:value-type="string">
            <text:p>6843</text:p>
          </table:table-cell>
          <table:table-cell office:value-type="string">
            <text:p>6559</text:p>
          </table:table-cell>
          <table:table-cell office:value-type="float" office:value="7.66">
            <text:p>7.66</text:p>
          </table:table-cell>
          <table:table-cell office:value-type="float" office:value="7">
            <text:p>7</text:p>
          </table:table-cell>
          <table:table-cell office:value-type="float" office:value="689.04">
            <text:p>689.04</text:p>
          </table:table-cell>
          <table:table-cell office:value-type="float" office:value="190.76">
            <text:p>190.76</text:p>
          </table:table-cell>
          <table:table-cell office:value-type="float" office:value="3.61207800377438">
            <text:p>3.6120780038</text:p>
          </table:table-cell>
          <table:table-cell office:value-type="float" office:value="1.09428571428571">
            <text:p>1.0942857143</text:p>
          </table:table-cell>
          <table:table-cell office:value-type="float" office:value="24.9033942558747">
            <text:p>24.90339425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8.38">
            <text:p>8.38</text:p>
          </table:table-cell>
          <table:table-cell office:value-type="float" office:value="6">
            <text:p>6</text:p>
          </table:table-cell>
          <table:table-cell office:value-type="float" office:value="754.29">
            <text:p>754.29</text:p>
          </table:table-cell>
          <table:table-cell office:value-type="float" office:value="70.89">
            <text:p>70.89</text:p>
          </table:table-cell>
          <table:table-cell office:value-type="float" office:value="10.6402877697842">
            <text:p>10.6402877698</text:p>
          </table:table-cell>
          <table:table-cell office:value-type="float" office:value="1.39666666666667">
            <text:p>1.3966666667</text:p>
          </table:table-cell>
          <table:table-cell office:value-type="float" office:value="8.45942720763723">
            <text:p>8.4594272076</text:p>
          </table:table-cell>
          <table:table-cell/>
          <table:table-cell office:value-type="string">
            <text:p>6879</text:p>
          </table:table-cell>
          <table:table-cell office:value-type="string">
            <text:p>6559</text:p>
          </table:table-cell>
          <table:table-cell office:value-type="float" office:value="8.42">
            <text:p>8.42</text:p>
          </table:table-cell>
          <table:table-cell office:value-type="float" office:value="6">
            <text:p>6</text:p>
          </table:table-cell>
          <table:table-cell office:value-type="float" office:value="757.53">
            <text:p>757.53</text:p>
          </table:table-cell>
          <table:table-cell office:value-type="float" office:value="70.89">
            <text:p>70.89</text:p>
          </table:table-cell>
          <table:table-cell office:value-type="float" office:value="10.6859923825645">
            <text:p>10.6859923826</text:p>
          </table:table-cell>
          <table:table-cell office:value-type="float" office:value="1.40333333333333">
            <text:p>1.4033333333</text:p>
          </table:table-cell>
          <table:table-cell office:value-type="float" office:value="8.41923990498812">
            <text:p>8.4192399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7.14">
            <text:p>7.14</text:p>
          </table:table-cell>
          <table:table-cell office:value-type="float" office:value="11">
            <text:p>11</text:p>
          </table:table-cell>
          <table:table-cell office:value-type="float" office:value="642.69">
            <text:p>642.69</text:p>
          </table:table-cell>
          <table:table-cell office:value-type="float" office:value="284.53">
            <text:p>284.53</text:p>
          </table:table-cell>
          <table:table-cell office:value-type="float" office:value="2.25877763328999">
            <text:p>2.2587776333</text:p>
          </table:table-cell>
          <table:table-cell office:value-type="float" office:value="0.649090909090909">
            <text:p>0.6490909091</text:p>
          </table:table-cell>
          <table:table-cell office:value-type="float" office:value="39.8501400560224">
            <text:p>39.850140056</text:p>
          </table:table-cell>
          <table:table-cell/>
          <table:table-cell office:value-type="string">
            <text:p>6892</text:p>
          </table:table-cell>
          <table:table-cell office:value-type="string">
            <text:p>6559</text:p>
          </table:table-cell>
          <table:table-cell office:value-type="float" office:value="7.06">
            <text:p>7.06</text:p>
          </table:table-cell>
          <table:table-cell office:value-type="float" office:value="8">
            <text:p>8</text:p>
          </table:table-cell>
          <table:table-cell office:value-type="float" office:value="635.49">
            <text:p>635.49</text:p>
          </table:table-cell>
          <table:table-cell office:value-type="float" office:value="284.53">
            <text:p>284.53</text:p>
          </table:table-cell>
          <table:table-cell office:value-type="float" office:value="2.23347274452606">
            <text:p>2.2334727445</text:p>
          </table:table-cell>
          <table:table-cell office:value-type="float" office:value="0.8825">
            <text:p>0.8825</text:p>
          </table:table-cell>
          <table:table-cell office:value-type="float" office:value="40.3016997167139">
            <text:p>40.30169971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0.35">
            <text:p>0.35</text:p>
          </table:table-cell>
          <table:table-cell office:value-type="float" office:value="4">
            <text:p>4</text:p>
          </table:table-cell>
          <table:table-cell office:value-type="float" office:value="31.68">
            <text:p>31.68</text:p>
          </table:table-cell>
          <table:table-cell office:value-type="float" office:value="0.22">
            <text:p>0.22</text:p>
          </table:table-cell>
          <table:table-cell office:value-type="float" office:value="144">
            <text:p>144</text:p>
          </table:table-cell>
          <table:table-cell office:value-type="float" office:value="0.0875">
            <text:p>0.0875</text:p>
          </table:table-cell>
          <table:table-cell office:value-type="float" office:value="0.628571428571429">
            <text:p>0.6285714286</text:p>
          </table:table-cell>
          <table:table-cell/>
          <table:table-cell office:value-type="string">
            <text:p>6945</text:p>
          </table:table-cell>
          <table:table-cell office:value-type="string">
            <text:p>6559</text:p>
          </table:table-cell>
          <table:table-cell office:value-type="float" office:value="0.3">
            <text:p>0.3</text:p>
          </table:table-cell>
          <table:table-cell office:value-type="float" office:value="6">
            <text:p>6</text:p>
          </table:table-cell>
          <table:table-cell office:value-type="float" office:value="26.64">
            <text:p>26.64</text:p>
          </table:table-cell>
          <table:table-cell office:value-type="float" office:value="0.22">
            <text:p>0.22</text:p>
          </table:table-cell>
          <table:table-cell office:value-type="float" office:value="121.090909090909">
            <text:p>121.0909090909</text:p>
          </table:table-cell>
          <table:table-cell office:value-type="float" office:value="0.05">
            <text:p>0.05</text:p>
          </table:table-cell>
          <table:table-cell office:value-type="float" office:value="0.733333333333333">
            <text:p>0.73333333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1.67">
            <text:p>1.67</text:p>
          </table:table-cell>
          <table:table-cell office:value-type="float" office:value="7">
            <text:p>7</text:p>
          </table:table-cell>
          <table:table-cell office:value-type="float" office:value="150.57">
            <text:p>150.57</text:p>
          </table:table-cell>
          <table:table-cell office:value-type="float" office:value="63.03">
            <text:p>63.03</text:p>
          </table:table-cell>
          <table:table-cell office:value-type="float" office:value="2.38886244645407">
            <text:p>2.3888624465</text:p>
          </table:table-cell>
          <table:table-cell office:value-type="float" office:value="0.238571428571429">
            <text:p>0.2385714286</text:p>
          </table:table-cell>
          <table:table-cell office:value-type="float" office:value="37.7425149700599">
            <text:p>37.7425149701</text:p>
          </table:table-cell>
          <table:table-cell/>
          <table:table-cell office:value-type="string">
            <text:p>6948</text:p>
          </table:table-cell>
          <table:table-cell office:value-type="string">
            <text:p>6559</text:p>
          </table:table-cell>
          <table:table-cell office:value-type="float" office:value="1.58">
            <text:p>1.58</text:p>
          </table:table-cell>
          <table:table-cell office:value-type="float" office:value="6">
            <text:p>6</text:p>
          </table:table-cell>
          <table:table-cell office:value-type="float" office:value="142.56">
            <text:p>142.56</text:p>
          </table:table-cell>
          <table:table-cell office:value-type="float" office:value="63.03">
            <text:p>63.03</text:p>
          </table:table-cell>
          <table:table-cell office:value-type="float" office:value="2.26178010471204">
            <text:p>2.2617801047</text:p>
          </table:table-cell>
          <table:table-cell office:value-type="float" office:value="0.263333333333333">
            <text:p>0.2633333333</text:p>
          </table:table-cell>
          <table:table-cell office:value-type="float" office:value="39.8924050632911">
            <text:p>39.89240506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0.34">
            <text:p>0.34</text:p>
          </table:table-cell>
          <table:table-cell office:value-type="float" office:value="7">
            <text:p>7</text:p>
          </table:table-cell>
          <table:table-cell office:value-type="float" office:value="30.33">
            <text:p>30.33</text:p>
          </table:table-cell>
          <table:table-cell office:value-type="float" office:value="1.3">
            <text:p>1.3</text:p>
          </table:table-cell>
          <table:table-cell office:value-type="float" office:value="23.3307692307692">
            <text:p>23.3307692308</text:p>
          </table:table-cell>
          <table:table-cell office:value-type="float" office:value="0.0485714285714286">
            <text:p>0.0485714286</text:p>
          </table:table-cell>
          <table:table-cell office:value-type="float" office:value="3.82352941176471">
            <text:p>3.8235294118</text:p>
          </table:table-cell>
          <table:table-cell/>
          <table:table-cell office:value-type="string">
            <text:p>6971</text:p>
          </table:table-cell>
          <table:table-cell office:value-type="string">
            <text:p>6559</text:p>
          </table:table-cell>
          <table:table-cell office:value-type="float" office:value="0.37">
            <text:p>0.37</text:p>
          </table:table-cell>
          <table:table-cell office:value-type="float" office:value="7">
            <text:p>7</text:p>
          </table:table-cell>
          <table:table-cell office:value-type="float" office:value="33.39">
            <text:p>33.39</text:p>
          </table:table-cell>
          <table:table-cell office:value-type="float" office:value="1.3">
            <text:p>1.3</text:p>
          </table:table-cell>
          <table:table-cell office:value-type="float" office:value="25.6846153846154">
            <text:p>25.6846153846</text:p>
          </table:table-cell>
          <table:table-cell office:value-type="float" office:value="0.0528571428571429">
            <text:p>0.0528571429</text:p>
          </table:table-cell>
          <table:table-cell office:value-type="float" office:value="3.51351351351351">
            <text:p>3.51351351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6.55">
            <text:p>6.55</text:p>
          </table:table-cell>
          <table:table-cell office:value-type="float" office:value="9">
            <text:p>9</text:p>
          </table:table-cell>
          <table:table-cell office:value-type="float" office:value="589.59">
            <text:p>589.59</text:p>
          </table:table-cell>
          <table:table-cell office:value-type="float" office:value="173.42">
            <text:p>173.42</text:p>
          </table:table-cell>
          <table:table-cell office:value-type="float" office:value="3.39978087879137">
            <text:p>3.3997808788</text:p>
          </table:table-cell>
          <table:table-cell office:value-type="float" office:value="0.727777777777778">
            <text:p>0.7277777778</text:p>
          </table:table-cell>
          <table:table-cell office:value-type="float" office:value="26.4763358778626">
            <text:p>26.4763358779</text:p>
          </table:table-cell>
          <table:table-cell/>
          <table:table-cell office:value-type="string">
            <text:p>7021</text:p>
          </table:table-cell>
          <table:table-cell office:value-type="string">
            <text:p>6559</text:p>
          </table:table-cell>
          <table:table-cell office:value-type="float" office:value="6.58">
            <text:p>6.58</text:p>
          </table:table-cell>
          <table:table-cell office:value-type="float" office:value="9">
            <text:p>9</text:p>
          </table:table-cell>
          <table:table-cell office:value-type="float" office:value="592.2">
            <text:p>592.2</text:p>
          </table:table-cell>
          <table:table-cell office:value-type="float" office:value="173.42">
            <text:p>173.42</text:p>
          </table:table-cell>
          <table:table-cell office:value-type="float" office:value="3.41483104601545">
            <text:p>3.414831046</text:p>
          </table:table-cell>
          <table:table-cell office:value-type="float" office:value="0.731111111111111">
            <text:p>0.7311111111</text:p>
          </table:table-cell>
          <table:table-cell office:value-type="float" office:value="26.355623100304">
            <text:p>26.355623100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1.42">
            <text:p>1.42</text:p>
          </table:table-cell>
          <table:table-cell office:value-type="float" office:value="9">
            <text:p>9</text:p>
          </table:table-cell>
          <table:table-cell office:value-type="float" office:value="128.16">
            <text:p>128.16</text:p>
          </table:table-cell>
          <table:table-cell office:value-type="float" office:value="63.14">
            <text:p>63.14</text:p>
          </table:table-cell>
          <table:table-cell office:value-type="float" office:value="2.02977510294583">
            <text:p>2.0297751029</text:p>
          </table:table-cell>
          <table:table-cell office:value-type="float" office:value="0.157777777777778">
            <text:p>0.1577777778</text:p>
          </table:table-cell>
          <table:table-cell office:value-type="float" office:value="44.4647887323944">
            <text:p>44.4647887324</text:p>
          </table:table-cell>
          <table:table-cell/>
          <table:table-cell office:value-type="string">
            <text:p>6562</text:p>
          </table:table-cell>
          <table:table-cell office:value-type="string">
            <text:p>6559</text:p>
          </table:table-cell>
          <table:table-cell office:value-type="float" office:value="1.36">
            <text:p>1.36</text:p>
          </table:table-cell>
          <table:table-cell office:value-type="float" office:value="10">
            <text:p>10</text:p>
          </table:table-cell>
          <table:table-cell office:value-type="float" office:value="122.85">
            <text:p>122.85</text:p>
          </table:table-cell>
          <table:table-cell office:value-type="float" office:value="63.14">
            <text:p>63.14</text:p>
          </table:table-cell>
          <table:table-cell office:value-type="float" office:value="1.94567627494457">
            <text:p>1.9456762749</text:p>
          </table:table-cell>
          <table:table-cell office:value-type="float" office:value="0.136">
            <text:p>0.136</text:p>
          </table:table-cell>
          <table:table-cell office:value-type="float" office:value="46.4264705882353">
            <text:p>46.4264705882</text:p>
          </table:table-cell>
          <table:table-cell table:number-columns-repeated="1005"/>
        </table:table-row>
        <table:table-row table:style-name="ro1">
          <table:table-cell office:value-type="string">
            <text:p>6562</text:p>
          </table:table-cell>
          <table:table-cell office:value-type="string">
            <text:p>6087</text:p>
          </table:table-cell>
          <table:table-cell office:value-type="float" office:value="1.43">
            <text:p>1.43</text:p>
          </table:table-cell>
          <table:table-cell office:value-type="float" office:value="6">
            <text:p>6</text:p>
          </table:table-cell>
          <table:table-cell office:value-type="float" office:value="128.97">
            <text:p>128.97</text:p>
          </table:table-cell>
          <table:table-cell office:value-type="float" office:value="60.71">
            <text:p>60.71</text:p>
          </table:table-cell>
          <table:table-cell office:value-type="float" office:value="2.1243617196508">
            <text:p>2.1243617197</text:p>
          </table:table-cell>
          <table:table-cell office:value-type="float" office:value="0.238333333333333">
            <text:p>0.2383333333</text:p>
          </table:table-cell>
          <table:table-cell office:value-type="float" office:value="42.4545454545455">
            <text:p>42.4545454545</text:p>
          </table:table-cell>
          <table:table-cell/>
          <table:table-cell office:value-type="string">
            <text:p>6087</text:p>
          </table:table-cell>
          <table:table-cell office:value-type="string">
            <text:p>6562</text:p>
          </table:table-cell>
          <table:table-cell office:value-type="float" office:value="1.66">
            <text:p>1.66</text:p>
          </table:table-cell>
          <table:table-cell office:value-type="float" office:value="6">
            <text:p>6</text:p>
          </table:table-cell>
          <table:table-cell office:value-type="float" office:value="149.4">
            <text:p>149.4</text:p>
          </table:table-cell>
          <table:table-cell office:value-type="float" office:value="60.71">
            <text:p>60.71</text:p>
          </table:table-cell>
          <table:table-cell office:value-type="float" office:value="2.46087959150058">
            <text:p>2.4608795915</text:p>
          </table:table-cell>
          <table:table-cell office:value-type="float" office:value="0.276666666666667">
            <text:p>0.2766666667</text:p>
          </table:table-cell>
          <table:table-cell office:value-type="float" office:value="36.5722891566265">
            <text:p>36.572289156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6.95">
            <text:p>6.95</text:p>
          </table:table-cell>
          <table:table-cell office:value-type="float" office:value="10">
            <text:p>10</text:p>
          </table:table-cell>
          <table:table-cell office:value-type="float" office:value="625.32">
            <text:p>625.32</text:p>
          </table:table-cell>
          <table:table-cell office:value-type="float" office:value="301.91">
            <text:p>301.91</text:p>
          </table:table-cell>
          <table:table-cell office:value-type="float" office:value="2.07121327547945">
            <text:p>2.0712132755</text:p>
          </table:table-cell>
          <table:table-cell office:value-type="float" office:value="0.695">
            <text:p>0.695</text:p>
          </table:table-cell>
          <table:table-cell office:value-type="float" office:value="43.4402877697842">
            <text:p>43.4402877698</text:p>
          </table:table-cell>
          <table:table-cell/>
          <table:table-cell office:value-type="string">
            <text:p>6182</text:p>
          </table:table-cell>
          <table:table-cell office:value-type="string">
            <text:p>6562</text:p>
          </table:table-cell>
          <table:table-cell office:value-type="float" office:value="6.91">
            <text:p>6.91</text:p>
          </table:table-cell>
          <table:table-cell office:value-type="float" office:value="9">
            <text:p>9</text:p>
          </table:table-cell>
          <table:table-cell office:value-type="float" office:value="622.08">
            <text:p>622.08</text:p>
          </table:table-cell>
          <table:table-cell office:value-type="float" office:value="301.91">
            <text:p>301.91</text:p>
          </table:table-cell>
          <table:table-cell office:value-type="float" office:value="2.06048160047696">
            <text:p>2.0604816005</text:p>
          </table:table-cell>
          <table:table-cell office:value-type="float" office:value="0.767777777777778">
            <text:p>0.7677777778</text:p>
          </table:table-cell>
          <table:table-cell office:value-type="float" office:value="43.6917510853835">
            <text:p>43.691751085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1.03">
            <text:p>1.03</text:p>
          </table:table-cell>
          <table:table-cell office:value-type="float" office:value="10">
            <text:p>10</text:p>
          </table:table-cell>
          <table:table-cell office:value-type="float" office:value="92.7">
            <text:p>92.7</text:p>
          </table:table-cell>
          <table:table-cell office:value-type="float" office:value="6.65">
            <text:p>6.65</text:p>
          </table:table-cell>
          <table:table-cell office:value-type="float" office:value="13.9398496240602">
            <text:p>13.9398496241</text:p>
          </table:table-cell>
          <table:table-cell office:value-type="float" office:value="0.103">
            <text:p>0.103</text:p>
          </table:table-cell>
          <table:table-cell office:value-type="float" office:value="6.45631067961165">
            <text:p>6.4563106796</text:p>
          </table:table-cell>
          <table:table-cell/>
          <table:table-cell office:value-type="string">
            <text:p>6214</text:p>
          </table:table-cell>
          <table:table-cell office:value-type="string">
            <text:p>6562</text:p>
          </table:table-cell>
          <table:table-cell office:value-type="float" office:value="0.84">
            <text:p>0.84</text:p>
          </table:table-cell>
          <table:table-cell office:value-type="float" office:value="10">
            <text:p>10</text:p>
          </table:table-cell>
          <table:table-cell office:value-type="float" office:value="75.87">
            <text:p>75.87</text:p>
          </table:table-cell>
          <table:table-cell office:value-type="float" office:value="6.65">
            <text:p>6.65</text:p>
          </table:table-cell>
          <table:table-cell office:value-type="float" office:value="11.409022556391">
            <text:p>11.4090225564</text:p>
          </table:table-cell>
          <table:table-cell office:value-type="float" office:value="0.084">
            <text:p>0.084</text:p>
          </table:table-cell>
          <table:table-cell office:value-type="float" office:value="7.91666666666667">
            <text:p>7.91666666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1.47">
            <text:p>1.47</text:p>
          </table:table-cell>
          <table:table-cell office:value-type="float" office:value="7">
            <text:p>7</text:p>
          </table:table-cell>
          <table:table-cell office:value-type="float" office:value="132.48">
            <text:p>132.48</text:p>
          </table:table-cell>
          <table:table-cell office:value-type="float" office:value="58.5">
            <text:p>58.5</text:p>
          </table:table-cell>
          <table:table-cell office:value-type="float" office:value="2.26461538461538">
            <text:p>2.2646153846</text:p>
          </table:table-cell>
          <table:table-cell office:value-type="float" office:value="0.21">
            <text:p>0.21</text:p>
          </table:table-cell>
          <table:table-cell office:value-type="float" office:value="39.7959183673469">
            <text:p>39.7959183673</text:p>
          </table:table-cell>
          <table:table-cell/>
          <table:table-cell office:value-type="string">
            <text:p>6382</text:p>
          </table:table-cell>
          <table:table-cell office:value-type="string">
            <text:p>6562</text:p>
          </table:table-cell>
          <table:table-cell office:value-type="float" office:value="1.54">
            <text:p>1.54</text:p>
          </table:table-cell>
          <table:table-cell office:value-type="float" office:value="7">
            <text:p>7</text:p>
          </table:table-cell>
          <table:table-cell office:value-type="float" office:value="138.51">
            <text:p>138.51</text:p>
          </table:table-cell>
          <table:table-cell office:value-type="float" office:value="58.5">
            <text:p>58.5</text:p>
          </table:table-cell>
          <table:table-cell office:value-type="float" office:value="2.36769230769231">
            <text:p>2.3676923077</text:p>
          </table:table-cell>
          <table:table-cell office:value-type="float" office:value="0.22">
            <text:p>0.22</text:p>
          </table:table-cell>
          <table:table-cell office:value-type="float" office:value="37.987012987013">
            <text:p>37.98701298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14.38">
            <text:p>14.38</text:p>
          </table:table-cell>
          <table:table-cell office:value-type="float" office:value="13">
            <text:p>13</text:p>
          </table:table-cell>
          <table:table-cell office:value-type="float" office:value="1294.47">
            <text:p>1294.47</text:p>
          </table:table-cell>
          <table:table-cell office:value-type="float" office:value="62.25">
            <text:p>62.25</text:p>
          </table:table-cell>
          <table:table-cell office:value-type="float" office:value="20.7946987951807">
            <text:p>20.7946987952</text:p>
          </table:table-cell>
          <table:table-cell office:value-type="float" office:value="1.10615384615385">
            <text:p>1.1061538462</text:p>
          </table:table-cell>
          <table:table-cell office:value-type="float" office:value="4.32892906815021">
            <text:p>4.3289290682</text:p>
          </table:table-cell>
          <table:table-cell/>
          <table:table-cell office:value-type="string">
            <text:p>6405</text:p>
          </table:table-cell>
          <table:table-cell office:value-type="string">
            <text:p>6562</text:p>
          </table:table-cell>
          <table:table-cell office:value-type="float" office:value="14.51">
            <text:p>14.51</text:p>
          </table:table-cell>
          <table:table-cell office:value-type="float" office:value="14">
            <text:p>14</text:p>
          </table:table-cell>
          <table:table-cell office:value-type="float" office:value="1305.45">
            <text:p>1305.45</text:p>
          </table:table-cell>
          <table:table-cell office:value-type="float" office:value="62.25">
            <text:p>62.25</text:p>
          </table:table-cell>
          <table:table-cell office:value-type="float" office:value="20.9710843373494">
            <text:p>20.9710843373</text:p>
          </table:table-cell>
          <table:table-cell office:value-type="float" office:value="1.03642857142857">
            <text:p>1.0364285714</text:p>
          </table:table-cell>
          <table:table-cell office:value-type="float" office:value="4.29014472777395">
            <text:p>4.29014472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7.64">
            <text:p>7.64</text:p>
          </table:table-cell>
          <table:table-cell office:value-type="float" office:value="9">
            <text:p>9</text:p>
          </table:table-cell>
          <table:table-cell office:value-type="float" office:value="688.05">
            <text:p>688.05</text:p>
          </table:table-cell>
          <table:table-cell office:value-type="float" office:value="327.81">
            <text:p>327.81</text:p>
          </table:table-cell>
          <table:table-cell office:value-type="float" office:value="2.09892925780177">
            <text:p>2.0989292578</text:p>
          </table:table-cell>
          <table:table-cell office:value-type="float" office:value="0.848888888888889">
            <text:p>0.8488888889</text:p>
          </table:table-cell>
          <table:table-cell office:value-type="float" office:value="42.9070680628272">
            <text:p>42.9070680628</text:p>
          </table:table-cell>
          <table:table-cell/>
          <table:table-cell office:value-type="string">
            <text:p>6423</text:p>
          </table:table-cell>
          <table:table-cell office:value-type="string">
            <text:p>6562</text:p>
          </table:table-cell>
          <table:table-cell office:value-type="float" office:value="7.42">
            <text:p>7.42</text:p>
          </table:table-cell>
          <table:table-cell office:value-type="float" office:value="12">
            <text:p>12</text:p>
          </table:table-cell>
          <table:table-cell office:value-type="float" office:value="668.16">
            <text:p>668.16</text:p>
          </table:table-cell>
          <table:table-cell office:value-type="float" office:value="327.81">
            <text:p>327.81</text:p>
          </table:table-cell>
          <table:table-cell office:value-type="float" office:value="2.03825386656905">
            <text:p>2.0382538666</text:p>
          </table:table-cell>
          <table:table-cell office:value-type="float" office:value="0.618333333333333">
            <text:p>0.6183333333</text:p>
          </table:table-cell>
          <table:table-cell office:value-type="float" office:value="44.1792452830189">
            <text:p>44.17924528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0.95">
            <text:p>0.95</text:p>
          </table:table-cell>
          <table:table-cell office:value-type="float" office:value="11">
            <text:p>11</text:p>
          </table:table-cell>
          <table:table-cell office:value-type="float" office:value="85.5">
            <text:p>85.5</text:p>
          </table:table-cell>
          <table:table-cell office:value-type="float" office:value="3.44">
            <text:p>3.44</text:p>
          </table:table-cell>
          <table:table-cell office:value-type="float" office:value="24.8546511627907">
            <text:p>24.8546511628</text:p>
          </table:table-cell>
          <table:table-cell office:value-type="float" office:value="0.0863636363636364">
            <text:p>0.0863636364</text:p>
          </table:table-cell>
          <table:table-cell office:value-type="float" office:value="3.62105263157895">
            <text:p>3.6210526316</text:p>
          </table:table-cell>
          <table:table-cell/>
          <table:table-cell office:value-type="string">
            <text:p>6446</text:p>
          </table:table-cell>
          <table:table-cell office:value-type="string">
            <text:p>6562</text:p>
          </table:table-cell>
          <table:table-cell office:value-type="float" office:value="0.91">
            <text:p>0.91</text:p>
          </table:table-cell>
          <table:table-cell office:value-type="float" office:value="255">
            <text:p>255</text:p>
          </table:table-cell>
          <table:table-cell office:value-type="float" office:value="82.08">
            <text:p>82.08</text:p>
          </table:table-cell>
          <table:table-cell office:value-type="float" office:value="3.44">
            <text:p>3.44</text:p>
          </table:table-cell>
          <table:table-cell office:value-type="float" office:value="23.8604651162791">
            <text:p>23.8604651163</text:p>
          </table:table-cell>
          <table:table-cell office:value-type="float" office:value="0.00356862745098039">
            <text:p>0.0035686275</text:p>
          </table:table-cell>
          <table:table-cell office:value-type="float" office:value="3.78021978021978">
            <text:p>3.780219780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1.43">
            <text:p>1.43</text:p>
          </table:table-cell>
          <table:table-cell office:value-type="float" office:value="9">
            <text:p>9</text:p>
          </table:table-cell>
          <table:table-cell office:value-type="float" office:value="128.79">
            <text:p>128.79</text:p>
          </table:table-cell>
          <table:table-cell office:value-type="float" office:value="63.14">
            <text:p>63.14</text:p>
          </table:table-cell>
          <table:table-cell office:value-type="float" office:value="2.03975292999683">
            <text:p>2.03975293</text:p>
          </table:table-cell>
          <table:table-cell office:value-type="float" office:value="0.158888888888889">
            <text:p>0.1588888889</text:p>
          </table:table-cell>
          <table:table-cell office:value-type="float" office:value="44.1538461538462">
            <text:p>44.1538461538</text:p>
          </table:table-cell>
          <table:table-cell/>
          <table:table-cell office:value-type="string">
            <text:p>6451</text:p>
          </table:table-cell>
          <table:table-cell office:value-type="string">
            <text:p>6562</text:p>
          </table:table-cell>
          <table:table-cell office:value-type="float" office:value="1.5">
            <text:p>1.5</text:p>
          </table:table-cell>
          <table:table-cell office:value-type="float" office:value="10">
            <text:p>10</text:p>
          </table:table-cell>
          <table:table-cell office:value-type="float" office:value="134.73">
            <text:p>134.73</text:p>
          </table:table-cell>
          <table:table-cell office:value-type="float" office:value="63.14">
            <text:p>63.14</text:p>
          </table:table-cell>
          <table:table-cell office:value-type="float" office:value="2.1338295850491">
            <text:p>2.133829585</text:p>
          </table:table-cell>
          <table:table-cell office:value-type="float" office:value="0.15">
            <text:p>0.15</text:p>
          </table:table-cell>
          <table:table-cell office:value-type="float" office:value="42.0933333333333">
            <text:p>42.09333333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1.46">
            <text:p>1.46</text:p>
          </table:table-cell>
          <table:table-cell office:value-type="float" office:value="255">
            <text:p>255</text:p>
          </table:table-cell>
          <table:table-cell office:value-type="float" office:value="131.31">
            <text:p>131.31</text:p>
          </table:table-cell>
          <table:table-cell office:value-type="float" office:value="6.75">
            <text:p>6.75</text:p>
          </table:table-cell>
          <table:table-cell office:value-type="float" office:value="19.4533333333333">
            <text:p>19.4533333333</text:p>
          </table:table-cell>
          <table:table-cell office:value-type="float" office:value="0.00572549019607843">
            <text:p>0.0057254902</text:p>
          </table:table-cell>
          <table:table-cell office:value-type="float" office:value="4.62328767123288">
            <text:p>4.6232876712</text:p>
          </table:table-cell>
          <table:table-cell/>
          <table:table-cell office:value-type="string">
            <text:p>6471</text:p>
          </table:table-cell>
          <table:table-cell office:value-type="string">
            <text:p>6562</text:p>
          </table:table-cell>
          <table:table-cell office:value-type="float" office:value="1.51">
            <text:p>1.51</text:p>
          </table:table-cell>
          <table:table-cell office:value-type="float" office:value="255">
            <text:p>255</text:p>
          </table:table-cell>
          <table:table-cell office:value-type="float" office:value="136.26">
            <text:p>136.26</text:p>
          </table:table-cell>
          <table:table-cell office:value-type="float" office:value="6.75">
            <text:p>6.75</text:p>
          </table:table-cell>
          <table:table-cell office:value-type="float" office:value="20.1866666666667">
            <text:p>20.1866666667</text:p>
          </table:table-cell>
          <table:table-cell office:value-type="float" office:value="0.00592156862745098">
            <text:p>0.0059215686</text:p>
          </table:table-cell>
          <table:table-cell office:value-type="float" office:value="4.47019867549669">
            <text:p>4.47019867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6.86">
            <text:p>6.86</text:p>
          </table:table-cell>
          <table:table-cell office:value-type="float" office:value="11">
            <text:p>11</text:p>
          </table:table-cell>
          <table:table-cell office:value-type="float" office:value="617.04">
            <text:p>617.04</text:p>
          </table:table-cell>
          <table:table-cell office:value-type="float" office:value="122.55">
            <text:p>122.55</text:p>
          </table:table-cell>
          <table:table-cell office:value-type="float" office:value="5.03500611995104">
            <text:p>5.03500612</text:p>
          </table:table-cell>
          <table:table-cell office:value-type="float" office:value="0.623636363636364">
            <text:p>0.6236363636</text:p>
          </table:table-cell>
          <table:table-cell office:value-type="float" office:value="17.8644314868805">
            <text:p>17.8644314869</text:p>
          </table:table-cell>
          <table:table-cell/>
          <table:table-cell office:value-type="string">
            <text:p>6499</text:p>
          </table:table-cell>
          <table:table-cell office:value-type="string">
            <text:p>6562</text:p>
          </table:table-cell>
          <table:table-cell office:value-type="float" office:value="6.9">
            <text:p>6.9</text:p>
          </table:table-cell>
          <table:table-cell office:value-type="float" office:value="11">
            <text:p>11</text:p>
          </table:table-cell>
          <table:table-cell office:value-type="float" office:value="621.09">
            <text:p>621.09</text:p>
          </table:table-cell>
          <table:table-cell office:value-type="float" office:value="122.55">
            <text:p>122.55</text:p>
          </table:table-cell>
          <table:table-cell office:value-type="float" office:value="5.06805385556916">
            <text:p>5.0680538556</text:p>
          </table:table-cell>
          <table:table-cell office:value-type="float" office:value="0.627272727272727">
            <text:p>0.6272727273</text:p>
          </table:table-cell>
          <table:table-cell office:value-type="float" office:value="17.7608695652174">
            <text:p>17.76086956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5.02">
            <text:p>5.02</text:p>
          </table:table-cell>
          <table:table-cell office:value-type="float" office:value="9">
            <text:p>9</text:p>
          </table:table-cell>
          <table:table-cell office:value-type="float" office:value="451.71">
            <text:p>451.71</text:p>
          </table:table-cell>
          <table:table-cell office:value-type="float" office:value="220.41">
            <text:p>220.41</text:p>
          </table:table-cell>
          <table:table-cell office:value-type="float" office:value="2.04940792160065">
            <text:p>2.0494079216</text:p>
          </table:table-cell>
          <table:table-cell office:value-type="float" office:value="0.557777777777778">
            <text:p>0.5577777778</text:p>
          </table:table-cell>
          <table:table-cell office:value-type="float" office:value="43.906374501992">
            <text:p>43.906374502</text:p>
          </table:table-cell>
          <table:table-cell/>
          <table:table-cell office:value-type="string">
            <text:p>6501</text:p>
          </table:table-cell>
          <table:table-cell office:value-type="string">
            <text:p>6562</text:p>
          </table:table-cell>
          <table:table-cell office:value-type="float" office:value="4.95">
            <text:p>4.95</text:p>
          </table:table-cell>
          <table:table-cell office:value-type="float" office:value="10">
            <text:p>10</text:p>
          </table:table-cell>
          <table:table-cell office:value-type="float" office:value="445.05">
            <text:p>445.05</text:p>
          </table:table-cell>
          <table:table-cell office:value-type="float" office:value="220.41">
            <text:p>220.41</text:p>
          </table:table-cell>
          <table:table-cell office:value-type="float" office:value="2.01919150673744">
            <text:p>2.0191915067</text:p>
          </table:table-cell>
          <table:table-cell office:value-type="float" office:value="0.495">
            <text:p>0.495</text:p>
          </table:table-cell>
          <table:table-cell office:value-type="float" office:value="44.5272727272727">
            <text:p>44.527272727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3.62">
            <text:p>3.62</text:p>
          </table:table-cell>
          <table:table-cell office:value-type="float" office:value="9">
            <text:p>9</text:p>
          </table:table-cell>
          <table:table-cell office:value-type="float" office:value="326.16">
            <text:p>326.16</text:p>
          </table:table-cell>
          <table:table-cell office:value-type="float" office:value="136.13">
            <text:p>136.13</text:p>
          </table:table-cell>
          <table:table-cell office:value-type="float" office:value="2.39594505252332">
            <text:p>2.3959450525</text:p>
          </table:table-cell>
          <table:table-cell office:value-type="float" office:value="0.402222222222222">
            <text:p>0.4022222222</text:p>
          </table:table-cell>
          <table:table-cell office:value-type="float" office:value="37.6049723756906">
            <text:p>37.6049723757</text:p>
          </table:table-cell>
          <table:table-cell/>
          <table:table-cell office:value-type="string">
            <text:p>6512</text:p>
          </table:table-cell>
          <table:table-cell office:value-type="string">
            <text:p>6562</text:p>
          </table:table-cell>
          <table:table-cell office:value-type="float" office:value="3.73">
            <text:p>3.73</text:p>
          </table:table-cell>
          <table:table-cell office:value-type="float" office:value="8">
            <text:p>8</text:p>
          </table:table-cell>
          <table:table-cell office:value-type="float" office:value="335.25">
            <text:p>335.25</text:p>
          </table:table-cell>
          <table:table-cell office:value-type="float" office:value="136.13">
            <text:p>136.13</text:p>
          </table:table-cell>
          <table:table-cell office:value-type="float" office:value="2.46271945934034">
            <text:p>2.4627194593</text:p>
          </table:table-cell>
          <table:table-cell office:value-type="float" office:value="0.46625">
            <text:p>0.46625</text:p>
          </table:table-cell>
          <table:table-cell office:value-type="float" office:value="36.4959785522788">
            <text:p>36.495978552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1.8">
            <text:p>1.8</text:p>
          </table:table-cell>
          <table:table-cell office:value-type="float" office:value="11">
            <text:p>11</text:p>
          </table:table-cell>
          <table:table-cell office:value-type="float" office:value="162">
            <text:p>162</text:p>
          </table:table-cell>
          <table:table-cell office:value-type="float" office:value="33.08">
            <text:p>33.08</text:p>
          </table:table-cell>
          <table:table-cell office:value-type="float" office:value="4.89721886336155">
            <text:p>4.8972188634</text:p>
          </table:table-cell>
          <table:table-cell office:value-type="float" office:value="0.163636363636364">
            <text:p>0.1636363636</text:p>
          </table:table-cell>
          <table:table-cell office:value-type="float" office:value="18.3777777777778">
            <text:p>18.3777777778</text:p>
          </table:table-cell>
          <table:table-cell/>
          <table:table-cell office:value-type="string">
            <text:p>6515</text:p>
          </table:table-cell>
          <table:table-cell office:value-type="string">
            <text:p>656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79.82">
            <text:p>179.82</text:p>
          </table:table-cell>
          <table:table-cell office:value-type="float" office:value="33.08">
            <text:p>33.08</text:p>
          </table:table-cell>
          <table:table-cell office:value-type="float" office:value="5.43591293833132">
            <text:p>5.4359129383</text:p>
          </table:table-cell>
          <table:table-cell office:value-type="float" office:value="0.181818181818182">
            <text:p>0.1818181818</text:p>
          </table:table-cell>
          <table:table-cell office:value-type="float" office:value="16.54">
            <text:p>16.5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2.76">
            <text:p>2.76</text:p>
          </table:table-cell>
          <table:table-cell office:value-type="float" office:value="11">
            <text:p>11</text:p>
          </table:table-cell>
          <table:table-cell office:value-type="float" office:value="248.76">
            <text:p>248.76</text:p>
          </table:table-cell>
          <table:table-cell office:value-type="float" office:value="32.98">
            <text:p>32.98</text:p>
          </table:table-cell>
          <table:table-cell office:value-type="float" office:value="7.54275318374773">
            <text:p>7.5427531837</text:p>
          </table:table-cell>
          <table:table-cell office:value-type="float" office:value="0.250909090909091">
            <text:p>0.2509090909</text:p>
          </table:table-cell>
          <table:table-cell office:value-type="float" office:value="11.9492753623188">
            <text:p>11.9492753623</text:p>
          </table:table-cell>
          <table:table-cell/>
          <table:table-cell office:value-type="string">
            <text:p>6516</text:p>
          </table:table-cell>
          <table:table-cell office:value-type="string">
            <text:p>6562</text:p>
          </table:table-cell>
          <table:table-cell office:value-type="float" office:value="3.09">
            <text:p>3.09</text:p>
          </table:table-cell>
          <table:table-cell office:value-type="float" office:value="11">
            <text:p>11</text:p>
          </table:table-cell>
          <table:table-cell office:value-type="float" office:value="277.92">
            <text:p>277.92</text:p>
          </table:table-cell>
          <table:table-cell office:value-type="float" office:value="32.98">
            <text:p>32.98</text:p>
          </table:table-cell>
          <table:table-cell office:value-type="float" office:value="8.426925409339">
            <text:p>8.4269254093</text:p>
          </table:table-cell>
          <table:table-cell office:value-type="float" office:value="0.280909090909091">
            <text:p>0.2809090909</text:p>
          </table:table-cell>
          <table:table-cell office:value-type="float" office:value="10.673139158576">
            <text:p>10.67313915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6.93">
            <text:p>6.93</text:p>
          </table:table-cell>
          <table:table-cell office:value-type="float" office:value="8">
            <text:p>8</text:p>
          </table:table-cell>
          <table:table-cell office:value-type="float" office:value="623.7">
            <text:p>623.7</text:p>
          </table:table-cell>
          <table:table-cell office:value-type="float" office:value="324.75">
            <text:p>324.75</text:p>
          </table:table-cell>
          <table:table-cell office:value-type="float" office:value="1.92055427251732">
            <text:p>1.9205542725</text:p>
          </table:table-cell>
          <table:table-cell office:value-type="float" office:value="0.86625">
            <text:p>0.86625</text:p>
          </table:table-cell>
          <table:table-cell office:value-type="float" office:value="46.8614718614719">
            <text:p>46.8614718615</text:p>
          </table:table-cell>
          <table:table-cell/>
          <table:table-cell office:value-type="string">
            <text:p>6519</text:p>
          </table:table-cell>
          <table:table-cell office:value-type="string">
            <text:p>6562</text:p>
          </table:table-cell>
          <table:table-cell office:value-type="float" office:value="6.99">
            <text:p>6.99</text:p>
          </table:table-cell>
          <table:table-cell office:value-type="float" office:value="8">
            <text:p>8</text:p>
          </table:table-cell>
          <table:table-cell office:value-type="float" office:value="628.65">
            <text:p>628.65</text:p>
          </table:table-cell>
          <table:table-cell office:value-type="float" office:value="324.75">
            <text:p>324.75</text:p>
          </table:table-cell>
          <table:table-cell office:value-type="float" office:value="1.93579676674365">
            <text:p>1.9357967667</text:p>
          </table:table-cell>
          <table:table-cell office:value-type="float" office:value="0.87375">
            <text:p>0.87375</text:p>
          </table:table-cell>
          <table:table-cell office:value-type="float" office:value="46.4592274678112">
            <text:p>46.45922746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8.02">
            <text:p>8.02</text:p>
          </table:table-cell>
          <table:table-cell office:value-type="float" office:value="9">
            <text:p>9</text:p>
          </table:table-cell>
          <table:table-cell office:value-type="float" office:value="721.53">
            <text:p>721.53</text:p>
          </table:table-cell>
          <table:table-cell office:value-type="float" office:value="317.41">
            <text:p>317.41</text:p>
          </table:table-cell>
          <table:table-cell office:value-type="float" office:value="2.27317979899814">
            <text:p>2.273179799</text:p>
          </table:table-cell>
          <table:table-cell office:value-type="float" office:value="0.891111111111111">
            <text:p>0.8911111111</text:p>
          </table:table-cell>
          <table:table-cell office:value-type="float" office:value="39.5773067331671">
            <text:p>39.5773067332</text:p>
          </table:table-cell>
          <table:table-cell/>
          <table:table-cell office:value-type="string">
            <text:p>6532</text:p>
          </table:table-cell>
          <table:table-cell office:value-type="string">
            <text:p>6562</text:p>
          </table:table-cell>
          <table:table-cell office:value-type="float" office:value="8.06">
            <text:p>8.06</text:p>
          </table:table-cell>
          <table:table-cell office:value-type="float" office:value="10">
            <text:p>10</text:p>
          </table:table-cell>
          <table:table-cell office:value-type="float" office:value="725.85">
            <text:p>725.85</text:p>
          </table:table-cell>
          <table:table-cell office:value-type="float" office:value="317.41">
            <text:p>317.41</text:p>
          </table:table-cell>
          <table:table-cell office:value-type="float" office:value="2.28678995620806">
            <text:p>2.2867899562</text:p>
          </table:table-cell>
          <table:table-cell office:value-type="float" office:value="0.806">
            <text:p>0.806</text:p>
          </table:table-cell>
          <table:table-cell office:value-type="float" office:value="39.3808933002481">
            <text:p>39.380893300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4.61">
            <text:p>4.61</text:p>
          </table:table-cell>
          <table:table-cell office:value-type="float" office:value="6">
            <text:p>6</text:p>
          </table:table-cell>
          <table:table-cell office:value-type="float" office:value="414.72">
            <text:p>414.72</text:p>
          </table:table-cell>
          <table:table-cell office:value-type="float" office:value="167.12">
            <text:p>167.12</text:p>
          </table:table-cell>
          <table:table-cell office:value-type="float" office:value="2.48157012924844">
            <text:p>2.4815701292</text:p>
          </table:table-cell>
          <table:table-cell office:value-type="float" office:value="0.768333333333333">
            <text:p>0.7683333333</text:p>
          </table:table-cell>
          <table:table-cell office:value-type="float" office:value="36.2516268980477">
            <text:p>36.251626898</text:p>
          </table:table-cell>
          <table:table-cell/>
          <table:table-cell office:value-type="string">
            <text:p>6552</text:p>
          </table:table-cell>
          <table:table-cell office:value-type="string">
            <text:p>6562</text:p>
          </table:table-cell>
          <table:table-cell office:value-type="float" office:value="38.82">
            <text:p>38.82</text:p>
          </table:table-cell>
          <table:table-cell office:value-type="float" office:value="6">
            <text:p>6</text:p>
          </table:table-cell>
          <table:table-cell office:value-type="float" office:value="3493.53">
            <text:p>3493.53</text:p>
          </table:table-cell>
          <table:table-cell office:value-type="float" office:value="167.12">
            <text:p>167.12</text:p>
          </table:table-cell>
          <table:table-cell office:value-type="float" office:value="20.9043202489229">
            <text:p>20.9043202489</text:p>
          </table:table-cell>
          <table:table-cell office:value-type="float" office:value="6.47">
            <text:p>6.47</text:p>
          </table:table-cell>
          <table:table-cell office:value-type="float" office:value="4.30499742400824">
            <text:p>4.30499742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1.36">
            <text:p>1.36</text:p>
          </table:table-cell>
          <table:table-cell office:value-type="float" office:value="10">
            <text:p>10</text:p>
          </table:table-cell>
          <table:table-cell office:value-type="float" office:value="122.85">
            <text:p>122.85</text:p>
          </table:table-cell>
          <table:table-cell office:value-type="float" office:value="63.14">
            <text:p>63.14</text:p>
          </table:table-cell>
          <table:table-cell office:value-type="float" office:value="1.94567627494457">
            <text:p>1.9456762749</text:p>
          </table:table-cell>
          <table:table-cell office:value-type="float" office:value="0.136">
            <text:p>0.136</text:p>
          </table:table-cell>
          <table:table-cell office:value-type="float" office:value="46.4264705882353">
            <text:p>46.4264705882</text:p>
          </table:table-cell>
          <table:table-cell/>
          <table:table-cell office:value-type="string">
            <text:p>6559</text:p>
          </table:table-cell>
          <table:table-cell office:value-type="string">
            <text:p>6562</text:p>
          </table:table-cell>
          <table:table-cell office:value-type="float" office:value="1.42">
            <text:p>1.42</text:p>
          </table:table-cell>
          <table:table-cell office:value-type="float" office:value="9">
            <text:p>9</text:p>
          </table:table-cell>
          <table:table-cell office:value-type="float" office:value="128.16">
            <text:p>128.16</text:p>
          </table:table-cell>
          <table:table-cell office:value-type="float" office:value="63.14">
            <text:p>63.14</text:p>
          </table:table-cell>
          <table:table-cell office:value-type="float" office:value="2.02977510294583">
            <text:p>2.0297751029</text:p>
          </table:table-cell>
          <table:table-cell office:value-type="float" office:value="0.157777777777778">
            <text:p>0.1577777778</text:p>
          </table:table-cell>
          <table:table-cell office:value-type="float" office:value="44.4647887323944">
            <text:p>44.464788732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3.85">
            <text:p>3.85</text:p>
          </table:table-cell>
          <table:table-cell office:value-type="float" office:value="9">
            <text:p>9</text:p>
          </table:table-cell>
          <table:table-cell office:value-type="float" office:value="346.14">
            <text:p>346.14</text:p>
          </table:table-cell>
          <table:table-cell office:value-type="float" office:value="101.6">
            <text:p>101.6</text:p>
          </table:table-cell>
          <table:table-cell office:value-type="float" office:value="3.40688976377953">
            <text:p>3.4068897638</text:p>
          </table:table-cell>
          <table:table-cell office:value-type="float" office:value="0.427777777777778">
            <text:p>0.4277777778</text:p>
          </table:table-cell>
          <table:table-cell office:value-type="float" office:value="26.3896103896104">
            <text:p>26.3896103896</text:p>
          </table:table-cell>
          <table:table-cell/>
          <table:table-cell office:value-type="string">
            <text:p>6609</text:p>
          </table:table-cell>
          <table:table-cell office:value-type="string">
            <text:p>6562</text:p>
          </table:table-cell>
          <table:table-cell office:value-type="float" office:value="3.83">
            <text:p>3.83</text:p>
          </table:table-cell>
          <table:table-cell office:value-type="float" office:value="9">
            <text:p>9</text:p>
          </table:table-cell>
          <table:table-cell office:value-type="float" office:value="344.79">
            <text:p>344.79</text:p>
          </table:table-cell>
          <table:table-cell office:value-type="float" office:value="101.6">
            <text:p>101.6</text:p>
          </table:table-cell>
          <table:table-cell office:value-type="float" office:value="3.39360236220472">
            <text:p>3.3936023622</text:p>
          </table:table-cell>
          <table:table-cell office:value-type="float" office:value="0.425555555555556">
            <text:p>0.4255555556</text:p>
          </table:table-cell>
          <table:table-cell office:value-type="float" office:value="26.5274151436031">
            <text:p>26.52741514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2.25">
            <text:p>2.25</text:p>
          </table:table-cell>
          <table:table-cell office:value-type="float" office:value="8">
            <text:p>8</text:p>
          </table:table-cell>
          <table:table-cell office:value-type="float" office:value="202.68">
            <text:p>202.68</text:p>
          </table:table-cell>
          <table:table-cell office:value-type="float" office:value="101.21">
            <text:p>101.21</text:p>
          </table:table-cell>
          <table:table-cell office:value-type="float" office:value="2.00256891611501">
            <text:p>2.0025689161</text:p>
          </table:table-cell>
          <table:table-cell office:value-type="float" office:value="0.28125">
            <text:p>0.28125</text:p>
          </table:table-cell>
          <table:table-cell office:value-type="float" office:value="44.9822222222222">
            <text:p>44.9822222222</text:p>
          </table:table-cell>
          <table:table-cell/>
          <table:table-cell office:value-type="string">
            <text:p>6647</text:p>
          </table:table-cell>
          <table:table-cell office:value-type="string">
            <text:p>6562</text:p>
          </table:table-cell>
          <table:table-cell office:value-type="float" office:value="2.26">
            <text:p>2.26</text:p>
          </table:table-cell>
          <table:table-cell office:value-type="float" office:value="8">
            <text:p>8</text:p>
          </table:table-cell>
          <table:table-cell office:value-type="float" office:value="203.22">
            <text:p>203.22</text:p>
          </table:table-cell>
          <table:table-cell office:value-type="float" office:value="101.21">
            <text:p>101.21</text:p>
          </table:table-cell>
          <table:table-cell office:value-type="float" office:value="2.00790435727695">
            <text:p>2.0079043573</text:p>
          </table:table-cell>
          <table:table-cell office:value-type="float" office:value="0.2825">
            <text:p>0.2825</text:p>
          </table:table-cell>
          <table:table-cell office:value-type="float" office:value="44.783185840708">
            <text:p>44.78318584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0.81">
            <text:p>0.81</text:p>
          </table:table-cell>
          <table:table-cell office:value-type="float" office:value="9">
            <text:p>9</text:p>
          </table:table-cell>
          <table:table-cell office:value-type="float" office:value="73.35">
            <text:p>73.35</text:p>
          </table:table-cell>
          <table:table-cell office:value-type="float" office:value="7.03">
            <text:p>7.03</text:p>
          </table:table-cell>
          <table:table-cell office:value-type="float" office:value="10.4338549075391">
            <text:p>10.4338549075</text:p>
          </table:table-cell>
          <table:table-cell office:value-type="float" office:value="0.09">
            <text:p>0.09</text:p>
          </table:table-cell>
          <table:table-cell office:value-type="float" office:value="8.67901234567901">
            <text:p>8.6790123457</text:p>
          </table:table-cell>
          <table:table-cell/>
          <table:table-cell office:value-type="string">
            <text:p>6670</text:p>
          </table:table-cell>
          <table:table-cell office:value-type="string">
            <text:p>6562</text:p>
          </table:table-cell>
          <table:table-cell office:value-type="float" office:value="0.74">
            <text:p>0.74</text:p>
          </table:table-cell>
          <table:table-cell office:value-type="float" office:value="8">
            <text:p>8</text:p>
          </table:table-cell>
          <table:table-cell office:value-type="float" office:value="66.33">
            <text:p>66.33</text:p>
          </table:table-cell>
          <table:table-cell office:value-type="float" office:value="7.03">
            <text:p>7.03</text:p>
          </table:table-cell>
          <table:table-cell office:value-type="float" office:value="9.4352773826458">
            <text:p>9.4352773826</text:p>
          </table:table-cell>
          <table:table-cell office:value-type="float" office:value="0.0925">
            <text:p>0.0925</text:p>
          </table:table-cell>
          <table:table-cell office:value-type="float" office:value="9.5">
            <text:p>9.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1.76">
            <text:p>1.76</text:p>
          </table:table-cell>
          <table:table-cell office:value-type="float" office:value="11">
            <text:p>11</text:p>
          </table:table-cell>
          <table:table-cell office:value-type="float" office:value="158.22">
            <text:p>158.22</text:p>
          </table:table-cell>
          <table:table-cell office:value-type="float" office:value="60.71">
            <text:p>60.71</text:p>
          </table:table-cell>
          <table:table-cell office:value-type="float" office:value="2.60616043485422">
            <text:p>2.6061604349</text:p>
          </table:table-cell>
          <table:table-cell office:value-type="float" office:value="0.16">
            <text:p>0.16</text:p>
          </table:table-cell>
          <table:table-cell office:value-type="float" office:value="34.4943181818182">
            <text:p>34.4943181818</text:p>
          </table:table-cell>
          <table:table-cell/>
          <table:table-cell office:value-type="string">
            <text:p>6695</text:p>
          </table:table-cell>
          <table:table-cell office:value-type="string">
            <text:p>6562</text:p>
          </table:table-cell>
          <table:table-cell office:value-type="float" office:value="2.11">
            <text:p>2.11</text:p>
          </table:table-cell>
          <table:table-cell office:value-type="float" office:value="11">
            <text:p>11</text:p>
          </table:table-cell>
          <table:table-cell office:value-type="float" office:value="189.54">
            <text:p>189.54</text:p>
          </table:table-cell>
          <table:table-cell office:value-type="float" office:value="60.71">
            <text:p>60.71</text:p>
          </table:table-cell>
          <table:table-cell office:value-type="float" office:value="3.1220556745182">
            <text:p>3.1220556745</text:p>
          </table:table-cell>
          <table:table-cell office:value-type="float" office:value="0.191818181818182">
            <text:p>0.1918181818</text:p>
          </table:table-cell>
          <table:table-cell office:value-type="float" office:value="28.7725118483412">
            <text:p>28.772511848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3.55">
            <text:p>3.55</text:p>
          </table:table-cell>
          <table:table-cell office:value-type="float" office:value="255">
            <text:p>255</text:p>
          </table:table-cell>
          <table:table-cell office:value-type="float" office:value="319.77">
            <text:p>319.77</text:p>
          </table:table-cell>
          <table:table-cell office:value-type="float" office:value="6.57">
            <text:p>6.57</text:p>
          </table:table-cell>
          <table:table-cell office:value-type="float" office:value="48.6712328767123">
            <text:p>48.6712328767</text:p>
          </table:table-cell>
          <table:table-cell office:value-type="float" office:value="0.013921568627451">
            <text:p>0.0139215686</text:p>
          </table:table-cell>
          <table:table-cell office:value-type="float" office:value="1.85070422535211">
            <text:p>1.8507042254</text:p>
          </table:table-cell>
          <table:table-cell/>
          <table:table-cell office:value-type="string">
            <text:p>6699</text:p>
          </table:table-cell>
          <table:table-cell office:value-type="string">
            <text:p>6562</text:p>
          </table:table-cell>
          <table:table-cell office:value-type="float" office:value="1.86">
            <text:p>1.86</text:p>
          </table:table-cell>
          <table:table-cell office:value-type="float" office:value="255">
            <text:p>255</text:p>
          </table:table-cell>
          <table:table-cell office:value-type="float" office:value="167.04">
            <text:p>167.04</text:p>
          </table:table-cell>
          <table:table-cell office:value-type="float" office:value="6.57">
            <text:p>6.57</text:p>
          </table:table-cell>
          <table:table-cell office:value-type="float" office:value="25.4246575342466">
            <text:p>25.4246575342</text:p>
          </table:table-cell>
          <table:table-cell office:value-type="float" office:value="0.00729411764705882">
            <text:p>0.0072941176</text:p>
          </table:table-cell>
          <table:table-cell office:value-type="float" office:value="3.53225806451613">
            <text:p>3.53225806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7.42">
            <text:p>7.42</text:p>
          </table:table-cell>
          <table:table-cell office:value-type="float" office:value="7">
            <text:p>7</text:p>
          </table:table-cell>
          <table:table-cell office:value-type="float" office:value="668.25">
            <text:p>668.25</text:p>
          </table:table-cell>
          <table:table-cell office:value-type="float" office:value="348.58">
            <text:p>348.58</text:p>
          </table:table-cell>
          <table:table-cell office:value-type="float" office:value="1.9170635148316">
            <text:p>1.9170635148</text:p>
          </table:table-cell>
          <table:table-cell office:value-type="float" office:value="1.06">
            <text:p>1.06</text:p>
          </table:table-cell>
          <table:table-cell office:value-type="float" office:value="46.9784366576819">
            <text:p>46.9784366577</text:p>
          </table:table-cell>
          <table:table-cell/>
          <table:table-cell office:value-type="string">
            <text:p>6716</text:p>
          </table:table-cell>
          <table:table-cell office:value-type="string">
            <text:p>6562</text:p>
          </table:table-cell>
          <table:table-cell office:value-type="float" office:value="7.61">
            <text:p>7.61</text:p>
          </table:table-cell>
          <table:table-cell office:value-type="float" office:value="6">
            <text:p>6</text:p>
          </table:table-cell>
          <table:table-cell office:value-type="float" office:value="684.72">
            <text:p>684.72</text:p>
          </table:table-cell>
          <table:table-cell office:value-type="float" office:value="348.58">
            <text:p>348.58</text:p>
          </table:table-cell>
          <table:table-cell office:value-type="float" office:value="1.96431235297493">
            <text:p>1.964312353</text:p>
          </table:table-cell>
          <table:table-cell office:value-type="float" office:value="1.26833333333333">
            <text:p>1.2683333333</text:p>
          </table:table-cell>
          <table:table-cell office:value-type="float" office:value="45.8055190538765">
            <text:p>45.80551905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.06">
            <text:p>1.06</text:p>
          </table:table-cell>
          <table:table-cell office:value-type="float" office:value="6">
            <text:p>6</text:p>
          </table:table-cell>
          <table:table-cell office:value-type="float" office:value="95.04">
            <text:p>95.04</text:p>
          </table:table-cell>
          <table:table-cell office:value-type="float" office:value="3.55">
            <text:p>3.55</text:p>
          </table:table-cell>
          <table:table-cell office:value-type="float" office:value="26.7718309859155">
            <text:p>26.7718309859</text:p>
          </table:table-cell>
          <table:table-cell office:value-type="float" office:value="0.176666666666667">
            <text:p>0.1766666667</text:p>
          </table:table-cell>
          <table:table-cell office:value-type="float" office:value="3.34905660377358">
            <text:p>3.3490566038</text:p>
          </table:table-cell>
          <table:table-cell/>
          <table:table-cell office:value-type="string">
            <text:p>6738</text:p>
          </table:table-cell>
          <table:table-cell office:value-type="string">
            <text:p>6562</text:p>
          </table:table-cell>
          <table:table-cell office:value-type="float" office:value="1.02">
            <text:p>1.02</text:p>
          </table:table-cell>
          <table:table-cell office:value-type="float" office:value="6">
            <text:p>6</text:p>
          </table:table-cell>
          <table:table-cell office:value-type="float" office:value="91.71">
            <text:p>91.71</text:p>
          </table:table-cell>
          <table:table-cell office:value-type="float" office:value="3.55">
            <text:p>3.55</text:p>
          </table:table-cell>
          <table:table-cell office:value-type="float" office:value="25.8338028169014">
            <text:p>25.8338028169</text:p>
          </table:table-cell>
          <table:table-cell office:value-type="float" office:value="0.17">
            <text:p>0.17</text:p>
          </table:table-cell>
          <table:table-cell office:value-type="float" office:value="3.48039215686275">
            <text:p>3.48039215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6.85">
            <text:p>6.85</text:p>
          </table:table-cell>
          <table:table-cell office:value-type="float" office:value="10">
            <text:p>10</text:p>
          </table:table-cell>
          <table:table-cell office:value-type="float" office:value="616.77">
            <text:p>616.77</text:p>
          </table:table-cell>
          <table:table-cell office:value-type="float" office:value="253.74">
            <text:p>253.74</text:p>
          </table:table-cell>
          <table:table-cell office:value-type="float" office:value="2.43071648143769">
            <text:p>2.4307164814</text:p>
          </table:table-cell>
          <table:table-cell office:value-type="float" office:value="0.685">
            <text:p>0.685</text:p>
          </table:table-cell>
          <table:table-cell office:value-type="float" office:value="37.0423357664234">
            <text:p>37.0423357664</text:p>
          </table:table-cell>
          <table:table-cell/>
          <table:table-cell office:value-type="string">
            <text:p>6843</text:p>
          </table:table-cell>
          <table:table-cell office:value-type="string">
            <text:p>6562</text:p>
          </table:table-cell>
          <table:table-cell office:value-type="float" office:value="6.94">
            <text:p>6.94</text:p>
          </table:table-cell>
          <table:table-cell office:value-type="float" office:value="10">
            <text:p>10</text:p>
          </table:table-cell>
          <table:table-cell office:value-type="float" office:value="624.6">
            <text:p>624.6</text:p>
          </table:table-cell>
          <table:table-cell office:value-type="float" office:value="253.74">
            <text:p>253.74</text:p>
          </table:table-cell>
          <table:table-cell office:value-type="float" office:value="2.4615748403878">
            <text:p>2.4615748404</text:p>
          </table:table-cell>
          <table:table-cell office:value-type="float" office:value="0.694">
            <text:p>0.694</text:p>
          </table:table-cell>
          <table:table-cell office:value-type="float" office:value="36.5619596541787">
            <text:p>36.56195965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62.82">
            <text:p>62.82</text:p>
          </table:table-cell>
          <table:table-cell office:value-type="float" office:value="7.78">
            <text:p>7.78</text:p>
          </table:table-cell>
          <table:table-cell office:value-type="float" office:value="8.07455012853471">
            <text:p>8.0745501285</text:p>
          </table:table-cell>
          <table:table-cell office:value-type="float" office:value="0.116666666666667">
            <text:p>0.1166666667</text:p>
          </table:table-cell>
          <table:table-cell office:value-type="float" office:value="11.1142857142857">
            <text:p>11.1142857143</text:p>
          </table:table-cell>
          <table:table-cell/>
          <table:table-cell office:value-type="string">
            <text:p>6879</text:p>
          </table:table-cell>
          <table:table-cell office:value-type="string">
            <text:p>6562</text:p>
          </table:table-cell>
          <table:table-cell office:value-type="float" office:value="0.59">
            <text:p>0.59</text:p>
          </table:table-cell>
          <table:table-cell office:value-type="float" office:value="6">
            <text:p>6</text:p>
          </table:table-cell>
          <table:table-cell office:value-type="float" office:value="53.1">
            <text:p>53.1</text:p>
          </table:table-cell>
          <table:table-cell office:value-type="float" office:value="7.78">
            <text:p>7.78</text:p>
          </table:table-cell>
          <table:table-cell office:value-type="float" office:value="6.82519280205656">
            <text:p>6.8251928021</text:p>
          </table:table-cell>
          <table:table-cell office:value-type="float" office:value="0.0983333333333333">
            <text:p>0.0983333333</text:p>
          </table:table-cell>
          <table:table-cell office:value-type="float" office:value="13.1864406779661">
            <text:p>13.1864406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6.42">
            <text:p>6.42</text:p>
          </table:table-cell>
          <table:table-cell office:value-type="float" office:value="9">
            <text:p>9</text:p>
          </table:table-cell>
          <table:table-cell office:value-type="float" office:value="577.44">
            <text:p>577.44</text:p>
          </table:table-cell>
          <table:table-cell office:value-type="float" office:value="329.22">
            <text:p>329.22</text:p>
          </table:table-cell>
          <table:table-cell office:value-type="float" office:value="1.75396391470749">
            <text:p>1.7539639147</text:p>
          </table:table-cell>
          <table:table-cell office:value-type="float" office:value="0.713333333333333">
            <text:p>0.7133333333</text:p>
          </table:table-cell>
          <table:table-cell office:value-type="float" office:value="51.2803738317757">
            <text:p>51.2803738318</text:p>
          </table:table-cell>
          <table:table-cell/>
          <table:table-cell office:value-type="string">
            <text:p>6892</text:p>
          </table:table-cell>
          <table:table-cell office:value-type="string">
            <text:p>6562</text:p>
          </table:table-cell>
          <table:table-cell office:value-type="float" office:value="6.41">
            <text:p>6.41</text:p>
          </table:table-cell>
          <table:table-cell office:value-type="float" office:value="10">
            <text:p>10</text:p>
          </table:table-cell>
          <table:table-cell office:value-type="float" office:value="576.9">
            <text:p>576.9</text:p>
          </table:table-cell>
          <table:table-cell office:value-type="float" office:value="329.22">
            <text:p>329.22</text:p>
          </table:table-cell>
          <table:table-cell office:value-type="float" office:value="1.75232367413887">
            <text:p>1.7523236741</text:p>
          </table:table-cell>
          <table:table-cell office:value-type="float" office:value="0.641">
            <text:p>0.641</text:p>
          </table:table-cell>
          <table:table-cell office:value-type="float" office:value="51.3603744149766">
            <text:p>51.3603744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.33">
            <text:p>1.33</text:p>
          </table:table-cell>
          <table:table-cell office:value-type="float" office:value="9">
            <text:p>9</text:p>
          </table:table-cell>
          <table:table-cell office:value-type="float" office:value="119.97">
            <text:p>119.97</text:p>
          </table:table-cell>
          <table:table-cell office:value-type="float" office:value="63.14">
            <text:p>63.14</text:p>
          </table:table-cell>
          <table:table-cell office:value-type="float" office:value="1.90006335128286">
            <text:p>1.9000633513</text:p>
          </table:table-cell>
          <table:table-cell office:value-type="float" office:value="0.147777777777778">
            <text:p>0.1477777778</text:p>
          </table:table-cell>
          <table:table-cell office:value-type="float" office:value="47.4736842105263">
            <text:p>47.4736842105</text:p>
          </table:table-cell>
          <table:table-cell/>
          <table:table-cell office:value-type="string">
            <text:p>6945</text:p>
          </table:table-cell>
          <table:table-cell office:value-type="string">
            <text:p>6562</text:p>
          </table:table-cell>
          <table:table-cell office:value-type="float" office:value="1.39">
            <text:p>1.39</text:p>
          </table:table-cell>
          <table:table-cell office:value-type="float" office:value="10">
            <text:p>10</text:p>
          </table:table-cell>
          <table:table-cell office:value-type="float" office:value="124.92">
            <text:p>124.92</text:p>
          </table:table-cell>
          <table:table-cell office:value-type="float" office:value="63.14">
            <text:p>63.14</text:p>
          </table:table-cell>
          <table:table-cell office:value-type="float" office:value="1.97846056382642">
            <text:p>1.9784605638</text:p>
          </table:table-cell>
          <table:table-cell office:value-type="float" office:value="0.139">
            <text:p>0.139</text:p>
          </table:table-cell>
          <table:table-cell office:value-type="float" office:value="45.4244604316547">
            <text:p>45.42446043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1.13">
            <text:p>1.13</text:p>
          </table:table-cell>
          <table:table-cell office:value-type="float" office:value="8">
            <text:p>8</text:p>
          </table:table-cell>
          <table:table-cell office:value-type="float" office:value="101.79">
            <text:p>101.79</text:p>
          </table:table-cell>
          <table:table-cell office:value-type="float" office:value="0.35">
            <text:p>0.35</text:p>
          </table:table-cell>
          <table:table-cell office:value-type="float" office:value="290.828571428571">
            <text:p>290.8285714286</text:p>
          </table:table-cell>
          <table:table-cell office:value-type="float" office:value="0.14125">
            <text:p>0.14125</text:p>
          </table:table-cell>
          <table:table-cell office:value-type="float" office:value="0.309734513274336">
            <text:p>0.3097345133</text:p>
          </table:table-cell>
          <table:table-cell/>
          <table:table-cell office:value-type="string">
            <text:p>6948</text:p>
          </table:table-cell>
          <table:table-cell office:value-type="string">
            <text:p>6562</text:p>
          </table:table-cell>
          <table:table-cell office:value-type="float" office:value="0.99">
            <text:p>0.99</text:p>
          </table:table-cell>
          <table:table-cell office:value-type="float" office:value="8">
            <text:p>8</text:p>
          </table:table-cell>
          <table:table-cell office:value-type="float" office:value="88.74">
            <text:p>88.74</text:p>
          </table:table-cell>
          <table:table-cell office:value-type="float" office:value="0.35">
            <text:p>0.35</text:p>
          </table:table-cell>
          <table:table-cell office:value-type="float" office:value="253.542857142857">
            <text:p>253.5428571429</text:p>
          </table:table-cell>
          <table:table-cell office:value-type="float" office:value="0.12375">
            <text:p>0.12375</text:p>
          </table:table-cell>
          <table:table-cell office:value-type="float" office:value="0.353535353535353">
            <text:p>0.35353535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1.8">
            <text:p>1.8</text:p>
          </table:table-cell>
          <table:table-cell office:value-type="float" office:value="10">
            <text:p>10</text:p>
          </table:table-cell>
          <table:table-cell office:value-type="float" office:value="161.91">
            <text:p>161.91</text:p>
          </table:table-cell>
          <table:table-cell office:value-type="float" office:value="61.92">
            <text:p>61.92</text:p>
          </table:table-cell>
          <table:table-cell office:value-type="float" office:value="2.61482558139535">
            <text:p>2.6148255814</text:p>
          </table:table-cell>
          <table:table-cell office:value-type="float" office:value="0.18">
            <text:p>0.18</text:p>
          </table:table-cell>
          <table:table-cell office:value-type="float" office:value="34.4">
            <text:p>34.4</text:p>
          </table:table-cell>
          <table:table-cell/>
          <table:table-cell office:value-type="string">
            <text:p>6971</text:p>
          </table:table-cell>
          <table:table-cell office:value-type="string">
            <text:p>6562</text:p>
          </table:table-cell>
          <table:table-cell office:value-type="float" office:value="1.46">
            <text:p>1.46</text:p>
          </table:table-cell>
          <table:table-cell office:value-type="float" office:value="9">
            <text:p>9</text:p>
          </table:table-cell>
          <table:table-cell office:value-type="float" office:value="131.58">
            <text:p>131.58</text:p>
          </table:table-cell>
          <table:table-cell office:value-type="float" office:value="61.92">
            <text:p>61.92</text:p>
          </table:table-cell>
          <table:table-cell office:value-type="float" office:value="2.125">
            <text:p>2.125</text:p>
          </table:table-cell>
          <table:table-cell office:value-type="float" office:value="0.162222222222222">
            <text:p>0.1622222222</text:p>
          </table:table-cell>
          <table:table-cell office:value-type="float" office:value="42.4109589041096">
            <text:p>42.41095890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5.98">
            <text:p>5.98</text:p>
          </table:table-cell>
          <table:table-cell office:value-type="float" office:value="8">
            <text:p>8</text:p>
          </table:table-cell>
          <table:table-cell office:value-type="float" office:value="538.29">
            <text:p>538.29</text:p>
          </table:table-cell>
          <table:table-cell office:value-type="float" office:value="203.93">
            <text:p>203.93</text:p>
          </table:table-cell>
          <table:table-cell office:value-type="float" office:value="2.63958220958172">
            <text:p>2.6395822096</text:p>
          </table:table-cell>
          <table:table-cell office:value-type="float" office:value="0.7475">
            <text:p>0.7475</text:p>
          </table:table-cell>
          <table:table-cell office:value-type="float" office:value="34.1020066889632">
            <text:p>34.102006689</text:p>
          </table:table-cell>
          <table:table-cell/>
          <table:table-cell office:value-type="string">
            <text:p>7021</text:p>
          </table:table-cell>
          <table:table-cell office:value-type="string">
            <text:p>6562</text:p>
          </table:table-cell>
          <table:table-cell office:value-type="float" office:value="6.08">
            <text:p>6.08</text:p>
          </table:table-cell>
          <table:table-cell office:value-type="float" office:value="8">
            <text:p>8</text:p>
          </table:table-cell>
          <table:table-cell office:value-type="float" office:value="547.11">
            <text:p>547.11</text:p>
          </table:table-cell>
          <table:table-cell office:value-type="float" office:value="203.93">
            <text:p>203.93</text:p>
          </table:table-cell>
          <table:table-cell office:value-type="float" office:value="2.68283234443191">
            <text:p>2.6828323444</text:p>
          </table:table-cell>
          <table:table-cell office:value-type="float" office:value="0.76">
            <text:p>0.76</text:p>
          </table:table-cell>
          <table:table-cell office:value-type="float" office:value="33.5411184210526">
            <text:p>33.54111842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17.86">
            <text:p>17.86</text:p>
          </table:table-cell>
          <table:table-cell office:value-type="float" office:value="255">
            <text:p>255</text:p>
          </table:table-cell>
          <table:table-cell office:value-type="float" office:value="1607.58">
            <text:p>1607.58</text:p>
          </table:table-cell>
          <table:table-cell office:value-type="float" office:value="188.1">
            <text:p>188.1</text:p>
          </table:table-cell>
          <table:table-cell office:value-type="float" office:value="8.54641148325359">
            <text:p>8.5464114833</text:p>
          </table:table-cell>
          <table:table-cell office:value-type="float" office:value="0.0700392156862745">
            <text:p>0.0700392157</text:p>
          </table:table-cell>
          <table:table-cell office:value-type="float" office:value="10.531914893617">
            <text:p>10.5319148936</text:p>
          </table:table-cell>
          <table:table-cell/>
          <table:table-cell office:value-type="string">
            <text:p>6674</text:p>
          </table:table-cell>
          <table:table-cell office:value-type="string">
            <text:p>6562</text:p>
          </table:table-cell>
          <table:table-cell office:value-type="float" office:value="18.42">
            <text:p>18.42</text:p>
          </table:table-cell>
          <table:table-cell office:value-type="float" office:value="8">
            <text:p>8</text:p>
          </table:table-cell>
          <table:table-cell office:value-type="float" office:value="1657.98">
            <text:p>1657.98</text:p>
          </table:table-cell>
          <table:table-cell office:value-type="float" office:value="188.1">
            <text:p>188.1</text:p>
          </table:table-cell>
          <table:table-cell office:value-type="float" office:value="8.81435406698565">
            <text:p>8.814354067</text:p>
          </table:table-cell>
          <table:table-cell office:value-type="float" office:value="2.3025">
            <text:p>2.3025</text:p>
          </table:table-cell>
          <table:table-cell office:value-type="float" office:value="10.2117263843648">
            <text:p>10.2117263844</text:p>
          </table:table-cell>
          <table:table-cell table:number-columns-repeated="1005"/>
        </table:table-row>
        <table:table-row table:style-name="ro1">
          <table:table-cell office:value-type="string">
            <text:p>6609</text:p>
          </table:table-cell>
          <table:table-cell office:value-type="string">
            <text:p>6087</text:p>
          </table:table-cell>
          <table:table-cell office:value-type="float" office:value="4.43">
            <text:p>4.43</text:p>
          </table:table-cell>
          <table:table-cell office:value-type="float" office:value="6">
            <text:p>6</text:p>
          </table:table-cell>
          <table:table-cell office:value-type="float" office:value="398.97">
            <text:p>398.97</text:p>
          </table:table-cell>
          <table:table-cell office:value-type="float" office:value="62.23">
            <text:p>62.23</text:p>
          </table:table-cell>
          <table:table-cell office:value-type="float" office:value="6.41121645508597">
            <text:p>6.4112164551</text:p>
          </table:table-cell>
          <table:table-cell office:value-type="float" office:value="0.738333333333333">
            <text:p>0.7383333333</text:p>
          </table:table-cell>
          <table:table-cell office:value-type="float" office:value="14.0474040632054">
            <text:p>14.0474040632</text:p>
          </table:table-cell>
          <table:table-cell/>
          <table:table-cell office:value-type="string">
            <text:p>6087</text:p>
          </table:table-cell>
          <table:table-cell office:value-type="string">
            <text:p>6609</text:p>
          </table:table-cell>
          <table:table-cell office:value-type="float" office:value="4.47">
            <text:p>4.47</text:p>
          </table:table-cell>
          <table:table-cell office:value-type="float" office:value="6">
            <text:p>6</text:p>
          </table:table-cell>
          <table:table-cell office:value-type="float" office:value="402.12">
            <text:p>402.12</text:p>
          </table:table-cell>
          <table:table-cell office:value-type="float" office:value="62.23">
            <text:p>62.23</text:p>
          </table:table-cell>
          <table:table-cell office:value-type="float" office:value="6.46183512775189">
            <text:p>6.4618351278</text:p>
          </table:table-cell>
          <table:table-cell office:value-type="float" office:value="0.745">
            <text:p>0.745</text:p>
          </table:table-cell>
          <table:table-cell office:value-type="float" office:value="13.9217002237136">
            <text:p>13.921700223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10.72">
            <text:p>10.72</text:p>
          </table:table-cell>
          <table:table-cell office:value-type="float" office:value="8">
            <text:p>8</text:p>
          </table:table-cell>
          <table:table-cell office:value-type="float" office:value="965.07">
            <text:p>965.07</text:p>
          </table:table-cell>
          <table:table-cell office:value-type="float" office:value="211.38">
            <text:p>211.38</text:p>
          </table:table-cell>
          <table:table-cell office:value-type="float" office:value="4.56556911722963">
            <text:p>4.5655691172</text:p>
          </table:table-cell>
          <table:table-cell office:value-type="float" office:value="1.34">
            <text:p>1.34</text:p>
          </table:table-cell>
          <table:table-cell office:value-type="float" office:value="19.7182835820896">
            <text:p>19.7182835821</text:p>
          </table:table-cell>
          <table:table-cell/>
          <table:table-cell office:value-type="string">
            <text:p>6182</text:p>
          </table:table-cell>
          <table:table-cell office:value-type="string">
            <text:p>6609</text:p>
          </table:table-cell>
          <table:table-cell office:value-type="float" office:value="10.69">
            <text:p>10.69</text:p>
          </table:table-cell>
          <table:table-cell office:value-type="float" office:value="8">
            <text:p>8</text:p>
          </table:table-cell>
          <table:table-cell office:value-type="float" office:value="961.74">
            <text:p>961.74</text:p>
          </table:table-cell>
          <table:table-cell office:value-type="float" office:value="211.38">
            <text:p>211.38</text:p>
          </table:table-cell>
          <table:table-cell office:value-type="float" office:value="4.54981549815498">
            <text:p>4.5498154982</text:p>
          </table:table-cell>
          <table:table-cell office:value-type="float" office:value="1.33625">
            <text:p>1.33625</text:p>
          </table:table-cell>
          <table:table-cell office:value-type="float" office:value="19.7736202057998">
            <text:p>19.773620205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3.63">
            <text:p>3.63</text:p>
          </table:table-cell>
          <table:table-cell office:value-type="float" office:value="12">
            <text:p>12</text:p>
          </table:table-cell>
          <table:table-cell office:value-type="float" office:value="326.7">
            <text:p>326.7</text:p>
          </table:table-cell>
          <table:table-cell office:value-type="float" office:value="107.99">
            <text:p>107.99</text:p>
          </table:table-cell>
          <table:table-cell office:value-type="float" office:value="3.02528011852949">
            <text:p>3.0252801185</text:p>
          </table:table-cell>
          <table:table-cell office:value-type="float" office:value="0.3025">
            <text:p>0.3025</text:p>
          </table:table-cell>
          <table:table-cell office:value-type="float" office:value="29.7493112947658">
            <text:p>29.7493112948</text:p>
          </table:table-cell>
          <table:table-cell/>
          <table:table-cell office:value-type="string">
            <text:p>6214</text:p>
          </table:table-cell>
          <table:table-cell office:value-type="string">
            <text:p>6609</text:p>
          </table:table-cell>
          <table:table-cell office:value-type="float" office:value="3.57">
            <text:p>3.57</text:p>
          </table:table-cell>
          <table:table-cell office:value-type="float" office:value="10">
            <text:p>10</text:p>
          </table:table-cell>
          <table:table-cell office:value-type="float" office:value="321.03">
            <text:p>321.03</text:p>
          </table:table-cell>
          <table:table-cell office:value-type="float" office:value="107.99">
            <text:p>107.99</text:p>
          </table:table-cell>
          <table:table-cell office:value-type="float" office:value="2.97277525696824">
            <text:p>2.972775257</text:p>
          </table:table-cell>
          <table:table-cell office:value-type="float" office:value="0.357">
            <text:p>0.357</text:p>
          </table:table-cell>
          <table:table-cell office:value-type="float" office:value="30.2492997198879">
            <text:p>30.249299719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9.52">
            <text:p>9.52</text:p>
          </table:table-cell>
          <table:table-cell office:value-type="float" office:value="6">
            <text:p>6</text:p>
          </table:table-cell>
          <table:table-cell office:value-type="float" office:value="856.71">
            <text:p>856.71</text:p>
          </table:table-cell>
          <table:table-cell office:value-type="float" office:value="64.29">
            <text:p>64.29</text:p>
          </table:table-cell>
          <table:table-cell office:value-type="float" office:value="13.3257116192254">
            <text:p>13.3257116192</text:p>
          </table:table-cell>
          <table:table-cell office:value-type="float" office:value="1.58666666666667">
            <text:p>1.5866666667</text:p>
          </table:table-cell>
          <table:table-cell office:value-type="float" office:value="6.7531512605042">
            <text:p>6.7531512605</text:p>
          </table:table-cell>
          <table:table-cell/>
          <table:table-cell office:value-type="string">
            <text:p>6382</text:p>
          </table:table-cell>
          <table:table-cell office:value-type="string">
            <text:p>6609</text:p>
          </table:table-cell>
          <table:table-cell office:value-type="float" office:value="9.25">
            <text:p>9.25</text:p>
          </table:table-cell>
          <table:table-cell office:value-type="float" office:value="6">
            <text:p>6</text:p>
          </table:table-cell>
          <table:table-cell office:value-type="float" office:value="832.5">
            <text:p>832.5</text:p>
          </table:table-cell>
          <table:table-cell office:value-type="float" office:value="64.29">
            <text:p>64.29</text:p>
          </table:table-cell>
          <table:table-cell office:value-type="float" office:value="12.9491367242184">
            <text:p>12.9491367242</text:p>
          </table:table-cell>
          <table:table-cell office:value-type="float" office:value="1.54166666666667">
            <text:p>1.5416666667</text:p>
          </table:table-cell>
          <table:table-cell office:value-type="float" office:value="6.95027027027027">
            <text:p>6.950270270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4.72">
            <text:p>4.72</text:p>
          </table:table-cell>
          <table:table-cell office:value-type="float" office:value="13">
            <text:p>13</text:p>
          </table:table-cell>
          <table:table-cell office:value-type="float" office:value="425.25">
            <text:p>425.25</text:p>
          </table:table-cell>
          <table:table-cell office:value-type="float" office:value="61.79">
            <text:p>61.79</text:p>
          </table:table-cell>
          <table:table-cell office:value-type="float" office:value="6.88218158278039">
            <text:p>6.8821815828</text:p>
          </table:table-cell>
          <table:table-cell office:value-type="float" office:value="0.363076923076923">
            <text:p>0.3630769231</text:p>
          </table:table-cell>
          <table:table-cell office:value-type="float" office:value="13.0911016949153">
            <text:p>13.0911016949</text:p>
          </table:table-cell>
          <table:table-cell/>
          <table:table-cell office:value-type="string">
            <text:p>6405</text:p>
          </table:table-cell>
          <table:table-cell office:value-type="string">
            <text:p>6609</text:p>
          </table:table-cell>
          <table:table-cell office:value-type="float" office:value="4.76">
            <text:p>4.76</text:p>
          </table:table-cell>
          <table:table-cell office:value-type="float" office:value="11">
            <text:p>11</text:p>
          </table:table-cell>
          <table:table-cell office:value-type="float" office:value="428.4">
            <text:p>428.4</text:p>
          </table:table-cell>
          <table:table-cell office:value-type="float" office:value="61.79">
            <text:p>61.79</text:p>
          </table:table-cell>
          <table:table-cell office:value-type="float" office:value="6.9331607056158">
            <text:p>6.9331607056</text:p>
          </table:table-cell>
          <table:table-cell office:value-type="float" office:value="0.432727272727273">
            <text:p>0.4327272727</text:p>
          </table:table-cell>
          <table:table-cell office:value-type="float" office:value="12.9810924369748">
            <text:p>12.98109243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9.98">
            <text:p>9.98</text:p>
          </table:table-cell>
          <table:table-cell office:value-type="float" office:value="8">
            <text:p>8</text:p>
          </table:table-cell>
          <table:table-cell office:value-type="float" office:value="898.38">
            <text:p>898.38</text:p>
          </table:table-cell>
          <table:table-cell office:value-type="float" office:value="227.16">
            <text:p>227.16</text:p>
          </table:table-cell>
          <table:table-cell office:value-type="float" office:value="3.95483359746434">
            <text:p>3.9548335975</text:p>
          </table:table-cell>
          <table:table-cell office:value-type="float" office:value="1.2475">
            <text:p>1.2475</text:p>
          </table:table-cell>
          <table:table-cell office:value-type="float" office:value="22.7615230460922">
            <text:p>22.7615230461</text:p>
          </table:table-cell>
          <table:table-cell/>
          <table:table-cell office:value-type="string">
            <text:p>6423</text:p>
          </table:table-cell>
          <table:table-cell office:value-type="string">
            <text:p>6609</text:p>
          </table:table-cell>
          <table:table-cell office:value-type="float" office:value="9.94">
            <text:p>9.94</text:p>
          </table:table-cell>
          <table:table-cell office:value-type="float" office:value="8">
            <text:p>8</text:p>
          </table:table-cell>
          <table:table-cell office:value-type="float" office:value="894.78">
            <text:p>894.78</text:p>
          </table:table-cell>
          <table:table-cell office:value-type="float" office:value="227.16">
            <text:p>227.16</text:p>
          </table:table-cell>
          <table:table-cell office:value-type="float" office:value="3.93898573692551">
            <text:p>3.9389857369</text:p>
          </table:table-cell>
          <table:table-cell office:value-type="float" office:value="1.2425">
            <text:p>1.2425</text:p>
          </table:table-cell>
          <table:table-cell office:value-type="float" office:value="22.8531187122736">
            <text:p>22.853118712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3.81">
            <text:p>3.81</text:p>
          </table:table-cell>
          <table:table-cell office:value-type="float" office:value="11">
            <text:p>11</text:p>
          </table:table-cell>
          <table:table-cell office:value-type="float" office:value="343.26">
            <text:p>343.26</text:p>
          </table:table-cell>
          <table:table-cell office:value-type="float" office:value="98.68">
            <text:p>98.68</text:p>
          </table:table-cell>
          <table:table-cell office:value-type="float" office:value="3.47851641670045">
            <text:p>3.4785164167</text:p>
          </table:table-cell>
          <table:table-cell office:value-type="float" office:value="0.346363636363636">
            <text:p>0.3463636364</text:p>
          </table:table-cell>
          <table:table-cell office:value-type="float" office:value="25.9002624671916">
            <text:p>25.9002624672</text:p>
          </table:table-cell>
          <table:table-cell/>
          <table:table-cell office:value-type="string">
            <text:p>6446</text:p>
          </table:table-cell>
          <table:table-cell office:value-type="string">
            <text:p>6609</text:p>
          </table:table-cell>
          <table:table-cell office:value-type="float" office:value="3.9">
            <text:p>3.9</text:p>
          </table:table-cell>
          <table:table-cell office:value-type="float" office:value="8">
            <text:p>8</text:p>
          </table:table-cell>
          <table:table-cell office:value-type="float" office:value="351">
            <text:p>351</text:p>
          </table:table-cell>
          <table:table-cell office:value-type="float" office:value="98.68">
            <text:p>98.68</text:p>
          </table:table-cell>
          <table:table-cell office:value-type="float" office:value="3.55695176327523">
            <text:p>3.5569517633</text:p>
          </table:table-cell>
          <table:table-cell office:value-type="float" office:value="0.4875">
            <text:p>0.4875</text:p>
          </table:table-cell>
          <table:table-cell office:value-type="float" office:value="25.3025641025641">
            <text:p>25.30256410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4.37">
            <text:p>4.37</text:p>
          </table:table-cell>
          <table:table-cell office:value-type="float" office:value="10">
            <text:p>10</text:p>
          </table:table-cell>
          <table:table-cell office:value-type="float" office:value="393.39">
            <text:p>393.39</text:p>
          </table:table-cell>
          <table:table-cell office:value-type="float" office:value="61.7">
            <text:p>61.7</text:p>
          </table:table-cell>
          <table:table-cell office:value-type="float" office:value="6.37585089141005">
            <text:p>6.3758508914</text:p>
          </table:table-cell>
          <table:table-cell office:value-type="float" office:value="0.437">
            <text:p>0.437</text:p>
          </table:table-cell>
          <table:table-cell office:value-type="float" office:value="14.1189931350114">
            <text:p>14.118993135</text:p>
          </table:table-cell>
          <table:table-cell/>
          <table:table-cell office:value-type="string">
            <text:p>6451</text:p>
          </table:table-cell>
          <table:table-cell office:value-type="string">
            <text:p>6609</text:p>
          </table:table-cell>
          <table:table-cell office:value-type="float" office:value="4.3">
            <text:p>4.3</text:p>
          </table:table-cell>
          <table:table-cell office:value-type="float" office:value="10">
            <text:p>10</text:p>
          </table:table-cell>
          <table:table-cell office:value-type="float" office:value="386.82">
            <text:p>386.82</text:p>
          </table:table-cell>
          <table:table-cell office:value-type="float" office:value="61.7">
            <text:p>61.7</text:p>
          </table:table-cell>
          <table:table-cell office:value-type="float" office:value="6.26936790923825">
            <text:p>6.2693679092</text:p>
          </table:table-cell>
          <table:table-cell office:value-type="float" office:value="0.43">
            <text:p>0.43</text:p>
          </table:table-cell>
          <table:table-cell office:value-type="float" office:value="14.3488372093023">
            <text:p>14.34883720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9.4">
            <text:p>9.4</text:p>
          </table:table-cell>
          <table:table-cell office:value-type="float" office:value="10">
            <text:p>10</text:p>
          </table:table-cell>
          <table:table-cell office:value-type="float" office:value="845.82">
            <text:p>845.82</text:p>
          </table:table-cell>
          <table:table-cell office:value-type="float" office:value="27.19">
            <text:p>27.19</text:p>
          </table:table-cell>
          <table:table-cell office:value-type="float" office:value="31.1077602059581">
            <text:p>31.107760206</text:p>
          </table:table-cell>
          <table:table-cell office:value-type="float" office:value="0.94">
            <text:p>0.94</text:p>
          </table:table-cell>
          <table:table-cell office:value-type="float" office:value="2.89255319148936">
            <text:p>2.8925531915</text:p>
          </table:table-cell>
          <table:table-cell/>
          <table:table-cell office:value-type="string">
            <text:p>6499</text:p>
          </table:table-cell>
          <table:table-cell office:value-type="string">
            <text:p>6609</text:p>
          </table:table-cell>
          <table:table-cell office:value-type="float" office:value="9.41">
            <text:p>9.41</text:p>
          </table:table-cell>
          <table:table-cell office:value-type="float" office:value="10">
            <text:p>10</text:p>
          </table:table-cell>
          <table:table-cell office:value-type="float" office:value="846.63">
            <text:p>846.63</text:p>
          </table:table-cell>
          <table:table-cell office:value-type="float" office:value="27.19">
            <text:p>27.19</text:p>
          </table:table-cell>
          <table:table-cell office:value-type="float" office:value="31.1375505700625">
            <text:p>31.1375505701</text:p>
          </table:table-cell>
          <table:table-cell office:value-type="float" office:value="0.941">
            <text:p>0.941</text:p>
          </table:table-cell>
          <table:table-cell office:value-type="float" office:value="2.88947927736451">
            <text:p>2.88947927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7.84">
            <text:p>7.84</text:p>
          </table:table-cell>
          <table:table-cell office:value-type="float" office:value="9">
            <text:p>9</text:p>
          </table:table-cell>
          <table:table-cell office:value-type="float" office:value="705.6">
            <text:p>705.6</text:p>
          </table:table-cell>
          <table:table-cell office:value-type="float" office:value="188.97">
            <text:p>188.97</text:p>
          </table:table-cell>
          <table:table-cell office:value-type="float" office:value="3.73392602000317">
            <text:p>3.73392602</text:p>
          </table:table-cell>
          <table:table-cell office:value-type="float" office:value="0.871111111111111">
            <text:p>0.8711111111</text:p>
          </table:table-cell>
          <table:table-cell office:value-type="float" office:value="24.1033163265306">
            <text:p>24.1033163265</text:p>
          </table:table-cell>
          <table:table-cell/>
          <table:table-cell office:value-type="string">
            <text:p>6501</text:p>
          </table:table-cell>
          <table:table-cell office:value-type="string">
            <text:p>6609</text:p>
          </table:table-cell>
          <table:table-cell office:value-type="float" office:value="7.86">
            <text:p>7.86</text:p>
          </table:table-cell>
          <table:table-cell office:value-type="float" office:value="8">
            <text:p>8</text:p>
          </table:table-cell>
          <table:table-cell office:value-type="float" office:value="707.76">
            <text:p>707.76</text:p>
          </table:table-cell>
          <table:table-cell office:value-type="float" office:value="188.97">
            <text:p>188.97</text:p>
          </table:table-cell>
          <table:table-cell office:value-type="float" office:value="3.7453564057787">
            <text:p>3.7453564058</text:p>
          </table:table-cell>
          <table:table-cell office:value-type="float" office:value="0.9825">
            <text:p>0.9825</text:p>
          </table:table-cell>
          <table:table-cell office:value-type="float" office:value="24.0419847328244">
            <text:p>24.04198473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6.28">
            <text:p>6.28</text:p>
          </table:table-cell>
          <table:table-cell office:value-type="float" office:value="8">
            <text:p>8</text:p>
          </table:table-cell>
          <table:table-cell office:value-type="float" office:value="565.38">
            <text:p>565.38</text:p>
          </table:table-cell>
          <table:table-cell office:value-type="float" office:value="57.73">
            <text:p>57.73</text:p>
          </table:table-cell>
          <table:table-cell office:value-type="float" office:value="9.79352156591027">
            <text:p>9.7935215659</text:p>
          </table:table-cell>
          <table:table-cell office:value-type="float" office:value="0.785">
            <text:p>0.785</text:p>
          </table:table-cell>
          <table:table-cell office:value-type="float" office:value="9.19267515923567">
            <text:p>9.1926751592</text:p>
          </table:table-cell>
          <table:table-cell/>
          <table:table-cell office:value-type="string">
            <text:p>6512</text:p>
          </table:table-cell>
          <table:table-cell office:value-type="string">
            <text:p>6609</text:p>
          </table:table-cell>
          <table:table-cell office:value-type="float" office:value="6.38">
            <text:p>6.38</text:p>
          </table:table-cell>
          <table:table-cell office:value-type="float" office:value="7">
            <text:p>7</text:p>
          </table:table-cell>
          <table:table-cell office:value-type="float" office:value="574.11">
            <text:p>574.11</text:p>
          </table:table-cell>
          <table:table-cell office:value-type="float" office:value="57.73">
            <text:p>57.73</text:p>
          </table:table-cell>
          <table:table-cell office:value-type="float" office:value="9.9447427680582">
            <text:p>9.9447427681</text:p>
          </table:table-cell>
          <table:table-cell office:value-type="float" office:value="0.911428571428571">
            <text:p>0.9114285714</text:p>
          </table:table-cell>
          <table:table-cell office:value-type="float" office:value="9.04858934169279">
            <text:p>9.04858934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4.57">
            <text:p>4.57</text:p>
          </table:table-cell>
          <table:table-cell office:value-type="float" office:value="10">
            <text:p>10</text:p>
          </table:table-cell>
          <table:table-cell office:value-type="float" office:value="410.85">
            <text:p>410.85</text:p>
          </table:table-cell>
          <table:table-cell office:value-type="float" office:value="114.61">
            <text:p>114.61</text:p>
          </table:table-cell>
          <table:table-cell office:value-type="float" office:value="3.58476572724893">
            <text:p>3.5847657272</text:p>
          </table:table-cell>
          <table:table-cell office:value-type="float" office:value="0.457">
            <text:p>0.457</text:p>
          </table:table-cell>
          <table:table-cell office:value-type="float" office:value="25.0787746170678">
            <text:p>25.0787746171</text:p>
          </table:table-cell>
          <table:table-cell/>
          <table:table-cell office:value-type="string">
            <text:p>6515</text:p>
          </table:table-cell>
          <table:table-cell office:value-type="string">
            <text:p>6609</text:p>
          </table:table-cell>
          <table:table-cell office:value-type="float" office:value="4.55">
            <text:p>4.55</text:p>
          </table:table-cell>
          <table:table-cell office:value-type="float" office:value="10">
            <text:p>10</text:p>
          </table:table-cell>
          <table:table-cell office:value-type="float" office:value="409.32">
            <text:p>409.32</text:p>
          </table:table-cell>
          <table:table-cell office:value-type="float" office:value="114.61">
            <text:p>114.61</text:p>
          </table:table-cell>
          <table:table-cell office:value-type="float" office:value="3.57141610679696">
            <text:p>3.5714161068</text:p>
          </table:table-cell>
          <table:table-cell office:value-type="float" office:value="0.455">
            <text:p>0.455</text:p>
          </table:table-cell>
          <table:table-cell office:value-type="float" office:value="25.189010989011">
            <text:p>25.1890109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5.57">
            <text:p>5.57</text:p>
          </table:table-cell>
          <table:table-cell office:value-type="float" office:value="10">
            <text:p>10</text:p>
          </table:table-cell>
          <table:table-cell office:value-type="float" office:value="501.39">
            <text:p>501.39</text:p>
          </table:table-cell>
          <table:table-cell office:value-type="float" office:value="114.52">
            <text:p>114.52</text:p>
          </table:table-cell>
          <table:table-cell office:value-type="float" office:value="4.37818721620678">
            <text:p>4.3781872162</text:p>
          </table:table-cell>
          <table:table-cell office:value-type="float" office:value="0.557">
            <text:p>0.557</text:p>
          </table:table-cell>
          <table:table-cell office:value-type="float" office:value="20.5601436265709">
            <text:p>20.5601436266</text:p>
          </table:table-cell>
          <table:table-cell/>
          <table:table-cell office:value-type="string">
            <text:p>6516</text:p>
          </table:table-cell>
          <table:table-cell office:value-type="string">
            <text:p>6609</text:p>
          </table:table-cell>
          <table:table-cell office:value-type="float" office:value="5.53">
            <text:p>5.53</text:p>
          </table:table-cell>
          <table:table-cell office:value-type="float" office:value="10">
            <text:p>10</text:p>
          </table:table-cell>
          <table:table-cell office:value-type="float" office:value="497.61">
            <text:p>497.61</text:p>
          </table:table-cell>
          <table:table-cell office:value-type="float" office:value="114.52">
            <text:p>114.52</text:p>
          </table:table-cell>
          <table:table-cell office:value-type="float" office:value="4.34517988124345">
            <text:p>4.3451798812</text:p>
          </table:table-cell>
          <table:table-cell office:value-type="float" office:value="0.553">
            <text:p>0.553</text:p>
          </table:table-cell>
          <table:table-cell office:value-type="float" office:value="20.7088607594937">
            <text:p>20.708860759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9.83">
            <text:p>9.83</text:p>
          </table:table-cell>
          <table:table-cell office:value-type="float" office:value="9">
            <text:p>9</text:p>
          </table:table-cell>
          <table:table-cell office:value-type="float" office:value="885.06">
            <text:p>885.06</text:p>
          </table:table-cell>
          <table:table-cell office:value-type="float" office:value="224.35">
            <text:p>224.35</text:p>
          </table:table-cell>
          <table:table-cell office:value-type="float" office:value="3.94499665700914">
            <text:p>3.944996657</text:p>
          </table:table-cell>
          <table:table-cell office:value-type="float" office:value="1.09222222222222">
            <text:p>1.0922222222</text:p>
          </table:table-cell>
          <table:table-cell office:value-type="float" office:value="22.822990844354">
            <text:p>22.8229908444</text:p>
          </table:table-cell>
          <table:table-cell/>
          <table:table-cell office:value-type="string">
            <text:p>6519</text:p>
          </table:table-cell>
          <table:table-cell office:value-type="string">
            <text:p>6609</text:p>
          </table:table-cell>
          <table:table-cell office:value-type="float" office:value="9.75">
            <text:p>9.75</text:p>
          </table:table-cell>
          <table:table-cell office:value-type="float" office:value="8">
            <text:p>8</text:p>
          </table:table-cell>
          <table:table-cell office:value-type="float" office:value="877.77">
            <text:p>877.77</text:p>
          </table:table-cell>
          <table:table-cell office:value-type="float" office:value="224.35">
            <text:p>224.35</text:p>
          </table:table-cell>
          <table:table-cell office:value-type="float" office:value="3.91250278582572">
            <text:p>3.9125027858</text:p>
          </table:table-cell>
          <table:table-cell office:value-type="float" office:value="1.21875">
            <text:p>1.21875</text:p>
          </table:table-cell>
          <table:table-cell office:value-type="float" office:value="23.0102564102564">
            <text:p>23.010256410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0.27">
            <text:p>10.27</text:p>
          </table:table-cell>
          <table:table-cell office:value-type="float" office:value="5">
            <text:p>5</text:p>
          </table:table-cell>
          <table:table-cell office:value-type="float" office:value="923.85">
            <text:p>923.85</text:p>
          </table:table-cell>
          <table:table-cell office:value-type="float" office:value="229.02">
            <text:p>229.02</text:p>
          </table:table-cell>
          <table:table-cell office:value-type="float" office:value="4.03392716793293">
            <text:p>4.0339271679</text:p>
          </table:table-cell>
          <table:table-cell office:value-type="float" office:value="2.054">
            <text:p>2.054</text:p>
          </table:table-cell>
          <table:table-cell office:value-type="float" office:value="22.2999026290165">
            <text:p>22.299902629</text:p>
          </table:table-cell>
          <table:table-cell/>
          <table:table-cell office:value-type="string">
            <text:p>6532</text:p>
          </table:table-cell>
          <table:table-cell office:value-type="string">
            <text:p>6609</text:p>
          </table:table-cell>
          <table:table-cell office:value-type="float" office:value="10.24">
            <text:p>10.24</text:p>
          </table:table-cell>
          <table:table-cell office:value-type="float" office:value="5">
            <text:p>5</text:p>
          </table:table-cell>
          <table:table-cell office:value-type="float" office:value="922.05">
            <text:p>922.05</text:p>
          </table:table-cell>
          <table:table-cell office:value-type="float" office:value="229.02">
            <text:p>229.02</text:p>
          </table:table-cell>
          <table:table-cell office:value-type="float" office:value="4.02606759235001">
            <text:p>4.0260675924</text:p>
          </table:table-cell>
          <table:table-cell office:value-type="float" office:value="2.048">
            <text:p>2.048</text:p>
          </table:table-cell>
          <table:table-cell office:value-type="float" office:value="22.365234375">
            <text:p>22.3652343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7.41">
            <text:p>7.41</text:p>
          </table:table-cell>
          <table:table-cell office:value-type="float" office:value="11">
            <text:p>11</text:p>
          </table:table-cell>
          <table:table-cell office:value-type="float" office:value="667.26">
            <text:p>667.26</text:p>
          </table:table-cell>
          <table:table-cell office:value-type="float" office:value="98.58">
            <text:p>98.58</text:p>
          </table:table-cell>
          <table:table-cell office:value-type="float" office:value="6.76871576384662">
            <text:p>6.7687157638</text:p>
          </table:table-cell>
          <table:table-cell office:value-type="float" office:value="0.673636363636364">
            <text:p>0.6736363636</text:p>
          </table:table-cell>
          <table:table-cell office:value-type="float" office:value="13.3036437246964">
            <text:p>13.3036437247</text:p>
          </table:table-cell>
          <table:table-cell/>
          <table:table-cell office:value-type="string">
            <text:p>6552</text:p>
          </table:table-cell>
          <table:table-cell office:value-type="string">
            <text:p>6609</text:p>
          </table:table-cell>
          <table:table-cell office:value-type="float" office:value="7.37">
            <text:p>7.37</text:p>
          </table:table-cell>
          <table:table-cell office:value-type="float" office:value="6">
            <text:p>6</text:p>
          </table:table-cell>
          <table:table-cell office:value-type="float" office:value="663.48">
            <text:p>663.48</text:p>
          </table:table-cell>
          <table:table-cell office:value-type="float" office:value="98.58">
            <text:p>98.58</text:p>
          </table:table-cell>
          <table:table-cell office:value-type="float" office:value="6.7303712720633">
            <text:p>6.7303712721</text:p>
          </table:table-cell>
          <table:table-cell office:value-type="float" office:value="1.22833333333333">
            <text:p>1.2283333333</text:p>
          </table:table-cell>
          <table:table-cell office:value-type="float" office:value="13.3758480325645">
            <text:p>13.37584803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4.22">
            <text:p>4.22</text:p>
          </table:table-cell>
          <table:table-cell office:value-type="float" office:value="10">
            <text:p>10</text:p>
          </table:table-cell>
          <table:table-cell office:value-type="float" office:value="380.07">
            <text:p>380.07</text:p>
          </table:table-cell>
          <table:table-cell office:value-type="float" office:value="61.28">
            <text:p>61.28</text:p>
          </table:table-cell>
          <table:table-cell office:value-type="float" office:value="6.20218668407311">
            <text:p>6.2021866841</text:p>
          </table:table-cell>
          <table:table-cell office:value-type="float" office:value="0.422">
            <text:p>0.422</text:p>
          </table:table-cell>
          <table:table-cell office:value-type="float" office:value="14.521327014218">
            <text:p>14.5213270142</text:p>
          </table:table-cell>
          <table:table-cell/>
          <table:table-cell office:value-type="string">
            <text:p>6559</text:p>
          </table:table-cell>
          <table:table-cell office:value-type="string">
            <text:p>6609</text:p>
          </table:table-cell>
          <table:table-cell office:value-type="float" office:value="4.16">
            <text:p>4.16</text:p>
          </table:table-cell>
          <table:table-cell office:value-type="float" office:value="10">
            <text:p>10</text:p>
          </table:table-cell>
          <table:table-cell office:value-type="float" office:value="374.49">
            <text:p>374.49</text:p>
          </table:table-cell>
          <table:table-cell office:value-type="float" office:value="61.28">
            <text:p>61.28</text:p>
          </table:table-cell>
          <table:table-cell office:value-type="float" office:value="6.11112924281984">
            <text:p>6.1111292428</text:p>
          </table:table-cell>
          <table:table-cell office:value-type="float" office:value="0.416">
            <text:p>0.416</text:p>
          </table:table-cell>
          <table:table-cell office:value-type="float" office:value="14.7307692307692">
            <text:p>14.730769230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5.2">
            <text:p>5.2</text:p>
          </table:table-cell>
          <table:table-cell office:value-type="float" office:value="10">
            <text:p>10</text:p>
          </table:table-cell>
          <table:table-cell office:value-type="float" office:value="467.64">
            <text:p>467.64</text:p>
          </table:table-cell>
          <table:table-cell office:value-type="float" office:value="70.22">
            <text:p>70.22</text:p>
          </table:table-cell>
          <table:table-cell office:value-type="float" office:value="6.65964112788379">
            <text:p>6.6596411279</text:p>
          </table:table-cell>
          <table:table-cell office:value-type="float" office:value="0.52">
            <text:p>0.52</text:p>
          </table:table-cell>
          <table:table-cell office:value-type="float" office:value="13.5038461538461">
            <text:p>13.5038461538</text:p>
          </table:table-cell>
          <table:table-cell/>
          <table:table-cell office:value-type="string">
            <text:p>6647</text:p>
          </table:table-cell>
          <table:table-cell office:value-type="string">
            <text:p>6609</text:p>
          </table:table-cell>
          <table:table-cell office:value-type="float" office:value="5.17">
            <text:p>5.17</text:p>
          </table:table-cell>
          <table:table-cell office:value-type="float" office:value="8">
            <text:p>8</text:p>
          </table:table-cell>
          <table:table-cell office:value-type="float" office:value="465.21">
            <text:p>465.21</text:p>
          </table:table-cell>
          <table:table-cell office:value-type="float" office:value="70.22">
            <text:p>70.22</text:p>
          </table:table-cell>
          <table:table-cell office:value-type="float" office:value="6.62503560239248">
            <text:p>6.6250356024</text:p>
          </table:table-cell>
          <table:table-cell office:value-type="float" office:value="0.64625">
            <text:p>0.64625</text:p>
          </table:table-cell>
          <table:table-cell office:value-type="float" office:value="13.5822050290135">
            <text:p>13.5822050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3.75">
            <text:p>3.75</text:p>
          </table:table-cell>
          <table:table-cell office:value-type="float" office:value="9">
            <text:p>9</text:p>
          </table:table-cell>
          <table:table-cell office:value-type="float" office:value="337.14">
            <text:p>337.14</text:p>
          </table:table-cell>
          <table:table-cell office:value-type="float" office:value="108.39">
            <text:p>108.39</text:p>
          </table:table-cell>
          <table:table-cell office:value-type="float" office:value="3.11043454193191">
            <text:p>3.1104345419</text:p>
          </table:table-cell>
          <table:table-cell office:value-type="float" office:value="0.416666666666667">
            <text:p>0.4166666667</text:p>
          </table:table-cell>
          <table:table-cell office:value-type="float" office:value="28.904">
            <text:p>28.904</text:p>
          </table:table-cell>
          <table:table-cell/>
          <table:table-cell office:value-type="string">
            <text:p>6670</text:p>
          </table:table-cell>
          <table:table-cell office:value-type="string">
            <text:p>6609</text:p>
          </table:table-cell>
          <table:table-cell office:value-type="float" office:value="3.75">
            <text:p>3.75</text:p>
          </table:table-cell>
          <table:table-cell office:value-type="float" office:value="8">
            <text:p>8</text:p>
          </table:table-cell>
          <table:table-cell office:value-type="float" office:value="337.86">
            <text:p>337.86</text:p>
          </table:table-cell>
          <table:table-cell office:value-type="float" office:value="108.39">
            <text:p>108.39</text:p>
          </table:table-cell>
          <table:table-cell office:value-type="float" office:value="3.11707722114586">
            <text:p>3.1170772211</text:p>
          </table:table-cell>
          <table:table-cell office:value-type="float" office:value="0.46875">
            <text:p>0.46875</text:p>
          </table:table-cell>
          <table:table-cell office:value-type="float" office:value="28.904">
            <text:p>28.9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4.56">
            <text:p>4.56</text:p>
          </table:table-cell>
          <table:table-cell office:value-type="float" office:value="11">
            <text:p>11</text:p>
          </table:table-cell>
          <table:table-cell office:value-type="float" office:value="410.49">
            <text:p>410.49</text:p>
          </table:table-cell>
          <table:table-cell office:value-type="float" office:value="62.33">
            <text:p>62.33</text:p>
          </table:table-cell>
          <table:table-cell office:value-type="float" office:value="6.58575324883684">
            <text:p>6.5857532488</text:p>
          </table:table-cell>
          <table:table-cell office:value-type="float" office:value="0.414545454545454">
            <text:p>0.4145454545</text:p>
          </table:table-cell>
          <table:table-cell office:value-type="float" office:value="13.6688596491228">
            <text:p>13.6688596491</text:p>
          </table:table-cell>
          <table:table-cell/>
          <table:table-cell office:value-type="string">
            <text:p>6695</text:p>
          </table:table-cell>
          <table:table-cell office:value-type="string">
            <text:p>6609</text:p>
          </table:table-cell>
          <table:table-cell office:value-type="float" office:value="4.6">
            <text:p>4.6</text:p>
          </table:table-cell>
          <table:table-cell office:value-type="float" office:value="11">
            <text:p>11</text:p>
          </table:table-cell>
          <table:table-cell office:value-type="float" office:value="414.27">
            <text:p>414.27</text:p>
          </table:table-cell>
          <table:table-cell office:value-type="float" office:value="62.33">
            <text:p>62.33</text:p>
          </table:table-cell>
          <table:table-cell office:value-type="float" office:value="6.64639820311247">
            <text:p>6.6463982031</text:p>
          </table:table-cell>
          <table:table-cell office:value-type="float" office:value="0.418181818181818">
            <text:p>0.4181818182</text:p>
          </table:table-cell>
          <table:table-cell office:value-type="float" office:value="13.55">
            <text:p>13.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4.51">
            <text:p>4.51</text:p>
          </table:table-cell>
          <table:table-cell office:value-type="float" office:value="5">
            <text:p>5</text:p>
          </table:table-cell>
          <table:table-cell office:value-type="float" office:value="405.63">
            <text:p>405.63</text:p>
          </table:table-cell>
          <table:table-cell office:value-type="float" office:value="96.8">
            <text:p>96.8</text:p>
          </table:table-cell>
          <table:table-cell office:value-type="float" office:value="4.19039256198347">
            <text:p>4.190392562</text:p>
          </table:table-cell>
          <table:table-cell office:value-type="float" office:value="0.902">
            <text:p>0.902</text:p>
          </table:table-cell>
          <table:table-cell office:value-type="float" office:value="21.4634146341463">
            <text:p>21.4634146341</text:p>
          </table:table-cell>
          <table:table-cell/>
          <table:table-cell office:value-type="string">
            <text:p>6699</text:p>
          </table:table-cell>
          <table:table-cell office:value-type="string">
            <text:p>6609</text:p>
          </table:table-cell>
          <table:table-cell office:value-type="float" office:value="5.41">
            <text:p>5.41</text:p>
          </table:table-cell>
          <table:table-cell office:value-type="float" office:value="255">
            <text:p>255</text:p>
          </table:table-cell>
          <table:table-cell office:value-type="float" office:value="486.45">
            <text:p>486.45</text:p>
          </table:table-cell>
          <table:table-cell office:value-type="float" office:value="96.8">
            <text:p>96.8</text:p>
          </table:table-cell>
          <table:table-cell office:value-type="float" office:value="5.02530991735537">
            <text:p>5.0253099174</text:p>
          </table:table-cell>
          <table:table-cell office:value-type="float" office:value="0.0212156862745098">
            <text:p>0.0212156863</text:p>
          </table:table-cell>
          <table:table-cell office:value-type="float" office:value="17.8927911275416">
            <text:p>17.89279112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10.45">
            <text:p>10.45</text:p>
          </table:table-cell>
          <table:table-cell office:value-type="float" office:value="7">
            <text:p>7</text:p>
          </table:table-cell>
          <table:table-cell office:value-type="float" office:value="940.59">
            <text:p>940.59</text:p>
          </table:table-cell>
          <table:table-cell office:value-type="float" office:value="247.82">
            <text:p>247.82</text:p>
          </table:table-cell>
          <table:table-cell office:value-type="float" office:value="3.79545637963038">
            <text:p>3.7954563796</text:p>
          </table:table-cell>
          <table:table-cell office:value-type="float" office:value="1.49285714285714">
            <text:p>1.4928571429</text:p>
          </table:table-cell>
          <table:table-cell office:value-type="float" office:value="23.7148325358852">
            <text:p>23.7148325359</text:p>
          </table:table-cell>
          <table:table-cell/>
          <table:table-cell office:value-type="string">
            <text:p>6716</text:p>
          </table:table-cell>
          <table:table-cell office:value-type="string">
            <text:p>6609</text:p>
          </table:table-cell>
          <table:table-cell office:value-type="float" office:value="10.32">
            <text:p>10.32</text:p>
          </table:table-cell>
          <table:table-cell office:value-type="float" office:value="6">
            <text:p>6</text:p>
          </table:table-cell>
          <table:table-cell office:value-type="float" office:value="928.89">
            <text:p>928.89</text:p>
          </table:table-cell>
          <table:table-cell office:value-type="float" office:value="247.82">
            <text:p>247.82</text:p>
          </table:table-cell>
          <table:table-cell office:value-type="float" office:value="3.74824469372932">
            <text:p>3.7482446937</text:p>
          </table:table-cell>
          <table:table-cell office:value-type="float" office:value="1.72">
            <text:p>1.72</text:p>
          </table:table-cell>
          <table:table-cell office:value-type="float" office:value="24.0135658914729">
            <text:p>24.01356589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3.79">
            <text:p>3.79</text:p>
          </table:table-cell>
          <table:table-cell office:value-type="float" office:value="6">
            <text:p>6</text:p>
          </table:table-cell>
          <table:table-cell office:value-type="float" office:value="341.55">
            <text:p>341.55</text:p>
          </table:table-cell>
          <table:table-cell office:value-type="float" office:value="98.52">
            <text:p>98.52</text:p>
          </table:table-cell>
          <table:table-cell office:value-type="float" office:value="3.46680876979294">
            <text:p>3.4668087698</text:p>
          </table:table-cell>
          <table:table-cell office:value-type="float" office:value="0.631666666666667">
            <text:p>0.6316666667</text:p>
          </table:table-cell>
          <table:table-cell office:value-type="float" office:value="25.9947229551451">
            <text:p>25.9947229551</text:p>
          </table:table-cell>
          <table:table-cell/>
          <table:table-cell office:value-type="string">
            <text:p>6738</text:p>
          </table:table-cell>
          <table:table-cell office:value-type="string">
            <text:p>6609</text:p>
          </table:table-cell>
          <table:table-cell office:value-type="float" office:value="3.89">
            <text:p>3.89</text:p>
          </table:table-cell>
          <table:table-cell office:value-type="float" office:value="6">
            <text:p>6</text:p>
          </table:table-cell>
          <table:table-cell office:value-type="float" office:value="350.46">
            <text:p>350.46</text:p>
          </table:table-cell>
          <table:table-cell office:value-type="float" office:value="98.52">
            <text:p>98.52</text:p>
          </table:table-cell>
          <table:table-cell office:value-type="float" office:value="3.55724725943971">
            <text:p>3.5572472594</text:p>
          </table:table-cell>
          <table:table-cell office:value-type="float" office:value="0.648333333333333">
            <text:p>0.6483333333</text:p>
          </table:table-cell>
          <table:table-cell office:value-type="float" office:value="25.3264781491002">
            <text:p>25.32647814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9.87">
            <text:p>9.87</text:p>
          </table:table-cell>
          <table:table-cell office:value-type="float" office:value="9">
            <text:p>9</text:p>
          </table:table-cell>
          <table:table-cell office:value-type="float" office:value="888.3">
            <text:p>888.3</text:p>
          </table:table-cell>
          <table:table-cell office:value-type="float" office:value="184.94">
            <text:p>184.94</text:p>
          </table:table-cell>
          <table:table-cell office:value-type="float" office:value="4.80317940953823">
            <text:p>4.8031794095</text:p>
          </table:table-cell>
          <table:table-cell office:value-type="float" office:value="1.09666666666667">
            <text:p>1.0966666667</text:p>
          </table:table-cell>
          <table:table-cell office:value-type="float" office:value="18.7375886524823">
            <text:p>18.7375886525</text:p>
          </table:table-cell>
          <table:table-cell/>
          <table:table-cell office:value-type="string">
            <text:p>6843</text:p>
          </table:table-cell>
          <table:table-cell office:value-type="string">
            <text:p>6609</text:p>
          </table:table-cell>
          <table:table-cell office:value-type="float" office:value="10.07">
            <text:p>10.07</text:p>
          </table:table-cell>
          <table:table-cell office:value-type="float" office:value="9">
            <text:p>9</text:p>
          </table:table-cell>
          <table:table-cell office:value-type="float" office:value="905.94">
            <text:p>905.94</text:p>
          </table:table-cell>
          <table:table-cell office:value-type="float" office:value="184.94">
            <text:p>184.94</text:p>
          </table:table-cell>
          <table:table-cell office:value-type="float" office:value="4.89856169568509">
            <text:p>4.8985616957</text:p>
          </table:table-cell>
          <table:table-cell office:value-type="float" office:value="1.11888888888889">
            <text:p>1.1188888889</text:p>
          </table:table-cell>
          <table:table-cell office:value-type="float" office:value="18.3654419066534">
            <text:p>18.36544190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3.36">
            <text:p>13.36</text:p>
          </table:table-cell>
          <table:table-cell office:value-type="float" office:value="6">
            <text:p>6</text:p>
          </table:table-cell>
          <table:table-cell office:value-type="float" office:value="1202.22">
            <text:p>1202.22</text:p>
          </table:table-cell>
          <table:table-cell office:value-type="float" office:value="108.45">
            <text:p>108.45</text:p>
          </table:table-cell>
          <table:table-cell office:value-type="float" office:value="11.0854771784232">
            <text:p>11.0854771784</text:p>
          </table:table-cell>
          <table:table-cell office:value-type="float" office:value="2.22666666666667">
            <text:p>2.2266666667</text:p>
          </table:table-cell>
          <table:table-cell office:value-type="float" office:value="8.11751497005988">
            <text:p>8.1175149701</text:p>
          </table:table-cell>
          <table:table-cell/>
          <table:table-cell office:value-type="string">
            <text:p>6879</text:p>
          </table:table-cell>
          <table:table-cell office:value-type="string">
            <text:p>6609</text:p>
          </table:table-cell>
          <table:table-cell office:value-type="float" office:value="13.35">
            <text:p>13.35</text:p>
          </table:table-cell>
          <table:table-cell office:value-type="float" office:value="6">
            <text:p>6</text:p>
          </table:table-cell>
          <table:table-cell office:value-type="float" office:value="1201.59">
            <text:p>1201.59</text:p>
          </table:table-cell>
          <table:table-cell office:value-type="float" office:value="108.45">
            <text:p>108.45</text:p>
          </table:table-cell>
          <table:table-cell office:value-type="float" office:value="11.0796680497925">
            <text:p>11.0796680498</text:p>
          </table:table-cell>
          <table:table-cell office:value-type="float" office:value="2.225">
            <text:p>2.225</text:p>
          </table:table-cell>
          <table:table-cell office:value-type="float" office:value="8.12359550561798">
            <text:p>8.12359550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9.86">
            <text:p>9.86</text:p>
          </table:table-cell>
          <table:table-cell office:value-type="float" office:value="7">
            <text:p>7</text:p>
          </table:table-cell>
          <table:table-cell office:value-type="float" office:value="887.22">
            <text:p>887.22</text:p>
          </table:table-cell>
          <table:table-cell office:value-type="float" office:value="228.5">
            <text:p>228.5</text:p>
          </table:table-cell>
          <table:table-cell office:value-type="float" office:value="3.88280087527352">
            <text:p>3.8828008753</text:p>
          </table:table-cell>
          <table:table-cell office:value-type="float" office:value="1.40857142857143">
            <text:p>1.4085714286</text:p>
          </table:table-cell>
          <table:table-cell office:value-type="float" office:value="23.1744421906694">
            <text:p>23.1744421907</text:p>
          </table:table-cell>
          <table:table-cell/>
          <table:table-cell office:value-type="string">
            <text:p>6892</text:p>
          </table:table-cell>
          <table:table-cell office:value-type="string">
            <text:p>6609</text:p>
          </table:table-cell>
          <table:table-cell office:value-type="float" office:value="9.88">
            <text:p>9.88</text:p>
          </table:table-cell>
          <table:table-cell office:value-type="float" office:value="6">
            <text:p>6</text:p>
          </table:table-cell>
          <table:table-cell office:value-type="float" office:value="889.38">
            <text:p>889.38</text:p>
          </table:table-cell>
          <table:table-cell office:value-type="float" office:value="228.5">
            <text:p>228.5</text:p>
          </table:table-cell>
          <table:table-cell office:value-type="float" office:value="3.89225382932166">
            <text:p>3.8922538293</text:p>
          </table:table-cell>
          <table:table-cell office:value-type="float" office:value="1.64666666666667">
            <text:p>1.6466666667</text:p>
          </table:table-cell>
          <table:table-cell office:value-type="float" office:value="23.1275303643725">
            <text:p>23.127530364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4.19">
            <text:p>4.19</text:p>
          </table:table-cell>
          <table:table-cell office:value-type="float" office:value="10">
            <text:p>10</text:p>
          </table:table-cell>
          <table:table-cell office:value-type="float" office:value="376.74">
            <text:p>376.74</text:p>
          </table:table-cell>
          <table:table-cell office:value-type="float" office:value="61.49">
            <text:p>61.49</text:p>
          </table:table-cell>
          <table:table-cell office:value-type="float" office:value="6.12684989429175">
            <text:p>6.1268498943</text:p>
          </table:table-cell>
          <table:table-cell office:value-type="float" office:value="0.419">
            <text:p>0.419</text:p>
          </table:table-cell>
          <table:table-cell office:value-type="float" office:value="14.6754176610979">
            <text:p>14.6754176611</text:p>
          </table:table-cell>
          <table:table-cell/>
          <table:table-cell office:value-type="string">
            <text:p>6945</text:p>
          </table:table-cell>
          <table:table-cell office:value-type="string">
            <text:p>6609</text:p>
          </table:table-cell>
          <table:table-cell office:value-type="float" office:value="4.21">
            <text:p>4.21</text:p>
          </table:table-cell>
          <table:table-cell office:value-type="float" office:value="10">
            <text:p>10</text:p>
          </table:table-cell>
          <table:table-cell office:value-type="float" office:value="378.54">
            <text:p>378.54</text:p>
          </table:table-cell>
          <table:table-cell office:value-type="float" office:value="61.49">
            <text:p>61.49</text:p>
          </table:table-cell>
          <table:table-cell office:value-type="float" office:value="6.15612294682062">
            <text:p>6.1561229468</text:p>
          </table:table-cell>
          <table:table-cell office:value-type="float" office:value="0.421">
            <text:p>0.421</text:p>
          </table:table-cell>
          <table:table-cell office:value-type="float" office:value="14.6057007125891">
            <text:p>14.60570071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4.02">
            <text:p>4.02</text:p>
          </table:table-cell>
          <table:table-cell office:value-type="float" office:value="8">
            <text:p>8</text:p>
          </table:table-cell>
          <table:table-cell office:value-type="float" office:value="361.44">
            <text:p>361.44</text:p>
          </table:table-cell>
          <table:table-cell office:value-type="float" office:value="101.32">
            <text:p>101.32</text:p>
          </table:table-cell>
          <table:table-cell office:value-type="float" office:value="3.56731148835373">
            <text:p>3.5673114884</text:p>
          </table:table-cell>
          <table:table-cell office:value-type="float" office:value="0.5025">
            <text:p>0.5025</text:p>
          </table:table-cell>
          <table:table-cell office:value-type="float" office:value="25.2039800995025">
            <text:p>25.2039800995</text:p>
          </table:table-cell>
          <table:table-cell/>
          <table:table-cell office:value-type="string">
            <text:p>6948</text:p>
          </table:table-cell>
          <table:table-cell office:value-type="string">
            <text:p>6609</text:p>
          </table:table-cell>
          <table:table-cell office:value-type="float" office:value="3.78">
            <text:p>3.78</text:p>
          </table:table-cell>
          <table:table-cell office:value-type="float" office:value="8">
            <text:p>8</text:p>
          </table:table-cell>
          <table:table-cell office:value-type="float" office:value="340.38">
            <text:p>340.38</text:p>
          </table:table-cell>
          <table:table-cell office:value-type="float" office:value="101.32">
            <text:p>101.32</text:p>
          </table:table-cell>
          <table:table-cell office:value-type="float" office:value="3.35945519147256">
            <text:p>3.3594551915</text:p>
          </table:table-cell>
          <table:table-cell office:value-type="float" office:value="0.4725">
            <text:p>0.4725</text:p>
          </table:table-cell>
          <table:table-cell office:value-type="float" office:value="26.8042328042328">
            <text:p>26.80423280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4.42">
            <text:p>4.42</text:p>
          </table:table-cell>
          <table:table-cell office:value-type="float" office:value="9">
            <text:p>9</text:p>
          </table:table-cell>
          <table:table-cell office:value-type="float" office:value="398.25">
            <text:p>398.25</text:p>
          </table:table-cell>
          <table:table-cell office:value-type="float" office:value="62.11">
            <text:p>62.11</text:p>
          </table:table-cell>
          <table:table-cell office:value-type="float" office:value="6.4120109483175">
            <text:p>6.4120109483</text:p>
          </table:table-cell>
          <table:table-cell office:value-type="float" office:value="0.491111111111111">
            <text:p>0.4911111111</text:p>
          </table:table-cell>
          <table:table-cell office:value-type="float" office:value="14.052036199095">
            <text:p>14.0520361991</text:p>
          </table:table-cell>
          <table:table-cell/>
          <table:table-cell office:value-type="string">
            <text:p>6971</text:p>
          </table:table-cell>
          <table:table-cell office:value-type="string">
            <text:p>6609</text:p>
          </table:table-cell>
          <table:table-cell office:value-type="float" office:value="4.45">
            <text:p>4.45</text:p>
          </table:table-cell>
          <table:table-cell office:value-type="float" office:value="9">
            <text:p>9</text:p>
          </table:table-cell>
          <table:table-cell office:value-type="float" office:value="400.41">
            <text:p>400.41</text:p>
          </table:table-cell>
          <table:table-cell office:value-type="float" office:value="62.11">
            <text:p>62.11</text:p>
          </table:table-cell>
          <table:table-cell office:value-type="float" office:value="6.44678795685075">
            <text:p>6.4467879569</text:p>
          </table:table-cell>
          <table:table-cell office:value-type="float" office:value="0.494444444444444">
            <text:p>0.4944444444</text:p>
          </table:table-cell>
          <table:table-cell office:value-type="float" office:value="13.9573033707865">
            <text:p>13.957303370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8.9">
            <text:p>8.9</text:p>
          </table:table-cell>
          <table:table-cell office:value-type="float" office:value="8">
            <text:p>8</text:p>
          </table:table-cell>
          <table:table-cell office:value-type="float" office:value="800.64">
            <text:p>800.64</text:p>
          </table:table-cell>
          <table:table-cell office:value-type="float" office:value="112.14">
            <text:p>112.14</text:p>
          </table:table-cell>
          <table:table-cell office:value-type="float" office:value="7.13964686998395">
            <text:p>7.13964687</text:p>
          </table:table-cell>
          <table:table-cell office:value-type="float" office:value="1.1125">
            <text:p>1.1125</text:p>
          </table:table-cell>
          <table:table-cell office:value-type="float" office:value="12.6">
            <text:p>12.6</text:p>
          </table:table-cell>
          <table:table-cell/>
          <table:table-cell office:value-type="string">
            <text:p>7021</text:p>
          </table:table-cell>
          <table:table-cell office:value-type="string">
            <text:p>6609</text:p>
          </table:table-cell>
          <table:table-cell office:value-type="float" office:value="8.9">
            <text:p>8.9</text:p>
          </table:table-cell>
          <table:table-cell office:value-type="float" office:value="8">
            <text:p>8</text:p>
          </table:table-cell>
          <table:table-cell office:value-type="float" office:value="801.45">
            <text:p>801.45</text:p>
          </table:table-cell>
          <table:table-cell office:value-type="float" office:value="112.14">
            <text:p>112.14</text:p>
          </table:table-cell>
          <table:table-cell office:value-type="float" office:value="7.14686998394864">
            <text:p>7.1468699839</text:p>
          </table:table-cell>
          <table:table-cell office:value-type="float" office:value="1.1125">
            <text:p>1.1125</text:p>
          </table:table-cell>
          <table:table-cell office:value-type="float" office:value="12.6">
            <text:p>12.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4.3">
            <text:p>4.3</text:p>
          </table:table-cell>
          <table:table-cell office:value-type="float" office:value="255">
            <text:p>255</text:p>
          </table:table-cell>
          <table:table-cell office:value-type="float" office:value="387.09">
            <text:p>387.09</text:p>
          </table:table-cell>
          <table:table-cell office:value-type="float" office:value="96.98">
            <text:p>96.98</text:p>
          </table:table-cell>
          <table:table-cell office:value-type="float" office:value="3.99144153433698">
            <text:p>3.9914415343</text:p>
          </table:table-cell>
          <table:table-cell office:value-type="float" office:value="0.0168627450980392">
            <text:p>0.0168627451</text:p>
          </table:table-cell>
          <table:table-cell office:value-type="float" office:value="22.553488372093">
            <text:p>22.5534883721</text:p>
          </table:table-cell>
          <table:table-cell/>
          <table:table-cell office:value-type="string">
            <text:p>6471</text:p>
          </table:table-cell>
          <table:table-cell office:value-type="string">
            <text:p>6609</text:p>
          </table:table-cell>
          <table:table-cell office:value-type="float" office:value="4.31">
            <text:p>4.31</text:p>
          </table:table-cell>
          <table:table-cell office:value-type="float" office:value="255">
            <text:p>255</text:p>
          </table:table-cell>
          <table:table-cell office:value-type="float" office:value="388.26">
            <text:p>388.26</text:p>
          </table:table-cell>
          <table:table-cell office:value-type="float" office:value="96.98">
            <text:p>96.98</text:p>
          </table:table-cell>
          <table:table-cell office:value-type="float" office:value="4.00350587750051">
            <text:p>4.0035058775</text:p>
          </table:table-cell>
          <table:table-cell office:value-type="float" office:value="0.0169019607843137">
            <text:p>0.0169019608</text:p>
          </table:table-cell>
          <table:table-cell office:value-type="float" office:value="22.5011600928074">
            <text:p>22.50116009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3.83">
            <text:p>3.83</text:p>
          </table:table-cell>
          <table:table-cell office:value-type="float" office:value="9">
            <text:p>9</text:p>
          </table:table-cell>
          <table:table-cell office:value-type="float" office:value="344.79">
            <text:p>344.79</text:p>
          </table:table-cell>
          <table:table-cell office:value-type="float" office:value="101.6">
            <text:p>101.6</text:p>
          </table:table-cell>
          <table:table-cell office:value-type="float" office:value="3.39360236220472">
            <text:p>3.3936023622</text:p>
          </table:table-cell>
          <table:table-cell office:value-type="float" office:value="0.425555555555556">
            <text:p>0.4255555556</text:p>
          </table:table-cell>
          <table:table-cell office:value-type="float" office:value="26.5274151436031">
            <text:p>26.5274151436</text:p>
          </table:table-cell>
          <table:table-cell/>
          <table:table-cell office:value-type="string">
            <text:p>6562</text:p>
          </table:table-cell>
          <table:table-cell office:value-type="string">
            <text:p>6609</text:p>
          </table:table-cell>
          <table:table-cell office:value-type="float" office:value="3.85">
            <text:p>3.85</text:p>
          </table:table-cell>
          <table:table-cell office:value-type="float" office:value="9">
            <text:p>9</text:p>
          </table:table-cell>
          <table:table-cell office:value-type="float" office:value="346.14">
            <text:p>346.14</text:p>
          </table:table-cell>
          <table:table-cell office:value-type="float" office:value="101.6">
            <text:p>101.6</text:p>
          </table:table-cell>
          <table:table-cell office:value-type="float" office:value="3.40688976377953">
            <text:p>3.4068897638</text:p>
          </table:table-cell>
          <table:table-cell office:value-type="float" office:value="0.427777777777778">
            <text:p>0.4277777778</text:p>
          </table:table-cell>
          <table:table-cell office:value-type="float" office:value="26.3896103896104">
            <text:p>26.389610389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1.57">
            <text:p>21.57</text:p>
          </table:table-cell>
          <table:table-cell office:value-type="float" office:value="11">
            <text:p>11</text:p>
          </table:table-cell>
          <table:table-cell office:value-type="float" office:value="1941.66">
            <text:p>1941.66</text:p>
          </table:table-cell>
          <table:table-cell office:value-type="float" office:value="112.26">
            <text:p>112.26</text:p>
          </table:table-cell>
          <table:table-cell office:value-type="float" office:value="17.296098343132">
            <text:p>17.2960983431</text:p>
          </table:table-cell>
          <table:table-cell office:value-type="float" office:value="1.96090909090909">
            <text:p>1.9609090909</text:p>
          </table:table-cell>
          <table:table-cell office:value-type="float" office:value="5.20445062586926">
            <text:p>5.2044506259</text:p>
          </table:table-cell>
          <table:table-cell/>
          <table:table-cell office:value-type="string">
            <text:p>6674</text:p>
          </table:table-cell>
          <table:table-cell office:value-type="string">
            <text:p>6609</text:p>
          </table:table-cell>
          <table:table-cell office:value-type="float" office:value="22.29">
            <text:p>22.29</text:p>
          </table:table-cell>
          <table:table-cell office:value-type="float" office:value="11">
            <text:p>11</text:p>
          </table:table-cell>
          <table:table-cell office:value-type="float" office:value="2005.74">
            <text:p>2005.74</text:p>
          </table:table-cell>
          <table:table-cell office:value-type="float" office:value="112.26">
            <text:p>112.26</text:p>
          </table:table-cell>
          <table:table-cell office:value-type="float" office:value="17.8669160876537">
            <text:p>17.8669160877</text:p>
          </table:table-cell>
          <table:table-cell office:value-type="float" office:value="2.02636363636364">
            <text:p>2.0263636364</text:p>
          </table:table-cell>
          <table:table-cell office:value-type="float" office:value="5.03633916554509">
            <text:p>5.0363391655</text:p>
          </table:table-cell>
          <table:table-cell table:number-columns-repeated="1005"/>
        </table:table-row>
        <table:table-row table:style-name="ro1">
          <table:table-cell office:value-type="string">
            <text:p>6647</text:p>
          </table:table-cell>
          <table:table-cell office:value-type="string">
            <text:p>6087</text:p>
          </table:table-cell>
          <table:table-cell office:value-type="float" office:value="2.69">
            <text:p>2.69</text:p>
          </table:table-cell>
          <table:table-cell office:value-type="float" office:value="5">
            <text:p>5</text:p>
          </table:table-cell>
          <table:table-cell office:value-type="float" office:value="241.92">
            <text:p>241.92</text:p>
          </table:table-cell>
          <table:table-cell office:value-type="float" office:value="41.26">
            <text:p>41.26</text:p>
          </table:table-cell>
          <table:table-cell office:value-type="float" office:value="5.86330586524479">
            <text:p>5.8633058652</text:p>
          </table:table-cell>
          <table:table-cell office:value-type="float" office:value="0.538">
            <text:p>0.538</text:p>
          </table:table-cell>
          <table:table-cell office:value-type="float" office:value="15.3382899628253">
            <text:p>15.3382899628</text:p>
          </table:table-cell>
          <table:table-cell/>
          <table:table-cell office:value-type="string">
            <text:p>6087</text:p>
          </table:table-cell>
          <table:table-cell office:value-type="string">
            <text:p>6647</text:p>
          </table:table-cell>
          <table:table-cell office:value-type="float" office:value="2.89">
            <text:p>2.89</text:p>
          </table:table-cell>
          <table:table-cell office:value-type="float" office:value="5">
            <text:p>5</text:p>
          </table:table-cell>
          <table:table-cell office:value-type="float" office:value="260.37">
            <text:p>260.37</text:p>
          </table:table-cell>
          <table:table-cell office:value-type="float" office:value="41.26">
            <text:p>41.26</text:p>
          </table:table-cell>
          <table:table-cell office:value-type="float" office:value="6.31047018904508">
            <text:p>6.310470189</text:p>
          </table:table-cell>
          <table:table-cell office:value-type="float" office:value="0.578">
            <text:p>0.578</text:p>
          </table:table-cell>
          <table:table-cell office:value-type="float" office:value="14.2768166089965">
            <text:p>14.2768166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6.84">
            <text:p>6.84</text:p>
          </table:table-cell>
          <table:table-cell office:value-type="float" office:value="9">
            <text:p>9</text:p>
          </table:table-cell>
          <table:table-cell office:value-type="float" office:value="615.78">
            <text:p>615.78</text:p>
          </table:table-cell>
          <table:table-cell office:value-type="float" office:value="270.92">
            <text:p>270.92</text:p>
          </table:table-cell>
          <table:table-cell office:value-type="float" office:value="2.27292189576259">
            <text:p>2.2729218958</text:p>
          </table:table-cell>
          <table:table-cell office:value-type="float" office:value="0.76">
            <text:p>0.76</text:p>
          </table:table-cell>
          <table:table-cell office:value-type="float" office:value="39.6081871345029">
            <text:p>39.6081871345</text:p>
          </table:table-cell>
          <table:table-cell/>
          <table:table-cell office:value-type="string">
            <text:p>6182</text:p>
          </table:table-cell>
          <table:table-cell office:value-type="string">
            <text:p>6647</text:p>
          </table:table-cell>
          <table:table-cell office:value-type="float" office:value="6.79">
            <text:p>6.79</text:p>
          </table:table-cell>
          <table:table-cell office:value-type="float" office:value="8">
            <text:p>8</text:p>
          </table:table-cell>
          <table:table-cell office:value-type="float" office:value="611.37">
            <text:p>611.37</text:p>
          </table:table-cell>
          <table:table-cell office:value-type="float" office:value="270.92">
            <text:p>270.92</text:p>
          </table:table-cell>
          <table:table-cell office:value-type="float" office:value="2.25664402775727">
            <text:p>2.2566440278</text:p>
          </table:table-cell>
          <table:table-cell office:value-type="float" office:value="0.84875">
            <text:p>0.84875</text:p>
          </table:table-cell>
          <table:table-cell office:value-type="float" office:value="39.899852724595">
            <text:p>39.899852724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1.81">
            <text:p>1.81</text:p>
          </table:table-cell>
          <table:table-cell office:value-type="float" office:value="8">
            <text:p>8</text:p>
          </table:table-cell>
          <table:table-cell office:value-type="float" office:value="163.17">
            <text:p>163.17</text:p>
          </table:table-cell>
          <table:table-cell office:value-type="float" office:value="107.31">
            <text:p>107.31</text:p>
          </table:table-cell>
          <table:table-cell office:value-type="float" office:value="1.52054794520548">
            <text:p>1.5205479452</text:p>
          </table:table-cell>
          <table:table-cell office:value-type="float" office:value="0.22625">
            <text:p>0.22625</text:p>
          </table:table-cell>
          <table:table-cell office:value-type="float" office:value="59.2872928176796">
            <text:p>59.2872928177</text:p>
          </table:table-cell>
          <table:table-cell/>
          <table:table-cell office:value-type="string">
            <text:p>6214</text:p>
          </table:table-cell>
          <table:table-cell office:value-type="string">
            <text:p>6647</text:p>
          </table:table-cell>
          <table:table-cell office:value-type="float" office:value="1.98">
            <text:p>1.98</text:p>
          </table:table-cell>
          <table:table-cell office:value-type="float" office:value="8">
            <text:p>8</text:p>
          </table:table-cell>
          <table:table-cell office:value-type="float" office:value="178.2">
            <text:p>178.2</text:p>
          </table:table-cell>
          <table:table-cell office:value-type="float" office:value="107.31">
            <text:p>107.31</text:p>
          </table:table-cell>
          <table:table-cell office:value-type="float" office:value="1.66060944925916">
            <text:p>1.6606094493</text:p>
          </table:table-cell>
          <table:table-cell office:value-type="float" office:value="0.2475">
            <text:p>0.2475</text:p>
          </table:table-cell>
          <table:table-cell office:value-type="float" office:value="54.1969696969697">
            <text:p>54.19696969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2.98">
            <text:p>2.98</text:p>
          </table:table-cell>
          <table:table-cell office:value-type="float" office:value="6">
            <text:p>6</text:p>
          </table:table-cell>
          <table:table-cell office:value-type="float" office:value="267.84">
            <text:p>267.84</text:p>
          </table:table-cell>
          <table:table-cell office:value-type="float" office:value="43.12">
            <text:p>43.12</text:p>
          </table:table-cell>
          <table:table-cell office:value-type="float" office:value="6.21150278293135">
            <text:p>6.2115027829</text:p>
          </table:table-cell>
          <table:table-cell office:value-type="float" office:value="0.496666666666667">
            <text:p>0.4966666667</text:p>
          </table:table-cell>
          <table:table-cell office:value-type="float" office:value="14.4697986577181">
            <text:p>14.4697986577</text:p>
          </table:table-cell>
          <table:table-cell/>
          <table:table-cell office:value-type="string">
            <text:p>6382</text:p>
          </table:table-cell>
          <table:table-cell office:value-type="string">
            <text:p>6647</text:p>
          </table:table-cell>
          <table:table-cell office:value-type="float" office:value="2.99">
            <text:p>2.99</text:p>
          </table:table-cell>
          <table:table-cell office:value-type="float" office:value="6">
            <text:p>6</text:p>
          </table:table-cell>
          <table:table-cell office:value-type="float" office:value="269.28">
            <text:p>269.28</text:p>
          </table:table-cell>
          <table:table-cell office:value-type="float" office:value="43.12">
            <text:p>43.12</text:p>
          </table:table-cell>
          <table:table-cell office:value-type="float" office:value="6.24489795918367">
            <text:p>6.2448979592</text:p>
          </table:table-cell>
          <table:table-cell office:value-type="float" office:value="0.498333333333333">
            <text:p>0.4983333333</text:p>
          </table:table-cell>
          <table:table-cell office:value-type="float" office:value="14.4214046822742">
            <text:p>14.421404682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2.86">
            <text:p>2.86</text:p>
          </table:table-cell>
          <table:table-cell office:value-type="float" office:value="9">
            <text:p>9</text:p>
          </table:table-cell>
          <table:table-cell office:value-type="float" office:value="257.58">
            <text:p>257.58</text:p>
          </table:table-cell>
          <table:table-cell office:value-type="float" office:value="39.73">
            <text:p>39.73</text:p>
          </table:table-cell>
          <table:table-cell office:value-type="float" office:value="6.48326201862572">
            <text:p>6.4832620186</text:p>
          </table:table-cell>
          <table:table-cell office:value-type="float" office:value="0.317777777777778">
            <text:p>0.3177777778</text:p>
          </table:table-cell>
          <table:table-cell office:value-type="float" office:value="13.8916083916084">
            <text:p>13.8916083916</text:p>
          </table:table-cell>
          <table:table-cell/>
          <table:table-cell office:value-type="string">
            <text:p>6405</text:p>
          </table:table-cell>
          <table:table-cell office:value-type="string">
            <text:p>6647</text:p>
          </table:table-cell>
          <table:table-cell office:value-type="float" office:value="3.21">
            <text:p>3.21</text:p>
          </table:table-cell>
          <table:table-cell office:value-type="float" office:value="9">
            <text:p>9</text:p>
          </table:table-cell>
          <table:table-cell office:value-type="float" office:value="289.35">
            <text:p>289.35</text:p>
          </table:table-cell>
          <table:table-cell office:value-type="float" office:value="39.73">
            <text:p>39.73</text:p>
          </table:table-cell>
          <table:table-cell office:value-type="float" office:value="7.28290964007048">
            <text:p>7.2829096401</text:p>
          </table:table-cell>
          <table:table-cell office:value-type="float" office:value="0.356666666666667">
            <text:p>0.3566666667</text:p>
          </table:table-cell>
          <table:table-cell office:value-type="float" office:value="12.3769470404984">
            <text:p>12.37694704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7.47">
            <text:p>7.47</text:p>
          </table:table-cell>
          <table:table-cell office:value-type="float" office:value="6">
            <text:p>6</text:p>
          </table:table-cell>
          <table:table-cell office:value-type="float" office:value="671.94">
            <text:p>671.94</text:p>
          </table:table-cell>
          <table:table-cell office:value-type="float" office:value="269.15">
            <text:p>269.15</text:p>
          </table:table-cell>
          <table:table-cell office:value-type="float" office:value="2.49652610068735">
            <text:p>2.4965261007</text:p>
          </table:table-cell>
          <table:table-cell office:value-type="float" office:value="1.245">
            <text:p>1.245</text:p>
          </table:table-cell>
          <table:table-cell office:value-type="float" office:value="36.0307898259705">
            <text:p>36.030789826</text:p>
          </table:table-cell>
          <table:table-cell/>
          <table:table-cell office:value-type="string">
            <text:p>6423</text:p>
          </table:table-cell>
          <table:table-cell office:value-type="string">
            <text:p>6647</text:p>
          </table:table-cell>
          <table:table-cell office:value-type="float" office:value="7.4">
            <text:p>7.4</text:p>
          </table:table-cell>
          <table:table-cell office:value-type="float" office:value="10">
            <text:p>10</text:p>
          </table:table-cell>
          <table:table-cell office:value-type="float" office:value="666">
            <text:p>666</text:p>
          </table:table-cell>
          <table:table-cell office:value-type="float" office:value="269.15">
            <text:p>269.15</text:p>
          </table:table-cell>
          <table:table-cell office:value-type="float" office:value="2.4744566227011">
            <text:p>2.4744566227</text:p>
          </table:table-cell>
          <table:table-cell office:value-type="float" office:value="0.74">
            <text:p>0.74</text:p>
          </table:table-cell>
          <table:table-cell office:value-type="float" office:value="36.3716216216216">
            <text:p>36.37162162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2.72">
            <text:p>2.72</text:p>
          </table:table-cell>
          <table:table-cell office:value-type="float" office:value="8">
            <text:p>8</text:p>
          </table:table-cell>
          <table:table-cell office:value-type="float" office:value="244.71">
            <text:p>244.71</text:p>
          </table:table-cell>
          <table:table-cell office:value-type="float" office:value="38.82">
            <text:p>38.82</text:p>
          </table:table-cell>
          <table:table-cell office:value-type="float" office:value="6.30370942812983">
            <text:p>6.3037094281</text:p>
          </table:table-cell>
          <table:table-cell office:value-type="float" office:value="0.34">
            <text:p>0.34</text:p>
          </table:table-cell>
          <table:table-cell office:value-type="float" office:value="14.2720588235294">
            <text:p>14.2720588235</text:p>
          </table:table-cell>
          <table:table-cell/>
          <table:table-cell office:value-type="string">
            <text:p>6451</text:p>
          </table:table-cell>
          <table:table-cell office:value-type="string">
            <text:p>6647</text:p>
          </table:table-cell>
          <table:table-cell office:value-type="float" office:value="2.7">
            <text:p>2.7</text:p>
          </table:table-cell>
          <table:table-cell office:value-type="float" office:value="8">
            <text:p>8</text:p>
          </table:table-cell>
          <table:table-cell office:value-type="float" office:value="243.27">
            <text:p>243.27</text:p>
          </table:table-cell>
          <table:table-cell office:value-type="float" office:value="38.82">
            <text:p>38.82</text:p>
          </table:table-cell>
          <table:table-cell office:value-type="float" office:value="6.26661514683153">
            <text:p>6.2666151468</text:p>
          </table:table-cell>
          <table:table-cell office:value-type="float" office:value="0.3375">
            <text:p>0.3375</text:p>
          </table:table-cell>
          <table:table-cell office:value-type="float" office:value="14.3777777777778">
            <text:p>14.37777777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7.35">
            <text:p>7.35</text:p>
          </table:table-cell>
          <table:table-cell office:value-type="float" office:value="10">
            <text:p>10</text:p>
          </table:table-cell>
          <table:table-cell office:value-type="float" office:value="661.68">
            <text:p>661.68</text:p>
          </table:table-cell>
          <table:table-cell office:value-type="float" office:value="95.53">
            <text:p>95.53</text:p>
          </table:table-cell>
          <table:table-cell office:value-type="float" office:value="6.92641055165916">
            <text:p>6.9264105517</text:p>
          </table:table-cell>
          <table:table-cell office:value-type="float" office:value="0.735">
            <text:p>0.735</text:p>
          </table:table-cell>
          <table:table-cell office:value-type="float" office:value="12.9972789115646">
            <text:p>12.9972789116</text:p>
          </table:table-cell>
          <table:table-cell/>
          <table:table-cell office:value-type="string">
            <text:p>6499</text:p>
          </table:table-cell>
          <table:table-cell office:value-type="string">
            <text:p>6647</text:p>
          </table:table-cell>
          <table:table-cell office:value-type="float" office:value="7.75">
            <text:p>7.75</text:p>
          </table:table-cell>
          <table:table-cell office:value-type="float" office:value="10">
            <text:p>10</text:p>
          </table:table-cell>
          <table:table-cell office:value-type="float" office:value="697.41">
            <text:p>697.41</text:p>
          </table:table-cell>
          <table:table-cell office:value-type="float" office:value="95.53">
            <text:p>95.53</text:p>
          </table:table-cell>
          <table:table-cell office:value-type="float" office:value="7.30042918454936">
            <text:p>7.3004291845</text:p>
          </table:table-cell>
          <table:table-cell office:value-type="float" office:value="0.775">
            <text:p>0.775</text:p>
          </table:table-cell>
          <table:table-cell office:value-type="float" office:value="12.3264516129032">
            <text:p>12.32645161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6.84">
            <text:p>6.84</text:p>
          </table:table-cell>
          <table:table-cell office:value-type="float" office:value="8">
            <text:p>8</text:p>
          </table:table-cell>
          <table:table-cell office:value-type="float" office:value="615.78">
            <text:p>615.78</text:p>
          </table:table-cell>
          <table:table-cell office:value-type="float" office:value="128.32">
            <text:p>128.32</text:p>
          </table:table-cell>
          <table:table-cell office:value-type="float" office:value="4.79878428927681">
            <text:p>4.7987842893</text:p>
          </table:table-cell>
          <table:table-cell office:value-type="float" office:value="0.855">
            <text:p>0.855</text:p>
          </table:table-cell>
          <table:table-cell office:value-type="float" office:value="18.7602339181287">
            <text:p>18.7602339181</text:p>
          </table:table-cell>
          <table:table-cell/>
          <table:table-cell office:value-type="string">
            <text:p>6501</text:p>
          </table:table-cell>
          <table:table-cell office:value-type="string">
            <text:p>6647</text:p>
          </table:table-cell>
          <table:table-cell office:value-type="float" office:value="7.3">
            <text:p>7.3</text:p>
          </table:table-cell>
          <table:table-cell office:value-type="float" office:value="8">
            <text:p>8</text:p>
          </table:table-cell>
          <table:table-cell office:value-type="float" office:value="657.36">
            <text:p>657.36</text:p>
          </table:table-cell>
          <table:table-cell office:value-type="float" office:value="128.32">
            <text:p>128.32</text:p>
          </table:table-cell>
          <table:table-cell office:value-type="float" office:value="5.12281795511222">
            <text:p>5.1228179551</text:p>
          </table:table-cell>
          <table:table-cell office:value-type="float" office:value="0.9125">
            <text:p>0.9125</text:p>
          </table:table-cell>
          <table:table-cell office:value-type="float" office:value="17.5780821917808">
            <text:p>17.57808219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15.45">
            <text:p>15.45</text:p>
          </table:table-cell>
          <table:table-cell office:value-type="float" office:value="8">
            <text:p>8</text:p>
          </table:table-cell>
          <table:table-cell office:value-type="float" office:value="1390.05">
            <text:p>1390.05</text:p>
          </table:table-cell>
          <table:table-cell office:value-type="float" office:value="50.42">
            <text:p>50.42</text:p>
          </table:table-cell>
          <table:table-cell office:value-type="float" office:value="27.5694168980563">
            <text:p>27.5694168981</text:p>
          </table:table-cell>
          <table:table-cell office:value-type="float" office:value="1.93125">
            <text:p>1.93125</text:p>
          </table:table-cell>
          <table:table-cell office:value-type="float" office:value="3.26343042071197">
            <text:p>3.2634304207</text:p>
          </table:table-cell>
          <table:table-cell/>
          <table:table-cell office:value-type="string">
            <text:p>6512</text:p>
          </table:table-cell>
          <table:table-cell office:value-type="string">
            <text:p>6647</text:p>
          </table:table-cell>
          <table:table-cell office:value-type="float" office:value="15.16">
            <text:p>15.16</text:p>
          </table:table-cell>
          <table:table-cell office:value-type="float" office:value="10">
            <text:p>10</text:p>
          </table:table-cell>
          <table:table-cell office:value-type="float" office:value="1364.04">
            <text:p>1364.04</text:p>
          </table:table-cell>
          <table:table-cell office:value-type="float" office:value="50.42">
            <text:p>50.42</text:p>
          </table:table-cell>
          <table:table-cell office:value-type="float" office:value="27.0535501785006">
            <text:p>27.0535501785</text:p>
          </table:table-cell>
          <table:table-cell office:value-type="float" office:value="1.516">
            <text:p>1.516</text:p>
          </table:table-cell>
          <table:table-cell office:value-type="float" office:value="3.32585751978892">
            <text:p>3.32585751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2.71">
            <text:p>2.71</text:p>
          </table:table-cell>
          <table:table-cell office:value-type="float" office:value="10">
            <text:p>10</text:p>
          </table:table-cell>
          <table:table-cell office:value-type="float" office:value="243.99">
            <text:p>243.99</text:p>
          </table:table-cell>
          <table:table-cell office:value-type="float" office:value="91.84">
            <text:p>91.84</text:p>
          </table:table-cell>
          <table:table-cell office:value-type="float" office:value="2.65668554006969">
            <text:p>2.6566855401</text:p>
          </table:table-cell>
          <table:table-cell office:value-type="float" office:value="0.271">
            <text:p>0.271</text:p>
          </table:table-cell>
          <table:table-cell office:value-type="float" office:value="33.8892988929889">
            <text:p>33.889298893</text:p>
          </table:table-cell>
          <table:table-cell/>
          <table:table-cell office:value-type="string">
            <text:p>6515</text:p>
          </table:table-cell>
          <table:table-cell office:value-type="string">
            <text:p>6647</text:p>
          </table:table-cell>
          <table:table-cell office:value-type="float" office:value="2.62">
            <text:p>2.62</text:p>
          </table:table-cell>
          <table:table-cell office:value-type="float" office:value="10">
            <text:p>10</text:p>
          </table:table-cell>
          <table:table-cell office:value-type="float" office:value="235.35">
            <text:p>235.35</text:p>
          </table:table-cell>
          <table:table-cell office:value-type="float" office:value="91.84">
            <text:p>91.84</text:p>
          </table:table-cell>
          <table:table-cell office:value-type="float" office:value="2.56260888501742">
            <text:p>2.562608885</text:p>
          </table:table-cell>
          <table:table-cell office:value-type="float" office:value="0.262">
            <text:p>0.262</text:p>
          </table:table-cell>
          <table:table-cell office:value-type="float" office:value="35.0534351145038">
            <text:p>35.05343511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3.54">
            <text:p>3.54</text:p>
          </table:table-cell>
          <table:table-cell office:value-type="float" office:value="10">
            <text:p>10</text:p>
          </table:table-cell>
          <table:table-cell office:value-type="float" office:value="318.33">
            <text:p>318.33</text:p>
          </table:table-cell>
          <table:table-cell office:value-type="float" office:value="91.81">
            <text:p>91.81</text:p>
          </table:table-cell>
          <table:table-cell office:value-type="float" office:value="3.4672693606361">
            <text:p>3.4672693606</text:p>
          </table:table-cell>
          <table:table-cell office:value-type="float" office:value="0.354">
            <text:p>0.354</text:p>
          </table:table-cell>
          <table:table-cell office:value-type="float" office:value="25.9350282485876">
            <text:p>25.9350282486</text:p>
          </table:table-cell>
          <table:table-cell/>
          <table:table-cell office:value-type="string">
            <text:p>6516</text:p>
          </table:table-cell>
          <table:table-cell office:value-type="string">
            <text:p>6647</text:p>
          </table:table-cell>
          <table:table-cell office:value-type="float" office:value="3.45">
            <text:p>3.45</text:p>
          </table:table-cell>
          <table:table-cell office:value-type="float" office:value="10">
            <text:p>10</text:p>
          </table:table-cell>
          <table:table-cell office:value-type="float" office:value="310.14">
            <text:p>310.14</text:p>
          </table:table-cell>
          <table:table-cell office:value-type="float" office:value="91.81">
            <text:p>91.81</text:p>
          </table:table-cell>
          <table:table-cell office:value-type="float" office:value="3.37806339178739">
            <text:p>3.3780633918</text:p>
          </table:table-cell>
          <table:table-cell office:value-type="float" office:value="0.345">
            <text:p>0.345</text:p>
          </table:table-cell>
          <table:table-cell office:value-type="float" office:value="26.6115942028985">
            <text:p>26.61159420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7.6">
            <text:p>7.6</text:p>
          </table:table-cell>
          <table:table-cell office:value-type="float" office:value="6">
            <text:p>6</text:p>
          </table:table-cell>
          <table:table-cell office:value-type="float" office:value="683.64">
            <text:p>683.64</text:p>
          </table:table-cell>
          <table:table-cell office:value-type="float" office:value="267.5">
            <text:p>267.5</text:p>
          </table:table-cell>
          <table:table-cell office:value-type="float" office:value="2.55566355140187">
            <text:p>2.5556635514</text:p>
          </table:table-cell>
          <table:table-cell office:value-type="float" office:value="1.26666666666667">
            <text:p>1.2666666667</text:p>
          </table:table-cell>
          <table:table-cell office:value-type="float" office:value="35.1973684210526">
            <text:p>35.1973684211</text:p>
          </table:table-cell>
          <table:table-cell/>
          <table:table-cell office:value-type="string">
            <text:p>6519</text:p>
          </table:table-cell>
          <table:table-cell office:value-type="string">
            <text:p>6647</text:p>
          </table:table-cell>
          <table:table-cell office:value-type="float" office:value="7.48">
            <text:p>7.48</text:p>
          </table:table-cell>
          <table:table-cell office:value-type="float" office:value="8">
            <text:p>8</text:p>
          </table:table-cell>
          <table:table-cell office:value-type="float" office:value="673.56">
            <text:p>673.56</text:p>
          </table:table-cell>
          <table:table-cell office:value-type="float" office:value="267.5">
            <text:p>267.5</text:p>
          </table:table-cell>
          <table:table-cell office:value-type="float" office:value="2.51798130841121">
            <text:p>2.5179813084</text:p>
          </table:table-cell>
          <table:table-cell office:value-type="float" office:value="0.935">
            <text:p>0.935</text:p>
          </table:table-cell>
          <table:table-cell office:value-type="float" office:value="35.7620320855615">
            <text:p>35.76203208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9.19">
            <text:p>9.19</text:p>
          </table:table-cell>
          <table:table-cell office:value-type="float" office:value="8">
            <text:p>8</text:p>
          </table:table-cell>
          <table:table-cell office:value-type="float" office:value="826.83">
            <text:p>826.83</text:p>
          </table:table-cell>
          <table:table-cell office:value-type="float" office:value="289.81">
            <text:p>289.81</text:p>
          </table:table-cell>
          <table:table-cell office:value-type="float" office:value="2.85300714261068">
            <text:p>2.8530071426</text:p>
          </table:table-cell>
          <table:table-cell office:value-type="float" office:value="1.14875">
            <text:p>1.14875</text:p>
          </table:table-cell>
          <table:table-cell office:value-type="float" office:value="31.5353645266594">
            <text:p>31.5353645267</text:p>
          </table:table-cell>
          <table:table-cell/>
          <table:table-cell office:value-type="string">
            <text:p>6532</text:p>
          </table:table-cell>
          <table:table-cell office:value-type="string">
            <text:p>6647</text:p>
          </table:table-cell>
          <table:table-cell office:value-type="float" office:value="9.58">
            <text:p>9.58</text:p>
          </table:table-cell>
          <table:table-cell office:value-type="float" office:value="9">
            <text:p>9</text:p>
          </table:table-cell>
          <table:table-cell office:value-type="float" office:value="861.93">
            <text:p>861.93</text:p>
          </table:table-cell>
          <table:table-cell office:value-type="float" office:value="289.81">
            <text:p>289.81</text:p>
          </table:table-cell>
          <table:table-cell office:value-type="float" office:value="2.97412097581174">
            <text:p>2.9741209758</text:p>
          </table:table-cell>
          <table:table-cell office:value-type="float" office:value="1.06444444444445">
            <text:p>1.0644444444</text:p>
          </table:table-cell>
          <table:table-cell office:value-type="float" office:value="30.2515657620042">
            <text:p>30.25156576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5.88">
            <text:p>5.88</text:p>
          </table:table-cell>
          <table:table-cell office:value-type="float" office:value="5">
            <text:p>5</text:p>
          </table:table-cell>
          <table:table-cell office:value-type="float" office:value="528.84">
            <text:p>528.84</text:p>
          </table:table-cell>
          <table:table-cell office:value-type="float" office:value="168.75">
            <text:p>168.75</text:p>
          </table:table-cell>
          <table:table-cell office:value-type="float" office:value="3.13386666666667">
            <text:p>3.1338666667</text:p>
          </table:table-cell>
          <table:table-cell office:value-type="float" office:value="1.176">
            <text:p>1.176</text:p>
          </table:table-cell>
          <table:table-cell office:value-type="float" office:value="28.6989795918367">
            <text:p>28.6989795918</text:p>
          </table:table-cell>
          <table:table-cell/>
          <table:table-cell office:value-type="string">
            <text:p>6552</text:p>
          </table:table-cell>
          <table:table-cell office:value-type="string">
            <text:p>6647</text:p>
          </table:table-cell>
          <table:table-cell office:value-type="float" office:value="5.66">
            <text:p>5.66</text:p>
          </table:table-cell>
          <table:table-cell office:value-type="float" office:value="9">
            <text:p>9</text:p>
          </table:table-cell>
          <table:table-cell office:value-type="float" office:value="509.67">
            <text:p>509.67</text:p>
          </table:table-cell>
          <table:table-cell office:value-type="float" office:value="168.75">
            <text:p>168.75</text:p>
          </table:table-cell>
          <table:table-cell office:value-type="float" office:value="3.02026666666667">
            <text:p>3.0202666667</text:p>
          </table:table-cell>
          <table:table-cell office:value-type="float" office:value="0.628888888888889">
            <text:p>0.6288888889</text:p>
          </table:table-cell>
          <table:table-cell office:value-type="float" office:value="29.8144876325088">
            <text:p>29.81448763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2.77">
            <text:p>2.77</text:p>
          </table:table-cell>
          <table:table-cell office:value-type="float" office:value="8">
            <text:p>8</text:p>
          </table:table-cell>
          <table:table-cell office:value-type="float" office:value="249.12">
            <text:p>249.12</text:p>
          </table:table-cell>
          <table:table-cell office:value-type="float" office:value="38.94">
            <text:p>38.94</text:p>
          </table:table-cell>
          <table:table-cell office:value-type="float" office:value="6.39753466872111">
            <text:p>6.3975346687</text:p>
          </table:table-cell>
          <table:table-cell office:value-type="float" office:value="0.34625">
            <text:p>0.34625</text:p>
          </table:table-cell>
          <table:table-cell office:value-type="float" office:value="14.057761732852">
            <text:p>14.0577617329</text:p>
          </table:table-cell>
          <table:table-cell/>
          <table:table-cell office:value-type="string">
            <text:p>6559</text:p>
          </table:table-cell>
          <table:table-cell office:value-type="string">
            <text:p>6647</text:p>
          </table:table-cell>
          <table:table-cell office:value-type="float" office:value="2.68">
            <text:p>2.68</text:p>
          </table:table-cell>
          <table:table-cell office:value-type="float" office:value="8">
            <text:p>8</text:p>
          </table:table-cell>
          <table:table-cell office:value-type="float" office:value="241.47">
            <text:p>241.47</text:p>
          </table:table-cell>
          <table:table-cell office:value-type="float" office:value="38.94">
            <text:p>38.94</text:p>
          </table:table-cell>
          <table:table-cell office:value-type="float" office:value="6.20107858243452">
            <text:p>6.2010785824</text:p>
          </table:table-cell>
          <table:table-cell office:value-type="float" office:value="0.335">
            <text:p>0.335</text:p>
          </table:table-cell>
          <table:table-cell office:value-type="float" office:value="14.5298507462687">
            <text:p>14.52985074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5.17">
            <text:p>5.17</text:p>
          </table:table-cell>
          <table:table-cell office:value-type="float" office:value="8">
            <text:p>8</text:p>
          </table:table-cell>
          <table:table-cell office:value-type="float" office:value="465.21">
            <text:p>465.21</text:p>
          </table:table-cell>
          <table:table-cell office:value-type="float" office:value="70.22">
            <text:p>70.22</text:p>
          </table:table-cell>
          <table:table-cell office:value-type="float" office:value="6.62503560239248">
            <text:p>6.6250356024</text:p>
          </table:table-cell>
          <table:table-cell office:value-type="float" office:value="0.64625">
            <text:p>0.64625</text:p>
          </table:table-cell>
          <table:table-cell office:value-type="float" office:value="13.5822050290135">
            <text:p>13.582205029</text:p>
          </table:table-cell>
          <table:table-cell/>
          <table:table-cell office:value-type="string">
            <text:p>6609</text:p>
          </table:table-cell>
          <table:table-cell office:value-type="string">
            <text:p>6647</text:p>
          </table:table-cell>
          <table:table-cell office:value-type="float" office:value="5.2">
            <text:p>5.2</text:p>
          </table:table-cell>
          <table:table-cell office:value-type="float" office:value="10">
            <text:p>10</text:p>
          </table:table-cell>
          <table:table-cell office:value-type="float" office:value="467.64">
            <text:p>467.64</text:p>
          </table:table-cell>
          <table:table-cell office:value-type="float" office:value="70.22">
            <text:p>70.22</text:p>
          </table:table-cell>
          <table:table-cell office:value-type="float" office:value="6.65964112788379">
            <text:p>6.6596411279</text:p>
          </table:table-cell>
          <table:table-cell office:value-type="float" office:value="0.52">
            <text:p>0.52</text:p>
          </table:table-cell>
          <table:table-cell office:value-type="float" office:value="13.5038461538461">
            <text:p>13.503846153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7.31">
            <text:p>7.31</text:p>
          </table:table-cell>
          <table:table-cell office:value-type="float" office:value="8">
            <text:p>8</text:p>
          </table:table-cell>
          <table:table-cell office:value-type="float" office:value="657.54">
            <text:p>657.54</text:p>
          </table:table-cell>
          <table:table-cell office:value-type="float" office:value="107.63">
            <text:p>107.63</text:p>
          </table:table-cell>
          <table:table-cell office:value-type="float" office:value="6.1092632165753">
            <text:p>6.1092632166</text:p>
          </table:table-cell>
          <table:table-cell office:value-type="float" office:value="0.91375">
            <text:p>0.91375</text:p>
          </table:table-cell>
          <table:table-cell office:value-type="float" office:value="14.7236662106703">
            <text:p>14.7236662107</text:p>
          </table:table-cell>
          <table:table-cell/>
          <table:table-cell office:value-type="string">
            <text:p>6670</text:p>
          </table:table-cell>
          <table:table-cell office:value-type="string">
            <text:p>6647</text:p>
          </table:table-cell>
          <table:table-cell office:value-type="float" office:value="7.21">
            <text:p>7.21</text:p>
          </table:table-cell>
          <table:table-cell office:value-type="float" office:value="11">
            <text:p>11</text:p>
          </table:table-cell>
          <table:table-cell office:value-type="float" office:value="648.72">
            <text:p>648.72</text:p>
          </table:table-cell>
          <table:table-cell office:value-type="float" office:value="107.63">
            <text:p>107.63</text:p>
          </table:table-cell>
          <table:table-cell office:value-type="float" office:value="6.02731580414383">
            <text:p>6.0273158041</text:p>
          </table:table-cell>
          <table:table-cell office:value-type="float" office:value="0.655454545454545">
            <text:p>0.6554545455</text:p>
          </table:table-cell>
          <table:table-cell office:value-type="float" office:value="14.9278779472954">
            <text:p>14.927877947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3.19">
            <text:p>3.19</text:p>
          </table:table-cell>
          <table:table-cell office:value-type="float" office:value="10">
            <text:p>10</text:p>
          </table:table-cell>
          <table:table-cell office:value-type="float" office:value="286.92">
            <text:p>286.92</text:p>
          </table:table-cell>
          <table:table-cell office:value-type="float" office:value="41.24">
            <text:p>41.24</text:p>
          </table:table-cell>
          <table:table-cell office:value-type="float" office:value="6.95732298739088">
            <text:p>6.9573229874</text:p>
          </table:table-cell>
          <table:table-cell office:value-type="float" office:value="0.319">
            <text:p>0.319</text:p>
          </table:table-cell>
          <table:table-cell office:value-type="float" office:value="12.9278996865204">
            <text:p>12.9278996865</text:p>
          </table:table-cell>
          <table:table-cell/>
          <table:table-cell office:value-type="string">
            <text:p>6695</text:p>
          </table:table-cell>
          <table:table-cell office:value-type="string">
            <text:p>6647</text:p>
          </table:table-cell>
          <table:table-cell office:value-type="float" office:value="3.02">
            <text:p>3.02</text:p>
          </table:table-cell>
          <table:table-cell office:value-type="float" office:value="10">
            <text:p>10</text:p>
          </table:table-cell>
          <table:table-cell office:value-type="float" office:value="271.98">
            <text:p>271.98</text:p>
          </table:table-cell>
          <table:table-cell office:value-type="float" office:value="41.24">
            <text:p>41.24</text:p>
          </table:table-cell>
          <table:table-cell office:value-type="float" office:value="6.59505334626576">
            <text:p>6.5950533463</text:p>
          </table:table-cell>
          <table:table-cell office:value-type="float" office:value="0.302">
            <text:p>0.302</text:p>
          </table:table-cell>
          <table:table-cell office:value-type="float" office:value="13.6556291390729">
            <text:p>13.65562913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18.12">
            <text:p>18.12</text:p>
          </table:table-cell>
          <table:table-cell office:value-type="float" office:value="6">
            <text:p>6</text:p>
          </table:table-cell>
          <table:table-cell office:value-type="float" office:value="1630.8">
            <text:p>1630.8</text:p>
          </table:table-cell>
          <table:table-cell office:value-type="float" office:value="288.73">
            <text:p>288.73</text:p>
          </table:table-cell>
          <table:table-cell office:value-type="float" office:value="5.6481834239601">
            <text:p>5.648183424</text:p>
          </table:table-cell>
          <table:table-cell office:value-type="float" office:value="3.02">
            <text:p>3.02</text:p>
          </table:table-cell>
          <table:table-cell office:value-type="float" office:value="15.9343267108168">
            <text:p>15.9343267108</text:p>
          </table:table-cell>
          <table:table-cell/>
          <table:table-cell office:value-type="string">
            <text:p>6716</text:p>
          </table:table-cell>
          <table:table-cell office:value-type="string">
            <text:p>6647</text:p>
          </table:table-cell>
          <table:table-cell office:value-type="float" office:value="18.15">
            <text:p>18.15</text:p>
          </table:table-cell>
          <table:table-cell office:value-type="float" office:value="8">
            <text:p>8</text:p>
          </table:table-cell>
          <table:table-cell office:value-type="float" office:value="1633.5">
            <text:p>1633.5</text:p>
          </table:table-cell>
          <table:table-cell office:value-type="float" office:value="288.73">
            <text:p>288.73</text:p>
          </table:table-cell>
          <table:table-cell office:value-type="float" office:value="5.65753472101964">
            <text:p>5.657534721</text:p>
          </table:table-cell>
          <table:table-cell office:value-type="float" office:value="2.26875">
            <text:p>2.26875</text:p>
          </table:table-cell>
          <table:table-cell office:value-type="float" office:value="15.9079889807163">
            <text:p>15.90798898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2.97">
            <text:p>12.97</text:p>
          </table:table-cell>
          <table:table-cell office:value-type="float" office:value="5">
            <text:p>5</text:p>
          </table:table-cell>
          <table:table-cell office:value-type="float" office:value="1167.75">
            <text:p>1167.75</text:p>
          </table:table-cell>
          <table:table-cell office:value-type="float" office:value="97.72">
            <text:p>97.72</text:p>
          </table:table-cell>
          <table:table-cell office:value-type="float" office:value="11.9499590667213">
            <text:p>11.9499590667</text:p>
          </table:table-cell>
          <table:table-cell office:value-type="float" office:value="2.594">
            <text:p>2.594</text:p>
          </table:table-cell>
          <table:table-cell office:value-type="float" office:value="7.5343099460293">
            <text:p>7.534309946</text:p>
          </table:table-cell>
          <table:table-cell/>
          <table:table-cell office:value-type="string">
            <text:p>6738</text:p>
          </table:table-cell>
          <table:table-cell office:value-type="string">
            <text:p>6647</text:p>
          </table:table-cell>
          <table:table-cell office:value-type="float" office:value="13.22">
            <text:p>13.22</text:p>
          </table:table-cell>
          <table:table-cell office:value-type="float" office:value="11">
            <text:p>11</text:p>
          </table:table-cell>
          <table:table-cell office:value-type="float" office:value="1189.98">
            <text:p>1189.98</text:p>
          </table:table-cell>
          <table:table-cell office:value-type="float" office:value="97.72">
            <text:p>97.72</text:p>
          </table:table-cell>
          <table:table-cell office:value-type="float" office:value="12.1774457634057">
            <text:p>12.1774457634</text:p>
          </table:table-cell>
          <table:table-cell office:value-type="float" office:value="1.20181818181818">
            <text:p>1.2018181818</text:p>
          </table:table-cell>
          <table:table-cell office:value-type="float" office:value="7.39183055975794">
            <text:p>7.39183055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8.18">
            <text:p>8.18</text:p>
          </table:table-cell>
          <table:table-cell office:value-type="float" office:value="10">
            <text:p>10</text:p>
          </table:table-cell>
          <table:table-cell office:value-type="float" office:value="736.02">
            <text:p>736.02</text:p>
          </table:table-cell>
          <table:table-cell office:value-type="float" office:value="152.67">
            <text:p>152.67</text:p>
          </table:table-cell>
          <table:table-cell office:value-type="float" office:value="4.82098644134408">
            <text:p>4.8209864413</text:p>
          </table:table-cell>
          <table:table-cell office:value-type="float" office:value="0.818">
            <text:p>0.818</text:p>
          </table:table-cell>
          <table:table-cell office:value-type="float" office:value="18.6638141809291">
            <text:p>18.6638141809</text:p>
          </table:table-cell>
          <table:table-cell/>
          <table:table-cell office:value-type="string">
            <text:p>6843</text:p>
          </table:table-cell>
          <table:table-cell office:value-type="string">
            <text:p>6647</text:p>
          </table:table-cell>
          <table:table-cell office:value-type="float" office:value="8.16">
            <text:p>8.16</text:p>
          </table:table-cell>
          <table:table-cell office:value-type="float" office:value="9">
            <text:p>9</text:p>
          </table:table-cell>
          <table:table-cell office:value-type="float" office:value="734.04">
            <text:p>734.04</text:p>
          </table:table-cell>
          <table:table-cell office:value-type="float" office:value="152.67">
            <text:p>152.67</text:p>
          </table:table-cell>
          <table:table-cell office:value-type="float" office:value="4.80801729219886">
            <text:p>4.8080172922</text:p>
          </table:table-cell>
          <table:table-cell office:value-type="float" office:value="0.906666666666667">
            <text:p>0.9066666667</text:p>
          </table:table-cell>
          <table:table-cell office:value-type="float" office:value="18.7095588235294">
            <text:p>18.70955882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4.7">
            <text:p>4.7</text:p>
          </table:table-cell>
          <table:table-cell office:value-type="float" office:value="6">
            <text:p>6</text:p>
          </table:table-cell>
          <table:table-cell office:value-type="float" office:value="422.55">
            <text:p>422.55</text:p>
          </table:table-cell>
          <table:table-cell office:value-type="float" office:value="108.85">
            <text:p>108.85</text:p>
          </table:table-cell>
          <table:table-cell office:value-type="float" office:value="3.88194763435921">
            <text:p>3.8819476344</text:p>
          </table:table-cell>
          <table:table-cell office:value-type="float" office:value="0.783333333333333">
            <text:p>0.7833333333</text:p>
          </table:table-cell>
          <table:table-cell office:value-type="float" office:value="23.1595744680851">
            <text:p>23.1595744681</text:p>
          </table:table-cell>
          <table:table-cell/>
          <table:table-cell office:value-type="string">
            <text:p>6879</text:p>
          </table:table-cell>
          <table:table-cell office:value-type="string">
            <text:p>6647</text:p>
          </table:table-cell>
          <table:table-cell office:value-type="float" office:value="4.96">
            <text:p>4.96</text:p>
          </table:table-cell>
          <table:table-cell office:value-type="float" office:value="6">
            <text:p>6</text:p>
          </table:table-cell>
          <table:table-cell office:value-type="float" office:value="445.95">
            <text:p>445.95</text:p>
          </table:table-cell>
          <table:table-cell office:value-type="float" office:value="108.85">
            <text:p>108.85</text:p>
          </table:table-cell>
          <table:table-cell office:value-type="float" office:value="4.09692237023427">
            <text:p>4.0969223702</text:p>
          </table:table-cell>
          <table:table-cell office:value-type="float" office:value="0.826666666666667">
            <text:p>0.8266666667</text:p>
          </table:table-cell>
          <table:table-cell office:value-type="float" office:value="21.945564516129">
            <text:p>21.94556451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7.97">
            <text:p>7.97</text:p>
          </table:table-cell>
          <table:table-cell office:value-type="float" office:value="10">
            <text:p>10</text:p>
          </table:table-cell>
          <table:table-cell office:value-type="float" office:value="717.66">
            <text:p>717.66</text:p>
          </table:table-cell>
          <table:table-cell office:value-type="float" office:value="270.16">
            <text:p>270.16</text:p>
          </table:table-cell>
          <table:table-cell office:value-type="float" office:value="2.65642582173527">
            <text:p>2.6564258217</text:p>
          </table:table-cell>
          <table:table-cell office:value-type="float" office:value="0.797">
            <text:p>0.797</text:p>
          </table:table-cell>
          <table:table-cell office:value-type="float" office:value="33.8971141781681">
            <text:p>33.8971141782</text:p>
          </table:table-cell>
          <table:table-cell/>
          <table:table-cell office:value-type="string">
            <text:p>6892</text:p>
          </table:table-cell>
          <table:table-cell office:value-type="string">
            <text:p>6647</text:p>
          </table:table-cell>
          <table:table-cell office:value-type="float" office:value="7.96">
            <text:p>7.96</text:p>
          </table:table-cell>
          <table:table-cell office:value-type="float" office:value="8">
            <text:p>8</text:p>
          </table:table-cell>
          <table:table-cell office:value-type="float" office:value="716.67">
            <text:p>716.67</text:p>
          </table:table-cell>
          <table:table-cell office:value-type="float" office:value="270.16">
            <text:p>270.16</text:p>
          </table:table-cell>
          <table:table-cell office:value-type="float" office:value="2.65276132662126">
            <text:p>2.6527613266</text:p>
          </table:table-cell>
          <table:table-cell office:value-type="float" office:value="0.995">
            <text:p>0.995</text:p>
          </table:table-cell>
          <table:table-cell office:value-type="float" office:value="33.9396984924623">
            <text:p>33.93969849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2.79">
            <text:p>2.79</text:p>
          </table:table-cell>
          <table:table-cell office:value-type="float" office:value="8">
            <text:p>8</text:p>
          </table:table-cell>
          <table:table-cell office:value-type="float" office:value="251.19">
            <text:p>251.19</text:p>
          </table:table-cell>
          <table:table-cell office:value-type="float" office:value="38.88">
            <text:p>38.88</text:p>
          </table:table-cell>
          <table:table-cell office:value-type="float" office:value="6.46064814814815">
            <text:p>6.4606481481</text:p>
          </table:table-cell>
          <table:table-cell office:value-type="float" office:value="0.34875">
            <text:p>0.34875</text:p>
          </table:table-cell>
          <table:table-cell office:value-type="float" office:value="13.9354838709677">
            <text:p>13.935483871</text:p>
          </table:table-cell>
          <table:table-cell/>
          <table:table-cell office:value-type="string">
            <text:p>6945</text:p>
          </table:table-cell>
          <table:table-cell office:value-type="string">
            <text:p>6647</text:p>
          </table:table-cell>
          <table:table-cell office:value-type="float" office:value="2.5">
            <text:p>2.5</text:p>
          </table:table-cell>
          <table:table-cell office:value-type="float" office:value="8">
            <text:p>8</text:p>
          </table:table-cell>
          <table:table-cell office:value-type="float" office:value="225.18">
            <text:p>225.18</text:p>
          </table:table-cell>
          <table:table-cell office:value-type="float" office:value="38.88">
            <text:p>38.88</text:p>
          </table:table-cell>
          <table:table-cell office:value-type="float" office:value="5.79166666666667">
            <text:p>5.7916666667</text:p>
          </table:table-cell>
          <table:table-cell office:value-type="float" office:value="0.3125">
            <text:p>0.3125</text:p>
          </table:table-cell>
          <table:table-cell office:value-type="float" office:value="15.552">
            <text:p>15.5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2.48">
            <text:p>2.48</text:p>
          </table:table-cell>
          <table:table-cell office:value-type="float" office:value="7">
            <text:p>7</text:p>
          </table:table-cell>
          <table:table-cell office:value-type="float" office:value="223.56">
            <text:p>223.56</text:p>
          </table:table-cell>
          <table:table-cell office:value-type="float" office:value="101.13">
            <text:p>101.13</text:p>
          </table:table-cell>
          <table:table-cell office:value-type="float" office:value="2.21061999406704">
            <text:p>2.2106199941</text:p>
          </table:table-cell>
          <table:table-cell office:value-type="float" office:value="0.354285714285714">
            <text:p>0.3542857143</text:p>
          </table:table-cell>
          <table:table-cell office:value-type="float" office:value="40.7782258064516">
            <text:p>40.7782258065</text:p>
          </table:table-cell>
          <table:table-cell/>
          <table:table-cell office:value-type="string">
            <text:p>6948</text:p>
          </table:table-cell>
          <table:table-cell office:value-type="string">
            <text:p>6647</text:p>
          </table:table-cell>
          <table:table-cell office:value-type="float" office:value="2.62">
            <text:p>2.62</text:p>
          </table:table-cell>
          <table:table-cell office:value-type="float" office:value="9">
            <text:p>9</text:p>
          </table:table-cell>
          <table:table-cell office:value-type="float" office:value="235.89">
            <text:p>235.89</text:p>
          </table:table-cell>
          <table:table-cell office:value-type="float" office:value="101.13">
            <text:p>101.13</text:p>
          </table:table-cell>
          <table:table-cell office:value-type="float" office:value="2.33254227232275">
            <text:p>2.3325422723</text:p>
          </table:table-cell>
          <table:table-cell office:value-type="float" office:value="0.291111111111111">
            <text:p>0.2911111111</text:p>
          </table:table-cell>
          <table:table-cell office:value-type="float" office:value="38.5992366412214">
            <text:p>38.599236641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2.71">
            <text:p>2.71</text:p>
          </table:table-cell>
          <table:table-cell office:value-type="float" office:value="8">
            <text:p>8</text:p>
          </table:table-cell>
          <table:table-cell office:value-type="float" office:value="244.17">
            <text:p>244.17</text:p>
          </table:table-cell>
          <table:table-cell office:value-type="float" office:value="40">
            <text:p>40</text:p>
          </table:table-cell>
          <table:table-cell office:value-type="float" office:value="6.10425">
            <text:p>6.10425</text:p>
          </table:table-cell>
          <table:table-cell office:value-type="float" office:value="0.33875">
            <text:p>0.33875</text:p>
          </table:table-cell>
          <table:table-cell office:value-type="float" office:value="14.760147601476">
            <text:p>14.7601476015</text:p>
          </table:table-cell>
          <table:table-cell/>
          <table:table-cell office:value-type="string">
            <text:p>6971</text:p>
          </table:table-cell>
          <table:table-cell office:value-type="string">
            <text:p>6647</text:p>
          </table:table-cell>
          <table:table-cell office:value-type="float" office:value="3.09">
            <text:p>3.09</text:p>
          </table:table-cell>
          <table:table-cell office:value-type="float" office:value="8">
            <text:p>8</text:p>
          </table:table-cell>
          <table:table-cell office:value-type="float" office:value="278.37">
            <text:p>278.37</text:p>
          </table:table-cell>
          <table:table-cell office:value-type="float" office:value="40">
            <text:p>40</text:p>
          </table:table-cell>
          <table:table-cell office:value-type="float" office:value="6.95925">
            <text:p>6.95925</text:p>
          </table:table-cell>
          <table:table-cell office:value-type="float" office:value="0.38625">
            <text:p>0.38625</text:p>
          </table:table-cell>
          <table:table-cell office:value-type="float" office:value="12.9449838187702">
            <text:p>12.94498381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7.1">
            <text:p>7.1</text:p>
          </table:table-cell>
          <table:table-cell office:value-type="float" office:value="7">
            <text:p>7</text:p>
          </table:table-cell>
          <table:table-cell office:value-type="float" office:value="638.91">
            <text:p>638.91</text:p>
          </table:table-cell>
          <table:table-cell office:value-type="float" office:value="174.58">
            <text:p>174.58</text:p>
          </table:table-cell>
          <table:table-cell office:value-type="float" office:value="3.65969755985794">
            <text:p>3.6596975599</text:p>
          </table:table-cell>
          <table:table-cell office:value-type="float" office:value="1.01428571428571">
            <text:p>1.0142857143</text:p>
          </table:table-cell>
          <table:table-cell office:value-type="float" office:value="24.5887323943662">
            <text:p>24.5887323944</text:p>
          </table:table-cell>
          <table:table-cell/>
          <table:table-cell office:value-type="string">
            <text:p>7021</text:p>
          </table:table-cell>
          <table:table-cell office:value-type="string">
            <text:p>6647</text:p>
          </table:table-cell>
          <table:table-cell office:value-type="float" office:value="7.56">
            <text:p>7.56</text:p>
          </table:table-cell>
          <table:table-cell office:value-type="float" office:value="9">
            <text:p>9</text:p>
          </table:table-cell>
          <table:table-cell office:value-type="float" office:value="680.49">
            <text:p>680.49</text:p>
          </table:table-cell>
          <table:table-cell office:value-type="float" office:value="174.58">
            <text:p>174.58</text:p>
          </table:table-cell>
          <table:table-cell office:value-type="float" office:value="3.89786917172643">
            <text:p>3.8978691717</text:p>
          </table:table-cell>
          <table:table-cell office:value-type="float" office:value="0.84">
            <text:p>0.84</text:p>
          </table:table-cell>
          <table:table-cell office:value-type="float" office:value="23.0925925925926">
            <text:p>23.09259259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2.19">
            <text:p>2.19</text:p>
          </table:table-cell>
          <table:table-cell office:value-type="float" office:value="7">
            <text:p>7</text:p>
          </table:table-cell>
          <table:table-cell office:value-type="float" office:value="197.01">
            <text:p>197.01</text:p>
          </table:table-cell>
          <table:table-cell office:value-type="float" office:value="97.82">
            <text:p>97.82</text:p>
          </table:table-cell>
          <table:table-cell office:value-type="float" office:value="2.01400531588632">
            <text:p>2.0140053159</text:p>
          </table:table-cell>
          <table:table-cell office:value-type="float" office:value="0.312857142857143">
            <text:p>0.3128571429</text:p>
          </table:table-cell>
          <table:table-cell office:value-type="float" office:value="44.6666666666667">
            <text:p>44.6666666667</text:p>
          </table:table-cell>
          <table:table-cell/>
          <table:table-cell office:value-type="string">
            <text:p>6446</text:p>
          </table:table-cell>
          <table:table-cell office:value-type="string">
            <text:p>6647</text:p>
          </table:table-cell>
          <table:table-cell office:value-type="float" office:value="2.23">
            <text:p>2.23</text:p>
          </table:table-cell>
          <table:table-cell office:value-type="float" office:value="7">
            <text:p>7</text:p>
          </table:table-cell>
          <table:table-cell office:value-type="float" office:value="201.06">
            <text:p>201.06</text:p>
          </table:table-cell>
          <table:table-cell office:value-type="float" office:value="97.82">
            <text:p>97.82</text:p>
          </table:table-cell>
          <table:table-cell office:value-type="float" office:value="2.05540789204662">
            <text:p>2.055407892</text:p>
          </table:table-cell>
          <table:table-cell office:value-type="float" office:value="0.318571428571429">
            <text:p>0.3185714286</text:p>
          </table:table-cell>
          <table:table-cell office:value-type="float" office:value="43.8654708520179">
            <text:p>43.8654708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2.75">
            <text:p>2.75</text:p>
          </table:table-cell>
          <table:table-cell office:value-type="float" office:value="255">
            <text:p>255</text:p>
          </table:table-cell>
          <table:table-cell office:value-type="float" office:value="247.32">
            <text:p>247.32</text:p>
          </table:table-cell>
          <table:table-cell office:value-type="float" office:value="94.49">
            <text:p>94.49</text:p>
          </table:table-cell>
          <table:table-cell office:value-type="float" office:value="2.61741983278654">
            <text:p>2.6174198328</text:p>
          </table:table-cell>
          <table:table-cell office:value-type="float" office:value="0.0107843137254902">
            <text:p>0.0107843137</text:p>
          </table:table-cell>
          <table:table-cell office:value-type="float" office:value="34.36">
            <text:p>34.36</text:p>
          </table:table-cell>
          <table:table-cell/>
          <table:table-cell office:value-type="string">
            <text:p>6471</text:p>
          </table:table-cell>
          <table:table-cell office:value-type="string">
            <text:p>6647</text:p>
          </table:table-cell>
          <table:table-cell office:value-type="float" office:value="2.72">
            <text:p>2.72</text:p>
          </table:table-cell>
          <table:table-cell office:value-type="float" office:value="255">
            <text:p>255</text:p>
          </table:table-cell>
          <table:table-cell office:value-type="float" office:value="245.16">
            <text:p>245.16</text:p>
          </table:table-cell>
          <table:table-cell office:value-type="float" office:value="94.49">
            <text:p>94.49</text:p>
          </table:table-cell>
          <table:table-cell office:value-type="float" office:value="2.59456027092814">
            <text:p>2.5945602709</text:p>
          </table:table-cell>
          <table:table-cell office:value-type="float" office:value="0.0106666666666667">
            <text:p>0.0106666667</text:p>
          </table:table-cell>
          <table:table-cell office:value-type="float" office:value="34.7389705882353">
            <text:p>34.73897058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2.26">
            <text:p>2.26</text:p>
          </table:table-cell>
          <table:table-cell office:value-type="float" office:value="8">
            <text:p>8</text:p>
          </table:table-cell>
          <table:table-cell office:value-type="float" office:value="203.22">
            <text:p>203.22</text:p>
          </table:table-cell>
          <table:table-cell office:value-type="float" office:value="101.21">
            <text:p>101.21</text:p>
          </table:table-cell>
          <table:table-cell office:value-type="float" office:value="2.00790435727695">
            <text:p>2.0079043573</text:p>
          </table:table-cell>
          <table:table-cell office:value-type="float" office:value="0.2825">
            <text:p>0.2825</text:p>
          </table:table-cell>
          <table:table-cell office:value-type="float" office:value="44.783185840708">
            <text:p>44.7831858407</text:p>
          </table:table-cell>
          <table:table-cell/>
          <table:table-cell office:value-type="string">
            <text:p>6562</text:p>
          </table:table-cell>
          <table:table-cell office:value-type="string">
            <text:p>6647</text:p>
          </table:table-cell>
          <table:table-cell office:value-type="float" office:value="2.25">
            <text:p>2.25</text:p>
          </table:table-cell>
          <table:table-cell office:value-type="float" office:value="8">
            <text:p>8</text:p>
          </table:table-cell>
          <table:table-cell office:value-type="float" office:value="202.68">
            <text:p>202.68</text:p>
          </table:table-cell>
          <table:table-cell office:value-type="float" office:value="101.21">
            <text:p>101.21</text:p>
          </table:table-cell>
          <table:table-cell office:value-type="float" office:value="2.00256891611501">
            <text:p>2.0025689161</text:p>
          </table:table-cell>
          <table:table-cell office:value-type="float" office:value="0.28125">
            <text:p>0.28125</text:p>
          </table:table-cell>
          <table:table-cell office:value-type="float" office:value="44.9822222222222">
            <text:p>44.98222222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19.38">
            <text:p>19.38</text:p>
          </table:table-cell>
          <table:table-cell office:value-type="float" office:value="10">
            <text:p>10</text:p>
          </table:table-cell>
          <table:table-cell office:value-type="float" office:value="1744.2">
            <text:p>1744.2</text:p>
          </table:table-cell>
          <table:table-cell office:value-type="float" office:value="181.44">
            <text:p>181.44</text:p>
          </table:table-cell>
          <table:table-cell office:value-type="float" office:value="9.61309523809524">
            <text:p>9.6130952381</text:p>
          </table:table-cell>
          <table:table-cell office:value-type="float" office:value="1.938">
            <text:p>1.938</text:p>
          </table:table-cell>
          <table:table-cell office:value-type="float" office:value="9.36222910216718">
            <text:p>9.3622291022</text:p>
          </table:table-cell>
          <table:table-cell/>
          <table:table-cell office:value-type="string">
            <text:p>6674</text:p>
          </table:table-cell>
          <table:table-cell office:value-type="string">
            <text:p>6647</text:p>
          </table:table-cell>
          <table:table-cell office:value-type="float" office:value="21.83">
            <text:p>21.83</text:p>
          </table:table-cell>
          <table:table-cell office:value-type="float" office:value="10">
            <text:p>10</text:p>
          </table:table-cell>
          <table:table-cell office:value-type="float" office:value="1964.43">
            <text:p>1964.43</text:p>
          </table:table-cell>
          <table:table-cell office:value-type="float" office:value="181.44">
            <text:p>181.44</text:p>
          </table:table-cell>
          <table:table-cell office:value-type="float" office:value="10.8268849206349">
            <text:p>10.8268849206</text:p>
          </table:table-cell>
          <table:table-cell office:value-type="float" office:value="2.183">
            <text:p>2.183</text:p>
          </table:table-cell>
          <table:table-cell office:value-type="float" office:value="8.31149793861658">
            <text:p>8.31149793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13.83">
            <text:p>13.83</text:p>
          </table:table-cell>
          <table:table-cell office:value-type="float" office:value="5">
            <text:p>5</text:p>
          </table:table-cell>
          <table:table-cell office:value-type="float" office:value="1245.06">
            <text:p>1245.06</text:p>
          </table:table-cell>
          <table:table-cell office:value-type="float" office:value="94.64">
            <text:p>94.64</text:p>
          </table:table-cell>
          <table:table-cell office:value-type="float" office:value="13.1557480980558">
            <text:p>13.1557480981</text:p>
          </table:table-cell>
          <table:table-cell office:value-type="float" office:value="2.766">
            <text:p>2.766</text:p>
          </table:table-cell>
          <table:table-cell office:value-type="float" office:value="6.84309472161967">
            <text:p>6.8430947216</text:p>
          </table:table-cell>
          <table:table-cell/>
          <table:table-cell office:value-type="string">
            <text:p>6699</text:p>
          </table:table-cell>
          <table:table-cell office:value-type="string">
            <text:p>6647</text:p>
          </table:table-cell>
          <table:table-cell office:value-type="float" office:value="14.49">
            <text:p>14.49</text:p>
          </table:table-cell>
          <table:table-cell office:value-type="float" office:value="255">
            <text:p>255</text:p>
          </table:table-cell>
          <table:table-cell office:value-type="float" office:value="1304.01">
            <text:p>1304.01</text:p>
          </table:table-cell>
          <table:table-cell office:value-type="float" office:value="94.64">
            <text:p>94.64</text:p>
          </table:table-cell>
          <table:table-cell office:value-type="float" office:value="13.7786348267118">
            <text:p>13.7786348267</text:p>
          </table:table-cell>
          <table:table-cell office:value-type="float" office:value="0.0568235294117647">
            <text:p>0.0568235294</text:p>
          </table:table-cell>
          <table:table-cell office:value-type="float" office:value="6.53140096618358">
            <text:p>6.5314009662</text:p>
          </table:table-cell>
          <table:table-cell table:number-columns-repeated="1005"/>
        </table:table-row>
        <table:table-row table:style-name="ro1">
          <table:table-cell office:value-type="string">
            <text:p>6670</text:p>
          </table:table-cell>
          <table:table-cell office:value-type="string">
            <text:p>6087</text:p>
          </table:table-cell>
          <table:table-cell office:value-type="float" office:value="1.24">
            <text:p>1.24</text:p>
          </table:table-cell>
          <table:table-cell office:value-type="float" office:value="5">
            <text:p>5</text:p>
          </table:table-cell>
          <table:table-cell office:value-type="float" office:value="111.87">
            <text:p>111.87</text:p>
          </table:table-cell>
          <table:table-cell office:value-type="float" office:value="67.39">
            <text:p>67.39</text:p>
          </table:table-cell>
          <table:table-cell office:value-type="float" office:value="1.6600385813919">
            <text:p>1.6600385814</text:p>
          </table:table-cell>
          <table:table-cell office:value-type="float" office:value="0.248">
            <text:p>0.248</text:p>
          </table:table-cell>
          <table:table-cell office:value-type="float" office:value="54.3467741935484">
            <text:p>54.3467741935</text:p>
          </table:table-cell>
          <table:table-cell/>
          <table:table-cell office:value-type="string">
            <text:p>6087</text:p>
          </table:table-cell>
          <table:table-cell office:value-type="string">
            <text:p>6670</text:p>
          </table:table-cell>
          <table:table-cell office:value-type="float" office:value="1.37">
            <text:p>1.37</text:p>
          </table:table-cell>
          <table:table-cell office:value-type="float" office:value="6">
            <text:p>6</text:p>
          </table:table-cell>
          <table:table-cell office:value-type="float" office:value="123.48">
            <text:p>123.48</text:p>
          </table:table-cell>
          <table:table-cell office:value-type="float" office:value="67.39">
            <text:p>67.39</text:p>
          </table:table-cell>
          <table:table-cell office:value-type="float" office:value="1.83231933521294">
            <text:p>1.8323193352</text:p>
          </table:table-cell>
          <table:table-cell office:value-type="float" office:value="0.228333333333333">
            <text:p>0.2283333333</text:p>
          </table:table-cell>
          <table:table-cell office:value-type="float" office:value="49.1897810218978">
            <text:p>49.189781021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48.27">
            <text:p>48.27</text:p>
          </table:table-cell>
          <table:table-cell office:value-type="float" office:value="13">
            <text:p>13</text:p>
          </table:table-cell>
          <table:table-cell office:value-type="float" office:value="4344.75">
            <text:p>4344.75</text:p>
          </table:table-cell>
          <table:table-cell office:value-type="float" office:value="307.5">
            <text:p>307.5</text:p>
          </table:table-cell>
          <table:table-cell office:value-type="float" office:value="14.1292682926829">
            <text:p>14.1292682927</text:p>
          </table:table-cell>
          <table:table-cell office:value-type="float" office:value="3.71307692307692">
            <text:p>3.7130769231</text:p>
          </table:table-cell>
          <table:table-cell office:value-type="float" office:value="6.37041640770665">
            <text:p>6.3704164077</text:p>
          </table:table-cell>
          <table:table-cell/>
          <table:table-cell office:value-type="string">
            <text:p>6182</text:p>
          </table:table-cell>
          <table:table-cell office:value-type="string">
            <text:p>6670</text:p>
          </table:table-cell>
          <table:table-cell office:value-type="float" office:value="52.2">
            <text:p>52.2</text:p>
          </table:table-cell>
          <table:table-cell office:value-type="float" office:value="8">
            <text:p>8</text:p>
          </table:table-cell>
          <table:table-cell office:value-type="float" office:value="4698.27">
            <text:p>4698.27</text:p>
          </table:table-cell>
          <table:table-cell office:value-type="float" office:value="307.5">
            <text:p>307.5</text:p>
          </table:table-cell>
          <table:table-cell office:value-type="float" office:value="15.2789268292683">
            <text:p>15.2789268293</text:p>
          </table:table-cell>
          <table:table-cell office:value-type="float" office:value="6.525">
            <text:p>6.525</text:p>
          </table:table-cell>
          <table:table-cell office:value-type="float" office:value="5.89080459770115">
            <text:p>5.890804597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11.07">
            <text:p>11.07</text:p>
          </table:table-cell>
          <table:table-cell office:value-type="float" office:value="14">
            <text:p>14</text:p>
          </table:table-cell>
          <table:table-cell office:value-type="float" office:value="996.03">
            <text:p>996.03</text:p>
          </table:table-cell>
          <table:table-cell office:value-type="float" office:value="0.4">
            <text:p>0.4</text:p>
          </table:table-cell>
          <table:table-cell office:value-type="float" office:value="2490.075">
            <text:p>2490.075</text:p>
          </table:table-cell>
          <table:table-cell office:value-type="float" office:value="0.790714285714286">
            <text:p>0.7907142857</text:p>
          </table:table-cell>
          <table:table-cell office:value-type="float" office:value="0.03613369467028">
            <text:p>0.0361336947</text:p>
          </table:table-cell>
          <table:table-cell/>
          <table:table-cell office:value-type="string">
            <text:p>6214</text:p>
          </table:table-cell>
          <table:table-cell office:value-type="string">
            <text:p>6670</text:p>
          </table:table-cell>
          <table:table-cell office:value-type="float" office:value="11.05">
            <text:p>11.05</text:p>
          </table:table-cell>
          <table:table-cell office:value-type="float" office:value="12">
            <text:p>12</text:p>
          </table:table-cell>
          <table:table-cell office:value-type="float" office:value="994.5">
            <text:p>994.5</text:p>
          </table:table-cell>
          <table:table-cell office:value-type="float" office:value="0.4">
            <text:p>0.4</text:p>
          </table:table-cell>
          <table:table-cell office:value-type="float" office:value="2486.25">
            <text:p>2486.25</text:p>
          </table:table-cell>
          <table:table-cell office:value-type="float" office:value="0.920833333333333">
            <text:p>0.9208333333</text:p>
          </table:table-cell>
          <table:table-cell office:value-type="float" office:value="0.0361990950226244">
            <text:p>0.03619909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1.19">
            <text:p>1.19</text:p>
          </table:table-cell>
          <table:table-cell office:value-type="float" office:value="6">
            <text:p>6</text:p>
          </table:table-cell>
          <table:table-cell office:value-type="float" office:value="107.1">
            <text:p>107.1</text:p>
          </table:table-cell>
          <table:table-cell office:value-type="float" office:value="65.14">
            <text:p>65.14</text:p>
          </table:table-cell>
          <table:table-cell office:value-type="float" office:value="1.64415105925699">
            <text:p>1.6441510593</text:p>
          </table:table-cell>
          <table:table-cell office:value-type="float" office:value="0.198333333333333">
            <text:p>0.1983333333</text:p>
          </table:table-cell>
          <table:table-cell office:value-type="float" office:value="54.7394957983193">
            <text:p>54.7394957983</text:p>
          </table:table-cell>
          <table:table-cell/>
          <table:table-cell office:value-type="string">
            <text:p>6382</text:p>
          </table:table-cell>
          <table:table-cell office:value-type="string">
            <text:p>6670</text:p>
          </table:table-cell>
          <table:table-cell office:value-type="float" office:value="1.26">
            <text:p>1.26</text:p>
          </table:table-cell>
          <table:table-cell office:value-type="float" office:value="7">
            <text:p>7</text:p>
          </table:table-cell>
          <table:table-cell office:value-type="float" office:value="113.76">
            <text:p>113.76</text:p>
          </table:table-cell>
          <table:table-cell office:value-type="float" office:value="65.14">
            <text:p>65.14</text:p>
          </table:table-cell>
          <table:table-cell office:value-type="float" office:value="1.74639238563095">
            <text:p>1.7463923856</text:p>
          </table:table-cell>
          <table:table-cell office:value-type="float" office:value="0.18">
            <text:p>0.18</text:p>
          </table:table-cell>
          <table:table-cell office:value-type="float" office:value="51.6984126984127">
            <text:p>51.69841269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60.93">
            <text:p>60.93</text:p>
          </table:table-cell>
          <table:table-cell office:value-type="float" office:value="255">
            <text:p>255</text:p>
          </table:table-cell>
          <table:table-cell office:value-type="float" office:value="5483.52">
            <text:p>5483.52</text:p>
          </table:table-cell>
          <table:table-cell office:value-type="float" office:value="68.93">
            <text:p>68.93</text:p>
          </table:table-cell>
          <table:table-cell office:value-type="float" office:value="79.5520092847817">
            <text:p>79.5520092848</text:p>
          </table:table-cell>
          <table:table-cell office:value-type="float" office:value="0.238941176470588">
            <text:p>0.2389411765</text:p>
          </table:table-cell>
          <table:table-cell office:value-type="float" office:value="1.13129821106187">
            <text:p>1.1312982111</text:p>
          </table:table-cell>
          <table:table-cell/>
          <table:table-cell office:value-type="string">
            <text:p>6405</text:p>
          </table:table-cell>
          <table:table-cell office:value-type="string">
            <text:p>6670</text:p>
          </table:table-cell>
          <table:table-cell office:value-type="float" office:value="60.92">
            <text:p>60.92</text:p>
          </table:table-cell>
          <table:table-cell office:value-type="float" office:value="13">
            <text:p>13</text:p>
          </table:table-cell>
          <table:table-cell office:value-type="float" office:value="5482.89">
            <text:p>5482.89</text:p>
          </table:table-cell>
          <table:table-cell office:value-type="float" office:value="68.93">
            <text:p>68.93</text:p>
          </table:table-cell>
          <table:table-cell office:value-type="float" office:value="79.5428695778326">
            <text:p>79.5428695778</text:p>
          </table:table-cell>
          <table:table-cell office:value-type="float" office:value="4.68615384615385">
            <text:p>4.6861538462</text:p>
          </table:table-cell>
          <table:table-cell office:value-type="float" office:value="1.13148391332896">
            <text:p>1.13148391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7.22">
            <text:p>7.22</text:p>
          </table:table-cell>
          <table:table-cell office:value-type="float" office:value="8">
            <text:p>8</text:p>
          </table:table-cell>
          <table:table-cell office:value-type="float" office:value="649.8">
            <text:p>649.8</text:p>
          </table:table-cell>
          <table:table-cell office:value-type="float" office:value="334.35">
            <text:p>334.35</text:p>
          </table:table-cell>
          <table:table-cell office:value-type="float" office:value="1.94347240915209">
            <text:p>1.9434724092</text:p>
          </table:table-cell>
          <table:table-cell office:value-type="float" office:value="0.9025">
            <text:p>0.9025</text:p>
          </table:table-cell>
          <table:table-cell office:value-type="float" office:value="46.308864265928">
            <text:p>46.3088642659</text:p>
          </table:table-cell>
          <table:table-cell/>
          <table:table-cell office:value-type="string">
            <text:p>6423</text:p>
          </table:table-cell>
          <table:table-cell office:value-type="string">
            <text:p>6670</text:p>
          </table:table-cell>
          <table:table-cell office:value-type="float" office:value="7.22">
            <text:p>7.22</text:p>
          </table:table-cell>
          <table:table-cell office:value-type="float" office:value="11">
            <text:p>11</text:p>
          </table:table-cell>
          <table:table-cell office:value-type="float" office:value="650.07">
            <text:p>650.07</text:p>
          </table:table-cell>
          <table:table-cell office:value-type="float" office:value="334.35">
            <text:p>334.35</text:p>
          </table:table-cell>
          <table:table-cell office:value-type="float" office:value="1.9442799461642">
            <text:p>1.9442799462</text:p>
          </table:table-cell>
          <table:table-cell office:value-type="float" office:value="0.656363636363636">
            <text:p>0.6563636364</text:p>
          </table:table-cell>
          <table:table-cell office:value-type="float" office:value="46.308864265928">
            <text:p>46.30886426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1.31">
            <text:p>1.31</text:p>
          </table:table-cell>
          <table:table-cell office:value-type="float" office:value="8">
            <text:p>8</text:p>
          </table:table-cell>
          <table:table-cell office:value-type="float" office:value="118.26">
            <text:p>118.26</text:p>
          </table:table-cell>
          <table:table-cell office:value-type="float" office:value="69.81">
            <text:p>69.81</text:p>
          </table:table-cell>
          <table:table-cell office:value-type="float" office:value="1.69402664374731">
            <text:p>1.6940266437</text:p>
          </table:table-cell>
          <table:table-cell office:value-type="float" office:value="0.16375">
            <text:p>0.16375</text:p>
          </table:table-cell>
          <table:table-cell office:value-type="float" office:value="53.2900763358779">
            <text:p>53.2900763359</text:p>
          </table:table-cell>
          <table:table-cell/>
          <table:table-cell office:value-type="string">
            <text:p>6451</text:p>
          </table:table-cell>
          <table:table-cell office:value-type="string">
            <text:p>6670</text:p>
          </table:table-cell>
          <table:table-cell office:value-type="float" office:value="1.39">
            <text:p>1.39</text:p>
          </table:table-cell>
          <table:table-cell office:value-type="float" office:value="8">
            <text:p>8</text:p>
          </table:table-cell>
          <table:table-cell office:value-type="float" office:value="124.65">
            <text:p>124.65</text:p>
          </table:table-cell>
          <table:table-cell office:value-type="float" office:value="69.81">
            <text:p>69.81</text:p>
          </table:table-cell>
          <table:table-cell office:value-type="float" office:value="1.78556080790718">
            <text:p>1.7855608079</text:p>
          </table:table-cell>
          <table:table-cell office:value-type="float" office:value="0.17375">
            <text:p>0.17375</text:p>
          </table:table-cell>
          <table:table-cell office:value-type="float" office:value="50.2230215827338">
            <text:p>50.22302158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6.52">
            <text:p>6.52</text:p>
          </table:table-cell>
          <table:table-cell office:value-type="float" office:value="10">
            <text:p>10</text:p>
          </table:table-cell>
          <table:table-cell office:value-type="float" office:value="586.44">
            <text:p>586.44</text:p>
          </table:table-cell>
          <table:table-cell office:value-type="float" office:value="128.99">
            <text:p>128.99</text:p>
          </table:table-cell>
          <table:table-cell office:value-type="float" office:value="4.5463989456547">
            <text:p>4.5463989457</text:p>
          </table:table-cell>
          <table:table-cell office:value-type="float" office:value="0.652">
            <text:p>0.652</text:p>
          </table:table-cell>
          <table:table-cell office:value-type="float" office:value="19.7837423312883">
            <text:p>19.7837423313</text:p>
          </table:table-cell>
          <table:table-cell/>
          <table:table-cell office:value-type="string">
            <text:p>6499</text:p>
          </table:table-cell>
          <table:table-cell office:value-type="string">
            <text:p>6670</text:p>
          </table:table-cell>
          <table:table-cell office:value-type="float" office:value="6.62">
            <text:p>6.62</text:p>
          </table:table-cell>
          <table:table-cell office:value-type="float" office:value="10">
            <text:p>10</text:p>
          </table:table-cell>
          <table:table-cell office:value-type="float" office:value="596.07">
            <text:p>596.07</text:p>
          </table:table-cell>
          <table:table-cell office:value-type="float" office:value="128.99">
            <text:p>128.99</text:p>
          </table:table-cell>
          <table:table-cell office:value-type="float" office:value="4.62105589580588">
            <text:p>4.6210558958</text:p>
          </table:table-cell>
          <table:table-cell office:value-type="float" office:value="0.662">
            <text:p>0.662</text:p>
          </table:table-cell>
          <table:table-cell office:value-type="float" office:value="19.4848942598187">
            <text:p>19.48489425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4.14">
            <text:p>4.14</text:p>
          </table:table-cell>
          <table:table-cell office:value-type="float" office:value="9">
            <text:p>9</text:p>
          </table:table-cell>
          <table:table-cell office:value-type="float" office:value="372.69">
            <text:p>372.69</text:p>
          </table:table-cell>
          <table:table-cell office:value-type="float" office:value="225.59">
            <text:p>225.59</text:p>
          </table:table-cell>
          <table:table-cell office:value-type="float" office:value="1.65206791081165">
            <text:p>1.6520679108</text:p>
          </table:table-cell>
          <table:table-cell office:value-type="float" office:value="0.46">
            <text:p>0.46</text:p>
          </table:table-cell>
          <table:table-cell office:value-type="float" office:value="54.4903381642512">
            <text:p>54.4903381643</text:p>
          </table:table-cell>
          <table:table-cell/>
          <table:table-cell office:value-type="string">
            <text:p>6501</text:p>
          </table:table-cell>
          <table:table-cell office:value-type="string">
            <text:p>6670</text:p>
          </table:table-cell>
          <table:table-cell office:value-type="float" office:value="4.13">
            <text:p>4.13</text:p>
          </table:table-cell>
          <table:table-cell office:value-type="float" office:value="9">
            <text:p>9</text:p>
          </table:table-cell>
          <table:table-cell office:value-type="float" office:value="371.34">
            <text:p>371.34</text:p>
          </table:table-cell>
          <table:table-cell office:value-type="float" office:value="225.59">
            <text:p>225.59</text:p>
          </table:table-cell>
          <table:table-cell office:value-type="float" office:value="1.64608360299659">
            <text:p>1.646083603</text:p>
          </table:table-cell>
          <table:table-cell office:value-type="float" office:value="0.458888888888889">
            <text:p>0.4588888889</text:p>
          </table:table-cell>
          <table:table-cell office:value-type="float" office:value="54.6222760290557">
            <text:p>54.62227602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3.56">
            <text:p>3.56</text:p>
          </table:table-cell>
          <table:table-cell office:value-type="float" office:value="8">
            <text:p>8</text:p>
          </table:table-cell>
          <table:table-cell office:value-type="float" office:value="320.13">
            <text:p>320.13</text:p>
          </table:table-cell>
          <table:table-cell office:value-type="float" office:value="143.12">
            <text:p>143.12</text:p>
          </table:table-cell>
          <table:table-cell office:value-type="float" office:value="2.23679429849078">
            <text:p>2.2367942985</text:p>
          </table:table-cell>
          <table:table-cell office:value-type="float" office:value="0.445">
            <text:p>0.445</text:p>
          </table:table-cell>
          <table:table-cell office:value-type="float" office:value="40.2022471910112">
            <text:p>40.202247191</text:p>
          </table:table-cell>
          <table:table-cell/>
          <table:table-cell office:value-type="string">
            <text:p>6512</text:p>
          </table:table-cell>
          <table:table-cell office:value-type="string">
            <text:p>6670</text:p>
          </table:table-cell>
          <table:table-cell office:value-type="float" office:value="3.66">
            <text:p>3.66</text:p>
          </table:table-cell>
          <table:table-cell office:value-type="float" office:value="7">
            <text:p>7</text:p>
          </table:table-cell>
          <table:table-cell office:value-type="float" office:value="329.31">
            <text:p>329.31</text:p>
          </table:table-cell>
          <table:table-cell office:value-type="float" office:value="143.12">
            <text:p>143.12</text:p>
          </table:table-cell>
          <table:table-cell office:value-type="float" office:value="2.30093627724986">
            <text:p>2.3009362772</text:p>
          </table:table-cell>
          <table:table-cell office:value-type="float" office:value="0.522857142857143">
            <text:p>0.5228571429</text:p>
          </table:table-cell>
          <table:table-cell office:value-type="float" office:value="39.103825136612">
            <text:p>39.103825136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1.64">
            <text:p>1.64</text:p>
          </table:table-cell>
          <table:table-cell office:value-type="float" office:value="10">
            <text:p>10</text:p>
          </table:table-cell>
          <table:table-cell office:value-type="float" office:value="147.96">
            <text:p>147.96</text:p>
          </table:table-cell>
          <table:table-cell office:value-type="float" office:value="33.91">
            <text:p>33.91</text:p>
          </table:table-cell>
          <table:table-cell office:value-type="float" office:value="4.36331465644353">
            <text:p>4.3633146564</text:p>
          </table:table-cell>
          <table:table-cell office:value-type="float" office:value="0.164">
            <text:p>0.164</text:p>
          </table:table-cell>
          <table:table-cell office:value-type="float" office:value="20.6768292682927">
            <text:p>20.6768292683</text:p>
          </table:table-cell>
          <table:table-cell/>
          <table:table-cell office:value-type="string">
            <text:p>6515</text:p>
          </table:table-cell>
          <table:table-cell office:value-type="string">
            <text:p>6670</text:p>
          </table:table-cell>
          <table:table-cell office:value-type="float" office:value="1.66">
            <text:p>1.66</text:p>
          </table:table-cell>
          <table:table-cell office:value-type="float" office:value="10">
            <text:p>10</text:p>
          </table:table-cell>
          <table:table-cell office:value-type="float" office:value="149.04">
            <text:p>149.04</text:p>
          </table:table-cell>
          <table:table-cell office:value-type="float" office:value="33.91">
            <text:p>33.91</text:p>
          </table:table-cell>
          <table:table-cell office:value-type="float" office:value="4.39516366853436">
            <text:p>4.3951636685</text:p>
          </table:table-cell>
          <table:table-cell office:value-type="float" office:value="0.166">
            <text:p>0.166</text:p>
          </table:table-cell>
          <table:table-cell office:value-type="float" office:value="20.4277108433735">
            <text:p>20.42771084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2.6">
            <text:p>2.6</text:p>
          </table:table-cell>
          <table:table-cell office:value-type="float" office:value="10">
            <text:p>10</text:p>
          </table:table-cell>
          <table:table-cell office:value-type="float" office:value="234.27">
            <text:p>234.27</text:p>
          </table:table-cell>
          <table:table-cell office:value-type="float" office:value="33.81">
            <text:p>33.81</text:p>
          </table:table-cell>
          <table:table-cell office:value-type="float" office:value="6.92901508429459">
            <text:p>6.9290150843</text:p>
          </table:table-cell>
          <table:table-cell office:value-type="float" office:value="0.26">
            <text:p>0.26</text:p>
          </table:table-cell>
          <table:table-cell office:value-type="float" office:value="13.0038461538462">
            <text:p>13.0038461538</text:p>
          </table:table-cell>
          <table:table-cell/>
          <table:table-cell office:value-type="string">
            <text:p>6516</text:p>
          </table:table-cell>
          <table:table-cell office:value-type="string">
            <text:p>6670</text:p>
          </table:table-cell>
          <table:table-cell office:value-type="float" office:value="2.75">
            <text:p>2.75</text:p>
          </table:table-cell>
          <table:table-cell office:value-type="float" office:value="10">
            <text:p>10</text:p>
          </table:table-cell>
          <table:table-cell office:value-type="float" office:value="247.32">
            <text:p>247.32</text:p>
          </table:table-cell>
          <table:table-cell office:value-type="float" office:value="33.81">
            <text:p>33.81</text:p>
          </table:table-cell>
          <table:table-cell office:value-type="float" office:value="7.31499556344277">
            <text:p>7.3149955634</text:p>
          </table:table-cell>
          <table:table-cell office:value-type="float" office:value="0.275">
            <text:p>0.275</text:p>
          </table:table-cell>
          <table:table-cell office:value-type="float" office:value="12.2945454545455">
            <text:p>12.29454545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7.44">
            <text:p>7.44</text:p>
          </table:table-cell>
          <table:table-cell office:value-type="float" office:value="7">
            <text:p>7</text:p>
          </table:table-cell>
          <table:table-cell office:value-type="float" office:value="669.96">
            <text:p>669.96</text:p>
          </table:table-cell>
          <table:table-cell office:value-type="float" office:value="331.24">
            <text:p>331.24</text:p>
          </table:table-cell>
          <table:table-cell office:value-type="float" office:value="2.0225818137906">
            <text:p>2.0225818138</text:p>
          </table:table-cell>
          <table:table-cell office:value-type="float" office:value="1.06285714285714">
            <text:p>1.0628571429</text:p>
          </table:table-cell>
          <table:table-cell office:value-type="float" office:value="44.5215053763441">
            <text:p>44.5215053763</text:p>
          </table:table-cell>
          <table:table-cell/>
          <table:table-cell office:value-type="string">
            <text:p>6519</text:p>
          </table:table-cell>
          <table:table-cell office:value-type="string">
            <text:p>6670</text:p>
          </table:table-cell>
          <table:table-cell office:value-type="float" office:value="7.11">
            <text:p>7.11</text:p>
          </table:table-cell>
          <table:table-cell office:value-type="float" office:value="7">
            <text:p>7</text:p>
          </table:table-cell>
          <table:table-cell office:value-type="float" office:value="640.26">
            <text:p>640.26</text:p>
          </table:table-cell>
          <table:table-cell office:value-type="float" office:value="331.24">
            <text:p>331.24</text:p>
          </table:table-cell>
          <table:table-cell office:value-type="float" office:value="1.93291872962203">
            <text:p>1.9329187296</text:p>
          </table:table-cell>
          <table:table-cell office:value-type="float" office:value="1.01571428571429">
            <text:p>1.0157142857</text:p>
          </table:table-cell>
          <table:table-cell office:value-type="float" office:value="46.5879043600563">
            <text:p>46.58790436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8.43">
            <text:p>8.43</text:p>
          </table:table-cell>
          <table:table-cell office:value-type="float" office:value="8">
            <text:p>8</text:p>
          </table:table-cell>
          <table:table-cell office:value-type="float" office:value="758.88">
            <text:p>758.88</text:p>
          </table:table-cell>
          <table:table-cell office:value-type="float" office:value="322.82">
            <text:p>322.82</text:p>
          </table:table-cell>
          <table:table-cell office:value-type="float" office:value="2.35078371848089">
            <text:p>2.3507837185</text:p>
          </table:table-cell>
          <table:table-cell office:value-type="float" office:value="1.05375">
            <text:p>1.05375</text:p>
          </table:table-cell>
          <table:table-cell office:value-type="float" office:value="38.29418742586">
            <text:p>38.2941874259</text:p>
          </table:table-cell>
          <table:table-cell/>
          <table:table-cell office:value-type="string">
            <text:p>6532</text:p>
          </table:table-cell>
          <table:table-cell office:value-type="string">
            <text:p>6670</text:p>
          </table:table-cell>
          <table:table-cell office:value-type="float" office:value="8.36">
            <text:p>8.36</text:p>
          </table:table-cell>
          <table:table-cell office:value-type="float" office:value="8">
            <text:p>8</text:p>
          </table:table-cell>
          <table:table-cell office:value-type="float" office:value="751.95">
            <text:p>751.95</text:p>
          </table:table-cell>
          <table:table-cell office:value-type="float" office:value="322.82">
            <text:p>322.82</text:p>
          </table:table-cell>
          <table:table-cell office:value-type="float" office:value="2.32931664704789">
            <text:p>2.329316647</text:p>
          </table:table-cell>
          <table:table-cell office:value-type="float" office:value="1.045">
            <text:p>1.045</text:p>
          </table:table-cell>
          <table:table-cell office:value-type="float" office:value="38.6148325358852">
            <text:p>38.61483253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6.02">
            <text:p>6.02</text:p>
          </table:table-cell>
          <table:table-cell office:value-type="float" office:value="5">
            <text:p>5</text:p>
          </table:table-cell>
          <table:table-cell office:value-type="float" office:value="541.53">
            <text:p>541.53</text:p>
          </table:table-cell>
          <table:table-cell office:value-type="float" office:value="171.87">
            <text:p>171.87</text:p>
          </table:table-cell>
          <table:table-cell office:value-type="float" office:value="3.15081165997556">
            <text:p>3.15081166</text:p>
          </table:table-cell>
          <table:table-cell office:value-type="float" office:value="1.204">
            <text:p>1.204</text:p>
          </table:table-cell>
          <table:table-cell office:value-type="float" office:value="28.5498338870432">
            <text:p>28.549833887</text:p>
          </table:table-cell>
          <table:table-cell/>
          <table:table-cell office:value-type="string">
            <text:p>6552</text:p>
          </table:table-cell>
          <table:table-cell office:value-type="string">
            <text:p>6670</text:p>
          </table:table-cell>
          <table:table-cell office:value-type="float" office:value="5.99">
            <text:p>5.99</text:p>
          </table:table-cell>
          <table:table-cell office:value-type="float" office:value="9">
            <text:p>9</text:p>
          </table:table-cell>
          <table:table-cell office:value-type="float" office:value="538.74">
            <text:p>538.74</text:p>
          </table:table-cell>
          <table:table-cell office:value-type="float" office:value="171.87">
            <text:p>171.87</text:p>
          </table:table-cell>
          <table:table-cell office:value-type="float" office:value="3.1345784604643">
            <text:p>3.1345784605</text:p>
          </table:table-cell>
          <table:table-cell office:value-type="float" office:value="0.665555555555556">
            <text:p>0.6655555556</text:p>
          </table:table-cell>
          <table:table-cell office:value-type="float" office:value="28.6928213689482">
            <text:p>28.69282136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1.39">
            <text:p>1.39</text:p>
          </table:table-cell>
          <table:table-cell office:value-type="float" office:value="6">
            <text:p>6</text:p>
          </table:table-cell>
          <table:table-cell office:value-type="float" office:value="124.65">
            <text:p>124.65</text:p>
          </table:table-cell>
          <table:table-cell office:value-type="float" office:value="69.82">
            <text:p>69.82</text:p>
          </table:table-cell>
          <table:table-cell office:value-type="float" office:value="1.78530507018046">
            <text:p>1.7853050702</text:p>
          </table:table-cell>
          <table:table-cell office:value-type="float" office:value="0.231666666666667">
            <text:p>0.2316666667</text:p>
          </table:table-cell>
          <table:table-cell office:value-type="float" office:value="50.2302158273381">
            <text:p>50.2302158273</text:p>
          </table:table-cell>
          <table:table-cell/>
          <table:table-cell office:value-type="string">
            <text:p>6559</text:p>
          </table:table-cell>
          <table:table-cell office:value-type="string">
            <text:p>6670</text:p>
          </table:table-cell>
          <table:table-cell office:value-type="float" office:value="1.45">
            <text:p>1.45</text:p>
          </table:table-cell>
          <table:table-cell office:value-type="float" office:value="8">
            <text:p>8</text:p>
          </table:table-cell>
          <table:table-cell office:value-type="float" office:value="130.05">
            <text:p>130.05</text:p>
          </table:table-cell>
          <table:table-cell office:value-type="float" office:value="69.82">
            <text:p>69.82</text:p>
          </table:table-cell>
          <table:table-cell office:value-type="float" office:value="1.86264680607276">
            <text:p>1.8626468061</text:p>
          </table:table-cell>
          <table:table-cell office:value-type="float" office:value="0.18125">
            <text:p>0.18125</text:p>
          </table:table-cell>
          <table:table-cell office:value-type="float" office:value="48.151724137931">
            <text:p>48.15172413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3.75">
            <text:p>3.75</text:p>
          </table:table-cell>
          <table:table-cell office:value-type="float" office:value="8">
            <text:p>8</text:p>
          </table:table-cell>
          <table:table-cell office:value-type="float" office:value="337.86">
            <text:p>337.86</text:p>
          </table:table-cell>
          <table:table-cell office:value-type="float" office:value="108.39">
            <text:p>108.39</text:p>
          </table:table-cell>
          <table:table-cell office:value-type="float" office:value="3.11707722114586">
            <text:p>3.1170772211</text:p>
          </table:table-cell>
          <table:table-cell office:value-type="float" office:value="0.46875">
            <text:p>0.46875</text:p>
          </table:table-cell>
          <table:table-cell office:value-type="float" office:value="28.904">
            <text:p>28.904</text:p>
          </table:table-cell>
          <table:table-cell/>
          <table:table-cell office:value-type="string">
            <text:p>6609</text:p>
          </table:table-cell>
          <table:table-cell office:value-type="string">
            <text:p>6670</text:p>
          </table:table-cell>
          <table:table-cell office:value-type="float" office:value="3.75">
            <text:p>3.75</text:p>
          </table:table-cell>
          <table:table-cell office:value-type="float" office:value="9">
            <text:p>9</text:p>
          </table:table-cell>
          <table:table-cell office:value-type="float" office:value="337.14">
            <text:p>337.14</text:p>
          </table:table-cell>
          <table:table-cell office:value-type="float" office:value="108.39">
            <text:p>108.39</text:p>
          </table:table-cell>
          <table:table-cell office:value-type="float" office:value="3.11043454193191">
            <text:p>3.1104345419</text:p>
          </table:table-cell>
          <table:table-cell office:value-type="float" office:value="0.416666666666667">
            <text:p>0.4166666667</text:p>
          </table:table-cell>
          <table:table-cell office:value-type="float" office:value="28.904">
            <text:p>28.9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7.21">
            <text:p>7.21</text:p>
          </table:table-cell>
          <table:table-cell office:value-type="float" office:value="11">
            <text:p>11</text:p>
          </table:table-cell>
          <table:table-cell office:value-type="float" office:value="648.72">
            <text:p>648.72</text:p>
          </table:table-cell>
          <table:table-cell office:value-type="float" office:value="107.63">
            <text:p>107.63</text:p>
          </table:table-cell>
          <table:table-cell office:value-type="float" office:value="6.02731580414383">
            <text:p>6.0273158041</text:p>
          </table:table-cell>
          <table:table-cell office:value-type="float" office:value="0.655454545454545">
            <text:p>0.6554545455</text:p>
          </table:table-cell>
          <table:table-cell office:value-type="float" office:value="14.9278779472954">
            <text:p>14.9278779473</text:p>
          </table:table-cell>
          <table:table-cell/>
          <table:table-cell office:value-type="string">
            <text:p>6647</text:p>
          </table:table-cell>
          <table:table-cell office:value-type="string">
            <text:p>6670</text:p>
          </table:table-cell>
          <table:table-cell office:value-type="float" office:value="7.31">
            <text:p>7.31</text:p>
          </table:table-cell>
          <table:table-cell office:value-type="float" office:value="8">
            <text:p>8</text:p>
          </table:table-cell>
          <table:table-cell office:value-type="float" office:value="657.54">
            <text:p>657.54</text:p>
          </table:table-cell>
          <table:table-cell office:value-type="float" office:value="107.63">
            <text:p>107.63</text:p>
          </table:table-cell>
          <table:table-cell office:value-type="float" office:value="6.1092632165753">
            <text:p>6.1092632166</text:p>
          </table:table-cell>
          <table:table-cell office:value-type="float" office:value="0.91375">
            <text:p>0.91375</text:p>
          </table:table-cell>
          <table:table-cell office:value-type="float" office:value="14.7236662106703">
            <text:p>14.72366621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1.53">
            <text:p>1.53</text:p>
          </table:table-cell>
          <table:table-cell office:value-type="float" office:value="9">
            <text:p>9</text:p>
          </table:table-cell>
          <table:table-cell office:value-type="float" office:value="137.61">
            <text:p>137.61</text:p>
          </table:table-cell>
          <table:table-cell office:value-type="float" office:value="67.38">
            <text:p>67.38</text:p>
          </table:table-cell>
          <table:table-cell office:value-type="float" office:value="2.04229741763134">
            <text:p>2.0422974176</text:p>
          </table:table-cell>
          <table:table-cell office:value-type="float" office:value="0.17">
            <text:p>0.17</text:p>
          </table:table-cell>
          <table:table-cell office:value-type="float" office:value="44.0392156862745">
            <text:p>44.0392156863</text:p>
          </table:table-cell>
          <table:table-cell/>
          <table:table-cell office:value-type="string">
            <text:p>6695</text:p>
          </table:table-cell>
          <table:table-cell office:value-type="string">
            <text:p>6670</text:p>
          </table:table-cell>
          <table:table-cell office:value-type="float" office:value="1.45">
            <text:p>1.45</text:p>
          </table:table-cell>
          <table:table-cell office:value-type="float" office:value="9">
            <text:p>9</text:p>
          </table:table-cell>
          <table:table-cell office:value-type="float" office:value="130.32">
            <text:p>130.32</text:p>
          </table:table-cell>
          <table:table-cell office:value-type="float" office:value="67.38">
            <text:p>67.38</text:p>
          </table:table-cell>
          <table:table-cell office:value-type="float" office:value="1.93410507569012">
            <text:p>1.9341050757</text:p>
          </table:table-cell>
          <table:table-cell office:value-type="float" office:value="0.161111111111111">
            <text:p>0.1611111111</text:p>
          </table:table-cell>
          <table:table-cell office:value-type="float" office:value="46.4689655172414">
            <text:p>46.46896551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52.59">
            <text:p>52.59</text:p>
          </table:table-cell>
          <table:table-cell office:value-type="float" office:value="10">
            <text:p>10</text:p>
          </table:table-cell>
          <table:table-cell office:value-type="float" office:value="4733.28">
            <text:p>4733.28</text:p>
          </table:table-cell>
          <table:table-cell office:value-type="float" office:value="355.12">
            <text:p>355.12</text:p>
          </table:table-cell>
          <table:table-cell office:value-type="float" office:value="13.3286776300969">
            <text:p>13.3286776301</text:p>
          </table:table-cell>
          <table:table-cell office:value-type="float" office:value="5.259">
            <text:p>5.259</text:p>
          </table:table-cell>
          <table:table-cell office:value-type="float" office:value="6.75261456550675">
            <text:p>6.7526145655</text:p>
          </table:table-cell>
          <table:table-cell/>
          <table:table-cell office:value-type="string">
            <text:p>6716</text:p>
          </table:table-cell>
          <table:table-cell office:value-type="string">
            <text:p>6670</text:p>
          </table:table-cell>
          <table:table-cell office:value-type="float" office:value="52.64">
            <text:p>52.64</text:p>
          </table:table-cell>
          <table:table-cell office:value-type="float" office:value="5">
            <text:p>5</text:p>
          </table:table-cell>
          <table:table-cell office:value-type="float" office:value="4737.51">
            <text:p>4737.51</text:p>
          </table:table-cell>
          <table:table-cell office:value-type="float" office:value="355.12">
            <text:p>355.12</text:p>
          </table:table-cell>
          <table:table-cell office:value-type="float" office:value="13.3405890966434">
            <text:p>13.3405890966</text:p>
          </table:table-cell>
          <table:table-cell office:value-type="float" office:value="10.528">
            <text:p>10.528</text:p>
          </table:table-cell>
          <table:table-cell office:value-type="float" office:value="6.74620060790274">
            <text:p>6.74620060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0.95">
            <text:p>0.95</text:p>
          </table:table-cell>
          <table:table-cell office:value-type="float" office:value="5">
            <text:p>5</text:p>
          </table:table-cell>
          <table:table-cell office:value-type="float" office:value="85.95">
            <text:p>85.95</text:p>
          </table:table-cell>
          <table:table-cell office:value-type="float" office:value="10.52">
            <text:p>10.52</text:p>
          </table:table-cell>
          <table:table-cell office:value-type="float" office:value="8.17015209125475">
            <text:p>8.1701520913</text:p>
          </table:table-cell>
          <table:table-cell office:value-type="float" office:value="0.19">
            <text:p>0.19</text:p>
          </table:table-cell>
          <table:table-cell office:value-type="float" office:value="11.0736842105263">
            <text:p>11.0736842105</text:p>
          </table:table-cell>
          <table:table-cell/>
          <table:table-cell office:value-type="string">
            <text:p>6738</text:p>
          </table:table-cell>
          <table:table-cell office:value-type="string">
            <text:p>6670</text:p>
          </table:table-cell>
          <table:table-cell office:value-type="float" office:value="1.01">
            <text:p>1.01</text:p>
          </table:table-cell>
          <table:table-cell office:value-type="float" office:value="5">
            <text:p>5</text:p>
          </table:table-cell>
          <table:table-cell office:value-type="float" office:value="90.63">
            <text:p>90.63</text:p>
          </table:table-cell>
          <table:table-cell office:value-type="float" office:value="10.52">
            <text:p>10.52</text:p>
          </table:table-cell>
          <table:table-cell office:value-type="float" office:value="8.61501901140684">
            <text:p>8.6150190114</text:p>
          </table:table-cell>
          <table:table-cell office:value-type="float" office:value="0.202">
            <text:p>0.202</text:p>
          </table:table-cell>
          <table:table-cell office:value-type="float" office:value="10.4158415841584">
            <text:p>10.41584158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6.9">
            <text:p>6.9</text:p>
          </table:table-cell>
          <table:table-cell office:value-type="float" office:value="8">
            <text:p>8</text:p>
          </table:table-cell>
          <table:table-cell office:value-type="float" office:value="620.64">
            <text:p>620.64</text:p>
          </table:table-cell>
          <table:table-cell office:value-type="float" office:value="260.24">
            <text:p>260.24</text:p>
          </table:table-cell>
          <table:table-cell office:value-type="float" office:value="2.38487549953889">
            <text:p>2.3848754995</text:p>
          </table:table-cell>
          <table:table-cell office:value-type="float" office:value="0.8625">
            <text:p>0.8625</text:p>
          </table:table-cell>
          <table:table-cell office:value-type="float" office:value="37.7159420289855">
            <text:p>37.715942029</text:p>
          </table:table-cell>
          <table:table-cell/>
          <table:table-cell office:value-type="string">
            <text:p>6843</text:p>
          </table:table-cell>
          <table:table-cell office:value-type="string">
            <text:p>6670</text:p>
          </table:table-cell>
          <table:table-cell office:value-type="float" office:value="7.56">
            <text:p>7.56</text:p>
          </table:table-cell>
          <table:table-cell office:value-type="float" office:value="9">
            <text:p>9</text:p>
          </table:table-cell>
          <table:table-cell office:value-type="float" office:value="680.49">
            <text:p>680.49</text:p>
          </table:table-cell>
          <table:table-cell office:value-type="float" office:value="260.24">
            <text:p>260.24</text:p>
          </table:table-cell>
          <table:table-cell office:value-type="float" office:value="2.6148555179834">
            <text:p>2.614855518</text:p>
          </table:table-cell>
          <table:table-cell office:value-type="float" office:value="0.84">
            <text:p>0.84</text:p>
          </table:table-cell>
          <table:table-cell office:value-type="float" office:value="34.4232804232804">
            <text:p>34.42328042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3.22">
            <text:p>3.22</text:p>
          </table:table-cell>
          <table:table-cell office:value-type="float" office:value="6">
            <text:p>6</text:p>
          </table:table-cell>
          <table:table-cell office:value-type="float" office:value="289.98">
            <text:p>289.98</text:p>
          </table:table-cell>
          <table:table-cell office:value-type="float" office:value="1.91">
            <text:p>1.91</text:p>
          </table:table-cell>
          <table:table-cell office:value-type="float" office:value="151.821989528796">
            <text:p>151.8219895288</text:p>
          </table:table-cell>
          <table:table-cell office:value-type="float" office:value="0.536666666666667">
            <text:p>0.5366666667</text:p>
          </table:table-cell>
          <table:table-cell office:value-type="float" office:value="0.593167701863354">
            <text:p>0.5931677019</text:p>
          </table:table-cell>
          <table:table-cell/>
          <table:table-cell office:value-type="string">
            <text:p>6879</text:p>
          </table:table-cell>
          <table:table-cell office:value-type="string">
            <text:p>6670</text:p>
          </table:table-cell>
          <table:table-cell office:value-type="float" office:value="3.21">
            <text:p>3.21</text:p>
          </table:table-cell>
          <table:table-cell office:value-type="float" office:value="6">
            <text:p>6</text:p>
          </table:table-cell>
          <table:table-cell office:value-type="float" office:value="288.63">
            <text:p>288.63</text:p>
          </table:table-cell>
          <table:table-cell office:value-type="float" office:value="1.91">
            <text:p>1.91</text:p>
          </table:table-cell>
          <table:table-cell office:value-type="float" office:value="151.115183246073">
            <text:p>151.1151832461</text:p>
          </table:table-cell>
          <table:table-cell office:value-type="float" office:value="0.535">
            <text:p>0.535</text:p>
          </table:table-cell>
          <table:table-cell office:value-type="float" office:value="0.595015576323987">
            <text:p>0.59501557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2.02">
            <text:p>12.02</text:p>
          </table:table-cell>
          <table:table-cell office:value-type="float" office:value="13">
            <text:p>13</text:p>
          </table:table-cell>
          <table:table-cell office:value-type="float" office:value="1081.89">
            <text:p>1081.89</text:p>
          </table:table-cell>
          <table:table-cell office:value-type="float" office:value="335.77">
            <text:p>335.77</text:p>
          </table:table-cell>
          <table:table-cell office:value-type="float" office:value="3.2221163296304">
            <text:p>3.2221163296</text:p>
          </table:table-cell>
          <table:table-cell office:value-type="float" office:value="0.924615384615385">
            <text:p>0.9246153846</text:p>
          </table:table-cell>
          <table:table-cell office:value-type="float" office:value="27.9342762063228">
            <text:p>27.9342762063</text:p>
          </table:table-cell>
          <table:table-cell/>
          <table:table-cell office:value-type="string">
            <text:p>6892</text:p>
          </table:table-cell>
          <table:table-cell office:value-type="string">
            <text:p>6670</text:p>
          </table:table-cell>
          <table:table-cell office:value-type="float" office:value="11.96">
            <text:p>11.96</text:p>
          </table:table-cell>
          <table:table-cell office:value-type="float" office:value="12">
            <text:p>12</text:p>
          </table:table-cell>
          <table:table-cell office:value-type="float" office:value="1076.31">
            <text:p>1076.31</text:p>
          </table:table-cell>
          <table:table-cell office:value-type="float" office:value="335.77">
            <text:p>335.77</text:p>
          </table:table-cell>
          <table:table-cell office:value-type="float" office:value="3.20549781100158">
            <text:p>3.205497811</text:p>
          </table:table-cell>
          <table:table-cell office:value-type="float" office:value="0.996666666666667">
            <text:p>0.9966666667</text:p>
          </table:table-cell>
          <table:table-cell office:value-type="float" office:value="28.0744147157191">
            <text:p>28.07441471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4.14">
            <text:p>14.14</text:p>
          </table:table-cell>
          <table:table-cell office:value-type="float" office:value="8">
            <text:p>8</text:p>
          </table:table-cell>
          <table:table-cell office:value-type="float" office:value="1272.24">
            <text:p>1272.24</text:p>
          </table:table-cell>
          <table:table-cell office:value-type="float" office:value="69.82">
            <text:p>69.82</text:p>
          </table:table-cell>
          <table:table-cell office:value-type="float" office:value="18.2217129762246">
            <text:p>18.2217129762</text:p>
          </table:table-cell>
          <table:table-cell office:value-type="float" office:value="1.7675">
            <text:p>1.7675</text:p>
          </table:table-cell>
          <table:table-cell office:value-type="float" office:value="4.93776520509194">
            <text:p>4.9377652051</text:p>
          </table:table-cell>
          <table:table-cell/>
          <table:table-cell office:value-type="string">
            <text:p>6945</text:p>
          </table:table-cell>
          <table:table-cell office:value-type="string">
            <text:p>6670</text:p>
          </table:table-cell>
          <table:table-cell office:value-type="float" office:value="14.13">
            <text:p>14.13</text:p>
          </table:table-cell>
          <table:table-cell office:value-type="float" office:value="14">
            <text:p>14</text:p>
          </table:table-cell>
          <table:table-cell office:value-type="float" office:value="1271.34">
            <text:p>1271.34</text:p>
          </table:table-cell>
          <table:table-cell office:value-type="float" office:value="69.82">
            <text:p>69.82</text:p>
          </table:table-cell>
          <table:table-cell office:value-type="float" office:value="18.2088226869092">
            <text:p>18.2088226869</text:p>
          </table:table-cell>
          <table:table-cell office:value-type="float" office:value="1.00928571428571">
            <text:p>1.0092857143</text:p>
          </table:table-cell>
          <table:table-cell office:value-type="float" office:value="4.94125973106865">
            <text:p>4.94125973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0.9">
            <text:p>0.9</text:p>
          </table:table-cell>
          <table:table-cell office:value-type="float" office:value="7">
            <text:p>7</text:p>
          </table:table-cell>
          <table:table-cell office:value-type="float" office:value="80.73">
            <text:p>80.73</text:p>
          </table:table-cell>
          <table:table-cell office:value-type="float" office:value="7.25">
            <text:p>7.25</text:p>
          </table:table-cell>
          <table:table-cell office:value-type="float" office:value="11.1351724137931">
            <text:p>11.1351724138</text:p>
          </table:table-cell>
          <table:table-cell office:value-type="float" office:value="0.128571428571429">
            <text:p>0.1285714286</text:p>
          </table:table-cell>
          <table:table-cell office:value-type="float" office:value="8.05555555555556">
            <text:p>8.0555555556</text:p>
          </table:table-cell>
          <table:table-cell/>
          <table:table-cell office:value-type="string">
            <text:p>6948</text:p>
          </table:table-cell>
          <table:table-cell office:value-type="string">
            <text:p>6670</text:p>
          </table:table-cell>
          <table:table-cell office:value-type="float" office:value="0.73">
            <text:p>0.73</text:p>
          </table:table-cell>
          <table:table-cell office:value-type="float" office:value="7">
            <text:p>7</text:p>
          </table:table-cell>
          <table:table-cell office:value-type="float" office:value="65.88">
            <text:p>65.88</text:p>
          </table:table-cell>
          <table:table-cell office:value-type="float" office:value="7.25">
            <text:p>7.25</text:p>
          </table:table-cell>
          <table:table-cell office:value-type="float" office:value="9.08689655172414">
            <text:p>9.0868965517</text:p>
          </table:table-cell>
          <table:table-cell office:value-type="float" office:value="0.104285714285714">
            <text:p>0.1042857143</text:p>
          </table:table-cell>
          <table:table-cell office:value-type="float" office:value="9.93150684931507">
            <text:p>9.93150684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57.04">
            <text:p>57.04</text:p>
          </table:table-cell>
          <table:table-cell office:value-type="float" office:value="12">
            <text:p>12</text:p>
          </table:table-cell>
          <table:table-cell office:value-type="float" office:value="5133.69">
            <text:p>5133.69</text:p>
          </table:table-cell>
          <table:table-cell office:value-type="float" office:value="68.59">
            <text:p>68.59</text:p>
          </table:table-cell>
          <table:table-cell office:value-type="float" office:value="74.8460416970404">
            <text:p>74.846041697</text:p>
          </table:table-cell>
          <table:table-cell office:value-type="float" office:value="4.75333333333333">
            <text:p>4.7533333333</text:p>
          </table:table-cell>
          <table:table-cell office:value-type="float" office:value="1.20248948106592">
            <text:p>1.2024894811</text:p>
          </table:table-cell>
          <table:table-cell/>
          <table:table-cell office:value-type="string">
            <text:p>6971</text:p>
          </table:table-cell>
          <table:table-cell office:value-type="string">
            <text:p>6670</text:p>
          </table:table-cell>
          <table:table-cell office:value-type="float" office:value="57.02">
            <text:p>57.02</text:p>
          </table:table-cell>
          <table:table-cell office:value-type="float" office:value="9">
            <text:p>9</text:p>
          </table:table-cell>
          <table:table-cell office:value-type="float" office:value="5131.53">
            <text:p>5131.53</text:p>
          </table:table-cell>
          <table:table-cell office:value-type="float" office:value="68.59">
            <text:p>68.59</text:p>
          </table:table-cell>
          <table:table-cell office:value-type="float" office:value="74.8145502259805">
            <text:p>74.814550226</text:p>
          </table:table-cell>
          <table:table-cell office:value-type="float" office:value="6.33555555555556">
            <text:p>6.3355555556</text:p>
          </table:table-cell>
          <table:table-cell office:value-type="float" office:value="1.2029112592073">
            <text:p>1.202911259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48.66">
            <text:p>48.66</text:p>
          </table:table-cell>
          <table:table-cell office:value-type="float" office:value="11">
            <text:p>11</text:p>
          </table:table-cell>
          <table:table-cell office:value-type="float" office:value="4379.04">
            <text:p>4379.04</text:p>
          </table:table-cell>
          <table:table-cell office:value-type="float" office:value="209.8">
            <text:p>209.8</text:p>
          </table:table-cell>
          <table:table-cell office:value-type="float" office:value="20.8724499523356">
            <text:p>20.8724499523</text:p>
          </table:table-cell>
          <table:table-cell office:value-type="float" office:value="4.42363636363636">
            <text:p>4.4236363636</text:p>
          </table:table-cell>
          <table:table-cell office:value-type="float" office:value="4.31154952733251">
            <text:p>4.3115495273</text:p>
          </table:table-cell>
          <table:table-cell/>
          <table:table-cell office:value-type="string">
            <text:p>7021</text:p>
          </table:table-cell>
          <table:table-cell office:value-type="string">
            <text:p>6670</text:p>
          </table:table-cell>
          <table:table-cell office:value-type="float" office:value="48.58">
            <text:p>48.58</text:p>
          </table:table-cell>
          <table:table-cell office:value-type="float" office:value="10">
            <text:p>10</text:p>
          </table:table-cell>
          <table:table-cell office:value-type="float" office:value="4371.75">
            <text:p>4371.75</text:p>
          </table:table-cell>
          <table:table-cell office:value-type="float" office:value="209.8">
            <text:p>209.8</text:p>
          </table:table-cell>
          <table:table-cell office:value-type="float" office:value="20.8377025738799">
            <text:p>20.8377025739</text:p>
          </table:table-cell>
          <table:table-cell office:value-type="float" office:value="4.858">
            <text:p>4.858</text:p>
          </table:table-cell>
          <table:table-cell office:value-type="float" office:value="4.31864965006175">
            <text:p>4.31864965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6.01">
            <text:p>6.01</text:p>
          </table:table-cell>
          <table:table-cell office:value-type="float" office:value="12">
            <text:p>12</text:p>
          </table:table-cell>
          <table:table-cell office:value-type="float" office:value="540.72">
            <text:p>540.72</text:p>
          </table:table-cell>
          <table:table-cell office:value-type="float" office:value="10.38">
            <text:p>10.38</text:p>
          </table:table-cell>
          <table:table-cell office:value-type="float" office:value="52.092485549133">
            <text:p>52.0924855491</text:p>
          </table:table-cell>
          <table:table-cell office:value-type="float" office:value="0.500833333333333">
            <text:p>0.5008333333</text:p>
          </table:table-cell>
          <table:table-cell office:value-type="float" office:value="1.72712146422629">
            <text:p>1.7271214642</text:p>
          </table:table-cell>
          <table:table-cell/>
          <table:table-cell office:value-type="string">
            <text:p>6446</text:p>
          </table:table-cell>
          <table:table-cell office:value-type="string">
            <text:p>6670</text:p>
          </table:table-cell>
          <table:table-cell office:value-type="float" office:value="6.08">
            <text:p>6.08</text:p>
          </table:table-cell>
          <table:table-cell office:value-type="float" office:value="8">
            <text:p>8</text:p>
          </table:table-cell>
          <table:table-cell office:value-type="float" office:value="546.75">
            <text:p>546.75</text:p>
          </table:table-cell>
          <table:table-cell office:value-type="float" office:value="10.38">
            <text:p>10.38</text:p>
          </table:table-cell>
          <table:table-cell office:value-type="float" office:value="52.6734104046243">
            <text:p>52.6734104046</text:p>
          </table:table-cell>
          <table:table-cell office:value-type="float" office:value="0.76">
            <text:p>0.76</text:p>
          </table:table-cell>
          <table:table-cell office:value-type="float" office:value="1.70723684210526">
            <text:p>1.707236842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1.46">
            <text:p>1.46</text:p>
          </table:table-cell>
          <table:table-cell office:value-type="float" office:value="255">
            <text:p>255</text:p>
          </table:table-cell>
          <table:table-cell office:value-type="float" office:value="131.4">
            <text:p>131.4</text:p>
          </table:table-cell>
          <table:table-cell office:value-type="float" office:value="13.32">
            <text:p>13.32</text:p>
          </table:table-cell>
          <table:table-cell office:value-type="float" office:value="9.86486486486487">
            <text:p>9.8648648649</text:p>
          </table:table-cell>
          <table:table-cell office:value-type="float" office:value="0.00572549019607843">
            <text:p>0.0057254902</text:p>
          </table:table-cell>
          <table:table-cell office:value-type="float" office:value="9.12328767123288">
            <text:p>9.1232876712</text:p>
          </table:table-cell>
          <table:table-cell/>
          <table:table-cell office:value-type="string">
            <text:p>6471</text:p>
          </table:table-cell>
          <table:table-cell office:value-type="string">
            <text:p>6670</text:p>
          </table:table-cell>
          <table:table-cell office:value-type="float" office:value="1.52">
            <text:p>1.52</text:p>
          </table:table-cell>
          <table:table-cell office:value-type="float" office:value="255">
            <text:p>255</text:p>
          </table:table-cell>
          <table:table-cell office:value-type="float" office:value="136.98">
            <text:p>136.98</text:p>
          </table:table-cell>
          <table:table-cell office:value-type="float" office:value="13.32">
            <text:p>13.32</text:p>
          </table:table-cell>
          <table:table-cell office:value-type="float" office:value="10.2837837837838">
            <text:p>10.2837837838</text:p>
          </table:table-cell>
          <table:table-cell office:value-type="float" office:value="0.00596078431372549">
            <text:p>0.0059607843</text:p>
          </table:table-cell>
          <table:table-cell office:value-type="float" office:value="8.76315789473684">
            <text:p>8.763157894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0.74">
            <text:p>0.74</text:p>
          </table:table-cell>
          <table:table-cell office:value-type="float" office:value="8">
            <text:p>8</text:p>
          </table:table-cell>
          <table:table-cell office:value-type="float" office:value="66.33">
            <text:p>66.33</text:p>
          </table:table-cell>
          <table:table-cell office:value-type="float" office:value="7.03">
            <text:p>7.03</text:p>
          </table:table-cell>
          <table:table-cell office:value-type="float" office:value="9.4352773826458">
            <text:p>9.4352773826</text:p>
          </table:table-cell>
          <table:table-cell office:value-type="float" office:value="0.0925">
            <text:p>0.0925</text:p>
          </table:table-cell>
          <table:table-cell office:value-type="float" office:value="9.5">
            <text:p>9.5</text:p>
          </table:table-cell>
          <table:table-cell/>
          <table:table-cell office:value-type="string">
            <text:p>6562</text:p>
          </table:table-cell>
          <table:table-cell office:value-type="string">
            <text:p>6670</text:p>
          </table:table-cell>
          <table:table-cell office:value-type="float" office:value="0.81">
            <text:p>0.81</text:p>
          </table:table-cell>
          <table:table-cell office:value-type="float" office:value="9">
            <text:p>9</text:p>
          </table:table-cell>
          <table:table-cell office:value-type="float" office:value="73.35">
            <text:p>73.35</text:p>
          </table:table-cell>
          <table:table-cell office:value-type="float" office:value="7.03">
            <text:p>7.03</text:p>
          </table:table-cell>
          <table:table-cell office:value-type="float" office:value="10.4338549075391">
            <text:p>10.4338549075</text:p>
          </table:table-cell>
          <table:table-cell office:value-type="float" office:value="0.09">
            <text:p>0.09</text:p>
          </table:table-cell>
          <table:table-cell office:value-type="float" office:value="8.67901234567901">
            <text:p>8.67901234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18.39">
            <text:p>18.39</text:p>
          </table:table-cell>
          <table:table-cell office:value-type="float" office:value="10">
            <text:p>10</text:p>
          </table:table-cell>
          <table:table-cell office:value-type="float" office:value="1654.74">
            <text:p>1654.74</text:p>
          </table:table-cell>
          <table:table-cell office:value-type="float" office:value="193.09">
            <text:p>193.09</text:p>
          </table:table-cell>
          <table:table-cell office:value-type="float" office:value="8.5697861101041">
            <text:p>8.5697861101</text:p>
          </table:table-cell>
          <table:table-cell office:value-type="float" office:value="1.839">
            <text:p>1.839</text:p>
          </table:table-cell>
          <table:table-cell office:value-type="float" office:value="10.499728113105">
            <text:p>10.4997281131</text:p>
          </table:table-cell>
          <table:table-cell/>
          <table:table-cell office:value-type="string">
            <text:p>6674</text:p>
          </table:table-cell>
          <table:table-cell office:value-type="string">
            <text:p>6670</text:p>
          </table:table-cell>
          <table:table-cell office:value-type="float" office:value="20.18">
            <text:p>20.18</text:p>
          </table:table-cell>
          <table:table-cell office:value-type="float" office:value="10">
            <text:p>10</text:p>
          </table:table-cell>
          <table:table-cell office:value-type="float" office:value="1816.65">
            <text:p>1816.65</text:p>
          </table:table-cell>
          <table:table-cell office:value-type="float" office:value="193.09">
            <text:p>193.09</text:p>
          </table:table-cell>
          <table:table-cell office:value-type="float" office:value="9.40830700709514">
            <text:p>9.4083070071</text:p>
          </table:table-cell>
          <table:table-cell office:value-type="float" office:value="2.018">
            <text:p>2.018</text:p>
          </table:table-cell>
          <table:table-cell office:value-type="float" office:value="9.56838453914767">
            <text:p>9.56838453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1.6">
            <text:p>1.6</text:p>
          </table:table-cell>
          <table:table-cell office:value-type="float" office:value="6">
            <text:p>6</text:p>
          </table:table-cell>
          <table:table-cell office:value-type="float" office:value="144.09">
            <text:p>144.09</text:p>
          </table:table-cell>
          <table:table-cell office:value-type="float" office:value="13.25">
            <text:p>13.25</text:p>
          </table:table-cell>
          <table:table-cell office:value-type="float" office:value="10.8747169811321">
            <text:p>10.8747169811</text:p>
          </table:table-cell>
          <table:table-cell office:value-type="float" office:value="0.266666666666667">
            <text:p>0.2666666667</text:p>
          </table:table-cell>
          <table:table-cell office:value-type="float" office:value="8.28125">
            <text:p>8.28125</text:p>
          </table:table-cell>
          <table:table-cell/>
          <table:table-cell office:value-type="string">
            <text:p>6699</text:p>
          </table:table-cell>
          <table:table-cell office:value-type="string">
            <text:p>6670</text:p>
          </table:table-cell>
          <table:table-cell office:value-type="float" office:value="1.89">
            <text:p>1.89</text:p>
          </table:table-cell>
          <table:table-cell office:value-type="float" office:value="255">
            <text:p>255</text:p>
          </table:table-cell>
          <table:table-cell office:value-type="float" office:value="170.46">
            <text:p>170.46</text:p>
          </table:table-cell>
          <table:table-cell office:value-type="float" office:value="13.25">
            <text:p>13.25</text:p>
          </table:table-cell>
          <table:table-cell office:value-type="float" office:value="12.8649056603774">
            <text:p>12.8649056604</text:p>
          </table:table-cell>
          <table:table-cell office:value-type="float" office:value="0.00741176470588235">
            <text:p>0.0074117647</text:p>
          </table:table-cell>
          <table:table-cell office:value-type="float" office:value="7.01058201058201">
            <text:p>7.0105820106</text:p>
          </table:table-cell>
          <table:table-cell table:number-columns-repeated="1005"/>
        </table:table-row>
        <table:table-row table:style-name="ro1">
          <table:table-cell office:value-type="string">
            <text:p>6674</text:p>
          </table:table-cell>
          <table:table-cell office:value-type="string">
            <text:p>6087</text:p>
          </table:table-cell>
          <table:table-cell office:value-type="float" office:value="19.33">
            <text:p>19.33</text:p>
          </table:table-cell>
          <table:table-cell office:value-type="float" office:value="8">
            <text:p>8</text:p>
          </table:table-cell>
          <table:table-cell office:value-type="float" office:value="1739.7">
            <text:p>1739.7</text:p>
          </table:table-cell>
          <table:table-cell office:value-type="float" office:value="171.24">
            <text:p>171.24</text:p>
          </table:table-cell>
          <table:table-cell office:value-type="float" office:value="10.1594253679047">
            <text:p>10.1594253679</text:p>
          </table:table-cell>
          <table:table-cell office:value-type="float" office:value="2.41625">
            <text:p>2.41625</text:p>
          </table:table-cell>
          <table:table-cell office:value-type="float" office:value="8.85876875323332">
            <text:p>8.8587687532</text:p>
          </table:table-cell>
          <table:table-cell/>
          <table:table-cell office:value-type="string">
            <text:p>6087</text:p>
          </table:table-cell>
          <table:table-cell office:value-type="string">
            <text:p>6674</text:p>
          </table:table-cell>
          <table:table-cell office:value-type="float" office:value="18.93">
            <text:p>18.93</text:p>
          </table:table-cell>
          <table:table-cell office:value-type="float" office:value="8">
            <text:p>8</text:p>
          </table:table-cell>
          <table:table-cell office:value-type="float" office:value="1703.88">
            <text:p>1703.88</text:p>
          </table:table-cell>
          <table:table-cell office:value-type="float" office:value="171.24">
            <text:p>171.24</text:p>
          </table:table-cell>
          <table:table-cell office:value-type="float" office:value="9.95024526979678">
            <text:p>9.9502452698</text:p>
          </table:table-cell>
          <table:table-cell office:value-type="float" office:value="2.36625">
            <text:p>2.36625</text:p>
          </table:table-cell>
          <table:table-cell office:value-type="float" office:value="9.0459587955626">
            <text:p>9.04595879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38.48">
            <text:p>38.48</text:p>
          </table:table-cell>
          <table:table-cell office:value-type="float" office:value="12">
            <text:p>12</text:p>
          </table:table-cell>
          <table:table-cell office:value-type="float" office:value="3462.93">
            <text:p>3462.93</text:p>
          </table:table-cell>
          <table:table-cell office:value-type="float" office:value="118.29">
            <text:p>118.29</text:p>
          </table:table-cell>
          <table:table-cell office:value-type="float" office:value="29.2749175754502">
            <text:p>29.2749175755</text:p>
          </table:table-cell>
          <table:table-cell office:value-type="float" office:value="3.20666666666667">
            <text:p>3.2066666667</text:p>
          </table:table-cell>
          <table:table-cell office:value-type="float" office:value="3.07406444906445">
            <text:p>3.0740644491</text:p>
          </table:table-cell>
          <table:table-cell/>
          <table:table-cell office:value-type="string">
            <text:p>6182</text:p>
          </table:table-cell>
          <table:table-cell office:value-type="string">
            <text:p>6674</text:p>
          </table:table-cell>
          <table:table-cell office:value-type="float" office:value="40.92">
            <text:p>40.92</text:p>
          </table:table-cell>
          <table:table-cell office:value-type="float" office:value="10">
            <text:p>10</text:p>
          </table:table-cell>
          <table:table-cell office:value-type="float" office:value="3682.62">
            <text:p>3682.62</text:p>
          </table:table-cell>
          <table:table-cell office:value-type="float" office:value="118.29">
            <text:p>118.29</text:p>
          </table:table-cell>
          <table:table-cell office:value-type="float" office:value="31.1321328937357">
            <text:p>31.1321328937</text:p>
          </table:table-cell>
          <table:table-cell office:value-type="float" office:value="4.092">
            <text:p>4.092</text:p>
          </table:table-cell>
          <table:table-cell office:value-type="float" office:value="2.89076246334311">
            <text:p>2.89076246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37.17">
            <text:p>37.17</text:p>
          </table:table-cell>
          <table:table-cell office:value-type="float" office:value="12">
            <text:p>12</text:p>
          </table:table-cell>
          <table:table-cell office:value-type="float" office:value="3345.66">
            <text:p>3345.66</text:p>
          </table:table-cell>
          <table:table-cell office:value-type="float" office:value="192.75">
            <text:p>192.75</text:p>
          </table:table-cell>
          <table:table-cell office:value-type="float" office:value="17.3575097276265">
            <text:p>17.3575097276</text:p>
          </table:table-cell>
          <table:table-cell office:value-type="float" office:value="3.0975">
            <text:p>3.0975</text:p>
          </table:table-cell>
          <table:table-cell office:value-type="float" office:value="5.18563357546408">
            <text:p>5.1856335755</text:p>
          </table:table-cell>
          <table:table-cell/>
          <table:table-cell office:value-type="string">
            <text:p>6214</text:p>
          </table:table-cell>
          <table:table-cell office:value-type="string">
            <text:p>6674</text:p>
          </table:table-cell>
          <table:table-cell office:value-type="float" office:value="39.27">
            <text:p>39.27</text:p>
          </table:table-cell>
          <table:table-cell office:value-type="float" office:value="13">
            <text:p>13</text:p>
          </table:table-cell>
          <table:table-cell office:value-type="float" office:value="3534.75">
            <text:p>3534.75</text:p>
          </table:table-cell>
          <table:table-cell office:value-type="float" office:value="192.75">
            <text:p>192.75</text:p>
          </table:table-cell>
          <table:table-cell office:value-type="float" office:value="18.3385214007782">
            <text:p>18.3385214008</text:p>
          </table:table-cell>
          <table:table-cell office:value-type="float" office:value="3.02076923076923">
            <text:p>3.0207692308</text:p>
          </table:table-cell>
          <table:table-cell office:value-type="float" office:value="4.9083269671505">
            <text:p>4.90832696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28.2">
            <text:p>28.2</text:p>
          </table:table-cell>
          <table:table-cell office:value-type="float" office:value="9">
            <text:p>9</text:p>
          </table:table-cell>
          <table:table-cell office:value-type="float" office:value="2537.73">
            <text:p>2537.73</text:p>
          </table:table-cell>
          <table:table-cell office:value-type="float" office:value="172.83">
            <text:p>172.83</text:p>
          </table:table-cell>
          <table:table-cell office:value-type="float" office:value="14.6833883006423">
            <text:p>14.6833883006</text:p>
          </table:table-cell>
          <table:table-cell office:value-type="float" office:value="3.13333333333333">
            <text:p>3.1333333333</text:p>
          </table:table-cell>
          <table:table-cell office:value-type="float" office:value="6.12872340425532">
            <text:p>6.1287234043</text:p>
          </table:table-cell>
          <table:table-cell/>
          <table:table-cell office:value-type="string">
            <text:p>6382</text:p>
          </table:table-cell>
          <table:table-cell office:value-type="string">
            <text:p>6674</text:p>
          </table:table-cell>
          <table:table-cell office:value-type="float" office:value="26.06">
            <text:p>26.06</text:p>
          </table:table-cell>
          <table:table-cell office:value-type="float" office:value="9">
            <text:p>9</text:p>
          </table:table-cell>
          <table:table-cell office:value-type="float" office:value="2345.31">
            <text:p>2345.31</text:p>
          </table:table-cell>
          <table:table-cell office:value-type="float" office:value="172.83">
            <text:p>172.83</text:p>
          </table:table-cell>
          <table:table-cell office:value-type="float" office:value="13.5700399236244">
            <text:p>13.5700399236</text:p>
          </table:table-cell>
          <table:table-cell office:value-type="float" office:value="2.89555555555556">
            <text:p>2.8955555556</text:p>
          </table:table-cell>
          <table:table-cell office:value-type="float" office:value="6.63200306983883">
            <text:p>6.63200306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36.1">
            <text:p>36.1</text:p>
          </table:table-cell>
          <table:table-cell office:value-type="float" office:value="15">
            <text:p>15</text:p>
          </table:table-cell>
          <table:table-cell office:value-type="float" office:value="3248.64">
            <text:p>3248.64</text:p>
          </table:table-cell>
          <table:table-cell office:value-type="float" office:value="171.19">
            <text:p>171.19</text:p>
          </table:table-cell>
          <table:table-cell office:value-type="float" office:value="18.976809393072">
            <text:p>18.9768093931</text:p>
          </table:table-cell>
          <table:table-cell office:value-type="float" office:value="2.40666666666667">
            <text:p>2.4066666667</text:p>
          </table:table-cell>
          <table:table-cell office:value-type="float" office:value="4.74210526315789">
            <text:p>4.7421052632</text:p>
          </table:table-cell>
          <table:table-cell/>
          <table:table-cell office:value-type="string">
            <text:p>6405</text:p>
          </table:table-cell>
          <table:table-cell office:value-type="string">
            <text:p>6674</text:p>
          </table:table-cell>
          <table:table-cell office:value-type="float" office:value="38.6">
            <text:p>38.6</text:p>
          </table:table-cell>
          <table:table-cell office:value-type="float" office:value="12">
            <text:p>12</text:p>
          </table:table-cell>
          <table:table-cell office:value-type="float" office:value="3474.45">
            <text:p>3474.45</text:p>
          </table:table-cell>
          <table:table-cell office:value-type="float" office:value="171.19">
            <text:p>171.19</text:p>
          </table:table-cell>
          <table:table-cell office:value-type="float" office:value="20.2958700858695">
            <text:p>20.2958700859</text:p>
          </table:table-cell>
          <table:table-cell office:value-type="float" office:value="3.21666666666667">
            <text:p>3.2166666667</text:p>
          </table:table-cell>
          <table:table-cell office:value-type="float" office:value="4.43497409326425">
            <text:p>4.43497409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25.39">
            <text:p>25.39</text:p>
          </table:table-cell>
          <table:table-cell office:value-type="float" office:value="11">
            <text:p>11</text:p>
          </table:table-cell>
          <table:table-cell office:value-type="float" office:value="2284.74">
            <text:p>2284.74</text:p>
          </table:table-cell>
          <table:table-cell office:value-type="float" office:value="172.5">
            <text:p>172.5</text:p>
          </table:table-cell>
          <table:table-cell office:value-type="float" office:value="13.2448695652174">
            <text:p>13.2448695652</text:p>
          </table:table-cell>
          <table:table-cell office:value-type="float" office:value="2.30818181818182">
            <text:p>2.3081818182</text:p>
          </table:table-cell>
          <table:table-cell office:value-type="float" office:value="6.79401339109886">
            <text:p>6.7940133911</text:p>
          </table:table-cell>
          <table:table-cell/>
          <table:table-cell office:value-type="string">
            <text:p>6423</text:p>
          </table:table-cell>
          <table:table-cell office:value-type="string">
            <text:p>6674</text:p>
          </table:table-cell>
          <table:table-cell office:value-type="float" office:value="27.32">
            <text:p>27.32</text:p>
          </table:table-cell>
          <table:table-cell office:value-type="float" office:value="14">
            <text:p>14</text:p>
          </table:table-cell>
          <table:table-cell office:value-type="float" office:value="2458.98">
            <text:p>2458.98</text:p>
          </table:table-cell>
          <table:table-cell office:value-type="float" office:value="172.5">
            <text:p>172.5</text:p>
          </table:table-cell>
          <table:table-cell office:value-type="float" office:value="14.2549565217391">
            <text:p>14.2549565217</text:p>
          </table:table-cell>
          <table:table-cell office:value-type="float" office:value="1.95142857142857">
            <text:p>1.9514285714</text:p>
          </table:table-cell>
          <table:table-cell office:value-type="float" office:value="6.31405563689605">
            <text:p>6.31405563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31.76">
            <text:p>31.76</text:p>
          </table:table-cell>
          <table:table-cell office:value-type="float" office:value="11">
            <text:p>11</text:p>
          </table:table-cell>
          <table:table-cell office:value-type="float" office:value="2858.67">
            <text:p>2858.67</text:p>
          </table:table-cell>
          <table:table-cell office:value-type="float" office:value="171.32">
            <text:p>171.32</text:p>
          </table:table-cell>
          <table:table-cell office:value-type="float" office:value="16.6861428904973">
            <text:p>16.6861428905</text:p>
          </table:table-cell>
          <table:table-cell office:value-type="float" office:value="2.88727272727273">
            <text:p>2.8872727273</text:p>
          </table:table-cell>
          <table:table-cell office:value-type="float" office:value="5.39420654911839">
            <text:p>5.3942065491</text:p>
          </table:table-cell>
          <table:table-cell/>
          <table:table-cell office:value-type="string">
            <text:p>6451</text:p>
          </table:table-cell>
          <table:table-cell office:value-type="string">
            <text:p>6674</text:p>
          </table:table-cell>
          <table:table-cell office:value-type="float" office:value="31.4">
            <text:p>31.4</text:p>
          </table:table-cell>
          <table:table-cell office:value-type="float" office:value="10">
            <text:p>10</text:p>
          </table:table-cell>
          <table:table-cell office:value-type="float" office:value="2826.18">
            <text:p>2826.18</text:p>
          </table:table-cell>
          <table:table-cell office:value-type="float" office:value="171.32">
            <text:p>171.32</text:p>
          </table:table-cell>
          <table:table-cell office:value-type="float" office:value="16.4964977819286">
            <text:p>16.4964977819</text:p>
          </table:table-cell>
          <table:table-cell office:value-type="float" office:value="3.14">
            <text:p>3.14</text:p>
          </table:table-cell>
          <table:table-cell office:value-type="float" office:value="5.45605095541401">
            <text:p>5.456050955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34.38">
            <text:p>34.38</text:p>
          </table:table-cell>
          <table:table-cell office:value-type="float" office:value="255">
            <text:p>255</text:p>
          </table:table-cell>
          <table:table-cell office:value-type="float" office:value="3094.56">
            <text:p>3094.56</text:p>
          </table:table-cell>
          <table:table-cell office:value-type="float" office:value="186.52">
            <text:p>186.52</text:p>
          </table:table-cell>
          <table:table-cell office:value-type="float" office:value="16.5910358138537">
            <text:p>16.5910358139</text:p>
          </table:table-cell>
          <table:table-cell office:value-type="float" office:value="0.134823529411765">
            <text:p>0.1348235294</text:p>
          </table:table-cell>
          <table:table-cell office:value-type="float" office:value="5.42524723676556">
            <text:p>5.4252472368</text:p>
          </table:table-cell>
          <table:table-cell/>
          <table:table-cell office:value-type="string">
            <text:p>6471</text:p>
          </table:table-cell>
          <table:table-cell office:value-type="string">
            <text:p>6674</text:p>
          </table:table-cell>
          <table:table-cell office:value-type="float" office:value="36.16">
            <text:p>36.16</text:p>
          </table:table-cell>
          <table:table-cell office:value-type="float" office:value="255">
            <text:p>255</text:p>
          </table:table-cell>
          <table:table-cell office:value-type="float" office:value="3254.04">
            <text:p>3254.04</text:p>
          </table:table-cell>
          <table:table-cell office:value-type="float" office:value="186.52">
            <text:p>186.52</text:p>
          </table:table-cell>
          <table:table-cell office:value-type="float" office:value="17.4460647651726">
            <text:p>17.4460647652</text:p>
          </table:table-cell>
          <table:table-cell office:value-type="float" office:value="0.141803921568627">
            <text:p>0.1418039216</text:p>
          </table:table-cell>
          <table:table-cell office:value-type="float" office:value="5.15818584070797">
            <text:p>5.15818584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24.33">
            <text:p>24.33</text:p>
          </table:table-cell>
          <table:table-cell office:value-type="float" office:value="13">
            <text:p>13</text:p>
          </table:table-cell>
          <table:table-cell office:value-type="float" office:value="2189.97">
            <text:p>2189.97</text:p>
          </table:table-cell>
          <table:table-cell office:value-type="float" office:value="85.93">
            <text:p>85.93</text:p>
          </table:table-cell>
          <table:table-cell office:value-type="float" office:value="25.4855114628186">
            <text:p>25.4855114628</text:p>
          </table:table-cell>
          <table:table-cell office:value-type="float" office:value="1.87153846153846">
            <text:p>1.8715384615</text:p>
          </table:table-cell>
          <table:table-cell office:value-type="float" office:value="3.53185367858611">
            <text:p>3.5318536786</text:p>
          </table:table-cell>
          <table:table-cell/>
          <table:table-cell office:value-type="string">
            <text:p>6499</text:p>
          </table:table-cell>
          <table:table-cell office:value-type="string">
            <text:p>6674</text:p>
          </table:table-cell>
          <table:table-cell office:value-type="float" office:value="24.63">
            <text:p>24.63</text:p>
          </table:table-cell>
          <table:table-cell office:value-type="float" office:value="13">
            <text:p>13</text:p>
          </table:table-cell>
          <table:table-cell office:value-type="float" office:value="2216.97">
            <text:p>2216.97</text:p>
          </table:table-cell>
          <table:table-cell office:value-type="float" office:value="85.93">
            <text:p>85.93</text:p>
          </table:table-cell>
          <table:table-cell office:value-type="float" office:value="25.7997207028977">
            <text:p>25.7997207029</text:p>
          </table:table-cell>
          <table:table-cell office:value-type="float" office:value="1.89461538461539">
            <text:p>1.8946153846</text:p>
          </table:table-cell>
          <table:table-cell office:value-type="float" office:value="3.4888347543646">
            <text:p>3.488834754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36.68">
            <text:p>36.68</text:p>
          </table:table-cell>
          <table:table-cell office:value-type="float" office:value="13">
            <text:p>13</text:p>
          </table:table-cell>
          <table:table-cell office:value-type="float" office:value="3301.56">
            <text:p>3301.56</text:p>
          </table:table-cell>
          <table:table-cell office:value-type="float" office:value="286.75">
            <text:p>286.75</text:p>
          </table:table-cell>
          <table:table-cell office:value-type="float" office:value="11.5137227550131">
            <text:p>11.513722755</text:p>
          </table:table-cell>
          <table:table-cell office:value-type="float" office:value="2.82153846153846">
            <text:p>2.8215384615</text:p>
          </table:table-cell>
          <table:table-cell office:value-type="float" office:value="7.81761177753544">
            <text:p>7.8176117775</text:p>
          </table:table-cell>
          <table:table-cell/>
          <table:table-cell office:value-type="string">
            <text:p>6501</text:p>
          </table:table-cell>
          <table:table-cell office:value-type="string">
            <text:p>6674</text:p>
          </table:table-cell>
          <table:table-cell office:value-type="float" office:value="37.72">
            <text:p>37.72</text:p>
          </table:table-cell>
          <table:table-cell office:value-type="float" office:value="9">
            <text:p>9</text:p>
          </table:table-cell>
          <table:table-cell office:value-type="float" office:value="3394.98">
            <text:p>3394.98</text:p>
          </table:table-cell>
          <table:table-cell office:value-type="float" office:value="286.75">
            <text:p>286.75</text:p>
          </table:table-cell>
          <table:table-cell office:value-type="float" office:value="11.8395117698344">
            <text:p>11.8395117698</text:p>
          </table:table-cell>
          <table:table-cell office:value-type="float" office:value="4.19111111111111">
            <text:p>4.1911111111</text:p>
          </table:table-cell>
          <table:table-cell office:value-type="float" office:value="7.60206786850477">
            <text:p>7.602067868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21.18">
            <text:p>21.18</text:p>
          </table:table-cell>
          <table:table-cell office:value-type="float" office:value="11">
            <text:p>11</text:p>
          </table:table-cell>
          <table:table-cell office:value-type="float" office:value="1906.2">
            <text:p>1906.2</text:p>
          </table:table-cell>
          <table:table-cell office:value-type="float" office:value="151.21">
            <text:p>151.21</text:p>
          </table:table-cell>
          <table:table-cell office:value-type="float" office:value="12.6063091065406">
            <text:p>12.6063091065</text:p>
          </table:table-cell>
          <table:table-cell office:value-type="float" office:value="1.92545454545455">
            <text:p>1.9254545455</text:p>
          </table:table-cell>
          <table:table-cell office:value-type="float" office:value="7.13928234183192">
            <text:p>7.1392823418</text:p>
          </table:table-cell>
          <table:table-cell/>
          <table:table-cell office:value-type="string">
            <text:p>6512</text:p>
          </table:table-cell>
          <table:table-cell office:value-type="string">
            <text:p>6674</text:p>
          </table:table-cell>
          <table:table-cell office:value-type="float" office:value="22.16">
            <text:p>22.16</text:p>
          </table:table-cell>
          <table:table-cell office:value-type="float" office:value="10">
            <text:p>10</text:p>
          </table:table-cell>
          <table:table-cell office:value-type="float" office:value="1994.85">
            <text:p>1994.85</text:p>
          </table:table-cell>
          <table:table-cell office:value-type="float" office:value="151.21">
            <text:p>151.21</text:p>
          </table:table-cell>
          <table:table-cell office:value-type="float" office:value="13.1925798558296">
            <text:p>13.1925798558</text:p>
          </table:table-cell>
          <table:table-cell office:value-type="float" office:value="2.216">
            <text:p>2.216</text:p>
          </table:table-cell>
          <table:table-cell office:value-type="float" office:value="6.8235559566787">
            <text:p>6.82355595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21.01">
            <text:p>21.01</text:p>
          </table:table-cell>
          <table:table-cell office:value-type="float" office:value="13">
            <text:p>13</text:p>
          </table:table-cell>
          <table:table-cell office:value-type="float" office:value="1890.72">
            <text:p>1890.72</text:p>
          </table:table-cell>
          <table:table-cell office:value-type="float" office:value="212.72">
            <text:p>212.72</text:p>
          </table:table-cell>
          <table:table-cell office:value-type="float" office:value="8.88830387363671">
            <text:p>8.8883038736</text:p>
          </table:table-cell>
          <table:table-cell office:value-type="float" office:value="1.61615384615385">
            <text:p>1.6161538462</text:p>
          </table:table-cell>
          <table:table-cell office:value-type="float" office:value="10.1247025226083">
            <text:p>10.1247025226</text:p>
          </table:table-cell>
          <table:table-cell/>
          <table:table-cell office:value-type="string">
            <text:p>6515</text:p>
          </table:table-cell>
          <table:table-cell office:value-type="string">
            <text:p>6674</text:p>
          </table:table-cell>
          <table:table-cell office:value-type="float" office:value="20.94">
            <text:p>20.94</text:p>
          </table:table-cell>
          <table:table-cell office:value-type="float" office:value="13">
            <text:p>13</text:p>
          </table:table-cell>
          <table:table-cell office:value-type="float" office:value="1884.87">
            <text:p>1884.87</text:p>
          </table:table-cell>
          <table:table-cell office:value-type="float" office:value="212.72">
            <text:p>212.72</text:p>
          </table:table-cell>
          <table:table-cell office:value-type="float" office:value="8.86080293343362">
            <text:p>8.8608029334</text:p>
          </table:table-cell>
          <table:table-cell office:value-type="float" office:value="1.61076923076923">
            <text:p>1.6107692308</text:p>
          </table:table-cell>
          <table:table-cell office:value-type="float" office:value="10.1585482330468">
            <text:p>10.1585482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20.7">
            <text:p>20.7</text:p>
          </table:table-cell>
          <table:table-cell office:value-type="float" office:value="13">
            <text:p>13</text:p>
          </table:table-cell>
          <table:table-cell office:value-type="float" office:value="1862.55">
            <text:p>1862.55</text:p>
          </table:table-cell>
          <table:table-cell office:value-type="float" office:value="212.61">
            <text:p>212.61</text:p>
          </table:table-cell>
          <table:table-cell office:value-type="float" office:value="8.76040637787498">
            <text:p>8.7604063779</text:p>
          </table:table-cell>
          <table:table-cell office:value-type="float" office:value="1.59230769230769">
            <text:p>1.5923076923</text:p>
          </table:table-cell>
          <table:table-cell office:value-type="float" office:value="10.2710144927536">
            <text:p>10.2710144928</text:p>
          </table:table-cell>
          <table:table-cell/>
          <table:table-cell office:value-type="string">
            <text:p>6516</text:p>
          </table:table-cell>
          <table:table-cell office:value-type="string">
            <text:p>6674</text:p>
          </table:table-cell>
          <table:table-cell office:value-type="float" office:value="21.02">
            <text:p>21.02</text:p>
          </table:table-cell>
          <table:table-cell office:value-type="float" office:value="13">
            <text:p>13</text:p>
          </table:table-cell>
          <table:table-cell office:value-type="float" office:value="1891.53">
            <text:p>1891.53</text:p>
          </table:table-cell>
          <table:table-cell office:value-type="float" office:value="212.61">
            <text:p>212.61</text:p>
          </table:table-cell>
          <table:table-cell office:value-type="float" office:value="8.89671229010865">
            <text:p>8.8967122901</text:p>
          </table:table-cell>
          <table:table-cell office:value-type="float" office:value="1.61692307692308">
            <text:p>1.6169230769</text:p>
          </table:table-cell>
          <table:table-cell office:value-type="float" office:value="10.1146527117031">
            <text:p>10.11465271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26.04">
            <text:p>26.04</text:p>
          </table:table-cell>
          <table:table-cell office:value-type="float" office:value="10">
            <text:p>10</text:p>
          </table:table-cell>
          <table:table-cell office:value-type="float" office:value="2343.96">
            <text:p>2343.96</text:p>
          </table:table-cell>
          <table:table-cell office:value-type="float" office:value="167.7">
            <text:p>167.7</text:p>
          </table:table-cell>
          <table:table-cell office:value-type="float" office:value="13.9771019677996">
            <text:p>13.9771019678</text:p>
          </table:table-cell>
          <table:table-cell office:value-type="float" office:value="2.604">
            <text:p>2.604</text:p>
          </table:table-cell>
          <table:table-cell office:value-type="float" office:value="6.44009216589862">
            <text:p>6.4400921659</text:p>
          </table:table-cell>
          <table:table-cell/>
          <table:table-cell office:value-type="string">
            <text:p>6519</text:p>
          </table:table-cell>
          <table:table-cell office:value-type="string">
            <text:p>6674</text:p>
          </table:table-cell>
          <table:table-cell office:value-type="float" office:value="24.73">
            <text:p>24.73</text:p>
          </table:table-cell>
          <table:table-cell office:value-type="float" office:value="10">
            <text:p>10</text:p>
          </table:table-cell>
          <table:table-cell office:value-type="float" office:value="2226.06">
            <text:p>2226.06</text:p>
          </table:table-cell>
          <table:table-cell office:value-type="float" office:value="167.7">
            <text:p>167.7</text:p>
          </table:table-cell>
          <table:table-cell office:value-type="float" office:value="13.274060822898">
            <text:p>13.2740608229</text:p>
          </table:table-cell>
          <table:table-cell office:value-type="float" office:value="2.473">
            <text:p>2.473</text:p>
          </table:table-cell>
          <table:table-cell office:value-type="float" office:value="6.78123736352608">
            <text:p>6.78123736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38.14">
            <text:p>38.14</text:p>
          </table:table-cell>
          <table:table-cell office:value-type="float" office:value="12">
            <text:p>12</text:p>
          </table:table-cell>
          <table:table-cell office:value-type="float" office:value="3432.96">
            <text:p>3432.96</text:p>
          </table:table-cell>
          <table:table-cell office:value-type="float" office:value="131.31">
            <text:p>131.31</text:p>
          </table:table-cell>
          <table:table-cell office:value-type="float" office:value="26.1439342015079">
            <text:p>26.1439342015</text:p>
          </table:table-cell>
          <table:table-cell office:value-type="float" office:value="3.17833333333333">
            <text:p>3.1783333333</text:p>
          </table:table-cell>
          <table:table-cell office:value-type="float" office:value="3.44284216046146">
            <text:p>3.4428421605</text:p>
          </table:table-cell>
          <table:table-cell/>
          <table:table-cell office:value-type="string">
            <text:p>6532</text:p>
          </table:table-cell>
          <table:table-cell office:value-type="string">
            <text:p>6674</text:p>
          </table:table-cell>
          <table:table-cell office:value-type="float" office:value="39.73">
            <text:p>39.73</text:p>
          </table:table-cell>
          <table:table-cell office:value-type="float" office:value="14">
            <text:p>14</text:p>
          </table:table-cell>
          <table:table-cell office:value-type="float" office:value="3575.61">
            <text:p>3575.61</text:p>
          </table:table-cell>
          <table:table-cell office:value-type="float" office:value="131.31">
            <text:p>131.31</text:p>
          </table:table-cell>
          <table:table-cell office:value-type="float" office:value="27.2302947224126">
            <text:p>27.2302947224</text:p>
          </table:table-cell>
          <table:table-cell office:value-type="float" office:value="2.83785714285714">
            <text:p>2.8378571429</text:p>
          </table:table-cell>
          <table:table-cell office:value-type="float" office:value="3.30505914925749">
            <text:p>3.30505914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23.88">
            <text:p>23.88</text:p>
          </table:table-cell>
          <table:table-cell office:value-type="float" office:value="8">
            <text:p>8</text:p>
          </table:table-cell>
          <table:table-cell office:value-type="float" office:value="2149.11">
            <text:p>2149.11</text:p>
          </table:table-cell>
          <table:table-cell office:value-type="float" office:value="22.75">
            <text:p>22.75</text:p>
          </table:table-cell>
          <table:table-cell office:value-type="float" office:value="94.4663736263736">
            <text:p>94.4663736264</text:p>
          </table:table-cell>
          <table:table-cell office:value-type="float" office:value="2.985">
            <text:p>2.985</text:p>
          </table:table-cell>
          <table:table-cell office:value-type="float" office:value="0.952680067001675">
            <text:p>0.952680067</text:p>
          </table:table-cell>
          <table:table-cell/>
          <table:table-cell office:value-type="string">
            <text:p>6552</text:p>
          </table:table-cell>
          <table:table-cell office:value-type="string">
            <text:p>6674</text:p>
          </table:table-cell>
          <table:table-cell office:value-type="float" office:value="21.61">
            <text:p>21.61</text:p>
          </table:table-cell>
          <table:table-cell office:value-type="float" office:value="8">
            <text:p>8</text:p>
          </table:table-cell>
          <table:table-cell office:value-type="float" office:value="1944.9">
            <text:p>1944.9</text:p>
          </table:table-cell>
          <table:table-cell office:value-type="float" office:value="22.75">
            <text:p>22.75</text:p>
          </table:table-cell>
          <table:table-cell office:value-type="float" office:value="85.4901098901099">
            <text:p>85.4901098901</text:p>
          </table:table-cell>
          <table:table-cell office:value-type="float" office:value="2.70125">
            <text:p>2.70125</text:p>
          </table:table-cell>
          <table:table-cell office:value-type="float" office:value="1.05275335492827">
            <text:p>1.052753354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30.95">
            <text:p>30.95</text:p>
          </table:table-cell>
          <table:table-cell office:value-type="float" office:value="12">
            <text:p>12</text:p>
          </table:table-cell>
          <table:table-cell office:value-type="float" office:value="2785.5">
            <text:p>2785.5</text:p>
          </table:table-cell>
          <table:table-cell office:value-type="float" office:value="170.88">
            <text:p>170.88</text:p>
          </table:table-cell>
          <table:table-cell office:value-type="float" office:value="16.3009129213483">
            <text:p>16.3009129213</text:p>
          </table:table-cell>
          <table:table-cell office:value-type="float" office:value="2.57916666666667">
            <text:p>2.5791666667</text:p>
          </table:table-cell>
          <table:table-cell office:value-type="float" office:value="5.52116316639741">
            <text:p>5.5211631664</text:p>
          </table:table-cell>
          <table:table-cell/>
          <table:table-cell office:value-type="string">
            <text:p>6559</text:p>
          </table:table-cell>
          <table:table-cell office:value-type="string">
            <text:p>6674</text:p>
          </table:table-cell>
          <table:table-cell office:value-type="float" office:value="30.71">
            <text:p>30.71</text:p>
          </table:table-cell>
          <table:table-cell office:value-type="float" office:value="10">
            <text:p>10</text:p>
          </table:table-cell>
          <table:table-cell office:value-type="float" office:value="2764.26">
            <text:p>2764.26</text:p>
          </table:table-cell>
          <table:table-cell office:value-type="float" office:value="170.88">
            <text:p>170.88</text:p>
          </table:table-cell>
          <table:table-cell office:value-type="float" office:value="16.1766151685393">
            <text:p>16.1766151685</text:p>
          </table:table-cell>
          <table:table-cell office:value-type="float" office:value="3.071">
            <text:p>3.071</text:p>
          </table:table-cell>
          <table:table-cell office:value-type="float" office:value="5.56431129925106">
            <text:p>5.56431129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22.29">
            <text:p>22.29</text:p>
          </table:table-cell>
          <table:table-cell office:value-type="float" office:value="11">
            <text:p>11</text:p>
          </table:table-cell>
          <table:table-cell office:value-type="float" office:value="2005.74">
            <text:p>2005.74</text:p>
          </table:table-cell>
          <table:table-cell office:value-type="float" office:value="112.26">
            <text:p>112.26</text:p>
          </table:table-cell>
          <table:table-cell office:value-type="float" office:value="17.8669160876537">
            <text:p>17.8669160877</text:p>
          </table:table-cell>
          <table:table-cell office:value-type="float" office:value="2.02636363636364">
            <text:p>2.0263636364</text:p>
          </table:table-cell>
          <table:table-cell office:value-type="float" office:value="5.03633916554509">
            <text:p>5.0363391655</text:p>
          </table:table-cell>
          <table:table-cell/>
          <table:table-cell office:value-type="string">
            <text:p>6609</text:p>
          </table:table-cell>
          <table:table-cell office:value-type="string">
            <text:p>6674</text:p>
          </table:table-cell>
          <table:table-cell office:value-type="float" office:value="21.57">
            <text:p>21.57</text:p>
          </table:table-cell>
          <table:table-cell office:value-type="float" office:value="11">
            <text:p>11</text:p>
          </table:table-cell>
          <table:table-cell office:value-type="float" office:value="1941.66">
            <text:p>1941.66</text:p>
          </table:table-cell>
          <table:table-cell office:value-type="float" office:value="112.26">
            <text:p>112.26</text:p>
          </table:table-cell>
          <table:table-cell office:value-type="float" office:value="17.296098343132">
            <text:p>17.2960983431</text:p>
          </table:table-cell>
          <table:table-cell office:value-type="float" office:value="1.96090909090909">
            <text:p>1.9609090909</text:p>
          </table:table-cell>
          <table:table-cell office:value-type="float" office:value="5.20445062586926">
            <text:p>5.20445062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21.83">
            <text:p>21.83</text:p>
          </table:table-cell>
          <table:table-cell office:value-type="float" office:value="10">
            <text:p>10</text:p>
          </table:table-cell>
          <table:table-cell office:value-type="float" office:value="1964.43">
            <text:p>1964.43</text:p>
          </table:table-cell>
          <table:table-cell office:value-type="float" office:value="181.44">
            <text:p>181.44</text:p>
          </table:table-cell>
          <table:table-cell office:value-type="float" office:value="10.8268849206349">
            <text:p>10.8268849206</text:p>
          </table:table-cell>
          <table:table-cell office:value-type="float" office:value="2.183">
            <text:p>2.183</text:p>
          </table:table-cell>
          <table:table-cell office:value-type="float" office:value="8.31149793861658">
            <text:p>8.3114979386</text:p>
          </table:table-cell>
          <table:table-cell/>
          <table:table-cell office:value-type="string">
            <text:p>6647</text:p>
          </table:table-cell>
          <table:table-cell office:value-type="string">
            <text:p>6674</text:p>
          </table:table-cell>
          <table:table-cell office:value-type="float" office:value="19.38">
            <text:p>19.38</text:p>
          </table:table-cell>
          <table:table-cell office:value-type="float" office:value="10">
            <text:p>10</text:p>
          </table:table-cell>
          <table:table-cell office:value-type="float" office:value="1744.2">
            <text:p>1744.2</text:p>
          </table:table-cell>
          <table:table-cell office:value-type="float" office:value="181.44">
            <text:p>181.44</text:p>
          </table:table-cell>
          <table:table-cell office:value-type="float" office:value="9.61309523809524">
            <text:p>9.6130952381</text:p>
          </table:table-cell>
          <table:table-cell office:value-type="float" office:value="1.938">
            <text:p>1.938</text:p>
          </table:table-cell>
          <table:table-cell office:value-type="float" office:value="9.36222910216718">
            <text:p>9.36222910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20.18">
            <text:p>20.18</text:p>
          </table:table-cell>
          <table:table-cell office:value-type="float" office:value="10">
            <text:p>10</text:p>
          </table:table-cell>
          <table:table-cell office:value-type="float" office:value="1816.65">
            <text:p>1816.65</text:p>
          </table:table-cell>
          <table:table-cell office:value-type="float" office:value="193.09">
            <text:p>193.09</text:p>
          </table:table-cell>
          <table:table-cell office:value-type="float" office:value="9.40830700709514">
            <text:p>9.4083070071</text:p>
          </table:table-cell>
          <table:table-cell office:value-type="float" office:value="2.018">
            <text:p>2.018</text:p>
          </table:table-cell>
          <table:table-cell office:value-type="float" office:value="9.56838453914767">
            <text:p>9.5683845391</text:p>
          </table:table-cell>
          <table:table-cell/>
          <table:table-cell office:value-type="string">
            <text:p>6670</text:p>
          </table:table-cell>
          <table:table-cell office:value-type="string">
            <text:p>6674</text:p>
          </table:table-cell>
          <table:table-cell office:value-type="float" office:value="18.39">
            <text:p>18.39</text:p>
          </table:table-cell>
          <table:table-cell office:value-type="float" office:value="10">
            <text:p>10</text:p>
          </table:table-cell>
          <table:table-cell office:value-type="float" office:value="1654.74">
            <text:p>1654.74</text:p>
          </table:table-cell>
          <table:table-cell office:value-type="float" office:value="193.09">
            <text:p>193.09</text:p>
          </table:table-cell>
          <table:table-cell office:value-type="float" office:value="8.5697861101041">
            <text:p>8.5697861101</text:p>
          </table:table-cell>
          <table:table-cell office:value-type="float" office:value="1.839">
            <text:p>1.839</text:p>
          </table:table-cell>
          <table:table-cell office:value-type="float" office:value="10.499728113105">
            <text:p>10.49972811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18.05">
            <text:p>18.05</text:p>
          </table:table-cell>
          <table:table-cell office:value-type="float" office:value="13">
            <text:p>13</text:p>
          </table:table-cell>
          <table:table-cell office:value-type="float" office:value="1624.23">
            <text:p>1624.23</text:p>
          </table:table-cell>
          <table:table-cell office:value-type="float" office:value="171.35">
            <text:p>171.35</text:p>
          </table:table-cell>
          <table:table-cell office:value-type="float" office:value="9.47901955062737">
            <text:p>9.4790195506</text:p>
          </table:table-cell>
          <table:table-cell office:value-type="float" office:value="1.38846153846154">
            <text:p>1.3884615385</text:p>
          </table:table-cell>
          <table:table-cell office:value-type="float" office:value="9.49307479224377">
            <text:p>9.4930747922</text:p>
          </table:table-cell>
          <table:table-cell/>
          <table:table-cell office:value-type="string">
            <text:p>6695</text:p>
          </table:table-cell>
          <table:table-cell office:value-type="string">
            <text:p>6674</text:p>
          </table:table-cell>
          <table:table-cell office:value-type="float" office:value="19.55">
            <text:p>19.55</text:p>
          </table:table-cell>
          <table:table-cell office:value-type="float" office:value="13">
            <text:p>13</text:p>
          </table:table-cell>
          <table:table-cell office:value-type="float" office:value="1759.86">
            <text:p>1759.86</text:p>
          </table:table-cell>
          <table:table-cell office:value-type="float" office:value="171.35">
            <text:p>171.35</text:p>
          </table:table-cell>
          <table:table-cell office:value-type="float" office:value="10.2705573387803">
            <text:p>10.2705573388</text:p>
          </table:table-cell>
          <table:table-cell office:value-type="float" office:value="1.50384615384615">
            <text:p>1.5038461538</text:p>
          </table:table-cell>
          <table:table-cell office:value-type="float" office:value="8.76470588235294">
            <text:p>8.764705882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36.24">
            <text:p>36.24</text:p>
          </table:table-cell>
          <table:table-cell office:value-type="float" office:value="255">
            <text:p>255</text:p>
          </table:table-cell>
          <table:table-cell office:value-type="float" office:value="3262.05">
            <text:p>3262.05</text:p>
          </table:table-cell>
          <table:table-cell office:value-type="float" office:value="186.15">
            <text:p>186.15</text:p>
          </table:table-cell>
          <table:table-cell office:value-type="float" office:value="17.5237711522965">
            <text:p>17.5237711523</text:p>
          </table:table-cell>
          <table:table-cell office:value-type="float" office:value="0.142117647058823">
            <text:p>0.1421176471</text:p>
          </table:table-cell>
          <table:table-cell office:value-type="float" office:value="5.13658940397351">
            <text:p>5.136589404</text:p>
          </table:table-cell>
          <table:table-cell/>
          <table:table-cell office:value-type="string">
            <text:p>6699</text:p>
          </table:table-cell>
          <table:table-cell office:value-type="string">
            <text:p>6674</text:p>
          </table:table-cell>
          <table:table-cell office:value-type="float" office:value="37.03">
            <text:p>37.03</text:p>
          </table:table-cell>
          <table:table-cell office:value-type="float" office:value="255">
            <text:p>255</text:p>
          </table:table-cell>
          <table:table-cell office:value-type="float" office:value="3332.7">
            <text:p>3332.7</text:p>
          </table:table-cell>
          <table:table-cell office:value-type="float" office:value="186.15">
            <text:p>186.15</text:p>
          </table:table-cell>
          <table:table-cell office:value-type="float" office:value="17.9033037872683">
            <text:p>17.9033037873</text:p>
          </table:table-cell>
          <table:table-cell office:value-type="float" office:value="0.14521568627451">
            <text:p>0.1452156863</text:p>
          </table:table-cell>
          <table:table-cell office:value-type="float" office:value="5.02700513097489">
            <text:p>5.0270051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24.91">
            <text:p>24.91</text:p>
          </table:table-cell>
          <table:table-cell office:value-type="float" office:value="9">
            <text:p>9</text:p>
          </table:table-cell>
          <table:table-cell office:value-type="float" office:value="2242.08">
            <text:p>2242.08</text:p>
          </table:table-cell>
          <table:table-cell office:value-type="float" office:value="192.09">
            <text:p>192.09</text:p>
          </table:table-cell>
          <table:table-cell office:value-type="float" office:value="11.6720287365298">
            <text:p>11.6720287365</text:p>
          </table:table-cell>
          <table:table-cell office:value-type="float" office:value="2.76777777777778">
            <text:p>2.7677777778</text:p>
          </table:table-cell>
          <table:table-cell office:value-type="float" office:value="7.71136089923725">
            <text:p>7.7113608992</text:p>
          </table:table-cell>
          <table:table-cell/>
          <table:table-cell office:value-type="string">
            <text:p>6716</text:p>
          </table:table-cell>
          <table:table-cell office:value-type="string">
            <text:p>6674</text:p>
          </table:table-cell>
          <table:table-cell office:value-type="float" office:value="25.06">
            <text:p>25.06</text:p>
          </table:table-cell>
          <table:table-cell office:value-type="float" office:value="8">
            <text:p>8</text:p>
          </table:table-cell>
          <table:table-cell office:value-type="float" office:value="2255.31">
            <text:p>2255.31</text:p>
          </table:table-cell>
          <table:table-cell office:value-type="float" office:value="192.09">
            <text:p>192.09</text:p>
          </table:table-cell>
          <table:table-cell office:value-type="float" office:value="11.7409027018585">
            <text:p>11.7409027019</text:p>
          </table:table-cell>
          <table:table-cell office:value-type="float" office:value="3.1325">
            <text:p>3.1325</text:p>
          </table:table-cell>
          <table:table-cell office:value-type="float" office:value="7.66520351157223">
            <text:p>7.66520351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7.59">
            <text:p>17.59</text:p>
          </table:table-cell>
          <table:table-cell office:value-type="float" office:value="8">
            <text:p>8</text:p>
          </table:table-cell>
          <table:table-cell office:value-type="float" office:value="1582.74">
            <text:p>1582.74</text:p>
          </table:table-cell>
          <table:table-cell office:value-type="float" office:value="186.33">
            <text:p>186.33</text:p>
          </table:table-cell>
          <table:table-cell office:value-type="float" office:value="8.49428433424569">
            <text:p>8.4942843342</text:p>
          </table:table-cell>
          <table:table-cell office:value-type="float" office:value="2.19875">
            <text:p>2.19875</text:p>
          </table:table-cell>
          <table:table-cell office:value-type="float" office:value="10.5929505400796">
            <text:p>10.5929505401</text:p>
          </table:table-cell>
          <table:table-cell/>
          <table:table-cell office:value-type="string">
            <text:p>6738</text:p>
          </table:table-cell>
          <table:table-cell office:value-type="string">
            <text:p>6674</text:p>
          </table:table-cell>
          <table:table-cell office:value-type="float" office:value="19.97">
            <text:p>19.97</text:p>
          </table:table-cell>
          <table:table-cell office:value-type="float" office:value="8">
            <text:p>8</text:p>
          </table:table-cell>
          <table:table-cell office:value-type="float" office:value="1796.94">
            <text:p>1796.94</text:p>
          </table:table-cell>
          <table:table-cell office:value-type="float" office:value="186.33">
            <text:p>186.33</text:p>
          </table:table-cell>
          <table:table-cell office:value-type="float" office:value="9.64385767187248">
            <text:p>9.6438576719</text:p>
          </table:table-cell>
          <table:table-cell office:value-type="float" office:value="2.49625">
            <text:p>2.49625</text:p>
          </table:table-cell>
          <table:table-cell office:value-type="float" office:value="9.33049574361542">
            <text:p>9.33049574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36.54">
            <text:p>36.54</text:p>
          </table:table-cell>
          <table:table-cell office:value-type="float" office:value="12">
            <text:p>12</text:p>
          </table:table-cell>
          <table:table-cell office:value-type="float" office:value="3288.42">
            <text:p>3288.42</text:p>
          </table:table-cell>
          <table:table-cell office:value-type="float" office:value="253.65">
            <text:p>253.65</text:p>
          </table:table-cell>
          <table:table-cell office:value-type="float" office:value="12.9643997634536">
            <text:p>12.9643997635</text:p>
          </table:table-cell>
          <table:table-cell office:value-type="float" office:value="3.045">
            <text:p>3.045</text:p>
          </table:table-cell>
          <table:table-cell office:value-type="float" office:value="6.94170771756979">
            <text:p>6.9417077176</text:p>
          </table:table-cell>
          <table:table-cell/>
          <table:table-cell office:value-type="string">
            <text:p>6843</text:p>
          </table:table-cell>
          <table:table-cell office:value-type="string">
            <text:p>6674</text:p>
          </table:table-cell>
          <table:table-cell office:value-type="float" office:value="37.21">
            <text:p>37.21</text:p>
          </table:table-cell>
          <table:table-cell office:value-type="float" office:value="12">
            <text:p>12</text:p>
          </table:table-cell>
          <table:table-cell office:value-type="float" office:value="3348.54">
            <text:p>3348.54</text:p>
          </table:table-cell>
          <table:table-cell office:value-type="float" office:value="253.65">
            <text:p>253.65</text:p>
          </table:table-cell>
          <table:table-cell office:value-type="float" office:value="13.2014192785334">
            <text:p>13.2014192785</text:p>
          </table:table-cell>
          <table:table-cell office:value-type="float" office:value="3.10083333333333">
            <text:p>3.1008333333</text:p>
          </table:table-cell>
          <table:table-cell office:value-type="float" office:value="6.81671593657619">
            <text:p>6.816715936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9.8">
            <text:p>19.8</text:p>
          </table:table-cell>
          <table:table-cell office:value-type="float" office:value="8">
            <text:p>8</text:p>
          </table:table-cell>
          <table:table-cell office:value-type="float" office:value="1782">
            <text:p>1782</text:p>
          </table:table-cell>
          <table:table-cell office:value-type="float" office:value="192.2">
            <text:p>192.2</text:p>
          </table:table-cell>
          <table:table-cell office:value-type="float" office:value="9.27159209157128">
            <text:p>9.2715920916</text:p>
          </table:table-cell>
          <table:table-cell office:value-type="float" office:value="2.475">
            <text:p>2.475</text:p>
          </table:table-cell>
          <table:table-cell office:value-type="float" office:value="9.70707070707071">
            <text:p>9.7070707071</text:p>
          </table:table-cell>
          <table:table-cell/>
          <table:table-cell office:value-type="string">
            <text:p>6879</text:p>
          </table:table-cell>
          <table:table-cell office:value-type="string">
            <text:p>6674</text:p>
          </table:table-cell>
          <table:table-cell office:value-type="float" office:value="16.75">
            <text:p>16.75</text:p>
          </table:table-cell>
          <table:table-cell office:value-type="float" office:value="8">
            <text:p>8</text:p>
          </table:table-cell>
          <table:table-cell office:value-type="float" office:value="1507.59">
            <text:p>1507.59</text:p>
          </table:table-cell>
          <table:table-cell office:value-type="float" office:value="192.2">
            <text:p>192.2</text:p>
          </table:table-cell>
          <table:table-cell office:value-type="float" office:value="7.84386056191467">
            <text:p>7.8438605619</text:p>
          </table:table-cell>
          <table:table-cell office:value-type="float" office:value="2.09375">
            <text:p>2.09375</text:p>
          </table:table-cell>
          <table:table-cell office:value-type="float" office:value="11.4746268656716">
            <text:p>11.47462686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38.34">
            <text:p>38.34</text:p>
          </table:table-cell>
          <table:table-cell office:value-type="float" office:value="14">
            <text:p>14</text:p>
          </table:table-cell>
          <table:table-cell office:value-type="float" office:value="3450.78">
            <text:p>3450.78</text:p>
          </table:table-cell>
          <table:table-cell office:value-type="float" office:value="174.31">
            <text:p>174.31</text:p>
          </table:table-cell>
          <table:table-cell office:value-type="float" office:value="19.7967988067237">
            <text:p>19.7967988067</text:p>
          </table:table-cell>
          <table:table-cell office:value-type="float" office:value="2.73857142857143">
            <text:p>2.7385714286</text:p>
          </table:table-cell>
          <table:table-cell office:value-type="float" office:value="4.54642670839854">
            <text:p>4.5464267084</text:p>
          </table:table-cell>
          <table:table-cell/>
          <table:table-cell office:value-type="string">
            <text:p>6892</text:p>
          </table:table-cell>
          <table:table-cell office:value-type="string">
            <text:p>6674</text:p>
          </table:table-cell>
          <table:table-cell office:value-type="float" office:value="37.43">
            <text:p>37.43</text:p>
          </table:table-cell>
          <table:table-cell office:value-type="float" office:value="9">
            <text:p>9</text:p>
          </table:table-cell>
          <table:table-cell office:value-type="float" office:value="3368.7">
            <text:p>3368.7</text:p>
          </table:table-cell>
          <table:table-cell office:value-type="float" office:value="174.31">
            <text:p>174.31</text:p>
          </table:table-cell>
          <table:table-cell office:value-type="float" office:value="19.325913602203">
            <text:p>19.3259136022</text:p>
          </table:table-cell>
          <table:table-cell office:value-type="float" office:value="4.15888888888889">
            <text:p>4.1588888889</text:p>
          </table:table-cell>
          <table:table-cell office:value-type="float" office:value="4.65695965802832">
            <text:p>4.65695965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8.02">
            <text:p>18.02</text:p>
          </table:table-cell>
          <table:table-cell office:value-type="float" office:value="11">
            <text:p>11</text:p>
          </table:table-cell>
          <table:table-cell office:value-type="float" office:value="1621.71">
            <text:p>1621.71</text:p>
          </table:table-cell>
          <table:table-cell office:value-type="float" office:value="171.1">
            <text:p>171.1</text:p>
          </table:table-cell>
          <table:table-cell office:value-type="float" office:value="9.4781414377557">
            <text:p>9.4781414378</text:p>
          </table:table-cell>
          <table:table-cell office:value-type="float" office:value="1.63818181818182">
            <text:p>1.6381818182</text:p>
          </table:table-cell>
          <table:table-cell office:value-type="float" office:value="9.49500554938957">
            <text:p>9.4950055494</text:p>
          </table:table-cell>
          <table:table-cell/>
          <table:table-cell office:value-type="string">
            <text:p>6945</text:p>
          </table:table-cell>
          <table:table-cell office:value-type="string">
            <text:p>6674</text:p>
          </table:table-cell>
          <table:table-cell office:value-type="float" office:value="19.19">
            <text:p>19.19</text:p>
          </table:table-cell>
          <table:table-cell office:value-type="float" office:value="12">
            <text:p>12</text:p>
          </table:table-cell>
          <table:table-cell office:value-type="float" office:value="1727.46">
            <text:p>1727.46</text:p>
          </table:table-cell>
          <table:table-cell office:value-type="float" office:value="171.1">
            <text:p>171.1</text:p>
          </table:table-cell>
          <table:table-cell office:value-type="float" office:value="10.0962010520164">
            <text:p>10.096201052</text:p>
          </table:table-cell>
          <table:table-cell office:value-type="float" office:value="1.59916666666667">
            <text:p>1.5991666667</text:p>
          </table:table-cell>
          <table:table-cell office:value-type="float" office:value="8.91610213652944">
            <text:p>8.91610213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17.48">
            <text:p>17.48</text:p>
          </table:table-cell>
          <table:table-cell office:value-type="float" office:value="10">
            <text:p>10</text:p>
          </table:table-cell>
          <table:table-cell office:value-type="float" office:value="1573.56">
            <text:p>1573.56</text:p>
          </table:table-cell>
          <table:table-cell office:value-type="float" office:value="187.75">
            <text:p>187.75</text:p>
          </table:table-cell>
          <table:table-cell office:value-type="float" office:value="8.38114513981358">
            <text:p>8.3811451398</text:p>
          </table:table-cell>
          <table:table-cell office:value-type="float" office:value="1.748">
            <text:p>1.748</text:p>
          </table:table-cell>
          <table:table-cell office:value-type="float" office:value="10.7408466819222">
            <text:p>10.7408466819</text:p>
          </table:table-cell>
          <table:table-cell/>
          <table:table-cell office:value-type="string">
            <text:p>6948</text:p>
          </table:table-cell>
          <table:table-cell office:value-type="string">
            <text:p>6674</text:p>
          </table:table-cell>
          <table:table-cell office:value-type="float" office:value="17.74">
            <text:p>17.74</text:p>
          </table:table-cell>
          <table:table-cell office:value-type="float" office:value="10">
            <text:p>10</text:p>
          </table:table-cell>
          <table:table-cell office:value-type="float" office:value="1596.6">
            <text:p>1596.6</text:p>
          </table:table-cell>
          <table:table-cell office:value-type="float" office:value="187.75">
            <text:p>187.75</text:p>
          </table:table-cell>
          <table:table-cell office:value-type="float" office:value="8.50386151797603">
            <text:p>8.503861518</text:p>
          </table:table-cell>
          <table:table-cell office:value-type="float" office:value="1.774">
            <text:p>1.774</text:p>
          </table:table-cell>
          <table:table-cell office:value-type="float" office:value="10.5834272829763">
            <text:p>10.58342728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22.14">
            <text:p>22.14</text:p>
          </table:table-cell>
          <table:table-cell office:value-type="float" office:value="12">
            <text:p>12</text:p>
          </table:table-cell>
          <table:table-cell office:value-type="float" office:value="1992.33">
            <text:p>1992.33</text:p>
          </table:table-cell>
          <table:table-cell office:value-type="float" office:value="171.44">
            <text:p>171.44</text:p>
          </table:table-cell>
          <table:table-cell office:value-type="float" office:value="11.6211502566496">
            <text:p>11.6211502566</text:p>
          </table:table-cell>
          <table:table-cell office:value-type="float" office:value="1.845">
            <text:p>1.845</text:p>
          </table:table-cell>
          <table:table-cell office:value-type="float" office:value="7.74345076784101">
            <text:p>7.7434507678</text:p>
          </table:table-cell>
          <table:table-cell/>
          <table:table-cell office:value-type="string">
            <text:p>6971</text:p>
          </table:table-cell>
          <table:table-cell office:value-type="string">
            <text:p>6674</text:p>
          </table:table-cell>
          <table:table-cell office:value-type="float" office:value="18.8">
            <text:p>18.8</text:p>
          </table:table-cell>
          <table:table-cell office:value-type="float" office:value="11">
            <text:p>11</text:p>
          </table:table-cell>
          <table:table-cell office:value-type="float" office:value="1691.82">
            <text:p>1691.82</text:p>
          </table:table-cell>
          <table:table-cell office:value-type="float" office:value="171.44">
            <text:p>171.44</text:p>
          </table:table-cell>
          <table:table-cell office:value-type="float" office:value="9.86829211385908">
            <text:p>9.8682921139</text:p>
          </table:table-cell>
          <table:table-cell office:value-type="float" office:value="1.70909090909091">
            <text:p>1.7090909091</text:p>
          </table:table-cell>
          <table:table-cell office:value-type="float" office:value="9.11914893617021">
            <text:p>9.119148936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24.83">
            <text:p>24.83</text:p>
          </table:table-cell>
          <table:table-cell office:value-type="float" office:value="10">
            <text:p>10</text:p>
          </table:table-cell>
          <table:table-cell office:value-type="float" office:value="2234.88">
            <text:p>2234.88</text:p>
          </table:table-cell>
          <table:table-cell office:value-type="float" office:value="42.8">
            <text:p>42.8</text:p>
          </table:table-cell>
          <table:table-cell office:value-type="float" office:value="52.2168224299065">
            <text:p>52.2168224299</text:p>
          </table:table-cell>
          <table:table-cell office:value-type="float" office:value="2.483">
            <text:p>2.483</text:p>
          </table:table-cell>
          <table:table-cell office:value-type="float" office:value="1.72372130487314">
            <text:p>1.7237213049</text:p>
          </table:table-cell>
          <table:table-cell/>
          <table:table-cell office:value-type="string">
            <text:p>7021</text:p>
          </table:table-cell>
          <table:table-cell office:value-type="string">
            <text:p>6674</text:p>
          </table:table-cell>
          <table:table-cell office:value-type="float" office:value="27.16">
            <text:p>27.16</text:p>
          </table:table-cell>
          <table:table-cell office:value-type="float" office:value="10">
            <text:p>10</text:p>
          </table:table-cell>
          <table:table-cell office:value-type="float" office:value="2444.04">
            <text:p>2444.04</text:p>
          </table:table-cell>
          <table:table-cell office:value-type="float" office:value="42.8">
            <text:p>42.8</text:p>
          </table:table-cell>
          <table:table-cell office:value-type="float" office:value="57.103738317757">
            <text:p>57.1037383178</text:p>
          </table:table-cell>
          <table:table-cell office:value-type="float" office:value="2.716">
            <text:p>2.716</text:p>
          </table:table-cell>
          <table:table-cell office:value-type="float" office:value="1.57584683357879">
            <text:p>1.57584683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17.59">
            <text:p>17.59</text:p>
          </table:table-cell>
          <table:table-cell office:value-type="float" office:value="10">
            <text:p>10</text:p>
          </table:table-cell>
          <table:table-cell office:value-type="float" office:value="1582.74">
            <text:p>1582.74</text:p>
          </table:table-cell>
          <table:table-cell office:value-type="float" office:value="186.47">
            <text:p>186.47</text:p>
          </table:table-cell>
          <table:table-cell office:value-type="float" office:value="8.48790690191452">
            <text:p>8.4879069019</text:p>
          </table:table-cell>
          <table:table-cell office:value-type="float" office:value="1.759">
            <text:p>1.759</text:p>
          </table:table-cell>
          <table:table-cell office:value-type="float" office:value="10.6009096077317">
            <text:p>10.6009096077</text:p>
          </table:table-cell>
          <table:table-cell/>
          <table:table-cell office:value-type="string">
            <text:p>6446</text:p>
          </table:table-cell>
          <table:table-cell office:value-type="string">
            <text:p>6674</text:p>
          </table:table-cell>
          <table:table-cell office:value-type="float" office:value="19.28">
            <text:p>19.28</text:p>
          </table:table-cell>
          <table:table-cell office:value-type="float" office:value="255">
            <text:p>255</text:p>
          </table:table-cell>
          <table:table-cell office:value-type="float" office:value="1735.29">
            <text:p>1735.29</text:p>
          </table:table-cell>
          <table:table-cell office:value-type="float" office:value="186.47">
            <text:p>186.47</text:p>
          </table:table-cell>
          <table:table-cell office:value-type="float" office:value="9.30600096530273">
            <text:p>9.3060009653</text:p>
          </table:table-cell>
          <table:table-cell office:value-type="float" office:value="0.0756078431372549">
            <text:p>0.0756078431</text:p>
          </table:table-cell>
          <table:table-cell office:value-type="float" office:value="9.67168049792531">
            <text:p>9.67168049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18.42">
            <text:p>18.42</text:p>
          </table:table-cell>
          <table:table-cell office:value-type="float" office:value="8">
            <text:p>8</text:p>
          </table:table-cell>
          <table:table-cell office:value-type="float" office:value="1657.98">
            <text:p>1657.98</text:p>
          </table:table-cell>
          <table:table-cell office:value-type="float" office:value="188.1">
            <text:p>188.1</text:p>
          </table:table-cell>
          <table:table-cell office:value-type="float" office:value="8.81435406698565">
            <text:p>8.814354067</text:p>
          </table:table-cell>
          <table:table-cell office:value-type="float" office:value="2.3025">
            <text:p>2.3025</text:p>
          </table:table-cell>
          <table:table-cell office:value-type="float" office:value="10.2117263843648">
            <text:p>10.2117263844</text:p>
          </table:table-cell>
          <table:table-cell/>
          <table:table-cell office:value-type="string">
            <text:p>6562</text:p>
          </table:table-cell>
          <table:table-cell office:value-type="string">
            <text:p>6674</text:p>
          </table:table-cell>
          <table:table-cell office:value-type="float" office:value="17.86">
            <text:p>17.86</text:p>
          </table:table-cell>
          <table:table-cell office:value-type="float" office:value="255">
            <text:p>255</text:p>
          </table:table-cell>
          <table:table-cell office:value-type="float" office:value="1607.58">
            <text:p>1607.58</text:p>
          </table:table-cell>
          <table:table-cell office:value-type="float" office:value="188.1">
            <text:p>188.1</text:p>
          </table:table-cell>
          <table:table-cell office:value-type="float" office:value="8.54641148325359">
            <text:p>8.5464114833</text:p>
          </table:table-cell>
          <table:table-cell office:value-type="float" office:value="0.0700392156862745">
            <text:p>0.0700392157</text:p>
          </table:table-cell>
          <table:table-cell office:value-type="float" office:value="10.531914893617">
            <text:p>10.5319148936</text:p>
          </table:table-cell>
          <table:table-cell table:number-columns-repeated="1005"/>
        </table:table-row>
        <table:table-row table:style-name="ro1">
          <table:table-cell office:value-type="string">
            <text:p>6695</text:p>
          </table:table-cell>
          <table:table-cell office:value-type="string">
            <text:p>6087</text:p>
          </table:table-cell>
          <table:table-cell office:value-type="float" office:value="2.36">
            <text:p>2.36</text:p>
          </table:table-cell>
          <table:table-cell office:value-type="float" office:value="8">
            <text:p>8</text:p>
          </table:table-cell>
          <table:table-cell office:value-type="float" office:value="212.76">
            <text:p>212.76</text:p>
          </table:table-cell>
          <table:table-cell office:value-type="float" office:value="0.11">
            <text:p>0.11</text:p>
          </table:table-cell>
          <table:table-cell office:value-type="float" office:value="1934.18181818182">
            <text:p>1934.1818181818</text:p>
          </table:table-cell>
          <table:table-cell office:value-type="float" office:value="0.295">
            <text:p>0.295</text:p>
          </table:table-cell>
          <table:table-cell office:value-type="float" office:value="0.0466101694915254">
            <text:p>0.0466101695</text:p>
          </table:table-cell>
          <table:table-cell/>
          <table:table-cell office:value-type="string">
            <text:p>6087</text:p>
          </table:table-cell>
          <table:table-cell office:value-type="string">
            <text:p>6695</text:p>
          </table:table-cell>
          <table:table-cell office:value-type="float" office:value="2.44">
            <text:p>2.44</text:p>
          </table:table-cell>
          <table:table-cell office:value-type="float" office:value="8">
            <text:p>8</text:p>
          </table:table-cell>
          <table:table-cell office:value-type="float" office:value="219.87">
            <text:p>219.87</text:p>
          </table:table-cell>
          <table:table-cell office:value-type="float" office:value="0.11">
            <text:p>0.11</text:p>
          </table:table-cell>
          <table:table-cell office:value-type="float" office:value="1998.81818181818">
            <text:p>1998.8181818182</text:p>
          </table:table-cell>
          <table:table-cell office:value-type="float" office:value="0.305">
            <text:p>0.305</text:p>
          </table:table-cell>
          <table:table-cell office:value-type="float" office:value="0.0450819672131148">
            <text:p>0.04508196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6.45">
            <text:p>6.45</text:p>
          </table:table-cell>
          <table:table-cell office:value-type="float" office:value="11">
            <text:p>11</text:p>
          </table:table-cell>
          <table:table-cell office:value-type="float" office:value="580.5">
            <text:p>580.5</text:p>
          </table:table-cell>
          <table:table-cell office:value-type="float" office:value="273.7">
            <text:p>273.7</text:p>
          </table:table-cell>
          <table:table-cell office:value-type="float" office:value="2.120935330654">
            <text:p>2.1209353307</text:p>
          </table:table-cell>
          <table:table-cell office:value-type="float" office:value="0.586363636363636">
            <text:p>0.5863636364</text:p>
          </table:table-cell>
          <table:table-cell office:value-type="float" office:value="42.4341085271318">
            <text:p>42.4341085271</text:p>
          </table:table-cell>
          <table:table-cell/>
          <table:table-cell office:value-type="string">
            <text:p>6182</text:p>
          </table:table-cell>
          <table:table-cell office:value-type="string">
            <text:p>6695</text:p>
          </table:table-cell>
          <table:table-cell office:value-type="float" office:value="6.39">
            <text:p>6.39</text:p>
          </table:table-cell>
          <table:table-cell office:value-type="float" office:value="11">
            <text:p>11</text:p>
          </table:table-cell>
          <table:table-cell office:value-type="float" office:value="574.92">
            <text:p>574.92</text:p>
          </table:table-cell>
          <table:table-cell office:value-type="float" office:value="273.7">
            <text:p>273.7</text:p>
          </table:table-cell>
          <table:table-cell office:value-type="float" office:value="2.10054804530508">
            <text:p>2.1005480453</text:p>
          </table:table-cell>
          <table:table-cell office:value-type="float" office:value="0.580909090909091">
            <text:p>0.5809090909</text:p>
          </table:table-cell>
          <table:table-cell office:value-type="float" office:value="42.8325508607199">
            <text:p>42.83255086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6.86">
            <text:p>6.86</text:p>
          </table:table-cell>
          <table:table-cell office:value-type="float" office:value="14">
            <text:p>14</text:p>
          </table:table-cell>
          <table:table-cell office:value-type="float" office:value="617.13">
            <text:p>617.13</text:p>
          </table:table-cell>
          <table:table-cell office:value-type="float" office:value="67.05">
            <text:p>67.05</text:p>
          </table:table-cell>
          <table:table-cell office:value-type="float" office:value="9.20402684563758">
            <text:p>9.2040268456</text:p>
          </table:table-cell>
          <table:table-cell office:value-type="float" office:value="0.49">
            <text:p>0.49</text:p>
          </table:table-cell>
          <table:table-cell office:value-type="float" office:value="9.77405247813411">
            <text:p>9.7740524781</text:p>
          </table:table-cell>
          <table:table-cell/>
          <table:table-cell office:value-type="string">
            <text:p>6214</text:p>
          </table:table-cell>
          <table:table-cell office:value-type="string">
            <text:p>6695</text:p>
          </table:table-cell>
          <table:table-cell office:value-type="float" office:value="6.79">
            <text:p>6.79</text:p>
          </table:table-cell>
          <table:table-cell office:value-type="float" office:value="12">
            <text:p>12</text:p>
          </table:table-cell>
          <table:table-cell office:value-type="float" office:value="611.1">
            <text:p>611.1</text:p>
          </table:table-cell>
          <table:table-cell office:value-type="float" office:value="67.05">
            <text:p>67.05</text:p>
          </table:table-cell>
          <table:table-cell office:value-type="float" office:value="9.11409395973154">
            <text:p>9.1140939597</text:p>
          </table:table-cell>
          <table:table-cell office:value-type="float" office:value="0.565833333333333">
            <text:p>0.5658333333</text:p>
          </table:table-cell>
          <table:table-cell office:value-type="float" office:value="9.87481590574374">
            <text:p>9.87481590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2.39">
            <text:p>2.39</text:p>
          </table:table-cell>
          <table:table-cell office:value-type="float" office:value="7">
            <text:p>7</text:p>
          </table:table-cell>
          <table:table-cell office:value-type="float" office:value="215.01">
            <text:p>215.01</text:p>
          </table:table-cell>
          <table:table-cell office:value-type="float" office:value="2.53">
            <text:p>2.53</text:p>
          </table:table-cell>
          <table:table-cell office:value-type="float" office:value="84.9841897233202">
            <text:p>84.9841897233</text:p>
          </table:table-cell>
          <table:table-cell office:value-type="float" office:value="0.341428571428571">
            <text:p>0.3414285714</text:p>
          </table:table-cell>
          <table:table-cell office:value-type="float" office:value="1.05857740585774">
            <text:p>1.0585774059</text:p>
          </table:table-cell>
          <table:table-cell/>
          <table:table-cell office:value-type="string">
            <text:p>6382</text:p>
          </table:table-cell>
          <table:table-cell office:value-type="string">
            <text:p>6695</text:p>
          </table:table-cell>
          <table:table-cell office:value-type="float" office:value="2.23">
            <text:p>2.23</text:p>
          </table:table-cell>
          <table:table-cell office:value-type="float" office:value="7">
            <text:p>7</text:p>
          </table:table-cell>
          <table:table-cell office:value-type="float" office:value="201.15">
            <text:p>201.15</text:p>
          </table:table-cell>
          <table:table-cell office:value-type="float" office:value="2.53">
            <text:p>2.53</text:p>
          </table:table-cell>
          <table:table-cell office:value-type="float" office:value="79.505928853755">
            <text:p>79.5059288538</text:p>
          </table:table-cell>
          <table:table-cell office:value-type="float" office:value="0.318571428571429">
            <text:p>0.3185714286</text:p>
          </table:table-cell>
          <table:table-cell office:value-type="float" office:value="1.13452914798206">
            <text:p>1.1345291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2.88">
            <text:p>2.88</text:p>
          </table:table-cell>
          <table:table-cell office:value-type="float" office:value="11">
            <text:p>11</text:p>
          </table:table-cell>
          <table:table-cell office:value-type="float" office:value="258.75">
            <text:p>258.75</text:p>
          </table:table-cell>
          <table:table-cell office:value-type="float" office:value="1.55">
            <text:p>1.55</text:p>
          </table:table-cell>
          <table:table-cell office:value-type="float" office:value="166.935483870968">
            <text:p>166.935483871</text:p>
          </table:table-cell>
          <table:table-cell office:value-type="float" office:value="0.261818181818182">
            <text:p>0.2618181818</text:p>
          </table:table-cell>
          <table:table-cell office:value-type="float" office:value="0.538194444444444">
            <text:p>0.5381944444</text:p>
          </table:table-cell>
          <table:table-cell/>
          <table:table-cell office:value-type="string">
            <text:p>6405</text:p>
          </table:table-cell>
          <table:table-cell office:value-type="string">
            <text:p>6695</text:p>
          </table:table-cell>
          <table:table-cell office:value-type="float" office:value="2.79">
            <text:p>2.79</text:p>
          </table:table-cell>
          <table:table-cell office:value-type="float" office:value="11">
            <text:p>11</text:p>
          </table:table-cell>
          <table:table-cell office:value-type="float" office:value="250.74">
            <text:p>250.74</text:p>
          </table:table-cell>
          <table:table-cell office:value-type="float" office:value="1.55">
            <text:p>1.55</text:p>
          </table:table-cell>
          <table:table-cell office:value-type="float" office:value="161.767741935484">
            <text:p>161.7677419355</text:p>
          </table:table-cell>
          <table:table-cell office:value-type="float" office:value="0.253636363636364">
            <text:p>0.2536363636</text:p>
          </table:table-cell>
          <table:table-cell office:value-type="float" office:value="0.555555555555556">
            <text:p>0.55555555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7.54">
            <text:p>7.54</text:p>
          </table:table-cell>
          <table:table-cell office:value-type="float" office:value="10">
            <text:p>10</text:p>
          </table:table-cell>
          <table:table-cell office:value-type="float" office:value="678.78">
            <text:p>678.78</text:p>
          </table:table-cell>
          <table:table-cell office:value-type="float" office:value="285.06">
            <text:p>285.06</text:p>
          </table:table-cell>
          <table:table-cell office:value-type="float" office:value="2.38118290886129">
            <text:p>2.3811829089</text:p>
          </table:table-cell>
          <table:table-cell office:value-type="float" office:value="0.754">
            <text:p>0.754</text:p>
          </table:table-cell>
          <table:table-cell office:value-type="float" office:value="37.8063660477454">
            <text:p>37.8063660477</text:p>
          </table:table-cell>
          <table:table-cell/>
          <table:table-cell office:value-type="string">
            <text:p>6423</text:p>
          </table:table-cell>
          <table:table-cell office:value-type="string">
            <text:p>6695</text:p>
          </table:table-cell>
          <table:table-cell office:value-type="float" office:value="7.51">
            <text:p>7.51</text:p>
          </table:table-cell>
          <table:table-cell office:value-type="float" office:value="10">
            <text:p>10</text:p>
          </table:table-cell>
          <table:table-cell office:value-type="float" office:value="676.26">
            <text:p>676.26</text:p>
          </table:table-cell>
          <table:table-cell office:value-type="float" office:value="285.06">
            <text:p>285.06</text:p>
          </table:table-cell>
          <table:table-cell office:value-type="float" office:value="2.37234266470217">
            <text:p>2.3723426647</text:p>
          </table:table-cell>
          <table:table-cell office:value-type="float" office:value="0.751">
            <text:p>0.751</text:p>
          </table:table-cell>
          <table:table-cell office:value-type="float" office:value="37.9573901464714">
            <text:p>37.95739014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2.38">
            <text:p>2.38</text:p>
          </table:table-cell>
          <table:table-cell office:value-type="float" office:value="10">
            <text:p>10</text:p>
          </table:table-cell>
          <table:table-cell office:value-type="float" office:value="214.29">
            <text:p>214.29</text:p>
          </table:table-cell>
          <table:table-cell office:value-type="float" office:value="2.44">
            <text:p>2.44</text:p>
          </table:table-cell>
          <table:table-cell office:value-type="float" office:value="87.8237704918033">
            <text:p>87.8237704918</text:p>
          </table:table-cell>
          <table:table-cell office:value-type="float" office:value="0.238">
            <text:p>0.238</text:p>
          </table:table-cell>
          <table:table-cell office:value-type="float" office:value="1.02521008403361">
            <text:p>1.025210084</text:p>
          </table:table-cell>
          <table:table-cell/>
          <table:table-cell office:value-type="string">
            <text:p>6451</text:p>
          </table:table-cell>
          <table:table-cell office:value-type="string">
            <text:p>6695</text:p>
          </table:table-cell>
          <table:table-cell office:value-type="float" office:value="2.3">
            <text:p>2.3</text:p>
          </table:table-cell>
          <table:table-cell office:value-type="float" office:value="10">
            <text:p>10</text:p>
          </table:table-cell>
          <table:table-cell office:value-type="float" office:value="206.64">
            <text:p>206.64</text:p>
          </table:table-cell>
          <table:table-cell office:value-type="float" office:value="2.44">
            <text:p>2.44</text:p>
          </table:table-cell>
          <table:table-cell office:value-type="float" office:value="84.6885245901639">
            <text:p>84.6885245902</text:p>
          </table:table-cell>
          <table:table-cell office:value-type="float" office:value="0.23">
            <text:p>0.23</text:p>
          </table:table-cell>
          <table:table-cell office:value-type="float" office:value="1.06086956521739">
            <text:p>1.06086956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7.29">
            <text:p>7.29</text:p>
          </table:table-cell>
          <table:table-cell office:value-type="float" office:value="12">
            <text:p>12</text:p>
          </table:table-cell>
          <table:table-cell office:value-type="float" office:value="655.92">
            <text:p>655.92</text:p>
          </table:table-cell>
          <table:table-cell office:value-type="float" office:value="89.21">
            <text:p>89.21</text:p>
          </table:table-cell>
          <table:table-cell office:value-type="float" office:value="7.35253895303217">
            <text:p>7.352538953</text:p>
          </table:table-cell>
          <table:table-cell office:value-type="float" office:value="0.6075">
            <text:p>0.6075</text:p>
          </table:table-cell>
          <table:table-cell office:value-type="float" office:value="12.2373113854595">
            <text:p>12.2373113855</text:p>
          </table:table-cell>
          <table:table-cell/>
          <table:table-cell office:value-type="string">
            <text:p>6499</text:p>
          </table:table-cell>
          <table:table-cell office:value-type="string">
            <text:p>6695</text:p>
          </table:table-cell>
          <table:table-cell office:value-type="float" office:value="7.37">
            <text:p>7.37</text:p>
          </table:table-cell>
          <table:table-cell office:value-type="float" office:value="12">
            <text:p>12</text:p>
          </table:table-cell>
          <table:table-cell office:value-type="float" office:value="663.39">
            <text:p>663.39</text:p>
          </table:table-cell>
          <table:table-cell office:value-type="float" office:value="89.21">
            <text:p>89.21</text:p>
          </table:table-cell>
          <table:table-cell office:value-type="float" office:value="7.43627396031835">
            <text:p>7.4362739603</text:p>
          </table:table-cell>
          <table:table-cell office:value-type="float" office:value="0.614166666666667">
            <text:p>0.6141666667</text:p>
          </table:table-cell>
          <table:table-cell office:value-type="float" office:value="12.1044776119403">
            <text:p>12.104477611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6.87">
            <text:p>6.87</text:p>
          </table:table-cell>
          <table:table-cell office:value-type="float" office:value="11">
            <text:p>11</text:p>
          </table:table-cell>
          <table:table-cell office:value-type="float" office:value="617.94">
            <text:p>617.94</text:p>
          </table:table-cell>
          <table:table-cell office:value-type="float" office:value="166.77">
            <text:p>166.77</text:p>
          </table:table-cell>
          <table:table-cell office:value-type="float" office:value="3.70534268753373">
            <text:p>3.7053426875</text:p>
          </table:table-cell>
          <table:table-cell office:value-type="float" office:value="0.624545454545455">
            <text:p>0.6245454545</text:p>
          </table:table-cell>
          <table:table-cell office:value-type="float" office:value="24.2751091703057">
            <text:p>24.2751091703</text:p>
          </table:table-cell>
          <table:table-cell/>
          <table:table-cell office:value-type="string">
            <text:p>6501</text:p>
          </table:table-cell>
          <table:table-cell office:value-type="string">
            <text:p>6695</text:p>
          </table:table-cell>
          <table:table-cell office:value-type="float" office:value="6.49">
            <text:p>6.49</text:p>
          </table:table-cell>
          <table:table-cell office:value-type="float" office:value="10">
            <text:p>10</text:p>
          </table:table-cell>
          <table:table-cell office:value-type="float" office:value="584.37">
            <text:p>584.37</text:p>
          </table:table-cell>
          <table:table-cell office:value-type="float" office:value="166.77">
            <text:p>166.77</text:p>
          </table:table-cell>
          <table:table-cell office:value-type="float" office:value="3.50404749055585">
            <text:p>3.5040474906</text:p>
          </table:table-cell>
          <table:table-cell office:value-type="float" office:value="0.649">
            <text:p>0.649</text:p>
          </table:table-cell>
          <table:table-cell office:value-type="float" office:value="25.6964560862866">
            <text:p>25.69645608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4.35">
            <text:p>4.35</text:p>
          </table:table-cell>
          <table:table-cell office:value-type="float" office:value="11">
            <text:p>11</text:p>
          </table:table-cell>
          <table:table-cell office:value-type="float" office:value="391.77">
            <text:p>391.77</text:p>
          </table:table-cell>
          <table:table-cell office:value-type="float" office:value="77.85">
            <text:p>77.85</text:p>
          </table:table-cell>
          <table:table-cell office:value-type="float" office:value="5.03236994219653">
            <text:p>5.0323699422</text:p>
          </table:table-cell>
          <table:table-cell office:value-type="float" office:value="0.395454545454545">
            <text:p>0.3954545455</text:p>
          </table:table-cell>
          <table:table-cell office:value-type="float" office:value="17.8965517241379">
            <text:p>17.8965517241</text:p>
          </table:table-cell>
          <table:table-cell/>
          <table:table-cell office:value-type="string">
            <text:p>6512</text:p>
          </table:table-cell>
          <table:table-cell office:value-type="string">
            <text:p>6695</text:p>
          </table:table-cell>
          <table:table-cell office:value-type="float" office:value="4.34">
            <text:p>4.34</text:p>
          </table:table-cell>
          <table:table-cell office:value-type="float" office:value="10">
            <text:p>10</text:p>
          </table:table-cell>
          <table:table-cell office:value-type="float" office:value="391.05">
            <text:p>391.05</text:p>
          </table:table-cell>
          <table:table-cell office:value-type="float" office:value="77.85">
            <text:p>77.85</text:p>
          </table:table-cell>
          <table:table-cell office:value-type="float" office:value="5.02312138728324">
            <text:p>5.0231213873</text:p>
          </table:table-cell>
          <table:table-cell office:value-type="float" office:value="0.434">
            <text:p>0.434</text:p>
          </table:table-cell>
          <table:table-cell office:value-type="float" office:value="17.9377880184332">
            <text:p>17.93778801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2.48">
            <text:p>2.48</text:p>
          </table:table-cell>
          <table:table-cell office:value-type="float" office:value="12">
            <text:p>12</text:p>
          </table:table-cell>
          <table:table-cell office:value-type="float" office:value="223.38">
            <text:p>223.38</text:p>
          </table:table-cell>
          <table:table-cell office:value-type="float" office:value="58.34">
            <text:p>58.34</text:p>
          </table:table-cell>
          <table:table-cell office:value-type="float" office:value="3.82893383613301">
            <text:p>3.8289338361</text:p>
          </table:table-cell>
          <table:table-cell office:value-type="float" office:value="0.206666666666667">
            <text:p>0.2066666667</text:p>
          </table:table-cell>
          <table:table-cell office:value-type="float" office:value="23.5241935483871">
            <text:p>23.5241935484</text:p>
          </table:table-cell>
          <table:table-cell/>
          <table:table-cell office:value-type="string">
            <text:p>6515</text:p>
          </table:table-cell>
          <table:table-cell office:value-type="string">
            <text:p>6695</text:p>
          </table:table-cell>
          <table:table-cell office:value-type="float" office:value="2.49">
            <text:p>2.49</text:p>
          </table:table-cell>
          <table:table-cell office:value-type="float" office:value="12">
            <text:p>12</text:p>
          </table:table-cell>
          <table:table-cell office:value-type="float" office:value="223.83">
            <text:p>223.83</text:p>
          </table:table-cell>
          <table:table-cell office:value-type="float" office:value="58.34">
            <text:p>58.34</text:p>
          </table:table-cell>
          <table:table-cell office:value-type="float" office:value="3.83664724031539">
            <text:p>3.8366472403</text:p>
          </table:table-cell>
          <table:table-cell office:value-type="float" office:value="0.2075">
            <text:p>0.2075</text:p>
          </table:table-cell>
          <table:table-cell office:value-type="float" office:value="23.429718875502">
            <text:p>23.42971887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3.53">
            <text:p>3.53</text:p>
          </table:table-cell>
          <table:table-cell office:value-type="float" office:value="12">
            <text:p>12</text:p>
          </table:table-cell>
          <table:table-cell office:value-type="float" office:value="317.34">
            <text:p>317.34</text:p>
          </table:table-cell>
          <table:table-cell office:value-type="float" office:value="58.28">
            <text:p>58.28</text:p>
          </table:table-cell>
          <table:table-cell office:value-type="float" office:value="5.44509265614276">
            <text:p>5.4450926561</text:p>
          </table:table-cell>
          <table:table-cell office:value-type="float" office:value="0.294166666666667">
            <text:p>0.2941666667</text:p>
          </table:table-cell>
          <table:table-cell office:value-type="float" office:value="16.5099150141643">
            <text:p>16.5099150142</text:p>
          </table:table-cell>
          <table:table-cell/>
          <table:table-cell office:value-type="string">
            <text:p>6516</text:p>
          </table:table-cell>
          <table:table-cell office:value-type="string">
            <text:p>6695</text:p>
          </table:table-cell>
          <table:table-cell office:value-type="float" office:value="3.47">
            <text:p>3.47</text:p>
          </table:table-cell>
          <table:table-cell office:value-type="float" office:value="12">
            <text:p>12</text:p>
          </table:table-cell>
          <table:table-cell office:value-type="float" office:value="312.66">
            <text:p>312.66</text:p>
          </table:table-cell>
          <table:table-cell office:value-type="float" office:value="58.28">
            <text:p>58.28</text:p>
          </table:table-cell>
          <table:table-cell office:value-type="float" office:value="5.36479066575155">
            <text:p>5.3647906658</text:p>
          </table:table-cell>
          <table:table-cell office:value-type="float" office:value="0.289166666666667">
            <text:p>0.2891666667</text:p>
          </table:table-cell>
          <table:table-cell office:value-type="float" office:value="16.7953890489914">
            <text:p>16.79538904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7.88">
            <text:p>7.88</text:p>
          </table:table-cell>
          <table:table-cell office:value-type="float" office:value="9">
            <text:p>9</text:p>
          </table:table-cell>
          <table:table-cell office:value-type="float" office:value="708.84">
            <text:p>708.84</text:p>
          </table:table-cell>
          <table:table-cell office:value-type="float" office:value="282.7">
            <text:p>282.7</text:p>
          </table:table-cell>
          <table:table-cell office:value-type="float" office:value="2.50739299610895">
            <text:p>2.5073929961</text:p>
          </table:table-cell>
          <table:table-cell office:value-type="float" office:value="0.875555555555555">
            <text:p>0.8755555556</text:p>
          </table:table-cell>
          <table:table-cell office:value-type="float" office:value="35.8756345177665">
            <text:p>35.8756345178</text:p>
          </table:table-cell>
          <table:table-cell/>
          <table:table-cell office:value-type="string">
            <text:p>6519</text:p>
          </table:table-cell>
          <table:table-cell office:value-type="string">
            <text:p>6695</text:p>
          </table:table-cell>
          <table:table-cell office:value-type="float" office:value="7.69">
            <text:p>7.69</text:p>
          </table:table-cell>
          <table:table-cell office:value-type="float" office:value="9">
            <text:p>9</text:p>
          </table:table-cell>
          <table:table-cell office:value-type="float" office:value="692.19">
            <text:p>692.19</text:p>
          </table:table-cell>
          <table:table-cell office:value-type="float" office:value="282.7">
            <text:p>282.7</text:p>
          </table:table-cell>
          <table:table-cell office:value-type="float" office:value="2.44849663954722">
            <text:p>2.4484966395</text:p>
          </table:table-cell>
          <table:table-cell office:value-type="float" office:value="0.854444444444444">
            <text:p>0.8544444444</text:p>
          </table:table-cell>
          <table:table-cell office:value-type="float" office:value="36.7620286085826">
            <text:p>36.76202860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0.03">
            <text:p>10.03</text:p>
          </table:table-cell>
          <table:table-cell office:value-type="float" office:value="11">
            <text:p>11</text:p>
          </table:table-cell>
          <table:table-cell office:value-type="float" office:value="902.43">
            <text:p>902.43</text:p>
          </table:table-cell>
          <table:table-cell office:value-type="float" office:value="291.33">
            <text:p>291.33</text:p>
          </table:table-cell>
          <table:table-cell office:value-type="float" office:value="3.09762125424776">
            <text:p>3.0976212542</text:p>
          </table:table-cell>
          <table:table-cell office:value-type="float" office:value="0.911818181818182">
            <text:p>0.9118181818</text:p>
          </table:table-cell>
          <table:table-cell office:value-type="float" office:value="29.0458624127617">
            <text:p>29.0458624128</text:p>
          </table:table-cell>
          <table:table-cell/>
          <table:table-cell office:value-type="string">
            <text:p>6532</text:p>
          </table:table-cell>
          <table:table-cell office:value-type="string">
            <text:p>6695</text:p>
          </table:table-cell>
          <table:table-cell office:value-type="float" office:value="9.97">
            <text:p>9.97</text:p>
          </table:table-cell>
          <table:table-cell office:value-type="float" office:value="11">
            <text:p>11</text:p>
          </table:table-cell>
          <table:table-cell office:value-type="float" office:value="897.66">
            <text:p>897.66</text:p>
          </table:table-cell>
          <table:table-cell office:value-type="float" office:value="291.33">
            <text:p>291.33</text:p>
          </table:table-cell>
          <table:table-cell office:value-type="float" office:value="3.08124806919988">
            <text:p>3.0812480692</text:p>
          </table:table-cell>
          <table:table-cell office:value-type="float" office:value="0.906363636363636">
            <text:p>0.9063636364</text:p>
          </table:table-cell>
          <table:table-cell office:value-type="float" office:value="29.2206619859579">
            <text:p>29.2206619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5.24">
            <text:p>5.24</text:p>
          </table:table-cell>
          <table:table-cell office:value-type="float" office:value="11">
            <text:p>11</text:p>
          </table:table-cell>
          <table:table-cell office:value-type="float" office:value="471.42">
            <text:p>471.42</text:p>
          </table:table-cell>
          <table:table-cell office:value-type="float" office:value="154.63">
            <text:p>154.63</text:p>
          </table:table-cell>
          <table:table-cell office:value-type="float" office:value="3.04869688934877">
            <text:p>3.0486968893</text:p>
          </table:table-cell>
          <table:table-cell office:value-type="float" office:value="0.476363636363636">
            <text:p>0.4763636364</text:p>
          </table:table-cell>
          <table:table-cell office:value-type="float" office:value="29.5095419847328">
            <text:p>29.5095419847</text:p>
          </table:table-cell>
          <table:table-cell/>
          <table:table-cell office:value-type="string">
            <text:p>6552</text:p>
          </table:table-cell>
          <table:table-cell office:value-type="string">
            <text:p>6695</text:p>
          </table:table-cell>
          <table:table-cell office:value-type="float" office:value="5.34">
            <text:p>5.34</text:p>
          </table:table-cell>
          <table:table-cell office:value-type="float" office:value="8">
            <text:p>8</text:p>
          </table:table-cell>
          <table:table-cell office:value-type="float" office:value="480.96">
            <text:p>480.96</text:p>
          </table:table-cell>
          <table:table-cell office:value-type="float" office:value="154.63">
            <text:p>154.63</text:p>
          </table:table-cell>
          <table:table-cell office:value-type="float" office:value="3.11039254995796">
            <text:p>3.11039255</text:p>
          </table:table-cell>
          <table:table-cell office:value-type="float" office:value="0.6675">
            <text:p>0.6675</text:p>
          </table:table-cell>
          <table:table-cell office:value-type="float" office:value="28.9569288389513">
            <text:p>28.9569288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2.3">
            <text:p>2.3</text:p>
          </table:table-cell>
          <table:table-cell office:value-type="float" office:value="9">
            <text:p>9</text:p>
          </table:table-cell>
          <table:table-cell office:value-type="float" office:value="207">
            <text:p>207</text:p>
          </table:table-cell>
          <table:table-cell office:value-type="float" office:value="2.44">
            <text:p>2.44</text:p>
          </table:table-cell>
          <table:table-cell office:value-type="float" office:value="84.8360655737705">
            <text:p>84.8360655738</text:p>
          </table:table-cell>
          <table:table-cell office:value-type="float" office:value="0.255555555555555">
            <text:p>0.2555555556</text:p>
          </table:table-cell>
          <table:table-cell office:value-type="float" office:value="1.06086956521739">
            <text:p>1.0608695652</text:p>
          </table:table-cell>
          <table:table-cell/>
          <table:table-cell office:value-type="string">
            <text:p>6559</text:p>
          </table:table-cell>
          <table:table-cell office:value-type="string">
            <text:p>6695</text:p>
          </table:table-cell>
          <table:table-cell office:value-type="float" office:value="2.3">
            <text:p>2.3</text:p>
          </table:table-cell>
          <table:table-cell office:value-type="float" office:value="10">
            <text:p>10</text:p>
          </table:table-cell>
          <table:table-cell office:value-type="float" office:value="207">
            <text:p>207</text:p>
          </table:table-cell>
          <table:table-cell office:value-type="float" office:value="2.44">
            <text:p>2.44</text:p>
          </table:table-cell>
          <table:table-cell office:value-type="float" office:value="84.8360655737705">
            <text:p>84.8360655738</text:p>
          </table:table-cell>
          <table:table-cell office:value-type="float" office:value="0.23">
            <text:p>0.23</text:p>
          </table:table-cell>
          <table:table-cell office:value-type="float" office:value="1.06086956521739">
            <text:p>1.06086956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4.6">
            <text:p>4.6</text:p>
          </table:table-cell>
          <table:table-cell office:value-type="float" office:value="11">
            <text:p>11</text:p>
          </table:table-cell>
          <table:table-cell office:value-type="float" office:value="414.27">
            <text:p>414.27</text:p>
          </table:table-cell>
          <table:table-cell office:value-type="float" office:value="62.33">
            <text:p>62.33</text:p>
          </table:table-cell>
          <table:table-cell office:value-type="float" office:value="6.64639820311247">
            <text:p>6.6463982031</text:p>
          </table:table-cell>
          <table:table-cell office:value-type="float" office:value="0.418181818181818">
            <text:p>0.4181818182</text:p>
          </table:table-cell>
          <table:table-cell office:value-type="float" office:value="13.55">
            <text:p>13.55</text:p>
          </table:table-cell>
          <table:table-cell/>
          <table:table-cell office:value-type="string">
            <text:p>6609</text:p>
          </table:table-cell>
          <table:table-cell office:value-type="string">
            <text:p>6695</text:p>
          </table:table-cell>
          <table:table-cell office:value-type="float" office:value="4.56">
            <text:p>4.56</text:p>
          </table:table-cell>
          <table:table-cell office:value-type="float" office:value="11">
            <text:p>11</text:p>
          </table:table-cell>
          <table:table-cell office:value-type="float" office:value="410.49">
            <text:p>410.49</text:p>
          </table:table-cell>
          <table:table-cell office:value-type="float" office:value="62.33">
            <text:p>62.33</text:p>
          </table:table-cell>
          <table:table-cell office:value-type="float" office:value="6.58575324883684">
            <text:p>6.5857532488</text:p>
          </table:table-cell>
          <table:table-cell office:value-type="float" office:value="0.414545454545454">
            <text:p>0.4145454545</text:p>
          </table:table-cell>
          <table:table-cell office:value-type="float" office:value="13.6688596491228">
            <text:p>13.66885964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3.02">
            <text:p>3.02</text:p>
          </table:table-cell>
          <table:table-cell office:value-type="float" office:value="10">
            <text:p>10</text:p>
          </table:table-cell>
          <table:table-cell office:value-type="float" office:value="271.98">
            <text:p>271.98</text:p>
          </table:table-cell>
          <table:table-cell office:value-type="float" office:value="41.24">
            <text:p>41.24</text:p>
          </table:table-cell>
          <table:table-cell office:value-type="float" office:value="6.59505334626576">
            <text:p>6.5950533463</text:p>
          </table:table-cell>
          <table:table-cell office:value-type="float" office:value="0.302">
            <text:p>0.302</text:p>
          </table:table-cell>
          <table:table-cell office:value-type="float" office:value="13.6556291390729">
            <text:p>13.6556291391</text:p>
          </table:table-cell>
          <table:table-cell/>
          <table:table-cell office:value-type="string">
            <text:p>6647</text:p>
          </table:table-cell>
          <table:table-cell office:value-type="string">
            <text:p>6695</text:p>
          </table:table-cell>
          <table:table-cell office:value-type="float" office:value="3.19">
            <text:p>3.19</text:p>
          </table:table-cell>
          <table:table-cell office:value-type="float" office:value="10">
            <text:p>10</text:p>
          </table:table-cell>
          <table:table-cell office:value-type="float" office:value="286.92">
            <text:p>286.92</text:p>
          </table:table-cell>
          <table:table-cell office:value-type="float" office:value="41.24">
            <text:p>41.24</text:p>
          </table:table-cell>
          <table:table-cell office:value-type="float" office:value="6.95732298739088">
            <text:p>6.9573229874</text:p>
          </table:table-cell>
          <table:table-cell office:value-type="float" office:value="0.319">
            <text:p>0.319</text:p>
          </table:table-cell>
          <table:table-cell office:value-type="float" office:value="12.9278996865204">
            <text:p>12.92789968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1.45">
            <text:p>1.45</text:p>
          </table:table-cell>
          <table:table-cell office:value-type="float" office:value="9">
            <text:p>9</text:p>
          </table:table-cell>
          <table:table-cell office:value-type="float" office:value="130.32">
            <text:p>130.32</text:p>
          </table:table-cell>
          <table:table-cell office:value-type="float" office:value="67.38">
            <text:p>67.38</text:p>
          </table:table-cell>
          <table:table-cell office:value-type="float" office:value="1.93410507569012">
            <text:p>1.9341050757</text:p>
          </table:table-cell>
          <table:table-cell office:value-type="float" office:value="0.161111111111111">
            <text:p>0.1611111111</text:p>
          </table:table-cell>
          <table:table-cell office:value-type="float" office:value="46.4689655172414">
            <text:p>46.4689655172</text:p>
          </table:table-cell>
          <table:table-cell/>
          <table:table-cell office:value-type="string">
            <text:p>6670</text:p>
          </table:table-cell>
          <table:table-cell office:value-type="string">
            <text:p>6695</text:p>
          </table:table-cell>
          <table:table-cell office:value-type="float" office:value="1.53">
            <text:p>1.53</text:p>
          </table:table-cell>
          <table:table-cell office:value-type="float" office:value="9">
            <text:p>9</text:p>
          </table:table-cell>
          <table:table-cell office:value-type="float" office:value="137.61">
            <text:p>137.61</text:p>
          </table:table-cell>
          <table:table-cell office:value-type="float" office:value="67.38">
            <text:p>67.38</text:p>
          </table:table-cell>
          <table:table-cell office:value-type="float" office:value="2.04229741763134">
            <text:p>2.0422974176</text:p>
          </table:table-cell>
          <table:table-cell office:value-type="float" office:value="0.17">
            <text:p>0.17</text:p>
          </table:table-cell>
          <table:table-cell office:value-type="float" office:value="44.0392156862745">
            <text:p>44.03921568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2.63">
            <text:p>2.63</text:p>
          </table:table-cell>
          <table:table-cell office:value-type="float" office:value="8">
            <text:p>8</text:p>
          </table:table-cell>
          <table:table-cell office:value-type="float" office:value="236.34">
            <text:p>236.34</text:p>
          </table:table-cell>
          <table:table-cell office:value-type="float" office:value="54.19">
            <text:p>54.19</text:p>
          </table:table-cell>
          <table:table-cell office:value-type="float" office:value="4.36132127698838">
            <text:p>4.361321277</text:p>
          </table:table-cell>
          <table:table-cell office:value-type="float" office:value="0.32875">
            <text:p>0.32875</text:p>
          </table:table-cell>
          <table:table-cell office:value-type="float" office:value="20.6045627376426">
            <text:p>20.6045627376</text:p>
          </table:table-cell>
          <table:table-cell/>
          <table:table-cell office:value-type="string">
            <text:p>6699</text:p>
          </table:table-cell>
          <table:table-cell office:value-type="string">
            <text:p>6695</text:p>
          </table:table-cell>
          <table:table-cell office:value-type="float" office:value="2.76">
            <text:p>2.76</text:p>
          </table:table-cell>
          <table:table-cell office:value-type="float" office:value="255">
            <text:p>255</text:p>
          </table:table-cell>
          <table:table-cell office:value-type="float" office:value="248.58">
            <text:p>248.58</text:p>
          </table:table-cell>
          <table:table-cell office:value-type="float" office:value="54.19">
            <text:p>54.19</text:p>
          </table:table-cell>
          <table:table-cell office:value-type="float" office:value="4.58719320907917">
            <text:p>4.5871932091</text:p>
          </table:table-cell>
          <table:table-cell office:value-type="float" office:value="0.0108235294117647">
            <text:p>0.0108235294</text:p>
          </table:table-cell>
          <table:table-cell office:value-type="float" office:value="19.6340579710145">
            <text:p>19.6340579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8.07">
            <text:p>8.07</text:p>
          </table:table-cell>
          <table:table-cell office:value-type="float" office:value="10">
            <text:p>10</text:p>
          </table:table-cell>
          <table:table-cell office:value-type="float" office:value="726.3">
            <text:p>726.3</text:p>
          </table:table-cell>
          <table:table-cell office:value-type="float" office:value="305.41">
            <text:p>305.41</text:p>
          </table:table-cell>
          <table:table-cell office:value-type="float" office:value="2.37811466553158">
            <text:p>2.3781146655</text:p>
          </table:table-cell>
          <table:table-cell office:value-type="float" office:value="0.807">
            <text:p>0.807</text:p>
          </table:table-cell>
          <table:table-cell office:value-type="float" office:value="37.8451053283767">
            <text:p>37.8451053284</text:p>
          </table:table-cell>
          <table:table-cell/>
          <table:table-cell office:value-type="string">
            <text:p>6716</text:p>
          </table:table-cell>
          <table:table-cell office:value-type="string">
            <text:p>6695</text:p>
          </table:table-cell>
          <table:table-cell office:value-type="float" office:value="8.08">
            <text:p>8.08</text:p>
          </table:table-cell>
          <table:table-cell office:value-type="float" office:value="7">
            <text:p>7</text:p>
          </table:table-cell>
          <table:table-cell office:value-type="float" office:value="727.47">
            <text:p>727.47</text:p>
          </table:table-cell>
          <table:table-cell office:value-type="float" office:value="305.41">
            <text:p>305.41</text:p>
          </table:table-cell>
          <table:table-cell office:value-type="float" office:value="2.38194558134966">
            <text:p>2.3819455813</text:p>
          </table:table-cell>
          <table:table-cell office:value-type="float" office:value="1.15428571428571">
            <text:p>1.1542857143</text:p>
          </table:table-cell>
          <table:table-cell office:value-type="float" office:value="37.7982673267327">
            <text:p>37.79826732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.78">
            <text:p>1.78</text:p>
          </table:table-cell>
          <table:table-cell office:value-type="float" office:value="12">
            <text:p>12</text:p>
          </table:table-cell>
          <table:table-cell office:value-type="float" office:value="160.56">
            <text:p>160.56</text:p>
          </table:table-cell>
          <table:table-cell office:value-type="float" office:value="57.17">
            <text:p>57.17</text:p>
          </table:table-cell>
          <table:table-cell office:value-type="float" office:value="2.80846597866014">
            <text:p>2.8084659787</text:p>
          </table:table-cell>
          <table:table-cell office:value-type="float" office:value="0.148333333333333">
            <text:p>0.1483333333</text:p>
          </table:table-cell>
          <table:table-cell office:value-type="float" office:value="32.1179775280899">
            <text:p>32.1179775281</text:p>
          </table:table-cell>
          <table:table-cell/>
          <table:table-cell office:value-type="string">
            <text:p>6738</text:p>
          </table:table-cell>
          <table:table-cell office:value-type="string">
            <text:p>6695</text:p>
          </table:table-cell>
          <table:table-cell office:value-type="float" office:value="2.06">
            <text:p>2.06</text:p>
          </table:table-cell>
          <table:table-cell office:value-type="float" office:value="12">
            <text:p>12</text:p>
          </table:table-cell>
          <table:table-cell office:value-type="float" office:value="185.76">
            <text:p>185.76</text:p>
          </table:table-cell>
          <table:table-cell office:value-type="float" office:value="57.17">
            <text:p>57.17</text:p>
          </table:table-cell>
          <table:table-cell office:value-type="float" office:value="3.24925660311352">
            <text:p>3.2492566031</text:p>
          </table:table-cell>
          <table:table-cell office:value-type="float" office:value="0.171666666666667">
            <text:p>0.1716666667</text:p>
          </table:table-cell>
          <table:table-cell office:value-type="float" office:value="27.752427184466">
            <text:p>27.75242718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7.77">
            <text:p>7.77</text:p>
          </table:table-cell>
          <table:table-cell office:value-type="float" office:value="11">
            <text:p>11</text:p>
          </table:table-cell>
          <table:table-cell office:value-type="float" office:value="699.03">
            <text:p>699.03</text:p>
          </table:table-cell>
          <table:table-cell office:value-type="float" office:value="193.17">
            <text:p>193.17</text:p>
          </table:table-cell>
          <table:table-cell office:value-type="float" office:value="3.61872961640006">
            <text:p>3.6187296164</text:p>
          </table:table-cell>
          <table:table-cell office:value-type="float" office:value="0.706363636363636">
            <text:p>0.7063636364</text:p>
          </table:table-cell>
          <table:table-cell office:value-type="float" office:value="24.8610038610039">
            <text:p>24.861003861</text:p>
          </table:table-cell>
          <table:table-cell/>
          <table:table-cell office:value-type="string">
            <text:p>6843</text:p>
          </table:table-cell>
          <table:table-cell office:value-type="string">
            <text:p>6695</text:p>
          </table:table-cell>
          <table:table-cell office:value-type="float" office:value="7.75">
            <text:p>7.75</text:p>
          </table:table-cell>
          <table:table-cell office:value-type="float" office:value="11">
            <text:p>11</text:p>
          </table:table-cell>
          <table:table-cell office:value-type="float" office:value="697.95">
            <text:p>697.95</text:p>
          </table:table-cell>
          <table:table-cell office:value-type="float" office:value="193.17">
            <text:p>193.17</text:p>
          </table:table-cell>
          <table:table-cell office:value-type="float" office:value="3.61313868613139">
            <text:p>3.6131386861</text:p>
          </table:table-cell>
          <table:table-cell office:value-type="float" office:value="0.704545454545455">
            <text:p>0.7045454545</text:p>
          </table:table-cell>
          <table:table-cell office:value-type="float" office:value="24.9251612903226">
            <text:p>24.925161290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2.41">
            <text:p>2.41</text:p>
          </table:table-cell>
          <table:table-cell office:value-type="float" office:value="8">
            <text:p>8</text:p>
          </table:table-cell>
          <table:table-cell office:value-type="float" office:value="216.99">
            <text:p>216.99</text:p>
          </table:table-cell>
          <table:table-cell office:value-type="float" office:value="68.45">
            <text:p>68.45</text:p>
          </table:table-cell>
          <table:table-cell office:value-type="float" office:value="3.17005113221329">
            <text:p>3.1700511322</text:p>
          </table:table-cell>
          <table:table-cell office:value-type="float" office:value="0.30125">
            <text:p>0.30125</text:p>
          </table:table-cell>
          <table:table-cell office:value-type="float" office:value="28.402489626556">
            <text:p>28.4024896266</text:p>
          </table:table-cell>
          <table:table-cell/>
          <table:table-cell office:value-type="string">
            <text:p>6879</text:p>
          </table:table-cell>
          <table:table-cell office:value-type="string">
            <text:p>6695</text:p>
          </table:table-cell>
          <table:table-cell office:value-type="float" office:value="2.35">
            <text:p>2.35</text:p>
          </table:table-cell>
          <table:table-cell office:value-type="float" office:value="8">
            <text:p>8</text:p>
          </table:table-cell>
          <table:table-cell office:value-type="float" office:value="211.5">
            <text:p>211.5</text:p>
          </table:table-cell>
          <table:table-cell office:value-type="float" office:value="68.45">
            <text:p>68.45</text:p>
          </table:table-cell>
          <table:table-cell office:value-type="float" office:value="3.08984660336012">
            <text:p>3.0898466034</text:p>
          </table:table-cell>
          <table:table-cell office:value-type="float" office:value="0.29375">
            <text:p>0.29375</text:p>
          </table:table-cell>
          <table:table-cell office:value-type="float" office:value="29.1276595744681">
            <text:p>29.12765957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7.57">
            <text:p>7.57</text:p>
          </table:table-cell>
          <table:table-cell office:value-type="float" office:value="10">
            <text:p>10</text:p>
          </table:table-cell>
          <table:table-cell office:value-type="float" office:value="681.03">
            <text:p>681.03</text:p>
          </table:table-cell>
          <table:table-cell office:value-type="float" office:value="286.29">
            <text:p>286.29</text:p>
          </table:table-cell>
          <table:table-cell office:value-type="float" office:value="2.37881169443571">
            <text:p>2.3788116944</text:p>
          </table:table-cell>
          <table:table-cell office:value-type="float" office:value="0.757">
            <text:p>0.757</text:p>
          </table:table-cell>
          <table:table-cell office:value-type="float" office:value="37.8190224570674">
            <text:p>37.8190224571</text:p>
          </table:table-cell>
          <table:table-cell/>
          <table:table-cell office:value-type="string">
            <text:p>6892</text:p>
          </table:table-cell>
          <table:table-cell office:value-type="string">
            <text:p>6695</text:p>
          </table:table-cell>
          <table:table-cell office:value-type="float" office:value="7.48">
            <text:p>7.48</text:p>
          </table:table-cell>
          <table:table-cell office:value-type="float" office:value="9">
            <text:p>9</text:p>
          </table:table-cell>
          <table:table-cell office:value-type="float" office:value="673.29">
            <text:p>673.29</text:p>
          </table:table-cell>
          <table:table-cell office:value-type="float" office:value="286.29">
            <text:p>286.29</text:p>
          </table:table-cell>
          <table:table-cell office:value-type="float" office:value="2.3517761710154">
            <text:p>2.351776171</text:p>
          </table:table-cell>
          <table:table-cell office:value-type="float" office:value="0.831111111111111">
            <text:p>0.8311111111</text:p>
          </table:table-cell>
          <table:table-cell office:value-type="float" office:value="38.274064171123">
            <text:p>38.27406417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2.34">
            <text:p>2.34</text:p>
          </table:table-cell>
          <table:table-cell office:value-type="float" office:value="10">
            <text:p>10</text:p>
          </table:table-cell>
          <table:table-cell office:value-type="float" office:value="210.51">
            <text:p>210.51</text:p>
          </table:table-cell>
          <table:table-cell office:value-type="float" office:value="2.43">
            <text:p>2.43</text:p>
          </table:table-cell>
          <table:table-cell office:value-type="float" office:value="86.6296296296296">
            <text:p>86.6296296296</text:p>
          </table:table-cell>
          <table:table-cell office:value-type="float" office:value="0.234">
            <text:p>0.234</text:p>
          </table:table-cell>
          <table:table-cell office:value-type="float" office:value="1.03846153846154">
            <text:p>1.0384615385</text:p>
          </table:table-cell>
          <table:table-cell/>
          <table:table-cell office:value-type="string">
            <text:p>6945</text:p>
          </table:table-cell>
          <table:table-cell office:value-type="string">
            <text:p>6695</text:p>
          </table:table-cell>
          <table:table-cell office:value-type="float" office:value="2.28">
            <text:p>2.28</text:p>
          </table:table-cell>
          <table:table-cell office:value-type="float" office:value="9">
            <text:p>9</text:p>
          </table:table-cell>
          <table:table-cell office:value-type="float" office:value="205.47">
            <text:p>205.47</text:p>
          </table:table-cell>
          <table:table-cell office:value-type="float" office:value="2.43">
            <text:p>2.43</text:p>
          </table:table-cell>
          <table:table-cell office:value-type="float" office:value="84.5555555555555">
            <text:p>84.5555555556</text:p>
          </table:table-cell>
          <table:table-cell office:value-type="float" office:value="0.253333333333333">
            <text:p>0.2533333333</text:p>
          </table:table-cell>
          <table:table-cell office:value-type="float" office:value="1.06578947368421">
            <text:p>1.065789473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2.03">
            <text:p>2.03</text:p>
          </table:table-cell>
          <table:table-cell office:value-type="float" office:value="10">
            <text:p>10</text:p>
          </table:table-cell>
          <table:table-cell office:value-type="float" office:value="183.06">
            <text:p>183.06</text:p>
          </table:table-cell>
          <table:table-cell office:value-type="float" office:value="60.6">
            <text:p>60.6</text:p>
          </table:table-cell>
          <table:table-cell office:value-type="float" office:value="3.02079207920792">
            <text:p>3.0207920792</text:p>
          </table:table-cell>
          <table:table-cell office:value-type="float" office:value="0.203">
            <text:p>0.203</text:p>
          </table:table-cell>
          <table:table-cell office:value-type="float" office:value="29.8522167487685">
            <text:p>29.8522167488</text:p>
          </table:table-cell>
          <table:table-cell/>
          <table:table-cell office:value-type="string">
            <text:p>6948</text:p>
          </table:table-cell>
          <table:table-cell office:value-type="string">
            <text:p>6695</text:p>
          </table:table-cell>
          <table:table-cell office:value-type="float" office:value="1.91">
            <text:p>1.91</text:p>
          </table:table-cell>
          <table:table-cell office:value-type="float" office:value="10">
            <text:p>10</text:p>
          </table:table-cell>
          <table:table-cell office:value-type="float" office:value="172.17">
            <text:p>172.17</text:p>
          </table:table-cell>
          <table:table-cell office:value-type="float" office:value="60.6">
            <text:p>60.6</text:p>
          </table:table-cell>
          <table:table-cell office:value-type="float" office:value="2.84108910891089">
            <text:p>2.8410891089</text:p>
          </table:table-cell>
          <table:table-cell office:value-type="float" office:value="0.191">
            <text:p>0.191</text:p>
          </table:table-cell>
          <table:table-cell office:value-type="float" office:value="31.7277486910995">
            <text:p>31.72774869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2.5">
            <text:p>2.5</text:p>
          </table:table-cell>
          <table:table-cell office:value-type="float" office:value="12">
            <text:p>12</text:p>
          </table:table-cell>
          <table:table-cell office:value-type="float" office:value="224.55">
            <text:p>224.55</text:p>
          </table:table-cell>
          <table:table-cell office:value-type="float" office:value="1.24">
            <text:p>1.24</text:p>
          </table:table-cell>
          <table:table-cell office:value-type="float" office:value="181.088709677419">
            <text:p>181.0887096774</text:p>
          </table:table-cell>
          <table:table-cell office:value-type="float" office:value="0.208333333333333">
            <text:p>0.2083333333</text:p>
          </table:table-cell>
          <table:table-cell office:value-type="float" office:value="0.496">
            <text:p>0.496</text:p>
          </table:table-cell>
          <table:table-cell/>
          <table:table-cell office:value-type="string">
            <text:p>6971</text:p>
          </table:table-cell>
          <table:table-cell office:value-type="string">
            <text:p>6695</text:p>
          </table:table-cell>
          <table:table-cell office:value-type="float" office:value="2.54">
            <text:p>2.54</text:p>
          </table:table-cell>
          <table:table-cell office:value-type="float" office:value="10">
            <text:p>10</text:p>
          </table:table-cell>
          <table:table-cell office:value-type="float" office:value="228.78">
            <text:p>228.78</text:p>
          </table:table-cell>
          <table:table-cell office:value-type="float" office:value="1.24">
            <text:p>1.24</text:p>
          </table:table-cell>
          <table:table-cell office:value-type="float" office:value="184.5">
            <text:p>184.5</text:p>
          </table:table-cell>
          <table:table-cell office:value-type="float" office:value="0.254">
            <text:p>0.254</text:p>
          </table:table-cell>
          <table:table-cell office:value-type="float" office:value="0.488188976377953">
            <text:p>0.48818897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7.16">
            <text:p>7.16</text:p>
          </table:table-cell>
          <table:table-cell office:value-type="float" office:value="10">
            <text:p>10</text:p>
          </table:table-cell>
          <table:table-cell office:value-type="float" office:value="644.22">
            <text:p>644.22</text:p>
          </table:table-cell>
          <table:table-cell office:value-type="float" office:value="174.46">
            <text:p>174.46</text:p>
          </table:table-cell>
          <table:table-cell office:value-type="float" office:value="3.6926516106844">
            <text:p>3.6926516107</text:p>
          </table:table-cell>
          <table:table-cell office:value-type="float" office:value="0.716">
            <text:p>0.716</text:p>
          </table:table-cell>
          <table:table-cell office:value-type="float" office:value="24.3659217877095">
            <text:p>24.3659217877</text:p>
          </table:table-cell>
          <table:table-cell/>
          <table:table-cell office:value-type="string">
            <text:p>7021</text:p>
          </table:table-cell>
          <table:table-cell office:value-type="string">
            <text:p>6695</text:p>
          </table:table-cell>
          <table:table-cell office:value-type="float" office:value="7.06">
            <text:p>7.06</text:p>
          </table:table-cell>
          <table:table-cell office:value-type="float" office:value="9">
            <text:p>9</text:p>
          </table:table-cell>
          <table:table-cell office:value-type="float" office:value="635.4">
            <text:p>635.4</text:p>
          </table:table-cell>
          <table:table-cell office:value-type="float" office:value="174.46">
            <text:p>174.46</text:p>
          </table:table-cell>
          <table:table-cell office:value-type="float" office:value="3.64209560930872">
            <text:p>3.6420956093</text:p>
          </table:table-cell>
          <table:table-cell office:value-type="float" office:value="0.784444444444444">
            <text:p>0.7844444444</text:p>
          </table:table-cell>
          <table:table-cell office:value-type="float" office:value="24.7110481586402">
            <text:p>24.71104815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1.97">
            <text:p>1.97</text:p>
          </table:table-cell>
          <table:table-cell office:value-type="float" office:value="12">
            <text:p>12</text:p>
          </table:table-cell>
          <table:table-cell office:value-type="float" office:value="176.94">
            <text:p>176.94</text:p>
          </table:table-cell>
          <table:table-cell office:value-type="float" office:value="57.28">
            <text:p>57.28</text:p>
          </table:table-cell>
          <table:table-cell office:value-type="float" office:value="3.08903631284916">
            <text:p>3.0890363128</text:p>
          </table:table-cell>
          <table:table-cell office:value-type="float" office:value="0.164166666666667">
            <text:p>0.1641666667</text:p>
          </table:table-cell>
          <table:table-cell office:value-type="float" office:value="29.0761421319797">
            <text:p>29.076142132</text:p>
          </table:table-cell>
          <table:table-cell/>
          <table:table-cell office:value-type="string">
            <text:p>6446</text:p>
          </table:table-cell>
          <table:table-cell office:value-type="string">
            <text:p>6695</text:p>
          </table:table-cell>
          <table:table-cell office:value-type="float" office:value="2.17">
            <text:p>2.17</text:p>
          </table:table-cell>
          <table:table-cell office:value-type="float" office:value="14">
            <text:p>14</text:p>
          </table:table-cell>
          <table:table-cell office:value-type="float" office:value="195.21">
            <text:p>195.21</text:p>
          </table:table-cell>
          <table:table-cell office:value-type="float" office:value="57.28">
            <text:p>57.28</text:p>
          </table:table-cell>
          <table:table-cell office:value-type="float" office:value="3.40799581005587">
            <text:p>3.4079958101</text:p>
          </table:table-cell>
          <table:table-cell office:value-type="float" office:value="0.155">
            <text:p>0.155</text:p>
          </table:table-cell>
          <table:table-cell office:value-type="float" office:value="26.3963133640553">
            <text:p>26.39631336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179.91">
            <text:p>179.91</text:p>
          </table:table-cell>
          <table:table-cell office:value-type="float" office:value="54.09">
            <text:p>54.09</text:p>
          </table:table-cell>
          <table:table-cell office:value-type="float" office:value="3.3261231281198">
            <text:p>3.3261231281</text:p>
          </table:table-cell>
          <table:table-cell office:value-type="float" office:value="0.00784313725490196">
            <text:p>0.0078431373</text:p>
          </table:table-cell>
          <table:table-cell office:value-type="float" office:value="27.045">
            <text:p>27.045</text:p>
          </table:table-cell>
          <table:table-cell/>
          <table:table-cell office:value-type="string">
            <text:p>6471</text:p>
          </table:table-cell>
          <table:table-cell office:value-type="string">
            <text:p>6695</text:p>
          </table:table-cell>
          <table:table-cell office:value-type="float" office:value="2.05">
            <text:p>2.05</text:p>
          </table:table-cell>
          <table:table-cell office:value-type="float" office:value="255">
            <text:p>255</text:p>
          </table:table-cell>
          <table:table-cell office:value-type="float" office:value="184.23">
            <text:p>184.23</text:p>
          </table:table-cell>
          <table:table-cell office:value-type="float" office:value="54.09">
            <text:p>54.09</text:p>
          </table:table-cell>
          <table:table-cell office:value-type="float" office:value="3.40599001663894">
            <text:p>3.4059900166</text:p>
          </table:table-cell>
          <table:table-cell office:value-type="float" office:value="0.00803921568627451">
            <text:p>0.0080392157</text:p>
          </table:table-cell>
          <table:table-cell office:value-type="float" office:value="26.3853658536585">
            <text:p>26.385365853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2.11">
            <text:p>2.11</text:p>
          </table:table-cell>
          <table:table-cell office:value-type="float" office:value="11">
            <text:p>11</text:p>
          </table:table-cell>
          <table:table-cell office:value-type="float" office:value="189.54">
            <text:p>189.54</text:p>
          </table:table-cell>
          <table:table-cell office:value-type="float" office:value="60.71">
            <text:p>60.71</text:p>
          </table:table-cell>
          <table:table-cell office:value-type="float" office:value="3.1220556745182">
            <text:p>3.1220556745</text:p>
          </table:table-cell>
          <table:table-cell office:value-type="float" office:value="0.191818181818182">
            <text:p>0.1918181818</text:p>
          </table:table-cell>
          <table:table-cell office:value-type="float" office:value="28.7725118483412">
            <text:p>28.7725118483</text:p>
          </table:table-cell>
          <table:table-cell/>
          <table:table-cell office:value-type="string">
            <text:p>6562</text:p>
          </table:table-cell>
          <table:table-cell office:value-type="string">
            <text:p>6695</text:p>
          </table:table-cell>
          <table:table-cell office:value-type="float" office:value="1.76">
            <text:p>1.76</text:p>
          </table:table-cell>
          <table:table-cell office:value-type="float" office:value="11">
            <text:p>11</text:p>
          </table:table-cell>
          <table:table-cell office:value-type="float" office:value="158.22">
            <text:p>158.22</text:p>
          </table:table-cell>
          <table:table-cell office:value-type="float" office:value="60.71">
            <text:p>60.71</text:p>
          </table:table-cell>
          <table:table-cell office:value-type="float" office:value="2.60616043485422">
            <text:p>2.6061604349</text:p>
          </table:table-cell>
          <table:table-cell office:value-type="float" office:value="0.16">
            <text:p>0.16</text:p>
          </table:table-cell>
          <table:table-cell office:value-type="float" office:value="34.4943181818182">
            <text:p>34.49431818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19.55">
            <text:p>19.55</text:p>
          </table:table-cell>
          <table:table-cell office:value-type="float" office:value="13">
            <text:p>13</text:p>
          </table:table-cell>
          <table:table-cell office:value-type="float" office:value="1759.86">
            <text:p>1759.86</text:p>
          </table:table-cell>
          <table:table-cell office:value-type="float" office:value="171.35">
            <text:p>171.35</text:p>
          </table:table-cell>
          <table:table-cell office:value-type="float" office:value="10.2705573387803">
            <text:p>10.2705573388</text:p>
          </table:table-cell>
          <table:table-cell office:value-type="float" office:value="1.50384615384615">
            <text:p>1.5038461538</text:p>
          </table:table-cell>
          <table:table-cell office:value-type="float" office:value="8.76470588235294">
            <text:p>8.7647058824</text:p>
          </table:table-cell>
          <table:table-cell/>
          <table:table-cell office:value-type="string">
            <text:p>6674</text:p>
          </table:table-cell>
          <table:table-cell office:value-type="string">
            <text:p>6695</text:p>
          </table:table-cell>
          <table:table-cell office:value-type="float" office:value="18.05">
            <text:p>18.05</text:p>
          </table:table-cell>
          <table:table-cell office:value-type="float" office:value="13">
            <text:p>13</text:p>
          </table:table-cell>
          <table:table-cell office:value-type="float" office:value="1624.23">
            <text:p>1624.23</text:p>
          </table:table-cell>
          <table:table-cell office:value-type="float" office:value="171.35">
            <text:p>171.35</text:p>
          </table:table-cell>
          <table:table-cell office:value-type="float" office:value="9.47901955062737">
            <text:p>9.4790195506</text:p>
          </table:table-cell>
          <table:table-cell office:value-type="float" office:value="1.38846153846154">
            <text:p>1.3884615385</text:p>
          </table:table-cell>
          <table:table-cell office:value-type="float" office:value="9.49307479224377">
            <text:p>9.4930747922</text:p>
          </table:table-cell>
          <table:table-cell table:number-columns-repeated="1005"/>
        </table:table-row>
        <table:table-row table:style-name="ro1">
          <table:table-cell office:value-type="string">
            <text:p>6699</text:p>
          </table:table-cell>
          <table:table-cell office:value-type="string">
            <text:p>6087</text:p>
          </table:table-cell>
          <table:table-cell office:value-type="float" office:value="2.62">
            <text:p>2.62</text:p>
          </table:table-cell>
          <table:table-cell office:value-type="float" office:value="255">
            <text:p>255</text:p>
          </table:table-cell>
          <table:table-cell office:value-type="float" office:value="236.07">
            <text:p>236.07</text:p>
          </table:table-cell>
          <table:table-cell office:value-type="float" office:value="54.19">
            <text:p>54.19</text:p>
          </table:table-cell>
          <table:table-cell office:value-type="float" office:value="4.35633880789814">
            <text:p>4.3563388079</text:p>
          </table:table-cell>
          <table:table-cell office:value-type="float" office:value="0.0102745098039216">
            <text:p>0.0102745098</text:p>
          </table:table-cell>
          <table:table-cell office:value-type="float" office:value="20.6832061068702">
            <text:p>20.6832061069</text:p>
          </table:table-cell>
          <table:table-cell/>
          <table:table-cell office:value-type="string">
            <text:p>6087</text:p>
          </table:table-cell>
          <table:table-cell office:value-type="string">
            <text:p>6699</text:p>
          </table:table-cell>
          <table:table-cell office:value-type="float" office:value="2.44">
            <text:p>2.44</text:p>
          </table:table-cell>
          <table:table-cell office:value-type="float" office:value="3">
            <text:p>3</text:p>
          </table:table-cell>
          <table:table-cell office:value-type="float" office:value="219.51">
            <text:p>219.51</text:p>
          </table:table-cell>
          <table:table-cell office:value-type="float" office:value="54.19">
            <text:p>54.19</text:p>
          </table:table-cell>
          <table:table-cell office:value-type="float" office:value="4.05074737036354">
            <text:p>4.0507473704</text:p>
          </table:table-cell>
          <table:table-cell office:value-type="float" office:value="0.813333333333333">
            <text:p>0.8133333333</text:p>
          </table:table-cell>
          <table:table-cell office:value-type="float" office:value="22.2090163934426">
            <text:p>22.20901639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9.43">
            <text:p>9.43</text:p>
          </table:table-cell>
          <table:table-cell office:value-type="float" office:value="255">
            <text:p>255</text:p>
          </table:table-cell>
          <table:table-cell office:value-type="float" office:value="848.88">
            <text:p>848.88</text:p>
          </table:table-cell>
          <table:table-cell office:value-type="float" office:value="299.08">
            <text:p>299.08</text:p>
          </table:table-cell>
          <table:table-cell office:value-type="float" office:value="2.83830413267353">
            <text:p>2.8383041327</text:p>
          </table:table-cell>
          <table:table-cell office:value-type="float" office:value="0.0369803921568628">
            <text:p>0.0369803922</text:p>
          </table:table-cell>
          <table:table-cell office:value-type="float" office:value="31.7158006362672">
            <text:p>31.7158006363</text:p>
          </table:table-cell>
          <table:table-cell/>
          <table:table-cell office:value-type="string">
            <text:p>6182</text:p>
          </table:table-cell>
          <table:table-cell office:value-type="string">
            <text:p>6699</text:p>
          </table:table-cell>
          <table:table-cell office:value-type="float" office:value="9.4">
            <text:p>9.4</text:p>
          </table:table-cell>
          <table:table-cell office:value-type="float" office:value="6">
            <text:p>6</text:p>
          </table:table-cell>
          <table:table-cell office:value-type="float" office:value="846">
            <text:p>846</text:p>
          </table:table-cell>
          <table:table-cell office:value-type="float" office:value="299.08">
            <text:p>299.08</text:p>
          </table:table-cell>
          <table:table-cell office:value-type="float" office:value="2.82867460211315">
            <text:p>2.8286746021</text:p>
          </table:table-cell>
          <table:table-cell office:value-type="float" office:value="1.56666666666667">
            <text:p>1.5666666667</text:p>
          </table:table-cell>
          <table:table-cell office:value-type="float" office:value="31.8170212765957">
            <text:p>31.817021276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7">
            <text:p>7</text:p>
          </table:table-cell>
          <table:table-cell office:value-type="float" office:value="255">
            <text:p>255</text:p>
          </table:table-cell>
          <table:table-cell office:value-type="float" office:value="630.09">
            <text:p>630.09</text:p>
          </table:table-cell>
          <table:table-cell office:value-type="float" office:value="12.9">
            <text:p>12.9</text:p>
          </table:table-cell>
          <table:table-cell office:value-type="float" office:value="48.8441860465116">
            <text:p>48.8441860465</text:p>
          </table:table-cell>
          <table:table-cell office:value-type="float" office:value="0.0274509803921569">
            <text:p>0.0274509804</text:p>
          </table:table-cell>
          <table:table-cell office:value-type="float" office:value="1.84285714285714">
            <text:p>1.8428571429</text:p>
          </table:table-cell>
          <table:table-cell/>
          <table:table-cell office:value-type="string">
            <text:p>6214</text:p>
          </table:table-cell>
          <table:table-cell office:value-type="string">
            <text:p>6699</text:p>
          </table:table-cell>
          <table:table-cell office:value-type="float" office:value="6.43">
            <text:p>6.43</text:p>
          </table:table-cell>
          <table:table-cell office:value-type="float" office:value="8">
            <text:p>8</text:p>
          </table:table-cell>
          <table:table-cell office:value-type="float" office:value="578.52">
            <text:p>578.52</text:p>
          </table:table-cell>
          <table:table-cell office:value-type="float" office:value="12.9">
            <text:p>12.9</text:p>
          </table:table-cell>
          <table:table-cell office:value-type="float" office:value="44.846511627907">
            <text:p>44.8465116279</text:p>
          </table:table-cell>
          <table:table-cell office:value-type="float" office:value="0.80375">
            <text:p>0.80375</text:p>
          </table:table-cell>
          <table:table-cell office:value-type="float" office:value="2.00622083981338">
            <text:p>2.00622083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8.6">
            <text:p>8.6</text:p>
          </table:table-cell>
          <table:table-cell office:value-type="float" office:value="255">
            <text:p>255</text:p>
          </table:table-cell>
          <table:table-cell office:value-type="float" office:value="773.82">
            <text:p>773.82</text:p>
          </table:table-cell>
          <table:table-cell office:value-type="float" office:value="51.97">
            <text:p>51.97</text:p>
          </table:table-cell>
          <table:table-cell office:value-type="float" office:value="14.8897440831249">
            <text:p>14.8897440831</text:p>
          </table:table-cell>
          <table:table-cell office:value-type="float" office:value="0.0337254901960784">
            <text:p>0.0337254902</text:p>
          </table:table-cell>
          <table:table-cell office:value-type="float" office:value="6.04302325581395">
            <text:p>6.0430232558</text:p>
          </table:table-cell>
          <table:table-cell/>
          <table:table-cell office:value-type="string">
            <text:p>6382</text:p>
          </table:table-cell>
          <table:table-cell office:value-type="string">
            <text:p>6699</text:p>
          </table:table-cell>
          <table:table-cell office:value-type="float" office:value="8.89">
            <text:p>8.89</text:p>
          </table:table-cell>
          <table:table-cell office:value-type="float" office:value="4">
            <text:p>4</text:p>
          </table:table-cell>
          <table:table-cell office:value-type="float" office:value="800.37">
            <text:p>800.37</text:p>
          </table:table-cell>
          <table:table-cell office:value-type="float" office:value="51.97">
            <text:p>51.97</text:p>
          </table:table-cell>
          <table:table-cell office:value-type="float" office:value="15.4006157398499">
            <text:p>15.4006157399</text:p>
          </table:table-cell>
          <table:table-cell office:value-type="float" office:value="2.2225">
            <text:p>2.2225</text:p>
          </table:table-cell>
          <table:table-cell office:value-type="float" office:value="5.8458942632171">
            <text:p>5.845894263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2.48">
            <text:p>2.48</text:p>
          </table:table-cell>
          <table:table-cell office:value-type="float" office:value="255">
            <text:p>255</text:p>
          </table:table-cell>
          <table:table-cell office:value-type="float" office:value="223.2">
            <text:p>223.2</text:p>
          </table:table-cell>
          <table:table-cell office:value-type="float" office:value="55.74">
            <text:p>55.74</text:p>
          </table:table-cell>
          <table:table-cell office:value-type="float" office:value="4.0043057050592">
            <text:p>4.0043057051</text:p>
          </table:table-cell>
          <table:table-cell office:value-type="float" office:value="0.00972549019607843">
            <text:p>0.0097254902</text:p>
          </table:table-cell>
          <table:table-cell office:value-type="float" office:value="22.4758064516129">
            <text:p>22.4758064516</text:p>
          </table:table-cell>
          <table:table-cell/>
          <table:table-cell office:value-type="string">
            <text:p>6405</text:p>
          </table:table-cell>
          <table:table-cell office:value-type="string">
            <text:p>6699</text:p>
          </table:table-cell>
          <table:table-cell office:value-type="float" office:value="2.63">
            <text:p>2.63</text:p>
          </table:table-cell>
          <table:table-cell office:value-type="float" office:value="3">
            <text:p>3</text:p>
          </table:table-cell>
          <table:table-cell office:value-type="float" office:value="237.06">
            <text:p>237.06</text:p>
          </table:table-cell>
          <table:table-cell office:value-type="float" office:value="55.74">
            <text:p>55.74</text:p>
          </table:table-cell>
          <table:table-cell office:value-type="float" office:value="4.2529601722282">
            <text:p>4.2529601722</text:p>
          </table:table-cell>
          <table:table-cell office:value-type="float" office:value="0.876666666666667">
            <text:p>0.8766666667</text:p>
          </table:table-cell>
          <table:table-cell office:value-type="float" office:value="21.1939163498099">
            <text:p>21.19391634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8.7">
            <text:p>8.7</text:p>
          </table:table-cell>
          <table:table-cell office:value-type="float" office:value="255">
            <text:p>255</text:p>
          </table:table-cell>
          <table:table-cell office:value-type="float" office:value="782.73">
            <text:p>782.73</text:p>
          </table:table-cell>
          <table:table-cell office:value-type="float" office:value="323.48">
            <text:p>323.48</text:p>
          </table:table-cell>
          <table:table-cell office:value-type="float" office:value="2.41971682947941">
            <text:p>2.4197168295</text:p>
          </table:table-cell>
          <table:table-cell office:value-type="float" office:value="0.0341176470588235">
            <text:p>0.0341176471</text:p>
          </table:table-cell>
          <table:table-cell office:value-type="float" office:value="37.1816091954023">
            <text:p>37.1816091954</text:p>
          </table:table-cell>
          <table:table-cell/>
          <table:table-cell office:value-type="string">
            <text:p>6423</text:p>
          </table:table-cell>
          <table:table-cell office:value-type="string">
            <text:p>6699</text:p>
          </table:table-cell>
          <table:table-cell office:value-type="float" office:value="8.68">
            <text:p>8.68</text:p>
          </table:table-cell>
          <table:table-cell office:value-type="float" office:value="6">
            <text:p>6</text:p>
          </table:table-cell>
          <table:table-cell office:value-type="float" office:value="781.2">
            <text:p>781.2</text:p>
          </table:table-cell>
          <table:table-cell office:value-type="float" office:value="323.48">
            <text:p>323.48</text:p>
          </table:table-cell>
          <table:table-cell office:value-type="float" office:value="2.41498701619884">
            <text:p>2.4149870162</text:p>
          </table:table-cell>
          <table:table-cell office:value-type="float" office:value="1.44666666666667">
            <text:p>1.4466666667</text:p>
          </table:table-cell>
          <table:table-cell office:value-type="float" office:value="37.2672811059908">
            <text:p>37.2672811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2.35">
            <text:p>2.35</text:p>
          </table:table-cell>
          <table:table-cell office:value-type="float" office:value="255">
            <text:p>255</text:p>
          </table:table-cell>
          <table:table-cell office:value-type="float" office:value="211.86">
            <text:p>211.86</text:p>
          </table:table-cell>
          <table:table-cell office:value-type="float" office:value="56.62">
            <text:p>56.62</text:p>
          </table:table-cell>
          <table:table-cell office:value-type="float" office:value="3.74178735429177">
            <text:p>3.7417873543</text:p>
          </table:table-cell>
          <table:table-cell office:value-type="float" office:value="0.00921568627450981">
            <text:p>0.0092156863</text:p>
          </table:table-cell>
          <table:table-cell office:value-type="float" office:value="24.0936170212766">
            <text:p>24.0936170213</text:p>
          </table:table-cell>
          <table:table-cell/>
          <table:table-cell office:value-type="string">
            <text:p>6451</text:p>
          </table:table-cell>
          <table:table-cell office:value-type="string">
            <text:p>6699</text:p>
          </table:table-cell>
          <table:table-cell office:value-type="float" office:value="3.09">
            <text:p>3.09</text:p>
          </table:table-cell>
          <table:table-cell office:value-type="float" office:value="4">
            <text:p>4</text:p>
          </table:table-cell>
          <table:table-cell office:value-type="float" office:value="278.37">
            <text:p>278.37</text:p>
          </table:table-cell>
          <table:table-cell office:value-type="float" office:value="56.62">
            <text:p>56.62</text:p>
          </table:table-cell>
          <table:table-cell office:value-type="float" office:value="4.91646061462381">
            <text:p>4.9164606146</text:p>
          </table:table-cell>
          <table:table-cell office:value-type="float" office:value="0.7725">
            <text:p>0.7725</text:p>
          </table:table-cell>
          <table:table-cell office:value-type="float" office:value="18.3236245954693">
            <text:p>18.32362459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7.93">
            <text:p>7.93</text:p>
          </table:table-cell>
          <table:table-cell office:value-type="float" office:value="255">
            <text:p>255</text:p>
          </table:table-cell>
          <table:table-cell office:value-type="float" office:value="713.61">
            <text:p>713.61</text:p>
          </table:table-cell>
          <table:table-cell office:value-type="float" office:value="118.5">
            <text:p>118.5</text:p>
          </table:table-cell>
          <table:table-cell office:value-type="float" office:value="6.0220253164557">
            <text:p>6.0220253165</text:p>
          </table:table-cell>
          <table:table-cell office:value-type="float" office:value="0.0310980392156863">
            <text:p>0.0310980392</text:p>
          </table:table-cell>
          <table:table-cell office:value-type="float" office:value="14.9432534678436">
            <text:p>14.9432534678</text:p>
          </table:table-cell>
          <table:table-cell/>
          <table:table-cell office:value-type="string">
            <text:p>6499</text:p>
          </table:table-cell>
          <table:table-cell office:value-type="string">
            <text:p>6699</text:p>
          </table:table-cell>
          <table:table-cell office:value-type="float" office:value="7.64">
            <text:p>7.64</text:p>
          </table:table-cell>
          <table:table-cell office:value-type="float" office:value="8">
            <text:p>8</text:p>
          </table:table-cell>
          <table:table-cell office:value-type="float" office:value="687.87">
            <text:p>687.87</text:p>
          </table:table-cell>
          <table:table-cell office:value-type="float" office:value="118.5">
            <text:p>118.5</text:p>
          </table:table-cell>
          <table:table-cell office:value-type="float" office:value="5.80481012658228">
            <text:p>5.8048101266</text:p>
          </table:table-cell>
          <table:table-cell office:value-type="float" office:value="0.955">
            <text:p>0.955</text:p>
          </table:table-cell>
          <table:table-cell office:value-type="float" office:value="15.5104712041885">
            <text:p>15.51047120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7.24">
            <text:p>7.24</text:p>
          </table:table-cell>
          <table:table-cell office:value-type="float" office:value="255">
            <text:p>255</text:p>
          </table:table-cell>
          <table:table-cell office:value-type="float" office:value="651.24">
            <text:p>651.24</text:p>
          </table:table-cell>
          <table:table-cell office:value-type="float" office:value="214.14">
            <text:p>214.14</text:p>
          </table:table-cell>
          <table:table-cell office:value-type="float" office:value="3.04118800784533">
            <text:p>3.0411880078</text:p>
          </table:table-cell>
          <table:table-cell office:value-type="float" office:value="0.0283921568627451">
            <text:p>0.0283921569</text:p>
          </table:table-cell>
          <table:table-cell office:value-type="float" office:value="29.5773480662983">
            <text:p>29.5773480663</text:p>
          </table:table-cell>
          <table:table-cell/>
          <table:table-cell office:value-type="string">
            <text:p>6501</text:p>
          </table:table-cell>
          <table:table-cell office:value-type="string">
            <text:p>6699</text:p>
          </table:table-cell>
          <table:table-cell office:value-type="float" office:value="7.73">
            <text:p>7.73</text:p>
          </table:table-cell>
          <table:table-cell office:value-type="float" office:value="6">
            <text:p>6</text:p>
          </table:table-cell>
          <table:table-cell office:value-type="float" office:value="695.61">
            <text:p>695.61</text:p>
          </table:table-cell>
          <table:table-cell office:value-type="float" office:value="214.14">
            <text:p>214.14</text:p>
          </table:table-cell>
          <table:table-cell office:value-type="float" office:value="3.24838890445503">
            <text:p>3.2483889045</text:p>
          </table:table-cell>
          <table:table-cell office:value-type="float" office:value="1.28833333333333">
            <text:p>1.2883333333</text:p>
          </table:table-cell>
          <table:table-cell office:value-type="float" office:value="27.7024579560155">
            <text:p>27.7024579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4.46">
            <text:p>4.46</text:p>
          </table:table-cell>
          <table:table-cell office:value-type="float" office:value="255">
            <text:p>255</text:p>
          </table:table-cell>
          <table:table-cell office:value-type="float" office:value="401.4">
            <text:p>401.4</text:p>
          </table:table-cell>
          <table:table-cell office:value-type="float" office:value="129.94">
            <text:p>129.94</text:p>
          </table:table-cell>
          <table:table-cell office:value-type="float" office:value="3.08911805448669">
            <text:p>3.0891180545</text:p>
          </table:table-cell>
          <table:table-cell office:value-type="float" office:value="0.0174901960784314">
            <text:p>0.0174901961</text:p>
          </table:table-cell>
          <table:table-cell office:value-type="float" office:value="29.1345291479821">
            <text:p>29.134529148</text:p>
          </table:table-cell>
          <table:table-cell/>
          <table:table-cell office:value-type="string">
            <text:p>6512</text:p>
          </table:table-cell>
          <table:table-cell office:value-type="string">
            <text:p>6699</text:p>
          </table:table-cell>
          <table:table-cell office:value-type="float" office:value="5.2">
            <text:p>5.2</text:p>
          </table:table-cell>
          <table:table-cell office:value-type="float" office:value="5">
            <text:p>5</text:p>
          </table:table-cell>
          <table:table-cell office:value-type="float" office:value="468.09">
            <text:p>468.09</text:p>
          </table:table-cell>
          <table:table-cell office:value-type="float" office:value="129.94">
            <text:p>129.94</text:p>
          </table:table-cell>
          <table:table-cell office:value-type="float" office:value="3.60235493304602">
            <text:p>3.602354933</text:p>
          </table:table-cell>
          <table:table-cell office:value-type="float" office:value="1.04">
            <text:p>1.04</text:p>
          </table:table-cell>
          <table:table-cell office:value-type="float" office:value="24.9884615384615">
            <text:p>24.988461538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2.13">
            <text:p>2.13</text:p>
          </table:table-cell>
          <table:table-cell office:value-type="float" office:value="255">
            <text:p>255</text:p>
          </table:table-cell>
          <table:table-cell office:value-type="float" office:value="192.06">
            <text:p>192.06</text:p>
          </table:table-cell>
          <table:table-cell office:value-type="float" office:value="30.67">
            <text:p>30.67</text:p>
          </table:table-cell>
          <table:table-cell office:value-type="float" office:value="6.2621454189762">
            <text:p>6.262145419</text:p>
          </table:table-cell>
          <table:table-cell office:value-type="float" office:value="0.00835294117647059">
            <text:p>0.0083529412</text:p>
          </table:table-cell>
          <table:table-cell office:value-type="float" office:value="14.3990610328638">
            <text:p>14.3990610329</text:p>
          </table:table-cell>
          <table:table-cell/>
          <table:table-cell office:value-type="string">
            <text:p>6515</text:p>
          </table:table-cell>
          <table:table-cell office:value-type="string">
            <text:p>6699</text:p>
          </table:table-cell>
          <table:table-cell office:value-type="float" office:value="2.26">
            <text:p>2.26</text:p>
          </table:table-cell>
          <table:table-cell office:value-type="float" office:value="8">
            <text:p>8</text:p>
          </table:table-cell>
          <table:table-cell office:value-type="float" office:value="203.13">
            <text:p>203.13</text:p>
          </table:table-cell>
          <table:table-cell office:value-type="float" office:value="30.67">
            <text:p>30.67</text:p>
          </table:table-cell>
          <table:table-cell office:value-type="float" office:value="6.62308444734268">
            <text:p>6.6230844473</text:p>
          </table:table-cell>
          <table:table-cell office:value-type="float" office:value="0.2825">
            <text:p>0.2825</text:p>
          </table:table-cell>
          <table:table-cell office:value-type="float" office:value="13.570796460177">
            <text:p>13.570796460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4.27">
            <text:p>4.27</text:p>
          </table:table-cell>
          <table:table-cell office:value-type="float" office:value="255">
            <text:p>255</text:p>
          </table:table-cell>
          <table:table-cell office:value-type="float" office:value="384.48">
            <text:p>384.48</text:p>
          </table:table-cell>
          <table:table-cell office:value-type="float" office:value="30.56">
            <text:p>30.56</text:p>
          </table:table-cell>
          <table:table-cell office:value-type="float" office:value="12.5811518324607">
            <text:p>12.5811518325</text:p>
          </table:table-cell>
          <table:table-cell office:value-type="float" office:value="0.0167450980392157">
            <text:p>0.016745098</text:p>
          </table:table-cell>
          <table:table-cell office:value-type="float" office:value="7.15690866510539">
            <text:p>7.1569086651</text:p>
          </table:table-cell>
          <table:table-cell/>
          <table:table-cell office:value-type="string">
            <text:p>6516</text:p>
          </table:table-cell>
          <table:table-cell office:value-type="string">
            <text:p>6699</text:p>
          </table:table-cell>
          <table:table-cell office:value-type="float" office:value="4.33">
            <text:p>4.33</text:p>
          </table:table-cell>
          <table:table-cell office:value-type="float" office:value="8">
            <text:p>8</text:p>
          </table:table-cell>
          <table:table-cell office:value-type="float" office:value="389.61">
            <text:p>389.61</text:p>
          </table:table-cell>
          <table:table-cell office:value-type="float" office:value="30.56">
            <text:p>30.56</text:p>
          </table:table-cell>
          <table:table-cell office:value-type="float" office:value="12.7490183246073">
            <text:p>12.7490183246</text:p>
          </table:table-cell>
          <table:table-cell office:value-type="float" office:value="0.54125">
            <text:p>0.54125</text:p>
          </table:table-cell>
          <table:table-cell office:value-type="float" office:value="7.05773672055427">
            <text:p>7.05773672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7.81">
            <text:p>7.81</text:p>
          </table:table-cell>
          <table:table-cell office:value-type="float" office:value="255">
            <text:p>255</text:p>
          </table:table-cell>
          <table:table-cell office:value-type="float" office:value="703.26">
            <text:p>703.26</text:p>
          </table:table-cell>
          <table:table-cell office:value-type="float" office:value="320.48">
            <text:p>320.48</text:p>
          </table:table-cell>
          <table:table-cell office:value-type="float" office:value="2.19439590614079">
            <text:p>2.1943959061</text:p>
          </table:table-cell>
          <table:table-cell office:value-type="float" office:value="0.0306274509803922">
            <text:p>0.030627451</text:p>
          </table:table-cell>
          <table:table-cell office:value-type="float" office:value="41.0345710627401">
            <text:p>41.0345710627</text:p>
          </table:table-cell>
          <table:table-cell/>
          <table:table-cell office:value-type="string">
            <text:p>6519</text:p>
          </table:table-cell>
          <table:table-cell office:value-type="string">
            <text:p>6699</text:p>
          </table:table-cell>
          <table:table-cell office:value-type="float" office:value="7.95">
            <text:p>7.95</text:p>
          </table:table-cell>
          <table:table-cell office:value-type="float" office:value="5">
            <text:p>5</text:p>
          </table:table-cell>
          <table:table-cell office:value-type="float" office:value="715.5">
            <text:p>715.5</text:p>
          </table:table-cell>
          <table:table-cell office:value-type="float" office:value="320.48">
            <text:p>320.48</text:p>
          </table:table-cell>
          <table:table-cell office:value-type="float" office:value="2.23258861707439">
            <text:p>2.2325886171</text:p>
          </table:table-cell>
          <table:table-cell office:value-type="float" office:value="1.59">
            <text:p>1.59</text:p>
          </table:table-cell>
          <table:table-cell office:value-type="float" office:value="40.3119496855346">
            <text:p>40.31194968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8.38">
            <text:p>8.38</text:p>
          </table:table-cell>
          <table:table-cell office:value-type="float" office:value="255">
            <text:p>255</text:p>
          </table:table-cell>
          <table:table-cell office:value-type="float" office:value="753.84">
            <text:p>753.84</text:p>
          </table:table-cell>
          <table:table-cell office:value-type="float" office:value="314.84">
            <text:p>314.84</text:p>
          </table:table-cell>
          <table:table-cell office:value-type="float" office:value="2.39435903951213">
            <text:p>2.3943590395</text:p>
          </table:table-cell>
          <table:table-cell office:value-type="float" office:value="0.0328627450980392">
            <text:p>0.0328627451</text:p>
          </table:table-cell>
          <table:table-cell office:value-type="float" office:value="37.5704057279236">
            <text:p>37.5704057279</text:p>
          </table:table-cell>
          <table:table-cell/>
          <table:table-cell office:value-type="string">
            <text:p>6532</text:p>
          </table:table-cell>
          <table:table-cell office:value-type="string">
            <text:p>6699</text:p>
          </table:table-cell>
          <table:table-cell office:value-type="float" office:value="8.53">
            <text:p>8.53</text:p>
          </table:table-cell>
          <table:table-cell office:value-type="float" office:value="3">
            <text:p>3</text:p>
          </table:table-cell>
          <table:table-cell office:value-type="float" office:value="768.06">
            <text:p>768.06</text:p>
          </table:table-cell>
          <table:table-cell office:value-type="float" office:value="314.84">
            <text:p>314.84</text:p>
          </table:table-cell>
          <table:table-cell office:value-type="float" office:value="2.43952483801296">
            <text:p>2.439524838</text:p>
          </table:table-cell>
          <table:table-cell office:value-type="float" office:value="2.84333333333333">
            <text:p>2.8433333333</text:p>
          </table:table-cell>
          <table:table-cell office:value-type="float" office:value="36.9097303634232">
            <text:p>36.90973036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5.44">
            <text:p>5.44</text:p>
          </table:table-cell>
          <table:table-cell office:value-type="float" office:value="255">
            <text:p>255</text:p>
          </table:table-cell>
          <table:table-cell office:value-type="float" office:value="489.24">
            <text:p>489.24</text:p>
          </table:table-cell>
          <table:table-cell office:value-type="float" office:value="165.49">
            <text:p>165.49</text:p>
          </table:table-cell>
          <table:table-cell office:value-type="float" office:value="2.95631155961085">
            <text:p>2.9563115596</text:p>
          </table:table-cell>
          <table:table-cell office:value-type="float" office:value="0.0213333333333333">
            <text:p>0.0213333333</text:p>
          </table:table-cell>
          <table:table-cell office:value-type="float" office:value="30.4209558823529">
            <text:p>30.4209558824</text:p>
          </table:table-cell>
          <table:table-cell/>
          <table:table-cell office:value-type="string">
            <text:p>6552</text:p>
          </table:table-cell>
          <table:table-cell office:value-type="string">
            <text:p>6699</text:p>
          </table:table-cell>
          <table:table-cell office:value-type="float" office:value="5.77">
            <text:p>5.77</text:p>
          </table:table-cell>
          <table:table-cell office:value-type="float" office:value="3">
            <text:p>3</text:p>
          </table:table-cell>
          <table:table-cell office:value-type="float" office:value="518.94">
            <text:p>518.94</text:p>
          </table:table-cell>
          <table:table-cell office:value-type="float" office:value="165.49">
            <text:p>165.49</text:p>
          </table:table-cell>
          <table:table-cell office:value-type="float" office:value="3.13577859689407">
            <text:p>3.1357785969</text:p>
          </table:table-cell>
          <table:table-cell office:value-type="float" office:value="1.92333333333333">
            <text:p>1.9233333333</text:p>
          </table:table-cell>
          <table:table-cell office:value-type="float" office:value="28.6811091854419">
            <text:p>28.681109185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2.17">
            <text:p>2.17</text:p>
          </table:table-cell>
          <table:table-cell office:value-type="float" office:value="255">
            <text:p>255</text:p>
          </table:table-cell>
          <table:table-cell office:value-type="float" office:value="194.94">
            <text:p>194.94</text:p>
          </table:table-cell>
          <table:table-cell office:value-type="float" office:value="56.63">
            <text:p>56.63</text:p>
          </table:table-cell>
          <table:table-cell office:value-type="float" office:value="3.44234504679499">
            <text:p>3.4423450468</text:p>
          </table:table-cell>
          <table:table-cell office:value-type="float" office:value="0.00850980392156863">
            <text:p>0.0085098039</text:p>
          </table:table-cell>
          <table:table-cell office:value-type="float" office:value="26.0967741935484">
            <text:p>26.0967741935</text:p>
          </table:table-cell>
          <table:table-cell/>
          <table:table-cell office:value-type="string">
            <text:p>6559</text:p>
          </table:table-cell>
          <table:table-cell office:value-type="string">
            <text:p>6699</text:p>
          </table:table-cell>
          <table:table-cell office:value-type="float" office:value="2.27">
            <text:p>2.27</text:p>
          </table:table-cell>
          <table:table-cell office:value-type="float" office:value="5">
            <text:p>5</text:p>
          </table:table-cell>
          <table:table-cell office:value-type="float" office:value="203.94">
            <text:p>203.94</text:p>
          </table:table-cell>
          <table:table-cell office:value-type="float" office:value="56.63">
            <text:p>56.63</text:p>
          </table:table-cell>
          <table:table-cell office:value-type="float" office:value="3.60127141091294">
            <text:p>3.6012714109</text:p>
          </table:table-cell>
          <table:table-cell office:value-type="float" office:value="0.454">
            <text:p>0.454</text:p>
          </table:table-cell>
          <table:table-cell office:value-type="float" office:value="24.9471365638766">
            <text:p>24.94713656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5.41">
            <text:p>5.41</text:p>
          </table:table-cell>
          <table:table-cell office:value-type="float" office:value="255">
            <text:p>255</text:p>
          </table:table-cell>
          <table:table-cell office:value-type="float" office:value="486.45">
            <text:p>486.45</text:p>
          </table:table-cell>
          <table:table-cell office:value-type="float" office:value="96.8">
            <text:p>96.8</text:p>
          </table:table-cell>
          <table:table-cell office:value-type="float" office:value="5.02530991735537">
            <text:p>5.0253099174</text:p>
          </table:table-cell>
          <table:table-cell office:value-type="float" office:value="0.0212156862745098">
            <text:p>0.0212156863</text:p>
          </table:table-cell>
          <table:table-cell office:value-type="float" office:value="17.8927911275416">
            <text:p>17.8927911275</text:p>
          </table:table-cell>
          <table:table-cell/>
          <table:table-cell office:value-type="string">
            <text:p>6609</text:p>
          </table:table-cell>
          <table:table-cell office:value-type="string">
            <text:p>6699</text:p>
          </table:table-cell>
          <table:table-cell office:value-type="float" office:value="4.51">
            <text:p>4.51</text:p>
          </table:table-cell>
          <table:table-cell office:value-type="float" office:value="5">
            <text:p>5</text:p>
          </table:table-cell>
          <table:table-cell office:value-type="float" office:value="405.63">
            <text:p>405.63</text:p>
          </table:table-cell>
          <table:table-cell office:value-type="float" office:value="96.8">
            <text:p>96.8</text:p>
          </table:table-cell>
          <table:table-cell office:value-type="float" office:value="4.19039256198347">
            <text:p>4.190392562</text:p>
          </table:table-cell>
          <table:table-cell office:value-type="float" office:value="0.902">
            <text:p>0.902</text:p>
          </table:table-cell>
          <table:table-cell office:value-type="float" office:value="21.4634146341463">
            <text:p>21.46341463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14.49">
            <text:p>14.49</text:p>
          </table:table-cell>
          <table:table-cell office:value-type="float" office:value="255">
            <text:p>255</text:p>
          </table:table-cell>
          <table:table-cell office:value-type="float" office:value="1304.01">
            <text:p>1304.01</text:p>
          </table:table-cell>
          <table:table-cell office:value-type="float" office:value="94.64">
            <text:p>94.64</text:p>
          </table:table-cell>
          <table:table-cell office:value-type="float" office:value="13.7786348267118">
            <text:p>13.7786348267</text:p>
          </table:table-cell>
          <table:table-cell office:value-type="float" office:value="0.0568235294117647">
            <text:p>0.0568235294</text:p>
          </table:table-cell>
          <table:table-cell office:value-type="float" office:value="6.53140096618358">
            <text:p>6.5314009662</text:p>
          </table:table-cell>
          <table:table-cell/>
          <table:table-cell office:value-type="string">
            <text:p>6647</text:p>
          </table:table-cell>
          <table:table-cell office:value-type="string">
            <text:p>6699</text:p>
          </table:table-cell>
          <table:table-cell office:value-type="float" office:value="13.83">
            <text:p>13.83</text:p>
          </table:table-cell>
          <table:table-cell office:value-type="float" office:value="5">
            <text:p>5</text:p>
          </table:table-cell>
          <table:table-cell office:value-type="float" office:value="1245.06">
            <text:p>1245.06</text:p>
          </table:table-cell>
          <table:table-cell office:value-type="float" office:value="94.64">
            <text:p>94.64</text:p>
          </table:table-cell>
          <table:table-cell office:value-type="float" office:value="13.1557480980558">
            <text:p>13.1557480981</text:p>
          </table:table-cell>
          <table:table-cell office:value-type="float" office:value="2.766">
            <text:p>2.766</text:p>
          </table:table-cell>
          <table:table-cell office:value-type="float" office:value="6.84309472161967">
            <text:p>6.84309472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1.89">
            <text:p>1.89</text:p>
          </table:table-cell>
          <table:table-cell office:value-type="float" office:value="255">
            <text:p>255</text:p>
          </table:table-cell>
          <table:table-cell office:value-type="float" office:value="170.46">
            <text:p>170.46</text:p>
          </table:table-cell>
          <table:table-cell office:value-type="float" office:value="13.25">
            <text:p>13.25</text:p>
          </table:table-cell>
          <table:table-cell office:value-type="float" office:value="12.8649056603774">
            <text:p>12.8649056604</text:p>
          </table:table-cell>
          <table:table-cell office:value-type="float" office:value="0.00741176470588235">
            <text:p>0.0074117647</text:p>
          </table:table-cell>
          <table:table-cell office:value-type="float" office:value="7.01058201058201">
            <text:p>7.0105820106</text:p>
          </table:table-cell>
          <table:table-cell/>
          <table:table-cell office:value-type="string">
            <text:p>6670</text:p>
          </table:table-cell>
          <table:table-cell office:value-type="string">
            <text:p>6699</text:p>
          </table:table-cell>
          <table:table-cell office:value-type="float" office:value="1.6">
            <text:p>1.6</text:p>
          </table:table-cell>
          <table:table-cell office:value-type="float" office:value="6">
            <text:p>6</text:p>
          </table:table-cell>
          <table:table-cell office:value-type="float" office:value="144.09">
            <text:p>144.09</text:p>
          </table:table-cell>
          <table:table-cell office:value-type="float" office:value="13.25">
            <text:p>13.25</text:p>
          </table:table-cell>
          <table:table-cell office:value-type="float" office:value="10.8747169811321">
            <text:p>10.8747169811</text:p>
          </table:table-cell>
          <table:table-cell office:value-type="float" office:value="0.266666666666667">
            <text:p>0.2666666667</text:p>
          </table:table-cell>
          <table:table-cell office:value-type="float" office:value="8.28125">
            <text:p>8.281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2.76">
            <text:p>2.76</text:p>
          </table:table-cell>
          <table:table-cell office:value-type="float" office:value="255">
            <text:p>255</text:p>
          </table:table-cell>
          <table:table-cell office:value-type="float" office:value="248.58">
            <text:p>248.58</text:p>
          </table:table-cell>
          <table:table-cell office:value-type="float" office:value="54.19">
            <text:p>54.19</text:p>
          </table:table-cell>
          <table:table-cell office:value-type="float" office:value="4.58719320907917">
            <text:p>4.5871932091</text:p>
          </table:table-cell>
          <table:table-cell office:value-type="float" office:value="0.0108235294117647">
            <text:p>0.0108235294</text:p>
          </table:table-cell>
          <table:table-cell office:value-type="float" office:value="19.6340579710145">
            <text:p>19.634057971</text:p>
          </table:table-cell>
          <table:table-cell/>
          <table:table-cell office:value-type="string">
            <text:p>6695</text:p>
          </table:table-cell>
          <table:table-cell office:value-type="string">
            <text:p>6699</text:p>
          </table:table-cell>
          <table:table-cell office:value-type="float" office:value="2.63">
            <text:p>2.63</text:p>
          </table:table-cell>
          <table:table-cell office:value-type="float" office:value="8">
            <text:p>8</text:p>
          </table:table-cell>
          <table:table-cell office:value-type="float" office:value="236.34">
            <text:p>236.34</text:p>
          </table:table-cell>
          <table:table-cell office:value-type="float" office:value="54.19">
            <text:p>54.19</text:p>
          </table:table-cell>
          <table:table-cell office:value-type="float" office:value="4.36132127698838">
            <text:p>4.361321277</text:p>
          </table:table-cell>
          <table:table-cell office:value-type="float" office:value="0.32875">
            <text:p>0.32875</text:p>
          </table:table-cell>
          <table:table-cell office:value-type="float" office:value="20.6045627376426">
            <text:p>20.60456273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8.73">
            <text:p>8.73</text:p>
          </table:table-cell>
          <table:table-cell office:value-type="float" office:value="255">
            <text:p>255</text:p>
          </table:table-cell>
          <table:table-cell office:value-type="float" office:value="785.52">
            <text:p>785.52</text:p>
          </table:table-cell>
          <table:table-cell office:value-type="float" office:value="344.21">
            <text:p>344.21</text:p>
          </table:table-cell>
          <table:table-cell office:value-type="float" office:value="2.28209523256152">
            <text:p>2.2820952326</text:p>
          </table:table-cell>
          <table:table-cell office:value-type="float" office:value="0.0342352941176471">
            <text:p>0.0342352941</text:p>
          </table:table-cell>
          <table:table-cell office:value-type="float" office:value="39.4284077892325">
            <text:p>39.4284077892</text:p>
          </table:table-cell>
          <table:table-cell/>
          <table:table-cell office:value-type="string">
            <text:p>6716</text:p>
          </table:table-cell>
          <table:table-cell office:value-type="string">
            <text:p>6699</text:p>
          </table:table-cell>
          <table:table-cell office:value-type="float" office:value="8.68">
            <text:p>8.68</text:p>
          </table:table-cell>
          <table:table-cell office:value-type="float" office:value="3">
            <text:p>3</text:p>
          </table:table-cell>
          <table:table-cell office:value-type="float" office:value="781.02">
            <text:p>781.02</text:p>
          </table:table-cell>
          <table:table-cell office:value-type="float" office:value="344.21">
            <text:p>344.21</text:p>
          </table:table-cell>
          <table:table-cell office:value-type="float" office:value="2.26902181807617">
            <text:p>2.2690218181</text:p>
          </table:table-cell>
          <table:table-cell office:value-type="float" office:value="2.89333333333333">
            <text:p>2.8933333333</text:p>
          </table:table-cell>
          <table:table-cell office:value-type="float" office:value="39.6555299539171">
            <text:p>39.65552995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3.19">
            <text:p>3.19</text:p>
          </table:table-cell>
          <table:table-cell office:value-type="float" office:value="255">
            <text:p>255</text:p>
          </table:table-cell>
          <table:table-cell office:value-type="float" office:value="287.28">
            <text:p>287.28</text:p>
          </table:table-cell>
          <table:table-cell office:value-type="float" office:value="3.19">
            <text:p>3.19</text:p>
          </table:table-cell>
          <table:table-cell office:value-type="float" office:value="90.0564263322884">
            <text:p>90.0564263323</text:p>
          </table:table-cell>
          <table:table-cell office:value-type="float" office:value="0.0125098039215686">
            <text:p>0.0125098039</text:p>
          </table:table-cell>
          <table:table-cell office:value-type="float" office:value="1">
            <text:p>1</text:p>
          </table:table-cell>
          <table:table-cell/>
          <table:table-cell office:value-type="string">
            <text:p>6738</text:p>
          </table:table-cell>
          <table:table-cell office:value-type="string">
            <text:p>6699</text:p>
          </table:table-cell>
          <table:table-cell office:value-type="float" office:value="2.46">
            <text:p>2.46</text:p>
          </table:table-cell>
          <table:table-cell office:value-type="float" office:value="3">
            <text:p>3</text:p>
          </table:table-cell>
          <table:table-cell office:value-type="float" office:value="221.22">
            <text:p>221.22</text:p>
          </table:table-cell>
          <table:table-cell office:value-type="float" office:value="3.19">
            <text:p>3.19</text:p>
          </table:table-cell>
          <table:table-cell office:value-type="float" office:value="69.3479623824451">
            <text:p>69.3479623824</text:p>
          </table:table-cell>
          <table:table-cell office:value-type="float" office:value="0.82">
            <text:p>0.82</text:p>
          </table:table-cell>
          <table:table-cell office:value-type="float" office:value="1.29674796747968">
            <text:p>1.29674796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8.88">
            <text:p>8.88</text:p>
          </table:table-cell>
          <table:table-cell office:value-type="float" office:value="255">
            <text:p>255</text:p>
          </table:table-cell>
          <table:table-cell office:value-type="float" office:value="799.02">
            <text:p>799.02</text:p>
          </table:table-cell>
          <table:table-cell office:value-type="float" office:value="247.18">
            <text:p>247.18</text:p>
          </table:table-cell>
          <table:table-cell office:value-type="float" office:value="3.2325430860102">
            <text:p>3.232543086</text:p>
          </table:table-cell>
          <table:table-cell office:value-type="float" office:value="0.0348235294117647">
            <text:p>0.0348235294</text:p>
          </table:table-cell>
          <table:table-cell office:value-type="float" office:value="27.8355855855856">
            <text:p>27.8355855856</text:p>
          </table:table-cell>
          <table:table-cell/>
          <table:table-cell office:value-type="string">
            <text:p>6843</text:p>
          </table:table-cell>
          <table:table-cell office:value-type="string">
            <text:p>6699</text:p>
          </table:table-cell>
          <table:table-cell office:value-type="float" office:value="8.8">
            <text:p>8.8</text:p>
          </table:table-cell>
          <table:table-cell office:value-type="float" office:value="6">
            <text:p>6</text:p>
          </table:table-cell>
          <table:table-cell office:value-type="float" office:value="792.18">
            <text:p>792.18</text:p>
          </table:table-cell>
          <table:table-cell office:value-type="float" office:value="247.18">
            <text:p>247.18</text:p>
          </table:table-cell>
          <table:table-cell office:value-type="float" office:value="3.20487094425115">
            <text:p>3.2048709443</text:p>
          </table:table-cell>
          <table:table-cell office:value-type="float" office:value="1.46666666666667">
            <text:p>1.4666666667</text:p>
          </table:table-cell>
          <table:table-cell office:value-type="float" office:value="28.0886363636364">
            <text:p>28.08863636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2.02">
            <text:p>12.02</text:p>
          </table:table-cell>
          <table:table-cell office:value-type="float" office:value="255">
            <text:p>255</text:p>
          </table:table-cell>
          <table:table-cell office:value-type="float" office:value="1082.16">
            <text:p>1082.16</text:p>
          </table:table-cell>
          <table:table-cell office:value-type="float" office:value="14.26">
            <text:p>14.26</text:p>
          </table:table-cell>
          <table:table-cell office:value-type="float" office:value="75.8877980364656">
            <text:p>75.8877980365</text:p>
          </table:table-cell>
          <table:table-cell office:value-type="float" office:value="0.0471372549019608">
            <text:p>0.0471372549</text:p>
          </table:table-cell>
          <table:table-cell office:value-type="float" office:value="1.18635607321132">
            <text:p>1.1863560732</text:p>
          </table:table-cell>
          <table:table-cell/>
          <table:table-cell office:value-type="string">
            <text:p>6879</text:p>
          </table:table-cell>
          <table:table-cell office:value-type="string">
            <text:p>6699</text:p>
          </table:table-cell>
          <table:table-cell office:value-type="float" office:value="11.85">
            <text:p>11.85</text:p>
          </table:table-cell>
          <table:table-cell office:value-type="float" office:value="4">
            <text:p>4</text:p>
          </table:table-cell>
          <table:table-cell office:value-type="float" office:value="1066.68">
            <text:p>1066.68</text:p>
          </table:table-cell>
          <table:table-cell office:value-type="float" office:value="14.26">
            <text:p>14.26</text:p>
          </table:table-cell>
          <table:table-cell office:value-type="float" office:value="74.8022440392707">
            <text:p>74.8022440393</text:p>
          </table:table-cell>
          <table:table-cell office:value-type="float" office:value="2.9625">
            <text:p>2.9625</text:p>
          </table:table-cell>
          <table:table-cell office:value-type="float" office:value="1.20337552742616">
            <text:p>1.20337552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9.44">
            <text:p>9.44</text:p>
          </table:table-cell>
          <table:table-cell office:value-type="float" office:value="255">
            <text:p>255</text:p>
          </table:table-cell>
          <table:table-cell office:value-type="float" office:value="849.69">
            <text:p>849.69</text:p>
          </table:table-cell>
          <table:table-cell office:value-type="float" office:value="324.87">
            <text:p>324.87</text:p>
          </table:table-cell>
          <table:table-cell office:value-type="float" office:value="2.61547696001477">
            <text:p>2.61547696</text:p>
          </table:table-cell>
          <table:table-cell office:value-type="float" office:value="0.0370196078431372">
            <text:p>0.0370196078</text:p>
          </table:table-cell>
          <table:table-cell office:value-type="float" office:value="34.4141949152542">
            <text:p>34.4141949153</text:p>
          </table:table-cell>
          <table:table-cell/>
          <table:table-cell office:value-type="string">
            <text:p>6892</text:p>
          </table:table-cell>
          <table:table-cell office:value-type="string">
            <text:p>6699</text:p>
          </table:table-cell>
          <table:table-cell office:value-type="float" office:value="9.42">
            <text:p>9.42</text:p>
          </table:table-cell>
          <table:table-cell office:value-type="float" office:value="4">
            <text:p>4</text:p>
          </table:table-cell>
          <table:table-cell office:value-type="float" office:value="847.44">
            <text:p>847.44</text:p>
          </table:table-cell>
          <table:table-cell office:value-type="float" office:value="324.87">
            <text:p>324.87</text:p>
          </table:table-cell>
          <table:table-cell office:value-type="float" office:value="2.60855111275279">
            <text:p>2.6085511128</text:p>
          </table:table-cell>
          <table:table-cell office:value-type="float" office:value="2.355">
            <text:p>2.355</text:p>
          </table:table-cell>
          <table:table-cell office:value-type="float" office:value="34.4872611464968">
            <text:p>34.48726114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.6">
            <text:p>1.6</text:p>
          </table:table-cell>
          <table:table-cell office:value-type="float" office:value="255">
            <text:p>255</text:p>
          </table:table-cell>
          <table:table-cell office:value-type="float" office:value="144.09">
            <text:p>144.09</text:p>
          </table:table-cell>
          <table:table-cell office:value-type="float" office:value="56.62">
            <text:p>56.62</text:p>
          </table:table-cell>
          <table:table-cell office:value-type="float" office:value="2.54486047333098">
            <text:p>2.5448604733</text:p>
          </table:table-cell>
          <table:table-cell office:value-type="float" office:value="0.00627450980392157">
            <text:p>0.0062745098</text:p>
          </table:table-cell>
          <table:table-cell office:value-type="float" office:value="35.3875">
            <text:p>35.3875</text:p>
          </table:table-cell>
          <table:table-cell/>
          <table:table-cell office:value-type="string">
            <text:p>6945</text:p>
          </table:table-cell>
          <table:table-cell office:value-type="string">
            <text:p>6699</text:p>
          </table:table-cell>
          <table:table-cell office:value-type="float" office:value="1.52">
            <text:p>1.52</text:p>
          </table:table-cell>
          <table:table-cell office:value-type="float" office:value="3">
            <text:p>3</text:p>
          </table:table-cell>
          <table:table-cell office:value-type="float" office:value="136.44">
            <text:p>136.44</text:p>
          </table:table-cell>
          <table:table-cell office:value-type="float" office:value="56.62">
            <text:p>56.62</text:p>
          </table:table-cell>
          <table:table-cell office:value-type="float" office:value="2.40974920522783">
            <text:p>2.4097492052</text:p>
          </table:table-cell>
          <table:table-cell office:value-type="float" office:value="0.506666666666667">
            <text:p>0.5066666667</text:p>
          </table:table-cell>
          <table:table-cell office:value-type="float" office:value="37.25">
            <text:p>37.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10.07">
            <text:p>10.07</text:p>
          </table:table-cell>
          <table:table-cell office:value-type="float" office:value="255">
            <text:p>255</text:p>
          </table:table-cell>
          <table:table-cell office:value-type="float" office:value="906.03">
            <text:p>906.03</text:p>
          </table:table-cell>
          <table:table-cell office:value-type="float" office:value="6.51">
            <text:p>6.51</text:p>
          </table:table-cell>
          <table:table-cell office:value-type="float" office:value="139.175115207373">
            <text:p>139.1751152074</text:p>
          </table:table-cell>
          <table:table-cell office:value-type="float" office:value="0.0394901960784314">
            <text:p>0.0394901961</text:p>
          </table:table-cell>
          <table:table-cell office:value-type="float" office:value="0.646474677259186">
            <text:p>0.6464746773</text:p>
          </table:table-cell>
          <table:table-cell/>
          <table:table-cell office:value-type="string">
            <text:p>6948</text:p>
          </table:table-cell>
          <table:table-cell office:value-type="string">
            <text:p>6699</text:p>
          </table:table-cell>
          <table:table-cell office:value-type="float" office:value="10.55">
            <text:p>10.55</text:p>
          </table:table-cell>
          <table:table-cell office:value-type="float" office:value="6">
            <text:p>6</text:p>
          </table:table-cell>
          <table:table-cell office:value-type="float" office:value="949.23">
            <text:p>949.23</text:p>
          </table:table-cell>
          <table:table-cell office:value-type="float" office:value="6.51">
            <text:p>6.51</text:p>
          </table:table-cell>
          <table:table-cell office:value-type="float" office:value="145.811059907834">
            <text:p>145.8110599078</text:p>
          </table:table-cell>
          <table:table-cell office:value-type="float" office:value="1.75833333333333">
            <text:p>1.7583333333</text:p>
          </table:table-cell>
          <table:table-cell office:value-type="float" office:value="0.617061611374407">
            <text:p>0.617061611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1.89">
            <text:p>1.89</text:p>
          </table:table-cell>
          <table:table-cell office:value-type="float" office:value="255">
            <text:p>255</text:p>
          </table:table-cell>
          <table:table-cell office:value-type="float" office:value="170.19">
            <text:p>170.19</text:p>
          </table:table-cell>
          <table:table-cell office:value-type="float" office:value="55.4">
            <text:p>55.4</text:p>
          </table:table-cell>
          <table:table-cell office:value-type="float" office:value="3.07202166064982">
            <text:p>3.0720216606</text:p>
          </table:table-cell>
          <table:table-cell office:value-type="float" office:value="0.00741176470588235">
            <text:p>0.0074117647</text:p>
          </table:table-cell>
          <table:table-cell office:value-type="float" office:value="29.3121693121693">
            <text:p>29.3121693122</text:p>
          </table:table-cell>
          <table:table-cell/>
          <table:table-cell office:value-type="string">
            <text:p>6971</text:p>
          </table:table-cell>
          <table:table-cell office:value-type="string">
            <text:p>6699</text:p>
          </table:table-cell>
          <table:table-cell office:value-type="float" office:value="1.77">
            <text:p>1.77</text:p>
          </table:table-cell>
          <table:table-cell office:value-type="float" office:value="255">
            <text:p>255</text:p>
          </table:table-cell>
          <table:table-cell office:value-type="float" office:value="159.66">
            <text:p>159.66</text:p>
          </table:table-cell>
          <table:table-cell office:value-type="float" office:value="55.4">
            <text:p>55.4</text:p>
          </table:table-cell>
          <table:table-cell office:value-type="float" office:value="2.88194945848375">
            <text:p>2.8819494585</text:p>
          </table:table-cell>
          <table:table-cell office:value-type="float" office:value="0.00694117647058824">
            <text:p>0.0069411765</text:p>
          </table:table-cell>
          <table:table-cell office:value-type="float" office:value="31.2994350282486">
            <text:p>31.29943502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6.37">
            <text:p>6.37</text:p>
          </table:table-cell>
          <table:table-cell office:value-type="float" office:value="255">
            <text:p>255</text:p>
          </table:table-cell>
          <table:table-cell office:value-type="float" office:value="573.12">
            <text:p>573.12</text:p>
          </table:table-cell>
          <table:table-cell office:value-type="float" office:value="200.73">
            <text:p>200.73</text:p>
          </table:table-cell>
          <table:table-cell office:value-type="float" office:value="2.85517859811687">
            <text:p>2.8551785981</text:p>
          </table:table-cell>
          <table:table-cell office:value-type="float" office:value="0.0249803921568628">
            <text:p>0.0249803922</text:p>
          </table:table-cell>
          <table:table-cell office:value-type="float" office:value="31.5117739403454">
            <text:p>31.5117739403</text:p>
          </table:table-cell>
          <table:table-cell/>
          <table:table-cell office:value-type="string">
            <text:p>7021</text:p>
          </table:table-cell>
          <table:table-cell office:value-type="string">
            <text:p>6699</text:p>
          </table:table-cell>
          <table:table-cell office:value-type="float" office:value="6.29">
            <text:p>6.29</text:p>
          </table:table-cell>
          <table:table-cell office:value-type="float" office:value="5">
            <text:p>5</text:p>
          </table:table-cell>
          <table:table-cell office:value-type="float" office:value="565.65">
            <text:p>565.65</text:p>
          </table:table-cell>
          <table:table-cell office:value-type="float" office:value="200.73">
            <text:p>200.73</text:p>
          </table:table-cell>
          <table:table-cell office:value-type="float" office:value="2.81796442983112">
            <text:p>2.8179644298</text:p>
          </table:table-cell>
          <table:table-cell office:value-type="float" office:value="1.258">
            <text:p>1.258</text:p>
          </table:table-cell>
          <table:table-cell office:value-type="float" office:value="31.912559618442">
            <text:p>31.91255961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1.68">
            <text:p>1.68</text:p>
          </table:table-cell>
          <table:table-cell office:value-type="float" office:value="255">
            <text:p>255</text:p>
          </table:table-cell>
          <table:table-cell office:value-type="float" office:value="151.11">
            <text:p>151.11</text:p>
          </table:table-cell>
          <table:table-cell office:value-type="float" office:value="3.25">
            <text:p>3.25</text:p>
          </table:table-cell>
          <table:table-cell office:value-type="float" office:value="46.4953846153846">
            <text:p>46.4953846154</text:p>
          </table:table-cell>
          <table:table-cell office:value-type="float" office:value="0.00658823529411765">
            <text:p>0.0065882353</text:p>
          </table:table-cell>
          <table:table-cell office:value-type="float" office:value="1.93452380952381">
            <text:p>1.9345238095</text:p>
          </table:table-cell>
          <table:table-cell/>
          <table:table-cell office:value-type="string">
            <text:p>6446</text:p>
          </table:table-cell>
          <table:table-cell office:value-type="string">
            <text:p>6699</text:p>
          </table:table-cell>
          <table:table-cell office:value-type="float" office:value="1.59">
            <text:p>1.59</text:p>
          </table:table-cell>
          <table:table-cell office:value-type="float" office:value="5">
            <text:p>5</text:p>
          </table:table-cell>
          <table:table-cell office:value-type="float" office:value="143.01">
            <text:p>143.01</text:p>
          </table:table-cell>
          <table:table-cell office:value-type="float" office:value="3.25">
            <text:p>3.25</text:p>
          </table:table-cell>
          <table:table-cell office:value-type="float" office:value="44.0030769230769">
            <text:p>44.0030769231</text:p>
          </table:table-cell>
          <table:table-cell office:value-type="float" office:value="0.318">
            <text:p>0.318</text:p>
          </table:table-cell>
          <table:table-cell office:value-type="float" office:value="2.0440251572327">
            <text:p>2.04402515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3.4">
            <text:p>3.4</text:p>
          </table:table-cell>
          <table:table-cell office:value-type="float" office:value="255">
            <text:p>255</text:p>
          </table:table-cell>
          <table:table-cell office:value-type="float" office:value="305.55">
            <text:p>305.55</text:p>
          </table:table-cell>
          <table:table-cell office:value-type="float" office:value="0.46">
            <text:p>0.46</text:p>
          </table:table-cell>
          <table:table-cell office:value-type="float" office:value="664.239130434783">
            <text:p>664.2391304348</text:p>
          </table:table-cell>
          <table:table-cell office:value-type="float" office:value="0.0133333333333333">
            <text:p>0.0133333333</text:p>
          </table:table-cell>
          <table:table-cell office:value-type="float" office:value="0.135294117647059">
            <text:p>0.1352941176</text:p>
          </table:table-cell>
          <table:table-cell/>
          <table:table-cell office:value-type="string">
            <text:p>6471</text:p>
          </table:table-cell>
          <table:table-cell office:value-type="string">
            <text:p>6699</text:p>
          </table:table-cell>
          <table:table-cell office:value-type="float" office:value="3.72">
            <text:p>3.72</text:p>
          </table:table-cell>
          <table:table-cell office:value-type="float" office:value="255">
            <text:p>255</text:p>
          </table:table-cell>
          <table:table-cell office:value-type="float" office:value="334.44">
            <text:p>334.44</text:p>
          </table:table-cell>
          <table:table-cell office:value-type="float" office:value="0.46">
            <text:p>0.46</text:p>
          </table:table-cell>
          <table:table-cell office:value-type="float" office:value="727.04347826087">
            <text:p>727.0434782609</text:p>
          </table:table-cell>
          <table:table-cell office:value-type="float" office:value="0.0145882352941177">
            <text:p>0.0145882353</text:p>
          </table:table-cell>
          <table:table-cell office:value-type="float" office:value="0.123655913978495">
            <text:p>0.12365591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1.86">
            <text:p>1.86</text:p>
          </table:table-cell>
          <table:table-cell office:value-type="float" office:value="255">
            <text:p>255</text:p>
          </table:table-cell>
          <table:table-cell office:value-type="float" office:value="167.04">
            <text:p>167.04</text:p>
          </table:table-cell>
          <table:table-cell office:value-type="float" office:value="6.57">
            <text:p>6.57</text:p>
          </table:table-cell>
          <table:table-cell office:value-type="float" office:value="25.4246575342466">
            <text:p>25.4246575342</text:p>
          </table:table-cell>
          <table:table-cell office:value-type="float" office:value="0.00729411764705882">
            <text:p>0.0072941176</text:p>
          </table:table-cell>
          <table:table-cell office:value-type="float" office:value="3.53225806451613">
            <text:p>3.5322580645</text:p>
          </table:table-cell>
          <table:table-cell/>
          <table:table-cell office:value-type="string">
            <text:p>6562</text:p>
          </table:table-cell>
          <table:table-cell office:value-type="string">
            <text:p>6699</text:p>
          </table:table-cell>
          <table:table-cell office:value-type="float" office:value="3.55">
            <text:p>3.55</text:p>
          </table:table-cell>
          <table:table-cell office:value-type="float" office:value="255">
            <text:p>255</text:p>
          </table:table-cell>
          <table:table-cell office:value-type="float" office:value="319.77">
            <text:p>319.77</text:p>
          </table:table-cell>
          <table:table-cell office:value-type="float" office:value="6.57">
            <text:p>6.57</text:p>
          </table:table-cell>
          <table:table-cell office:value-type="float" office:value="48.6712328767123">
            <text:p>48.6712328767</text:p>
          </table:table-cell>
          <table:table-cell office:value-type="float" office:value="0.013921568627451">
            <text:p>0.0139215686</text:p>
          </table:table-cell>
          <table:table-cell office:value-type="float" office:value="1.85070422535211">
            <text:p>1.850704225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37.03">
            <text:p>37.03</text:p>
          </table:table-cell>
          <table:table-cell office:value-type="float" office:value="255">
            <text:p>255</text:p>
          </table:table-cell>
          <table:table-cell office:value-type="float" office:value="3332.7">
            <text:p>3332.7</text:p>
          </table:table-cell>
          <table:table-cell office:value-type="float" office:value="186.15">
            <text:p>186.15</text:p>
          </table:table-cell>
          <table:table-cell office:value-type="float" office:value="17.9033037872683">
            <text:p>17.9033037873</text:p>
          </table:table-cell>
          <table:table-cell office:value-type="float" office:value="0.14521568627451">
            <text:p>0.1452156863</text:p>
          </table:table-cell>
          <table:table-cell office:value-type="float" office:value="5.02700513097489">
            <text:p>5.027005131</text:p>
          </table:table-cell>
          <table:table-cell/>
          <table:table-cell office:value-type="string">
            <text:p>6674</text:p>
          </table:table-cell>
          <table:table-cell office:value-type="string">
            <text:p>6699</text:p>
          </table:table-cell>
          <table:table-cell office:value-type="float" office:value="36.24">
            <text:p>36.24</text:p>
          </table:table-cell>
          <table:table-cell office:value-type="float" office:value="255">
            <text:p>255</text:p>
          </table:table-cell>
          <table:table-cell office:value-type="float" office:value="3262.05">
            <text:p>3262.05</text:p>
          </table:table-cell>
          <table:table-cell office:value-type="float" office:value="186.15">
            <text:p>186.15</text:p>
          </table:table-cell>
          <table:table-cell office:value-type="float" office:value="17.5237711522965">
            <text:p>17.5237711523</text:p>
          </table:table-cell>
          <table:table-cell office:value-type="float" office:value="0.142117647058823">
            <text:p>0.1421176471</text:p>
          </table:table-cell>
          <table:table-cell office:value-type="float" office:value="5.13658940397351">
            <text:p>5.136589404</text:p>
          </table:table-cell>
          <table:table-cell table:number-columns-repeated="1005"/>
        </table:table-row>
        <table:table-row table:style-name="ro1">
          <table:table-cell office:value-type="string">
            <text:p>6716</text:p>
          </table:table-cell>
          <table:table-cell office:value-type="string">
            <text:p>6087</text:p>
          </table:table-cell>
          <table:table-cell office:value-type="float" office:value="8.11">
            <text:p>8.11</text:p>
          </table:table-cell>
          <table:table-cell office:value-type="float" office:value="3">
            <text:p>3</text:p>
          </table:table-cell>
          <table:table-cell office:value-type="float" office:value="730.17">
            <text:p>730.17</text:p>
          </table:table-cell>
          <table:table-cell office:value-type="float" office:value="305.33">
            <text:p>305.33</text:p>
          </table:table-cell>
          <table:table-cell office:value-type="float" office:value="2.39141257000622">
            <text:p>2.39141257</text:p>
          </table:table-cell>
          <table:table-cell office:value-type="float" office:value="2.70333333333333">
            <text:p>2.7033333333</text:p>
          </table:table-cell>
          <table:table-cell office:value-type="float" office:value="37.6485819975339">
            <text:p>37.6485819975</text:p>
          </table:table-cell>
          <table:table-cell/>
          <table:table-cell office:value-type="string">
            <text:p>6087</text:p>
          </table:table-cell>
          <table:table-cell office:value-type="string">
            <text:p>6716</text:p>
          </table:table-cell>
          <table:table-cell office:value-type="float" office:value="8.14">
            <text:p>8.14</text:p>
          </table:table-cell>
          <table:table-cell office:value-type="float" office:value="4">
            <text:p>4</text:p>
          </table:table-cell>
          <table:table-cell office:value-type="float" office:value="732.42">
            <text:p>732.42</text:p>
          </table:table-cell>
          <table:table-cell office:value-type="float" office:value="305.33">
            <text:p>305.33</text:p>
          </table:table-cell>
          <table:table-cell office:value-type="float" office:value="2.39878164608784">
            <text:p>2.3987816461</text:p>
          </table:table-cell>
          <table:table-cell office:value-type="float" office:value="2.035">
            <text:p>2.035</text:p>
          </table:table-cell>
          <table:table-cell office:value-type="float" office:value="37.509828009828">
            <text:p>37.50982800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629.82">
            <text:p>629.82</text:p>
          </table:table-cell>
          <table:table-cell office:value-type="float" office:value="101.79">
            <text:p>101.79</text:p>
          </table:table-cell>
          <table:table-cell office:value-type="float" office:value="6.18744473916888">
            <text:p>6.1874447392</text:p>
          </table:table-cell>
          <table:table-cell office:value-type="float" office:value="1.16666666666667">
            <text:p>1.1666666667</text:p>
          </table:table-cell>
          <table:table-cell office:value-type="float" office:value="14.5414285714286">
            <text:p>14.5414285714</text:p>
          </table:table-cell>
          <table:table-cell/>
          <table:table-cell office:value-type="string">
            <text:p>6182</text:p>
          </table:table-cell>
          <table:table-cell office:value-type="string">
            <text:p>6716</text:p>
          </table:table-cell>
          <table:table-cell office:value-type="float" office:value="6.79">
            <text:p>6.79</text:p>
          </table:table-cell>
          <table:table-cell office:value-type="float" office:value="12">
            <text:p>12</text:p>
          </table:table-cell>
          <table:table-cell office:value-type="float" office:value="611.55">
            <text:p>611.55</text:p>
          </table:table-cell>
          <table:table-cell office:value-type="float" office:value="101.79">
            <text:p>101.79</text:p>
          </table:table-cell>
          <table:table-cell office:value-type="float" office:value="6.0079575596817">
            <text:p>6.0079575597</text:p>
          </table:table-cell>
          <table:table-cell office:value-type="float" office:value="0.565833333333333">
            <text:p>0.5658333333</text:p>
          </table:table-cell>
          <table:table-cell office:value-type="float" office:value="14.9911634756996">
            <text:p>14.991163475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12.6">
            <text:p>12.6</text:p>
          </table:table-cell>
          <table:table-cell office:value-type="float" office:value="13">
            <text:p>13</text:p>
          </table:table-cell>
          <table:table-cell office:value-type="float" office:value="1134.36">
            <text:p>1134.36</text:p>
          </table:table-cell>
          <table:table-cell office:value-type="float" office:value="354.73">
            <text:p>354.73</text:p>
          </table:table-cell>
          <table:table-cell office:value-type="float" office:value="3.19781242071434">
            <text:p>3.1978124207</text:p>
          </table:table-cell>
          <table:table-cell office:value-type="float" office:value="0.969230769230769">
            <text:p>0.9692307692</text:p>
          </table:table-cell>
          <table:table-cell office:value-type="float" office:value="28.1531746031746">
            <text:p>28.1531746032</text:p>
          </table:table-cell>
          <table:table-cell/>
          <table:table-cell office:value-type="string">
            <text:p>6214</text:p>
          </table:table-cell>
          <table:table-cell office:value-type="string">
            <text:p>6716</text:p>
          </table:table-cell>
          <table:table-cell office:value-type="float" office:value="12.52">
            <text:p>12.52</text:p>
          </table:table-cell>
          <table:table-cell office:value-type="float" office:value="12">
            <text:p>12</text:p>
          </table:table-cell>
          <table:table-cell office:value-type="float" office:value="1126.8">
            <text:p>1126.8</text:p>
          </table:table-cell>
          <table:table-cell office:value-type="float" office:value="354.73">
            <text:p>354.73</text:p>
          </table:table-cell>
          <table:table-cell office:value-type="float" office:value="3.17650043695205">
            <text:p>3.176500437</text:p>
          </table:table-cell>
          <table:table-cell office:value-type="float" office:value="1.04333333333333">
            <text:p>1.0433333333</text:p>
          </table:table-cell>
          <table:table-cell office:value-type="float" office:value="28.3330670926518">
            <text:p>28.33306709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990">
            <text:p>990</text:p>
          </table:table-cell>
          <table:table-cell office:value-type="float" office:value="307.79">
            <text:p>307.79</text:p>
          </table:table-cell>
          <table:table-cell office:value-type="float" office:value="3.21647876799116">
            <text:p>3.216478768</text:p>
          </table:table-cell>
          <table:table-cell office:value-type="float" office:value="3.66666666666667">
            <text:p>3.6666666667</text:p>
          </table:table-cell>
          <table:table-cell office:value-type="float" office:value="27.9809090909091">
            <text:p>27.9809090909</text:p>
          </table:table-cell>
          <table:table-cell/>
          <table:table-cell office:value-type="string">
            <text:p>6382</text:p>
          </table:table-cell>
          <table:table-cell office:value-type="string">
            <text:p>6716</text:p>
          </table:table-cell>
          <table:table-cell office:value-type="float" office:value="11.09">
            <text:p>11.09</text:p>
          </table:table-cell>
          <table:table-cell office:value-type="float" office:value="5">
            <text:p>5</text:p>
          </table:table-cell>
          <table:table-cell office:value-type="float" office:value="997.65">
            <text:p>997.65</text:p>
          </table:table-cell>
          <table:table-cell office:value-type="float" office:value="307.79">
            <text:p>307.79</text:p>
          </table:table-cell>
          <table:table-cell office:value-type="float" office:value="3.24133337665291">
            <text:p>3.2413333767</text:p>
          </table:table-cell>
          <table:table-cell office:value-type="float" office:value="2.218">
            <text:p>2.218</text:p>
          </table:table-cell>
          <table:table-cell office:value-type="float" office:value="27.7538322813345">
            <text:p>27.75383228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8.47">
            <text:p>8.47</text:p>
          </table:table-cell>
          <table:table-cell office:value-type="float" office:value="9">
            <text:p>9</text:p>
          </table:table-cell>
          <table:table-cell office:value-type="float" office:value="762.48">
            <text:p>762.48</text:p>
          </table:table-cell>
          <table:table-cell office:value-type="float" office:value="304.39">
            <text:p>304.39</text:p>
          </table:table-cell>
          <table:table-cell office:value-type="float" office:value="2.50494431485923">
            <text:p>2.5049443149</text:p>
          </table:table-cell>
          <table:table-cell office:value-type="float" office:value="0.941111111111111">
            <text:p>0.9411111111</text:p>
          </table:table-cell>
          <table:table-cell office:value-type="float" office:value="35.9374262101535">
            <text:p>35.9374262102</text:p>
          </table:table-cell>
          <table:table-cell/>
          <table:table-cell office:value-type="string">
            <text:p>6405</text:p>
          </table:table-cell>
          <table:table-cell office:value-type="string">
            <text:p>6716</text:p>
          </table:table-cell>
          <table:table-cell office:value-type="float" office:value="8.56">
            <text:p>8.56</text:p>
          </table:table-cell>
          <table:table-cell office:value-type="float" office:value="11">
            <text:p>11</text:p>
          </table:table-cell>
          <table:table-cell office:value-type="float" office:value="770.67">
            <text:p>770.67</text:p>
          </table:table-cell>
          <table:table-cell office:value-type="float" office:value="304.39">
            <text:p>304.39</text:p>
          </table:table-cell>
          <table:table-cell office:value-type="float" office:value="2.53185058641874">
            <text:p>2.5318505864</text:p>
          </table:table-cell>
          <table:table-cell office:value-type="float" office:value="0.778181818181818">
            <text:p>0.7781818182</text:p>
          </table:table-cell>
          <table:table-cell office:value-type="float" office:value="35.5595794392523">
            <text:p>35.55957943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.11">
            <text:p>1.11</text:p>
          </table:table-cell>
          <table:table-cell office:value-type="float" office:value="5">
            <text:p>5</text:p>
          </table:table-cell>
          <table:table-cell office:value-type="float" office:value="100.08">
            <text:p>100.08</text:p>
          </table:table-cell>
          <table:table-cell office:value-type="float" office:value="20.83">
            <text:p>20.83</text:p>
          </table:table-cell>
          <table:table-cell office:value-type="float" office:value="4.80460873739798">
            <text:p>4.8046087374</text:p>
          </table:table-cell>
          <table:table-cell office:value-type="float" office:value="0.222">
            <text:p>0.222</text:p>
          </table:table-cell>
          <table:table-cell office:value-type="float" office:value="18.7657657657658">
            <text:p>18.7657657658</text:p>
          </table:table-cell>
          <table:table-cell/>
          <table:table-cell office:value-type="string">
            <text:p>6423</text:p>
          </table:table-cell>
          <table:table-cell office:value-type="string">
            <text:p>6716</text:p>
          </table:table-cell>
          <table:table-cell office:value-type="float" office:value="1.03">
            <text:p>1.03</text:p>
          </table:table-cell>
          <table:table-cell office:value-type="float" office:value="7">
            <text:p>7</text:p>
          </table:table-cell>
          <table:table-cell office:value-type="float" office:value="92.7">
            <text:p>92.7</text:p>
          </table:table-cell>
          <table:table-cell office:value-type="float" office:value="20.83">
            <text:p>20.83</text:p>
          </table:table-cell>
          <table:table-cell office:value-type="float" office:value="4.45031204992799">
            <text:p>4.4503120499</text:p>
          </table:table-cell>
          <table:table-cell office:value-type="float" office:value="0.147142857142857">
            <text:p>0.1471428571</text:p>
          </table:table-cell>
          <table:table-cell office:value-type="float" office:value="20.2233009708738">
            <text:p>20.22330097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7.99">
            <text:p>7.99</text:p>
          </table:table-cell>
          <table:table-cell office:value-type="float" office:value="5">
            <text:p>5</text:p>
          </table:table-cell>
          <table:table-cell office:value-type="float" office:value="719.28">
            <text:p>719.28</text:p>
          </table:table-cell>
          <table:table-cell office:value-type="float" office:value="303.98">
            <text:p>303.98</text:p>
          </table:table-cell>
          <table:table-cell office:value-type="float" office:value="2.36620830317784">
            <text:p>2.3662083032</text:p>
          </table:table-cell>
          <table:table-cell office:value-type="float" office:value="1.598">
            <text:p>1.598</text:p>
          </table:table-cell>
          <table:table-cell office:value-type="float" office:value="38.0450563204005">
            <text:p>38.0450563204</text:p>
          </table:table-cell>
          <table:table-cell/>
          <table:table-cell office:value-type="string">
            <text:p>6451</text:p>
          </table:table-cell>
          <table:table-cell office:value-type="string">
            <text:p>6716</text:p>
          </table:table-cell>
          <table:table-cell office:value-type="float" office:value="7.97">
            <text:p>7.97</text:p>
          </table:table-cell>
          <table:table-cell office:value-type="float" office:value="11">
            <text:p>11</text:p>
          </table:table-cell>
          <table:table-cell office:value-type="float" office:value="717.39">
            <text:p>717.39</text:p>
          </table:table-cell>
          <table:table-cell office:value-type="float" office:value="303.98">
            <text:p>303.98</text:p>
          </table:table-cell>
          <table:table-cell office:value-type="float" office:value="2.35999078886769">
            <text:p>2.3599907889</text:p>
          </table:table-cell>
          <table:table-cell office:value-type="float" office:value="0.724545454545454">
            <text:p>0.7245454545</text:p>
          </table:table-cell>
          <table:table-cell office:value-type="float" office:value="38.1405269761606">
            <text:p>38.140526976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3.42">
            <text:p>13.42</text:p>
          </table:table-cell>
          <table:table-cell office:value-type="float" office:value="8">
            <text:p>8</text:p>
          </table:table-cell>
          <table:table-cell office:value-type="float" office:value="1208.16">
            <text:p>1208.16</text:p>
          </table:table-cell>
          <table:table-cell office:value-type="float" office:value="226.24">
            <text:p>226.24</text:p>
          </table:table-cell>
          <table:table-cell office:value-type="float" office:value="5.34016973125884">
            <text:p>5.3401697313</text:p>
          </table:table-cell>
          <table:table-cell office:value-type="float" office:value="1.6775">
            <text:p>1.6775</text:p>
          </table:table-cell>
          <table:table-cell office:value-type="float" office:value="16.8584202682563">
            <text:p>16.8584202683</text:p>
          </table:table-cell>
          <table:table-cell/>
          <table:table-cell office:value-type="string">
            <text:p>6499</text:p>
          </table:table-cell>
          <table:table-cell office:value-type="string">
            <text:p>6716</text:p>
          </table:table-cell>
          <table:table-cell office:value-type="float" office:value="13.52">
            <text:p>13.52</text:p>
          </table:table-cell>
          <table:table-cell office:value-type="float" office:value="9">
            <text:p>9</text:p>
          </table:table-cell>
          <table:table-cell office:value-type="float" office:value="1216.44">
            <text:p>1216.44</text:p>
          </table:table-cell>
          <table:table-cell office:value-type="float" office:value="226.24">
            <text:p>226.24</text:p>
          </table:table-cell>
          <table:table-cell office:value-type="float" office:value="5.37676803394625">
            <text:p>5.3767680339</text:p>
          </table:table-cell>
          <table:table-cell office:value-type="float" office:value="1.50222222222222">
            <text:p>1.5022222222</text:p>
          </table:table-cell>
          <table:table-cell office:value-type="float" office:value="16.7337278106509">
            <text:p>16.73372781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10.99">
            <text:p>10.99</text:p>
          </table:table-cell>
          <table:table-cell office:value-type="float" office:value="9">
            <text:p>9</text:p>
          </table:table-cell>
          <table:table-cell office:value-type="float" office:value="988.92">
            <text:p>988.92</text:p>
          </table:table-cell>
          <table:table-cell office:value-type="float" office:value="324.23">
            <text:p>324.23</text:p>
          </table:table-cell>
          <table:table-cell office:value-type="float" office:value="3.05005705826111">
            <text:p>3.0500570583</text:p>
          </table:table-cell>
          <table:table-cell office:value-type="float" office:value="1.22111111111111">
            <text:p>1.2211111111</text:p>
          </table:table-cell>
          <table:table-cell office:value-type="float" office:value="29.5022747952684">
            <text:p>29.5022747953</text:p>
          </table:table-cell>
          <table:table-cell/>
          <table:table-cell office:value-type="string">
            <text:p>6501</text:p>
          </table:table-cell>
          <table:table-cell office:value-type="string">
            <text:p>6716</text:p>
          </table:table-cell>
          <table:table-cell office:value-type="float" office:value="11.08">
            <text:p>11.08</text:p>
          </table:table-cell>
          <table:table-cell office:value-type="float" office:value="8">
            <text:p>8</text:p>
          </table:table-cell>
          <table:table-cell office:value-type="float" office:value="997.2">
            <text:p>997.2</text:p>
          </table:table-cell>
          <table:table-cell office:value-type="float" office:value="324.23">
            <text:p>324.23</text:p>
          </table:table-cell>
          <table:table-cell office:value-type="float" office:value="3.07559448539617">
            <text:p>3.0755944854</text:p>
          </table:table-cell>
          <table:table-cell office:value-type="float" office:value="1.385">
            <text:p>1.385</text:p>
          </table:table-cell>
          <table:table-cell office:value-type="float" office:value="29.2626353790614">
            <text:p>29.26263537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9.17">
            <text:p>9.17</text:p>
          </table:table-cell>
          <table:table-cell office:value-type="float" office:value="8">
            <text:p>8</text:p>
          </table:table-cell>
          <table:table-cell office:value-type="float" office:value="825.03">
            <text:p>825.03</text:p>
          </table:table-cell>
          <table:table-cell office:value-type="float" office:value="238.61">
            <text:p>238.61</text:p>
          </table:table-cell>
          <table:table-cell office:value-type="float" office:value="3.45765055949038">
            <text:p>3.4576505595</text:p>
          </table:table-cell>
          <table:table-cell office:value-type="float" office:value="1.14625">
            <text:p>1.14625</text:p>
          </table:table-cell>
          <table:table-cell office:value-type="float" office:value="26.020719738277">
            <text:p>26.0207197383</text:p>
          </table:table-cell>
          <table:table-cell/>
          <table:table-cell office:value-type="string">
            <text:p>6512</text:p>
          </table:table-cell>
          <table:table-cell office:value-type="string">
            <text:p>6716</text:p>
          </table:table-cell>
          <table:table-cell office:value-type="float" office:value="9.13">
            <text:p>9.13</text:p>
          </table:table-cell>
          <table:table-cell office:value-type="float" office:value="7">
            <text:p>7</text:p>
          </table:table-cell>
          <table:table-cell office:value-type="float" office:value="821.88">
            <text:p>821.88</text:p>
          </table:table-cell>
          <table:table-cell office:value-type="float" office:value="238.61">
            <text:p>238.61</text:p>
          </table:table-cell>
          <table:table-cell office:value-type="float" office:value="3.44444910104354">
            <text:p>3.444449101</text:p>
          </table:table-cell>
          <table:table-cell office:value-type="float" office:value="1.30428571428571">
            <text:p>1.3042857143</text:p>
          </table:table-cell>
          <table:table-cell office:value-type="float" office:value="26.1347207009858">
            <text:p>26.1347207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8.59">
            <text:p>8.59</text:p>
          </table:table-cell>
          <table:table-cell office:value-type="float" office:value="8">
            <text:p>8</text:p>
          </table:table-cell>
          <table:table-cell office:value-type="float" office:value="773.28">
            <text:p>773.28</text:p>
          </table:table-cell>
          <table:table-cell office:value-type="float" office:value="361.76">
            <text:p>361.76</text:p>
          </table:table-cell>
          <table:table-cell office:value-type="float" office:value="2.1375497567448">
            <text:p>2.1375497567</text:p>
          </table:table-cell>
          <table:table-cell office:value-type="float" office:value="1.07375">
            <text:p>1.07375</text:p>
          </table:table-cell>
          <table:table-cell office:value-type="float" office:value="42.1140861466822">
            <text:p>42.1140861467</text:p>
          </table:table-cell>
          <table:table-cell/>
          <table:table-cell office:value-type="string">
            <text:p>6515</text:p>
          </table:table-cell>
          <table:table-cell office:value-type="string">
            <text:p>6716</text:p>
          </table:table-cell>
          <table:table-cell office:value-type="float" office:value="8.72">
            <text:p>8.72</text:p>
          </table:table-cell>
          <table:table-cell office:value-type="float" office:value="9">
            <text:p>9</text:p>
          </table:table-cell>
          <table:table-cell office:value-type="float" office:value="785.07">
            <text:p>785.07</text:p>
          </table:table-cell>
          <table:table-cell office:value-type="float" office:value="361.76">
            <text:p>361.76</text:p>
          </table:table-cell>
          <table:table-cell office:value-type="float" office:value="2.17014042459089">
            <text:p>2.1701404246</text:p>
          </table:table-cell>
          <table:table-cell office:value-type="float" office:value="0.968888888888889">
            <text:p>0.9688888889</text:p>
          </table:table-cell>
          <table:table-cell office:value-type="float" office:value="41.4862385321101">
            <text:p>41.486238532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9.6">
            <text:p>9.6</text:p>
          </table:table-cell>
          <table:table-cell office:value-type="float" office:value="8">
            <text:p>8</text:p>
          </table:table-cell>
          <table:table-cell office:value-type="float" office:value="864.18">
            <text:p>864.18</text:p>
          </table:table-cell>
          <table:table-cell office:value-type="float" office:value="361.68">
            <text:p>361.68</text:p>
          </table:table-cell>
          <table:table-cell office:value-type="float" office:value="2.3893497013935">
            <text:p>2.3893497014</text:p>
          </table:table-cell>
          <table:table-cell office:value-type="float" office:value="1.2">
            <text:p>1.2</text:p>
          </table:table-cell>
          <table:table-cell office:value-type="float" office:value="37.675">
            <text:p>37.675</text:p>
          </table:table-cell>
          <table:table-cell/>
          <table:table-cell office:value-type="string">
            <text:p>6516</text:p>
          </table:table-cell>
          <table:table-cell office:value-type="string">
            <text:p>6716</text:p>
          </table:table-cell>
          <table:table-cell office:value-type="float" office:value="9.66">
            <text:p>9.66</text:p>
          </table:table-cell>
          <table:table-cell office:value-type="float" office:value="9">
            <text:p>9</text:p>
          </table:table-cell>
          <table:table-cell office:value-type="float" office:value="869.13">
            <text:p>869.13</text:p>
          </table:table-cell>
          <table:table-cell office:value-type="float" office:value="361.68">
            <text:p>361.68</text:p>
          </table:table-cell>
          <table:table-cell office:value-type="float" office:value="2.40303583278036">
            <text:p>2.4030358328</text:p>
          </table:table-cell>
          <table:table-cell office:value-type="float" office:value="1.07333333333333">
            <text:p>1.0733333333</text:p>
          </table:table-cell>
          <table:table-cell office:value-type="float" office:value="37.4409937888199">
            <text:p>37.44099378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7.59">
            <text:p>7.59</text:p>
          </table:table-cell>
          <table:table-cell office:value-type="float" office:value="5">
            <text:p>5</text:p>
          </table:table-cell>
          <table:table-cell office:value-type="float" office:value="683.19">
            <text:p>683.19</text:p>
          </table:table-cell>
          <table:table-cell office:value-type="float" office:value="24.7">
            <text:p>24.7</text:p>
          </table:table-cell>
          <table:table-cell office:value-type="float" office:value="27.6595141700405">
            <text:p>27.65951417</text:p>
          </table:table-cell>
          <table:table-cell office:value-type="float" office:value="1.518">
            <text:p>1.518</text:p>
          </table:table-cell>
          <table:table-cell office:value-type="float" office:value="3.25428194993412">
            <text:p>3.2542819499</text:p>
          </table:table-cell>
          <table:table-cell/>
          <table:table-cell office:value-type="string">
            <text:p>6519</text:p>
          </table:table-cell>
          <table:table-cell office:value-type="string">
            <text:p>6716</text:p>
          </table:table-cell>
          <table:table-cell office:value-type="float" office:value="7.68">
            <text:p>7.68</text:p>
          </table:table-cell>
          <table:table-cell office:value-type="float" office:value="12">
            <text:p>12</text:p>
          </table:table-cell>
          <table:table-cell office:value-type="float" office:value="691.38">
            <text:p>691.38</text:p>
          </table:table-cell>
          <table:table-cell office:value-type="float" office:value="24.7">
            <text:p>24.7</text:p>
          </table:table-cell>
          <table:table-cell office:value-type="float" office:value="27.9910931174089">
            <text:p>27.9910931174</text:p>
          </table:table-cell>
          <table:table-cell office:value-type="float" office:value="0.64">
            <text:p>0.64</text:p>
          </table:table-cell>
          <table:table-cell office:value-type="float" office:value="3.21614583333333">
            <text:p>3.21614583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6.14">
            <text:p>16.14</text:p>
          </table:table-cell>
          <table:table-cell office:value-type="float" office:value="11">
            <text:p>11</text:p>
          </table:table-cell>
          <table:table-cell office:value-type="float" office:value="1453.05">
            <text:p>1453.05</text:p>
          </table:table-cell>
          <table:table-cell office:value-type="float" office:value="111.05">
            <text:p>111.05</text:p>
          </table:table-cell>
          <table:table-cell office:value-type="float" office:value="13.0846465556056">
            <text:p>13.0846465556</text:p>
          </table:table-cell>
          <table:table-cell office:value-type="float" office:value="1.46727272727273">
            <text:p>1.4672727273</text:p>
          </table:table-cell>
          <table:table-cell office:value-type="float" office:value="6.88042131350682">
            <text:p>6.8804213135</text:p>
          </table:table-cell>
          <table:table-cell/>
          <table:table-cell office:value-type="string">
            <text:p>6532</text:p>
          </table:table-cell>
          <table:table-cell office:value-type="string">
            <text:p>6716</text:p>
          </table:table-cell>
          <table:table-cell office:value-type="float" office:value="16.05">
            <text:p>16.05</text:p>
          </table:table-cell>
          <table:table-cell office:value-type="float" office:value="11">
            <text:p>11</text:p>
          </table:table-cell>
          <table:table-cell office:value-type="float" office:value="1444.68">
            <text:p>1444.68</text:p>
          </table:table-cell>
          <table:table-cell office:value-type="float" office:value="111.05">
            <text:p>111.05</text:p>
          </table:table-cell>
          <table:table-cell office:value-type="float" office:value="13.0092751013057">
            <text:p>13.0092751013</text:p>
          </table:table-cell>
          <table:table-cell office:value-type="float" office:value="1.45909090909091">
            <text:p>1.4590909091</text:p>
          </table:table-cell>
          <table:table-cell office:value-type="float" office:value="6.9190031152648">
            <text:p>6.919003115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10.95">
            <text:p>10.95</text:p>
          </table:table-cell>
          <table:table-cell office:value-type="float" office:value="3">
            <text:p>3</text:p>
          </table:table-cell>
          <table:table-cell office:value-type="float" office:value="985.05">
            <text:p>985.05</text:p>
          </table:table-cell>
          <table:table-cell office:value-type="float" office:value="212.83">
            <text:p>212.83</text:p>
          </table:table-cell>
          <table:table-cell office:value-type="float" office:value="4.6283418690974">
            <text:p>4.6283418691</text:p>
          </table:table-cell>
          <table:table-cell office:value-type="float" office:value="3.65">
            <text:p>3.65</text:p>
          </table:table-cell>
          <table:table-cell office:value-type="float" office:value="19.4365296803653">
            <text:p>19.4365296804</text:p>
          </table:table-cell>
          <table:table-cell/>
          <table:table-cell office:value-type="string">
            <text:p>6552</text:p>
          </table:table-cell>
          <table:table-cell office:value-type="string">
            <text:p>6716</text:p>
          </table:table-cell>
          <table:table-cell office:value-type="float" office:value="10.81">
            <text:p>10.81</text:p>
          </table:table-cell>
          <table:table-cell office:value-type="float" office:value="9">
            <text:p>9</text:p>
          </table:table-cell>
          <table:table-cell office:value-type="float" office:value="972.63">
            <text:p>972.63</text:p>
          </table:table-cell>
          <table:table-cell office:value-type="float" office:value="212.83">
            <text:p>212.83</text:p>
          </table:table-cell>
          <table:table-cell office:value-type="float" office:value="4.56998543438425">
            <text:p>4.5699854344</text:p>
          </table:table-cell>
          <table:table-cell office:value-type="float" office:value="1.20111111111111">
            <text:p>1.2011111111</text:p>
          </table:table-cell>
          <table:table-cell office:value-type="float" office:value="19.6882516188714">
            <text:p>19.68825161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8.2">
            <text:p>8.2</text:p>
          </table:table-cell>
          <table:table-cell office:value-type="float" office:value="4">
            <text:p>4</text:p>
          </table:table-cell>
          <table:table-cell office:value-type="float" office:value="738.36">
            <text:p>738.36</text:p>
          </table:table-cell>
          <table:table-cell office:value-type="float" office:value="303.64">
            <text:p>303.64</text:p>
          </table:table-cell>
          <table:table-cell office:value-type="float" office:value="2.43169542879726">
            <text:p>2.4316954288</text:p>
          </table:table-cell>
          <table:table-cell office:value-type="float" office:value="2.05">
            <text:p>2.05</text:p>
          </table:table-cell>
          <table:table-cell office:value-type="float" office:value="37.0292682926829">
            <text:p>37.0292682927</text:p>
          </table:table-cell>
          <table:table-cell/>
          <table:table-cell office:value-type="string">
            <text:p>6559</text:p>
          </table:table-cell>
          <table:table-cell office:value-type="string">
            <text:p>6716</text:p>
          </table:table-cell>
          <table:table-cell office:value-type="float" office:value="8.33">
            <text:p>8.33</text:p>
          </table:table-cell>
          <table:table-cell office:value-type="float" office:value="12">
            <text:p>12</text:p>
          </table:table-cell>
          <table:table-cell office:value-type="float" office:value="749.34">
            <text:p>749.34</text:p>
          </table:table-cell>
          <table:table-cell office:value-type="float" office:value="303.64">
            <text:p>303.64</text:p>
          </table:table-cell>
          <table:table-cell office:value-type="float" office:value="2.46785667237518">
            <text:p>2.4678566724</text:p>
          </table:table-cell>
          <table:table-cell office:value-type="float" office:value="0.694166666666667">
            <text:p>0.6941666667</text:p>
          </table:table-cell>
          <table:table-cell office:value-type="float" office:value="36.4513805522209">
            <text:p>36.45138055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10.32">
            <text:p>10.32</text:p>
          </table:table-cell>
          <table:table-cell office:value-type="float" office:value="6">
            <text:p>6</text:p>
          </table:table-cell>
          <table:table-cell office:value-type="float" office:value="928.89">
            <text:p>928.89</text:p>
          </table:table-cell>
          <table:table-cell office:value-type="float" office:value="247.82">
            <text:p>247.82</text:p>
          </table:table-cell>
          <table:table-cell office:value-type="float" office:value="3.74824469372932">
            <text:p>3.7482446937</text:p>
          </table:table-cell>
          <table:table-cell office:value-type="float" office:value="1.72">
            <text:p>1.72</text:p>
          </table:table-cell>
          <table:table-cell office:value-type="float" office:value="24.0135658914729">
            <text:p>24.0135658915</text:p>
          </table:table-cell>
          <table:table-cell/>
          <table:table-cell office:value-type="string">
            <text:p>6609</text:p>
          </table:table-cell>
          <table:table-cell office:value-type="string">
            <text:p>6716</text:p>
          </table:table-cell>
          <table:table-cell office:value-type="float" office:value="10.45">
            <text:p>10.45</text:p>
          </table:table-cell>
          <table:table-cell office:value-type="float" office:value="7">
            <text:p>7</text:p>
          </table:table-cell>
          <table:table-cell office:value-type="float" office:value="940.59">
            <text:p>940.59</text:p>
          </table:table-cell>
          <table:table-cell office:value-type="float" office:value="247.82">
            <text:p>247.82</text:p>
          </table:table-cell>
          <table:table-cell office:value-type="float" office:value="3.79545637963038">
            <text:p>3.7954563796</text:p>
          </table:table-cell>
          <table:table-cell office:value-type="float" office:value="1.49285714285714">
            <text:p>1.4928571429</text:p>
          </table:table-cell>
          <table:table-cell office:value-type="float" office:value="23.7148325358852">
            <text:p>23.71483253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18.15">
            <text:p>18.15</text:p>
          </table:table-cell>
          <table:table-cell office:value-type="float" office:value="8">
            <text:p>8</text:p>
          </table:table-cell>
          <table:table-cell office:value-type="float" office:value="1633.5">
            <text:p>1633.5</text:p>
          </table:table-cell>
          <table:table-cell office:value-type="float" office:value="288.73">
            <text:p>288.73</text:p>
          </table:table-cell>
          <table:table-cell office:value-type="float" office:value="5.65753472101964">
            <text:p>5.657534721</text:p>
          </table:table-cell>
          <table:table-cell office:value-type="float" office:value="2.26875">
            <text:p>2.26875</text:p>
          </table:table-cell>
          <table:table-cell office:value-type="float" office:value="15.9079889807163">
            <text:p>15.9079889807</text:p>
          </table:table-cell>
          <table:table-cell/>
          <table:table-cell office:value-type="string">
            <text:p>6647</text:p>
          </table:table-cell>
          <table:table-cell office:value-type="string">
            <text:p>6716</text:p>
          </table:table-cell>
          <table:table-cell office:value-type="float" office:value="18.12">
            <text:p>18.12</text:p>
          </table:table-cell>
          <table:table-cell office:value-type="float" office:value="6">
            <text:p>6</text:p>
          </table:table-cell>
          <table:table-cell office:value-type="float" office:value="1630.8">
            <text:p>1630.8</text:p>
          </table:table-cell>
          <table:table-cell office:value-type="float" office:value="288.73">
            <text:p>288.73</text:p>
          </table:table-cell>
          <table:table-cell office:value-type="float" office:value="5.6481834239601">
            <text:p>5.648183424</text:p>
          </table:table-cell>
          <table:table-cell office:value-type="float" office:value="3.02">
            <text:p>3.02</text:p>
          </table:table-cell>
          <table:table-cell office:value-type="float" office:value="15.9343267108168">
            <text:p>15.934326710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52.64">
            <text:p>52.64</text:p>
          </table:table-cell>
          <table:table-cell office:value-type="float" office:value="5">
            <text:p>5</text:p>
          </table:table-cell>
          <table:table-cell office:value-type="float" office:value="4737.51">
            <text:p>4737.51</text:p>
          </table:table-cell>
          <table:table-cell office:value-type="float" office:value="355.12">
            <text:p>355.12</text:p>
          </table:table-cell>
          <table:table-cell office:value-type="float" office:value="13.3405890966434">
            <text:p>13.3405890966</text:p>
          </table:table-cell>
          <table:table-cell office:value-type="float" office:value="10.528">
            <text:p>10.528</text:p>
          </table:table-cell>
          <table:table-cell office:value-type="float" office:value="6.74620060790274">
            <text:p>6.7462006079</text:p>
          </table:table-cell>
          <table:table-cell/>
          <table:table-cell office:value-type="string">
            <text:p>6670</text:p>
          </table:table-cell>
          <table:table-cell office:value-type="string">
            <text:p>6716</text:p>
          </table:table-cell>
          <table:table-cell office:value-type="float" office:value="52.59">
            <text:p>52.59</text:p>
          </table:table-cell>
          <table:table-cell office:value-type="float" office:value="10">
            <text:p>10</text:p>
          </table:table-cell>
          <table:table-cell office:value-type="float" office:value="4733.28">
            <text:p>4733.28</text:p>
          </table:table-cell>
          <table:table-cell office:value-type="float" office:value="355.12">
            <text:p>355.12</text:p>
          </table:table-cell>
          <table:table-cell office:value-type="float" office:value="13.3286776300969">
            <text:p>13.3286776301</text:p>
          </table:table-cell>
          <table:table-cell office:value-type="float" office:value="5.259">
            <text:p>5.259</text:p>
          </table:table-cell>
          <table:table-cell office:value-type="float" office:value="6.75261456550675">
            <text:p>6.752614565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8.08">
            <text:p>8.08</text:p>
          </table:table-cell>
          <table:table-cell office:value-type="float" office:value="7">
            <text:p>7</text:p>
          </table:table-cell>
          <table:table-cell office:value-type="float" office:value="727.47">
            <text:p>727.47</text:p>
          </table:table-cell>
          <table:table-cell office:value-type="float" office:value="305.41">
            <text:p>305.41</text:p>
          </table:table-cell>
          <table:table-cell office:value-type="float" office:value="2.38194558134966">
            <text:p>2.3819455813</text:p>
          </table:table-cell>
          <table:table-cell office:value-type="float" office:value="1.15428571428571">
            <text:p>1.1542857143</text:p>
          </table:table-cell>
          <table:table-cell office:value-type="float" office:value="37.7982673267327">
            <text:p>37.7982673267</text:p>
          </table:table-cell>
          <table:table-cell/>
          <table:table-cell office:value-type="string">
            <text:p>6695</text:p>
          </table:table-cell>
          <table:table-cell office:value-type="string">
            <text:p>6716</text:p>
          </table:table-cell>
          <table:table-cell office:value-type="float" office:value="8.07">
            <text:p>8.07</text:p>
          </table:table-cell>
          <table:table-cell office:value-type="float" office:value="10">
            <text:p>10</text:p>
          </table:table-cell>
          <table:table-cell office:value-type="float" office:value="726.3">
            <text:p>726.3</text:p>
          </table:table-cell>
          <table:table-cell office:value-type="float" office:value="305.41">
            <text:p>305.41</text:p>
          </table:table-cell>
          <table:table-cell office:value-type="float" office:value="2.37811466553158">
            <text:p>2.3781146655</text:p>
          </table:table-cell>
          <table:table-cell office:value-type="float" office:value="0.807">
            <text:p>0.807</text:p>
          </table:table-cell>
          <table:table-cell office:value-type="float" office:value="37.8451053283767">
            <text:p>37.84510532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7.34">
            <text:p>7.34</text:p>
          </table:table-cell>
          <table:table-cell office:value-type="float" office:value="3">
            <text:p>3</text:p>
          </table:table-cell>
          <table:table-cell office:value-type="float" office:value="660.96">
            <text:p>660.96</text:p>
          </table:table-cell>
          <table:table-cell office:value-type="float" office:value="345.7">
            <text:p>345.7</text:p>
          </table:table-cell>
          <table:table-cell office:value-type="float" office:value="1.91194677466011">
            <text:p>1.9119467747</text:p>
          </table:table-cell>
          <table:table-cell office:value-type="float" office:value="2.44666666666667">
            <text:p>2.4466666667</text:p>
          </table:table-cell>
          <table:table-cell office:value-type="float" office:value="47.0980926430518">
            <text:p>47.0980926431</text:p>
          </table:table-cell>
          <table:table-cell/>
          <table:table-cell office:value-type="string">
            <text:p>6738</text:p>
          </table:table-cell>
          <table:table-cell office:value-type="string">
            <text:p>6716</text:p>
          </table:table-cell>
          <table:table-cell office:value-type="float" office:value="7.47">
            <text:p>7.47</text:p>
          </table:table-cell>
          <table:table-cell office:value-type="float" office:value="4">
            <text:p>4</text:p>
          </table:table-cell>
          <table:table-cell office:value-type="float" office:value="672.12">
            <text:p>672.12</text:p>
          </table:table-cell>
          <table:table-cell office:value-type="float" office:value="345.7">
            <text:p>345.7</text:p>
          </table:table-cell>
          <table:table-cell office:value-type="float" office:value="1.94422910037605">
            <text:p>1.9442291004</text:p>
          </table:table-cell>
          <table:table-cell office:value-type="float" office:value="1.8675">
            <text:p>1.8675</text:p>
          </table:table-cell>
          <table:table-cell office:value-type="float" office:value="46.2784471218206">
            <text:p>46.27844712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13.13">
            <text:p>13.13</text:p>
          </table:table-cell>
          <table:table-cell office:value-type="float" office:value="8">
            <text:p>8</text:p>
          </table:table-cell>
          <table:table-cell office:value-type="float" office:value="1181.34">
            <text:p>1181.34</text:p>
          </table:table-cell>
          <table:table-cell office:value-type="float" office:value="243.97">
            <text:p>243.97</text:p>
          </table:table-cell>
          <table:table-cell office:value-type="float" office:value="4.84215272369554">
            <text:p>4.8421527237</text:p>
          </table:table-cell>
          <table:table-cell office:value-type="float" office:value="1.64125">
            <text:p>1.64125</text:p>
          </table:table-cell>
          <table:table-cell office:value-type="float" office:value="18.5811119573496">
            <text:p>18.5811119573</text:p>
          </table:table-cell>
          <table:table-cell/>
          <table:table-cell office:value-type="string">
            <text:p>6843</text:p>
          </table:table-cell>
          <table:table-cell office:value-type="string">
            <text:p>6716</text:p>
          </table:table-cell>
          <table:table-cell office:value-type="float" office:value="13.37">
            <text:p>13.37</text:p>
          </table:table-cell>
          <table:table-cell office:value-type="float" office:value="11">
            <text:p>11</text:p>
          </table:table-cell>
          <table:table-cell office:value-type="float" office:value="1203.21">
            <text:p>1203.21</text:p>
          </table:table-cell>
          <table:table-cell office:value-type="float" office:value="243.97">
            <text:p>243.97</text:p>
          </table:table-cell>
          <table:table-cell office:value-type="float" office:value="4.93179489281469">
            <text:p>4.9317948928</text:p>
          </table:table-cell>
          <table:table-cell office:value-type="float" office:value="1.21545454545455">
            <text:p>1.2154545455</text:p>
          </table:table-cell>
          <table:table-cell office:value-type="float" office:value="18.247569184742">
            <text:p>18.247569184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7.21">
            <text:p>7.21</text:p>
          </table:table-cell>
          <table:table-cell office:value-type="float" office:value="3">
            <text:p>3</text:p>
          </table:table-cell>
          <table:table-cell office:value-type="float" office:value="649.08">
            <text:p>649.08</text:p>
          </table:table-cell>
          <table:table-cell office:value-type="float" office:value="354.95">
            <text:p>354.95</text:p>
          </table:table-cell>
          <table:table-cell office:value-type="float" office:value="1.82865192280603">
            <text:p>1.8286519228</text:p>
          </table:table-cell>
          <table:table-cell office:value-type="float" office:value="2.40333333333333">
            <text:p>2.4033333333</text:p>
          </table:table-cell>
          <table:table-cell office:value-type="float" office:value="49.2302357836338">
            <text:p>49.2302357836</text:p>
          </table:table-cell>
          <table:table-cell/>
          <table:table-cell office:value-type="string">
            <text:p>6879</text:p>
          </table:table-cell>
          <table:table-cell office:value-type="string">
            <text:p>6716</text:p>
          </table:table-cell>
          <table:table-cell office:value-type="float" office:value="7.19">
            <text:p>7.19</text:p>
          </table:table-cell>
          <table:table-cell office:value-type="float" office:value="4">
            <text:p>4</text:p>
          </table:table-cell>
          <table:table-cell office:value-type="float" office:value="647.37">
            <text:p>647.37</text:p>
          </table:table-cell>
          <table:table-cell office:value-type="float" office:value="354.95">
            <text:p>354.95</text:p>
          </table:table-cell>
          <table:table-cell office:value-type="float" office:value="1.82383434286519">
            <text:p>1.8238343429</text:p>
          </table:table-cell>
          <table:table-cell office:value-type="float" office:value="1.7975">
            <text:p>1.7975</text:p>
          </table:table-cell>
          <table:table-cell office:value-type="float" office:value="49.3671766342142">
            <text:p>49.36717663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3.11">
            <text:p>13.11</text:p>
          </table:table-cell>
          <table:table-cell office:value-type="float" office:value="8">
            <text:p>8</text:p>
          </table:table-cell>
          <table:table-cell office:value-type="float" office:value="1179.9">
            <text:p>1179.9</text:p>
          </table:table-cell>
          <table:table-cell office:value-type="float" office:value="19.36">
            <text:p>19.36</text:p>
          </table:table-cell>
          <table:table-cell office:value-type="float" office:value="60.9452479338843">
            <text:p>60.9452479339</text:p>
          </table:table-cell>
          <table:table-cell office:value-type="float" office:value="1.63875">
            <text:p>1.63875</text:p>
          </table:table-cell>
          <table:table-cell office:value-type="float" office:value="1.47673531655225">
            <text:p>1.4767353166</text:p>
          </table:table-cell>
          <table:table-cell/>
          <table:table-cell office:value-type="string">
            <text:p>6892</text:p>
          </table:table-cell>
          <table:table-cell office:value-type="string">
            <text:p>6716</text:p>
          </table:table-cell>
          <table:table-cell office:value-type="float" office:value="13.26">
            <text:p>13.26</text:p>
          </table:table-cell>
          <table:table-cell office:value-type="float" office:value="10">
            <text:p>10</text:p>
          </table:table-cell>
          <table:table-cell office:value-type="float" office:value="1193.4">
            <text:p>1193.4</text:p>
          </table:table-cell>
          <table:table-cell office:value-type="float" office:value="19.36">
            <text:p>19.36</text:p>
          </table:table-cell>
          <table:table-cell office:value-type="float" office:value="61.6425619834711">
            <text:p>61.6425619835</text:p>
          </table:table-cell>
          <table:table-cell office:value-type="float" office:value="1.326">
            <text:p>1.326</text:p>
          </table:table-cell>
          <table:table-cell office:value-type="float" office:value="1.46003016591252">
            <text:p>1.46003016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8.16">
            <text:p>8.16</text:p>
          </table:table-cell>
          <table:table-cell office:value-type="float" office:value="5">
            <text:p>5</text:p>
          </table:table-cell>
          <table:table-cell office:value-type="float" office:value="734.67">
            <text:p>734.67</text:p>
          </table:table-cell>
          <table:table-cell office:value-type="float" office:value="303.81">
            <text:p>303.81</text:p>
          </table:table-cell>
          <table:table-cell office:value-type="float" office:value="2.41818899970376">
            <text:p>2.4181889997</text:p>
          </table:table-cell>
          <table:table-cell office:value-type="float" office:value="1.632">
            <text:p>1.632</text:p>
          </table:table-cell>
          <table:table-cell office:value-type="float" office:value="37.2316176470588">
            <text:p>37.2316176471</text:p>
          </table:table-cell>
          <table:table-cell/>
          <table:table-cell office:value-type="string">
            <text:p>6945</text:p>
          </table:table-cell>
          <table:table-cell office:value-type="string">
            <text:p>6716</text:p>
          </table:table-cell>
          <table:table-cell office:value-type="float" office:value="8.19">
            <text:p>8.19</text:p>
          </table:table-cell>
          <table:table-cell office:value-type="float" office:value="9">
            <text:p>9</text:p>
          </table:table-cell>
          <table:table-cell office:value-type="float" office:value="737.28">
            <text:p>737.28</text:p>
          </table:table-cell>
          <table:table-cell office:value-type="float" office:value="303.81">
            <text:p>303.81</text:p>
          </table:table-cell>
          <table:table-cell office:value-type="float" office:value="2.42677989532932">
            <text:p>2.4267798953</text:p>
          </table:table-cell>
          <table:table-cell office:value-type="float" office:value="0.91">
            <text:p>0.91</text:p>
          </table:table-cell>
          <table:table-cell office:value-type="float" office:value="37.0952380952381">
            <text:p>37.09523809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7.28">
            <text:p>7.28</text:p>
          </table:table-cell>
          <table:table-cell office:value-type="float" office:value="5">
            <text:p>5</text:p>
          </table:table-cell>
          <table:table-cell office:value-type="float" office:value="655.2">
            <text:p>655.2</text:p>
          </table:table-cell>
          <table:table-cell office:value-type="float" office:value="348.28">
            <text:p>348.28</text:p>
          </table:table-cell>
          <table:table-cell office:value-type="float" office:value="1.88124497530722">
            <text:p>1.8812449753</text:p>
          </table:table-cell>
          <table:table-cell office:value-type="float" office:value="1.456">
            <text:p>1.456</text:p>
          </table:table-cell>
          <table:table-cell office:value-type="float" office:value="47.8406593406593">
            <text:p>47.8406593407</text:p>
          </table:table-cell>
          <table:table-cell/>
          <table:table-cell office:value-type="string">
            <text:p>6948</text:p>
          </table:table-cell>
          <table:table-cell office:value-type="string">
            <text:p>6716</text:p>
          </table:table-cell>
          <table:table-cell office:value-type="float" office:value="7.29">
            <text:p>7.29</text:p>
          </table:table-cell>
          <table:table-cell office:value-type="float" office:value="7">
            <text:p>7</text:p>
          </table:table-cell>
          <table:table-cell office:value-type="float" office:value="656.55">
            <text:p>656.55</text:p>
          </table:table-cell>
          <table:table-cell office:value-type="float" office:value="348.28">
            <text:p>348.28</text:p>
          </table:table-cell>
          <table:table-cell office:value-type="float" office:value="1.88512116687723">
            <text:p>1.8851211669</text:p>
          </table:table-cell>
          <table:table-cell office:value-type="float" office:value="1.04142857142857">
            <text:p>1.0414285714</text:p>
          </table:table-cell>
          <table:table-cell office:value-type="float" office:value="47.7750342935528">
            <text:p>47.77503429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755.37">
            <text:p>755.37</text:p>
          </table:table-cell>
          <table:table-cell office:value-type="float" office:value="304.77">
            <text:p>304.77</text:p>
          </table:table-cell>
          <table:table-cell office:value-type="float" office:value="2.47849197755685">
            <text:p>2.4784919776</text:p>
          </table:table-cell>
          <table:table-cell office:value-type="float" office:value="1.39833333333333">
            <text:p>1.3983333333</text:p>
          </table:table-cell>
          <table:table-cell office:value-type="float" office:value="36.3253873659118">
            <text:p>36.3253873659</text:p>
          </table:table-cell>
          <table:table-cell/>
          <table:table-cell office:value-type="string">
            <text:p>6971</text:p>
          </table:table-cell>
          <table:table-cell office:value-type="string">
            <text:p>6716</text:p>
          </table:table-cell>
          <table:table-cell office:value-type="float" office:value="8.29">
            <text:p>8.29</text:p>
          </table:table-cell>
          <table:table-cell office:value-type="float" office:value="7">
            <text:p>7</text:p>
          </table:table-cell>
          <table:table-cell office:value-type="float" office:value="746.1">
            <text:p>746.1</text:p>
          </table:table-cell>
          <table:table-cell office:value-type="float" office:value="304.77">
            <text:p>304.77</text:p>
          </table:table-cell>
          <table:table-cell office:value-type="float" office:value="2.44807559799193">
            <text:p>2.448075598</text:p>
          </table:table-cell>
          <table:table-cell office:value-type="float" office:value="1.18428571428571">
            <text:p>1.1842857143</text:p>
          </table:table-cell>
          <table:table-cell office:value-type="float" office:value="36.7635705669481">
            <text:p>36.763570566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2.61">
            <text:p>12.61</text:p>
          </table:table-cell>
          <table:table-cell office:value-type="float" office:value="9">
            <text:p>9</text:p>
          </table:table-cell>
          <table:table-cell office:value-type="float" office:value="1134.99">
            <text:p>1134.99</text:p>
          </table:table-cell>
          <table:table-cell office:value-type="float" office:value="155.26">
            <text:p>155.26</text:p>
          </table:table-cell>
          <table:table-cell office:value-type="float" office:value="7.31025376787325">
            <text:p>7.3102537679</text:p>
          </table:table-cell>
          <table:table-cell office:value-type="float" office:value="1.40111111111111">
            <text:p>1.4011111111</text:p>
          </table:table-cell>
          <table:table-cell office:value-type="float" office:value="12.3124504361618">
            <text:p>12.3124504362</text:p>
          </table:table-cell>
          <table:table-cell/>
          <table:table-cell office:value-type="string">
            <text:p>7021</text:p>
          </table:table-cell>
          <table:table-cell office:value-type="string">
            <text:p>6716</text:p>
          </table:table-cell>
          <table:table-cell office:value-type="float" office:value="12.64">
            <text:p>12.64</text:p>
          </table:table-cell>
          <table:table-cell office:value-type="float" office:value="11">
            <text:p>11</text:p>
          </table:table-cell>
          <table:table-cell office:value-type="float" office:value="1137.24">
            <text:p>1137.24</text:p>
          </table:table-cell>
          <table:table-cell office:value-type="float" office:value="155.26">
            <text:p>155.26</text:p>
          </table:table-cell>
          <table:table-cell office:value-type="float" office:value="7.32474558804586">
            <text:p>7.324745588</text:p>
          </table:table-cell>
          <table:table-cell office:value-type="float" office:value="1.14909090909091">
            <text:p>1.1490909091</text:p>
          </table:table-cell>
          <table:table-cell office:value-type="float" office:value="12.2832278481013">
            <text:p>12.28322784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7.42">
            <text:p>7.42</text:p>
          </table:table-cell>
          <table:table-cell office:value-type="float" office:value="7">
            <text:p>7</text:p>
          </table:table-cell>
          <table:table-cell office:value-type="float" office:value="667.71">
            <text:p>667.71</text:p>
          </table:table-cell>
          <table:table-cell office:value-type="float" office:value="345.86">
            <text:p>345.86</text:p>
          </table:table-cell>
          <table:table-cell office:value-type="float" office:value="1.93057884693229">
            <text:p>1.9305788469</text:p>
          </table:table-cell>
          <table:table-cell office:value-type="float" office:value="1.06">
            <text:p>1.06</text:p>
          </table:table-cell>
          <table:table-cell office:value-type="float" office:value="46.6118598382749">
            <text:p>46.6118598383</text:p>
          </table:table-cell>
          <table:table-cell/>
          <table:table-cell office:value-type="string">
            <text:p>6446</text:p>
          </table:table-cell>
          <table:table-cell office:value-type="string">
            <text:p>6716</text:p>
          </table:table-cell>
          <table:table-cell office:value-type="float" office:value="7.54">
            <text:p>7.54</text:p>
          </table:table-cell>
          <table:table-cell office:value-type="float" office:value="6">
            <text:p>6</text:p>
          </table:table-cell>
          <table:table-cell office:value-type="float" office:value="679.05">
            <text:p>679.05</text:p>
          </table:table-cell>
          <table:table-cell office:value-type="float" office:value="345.86">
            <text:p>345.86</text:p>
          </table:table-cell>
          <table:table-cell office:value-type="float" office:value="1.9633666801596">
            <text:p>1.9633666802</text:p>
          </table:table-cell>
          <table:table-cell office:value-type="float" office:value="1.25666666666667">
            <text:p>1.2566666667</text:p>
          </table:table-cell>
          <table:table-cell office:value-type="float" office:value="45.8700265251989">
            <text:p>45.87002652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8.37">
            <text:p>8.37</text:p>
          </table:table-cell>
          <table:table-cell office:value-type="float" office:value="255">
            <text:p>255</text:p>
          </table:table-cell>
          <table:table-cell office:value-type="float" office:value="752.94">
            <text:p>752.94</text:p>
          </table:table-cell>
          <table:table-cell office:value-type="float" office:value="344.43">
            <text:p>344.43</text:p>
          </table:table-cell>
          <table:table-cell office:value-type="float" office:value="2.18604651162791">
            <text:p>2.1860465116</text:p>
          </table:table-cell>
          <table:table-cell office:value-type="float" office:value="0.0328235294117647">
            <text:p>0.0328235294</text:p>
          </table:table-cell>
          <table:table-cell office:value-type="float" office:value="41.1505376344086">
            <text:p>41.1505376344</text:p>
          </table:table-cell>
          <table:table-cell/>
          <table:table-cell office:value-type="string">
            <text:p>6471</text:p>
          </table:table-cell>
          <table:table-cell office:value-type="string">
            <text:p>6716</text:p>
          </table:table-cell>
          <table:table-cell office:value-type="float" office:value="8.35">
            <text:p>8.35</text:p>
          </table:table-cell>
          <table:table-cell office:value-type="float" office:value="255">
            <text:p>255</text:p>
          </table:table-cell>
          <table:table-cell office:value-type="float" office:value="751.68">
            <text:p>751.68</text:p>
          </table:table-cell>
          <table:table-cell office:value-type="float" office:value="344.43">
            <text:p>344.43</text:p>
          </table:table-cell>
          <table:table-cell office:value-type="float" office:value="2.18238829370264">
            <text:p>2.1823882937</text:p>
          </table:table-cell>
          <table:table-cell office:value-type="float" office:value="0.0327450980392157">
            <text:p>0.032745098</text:p>
          </table:table-cell>
          <table:table-cell office:value-type="float" office:value="41.2491017964072">
            <text:p>41.24910179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7.61">
            <text:p>7.61</text:p>
          </table:table-cell>
          <table:table-cell office:value-type="float" office:value="6">
            <text:p>6</text:p>
          </table:table-cell>
          <table:table-cell office:value-type="float" office:value="684.72">
            <text:p>684.72</text:p>
          </table:table-cell>
          <table:table-cell office:value-type="float" office:value="348.58">
            <text:p>348.58</text:p>
          </table:table-cell>
          <table:table-cell office:value-type="float" office:value="1.96431235297493">
            <text:p>1.964312353</text:p>
          </table:table-cell>
          <table:table-cell office:value-type="float" office:value="1.26833333333333">
            <text:p>1.2683333333</text:p>
          </table:table-cell>
          <table:table-cell office:value-type="float" office:value="45.8055190538765">
            <text:p>45.8055190539</text:p>
          </table:table-cell>
          <table:table-cell/>
          <table:table-cell office:value-type="string">
            <text:p>6562</text:p>
          </table:table-cell>
          <table:table-cell office:value-type="string">
            <text:p>6716</text:p>
          </table:table-cell>
          <table:table-cell office:value-type="float" office:value="7.42">
            <text:p>7.42</text:p>
          </table:table-cell>
          <table:table-cell office:value-type="float" office:value="7">
            <text:p>7</text:p>
          </table:table-cell>
          <table:table-cell office:value-type="float" office:value="668.25">
            <text:p>668.25</text:p>
          </table:table-cell>
          <table:table-cell office:value-type="float" office:value="348.58">
            <text:p>348.58</text:p>
          </table:table-cell>
          <table:table-cell office:value-type="float" office:value="1.9170635148316">
            <text:p>1.9170635148</text:p>
          </table:table-cell>
          <table:table-cell office:value-type="float" office:value="1.06">
            <text:p>1.06</text:p>
          </table:table-cell>
          <table:table-cell office:value-type="float" office:value="46.9784366576819">
            <text:p>46.978436657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5.06">
            <text:p>25.06</text:p>
          </table:table-cell>
          <table:table-cell office:value-type="float" office:value="8">
            <text:p>8</text:p>
          </table:table-cell>
          <table:table-cell office:value-type="float" office:value="2255.31">
            <text:p>2255.31</text:p>
          </table:table-cell>
          <table:table-cell office:value-type="float" office:value="192.09">
            <text:p>192.09</text:p>
          </table:table-cell>
          <table:table-cell office:value-type="float" office:value="11.7409027018585">
            <text:p>11.7409027019</text:p>
          </table:table-cell>
          <table:table-cell office:value-type="float" office:value="3.1325">
            <text:p>3.1325</text:p>
          </table:table-cell>
          <table:table-cell office:value-type="float" office:value="7.66520351157223">
            <text:p>7.6652035116</text:p>
          </table:table-cell>
          <table:table-cell/>
          <table:table-cell office:value-type="string">
            <text:p>6674</text:p>
          </table:table-cell>
          <table:table-cell office:value-type="string">
            <text:p>6716</text:p>
          </table:table-cell>
          <table:table-cell office:value-type="float" office:value="24.91">
            <text:p>24.91</text:p>
          </table:table-cell>
          <table:table-cell office:value-type="float" office:value="9">
            <text:p>9</text:p>
          </table:table-cell>
          <table:table-cell office:value-type="float" office:value="2242.08">
            <text:p>2242.08</text:p>
          </table:table-cell>
          <table:table-cell office:value-type="float" office:value="192.09">
            <text:p>192.09</text:p>
          </table:table-cell>
          <table:table-cell office:value-type="float" office:value="11.6720287365298">
            <text:p>11.6720287365</text:p>
          </table:table-cell>
          <table:table-cell office:value-type="float" office:value="2.76777777777778">
            <text:p>2.7677777778</text:p>
          </table:table-cell>
          <table:table-cell office:value-type="float" office:value="7.71136089923725">
            <text:p>7.711360899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8.68">
            <text:p>8.68</text:p>
          </table:table-cell>
          <table:table-cell office:value-type="float" office:value="3">
            <text:p>3</text:p>
          </table:table-cell>
          <table:table-cell office:value-type="float" office:value="781.02">
            <text:p>781.02</text:p>
          </table:table-cell>
          <table:table-cell office:value-type="float" office:value="344.21">
            <text:p>344.21</text:p>
          </table:table-cell>
          <table:table-cell office:value-type="float" office:value="2.26902181807617">
            <text:p>2.2690218181</text:p>
          </table:table-cell>
          <table:table-cell office:value-type="float" office:value="2.89333333333333">
            <text:p>2.8933333333</text:p>
          </table:table-cell>
          <table:table-cell office:value-type="float" office:value="39.6555299539171">
            <text:p>39.6555299539</text:p>
          </table:table-cell>
          <table:table-cell/>
          <table:table-cell office:value-type="string">
            <text:p>6699</text:p>
          </table:table-cell>
          <table:table-cell office:value-type="string">
            <text:p>6716</text:p>
          </table:table-cell>
          <table:table-cell office:value-type="float" office:value="8.73">
            <text:p>8.73</text:p>
          </table:table-cell>
          <table:table-cell office:value-type="float" office:value="255">
            <text:p>255</text:p>
          </table:table-cell>
          <table:table-cell office:value-type="float" office:value="785.52">
            <text:p>785.52</text:p>
          </table:table-cell>
          <table:table-cell office:value-type="float" office:value="344.21">
            <text:p>344.21</text:p>
          </table:table-cell>
          <table:table-cell office:value-type="float" office:value="2.28209523256152">
            <text:p>2.2820952326</text:p>
          </table:table-cell>
          <table:table-cell office:value-type="float" office:value="0.0342352941176471">
            <text:p>0.0342352941</text:p>
          </table:table-cell>
          <table:table-cell office:value-type="float" office:value="39.4284077892325">
            <text:p>39.4284077892</text:p>
          </table:table-cell>
          <table:table-cell table:number-columns-repeated="1005"/>
        </table:table-row>
        <table:table-row table:style-name="ro1">
          <table:table-cell office:value-type="string">
            <text:p>6738</text:p>
          </table:table-cell>
          <table:table-cell office:value-type="string">
            <text:p>6087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office:value-type="float" office:value="143.64">
            <text:p>143.64</text:p>
          </table:table-cell>
          <table:table-cell office:value-type="float" office:value="57.17">
            <text:p>57.17</text:p>
          </table:table-cell>
          <table:table-cell office:value-type="float" office:value="2.51250655938429">
            <text:p>2.5125065594</text:p>
          </table:table-cell>
          <table:table-cell office:value-type="float" office:value="0.533333333333333">
            <text:p>0.5333333333</text:p>
          </table:table-cell>
          <table:table-cell office:value-type="float" office:value="35.73125">
            <text:p>35.73125</text:p>
          </table:table-cell>
          <table:table-cell/>
          <table:table-cell office:value-type="string">
            <text:p>6087</text:p>
          </table:table-cell>
          <table:table-cell office:value-type="string">
            <text:p>6738</text:p>
          </table:table-cell>
          <table:table-cell office:value-type="float" office:value="1.61">
            <text:p>1.61</text:p>
          </table:table-cell>
          <table:table-cell office:value-type="float" office:value="3">
            <text:p>3</text:p>
          </table:table-cell>
          <table:table-cell office:value-type="float" office:value="144.81">
            <text:p>144.81</text:p>
          </table:table-cell>
          <table:table-cell office:value-type="float" office:value="57.17">
            <text:p>57.17</text:p>
          </table:table-cell>
          <table:table-cell office:value-type="float" office:value="2.53297183837677">
            <text:p>2.5329718384</text:p>
          </table:table-cell>
          <table:table-cell office:value-type="float" office:value="0.536666666666667">
            <text:p>0.5366666667</text:p>
          </table:table-cell>
          <table:table-cell office:value-type="float" office:value="35.5093167701863">
            <text:p>35.509316770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5.68">
            <text:p>5.68</text:p>
          </table:table-cell>
          <table:table-cell office:value-type="float" office:value="7">
            <text:p>7</text:p>
          </table:table-cell>
          <table:table-cell office:value-type="float" office:value="511.38">
            <text:p>511.38</text:p>
          </table:table-cell>
          <table:table-cell office:value-type="float" office:value="299.72">
            <text:p>299.72</text:p>
          </table:table-cell>
          <table:table-cell office:value-type="float" office:value="1.7061924462832">
            <text:p>1.7061924463</text:p>
          </table:table-cell>
          <table:table-cell office:value-type="float" office:value="0.811428571428571">
            <text:p>0.8114285714</text:p>
          </table:table-cell>
          <table:table-cell office:value-type="float" office:value="52.7676056338028">
            <text:p>52.7676056338</text:p>
          </table:table-cell>
          <table:table-cell/>
          <table:table-cell office:value-type="string">
            <text:p>6182</text:p>
          </table:table-cell>
          <table:table-cell office:value-type="string">
            <text:p>6738</text:p>
          </table:table-cell>
          <table:table-cell office:value-type="float" office:value="5.73">
            <text:p>5.73</text:p>
          </table:table-cell>
          <table:table-cell office:value-type="float" office:value="6">
            <text:p>6</text:p>
          </table:table-cell>
          <table:table-cell office:value-type="float" office:value="515.61">
            <text:p>515.61</text:p>
          </table:table-cell>
          <table:table-cell office:value-type="float" office:value="299.72">
            <text:p>299.72</text:p>
          </table:table-cell>
          <table:table-cell office:value-type="float" office:value="1.72030561857734">
            <text:p>1.7203056186</text:p>
          </table:table-cell>
          <table:table-cell office:value-type="float" office:value="0.955">
            <text:p>0.955</text:p>
          </table:table-cell>
          <table:table-cell office:value-type="float" office:value="52.3071553228621">
            <text:p>52.30715532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1.04">
            <text:p>1.04</text:p>
          </table:table-cell>
          <table:table-cell office:value-type="float" office:value="14">
            <text:p>14</text:p>
          </table:table-cell>
          <table:table-cell office:value-type="float" office:value="93.42">
            <text:p>93.42</text:p>
          </table:table-cell>
          <table:table-cell office:value-type="float" office:value="10.14">
            <text:p>10.14</text:p>
          </table:table-cell>
          <table:table-cell office:value-type="float" office:value="9.21301775147929">
            <text:p>9.2130177515</text:p>
          </table:table-cell>
          <table:table-cell office:value-type="float" office:value="0.0742857142857143">
            <text:p>0.0742857143</text:p>
          </table:table-cell>
          <table:table-cell office:value-type="float" office:value="9.75">
            <text:p>9.75</text:p>
          </table:table-cell>
          <table:table-cell/>
          <table:table-cell office:value-type="string">
            <text:p>6214</text:p>
          </table:table-cell>
          <table:table-cell office:value-type="string">
            <text:p>6738</text:p>
          </table:table-cell>
          <table:table-cell office:value-type="float" office:value="1.09">
            <text:p>1.09</text:p>
          </table:table-cell>
          <table:table-cell office:value-type="float" office:value="14">
            <text:p>14</text:p>
          </table:table-cell>
          <table:table-cell office:value-type="float" office:value="98.46">
            <text:p>98.46</text:p>
          </table:table-cell>
          <table:table-cell office:value-type="float" office:value="10.14">
            <text:p>10.14</text:p>
          </table:table-cell>
          <table:table-cell office:value-type="float" office:value="9.71005917159763">
            <text:p>9.7100591716</text:p>
          </table:table-cell>
          <table:table-cell office:value-type="float" office:value="0.0778571428571429">
            <text:p>0.0778571429</text:p>
          </table:table-cell>
          <table:table-cell office:value-type="float" office:value="9.30275229357798">
            <text:p>9.30275229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1.52">
            <text:p>1.52</text:p>
          </table:table-cell>
          <table:table-cell office:value-type="float" office:value="8">
            <text:p>8</text:p>
          </table:table-cell>
          <table:table-cell office:value-type="float" office:value="136.62">
            <text:p>136.62</text:p>
          </table:table-cell>
          <table:table-cell office:value-type="float" office:value="54.97">
            <text:p>54.97</text:p>
          </table:table-cell>
          <table:table-cell office:value-type="float" office:value="2.48535564853556">
            <text:p>2.4853556485</text:p>
          </table:table-cell>
          <table:table-cell office:value-type="float" office:value="0.19">
            <text:p>0.19</text:p>
          </table:table-cell>
          <table:table-cell office:value-type="float" office:value="36.1644736842105">
            <text:p>36.1644736842</text:p>
          </table:table-cell>
          <table:table-cell/>
          <table:table-cell office:value-type="string">
            <text:p>6382</text:p>
          </table:table-cell>
          <table:table-cell office:value-type="string">
            <text:p>6738</text:p>
          </table:table-cell>
          <table:table-cell office:value-type="float" office:value="1.65">
            <text:p>1.65</text:p>
          </table:table-cell>
          <table:table-cell office:value-type="float" office:value="8">
            <text:p>8</text:p>
          </table:table-cell>
          <table:table-cell office:value-type="float" office:value="148.32">
            <text:p>148.32</text:p>
          </table:table-cell>
          <table:table-cell office:value-type="float" office:value="54.97">
            <text:p>54.97</text:p>
          </table:table-cell>
          <table:table-cell office:value-type="float" office:value="2.69819901764599">
            <text:p>2.6981990176</text:p>
          </table:table-cell>
          <table:table-cell office:value-type="float" office:value="0.20625">
            <text:p>0.20625</text:p>
          </table:table-cell>
          <table:table-cell office:value-type="float" office:value="33.3151515151515">
            <text:p>33.31515151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14.44">
            <text:p>14.44</text:p>
          </table:table-cell>
          <table:table-cell office:value-type="float" office:value="12">
            <text:p>12</text:p>
          </table:table-cell>
          <table:table-cell office:value-type="float" office:value="1299.87">
            <text:p>1299.87</text:p>
          </table:table-cell>
          <table:table-cell office:value-type="float" office:value="58.72">
            <text:p>58.72</text:p>
          </table:table-cell>
          <table:table-cell office:value-type="float" office:value="22.1367506811989">
            <text:p>22.1367506812</text:p>
          </table:table-cell>
          <table:table-cell office:value-type="float" office:value="1.20333333333333">
            <text:p>1.2033333333</text:p>
          </table:table-cell>
          <table:table-cell office:value-type="float" office:value="4.06648199445983">
            <text:p>4.0664819945</text:p>
          </table:table-cell>
          <table:table-cell/>
          <table:table-cell office:value-type="string">
            <text:p>6405</text:p>
          </table:table-cell>
          <table:table-cell office:value-type="string">
            <text:p>6738</text:p>
          </table:table-cell>
          <table:table-cell office:value-type="float" office:value="14.51">
            <text:p>14.51</text:p>
          </table:table-cell>
          <table:table-cell office:value-type="float" office:value="15">
            <text:p>15</text:p>
          </table:table-cell>
          <table:table-cell office:value-type="float" office:value="1305.72">
            <text:p>1305.72</text:p>
          </table:table-cell>
          <table:table-cell office:value-type="float" office:value="58.72">
            <text:p>58.72</text:p>
          </table:table-cell>
          <table:table-cell office:value-type="float" office:value="22.2363760217984">
            <text:p>22.2363760218</text:p>
          </table:table-cell>
          <table:table-cell office:value-type="float" office:value="0.967333333333333">
            <text:p>0.9673333333</text:p>
          </table:table-cell>
          <table:table-cell office:value-type="float" office:value="4.04686423156444">
            <text:p>4.04686423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7.11">
            <text:p>7.11</text:p>
          </table:table-cell>
          <table:table-cell office:value-type="float" office:value="6">
            <text:p>6</text:p>
          </table:table-cell>
          <table:table-cell office:value-type="float" office:value="639.81">
            <text:p>639.81</text:p>
          </table:table-cell>
          <table:table-cell office:value-type="float" office:value="324.95">
            <text:p>324.95</text:p>
          </table:table-cell>
          <table:table-cell office:value-type="float" office:value="1.96894906908755">
            <text:p>1.9689490691</text:p>
          </table:table-cell>
          <table:table-cell office:value-type="float" office:value="1.185">
            <text:p>1.185</text:p>
          </table:table-cell>
          <table:table-cell office:value-type="float" office:value="45.7032348804501">
            <text:p>45.7032348805</text:p>
          </table:table-cell>
          <table:table-cell/>
          <table:table-cell office:value-type="string">
            <text:p>6423</text:p>
          </table:table-cell>
          <table:table-cell office:value-type="string">
            <text:p>6738</text:p>
          </table:table-cell>
          <table:table-cell office:value-type="float" office:value="7.41">
            <text:p>7.41</text:p>
          </table:table-cell>
          <table:table-cell office:value-type="float" office:value="10">
            <text:p>10</text:p>
          </table:table-cell>
          <table:table-cell office:value-type="float" office:value="666.72">
            <text:p>666.72</text:p>
          </table:table-cell>
          <table:table-cell office:value-type="float" office:value="324.95">
            <text:p>324.95</text:p>
          </table:table-cell>
          <table:table-cell office:value-type="float" office:value="2.05176180950916">
            <text:p>2.0517618095</text:p>
          </table:table-cell>
          <table:table-cell office:value-type="float" office:value="0.741">
            <text:p>0.741</text:p>
          </table:table-cell>
          <table:table-cell office:value-type="float" office:value="43.8529014844804">
            <text:p>43.85290148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1.59">
            <text:p>1.59</text:p>
          </table:table-cell>
          <table:table-cell office:value-type="float" office:value="10">
            <text:p>10</text:p>
          </table:table-cell>
          <table:table-cell office:value-type="float" office:value="142.74">
            <text:p>142.74</text:p>
          </table:table-cell>
          <table:table-cell office:value-type="float" office:value="59.6">
            <text:p>59.6</text:p>
          </table:table-cell>
          <table:table-cell office:value-type="float" office:value="2.39496644295302">
            <text:p>2.394966443</text:p>
          </table:table-cell>
          <table:table-cell office:value-type="float" office:value="0.159">
            <text:p>0.159</text:p>
          </table:table-cell>
          <table:table-cell office:value-type="float" office:value="37.4842767295598">
            <text:p>37.4842767296</text:p>
          </table:table-cell>
          <table:table-cell/>
          <table:table-cell office:value-type="string">
            <text:p>6451</text:p>
          </table:table-cell>
          <table:table-cell office:value-type="string">
            <text:p>6738</text:p>
          </table:table-cell>
          <table:table-cell office:value-type="float" office:value="1.55">
            <text:p>1.55</text:p>
          </table:table-cell>
          <table:table-cell office:value-type="float" office:value="9">
            <text:p>9</text:p>
          </table:table-cell>
          <table:table-cell office:value-type="float" office:value="139.86">
            <text:p>139.86</text:p>
          </table:table-cell>
          <table:table-cell office:value-type="float" office:value="59.6">
            <text:p>59.6</text:p>
          </table:table-cell>
          <table:table-cell office:value-type="float" office:value="2.34664429530201">
            <text:p>2.3466442953</text:p>
          </table:table-cell>
          <table:table-cell office:value-type="float" office:value="0.172222222222222">
            <text:p>0.1722222222</text:p>
          </table:table-cell>
          <table:table-cell office:value-type="float" office:value="38.4516129032258">
            <text:p>38.451612903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6.64">
            <text:p>6.64</text:p>
          </table:table-cell>
          <table:table-cell office:value-type="float" office:value="8">
            <text:p>8</text:p>
          </table:table-cell>
          <table:table-cell office:value-type="float" office:value="597.78">
            <text:p>597.78</text:p>
          </table:table-cell>
          <table:table-cell office:value-type="float" office:value="119.79">
            <text:p>119.79</text:p>
          </table:table-cell>
          <table:table-cell office:value-type="float" office:value="4.99023290758828">
            <text:p>4.9902329076</text:p>
          </table:table-cell>
          <table:table-cell office:value-type="float" office:value="0.83">
            <text:p>0.83</text:p>
          </table:table-cell>
          <table:table-cell office:value-type="float" office:value="18.0406626506024">
            <text:p>18.0406626506</text:p>
          </table:table-cell>
          <table:table-cell/>
          <table:table-cell office:value-type="string">
            <text:p>6499</text:p>
          </table:table-cell>
          <table:table-cell office:value-type="string">
            <text:p>6738</text:p>
          </table:table-cell>
          <table:table-cell office:value-type="float" office:value="6.81">
            <text:p>6.81</text:p>
          </table:table-cell>
          <table:table-cell office:value-type="float" office:value="8">
            <text:p>8</text:p>
          </table:table-cell>
          <table:table-cell office:value-type="float" office:value="612.54">
            <text:p>612.54</text:p>
          </table:table-cell>
          <table:table-cell office:value-type="float" office:value="119.79">
            <text:p>119.79</text:p>
          </table:table-cell>
          <table:table-cell office:value-type="float" office:value="5.11344853493614">
            <text:p>5.1134485349</text:p>
          </table:table-cell>
          <table:table-cell office:value-type="float" office:value="0.85125">
            <text:p>0.85125</text:p>
          </table:table-cell>
          <table:table-cell office:value-type="float" office:value="17.5903083700441">
            <text:p>17.5903083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4.46">
            <text:p>4.46</text:p>
          </table:table-cell>
          <table:table-cell office:value-type="float" office:value="7">
            <text:p>7</text:p>
          </table:table-cell>
          <table:table-cell office:value-type="float" office:value="401.31">
            <text:p>401.31</text:p>
          </table:table-cell>
          <table:table-cell office:value-type="float" office:value="217.32">
            <text:p>217.32</text:p>
          </table:table-cell>
          <table:table-cell office:value-type="float" office:value="1.84663169519602">
            <text:p>1.8466316952</text:p>
          </table:table-cell>
          <table:table-cell office:value-type="float" office:value="0.637142857142857">
            <text:p>0.6371428571</text:p>
          </table:table-cell>
          <table:table-cell office:value-type="float" office:value="48.7264573991031">
            <text:p>48.7264573991</text:p>
          </table:table-cell>
          <table:table-cell/>
          <table:table-cell office:value-type="string">
            <text:p>6501</text:p>
          </table:table-cell>
          <table:table-cell office:value-type="string">
            <text:p>6738</text:p>
          </table:table-cell>
          <table:table-cell office:value-type="float" office:value="4.36">
            <text:p>4.36</text:p>
          </table:table-cell>
          <table:table-cell office:value-type="float" office:value="7">
            <text:p>7</text:p>
          </table:table-cell>
          <table:table-cell office:value-type="float" office:value="392.49">
            <text:p>392.49</text:p>
          </table:table-cell>
          <table:table-cell office:value-type="float" office:value="217.32">
            <text:p>217.32</text:p>
          </table:table-cell>
          <table:table-cell office:value-type="float" office:value="1.80604638321369">
            <text:p>1.8060463832</text:p>
          </table:table-cell>
          <table:table-cell office:value-type="float" office:value="0.622857142857143">
            <text:p>0.6228571429</text:p>
          </table:table-cell>
          <table:table-cell office:value-type="float" office:value="49.8440366972477">
            <text:p>49.84403669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3.62">
            <text:p>3.62</text:p>
          </table:table-cell>
          <table:table-cell office:value-type="float" office:value="6">
            <text:p>6</text:p>
          </table:table-cell>
          <table:table-cell office:value-type="float" office:value="325.89">
            <text:p>325.89</text:p>
          </table:table-cell>
          <table:table-cell office:value-type="float" office:value="132.61">
            <text:p>132.61</text:p>
          </table:table-cell>
          <table:table-cell office:value-type="float" office:value="2.45750697534123">
            <text:p>2.4575069753</text:p>
          </table:table-cell>
          <table:table-cell office:value-type="float" office:value="0.603333333333333">
            <text:p>0.6033333333</text:p>
          </table:table-cell>
          <table:table-cell office:value-type="float" office:value="36.6325966850829">
            <text:p>36.6325966851</text:p>
          </table:table-cell>
          <table:table-cell/>
          <table:table-cell office:value-type="string">
            <text:p>6512</text:p>
          </table:table-cell>
          <table:table-cell office:value-type="string">
            <text:p>6738</text:p>
          </table:table-cell>
          <table:table-cell office:value-type="float" office:value="3.77">
            <text:p>3.77</text:p>
          </table:table-cell>
          <table:table-cell office:value-type="float" office:value="5">
            <text:p>5</text:p>
          </table:table-cell>
          <table:table-cell office:value-type="float" office:value="338.85">
            <text:p>338.85</text:p>
          </table:table-cell>
          <table:table-cell office:value-type="float" office:value="132.61">
            <text:p>132.61</text:p>
          </table:table-cell>
          <table:table-cell office:value-type="float" office:value="2.55523716160169">
            <text:p>2.5552371616</text:p>
          </table:table-cell>
          <table:table-cell office:value-type="float" office:value="0.754">
            <text:p>0.754</text:p>
          </table:table-cell>
          <table:table-cell office:value-type="float" office:value="35.1750663129974">
            <text:p>35.1750663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1.76">
            <text:p>1.76</text:p>
          </table:table-cell>
          <table:table-cell office:value-type="float" office:value="8">
            <text:p>8</text:p>
          </table:table-cell>
          <table:table-cell office:value-type="float" office:value="158.31">
            <text:p>158.31</text:p>
          </table:table-cell>
          <table:table-cell office:value-type="float" office:value="32.36">
            <text:p>32.36</text:p>
          </table:table-cell>
          <table:table-cell office:value-type="float" office:value="4.89215080346106">
            <text:p>4.8921508035</text:p>
          </table:table-cell>
          <table:table-cell office:value-type="float" office:value="0.22">
            <text:p>0.22</text:p>
          </table:table-cell>
          <table:table-cell office:value-type="float" office:value="18.3863636363636">
            <text:p>18.3863636364</text:p>
          </table:table-cell>
          <table:table-cell/>
          <table:table-cell office:value-type="string">
            <text:p>6515</text:p>
          </table:table-cell>
          <table:table-cell office:value-type="string">
            <text:p>6738</text:p>
          </table:table-cell>
          <table:table-cell office:value-type="float" office:value="1.92">
            <text:p>1.92</text:p>
          </table:table-cell>
          <table:table-cell office:value-type="float" office:value="8">
            <text:p>8</text:p>
          </table:table-cell>
          <table:table-cell office:value-type="float" office:value="173.16">
            <text:p>173.16</text:p>
          </table:table-cell>
          <table:table-cell office:value-type="float" office:value="32.36">
            <text:p>32.36</text:p>
          </table:table-cell>
          <table:table-cell office:value-type="float" office:value="5.35105067985167">
            <text:p>5.3510506799</text:p>
          </table:table-cell>
          <table:table-cell office:value-type="float" office:value="0.24">
            <text:p>0.24</text:p>
          </table:table-cell>
          <table:table-cell office:value-type="float" office:value="16.8541666666667">
            <text:p>16.85416666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2.84">
            <text:p>2.84</text:p>
          </table:table-cell>
          <table:table-cell office:value-type="float" office:value="8">
            <text:p>8</text:p>
          </table:table-cell>
          <table:table-cell office:value-type="float" office:value="255.78">
            <text:p>255.78</text:p>
          </table:table-cell>
          <table:table-cell office:value-type="float" office:value="32.25">
            <text:p>32.25</text:p>
          </table:table-cell>
          <table:table-cell office:value-type="float" office:value="7.93116279069767">
            <text:p>7.9311627907</text:p>
          </table:table-cell>
          <table:table-cell office:value-type="float" office:value="0.355">
            <text:p>0.355</text:p>
          </table:table-cell>
          <table:table-cell office:value-type="float" office:value="11.3556338028169">
            <text:p>11.3556338028</text:p>
          </table:table-cell>
          <table:table-cell/>
          <table:table-cell office:value-type="string">
            <text:p>6516</text:p>
          </table:table-cell>
          <table:table-cell office:value-type="string">
            <text:p>6738</text:p>
          </table:table-cell>
          <table:table-cell office:value-type="float" office:value="3.52">
            <text:p>3.52</text:p>
          </table:table-cell>
          <table:table-cell office:value-type="float" office:value="8">
            <text:p>8</text:p>
          </table:table-cell>
          <table:table-cell office:value-type="float" office:value="316.35">
            <text:p>316.35</text:p>
          </table:table-cell>
          <table:table-cell office:value-type="float" office:value="32.25">
            <text:p>32.25</text:p>
          </table:table-cell>
          <table:table-cell office:value-type="float" office:value="9.8093023255814">
            <text:p>9.8093023256</text:p>
          </table:table-cell>
          <table:table-cell office:value-type="float" office:value="0.44">
            <text:p>0.44</text:p>
          </table:table-cell>
          <table:table-cell office:value-type="float" office:value="9.16193181818182">
            <text:p>9.16193181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6.87">
            <text:p>6.87</text:p>
          </table:table-cell>
          <table:table-cell office:value-type="float" office:value="5">
            <text:p>5</text:p>
          </table:table-cell>
          <table:table-cell office:value-type="float" office:value="618.3">
            <text:p>618.3</text:p>
          </table:table-cell>
          <table:table-cell office:value-type="float" office:value="321.91">
            <text:p>321.91</text:p>
          </table:table-cell>
          <table:table-cell office:value-type="float" office:value="1.92072318349849">
            <text:p>1.9207231835</text:p>
          </table:table-cell>
          <table:table-cell office:value-type="float" office:value="1.374">
            <text:p>1.374</text:p>
          </table:table-cell>
          <table:table-cell office:value-type="float" office:value="46.8573508005823">
            <text:p>46.8573508006</text:p>
          </table:table-cell>
          <table:table-cell/>
          <table:table-cell office:value-type="string">
            <text:p>6519</text:p>
          </table:table-cell>
          <table:table-cell office:value-type="string">
            <text:p>6738</text:p>
          </table:table-cell>
          <table:table-cell office:value-type="float" office:value="6.74">
            <text:p>6.74</text:p>
          </table:table-cell>
          <table:table-cell office:value-type="float" office:value="5">
            <text:p>5</text:p>
          </table:table-cell>
          <table:table-cell office:value-type="float" office:value="606.24">
            <text:p>606.24</text:p>
          </table:table-cell>
          <table:table-cell office:value-type="float" office:value="321.91">
            <text:p>321.91</text:p>
          </table:table-cell>
          <table:table-cell office:value-type="float" office:value="1.88325929607654">
            <text:p>1.8832592961</text:p>
          </table:table-cell>
          <table:table-cell office:value-type="float" office:value="1.348">
            <text:p>1.348</text:p>
          </table:table-cell>
          <table:table-cell office:value-type="float" office:value="47.7611275964392">
            <text:p>47.76112759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9.26">
            <text:p>9.26</text:p>
          </table:table-cell>
          <table:table-cell office:value-type="float" office:value="10">
            <text:p>10</text:p>
          </table:table-cell>
          <table:table-cell office:value-type="float" office:value="833.22">
            <text:p>833.22</text:p>
          </table:table-cell>
          <table:table-cell office:value-type="float" office:value="315.35">
            <text:p>315.35</text:p>
          </table:table-cell>
          <table:table-cell office:value-type="float" office:value="2.64220707150785">
            <text:p>2.6422070715</text:p>
          </table:table-cell>
          <table:table-cell office:value-type="float" office:value="0.926">
            <text:p>0.926</text:p>
          </table:table-cell>
          <table:table-cell office:value-type="float" office:value="34.0550755939525">
            <text:p>34.055075594</text:p>
          </table:table-cell>
          <table:table-cell/>
          <table:table-cell office:value-type="string">
            <text:p>6532</text:p>
          </table:table-cell>
          <table:table-cell office:value-type="string">
            <text:p>6738</text:p>
          </table:table-cell>
          <table:table-cell office:value-type="float" office:value="9.55">
            <text:p>9.55</text:p>
          </table:table-cell>
          <table:table-cell office:value-type="float" office:value="10">
            <text:p>10</text:p>
          </table:table-cell>
          <table:table-cell office:value-type="float" office:value="859.59">
            <text:p>859.59</text:p>
          </table:table-cell>
          <table:table-cell office:value-type="float" office:value="315.35">
            <text:p>315.35</text:p>
          </table:table-cell>
          <table:table-cell office:value-type="float" office:value="2.72582844458538">
            <text:p>2.7258284446</text:p>
          </table:table-cell>
          <table:table-cell office:value-type="float" office:value="0.955">
            <text:p>0.955</text:p>
          </table:table-cell>
          <table:table-cell office:value-type="float" office:value="33.020942408377">
            <text:p>33.02094240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4.51">
            <text:p>4.51</text:p>
          </table:table-cell>
          <table:table-cell office:value-type="float" office:value="3">
            <text:p>3</text:p>
          </table:table-cell>
          <table:table-cell office:value-type="float" office:value="406.35">
            <text:p>406.35</text:p>
          </table:table-cell>
          <table:table-cell office:value-type="float" office:value="165.5">
            <text:p>165.5</text:p>
          </table:table-cell>
          <table:table-cell office:value-type="float" office:value="2.45528700906344">
            <text:p>2.4552870091</text:p>
          </table:table-cell>
          <table:table-cell office:value-type="float" office:value="1.50333333333333">
            <text:p>1.5033333333</text:p>
          </table:table-cell>
          <table:table-cell office:value-type="float" office:value="36.6962305986696">
            <text:p>36.6962305987</text:p>
          </table:table-cell>
          <table:table-cell/>
          <table:table-cell office:value-type="string">
            <text:p>6552</text:p>
          </table:table-cell>
          <table:table-cell office:value-type="string">
            <text:p>6738</text:p>
          </table:table-cell>
          <table:table-cell office:value-type="float" office:value="4.51">
            <text:p>4.51</text:p>
          </table:table-cell>
          <table:table-cell office:value-type="float" office:value="3">
            <text:p>3</text:p>
          </table:table-cell>
          <table:table-cell office:value-type="float" office:value="405.99">
            <text:p>405.99</text:p>
          </table:table-cell>
          <table:table-cell office:value-type="float" office:value="165.5">
            <text:p>165.5</text:p>
          </table:table-cell>
          <table:table-cell office:value-type="float" office:value="2.45311178247734">
            <text:p>2.4531117825</text:p>
          </table:table-cell>
          <table:table-cell office:value-type="float" office:value="1.50333333333333">
            <text:p>1.5033333333</text:p>
          </table:table-cell>
          <table:table-cell office:value-type="float" office:value="36.6962305986696">
            <text:p>36.696230598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1.43">
            <text:p>1.43</text:p>
          </table:table-cell>
          <table:table-cell office:value-type="float" office:value="4">
            <text:p>4</text:p>
          </table:table-cell>
          <table:table-cell office:value-type="float" office:value="128.34">
            <text:p>128.34</text:p>
          </table:table-cell>
          <table:table-cell office:value-type="float" office:value="59.6">
            <text:p>59.6</text:p>
          </table:table-cell>
          <table:table-cell office:value-type="float" office:value="2.15335570469799">
            <text:p>2.1533557047</text:p>
          </table:table-cell>
          <table:table-cell office:value-type="float" office:value="0.3575">
            <text:p>0.3575</text:p>
          </table:table-cell>
          <table:table-cell office:value-type="float" office:value="41.6783216783217">
            <text:p>41.6783216783</text:p>
          </table:table-cell>
          <table:table-cell/>
          <table:table-cell office:value-type="string">
            <text:p>6559</text:p>
          </table:table-cell>
          <table:table-cell office:value-type="string">
            <text:p>6738</text:p>
          </table:table-cell>
          <table:table-cell office:value-type="float" office:value="1.64">
            <text:p>1.64</text:p>
          </table:table-cell>
          <table:table-cell office:value-type="float" office:value="10">
            <text:p>10</text:p>
          </table:table-cell>
          <table:table-cell office:value-type="float" office:value="147.6">
            <text:p>147.6</text:p>
          </table:table-cell>
          <table:table-cell office:value-type="float" office:value="59.6">
            <text:p>59.6</text:p>
          </table:table-cell>
          <table:table-cell office:value-type="float" office:value="2.47651006711409">
            <text:p>2.4765100671</text:p>
          </table:table-cell>
          <table:table-cell office:value-type="float" office:value="0.164">
            <text:p>0.164</text:p>
          </table:table-cell>
          <table:table-cell office:value-type="float" office:value="36.3414634146341">
            <text:p>36.341463414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3.89">
            <text:p>3.89</text:p>
          </table:table-cell>
          <table:table-cell office:value-type="float" office:value="6">
            <text:p>6</text:p>
          </table:table-cell>
          <table:table-cell office:value-type="float" office:value="350.46">
            <text:p>350.46</text:p>
          </table:table-cell>
          <table:table-cell office:value-type="float" office:value="98.52">
            <text:p>98.52</text:p>
          </table:table-cell>
          <table:table-cell office:value-type="float" office:value="3.55724725943971">
            <text:p>3.5572472594</text:p>
          </table:table-cell>
          <table:table-cell office:value-type="float" office:value="0.648333333333333">
            <text:p>0.6483333333</text:p>
          </table:table-cell>
          <table:table-cell office:value-type="float" office:value="25.3264781491002">
            <text:p>25.3264781491</text:p>
          </table:table-cell>
          <table:table-cell/>
          <table:table-cell office:value-type="string">
            <text:p>6609</text:p>
          </table:table-cell>
          <table:table-cell office:value-type="string">
            <text:p>6738</text:p>
          </table:table-cell>
          <table:table-cell office:value-type="float" office:value="3.79">
            <text:p>3.79</text:p>
          </table:table-cell>
          <table:table-cell office:value-type="float" office:value="6">
            <text:p>6</text:p>
          </table:table-cell>
          <table:table-cell office:value-type="float" office:value="341.55">
            <text:p>341.55</text:p>
          </table:table-cell>
          <table:table-cell office:value-type="float" office:value="98.52">
            <text:p>98.52</text:p>
          </table:table-cell>
          <table:table-cell office:value-type="float" office:value="3.46680876979294">
            <text:p>3.4668087698</text:p>
          </table:table-cell>
          <table:table-cell office:value-type="float" office:value="0.631666666666667">
            <text:p>0.6316666667</text:p>
          </table:table-cell>
          <table:table-cell office:value-type="float" office:value="25.9947229551451">
            <text:p>25.994722955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13.22">
            <text:p>13.22</text:p>
          </table:table-cell>
          <table:table-cell office:value-type="float" office:value="11">
            <text:p>11</text:p>
          </table:table-cell>
          <table:table-cell office:value-type="float" office:value="1189.98">
            <text:p>1189.98</text:p>
          </table:table-cell>
          <table:table-cell office:value-type="float" office:value="97.72">
            <text:p>97.72</text:p>
          </table:table-cell>
          <table:table-cell office:value-type="float" office:value="12.1774457634057">
            <text:p>12.1774457634</text:p>
          </table:table-cell>
          <table:table-cell office:value-type="float" office:value="1.20181818181818">
            <text:p>1.2018181818</text:p>
          </table:table-cell>
          <table:table-cell office:value-type="float" office:value="7.39183055975794">
            <text:p>7.3918305598</text:p>
          </table:table-cell>
          <table:table-cell/>
          <table:table-cell office:value-type="string">
            <text:p>6647</text:p>
          </table:table-cell>
          <table:table-cell office:value-type="string">
            <text:p>6738</text:p>
          </table:table-cell>
          <table:table-cell office:value-type="float" office:value="12.97">
            <text:p>12.97</text:p>
          </table:table-cell>
          <table:table-cell office:value-type="float" office:value="5">
            <text:p>5</text:p>
          </table:table-cell>
          <table:table-cell office:value-type="float" office:value="1167.75">
            <text:p>1167.75</text:p>
          </table:table-cell>
          <table:table-cell office:value-type="float" office:value="97.72">
            <text:p>97.72</text:p>
          </table:table-cell>
          <table:table-cell office:value-type="float" office:value="11.9499590667213">
            <text:p>11.9499590667</text:p>
          </table:table-cell>
          <table:table-cell office:value-type="float" office:value="2.594">
            <text:p>2.594</text:p>
          </table:table-cell>
          <table:table-cell office:value-type="float" office:value="7.5343099460293">
            <text:p>7.53430994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1.01">
            <text:p>1.01</text:p>
          </table:table-cell>
          <table:table-cell office:value-type="float" office:value="5">
            <text:p>5</text:p>
          </table:table-cell>
          <table:table-cell office:value-type="float" office:value="90.63">
            <text:p>90.63</text:p>
          </table:table-cell>
          <table:table-cell office:value-type="float" office:value="10.52">
            <text:p>10.52</text:p>
          </table:table-cell>
          <table:table-cell office:value-type="float" office:value="8.61501901140684">
            <text:p>8.6150190114</text:p>
          </table:table-cell>
          <table:table-cell office:value-type="float" office:value="0.202">
            <text:p>0.202</text:p>
          </table:table-cell>
          <table:table-cell office:value-type="float" office:value="10.4158415841584">
            <text:p>10.4158415842</text:p>
          </table:table-cell>
          <table:table-cell/>
          <table:table-cell office:value-type="string">
            <text:p>6670</text:p>
          </table:table-cell>
          <table:table-cell office:value-type="string">
            <text:p>6738</text:p>
          </table:table-cell>
          <table:table-cell office:value-type="float" office:value="0.95">
            <text:p>0.95</text:p>
          </table:table-cell>
          <table:table-cell office:value-type="float" office:value="5">
            <text:p>5</text:p>
          </table:table-cell>
          <table:table-cell office:value-type="float" office:value="85.95">
            <text:p>85.95</text:p>
          </table:table-cell>
          <table:table-cell office:value-type="float" office:value="10.52">
            <text:p>10.52</text:p>
          </table:table-cell>
          <table:table-cell office:value-type="float" office:value="8.17015209125475">
            <text:p>8.1701520913</text:p>
          </table:table-cell>
          <table:table-cell office:value-type="float" office:value="0.19">
            <text:p>0.19</text:p>
          </table:table-cell>
          <table:table-cell office:value-type="float" office:value="11.0736842105263">
            <text:p>11.07368421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2.06">
            <text:p>2.06</text:p>
          </table:table-cell>
          <table:table-cell office:value-type="float" office:value="12">
            <text:p>12</text:p>
          </table:table-cell>
          <table:table-cell office:value-type="float" office:value="185.76">
            <text:p>185.76</text:p>
          </table:table-cell>
          <table:table-cell office:value-type="float" office:value="57.17">
            <text:p>57.17</text:p>
          </table:table-cell>
          <table:table-cell office:value-type="float" office:value="3.24925660311352">
            <text:p>3.2492566031</text:p>
          </table:table-cell>
          <table:table-cell office:value-type="float" office:value="0.171666666666667">
            <text:p>0.1716666667</text:p>
          </table:table-cell>
          <table:table-cell office:value-type="float" office:value="27.752427184466">
            <text:p>27.7524271845</text:p>
          </table:table-cell>
          <table:table-cell/>
          <table:table-cell office:value-type="string">
            <text:p>6695</text:p>
          </table:table-cell>
          <table:table-cell office:value-type="string">
            <text:p>6738</text:p>
          </table:table-cell>
          <table:table-cell office:value-type="float" office:value="1.78">
            <text:p>1.78</text:p>
          </table:table-cell>
          <table:table-cell office:value-type="float" office:value="12">
            <text:p>12</text:p>
          </table:table-cell>
          <table:table-cell office:value-type="float" office:value="160.56">
            <text:p>160.56</text:p>
          </table:table-cell>
          <table:table-cell office:value-type="float" office:value="57.17">
            <text:p>57.17</text:p>
          </table:table-cell>
          <table:table-cell office:value-type="float" office:value="2.80846597866014">
            <text:p>2.8084659787</text:p>
          </table:table-cell>
          <table:table-cell office:value-type="float" office:value="0.148333333333333">
            <text:p>0.1483333333</text:p>
          </table:table-cell>
          <table:table-cell office:value-type="float" office:value="32.1179775280899">
            <text:p>32.11797752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2.46">
            <text:p>2.46</text:p>
          </table:table-cell>
          <table:table-cell office:value-type="float" office:value="3">
            <text:p>3</text:p>
          </table:table-cell>
          <table:table-cell office:value-type="float" office:value="221.22">
            <text:p>221.22</text:p>
          </table:table-cell>
          <table:table-cell office:value-type="float" office:value="3.19">
            <text:p>3.19</text:p>
          </table:table-cell>
          <table:table-cell office:value-type="float" office:value="69.3479623824451">
            <text:p>69.3479623824</text:p>
          </table:table-cell>
          <table:table-cell office:value-type="float" office:value="0.82">
            <text:p>0.82</text:p>
          </table:table-cell>
          <table:table-cell office:value-type="float" office:value="1.29674796747968">
            <text:p>1.2967479675</text:p>
          </table:table-cell>
          <table:table-cell/>
          <table:table-cell office:value-type="string">
            <text:p>6699</text:p>
          </table:table-cell>
          <table:table-cell office:value-type="string">
            <text:p>6738</text:p>
          </table:table-cell>
          <table:table-cell office:value-type="float" office:value="3.19">
            <text:p>3.19</text:p>
          </table:table-cell>
          <table:table-cell office:value-type="float" office:value="255">
            <text:p>255</text:p>
          </table:table-cell>
          <table:table-cell office:value-type="float" office:value="287.28">
            <text:p>287.28</text:p>
          </table:table-cell>
          <table:table-cell office:value-type="float" office:value="3.19">
            <text:p>3.19</text:p>
          </table:table-cell>
          <table:table-cell office:value-type="float" office:value="90.0564263322884">
            <text:p>90.0564263323</text:p>
          </table:table-cell>
          <table:table-cell office:value-type="float" office:value="0.0125098039215686">
            <text:p>0.0125098039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7.47">
            <text:p>7.47</text:p>
          </table:table-cell>
          <table:table-cell office:value-type="float" office:value="4">
            <text:p>4</text:p>
          </table:table-cell>
          <table:table-cell office:value-type="float" office:value="672.12">
            <text:p>672.12</text:p>
          </table:table-cell>
          <table:table-cell office:value-type="float" office:value="345.7">
            <text:p>345.7</text:p>
          </table:table-cell>
          <table:table-cell office:value-type="float" office:value="1.94422910037605">
            <text:p>1.9442291004</text:p>
          </table:table-cell>
          <table:table-cell office:value-type="float" office:value="1.8675">
            <text:p>1.8675</text:p>
          </table:table-cell>
          <table:table-cell office:value-type="float" office:value="46.2784471218206">
            <text:p>46.2784471218</text:p>
          </table:table-cell>
          <table:table-cell/>
          <table:table-cell office:value-type="string">
            <text:p>6716</text:p>
          </table:table-cell>
          <table:table-cell office:value-type="string">
            <text:p>6738</text:p>
          </table:table-cell>
          <table:table-cell office:value-type="float" office:value="7.34">
            <text:p>7.34</text:p>
          </table:table-cell>
          <table:table-cell office:value-type="float" office:value="3">
            <text:p>3</text:p>
          </table:table-cell>
          <table:table-cell office:value-type="float" office:value="660.96">
            <text:p>660.96</text:p>
          </table:table-cell>
          <table:table-cell office:value-type="float" office:value="345.7">
            <text:p>345.7</text:p>
          </table:table-cell>
          <table:table-cell office:value-type="float" office:value="1.91194677466011">
            <text:p>1.9119467747</text:p>
          </table:table-cell>
          <table:table-cell office:value-type="float" office:value="2.44666666666667">
            <text:p>2.4466666667</text:p>
          </table:table-cell>
          <table:table-cell office:value-type="float" office:value="47.0980926430518">
            <text:p>47.09809264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7.02">
            <text:p>7.02</text:p>
          </table:table-cell>
          <table:table-cell office:value-type="float" office:value="10">
            <text:p>10</text:p>
          </table:table-cell>
          <table:table-cell office:value-type="float" office:value="632.16">
            <text:p>632.16</text:p>
          </table:table-cell>
          <table:table-cell office:value-type="float" office:value="250.23">
            <text:p>250.23</text:p>
          </table:table-cell>
          <table:table-cell office:value-type="float" office:value="2.52631578947368">
            <text:p>2.5263157895</text:p>
          </table:table-cell>
          <table:table-cell office:value-type="float" office:value="0.702">
            <text:p>0.702</text:p>
          </table:table-cell>
          <table:table-cell office:value-type="float" office:value="35.6452991452991">
            <text:p>35.6452991453</text:p>
          </table:table-cell>
          <table:table-cell/>
          <table:table-cell office:value-type="string">
            <text:p>6843</text:p>
          </table:table-cell>
          <table:table-cell office:value-type="string">
            <text:p>6738</text:p>
          </table:table-cell>
          <table:table-cell office:value-type="float" office:value="7.29">
            <text:p>7.29</text:p>
          </table:table-cell>
          <table:table-cell office:value-type="float" office:value="10">
            <text:p>10</text:p>
          </table:table-cell>
          <table:table-cell office:value-type="float" office:value="655.83">
            <text:p>655.83</text:p>
          </table:table-cell>
          <table:table-cell office:value-type="float" office:value="250.23">
            <text:p>250.23</text:p>
          </table:table-cell>
          <table:table-cell office:value-type="float" office:value="2.62090876393718">
            <text:p>2.6209087639</text:p>
          </table:table-cell>
          <table:table-cell office:value-type="float" office:value="0.729">
            <text:p>0.729</text:p>
          </table:table-cell>
          <table:table-cell office:value-type="float" office:value="34.3251028806584">
            <text:p>34.32510288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3.47">
            <text:p>3.47</text:p>
          </table:table-cell>
          <table:table-cell office:value-type="float" office:value="7">
            <text:p>7</text:p>
          </table:table-cell>
          <table:table-cell office:value-type="float" office:value="312.21">
            <text:p>312.21</text:p>
          </table:table-cell>
          <table:table-cell office:value-type="float" office:value="11.33">
            <text:p>11.33</text:p>
          </table:table-cell>
          <table:table-cell office:value-type="float" office:value="27.5560458958517">
            <text:p>27.5560458959</text:p>
          </table:table-cell>
          <table:table-cell office:value-type="float" office:value="0.495714285714286">
            <text:p>0.4957142857</text:p>
          </table:table-cell>
          <table:table-cell office:value-type="float" office:value="3.26512968299712">
            <text:p>3.265129683</text:p>
          </table:table-cell>
          <table:table-cell/>
          <table:table-cell office:value-type="string">
            <text:p>6879</text:p>
          </table:table-cell>
          <table:table-cell office:value-type="string">
            <text:p>6738</text:p>
          </table:table-cell>
          <table:table-cell office:value-type="float" office:value="4.05">
            <text:p>4.05</text:p>
          </table:table-cell>
          <table:table-cell office:value-type="float" office:value="8">
            <text:p>8</text:p>
          </table:table-cell>
          <table:table-cell office:value-type="float" office:value="364.32">
            <text:p>364.32</text:p>
          </table:table-cell>
          <table:table-cell office:value-type="float" office:value="11.33">
            <text:p>11.33</text:p>
          </table:table-cell>
          <table:table-cell office:value-type="float" office:value="32.1553398058252">
            <text:p>32.1553398058</text:p>
          </table:table-cell>
          <table:table-cell office:value-type="float" office:value="0.50625">
            <text:p>0.50625</text:p>
          </table:table-cell>
          <table:table-cell office:value-type="float" office:value="2.79753086419753">
            <text:p>2.79753086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9.53">
            <text:p>19.53</text:p>
          </table:table-cell>
          <table:table-cell office:value-type="float" office:value="13">
            <text:p>13</text:p>
          </table:table-cell>
          <table:table-cell office:value-type="float" office:value="1757.34">
            <text:p>1757.34</text:p>
          </table:table-cell>
          <table:table-cell office:value-type="float" office:value="326.35">
            <text:p>326.35</text:p>
          </table:table-cell>
          <table:table-cell office:value-type="float" office:value="5.38483223533017">
            <text:p>5.3848322353</text:p>
          </table:table-cell>
          <table:table-cell office:value-type="float" office:value="1.50230769230769">
            <text:p>1.5023076923</text:p>
          </table:table-cell>
          <table:table-cell office:value-type="float" office:value="16.7101894521249">
            <text:p>16.7101894521</text:p>
          </table:table-cell>
          <table:table-cell/>
          <table:table-cell office:value-type="string">
            <text:p>6892</text:p>
          </table:table-cell>
          <table:table-cell office:value-type="string">
            <text:p>6738</text:p>
          </table:table-cell>
          <table:table-cell office:value-type="float" office:value="19.61">
            <text:p>19.61</text:p>
          </table:table-cell>
          <table:table-cell office:value-type="float" office:value="5">
            <text:p>5</text:p>
          </table:table-cell>
          <table:table-cell office:value-type="float" office:value="1765.35">
            <text:p>1765.35</text:p>
          </table:table-cell>
          <table:table-cell office:value-type="float" office:value="326.35">
            <text:p>326.35</text:p>
          </table:table-cell>
          <table:table-cell office:value-type="float" office:value="5.40937643634135">
            <text:p>5.4093764363</text:p>
          </table:table-cell>
          <table:table-cell office:value-type="float" office:value="3.922">
            <text:p>3.922</text:p>
          </table:table-cell>
          <table:table-cell office:value-type="float" office:value="16.6420193778684">
            <text:p>16.64201937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4.36">
            <text:p>14.36</text:p>
          </table:table-cell>
          <table:table-cell office:value-type="float" office:value="10">
            <text:p>10</text:p>
          </table:table-cell>
          <table:table-cell office:value-type="float" office:value="1292.4">
            <text:p>1292.4</text:p>
          </table:table-cell>
          <table:table-cell office:value-type="float" office:value="59.6">
            <text:p>59.6</text:p>
          </table:table-cell>
          <table:table-cell office:value-type="float" office:value="21.6845637583893">
            <text:p>21.6845637584</text:p>
          </table:table-cell>
          <table:table-cell office:value-type="float" office:value="1.436">
            <text:p>1.436</text:p>
          </table:table-cell>
          <table:table-cell office:value-type="float" office:value="4.15041782729805">
            <text:p>4.1504178273</text:p>
          </table:table-cell>
          <table:table-cell/>
          <table:table-cell office:value-type="string">
            <text:p>6945</text:p>
          </table:table-cell>
          <table:table-cell office:value-type="string">
            <text:p>6738</text:p>
          </table:table-cell>
          <table:table-cell office:value-type="float" office:value="14.49">
            <text:p>14.49</text:p>
          </table:table-cell>
          <table:table-cell office:value-type="float" office:value="7">
            <text:p>7</text:p>
          </table:table-cell>
          <table:table-cell office:value-type="float" office:value="1304.55">
            <text:p>1304.55</text:p>
          </table:table-cell>
          <table:table-cell office:value-type="float" office:value="59.6">
            <text:p>59.6</text:p>
          </table:table-cell>
          <table:table-cell office:value-type="float" office:value="21.8884228187919">
            <text:p>21.8884228188</text:p>
          </table:table-cell>
          <table:table-cell office:value-type="float" office:value="2.07">
            <text:p>2.07</text:p>
          </table:table-cell>
          <table:table-cell office:value-type="float" office:value="4.11318150448585">
            <text:p>4.11318150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112.77">
            <text:p>112.77</text:p>
          </table:table-cell>
          <table:table-cell office:value-type="float" office:value="3.43">
            <text:p>3.43</text:p>
          </table:table-cell>
          <table:table-cell office:value-type="float" office:value="32.8775510204082">
            <text:p>32.8775510204</text:p>
          </table:table-cell>
          <table:table-cell office:value-type="float" office:value="0.25">
            <text:p>0.25</text:p>
          </table:table-cell>
          <table:table-cell office:value-type="float" office:value="2.744">
            <text:p>2.744</text:p>
          </table:table-cell>
          <table:table-cell/>
          <table:table-cell office:value-type="string">
            <text:p>6948</text:p>
          </table:table-cell>
          <table:table-cell office:value-type="string">
            <text:p>6738</text:p>
          </table:table-cell>
          <table:table-cell office:value-type="float" office:value="1.29">
            <text:p>1.29</text:p>
          </table:table-cell>
          <table:table-cell office:value-type="float" office:value="5">
            <text:p>5</text:p>
          </table:table-cell>
          <table:table-cell office:value-type="float" office:value="116.46">
            <text:p>116.46</text:p>
          </table:table-cell>
          <table:table-cell office:value-type="float" office:value="3.43">
            <text:p>3.43</text:p>
          </table:table-cell>
          <table:table-cell office:value-type="float" office:value="33.9533527696793">
            <text:p>33.9533527697</text:p>
          </table:table-cell>
          <table:table-cell office:value-type="float" office:value="0.258">
            <text:p>0.258</text:p>
          </table:table-cell>
          <table:table-cell office:value-type="float" office:value="2.65891472868217">
            <text:p>2.658914728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1.54">
            <text:p>1.54</text:p>
          </table:table-cell>
          <table:table-cell office:value-type="float" office:value="11">
            <text:p>11</text:p>
          </table:table-cell>
          <table:table-cell office:value-type="float" office:value="138.42">
            <text:p>138.42</text:p>
          </table:table-cell>
          <table:table-cell office:value-type="float" office:value="58.38">
            <text:p>58.38</text:p>
          </table:table-cell>
          <table:table-cell office:value-type="float" office:value="2.3710174717369">
            <text:p>2.3710174717</text:p>
          </table:table-cell>
          <table:table-cell office:value-type="float" office:value="0.14">
            <text:p>0.14</text:p>
          </table:table-cell>
          <table:table-cell office:value-type="float" office:value="37.9090909090909">
            <text:p>37.9090909091</text:p>
          </table:table-cell>
          <table:table-cell/>
          <table:table-cell office:value-type="string">
            <text:p>6971</text:p>
          </table:table-cell>
          <table:table-cell office:value-type="string">
            <text:p>6738</text:p>
          </table:table-cell>
          <table:table-cell office:value-type="float" office:value="1.81">
            <text:p>1.81</text:p>
          </table:table-cell>
          <table:table-cell office:value-type="float" office:value="6">
            <text:p>6</text:p>
          </table:table-cell>
          <table:table-cell office:value-type="float" office:value="163.17">
            <text:p>163.17</text:p>
          </table:table-cell>
          <table:table-cell office:value-type="float" office:value="58.38">
            <text:p>58.38</text:p>
          </table:table-cell>
          <table:table-cell office:value-type="float" office:value="2.79496402877698">
            <text:p>2.7949640288</text:p>
          </table:table-cell>
          <table:table-cell office:value-type="float" office:value="0.301666666666667">
            <text:p>0.3016666667</text:p>
          </table:table-cell>
          <table:table-cell office:value-type="float" office:value="32.2541436464088">
            <text:p>32.25414364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1.11">
            <text:p>11.11</text:p>
          </table:table-cell>
          <table:table-cell office:value-type="float" office:value="13">
            <text:p>13</text:p>
          </table:table-cell>
          <table:table-cell office:value-type="float" office:value="1000.17">
            <text:p>1000.17</text:p>
          </table:table-cell>
          <table:table-cell office:value-type="float" office:value="201.56">
            <text:p>201.56</text:p>
          </table:table-cell>
          <table:table-cell office:value-type="float" office:value="4.96214526691804">
            <text:p>4.9621452669</text:p>
          </table:table-cell>
          <table:table-cell office:value-type="float" office:value="0.854615384615384">
            <text:p>0.8546153846</text:p>
          </table:table-cell>
          <table:table-cell office:value-type="float" office:value="18.1422142214221">
            <text:p>18.1422142214</text:p>
          </table:table-cell>
          <table:table-cell/>
          <table:table-cell office:value-type="string">
            <text:p>7021</text:p>
          </table:table-cell>
          <table:table-cell office:value-type="string">
            <text:p>6738</text:p>
          </table:table-cell>
          <table:table-cell office:value-type="float" office:value="11.28">
            <text:p>11.28</text:p>
          </table:table-cell>
          <table:table-cell office:value-type="float" office:value="10">
            <text:p>10</text:p>
          </table:table-cell>
          <table:table-cell office:value-type="float" office:value="1015.47">
            <text:p>1015.47</text:p>
          </table:table-cell>
          <table:table-cell office:value-type="float" office:value="201.56">
            <text:p>201.56</text:p>
          </table:table-cell>
          <table:table-cell office:value-type="float" office:value="5.03805318515578">
            <text:p>5.0380531852</text:p>
          </table:table-cell>
          <table:table-cell office:value-type="float" office:value="1.128">
            <text:p>1.128</text:p>
          </table:table-cell>
          <table:table-cell office:value-type="float" office:value="17.8687943262411">
            <text:p>17.868794326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0.93">
            <text:p>0.93</text:p>
          </table:table-cell>
          <table:table-cell office:value-type="float" office:value="5">
            <text:p>5</text:p>
          </table:table-cell>
          <table:table-cell office:value-type="float" office:value="83.34">
            <text:p>83.34</text:p>
          </table:table-cell>
          <table:table-cell office:value-type="float" office:value="0.16">
            <text:p>0.16</text:p>
          </table:table-cell>
          <table:table-cell office:value-type="float" office:value="520.875">
            <text:p>520.875</text:p>
          </table:table-cell>
          <table:table-cell office:value-type="float" office:value="0.186">
            <text:p>0.186</text:p>
          </table:table-cell>
          <table:table-cell office:value-type="float" office:value="0.172043010752688">
            <text:p>0.1720430108</text:p>
          </table:table-cell>
          <table:table-cell/>
          <table:table-cell office:value-type="string">
            <text:p>6446</text:p>
          </table:table-cell>
          <table:table-cell office:value-type="string">
            <text:p>6738</text:p>
          </table:table-cell>
          <table:table-cell office:value-type="float" office:value="0.98">
            <text:p>0.98</text:p>
          </table:table-cell>
          <table:table-cell office:value-type="float" office:value="5">
            <text:p>5</text:p>
          </table:table-cell>
          <table:table-cell office:value-type="float" office:value="88.11">
            <text:p>88.11</text:p>
          </table:table-cell>
          <table:table-cell office:value-type="float" office:value="0.16">
            <text:p>0.16</text:p>
          </table:table-cell>
          <table:table-cell office:value-type="float" office:value="550.6875">
            <text:p>550.6875</text:p>
          </table:table-cell>
          <table:table-cell office:value-type="float" office:value="0.196">
            <text:p>0.196</text:p>
          </table:table-cell>
          <table:table-cell office:value-type="float" office:value="0.163265306122449">
            <text:p>0.16326530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1.49">
            <text:p>1.49</text:p>
          </table:table-cell>
          <table:table-cell office:value-type="float" office:value="255">
            <text:p>255</text:p>
          </table:table-cell>
          <table:table-cell office:value-type="float" office:value="134.01">
            <text:p>134.01</text:p>
          </table:table-cell>
          <table:table-cell office:value-type="float" office:value="3.47">
            <text:p>3.47</text:p>
          </table:table-cell>
          <table:table-cell office:value-type="float" office:value="38.6195965417867">
            <text:p>38.6195965418</text:p>
          </table:table-cell>
          <table:table-cell office:value-type="float" office:value="0.00584313725490196">
            <text:p>0.0058431373</text:p>
          </table:table-cell>
          <table:table-cell office:value-type="float" office:value="2.32885906040268">
            <text:p>2.3288590604</text:p>
          </table:table-cell>
          <table:table-cell/>
          <table:table-cell office:value-type="string">
            <text:p>6471</text:p>
          </table:table-cell>
          <table:table-cell office:value-type="string">
            <text:p>6738</text:p>
          </table:table-cell>
          <table:table-cell office:value-type="float" office:value="1.47">
            <text:p>1.47</text:p>
          </table:table-cell>
          <table:table-cell office:value-type="float" office:value="255">
            <text:p>255</text:p>
          </table:table-cell>
          <table:table-cell office:value-type="float" office:value="132.03">
            <text:p>132.03</text:p>
          </table:table-cell>
          <table:table-cell office:value-type="float" office:value="3.47">
            <text:p>3.47</text:p>
          </table:table-cell>
          <table:table-cell office:value-type="float" office:value="38.0489913544669">
            <text:p>38.0489913545</text:p>
          </table:table-cell>
          <table:table-cell office:value-type="float" office:value="0.00576470588235294">
            <text:p>0.0057647059</text:p>
          </table:table-cell>
          <table:table-cell office:value-type="float" office:value="2.36054421768707">
            <text:p>2.360544217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1.02">
            <text:p>1.02</text:p>
          </table:table-cell>
          <table:table-cell office:value-type="float" office:value="6">
            <text:p>6</text:p>
          </table:table-cell>
          <table:table-cell office:value-type="float" office:value="91.71">
            <text:p>91.71</text:p>
          </table:table-cell>
          <table:table-cell office:value-type="float" office:value="3.55">
            <text:p>3.55</text:p>
          </table:table-cell>
          <table:table-cell office:value-type="float" office:value="25.8338028169014">
            <text:p>25.8338028169</text:p>
          </table:table-cell>
          <table:table-cell office:value-type="float" office:value="0.17">
            <text:p>0.17</text:p>
          </table:table-cell>
          <table:table-cell office:value-type="float" office:value="3.48039215686275">
            <text:p>3.4803921569</text:p>
          </table:table-cell>
          <table:table-cell/>
          <table:table-cell office:value-type="string">
            <text:p>6562</text:p>
          </table:table-cell>
          <table:table-cell office:value-type="string">
            <text:p>6738</text:p>
          </table:table-cell>
          <table:table-cell office:value-type="float" office:value="1.06">
            <text:p>1.06</text:p>
          </table:table-cell>
          <table:table-cell office:value-type="float" office:value="6">
            <text:p>6</text:p>
          </table:table-cell>
          <table:table-cell office:value-type="float" office:value="95.04">
            <text:p>95.04</text:p>
          </table:table-cell>
          <table:table-cell office:value-type="float" office:value="3.55">
            <text:p>3.55</text:p>
          </table:table-cell>
          <table:table-cell office:value-type="float" office:value="26.7718309859155">
            <text:p>26.7718309859</text:p>
          </table:table-cell>
          <table:table-cell office:value-type="float" office:value="0.176666666666667">
            <text:p>0.1766666667</text:p>
          </table:table-cell>
          <table:table-cell office:value-type="float" office:value="3.34905660377358">
            <text:p>3.349056603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19.97">
            <text:p>19.97</text:p>
          </table:table-cell>
          <table:table-cell office:value-type="float" office:value="8">
            <text:p>8</text:p>
          </table:table-cell>
          <table:table-cell office:value-type="float" office:value="1796.94">
            <text:p>1796.94</text:p>
          </table:table-cell>
          <table:table-cell office:value-type="float" office:value="186.33">
            <text:p>186.33</text:p>
          </table:table-cell>
          <table:table-cell office:value-type="float" office:value="9.64385767187248">
            <text:p>9.6438576719</text:p>
          </table:table-cell>
          <table:table-cell office:value-type="float" office:value="2.49625">
            <text:p>2.49625</text:p>
          </table:table-cell>
          <table:table-cell office:value-type="float" office:value="9.33049574361542">
            <text:p>9.3304957436</text:p>
          </table:table-cell>
          <table:table-cell/>
          <table:table-cell office:value-type="string">
            <text:p>6674</text:p>
          </table:table-cell>
          <table:table-cell office:value-type="string">
            <text:p>6738</text:p>
          </table:table-cell>
          <table:table-cell office:value-type="float" office:value="17.59">
            <text:p>17.59</text:p>
          </table:table-cell>
          <table:table-cell office:value-type="float" office:value="8">
            <text:p>8</text:p>
          </table:table-cell>
          <table:table-cell office:value-type="float" office:value="1582.74">
            <text:p>1582.74</text:p>
          </table:table-cell>
          <table:table-cell office:value-type="float" office:value="186.33">
            <text:p>186.33</text:p>
          </table:table-cell>
          <table:table-cell office:value-type="float" office:value="8.49428433424569">
            <text:p>8.4942843342</text:p>
          </table:table-cell>
          <table:table-cell office:value-type="float" office:value="2.19875">
            <text:p>2.19875</text:p>
          </table:table-cell>
          <table:table-cell office:value-type="float" office:value="10.5929505400796">
            <text:p>10.5929505401</text:p>
          </table:table-cell>
          <table:table-cell table:number-columns-repeated="1005"/>
        </table:table-row>
        <table:table-row table:style-name="ro1">
          <table:table-cell office:value-type="string">
            <text:p>6843</text:p>
          </table:table-cell>
          <table:table-cell office:value-type="string">
            <text:p>6087</text:p>
          </table:table-cell>
          <table:table-cell office:value-type="float" office:value="7.77">
            <text:p>7.77</text:p>
          </table:table-cell>
          <table:table-cell office:value-type="float" office:value="7">
            <text:p>7</text:p>
          </table:table-cell>
          <table:table-cell office:value-type="float" office:value="699.21">
            <text:p>699.21</text:p>
          </table:table-cell>
          <table:table-cell office:value-type="float" office:value="193.18">
            <text:p>193.18</text:p>
          </table:table-cell>
          <table:table-cell office:value-type="float" office:value="3.61947406563826">
            <text:p>3.6194740656</text:p>
          </table:table-cell>
          <table:table-cell office:value-type="float" office:value="1.11">
            <text:p>1.11</text:p>
          </table:table-cell>
          <table:table-cell office:value-type="float" office:value="24.8622908622909">
            <text:p>24.8622908623</text:p>
          </table:table-cell>
          <table:table-cell/>
          <table:table-cell office:value-type="string">
            <text:p>6087</text:p>
          </table:table-cell>
          <table:table-cell office:value-type="string">
            <text:p>6843</text:p>
          </table:table-cell>
          <table:table-cell office:value-type="float" office:value="7.91">
            <text:p>7.91</text:p>
          </table:table-cell>
          <table:table-cell office:value-type="float" office:value="7">
            <text:p>7</text:p>
          </table:table-cell>
          <table:table-cell office:value-type="float" office:value="711.45">
            <text:p>711.45</text:p>
          </table:table-cell>
          <table:table-cell office:value-type="float" office:value="193.18">
            <text:p>193.18</text:p>
          </table:table-cell>
          <table:table-cell office:value-type="float" office:value="3.68283466197329">
            <text:p>3.682834662</text:p>
          </table:table-cell>
          <table:table-cell office:value-type="float" office:value="1.13">
            <text:p>1.13</text:p>
          </table:table-cell>
          <table:table-cell office:value-type="float" office:value="24.4222503160556">
            <text:p>24.42225031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12.97">
            <text:p>12.97</text:p>
          </table:table-cell>
          <table:table-cell office:value-type="float" office:value="11">
            <text:p>11</text:p>
          </table:table-cell>
          <table:table-cell office:value-type="float" office:value="1167.3">
            <text:p>1167.3</text:p>
          </table:table-cell>
          <table:table-cell office:value-type="float" office:value="282.76">
            <text:p>282.76</text:p>
          </table:table-cell>
          <table:table-cell office:value-type="float" office:value="4.12823595982459">
            <text:p>4.1282359598</text:p>
          </table:table-cell>
          <table:table-cell office:value-type="float" office:value="1.17909090909091">
            <text:p>1.1790909091</text:p>
          </table:table-cell>
          <table:table-cell office:value-type="float" office:value="21.8010794140324">
            <text:p>21.801079414</text:p>
          </table:table-cell>
          <table:table-cell/>
          <table:table-cell office:value-type="string">
            <text:p>6182</text:p>
          </table:table-cell>
          <table:table-cell office:value-type="string">
            <text:p>6843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70.09">
            <text:p>1170.09</text:p>
          </table:table-cell>
          <table:table-cell office:value-type="float" office:value="282.76">
            <text:p>282.76</text:p>
          </table:table-cell>
          <table:table-cell office:value-type="float" office:value="4.13810298486349">
            <text:p>4.1381029849</text:p>
          </table:table-cell>
          <table:table-cell office:value-type="float" office:value="1.08333333333333">
            <text:p>1.0833333333</text:p>
          </table:table-cell>
          <table:table-cell office:value-type="float" office:value="21.7507692307692">
            <text:p>21.750769230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6.98">
            <text:p>6.98</text:p>
          </table:table-cell>
          <table:table-cell office:value-type="float" office:value="11">
            <text:p>11</text:p>
          </table:table-cell>
          <table:table-cell office:value-type="float" office:value="627.84">
            <text:p>627.84</text:p>
          </table:table-cell>
          <table:table-cell office:value-type="float" office:value="259.92">
            <text:p>259.92</text:p>
          </table:table-cell>
          <table:table-cell office:value-type="float" office:value="2.41551246537396">
            <text:p>2.4155124654</text:p>
          </table:table-cell>
          <table:table-cell office:value-type="float" office:value="0.634545454545455">
            <text:p>0.6345454545</text:p>
          </table:table-cell>
          <table:table-cell office:value-type="float" office:value="37.2378223495702">
            <text:p>37.2378223496</text:p>
          </table:table-cell>
          <table:table-cell/>
          <table:table-cell office:value-type="string">
            <text:p>6214</text:p>
          </table:table-cell>
          <table:table-cell office:value-type="string">
            <text:p>6843</text:p>
          </table:table-cell>
          <table:table-cell office:value-type="float" office:value="7.13">
            <text:p>7.13</text:p>
          </table:table-cell>
          <table:table-cell office:value-type="float" office:value="12">
            <text:p>12</text:p>
          </table:table-cell>
          <table:table-cell office:value-type="float" office:value="641.97">
            <text:p>641.97</text:p>
          </table:table-cell>
          <table:table-cell office:value-type="float" office:value="259.92">
            <text:p>259.92</text:p>
          </table:table-cell>
          <table:table-cell office:value-type="float" office:value="2.46987534626039">
            <text:p>2.4698753463</text:p>
          </table:table-cell>
          <table:table-cell office:value-type="float" office:value="0.594166666666667">
            <text:p>0.5941666667</text:p>
          </table:table-cell>
          <table:table-cell office:value-type="float" office:value="36.4544179523142">
            <text:p>36.454417952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12.81">
            <text:p>12.81</text:p>
          </table:table-cell>
          <table:table-cell office:value-type="float" office:value="7">
            <text:p>7</text:p>
          </table:table-cell>
          <table:table-cell office:value-type="float" office:value="1153.26">
            <text:p>1153.26</text:p>
          </table:table-cell>
          <table:table-cell office:value-type="float" office:value="195.29">
            <text:p>195.29</text:p>
          </table:table-cell>
          <table:table-cell office:value-type="float" office:value="5.90537149879666">
            <text:p>5.9053714988</text:p>
          </table:table-cell>
          <table:table-cell office:value-type="float" office:value="1.83">
            <text:p>1.83</text:p>
          </table:table-cell>
          <table:table-cell office:value-type="float" office:value="15.2451209992194">
            <text:p>15.2451209992</text:p>
          </table:table-cell>
          <table:table-cell/>
          <table:table-cell office:value-type="string">
            <text:p>6382</text:p>
          </table:table-cell>
          <table:table-cell office:value-type="string">
            <text:p>6843</text:p>
          </table:table-cell>
          <table:table-cell office:value-type="float" office:value="12.76">
            <text:p>12.76</text:p>
          </table:table-cell>
          <table:table-cell office:value-type="float" office:value="7">
            <text:p>7</text:p>
          </table:table-cell>
          <table:table-cell office:value-type="float" office:value="1148.4">
            <text:p>1148.4</text:p>
          </table:table-cell>
          <table:table-cell office:value-type="float" office:value="195.29">
            <text:p>195.29</text:p>
          </table:table-cell>
          <table:table-cell office:value-type="float" office:value="5.88048543192176">
            <text:p>5.8804854319</text:p>
          </table:table-cell>
          <table:table-cell office:value-type="float" office:value="1.82285714285714">
            <text:p>1.8228571429</text:p>
          </table:table-cell>
          <table:table-cell office:value-type="float" office:value="15.3048589341693">
            <text:p>15.30485893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7.44">
            <text:p>7.44</text:p>
          </table:table-cell>
          <table:table-cell office:value-type="float" office:value="8">
            <text:p>8</text:p>
          </table:table-cell>
          <table:table-cell office:value-type="float" office:value="669.78">
            <text:p>669.78</text:p>
          </table:table-cell>
          <table:table-cell office:value-type="float" office:value="191.63">
            <text:p>191.63</text:p>
          </table:table-cell>
          <table:table-cell office:value-type="float" office:value="3.4951729896154">
            <text:p>3.4951729896</text:p>
          </table:table-cell>
          <table:table-cell office:value-type="float" office:value="0.93">
            <text:p>0.93</text:p>
          </table:table-cell>
          <table:table-cell office:value-type="float" office:value="25.7567204301075">
            <text:p>25.7567204301</text:p>
          </table:table-cell>
          <table:table-cell/>
          <table:table-cell office:value-type="string">
            <text:p>6405</text:p>
          </table:table-cell>
          <table:table-cell office:value-type="string">
            <text:p>6843</text:p>
          </table:table-cell>
          <table:table-cell office:value-type="float" office:value="7.51">
            <text:p>7.51</text:p>
          </table:table-cell>
          <table:table-cell office:value-type="float" office:value="11">
            <text:p>11</text:p>
          </table:table-cell>
          <table:table-cell office:value-type="float" office:value="675.63">
            <text:p>675.63</text:p>
          </table:table-cell>
          <table:table-cell office:value-type="float" office:value="191.63">
            <text:p>191.63</text:p>
          </table:table-cell>
          <table:table-cell office:value-type="float" office:value="3.52570056880447">
            <text:p>3.5257005688</text:p>
          </table:table-cell>
          <table:table-cell office:value-type="float" office:value="0.682727272727273">
            <text:p>0.6827272727</text:p>
          </table:table-cell>
          <table:table-cell office:value-type="float" office:value="25.5166444740346">
            <text:p>25.51664447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3.51">
            <text:p>13.51</text:p>
          </table:table-cell>
          <table:table-cell office:value-type="float" office:value="9">
            <text:p>9</text:p>
          </table:table-cell>
          <table:table-cell office:value-type="float" office:value="1215.63">
            <text:p>1215.63</text:p>
          </table:table-cell>
          <table:table-cell office:value-type="float" office:value="231.48">
            <text:p>231.48</text:p>
          </table:table-cell>
          <table:table-cell office:value-type="float" office:value="5.25155520995334">
            <text:p>5.25155521</text:p>
          </table:table-cell>
          <table:table-cell office:value-type="float" office:value="1.50111111111111">
            <text:p>1.5011111111</text:p>
          </table:table-cell>
          <table:table-cell office:value-type="float" office:value="17.1339748334567">
            <text:p>17.1339748335</text:p>
          </table:table-cell>
          <table:table-cell/>
          <table:table-cell office:value-type="string">
            <text:p>6423</text:p>
          </table:table-cell>
          <table:table-cell office:value-type="string">
            <text:p>6843</text:p>
          </table:table-cell>
          <table:table-cell office:value-type="float" office:value="13.21">
            <text:p>13.21</text:p>
          </table:table-cell>
          <table:table-cell office:value-type="float" office:value="9">
            <text:p>9</text:p>
          </table:table-cell>
          <table:table-cell office:value-type="float" office:value="1188.72">
            <text:p>1188.72</text:p>
          </table:table-cell>
          <table:table-cell office:value-type="float" office:value="231.48">
            <text:p>231.48</text:p>
          </table:table-cell>
          <table:table-cell office:value-type="float" office:value="5.1353032659409">
            <text:p>5.1353032659</text:p>
          </table:table-cell>
          <table:table-cell office:value-type="float" office:value="1.46777777777778">
            <text:p>1.4677777778</text:p>
          </table:table-cell>
          <table:table-cell office:value-type="float" office:value="17.5230885692657">
            <text:p>17.52308856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7.72">
            <text:p>7.72</text:p>
          </table:table-cell>
          <table:table-cell office:value-type="float" office:value="9">
            <text:p>9</text:p>
          </table:table-cell>
          <table:table-cell office:value-type="float" office:value="694.44">
            <text:p>694.44</text:p>
          </table:table-cell>
          <table:table-cell office:value-type="float" office:value="190.73">
            <text:p>190.73</text:p>
          </table:table-cell>
          <table:table-cell office:value-type="float" office:value="3.64095842290148">
            <text:p>3.6409584229</text:p>
          </table:table-cell>
          <table:table-cell office:value-type="float" office:value="0.857777777777778">
            <text:p>0.8577777778</text:p>
          </table:table-cell>
          <table:table-cell office:value-type="float" office:value="24.7059585492228">
            <text:p>24.7059585492</text:p>
          </table:table-cell>
          <table:table-cell/>
          <table:table-cell office:value-type="string">
            <text:p>6451</text:p>
          </table:table-cell>
          <table:table-cell office:value-type="string">
            <text:p>6843</text:p>
          </table:table-cell>
          <table:table-cell office:value-type="float" office:value="7.71">
            <text:p>7.71</text:p>
          </table:table-cell>
          <table:table-cell office:value-type="float" office:value="11">
            <text:p>11</text:p>
          </table:table-cell>
          <table:table-cell office:value-type="float" office:value="693.72">
            <text:p>693.72</text:p>
          </table:table-cell>
          <table:table-cell office:value-type="float" office:value="190.73">
            <text:p>190.73</text:p>
          </table:table-cell>
          <table:table-cell office:value-type="float" office:value="3.63718345304881">
            <text:p>3.637183453</text:p>
          </table:table-cell>
          <table:table-cell office:value-type="float" office:value="0.700909090909091">
            <text:p>0.7009090909</text:p>
          </table:table-cell>
          <table:table-cell office:value-type="float" office:value="24.7380025940337">
            <text:p>24.73800259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3.03">
            <text:p>13.03</text:p>
          </table:table-cell>
          <table:table-cell office:value-type="float" office:value="11">
            <text:p>11</text:p>
          </table:table-cell>
          <table:table-cell office:value-type="float" office:value="1172.61">
            <text:p>1172.61</text:p>
          </table:table-cell>
          <table:table-cell office:value-type="float" office:value="192.59">
            <text:p>192.59</text:p>
          </table:table-cell>
          <table:table-cell office:value-type="float" office:value="6.08863388545615">
            <text:p>6.0886338855</text:p>
          </table:table-cell>
          <table:table-cell office:value-type="float" office:value="1.18454545454546">
            <text:p>1.1845454545</text:p>
          </table:table-cell>
          <table:table-cell office:value-type="float" office:value="14.7805065234075">
            <text:p>14.7805065234</text:p>
          </table:table-cell>
          <table:table-cell/>
          <table:table-cell office:value-type="string">
            <text:p>6499</text:p>
          </table:table-cell>
          <table:table-cell office:value-type="string">
            <text:p>6843</text:p>
          </table:table-cell>
          <table:table-cell office:value-type="float" office:value="13.01">
            <text:p>13.01</text:p>
          </table:table-cell>
          <table:table-cell office:value-type="float" office:value="11">
            <text:p>11</text:p>
          </table:table-cell>
          <table:table-cell office:value-type="float" office:value="1170.63">
            <text:p>1170.63</text:p>
          </table:table-cell>
          <table:table-cell office:value-type="float" office:value="192.59">
            <text:p>192.59</text:p>
          </table:table-cell>
          <table:table-cell office:value-type="float" office:value="6.07835297782855">
            <text:p>6.0783529778</text:p>
          </table:table-cell>
          <table:table-cell office:value-type="float" office:value="1.18272727272727">
            <text:p>1.1827272727</text:p>
          </table:table-cell>
          <table:table-cell office:value-type="float" office:value="14.8032282859339">
            <text:p>14.80322828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10.98">
            <text:p>10.98</text:p>
          </table:table-cell>
          <table:table-cell office:value-type="float" office:value="10">
            <text:p>10</text:p>
          </table:table-cell>
          <table:table-cell office:value-type="float" office:value="988.38">
            <text:p>988.38</text:p>
          </table:table-cell>
          <table:table-cell office:value-type="float" office:value="90.83">
            <text:p>90.83</text:p>
          </table:table-cell>
          <table:table-cell office:value-type="float" office:value="10.8816470329186">
            <text:p>10.8816470329</text:p>
          </table:table-cell>
          <table:table-cell office:value-type="float" office:value="1.098">
            <text:p>1.098</text:p>
          </table:table-cell>
          <table:table-cell office:value-type="float" office:value="8.27231329690346">
            <text:p>8.2723132969</text:p>
          </table:table-cell>
          <table:table-cell/>
          <table:table-cell office:value-type="string">
            <text:p>6501</text:p>
          </table:table-cell>
          <table:table-cell office:value-type="string">
            <text:p>6843</text:p>
          </table:table-cell>
          <table:table-cell office:value-type="float" office:value="10.91">
            <text:p>10.91</text:p>
          </table:table-cell>
          <table:table-cell office:value-type="float" office:value="10">
            <text:p>10</text:p>
          </table:table-cell>
          <table:table-cell office:value-type="float" office:value="982.08">
            <text:p>982.08</text:p>
          </table:table-cell>
          <table:table-cell office:value-type="float" office:value="90.83">
            <text:p>90.83</text:p>
          </table:table-cell>
          <table:table-cell office:value-type="float" office:value="10.8122866894198">
            <text:p>10.8122866894</text:p>
          </table:table-cell>
          <table:table-cell office:value-type="float" office:value="1.091">
            <text:p>1.091</text:p>
          </table:table-cell>
          <table:table-cell office:value-type="float" office:value="8.32538955087076">
            <text:p>8.32538955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9.8">
            <text:p>9.8</text:p>
          </table:table-cell>
          <table:table-cell office:value-type="float" office:value="12">
            <text:p>12</text:p>
          </table:table-cell>
          <table:table-cell office:value-type="float" office:value="882.36">
            <text:p>882.36</text:p>
          </table:table-cell>
          <table:table-cell office:value-type="float" office:value="127.89">
            <text:p>127.89</text:p>
          </table:table-cell>
          <table:table-cell office:value-type="float" office:value="6.89936664320901">
            <text:p>6.8993666432</text:p>
          </table:table-cell>
          <table:table-cell office:value-type="float" office:value="0.816666666666667">
            <text:p>0.8166666667</text:p>
          </table:table-cell>
          <table:table-cell office:value-type="float" office:value="13.05">
            <text:p>13.05</text:p>
          </table:table-cell>
          <table:table-cell/>
          <table:table-cell office:value-type="string">
            <text:p>6512</text:p>
          </table:table-cell>
          <table:table-cell office:value-type="string">
            <text:p>6843</text:p>
          </table:table-cell>
          <table:table-cell office:value-type="float" office:value="9.85">
            <text:p>9.85</text:p>
          </table:table-cell>
          <table:table-cell office:value-type="float" office:value="13">
            <text:p>13</text:p>
          </table:table-cell>
          <table:table-cell office:value-type="float" office:value="886.68">
            <text:p>886.68</text:p>
          </table:table-cell>
          <table:table-cell office:value-type="float" office:value="127.89">
            <text:p>127.89</text:p>
          </table:table-cell>
          <table:table-cell office:value-type="float" office:value="6.93314567206193">
            <text:p>6.9331456721</text:p>
          </table:table-cell>
          <table:table-cell office:value-type="float" office:value="0.757692307692308">
            <text:p>0.7576923077</text:p>
          </table:table-cell>
          <table:table-cell office:value-type="float" office:value="12.9837563451777">
            <text:p>12.983756345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8.8">
            <text:p>8.8</text:p>
          </table:table-cell>
          <table:table-cell office:value-type="float" office:value="11">
            <text:p>11</text:p>
          </table:table-cell>
          <table:table-cell office:value-type="float" office:value="792.09">
            <text:p>792.09</text:p>
          </table:table-cell>
          <table:table-cell office:value-type="float" office:value="242.51">
            <text:p>242.51</text:p>
          </table:table-cell>
          <table:table-cell office:value-type="float" office:value="3.2662158261515">
            <text:p>3.2662158262</text:p>
          </table:table-cell>
          <table:table-cell office:value-type="float" office:value="0.8">
            <text:p>0.8</text:p>
          </table:table-cell>
          <table:table-cell office:value-type="float" office:value="27.5579545454545">
            <text:p>27.5579545455</text:p>
          </table:table-cell>
          <table:table-cell/>
          <table:table-cell office:value-type="string">
            <text:p>6515</text:p>
          </table:table-cell>
          <table:table-cell office:value-type="string">
            <text:p>6843</text:p>
          </table:table-cell>
          <table:table-cell office:value-type="float" office:value="8.75">
            <text:p>8.75</text:p>
          </table:table-cell>
          <table:table-cell office:value-type="float" office:value="11">
            <text:p>11</text:p>
          </table:table-cell>
          <table:table-cell office:value-type="float" office:value="787.32">
            <text:p>787.32</text:p>
          </table:table-cell>
          <table:table-cell office:value-type="float" office:value="242.51">
            <text:p>242.51</text:p>
          </table:table-cell>
          <table:table-cell office:value-type="float" office:value="3.24654653416354">
            <text:p>3.2465465342</text:p>
          </table:table-cell>
          <table:table-cell office:value-type="float" office:value="0.795454545454545">
            <text:p>0.7954545455</text:p>
          </table:table-cell>
          <table:table-cell office:value-type="float" office:value="27.7154285714286">
            <text:p>27.715428571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9.59">
            <text:p>9.59</text:p>
          </table:table-cell>
          <table:table-cell office:value-type="float" office:value="11">
            <text:p>11</text:p>
          </table:table-cell>
          <table:table-cell office:value-type="float" office:value="863.37">
            <text:p>863.37</text:p>
          </table:table-cell>
          <table:table-cell office:value-type="float" office:value="242.5">
            <text:p>242.5</text:p>
          </table:table-cell>
          <table:table-cell office:value-type="float" office:value="3.56028865979381">
            <text:p>3.5602886598</text:p>
          </table:table-cell>
          <table:table-cell office:value-type="float" office:value="0.871818181818182">
            <text:p>0.8718181818</text:p>
          </table:table-cell>
          <table:table-cell office:value-type="float" office:value="25.2867570385819">
            <text:p>25.2867570386</text:p>
          </table:table-cell>
          <table:table-cell/>
          <table:table-cell office:value-type="string">
            <text:p>6516</text:p>
          </table:table-cell>
          <table:table-cell office:value-type="string">
            <text:p>6843</text:p>
          </table:table-cell>
          <table:table-cell office:value-type="float" office:value="9.57">
            <text:p>9.57</text:p>
          </table:table-cell>
          <table:table-cell office:value-type="float" office:value="11">
            <text:p>11</text:p>
          </table:table-cell>
          <table:table-cell office:value-type="float" office:value="861.66">
            <text:p>861.66</text:p>
          </table:table-cell>
          <table:table-cell office:value-type="float" office:value="242.5">
            <text:p>242.5</text:p>
          </table:table-cell>
          <table:table-cell office:value-type="float" office:value="3.55323711340206">
            <text:p>3.5532371134</text:p>
          </table:table-cell>
          <table:table-cell office:value-type="float" office:value="0.87">
            <text:p>0.87</text:p>
          </table:table-cell>
          <table:table-cell office:value-type="float" office:value="25.3396029258098">
            <text:p>25.339602925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15.14">
            <text:p>15.14</text:p>
          </table:table-cell>
          <table:table-cell office:value-type="float" office:value="9">
            <text:p>9</text:p>
          </table:table-cell>
          <table:table-cell office:value-type="float" office:value="1362.24">
            <text:p>1362.24</text:p>
          </table:table-cell>
          <table:table-cell office:value-type="float" office:value="233.17">
            <text:p>233.17</text:p>
          </table:table-cell>
          <table:table-cell office:value-type="float" office:value="5.84226101127933">
            <text:p>5.8422610113</text:p>
          </table:table-cell>
          <table:table-cell office:value-type="float" office:value="1.68222222222222">
            <text:p>1.6822222222</text:p>
          </table:table-cell>
          <table:table-cell office:value-type="float" office:value="15.4009247027741">
            <text:p>15.4009247028</text:p>
          </table:table-cell>
          <table:table-cell/>
          <table:table-cell office:value-type="string">
            <text:p>6519</text:p>
          </table:table-cell>
          <table:table-cell office:value-type="string">
            <text:p>6843</text:p>
          </table:table-cell>
          <table:table-cell office:value-type="float" office:value="13.84">
            <text:p>13.84</text:p>
          </table:table-cell>
          <table:table-cell office:value-type="float" office:value="10">
            <text:p>10</text:p>
          </table:table-cell>
          <table:table-cell office:value-type="float" office:value="1245.24">
            <text:p>1245.24</text:p>
          </table:table-cell>
          <table:table-cell office:value-type="float" office:value="233.17">
            <text:p>233.17</text:p>
          </table:table-cell>
          <table:table-cell office:value-type="float" office:value="5.34048119397864">
            <text:p>5.340481194</text:p>
          </table:table-cell>
          <table:table-cell office:value-type="float" office:value="1.384">
            <text:p>1.384</text:p>
          </table:table-cell>
          <table:table-cell office:value-type="float" office:value="16.8475433526012">
            <text:p>16.84754335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4.71">
            <text:p>14.71</text:p>
          </table:table-cell>
          <table:table-cell office:value-type="float" office:value="6">
            <text:p>6</text:p>
          </table:table-cell>
          <table:table-cell office:value-type="float" office:value="1323.81">
            <text:p>1323.81</text:p>
          </table:table-cell>
          <table:table-cell office:value-type="float" office:value="302.72">
            <text:p>302.72</text:p>
          </table:table-cell>
          <table:table-cell office:value-type="float" office:value="4.37305100422833">
            <text:p>4.3730510042</text:p>
          </table:table-cell>
          <table:table-cell office:value-type="float" office:value="2.45166666666667">
            <text:p>2.4516666667</text:p>
          </table:table-cell>
          <table:table-cell office:value-type="float" office:value="20.5791978246091">
            <text:p>20.5791978246</text:p>
          </table:table-cell>
          <table:table-cell/>
          <table:table-cell office:value-type="string">
            <text:p>6532</text:p>
          </table:table-cell>
          <table:table-cell office:value-type="string">
            <text:p>6843</text:p>
          </table:table-cell>
          <table:table-cell office:value-type="float" office:value="14.7">
            <text:p>14.7</text:p>
          </table:table-cell>
          <table:table-cell office:value-type="float" office:value="6">
            <text:p>6</text:p>
          </table:table-cell>
          <table:table-cell office:value-type="float" office:value="1322.55">
            <text:p>1322.55</text:p>
          </table:table-cell>
          <table:table-cell office:value-type="float" office:value="302.72">
            <text:p>302.72</text:p>
          </table:table-cell>
          <table:table-cell office:value-type="float" office:value="4.36888874207188">
            <text:p>4.3688887421</text:p>
          </table:table-cell>
          <table:table-cell office:value-type="float" office:value="2.45">
            <text:p>2.45</text:p>
          </table:table-cell>
          <table:table-cell office:value-type="float" office:value="20.5931972789116">
            <text:p>20.59319727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12.27">
            <text:p>12.27</text:p>
          </table:table-cell>
          <table:table-cell office:value-type="float" office:value="6">
            <text:p>6</text:p>
          </table:table-cell>
          <table:table-cell office:value-type="float" office:value="1103.85">
            <text:p>1103.85</text:p>
          </table:table-cell>
          <table:table-cell office:value-type="float" office:value="254.52">
            <text:p>254.52</text:p>
          </table:table-cell>
          <table:table-cell office:value-type="float" office:value="4.33698727015559">
            <text:p>4.3369872702</text:p>
          </table:table-cell>
          <table:table-cell office:value-type="float" office:value="2.045">
            <text:p>2.045</text:p>
          </table:table-cell>
          <table:table-cell office:value-type="float" office:value="20.7432762836186">
            <text:p>20.7432762836</text:p>
          </table:table-cell>
          <table:table-cell/>
          <table:table-cell office:value-type="string">
            <text:p>6552</text:p>
          </table:table-cell>
          <table:table-cell office:value-type="string">
            <text:p>6843</text:p>
          </table:table-cell>
          <table:table-cell office:value-type="float" office:value="12.23">
            <text:p>12.23</text:p>
          </table:table-cell>
          <table:table-cell office:value-type="float" office:value="6">
            <text:p>6</text:p>
          </table:table-cell>
          <table:table-cell office:value-type="float" office:value="1100.97">
            <text:p>1100.97</text:p>
          </table:table-cell>
          <table:table-cell office:value-type="float" office:value="254.52">
            <text:p>254.52</text:p>
          </table:table-cell>
          <table:table-cell office:value-type="float" office:value="4.32567185289958">
            <text:p>4.3256718529</text:p>
          </table:table-cell>
          <table:table-cell office:value-type="float" office:value="2.03833333333333">
            <text:p>2.0383333333</text:p>
          </table:table-cell>
          <table:table-cell office:value-type="float" office:value="20.8111201962388">
            <text:p>20.811120196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7.66">
            <text:p>7.66</text:p>
          </table:table-cell>
          <table:table-cell office:value-type="float" office:value="7">
            <text:p>7</text:p>
          </table:table-cell>
          <table:table-cell office:value-type="float" office:value="689.04">
            <text:p>689.04</text:p>
          </table:table-cell>
          <table:table-cell office:value-type="float" office:value="190.76">
            <text:p>190.76</text:p>
          </table:table-cell>
          <table:table-cell office:value-type="float" office:value="3.61207800377438">
            <text:p>3.6120780038</text:p>
          </table:table-cell>
          <table:table-cell office:value-type="float" office:value="1.09428571428571">
            <text:p>1.0942857143</text:p>
          </table:table-cell>
          <table:table-cell office:value-type="float" office:value="24.9033942558747">
            <text:p>24.9033942559</text:p>
          </table:table-cell>
          <table:table-cell/>
          <table:table-cell office:value-type="string">
            <text:p>6559</text:p>
          </table:table-cell>
          <table:table-cell office:value-type="string">
            <text:p>6843</text:p>
          </table:table-cell>
          <table:table-cell office:value-type="float" office:value="7.54">
            <text:p>7.54</text:p>
          </table:table-cell>
          <table:table-cell office:value-type="float" office:value="11">
            <text:p>11</text:p>
          </table:table-cell>
          <table:table-cell office:value-type="float" office:value="679.05">
            <text:p>679.05</text:p>
          </table:table-cell>
          <table:table-cell office:value-type="float" office:value="190.76">
            <text:p>190.76</text:p>
          </table:table-cell>
          <table:table-cell office:value-type="float" office:value="3.55970853428392">
            <text:p>3.5597085343</text:p>
          </table:table-cell>
          <table:table-cell office:value-type="float" office:value="0.685454545454545">
            <text:p>0.6854545455</text:p>
          </table:table-cell>
          <table:table-cell office:value-type="float" office:value="25.2997347480106">
            <text:p>25.2997347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10.07">
            <text:p>10.07</text:p>
          </table:table-cell>
          <table:table-cell office:value-type="float" office:value="9">
            <text:p>9</text:p>
          </table:table-cell>
          <table:table-cell office:value-type="float" office:value="905.94">
            <text:p>905.94</text:p>
          </table:table-cell>
          <table:table-cell office:value-type="float" office:value="184.94">
            <text:p>184.94</text:p>
          </table:table-cell>
          <table:table-cell office:value-type="float" office:value="4.89856169568509">
            <text:p>4.8985616957</text:p>
          </table:table-cell>
          <table:table-cell office:value-type="float" office:value="1.11888888888889">
            <text:p>1.1188888889</text:p>
          </table:table-cell>
          <table:table-cell office:value-type="float" office:value="18.3654419066534">
            <text:p>18.3654419067</text:p>
          </table:table-cell>
          <table:table-cell/>
          <table:table-cell office:value-type="string">
            <text:p>6609</text:p>
          </table:table-cell>
          <table:table-cell office:value-type="string">
            <text:p>6843</text:p>
          </table:table-cell>
          <table:table-cell office:value-type="float" office:value="9.87">
            <text:p>9.87</text:p>
          </table:table-cell>
          <table:table-cell office:value-type="float" office:value="9">
            <text:p>9</text:p>
          </table:table-cell>
          <table:table-cell office:value-type="float" office:value="888.3">
            <text:p>888.3</text:p>
          </table:table-cell>
          <table:table-cell office:value-type="float" office:value="184.94">
            <text:p>184.94</text:p>
          </table:table-cell>
          <table:table-cell office:value-type="float" office:value="4.80317940953823">
            <text:p>4.8031794095</text:p>
          </table:table-cell>
          <table:table-cell office:value-type="float" office:value="1.09666666666667">
            <text:p>1.0966666667</text:p>
          </table:table-cell>
          <table:table-cell office:value-type="float" office:value="18.7375886524823">
            <text:p>18.737588652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8.16">
            <text:p>8.16</text:p>
          </table:table-cell>
          <table:table-cell office:value-type="float" office:value="9">
            <text:p>9</text:p>
          </table:table-cell>
          <table:table-cell office:value-type="float" office:value="734.04">
            <text:p>734.04</text:p>
          </table:table-cell>
          <table:table-cell office:value-type="float" office:value="152.67">
            <text:p>152.67</text:p>
          </table:table-cell>
          <table:table-cell office:value-type="float" office:value="4.80801729219886">
            <text:p>4.8080172922</text:p>
          </table:table-cell>
          <table:table-cell office:value-type="float" office:value="0.906666666666667">
            <text:p>0.9066666667</text:p>
          </table:table-cell>
          <table:table-cell office:value-type="float" office:value="18.7095588235294">
            <text:p>18.7095588235</text:p>
          </table:table-cell>
          <table:table-cell/>
          <table:table-cell office:value-type="string">
            <text:p>6647</text:p>
          </table:table-cell>
          <table:table-cell office:value-type="string">
            <text:p>6843</text:p>
          </table:table-cell>
          <table:table-cell office:value-type="float" office:value="8.18">
            <text:p>8.18</text:p>
          </table:table-cell>
          <table:table-cell office:value-type="float" office:value="10">
            <text:p>10</text:p>
          </table:table-cell>
          <table:table-cell office:value-type="float" office:value="736.02">
            <text:p>736.02</text:p>
          </table:table-cell>
          <table:table-cell office:value-type="float" office:value="152.67">
            <text:p>152.67</text:p>
          </table:table-cell>
          <table:table-cell office:value-type="float" office:value="4.82098644134408">
            <text:p>4.8209864413</text:p>
          </table:table-cell>
          <table:table-cell office:value-type="float" office:value="0.818">
            <text:p>0.818</text:p>
          </table:table-cell>
          <table:table-cell office:value-type="float" office:value="18.6638141809291">
            <text:p>18.66381418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7.56">
            <text:p>7.56</text:p>
          </table:table-cell>
          <table:table-cell office:value-type="float" office:value="9">
            <text:p>9</text:p>
          </table:table-cell>
          <table:table-cell office:value-type="float" office:value="680.49">
            <text:p>680.49</text:p>
          </table:table-cell>
          <table:table-cell office:value-type="float" office:value="260.24">
            <text:p>260.24</text:p>
          </table:table-cell>
          <table:table-cell office:value-type="float" office:value="2.6148555179834">
            <text:p>2.614855518</text:p>
          </table:table-cell>
          <table:table-cell office:value-type="float" office:value="0.84">
            <text:p>0.84</text:p>
          </table:table-cell>
          <table:table-cell office:value-type="float" office:value="34.4232804232804">
            <text:p>34.4232804233</text:p>
          </table:table-cell>
          <table:table-cell/>
          <table:table-cell office:value-type="string">
            <text:p>6670</text:p>
          </table:table-cell>
          <table:table-cell office:value-type="string">
            <text:p>6843</text:p>
          </table:table-cell>
          <table:table-cell office:value-type="float" office:value="6.9">
            <text:p>6.9</text:p>
          </table:table-cell>
          <table:table-cell office:value-type="float" office:value="8">
            <text:p>8</text:p>
          </table:table-cell>
          <table:table-cell office:value-type="float" office:value="620.64">
            <text:p>620.64</text:p>
          </table:table-cell>
          <table:table-cell office:value-type="float" office:value="260.24">
            <text:p>260.24</text:p>
          </table:table-cell>
          <table:table-cell office:value-type="float" office:value="2.38487549953889">
            <text:p>2.3848754995</text:p>
          </table:table-cell>
          <table:table-cell office:value-type="float" office:value="0.8625">
            <text:p>0.8625</text:p>
          </table:table-cell>
          <table:table-cell office:value-type="float" office:value="37.7159420289855">
            <text:p>37.7159420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7.75">
            <text:p>7.75</text:p>
          </table:table-cell>
          <table:table-cell office:value-type="float" office:value="11">
            <text:p>11</text:p>
          </table:table-cell>
          <table:table-cell office:value-type="float" office:value="697.95">
            <text:p>697.95</text:p>
          </table:table-cell>
          <table:table-cell office:value-type="float" office:value="193.17">
            <text:p>193.17</text:p>
          </table:table-cell>
          <table:table-cell office:value-type="float" office:value="3.61313868613139">
            <text:p>3.6131386861</text:p>
          </table:table-cell>
          <table:table-cell office:value-type="float" office:value="0.704545454545455">
            <text:p>0.7045454545</text:p>
          </table:table-cell>
          <table:table-cell office:value-type="float" office:value="24.9251612903226">
            <text:p>24.9251612903</text:p>
          </table:table-cell>
          <table:table-cell/>
          <table:table-cell office:value-type="string">
            <text:p>6695</text:p>
          </table:table-cell>
          <table:table-cell office:value-type="string">
            <text:p>6843</text:p>
          </table:table-cell>
          <table:table-cell office:value-type="float" office:value="7.77">
            <text:p>7.77</text:p>
          </table:table-cell>
          <table:table-cell office:value-type="float" office:value="11">
            <text:p>11</text:p>
          </table:table-cell>
          <table:table-cell office:value-type="float" office:value="699.03">
            <text:p>699.03</text:p>
          </table:table-cell>
          <table:table-cell office:value-type="float" office:value="193.17">
            <text:p>193.17</text:p>
          </table:table-cell>
          <table:table-cell office:value-type="float" office:value="3.61872961640006">
            <text:p>3.6187296164</text:p>
          </table:table-cell>
          <table:table-cell office:value-type="float" office:value="0.706363636363636">
            <text:p>0.7063636364</text:p>
          </table:table-cell>
          <table:table-cell office:value-type="float" office:value="24.8610038610039">
            <text:p>24.8610038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13.37">
            <text:p>13.37</text:p>
          </table:table-cell>
          <table:table-cell office:value-type="float" office:value="11">
            <text:p>11</text:p>
          </table:table-cell>
          <table:table-cell office:value-type="float" office:value="1203.21">
            <text:p>1203.21</text:p>
          </table:table-cell>
          <table:table-cell office:value-type="float" office:value="243.97">
            <text:p>243.97</text:p>
          </table:table-cell>
          <table:table-cell office:value-type="float" office:value="4.93179489281469">
            <text:p>4.9317948928</text:p>
          </table:table-cell>
          <table:table-cell office:value-type="float" office:value="1.21545454545455">
            <text:p>1.2154545455</text:p>
          </table:table-cell>
          <table:table-cell office:value-type="float" office:value="18.247569184742">
            <text:p>18.2475691847</text:p>
          </table:table-cell>
          <table:table-cell/>
          <table:table-cell office:value-type="string">
            <text:p>6716</text:p>
          </table:table-cell>
          <table:table-cell office:value-type="string">
            <text:p>6843</text:p>
          </table:table-cell>
          <table:table-cell office:value-type="float" office:value="13.13">
            <text:p>13.13</text:p>
          </table:table-cell>
          <table:table-cell office:value-type="float" office:value="8">
            <text:p>8</text:p>
          </table:table-cell>
          <table:table-cell office:value-type="float" office:value="1181.34">
            <text:p>1181.34</text:p>
          </table:table-cell>
          <table:table-cell office:value-type="float" office:value="243.97">
            <text:p>243.97</text:p>
          </table:table-cell>
          <table:table-cell office:value-type="float" office:value="4.84215272369554">
            <text:p>4.8421527237</text:p>
          </table:table-cell>
          <table:table-cell office:value-type="float" office:value="1.64125">
            <text:p>1.64125</text:p>
          </table:table-cell>
          <table:table-cell office:value-type="float" office:value="18.5811119573496">
            <text:p>18.581111957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7.29">
            <text:p>7.29</text:p>
          </table:table-cell>
          <table:table-cell office:value-type="float" office:value="10">
            <text:p>10</text:p>
          </table:table-cell>
          <table:table-cell office:value-type="float" office:value="655.83">
            <text:p>655.83</text:p>
          </table:table-cell>
          <table:table-cell office:value-type="float" office:value="250.23">
            <text:p>250.23</text:p>
          </table:table-cell>
          <table:table-cell office:value-type="float" office:value="2.62090876393718">
            <text:p>2.6209087639</text:p>
          </table:table-cell>
          <table:table-cell office:value-type="float" office:value="0.729">
            <text:p>0.729</text:p>
          </table:table-cell>
          <table:table-cell office:value-type="float" office:value="34.3251028806584">
            <text:p>34.3251028807</text:p>
          </table:table-cell>
          <table:table-cell/>
          <table:table-cell office:value-type="string">
            <text:p>6738</text:p>
          </table:table-cell>
          <table:table-cell office:value-type="string">
            <text:p>6843</text:p>
          </table:table-cell>
          <table:table-cell office:value-type="float" office:value="7.02">
            <text:p>7.02</text:p>
          </table:table-cell>
          <table:table-cell office:value-type="float" office:value="10">
            <text:p>10</text:p>
          </table:table-cell>
          <table:table-cell office:value-type="float" office:value="632.16">
            <text:p>632.16</text:p>
          </table:table-cell>
          <table:table-cell office:value-type="float" office:value="250.23">
            <text:p>250.23</text:p>
          </table:table-cell>
          <table:table-cell office:value-type="float" office:value="2.52631578947368">
            <text:p>2.5263157895</text:p>
          </table:table-cell>
          <table:table-cell office:value-type="float" office:value="0.702">
            <text:p>0.702</text:p>
          </table:table-cell>
          <table:table-cell office:value-type="float" office:value="35.6452991452991">
            <text:p>35.645299145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0.94">
            <text:p>10.94</text:p>
          </table:table-cell>
          <table:table-cell office:value-type="float" office:value="7">
            <text:p>7</text:p>
          </table:table-cell>
          <table:table-cell office:value-type="float" office:value="984.42">
            <text:p>984.42</text:p>
          </table:table-cell>
          <table:table-cell office:value-type="float" office:value="261.43">
            <text:p>261.43</text:p>
          </table:table-cell>
          <table:table-cell office:value-type="float" office:value="3.76552040699231">
            <text:p>3.765520407</text:p>
          </table:table-cell>
          <table:table-cell office:value-type="float" office:value="1.56285714285714">
            <text:p>1.5628571429</text:p>
          </table:table-cell>
          <table:table-cell office:value-type="float" office:value="23.8967093235832">
            <text:p>23.8967093236</text:p>
          </table:table-cell>
          <table:table-cell/>
          <table:table-cell office:value-type="string">
            <text:p>6879</text:p>
          </table:table-cell>
          <table:table-cell office:value-type="string">
            <text:p>6843</text:p>
          </table:table-cell>
          <table:table-cell office:value-type="float" office:value="10.83">
            <text:p>10.83</text:p>
          </table:table-cell>
          <table:table-cell office:value-type="float" office:value="7">
            <text:p>7</text:p>
          </table:table-cell>
          <table:table-cell office:value-type="float" office:value="974.43">
            <text:p>974.43</text:p>
          </table:table-cell>
          <table:table-cell office:value-type="float" office:value="261.43">
            <text:p>261.43</text:p>
          </table:table-cell>
          <table:table-cell office:value-type="float" office:value="3.72730750105191">
            <text:p>3.7273075011</text:p>
          </table:table-cell>
          <table:table-cell office:value-type="float" office:value="1.54714285714286">
            <text:p>1.5471428571</text:p>
          </table:table-cell>
          <table:table-cell office:value-type="float" office:value="24.1394275161588">
            <text:p>24.139427516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3.9">
            <text:p>13.9</text:p>
          </table:table-cell>
          <table:table-cell office:value-type="float" office:value="8">
            <text:p>8</text:p>
          </table:table-cell>
          <table:table-cell office:value-type="float" office:value="1250.64">
            <text:p>1250.64</text:p>
          </table:table-cell>
          <table:table-cell office:value-type="float" office:value="231.43">
            <text:p>231.43</text:p>
          </table:table-cell>
          <table:table-cell office:value-type="float" office:value="5.40396664218122">
            <text:p>5.4039666422</text:p>
          </table:table-cell>
          <table:table-cell office:value-type="float" office:value="1.7375">
            <text:p>1.7375</text:p>
          </table:table-cell>
          <table:table-cell office:value-type="float" office:value="16.6496402877698">
            <text:p>16.6496402878</text:p>
          </table:table-cell>
          <table:table-cell/>
          <table:table-cell office:value-type="string">
            <text:p>6892</text:p>
          </table:table-cell>
          <table:table-cell office:value-type="string">
            <text:p>6843</text:p>
          </table:table-cell>
          <table:table-cell office:value-type="float" office:value="14.6">
            <text:p>14.6</text:p>
          </table:table-cell>
          <table:table-cell office:value-type="float" office:value="7">
            <text:p>7</text:p>
          </table:table-cell>
          <table:table-cell office:value-type="float" office:value="1314">
            <text:p>1314</text:p>
          </table:table-cell>
          <table:table-cell office:value-type="float" office:value="231.43">
            <text:p>231.43</text:p>
          </table:table-cell>
          <table:table-cell office:value-type="float" office:value="5.67774272998315">
            <text:p>5.67774273</text:p>
          </table:table-cell>
          <table:table-cell office:value-type="float" office:value="2.08571428571429">
            <text:p>2.0857142857</text:p>
          </table:table-cell>
          <table:table-cell office:value-type="float" office:value="15.8513698630137">
            <text:p>15.8513698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7.38">
            <text:p>7.38</text:p>
          </table:table-cell>
          <table:table-cell office:value-type="float" office:value="7">
            <text:p>7</text:p>
          </table:table-cell>
          <table:table-cell office:value-type="float" office:value="664.29">
            <text:p>664.29</text:p>
          </table:table-cell>
          <table:table-cell office:value-type="float" office:value="190.75">
            <text:p>190.75</text:p>
          </table:table-cell>
          <table:table-cell office:value-type="float" office:value="3.48251638269987">
            <text:p>3.4825163827</text:p>
          </table:table-cell>
          <table:table-cell office:value-type="float" office:value="1.05428571428571">
            <text:p>1.0542857143</text:p>
          </table:table-cell>
          <table:table-cell office:value-type="float" office:value="25.8468834688347">
            <text:p>25.8468834688</text:p>
          </table:table-cell>
          <table:table-cell/>
          <table:table-cell office:value-type="string">
            <text:p>6945</text:p>
          </table:table-cell>
          <table:table-cell office:value-type="string">
            <text:p>6843</text:p>
          </table:table-cell>
          <table:table-cell office:value-type="float" office:value="7.37">
            <text:p>7.37</text:p>
          </table:table-cell>
          <table:table-cell office:value-type="float" office:value="9">
            <text:p>9</text:p>
          </table:table-cell>
          <table:table-cell office:value-type="float" office:value="663.21">
            <text:p>663.21</text:p>
          </table:table-cell>
          <table:table-cell office:value-type="float" office:value="190.75">
            <text:p>190.75</text:p>
          </table:table-cell>
          <table:table-cell office:value-type="float" office:value="3.47685452162516">
            <text:p>3.4768545216</text:p>
          </table:table-cell>
          <table:table-cell office:value-type="float" office:value="0.818888888888889">
            <text:p>0.8188888889</text:p>
          </table:table-cell>
          <table:table-cell office:value-type="float" office:value="25.8819538670285">
            <text:p>25.8819538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7.33">
            <text:p>7.33</text:p>
          </table:table-cell>
          <table:table-cell office:value-type="float" office:value="9">
            <text:p>9</text:p>
          </table:table-cell>
          <table:table-cell office:value-type="float" office:value="659.61">
            <text:p>659.61</text:p>
          </table:table-cell>
          <table:table-cell office:value-type="float" office:value="253.65">
            <text:p>253.65</text:p>
          </table:table-cell>
          <table:table-cell office:value-type="float" office:value="2.60047309284447">
            <text:p>2.6004730928</text:p>
          </table:table-cell>
          <table:table-cell office:value-type="float" office:value="0.814444444444444">
            <text:p>0.8144444444</text:p>
          </table:table-cell>
          <table:table-cell office:value-type="float" office:value="34.6043656207367">
            <text:p>34.6043656207</text:p>
          </table:table-cell>
          <table:table-cell/>
          <table:table-cell office:value-type="string">
            <text:p>6948</text:p>
          </table:table-cell>
          <table:table-cell office:value-type="string">
            <text:p>6843</text:p>
          </table:table-cell>
          <table:table-cell office:value-type="float" office:value="7.28">
            <text:p>7.28</text:p>
          </table:table-cell>
          <table:table-cell office:value-type="float" office:value="9">
            <text:p>9</text:p>
          </table:table-cell>
          <table:table-cell office:value-type="float" office:value="654.93">
            <text:p>654.93</text:p>
          </table:table-cell>
          <table:table-cell office:value-type="float" office:value="253.65">
            <text:p>253.65</text:p>
          </table:table-cell>
          <table:table-cell office:value-type="float" office:value="2.58202247191011">
            <text:p>2.5820224719</text:p>
          </table:table-cell>
          <table:table-cell office:value-type="float" office:value="0.808888888888889">
            <text:p>0.8088888889</text:p>
          </table:table-cell>
          <table:table-cell office:value-type="float" office:value="34.842032967033">
            <text:p>34.8420329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8.3">
            <text:p>8.3</text:p>
          </table:table-cell>
          <table:table-cell office:value-type="float" office:value="10">
            <text:p>10</text:p>
          </table:table-cell>
          <table:table-cell office:value-type="float" office:value="747.45">
            <text:p>747.45</text:p>
          </table:table-cell>
          <table:table-cell office:value-type="float" office:value="191.94">
            <text:p>191.94</text:p>
          </table:table-cell>
          <table:table-cell office:value-type="float" office:value="3.89418568302595">
            <text:p>3.894185683</text:p>
          </table:table-cell>
          <table:table-cell office:value-type="float" office:value="0.83">
            <text:p>0.83</text:p>
          </table:table-cell>
          <table:table-cell office:value-type="float" office:value="23.1253012048193">
            <text:p>23.1253012048</text:p>
          </table:table-cell>
          <table:table-cell/>
          <table:table-cell office:value-type="string">
            <text:p>6971</text:p>
          </table:table-cell>
          <table:table-cell office:value-type="string">
            <text:p>6843</text:p>
          </table:table-cell>
          <table:table-cell office:value-type="float" office:value="7.55">
            <text:p>7.55</text:p>
          </table:table-cell>
          <table:table-cell office:value-type="float" office:value="9">
            <text:p>9</text:p>
          </table:table-cell>
          <table:table-cell office:value-type="float" office:value="679.86">
            <text:p>679.86</text:p>
          </table:table-cell>
          <table:table-cell office:value-type="float" office:value="191.94">
            <text:p>191.94</text:p>
          </table:table-cell>
          <table:table-cell office:value-type="float" office:value="3.54204438887152">
            <text:p>3.5420443889</text:p>
          </table:table-cell>
          <table:table-cell office:value-type="float" office:value="0.838888888888889">
            <text:p>0.8388888889</text:p>
          </table:table-cell>
          <table:table-cell office:value-type="float" office:value="25.4225165562914">
            <text:p>25.42251655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2.93">
            <text:p>12.93</text:p>
          </table:table-cell>
          <table:table-cell office:value-type="float" office:value="8">
            <text:p>8</text:p>
          </table:table-cell>
          <table:table-cell office:value-type="float" office:value="1163.79">
            <text:p>1163.79</text:p>
          </table:table-cell>
          <table:table-cell office:value-type="float" office:value="221.22">
            <text:p>221.22</text:p>
          </table:table-cell>
          <table:table-cell office:value-type="float" office:value="5.26078112286412">
            <text:p>5.2607811229</text:p>
          </table:table-cell>
          <table:table-cell office:value-type="float" office:value="1.61625">
            <text:p>1.61625</text:p>
          </table:table-cell>
          <table:table-cell office:value-type="float" office:value="17.1090487238979">
            <text:p>17.1090487239</text:p>
          </table:table-cell>
          <table:table-cell/>
          <table:table-cell office:value-type="string">
            <text:p>7021</text:p>
          </table:table-cell>
          <table:table-cell office:value-type="string">
            <text:p>6843</text:p>
          </table:table-cell>
          <table:table-cell office:value-type="float" office:value="12.97">
            <text:p>12.97</text:p>
          </table:table-cell>
          <table:table-cell office:value-type="float" office:value="8">
            <text:p>8</text:p>
          </table:table-cell>
          <table:table-cell office:value-type="float" office:value="1167.03">
            <text:p>1167.03</text:p>
          </table:table-cell>
          <table:table-cell office:value-type="float" office:value="221.22">
            <text:p>221.22</text:p>
          </table:table-cell>
          <table:table-cell office:value-type="float" office:value="5.27542717656631">
            <text:p>5.2754271766</text:p>
          </table:table-cell>
          <table:table-cell office:value-type="float" office:value="1.62125">
            <text:p>1.62125</text:p>
          </table:table-cell>
          <table:table-cell office:value-type="float" office:value="17.0562837316885">
            <text:p>17.05628373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7.56">
            <text:p>7.56</text:p>
          </table:table-cell>
          <table:table-cell office:value-type="float" office:value="11">
            <text:p>11</text:p>
          </table:table-cell>
          <table:table-cell office:value-type="float" office:value="680.67">
            <text:p>680.67</text:p>
          </table:table-cell>
          <table:table-cell office:value-type="float" office:value="250.33">
            <text:p>250.33</text:p>
          </table:table-cell>
          <table:table-cell office:value-type="float" office:value="2.71909080014381">
            <text:p>2.7190908001</text:p>
          </table:table-cell>
          <table:table-cell office:value-type="float" office:value="0.687272727272727">
            <text:p>0.6872727273</text:p>
          </table:table-cell>
          <table:table-cell office:value-type="float" office:value="33.1124338624339">
            <text:p>33.1124338624</text:p>
          </table:table-cell>
          <table:table-cell/>
          <table:table-cell office:value-type="string">
            <text:p>6446</text:p>
          </table:table-cell>
          <table:table-cell office:value-type="string">
            <text:p>6843</text:p>
          </table:table-cell>
          <table:table-cell office:value-type="float" office:value="7.68">
            <text:p>7.68</text:p>
          </table:table-cell>
          <table:table-cell office:value-type="float" office:value="11">
            <text:p>11</text:p>
          </table:table-cell>
          <table:table-cell office:value-type="float" office:value="691.47">
            <text:p>691.47</text:p>
          </table:table-cell>
          <table:table-cell office:value-type="float" office:value="250.33">
            <text:p>250.33</text:p>
          </table:table-cell>
          <table:table-cell office:value-type="float" office:value="2.76223385131626">
            <text:p>2.7622338513</text:p>
          </table:table-cell>
          <table:table-cell office:value-type="float" office:value="0.698181818181818">
            <text:p>0.6981818182</text:p>
          </table:table-cell>
          <table:table-cell office:value-type="float" office:value="32.5950520833333">
            <text:p>32.59505208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6.94">
            <text:p>6.94</text:p>
          </table:table-cell>
          <table:table-cell office:value-type="float" office:value="10">
            <text:p>10</text:p>
          </table:table-cell>
          <table:table-cell office:value-type="float" office:value="624.6">
            <text:p>624.6</text:p>
          </table:table-cell>
          <table:table-cell office:value-type="float" office:value="253.74">
            <text:p>253.74</text:p>
          </table:table-cell>
          <table:table-cell office:value-type="float" office:value="2.4615748403878">
            <text:p>2.4615748404</text:p>
          </table:table-cell>
          <table:table-cell office:value-type="float" office:value="0.694">
            <text:p>0.694</text:p>
          </table:table-cell>
          <table:table-cell office:value-type="float" office:value="36.5619596541787">
            <text:p>36.5619596542</text:p>
          </table:table-cell>
          <table:table-cell/>
          <table:table-cell office:value-type="string">
            <text:p>6562</text:p>
          </table:table-cell>
          <table:table-cell office:value-type="string">
            <text:p>6843</text:p>
          </table:table-cell>
          <table:table-cell office:value-type="float" office:value="6.85">
            <text:p>6.85</text:p>
          </table:table-cell>
          <table:table-cell office:value-type="float" office:value="10">
            <text:p>10</text:p>
          </table:table-cell>
          <table:table-cell office:value-type="float" office:value="616.77">
            <text:p>616.77</text:p>
          </table:table-cell>
          <table:table-cell office:value-type="float" office:value="253.74">
            <text:p>253.74</text:p>
          </table:table-cell>
          <table:table-cell office:value-type="float" office:value="2.43071648143769">
            <text:p>2.4307164814</text:p>
          </table:table-cell>
          <table:table-cell office:value-type="float" office:value="0.685">
            <text:p>0.685</text:p>
          </table:table-cell>
          <table:table-cell office:value-type="float" office:value="37.0423357664234">
            <text:p>37.04233576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8.8">
            <text:p>8.8</text:p>
          </table:table-cell>
          <table:table-cell office:value-type="float" office:value="6">
            <text:p>6</text:p>
          </table:table-cell>
          <table:table-cell office:value-type="float" office:value="792.18">
            <text:p>792.18</text:p>
          </table:table-cell>
          <table:table-cell office:value-type="float" office:value="247.18">
            <text:p>247.18</text:p>
          </table:table-cell>
          <table:table-cell office:value-type="float" office:value="3.20487094425115">
            <text:p>3.2048709443</text:p>
          </table:table-cell>
          <table:table-cell office:value-type="float" office:value="1.46666666666667">
            <text:p>1.4666666667</text:p>
          </table:table-cell>
          <table:table-cell office:value-type="float" office:value="28.0886363636364">
            <text:p>28.0886363636</text:p>
          </table:table-cell>
          <table:table-cell/>
          <table:table-cell office:value-type="string">
            <text:p>6699</text:p>
          </table:table-cell>
          <table:table-cell office:value-type="string">
            <text:p>6843</text:p>
          </table:table-cell>
          <table:table-cell office:value-type="float" office:value="8.88">
            <text:p>8.88</text:p>
          </table:table-cell>
          <table:table-cell office:value-type="float" office:value="255">
            <text:p>255</text:p>
          </table:table-cell>
          <table:table-cell office:value-type="float" office:value="799.02">
            <text:p>799.02</text:p>
          </table:table-cell>
          <table:table-cell office:value-type="float" office:value="247.18">
            <text:p>247.18</text:p>
          </table:table-cell>
          <table:table-cell office:value-type="float" office:value="3.2325430860102">
            <text:p>3.232543086</text:p>
          </table:table-cell>
          <table:table-cell office:value-type="float" office:value="0.0348235294117647">
            <text:p>0.0348235294</text:p>
          </table:table-cell>
          <table:table-cell office:value-type="float" office:value="27.8355855855856">
            <text:p>27.83558558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7.37">
            <text:p>7.37</text:p>
          </table:table-cell>
          <table:table-cell office:value-type="float" office:value="255">
            <text:p>255</text:p>
          </table:table-cell>
          <table:table-cell office:value-type="float" office:value="663.39">
            <text:p>663.39</text:p>
          </table:table-cell>
          <table:table-cell office:value-type="float" office:value="247.05">
            <text:p>247.05</text:p>
          </table:table-cell>
          <table:table-cell office:value-type="float" office:value="2.68524590163934">
            <text:p>2.6852459016</text:p>
          </table:table-cell>
          <table:table-cell office:value-type="float" office:value="0.0289019607843137">
            <text:p>0.0289019608</text:p>
          </table:table-cell>
          <table:table-cell office:value-type="float" office:value="33.5210312075984">
            <text:p>33.5210312076</text:p>
          </table:table-cell>
          <table:table-cell/>
          <table:table-cell office:value-type="string">
            <text:p>6471</text:p>
          </table:table-cell>
          <table:table-cell office:value-type="string">
            <text:p>6843</text:p>
          </table:table-cell>
          <table:table-cell office:value-type="float" office:value="7.34">
            <text:p>7.34</text:p>
          </table:table-cell>
          <table:table-cell office:value-type="float" office:value="255">
            <text:p>255</text:p>
          </table:table-cell>
          <table:table-cell office:value-type="float" office:value="660.51">
            <text:p>660.51</text:p>
          </table:table-cell>
          <table:table-cell office:value-type="float" office:value="247.05">
            <text:p>247.05</text:p>
          </table:table-cell>
          <table:table-cell office:value-type="float" office:value="2.6735883424408">
            <text:p>2.6735883424</text:p>
          </table:table-cell>
          <table:table-cell office:value-type="float" office:value="0.0287843137254902">
            <text:p>0.0287843137</text:p>
          </table:table-cell>
          <table:table-cell office:value-type="float" office:value="33.658038147139">
            <text:p>33.65803814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37.21">
            <text:p>37.21</text:p>
          </table:table-cell>
          <table:table-cell office:value-type="float" office:value="12">
            <text:p>12</text:p>
          </table:table-cell>
          <table:table-cell office:value-type="float" office:value="3348.54">
            <text:p>3348.54</text:p>
          </table:table-cell>
          <table:table-cell office:value-type="float" office:value="253.65">
            <text:p>253.65</text:p>
          </table:table-cell>
          <table:table-cell office:value-type="float" office:value="13.2014192785334">
            <text:p>13.2014192785</text:p>
          </table:table-cell>
          <table:table-cell office:value-type="float" office:value="3.10083333333333">
            <text:p>3.1008333333</text:p>
          </table:table-cell>
          <table:table-cell office:value-type="float" office:value="6.81671593657619">
            <text:p>6.8167159366</text:p>
          </table:table-cell>
          <table:table-cell/>
          <table:table-cell office:value-type="string">
            <text:p>6674</text:p>
          </table:table-cell>
          <table:table-cell office:value-type="string">
            <text:p>6843</text:p>
          </table:table-cell>
          <table:table-cell office:value-type="float" office:value="36.54">
            <text:p>36.54</text:p>
          </table:table-cell>
          <table:table-cell office:value-type="float" office:value="12">
            <text:p>12</text:p>
          </table:table-cell>
          <table:table-cell office:value-type="float" office:value="3288.42">
            <text:p>3288.42</text:p>
          </table:table-cell>
          <table:table-cell office:value-type="float" office:value="253.65">
            <text:p>253.65</text:p>
          </table:table-cell>
          <table:table-cell office:value-type="float" office:value="12.9643997634536">
            <text:p>12.9643997635</text:p>
          </table:table-cell>
          <table:table-cell office:value-type="float" office:value="3.045">
            <text:p>3.045</text:p>
          </table:table-cell>
          <table:table-cell office:value-type="float" office:value="6.94170771756979">
            <text:p>6.9417077176</text:p>
          </table:table-cell>
          <table:table-cell table:number-columns-repeated="1005"/>
        </table:table-row>
        <table:table-row table:style-name="ro1">
          <table:table-cell office:value-type="string">
            <text:p>6879</text:p>
          </table:table-cell>
          <table:table-cell office:value-type="string">
            <text:p>6087</text:p>
          </table:table-cell>
          <table:table-cell office:value-type="float" office:value="1.23">
            <text:p>1.23</text:p>
          </table:table-cell>
          <table:table-cell office:value-type="float" office:value="3">
            <text:p>3</text:p>
          </table:table-cell>
          <table:table-cell office:value-type="float" office:value="110.97">
            <text:p>110.97</text:p>
          </table:table-cell>
          <table:table-cell office:value-type="float" office:value="68.45">
            <text:p>68.45</text:p>
          </table:table-cell>
          <table:table-cell office:value-type="float" office:value="1.62118334550767">
            <text:p>1.6211833455</text:p>
          </table:table-cell>
          <table:table-cell office:value-type="float" office:value="0.41">
            <text:p>0.41</text:p>
          </table:table-cell>
          <table:table-cell office:value-type="float" office:value="55.6504065040651">
            <text:p>55.6504065041</text:p>
          </table:table-cell>
          <table:table-cell/>
          <table:table-cell office:value-type="string">
            <text:p>6087</text:p>
          </table:table-cell>
          <table:table-cell office:value-type="string">
            <text:p>6879</text:p>
          </table:table-cell>
          <table:table-cell office:value-type="float" office:value="1.33">
            <text:p>1.33</text:p>
          </table:table-cell>
          <table:table-cell office:value-type="float" office:value="3">
            <text:p>3</text:p>
          </table:table-cell>
          <table:table-cell office:value-type="float" office:value="119.79">
            <text:p>119.79</text:p>
          </table:table-cell>
          <table:table-cell office:value-type="float" office:value="68.45">
            <text:p>68.45</text:p>
          </table:table-cell>
          <table:table-cell office:value-type="float" office:value="1.7500365230095">
            <text:p>1.750036523</text:p>
          </table:table-cell>
          <table:table-cell office:value-type="float" office:value="0.443333333333333">
            <text:p>0.4433333333</text:p>
          </table:table-cell>
          <table:table-cell office:value-type="float" office:value="51.4661654135338">
            <text:p>51.46616541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12.73">
            <text:p>12.73</text:p>
          </table:table-cell>
          <table:table-cell office:value-type="float" office:value="7">
            <text:p>7</text:p>
          </table:table-cell>
          <table:table-cell office:value-type="float" office:value="1145.43">
            <text:p>1145.43</text:p>
          </table:table-cell>
          <table:table-cell office:value-type="float" office:value="306.82">
            <text:p>306.82</text:p>
          </table:table-cell>
          <table:table-cell office:value-type="float" office:value="3.73323121048172">
            <text:p>3.7332312105</text:p>
          </table:table-cell>
          <table:table-cell office:value-type="float" office:value="1.81857142857143">
            <text:p>1.8185714286</text:p>
          </table:table-cell>
          <table:table-cell office:value-type="float" office:value="24.102120974077">
            <text:p>24.1021209741</text:p>
          </table:table-cell>
          <table:table-cell/>
          <table:table-cell office:value-type="string">
            <text:p>6182</text:p>
          </table:table-cell>
          <table:table-cell office:value-type="string">
            <text:p>6879</text:p>
          </table:table-cell>
          <table:table-cell office:value-type="float" office:value="12.74">
            <text:p>12.74</text:p>
          </table:table-cell>
          <table:table-cell office:value-type="float" office:value="7">
            <text:p>7</text:p>
          </table:table-cell>
          <table:table-cell office:value-type="float" office:value="1146.33">
            <text:p>1146.33</text:p>
          </table:table-cell>
          <table:table-cell office:value-type="float" office:value="306.82">
            <text:p>306.82</text:p>
          </table:table-cell>
          <table:table-cell office:value-type="float" office:value="3.73616452643244">
            <text:p>3.7361645264</text:p>
          </table:table-cell>
          <table:table-cell office:value-type="float" office:value="1.82">
            <text:p>1.82</text:p>
          </table:table-cell>
          <table:table-cell office:value-type="float" office:value="24.0832025117739">
            <text:p>24.08320251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1.44">
            <text:p>1.44</text:p>
          </table:table-cell>
          <table:table-cell office:value-type="float" office:value="8">
            <text:p>8</text:p>
          </table:table-cell>
          <table:table-cell office:value-type="float" office:value="129.96">
            <text:p>129.96</text:p>
          </table:table-cell>
          <table:table-cell office:value-type="float" office:value="1.96">
            <text:p>1.96</text:p>
          </table:table-cell>
          <table:table-cell office:value-type="float" office:value="66.3061224489796">
            <text:p>66.306122449</text:p>
          </table:table-cell>
          <table:table-cell office:value-type="float" office:value="0.18">
            <text:p>0.18</text:p>
          </table:table-cell>
          <table:table-cell office:value-type="float" office:value="1.36111111111111">
            <text:p>1.3611111111</text:p>
          </table:table-cell>
          <table:table-cell/>
          <table:table-cell office:value-type="string">
            <text:p>6214</text:p>
          </table:table-cell>
          <table:table-cell office:value-type="string">
            <text:p>6879</text:p>
          </table:table-cell>
          <table:table-cell office:value-type="float" office:value="1.36">
            <text:p>1.36</text:p>
          </table:table-cell>
          <table:table-cell office:value-type="float" office:value="9">
            <text:p>9</text:p>
          </table:table-cell>
          <table:table-cell office:value-type="float" office:value="122.31">
            <text:p>122.31</text:p>
          </table:table-cell>
          <table:table-cell office:value-type="float" office:value="1.96">
            <text:p>1.96</text:p>
          </table:table-cell>
          <table:table-cell office:value-type="float" office:value="62.4030612244898">
            <text:p>62.4030612245</text:p>
          </table:table-cell>
          <table:table-cell office:value-type="float" office:value="0.151111111111111">
            <text:p>0.1511111111</text:p>
          </table:table-cell>
          <table:table-cell office:value-type="float" office:value="1.44117647058824">
            <text:p>1.44117647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0.99">
            <text:p>0.99</text:p>
          </table:table-cell>
          <table:table-cell office:value-type="float" office:value="3">
            <text:p>3</text:p>
          </table:table-cell>
          <table:table-cell office:value-type="float" office:value="88.92">
            <text:p>88.92</text:p>
          </table:table-cell>
          <table:table-cell office:value-type="float" office:value="66.23">
            <text:p>66.23</text:p>
          </table:table-cell>
          <table:table-cell office:value-type="float" office:value="1.34259399063868">
            <text:p>1.3425939906</text:p>
          </table:table-cell>
          <table:table-cell office:value-type="float" office:value="0.33">
            <text:p>0.33</text:p>
          </table:table-cell>
          <table:table-cell office:value-type="float" office:value="66.8989898989899">
            <text:p>66.898989899</text:p>
          </table:table-cell>
          <table:table-cell/>
          <table:table-cell office:value-type="string">
            <text:p>6382</text:p>
          </table:table-cell>
          <table:table-cell office:value-type="string">
            <text:p>6879</text:p>
          </table:table-cell>
          <table:table-cell office:value-type="float" office:value="0.98">
            <text:p>0.98</text:p>
          </table:table-cell>
          <table:table-cell office:value-type="float" office:value="3">
            <text:p>3</text:p>
          </table:table-cell>
          <table:table-cell office:value-type="float" office:value="88.2">
            <text:p>88.2</text:p>
          </table:table-cell>
          <table:table-cell office:value-type="float" office:value="66.23">
            <text:p>66.23</text:p>
          </table:table-cell>
          <table:table-cell office:value-type="float" office:value="1.33172278423675">
            <text:p>1.3317227842</text:p>
          </table:table-cell>
          <table:table-cell office:value-type="float" office:value="0.326666666666667">
            <text:p>0.3266666667</text:p>
          </table:table-cell>
          <table:table-cell office:value-type="float" office:value="67.5816326530612">
            <text:p>67.581632653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1.71">
            <text:p>1.71</text:p>
          </table:table-cell>
          <table:table-cell office:value-type="float" office:value="8">
            <text:p>8</text:p>
          </table:table-cell>
          <table:table-cell office:value-type="float" office:value="153.72">
            <text:p>153.72</text:p>
          </table:table-cell>
          <table:table-cell office:value-type="float" office:value="70">
            <text:p>70</text:p>
          </table:table-cell>
          <table:table-cell office:value-type="float" office:value="2.196">
            <text:p>2.196</text:p>
          </table:table-cell>
          <table:table-cell office:value-type="float" office:value="0.21375">
            <text:p>0.21375</text:p>
          </table:table-cell>
          <table:table-cell office:value-type="float" office:value="40.9356725146199">
            <text:p>40.9356725146</text:p>
          </table:table-cell>
          <table:table-cell/>
          <table:table-cell office:value-type="string">
            <text:p>6405</text:p>
          </table:table-cell>
          <table:table-cell office:value-type="string">
            <text:p>6879</text:p>
          </table:table-cell>
          <table:table-cell office:value-type="float" office:value="1.72">
            <text:p>1.72</text:p>
          </table:table-cell>
          <table:table-cell office:value-type="float" office:value="9">
            <text:p>9</text:p>
          </table:table-cell>
          <table:table-cell office:value-type="float" office:value="155.16">
            <text:p>155.16</text:p>
          </table:table-cell>
          <table:table-cell office:value-type="float" office:value="70">
            <text:p>70</text:p>
          </table:table-cell>
          <table:table-cell office:value-type="float" office:value="2.21657142857143">
            <text:p>2.2165714286</text:p>
          </table:table-cell>
          <table:table-cell office:value-type="float" office:value="0.191111111111111">
            <text:p>0.1911111111</text:p>
          </table:table-cell>
          <table:table-cell office:value-type="float" office:value="40.6976744186047">
            <text:p>40.69767441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0.6">
            <text:p>10.6</text:p>
          </table:table-cell>
          <table:table-cell office:value-type="float" office:value="7">
            <text:p>7</text:p>
          </table:table-cell>
          <table:table-cell office:value-type="float" office:value="953.64">
            <text:p>953.64</text:p>
          </table:table-cell>
          <table:table-cell office:value-type="float" office:value="334.16">
            <text:p>334.16</text:p>
          </table:table-cell>
          <table:table-cell office:value-type="float" office:value="2.85384247067273">
            <text:p>2.8538424707</text:p>
          </table:table-cell>
          <table:table-cell office:value-type="float" office:value="1.51428571428571">
            <text:p>1.5142857143</text:p>
          </table:table-cell>
          <table:table-cell office:value-type="float" office:value="31.5245283018868">
            <text:p>31.5245283019</text:p>
          </table:table-cell>
          <table:table-cell/>
          <table:table-cell office:value-type="string">
            <text:p>6423</text:p>
          </table:table-cell>
          <table:table-cell office:value-type="string">
            <text:p>6879</text:p>
          </table:table-cell>
          <table:table-cell office:value-type="float" office:value="10.64">
            <text:p>10.64</text:p>
          </table:table-cell>
          <table:table-cell office:value-type="float" office:value="7">
            <text:p>7</text:p>
          </table:table-cell>
          <table:table-cell office:value-type="float" office:value="957.87">
            <text:p>957.87</text:p>
          </table:table-cell>
          <table:table-cell office:value-type="float" office:value="334.16">
            <text:p>334.16</text:p>
          </table:table-cell>
          <table:table-cell office:value-type="float" office:value="2.86650107732823">
            <text:p>2.8665010773</text:p>
          </table:table-cell>
          <table:table-cell office:value-type="float" office:value="1.52">
            <text:p>1.52</text:p>
          </table:table-cell>
          <table:table-cell office:value-type="float" office:value="31.406015037594">
            <text:p>31.40601503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1.13">
            <text:p>1.13</text:p>
          </table:table-cell>
          <table:table-cell office:value-type="float" office:value="5">
            <text:p>5</text:p>
          </table:table-cell>
          <table:table-cell office:value-type="float" office:value="101.88">
            <text:p>101.88</text:p>
          </table:table-cell>
          <table:table-cell office:value-type="float" office:value="70.88">
            <text:p>70.88</text:p>
          </table:table-cell>
          <table:table-cell office:value-type="float" office:value="1.43735891647856">
            <text:p>1.4373589165</text:p>
          </table:table-cell>
          <table:table-cell office:value-type="float" office:value="0.226">
            <text:p>0.226</text:p>
          </table:table-cell>
          <table:table-cell office:value-type="float" office:value="62.7256637168142">
            <text:p>62.7256637168</text:p>
          </table:table-cell>
          <table:table-cell/>
          <table:table-cell office:value-type="string">
            <text:p>6451</text:p>
          </table:table-cell>
          <table:table-cell office:value-type="string">
            <text:p>6879</text:p>
          </table:table-cell>
          <table:table-cell office:value-type="float" office:value="1.13">
            <text:p>1.13</text:p>
          </table:table-cell>
          <table:table-cell office:value-type="float" office:value="5">
            <text:p>5</text:p>
          </table:table-cell>
          <table:table-cell office:value-type="float" office:value="101.43">
            <text:p>101.43</text:p>
          </table:table-cell>
          <table:table-cell office:value-type="float" office:value="70.88">
            <text:p>70.88</text:p>
          </table:table-cell>
          <table:table-cell office:value-type="float" office:value="1.43101015801354">
            <text:p>1.431010158</text:p>
          </table:table-cell>
          <table:table-cell office:value-type="float" office:value="0.226">
            <text:p>0.226</text:p>
          </table:table-cell>
          <table:table-cell office:value-type="float" office:value="62.7256637168142">
            <text:p>62.725663716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7.11">
            <text:p>7.11</text:p>
          </table:table-cell>
          <table:table-cell office:value-type="float" office:value="9">
            <text:p>9</text:p>
          </table:table-cell>
          <table:table-cell office:value-type="float" office:value="639.63">
            <text:p>639.63</text:p>
          </table:table-cell>
          <table:table-cell office:value-type="float" office:value="128.76">
            <text:p>128.76</text:p>
          </table:table-cell>
          <table:table-cell office:value-type="float" office:value="4.96761416589003">
            <text:p>4.9676141659</text:p>
          </table:table-cell>
          <table:table-cell office:value-type="float" office:value="0.79">
            <text:p>0.79</text:p>
          </table:table-cell>
          <table:table-cell office:value-type="float" office:value="18.1097046413502">
            <text:p>18.1097046414</text:p>
          </table:table-cell>
          <table:table-cell/>
          <table:table-cell office:value-type="string">
            <text:p>6499</text:p>
          </table:table-cell>
          <table:table-cell office:value-type="string">
            <text:p>6879</text:p>
          </table:table-cell>
          <table:table-cell office:value-type="float" office:value="7.05">
            <text:p>7.05</text:p>
          </table:table-cell>
          <table:table-cell office:value-type="float" office:value="8">
            <text:p>8</text:p>
          </table:table-cell>
          <table:table-cell office:value-type="float" office:value="634.86">
            <text:p>634.86</text:p>
          </table:table-cell>
          <table:table-cell office:value-type="float" office:value="128.76">
            <text:p>128.76</text:p>
          </table:table-cell>
          <table:table-cell office:value-type="float" office:value="4.93056849953402">
            <text:p>4.9305684995</text:p>
          </table:table-cell>
          <table:table-cell office:value-type="float" office:value="0.88125">
            <text:p>0.88125</text:p>
          </table:table-cell>
          <table:table-cell office:value-type="float" office:value="18.263829787234">
            <text:p>18.26382978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11.28">
            <text:p>11.28</text:p>
          </table:table-cell>
          <table:table-cell office:value-type="float" office:value="10">
            <text:p>10</text:p>
          </table:table-cell>
          <table:table-cell office:value-type="float" office:value="1015.29">
            <text:p>1015.29</text:p>
          </table:table-cell>
          <table:table-cell office:value-type="float" office:value="227.21">
            <text:p>227.21</text:p>
          </table:table-cell>
          <table:table-cell office:value-type="float" office:value="4.46850930856917">
            <text:p>4.4685093086</text:p>
          </table:table-cell>
          <table:table-cell office:value-type="float" office:value="1.128">
            <text:p>1.128</text:p>
          </table:table-cell>
          <table:table-cell office:value-type="float" office:value="20.1427304964539">
            <text:p>20.1427304965</text:p>
          </table:table-cell>
          <table:table-cell/>
          <table:table-cell office:value-type="string">
            <text:p>6501</text:p>
          </table:table-cell>
          <table:table-cell office:value-type="string">
            <text:p>6879</text:p>
          </table:table-cell>
          <table:table-cell office:value-type="float" office:value="11.12">
            <text:p>11.12</text:p>
          </table:table-cell>
          <table:table-cell office:value-type="float" office:value="7">
            <text:p>7</text:p>
          </table:table-cell>
          <table:table-cell office:value-type="float" office:value="1000.89">
            <text:p>1000.89</text:p>
          </table:table-cell>
          <table:table-cell office:value-type="float" office:value="227.21">
            <text:p>227.21</text:p>
          </table:table-cell>
          <table:table-cell office:value-type="float" office:value="4.40513181638132">
            <text:p>4.4051318164</text:p>
          </table:table-cell>
          <table:table-cell office:value-type="float" office:value="1.58857142857143">
            <text:p>1.5885714286</text:p>
          </table:table-cell>
          <table:table-cell office:value-type="float" office:value="20.4325539568345">
            <text:p>20.432553956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8.22">
            <text:p>8.22</text:p>
          </table:table-cell>
          <table:table-cell office:value-type="float" office:value="7">
            <text:p>7</text:p>
          </table:table-cell>
          <table:table-cell office:value-type="float" office:value="739.62">
            <text:p>739.62</text:p>
          </table:table-cell>
          <table:table-cell office:value-type="float" office:value="143.86">
            <text:p>143.86</text:p>
          </table:table-cell>
          <table:table-cell office:value-type="float" office:value="5.14124843597942">
            <text:p>5.141248436</text:p>
          </table:table-cell>
          <table:table-cell office:value-type="float" office:value="1.17428571428571">
            <text:p>1.1742857143</text:p>
          </table:table-cell>
          <table:table-cell office:value-type="float" office:value="17.5012165450122">
            <text:p>17.501216545</text:p>
          </table:table-cell>
          <table:table-cell/>
          <table:table-cell office:value-type="string">
            <text:p>6512</text:p>
          </table:table-cell>
          <table:table-cell office:value-type="string">
            <text:p>6879</text:p>
          </table:table-cell>
          <table:table-cell office:value-type="float" office:value="8.27">
            <text:p>8.27</text:p>
          </table:table-cell>
          <table:table-cell office:value-type="float" office:value="6">
            <text:p>6</text:p>
          </table:table-cell>
          <table:table-cell office:value-type="float" office:value="744.39">
            <text:p>744.39</text:p>
          </table:table-cell>
          <table:table-cell office:value-type="float" office:value="143.86">
            <text:p>143.86</text:p>
          </table:table-cell>
          <table:table-cell office:value-type="float" office:value="5.17440567218129">
            <text:p>5.1744056722</text:p>
          </table:table-cell>
          <table:table-cell office:value-type="float" office:value="1.37833333333333">
            <text:p>1.3783333333</text:p>
          </table:table-cell>
          <table:table-cell office:value-type="float" office:value="17.3954050785973">
            <text:p>17.39540507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2.19">
            <text:p>2.19</text:p>
          </table:table-cell>
          <table:table-cell office:value-type="float" office:value="9">
            <text:p>9</text:p>
          </table:table-cell>
          <table:table-cell office:value-type="float" office:value="197.19">
            <text:p>197.19</text:p>
          </table:table-cell>
          <table:table-cell office:value-type="float" office:value="35.82">
            <text:p>35.82</text:p>
          </table:table-cell>
          <table:table-cell office:value-type="float" office:value="5.50502512562814">
            <text:p>5.5050251256</text:p>
          </table:table-cell>
          <table:table-cell office:value-type="float" office:value="0.243333333333333">
            <text:p>0.2433333333</text:p>
          </table:table-cell>
          <table:table-cell office:value-type="float" office:value="16.3561643835616">
            <text:p>16.3561643836</text:p>
          </table:table-cell>
          <table:table-cell/>
          <table:table-cell office:value-type="string">
            <text:p>6515</text:p>
          </table:table-cell>
          <table:table-cell office:value-type="string">
            <text:p>6879</text:p>
          </table:table-cell>
          <table:table-cell office:value-type="float" office:value="2.25">
            <text:p>2.25</text:p>
          </table:table-cell>
          <table:table-cell office:value-type="float" office:value="8">
            <text:p>8</text:p>
          </table:table-cell>
          <table:table-cell office:value-type="float" office:value="202.5">
            <text:p>202.5</text:p>
          </table:table-cell>
          <table:table-cell office:value-type="float" office:value="35.82">
            <text:p>35.82</text:p>
          </table:table-cell>
          <table:table-cell office:value-type="float" office:value="5.65326633165829">
            <text:p>5.6532663317</text:p>
          </table:table-cell>
          <table:table-cell office:value-type="float" office:value="0.28125">
            <text:p>0.28125</text:p>
          </table:table-cell>
          <table:table-cell office:value-type="float" office:value="15.92">
            <text:p>15.9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3.22">
            <text:p>3.22</text:p>
          </table:table-cell>
          <table:table-cell office:value-type="float" office:value="9">
            <text:p>9</text:p>
          </table:table-cell>
          <table:table-cell office:value-type="float" office:value="290.16">
            <text:p>290.16</text:p>
          </table:table-cell>
          <table:table-cell office:value-type="float" office:value="35.72">
            <text:p>35.72</text:p>
          </table:table-cell>
          <table:table-cell office:value-type="float" office:value="8.12318029115342">
            <text:p>8.1231802912</text:p>
          </table:table-cell>
          <table:table-cell office:value-type="float" office:value="0.357777777777778">
            <text:p>0.3577777778</text:p>
          </table:table-cell>
          <table:table-cell office:value-type="float" office:value="11.0931677018634">
            <text:p>11.0931677019</text:p>
          </table:table-cell>
          <table:table-cell/>
          <table:table-cell office:value-type="string">
            <text:p>6516</text:p>
          </table:table-cell>
          <table:table-cell office:value-type="string">
            <text:p>6879</text:p>
          </table:table-cell>
          <table:table-cell office:value-type="float" office:value="3.23">
            <text:p>3.23</text:p>
          </table:table-cell>
          <table:table-cell office:value-type="float" office:value="8">
            <text:p>8</text:p>
          </table:table-cell>
          <table:table-cell office:value-type="float" office:value="291.06">
            <text:p>291.06</text:p>
          </table:table-cell>
          <table:table-cell office:value-type="float" office:value="35.72">
            <text:p>35.72</text:p>
          </table:table-cell>
          <table:table-cell office:value-type="float" office:value="8.14837625979843">
            <text:p>8.1483762598</text:p>
          </table:table-cell>
          <table:table-cell office:value-type="float" office:value="0.40375">
            <text:p>0.40375</text:p>
          </table:table-cell>
          <table:table-cell office:value-type="float" office:value="11.0588235294118">
            <text:p>11.058823529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7.66">
            <text:p>7.66</text:p>
          </table:table-cell>
          <table:table-cell office:value-type="float" office:value="6">
            <text:p>6</text:p>
          </table:table-cell>
          <table:table-cell office:value-type="float" office:value="688.95">
            <text:p>688.95</text:p>
          </table:table-cell>
          <table:table-cell office:value-type="float" office:value="331.03">
            <text:p>331.03</text:p>
          </table:table-cell>
          <table:table-cell office:value-type="float" office:value="2.08123130834063">
            <text:p>2.0812313083</text:p>
          </table:table-cell>
          <table:table-cell office:value-type="float" office:value="1.27666666666667">
            <text:p>1.2766666667</text:p>
          </table:table-cell>
          <table:table-cell office:value-type="float" office:value="43.2154046997389">
            <text:p>43.2154046997</text:p>
          </table:table-cell>
          <table:table-cell/>
          <table:table-cell office:value-type="string">
            <text:p>6519</text:p>
          </table:table-cell>
          <table:table-cell office:value-type="string">
            <text:p>6879</text:p>
          </table:table-cell>
          <table:table-cell office:value-type="float" office:value="7.42">
            <text:p>7.42</text:p>
          </table:table-cell>
          <table:table-cell office:value-type="float" office:value="6">
            <text:p>6</text:p>
          </table:table-cell>
          <table:table-cell office:value-type="float" office:value="667.98">
            <text:p>667.98</text:p>
          </table:table-cell>
          <table:table-cell office:value-type="float" office:value="331.03">
            <text:p>331.03</text:p>
          </table:table-cell>
          <table:table-cell office:value-type="float" office:value="2.01788357550675">
            <text:p>2.0178835755</text:p>
          </table:table-cell>
          <table:table-cell office:value-type="float" office:value="1.23666666666667">
            <text:p>1.2366666667</text:p>
          </table:table-cell>
          <table:table-cell office:value-type="float" office:value="44.6132075471698">
            <text:p>44.613207547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4.8">
            <text:p>14.8</text:p>
          </table:table-cell>
          <table:table-cell office:value-type="float" office:value="4">
            <text:p>4</text:p>
          </table:table-cell>
          <table:table-cell office:value-type="float" office:value="1332.09">
            <text:p>1332.09</text:p>
          </table:table-cell>
          <table:table-cell office:value-type="float" office:value="322.06">
            <text:p>322.06</text:p>
          </table:table-cell>
          <table:table-cell office:value-type="float" office:value="4.13615475377259">
            <text:p>4.1361547538</text:p>
          </table:table-cell>
          <table:table-cell office:value-type="float" office:value="3.7">
            <text:p>3.7</text:p>
          </table:table-cell>
          <table:table-cell office:value-type="float" office:value="21.7608108108108">
            <text:p>21.7608108108</text:p>
          </table:table-cell>
          <table:table-cell/>
          <table:table-cell office:value-type="string">
            <text:p>6532</text:p>
          </table:table-cell>
          <table:table-cell office:value-type="string">
            <text:p>6879</text:p>
          </table:table-cell>
          <table:table-cell office:value-type="float" office:value="14.78">
            <text:p>14.78</text:p>
          </table:table-cell>
          <table:table-cell office:value-type="float" office:value="4">
            <text:p>4</text:p>
          </table:table-cell>
          <table:table-cell office:value-type="float" office:value="1329.93">
            <text:p>1329.93</text:p>
          </table:table-cell>
          <table:table-cell office:value-type="float" office:value="322.06">
            <text:p>322.06</text:p>
          </table:table-cell>
          <table:table-cell office:value-type="float" office:value="4.12944792895734">
            <text:p>4.129447929</text:p>
          </table:table-cell>
          <table:table-cell office:value-type="float" office:value="3.695">
            <text:p>3.695</text:p>
          </table:table-cell>
          <table:table-cell office:value-type="float" office:value="21.7902571041949">
            <text:p>21.79025710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8.52">
            <text:p>8.52</text:p>
          </table:table-cell>
          <table:table-cell office:value-type="float" office:value="6">
            <text:p>6</text:p>
          </table:table-cell>
          <table:table-cell office:value-type="float" office:value="766.62">
            <text:p>766.62</text:p>
          </table:table-cell>
          <table:table-cell office:value-type="float" office:value="170.9">
            <text:p>170.9</text:p>
          </table:table-cell>
          <table:table-cell office:value-type="float" office:value="4.48578115857226">
            <text:p>4.4857811586</text:p>
          </table:table-cell>
          <table:table-cell office:value-type="float" office:value="1.42">
            <text:p>1.42</text:p>
          </table:table-cell>
          <table:table-cell office:value-type="float" office:value="20.0586854460094">
            <text:p>20.058685446</text:p>
          </table:table-cell>
          <table:table-cell/>
          <table:table-cell office:value-type="string">
            <text:p>6552</text:p>
          </table:table-cell>
          <table:table-cell office:value-type="string">
            <text:p>6879</text:p>
          </table:table-cell>
          <table:table-cell office:value-type="float" office:value="8.49">
            <text:p>8.49</text:p>
          </table:table-cell>
          <table:table-cell office:value-type="float" office:value="7">
            <text:p>7</text:p>
          </table:table-cell>
          <table:table-cell office:value-type="float" office:value="764.19">
            <text:p>764.19</text:p>
          </table:table-cell>
          <table:table-cell office:value-type="float" office:value="170.9">
            <text:p>170.9</text:p>
          </table:table-cell>
          <table:table-cell office:value-type="float" office:value="4.47156231714453">
            <text:p>4.4715623171</text:p>
          </table:table-cell>
          <table:table-cell office:value-type="float" office:value="1.21285714285714">
            <text:p>1.2128571429</text:p>
          </table:table-cell>
          <table:table-cell office:value-type="float" office:value="20.1295641931684">
            <text:p>20.129564193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8.42">
            <text:p>8.42</text:p>
          </table:table-cell>
          <table:table-cell office:value-type="float" office:value="6">
            <text:p>6</text:p>
          </table:table-cell>
          <table:table-cell office:value-type="float" office:value="757.53">
            <text:p>757.53</text:p>
          </table:table-cell>
          <table:table-cell office:value-type="float" office:value="70.89">
            <text:p>70.89</text:p>
          </table:table-cell>
          <table:table-cell office:value-type="float" office:value="10.6859923825645">
            <text:p>10.6859923826</text:p>
          </table:table-cell>
          <table:table-cell office:value-type="float" office:value="1.40333333333333">
            <text:p>1.4033333333</text:p>
          </table:table-cell>
          <table:table-cell office:value-type="float" office:value="8.41923990498812">
            <text:p>8.419239905</text:p>
          </table:table-cell>
          <table:table-cell/>
          <table:table-cell office:value-type="string">
            <text:p>6559</text:p>
          </table:table-cell>
          <table:table-cell office:value-type="string">
            <text:p>6879</text:p>
          </table:table-cell>
          <table:table-cell office:value-type="float" office:value="8.38">
            <text:p>8.38</text:p>
          </table:table-cell>
          <table:table-cell office:value-type="float" office:value="6">
            <text:p>6</text:p>
          </table:table-cell>
          <table:table-cell office:value-type="float" office:value="754.29">
            <text:p>754.29</text:p>
          </table:table-cell>
          <table:table-cell office:value-type="float" office:value="70.89">
            <text:p>70.89</text:p>
          </table:table-cell>
          <table:table-cell office:value-type="float" office:value="10.6402877697842">
            <text:p>10.6402877698</text:p>
          </table:table-cell>
          <table:table-cell office:value-type="float" office:value="1.39666666666667">
            <text:p>1.3966666667</text:p>
          </table:table-cell>
          <table:table-cell office:value-type="float" office:value="8.45942720763723">
            <text:p>8.45942720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13.35">
            <text:p>13.35</text:p>
          </table:table-cell>
          <table:table-cell office:value-type="float" office:value="6">
            <text:p>6</text:p>
          </table:table-cell>
          <table:table-cell office:value-type="float" office:value="1201.59">
            <text:p>1201.59</text:p>
          </table:table-cell>
          <table:table-cell office:value-type="float" office:value="108.45">
            <text:p>108.45</text:p>
          </table:table-cell>
          <table:table-cell office:value-type="float" office:value="11.0796680497925">
            <text:p>11.0796680498</text:p>
          </table:table-cell>
          <table:table-cell office:value-type="float" office:value="2.225">
            <text:p>2.225</text:p>
          </table:table-cell>
          <table:table-cell office:value-type="float" office:value="8.12359550561798">
            <text:p>8.1235955056</text:p>
          </table:table-cell>
          <table:table-cell/>
          <table:table-cell office:value-type="string">
            <text:p>6609</text:p>
          </table:table-cell>
          <table:table-cell office:value-type="string">
            <text:p>6879</text:p>
          </table:table-cell>
          <table:table-cell office:value-type="float" office:value="13.36">
            <text:p>13.36</text:p>
          </table:table-cell>
          <table:table-cell office:value-type="float" office:value="6">
            <text:p>6</text:p>
          </table:table-cell>
          <table:table-cell office:value-type="float" office:value="1202.22">
            <text:p>1202.22</text:p>
          </table:table-cell>
          <table:table-cell office:value-type="float" office:value="108.45">
            <text:p>108.45</text:p>
          </table:table-cell>
          <table:table-cell office:value-type="float" office:value="11.0854771784232">
            <text:p>11.0854771784</text:p>
          </table:table-cell>
          <table:table-cell office:value-type="float" office:value="2.22666666666667">
            <text:p>2.2266666667</text:p>
          </table:table-cell>
          <table:table-cell office:value-type="float" office:value="8.11751497005988">
            <text:p>8.11751497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4.96">
            <text:p>4.96</text:p>
          </table:table-cell>
          <table:table-cell office:value-type="float" office:value="6">
            <text:p>6</text:p>
          </table:table-cell>
          <table:table-cell office:value-type="float" office:value="445.95">
            <text:p>445.95</text:p>
          </table:table-cell>
          <table:table-cell office:value-type="float" office:value="108.85">
            <text:p>108.85</text:p>
          </table:table-cell>
          <table:table-cell office:value-type="float" office:value="4.09692237023427">
            <text:p>4.0969223702</text:p>
          </table:table-cell>
          <table:table-cell office:value-type="float" office:value="0.826666666666667">
            <text:p>0.8266666667</text:p>
          </table:table-cell>
          <table:table-cell office:value-type="float" office:value="21.945564516129">
            <text:p>21.9455645161</text:p>
          </table:table-cell>
          <table:table-cell/>
          <table:table-cell office:value-type="string">
            <text:p>6647</text:p>
          </table:table-cell>
          <table:table-cell office:value-type="string">
            <text:p>6879</text:p>
          </table:table-cell>
          <table:table-cell office:value-type="float" office:value="4.7">
            <text:p>4.7</text:p>
          </table:table-cell>
          <table:table-cell office:value-type="float" office:value="6">
            <text:p>6</text:p>
          </table:table-cell>
          <table:table-cell office:value-type="float" office:value="422.55">
            <text:p>422.55</text:p>
          </table:table-cell>
          <table:table-cell office:value-type="float" office:value="108.85">
            <text:p>108.85</text:p>
          </table:table-cell>
          <table:table-cell office:value-type="float" office:value="3.88194763435921">
            <text:p>3.8819476344</text:p>
          </table:table-cell>
          <table:table-cell office:value-type="float" office:value="0.783333333333333">
            <text:p>0.7833333333</text:p>
          </table:table-cell>
          <table:table-cell office:value-type="float" office:value="23.1595744680851">
            <text:p>23.15957446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3.21">
            <text:p>3.21</text:p>
          </table:table-cell>
          <table:table-cell office:value-type="float" office:value="6">
            <text:p>6</text:p>
          </table:table-cell>
          <table:table-cell office:value-type="float" office:value="288.63">
            <text:p>288.63</text:p>
          </table:table-cell>
          <table:table-cell office:value-type="float" office:value="1.91">
            <text:p>1.91</text:p>
          </table:table-cell>
          <table:table-cell office:value-type="float" office:value="151.115183246073">
            <text:p>151.1151832461</text:p>
          </table:table-cell>
          <table:table-cell office:value-type="float" office:value="0.535">
            <text:p>0.535</text:p>
          </table:table-cell>
          <table:table-cell office:value-type="float" office:value="0.595015576323987">
            <text:p>0.5950155763</text:p>
          </table:table-cell>
          <table:table-cell/>
          <table:table-cell office:value-type="string">
            <text:p>6670</text:p>
          </table:table-cell>
          <table:table-cell office:value-type="string">
            <text:p>6879</text:p>
          </table:table-cell>
          <table:table-cell office:value-type="float" office:value="3.22">
            <text:p>3.22</text:p>
          </table:table-cell>
          <table:table-cell office:value-type="float" office:value="6">
            <text:p>6</text:p>
          </table:table-cell>
          <table:table-cell office:value-type="float" office:value="289.98">
            <text:p>289.98</text:p>
          </table:table-cell>
          <table:table-cell office:value-type="float" office:value="1.91">
            <text:p>1.91</text:p>
          </table:table-cell>
          <table:table-cell office:value-type="float" office:value="151.821989528796">
            <text:p>151.8219895288</text:p>
          </table:table-cell>
          <table:table-cell office:value-type="float" office:value="0.536666666666667">
            <text:p>0.5366666667</text:p>
          </table:table-cell>
          <table:table-cell office:value-type="float" office:value="0.593167701863354">
            <text:p>0.593167701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2.35">
            <text:p>2.35</text:p>
          </table:table-cell>
          <table:table-cell office:value-type="float" office:value="8">
            <text:p>8</text:p>
          </table:table-cell>
          <table:table-cell office:value-type="float" office:value="211.5">
            <text:p>211.5</text:p>
          </table:table-cell>
          <table:table-cell office:value-type="float" office:value="68.45">
            <text:p>68.45</text:p>
          </table:table-cell>
          <table:table-cell office:value-type="float" office:value="3.08984660336012">
            <text:p>3.0898466034</text:p>
          </table:table-cell>
          <table:table-cell office:value-type="float" office:value="0.29375">
            <text:p>0.29375</text:p>
          </table:table-cell>
          <table:table-cell office:value-type="float" office:value="29.1276595744681">
            <text:p>29.1276595745</text:p>
          </table:table-cell>
          <table:table-cell/>
          <table:table-cell office:value-type="string">
            <text:p>6695</text:p>
          </table:table-cell>
          <table:table-cell office:value-type="string">
            <text:p>6879</text:p>
          </table:table-cell>
          <table:table-cell office:value-type="float" office:value="2.41">
            <text:p>2.41</text:p>
          </table:table-cell>
          <table:table-cell office:value-type="float" office:value="8">
            <text:p>8</text:p>
          </table:table-cell>
          <table:table-cell office:value-type="float" office:value="216.99">
            <text:p>216.99</text:p>
          </table:table-cell>
          <table:table-cell office:value-type="float" office:value="68.45">
            <text:p>68.45</text:p>
          </table:table-cell>
          <table:table-cell office:value-type="float" office:value="3.17005113221329">
            <text:p>3.1700511322</text:p>
          </table:table-cell>
          <table:table-cell office:value-type="float" office:value="0.30125">
            <text:p>0.30125</text:p>
          </table:table-cell>
          <table:table-cell office:value-type="float" office:value="28.402489626556">
            <text:p>28.402489626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7.19">
            <text:p>7.19</text:p>
          </table:table-cell>
          <table:table-cell office:value-type="float" office:value="4">
            <text:p>4</text:p>
          </table:table-cell>
          <table:table-cell office:value-type="float" office:value="647.37">
            <text:p>647.37</text:p>
          </table:table-cell>
          <table:table-cell office:value-type="float" office:value="354.95">
            <text:p>354.95</text:p>
          </table:table-cell>
          <table:table-cell office:value-type="float" office:value="1.82383434286519">
            <text:p>1.8238343429</text:p>
          </table:table-cell>
          <table:table-cell office:value-type="float" office:value="1.7975">
            <text:p>1.7975</text:p>
          </table:table-cell>
          <table:table-cell office:value-type="float" office:value="49.3671766342142">
            <text:p>49.3671766342</text:p>
          </table:table-cell>
          <table:table-cell/>
          <table:table-cell office:value-type="string">
            <text:p>6716</text:p>
          </table:table-cell>
          <table:table-cell office:value-type="string">
            <text:p>6879</text:p>
          </table:table-cell>
          <table:table-cell office:value-type="float" office:value="7.21">
            <text:p>7.21</text:p>
          </table:table-cell>
          <table:table-cell office:value-type="float" office:value="3">
            <text:p>3</text:p>
          </table:table-cell>
          <table:table-cell office:value-type="float" office:value="649.08">
            <text:p>649.08</text:p>
          </table:table-cell>
          <table:table-cell office:value-type="float" office:value="354.95">
            <text:p>354.95</text:p>
          </table:table-cell>
          <table:table-cell office:value-type="float" office:value="1.82865192280603">
            <text:p>1.8286519228</text:p>
          </table:table-cell>
          <table:table-cell office:value-type="float" office:value="2.40333333333333">
            <text:p>2.4033333333</text:p>
          </table:table-cell>
          <table:table-cell office:value-type="float" office:value="49.2302357836338">
            <text:p>49.23023578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4.05">
            <text:p>4.05</text:p>
          </table:table-cell>
          <table:table-cell office:value-type="float" office:value="8">
            <text:p>8</text:p>
          </table:table-cell>
          <table:table-cell office:value-type="float" office:value="364.32">
            <text:p>364.32</text:p>
          </table:table-cell>
          <table:table-cell office:value-type="float" office:value="11.33">
            <text:p>11.33</text:p>
          </table:table-cell>
          <table:table-cell office:value-type="float" office:value="32.1553398058252">
            <text:p>32.1553398058</text:p>
          </table:table-cell>
          <table:table-cell office:value-type="float" office:value="0.50625">
            <text:p>0.50625</text:p>
          </table:table-cell>
          <table:table-cell office:value-type="float" office:value="2.79753086419753">
            <text:p>2.7975308642</text:p>
          </table:table-cell>
          <table:table-cell/>
          <table:table-cell office:value-type="string">
            <text:p>6738</text:p>
          </table:table-cell>
          <table:table-cell office:value-type="string">
            <text:p>6879</text:p>
          </table:table-cell>
          <table:table-cell office:value-type="float" office:value="3.47">
            <text:p>3.47</text:p>
          </table:table-cell>
          <table:table-cell office:value-type="float" office:value="7">
            <text:p>7</text:p>
          </table:table-cell>
          <table:table-cell office:value-type="float" office:value="312.21">
            <text:p>312.21</text:p>
          </table:table-cell>
          <table:table-cell office:value-type="float" office:value="11.33">
            <text:p>11.33</text:p>
          </table:table-cell>
          <table:table-cell office:value-type="float" office:value="27.5560458958517">
            <text:p>27.5560458959</text:p>
          </table:table-cell>
          <table:table-cell office:value-type="float" office:value="0.495714285714286">
            <text:p>0.4957142857</text:p>
          </table:table-cell>
          <table:table-cell office:value-type="float" office:value="3.26512968299712">
            <text:p>3.26512968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10.83">
            <text:p>10.83</text:p>
          </table:table-cell>
          <table:table-cell office:value-type="float" office:value="7">
            <text:p>7</text:p>
          </table:table-cell>
          <table:table-cell office:value-type="float" office:value="974.43">
            <text:p>974.43</text:p>
          </table:table-cell>
          <table:table-cell office:value-type="float" office:value="261.43">
            <text:p>261.43</text:p>
          </table:table-cell>
          <table:table-cell office:value-type="float" office:value="3.72730750105191">
            <text:p>3.7273075011</text:p>
          </table:table-cell>
          <table:table-cell office:value-type="float" office:value="1.54714285714286">
            <text:p>1.5471428571</text:p>
          </table:table-cell>
          <table:table-cell office:value-type="float" office:value="24.1394275161588">
            <text:p>24.1394275162</text:p>
          </table:table-cell>
          <table:table-cell/>
          <table:table-cell office:value-type="string">
            <text:p>6843</text:p>
          </table:table-cell>
          <table:table-cell office:value-type="string">
            <text:p>6879</text:p>
          </table:table-cell>
          <table:table-cell office:value-type="float" office:value="10.94">
            <text:p>10.94</text:p>
          </table:table-cell>
          <table:table-cell office:value-type="float" office:value="7">
            <text:p>7</text:p>
          </table:table-cell>
          <table:table-cell office:value-type="float" office:value="984.42">
            <text:p>984.42</text:p>
          </table:table-cell>
          <table:table-cell office:value-type="float" office:value="261.43">
            <text:p>261.43</text:p>
          </table:table-cell>
          <table:table-cell office:value-type="float" office:value="3.76552040699231">
            <text:p>3.765520407</text:p>
          </table:table-cell>
          <table:table-cell office:value-type="float" office:value="1.56285714285714">
            <text:p>1.5628571429</text:p>
          </table:table-cell>
          <table:table-cell office:value-type="float" office:value="23.8967093235832">
            <text:p>23.89670932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3.27">
            <text:p>13.27</text:p>
          </table:table-cell>
          <table:table-cell office:value-type="float" office:value="6">
            <text:p>6</text:p>
          </table:table-cell>
          <table:table-cell office:value-type="float" office:value="1194.66">
            <text:p>1194.66</text:p>
          </table:table-cell>
          <table:table-cell office:value-type="float" office:value="335.59">
            <text:p>335.59</text:p>
          </table:table-cell>
          <table:table-cell office:value-type="float" office:value="3.55987961500641">
            <text:p>3.559879615</text:p>
          </table:table-cell>
          <table:table-cell office:value-type="float" office:value="2.21166666666667">
            <text:p>2.2116666667</text:p>
          </table:table-cell>
          <table:table-cell office:value-type="float" office:value="25.2893745290128">
            <text:p>25.289374529</text:p>
          </table:table-cell>
          <table:table-cell/>
          <table:table-cell office:value-type="string">
            <text:p>6892</text:p>
          </table:table-cell>
          <table:table-cell office:value-type="string">
            <text:p>6879</text:p>
          </table:table-cell>
          <table:table-cell office:value-type="float" office:value="13.22">
            <text:p>13.22</text:p>
          </table:table-cell>
          <table:table-cell office:value-type="float" office:value="5">
            <text:p>5</text:p>
          </table:table-cell>
          <table:table-cell office:value-type="float" office:value="1190.07">
            <text:p>1190.07</text:p>
          </table:table-cell>
          <table:table-cell office:value-type="float" office:value="335.59">
            <text:p>335.59</text:p>
          </table:table-cell>
          <table:table-cell office:value-type="float" office:value="3.54620221103132">
            <text:p>3.546202211</text:p>
          </table:table-cell>
          <table:table-cell office:value-type="float" office:value="2.644">
            <text:p>2.644</text:p>
          </table:table-cell>
          <table:table-cell office:value-type="float" office:value="25.3850226928896">
            <text:p>25.38502269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5.68">
            <text:p>5.68</text:p>
          </table:table-cell>
          <table:table-cell office:value-type="float" office:value="5">
            <text:p>5</text:p>
          </table:table-cell>
          <table:table-cell office:value-type="float" office:value="510.84">
            <text:p>510.84</text:p>
          </table:table-cell>
          <table:table-cell office:value-type="float" office:value="70.88">
            <text:p>70.88</text:p>
          </table:table-cell>
          <table:table-cell office:value-type="float" office:value="7.20711060948081">
            <text:p>7.2071106095</text:p>
          </table:table-cell>
          <table:table-cell office:value-type="float" office:value="1.136">
            <text:p>1.136</text:p>
          </table:table-cell>
          <table:table-cell office:value-type="float" office:value="12.4788732394366">
            <text:p>12.4788732394</text:p>
          </table:table-cell>
          <table:table-cell/>
          <table:table-cell office:value-type="string">
            <text:p>6945</text:p>
          </table:table-cell>
          <table:table-cell office:value-type="string">
            <text:p>6879</text:p>
          </table:table-cell>
          <table:table-cell office:value-type="float" office:value="5.58">
            <text:p>5.58</text:p>
          </table:table-cell>
          <table:table-cell office:value-type="float" office:value="6">
            <text:p>6</text:p>
          </table:table-cell>
          <table:table-cell office:value-type="float" office:value="502.56">
            <text:p>502.56</text:p>
          </table:table-cell>
          <table:table-cell office:value-type="float" office:value="70.88">
            <text:p>70.88</text:p>
          </table:table-cell>
          <table:table-cell office:value-type="float" office:value="7.09029345372461">
            <text:p>7.0902934537</text:p>
          </table:table-cell>
          <table:table-cell office:value-type="float" office:value="0.93">
            <text:p>0.93</text:p>
          </table:table-cell>
          <table:table-cell office:value-type="float" office:value="12.7025089605735">
            <text:p>12.702508960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5.84">
            <text:p>5.84</text:p>
          </table:table-cell>
          <table:table-cell office:value-type="float" office:value="5">
            <text:p>5</text:p>
          </table:table-cell>
          <table:table-cell office:value-type="float" office:value="525.24">
            <text:p>525.24</text:p>
          </table:table-cell>
          <table:table-cell office:value-type="float" office:value="7.93">
            <text:p>7.93</text:p>
          </table:table-cell>
          <table:table-cell office:value-type="float" office:value="66.234552332913">
            <text:p>66.2345523329</text:p>
          </table:table-cell>
          <table:table-cell office:value-type="float" office:value="1.168">
            <text:p>1.168</text:p>
          </table:table-cell>
          <table:table-cell office:value-type="float" office:value="1.35787671232877">
            <text:p>1.3578767123</text:p>
          </table:table-cell>
          <table:table-cell/>
          <table:table-cell office:value-type="string">
            <text:p>6948</text:p>
          </table:table-cell>
          <table:table-cell office:value-type="string">
            <text:p>6879</text:p>
          </table:table-cell>
          <table:table-cell office:value-type="float" office:value="5.8">
            <text:p>5.8</text:p>
          </table:table-cell>
          <table:table-cell office:value-type="float" office:value="7">
            <text:p>7</text:p>
          </table:table-cell>
          <table:table-cell office:value-type="float" office:value="521.82">
            <text:p>521.82</text:p>
          </table:table-cell>
          <table:table-cell office:value-type="float" office:value="7.93">
            <text:p>7.93</text:p>
          </table:table-cell>
          <table:table-cell office:value-type="float" office:value="65.8032786885246">
            <text:p>65.8032786885</text:p>
          </table:table-cell>
          <table:table-cell office:value-type="float" office:value="0.828571428571429">
            <text:p>0.8285714286</text:p>
          </table:table-cell>
          <table:table-cell office:value-type="float" office:value="1.36724137931035">
            <text:p>1.36724137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1.62">
            <text:p>1.62</text:p>
          </table:table-cell>
          <table:table-cell office:value-type="float" office:value="8">
            <text:p>8</text:p>
          </table:table-cell>
          <table:table-cell office:value-type="float" office:value="146.25">
            <text:p>146.25</text:p>
          </table:table-cell>
          <table:table-cell office:value-type="float" office:value="69.67">
            <text:p>69.67</text:p>
          </table:table-cell>
          <table:table-cell office:value-type="float" office:value="2.0991818573274">
            <text:p>2.0991818573</text:p>
          </table:table-cell>
          <table:table-cell office:value-type="float" office:value="0.2025">
            <text:p>0.2025</text:p>
          </table:table-cell>
          <table:table-cell office:value-type="float" office:value="43.0061728395062">
            <text:p>43.0061728395</text:p>
          </table:table-cell>
          <table:table-cell/>
          <table:table-cell office:value-type="string">
            <text:p>6971</text:p>
          </table:table-cell>
          <table:table-cell office:value-type="string">
            <text:p>6879</text:p>
          </table:table-cell>
          <table:table-cell office:value-type="float" office:value="1.58">
            <text:p>1.58</text:p>
          </table:table-cell>
          <table:table-cell office:value-type="float" office:value="6">
            <text:p>6</text:p>
          </table:table-cell>
          <table:table-cell office:value-type="float" office:value="142.2">
            <text:p>142.2</text:p>
          </table:table-cell>
          <table:table-cell office:value-type="float" office:value="69.67">
            <text:p>69.67</text:p>
          </table:table-cell>
          <table:table-cell office:value-type="float" office:value="2.04105066743218">
            <text:p>2.0410506674</text:p>
          </table:table-cell>
          <table:table-cell office:value-type="float" office:value="0.263333333333333">
            <text:p>0.2633333333</text:p>
          </table:table-cell>
          <table:table-cell office:value-type="float" office:value="44.0949367088608">
            <text:p>44.09493670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5.69">
            <text:p>5.69</text:p>
          </table:table-cell>
          <table:table-cell office:value-type="float" office:value="5">
            <text:p>5</text:p>
          </table:table-cell>
          <table:table-cell office:value-type="float" office:value="511.92">
            <text:p>511.92</text:p>
          </table:table-cell>
          <table:table-cell office:value-type="float" office:value="209.25">
            <text:p>209.25</text:p>
          </table:table-cell>
          <table:table-cell office:value-type="float" office:value="2.44645161290323">
            <text:p>2.4464516129</text:p>
          </table:table-cell>
          <table:table-cell office:value-type="float" office:value="1.138">
            <text:p>1.138</text:p>
          </table:table-cell>
          <table:table-cell office:value-type="float" office:value="36.7750439367311">
            <text:p>36.7750439367</text:p>
          </table:table-cell>
          <table:table-cell/>
          <table:table-cell office:value-type="string">
            <text:p>7021</text:p>
          </table:table-cell>
          <table:table-cell office:value-type="string">
            <text:p>6879</text:p>
          </table:table-cell>
          <table:table-cell office:value-type="float" office:value="5.73">
            <text:p>5.73</text:p>
          </table:table-cell>
          <table:table-cell office:value-type="float" office:value="5">
            <text:p>5</text:p>
          </table:table-cell>
          <table:table-cell office:value-type="float" office:value="515.7">
            <text:p>515.7</text:p>
          </table:table-cell>
          <table:table-cell office:value-type="float" office:value="209.25">
            <text:p>209.25</text:p>
          </table:table-cell>
          <table:table-cell office:value-type="float" office:value="2.46451612903226">
            <text:p>2.464516129</text:p>
          </table:table-cell>
          <table:table-cell office:value-type="float" office:value="1.146">
            <text:p>1.146</text:p>
          </table:table-cell>
          <table:table-cell office:value-type="float" office:value="36.5183246073298">
            <text:p>36.518324607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5.43">
            <text:p>5.43</text:p>
          </table:table-cell>
          <table:table-cell office:value-type="float" office:value="9">
            <text:p>9</text:p>
          </table:table-cell>
          <table:table-cell office:value-type="float" office:value="488.79">
            <text:p>488.79</text:p>
          </table:table-cell>
          <table:table-cell office:value-type="float" office:value="11.21">
            <text:p>11.21</text:p>
          </table:table-cell>
          <table:table-cell office:value-type="float" office:value="43.6030330062444">
            <text:p>43.6030330062</text:p>
          </table:table-cell>
          <table:table-cell office:value-type="float" office:value="0.603333333333333">
            <text:p>0.6033333333</text:p>
          </table:table-cell>
          <table:table-cell office:value-type="float" office:value="2.06445672191529">
            <text:p>2.0644567219</text:p>
          </table:table-cell>
          <table:table-cell/>
          <table:table-cell office:value-type="string">
            <text:p>6446</text:p>
          </table:table-cell>
          <table:table-cell office:value-type="string">
            <text:p>6879</text:p>
          </table:table-cell>
          <table:table-cell office:value-type="float" office:value="5.63">
            <text:p>5.63</text:p>
          </table:table-cell>
          <table:table-cell office:value-type="float" office:value="6">
            <text:p>6</text:p>
          </table:table-cell>
          <table:table-cell office:value-type="float" office:value="506.7">
            <text:p>506.7</text:p>
          </table:table-cell>
          <table:table-cell office:value-type="float" office:value="11.21">
            <text:p>11.21</text:p>
          </table:table-cell>
          <table:table-cell office:value-type="float" office:value="45.2007136485281">
            <text:p>45.2007136485</text:p>
          </table:table-cell>
          <table:table-cell office:value-type="float" office:value="0.938333333333333">
            <text:p>0.9383333333</text:p>
          </table:table-cell>
          <table:table-cell office:value-type="float" office:value="1.9911190053286">
            <text:p>1.991119005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0.59">
            <text:p>0.59</text:p>
          </table:table-cell>
          <table:table-cell office:value-type="float" office:value="6">
            <text:p>6</text:p>
          </table:table-cell>
          <table:table-cell office:value-type="float" office:value="53.1">
            <text:p>53.1</text:p>
          </table:table-cell>
          <table:table-cell office:value-type="float" office:value="7.78">
            <text:p>7.78</text:p>
          </table:table-cell>
          <table:table-cell office:value-type="float" office:value="6.82519280205656">
            <text:p>6.8251928021</text:p>
          </table:table-cell>
          <table:table-cell office:value-type="float" office:value="0.0983333333333333">
            <text:p>0.0983333333</text:p>
          </table:table-cell>
          <table:table-cell office:value-type="float" office:value="13.1864406779661">
            <text:p>13.186440678</text:p>
          </table:table-cell>
          <table:table-cell/>
          <table:table-cell office:value-type="string">
            <text:p>6562</text:p>
          </table:table-cell>
          <table:table-cell office:value-type="string">
            <text:p>6879</text:p>
          </table:table-cell>
          <table:table-cell office:value-type="float" office:value="0.7">
            <text:p>0.7</text:p>
          </table:table-cell>
          <table:table-cell office:value-type="float" office:value="6">
            <text:p>6</text:p>
          </table:table-cell>
          <table:table-cell office:value-type="float" office:value="62.82">
            <text:p>62.82</text:p>
          </table:table-cell>
          <table:table-cell office:value-type="float" office:value="7.78">
            <text:p>7.78</text:p>
          </table:table-cell>
          <table:table-cell office:value-type="float" office:value="8.07455012853471">
            <text:p>8.0745501285</text:p>
          </table:table-cell>
          <table:table-cell office:value-type="float" office:value="0.116666666666667">
            <text:p>0.1166666667</text:p>
          </table:table-cell>
          <table:table-cell office:value-type="float" office:value="11.1142857142857">
            <text:p>11.11428571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11.85">
            <text:p>11.85</text:p>
          </table:table-cell>
          <table:table-cell office:value-type="float" office:value="4">
            <text:p>4</text:p>
          </table:table-cell>
          <table:table-cell office:value-type="float" office:value="1066.68">
            <text:p>1066.68</text:p>
          </table:table-cell>
          <table:table-cell office:value-type="float" office:value="14.26">
            <text:p>14.26</text:p>
          </table:table-cell>
          <table:table-cell office:value-type="float" office:value="74.8022440392707">
            <text:p>74.8022440393</text:p>
          </table:table-cell>
          <table:table-cell office:value-type="float" office:value="2.9625">
            <text:p>2.9625</text:p>
          </table:table-cell>
          <table:table-cell office:value-type="float" office:value="1.20337552742616">
            <text:p>1.2033755274</text:p>
          </table:table-cell>
          <table:table-cell/>
          <table:table-cell office:value-type="string">
            <text:p>6699</text:p>
          </table:table-cell>
          <table:table-cell office:value-type="string">
            <text:p>6879</text:p>
          </table:table-cell>
          <table:table-cell office:value-type="float" office:value="12.02">
            <text:p>12.02</text:p>
          </table:table-cell>
          <table:table-cell office:value-type="float" office:value="255">
            <text:p>255</text:p>
          </table:table-cell>
          <table:table-cell office:value-type="float" office:value="1082.16">
            <text:p>1082.16</text:p>
          </table:table-cell>
          <table:table-cell office:value-type="float" office:value="14.26">
            <text:p>14.26</text:p>
          </table:table-cell>
          <table:table-cell office:value-type="float" office:value="75.8877980364656">
            <text:p>75.8877980365</text:p>
          </table:table-cell>
          <table:table-cell office:value-type="float" office:value="0.0471372549019608">
            <text:p>0.0471372549</text:p>
          </table:table-cell>
          <table:table-cell office:value-type="float" office:value="1.18635607321132">
            <text:p>1.186356073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11.22">
            <text:p>11.22</text:p>
          </table:table-cell>
          <table:table-cell office:value-type="float" office:value="255">
            <text:p>255</text:p>
          </table:table-cell>
          <table:table-cell office:value-type="float" office:value="1009.89">
            <text:p>1009.89</text:p>
          </table:table-cell>
          <table:table-cell office:value-type="float" office:value="14.38">
            <text:p>14.38</text:p>
          </table:table-cell>
          <table:table-cell office:value-type="float" office:value="70.2287899860918">
            <text:p>70.2287899861</text:p>
          </table:table-cell>
          <table:table-cell office:value-type="float" office:value="0.044">
            <text:p>0.044</text:p>
          </table:table-cell>
          <table:table-cell office:value-type="float" office:value="1.28163992869875">
            <text:p>1.2816399287</text:p>
          </table:table-cell>
          <table:table-cell/>
          <table:table-cell office:value-type="string">
            <text:p>6471</text:p>
          </table:table-cell>
          <table:table-cell office:value-type="string">
            <text:p>6879</text:p>
          </table:table-cell>
          <table:table-cell office:value-type="float" office:value="11.25">
            <text:p>11.25</text:p>
          </table:table-cell>
          <table:table-cell office:value-type="float" office:value="255">
            <text:p>255</text:p>
          </table:table-cell>
          <table:table-cell office:value-type="float" office:value="1012.23">
            <text:p>1012.23</text:p>
          </table:table-cell>
          <table:table-cell office:value-type="float" office:value="14.38">
            <text:p>14.38</text:p>
          </table:table-cell>
          <table:table-cell office:value-type="float" office:value="70.3915159944367">
            <text:p>70.3915159944</text:p>
          </table:table-cell>
          <table:table-cell office:value-type="float" office:value="0.0441176470588235">
            <text:p>0.0441176471</text:p>
          </table:table-cell>
          <table:table-cell office:value-type="float" office:value="1.27822222222222">
            <text:p>1.27822222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16.75">
            <text:p>16.75</text:p>
          </table:table-cell>
          <table:table-cell office:value-type="float" office:value="8">
            <text:p>8</text:p>
          </table:table-cell>
          <table:table-cell office:value-type="float" office:value="1507.59">
            <text:p>1507.59</text:p>
          </table:table-cell>
          <table:table-cell office:value-type="float" office:value="192.2">
            <text:p>192.2</text:p>
          </table:table-cell>
          <table:table-cell office:value-type="float" office:value="7.84386056191467">
            <text:p>7.8438605619</text:p>
          </table:table-cell>
          <table:table-cell office:value-type="float" office:value="2.09375">
            <text:p>2.09375</text:p>
          </table:table-cell>
          <table:table-cell office:value-type="float" office:value="11.4746268656716">
            <text:p>11.4746268657</text:p>
          </table:table-cell>
          <table:table-cell/>
          <table:table-cell office:value-type="string">
            <text:p>6674</text:p>
          </table:table-cell>
          <table:table-cell office:value-type="string">
            <text:p>6879</text:p>
          </table:table-cell>
          <table:table-cell office:value-type="float" office:value="19.8">
            <text:p>19.8</text:p>
          </table:table-cell>
          <table:table-cell office:value-type="float" office:value="8">
            <text:p>8</text:p>
          </table:table-cell>
          <table:table-cell office:value-type="float" office:value="1782">
            <text:p>1782</text:p>
          </table:table-cell>
          <table:table-cell office:value-type="float" office:value="192.2">
            <text:p>192.2</text:p>
          </table:table-cell>
          <table:table-cell office:value-type="float" office:value="9.27159209157128">
            <text:p>9.2715920916</text:p>
          </table:table-cell>
          <table:table-cell office:value-type="float" office:value="2.475">
            <text:p>2.475</text:p>
          </table:table-cell>
          <table:table-cell office:value-type="float" office:value="9.70707070707071">
            <text:p>9.7070707071</text:p>
          </table:table-cell>
          <table:table-cell table:number-columns-repeated="1005"/>
        </table:table-row>
        <table:table-row table:style-name="ro1">
          <table:table-cell office:value-type="string">
            <text:p>6892</text:p>
          </table:table-cell>
          <table:table-cell office:value-type="string">
            <text:p>6087</text:p>
          </table:table-cell>
          <table:table-cell office:value-type="float" office:value="6.91">
            <text:p>6.91</text:p>
          </table:table-cell>
          <table:table-cell office:value-type="float" office:value="6">
            <text:p>6</text:p>
          </table:table-cell>
          <table:table-cell office:value-type="float" office:value="622.26">
            <text:p>622.26</text:p>
          </table:table-cell>
          <table:table-cell office:value-type="float" office:value="286.2">
            <text:p>286.2</text:p>
          </table:table-cell>
          <table:table-cell office:value-type="float" office:value="2.17421383647799">
            <text:p>2.1742138365</text:p>
          </table:table-cell>
          <table:table-cell office:value-type="float" office:value="1.15166666666667">
            <text:p>1.1516666667</text:p>
          </table:table-cell>
          <table:table-cell office:value-type="float" office:value="41.4182344428365">
            <text:p>41.4182344428</text:p>
          </table:table-cell>
          <table:table-cell/>
          <table:table-cell office:value-type="string">
            <text:p>6087</text:p>
          </table:table-cell>
          <table:table-cell office:value-type="string">
            <text:p>6892</text:p>
          </table:table-cell>
          <table:table-cell office:value-type="float" office:value="6.81">
            <text:p>6.81</text:p>
          </table:table-cell>
          <table:table-cell office:value-type="float" office:value="6">
            <text:p>6</text:p>
          </table:table-cell>
          <table:table-cell office:value-type="float" office:value="613.26">
            <text:p>613.26</text:p>
          </table:table-cell>
          <table:table-cell office:value-type="float" office:value="286.2">
            <text:p>286.2</text:p>
          </table:table-cell>
          <table:table-cell office:value-type="float" office:value="2.14276729559748">
            <text:p>2.1427672956</text:p>
          </table:table-cell>
          <table:table-cell office:value-type="float" office:value="1.135">
            <text:p>1.135</text:p>
          </table:table-cell>
          <table:table-cell office:value-type="float" office:value="42.0264317180617">
            <text:p>42.02643171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13.32">
            <text:p>13.32</text:p>
          </table:table-cell>
          <table:table-cell office:value-type="float" office:value="7">
            <text:p>7</text:p>
          </table:table-cell>
          <table:table-cell office:value-type="float" office:value="1198.8">
            <text:p>1198.8</text:p>
          </table:table-cell>
          <table:table-cell office:value-type="float" office:value="91.71">
            <text:p>91.71</text:p>
          </table:table-cell>
          <table:table-cell office:value-type="float" office:value="13.0716388616291">
            <text:p>13.0716388616</text:p>
          </table:table-cell>
          <table:table-cell office:value-type="float" office:value="1.90285714285714">
            <text:p>1.9028571429</text:p>
          </table:table-cell>
          <table:table-cell office:value-type="float" office:value="6.88513513513513">
            <text:p>6.8851351351</text:p>
          </table:table-cell>
          <table:table-cell/>
          <table:table-cell office:value-type="string">
            <text:p>6182</text:p>
          </table:table-cell>
          <table:table-cell office:value-type="string">
            <text:p>6892</text:p>
          </table:table-cell>
          <table:table-cell office:value-type="float" office:value="13.37">
            <text:p>13.37</text:p>
          </table:table-cell>
          <table:table-cell office:value-type="float" office:value="8">
            <text:p>8</text:p>
          </table:table-cell>
          <table:table-cell office:value-type="float" office:value="1203.66">
            <text:p>1203.66</text:p>
          </table:table-cell>
          <table:table-cell office:value-type="float" office:value="91.71">
            <text:p>91.71</text:p>
          </table:table-cell>
          <table:table-cell office:value-type="float" office:value="13.1246319921492">
            <text:p>13.1246319921</text:p>
          </table:table-cell>
          <table:table-cell office:value-type="float" office:value="1.67125">
            <text:p>1.67125</text:p>
          </table:table-cell>
          <table:table-cell office:value-type="float" office:value="6.85938668661182">
            <text:p>6.859386686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7.08">
            <text:p>7.08</text:p>
          </table:table-cell>
          <table:table-cell office:value-type="float" office:value="10">
            <text:p>10</text:p>
          </table:table-cell>
          <table:table-cell office:value-type="float" office:value="637.38">
            <text:p>637.38</text:p>
          </table:table-cell>
          <table:table-cell office:value-type="float" office:value="335.37">
            <text:p>335.37</text:p>
          </table:table-cell>
          <table:table-cell office:value-type="float" office:value="1.90052777529296">
            <text:p>1.9005277753</text:p>
          </table:table-cell>
          <table:table-cell office:value-type="float" office:value="0.708">
            <text:p>0.708</text:p>
          </table:table-cell>
          <table:table-cell office:value-type="float" office:value="47.3686440677966">
            <text:p>47.3686440678</text:p>
          </table:table-cell>
          <table:table-cell/>
          <table:table-cell office:value-type="string">
            <text:p>6214</text:p>
          </table:table-cell>
          <table:table-cell office:value-type="string">
            <text:p>6892</text:p>
          </table:table-cell>
          <table:table-cell office:value-type="float" office:value="7.2">
            <text:p>7.2</text:p>
          </table:table-cell>
          <table:table-cell office:value-type="float" office:value="10">
            <text:p>10</text:p>
          </table:table-cell>
          <table:table-cell office:value-type="float" office:value="647.55">
            <text:p>647.55</text:p>
          </table:table-cell>
          <table:table-cell office:value-type="float" office:value="335.37">
            <text:p>335.37</text:p>
          </table:table-cell>
          <table:table-cell office:value-type="float" office:value="1.93085249127829">
            <text:p>1.9308524913</text:p>
          </table:table-cell>
          <table:table-cell office:value-type="float" office:value="0.72">
            <text:p>0.72</text:p>
          </table:table-cell>
          <table:table-cell office:value-type="float" office:value="46.5791666666667">
            <text:p>46.57916666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12.76">
            <text:p>12.76</text:p>
          </table:table-cell>
          <table:table-cell office:value-type="float" office:value="5">
            <text:p>5</text:p>
          </table:table-cell>
          <table:table-cell office:value-type="float" office:value="1147.95">
            <text:p>1147.95</text:p>
          </table:table-cell>
          <table:table-cell office:value-type="float" office:value="288.66">
            <text:p>288.66</text:p>
          </table:table-cell>
          <table:table-cell office:value-type="float" office:value="3.97682394512575">
            <text:p>3.9768239451</text:p>
          </table:table-cell>
          <table:table-cell office:value-type="float" office:value="2.552">
            <text:p>2.552</text:p>
          </table:table-cell>
          <table:table-cell office:value-type="float" office:value="22.6222570532915">
            <text:p>22.6222570533</text:p>
          </table:table-cell>
          <table:table-cell/>
          <table:table-cell office:value-type="string">
            <text:p>6382</text:p>
          </table:table-cell>
          <table:table-cell office:value-type="string">
            <text:p>6892</text:p>
          </table:table-cell>
          <table:table-cell office:value-type="float" office:value="12.77">
            <text:p>12.77</text:p>
          </table:table-cell>
          <table:table-cell office:value-type="float" office:value="5">
            <text:p>5</text:p>
          </table:table-cell>
          <table:table-cell office:value-type="float" office:value="1149.39">
            <text:p>1149.39</text:p>
          </table:table-cell>
          <table:table-cell office:value-type="float" office:value="288.66">
            <text:p>288.66</text:p>
          </table:table-cell>
          <table:table-cell office:value-type="float" office:value="3.98181251299106">
            <text:p>3.981812513</text:p>
          </table:table-cell>
          <table:table-cell office:value-type="float" office:value="2.554">
            <text:p>2.554</text:p>
          </table:table-cell>
          <table:table-cell office:value-type="float" office:value="22.6045418950666">
            <text:p>22.604541895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7.34">
            <text:p>7.34</text:p>
          </table:table-cell>
          <table:table-cell office:value-type="float" office:value="11">
            <text:p>11</text:p>
          </table:table-cell>
          <table:table-cell office:value-type="float" office:value="660.51">
            <text:p>660.51</text:p>
          </table:table-cell>
          <table:table-cell office:value-type="float" office:value="285.28">
            <text:p>285.28</text:p>
          </table:table-cell>
          <table:table-cell office:value-type="float" office:value="2.31530426247897">
            <text:p>2.3153042625</text:p>
          </table:table-cell>
          <table:table-cell office:value-type="float" office:value="0.667272727272727">
            <text:p>0.6672727273</text:p>
          </table:table-cell>
          <table:table-cell office:value-type="float" office:value="38.866485013624">
            <text:p>38.8664850136</text:p>
          </table:table-cell>
          <table:table-cell/>
          <table:table-cell office:value-type="string">
            <text:p>6405</text:p>
          </table:table-cell>
          <table:table-cell office:value-type="string">
            <text:p>6892</text:p>
          </table:table-cell>
          <table:table-cell office:value-type="float" office:value="7.38">
            <text:p>7.38</text:p>
          </table:table-cell>
          <table:table-cell office:value-type="float" office:value="10">
            <text:p>10</text:p>
          </table:table-cell>
          <table:table-cell office:value-type="float" office:value="664.2">
            <text:p>664.2</text:p>
          </table:table-cell>
          <table:table-cell office:value-type="float" office:value="285.28">
            <text:p>285.28</text:p>
          </table:table-cell>
          <table:table-cell office:value-type="float" office:value="2.32823892316321">
            <text:p>2.3282389232</text:p>
          </table:table-cell>
          <table:table-cell office:value-type="float" office:value="0.738">
            <text:p>0.738</text:p>
          </table:table-cell>
          <table:table-cell office:value-type="float" office:value="38.6558265582656">
            <text:p>38.655826558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9.73">
            <text:p>89.73</text:p>
          </table:table-cell>
          <table:table-cell office:value-type="float" office:value="1.88">
            <text:p>1.88</text:p>
          </table:table-cell>
          <table:table-cell office:value-type="float" office:value="47.7287234042553">
            <text:p>47.7287234043</text:p>
          </table:table-cell>
          <table:table-cell office:value-type="float" office:value="0.166666666666667">
            <text:p>0.1666666667</text:p>
          </table:table-cell>
          <table:table-cell office:value-type="float" office:value="1.88">
            <text:p>1.88</text:p>
          </table:table-cell>
          <table:table-cell/>
          <table:table-cell office:value-type="string">
            <text:p>6423</text:p>
          </table:table-cell>
          <table:table-cell office:value-type="string">
            <text:p>6892</text:p>
          </table:table-cell>
          <table:table-cell office:value-type="float" office:value="1.12">
            <text:p>1.12</text:p>
          </table:table-cell>
          <table:table-cell office:value-type="float" office:value="7">
            <text:p>7</text:p>
          </table:table-cell>
          <table:table-cell office:value-type="float" office:value="101.07">
            <text:p>101.07</text:p>
          </table:table-cell>
          <table:table-cell office:value-type="float" office:value="1.88">
            <text:p>1.88</text:p>
          </table:table-cell>
          <table:table-cell office:value-type="float" office:value="53.7606382978723">
            <text:p>53.7606382979</text:p>
          </table:table-cell>
          <table:table-cell office:value-type="float" office:value="0.16">
            <text:p>0.16</text:p>
          </table:table-cell>
          <table:table-cell office:value-type="float" office:value="1.67857142857143">
            <text:p>1.67857142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7.18">
            <text:p>7.18</text:p>
          </table:table-cell>
          <table:table-cell office:value-type="float" office:value="8">
            <text:p>8</text:p>
          </table:table-cell>
          <table:table-cell office:value-type="float" office:value="646.02">
            <text:p>646.02</text:p>
          </table:table-cell>
          <table:table-cell office:value-type="float" office:value="284.87">
            <text:p>284.87</text:p>
          </table:table-cell>
          <table:table-cell office:value-type="float" office:value="2.26777126408537">
            <text:p>2.2677712641</text:p>
          </table:table-cell>
          <table:table-cell office:value-type="float" office:value="0.8975">
            <text:p>0.8975</text:p>
          </table:table-cell>
          <table:table-cell office:value-type="float" office:value="39.6754874651811">
            <text:p>39.6754874652</text:p>
          </table:table-cell>
          <table:table-cell/>
          <table:table-cell office:value-type="string">
            <text:p>6451</text:p>
          </table:table-cell>
          <table:table-cell office:value-type="string">
            <text:p>6892</text:p>
          </table:table-cell>
          <table:table-cell office:value-type="float" office:value="7.27">
            <text:p>7.27</text:p>
          </table:table-cell>
          <table:table-cell office:value-type="float" office:value="11">
            <text:p>11</text:p>
          </table:table-cell>
          <table:table-cell office:value-type="float" office:value="654.48">
            <text:p>654.48</text:p>
          </table:table-cell>
          <table:table-cell office:value-type="float" office:value="284.87">
            <text:p>284.87</text:p>
          </table:table-cell>
          <table:table-cell office:value-type="float" office:value="2.29746902095693">
            <text:p>2.297469021</text:p>
          </table:table-cell>
          <table:table-cell office:value-type="float" office:value="0.660909090909091">
            <text:p>0.6609090909</text:p>
          </table:table-cell>
          <table:table-cell office:value-type="float" office:value="39.1843191196699">
            <text:p>39.184319119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4.43">
            <text:p>14.43</text:p>
          </table:table-cell>
          <table:table-cell office:value-type="float" office:value="9">
            <text:p>9</text:p>
          </table:table-cell>
          <table:table-cell office:value-type="float" office:value="1298.7">
            <text:p>1298.7</text:p>
          </table:table-cell>
          <table:table-cell office:value-type="float" office:value="206.88">
            <text:p>206.88</text:p>
          </table:table-cell>
          <table:table-cell office:value-type="float" office:value="6.27755220417634">
            <text:p>6.2775522042</text:p>
          </table:table-cell>
          <table:table-cell office:value-type="float" office:value="1.60333333333333">
            <text:p>1.6033333333</text:p>
          </table:table-cell>
          <table:table-cell office:value-type="float" office:value="14.3367983367983">
            <text:p>14.3367983368</text:p>
          </table:table-cell>
          <table:table-cell/>
          <table:table-cell office:value-type="string">
            <text:p>6499</text:p>
          </table:table-cell>
          <table:table-cell office:value-type="string">
            <text:p>6892</text:p>
          </table:table-cell>
          <table:table-cell office:value-type="float" office:value="14.56">
            <text:p>14.56</text:p>
          </table:table-cell>
          <table:table-cell office:value-type="float" office:value="10">
            <text:p>10</text:p>
          </table:table-cell>
          <table:table-cell office:value-type="float" office:value="1310.04">
            <text:p>1310.04</text:p>
          </table:table-cell>
          <table:table-cell office:value-type="float" office:value="206.88">
            <text:p>206.88</text:p>
          </table:table-cell>
          <table:table-cell office:value-type="float" office:value="6.33236658932715">
            <text:p>6.3323665893</text:p>
          </table:table-cell>
          <table:table-cell office:value-type="float" office:value="1.456">
            <text:p>1.456</text:p>
          </table:table-cell>
          <table:table-cell office:value-type="float" office:value="14.2087912087912">
            <text:p>14.20879120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12.07">
            <text:p>12.07</text:p>
          </table:table-cell>
          <table:table-cell office:value-type="float" office:value="7">
            <text:p>7</text:p>
          </table:table-cell>
          <table:table-cell office:value-type="float" office:value="1086.75">
            <text:p>1086.75</text:p>
          </table:table-cell>
          <table:table-cell office:value-type="float" office:value="309.47">
            <text:p>309.47</text:p>
          </table:table-cell>
          <table:table-cell office:value-type="float" office:value="3.51164894820176">
            <text:p>3.5116489482</text:p>
          </table:table-cell>
          <table:table-cell office:value-type="float" office:value="1.72428571428571">
            <text:p>1.7242857143</text:p>
          </table:table-cell>
          <table:table-cell office:value-type="float" office:value="25.6396023198012">
            <text:p>25.6396023198</text:p>
          </table:table-cell>
          <table:table-cell/>
          <table:table-cell office:value-type="string">
            <text:p>6501</text:p>
          </table:table-cell>
          <table:table-cell office:value-type="string">
            <text:p>6892</text:p>
          </table:table-cell>
          <table:table-cell office:value-type="float" office:value="12.16">
            <text:p>12.16</text:p>
          </table:table-cell>
          <table:table-cell office:value-type="float" office:value="9">
            <text:p>9</text:p>
          </table:table-cell>
          <table:table-cell office:value-type="float" office:value="1094.49">
            <text:p>1094.49</text:p>
          </table:table-cell>
          <table:table-cell office:value-type="float" office:value="309.47">
            <text:p>309.47</text:p>
          </table:table-cell>
          <table:table-cell office:value-type="float" office:value="3.53665945002747">
            <text:p>3.53665945</text:p>
          </table:table-cell>
          <table:table-cell office:value-type="float" office:value="1.35111111111111">
            <text:p>1.3511111111</text:p>
          </table:table-cell>
          <table:table-cell office:value-type="float" office:value="25.4498355263158">
            <text:p>25.44983552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9.93">
            <text:p>9.93</text:p>
          </table:table-cell>
          <table:table-cell office:value-type="float" office:value="8">
            <text:p>8</text:p>
          </table:table-cell>
          <table:table-cell office:value-type="float" office:value="893.43">
            <text:p>893.43</text:p>
          </table:table-cell>
          <table:table-cell office:value-type="float" office:value="220.18">
            <text:p>220.18</text:p>
          </table:table-cell>
          <table:table-cell office:value-type="float" office:value="4.05772549732037">
            <text:p>4.0577254973</text:p>
          </table:table-cell>
          <table:table-cell office:value-type="float" office:value="1.24125">
            <text:p>1.24125</text:p>
          </table:table-cell>
          <table:table-cell office:value-type="float" office:value="22.1732124874119">
            <text:p>22.1732124874</text:p>
          </table:table-cell>
          <table:table-cell/>
          <table:table-cell office:value-type="string">
            <text:p>6512</text:p>
          </table:table-cell>
          <table:table-cell office:value-type="string">
            <text:p>6892</text:p>
          </table:table-cell>
          <table:table-cell office:value-type="float" office:value="9.94">
            <text:p>9.94</text:p>
          </table:table-cell>
          <table:table-cell office:value-type="float" office:value="7">
            <text:p>7</text:p>
          </table:table-cell>
          <table:table-cell office:value-type="float" office:value="894.15">
            <text:p>894.15</text:p>
          </table:table-cell>
          <table:table-cell office:value-type="float" office:value="220.18">
            <text:p>220.18</text:p>
          </table:table-cell>
          <table:table-cell office:value-type="float" office:value="4.06099554909619">
            <text:p>4.0609955491</text:p>
          </table:table-cell>
          <table:table-cell office:value-type="float" office:value="1.42">
            <text:p>1.42</text:p>
          </table:table-cell>
          <table:table-cell office:value-type="float" office:value="22.1509054325956">
            <text:p>22.150905432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9.17">
            <text:p>9.17</text:p>
          </table:table-cell>
          <table:table-cell office:value-type="float" office:value="9">
            <text:p>9</text:p>
          </table:table-cell>
          <table:table-cell office:value-type="float" office:value="825.66">
            <text:p>825.66</text:p>
          </table:table-cell>
          <table:table-cell office:value-type="float" office:value="342.52">
            <text:p>342.52</text:p>
          </table:table-cell>
          <table:table-cell office:value-type="float" office:value="2.41054536961345">
            <text:p>2.4105453696</text:p>
          </table:table-cell>
          <table:table-cell office:value-type="float" office:value="1.01888888888889">
            <text:p>1.0188888889</text:p>
          </table:table-cell>
          <table:table-cell office:value-type="float" office:value="37.3522355507088">
            <text:p>37.3522355507</text:p>
          </table:table-cell>
          <table:table-cell/>
          <table:table-cell office:value-type="string">
            <text:p>6515</text:p>
          </table:table-cell>
          <table:table-cell office:value-type="string">
            <text:p>6892</text:p>
          </table:table-cell>
          <table:table-cell office:value-type="float" office:value="9.22">
            <text:p>9.22</text:p>
          </table:table-cell>
          <table:table-cell office:value-type="float" office:value="10">
            <text:p>10</text:p>
          </table:table-cell>
          <table:table-cell office:value-type="float" office:value="829.89">
            <text:p>829.89</text:p>
          </table:table-cell>
          <table:table-cell office:value-type="float" office:value="342.52">
            <text:p>342.52</text:p>
          </table:table-cell>
          <table:table-cell office:value-type="float" office:value="2.42289501342987">
            <text:p>2.4228950134</text:p>
          </table:table-cell>
          <table:table-cell office:value-type="float" office:value="0.922">
            <text:p>0.922</text:p>
          </table:table-cell>
          <table:table-cell office:value-type="float" office:value="37.1496746203904">
            <text:p>37.149674620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10.19">
            <text:p>10.19</text:p>
          </table:table-cell>
          <table:table-cell office:value-type="float" office:value="9">
            <text:p>9</text:p>
          </table:table-cell>
          <table:table-cell office:value-type="float" office:value="917.37">
            <text:p>917.37</text:p>
          </table:table-cell>
          <table:table-cell office:value-type="float" office:value="342.44">
            <text:p>342.44</text:p>
          </table:table-cell>
          <table:table-cell office:value-type="float" office:value="2.67892185492349">
            <text:p>2.6789218549</text:p>
          </table:table-cell>
          <table:table-cell office:value-type="float" office:value="1.13222222222222">
            <text:p>1.1322222222</text:p>
          </table:table-cell>
          <table:table-cell office:value-type="float" office:value="33.6054955839058">
            <text:p>33.6054955839</text:p>
          </table:table-cell>
          <table:table-cell/>
          <table:table-cell office:value-type="string">
            <text:p>6516</text:p>
          </table:table-cell>
          <table:table-cell office:value-type="string">
            <text:p>6892</text:p>
          </table:table-cell>
          <table:table-cell office:value-type="float" office:value="10.2">
            <text:p>10.2</text:p>
          </table:table-cell>
          <table:table-cell office:value-type="float" office:value="10">
            <text:p>10</text:p>
          </table:table-cell>
          <table:table-cell office:value-type="float" office:value="918.09">
            <text:p>918.09</text:p>
          </table:table-cell>
          <table:table-cell office:value-type="float" office:value="342.44">
            <text:p>342.44</text:p>
          </table:table-cell>
          <table:table-cell office:value-type="float" office:value="2.68102441303586">
            <text:p>2.681024413</text:p>
          </table:table-cell>
          <table:table-cell office:value-type="float" office:value="1.02">
            <text:p>1.02</text:p>
          </table:table-cell>
          <table:table-cell office:value-type="float" office:value="33.5725490196078">
            <text:p>33.572549019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15.66">
            <text:p>15.66</text:p>
          </table:table-cell>
          <table:table-cell office:value-type="float" office:value="7">
            <text:p>7</text:p>
          </table:table-cell>
          <table:table-cell office:value-type="float" office:value="1409.31">
            <text:p>1409.31</text:p>
          </table:table-cell>
          <table:table-cell office:value-type="float" office:value="7.44">
            <text:p>7.44</text:p>
          </table:table-cell>
          <table:table-cell office:value-type="float" office:value="189.423387096774">
            <text:p>189.4233870968</text:p>
          </table:table-cell>
          <table:table-cell office:value-type="float" office:value="2.23714285714286">
            <text:p>2.2371428571</text:p>
          </table:table-cell>
          <table:table-cell office:value-type="float" office:value="0.475095785440613">
            <text:p>0.4750957854</text:p>
          </table:table-cell>
          <table:table-cell/>
          <table:table-cell office:value-type="string">
            <text:p>6519</text:p>
          </table:table-cell>
          <table:table-cell office:value-type="string">
            <text:p>6892</text:p>
          </table:table-cell>
          <table:table-cell office:value-type="float" office:value="15.63">
            <text:p>15.63</text:p>
          </table:table-cell>
          <table:table-cell office:value-type="float" office:value="8">
            <text:p>8</text:p>
          </table:table-cell>
          <table:table-cell office:value-type="float" office:value="1407.15">
            <text:p>1407.15</text:p>
          </table:table-cell>
          <table:table-cell office:value-type="float" office:value="7.44">
            <text:p>7.44</text:p>
          </table:table-cell>
          <table:table-cell office:value-type="float" office:value="189.133064516129">
            <text:p>189.1330645161</text:p>
          </table:table-cell>
          <table:table-cell office:value-type="float" office:value="1.95375">
            <text:p>1.95375</text:p>
          </table:table-cell>
          <table:table-cell office:value-type="float" office:value="0.476007677543186">
            <text:p>0.47600767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6.14">
            <text:p>16.14</text:p>
          </table:table-cell>
          <table:table-cell office:value-type="float" office:value="7">
            <text:p>7</text:p>
          </table:table-cell>
          <table:table-cell office:value-type="float" office:value="1452.69">
            <text:p>1452.69</text:p>
          </table:table-cell>
          <table:table-cell office:value-type="float" office:value="103.89">
            <text:p>103.89</text:p>
          </table:table-cell>
          <table:table-cell office:value-type="float" office:value="13.9829627490615">
            <text:p>13.9829627491</text:p>
          </table:table-cell>
          <table:table-cell office:value-type="float" office:value="2.30571428571429">
            <text:p>2.3057142857</text:p>
          </table:table-cell>
          <table:table-cell office:value-type="float" office:value="6.4368029739777">
            <text:p>6.436802974</text:p>
          </table:table-cell>
          <table:table-cell/>
          <table:table-cell office:value-type="string">
            <text:p>6532</text:p>
          </table:table-cell>
          <table:table-cell office:value-type="string">
            <text:p>6892</text:p>
          </table:table-cell>
          <table:table-cell office:value-type="float" office:value="16.17">
            <text:p>16.17</text:p>
          </table:table-cell>
          <table:table-cell office:value-type="float" office:value="8">
            <text:p>8</text:p>
          </table:table-cell>
          <table:table-cell office:value-type="float" office:value="1455.39">
            <text:p>1455.39</text:p>
          </table:table-cell>
          <table:table-cell office:value-type="float" office:value="103.89">
            <text:p>103.89</text:p>
          </table:table-cell>
          <table:table-cell office:value-type="float" office:value="14.0089517759168">
            <text:p>14.0089517759</text:p>
          </table:table-cell>
          <table:table-cell office:value-type="float" office:value="2.02125">
            <text:p>2.02125</text:p>
          </table:table-cell>
          <table:table-cell office:value-type="float" office:value="6.42486085343228">
            <text:p>6.42486085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13.13">
            <text:p>13.13</text:p>
          </table:table-cell>
          <table:table-cell office:value-type="float" office:value="9">
            <text:p>9</text:p>
          </table:table-cell>
          <table:table-cell office:value-type="float" office:value="1182.06">
            <text:p>1182.06</text:p>
          </table:table-cell>
          <table:table-cell office:value-type="float" office:value="194.68">
            <text:p>194.68</text:p>
          </table:table-cell>
          <table:table-cell office:value-type="float" office:value="6.07181014998973">
            <text:p>6.07181015</text:p>
          </table:table-cell>
          <table:table-cell office:value-type="float" office:value="1.45888888888889">
            <text:p>1.4588888889</text:p>
          </table:table-cell>
          <table:table-cell office:value-type="float" office:value="14.8271134805788">
            <text:p>14.8271134806</text:p>
          </table:table-cell>
          <table:table-cell/>
          <table:table-cell office:value-type="string">
            <text:p>6552</text:p>
          </table:table-cell>
          <table:table-cell office:value-type="string">
            <text:p>6892</text:p>
          </table:table-cell>
          <table:table-cell office:value-type="float" office:value="13.15">
            <text:p>13.15</text:p>
          </table:table-cell>
          <table:table-cell office:value-type="float" office:value="8">
            <text:p>8</text:p>
          </table:table-cell>
          <table:table-cell office:value-type="float" office:value="1183.95">
            <text:p>1183.95</text:p>
          </table:table-cell>
          <table:table-cell office:value-type="float" office:value="194.68">
            <text:p>194.68</text:p>
          </table:table-cell>
          <table:table-cell office:value-type="float" office:value="6.08151838915143">
            <text:p>6.0815183892</text:p>
          </table:table-cell>
          <table:table-cell office:value-type="float" office:value="1.64375">
            <text:p>1.64375</text:p>
          </table:table-cell>
          <table:table-cell office:value-type="float" office:value="14.8045627376426">
            <text:p>14.80456273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7.06">
            <text:p>7.06</text:p>
          </table:table-cell>
          <table:table-cell office:value-type="float" office:value="8">
            <text:p>8</text:p>
          </table:table-cell>
          <table:table-cell office:value-type="float" office:value="635.49">
            <text:p>635.49</text:p>
          </table:table-cell>
          <table:table-cell office:value-type="float" office:value="284.53">
            <text:p>284.53</text:p>
          </table:table-cell>
          <table:table-cell office:value-type="float" office:value="2.23347274452606">
            <text:p>2.2334727445</text:p>
          </table:table-cell>
          <table:table-cell office:value-type="float" office:value="0.8825">
            <text:p>0.8825</text:p>
          </table:table-cell>
          <table:table-cell office:value-type="float" office:value="40.3016997167139">
            <text:p>40.3016997167</text:p>
          </table:table-cell>
          <table:table-cell/>
          <table:table-cell office:value-type="string">
            <text:p>6559</text:p>
          </table:table-cell>
          <table:table-cell office:value-type="string">
            <text:p>6892</text:p>
          </table:table-cell>
          <table:table-cell office:value-type="float" office:value="7.14">
            <text:p>7.14</text:p>
          </table:table-cell>
          <table:table-cell office:value-type="float" office:value="11">
            <text:p>11</text:p>
          </table:table-cell>
          <table:table-cell office:value-type="float" office:value="642.69">
            <text:p>642.69</text:p>
          </table:table-cell>
          <table:table-cell office:value-type="float" office:value="284.53">
            <text:p>284.53</text:p>
          </table:table-cell>
          <table:table-cell office:value-type="float" office:value="2.25877763328999">
            <text:p>2.2587776333</text:p>
          </table:table-cell>
          <table:table-cell office:value-type="float" office:value="0.649090909090909">
            <text:p>0.6490909091</text:p>
          </table:table-cell>
          <table:table-cell office:value-type="float" office:value="39.8501400560224">
            <text:p>39.8501400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9.88">
            <text:p>9.88</text:p>
          </table:table-cell>
          <table:table-cell office:value-type="float" office:value="6">
            <text:p>6</text:p>
          </table:table-cell>
          <table:table-cell office:value-type="float" office:value="889.38">
            <text:p>889.38</text:p>
          </table:table-cell>
          <table:table-cell office:value-type="float" office:value="228.5">
            <text:p>228.5</text:p>
          </table:table-cell>
          <table:table-cell office:value-type="float" office:value="3.89225382932166">
            <text:p>3.8922538293</text:p>
          </table:table-cell>
          <table:table-cell office:value-type="float" office:value="1.64666666666667">
            <text:p>1.6466666667</text:p>
          </table:table-cell>
          <table:table-cell office:value-type="float" office:value="23.1275303643725">
            <text:p>23.1275303644</text:p>
          </table:table-cell>
          <table:table-cell/>
          <table:table-cell office:value-type="string">
            <text:p>6609</text:p>
          </table:table-cell>
          <table:table-cell office:value-type="string">
            <text:p>6892</text:p>
          </table:table-cell>
          <table:table-cell office:value-type="float" office:value="9.86">
            <text:p>9.86</text:p>
          </table:table-cell>
          <table:table-cell office:value-type="float" office:value="7">
            <text:p>7</text:p>
          </table:table-cell>
          <table:table-cell office:value-type="float" office:value="887.22">
            <text:p>887.22</text:p>
          </table:table-cell>
          <table:table-cell office:value-type="float" office:value="228.5">
            <text:p>228.5</text:p>
          </table:table-cell>
          <table:table-cell office:value-type="float" office:value="3.88280087527352">
            <text:p>3.8828008753</text:p>
          </table:table-cell>
          <table:table-cell office:value-type="float" office:value="1.40857142857143">
            <text:p>1.4085714286</text:p>
          </table:table-cell>
          <table:table-cell office:value-type="float" office:value="23.1744421906694">
            <text:p>23.17444219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7.96">
            <text:p>7.96</text:p>
          </table:table-cell>
          <table:table-cell office:value-type="float" office:value="8">
            <text:p>8</text:p>
          </table:table-cell>
          <table:table-cell office:value-type="float" office:value="716.67">
            <text:p>716.67</text:p>
          </table:table-cell>
          <table:table-cell office:value-type="float" office:value="270.16">
            <text:p>270.16</text:p>
          </table:table-cell>
          <table:table-cell office:value-type="float" office:value="2.65276132662126">
            <text:p>2.6527613266</text:p>
          </table:table-cell>
          <table:table-cell office:value-type="float" office:value="0.995">
            <text:p>0.995</text:p>
          </table:table-cell>
          <table:table-cell office:value-type="float" office:value="33.9396984924623">
            <text:p>33.9396984925</text:p>
          </table:table-cell>
          <table:table-cell/>
          <table:table-cell office:value-type="string">
            <text:p>6647</text:p>
          </table:table-cell>
          <table:table-cell office:value-type="string">
            <text:p>6892</text:p>
          </table:table-cell>
          <table:table-cell office:value-type="float" office:value="7.97">
            <text:p>7.97</text:p>
          </table:table-cell>
          <table:table-cell office:value-type="float" office:value="10">
            <text:p>10</text:p>
          </table:table-cell>
          <table:table-cell office:value-type="float" office:value="717.66">
            <text:p>717.66</text:p>
          </table:table-cell>
          <table:table-cell office:value-type="float" office:value="270.16">
            <text:p>270.16</text:p>
          </table:table-cell>
          <table:table-cell office:value-type="float" office:value="2.65642582173527">
            <text:p>2.6564258217</text:p>
          </table:table-cell>
          <table:table-cell office:value-type="float" office:value="0.797">
            <text:p>0.797</text:p>
          </table:table-cell>
          <table:table-cell office:value-type="float" office:value="33.8971141781681">
            <text:p>33.897114178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11.96">
            <text:p>11.96</text:p>
          </table:table-cell>
          <table:table-cell office:value-type="float" office:value="12">
            <text:p>12</text:p>
          </table:table-cell>
          <table:table-cell office:value-type="float" office:value="1076.31">
            <text:p>1076.31</text:p>
          </table:table-cell>
          <table:table-cell office:value-type="float" office:value="335.77">
            <text:p>335.77</text:p>
          </table:table-cell>
          <table:table-cell office:value-type="float" office:value="3.20549781100158">
            <text:p>3.205497811</text:p>
          </table:table-cell>
          <table:table-cell office:value-type="float" office:value="0.996666666666667">
            <text:p>0.9966666667</text:p>
          </table:table-cell>
          <table:table-cell office:value-type="float" office:value="28.0744147157191">
            <text:p>28.0744147157</text:p>
          </table:table-cell>
          <table:table-cell/>
          <table:table-cell office:value-type="string">
            <text:p>6670</text:p>
          </table:table-cell>
          <table:table-cell office:value-type="string">
            <text:p>6892</text:p>
          </table:table-cell>
          <table:table-cell office:value-type="float" office:value="12.02">
            <text:p>12.02</text:p>
          </table:table-cell>
          <table:table-cell office:value-type="float" office:value="13">
            <text:p>13</text:p>
          </table:table-cell>
          <table:table-cell office:value-type="float" office:value="1081.89">
            <text:p>1081.89</text:p>
          </table:table-cell>
          <table:table-cell office:value-type="float" office:value="335.77">
            <text:p>335.77</text:p>
          </table:table-cell>
          <table:table-cell office:value-type="float" office:value="3.2221163296304">
            <text:p>3.2221163296</text:p>
          </table:table-cell>
          <table:table-cell office:value-type="float" office:value="0.924615384615385">
            <text:p>0.9246153846</text:p>
          </table:table-cell>
          <table:table-cell office:value-type="float" office:value="27.9342762063228">
            <text:p>27.93427620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7.48">
            <text:p>7.48</text:p>
          </table:table-cell>
          <table:table-cell office:value-type="float" office:value="9">
            <text:p>9</text:p>
          </table:table-cell>
          <table:table-cell office:value-type="float" office:value="673.29">
            <text:p>673.29</text:p>
          </table:table-cell>
          <table:table-cell office:value-type="float" office:value="286.29">
            <text:p>286.29</text:p>
          </table:table-cell>
          <table:table-cell office:value-type="float" office:value="2.3517761710154">
            <text:p>2.351776171</text:p>
          </table:table-cell>
          <table:table-cell office:value-type="float" office:value="0.831111111111111">
            <text:p>0.8311111111</text:p>
          </table:table-cell>
          <table:table-cell office:value-type="float" office:value="38.274064171123">
            <text:p>38.2740641711</text:p>
          </table:table-cell>
          <table:table-cell/>
          <table:table-cell office:value-type="string">
            <text:p>6695</text:p>
          </table:table-cell>
          <table:table-cell office:value-type="string">
            <text:p>6892</text:p>
          </table:table-cell>
          <table:table-cell office:value-type="float" office:value="7.57">
            <text:p>7.57</text:p>
          </table:table-cell>
          <table:table-cell office:value-type="float" office:value="10">
            <text:p>10</text:p>
          </table:table-cell>
          <table:table-cell office:value-type="float" office:value="681.03">
            <text:p>681.03</text:p>
          </table:table-cell>
          <table:table-cell office:value-type="float" office:value="286.29">
            <text:p>286.29</text:p>
          </table:table-cell>
          <table:table-cell office:value-type="float" office:value="2.37881169443571">
            <text:p>2.3788116944</text:p>
          </table:table-cell>
          <table:table-cell office:value-type="float" office:value="0.757">
            <text:p>0.757</text:p>
          </table:table-cell>
          <table:table-cell office:value-type="float" office:value="37.8190224570674">
            <text:p>37.81902245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9.42">
            <text:p>9.42</text:p>
          </table:table-cell>
          <table:table-cell office:value-type="float" office:value="4">
            <text:p>4</text:p>
          </table:table-cell>
          <table:table-cell office:value-type="float" office:value="847.44">
            <text:p>847.44</text:p>
          </table:table-cell>
          <table:table-cell office:value-type="float" office:value="324.87">
            <text:p>324.87</text:p>
          </table:table-cell>
          <table:table-cell office:value-type="float" office:value="2.60855111275279">
            <text:p>2.6085511128</text:p>
          </table:table-cell>
          <table:table-cell office:value-type="float" office:value="2.355">
            <text:p>2.355</text:p>
          </table:table-cell>
          <table:table-cell office:value-type="float" office:value="34.4872611464968">
            <text:p>34.4872611465</text:p>
          </table:table-cell>
          <table:table-cell/>
          <table:table-cell office:value-type="string">
            <text:p>6699</text:p>
          </table:table-cell>
          <table:table-cell office:value-type="string">
            <text:p>6892</text:p>
          </table:table-cell>
          <table:table-cell office:value-type="float" office:value="9.44">
            <text:p>9.44</text:p>
          </table:table-cell>
          <table:table-cell office:value-type="float" office:value="255">
            <text:p>255</text:p>
          </table:table-cell>
          <table:table-cell office:value-type="float" office:value="849.69">
            <text:p>849.69</text:p>
          </table:table-cell>
          <table:table-cell office:value-type="float" office:value="324.87">
            <text:p>324.87</text:p>
          </table:table-cell>
          <table:table-cell office:value-type="float" office:value="2.61547696001477">
            <text:p>2.61547696</text:p>
          </table:table-cell>
          <table:table-cell office:value-type="float" office:value="0.0370196078431372">
            <text:p>0.0370196078</text:p>
          </table:table-cell>
          <table:table-cell office:value-type="float" office:value="34.4141949152542">
            <text:p>34.414194915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13.26">
            <text:p>13.26</text:p>
          </table:table-cell>
          <table:table-cell office:value-type="float" office:value="10">
            <text:p>10</text:p>
          </table:table-cell>
          <table:table-cell office:value-type="float" office:value="1193.4">
            <text:p>1193.4</text:p>
          </table:table-cell>
          <table:table-cell office:value-type="float" office:value="19.36">
            <text:p>19.36</text:p>
          </table:table-cell>
          <table:table-cell office:value-type="float" office:value="61.6425619834711">
            <text:p>61.6425619835</text:p>
          </table:table-cell>
          <table:table-cell office:value-type="float" office:value="1.326">
            <text:p>1.326</text:p>
          </table:table-cell>
          <table:table-cell office:value-type="float" office:value="1.46003016591252">
            <text:p>1.4600301659</text:p>
          </table:table-cell>
          <table:table-cell/>
          <table:table-cell office:value-type="string">
            <text:p>6716</text:p>
          </table:table-cell>
          <table:table-cell office:value-type="string">
            <text:p>6892</text:p>
          </table:table-cell>
          <table:table-cell office:value-type="float" office:value="13.11">
            <text:p>13.11</text:p>
          </table:table-cell>
          <table:table-cell office:value-type="float" office:value="8">
            <text:p>8</text:p>
          </table:table-cell>
          <table:table-cell office:value-type="float" office:value="1179.9">
            <text:p>1179.9</text:p>
          </table:table-cell>
          <table:table-cell office:value-type="float" office:value="19.36">
            <text:p>19.36</text:p>
          </table:table-cell>
          <table:table-cell office:value-type="float" office:value="60.9452479338843">
            <text:p>60.9452479339</text:p>
          </table:table-cell>
          <table:table-cell office:value-type="float" office:value="1.63875">
            <text:p>1.63875</text:p>
          </table:table-cell>
          <table:table-cell office:value-type="float" office:value="1.47673531655225">
            <text:p>1.476735316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9.61">
            <text:p>19.61</text:p>
          </table:table-cell>
          <table:table-cell office:value-type="float" office:value="5">
            <text:p>5</text:p>
          </table:table-cell>
          <table:table-cell office:value-type="float" office:value="1765.35">
            <text:p>1765.35</text:p>
          </table:table-cell>
          <table:table-cell office:value-type="float" office:value="326.35">
            <text:p>326.35</text:p>
          </table:table-cell>
          <table:table-cell office:value-type="float" office:value="5.40937643634135">
            <text:p>5.4093764363</text:p>
          </table:table-cell>
          <table:table-cell office:value-type="float" office:value="3.922">
            <text:p>3.922</text:p>
          </table:table-cell>
          <table:table-cell office:value-type="float" office:value="16.6420193778684">
            <text:p>16.6420193779</text:p>
          </table:table-cell>
          <table:table-cell/>
          <table:table-cell office:value-type="string">
            <text:p>6738</text:p>
          </table:table-cell>
          <table:table-cell office:value-type="string">
            <text:p>6892</text:p>
          </table:table-cell>
          <table:table-cell office:value-type="float" office:value="19.53">
            <text:p>19.53</text:p>
          </table:table-cell>
          <table:table-cell office:value-type="float" office:value="13">
            <text:p>13</text:p>
          </table:table-cell>
          <table:table-cell office:value-type="float" office:value="1757.34">
            <text:p>1757.34</text:p>
          </table:table-cell>
          <table:table-cell office:value-type="float" office:value="326.35">
            <text:p>326.35</text:p>
          </table:table-cell>
          <table:table-cell office:value-type="float" office:value="5.38483223533017">
            <text:p>5.3848322353</text:p>
          </table:table-cell>
          <table:table-cell office:value-type="float" office:value="1.50230769230769">
            <text:p>1.5023076923</text:p>
          </table:table-cell>
          <table:table-cell office:value-type="float" office:value="16.7101894521249">
            <text:p>16.710189452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14.6">
            <text:p>14.6</text:p>
          </table:table-cell>
          <table:table-cell office:value-type="float" office:value="7">
            <text:p>7</text:p>
          </table:table-cell>
          <table:table-cell office:value-type="float" office:value="1314">
            <text:p>1314</text:p>
          </table:table-cell>
          <table:table-cell office:value-type="float" office:value="231.43">
            <text:p>231.43</text:p>
          </table:table-cell>
          <table:table-cell office:value-type="float" office:value="5.67774272998315">
            <text:p>5.67774273</text:p>
          </table:table-cell>
          <table:table-cell office:value-type="float" office:value="2.08571428571429">
            <text:p>2.0857142857</text:p>
          </table:table-cell>
          <table:table-cell office:value-type="float" office:value="15.8513698630137">
            <text:p>15.851369863</text:p>
          </table:table-cell>
          <table:table-cell/>
          <table:table-cell office:value-type="string">
            <text:p>6843</text:p>
          </table:table-cell>
          <table:table-cell office:value-type="string">
            <text:p>6892</text:p>
          </table:table-cell>
          <table:table-cell office:value-type="float" office:value="13.9">
            <text:p>13.9</text:p>
          </table:table-cell>
          <table:table-cell office:value-type="float" office:value="8">
            <text:p>8</text:p>
          </table:table-cell>
          <table:table-cell office:value-type="float" office:value="1250.64">
            <text:p>1250.64</text:p>
          </table:table-cell>
          <table:table-cell office:value-type="float" office:value="231.43">
            <text:p>231.43</text:p>
          </table:table-cell>
          <table:table-cell office:value-type="float" office:value="5.40396664218122">
            <text:p>5.4039666422</text:p>
          </table:table-cell>
          <table:table-cell office:value-type="float" office:value="1.7375">
            <text:p>1.7375</text:p>
          </table:table-cell>
          <table:table-cell office:value-type="float" office:value="16.6496402877698">
            <text:p>16.64964028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3.22">
            <text:p>13.22</text:p>
          </table:table-cell>
          <table:table-cell office:value-type="float" office:value="5">
            <text:p>5</text:p>
          </table:table-cell>
          <table:table-cell office:value-type="float" office:value="1190.07">
            <text:p>1190.07</text:p>
          </table:table-cell>
          <table:table-cell office:value-type="float" office:value="335.59">
            <text:p>335.59</text:p>
          </table:table-cell>
          <table:table-cell office:value-type="float" office:value="3.54620221103132">
            <text:p>3.546202211</text:p>
          </table:table-cell>
          <table:table-cell office:value-type="float" office:value="2.644">
            <text:p>2.644</text:p>
          </table:table-cell>
          <table:table-cell office:value-type="float" office:value="25.3850226928896">
            <text:p>25.3850226929</text:p>
          </table:table-cell>
          <table:table-cell/>
          <table:table-cell office:value-type="string">
            <text:p>6879</text:p>
          </table:table-cell>
          <table:table-cell office:value-type="string">
            <text:p>6892</text:p>
          </table:table-cell>
          <table:table-cell office:value-type="float" office:value="13.27">
            <text:p>13.27</text:p>
          </table:table-cell>
          <table:table-cell office:value-type="float" office:value="6">
            <text:p>6</text:p>
          </table:table-cell>
          <table:table-cell office:value-type="float" office:value="1194.66">
            <text:p>1194.66</text:p>
          </table:table-cell>
          <table:table-cell office:value-type="float" office:value="335.59">
            <text:p>335.59</text:p>
          </table:table-cell>
          <table:table-cell office:value-type="float" office:value="3.55987961500641">
            <text:p>3.559879615</text:p>
          </table:table-cell>
          <table:table-cell office:value-type="float" office:value="2.21166666666667">
            <text:p>2.2116666667</text:p>
          </table:table-cell>
          <table:table-cell office:value-type="float" office:value="25.2893745290128">
            <text:p>25.2893745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7.33">
            <text:p>7.33</text:p>
          </table:table-cell>
          <table:table-cell office:value-type="float" office:value="8">
            <text:p>8</text:p>
          </table:table-cell>
          <table:table-cell office:value-type="float" office:value="660.06">
            <text:p>660.06</text:p>
          </table:table-cell>
          <table:table-cell office:value-type="float" office:value="284.7">
            <text:p>284.7</text:p>
          </table:table-cell>
          <table:table-cell office:value-type="float" office:value="2.31844046364594">
            <text:p>2.3184404636</text:p>
          </table:table-cell>
          <table:table-cell office:value-type="float" office:value="0.91625">
            <text:p>0.91625</text:p>
          </table:table-cell>
          <table:table-cell office:value-type="float" office:value="38.8403819918145">
            <text:p>38.8403819918</text:p>
          </table:table-cell>
          <table:table-cell/>
          <table:table-cell office:value-type="string">
            <text:p>6945</text:p>
          </table:table-cell>
          <table:table-cell office:value-type="string">
            <text:p>6892</text:p>
          </table:table-cell>
          <table:table-cell office:value-type="float" office:value="7.33">
            <text:p>7.33</text:p>
          </table:table-cell>
          <table:table-cell office:value-type="float" office:value="7">
            <text:p>7</text:p>
          </table:table-cell>
          <table:table-cell office:value-type="float" office:value="659.61">
            <text:p>659.61</text:p>
          </table:table-cell>
          <table:table-cell office:value-type="float" office:value="284.7">
            <text:p>284.7</text:p>
          </table:table-cell>
          <table:table-cell office:value-type="float" office:value="2.31685985247629">
            <text:p>2.3168598525</text:p>
          </table:table-cell>
          <table:table-cell office:value-type="float" office:value="1.04714285714286">
            <text:p>1.0471428571</text:p>
          </table:table-cell>
          <table:table-cell office:value-type="float" office:value="38.8403819918145">
            <text:p>38.84038199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10.1">
            <text:p>10.1</text:p>
          </table:table-cell>
          <table:table-cell office:value-type="float" office:value="7">
            <text:p>7</text:p>
          </table:table-cell>
          <table:table-cell office:value-type="float" office:value="908.82">
            <text:p>908.82</text:p>
          </table:table-cell>
          <table:table-cell office:value-type="float" office:value="285.66">
            <text:p>285.66</text:p>
          </table:table-cell>
          <table:table-cell office:value-type="float" office:value="3.18147448015123">
            <text:p>3.1814744802</text:p>
          </table:table-cell>
          <table:table-cell office:value-type="float" office:value="1.44285714285714">
            <text:p>1.4428571429</text:p>
          </table:table-cell>
          <table:table-cell office:value-type="float" office:value="28.2831683168317">
            <text:p>28.2831683168</text:p>
          </table:table-cell>
          <table:table-cell/>
          <table:table-cell office:value-type="string">
            <text:p>6971</text:p>
          </table:table-cell>
          <table:table-cell office:value-type="string">
            <text:p>6892</text:p>
          </table:table-cell>
          <table:table-cell office:value-type="float" office:value="10.02">
            <text:p>10.02</text:p>
          </table:table-cell>
          <table:table-cell office:value-type="float" office:value="8">
            <text:p>8</text:p>
          </table:table-cell>
          <table:table-cell office:value-type="float" office:value="901.53">
            <text:p>901.53</text:p>
          </table:table-cell>
          <table:table-cell office:value-type="float" office:value="285.66">
            <text:p>285.66</text:p>
          </table:table-cell>
          <table:table-cell office:value-type="float" office:value="3.15595463137996">
            <text:p>3.1559546314</text:p>
          </table:table-cell>
          <table:table-cell office:value-type="float" office:value="1.2525">
            <text:p>1.2525</text:p>
          </table:table-cell>
          <table:table-cell office:value-type="float" office:value="28.5089820359281">
            <text:p>28.50898203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13.55">
            <text:p>13.55</text:p>
          </table:table-cell>
          <table:table-cell office:value-type="float" office:value="6">
            <text:p>6</text:p>
          </table:table-cell>
          <table:table-cell office:value-type="float" office:value="1219.23">
            <text:p>1219.23</text:p>
          </table:table-cell>
          <table:table-cell office:value-type="float" office:value="136.64">
            <text:p>136.64</text:p>
          </table:table-cell>
          <table:table-cell office:value-type="float" office:value="8.92293618266979">
            <text:p>8.9229361827</text:p>
          </table:table-cell>
          <table:table-cell office:value-type="float" office:value="2.25833333333333">
            <text:p>2.2583333333</text:p>
          </table:table-cell>
          <table:table-cell office:value-type="float" office:value="10.0841328413284">
            <text:p>10.0841328413</text:p>
          </table:table-cell>
          <table:table-cell/>
          <table:table-cell office:value-type="string">
            <text:p>7021</text:p>
          </table:table-cell>
          <table:table-cell office:value-type="string">
            <text:p>6892</text:p>
          </table:table-cell>
          <table:table-cell office:value-type="float" office:value="13.51">
            <text:p>13.51</text:p>
          </table:table-cell>
          <table:table-cell office:value-type="float" office:value="7">
            <text:p>7</text:p>
          </table:table-cell>
          <table:table-cell office:value-type="float" office:value="1215.63">
            <text:p>1215.63</text:p>
          </table:table-cell>
          <table:table-cell office:value-type="float" office:value="136.64">
            <text:p>136.64</text:p>
          </table:table-cell>
          <table:table-cell office:value-type="float" office:value="8.89658957845433">
            <text:p>8.8965895785</text:p>
          </table:table-cell>
          <table:table-cell office:value-type="float" office:value="1.93">
            <text:p>1.93</text:p>
          </table:table-cell>
          <table:table-cell office:value-type="float" office:value="10.1139896373057">
            <text:p>10.113989637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6.81">
            <text:p>6.81</text:p>
          </table:table-cell>
          <table:table-cell office:value-type="float" office:value="10">
            <text:p>10</text:p>
          </table:table-cell>
          <table:table-cell office:value-type="float" office:value="613.26">
            <text:p>613.26</text:p>
          </table:table-cell>
          <table:table-cell office:value-type="float" office:value="326.51">
            <text:p>326.51</text:p>
          </table:table-cell>
          <table:table-cell office:value-type="float" office:value="1.87822731309914">
            <text:p>1.8782273131</text:p>
          </table:table-cell>
          <table:table-cell office:value-type="float" office:value="0.681">
            <text:p>0.681</text:p>
          </table:table-cell>
          <table:table-cell office:value-type="float" office:value="47.9456681350955">
            <text:p>47.9456681351</text:p>
          </table:table-cell>
          <table:table-cell/>
          <table:table-cell office:value-type="string">
            <text:p>6446</text:p>
          </table:table-cell>
          <table:table-cell office:value-type="string">
            <text:p>689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629.91">
            <text:p>629.91</text:p>
          </table:table-cell>
          <table:table-cell office:value-type="float" office:value="326.51">
            <text:p>326.51</text:p>
          </table:table-cell>
          <table:table-cell office:value-type="float" office:value="1.92922115708554">
            <text:p>1.9292211571</text:p>
          </table:table-cell>
          <table:table-cell office:value-type="float" office:value="0.636363636363636">
            <text:p>0.6363636364</text:p>
          </table:table-cell>
          <table:table-cell office:value-type="float" office:value="46.6442857142857">
            <text:p>46.64428571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7.63">
            <text:p>7.63</text:p>
          </table:table-cell>
          <table:table-cell office:value-type="float" office:value="255">
            <text:p>255</text:p>
          </table:table-cell>
          <table:table-cell office:value-type="float" office:value="686.34">
            <text:p>686.34</text:p>
          </table:table-cell>
          <table:table-cell office:value-type="float" office:value="325.08">
            <text:p>325.08</text:p>
          </table:table-cell>
          <table:table-cell office:value-type="float" office:value="2.11129568106312">
            <text:p>2.1112956811</text:p>
          </table:table-cell>
          <table:table-cell office:value-type="float" office:value="0.029921568627451">
            <text:p>0.0299215686</text:p>
          </table:table-cell>
          <table:table-cell office:value-type="float" office:value="42.605504587156">
            <text:p>42.6055045872</text:p>
          </table:table-cell>
          <table:table-cell/>
          <table:table-cell office:value-type="string">
            <text:p>6471</text:p>
          </table:table-cell>
          <table:table-cell office:value-type="string">
            <text:p>6892</text:p>
          </table:table-cell>
          <table:table-cell office:value-type="float" office:value="7.74">
            <text:p>7.74</text:p>
          </table:table-cell>
          <table:table-cell office:value-type="float" office:value="255">
            <text:p>255</text:p>
          </table:table-cell>
          <table:table-cell office:value-type="float" office:value="696.69">
            <text:p>696.69</text:p>
          </table:table-cell>
          <table:table-cell office:value-type="float" office:value="325.08">
            <text:p>325.08</text:p>
          </table:table-cell>
          <table:table-cell office:value-type="float" office:value="2.14313399778516">
            <text:p>2.1431339978</text:p>
          </table:table-cell>
          <table:table-cell office:value-type="float" office:value="0.0303529411764706">
            <text:p>0.0303529412</text:p>
          </table:table-cell>
          <table:table-cell office:value-type="float" office:value="42">
            <text:p>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6.41">
            <text:p>6.41</text:p>
          </table:table-cell>
          <table:table-cell office:value-type="float" office:value="10">
            <text:p>10</text:p>
          </table:table-cell>
          <table:table-cell office:value-type="float" office:value="576.9">
            <text:p>576.9</text:p>
          </table:table-cell>
          <table:table-cell office:value-type="float" office:value="329.22">
            <text:p>329.22</text:p>
          </table:table-cell>
          <table:table-cell office:value-type="float" office:value="1.75232367413887">
            <text:p>1.7523236741</text:p>
          </table:table-cell>
          <table:table-cell office:value-type="float" office:value="0.641">
            <text:p>0.641</text:p>
          </table:table-cell>
          <table:table-cell office:value-type="float" office:value="51.3603744149766">
            <text:p>51.360374415</text:p>
          </table:table-cell>
          <table:table-cell/>
          <table:table-cell office:value-type="string">
            <text:p>6562</text:p>
          </table:table-cell>
          <table:table-cell office:value-type="string">
            <text:p>6892</text:p>
          </table:table-cell>
          <table:table-cell office:value-type="float" office:value="6.42">
            <text:p>6.42</text:p>
          </table:table-cell>
          <table:table-cell office:value-type="float" office:value="9">
            <text:p>9</text:p>
          </table:table-cell>
          <table:table-cell office:value-type="float" office:value="577.44">
            <text:p>577.44</text:p>
          </table:table-cell>
          <table:table-cell office:value-type="float" office:value="329.22">
            <text:p>329.22</text:p>
          </table:table-cell>
          <table:table-cell office:value-type="float" office:value="1.75396391470749">
            <text:p>1.7539639147</text:p>
          </table:table-cell>
          <table:table-cell office:value-type="float" office:value="0.713333333333333">
            <text:p>0.7133333333</text:p>
          </table:table-cell>
          <table:table-cell office:value-type="float" office:value="51.2803738317757">
            <text:p>51.28037383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37.43">
            <text:p>37.43</text:p>
          </table:table-cell>
          <table:table-cell office:value-type="float" office:value="9">
            <text:p>9</text:p>
          </table:table-cell>
          <table:table-cell office:value-type="float" office:value="3368.7">
            <text:p>3368.7</text:p>
          </table:table-cell>
          <table:table-cell office:value-type="float" office:value="174.31">
            <text:p>174.31</text:p>
          </table:table-cell>
          <table:table-cell office:value-type="float" office:value="19.325913602203">
            <text:p>19.3259136022</text:p>
          </table:table-cell>
          <table:table-cell office:value-type="float" office:value="4.15888888888889">
            <text:p>4.1588888889</text:p>
          </table:table-cell>
          <table:table-cell office:value-type="float" office:value="4.65695965802832">
            <text:p>4.656959658</text:p>
          </table:table-cell>
          <table:table-cell/>
          <table:table-cell office:value-type="string">
            <text:p>6674</text:p>
          </table:table-cell>
          <table:table-cell office:value-type="string">
            <text:p>6892</text:p>
          </table:table-cell>
          <table:table-cell office:value-type="float" office:value="38.34">
            <text:p>38.34</text:p>
          </table:table-cell>
          <table:table-cell office:value-type="float" office:value="14">
            <text:p>14</text:p>
          </table:table-cell>
          <table:table-cell office:value-type="float" office:value="3450.78">
            <text:p>3450.78</text:p>
          </table:table-cell>
          <table:table-cell office:value-type="float" office:value="174.31">
            <text:p>174.31</text:p>
          </table:table-cell>
          <table:table-cell office:value-type="float" office:value="19.7967988067237">
            <text:p>19.7967988067</text:p>
          </table:table-cell>
          <table:table-cell office:value-type="float" office:value="2.73857142857143">
            <text:p>2.7385714286</text:p>
          </table:table-cell>
          <table:table-cell office:value-type="float" office:value="4.54642670839854">
            <text:p>4.54642670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7.1">
            <text:p>7.1</text:p>
          </table:table-cell>
          <table:table-cell office:value-type="float" office:value="6">
            <text:p>6</text:p>
          </table:table-cell>
          <table:table-cell office:value-type="float" office:value="639">
            <text:p>639</text:p>
          </table:table-cell>
          <table:table-cell office:value-type="float" office:value="328.92">
            <text:p>328.92</text:p>
          </table:table-cell>
          <table:table-cell office:value-type="float" office:value="1.94272163443999">
            <text:p>1.9427216344</text:p>
          </table:table-cell>
          <table:table-cell office:value-type="float" office:value="1.18333333333333">
            <text:p>1.1833333333</text:p>
          </table:table-cell>
          <table:table-cell office:value-type="float" office:value="46.3267605633803">
            <text:p>46.3267605634</text:p>
          </table:table-cell>
          <table:table-cell/>
          <table:table-cell office:value-type="string">
            <text:p>6948</text:p>
          </table:table-cell>
          <table:table-cell office:value-type="string">
            <text:p>6892</text:p>
          </table:table-cell>
          <table:table-cell office:value-type="float" office:value="7.3">
            <text:p>7.3</text:p>
          </table:table-cell>
          <table:table-cell office:value-type="float" office:value="8">
            <text:p>8</text:p>
          </table:table-cell>
          <table:table-cell office:value-type="float" office:value="657.27">
            <text:p>657.27</text:p>
          </table:table-cell>
          <table:table-cell office:value-type="float" office:value="328.92">
            <text:p>328.92</text:p>
          </table:table-cell>
          <table:table-cell office:value-type="float" office:value="1.99826705581904">
            <text:p>1.9982670558</text:p>
          </table:table-cell>
          <table:table-cell office:value-type="float" office:value="0.9125">
            <text:p>0.9125</text:p>
          </table:table-cell>
          <table:table-cell office:value-type="float" office:value="45.0575342465753">
            <text:p>45.0575342466</text:p>
          </table:table-cell>
          <table:table-cell table:number-columns-repeated="1005"/>
        </table:table-row>
        <table:table-row table:style-name="ro1">
          <table:table-cell office:value-type="string">
            <text:p>6945</text:p>
          </table:table-cell>
          <table:table-cell office:value-type="string">
            <text:p>6087</text:p>
          </table:table-cell>
          <table:table-cell office:value-type="float" office:value="1.41">
            <text:p>1.41</text:p>
          </table:table-cell>
          <table:table-cell office:value-type="float" office:value="7">
            <text:p>7</text:p>
          </table:table-cell>
          <table:table-cell office:value-type="float" office:value="126.45">
            <text:p>126.45</text:p>
          </table:table-cell>
          <table:table-cell office:value-type="float" office:value="2.44">
            <text:p>2.44</text:p>
          </table:table-cell>
          <table:table-cell office:value-type="float" office:value="51.8237704918033">
            <text:p>51.8237704918</text:p>
          </table:table-cell>
          <table:table-cell office:value-type="float" office:value="0.201428571428571">
            <text:p>0.2014285714</text:p>
          </table:table-cell>
          <table:table-cell office:value-type="float" office:value="1.73049645390071">
            <text:p>1.7304964539</text:p>
          </table:table-cell>
          <table:table-cell/>
          <table:table-cell office:value-type="string">
            <text:p>6087</text:p>
          </table:table-cell>
          <table:table-cell office:value-type="string">
            <text:p>6945</text:p>
          </table:table-cell>
          <table:table-cell office:value-type="float" office:value="1.58">
            <text:p>1.58</text:p>
          </table:table-cell>
          <table:table-cell office:value-type="float" office:value="5">
            <text:p>5</text:p>
          </table:table-cell>
          <table:table-cell office:value-type="float" office:value="142.2">
            <text:p>142.2</text:p>
          </table:table-cell>
          <table:table-cell office:value-type="float" office:value="2.44">
            <text:p>2.44</text:p>
          </table:table-cell>
          <table:table-cell office:value-type="float" office:value="58.2786885245902">
            <text:p>58.2786885246</text:p>
          </table:table-cell>
          <table:table-cell office:value-type="float" office:value="0.316">
            <text:p>0.316</text:p>
          </table:table-cell>
          <table:table-cell office:value-type="float" office:value="1.54430379746835">
            <text:p>1.54430379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8.08">
            <text:p>8.08</text:p>
          </table:table-cell>
          <table:table-cell office:value-type="float" office:value="9">
            <text:p>9</text:p>
          </table:table-cell>
          <table:table-cell office:value-type="float" office:value="727.02">
            <text:p>727.02</text:p>
          </table:table-cell>
          <table:table-cell office:value-type="float" office:value="272.8">
            <text:p>272.8</text:p>
          </table:table-cell>
          <table:table-cell office:value-type="float" office:value="2.6650293255132">
            <text:p>2.6650293255</text:p>
          </table:table-cell>
          <table:table-cell office:value-type="float" office:value="0.897777777777778">
            <text:p>0.8977777778</text:p>
          </table:table-cell>
          <table:table-cell office:value-type="float" office:value="33.7623762376238">
            <text:p>33.7623762376</text:p>
          </table:table-cell>
          <table:table-cell/>
          <table:table-cell office:value-type="string">
            <text:p>6182</text:p>
          </table:table-cell>
          <table:table-cell office:value-type="string">
            <text:p>6945</text:p>
          </table:table-cell>
          <table:table-cell office:value-type="float" office:value="8.15">
            <text:p>8.15</text:p>
          </table:table-cell>
          <table:table-cell office:value-type="float" office:value="11">
            <text:p>11</text:p>
          </table:table-cell>
          <table:table-cell office:value-type="float" office:value="733.86">
            <text:p>733.86</text:p>
          </table:table-cell>
          <table:table-cell office:value-type="float" office:value="272.8">
            <text:p>272.8</text:p>
          </table:table-cell>
          <table:table-cell office:value-type="float" office:value="2.69010263929619">
            <text:p>2.6901026393</text:p>
          </table:table-cell>
          <table:table-cell office:value-type="float" office:value="0.740909090909091">
            <text:p>0.7409090909</text:p>
          </table:table-cell>
          <table:table-cell office:value-type="float" office:value="33.4723926380368">
            <text:p>33.47239263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1.31">
            <text:p>1.31</text:p>
          </table:table-cell>
          <table:table-cell office:value-type="float" office:value="10">
            <text:p>10</text:p>
          </table:table-cell>
          <table:table-cell office:value-type="float" office:value="117.54">
            <text:p>117.54</text:p>
          </table:table-cell>
          <table:table-cell office:value-type="float" office:value="69.48">
            <text:p>69.48</text:p>
          </table:table-cell>
          <table:table-cell office:value-type="float" office:value="1.69170984455959">
            <text:p>1.6917098446</text:p>
          </table:table-cell>
          <table:table-cell office:value-type="float" office:value="0.131">
            <text:p>0.131</text:p>
          </table:table-cell>
          <table:table-cell office:value-type="float" office:value="53.0381679389313">
            <text:p>53.0381679389</text:p>
          </table:table-cell>
          <table:table-cell/>
          <table:table-cell office:value-type="string">
            <text:p>6214</text:p>
          </table:table-cell>
          <table:table-cell office:value-type="string">
            <text:p>6945</text:p>
          </table:table-cell>
          <table:table-cell office:value-type="float" office:value="1.32">
            <text:p>1.32</text:p>
          </table:table-cell>
          <table:table-cell office:value-type="float" office:value="10">
            <text:p>10</text:p>
          </table:table-cell>
          <table:table-cell office:value-type="float" office:value="119.16">
            <text:p>119.16</text:p>
          </table:table-cell>
          <table:table-cell office:value-type="float" office:value="69.48">
            <text:p>69.48</text:p>
          </table:table-cell>
          <table:table-cell office:value-type="float" office:value="1.71502590673575">
            <text:p>1.7150259067</text:p>
          </table:table-cell>
          <table:table-cell office:value-type="float" office:value="0.132">
            <text:p>0.132</text:p>
          </table:table-cell>
          <table:table-cell office:value-type="float" office:value="52.6363636363636">
            <text:p>52.63636363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3.92">
            <text:p>3.92</text:p>
          </table:table-cell>
          <table:table-cell office:value-type="float" office:value="5">
            <text:p>5</text:p>
          </table:table-cell>
          <table:table-cell office:value-type="float" office:value="352.98">
            <text:p>352.98</text:p>
          </table:table-cell>
          <table:table-cell office:value-type="float" office:value="4.8">
            <text:p>4.8</text:p>
          </table:table-cell>
          <table:table-cell office:value-type="float" office:value="73.5375">
            <text:p>73.5375</text:p>
          </table:table-cell>
          <table:table-cell office:value-type="float" office:value="0.784">
            <text:p>0.784</text:p>
          </table:table-cell>
          <table:table-cell office:value-type="float" office:value="1.22448979591837">
            <text:p>1.2244897959</text:p>
          </table:table-cell>
          <table:table-cell/>
          <table:table-cell office:value-type="string">
            <text:p>6382</text:p>
          </table:table-cell>
          <table:table-cell office:value-type="string">
            <text:p>6945</text:p>
          </table:table-cell>
          <table:table-cell office:value-type="float" office:value="3.97">
            <text:p>3.97</text:p>
          </table:table-cell>
          <table:table-cell office:value-type="float" office:value="5">
            <text:p>5</text:p>
          </table:table-cell>
          <table:table-cell office:value-type="float" office:value="357.66">
            <text:p>357.66</text:p>
          </table:table-cell>
          <table:table-cell office:value-type="float" office:value="4.8">
            <text:p>4.8</text:p>
          </table:table-cell>
          <table:table-cell office:value-type="float" office:value="74.5125">
            <text:p>74.5125</text:p>
          </table:table-cell>
          <table:table-cell office:value-type="float" office:value="0.794">
            <text:p>0.794</text:p>
          </table:table-cell>
          <table:table-cell office:value-type="float" office:value="1.20906801007557">
            <text:p>1.20906801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15.06">
            <text:p>15.06</text:p>
          </table:table-cell>
          <table:table-cell office:value-type="float" office:value="10">
            <text:p>10</text:p>
          </table:table-cell>
          <table:table-cell office:value-type="float" office:value="1355.76">
            <text:p>1355.76</text:p>
          </table:table-cell>
          <table:table-cell office:value-type="float" office:value="0.88">
            <text:p>0.88</text:p>
          </table:table-cell>
          <table:table-cell office:value-type="float" office:value="1540.63636363636">
            <text:p>1540.6363636364</text:p>
          </table:table-cell>
          <table:table-cell office:value-type="float" office:value="1.506">
            <text:p>1.506</text:p>
          </table:table-cell>
          <table:table-cell office:value-type="float" office:value="0.0584329349269588">
            <text:p>0.0584329349</text:p>
          </table:table-cell>
          <table:table-cell/>
          <table:table-cell office:value-type="string">
            <text:p>6405</text:p>
          </table:table-cell>
          <table:table-cell office:value-type="string">
            <text:p>6945</text:p>
          </table:table-cell>
          <table:table-cell office:value-type="float" office:value="15.14">
            <text:p>15.14</text:p>
          </table:table-cell>
          <table:table-cell office:value-type="float" office:value="11">
            <text:p>11</text:p>
          </table:table-cell>
          <table:table-cell office:value-type="float" office:value="1362.51">
            <text:p>1362.51</text:p>
          </table:table-cell>
          <table:table-cell office:value-type="float" office:value="0.88">
            <text:p>0.88</text:p>
          </table:table-cell>
          <table:table-cell office:value-type="float" office:value="1548.30681818182">
            <text:p>1548.3068181818</text:p>
          </table:table-cell>
          <table:table-cell office:value-type="float" office:value="1.37636363636364">
            <text:p>1.3763636364</text:p>
          </table:table-cell>
          <table:table-cell office:value-type="float" office:value="0.0581241743725231">
            <text:p>0.058124174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7.79">
            <text:p>7.79</text:p>
          </table:table-cell>
          <table:table-cell office:value-type="float" office:value="10">
            <text:p>10</text:p>
          </table:table-cell>
          <table:table-cell office:value-type="float" office:value="701.19">
            <text:p>701.19</text:p>
          </table:table-cell>
          <table:table-cell office:value-type="float" office:value="283.49">
            <text:p>283.49</text:p>
          </table:table-cell>
          <table:table-cell office:value-type="float" office:value="2.47342057920914">
            <text:p>2.4734205792</text:p>
          </table:table-cell>
          <table:table-cell office:value-type="float" office:value="0.779">
            <text:p>0.779</text:p>
          </table:table-cell>
          <table:table-cell office:value-type="float" office:value="36.3915275994865">
            <text:p>36.3915275995</text:p>
          </table:table-cell>
          <table:table-cell/>
          <table:table-cell office:value-type="string">
            <text:p>6423</text:p>
          </table:table-cell>
          <table:table-cell office:value-type="string">
            <text:p>6945</text:p>
          </table:table-cell>
          <table:table-cell office:value-type="float" office:value="7.76">
            <text:p>7.76</text:p>
          </table:table-cell>
          <table:table-cell office:value-type="float" office:value="10">
            <text:p>10</text:p>
          </table:table-cell>
          <table:table-cell office:value-type="float" office:value="698.31">
            <text:p>698.31</text:p>
          </table:table-cell>
          <table:table-cell office:value-type="float" office:value="283.49">
            <text:p>283.49</text:p>
          </table:table-cell>
          <table:table-cell office:value-type="float" office:value="2.46326149070514">
            <text:p>2.4632614907</text:p>
          </table:table-cell>
          <table:table-cell office:value-type="float" office:value="0.776">
            <text:p>0.776</text:p>
          </table:table-cell>
          <table:table-cell office:value-type="float" office:value="36.5322164948454">
            <text:p>36.53221649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0.43">
            <text:p>0.43</text:p>
          </table:table-cell>
          <table:table-cell office:value-type="float" office:value="6">
            <text:p>6</text:p>
          </table:table-cell>
          <table:table-cell office:value-type="float" office:value="38.61">
            <text:p>38.61</text:p>
          </table:table-cell>
          <table:table-cell office:value-type="float" office:value="0.22">
            <text:p>0.22</text:p>
          </table:table-cell>
          <table:table-cell office:value-type="float" office:value="175.5">
            <text:p>175.5</text:p>
          </table:table-cell>
          <table:table-cell office:value-type="float" office:value="0.0716666666666667">
            <text:p>0.0716666667</text:p>
          </table:table-cell>
          <table:table-cell office:value-type="float" office:value="0.511627906976744">
            <text:p>0.511627907</text:p>
          </table:table-cell>
          <table:table-cell/>
          <table:table-cell office:value-type="string">
            <text:p>6451</text:p>
          </table:table-cell>
          <table:table-cell office:value-type="string">
            <text:p>6945</text:p>
          </table:table-cell>
          <table:table-cell office:value-type="float" office:value="0.38">
            <text:p>0.38</text:p>
          </table:table-cell>
          <table:table-cell office:value-type="float" office:value="4">
            <text:p>4</text:p>
          </table:table-cell>
          <table:table-cell office:value-type="float" office:value="34.11">
            <text:p>34.11</text:p>
          </table:table-cell>
          <table:table-cell office:value-type="float" office:value="0.22">
            <text:p>0.22</text:p>
          </table:table-cell>
          <table:table-cell office:value-type="float" office:value="155.045454545455">
            <text:p>155.0454545455</text:p>
          </table:table-cell>
          <table:table-cell office:value-type="float" office:value="0.095">
            <text:p>0.095</text:p>
          </table:table-cell>
          <table:table-cell office:value-type="float" office:value="0.578947368421053">
            <text:p>0.57894736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1.01">
            <text:p>11.01</text:p>
          </table:table-cell>
          <table:table-cell office:value-type="float" office:value="12">
            <text:p>12</text:p>
          </table:table-cell>
          <table:table-cell office:value-type="float" office:value="990.99">
            <text:p>990.99</text:p>
          </table:table-cell>
          <table:table-cell office:value-type="float" office:value="88.49">
            <text:p>88.49</text:p>
          </table:table-cell>
          <table:table-cell office:value-type="float" office:value="11.1988925302294">
            <text:p>11.1988925302</text:p>
          </table:table-cell>
          <table:table-cell office:value-type="float" office:value="0.9175">
            <text:p>0.9175</text:p>
          </table:table-cell>
          <table:table-cell office:value-type="float" office:value="8.03723887375114">
            <text:p>8.0372388738</text:p>
          </table:table-cell>
          <table:table-cell/>
          <table:table-cell office:value-type="string">
            <text:p>6499</text:p>
          </table:table-cell>
          <table:table-cell office:value-type="string">
            <text:p>694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990">
            <text:p>990</text:p>
          </table:table-cell>
          <table:table-cell office:value-type="float" office:value="88.49">
            <text:p>88.49</text:p>
          </table:table-cell>
          <table:table-cell office:value-type="float" office:value="11.187704825404">
            <text:p>11.1877048254</text:p>
          </table:table-cell>
          <table:table-cell office:value-type="float" office:value="1.1">
            <text:p>1.1</text:p>
          </table:table-cell>
          <table:table-cell office:value-type="float" office:value="8.04454545454546">
            <text:p>8.04454545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6.61">
            <text:p>6.61</text:p>
          </table:table-cell>
          <table:table-cell office:value-type="float" office:value="8">
            <text:p>8</text:p>
          </table:table-cell>
          <table:table-cell office:value-type="float" office:value="594.9">
            <text:p>594.9</text:p>
          </table:table-cell>
          <table:table-cell office:value-type="float" office:value="164.72">
            <text:p>164.72</text:p>
          </table:table-cell>
          <table:table-cell office:value-type="float" office:value="3.61158329286061">
            <text:p>3.6115832929</text:p>
          </table:table-cell>
          <table:table-cell office:value-type="float" office:value="0.82625">
            <text:p>0.82625</text:p>
          </table:table-cell>
          <table:table-cell office:value-type="float" office:value="24.9198184568835">
            <text:p>24.9198184569</text:p>
          </table:table-cell>
          <table:table-cell/>
          <table:table-cell office:value-type="string">
            <text:p>6501</text:p>
          </table:table-cell>
          <table:table-cell office:value-type="string">
            <text:p>6945</text:p>
          </table:table-cell>
          <table:table-cell office:value-type="float" office:value="6.37">
            <text:p>6.37</text:p>
          </table:table-cell>
          <table:table-cell office:value-type="float" office:value="10">
            <text:p>10</text:p>
          </table:table-cell>
          <table:table-cell office:value-type="float" office:value="573.3">
            <text:p>573.3</text:p>
          </table:table-cell>
          <table:table-cell office:value-type="float" office:value="164.72">
            <text:p>164.72</text:p>
          </table:table-cell>
          <table:table-cell office:value-type="float" office:value="3.48045167557067">
            <text:p>3.4804516756</text:p>
          </table:table-cell>
          <table:table-cell office:value-type="float" office:value="0.637">
            <text:p>0.637</text:p>
          </table:table-cell>
          <table:table-cell office:value-type="float" office:value="25.8587127158556">
            <text:p>25.85871271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4.15">
            <text:p>4.15</text:p>
          </table:table-cell>
          <table:table-cell office:value-type="float" office:value="10">
            <text:p>10</text:p>
          </table:table-cell>
          <table:table-cell office:value-type="float" office:value="373.41">
            <text:p>373.41</text:p>
          </table:table-cell>
          <table:table-cell office:value-type="float" office:value="75.6">
            <text:p>75.6</text:p>
          </table:table-cell>
          <table:table-cell office:value-type="float" office:value="4.93928571428572">
            <text:p>4.9392857143</text:p>
          </table:table-cell>
          <table:table-cell office:value-type="float" office:value="0.415">
            <text:p>0.415</text:p>
          </table:table-cell>
          <table:table-cell office:value-type="float" office:value="18.2168674698795">
            <text:p>18.2168674699</text:p>
          </table:table-cell>
          <table:table-cell/>
          <table:table-cell office:value-type="string">
            <text:p>6512</text:p>
          </table:table-cell>
          <table:table-cell office:value-type="string">
            <text:p>6945</text:p>
          </table:table-cell>
          <table:table-cell office:value-type="float" office:value="4.2">
            <text:p>4.2</text:p>
          </table:table-cell>
          <table:table-cell office:value-type="float" office:value="9">
            <text:p>9</text:p>
          </table:table-cell>
          <table:table-cell office:value-type="float" office:value="378.36">
            <text:p>378.36</text:p>
          </table:table-cell>
          <table:table-cell office:value-type="float" office:value="75.6">
            <text:p>75.6</text:p>
          </table:table-cell>
          <table:table-cell office:value-type="float" office:value="5.00476190476191">
            <text:p>5.0047619048</text:p>
          </table:table-cell>
          <table:table-cell office:value-type="float" office:value="0.466666666666667">
            <text:p>0.4666666667</text:p>
          </table:table-cell>
          <table:table-cell office:value-type="float" office:value="18">
            <text:p>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6.01">
            <text:p>6.01</text:p>
          </table:table-cell>
          <table:table-cell office:value-type="float" office:value="12">
            <text:p>12</text:p>
          </table:table-cell>
          <table:table-cell office:value-type="float" office:value="540.81">
            <text:p>540.81</text:p>
          </table:table-cell>
          <table:table-cell office:value-type="float" office:value="60.41">
            <text:p>60.41</text:p>
          </table:table-cell>
          <table:table-cell office:value-type="float" office:value="8.9523257738785">
            <text:p>8.9523257739</text:p>
          </table:table-cell>
          <table:table-cell office:value-type="float" office:value="0.500833333333333">
            <text:p>0.5008333333</text:p>
          </table:table-cell>
          <table:table-cell office:value-type="float" office:value="10.0515806988353">
            <text:p>10.0515806988</text:p>
          </table:table-cell>
          <table:table-cell/>
          <table:table-cell office:value-type="string">
            <text:p>6515</text:p>
          </table:table-cell>
          <table:table-cell office:value-type="string">
            <text:p>6945</text:p>
          </table:table-cell>
          <table:table-cell office:value-type="float" office:value="6.09">
            <text:p>6.09</text:p>
          </table:table-cell>
          <table:table-cell office:value-type="float" office:value="10">
            <text:p>10</text:p>
          </table:table-cell>
          <table:table-cell office:value-type="float" office:value="548.55">
            <text:p>548.55</text:p>
          </table:table-cell>
          <table:table-cell office:value-type="float" office:value="60.41">
            <text:p>60.41</text:p>
          </table:table-cell>
          <table:table-cell office:value-type="float" office:value="9.08045025658004">
            <text:p>9.0804502566</text:p>
          </table:table-cell>
          <table:table-cell office:value-type="float" office:value="0.609">
            <text:p>0.609</text:p>
          </table:table-cell>
          <table:table-cell office:value-type="float" office:value="9.91954022988506">
            <text:p>9.919540229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7.02">
            <text:p>7.02</text:p>
          </table:table-cell>
          <table:table-cell office:value-type="float" office:value="12">
            <text:p>12</text:p>
          </table:table-cell>
          <table:table-cell office:value-type="float" office:value="631.44">
            <text:p>631.44</text:p>
          </table:table-cell>
          <table:table-cell office:value-type="float" office:value="60.35">
            <text:p>60.35</text:p>
          </table:table-cell>
          <table:table-cell office:value-type="float" office:value="10.462966031483">
            <text:p>10.4629660315</text:p>
          </table:table-cell>
          <table:table-cell office:value-type="float" office:value="0.585">
            <text:p>0.585</text:p>
          </table:table-cell>
          <table:table-cell office:value-type="float" office:value="8.5968660968661">
            <text:p>8.5968660969</text:p>
          </table:table-cell>
          <table:table-cell/>
          <table:table-cell office:value-type="string">
            <text:p>6516</text:p>
          </table:table-cell>
          <table:table-cell office:value-type="string">
            <text:p>6945</text:p>
          </table:table-cell>
          <table:table-cell office:value-type="float" office:value="7.13">
            <text:p>7.13</text:p>
          </table:table-cell>
          <table:table-cell office:value-type="float" office:value="10">
            <text:p>10</text:p>
          </table:table-cell>
          <table:table-cell office:value-type="float" office:value="641.43">
            <text:p>641.43</text:p>
          </table:table-cell>
          <table:table-cell office:value-type="float" office:value="60.35">
            <text:p>60.35</text:p>
          </table:table-cell>
          <table:table-cell office:value-type="float" office:value="10.6285004142502">
            <text:p>10.6285004143</text:p>
          </table:table-cell>
          <table:table-cell office:value-type="float" office:value="0.713">
            <text:p>0.713</text:p>
          </table:table-cell>
          <table:table-cell office:value-type="float" office:value="8.46423562412342">
            <text:p>8.464235624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8.04">
            <text:p>8.04</text:p>
          </table:table-cell>
          <table:table-cell office:value-type="float" office:value="8">
            <text:p>8</text:p>
          </table:table-cell>
          <table:table-cell office:value-type="float" office:value="723.78">
            <text:p>723.78</text:p>
          </table:table-cell>
          <table:table-cell office:value-type="float" office:value="281.16">
            <text:p>281.16</text:p>
          </table:table-cell>
          <table:table-cell office:value-type="float" office:value="2.57426376440461">
            <text:p>2.5742637644</text:p>
          </table:table-cell>
          <table:table-cell office:value-type="float" office:value="1.005">
            <text:p>1.005</text:p>
          </table:table-cell>
          <table:table-cell office:value-type="float" office:value="34.9701492537313">
            <text:p>34.9701492537</text:p>
          </table:table-cell>
          <table:table-cell/>
          <table:table-cell office:value-type="string">
            <text:p>6519</text:p>
          </table:table-cell>
          <table:table-cell office:value-type="string">
            <text:p>6945</text:p>
          </table:table-cell>
          <table:table-cell office:value-type="float" office:value="7.92">
            <text:p>7.92</text:p>
          </table:table-cell>
          <table:table-cell office:value-type="float" office:value="6">
            <text:p>6</text:p>
          </table:table-cell>
          <table:table-cell office:value-type="float" office:value="712.98">
            <text:p>712.98</text:p>
          </table:table-cell>
          <table:table-cell office:value-type="float" office:value="281.16">
            <text:p>281.16</text:p>
          </table:table-cell>
          <table:table-cell office:value-type="float" office:value="2.53585147247119">
            <text:p>2.5358514725</text:p>
          </table:table-cell>
          <table:table-cell office:value-type="float" office:value="1.32">
            <text:p>1.32</text:p>
          </table:table-cell>
          <table:table-cell office:value-type="float" office:value="35.5">
            <text:p>35.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9.01">
            <text:p>9.01</text:p>
          </table:table-cell>
          <table:table-cell office:value-type="float" office:value="9">
            <text:p>9</text:p>
          </table:table-cell>
          <table:table-cell office:value-type="float" office:value="810.99">
            <text:p>810.99</text:p>
          </table:table-cell>
          <table:table-cell office:value-type="float" office:value="290.5">
            <text:p>290.5</text:p>
          </table:table-cell>
          <table:table-cell office:value-type="float" office:value="2.79170395869191">
            <text:p>2.7917039587</text:p>
          </table:table-cell>
          <table:table-cell office:value-type="float" office:value="1.00111111111111">
            <text:p>1.0011111111</text:p>
          </table:table-cell>
          <table:table-cell office:value-type="float" office:value="32.2419533851276">
            <text:p>32.2419533851</text:p>
          </table:table-cell>
          <table:table-cell/>
          <table:table-cell office:value-type="string">
            <text:p>6532</text:p>
          </table:table-cell>
          <table:table-cell office:value-type="string">
            <text:p>6945</text:p>
          </table:table-cell>
          <table:table-cell office:value-type="float" office:value="8.98">
            <text:p>8.98</text:p>
          </table:table-cell>
          <table:table-cell office:value-type="float" office:value="7">
            <text:p>7</text:p>
          </table:table-cell>
          <table:table-cell office:value-type="float" office:value="807.84">
            <text:p>807.84</text:p>
          </table:table-cell>
          <table:table-cell office:value-type="float" office:value="290.5">
            <text:p>290.5</text:p>
          </table:table-cell>
          <table:table-cell office:value-type="float" office:value="2.78086058519793">
            <text:p>2.7808605852</text:p>
          </table:table-cell>
          <table:table-cell office:value-type="float" office:value="1.28285714285714">
            <text:p>1.2828571429</text:p>
          </table:table-cell>
          <table:table-cell office:value-type="float" office:value="32.3496659242762">
            <text:p>32.349665924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5.1">
            <text:p>5.1</text:p>
          </table:table-cell>
          <table:table-cell office:value-type="float" office:value="11">
            <text:p>11</text:p>
          </table:table-cell>
          <table:table-cell office:value-type="float" office:value="458.91">
            <text:p>458.91</text:p>
          </table:table-cell>
          <table:table-cell office:value-type="float" office:value="154.61">
            <text:p>154.61</text:p>
          </table:table-cell>
          <table:table-cell office:value-type="float" office:value="2.96817799624863">
            <text:p>2.9681779962</text:p>
          </table:table-cell>
          <table:table-cell office:value-type="float" office:value="0.463636363636364">
            <text:p>0.4636363636</text:p>
          </table:table-cell>
          <table:table-cell office:value-type="float" office:value="30.3156862745098">
            <text:p>30.3156862745</text:p>
          </table:table-cell>
          <table:table-cell/>
          <table:table-cell office:value-type="string">
            <text:p>6552</text:p>
          </table:table-cell>
          <table:table-cell office:value-type="string">
            <text:p>6945</text:p>
          </table:table-cell>
          <table:table-cell office:value-type="float" office:value="5.14">
            <text:p>5.14</text:p>
          </table:table-cell>
          <table:table-cell office:value-type="float" office:value="5">
            <text:p>5</text:p>
          </table:table-cell>
          <table:table-cell office:value-type="float" office:value="462.24">
            <text:p>462.24</text:p>
          </table:table-cell>
          <table:table-cell office:value-type="float" office:value="154.61">
            <text:p>154.61</text:p>
          </table:table-cell>
          <table:table-cell office:value-type="float" office:value="2.98971605976327">
            <text:p>2.9897160598</text:p>
          </table:table-cell>
          <table:table-cell office:value-type="float" office:value="1.028">
            <text:p>1.028</text:p>
          </table:table-cell>
          <table:table-cell office:value-type="float" office:value="30.079766536965">
            <text:p>30.07976653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0.3">
            <text:p>0.3</text:p>
          </table:table-cell>
          <table:table-cell office:value-type="float" office:value="6">
            <text:p>6</text:p>
          </table:table-cell>
          <table:table-cell office:value-type="float" office:value="26.64">
            <text:p>26.64</text:p>
          </table:table-cell>
          <table:table-cell office:value-type="float" office:value="0.22">
            <text:p>0.22</text:p>
          </table:table-cell>
          <table:table-cell office:value-type="float" office:value="121.090909090909">
            <text:p>121.0909090909</text:p>
          </table:table-cell>
          <table:table-cell office:value-type="float" office:value="0.05">
            <text:p>0.05</text:p>
          </table:table-cell>
          <table:table-cell office:value-type="float" office:value="0.733333333333333">
            <text:p>0.7333333333</text:p>
          </table:table-cell>
          <table:table-cell/>
          <table:table-cell office:value-type="string">
            <text:p>6559</text:p>
          </table:table-cell>
          <table:table-cell office:value-type="string">
            <text:p>6945</text:p>
          </table:table-cell>
          <table:table-cell office:value-type="float" office:value="0.35">
            <text:p>0.35</text:p>
          </table:table-cell>
          <table:table-cell office:value-type="float" office:value="4">
            <text:p>4</text:p>
          </table:table-cell>
          <table:table-cell office:value-type="float" office:value="31.68">
            <text:p>31.68</text:p>
          </table:table-cell>
          <table:table-cell office:value-type="float" office:value="0.22">
            <text:p>0.22</text:p>
          </table:table-cell>
          <table:table-cell office:value-type="float" office:value="144">
            <text:p>144</text:p>
          </table:table-cell>
          <table:table-cell office:value-type="float" office:value="0.0875">
            <text:p>0.0875</text:p>
          </table:table-cell>
          <table:table-cell office:value-type="float" office:value="0.628571428571429">
            <text:p>0.628571428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4.21">
            <text:p>4.21</text:p>
          </table:table-cell>
          <table:table-cell office:value-type="float" office:value="10">
            <text:p>10</text:p>
          </table:table-cell>
          <table:table-cell office:value-type="float" office:value="378.54">
            <text:p>378.54</text:p>
          </table:table-cell>
          <table:table-cell office:value-type="float" office:value="61.49">
            <text:p>61.49</text:p>
          </table:table-cell>
          <table:table-cell office:value-type="float" office:value="6.15612294682062">
            <text:p>6.1561229468</text:p>
          </table:table-cell>
          <table:table-cell office:value-type="float" office:value="0.421">
            <text:p>0.421</text:p>
          </table:table-cell>
          <table:table-cell office:value-type="float" office:value="14.6057007125891">
            <text:p>14.6057007126</text:p>
          </table:table-cell>
          <table:table-cell/>
          <table:table-cell office:value-type="string">
            <text:p>6609</text:p>
          </table:table-cell>
          <table:table-cell office:value-type="string">
            <text:p>6945</text:p>
          </table:table-cell>
          <table:table-cell office:value-type="float" office:value="4.19">
            <text:p>4.19</text:p>
          </table:table-cell>
          <table:table-cell office:value-type="float" office:value="10">
            <text:p>10</text:p>
          </table:table-cell>
          <table:table-cell office:value-type="float" office:value="376.74">
            <text:p>376.74</text:p>
          </table:table-cell>
          <table:table-cell office:value-type="float" office:value="61.49">
            <text:p>61.49</text:p>
          </table:table-cell>
          <table:table-cell office:value-type="float" office:value="6.12684989429175">
            <text:p>6.1268498943</text:p>
          </table:table-cell>
          <table:table-cell office:value-type="float" office:value="0.419">
            <text:p>0.419</text:p>
          </table:table-cell>
          <table:table-cell office:value-type="float" office:value="14.6754176610979">
            <text:p>14.67541766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2.5">
            <text:p>2.5</text:p>
          </table:table-cell>
          <table:table-cell office:value-type="float" office:value="8">
            <text:p>8</text:p>
          </table:table-cell>
          <table:table-cell office:value-type="float" office:value="225.18">
            <text:p>225.18</text:p>
          </table:table-cell>
          <table:table-cell office:value-type="float" office:value="38.88">
            <text:p>38.88</text:p>
          </table:table-cell>
          <table:table-cell office:value-type="float" office:value="5.79166666666667">
            <text:p>5.7916666667</text:p>
          </table:table-cell>
          <table:table-cell office:value-type="float" office:value="0.3125">
            <text:p>0.3125</text:p>
          </table:table-cell>
          <table:table-cell office:value-type="float" office:value="15.552">
            <text:p>15.552</text:p>
          </table:table-cell>
          <table:table-cell/>
          <table:table-cell office:value-type="string">
            <text:p>6647</text:p>
          </table:table-cell>
          <table:table-cell office:value-type="string">
            <text:p>6945</text:p>
          </table:table-cell>
          <table:table-cell office:value-type="float" office:value="2.79">
            <text:p>2.79</text:p>
          </table:table-cell>
          <table:table-cell office:value-type="float" office:value="8">
            <text:p>8</text:p>
          </table:table-cell>
          <table:table-cell office:value-type="float" office:value="251.19">
            <text:p>251.19</text:p>
          </table:table-cell>
          <table:table-cell office:value-type="float" office:value="38.88">
            <text:p>38.88</text:p>
          </table:table-cell>
          <table:table-cell office:value-type="float" office:value="6.46064814814815">
            <text:p>6.4606481481</text:p>
          </table:table-cell>
          <table:table-cell office:value-type="float" office:value="0.34875">
            <text:p>0.34875</text:p>
          </table:table-cell>
          <table:table-cell office:value-type="float" office:value="13.9354838709677">
            <text:p>13.9354838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14.13">
            <text:p>14.13</text:p>
          </table:table-cell>
          <table:table-cell office:value-type="float" office:value="14">
            <text:p>14</text:p>
          </table:table-cell>
          <table:table-cell office:value-type="float" office:value="1271.34">
            <text:p>1271.34</text:p>
          </table:table-cell>
          <table:table-cell office:value-type="float" office:value="69.82">
            <text:p>69.82</text:p>
          </table:table-cell>
          <table:table-cell office:value-type="float" office:value="18.2088226869092">
            <text:p>18.2088226869</text:p>
          </table:table-cell>
          <table:table-cell office:value-type="float" office:value="1.00928571428571">
            <text:p>1.0092857143</text:p>
          </table:table-cell>
          <table:table-cell office:value-type="float" office:value="4.94125973106865">
            <text:p>4.9412597311</text:p>
          </table:table-cell>
          <table:table-cell/>
          <table:table-cell office:value-type="string">
            <text:p>6670</text:p>
          </table:table-cell>
          <table:table-cell office:value-type="string">
            <text:p>6945</text:p>
          </table:table-cell>
          <table:table-cell office:value-type="float" office:value="14.14">
            <text:p>14.14</text:p>
          </table:table-cell>
          <table:table-cell office:value-type="float" office:value="8">
            <text:p>8</text:p>
          </table:table-cell>
          <table:table-cell office:value-type="float" office:value="1272.24">
            <text:p>1272.24</text:p>
          </table:table-cell>
          <table:table-cell office:value-type="float" office:value="69.82">
            <text:p>69.82</text:p>
          </table:table-cell>
          <table:table-cell office:value-type="float" office:value="18.2217129762246">
            <text:p>18.2217129762</text:p>
          </table:table-cell>
          <table:table-cell office:value-type="float" office:value="1.7675">
            <text:p>1.7675</text:p>
          </table:table-cell>
          <table:table-cell office:value-type="float" office:value="4.93776520509194">
            <text:p>4.937765205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2.28">
            <text:p>2.28</text:p>
          </table:table-cell>
          <table:table-cell office:value-type="float" office:value="9">
            <text:p>9</text:p>
          </table:table-cell>
          <table:table-cell office:value-type="float" office:value="205.47">
            <text:p>205.47</text:p>
          </table:table-cell>
          <table:table-cell office:value-type="float" office:value="2.43">
            <text:p>2.43</text:p>
          </table:table-cell>
          <table:table-cell office:value-type="float" office:value="84.5555555555555">
            <text:p>84.5555555556</text:p>
          </table:table-cell>
          <table:table-cell office:value-type="float" office:value="0.253333333333333">
            <text:p>0.2533333333</text:p>
          </table:table-cell>
          <table:table-cell office:value-type="float" office:value="1.06578947368421">
            <text:p>1.0657894737</text:p>
          </table:table-cell>
          <table:table-cell/>
          <table:table-cell office:value-type="string">
            <text:p>6695</text:p>
          </table:table-cell>
          <table:table-cell office:value-type="string">
            <text:p>6945</text:p>
          </table:table-cell>
          <table:table-cell office:value-type="float" office:value="2.34">
            <text:p>2.34</text:p>
          </table:table-cell>
          <table:table-cell office:value-type="float" office:value="10">
            <text:p>10</text:p>
          </table:table-cell>
          <table:table-cell office:value-type="float" office:value="210.51">
            <text:p>210.51</text:p>
          </table:table-cell>
          <table:table-cell office:value-type="float" office:value="2.43">
            <text:p>2.43</text:p>
          </table:table-cell>
          <table:table-cell office:value-type="float" office:value="86.6296296296296">
            <text:p>86.6296296296</text:p>
          </table:table-cell>
          <table:table-cell office:value-type="float" office:value="0.234">
            <text:p>0.234</text:p>
          </table:table-cell>
          <table:table-cell office:value-type="float" office:value="1.03846153846154">
            <text:p>1.038461538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8.19">
            <text:p>8.19</text:p>
          </table:table-cell>
          <table:table-cell office:value-type="float" office:value="9">
            <text:p>9</text:p>
          </table:table-cell>
          <table:table-cell office:value-type="float" office:value="737.28">
            <text:p>737.28</text:p>
          </table:table-cell>
          <table:table-cell office:value-type="float" office:value="303.81">
            <text:p>303.81</text:p>
          </table:table-cell>
          <table:table-cell office:value-type="float" office:value="2.42677989532932">
            <text:p>2.4267798953</text:p>
          </table:table-cell>
          <table:table-cell office:value-type="float" office:value="0.91">
            <text:p>0.91</text:p>
          </table:table-cell>
          <table:table-cell office:value-type="float" office:value="37.0952380952381">
            <text:p>37.0952380952</text:p>
          </table:table-cell>
          <table:table-cell/>
          <table:table-cell office:value-type="string">
            <text:p>6716</text:p>
          </table:table-cell>
          <table:table-cell office:value-type="string">
            <text:p>6945</text:p>
          </table:table-cell>
          <table:table-cell office:value-type="float" office:value="8.16">
            <text:p>8.16</text:p>
          </table:table-cell>
          <table:table-cell office:value-type="float" office:value="5">
            <text:p>5</text:p>
          </table:table-cell>
          <table:table-cell office:value-type="float" office:value="734.67">
            <text:p>734.67</text:p>
          </table:table-cell>
          <table:table-cell office:value-type="float" office:value="303.81">
            <text:p>303.81</text:p>
          </table:table-cell>
          <table:table-cell office:value-type="float" office:value="2.41818899970376">
            <text:p>2.4181889997</text:p>
          </table:table-cell>
          <table:table-cell office:value-type="float" office:value="1.632">
            <text:p>1.632</text:p>
          </table:table-cell>
          <table:table-cell office:value-type="float" office:value="37.2316176470588">
            <text:p>37.23161764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4.49">
            <text:p>14.49</text:p>
          </table:table-cell>
          <table:table-cell office:value-type="float" office:value="7">
            <text:p>7</text:p>
          </table:table-cell>
          <table:table-cell office:value-type="float" office:value="1304.55">
            <text:p>1304.55</text:p>
          </table:table-cell>
          <table:table-cell office:value-type="float" office:value="59.6">
            <text:p>59.6</text:p>
          </table:table-cell>
          <table:table-cell office:value-type="float" office:value="21.8884228187919">
            <text:p>21.8884228188</text:p>
          </table:table-cell>
          <table:table-cell office:value-type="float" office:value="2.07">
            <text:p>2.07</text:p>
          </table:table-cell>
          <table:table-cell office:value-type="float" office:value="4.11318150448585">
            <text:p>4.1131815045</text:p>
          </table:table-cell>
          <table:table-cell/>
          <table:table-cell office:value-type="string">
            <text:p>6738</text:p>
          </table:table-cell>
          <table:table-cell office:value-type="string">
            <text:p>6945</text:p>
          </table:table-cell>
          <table:table-cell office:value-type="float" office:value="14.36">
            <text:p>14.36</text:p>
          </table:table-cell>
          <table:table-cell office:value-type="float" office:value="10">
            <text:p>10</text:p>
          </table:table-cell>
          <table:table-cell office:value-type="float" office:value="1292.4">
            <text:p>1292.4</text:p>
          </table:table-cell>
          <table:table-cell office:value-type="float" office:value="59.6">
            <text:p>59.6</text:p>
          </table:table-cell>
          <table:table-cell office:value-type="float" office:value="21.6845637583893">
            <text:p>21.6845637584</text:p>
          </table:table-cell>
          <table:table-cell office:value-type="float" office:value="1.436">
            <text:p>1.436</text:p>
          </table:table-cell>
          <table:table-cell office:value-type="float" office:value="4.15041782729805">
            <text:p>4.150417827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7.37">
            <text:p>7.37</text:p>
          </table:table-cell>
          <table:table-cell office:value-type="float" office:value="9">
            <text:p>9</text:p>
          </table:table-cell>
          <table:table-cell office:value-type="float" office:value="663.21">
            <text:p>663.21</text:p>
          </table:table-cell>
          <table:table-cell office:value-type="float" office:value="190.75">
            <text:p>190.75</text:p>
          </table:table-cell>
          <table:table-cell office:value-type="float" office:value="3.47685452162516">
            <text:p>3.4768545216</text:p>
          </table:table-cell>
          <table:table-cell office:value-type="float" office:value="0.818888888888889">
            <text:p>0.8188888889</text:p>
          </table:table-cell>
          <table:table-cell office:value-type="float" office:value="25.8819538670285">
            <text:p>25.881953867</text:p>
          </table:table-cell>
          <table:table-cell/>
          <table:table-cell office:value-type="string">
            <text:p>6843</text:p>
          </table:table-cell>
          <table:table-cell office:value-type="string">
            <text:p>6945</text:p>
          </table:table-cell>
          <table:table-cell office:value-type="float" office:value="7.38">
            <text:p>7.38</text:p>
          </table:table-cell>
          <table:table-cell office:value-type="float" office:value="7">
            <text:p>7</text:p>
          </table:table-cell>
          <table:table-cell office:value-type="float" office:value="664.29">
            <text:p>664.29</text:p>
          </table:table-cell>
          <table:table-cell office:value-type="float" office:value="190.75">
            <text:p>190.75</text:p>
          </table:table-cell>
          <table:table-cell office:value-type="float" office:value="3.48251638269987">
            <text:p>3.4825163827</text:p>
          </table:table-cell>
          <table:table-cell office:value-type="float" office:value="1.05428571428571">
            <text:p>1.0542857143</text:p>
          </table:table-cell>
          <table:table-cell office:value-type="float" office:value="25.8468834688347">
            <text:p>25.84688346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5.58">
            <text:p>5.58</text:p>
          </table:table-cell>
          <table:table-cell office:value-type="float" office:value="6">
            <text:p>6</text:p>
          </table:table-cell>
          <table:table-cell office:value-type="float" office:value="502.56">
            <text:p>502.56</text:p>
          </table:table-cell>
          <table:table-cell office:value-type="float" office:value="70.88">
            <text:p>70.88</text:p>
          </table:table-cell>
          <table:table-cell office:value-type="float" office:value="7.09029345372461">
            <text:p>7.0902934537</text:p>
          </table:table-cell>
          <table:table-cell office:value-type="float" office:value="0.93">
            <text:p>0.93</text:p>
          </table:table-cell>
          <table:table-cell office:value-type="float" office:value="12.7025089605735">
            <text:p>12.7025089606</text:p>
          </table:table-cell>
          <table:table-cell/>
          <table:table-cell office:value-type="string">
            <text:p>6879</text:p>
          </table:table-cell>
          <table:table-cell office:value-type="string">
            <text:p>6945</text:p>
          </table:table-cell>
          <table:table-cell office:value-type="float" office:value="5.68">
            <text:p>5.68</text:p>
          </table:table-cell>
          <table:table-cell office:value-type="float" office:value="5">
            <text:p>5</text:p>
          </table:table-cell>
          <table:table-cell office:value-type="float" office:value="510.84">
            <text:p>510.84</text:p>
          </table:table-cell>
          <table:table-cell office:value-type="float" office:value="70.88">
            <text:p>70.88</text:p>
          </table:table-cell>
          <table:table-cell office:value-type="float" office:value="7.20711060948081">
            <text:p>7.2071106095</text:p>
          </table:table-cell>
          <table:table-cell office:value-type="float" office:value="1.136">
            <text:p>1.136</text:p>
          </table:table-cell>
          <table:table-cell office:value-type="float" office:value="12.4788732394366">
            <text:p>12.478873239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7.33">
            <text:p>7.33</text:p>
          </table:table-cell>
          <table:table-cell office:value-type="float" office:value="7">
            <text:p>7</text:p>
          </table:table-cell>
          <table:table-cell office:value-type="float" office:value="659.61">
            <text:p>659.61</text:p>
          </table:table-cell>
          <table:table-cell office:value-type="float" office:value="284.7">
            <text:p>284.7</text:p>
          </table:table-cell>
          <table:table-cell office:value-type="float" office:value="2.31685985247629">
            <text:p>2.3168598525</text:p>
          </table:table-cell>
          <table:table-cell office:value-type="float" office:value="1.04714285714286">
            <text:p>1.0471428571</text:p>
          </table:table-cell>
          <table:table-cell office:value-type="float" office:value="38.8403819918145">
            <text:p>38.8403819918</text:p>
          </table:table-cell>
          <table:table-cell/>
          <table:table-cell office:value-type="string">
            <text:p>6892</text:p>
          </table:table-cell>
          <table:table-cell office:value-type="string">
            <text:p>6945</text:p>
          </table:table-cell>
          <table:table-cell office:value-type="float" office:value="7.33">
            <text:p>7.33</text:p>
          </table:table-cell>
          <table:table-cell office:value-type="float" office:value="8">
            <text:p>8</text:p>
          </table:table-cell>
          <table:table-cell office:value-type="float" office:value="660.06">
            <text:p>660.06</text:p>
          </table:table-cell>
          <table:table-cell office:value-type="float" office:value="284.7">
            <text:p>284.7</text:p>
          </table:table-cell>
          <table:table-cell office:value-type="float" office:value="2.31844046364594">
            <text:p>2.3184404636</text:p>
          </table:table-cell>
          <table:table-cell office:value-type="float" office:value="0.91625">
            <text:p>0.91625</text:p>
          </table:table-cell>
          <table:table-cell office:value-type="float" office:value="38.8403819918145">
            <text:p>38.84038199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6.28">
            <text:p>6.28</text:p>
          </table:table-cell>
          <table:table-cell office:value-type="float" office:value="10">
            <text:p>10</text:p>
          </table:table-cell>
          <table:table-cell office:value-type="float" office:value="565.29">
            <text:p>565.29</text:p>
          </table:table-cell>
          <table:table-cell office:value-type="float" office:value="1.24">
            <text:p>1.24</text:p>
          </table:table-cell>
          <table:table-cell office:value-type="float" office:value="455.879032258065">
            <text:p>455.8790322581</text:p>
          </table:table-cell>
          <table:table-cell office:value-type="float" office:value="0.628">
            <text:p>0.628</text:p>
          </table:table-cell>
          <table:table-cell office:value-type="float" office:value="0.197452229299363">
            <text:p>0.1974522293</text:p>
          </table:table-cell>
          <table:table-cell/>
          <table:table-cell office:value-type="string">
            <text:p>6971</text:p>
          </table:table-cell>
          <table:table-cell office:value-type="string">
            <text:p>6945</text:p>
          </table:table-cell>
          <table:table-cell office:value-type="float" office:value="6.17">
            <text:p>6.17</text:p>
          </table:table-cell>
          <table:table-cell office:value-type="float" office:value="7">
            <text:p>7</text:p>
          </table:table-cell>
          <table:table-cell office:value-type="float" office:value="555.39">
            <text:p>555.39</text:p>
          </table:table-cell>
          <table:table-cell office:value-type="float" office:value="1.24">
            <text:p>1.24</text:p>
          </table:table-cell>
          <table:table-cell office:value-type="float" office:value="447.895161290323">
            <text:p>447.8951612903</text:p>
          </table:table-cell>
          <table:table-cell office:value-type="float" office:value="0.881428571428571">
            <text:p>0.8814285714</text:p>
          </table:table-cell>
          <table:table-cell office:value-type="float" office:value="0.20097244732577">
            <text:p>0.200972447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6.58">
            <text:p>6.58</text:p>
          </table:table-cell>
          <table:table-cell office:value-type="float" office:value="8">
            <text:p>8</text:p>
          </table:table-cell>
          <table:table-cell office:value-type="float" office:value="592.11">
            <text:p>592.11</text:p>
          </table:table-cell>
          <table:table-cell office:value-type="float" office:value="173.63">
            <text:p>173.63</text:p>
          </table:table-cell>
          <table:table-cell office:value-type="float" office:value="3.41018257213615">
            <text:p>3.4101825721</text:p>
          </table:table-cell>
          <table:table-cell office:value-type="float" office:value="0.8225">
            <text:p>0.8225</text:p>
          </table:table-cell>
          <table:table-cell office:value-type="float" office:value="26.387537993921">
            <text:p>26.3875379939</text:p>
          </table:table-cell>
          <table:table-cell/>
          <table:table-cell office:value-type="string">
            <text:p>7021</text:p>
          </table:table-cell>
          <table:table-cell office:value-type="string">
            <text:p>6945</text:p>
          </table:table-cell>
          <table:table-cell office:value-type="float" office:value="6.74">
            <text:p>6.74</text:p>
          </table:table-cell>
          <table:table-cell office:value-type="float" office:value="8">
            <text:p>8</text:p>
          </table:table-cell>
          <table:table-cell office:value-type="float" office:value="606.15">
            <text:p>606.15</text:p>
          </table:table-cell>
          <table:table-cell office:value-type="float" office:value="173.63">
            <text:p>173.63</text:p>
          </table:table-cell>
          <table:table-cell office:value-type="float" office:value="3.49104417439383">
            <text:p>3.4910441744</text:p>
          </table:table-cell>
          <table:table-cell office:value-type="float" office:value="0.8425">
            <text:p>0.8425</text:p>
          </table:table-cell>
          <table:table-cell office:value-type="float" office:value="25.7611275964392">
            <text:p>25.76112759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1.34">
            <text:p>1.34</text:p>
          </table:table-cell>
          <table:table-cell office:value-type="float" office:value="9">
            <text:p>9</text:p>
          </table:table-cell>
          <table:table-cell office:value-type="float" office:value="120.24">
            <text:p>120.24</text:p>
          </table:table-cell>
          <table:table-cell office:value-type="float" office:value="59.71">
            <text:p>59.71</text:p>
          </table:table-cell>
          <table:table-cell office:value-type="float" office:value="2.01373304304137">
            <text:p>2.013733043</text:p>
          </table:table-cell>
          <table:table-cell office:value-type="float" office:value="0.148888888888889">
            <text:p>0.1488888889</text:p>
          </table:table-cell>
          <table:table-cell office:value-type="float" office:value="44.5597014925373">
            <text:p>44.5597014925</text:p>
          </table:table-cell>
          <table:table-cell/>
          <table:table-cell office:value-type="string">
            <text:p>6446</text:p>
          </table:table-cell>
          <table:table-cell office:value-type="string">
            <text:p>6945</text:p>
          </table:table-cell>
          <table:table-cell office:value-type="float" office:value="1.45">
            <text:p>1.45</text:p>
          </table:table-cell>
          <table:table-cell office:value-type="float" office:value="9">
            <text:p>9</text:p>
          </table:table-cell>
          <table:table-cell office:value-type="float" office:value="130.5">
            <text:p>130.5</text:p>
          </table:table-cell>
          <table:table-cell office:value-type="float" office:value="59.71">
            <text:p>59.71</text:p>
          </table:table-cell>
          <table:table-cell office:value-type="float" office:value="2.1855635571931">
            <text:p>2.1855635572</text:p>
          </table:table-cell>
          <table:table-cell office:value-type="float" office:value="0.161111111111111">
            <text:p>0.1611111111</text:p>
          </table:table-cell>
          <table:table-cell office:value-type="float" office:value="41.1793103448276">
            <text:p>41.17931034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1.25">
            <text:p>1.25</text:p>
          </table:table-cell>
          <table:table-cell office:value-type="float" office:value="255">
            <text:p>255</text:p>
          </table:table-cell>
          <table:table-cell office:value-type="float" office:value="112.05">
            <text:p>112.05</text:p>
          </table:table-cell>
          <table:table-cell office:value-type="float" office:value="56.52">
            <text:p>56.52</text:p>
          </table:table-cell>
          <table:table-cell office:value-type="float" office:value="1.98248407643312">
            <text:p>1.9824840764</text:p>
          </table:table-cell>
          <table:table-cell office:value-type="float" office:value="0.00490196078431373">
            <text:p>0.0049019608</text:p>
          </table:table-cell>
          <table:table-cell office:value-type="float" office:value="45.216">
            <text:p>45.216</text:p>
          </table:table-cell>
          <table:table-cell/>
          <table:table-cell office:value-type="string">
            <text:p>6471</text:p>
          </table:table-cell>
          <table:table-cell office:value-type="string">
            <text:p>6945</text:p>
          </table:table-cell>
          <table:table-cell office:value-type="float" office:value="1.34">
            <text:p>1.34</text:p>
          </table:table-cell>
          <table:table-cell office:value-type="float" office:value="255">
            <text:p>255</text:p>
          </table:table-cell>
          <table:table-cell office:value-type="float" office:value="120.6">
            <text:p>120.6</text:p>
          </table:table-cell>
          <table:table-cell office:value-type="float" office:value="56.52">
            <text:p>56.52</text:p>
          </table:table-cell>
          <table:table-cell office:value-type="float" office:value="2.13375796178344">
            <text:p>2.1337579618</text:p>
          </table:table-cell>
          <table:table-cell office:value-type="float" office:value="0.00525490196078431">
            <text:p>0.005254902</text:p>
          </table:table-cell>
          <table:table-cell office:value-type="float" office:value="42.1791044776119">
            <text:p>42.179104477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1.39">
            <text:p>1.39</text:p>
          </table:table-cell>
          <table:table-cell office:value-type="float" office:value="10">
            <text:p>10</text:p>
          </table:table-cell>
          <table:table-cell office:value-type="float" office:value="124.92">
            <text:p>124.92</text:p>
          </table:table-cell>
          <table:table-cell office:value-type="float" office:value="63.14">
            <text:p>63.14</text:p>
          </table:table-cell>
          <table:table-cell office:value-type="float" office:value="1.97846056382642">
            <text:p>1.9784605638</text:p>
          </table:table-cell>
          <table:table-cell office:value-type="float" office:value="0.139">
            <text:p>0.139</text:p>
          </table:table-cell>
          <table:table-cell office:value-type="float" office:value="45.4244604316547">
            <text:p>45.4244604317</text:p>
          </table:table-cell>
          <table:table-cell/>
          <table:table-cell office:value-type="string">
            <text:p>6562</text:p>
          </table:table-cell>
          <table:table-cell office:value-type="string">
            <text:p>6945</text:p>
          </table:table-cell>
          <table:table-cell office:value-type="float" office:value="1.33">
            <text:p>1.33</text:p>
          </table:table-cell>
          <table:table-cell office:value-type="float" office:value="9">
            <text:p>9</text:p>
          </table:table-cell>
          <table:table-cell office:value-type="float" office:value="119.97">
            <text:p>119.97</text:p>
          </table:table-cell>
          <table:table-cell office:value-type="float" office:value="63.14">
            <text:p>63.14</text:p>
          </table:table-cell>
          <table:table-cell office:value-type="float" office:value="1.90006335128286">
            <text:p>1.9000633513</text:p>
          </table:table-cell>
          <table:table-cell office:value-type="float" office:value="0.147777777777778">
            <text:p>0.1477777778</text:p>
          </table:table-cell>
          <table:table-cell office:value-type="float" office:value="47.4736842105263">
            <text:p>47.473684210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1.52">
            <text:p>1.52</text:p>
          </table:table-cell>
          <table:table-cell office:value-type="float" office:value="3">
            <text:p>3</text:p>
          </table:table-cell>
          <table:table-cell office:value-type="float" office:value="136.44">
            <text:p>136.44</text:p>
          </table:table-cell>
          <table:table-cell office:value-type="float" office:value="56.62">
            <text:p>56.62</text:p>
          </table:table-cell>
          <table:table-cell office:value-type="float" office:value="2.40974920522783">
            <text:p>2.4097492052</text:p>
          </table:table-cell>
          <table:table-cell office:value-type="float" office:value="0.506666666666667">
            <text:p>0.5066666667</text:p>
          </table:table-cell>
          <table:table-cell office:value-type="float" office:value="37.25">
            <text:p>37.25</text:p>
          </table:table-cell>
          <table:table-cell/>
          <table:table-cell office:value-type="string">
            <text:p>6699</text:p>
          </table:table-cell>
          <table:table-cell office:value-type="string">
            <text:p>6945</text:p>
          </table:table-cell>
          <table:table-cell office:value-type="float" office:value="1.6">
            <text:p>1.6</text:p>
          </table:table-cell>
          <table:table-cell office:value-type="float" office:value="255">
            <text:p>255</text:p>
          </table:table-cell>
          <table:table-cell office:value-type="float" office:value="144.09">
            <text:p>144.09</text:p>
          </table:table-cell>
          <table:table-cell office:value-type="float" office:value="56.62">
            <text:p>56.62</text:p>
          </table:table-cell>
          <table:table-cell office:value-type="float" office:value="2.54486047333098">
            <text:p>2.5448604733</text:p>
          </table:table-cell>
          <table:table-cell office:value-type="float" office:value="0.00627450980392157">
            <text:p>0.0062745098</text:p>
          </table:table-cell>
          <table:table-cell office:value-type="float" office:value="35.3875">
            <text:p>35.38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1.49">
            <text:p>1.49</text:p>
          </table:table-cell>
          <table:table-cell office:value-type="float" office:value="7">
            <text:p>7</text:p>
          </table:table-cell>
          <table:table-cell office:value-type="float" office:value="134.28">
            <text:p>134.28</text:p>
          </table:table-cell>
          <table:table-cell office:value-type="float" office:value="63.03">
            <text:p>63.03</text:p>
          </table:table-cell>
          <table:table-cell office:value-type="float" office:value="2.13041408852927">
            <text:p>2.1304140885</text:p>
          </table:table-cell>
          <table:table-cell office:value-type="float" office:value="0.212857142857143">
            <text:p>0.2128571429</text:p>
          </table:table-cell>
          <table:table-cell office:value-type="float" office:value="42.3020134228188">
            <text:p>42.3020134228</text:p>
          </table:table-cell>
          <table:table-cell/>
          <table:table-cell office:value-type="string">
            <text:p>6948</text:p>
          </table:table-cell>
          <table:table-cell office:value-type="string">
            <text:p>6945</text:p>
          </table:table-cell>
          <table:table-cell office:value-type="float" office:value="1.49">
            <text:p>1.49</text:p>
          </table:table-cell>
          <table:table-cell office:value-type="float" office:value="8">
            <text:p>8</text:p>
          </table:table-cell>
          <table:table-cell office:value-type="float" office:value="134.1">
            <text:p>134.1</text:p>
          </table:table-cell>
          <table:table-cell office:value-type="float" office:value="63.03">
            <text:p>63.03</text:p>
          </table:table-cell>
          <table:table-cell office:value-type="float" office:value="2.12755830556878">
            <text:p>2.1275583056</text:p>
          </table:table-cell>
          <table:table-cell office:value-type="float" office:value="0.18625">
            <text:p>0.18625</text:p>
          </table:table-cell>
          <table:table-cell office:value-type="float" office:value="42.3020134228188">
            <text:p>42.30201342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19.19">
            <text:p>19.19</text:p>
          </table:table-cell>
          <table:table-cell office:value-type="float" office:value="12">
            <text:p>12</text:p>
          </table:table-cell>
          <table:table-cell office:value-type="float" office:value="1727.46">
            <text:p>1727.46</text:p>
          </table:table-cell>
          <table:table-cell office:value-type="float" office:value="171.1">
            <text:p>171.1</text:p>
          </table:table-cell>
          <table:table-cell office:value-type="float" office:value="10.0962010520164">
            <text:p>10.096201052</text:p>
          </table:table-cell>
          <table:table-cell office:value-type="float" office:value="1.59916666666667">
            <text:p>1.5991666667</text:p>
          </table:table-cell>
          <table:table-cell office:value-type="float" office:value="8.91610213652944">
            <text:p>8.9161021365</text:p>
          </table:table-cell>
          <table:table-cell/>
          <table:table-cell office:value-type="string">
            <text:p>6674</text:p>
          </table:table-cell>
          <table:table-cell office:value-type="string">
            <text:p>6945</text:p>
          </table:table-cell>
          <table:table-cell office:value-type="float" office:value="18.02">
            <text:p>18.02</text:p>
          </table:table-cell>
          <table:table-cell office:value-type="float" office:value="11">
            <text:p>11</text:p>
          </table:table-cell>
          <table:table-cell office:value-type="float" office:value="1621.71">
            <text:p>1621.71</text:p>
          </table:table-cell>
          <table:table-cell office:value-type="float" office:value="171.1">
            <text:p>171.1</text:p>
          </table:table-cell>
          <table:table-cell office:value-type="float" office:value="9.4781414377557">
            <text:p>9.4781414378</text:p>
          </table:table-cell>
          <table:table-cell office:value-type="float" office:value="1.63818181818182">
            <text:p>1.6381818182</text:p>
          </table:table-cell>
          <table:table-cell office:value-type="float" office:value="9.49500554938957">
            <text:p>9.4950055494</text:p>
          </table:table-cell>
          <table:table-cell table:number-columns-repeated="1005"/>
        </table:table-row>
        <table:table-row table:style-name="ro1">
          <table:table-cell office:value-type="string">
            <text:p>6948</text:p>
          </table:table-cell>
          <table:table-cell office:value-type="string">
            <text:p>6087</text:p>
          </table:table-cell>
          <table:table-cell office:value-type="float" office:value="1.74">
            <text:p>1.74</text:p>
          </table:table-cell>
          <table:table-cell office:value-type="float" office:value="5">
            <text:p>5</text:p>
          </table:table-cell>
          <table:table-cell office:value-type="float" office:value="156.69">
            <text:p>156.69</text:p>
          </table:table-cell>
          <table:table-cell office:value-type="float" office:value="60.59">
            <text:p>60.59</text:p>
          </table:table-cell>
          <table:table-cell office:value-type="float" office:value="2.58607030863179">
            <text:p>2.5860703086</text:p>
          </table:table-cell>
          <table:table-cell office:value-type="float" office:value="0.348">
            <text:p>0.348</text:p>
          </table:table-cell>
          <table:table-cell office:value-type="float" office:value="34.8218390804598">
            <text:p>34.8218390805</text:p>
          </table:table-cell>
          <table:table-cell/>
          <table:table-cell office:value-type="string">
            <text:p>6087</text:p>
          </table:table-cell>
          <table:table-cell office:value-type="string">
            <text:p>6948</text:p>
          </table:table-cell>
          <table:table-cell office:value-type="float" office:value="1.76">
            <text:p>1.76</text:p>
          </table:table-cell>
          <table:table-cell office:value-type="float" office:value="5">
            <text:p>5</text:p>
          </table:table-cell>
          <table:table-cell office:value-type="float" office:value="158.67">
            <text:p>158.67</text:p>
          </table:table-cell>
          <table:table-cell office:value-type="float" office:value="60.59">
            <text:p>60.59</text:p>
          </table:table-cell>
          <table:table-cell office:value-type="float" office:value="2.61874896847665">
            <text:p>2.6187489685</text:p>
          </table:table-cell>
          <table:table-cell office:value-type="float" office:value="0.352">
            <text:p>0.352</text:p>
          </table:table-cell>
          <table:table-cell office:value-type="float" office:value="34.4261363636364">
            <text:p>34.42613636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6.61">
            <text:p>6.61</text:p>
          </table:table-cell>
          <table:table-cell office:value-type="float" office:value="8">
            <text:p>8</text:p>
          </table:table-cell>
          <table:table-cell office:value-type="float" office:value="595.08">
            <text:p>595.08</text:p>
          </table:table-cell>
          <table:table-cell office:value-type="float" office:value="301.57">
            <text:p>301.57</text:p>
          </table:table-cell>
          <table:table-cell office:value-type="float" office:value="1.97327320356799">
            <text:p>1.9732732036</text:p>
          </table:table-cell>
          <table:table-cell office:value-type="float" office:value="0.82625">
            <text:p>0.82625</text:p>
          </table:table-cell>
          <table:table-cell office:value-type="float" office:value="45.6232980332829">
            <text:p>45.6232980333</text:p>
          </table:table-cell>
          <table:table-cell/>
          <table:table-cell office:value-type="string">
            <text:p>6182</text:p>
          </table:table-cell>
          <table:table-cell office:value-type="string">
            <text:p>6948</text:p>
          </table:table-cell>
          <table:table-cell office:value-type="float" office:value="6.71">
            <text:p>6.71</text:p>
          </table:table-cell>
          <table:table-cell office:value-type="float" office:value="9">
            <text:p>9</text:p>
          </table:table-cell>
          <table:table-cell office:value-type="float" office:value="603.54">
            <text:p>603.54</text:p>
          </table:table-cell>
          <table:table-cell office:value-type="float" office:value="301.57">
            <text:p>301.57</text:p>
          </table:table-cell>
          <table:table-cell office:value-type="float" office:value="2.00132639188248">
            <text:p>2.0013263919</text:p>
          </table:table-cell>
          <table:table-cell office:value-type="float" office:value="0.745555555555556">
            <text:p>0.7455555556</text:p>
          </table:table-cell>
          <table:table-cell office:value-type="float" office:value="44.9433681073025">
            <text:p>44.943368107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9.23">
            <text:p>9.23</text:p>
          </table:table-cell>
          <table:table-cell office:value-type="float" office:value="7">
            <text:p>7</text:p>
          </table:table-cell>
          <table:table-cell office:value-type="float" office:value="830.97">
            <text:p>830.97</text:p>
          </table:table-cell>
          <table:table-cell office:value-type="float" office:value="58.4">
            <text:p>58.4</text:p>
          </table:table-cell>
          <table:table-cell office:value-type="float" office:value="14.2289383561644">
            <text:p>14.2289383562</text:p>
          </table:table-cell>
          <table:table-cell office:value-type="float" office:value="1.31857142857143">
            <text:p>1.3185714286</text:p>
          </table:table-cell>
          <table:table-cell office:value-type="float" office:value="6.32719393282774">
            <text:p>6.3271939328</text:p>
          </table:table-cell>
          <table:table-cell/>
          <table:table-cell office:value-type="string">
            <text:p>6382</text:p>
          </table:table-cell>
          <table:table-cell office:value-type="string">
            <text:p>6948</text:p>
          </table:table-cell>
          <table:table-cell office:value-type="float" office:value="9.23">
            <text:p>9.23</text:p>
          </table:table-cell>
          <table:table-cell office:value-type="float" office:value="6">
            <text:p>6</text:p>
          </table:table-cell>
          <table:table-cell office:value-type="float" office:value="830.34">
            <text:p>830.34</text:p>
          </table:table-cell>
          <table:table-cell office:value-type="float" office:value="58.4">
            <text:p>58.4</text:p>
          </table:table-cell>
          <table:table-cell office:value-type="float" office:value="14.2181506849315">
            <text:p>14.2181506849</text:p>
          </table:table-cell>
          <table:table-cell office:value-type="float" office:value="1.53833333333333">
            <text:p>1.5383333333</text:p>
          </table:table-cell>
          <table:table-cell office:value-type="float" office:value="6.32719393282774">
            <text:p>6.32719393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1.98">
            <text:p>1.98</text:p>
          </table:table-cell>
          <table:table-cell office:value-type="float" office:value="10">
            <text:p>10</text:p>
          </table:table-cell>
          <table:table-cell office:value-type="float" office:value="178.47">
            <text:p>178.47</text:p>
          </table:table-cell>
          <table:table-cell office:value-type="float" office:value="62.14">
            <text:p>62.14</text:p>
          </table:table-cell>
          <table:table-cell office:value-type="float" office:value="2.87206308336016">
            <text:p>2.8720630834</text:p>
          </table:table-cell>
          <table:table-cell office:value-type="float" office:value="0.198">
            <text:p>0.198</text:p>
          </table:table-cell>
          <table:table-cell office:value-type="float" office:value="31.3838383838384">
            <text:p>31.3838383838</text:p>
          </table:table-cell>
          <table:table-cell/>
          <table:table-cell office:value-type="string">
            <text:p>6405</text:p>
          </table:table-cell>
          <table:table-cell office:value-type="string">
            <text:p>6948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80.27">
            <text:p>180.27</text:p>
          </table:table-cell>
          <table:table-cell office:value-type="float" office:value="62.14">
            <text:p>62.14</text:p>
          </table:table-cell>
          <table:table-cell office:value-type="float" office:value="2.90102993241069">
            <text:p>2.9010299324</text:p>
          </table:table-cell>
          <table:table-cell office:value-type="float" office:value="0.222222222222222">
            <text:p>0.2222222222</text:p>
          </table:table-cell>
          <table:table-cell office:value-type="float" office:value="31.07">
            <text:p>31.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1.54">
            <text:p>1.54</text:p>
          </table:table-cell>
          <table:table-cell office:value-type="float" office:value="7">
            <text:p>7</text:p>
          </table:table-cell>
          <table:table-cell office:value-type="float" office:value="138.24">
            <text:p>138.24</text:p>
          </table:table-cell>
          <table:table-cell office:value-type="float" office:value="63.03">
            <text:p>63.03</text:p>
          </table:table-cell>
          <table:table-cell office:value-type="float" office:value="2.19324131366016">
            <text:p>2.1932413137</text:p>
          </table:table-cell>
          <table:table-cell office:value-type="float" office:value="0.22">
            <text:p>0.22</text:p>
          </table:table-cell>
          <table:table-cell office:value-type="float" office:value="40.9285714285714">
            <text:p>40.9285714286</text:p>
          </table:table-cell>
          <table:table-cell/>
          <table:table-cell office:value-type="string">
            <text:p>6451</text:p>
          </table:table-cell>
          <table:table-cell office:value-type="string">
            <text:p>6948</text:p>
          </table:table-cell>
          <table:table-cell office:value-type="float" office:value="1.63">
            <text:p>1.63</text:p>
          </table:table-cell>
          <table:table-cell office:value-type="float" office:value="7">
            <text:p>7</text:p>
          </table:table-cell>
          <table:table-cell office:value-type="float" office:value="146.61">
            <text:p>146.61</text:p>
          </table:table-cell>
          <table:table-cell office:value-type="float" office:value="63.03">
            <text:p>63.03</text:p>
          </table:table-cell>
          <table:table-cell office:value-type="float" office:value="2.32603522132318">
            <text:p>2.3260352213</text:p>
          </table:table-cell>
          <table:table-cell office:value-type="float" office:value="0.232857142857143">
            <text:p>0.2328571429</text:p>
          </table:table-cell>
          <table:table-cell office:value-type="float" office:value="38.6687116564417">
            <text:p>38.66871165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5.83">
            <text:p>5.83</text:p>
          </table:table-cell>
          <table:table-cell office:value-type="float" office:value="8">
            <text:p>8</text:p>
          </table:table-cell>
          <table:table-cell office:value-type="float" office:value="525.15">
            <text:p>525.15</text:p>
          </table:table-cell>
          <table:table-cell office:value-type="float" office:value="220.45">
            <text:p>220.45</text:p>
          </table:table-cell>
          <table:table-cell office:value-type="float" office:value="2.38217282830574">
            <text:p>2.3821728283</text:p>
          </table:table-cell>
          <table:table-cell office:value-type="float" office:value="0.72875">
            <text:p>0.72875</text:p>
          </table:table-cell>
          <table:table-cell office:value-type="float" office:value="37.8130360205832">
            <text:p>37.8130360206</text:p>
          </table:table-cell>
          <table:table-cell/>
          <table:table-cell office:value-type="string">
            <text:p>6501</text:p>
          </table:table-cell>
          <table:table-cell office:value-type="string">
            <text:p>6948</text:p>
          </table:table-cell>
          <table:table-cell office:value-type="float" office:value="5.95">
            <text:p>5.95</text:p>
          </table:table-cell>
          <table:table-cell office:value-type="float" office:value="8">
            <text:p>8</text:p>
          </table:table-cell>
          <table:table-cell office:value-type="float" office:value="535.32">
            <text:p>535.32</text:p>
          </table:table-cell>
          <table:table-cell office:value-type="float" office:value="220.45">
            <text:p>220.45</text:p>
          </table:table-cell>
          <table:table-cell office:value-type="float" office:value="2.42830573826265">
            <text:p>2.4283057383</text:p>
          </table:table-cell>
          <table:table-cell office:value-type="float" office:value="0.74375">
            <text:p>0.74375</text:p>
          </table:table-cell>
          <table:table-cell office:value-type="float" office:value="37.0504201680672">
            <text:p>37.05042016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3.82">
            <text:p>3.82</text:p>
          </table:table-cell>
          <table:table-cell office:value-type="float" office:value="8">
            <text:p>8</text:p>
          </table:table-cell>
          <table:table-cell office:value-type="float" office:value="343.8">
            <text:p>343.8</text:p>
          </table:table-cell>
          <table:table-cell office:value-type="float" office:value="135.95">
            <text:p>135.95</text:p>
          </table:table-cell>
          <table:table-cell office:value-type="float" office:value="2.52887090842221">
            <text:p>2.5288709084</text:p>
          </table:table-cell>
          <table:table-cell office:value-type="float" office:value="0.4775">
            <text:p>0.4775</text:p>
          </table:table-cell>
          <table:table-cell office:value-type="float" office:value="35.5890052356021">
            <text:p>35.5890052356</text:p>
          </table:table-cell>
          <table:table-cell/>
          <table:table-cell office:value-type="string">
            <text:p>6512</text:p>
          </table:table-cell>
          <table:table-cell office:value-type="string">
            <text:p>6948</text:p>
          </table:table-cell>
          <table:table-cell office:value-type="float" office:value="3.87">
            <text:p>3.87</text:p>
          </table:table-cell>
          <table:table-cell office:value-type="float" office:value="7">
            <text:p>7</text:p>
          </table:table-cell>
          <table:table-cell office:value-type="float" office:value="348.21">
            <text:p>348.21</text:p>
          </table:table-cell>
          <table:table-cell office:value-type="float" office:value="135.95">
            <text:p>135.95</text:p>
          </table:table-cell>
          <table:table-cell office:value-type="float" office:value="2.5613093048915">
            <text:p>2.5613093049</text:p>
          </table:table-cell>
          <table:table-cell office:value-type="float" office:value="0.552857142857143">
            <text:p>0.5528571429</text:p>
          </table:table-cell>
          <table:table-cell office:value-type="float" office:value="35.1291989664083">
            <text:p>35.129198966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1.85">
            <text:p>1.85</text:p>
          </table:table-cell>
          <table:table-cell office:value-type="float" office:value="11">
            <text:p>11</text:p>
          </table:table-cell>
          <table:table-cell office:value-type="float" office:value="166.23">
            <text:p>166.23</text:p>
          </table:table-cell>
          <table:table-cell office:value-type="float" office:value="33.36">
            <text:p>33.36</text:p>
          </table:table-cell>
          <table:table-cell office:value-type="float" office:value="4.98291366906475">
            <text:p>4.9829136691</text:p>
          </table:table-cell>
          <table:table-cell office:value-type="float" office:value="0.168181818181818">
            <text:p>0.1681818182</text:p>
          </table:table-cell>
          <table:table-cell office:value-type="float" office:value="18.0324324324324">
            <text:p>18.0324324324</text:p>
          </table:table-cell>
          <table:table-cell/>
          <table:table-cell office:value-type="string">
            <text:p>6515</text:p>
          </table:table-cell>
          <table:table-cell office:value-type="string">
            <text:p>6948</text:p>
          </table:table-cell>
          <table:table-cell office:value-type="float" office:value="2.04">
            <text:p>2.04</text:p>
          </table:table-cell>
          <table:table-cell office:value-type="float" office:value="10">
            <text:p>10</text:p>
          </table:table-cell>
          <table:table-cell office:value-type="float" office:value="183.33">
            <text:p>183.33</text:p>
          </table:table-cell>
          <table:table-cell office:value-type="float" office:value="33.36">
            <text:p>33.36</text:p>
          </table:table-cell>
          <table:table-cell office:value-type="float" office:value="5.4955035971223">
            <text:p>5.4955035971</text:p>
          </table:table-cell>
          <table:table-cell office:value-type="float" office:value="0.204">
            <text:p>0.204</text:p>
          </table:table-cell>
          <table:table-cell office:value-type="float" office:value="16.3529411764706">
            <text:p>16.35294117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2.9">
            <text:p>2.9</text:p>
          </table:table-cell>
          <table:table-cell office:value-type="float" office:value="11">
            <text:p>11</text:p>
          </table:table-cell>
          <table:table-cell office:value-type="float" office:value="260.91">
            <text:p>260.91</text:p>
          </table:table-cell>
          <table:table-cell office:value-type="float" office:value="33.25">
            <text:p>33.25</text:p>
          </table:table-cell>
          <table:table-cell office:value-type="float" office:value="7.84691729323308">
            <text:p>7.8469172932</text:p>
          </table:table-cell>
          <table:table-cell office:value-type="float" office:value="0.263636363636364">
            <text:p>0.2636363636</text:p>
          </table:table-cell>
          <table:table-cell office:value-type="float" office:value="11.4655172413793">
            <text:p>11.4655172414</text:p>
          </table:table-cell>
          <table:table-cell/>
          <table:table-cell office:value-type="string">
            <text:p>6516</text:p>
          </table:table-cell>
          <table:table-cell office:value-type="string">
            <text:p>694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69.73">
            <text:p>269.73</text:p>
          </table:table-cell>
          <table:table-cell office:value-type="float" office:value="33.25">
            <text:p>33.25</text:p>
          </table:table-cell>
          <table:table-cell office:value-type="float" office:value="8.11218045112782">
            <text:p>8.1121804511</text:p>
          </table:table-cell>
          <table:table-cell office:value-type="float" office:value="0.3">
            <text:p>0.3</text:p>
          </table:table-cell>
          <table:table-cell office:value-type="float" office:value="11.0833333333333">
            <text:p>11.08333333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7.47">
            <text:p>7.47</text:p>
          </table:table-cell>
          <table:table-cell office:value-type="float" office:value="6">
            <text:p>6</text:p>
          </table:table-cell>
          <table:table-cell office:value-type="float" office:value="672.75">
            <text:p>672.75</text:p>
          </table:table-cell>
          <table:table-cell office:value-type="float" office:value="324.44">
            <text:p>324.44</text:p>
          </table:table-cell>
          <table:table-cell office:value-type="float" office:value="2.07357292565652">
            <text:p>2.0735729257</text:p>
          </table:table-cell>
          <table:table-cell office:value-type="float" office:value="1.245">
            <text:p>1.245</text:p>
          </table:table-cell>
          <table:table-cell office:value-type="float" office:value="43.4323962516734">
            <text:p>43.4323962517</text:p>
          </table:table-cell>
          <table:table-cell/>
          <table:table-cell office:value-type="string">
            <text:p>6519</text:p>
          </table:table-cell>
          <table:table-cell office:value-type="string">
            <text:p>6948</text:p>
          </table:table-cell>
          <table:table-cell office:value-type="float" office:value="7.66">
            <text:p>7.66</text:p>
          </table:table-cell>
          <table:table-cell office:value-type="float" office:value="9">
            <text:p>9</text:p>
          </table:table-cell>
          <table:table-cell office:value-type="float" office:value="689.4">
            <text:p>689.4</text:p>
          </table:table-cell>
          <table:table-cell office:value-type="float" office:value="324.44">
            <text:p>324.44</text:p>
          </table:table-cell>
          <table:table-cell office:value-type="float" office:value="2.12489212180989">
            <text:p>2.1248921218</text:p>
          </table:table-cell>
          <table:table-cell office:value-type="float" office:value="0.851111111111111">
            <text:p>0.8511111111</text:p>
          </table:table-cell>
          <table:table-cell office:value-type="float" office:value="42.355091383812">
            <text:p>42.355091383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7.53">
            <text:p>7.53</text:p>
          </table:table-cell>
          <table:table-cell office:value-type="float" office:value="6">
            <text:p>6</text:p>
          </table:table-cell>
          <table:table-cell office:value-type="float" office:value="677.34">
            <text:p>677.34</text:p>
          </table:table-cell>
          <table:table-cell office:value-type="float" office:value="317.07">
            <text:p>317.07</text:p>
          </table:table-cell>
          <table:table-cell office:value-type="float" office:value="2.13624751632132">
            <text:p>2.1362475163</text:p>
          </table:table-cell>
          <table:table-cell office:value-type="float" office:value="1.255">
            <text:p>1.255</text:p>
          </table:table-cell>
          <table:table-cell office:value-type="float" office:value="42.1075697211155">
            <text:p>42.1075697211</text:p>
          </table:table-cell>
          <table:table-cell/>
          <table:table-cell office:value-type="string">
            <text:p>6532</text:p>
          </table:table-cell>
          <table:table-cell office:value-type="string">
            <text:p>6948</text:p>
          </table:table-cell>
          <table:table-cell office:value-type="float" office:value="7.63">
            <text:p>7.63</text:p>
          </table:table-cell>
          <table:table-cell office:value-type="float" office:value="6">
            <text:p>6</text:p>
          </table:table-cell>
          <table:table-cell office:value-type="float" office:value="686.43">
            <text:p>686.43</text:p>
          </table:table-cell>
          <table:table-cell office:value-type="float" office:value="317.07">
            <text:p>317.07</text:p>
          </table:table-cell>
          <table:table-cell office:value-type="float" office:value="2.16491626454726">
            <text:p>2.1649162645</text:p>
          </table:table-cell>
          <table:table-cell office:value-type="float" office:value="1.27166666666667">
            <text:p>1.2716666667</text:p>
          </table:table-cell>
          <table:table-cell office:value-type="float" office:value="41.5557011795544">
            <text:p>41.555701179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4.59">
            <text:p>4.59</text:p>
          </table:table-cell>
          <table:table-cell office:value-type="float" office:value="5">
            <text:p>5</text:p>
          </table:table-cell>
          <table:table-cell office:value-type="float" office:value="413.28">
            <text:p>413.28</text:p>
          </table:table-cell>
          <table:table-cell office:value-type="float" office:value="166.77">
            <text:p>166.77</text:p>
          </table:table-cell>
          <table:table-cell office:value-type="float" office:value="2.47814355099838">
            <text:p>2.478143551</text:p>
          </table:table-cell>
          <table:table-cell office:value-type="float" office:value="0.918">
            <text:p>0.918</text:p>
          </table:table-cell>
          <table:table-cell office:value-type="float" office:value="36.3333333333333">
            <text:p>36.3333333333</text:p>
          </table:table-cell>
          <table:table-cell/>
          <table:table-cell office:value-type="string">
            <text:p>6552</text:p>
          </table:table-cell>
          <table:table-cell office:value-type="string">
            <text:p>6948</text:p>
          </table:table-cell>
          <table:table-cell office:value-type="float" office:value="4.65">
            <text:p>4.65</text:p>
          </table:table-cell>
          <table:table-cell office:value-type="float" office:value="6">
            <text:p>6</text:p>
          </table:table-cell>
          <table:table-cell office:value-type="float" office:value="418.77">
            <text:p>418.77</text:p>
          </table:table-cell>
          <table:table-cell office:value-type="float" office:value="166.77">
            <text:p>166.77</text:p>
          </table:table-cell>
          <table:table-cell office:value-type="float" office:value="2.51106314085267">
            <text:p>2.5110631409</text:p>
          </table:table-cell>
          <table:table-cell office:value-type="float" office:value="0.775">
            <text:p>0.775</text:p>
          </table:table-cell>
          <table:table-cell office:value-type="float" office:value="35.8645161290323">
            <text:p>35.8645161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3.78">
            <text:p>3.78</text:p>
          </table:table-cell>
          <table:table-cell office:value-type="float" office:value="8">
            <text:p>8</text:p>
          </table:table-cell>
          <table:table-cell office:value-type="float" office:value="340.38">
            <text:p>340.38</text:p>
          </table:table-cell>
          <table:table-cell office:value-type="float" office:value="101.32">
            <text:p>101.32</text:p>
          </table:table-cell>
          <table:table-cell office:value-type="float" office:value="3.35945519147256">
            <text:p>3.3594551915</text:p>
          </table:table-cell>
          <table:table-cell office:value-type="float" office:value="0.4725">
            <text:p>0.4725</text:p>
          </table:table-cell>
          <table:table-cell office:value-type="float" office:value="26.8042328042328">
            <text:p>26.8042328042</text:p>
          </table:table-cell>
          <table:table-cell/>
          <table:table-cell office:value-type="string">
            <text:p>6609</text:p>
          </table:table-cell>
          <table:table-cell office:value-type="string">
            <text:p>6948</text:p>
          </table:table-cell>
          <table:table-cell office:value-type="float" office:value="4.02">
            <text:p>4.02</text:p>
          </table:table-cell>
          <table:table-cell office:value-type="float" office:value="8">
            <text:p>8</text:p>
          </table:table-cell>
          <table:table-cell office:value-type="float" office:value="361.44">
            <text:p>361.44</text:p>
          </table:table-cell>
          <table:table-cell office:value-type="float" office:value="101.32">
            <text:p>101.32</text:p>
          </table:table-cell>
          <table:table-cell office:value-type="float" office:value="3.56731148835373">
            <text:p>3.5673114884</text:p>
          </table:table-cell>
          <table:table-cell office:value-type="float" office:value="0.5025">
            <text:p>0.5025</text:p>
          </table:table-cell>
          <table:table-cell office:value-type="float" office:value="25.2039800995025">
            <text:p>25.203980099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2.62">
            <text:p>2.62</text:p>
          </table:table-cell>
          <table:table-cell office:value-type="float" office:value="9">
            <text:p>9</text:p>
          </table:table-cell>
          <table:table-cell office:value-type="float" office:value="235.89">
            <text:p>235.89</text:p>
          </table:table-cell>
          <table:table-cell office:value-type="float" office:value="101.13">
            <text:p>101.13</text:p>
          </table:table-cell>
          <table:table-cell office:value-type="float" office:value="2.33254227232275">
            <text:p>2.3325422723</text:p>
          </table:table-cell>
          <table:table-cell office:value-type="float" office:value="0.291111111111111">
            <text:p>0.2911111111</text:p>
          </table:table-cell>
          <table:table-cell office:value-type="float" office:value="38.5992366412214">
            <text:p>38.5992366412</text:p>
          </table:table-cell>
          <table:table-cell/>
          <table:table-cell office:value-type="string">
            <text:p>6647</text:p>
          </table:table-cell>
          <table:table-cell office:value-type="string">
            <text:p>6948</text:p>
          </table:table-cell>
          <table:table-cell office:value-type="float" office:value="2.48">
            <text:p>2.48</text:p>
          </table:table-cell>
          <table:table-cell office:value-type="float" office:value="7">
            <text:p>7</text:p>
          </table:table-cell>
          <table:table-cell office:value-type="float" office:value="223.56">
            <text:p>223.56</text:p>
          </table:table-cell>
          <table:table-cell office:value-type="float" office:value="101.13">
            <text:p>101.13</text:p>
          </table:table-cell>
          <table:table-cell office:value-type="float" office:value="2.21061999406704">
            <text:p>2.2106199941</text:p>
          </table:table-cell>
          <table:table-cell office:value-type="float" office:value="0.354285714285714">
            <text:p>0.3542857143</text:p>
          </table:table-cell>
          <table:table-cell office:value-type="float" office:value="40.7782258064516">
            <text:p>40.77822580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0.73">
            <text:p>0.73</text:p>
          </table:table-cell>
          <table:table-cell office:value-type="float" office:value="7">
            <text:p>7</text:p>
          </table:table-cell>
          <table:table-cell office:value-type="float" office:value="65.88">
            <text:p>65.88</text:p>
          </table:table-cell>
          <table:table-cell office:value-type="float" office:value="7.25">
            <text:p>7.25</text:p>
          </table:table-cell>
          <table:table-cell office:value-type="float" office:value="9.08689655172414">
            <text:p>9.0868965517</text:p>
          </table:table-cell>
          <table:table-cell office:value-type="float" office:value="0.104285714285714">
            <text:p>0.1042857143</text:p>
          </table:table-cell>
          <table:table-cell office:value-type="float" office:value="9.93150684931507">
            <text:p>9.9315068493</text:p>
          </table:table-cell>
          <table:table-cell/>
          <table:table-cell office:value-type="string">
            <text:p>6670</text:p>
          </table:table-cell>
          <table:table-cell office:value-type="string">
            <text:p>6948</text:p>
          </table:table-cell>
          <table:table-cell office:value-type="float" office:value="0.9">
            <text:p>0.9</text:p>
          </table:table-cell>
          <table:table-cell office:value-type="float" office:value="7">
            <text:p>7</text:p>
          </table:table-cell>
          <table:table-cell office:value-type="float" office:value="80.73">
            <text:p>80.73</text:p>
          </table:table-cell>
          <table:table-cell office:value-type="float" office:value="7.25">
            <text:p>7.25</text:p>
          </table:table-cell>
          <table:table-cell office:value-type="float" office:value="11.1351724137931">
            <text:p>11.1351724138</text:p>
          </table:table-cell>
          <table:table-cell office:value-type="float" office:value="0.128571428571429">
            <text:p>0.1285714286</text:p>
          </table:table-cell>
          <table:table-cell office:value-type="float" office:value="8.05555555555556">
            <text:p>8.05555555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1.91">
            <text:p>1.91</text:p>
          </table:table-cell>
          <table:table-cell office:value-type="float" office:value="10">
            <text:p>10</text:p>
          </table:table-cell>
          <table:table-cell office:value-type="float" office:value="172.17">
            <text:p>172.17</text:p>
          </table:table-cell>
          <table:table-cell office:value-type="float" office:value="60.6">
            <text:p>60.6</text:p>
          </table:table-cell>
          <table:table-cell office:value-type="float" office:value="2.84108910891089">
            <text:p>2.8410891089</text:p>
          </table:table-cell>
          <table:table-cell office:value-type="float" office:value="0.191">
            <text:p>0.191</text:p>
          </table:table-cell>
          <table:table-cell office:value-type="float" office:value="31.7277486910995">
            <text:p>31.7277486911</text:p>
          </table:table-cell>
          <table:table-cell/>
          <table:table-cell office:value-type="string">
            <text:p>6695</text:p>
          </table:table-cell>
          <table:table-cell office:value-type="string">
            <text:p>6948</text:p>
          </table:table-cell>
          <table:table-cell office:value-type="float" office:value="2.03">
            <text:p>2.03</text:p>
          </table:table-cell>
          <table:table-cell office:value-type="float" office:value="10">
            <text:p>10</text:p>
          </table:table-cell>
          <table:table-cell office:value-type="float" office:value="183.06">
            <text:p>183.06</text:p>
          </table:table-cell>
          <table:table-cell office:value-type="float" office:value="60.6">
            <text:p>60.6</text:p>
          </table:table-cell>
          <table:table-cell office:value-type="float" office:value="3.02079207920792">
            <text:p>3.0207920792</text:p>
          </table:table-cell>
          <table:table-cell office:value-type="float" office:value="0.203">
            <text:p>0.203</text:p>
          </table:table-cell>
          <table:table-cell office:value-type="float" office:value="29.8522167487685">
            <text:p>29.85221674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7.29">
            <text:p>7.29</text:p>
          </table:table-cell>
          <table:table-cell office:value-type="float" office:value="7">
            <text:p>7</text:p>
          </table:table-cell>
          <table:table-cell office:value-type="float" office:value="656.55">
            <text:p>656.55</text:p>
          </table:table-cell>
          <table:table-cell office:value-type="float" office:value="348.28">
            <text:p>348.28</text:p>
          </table:table-cell>
          <table:table-cell office:value-type="float" office:value="1.88512116687723">
            <text:p>1.8851211669</text:p>
          </table:table-cell>
          <table:table-cell office:value-type="float" office:value="1.04142857142857">
            <text:p>1.0414285714</text:p>
          </table:table-cell>
          <table:table-cell office:value-type="float" office:value="47.7750342935528">
            <text:p>47.7750342936</text:p>
          </table:table-cell>
          <table:table-cell/>
          <table:table-cell office:value-type="string">
            <text:p>6716</text:p>
          </table:table-cell>
          <table:table-cell office:value-type="string">
            <text:p>6948</text:p>
          </table:table-cell>
          <table:table-cell office:value-type="float" office:value="7.28">
            <text:p>7.28</text:p>
          </table:table-cell>
          <table:table-cell office:value-type="float" office:value="5">
            <text:p>5</text:p>
          </table:table-cell>
          <table:table-cell office:value-type="float" office:value="655.2">
            <text:p>655.2</text:p>
          </table:table-cell>
          <table:table-cell office:value-type="float" office:value="348.28">
            <text:p>348.28</text:p>
          </table:table-cell>
          <table:table-cell office:value-type="float" office:value="1.88124497530722">
            <text:p>1.8812449753</text:p>
          </table:table-cell>
          <table:table-cell office:value-type="float" office:value="1.456">
            <text:p>1.456</text:p>
          </table:table-cell>
          <table:table-cell office:value-type="float" office:value="47.8406593406593">
            <text:p>47.84065934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.29">
            <text:p>1.29</text:p>
          </table:table-cell>
          <table:table-cell office:value-type="float" office:value="5">
            <text:p>5</text:p>
          </table:table-cell>
          <table:table-cell office:value-type="float" office:value="116.46">
            <text:p>116.46</text:p>
          </table:table-cell>
          <table:table-cell office:value-type="float" office:value="3.43">
            <text:p>3.43</text:p>
          </table:table-cell>
          <table:table-cell office:value-type="float" office:value="33.9533527696793">
            <text:p>33.9533527697</text:p>
          </table:table-cell>
          <table:table-cell office:value-type="float" office:value="0.258">
            <text:p>0.258</text:p>
          </table:table-cell>
          <table:table-cell office:value-type="float" office:value="2.65891472868217">
            <text:p>2.6589147287</text:p>
          </table:table-cell>
          <table:table-cell/>
          <table:table-cell office:value-type="string">
            <text:p>6738</text:p>
          </table:table-cell>
          <table:table-cell office:value-type="string">
            <text:p>6948</text:p>
          </table:table-cell>
          <table:table-cell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112.77">
            <text:p>112.77</text:p>
          </table:table-cell>
          <table:table-cell office:value-type="float" office:value="3.43">
            <text:p>3.43</text:p>
          </table:table-cell>
          <table:table-cell office:value-type="float" office:value="32.8775510204082">
            <text:p>32.8775510204</text:p>
          </table:table-cell>
          <table:table-cell office:value-type="float" office:value="0.25">
            <text:p>0.25</text:p>
          </table:table-cell>
          <table:table-cell office:value-type="float" office:value="2.744">
            <text:p>2.74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7.28">
            <text:p>7.28</text:p>
          </table:table-cell>
          <table:table-cell office:value-type="float" office:value="9">
            <text:p>9</text:p>
          </table:table-cell>
          <table:table-cell office:value-type="float" office:value="654.93">
            <text:p>654.93</text:p>
          </table:table-cell>
          <table:table-cell office:value-type="float" office:value="253.65">
            <text:p>253.65</text:p>
          </table:table-cell>
          <table:table-cell office:value-type="float" office:value="2.58202247191011">
            <text:p>2.5820224719</text:p>
          </table:table-cell>
          <table:table-cell office:value-type="float" office:value="0.808888888888889">
            <text:p>0.8088888889</text:p>
          </table:table-cell>
          <table:table-cell office:value-type="float" office:value="34.842032967033">
            <text:p>34.842032967</text:p>
          </table:table-cell>
          <table:table-cell/>
          <table:table-cell office:value-type="string">
            <text:p>6843</text:p>
          </table:table-cell>
          <table:table-cell office:value-type="string">
            <text:p>6948</text:p>
          </table:table-cell>
          <table:table-cell office:value-type="float" office:value="7.33">
            <text:p>7.33</text:p>
          </table:table-cell>
          <table:table-cell office:value-type="float" office:value="9">
            <text:p>9</text:p>
          </table:table-cell>
          <table:table-cell office:value-type="float" office:value="659.61">
            <text:p>659.61</text:p>
          </table:table-cell>
          <table:table-cell office:value-type="float" office:value="253.65">
            <text:p>253.65</text:p>
          </table:table-cell>
          <table:table-cell office:value-type="float" office:value="2.60047309284447">
            <text:p>2.6004730928</text:p>
          </table:table-cell>
          <table:table-cell office:value-type="float" office:value="0.814444444444444">
            <text:p>0.8144444444</text:p>
          </table:table-cell>
          <table:table-cell office:value-type="float" office:value="34.6043656207367">
            <text:p>34.60436562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5.8">
            <text:p>5.8</text:p>
          </table:table-cell>
          <table:table-cell office:value-type="float" office:value="7">
            <text:p>7</text:p>
          </table:table-cell>
          <table:table-cell office:value-type="float" office:value="521.82">
            <text:p>521.82</text:p>
          </table:table-cell>
          <table:table-cell office:value-type="float" office:value="7.93">
            <text:p>7.93</text:p>
          </table:table-cell>
          <table:table-cell office:value-type="float" office:value="65.8032786885246">
            <text:p>65.8032786885</text:p>
          </table:table-cell>
          <table:table-cell office:value-type="float" office:value="0.828571428571429">
            <text:p>0.8285714286</text:p>
          </table:table-cell>
          <table:table-cell office:value-type="float" office:value="1.36724137931035">
            <text:p>1.3672413793</text:p>
          </table:table-cell>
          <table:table-cell/>
          <table:table-cell office:value-type="string">
            <text:p>6879</text:p>
          </table:table-cell>
          <table:table-cell office:value-type="string">
            <text:p>6948</text:p>
          </table:table-cell>
          <table:table-cell office:value-type="float" office:value="5.84">
            <text:p>5.84</text:p>
          </table:table-cell>
          <table:table-cell office:value-type="float" office:value="5">
            <text:p>5</text:p>
          </table:table-cell>
          <table:table-cell office:value-type="float" office:value="525.24">
            <text:p>525.24</text:p>
          </table:table-cell>
          <table:table-cell office:value-type="float" office:value="7.93">
            <text:p>7.93</text:p>
          </table:table-cell>
          <table:table-cell office:value-type="float" office:value="66.234552332913">
            <text:p>66.2345523329</text:p>
          </table:table-cell>
          <table:table-cell office:value-type="float" office:value="1.168">
            <text:p>1.168</text:p>
          </table:table-cell>
          <table:table-cell office:value-type="float" office:value="1.35787671232877">
            <text:p>1.357876712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7.3">
            <text:p>7.3</text:p>
          </table:table-cell>
          <table:table-cell office:value-type="float" office:value="8">
            <text:p>8</text:p>
          </table:table-cell>
          <table:table-cell office:value-type="float" office:value="657.27">
            <text:p>657.27</text:p>
          </table:table-cell>
          <table:table-cell office:value-type="float" office:value="328.92">
            <text:p>328.92</text:p>
          </table:table-cell>
          <table:table-cell office:value-type="float" office:value="1.99826705581904">
            <text:p>1.9982670558</text:p>
          </table:table-cell>
          <table:table-cell office:value-type="float" office:value="0.9125">
            <text:p>0.9125</text:p>
          </table:table-cell>
          <table:table-cell office:value-type="float" office:value="45.0575342465753">
            <text:p>45.0575342466</text:p>
          </table:table-cell>
          <table:table-cell/>
          <table:table-cell office:value-type="string">
            <text:p>6892</text:p>
          </table:table-cell>
          <table:table-cell office:value-type="string">
            <text:p>6948</text:p>
          </table:table-cell>
          <table:table-cell office:value-type="float" office:value="7.1">
            <text:p>7.1</text:p>
          </table:table-cell>
          <table:table-cell office:value-type="float" office:value="6">
            <text:p>6</text:p>
          </table:table-cell>
          <table:table-cell office:value-type="float" office:value="639">
            <text:p>639</text:p>
          </table:table-cell>
          <table:table-cell office:value-type="float" office:value="328.92">
            <text:p>328.92</text:p>
          </table:table-cell>
          <table:table-cell office:value-type="float" office:value="1.94272163443999">
            <text:p>1.9427216344</text:p>
          </table:table-cell>
          <table:table-cell office:value-type="float" office:value="1.18333333333333">
            <text:p>1.1833333333</text:p>
          </table:table-cell>
          <table:table-cell office:value-type="float" office:value="46.3267605633803">
            <text:p>46.326760563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1.49">
            <text:p>1.49</text:p>
          </table:table-cell>
          <table:table-cell office:value-type="float" office:value="8">
            <text:p>8</text:p>
          </table:table-cell>
          <table:table-cell office:value-type="float" office:value="134.1">
            <text:p>134.1</text:p>
          </table:table-cell>
          <table:table-cell office:value-type="float" office:value="63.03">
            <text:p>63.03</text:p>
          </table:table-cell>
          <table:table-cell office:value-type="float" office:value="2.12755830556878">
            <text:p>2.1275583056</text:p>
          </table:table-cell>
          <table:table-cell office:value-type="float" office:value="0.18625">
            <text:p>0.18625</text:p>
          </table:table-cell>
          <table:table-cell office:value-type="float" office:value="42.3020134228188">
            <text:p>42.3020134228</text:p>
          </table:table-cell>
          <table:table-cell/>
          <table:table-cell office:value-type="string">
            <text:p>6945</text:p>
          </table:table-cell>
          <table:table-cell office:value-type="string">
            <text:p>6948</text:p>
          </table:table-cell>
          <table:table-cell office:value-type="float" office:value="1.49">
            <text:p>1.49</text:p>
          </table:table-cell>
          <table:table-cell office:value-type="float" office:value="7">
            <text:p>7</text:p>
          </table:table-cell>
          <table:table-cell office:value-type="float" office:value="134.28">
            <text:p>134.28</text:p>
          </table:table-cell>
          <table:table-cell office:value-type="float" office:value="63.03">
            <text:p>63.03</text:p>
          </table:table-cell>
          <table:table-cell office:value-type="float" office:value="2.13041408852927">
            <text:p>2.1304140885</text:p>
          </table:table-cell>
          <table:table-cell office:value-type="float" office:value="0.212857142857143">
            <text:p>0.2128571429</text:p>
          </table:table-cell>
          <table:table-cell office:value-type="float" office:value="42.3020134228188">
            <text:p>42.302013422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6.26">
            <text:p>6.26</text:p>
          </table:table-cell>
          <table:table-cell office:value-type="float" office:value="7">
            <text:p>7</text:p>
          </table:table-cell>
          <table:table-cell office:value-type="float" office:value="563.13">
            <text:p>563.13</text:p>
          </table:table-cell>
          <table:table-cell office:value-type="float" office:value="203.59">
            <text:p>203.59</text:p>
          </table:table-cell>
          <table:table-cell office:value-type="float" office:value="2.76600029470996">
            <text:p>2.7660002947</text:p>
          </table:table-cell>
          <table:table-cell office:value-type="float" office:value="0.894285714285714">
            <text:p>0.8942857143</text:p>
          </table:table-cell>
          <table:table-cell office:value-type="float" office:value="32.5223642172524">
            <text:p>32.5223642173</text:p>
          </table:table-cell>
          <table:table-cell/>
          <table:table-cell office:value-type="string">
            <text:p>7021</text:p>
          </table:table-cell>
          <table:table-cell office:value-type="string">
            <text:p>6948</text:p>
          </table:table-cell>
          <table:table-cell office:value-type="float" office:value="6.37">
            <text:p>6.37</text:p>
          </table:table-cell>
          <table:table-cell office:value-type="float" office:value="7">
            <text:p>7</text:p>
          </table:table-cell>
          <table:table-cell office:value-type="float" office:value="573.66">
            <text:p>573.66</text:p>
          </table:table-cell>
          <table:table-cell office:value-type="float" office:value="203.59">
            <text:p>203.59</text:p>
          </table:table-cell>
          <table:table-cell office:value-type="float" office:value="2.81772189203792">
            <text:p>2.817721892</text:p>
          </table:table-cell>
          <table:table-cell office:value-type="float" office:value="0.91">
            <text:p>0.91</text:p>
          </table:table-cell>
          <table:table-cell office:value-type="float" office:value="31.9607535321821">
            <text:p>31.96075353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6.04">
            <text:p>6.04</text:p>
          </table:table-cell>
          <table:table-cell office:value-type="float" office:value="11">
            <text:p>11</text:p>
          </table:table-cell>
          <table:table-cell office:value-type="float" office:value="543.78">
            <text:p>543.78</text:p>
          </table:table-cell>
          <table:table-cell office:value-type="float" office:value="6.87">
            <text:p>6.87</text:p>
          </table:table-cell>
          <table:table-cell office:value-type="float" office:value="79.1528384279476">
            <text:p>79.1528384279</text:p>
          </table:table-cell>
          <table:table-cell office:value-type="float" office:value="0.549090909090909">
            <text:p>0.5490909091</text:p>
          </table:table-cell>
          <table:table-cell office:value-type="float" office:value="1.13741721854305">
            <text:p>1.1374172185</text:p>
          </table:table-cell>
          <table:table-cell/>
          <table:table-cell office:value-type="string">
            <text:p>6214</text:p>
          </table:table-cell>
          <table:table-cell office:value-type="string">
            <text:p>6948</text:p>
          </table:table-cell>
          <table:table-cell office:value-type="float" office:value="6.01">
            <text:p>6.01</text:p>
          </table:table-cell>
          <table:table-cell office:value-type="float" office:value="10">
            <text:p>10</text:p>
          </table:table-cell>
          <table:table-cell office:value-type="float" office:value="541.08">
            <text:p>541.08</text:p>
          </table:table-cell>
          <table:table-cell office:value-type="float" office:value="6.87">
            <text:p>6.87</text:p>
          </table:table-cell>
          <table:table-cell office:value-type="float" office:value="78.7598253275109">
            <text:p>78.7598253275</text:p>
          </table:table-cell>
          <table:table-cell office:value-type="float" office:value="0.601">
            <text:p>0.601</text:p>
          </table:table-cell>
          <table:table-cell office:value-type="float" office:value="1.14309484193012">
            <text:p>1.143094841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7.75">
            <text:p>7.75</text:p>
          </table:table-cell>
          <table:table-cell office:value-type="float" office:value="7">
            <text:p>7</text:p>
          </table:table-cell>
          <table:table-cell office:value-type="float" office:value="697.05">
            <text:p>697.05</text:p>
          </table:table-cell>
          <table:table-cell office:value-type="float" office:value="327.51">
            <text:p>327.51</text:p>
          </table:table-cell>
          <table:table-cell office:value-type="float" office:value="2.12833195932949">
            <text:p>2.1283319593</text:p>
          </table:table-cell>
          <table:table-cell office:value-type="float" office:value="1.10714285714286">
            <text:p>1.1071428571</text:p>
          </table:table-cell>
          <table:table-cell office:value-type="float" office:value="42.2593548387097">
            <text:p>42.2593548387</text:p>
          </table:table-cell>
          <table:table-cell/>
          <table:table-cell office:value-type="string">
            <text:p>6423</text:p>
          </table:table-cell>
          <table:table-cell office:value-type="string">
            <text:p>6948</text:p>
          </table:table-cell>
          <table:table-cell office:value-type="float" office:value="7.17">
            <text:p>7.17</text:p>
          </table:table-cell>
          <table:table-cell office:value-type="float" office:value="8">
            <text:p>8</text:p>
          </table:table-cell>
          <table:table-cell office:value-type="float" office:value="644.85">
            <text:p>644.85</text:p>
          </table:table-cell>
          <table:table-cell office:value-type="float" office:value="327.51">
            <text:p>327.51</text:p>
          </table:table-cell>
          <table:table-cell office:value-type="float" office:value="1.96894751305304">
            <text:p>1.9689475131</text:p>
          </table:table-cell>
          <table:table-cell office:value-type="float" office:value="0.89625">
            <text:p>0.89625</text:p>
          </table:table-cell>
          <table:table-cell office:value-type="float" office:value="45.6778242677824">
            <text:p>45.677824267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0.98">
            <text:p>0.98</text:p>
          </table:table-cell>
          <table:table-cell office:value-type="float" office:value="12">
            <text:p>12</text:p>
          </table:table-cell>
          <table:table-cell office:value-type="float" office:value="88.38">
            <text:p>88.38</text:p>
          </table:table-cell>
          <table:table-cell office:value-type="float" office:value="3.32">
            <text:p>3.32</text:p>
          </table:table-cell>
          <table:table-cell office:value-type="float" office:value="26.6204819277108">
            <text:p>26.6204819277</text:p>
          </table:table-cell>
          <table:table-cell office:value-type="float" office:value="0.0816666666666667">
            <text:p>0.0816666667</text:p>
          </table:table-cell>
          <table:table-cell office:value-type="float" office:value="3.38775510204082">
            <text:p>3.387755102</text:p>
          </table:table-cell>
          <table:table-cell/>
          <table:table-cell office:value-type="string">
            <text:p>6446</text:p>
          </table:table-cell>
          <table:table-cell office:value-type="string">
            <text:p>6948</text:p>
          </table:table-cell>
          <table:table-cell office:value-type="float" office:value="1.06">
            <text:p>1.06</text:p>
          </table:table-cell>
          <table:table-cell office:value-type="float" office:value="7">
            <text:p>7</text:p>
          </table:table-cell>
          <table:table-cell office:value-type="float" office:value="95.58">
            <text:p>95.58</text:p>
          </table:table-cell>
          <table:table-cell office:value-type="float" office:value="3.32">
            <text:p>3.32</text:p>
          </table:table-cell>
          <table:table-cell office:value-type="float" office:value="28.789156626506">
            <text:p>28.7891566265</text:p>
          </table:table-cell>
          <table:table-cell office:value-type="float" office:value="0.151428571428571">
            <text:p>0.1514285714</text:p>
          </table:table-cell>
          <table:table-cell office:value-type="float" office:value="3.13207547169811">
            <text:p>3.132075471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6.69">
            <text:p>6.69</text:p>
          </table:table-cell>
          <table:table-cell office:value-type="float" office:value="11">
            <text:p>11</text:p>
          </table:table-cell>
          <table:table-cell office:value-type="float" office:value="602.1">
            <text:p>602.1</text:p>
          </table:table-cell>
          <table:table-cell office:value-type="float" office:value="122.24">
            <text:p>122.24</text:p>
          </table:table-cell>
          <table:table-cell office:value-type="float" office:value="4.92555628272251">
            <text:p>4.9255562827</text:p>
          </table:table-cell>
          <table:table-cell office:value-type="float" office:value="0.608181818181818">
            <text:p>0.6081818182</text:p>
          </table:table-cell>
          <table:table-cell office:value-type="float" office:value="18.272047832586">
            <text:p>18.2720478326</text:p>
          </table:table-cell>
          <table:table-cell/>
          <table:table-cell office:value-type="string">
            <text:p>6499</text:p>
          </table:table-cell>
          <table:table-cell office:value-type="string">
            <text:p>6948</text:p>
          </table:table-cell>
          <table:table-cell office:value-type="float" office:value="6.9">
            <text:p>6.9</text:p>
          </table:table-cell>
          <table:table-cell office:value-type="float" office:value="10">
            <text:p>10</text:p>
          </table:table-cell>
          <table:table-cell office:value-type="float" office:value="620.64">
            <text:p>620.64</text:p>
          </table:table-cell>
          <table:table-cell office:value-type="float" office:value="122.24">
            <text:p>122.24</text:p>
          </table:table-cell>
          <table:table-cell office:value-type="float" office:value="5.07722513089005">
            <text:p>5.0772251309</text:p>
          </table:table-cell>
          <table:table-cell office:value-type="float" office:value="0.69">
            <text:p>0.69</text:p>
          </table:table-cell>
          <table:table-cell office:value-type="float" office:value="17.7159420289855">
            <text:p>17.71594202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1.58">
            <text:p>1.58</text:p>
          </table:table-cell>
          <table:table-cell office:value-type="float" office:value="6">
            <text:p>6</text:p>
          </table:table-cell>
          <table:table-cell office:value-type="float" office:value="142.56">
            <text:p>142.56</text:p>
          </table:table-cell>
          <table:table-cell office:value-type="float" office:value="63.03">
            <text:p>63.03</text:p>
          </table:table-cell>
          <table:table-cell office:value-type="float" office:value="2.26178010471204">
            <text:p>2.2617801047</text:p>
          </table:table-cell>
          <table:table-cell office:value-type="float" office:value="0.263333333333333">
            <text:p>0.2633333333</text:p>
          </table:table-cell>
          <table:table-cell office:value-type="float" office:value="39.8924050632911">
            <text:p>39.8924050633</text:p>
          </table:table-cell>
          <table:table-cell/>
          <table:table-cell office:value-type="string">
            <text:p>6559</text:p>
          </table:table-cell>
          <table:table-cell office:value-type="string">
            <text:p>6948</text:p>
          </table:table-cell>
          <table:table-cell office:value-type="float" office:value="1.67">
            <text:p>1.67</text:p>
          </table:table-cell>
          <table:table-cell office:value-type="float" office:value="7">
            <text:p>7</text:p>
          </table:table-cell>
          <table:table-cell office:value-type="float" office:value="150.57">
            <text:p>150.57</text:p>
          </table:table-cell>
          <table:table-cell office:value-type="float" office:value="63.03">
            <text:p>63.03</text:p>
          </table:table-cell>
          <table:table-cell office:value-type="float" office:value="2.38886244645407">
            <text:p>2.3888624465</text:p>
          </table:table-cell>
          <table:table-cell office:value-type="float" office:value="0.238571428571429">
            <text:p>0.2385714286</text:p>
          </table:table-cell>
          <table:table-cell office:value-type="float" office:value="37.7425149700599">
            <text:p>37.74251497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0.99">
            <text:p>0.99</text:p>
          </table:table-cell>
          <table:table-cell office:value-type="float" office:value="8">
            <text:p>8</text:p>
          </table:table-cell>
          <table:table-cell office:value-type="float" office:value="88.74">
            <text:p>88.74</text:p>
          </table:table-cell>
          <table:table-cell office:value-type="float" office:value="0.35">
            <text:p>0.35</text:p>
          </table:table-cell>
          <table:table-cell office:value-type="float" office:value="253.542857142857">
            <text:p>253.5428571429</text:p>
          </table:table-cell>
          <table:table-cell office:value-type="float" office:value="0.12375">
            <text:p>0.12375</text:p>
          </table:table-cell>
          <table:table-cell office:value-type="float" office:value="0.353535353535353">
            <text:p>0.3535353535</text:p>
          </table:table-cell>
          <table:table-cell/>
          <table:table-cell office:value-type="string">
            <text:p>6562</text:p>
          </table:table-cell>
          <table:table-cell office:value-type="string">
            <text:p>6948</text:p>
          </table:table-cell>
          <table:table-cell office:value-type="float" office:value="1.13">
            <text:p>1.13</text:p>
          </table:table-cell>
          <table:table-cell office:value-type="float" office:value="8">
            <text:p>8</text:p>
          </table:table-cell>
          <table:table-cell office:value-type="float" office:value="101.79">
            <text:p>101.79</text:p>
          </table:table-cell>
          <table:table-cell office:value-type="float" office:value="0.35">
            <text:p>0.35</text:p>
          </table:table-cell>
          <table:table-cell office:value-type="float" office:value="290.828571428571">
            <text:p>290.8285714286</text:p>
          </table:table-cell>
          <table:table-cell office:value-type="float" office:value="0.14125">
            <text:p>0.14125</text:p>
          </table:table-cell>
          <table:table-cell office:value-type="float" office:value="0.309734513274336">
            <text:p>0.30973451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10.55">
            <text:p>10.55</text:p>
          </table:table-cell>
          <table:table-cell office:value-type="float" office:value="6">
            <text:p>6</text:p>
          </table:table-cell>
          <table:table-cell office:value-type="float" office:value="949.23">
            <text:p>949.23</text:p>
          </table:table-cell>
          <table:table-cell office:value-type="float" office:value="6.51">
            <text:p>6.51</text:p>
          </table:table-cell>
          <table:table-cell office:value-type="float" office:value="145.811059907834">
            <text:p>145.8110599078</text:p>
          </table:table-cell>
          <table:table-cell office:value-type="float" office:value="1.75833333333333">
            <text:p>1.7583333333</text:p>
          </table:table-cell>
          <table:table-cell office:value-type="float" office:value="0.617061611374407">
            <text:p>0.6170616114</text:p>
          </table:table-cell>
          <table:table-cell/>
          <table:table-cell office:value-type="string">
            <text:p>6699</text:p>
          </table:table-cell>
          <table:table-cell office:value-type="string">
            <text:p>6948</text:p>
          </table:table-cell>
          <table:table-cell office:value-type="float" office:value="10.07">
            <text:p>10.07</text:p>
          </table:table-cell>
          <table:table-cell office:value-type="float" office:value="255">
            <text:p>255</text:p>
          </table:table-cell>
          <table:table-cell office:value-type="float" office:value="906.03">
            <text:p>906.03</text:p>
          </table:table-cell>
          <table:table-cell office:value-type="float" office:value="6.51">
            <text:p>6.51</text:p>
          </table:table-cell>
          <table:table-cell office:value-type="float" office:value="139.175115207373">
            <text:p>139.1751152074</text:p>
          </table:table-cell>
          <table:table-cell office:value-type="float" office:value="0.0394901960784314">
            <text:p>0.0394901961</text:p>
          </table:table-cell>
          <table:table-cell office:value-type="float" office:value="0.646474677259186">
            <text:p>0.646474677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1.87">
            <text:p>1.87</text:p>
          </table:table-cell>
          <table:table-cell office:value-type="float" office:value="8">
            <text:p>8</text:p>
          </table:table-cell>
          <table:table-cell office:value-type="float" office:value="167.94">
            <text:p>167.94</text:p>
          </table:table-cell>
          <table:table-cell office:value-type="float" office:value="61.81">
            <text:p>61.81</text:p>
          </table:table-cell>
          <table:table-cell office:value-type="float" office:value="2.71703607830448">
            <text:p>2.7170360783</text:p>
          </table:table-cell>
          <table:table-cell office:value-type="float" office:value="0.23375">
            <text:p>0.23375</text:p>
          </table:table-cell>
          <table:table-cell office:value-type="float" office:value="33.0534759358289">
            <text:p>33.0534759358</text:p>
          </table:table-cell>
          <table:table-cell/>
          <table:table-cell office:value-type="string">
            <text:p>6971</text:p>
          </table:table-cell>
          <table:table-cell office:value-type="string">
            <text:p>6948</text:p>
          </table:table-cell>
          <table:table-cell office:value-type="float" office:value="1.59">
            <text:p>1.59</text:p>
          </table:table-cell>
          <table:table-cell office:value-type="float" office:value="7">
            <text:p>7</text:p>
          </table:table-cell>
          <table:table-cell office:value-type="float" office:value="143.37">
            <text:p>143.37</text:p>
          </table:table-cell>
          <table:table-cell office:value-type="float" office:value="61.81">
            <text:p>61.81</text:p>
          </table:table-cell>
          <table:table-cell office:value-type="float" office:value="2.31952758453325">
            <text:p>2.3195275845</text:p>
          </table:table-cell>
          <table:table-cell office:value-type="float" office:value="0.227142857142857">
            <text:p>0.2271428571</text:p>
          </table:table-cell>
          <table:table-cell office:value-type="float" office:value="38.874213836478">
            <text:p>38.874213836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1.92">
            <text:p>1.92</text:p>
          </table:table-cell>
          <table:table-cell office:value-type="float" office:value="255">
            <text:p>255</text:p>
          </table:table-cell>
          <table:table-cell office:value-type="float" office:value="172.98">
            <text:p>172.98</text:p>
          </table:table-cell>
          <table:table-cell office:value-type="float" office:value="6.71">
            <text:p>6.71</text:p>
          </table:table-cell>
          <table:table-cell office:value-type="float" office:value="25.779433681073">
            <text:p>25.7794336811</text:p>
          </table:table-cell>
          <table:table-cell office:value-type="float" office:value="0.00752941176470588">
            <text:p>0.0075294118</text:p>
          </table:table-cell>
          <table:table-cell office:value-type="float" office:value="3.49479166666667">
            <text:p>3.4947916667</text:p>
          </table:table-cell>
          <table:table-cell/>
          <table:table-cell office:value-type="string">
            <text:p>6471</text:p>
          </table:table-cell>
          <table:table-cell office:value-type="string">
            <text:p>6948</text:p>
          </table:table-cell>
          <table:table-cell office:value-type="float" office:value="1.98">
            <text:p>1.98</text:p>
          </table:table-cell>
          <table:table-cell office:value-type="float" office:value="255">
            <text:p>255</text:p>
          </table:table-cell>
          <table:table-cell office:value-type="float" office:value="178.47">
            <text:p>178.47</text:p>
          </table:table-cell>
          <table:table-cell office:value-type="float" office:value="6.71">
            <text:p>6.71</text:p>
          </table:table-cell>
          <table:table-cell office:value-type="float" office:value="26.5976154992548">
            <text:p>26.5976154993</text:p>
          </table:table-cell>
          <table:table-cell office:value-type="float" office:value="0.00776470588235294">
            <text:p>0.0077647059</text:p>
          </table:table-cell>
          <table:table-cell office:value-type="float" office:value="3.38888888888889">
            <text:p>3.38888888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17.74">
            <text:p>17.74</text:p>
          </table:table-cell>
          <table:table-cell office:value-type="float" office:value="10">
            <text:p>10</text:p>
          </table:table-cell>
          <table:table-cell office:value-type="float" office:value="1596.6">
            <text:p>1596.6</text:p>
          </table:table-cell>
          <table:table-cell office:value-type="float" office:value="187.75">
            <text:p>187.75</text:p>
          </table:table-cell>
          <table:table-cell office:value-type="float" office:value="8.50386151797603">
            <text:p>8.503861518</text:p>
          </table:table-cell>
          <table:table-cell office:value-type="float" office:value="1.774">
            <text:p>1.774</text:p>
          </table:table-cell>
          <table:table-cell office:value-type="float" office:value="10.5834272829763">
            <text:p>10.583427283</text:p>
          </table:table-cell>
          <table:table-cell/>
          <table:table-cell office:value-type="string">
            <text:p>6674</text:p>
          </table:table-cell>
          <table:table-cell office:value-type="string">
            <text:p>6948</text:p>
          </table:table-cell>
          <table:table-cell office:value-type="float" office:value="17.48">
            <text:p>17.48</text:p>
          </table:table-cell>
          <table:table-cell office:value-type="float" office:value="10">
            <text:p>10</text:p>
          </table:table-cell>
          <table:table-cell office:value-type="float" office:value="1573.56">
            <text:p>1573.56</text:p>
          </table:table-cell>
          <table:table-cell office:value-type="float" office:value="187.75">
            <text:p>187.75</text:p>
          </table:table-cell>
          <table:table-cell office:value-type="float" office:value="8.38114513981358">
            <text:p>8.3811451398</text:p>
          </table:table-cell>
          <table:table-cell office:value-type="float" office:value="1.748">
            <text:p>1.748</text:p>
          </table:table-cell>
          <table:table-cell office:value-type="float" office:value="10.7408466819222">
            <text:p>10.7408466819</text:p>
          </table:table-cell>
          <table:table-cell table:number-columns-repeated="1005"/>
        </table:table-row>
        <table:table-row table:style-name="ro1">
          <table:table-cell office:value-type="string">
            <text:p>6971</text:p>
          </table:table-cell>
          <table:table-cell office:value-type="string">
            <text:p>6087</text:p>
          </table:table-cell>
          <table:table-cell office:value-type="float" office:value="8.76">
            <text:p>8.76</text:p>
          </table:table-cell>
          <table:table-cell office:value-type="float" office:value="6">
            <text:p>6</text:p>
          </table:table-cell>
          <table:table-cell office:value-type="float" office:value="787.95">
            <text:p>787.95</text:p>
          </table:table-cell>
          <table:table-cell office:value-type="float" office:value="1.26">
            <text:p>1.26</text:p>
          </table:table-cell>
          <table:table-cell office:value-type="float" office:value="625.357142857143">
            <text:p>625.3571428571</text:p>
          </table:table-cell>
          <table:table-cell office:value-type="float" office:value="1.46">
            <text:p>1.46</text:p>
          </table:table-cell>
          <table:table-cell office:value-type="float" office:value="0.143835616438356">
            <text:p>0.1438356164</text:p>
          </table:table-cell>
          <table:table-cell/>
          <table:table-cell office:value-type="string">
            <text:p>6087</text:p>
          </table:table-cell>
          <table:table-cell office:value-type="string">
            <text:p>6971</text:p>
          </table:table-cell>
          <table:table-cell office:value-type="float" office:value="8.71">
            <text:p>8.71</text:p>
          </table:table-cell>
          <table:table-cell office:value-type="float" office:value="13">
            <text:p>13</text:p>
          </table:table-cell>
          <table:table-cell office:value-type="float" office:value="783.81">
            <text:p>783.81</text:p>
          </table:table-cell>
          <table:table-cell office:value-type="float" office:value="1.26">
            <text:p>1.26</text:p>
          </table:table-cell>
          <table:table-cell office:value-type="float" office:value="622.071428571429">
            <text:p>622.0714285714</text:p>
          </table:table-cell>
          <table:table-cell office:value-type="float" office:value="0.67">
            <text:p>0.67</text:p>
          </table:table-cell>
          <table:table-cell office:value-type="float" office:value="0.144661308840413">
            <text:p>0.14466130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6.31">
            <text:p>6.31</text:p>
          </table:table-cell>
          <table:table-cell office:value-type="float" office:value="10">
            <text:p>10</text:p>
          </table:table-cell>
          <table:table-cell office:value-type="float" office:value="567.9">
            <text:p>567.9</text:p>
          </table:table-cell>
          <table:table-cell office:value-type="float" office:value="273.45">
            <text:p>273.45</text:p>
          </table:table-cell>
          <table:table-cell office:value-type="float" office:value="2.07679648930335">
            <text:p>2.0767964893</text:p>
          </table:table-cell>
          <table:table-cell office:value-type="float" office:value="0.631">
            <text:p>0.631</text:p>
          </table:table-cell>
          <table:table-cell office:value-type="float" office:value="43.3359746434231">
            <text:p>43.3359746434</text:p>
          </table:table-cell>
          <table:table-cell/>
          <table:table-cell office:value-type="string">
            <text:p>6182</text:p>
          </table:table-cell>
          <table:table-cell office:value-type="string">
            <text:p>6971</text:p>
          </table:table-cell>
          <table:table-cell office:value-type="float" office:value="6.27">
            <text:p>6.27</text:p>
          </table:table-cell>
          <table:table-cell office:value-type="float" office:value="10">
            <text:p>10</text:p>
          </table:table-cell>
          <table:table-cell office:value-type="float" office:value="564.3">
            <text:p>564.3</text:p>
          </table:table-cell>
          <table:table-cell office:value-type="float" office:value="273.45">
            <text:p>273.45</text:p>
          </table:table-cell>
          <table:table-cell office:value-type="float" office:value="2.06363137685134">
            <text:p>2.0636313769</text:p>
          </table:table-cell>
          <table:table-cell office:value-type="float" office:value="0.627">
            <text:p>0.627</text:p>
          </table:table-cell>
          <table:table-cell office:value-type="float" office:value="43.6124401913876">
            <text:p>43.612440191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0.54">
            <text:p>0.54</text:p>
          </table:table-cell>
          <table:table-cell office:value-type="float" office:value="6">
            <text:p>6</text:p>
          </table:table-cell>
          <table:table-cell office:value-type="float" office:value="48.87">
            <text:p>48.87</text:p>
          </table:table-cell>
          <table:table-cell office:value-type="float" office:value="3.57">
            <text:p>3.57</text:p>
          </table:table-cell>
          <table:table-cell office:value-type="float" office:value="13.6890756302521">
            <text:p>13.6890756303</text:p>
          </table:table-cell>
          <table:table-cell office:value-type="float" office:value="0.09">
            <text:p>0.09</text:p>
          </table:table-cell>
          <table:table-cell office:value-type="float" office:value="6.61111111111111">
            <text:p>6.6111111111</text:p>
          </table:table-cell>
          <table:table-cell/>
          <table:table-cell office:value-type="string">
            <text:p>6382</text:p>
          </table:table-cell>
          <table:table-cell office:value-type="string">
            <text:p>6971</text:p>
          </table:table-cell>
          <table:table-cell office:value-type="float" office:value="0.47">
            <text:p>0.47</text:p>
          </table:table-cell>
          <table:table-cell office:value-type="float" office:value="6">
            <text:p>6</text:p>
          </table:table-cell>
          <table:table-cell office:value-type="float" office:value="42.12">
            <text:p>42.12</text:p>
          </table:table-cell>
          <table:table-cell office:value-type="float" office:value="3.57">
            <text:p>3.57</text:p>
          </table:table-cell>
          <table:table-cell office:value-type="float" office:value="11.7983193277311">
            <text:p>11.7983193277</text:p>
          </table:table-cell>
          <table:table-cell office:value-type="float" office:value="0.0783333333333333">
            <text:p>0.0783333333</text:p>
          </table:table-cell>
          <table:table-cell office:value-type="float" office:value="7.59574468085106">
            <text:p>7.59574468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1.62">
            <text:p>1.62</text:p>
          </table:table-cell>
          <table:table-cell office:value-type="float" office:value="8">
            <text:p>8</text:p>
          </table:table-cell>
          <table:table-cell office:value-type="float" office:value="145.98">
            <text:p>145.98</text:p>
          </table:table-cell>
          <table:table-cell office:value-type="float" office:value="0.4">
            <text:p>0.4</text:p>
          </table:table-cell>
          <table:table-cell office:value-type="float" office:value="364.95">
            <text:p>364.95</text:p>
          </table:table-cell>
          <table:table-cell office:value-type="float" office:value="0.2025">
            <text:p>0.2025</text:p>
          </table:table-cell>
          <table:table-cell office:value-type="float" office:value="0.246913580246914">
            <text:p>0.2469135802</text:p>
          </table:table-cell>
          <table:table-cell/>
          <table:table-cell office:value-type="string">
            <text:p>6405</text:p>
          </table:table-cell>
          <table:table-cell office:value-type="string">
            <text:p>6971</text:p>
          </table:table-cell>
          <table:table-cell office:value-type="float" office:value="1.78">
            <text:p>1.78</text:p>
          </table:table-cell>
          <table:table-cell office:value-type="float" office:value="10">
            <text:p>10</text:p>
          </table:table-cell>
          <table:table-cell office:value-type="float" office:value="160.02">
            <text:p>160.02</text:p>
          </table:table-cell>
          <table:table-cell office:value-type="float" office:value="0.4">
            <text:p>0.4</text:p>
          </table:table-cell>
          <table:table-cell office:value-type="float" office:value="400.05">
            <text:p>400.05</text:p>
          </table:table-cell>
          <table:table-cell office:value-type="float" office:value="0.178">
            <text:p>0.178</text:p>
          </table:table-cell>
          <table:table-cell office:value-type="float" office:value="0.224719101123595">
            <text:p>0.22471910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0.56">
            <text:p>0.56</text:p>
          </table:table-cell>
          <table:table-cell office:value-type="float" office:value="7">
            <text:p>7</text:p>
          </table:table-cell>
          <table:table-cell office:value-type="float" office:value="50.58">
            <text:p>50.58</text:p>
          </table:table-cell>
          <table:table-cell office:value-type="float" office:value="1.22">
            <text:p>1.22</text:p>
          </table:table-cell>
          <table:table-cell office:value-type="float" office:value="41.4590163934426">
            <text:p>41.4590163934</text:p>
          </table:table-cell>
          <table:table-cell office:value-type="float" office:value="0.08">
            <text:p>0.08</text:p>
          </table:table-cell>
          <table:table-cell office:value-type="float" office:value="2.17857142857143">
            <text:p>2.1785714286</text:p>
          </table:table-cell>
          <table:table-cell/>
          <table:table-cell office:value-type="string">
            <text:p>6451</text:p>
          </table:table-cell>
          <table:table-cell office:value-type="string">
            <text:p>6971</text:p>
          </table:table-cell>
          <table:table-cell office:value-type="float" office:value="0.54">
            <text:p>0.54</text:p>
          </table:table-cell>
          <table:table-cell office:value-type="float" office:value="7">
            <text:p>7</text:p>
          </table:table-cell>
          <table:table-cell office:value-type="float" office:value="48.96">
            <text:p>48.96</text:p>
          </table:table-cell>
          <table:table-cell office:value-type="float" office:value="1.22">
            <text:p>1.22</text:p>
          </table:table-cell>
          <table:table-cell office:value-type="float" office:value="40.1311475409836">
            <text:p>40.131147541</text:p>
          </table:table-cell>
          <table:table-cell office:value-type="float" office:value="0.0771428571428572">
            <text:p>0.0771428571</text:p>
          </table:table-cell>
          <table:table-cell office:value-type="float" office:value="2.25925925925926">
            <text:p>2.25925925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5.65">
            <text:p>5.65</text:p>
          </table:table-cell>
          <table:table-cell office:value-type="float" office:value="9">
            <text:p>9</text:p>
          </table:table-cell>
          <table:table-cell office:value-type="float" office:value="508.5">
            <text:p>508.5</text:p>
          </table:table-cell>
          <table:table-cell office:value-type="float" office:value="165.62">
            <text:p>165.62</text:p>
          </table:table-cell>
          <table:table-cell office:value-type="float" office:value="3.07028136698466">
            <text:p>3.070281367</text:p>
          </table:table-cell>
          <table:table-cell office:value-type="float" office:value="0.627777777777778">
            <text:p>0.6277777778</text:p>
          </table:table-cell>
          <table:table-cell office:value-type="float" office:value="29.3132743362832">
            <text:p>29.3132743363</text:p>
          </table:table-cell>
          <table:table-cell/>
          <table:table-cell office:value-type="string">
            <text:p>6501</text:p>
          </table:table-cell>
          <table:table-cell office:value-type="string">
            <text:p>6971</text:p>
          </table:table-cell>
          <table:table-cell office:value-type="float" office:value="5.78">
            <text:p>5.78</text:p>
          </table:table-cell>
          <table:table-cell office:value-type="float" office:value="10">
            <text:p>10</text:p>
          </table:table-cell>
          <table:table-cell office:value-type="float" office:value="519.84">
            <text:p>519.84</text:p>
          </table:table-cell>
          <table:table-cell office:value-type="float" office:value="165.62">
            <text:p>165.62</text:p>
          </table:table-cell>
          <table:table-cell office:value-type="float" office:value="3.13875135853158">
            <text:p>3.1387513585</text:p>
          </table:table-cell>
          <table:table-cell office:value-type="float" office:value="0.578">
            <text:p>0.578</text:p>
          </table:table-cell>
          <table:table-cell office:value-type="float" office:value="28.6539792387543">
            <text:p>28.653979238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4.29">
            <text:p>4.29</text:p>
          </table:table-cell>
          <table:table-cell office:value-type="float" office:value="9">
            <text:p>9</text:p>
          </table:table-cell>
          <table:table-cell office:value-type="float" office:value="386.55">
            <text:p>386.55</text:p>
          </table:table-cell>
          <table:table-cell office:value-type="float" office:value="76.81">
            <text:p>76.81</text:p>
          </table:table-cell>
          <table:table-cell office:value-type="float" office:value="5.03254784533264">
            <text:p>5.0325478453</text:p>
          </table:table-cell>
          <table:table-cell office:value-type="float" office:value="0.476666666666667">
            <text:p>0.4766666667</text:p>
          </table:table-cell>
          <table:table-cell office:value-type="float" office:value="17.9044289044289">
            <text:p>17.9044289044</text:p>
          </table:table-cell>
          <table:table-cell/>
          <table:table-cell office:value-type="string">
            <text:p>6512</text:p>
          </table:table-cell>
          <table:table-cell office:value-type="string">
            <text:p>6971</text:p>
          </table:table-cell>
          <table:table-cell office:value-type="float" office:value="4.39">
            <text:p>4.39</text:p>
          </table:table-cell>
          <table:table-cell office:value-type="float" office:value="8">
            <text:p>8</text:p>
          </table:table-cell>
          <table:table-cell office:value-type="float" office:value="395.55">
            <text:p>395.55</text:p>
          </table:table-cell>
          <table:table-cell office:value-type="float" office:value="76.81">
            <text:p>76.81</text:p>
          </table:table-cell>
          <table:table-cell office:value-type="float" office:value="5.14972008853014">
            <text:p>5.1497200885</text:p>
          </table:table-cell>
          <table:table-cell office:value-type="float" office:value="0.54875">
            <text:p>0.54875</text:p>
          </table:table-cell>
          <table:table-cell office:value-type="float" office:value="17.496583143508">
            <text:p>17.496583143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2.48">
            <text:p>2.48</text:p>
          </table:table-cell>
          <table:table-cell office:value-type="float" office:value="11">
            <text:p>11</text:p>
          </table:table-cell>
          <table:table-cell office:value-type="float" office:value="223.02">
            <text:p>223.02</text:p>
          </table:table-cell>
          <table:table-cell office:value-type="float" office:value="59.26">
            <text:p>59.26</text:p>
          </table:table-cell>
          <table:table-cell office:value-type="float" office:value="3.76341545730678">
            <text:p>3.7634154573</text:p>
          </table:table-cell>
          <table:table-cell office:value-type="float" office:value="0.225454545454545">
            <text:p>0.2254545455</text:p>
          </table:table-cell>
          <table:table-cell office:value-type="float" office:value="23.8951612903226">
            <text:p>23.8951612903</text:p>
          </table:table-cell>
          <table:table-cell/>
          <table:table-cell office:value-type="string">
            <text:p>6515</text:p>
          </table:table-cell>
          <table:table-cell office:value-type="string">
            <text:p>6971</text:p>
          </table:table-cell>
          <table:table-cell office:value-type="float" office:value="2.44">
            <text:p>2.44</text:p>
          </table:table-cell>
          <table:table-cell office:value-type="float" office:value="11">
            <text:p>11</text:p>
          </table:table-cell>
          <table:table-cell office:value-type="float" office:value="219.69">
            <text:p>219.69</text:p>
          </table:table-cell>
          <table:table-cell office:value-type="float" office:value="59.26">
            <text:p>59.26</text:p>
          </table:table-cell>
          <table:table-cell office:value-type="float" office:value="3.70722240971988">
            <text:p>3.7072224097</text:p>
          </table:table-cell>
          <table:table-cell office:value-type="float" office:value="0.221818181818182">
            <text:p>0.2218181818</text:p>
          </table:table-cell>
          <table:table-cell office:value-type="float" office:value="24.2868852459016">
            <text:p>24.28688524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3.57">
            <text:p>3.57</text:p>
          </table:table-cell>
          <table:table-cell office:value-type="float" office:value="11">
            <text:p>11</text:p>
          </table:table-cell>
          <table:table-cell office:value-type="float" office:value="321.66">
            <text:p>321.66</text:p>
          </table:table-cell>
          <table:table-cell office:value-type="float" office:value="59.2">
            <text:p>59.2</text:p>
          </table:table-cell>
          <table:table-cell office:value-type="float" office:value="5.43344594594595">
            <text:p>5.4334459459</text:p>
          </table:table-cell>
          <table:table-cell office:value-type="float" office:value="0.324545454545454">
            <text:p>0.3245454545</text:p>
          </table:table-cell>
          <table:table-cell office:value-type="float" office:value="16.5826330532213">
            <text:p>16.5826330532</text:p>
          </table:table-cell>
          <table:table-cell/>
          <table:table-cell office:value-type="string">
            <text:p>6516</text:p>
          </table:table-cell>
          <table:table-cell office:value-type="string">
            <text:p>6971</text:p>
          </table:table-cell>
          <table:table-cell office:value-type="float" office:value="3.44">
            <text:p>3.44</text:p>
          </table:table-cell>
          <table:table-cell office:value-type="float" office:value="12">
            <text:p>12</text:p>
          </table:table-cell>
          <table:table-cell office:value-type="float" office:value="310.05">
            <text:p>310.05</text:p>
          </table:table-cell>
          <table:table-cell office:value-type="float" office:value="59.2">
            <text:p>59.2</text:p>
          </table:table-cell>
          <table:table-cell office:value-type="float" office:value="5.23733108108108">
            <text:p>5.2373310811</text:p>
          </table:table-cell>
          <table:table-cell office:value-type="float" office:value="0.286666666666667">
            <text:p>0.2866666667</text:p>
          </table:table-cell>
          <table:table-cell office:value-type="float" office:value="17.2093023255814">
            <text:p>17.209302325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7.81">
            <text:p>7.81</text:p>
          </table:table-cell>
          <table:table-cell office:value-type="float" office:value="8">
            <text:p>8</text:p>
          </table:table-cell>
          <table:table-cell office:value-type="float" office:value="703.17">
            <text:p>703.17</text:p>
          </table:table-cell>
          <table:table-cell office:value-type="float" office:value="282.1">
            <text:p>282.1</text:p>
          </table:table-cell>
          <table:table-cell office:value-type="float" office:value="2.4926267281106">
            <text:p>2.4926267281</text:p>
          </table:table-cell>
          <table:table-cell office:value-type="float" office:value="0.97625">
            <text:p>0.97625</text:p>
          </table:table-cell>
          <table:table-cell office:value-type="float" office:value="36.1203585147247">
            <text:p>36.1203585147</text:p>
          </table:table-cell>
          <table:table-cell/>
          <table:table-cell office:value-type="string">
            <text:p>6519</text:p>
          </table:table-cell>
          <table:table-cell office:value-type="string">
            <text:p>6971</text:p>
          </table:table-cell>
          <table:table-cell office:value-type="float" office:value="7.5">
            <text:p>7.5</text:p>
          </table:table-cell>
          <table:table-cell office:value-type="float" office:value="8">
            <text:p>8</text:p>
          </table:table-cell>
          <table:table-cell office:value-type="float" office:value="675.45">
            <text:p>675.45</text:p>
          </table:table-cell>
          <table:table-cell office:value-type="float" office:value="282.1">
            <text:p>282.1</text:p>
          </table:table-cell>
          <table:table-cell office:value-type="float" office:value="2.39436370081531">
            <text:p>2.3943637008</text:p>
          </table:table-cell>
          <table:table-cell office:value-type="float" office:value="0.9375">
            <text:p>0.9375</text:p>
          </table:table-cell>
          <table:table-cell office:value-type="float" office:value="37.6133333333333">
            <text:p>37.613333333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9.33">
            <text:p>9.33</text:p>
          </table:table-cell>
          <table:table-cell office:value-type="float" office:value="9">
            <text:p>9</text:p>
          </table:table-cell>
          <table:table-cell office:value-type="float" office:value="839.88">
            <text:p>839.88</text:p>
          </table:table-cell>
          <table:table-cell office:value-type="float" office:value="291.12">
            <text:p>291.12</text:p>
          </table:table-cell>
          <table:table-cell office:value-type="float" office:value="2.88499587798846">
            <text:p>2.884995878</text:p>
          </table:table-cell>
          <table:table-cell office:value-type="float" office:value="1.03666666666667">
            <text:p>1.0366666667</text:p>
          </table:table-cell>
          <table:table-cell office:value-type="float" office:value="31.2025723472669">
            <text:p>31.2025723473</text:p>
          </table:table-cell>
          <table:table-cell/>
          <table:table-cell office:value-type="string">
            <text:p>6532</text:p>
          </table:table-cell>
          <table:table-cell office:value-type="string">
            <text:p>6971</text:p>
          </table:table-cell>
          <table:table-cell office:value-type="float" office:value="9.45">
            <text:p>9.45</text:p>
          </table:table-cell>
          <table:table-cell office:value-type="float" office:value="9">
            <text:p>9</text:p>
          </table:table-cell>
          <table:table-cell office:value-type="float" office:value="850.77">
            <text:p>850.77</text:p>
          </table:table-cell>
          <table:table-cell office:value-type="float" office:value="291.12">
            <text:p>291.12</text:p>
          </table:table-cell>
          <table:table-cell office:value-type="float" office:value="2.92240313272877">
            <text:p>2.9224031327</text:p>
          </table:table-cell>
          <table:table-cell office:value-type="float" office:value="1.05">
            <text:p>1.05</text:p>
          </table:table-cell>
          <table:table-cell office:value-type="float" office:value="30.8063492063492">
            <text:p>30.806349206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5.32">
            <text:p>5.32</text:p>
          </table:table-cell>
          <table:table-cell office:value-type="float" office:value="8">
            <text:p>8</text:p>
          </table:table-cell>
          <table:table-cell office:value-type="float" office:value="479.07">
            <text:p>479.07</text:p>
          </table:table-cell>
          <table:table-cell office:value-type="float" office:value="154.84">
            <text:p>154.84</text:p>
          </table:table-cell>
          <table:table-cell office:value-type="float" office:value="3.09396796693361">
            <text:p>3.0939679669</text:p>
          </table:table-cell>
          <table:table-cell office:value-type="float" office:value="0.665">
            <text:p>0.665</text:p>
          </table:table-cell>
          <table:table-cell office:value-type="float" office:value="29.1052631578947">
            <text:p>29.1052631579</text:p>
          </table:table-cell>
          <table:table-cell/>
          <table:table-cell office:value-type="string">
            <text:p>6552</text:p>
          </table:table-cell>
          <table:table-cell office:value-type="string">
            <text:p>6971</text:p>
          </table:table-cell>
          <table:table-cell office:value-type="float" office:value="5.38">
            <text:p>5.38</text:p>
          </table:table-cell>
          <table:table-cell office:value-type="float" office:value="12">
            <text:p>12</text:p>
          </table:table-cell>
          <table:table-cell office:value-type="float" office:value="483.93">
            <text:p>483.93</text:p>
          </table:table-cell>
          <table:table-cell office:value-type="float" office:value="154.84">
            <text:p>154.84</text:p>
          </table:table-cell>
          <table:table-cell office:value-type="float" office:value="3.12535520537329">
            <text:p>3.1253552054</text:p>
          </table:table-cell>
          <table:table-cell office:value-type="float" office:value="0.448333333333333">
            <text:p>0.4483333333</text:p>
          </table:table-cell>
          <table:table-cell office:value-type="float" office:value="28.7806691449814">
            <text:p>28.78066914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4.45">
            <text:p>4.45</text:p>
          </table:table-cell>
          <table:table-cell office:value-type="float" office:value="9">
            <text:p>9</text:p>
          </table:table-cell>
          <table:table-cell office:value-type="float" office:value="400.41">
            <text:p>400.41</text:p>
          </table:table-cell>
          <table:table-cell office:value-type="float" office:value="62.11">
            <text:p>62.11</text:p>
          </table:table-cell>
          <table:table-cell office:value-type="float" office:value="6.44678795685075">
            <text:p>6.4467879569</text:p>
          </table:table-cell>
          <table:table-cell office:value-type="float" office:value="0.494444444444444">
            <text:p>0.4944444444</text:p>
          </table:table-cell>
          <table:table-cell office:value-type="float" office:value="13.9573033707865">
            <text:p>13.9573033708</text:p>
          </table:table-cell>
          <table:table-cell/>
          <table:table-cell office:value-type="string">
            <text:p>6609</text:p>
          </table:table-cell>
          <table:table-cell office:value-type="string">
            <text:p>6971</text:p>
          </table:table-cell>
          <table:table-cell office:value-type="float" office:value="4.42">
            <text:p>4.42</text:p>
          </table:table-cell>
          <table:table-cell office:value-type="float" office:value="9">
            <text:p>9</text:p>
          </table:table-cell>
          <table:table-cell office:value-type="float" office:value="398.25">
            <text:p>398.25</text:p>
          </table:table-cell>
          <table:table-cell office:value-type="float" office:value="62.11">
            <text:p>62.11</text:p>
          </table:table-cell>
          <table:table-cell office:value-type="float" office:value="6.4120109483175">
            <text:p>6.4120109483</text:p>
          </table:table-cell>
          <table:table-cell office:value-type="float" office:value="0.491111111111111">
            <text:p>0.4911111111</text:p>
          </table:table-cell>
          <table:table-cell office:value-type="float" office:value="14.052036199095">
            <text:p>14.05203619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3.09">
            <text:p>3.09</text:p>
          </table:table-cell>
          <table:table-cell office:value-type="float" office:value="8">
            <text:p>8</text:p>
          </table:table-cell>
          <table:table-cell office:value-type="float" office:value="278.37">
            <text:p>278.37</text:p>
          </table:table-cell>
          <table:table-cell office:value-type="float" office:value="40">
            <text:p>40</text:p>
          </table:table-cell>
          <table:table-cell office:value-type="float" office:value="6.95925">
            <text:p>6.95925</text:p>
          </table:table-cell>
          <table:table-cell office:value-type="float" office:value="0.38625">
            <text:p>0.38625</text:p>
          </table:table-cell>
          <table:table-cell office:value-type="float" office:value="12.9449838187702">
            <text:p>12.9449838188</text:p>
          </table:table-cell>
          <table:table-cell/>
          <table:table-cell office:value-type="string">
            <text:p>6647</text:p>
          </table:table-cell>
          <table:table-cell office:value-type="string">
            <text:p>6971</text:p>
          </table:table-cell>
          <table:table-cell office:value-type="float" office:value="2.71">
            <text:p>2.71</text:p>
          </table:table-cell>
          <table:table-cell office:value-type="float" office:value="8">
            <text:p>8</text:p>
          </table:table-cell>
          <table:table-cell office:value-type="float" office:value="244.17">
            <text:p>244.17</text:p>
          </table:table-cell>
          <table:table-cell office:value-type="float" office:value="40">
            <text:p>40</text:p>
          </table:table-cell>
          <table:table-cell office:value-type="float" office:value="6.10425">
            <text:p>6.10425</text:p>
          </table:table-cell>
          <table:table-cell office:value-type="float" office:value="0.33875">
            <text:p>0.33875</text:p>
          </table:table-cell>
          <table:table-cell office:value-type="float" office:value="14.760147601476">
            <text:p>14.760147601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57.02">
            <text:p>57.02</text:p>
          </table:table-cell>
          <table:table-cell office:value-type="float" office:value="9">
            <text:p>9</text:p>
          </table:table-cell>
          <table:table-cell office:value-type="float" office:value="5131.53">
            <text:p>5131.53</text:p>
          </table:table-cell>
          <table:table-cell office:value-type="float" office:value="68.59">
            <text:p>68.59</text:p>
          </table:table-cell>
          <table:table-cell office:value-type="float" office:value="74.8145502259805">
            <text:p>74.814550226</text:p>
          </table:table-cell>
          <table:table-cell office:value-type="float" office:value="6.33555555555556">
            <text:p>6.3355555556</text:p>
          </table:table-cell>
          <table:table-cell office:value-type="float" office:value="1.2029112592073">
            <text:p>1.2029112592</text:p>
          </table:table-cell>
          <table:table-cell/>
          <table:table-cell office:value-type="string">
            <text:p>6670</text:p>
          </table:table-cell>
          <table:table-cell office:value-type="string">
            <text:p>6971</text:p>
          </table:table-cell>
          <table:table-cell office:value-type="float" office:value="57.04">
            <text:p>57.04</text:p>
          </table:table-cell>
          <table:table-cell office:value-type="float" office:value="12">
            <text:p>12</text:p>
          </table:table-cell>
          <table:table-cell office:value-type="float" office:value="5133.69">
            <text:p>5133.69</text:p>
          </table:table-cell>
          <table:table-cell office:value-type="float" office:value="68.59">
            <text:p>68.59</text:p>
          </table:table-cell>
          <table:table-cell office:value-type="float" office:value="74.8460416970404">
            <text:p>74.846041697</text:p>
          </table:table-cell>
          <table:table-cell office:value-type="float" office:value="4.75333333333333">
            <text:p>4.7533333333</text:p>
          </table:table-cell>
          <table:table-cell office:value-type="float" office:value="1.20248948106592">
            <text:p>1.202489481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2.54">
            <text:p>2.54</text:p>
          </table:table-cell>
          <table:table-cell office:value-type="float" office:value="10">
            <text:p>10</text:p>
          </table:table-cell>
          <table:table-cell office:value-type="float" office:value="228.78">
            <text:p>228.78</text:p>
          </table:table-cell>
          <table:table-cell office:value-type="float" office:value="1.24">
            <text:p>1.24</text:p>
          </table:table-cell>
          <table:table-cell office:value-type="float" office:value="184.5">
            <text:p>184.5</text:p>
          </table:table-cell>
          <table:table-cell office:value-type="float" office:value="0.254">
            <text:p>0.254</text:p>
          </table:table-cell>
          <table:table-cell office:value-type="float" office:value="0.488188976377953">
            <text:p>0.4881889764</text:p>
          </table:table-cell>
          <table:table-cell/>
          <table:table-cell office:value-type="string">
            <text:p>6695</text:p>
          </table:table-cell>
          <table:table-cell office:value-type="string">
            <text:p>6971</text:p>
          </table:table-cell>
          <table:table-cell office:value-type="float" office:value="2.5">
            <text:p>2.5</text:p>
          </table:table-cell>
          <table:table-cell office:value-type="float" office:value="12">
            <text:p>12</text:p>
          </table:table-cell>
          <table:table-cell office:value-type="float" office:value="224.55">
            <text:p>224.55</text:p>
          </table:table-cell>
          <table:table-cell office:value-type="float" office:value="1.24">
            <text:p>1.24</text:p>
          </table:table-cell>
          <table:table-cell office:value-type="float" office:value="181.088709677419">
            <text:p>181.0887096774</text:p>
          </table:table-cell>
          <table:table-cell office:value-type="float" office:value="0.208333333333333">
            <text:p>0.2083333333</text:p>
          </table:table-cell>
          <table:table-cell office:value-type="float" office:value="0.496">
            <text:p>0.49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8.29">
            <text:p>8.29</text:p>
          </table:table-cell>
          <table:table-cell office:value-type="float" office:value="7">
            <text:p>7</text:p>
          </table:table-cell>
          <table:table-cell office:value-type="float" office:value="746.1">
            <text:p>746.1</text:p>
          </table:table-cell>
          <table:table-cell office:value-type="float" office:value="304.77">
            <text:p>304.77</text:p>
          </table:table-cell>
          <table:table-cell office:value-type="float" office:value="2.44807559799193">
            <text:p>2.448075598</text:p>
          </table:table-cell>
          <table:table-cell office:value-type="float" office:value="1.18428571428571">
            <text:p>1.1842857143</text:p>
          </table:table-cell>
          <table:table-cell office:value-type="float" office:value="36.7635705669481">
            <text:p>36.7635705669</text:p>
          </table:table-cell>
          <table:table-cell/>
          <table:table-cell office:value-type="string">
            <text:p>6716</text:p>
          </table:table-cell>
          <table:table-cell office:value-type="string">
            <text:p>6971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755.37">
            <text:p>755.37</text:p>
          </table:table-cell>
          <table:table-cell office:value-type="float" office:value="304.77">
            <text:p>304.77</text:p>
          </table:table-cell>
          <table:table-cell office:value-type="float" office:value="2.47849197755685">
            <text:p>2.4784919776</text:p>
          </table:table-cell>
          <table:table-cell office:value-type="float" office:value="1.39833333333333">
            <text:p>1.3983333333</text:p>
          </table:table-cell>
          <table:table-cell office:value-type="float" office:value="36.3253873659118">
            <text:p>36.325387365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.81">
            <text:p>1.81</text:p>
          </table:table-cell>
          <table:table-cell office:value-type="float" office:value="6">
            <text:p>6</text:p>
          </table:table-cell>
          <table:table-cell office:value-type="float" office:value="163.17">
            <text:p>163.17</text:p>
          </table:table-cell>
          <table:table-cell office:value-type="float" office:value="58.38">
            <text:p>58.38</text:p>
          </table:table-cell>
          <table:table-cell office:value-type="float" office:value="2.79496402877698">
            <text:p>2.7949640288</text:p>
          </table:table-cell>
          <table:table-cell office:value-type="float" office:value="0.301666666666667">
            <text:p>0.3016666667</text:p>
          </table:table-cell>
          <table:table-cell office:value-type="float" office:value="32.2541436464088">
            <text:p>32.2541436464</text:p>
          </table:table-cell>
          <table:table-cell/>
          <table:table-cell office:value-type="string">
            <text:p>6738</text:p>
          </table:table-cell>
          <table:table-cell office:value-type="string">
            <text:p>6971</text:p>
          </table:table-cell>
          <table:table-cell office:value-type="float" office:value="1.54">
            <text:p>1.54</text:p>
          </table:table-cell>
          <table:table-cell office:value-type="float" office:value="11">
            <text:p>11</text:p>
          </table:table-cell>
          <table:table-cell office:value-type="float" office:value="138.42">
            <text:p>138.42</text:p>
          </table:table-cell>
          <table:table-cell office:value-type="float" office:value="58.38">
            <text:p>58.38</text:p>
          </table:table-cell>
          <table:table-cell office:value-type="float" office:value="2.3710174717369">
            <text:p>2.3710174717</text:p>
          </table:table-cell>
          <table:table-cell office:value-type="float" office:value="0.14">
            <text:p>0.14</text:p>
          </table:table-cell>
          <table:table-cell office:value-type="float" office:value="37.9090909090909">
            <text:p>37.909090909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7.55">
            <text:p>7.55</text:p>
          </table:table-cell>
          <table:table-cell office:value-type="float" office:value="9">
            <text:p>9</text:p>
          </table:table-cell>
          <table:table-cell office:value-type="float" office:value="679.86">
            <text:p>679.86</text:p>
          </table:table-cell>
          <table:table-cell office:value-type="float" office:value="191.94">
            <text:p>191.94</text:p>
          </table:table-cell>
          <table:table-cell office:value-type="float" office:value="3.54204438887152">
            <text:p>3.5420443889</text:p>
          </table:table-cell>
          <table:table-cell office:value-type="float" office:value="0.838888888888889">
            <text:p>0.8388888889</text:p>
          </table:table-cell>
          <table:table-cell office:value-type="float" office:value="25.4225165562914">
            <text:p>25.4225165563</text:p>
          </table:table-cell>
          <table:table-cell/>
          <table:table-cell office:value-type="string">
            <text:p>6843</text:p>
          </table:table-cell>
          <table:table-cell office:value-type="string">
            <text:p>6971</text:p>
          </table:table-cell>
          <table:table-cell office:value-type="float" office:value="8.3">
            <text:p>8.3</text:p>
          </table:table-cell>
          <table:table-cell office:value-type="float" office:value="10">
            <text:p>10</text:p>
          </table:table-cell>
          <table:table-cell office:value-type="float" office:value="747.45">
            <text:p>747.45</text:p>
          </table:table-cell>
          <table:table-cell office:value-type="float" office:value="191.94">
            <text:p>191.94</text:p>
          </table:table-cell>
          <table:table-cell office:value-type="float" office:value="3.89418568302595">
            <text:p>3.894185683</text:p>
          </table:table-cell>
          <table:table-cell office:value-type="float" office:value="0.83">
            <text:p>0.83</text:p>
          </table:table-cell>
          <table:table-cell office:value-type="float" office:value="23.1253012048193">
            <text:p>23.12530120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1.58">
            <text:p>1.58</text:p>
          </table:table-cell>
          <table:table-cell office:value-type="float" office:value="6">
            <text:p>6</text:p>
          </table:table-cell>
          <table:table-cell office:value-type="float" office:value="142.2">
            <text:p>142.2</text:p>
          </table:table-cell>
          <table:table-cell office:value-type="float" office:value="69.67">
            <text:p>69.67</text:p>
          </table:table-cell>
          <table:table-cell office:value-type="float" office:value="2.04105066743218">
            <text:p>2.0410506674</text:p>
          </table:table-cell>
          <table:table-cell office:value-type="float" office:value="0.263333333333333">
            <text:p>0.2633333333</text:p>
          </table:table-cell>
          <table:table-cell office:value-type="float" office:value="44.0949367088608">
            <text:p>44.0949367089</text:p>
          </table:table-cell>
          <table:table-cell/>
          <table:table-cell office:value-type="string">
            <text:p>6879</text:p>
          </table:table-cell>
          <table:table-cell office:value-type="string">
            <text:p>6971</text:p>
          </table:table-cell>
          <table:table-cell office:value-type="float" office:value="1.62">
            <text:p>1.62</text:p>
          </table:table-cell>
          <table:table-cell office:value-type="float" office:value="8">
            <text:p>8</text:p>
          </table:table-cell>
          <table:table-cell office:value-type="float" office:value="146.25">
            <text:p>146.25</text:p>
          </table:table-cell>
          <table:table-cell office:value-type="float" office:value="69.67">
            <text:p>69.67</text:p>
          </table:table-cell>
          <table:table-cell office:value-type="float" office:value="2.0991818573274">
            <text:p>2.0991818573</text:p>
          </table:table-cell>
          <table:table-cell office:value-type="float" office:value="0.2025">
            <text:p>0.2025</text:p>
          </table:table-cell>
          <table:table-cell office:value-type="float" office:value="43.0061728395062">
            <text:p>43.006172839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6.17">
            <text:p>6.17</text:p>
          </table:table-cell>
          <table:table-cell office:value-type="float" office:value="7">
            <text:p>7</text:p>
          </table:table-cell>
          <table:table-cell office:value-type="float" office:value="555.39">
            <text:p>555.39</text:p>
          </table:table-cell>
          <table:table-cell office:value-type="float" office:value="1.24">
            <text:p>1.24</text:p>
          </table:table-cell>
          <table:table-cell office:value-type="float" office:value="447.895161290323">
            <text:p>447.8951612903</text:p>
          </table:table-cell>
          <table:table-cell office:value-type="float" office:value="0.881428571428571">
            <text:p>0.8814285714</text:p>
          </table:table-cell>
          <table:table-cell office:value-type="float" office:value="0.20097244732577">
            <text:p>0.2009724473</text:p>
          </table:table-cell>
          <table:table-cell/>
          <table:table-cell office:value-type="string">
            <text:p>6945</text:p>
          </table:table-cell>
          <table:table-cell office:value-type="string">
            <text:p>6971</text:p>
          </table:table-cell>
          <table:table-cell office:value-type="float" office:value="6.28">
            <text:p>6.28</text:p>
          </table:table-cell>
          <table:table-cell office:value-type="float" office:value="10">
            <text:p>10</text:p>
          </table:table-cell>
          <table:table-cell office:value-type="float" office:value="565.29">
            <text:p>565.29</text:p>
          </table:table-cell>
          <table:table-cell office:value-type="float" office:value="1.24">
            <text:p>1.24</text:p>
          </table:table-cell>
          <table:table-cell office:value-type="float" office:value="455.879032258065">
            <text:p>455.8790322581</text:p>
          </table:table-cell>
          <table:table-cell office:value-type="float" office:value="0.628">
            <text:p>0.628</text:p>
          </table:table-cell>
          <table:table-cell office:value-type="float" office:value="0.197452229299363">
            <text:p>0.197452229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7021</text:p>
          </table:table-cell>
          <table:table-cell office:value-type="float" office:value="6.74">
            <text:p>6.74</text:p>
          </table:table-cell>
          <table:table-cell office:value-type="float" office:value="12">
            <text:p>12</text:p>
          </table:table-cell>
          <table:table-cell office:value-type="float" office:value="606.33">
            <text:p>606.33</text:p>
          </table:table-cell>
          <table:table-cell office:value-type="float" office:value="174.25">
            <text:p>174.25</text:p>
          </table:table-cell>
          <table:table-cell office:value-type="float" office:value="3.47965566714491">
            <text:p>3.4796556671</text:p>
          </table:table-cell>
          <table:table-cell office:value-type="float" office:value="0.561666666666667">
            <text:p>0.5616666667</text:p>
          </table:table-cell>
          <table:table-cell office:value-type="float" office:value="25.853115727003">
            <text:p>25.853115727</text:p>
          </table:table-cell>
          <table:table-cell/>
          <table:table-cell office:value-type="string">
            <text:p>7021</text:p>
          </table:table-cell>
          <table:table-cell office:value-type="string">
            <text:p>6971</text:p>
          </table:table-cell>
          <table:table-cell office:value-type="float" office:value="6.89">
            <text:p>6.89</text:p>
          </table:table-cell>
          <table:table-cell office:value-type="float" office:value="12">
            <text:p>12</text:p>
          </table:table-cell>
          <table:table-cell office:value-type="float" office:value="620.46">
            <text:p>620.46</text:p>
          </table:table-cell>
          <table:table-cell office:value-type="float" office:value="174.25">
            <text:p>174.25</text:p>
          </table:table-cell>
          <table:table-cell office:value-type="float" office:value="3.56074605451937">
            <text:p>3.5607460545</text:p>
          </table:table-cell>
          <table:table-cell office:value-type="float" office:value="0.574166666666667">
            <text:p>0.5741666667</text:p>
          </table:table-cell>
          <table:table-cell office:value-type="float" office:value="25.2902757619739">
            <text:p>25.29027576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1.63">
            <text:p>1.63</text:p>
          </table:table-cell>
          <table:table-cell office:value-type="float" office:value="12">
            <text:p>12</text:p>
          </table:table-cell>
          <table:table-cell office:value-type="float" office:value="146.61">
            <text:p>146.61</text:p>
          </table:table-cell>
          <table:table-cell office:value-type="float" office:value="68.25">
            <text:p>68.25</text:p>
          </table:table-cell>
          <table:table-cell office:value-type="float" office:value="2.14813186813187">
            <text:p>2.1481318681</text:p>
          </table:table-cell>
          <table:table-cell office:value-type="float" office:value="0.135833333333333">
            <text:p>0.1358333333</text:p>
          </table:table-cell>
          <table:table-cell office:value-type="float" office:value="41.8711656441718">
            <text:p>41.8711656442</text:p>
          </table:table-cell>
          <table:table-cell/>
          <table:table-cell office:value-type="string">
            <text:p>6214</text:p>
          </table:table-cell>
          <table:table-cell office:value-type="string">
            <text:p>6971</text:p>
          </table:table-cell>
          <table:table-cell office:value-type="float" office:value="1.71">
            <text:p>1.71</text:p>
          </table:table-cell>
          <table:table-cell office:value-type="float" office:value="13">
            <text:p>13</text:p>
          </table:table-cell>
          <table:table-cell office:value-type="float" office:value="154.26">
            <text:p>154.26</text:p>
          </table:table-cell>
          <table:table-cell office:value-type="float" office:value="68.25">
            <text:p>68.25</text:p>
          </table:table-cell>
          <table:table-cell office:value-type="float" office:value="2.26021978021978">
            <text:p>2.2602197802</text:p>
          </table:table-cell>
          <table:table-cell office:value-type="float" office:value="0.131538461538462">
            <text:p>0.1315384615</text:p>
          </table:table-cell>
          <table:table-cell office:value-type="float" office:value="39.9122807017544">
            <text:p>39.91228070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7.88">
            <text:p>7.88</text:p>
          </table:table-cell>
          <table:table-cell office:value-type="float" office:value="9">
            <text:p>9</text:p>
          </table:table-cell>
          <table:table-cell office:value-type="float" office:value="709.38">
            <text:p>709.38</text:p>
          </table:table-cell>
          <table:table-cell office:value-type="float" office:value="284.44">
            <text:p>284.44</text:p>
          </table:table-cell>
          <table:table-cell office:value-type="float" office:value="2.4939530305161">
            <text:p>2.4939530305</text:p>
          </table:table-cell>
          <table:table-cell office:value-type="float" office:value="0.875555555555555">
            <text:p>0.8755555556</text:p>
          </table:table-cell>
          <table:table-cell office:value-type="float" office:value="36.0964467005076">
            <text:p>36.0964467005</text:p>
          </table:table-cell>
          <table:table-cell/>
          <table:table-cell office:value-type="string">
            <text:p>6423</text:p>
          </table:table-cell>
          <table:table-cell office:value-type="string">
            <text:p>6971</text:p>
          </table:table-cell>
          <table:table-cell office:value-type="float" office:value="8.3">
            <text:p>8.3</text:p>
          </table:table-cell>
          <table:table-cell office:value-type="float" office:value="13">
            <text:p>13</text:p>
          </table:table-cell>
          <table:table-cell office:value-type="float" office:value="746.73">
            <text:p>746.73</text:p>
          </table:table-cell>
          <table:table-cell office:value-type="float" office:value="284.44">
            <text:p>284.44</text:p>
          </table:table-cell>
          <table:table-cell office:value-type="float" office:value="2.62526367599494">
            <text:p>2.625263676</text:p>
          </table:table-cell>
          <table:table-cell office:value-type="float" office:value="0.638461538461539">
            <text:p>0.6384615385</text:p>
          </table:table-cell>
          <table:table-cell office:value-type="float" office:value="34.2698795180723">
            <text:p>34.269879518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1.46">
            <text:p>1.46</text:p>
          </table:table-cell>
          <table:table-cell office:value-type="float" office:value="12">
            <text:p>12</text:p>
          </table:table-cell>
          <table:table-cell office:value-type="float" office:value="131.58">
            <text:p>131.58</text:p>
          </table:table-cell>
          <table:table-cell office:value-type="float" office:value="58.49">
            <text:p>58.49</text:p>
          </table:table-cell>
          <table:table-cell office:value-type="float" office:value="2.24961531885792">
            <text:p>2.2496153189</text:p>
          </table:table-cell>
          <table:table-cell office:value-type="float" office:value="0.121666666666667">
            <text:p>0.1216666667</text:p>
          </table:table-cell>
          <table:table-cell office:value-type="float" office:value="40.0616438356164">
            <text:p>40.0616438356</text:p>
          </table:table-cell>
          <table:table-cell/>
          <table:table-cell office:value-type="string">
            <text:p>6446</text:p>
          </table:table-cell>
          <table:table-cell office:value-type="string">
            <text:p>6971</text:p>
          </table:table-cell>
          <table:table-cell office:value-type="float" office:value="1.56">
            <text:p>1.56</text:p>
          </table:table-cell>
          <table:table-cell office:value-type="float" office:value="9">
            <text:p>9</text:p>
          </table:table-cell>
          <table:table-cell office:value-type="float" office:value="140.49">
            <text:p>140.49</text:p>
          </table:table-cell>
          <table:table-cell office:value-type="float" office:value="58.49">
            <text:p>58.49</text:p>
          </table:table-cell>
          <table:table-cell office:value-type="float" office:value="2.40194905111985">
            <text:p>2.4019490511</text:p>
          </table:table-cell>
          <table:table-cell office:value-type="float" office:value="0.173333333333333">
            <text:p>0.1733333333</text:p>
          </table:table-cell>
          <table:table-cell office:value-type="float" office:value="37.4935897435897">
            <text:p>37.49358974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7.34">
            <text:p>7.34</text:p>
          </table:table-cell>
          <table:table-cell office:value-type="float" office:value="11">
            <text:p>11</text:p>
          </table:table-cell>
          <table:table-cell office:value-type="float" office:value="660.78">
            <text:p>660.78</text:p>
          </table:table-cell>
          <table:table-cell office:value-type="float" office:value="89.05">
            <text:p>89.05</text:p>
          </table:table-cell>
          <table:table-cell office:value-type="float" office:value="7.42032565974172">
            <text:p>7.4203256597</text:p>
          </table:table-cell>
          <table:table-cell office:value-type="float" office:value="0.667272727272727">
            <text:p>0.6672727273</text:p>
          </table:table-cell>
          <table:table-cell office:value-type="float" office:value="12.1321525885559">
            <text:p>12.1321525886</text:p>
          </table:table-cell>
          <table:table-cell/>
          <table:table-cell office:value-type="string">
            <text:p>6499</text:p>
          </table:table-cell>
          <table:table-cell office:value-type="string">
            <text:p>6971</text:p>
          </table:table-cell>
          <table:table-cell office:value-type="float" office:value="7.43">
            <text:p>7.43</text:p>
          </table:table-cell>
          <table:table-cell office:value-type="float" office:value="12">
            <text:p>12</text:p>
          </table:table-cell>
          <table:table-cell office:value-type="float" office:value="669.15">
            <text:p>669.15</text:p>
          </table:table-cell>
          <table:table-cell office:value-type="float" office:value="89.05">
            <text:p>89.05</text:p>
          </table:table-cell>
          <table:table-cell office:value-type="float" office:value="7.51431779898933">
            <text:p>7.514317799</text:p>
          </table:table-cell>
          <table:table-cell office:value-type="float" office:value="0.619166666666666">
            <text:p>0.6191666667</text:p>
          </table:table-cell>
          <table:table-cell office:value-type="float" office:value="11.9851951547779">
            <text:p>11.98519515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0.37">
            <text:p>0.37</text:p>
          </table:table-cell>
          <table:table-cell office:value-type="float" office:value="7">
            <text:p>7</text:p>
          </table:table-cell>
          <table:table-cell office:value-type="float" office:value="33.39">
            <text:p>33.39</text:p>
          </table:table-cell>
          <table:table-cell office:value-type="float" office:value="1.3">
            <text:p>1.3</text:p>
          </table:table-cell>
          <table:table-cell office:value-type="float" office:value="25.6846153846154">
            <text:p>25.6846153846</text:p>
          </table:table-cell>
          <table:table-cell office:value-type="float" office:value="0.0528571428571429">
            <text:p>0.0528571429</text:p>
          </table:table-cell>
          <table:table-cell office:value-type="float" office:value="3.51351351351351">
            <text:p>3.5135135135</text:p>
          </table:table-cell>
          <table:table-cell/>
          <table:table-cell office:value-type="string">
            <text:p>6559</text:p>
          </table:table-cell>
          <table:table-cell office:value-type="string">
            <text:p>6971</text:p>
          </table:table-cell>
          <table:table-cell office:value-type="float" office:value="0.34">
            <text:p>0.34</text:p>
          </table:table-cell>
          <table:table-cell office:value-type="float" office:value="7">
            <text:p>7</text:p>
          </table:table-cell>
          <table:table-cell office:value-type="float" office:value="30.33">
            <text:p>30.33</text:p>
          </table:table-cell>
          <table:table-cell office:value-type="float" office:value="1.3">
            <text:p>1.3</text:p>
          </table:table-cell>
          <table:table-cell office:value-type="float" office:value="23.3307692307692">
            <text:p>23.3307692308</text:p>
          </table:table-cell>
          <table:table-cell office:value-type="float" office:value="0.0485714285714286">
            <text:p>0.0485714286</text:p>
          </table:table-cell>
          <table:table-cell office:value-type="float" office:value="3.82352941176471">
            <text:p>3.823529411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1.46">
            <text:p>1.46</text:p>
          </table:table-cell>
          <table:table-cell office:value-type="float" office:value="9">
            <text:p>9</text:p>
          </table:table-cell>
          <table:table-cell office:value-type="float" office:value="131.58">
            <text:p>131.58</text:p>
          </table:table-cell>
          <table:table-cell office:value-type="float" office:value="61.92">
            <text:p>61.92</text:p>
          </table:table-cell>
          <table:table-cell office:value-type="float" office:value="2.125">
            <text:p>2.125</text:p>
          </table:table-cell>
          <table:table-cell office:value-type="float" office:value="0.162222222222222">
            <text:p>0.1622222222</text:p>
          </table:table-cell>
          <table:table-cell office:value-type="float" office:value="42.4109589041096">
            <text:p>42.4109589041</text:p>
          </table:table-cell>
          <table:table-cell/>
          <table:table-cell office:value-type="string">
            <text:p>6562</text:p>
          </table:table-cell>
          <table:table-cell office:value-type="string">
            <text:p>6971</text:p>
          </table:table-cell>
          <table:table-cell office:value-type="float" office:value="1.8">
            <text:p>1.8</text:p>
          </table:table-cell>
          <table:table-cell office:value-type="float" office:value="10">
            <text:p>10</text:p>
          </table:table-cell>
          <table:table-cell office:value-type="float" office:value="161.91">
            <text:p>161.91</text:p>
          </table:table-cell>
          <table:table-cell office:value-type="float" office:value="61.92">
            <text:p>61.92</text:p>
          </table:table-cell>
          <table:table-cell office:value-type="float" office:value="2.61482558139535">
            <text:p>2.6148255814</text:p>
          </table:table-cell>
          <table:table-cell office:value-type="float" office:value="0.18">
            <text:p>0.18</text:p>
          </table:table-cell>
          <table:table-cell office:value-type="float" office:value="34.4">
            <text:p>34.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1.77">
            <text:p>1.77</text:p>
          </table:table-cell>
          <table:table-cell office:value-type="float" office:value="255">
            <text:p>255</text:p>
          </table:table-cell>
          <table:table-cell office:value-type="float" office:value="159.66">
            <text:p>159.66</text:p>
          </table:table-cell>
          <table:table-cell office:value-type="float" office:value="55.4">
            <text:p>55.4</text:p>
          </table:table-cell>
          <table:table-cell office:value-type="float" office:value="2.88194945848375">
            <text:p>2.8819494585</text:p>
          </table:table-cell>
          <table:table-cell office:value-type="float" office:value="0.00694117647058824">
            <text:p>0.0069411765</text:p>
          </table:table-cell>
          <table:table-cell office:value-type="float" office:value="31.2994350282486">
            <text:p>31.2994350282</text:p>
          </table:table-cell>
          <table:table-cell/>
          <table:table-cell office:value-type="string">
            <text:p>6699</text:p>
          </table:table-cell>
          <table:table-cell office:value-type="string">
            <text:p>6971</text:p>
          </table:table-cell>
          <table:table-cell office:value-type="float" office:value="1.89">
            <text:p>1.89</text:p>
          </table:table-cell>
          <table:table-cell office:value-type="float" office:value="255">
            <text:p>255</text:p>
          </table:table-cell>
          <table:table-cell office:value-type="float" office:value="170.19">
            <text:p>170.19</text:p>
          </table:table-cell>
          <table:table-cell office:value-type="float" office:value="55.4">
            <text:p>55.4</text:p>
          </table:table-cell>
          <table:table-cell office:value-type="float" office:value="3.07202166064982">
            <text:p>3.0720216606</text:p>
          </table:table-cell>
          <table:table-cell office:value-type="float" office:value="0.00741176470588235">
            <text:p>0.0074117647</text:p>
          </table:table-cell>
          <table:table-cell office:value-type="float" office:value="29.3121693121693">
            <text:p>29.31216931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0.02">
            <text:p>10.02</text:p>
          </table:table-cell>
          <table:table-cell office:value-type="float" office:value="8">
            <text:p>8</text:p>
          </table:table-cell>
          <table:table-cell office:value-type="float" office:value="901.53">
            <text:p>901.53</text:p>
          </table:table-cell>
          <table:table-cell office:value-type="float" office:value="285.66">
            <text:p>285.66</text:p>
          </table:table-cell>
          <table:table-cell office:value-type="float" office:value="3.15595463137996">
            <text:p>3.1559546314</text:p>
          </table:table-cell>
          <table:table-cell office:value-type="float" office:value="1.2525">
            <text:p>1.2525</text:p>
          </table:table-cell>
          <table:table-cell office:value-type="float" office:value="28.5089820359281">
            <text:p>28.5089820359</text:p>
          </table:table-cell>
          <table:table-cell/>
          <table:table-cell office:value-type="string">
            <text:p>6892</text:p>
          </table:table-cell>
          <table:table-cell office:value-type="string">
            <text:p>6971</text:p>
          </table:table-cell>
          <table:table-cell office:value-type="float" office:value="10.1">
            <text:p>10.1</text:p>
          </table:table-cell>
          <table:table-cell office:value-type="float" office:value="7">
            <text:p>7</text:p>
          </table:table-cell>
          <table:table-cell office:value-type="float" office:value="908.82">
            <text:p>908.82</text:p>
          </table:table-cell>
          <table:table-cell office:value-type="float" office:value="285.66">
            <text:p>285.66</text:p>
          </table:table-cell>
          <table:table-cell office:value-type="float" office:value="3.18147448015123">
            <text:p>3.1814744802</text:p>
          </table:table-cell>
          <table:table-cell office:value-type="float" office:value="1.44285714285714">
            <text:p>1.4428571429</text:p>
          </table:table-cell>
          <table:table-cell office:value-type="float" office:value="28.2831683168317">
            <text:p>28.283168316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1.59">
            <text:p>1.59</text:p>
          </table:table-cell>
          <table:table-cell office:value-type="float" office:value="7">
            <text:p>7</text:p>
          </table:table-cell>
          <table:table-cell office:value-type="float" office:value="143.37">
            <text:p>143.37</text:p>
          </table:table-cell>
          <table:table-cell office:value-type="float" office:value="61.81">
            <text:p>61.81</text:p>
          </table:table-cell>
          <table:table-cell office:value-type="float" office:value="2.31952758453325">
            <text:p>2.3195275845</text:p>
          </table:table-cell>
          <table:table-cell office:value-type="float" office:value="0.227142857142857">
            <text:p>0.2271428571</text:p>
          </table:table-cell>
          <table:table-cell office:value-type="float" office:value="38.874213836478">
            <text:p>38.8742138365</text:p>
          </table:table-cell>
          <table:table-cell/>
          <table:table-cell office:value-type="string">
            <text:p>6948</text:p>
          </table:table-cell>
          <table:table-cell office:value-type="string">
            <text:p>6971</text:p>
          </table:table-cell>
          <table:table-cell office:value-type="float" office:value="1.87">
            <text:p>1.87</text:p>
          </table:table-cell>
          <table:table-cell office:value-type="float" office:value="8">
            <text:p>8</text:p>
          </table:table-cell>
          <table:table-cell office:value-type="float" office:value="167.94">
            <text:p>167.94</text:p>
          </table:table-cell>
          <table:table-cell office:value-type="float" office:value="61.81">
            <text:p>61.81</text:p>
          </table:table-cell>
          <table:table-cell office:value-type="float" office:value="2.71703607830448">
            <text:p>2.7170360783</text:p>
          </table:table-cell>
          <table:table-cell office:value-type="float" office:value="0.23375">
            <text:p>0.23375</text:p>
          </table:table-cell>
          <table:table-cell office:value-type="float" office:value="33.0534759358289">
            <text:p>33.053475935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7.96">
            <text:p>7.96</text:p>
          </table:table-cell>
          <table:table-cell office:value-type="float" office:value="255">
            <text:p>255</text:p>
          </table:table-cell>
          <table:table-cell office:value-type="float" office:value="716.49">
            <text:p>716.49</text:p>
          </table:table-cell>
          <table:table-cell office:value-type="float" office:value="55.3">
            <text:p>55.3</text:p>
          </table:table-cell>
          <table:table-cell office:value-type="float" office:value="12.9564195298373">
            <text:p>12.9564195298</text:p>
          </table:table-cell>
          <table:table-cell office:value-type="float" office:value="0.0312156862745098">
            <text:p>0.0312156863</text:p>
          </table:table-cell>
          <table:table-cell office:value-type="float" office:value="6.94723618090452">
            <text:p>6.9472361809</text:p>
          </table:table-cell>
          <table:table-cell/>
          <table:table-cell office:value-type="string">
            <text:p>6471</text:p>
          </table:table-cell>
          <table:table-cell office:value-type="string">
            <text:p>6971</text:p>
          </table:table-cell>
          <table:table-cell office:value-type="float" office:value="8.01">
            <text:p>8.01</text:p>
          </table:table-cell>
          <table:table-cell office:value-type="float" office:value="255">
            <text:p>255</text:p>
          </table:table-cell>
          <table:table-cell office:value-type="float" office:value="721.26">
            <text:p>721.26</text:p>
          </table:table-cell>
          <table:table-cell office:value-type="float" office:value="55.3">
            <text:p>55.3</text:p>
          </table:table-cell>
          <table:table-cell office:value-type="float" office:value="13.0426763110307">
            <text:p>13.042676311</text:p>
          </table:table-cell>
          <table:table-cell office:value-type="float" office:value="0.0314117647058824">
            <text:p>0.0314117647</text:p>
          </table:table-cell>
          <table:table-cell office:value-type="float" office:value="6.90387016229713">
            <text:p>6.903870162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18.8">
            <text:p>18.8</text:p>
          </table:table-cell>
          <table:table-cell office:value-type="float" office:value="11">
            <text:p>11</text:p>
          </table:table-cell>
          <table:table-cell office:value-type="float" office:value="1691.82">
            <text:p>1691.82</text:p>
          </table:table-cell>
          <table:table-cell office:value-type="float" office:value="171.44">
            <text:p>171.44</text:p>
          </table:table-cell>
          <table:table-cell office:value-type="float" office:value="9.86829211385908">
            <text:p>9.8682921139</text:p>
          </table:table-cell>
          <table:table-cell office:value-type="float" office:value="1.70909090909091">
            <text:p>1.7090909091</text:p>
          </table:table-cell>
          <table:table-cell office:value-type="float" office:value="9.11914893617021">
            <text:p>9.1191489362</text:p>
          </table:table-cell>
          <table:table-cell/>
          <table:table-cell office:value-type="string">
            <text:p>6674</text:p>
          </table:table-cell>
          <table:table-cell office:value-type="string">
            <text:p>6971</text:p>
          </table:table-cell>
          <table:table-cell office:value-type="float" office:value="22.14">
            <text:p>22.14</text:p>
          </table:table-cell>
          <table:table-cell office:value-type="float" office:value="12">
            <text:p>12</text:p>
          </table:table-cell>
          <table:table-cell office:value-type="float" office:value="1992.33">
            <text:p>1992.33</text:p>
          </table:table-cell>
          <table:table-cell office:value-type="float" office:value="171.44">
            <text:p>171.44</text:p>
          </table:table-cell>
          <table:table-cell office:value-type="float" office:value="11.6211502566496">
            <text:p>11.6211502566</text:p>
          </table:table-cell>
          <table:table-cell office:value-type="float" office:value="1.845">
            <text:p>1.845</text:p>
          </table:table-cell>
          <table:table-cell office:value-type="float" office:value="7.74345076784101">
            <text:p>7.7434507678</text:p>
          </table:table-cell>
          <table:table-cell table:number-columns-repeated="1005"/>
        </table:table-row>
        <table:table-row table:style-name="ro1">
          <table:table-cell office:value-type="string">
            <text:p>7021</text:p>
          </table:table-cell>
          <table:table-cell office:value-type="string">
            <text:p>6087</text:p>
          </table:table-cell>
          <table:table-cell office:value-type="float" office:value="6.68">
            <text:p>6.68</text:p>
          </table:table-cell>
          <table:table-cell office:value-type="float" office:value="5">
            <text:p>5</text:p>
          </table:table-cell>
          <table:table-cell office:value-type="float" office:value="601.56">
            <text:p>601.56</text:p>
          </table:table-cell>
          <table:table-cell office:value-type="float" office:value="174.36">
            <text:p>174.36</text:p>
          </table:table-cell>
          <table:table-cell office:value-type="float" office:value="3.45010323468685">
            <text:p>3.4501032347</text:p>
          </table:table-cell>
          <table:table-cell office:value-type="float" office:value="1.336">
            <text:p>1.336</text:p>
          </table:table-cell>
          <table:table-cell office:value-type="float" office:value="26.1017964071856">
            <text:p>26.1017964072</text:p>
          </table:table-cell>
          <table:table-cell/>
          <table:table-cell office:value-type="string">
            <text:p>6087</text:p>
          </table:table-cell>
          <table:table-cell office:value-type="string">
            <text:p>7021</text:p>
          </table:table-cell>
          <table:table-cell office:value-type="float" office:value="6.79">
            <text:p>6.79</text:p>
          </table:table-cell>
          <table:table-cell office:value-type="float" office:value="5">
            <text:p>5</text:p>
          </table:table-cell>
          <table:table-cell office:value-type="float" office:value="610.92">
            <text:p>610.92</text:p>
          </table:table-cell>
          <table:table-cell office:value-type="float" office:value="174.36">
            <text:p>174.36</text:p>
          </table:table-cell>
          <table:table-cell office:value-type="float" office:value="3.50378527185134">
            <text:p>3.5037852719</text:p>
          </table:table-cell>
          <table:table-cell office:value-type="float" office:value="1.358">
            <text:p>1.358</text:p>
          </table:table-cell>
          <table:table-cell office:value-type="float" office:value="25.678939617084">
            <text:p>25.67893961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182</text:p>
          </table:table-cell>
          <table:table-cell office:value-type="float" office:value="11.65">
            <text:p>11.65</text:p>
          </table:table-cell>
          <table:table-cell office:value-type="float" office:value="9">
            <text:p>9</text:p>
          </table:table-cell>
          <table:table-cell office:value-type="float" office:value="1048.86">
            <text:p>1048.86</text:p>
          </table:table-cell>
          <table:table-cell office:value-type="float" office:value="99.42">
            <text:p>99.42</text:p>
          </table:table-cell>
          <table:table-cell office:value-type="float" office:value="10.5497887748944">
            <text:p>10.5497887749</text:p>
          </table:table-cell>
          <table:table-cell office:value-type="float" office:value="1.29444444444445">
            <text:p>1.2944444444</text:p>
          </table:table-cell>
          <table:table-cell office:value-type="float" office:value="8.53390557939914">
            <text:p>8.5339055794</text:p>
          </table:table-cell>
          <table:table-cell/>
          <table:table-cell office:value-type="string">
            <text:p>6182</text:p>
          </table:table-cell>
          <table:table-cell office:value-type="string">
            <text:p>7021</text:p>
          </table:table-cell>
          <table:table-cell office:value-type="float" office:value="11.72">
            <text:p>11.72</text:p>
          </table:table-cell>
          <table:table-cell office:value-type="float" office:value="10">
            <text:p>10</text:p>
          </table:table-cell>
          <table:table-cell office:value-type="float" office:value="1054.62">
            <text:p>1054.62</text:p>
          </table:table-cell>
          <table:table-cell office:value-type="float" office:value="99.42">
            <text:p>99.42</text:p>
          </table:table-cell>
          <table:table-cell office:value-type="float" office:value="10.6077248038624">
            <text:p>10.6077248039</text:p>
          </table:table-cell>
          <table:table-cell office:value-type="float" office:value="1.172">
            <text:p>1.172</text:p>
          </table:table-cell>
          <table:table-cell office:value-type="float" office:value="8.48293515358362">
            <text:p>8.482935153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214</text:p>
          </table:table-cell>
          <table:table-cell office:value-type="float" office:value="6.08">
            <text:p>6.08</text:p>
          </table:table-cell>
          <table:table-cell office:value-type="float" office:value="11">
            <text:p>11</text:p>
          </table:table-cell>
          <table:table-cell office:value-type="float" office:value="546.75">
            <text:p>546.75</text:p>
          </table:table-cell>
          <table:table-cell office:value-type="float" office:value="209.42">
            <text:p>209.42</text:p>
          </table:table-cell>
          <table:table-cell office:value-type="float" office:value="2.61078216025212">
            <text:p>2.6107821603</text:p>
          </table:table-cell>
          <table:table-cell office:value-type="float" office:value="0.552727272727273">
            <text:p>0.5527272727</text:p>
          </table:table-cell>
          <table:table-cell office:value-type="float" office:value="34.4440789473684">
            <text:p>34.4440789474</text:p>
          </table:table-cell>
          <table:table-cell/>
          <table:table-cell office:value-type="string">
            <text:p>6214</text:p>
          </table:table-cell>
          <table:table-cell office:value-type="string">
            <text:p>7021</text:p>
          </table:table-cell>
          <table:table-cell office:value-type="float" office:value="5.92">
            <text:p>5.92</text:p>
          </table:table-cell>
          <table:table-cell office:value-type="float" office:value="11">
            <text:p>11</text:p>
          </table:table-cell>
          <table:table-cell office:value-type="float" office:value="532.44">
            <text:p>532.44</text:p>
          </table:table-cell>
          <table:table-cell office:value-type="float" office:value="209.42">
            <text:p>209.42</text:p>
          </table:table-cell>
          <table:table-cell office:value-type="float" office:value="2.54245057778627">
            <text:p>2.5424505778</text:p>
          </table:table-cell>
          <table:table-cell office:value-type="float" office:value="0.538181818181818">
            <text:p>0.5381818182</text:p>
          </table:table-cell>
          <table:table-cell office:value-type="float" office:value="35.375">
            <text:p>35.375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382</text:p>
          </table:table-cell>
          <table:table-cell office:value-type="float" office:value="14.36">
            <text:p>14.36</text:p>
          </table:table-cell>
          <table:table-cell office:value-type="float" office:value="6">
            <text:p>6</text:p>
          </table:table-cell>
          <table:table-cell office:value-type="float" office:value="1292.31">
            <text:p>1292.31</text:p>
          </table:table-cell>
          <table:table-cell office:value-type="float" office:value="176.39">
            <text:p>176.39</text:p>
          </table:table-cell>
          <table:table-cell office:value-type="float" office:value="7.32643573898747">
            <text:p>7.326435739</text:p>
          </table:table-cell>
          <table:table-cell office:value-type="float" office:value="2.39333333333333">
            <text:p>2.3933333333</text:p>
          </table:table-cell>
          <table:table-cell office:value-type="float" office:value="12.283426183844">
            <text:p>12.2834261838</text:p>
          </table:table-cell>
          <table:table-cell/>
          <table:table-cell office:value-type="string">
            <text:p>6382</text:p>
          </table:table-cell>
          <table:table-cell office:value-type="string">
            <text:p>7021</text:p>
          </table:table-cell>
          <table:table-cell office:value-type="float" office:value="14.33">
            <text:p>14.33</text:p>
          </table:table-cell>
          <table:table-cell office:value-type="float" office:value="6">
            <text:p>6</text:p>
          </table:table-cell>
          <table:table-cell office:value-type="float" office:value="1289.7">
            <text:p>1289.7</text:p>
          </table:table-cell>
          <table:table-cell office:value-type="float" office:value="176.39">
            <text:p>176.39</text:p>
          </table:table-cell>
          <table:table-cell office:value-type="float" office:value="7.31163898180169">
            <text:p>7.3116389818</text:p>
          </table:table-cell>
          <table:table-cell office:value-type="float" office:value="2.38833333333333">
            <text:p>2.3883333333</text:p>
          </table:table-cell>
          <table:table-cell office:value-type="float" office:value="12.3091416608514">
            <text:p>12.309141660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05</text:p>
          </table:table-cell>
          <table:table-cell office:value-type="float" office:value="7.27">
            <text:p>7.27</text:p>
          </table:table-cell>
          <table:table-cell office:value-type="float" office:value="9">
            <text:p>9</text:p>
          </table:table-cell>
          <table:table-cell office:value-type="float" office:value="654.12">
            <text:p>654.12</text:p>
          </table:table-cell>
          <table:table-cell office:value-type="float" office:value="173.93">
            <text:p>173.93</text:p>
          </table:table-cell>
          <table:table-cell office:value-type="float" office:value="3.76082331972633">
            <text:p>3.7608233197</text:p>
          </table:table-cell>
          <table:table-cell office:value-type="float" office:value="0.807777777777778">
            <text:p>0.8077777778</text:p>
          </table:table-cell>
          <table:table-cell office:value-type="float" office:value="23.9243466299862">
            <text:p>23.92434663</text:p>
          </table:table-cell>
          <table:table-cell/>
          <table:table-cell office:value-type="string">
            <text:p>6405</text:p>
          </table:table-cell>
          <table:table-cell office:value-type="string">
            <text:p>7021</text:p>
          </table:table-cell>
          <table:table-cell office:value-type="float" office:value="7.34">
            <text:p>7.34</text:p>
          </table:table-cell>
          <table:table-cell office:value-type="float" office:value="9">
            <text:p>9</text:p>
          </table:table-cell>
          <table:table-cell office:value-type="float" office:value="660.33">
            <text:p>660.33</text:p>
          </table:table-cell>
          <table:table-cell office:value-type="float" office:value="173.93">
            <text:p>173.93</text:p>
          </table:table-cell>
          <table:table-cell office:value-type="float" office:value="3.79652733858449">
            <text:p>3.7965273386</text:p>
          </table:table-cell>
          <table:table-cell office:value-type="float" office:value="0.815555555555556">
            <text:p>0.8155555556</text:p>
          </table:table-cell>
          <table:table-cell office:value-type="float" office:value="23.6961852861035">
            <text:p>23.696185286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23</text:p>
          </table:table-cell>
          <table:table-cell office:value-type="float" office:value="12.78">
            <text:p>12.78</text:p>
          </table:table-cell>
          <table:table-cell office:value-type="float" office:value="8">
            <text:p>8</text:p>
          </table:table-cell>
          <table:table-cell office:value-type="float" office:value="1150.38">
            <text:p>1150.38</text:p>
          </table:table-cell>
          <table:table-cell office:value-type="float" office:value="134.91">
            <text:p>134.91</text:p>
          </table:table-cell>
          <table:table-cell office:value-type="float" office:value="8.52701801200801">
            <text:p>8.527018012</text:p>
          </table:table-cell>
          <table:table-cell office:value-type="float" office:value="1.5975">
            <text:p>1.5975</text:p>
          </table:table-cell>
          <table:table-cell office:value-type="float" office:value="10.556338028169">
            <text:p>10.5563380282</text:p>
          </table:table-cell>
          <table:table-cell/>
          <table:table-cell office:value-type="string">
            <text:p>6423</text:p>
          </table:table-cell>
          <table:table-cell office:value-type="string">
            <text:p>7021</text:p>
          </table:table-cell>
          <table:table-cell office:value-type="float" office:value="12.74">
            <text:p>12.74</text:p>
          </table:table-cell>
          <table:table-cell office:value-type="float" office:value="8">
            <text:p>8</text:p>
          </table:table-cell>
          <table:table-cell office:value-type="float" office:value="1146.33">
            <text:p>1146.33</text:p>
          </table:table-cell>
          <table:table-cell office:value-type="float" office:value="134.91">
            <text:p>134.91</text:p>
          </table:table-cell>
          <table:table-cell office:value-type="float" office:value="8.49699799866578">
            <text:p>8.4969979987</text:p>
          </table:table-cell>
          <table:table-cell office:value-type="float" office:value="1.5925">
            <text:p>1.5925</text:p>
          </table:table-cell>
          <table:table-cell office:value-type="float" office:value="10.5894819466248">
            <text:p>10.589481946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51</text:p>
          </table:table-cell>
          <table:table-cell office:value-type="float" office:value="6.71">
            <text:p>6.71</text:p>
          </table:table-cell>
          <table:table-cell office:value-type="float" office:value="8">
            <text:p>8</text:p>
          </table:table-cell>
          <table:table-cell office:value-type="float" office:value="604.17">
            <text:p>604.17</text:p>
          </table:table-cell>
          <table:table-cell office:value-type="float" office:value="173.83">
            <text:p>173.83</text:p>
          </table:table-cell>
          <table:table-cell office:value-type="float" office:value="3.47563711672323">
            <text:p>3.4756371167</text:p>
          </table:table-cell>
          <table:table-cell office:value-type="float" office:value="0.83875">
            <text:p>0.83875</text:p>
          </table:table-cell>
          <table:table-cell office:value-type="float" office:value="25.9061102831595">
            <text:p>25.9061102832</text:p>
          </table:table-cell>
          <table:table-cell/>
          <table:table-cell office:value-type="string">
            <text:p>6451</text:p>
          </table:table-cell>
          <table:table-cell office:value-type="string">
            <text:p>7021</text:p>
          </table:table-cell>
          <table:table-cell office:value-type="float" office:value="6.73">
            <text:p>6.73</text:p>
          </table:table-cell>
          <table:table-cell office:value-type="float" office:value="9">
            <text:p>9</text:p>
          </table:table-cell>
          <table:table-cell office:value-type="float" office:value="605.79">
            <text:p>605.79</text:p>
          </table:table-cell>
          <table:table-cell office:value-type="float" office:value="173.83">
            <text:p>173.83</text:p>
          </table:table-cell>
          <table:table-cell office:value-type="float" office:value="3.48495656676063">
            <text:p>3.4849565668</text:p>
          </table:table-cell>
          <table:table-cell office:value-type="float" office:value="0.747777777777778">
            <text:p>0.7477777778</text:p>
          </table:table-cell>
          <table:table-cell office:value-type="float" office:value="25.8291233283804">
            <text:p>25.829123328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99</text:p>
          </table:table-cell>
          <table:table-cell office:value-type="float" office:value="12.09">
            <text:p>12.09</text:p>
          </table:table-cell>
          <table:table-cell office:value-type="float" office:value="13">
            <text:p>13</text:p>
          </table:table-cell>
          <table:table-cell office:value-type="float" office:value="1088.01">
            <text:p>1088.01</text:p>
          </table:table-cell>
          <table:table-cell office:value-type="float" office:value="85.42">
            <text:p>85.42</text:p>
          </table:table-cell>
          <table:table-cell office:value-type="float" office:value="12.737180988059">
            <text:p>12.7371809881</text:p>
          </table:table-cell>
          <table:table-cell office:value-type="float" office:value="0.93">
            <text:p>0.93</text:p>
          </table:table-cell>
          <table:table-cell office:value-type="float" office:value="7.06534325889165">
            <text:p>7.0653432589</text:p>
          </table:table-cell>
          <table:table-cell/>
          <table:table-cell office:value-type="string">
            <text:p>6499</text:p>
          </table:table-cell>
          <table:table-cell office:value-type="string">
            <text:p>7021</text:p>
          </table:table-cell>
          <table:table-cell office:value-type="float" office:value="12.1">
            <text:p>12.1</text:p>
          </table:table-cell>
          <table:table-cell office:value-type="float" office:value="13">
            <text:p>13</text:p>
          </table:table-cell>
          <table:table-cell office:value-type="float" office:value="1088.91">
            <text:p>1088.91</text:p>
          </table:table-cell>
          <table:table-cell office:value-type="float" office:value="85.42">
            <text:p>85.42</text:p>
          </table:table-cell>
          <table:table-cell office:value-type="float" office:value="12.7477171622571">
            <text:p>12.7477171623</text:p>
          </table:table-cell>
          <table:table-cell office:value-type="float" office:value="0.930769230769231">
            <text:p>0.9307692308</text:p>
          </table:table-cell>
          <table:table-cell office:value-type="float" office:value="7.05950413223141">
            <text:p>7.059504132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01</text:p>
          </table:table-cell>
          <table:table-cell office:value-type="float" office:value="11.64">
            <text:p>11.64</text:p>
          </table:table-cell>
          <table:table-cell office:value-type="float" office:value="8">
            <text:p>8</text:p>
          </table:table-cell>
          <table:table-cell office:value-type="float" office:value="1047.33">
            <text:p>1047.33</text:p>
          </table:table-cell>
          <table:table-cell office:value-type="float" office:value="264.89">
            <text:p>264.89</text:p>
          </table:table-cell>
          <table:table-cell office:value-type="float" office:value="3.95382989165314">
            <text:p>3.9538298917</text:p>
          </table:table-cell>
          <table:table-cell office:value-type="float" office:value="1.455">
            <text:p>1.455</text:p>
          </table:table-cell>
          <table:table-cell office:value-type="float" office:value="22.7568728522337">
            <text:p>22.7568728522</text:p>
          </table:table-cell>
          <table:table-cell/>
          <table:table-cell office:value-type="string">
            <text:p>6501</text:p>
          </table:table-cell>
          <table:table-cell office:value-type="string">
            <text:p>7021</text:p>
          </table:table-cell>
          <table:table-cell office:value-type="float" office:value="11.47">
            <text:p>11.47</text:p>
          </table:table-cell>
          <table:table-cell office:value-type="float" office:value="10">
            <text:p>10</text:p>
          </table:table-cell>
          <table:table-cell office:value-type="float" office:value="1032.48">
            <text:p>1032.48</text:p>
          </table:table-cell>
          <table:table-cell office:value-type="float" office:value="264.89">
            <text:p>264.89</text:p>
          </table:table-cell>
          <table:table-cell office:value-type="float" office:value="3.89776888519763">
            <text:p>3.8977688852</text:p>
          </table:table-cell>
          <table:table-cell office:value-type="float" office:value="1.147">
            <text:p>1.147</text:p>
          </table:table-cell>
          <table:table-cell office:value-type="float" office:value="23.0941586748038">
            <text:p>23.094158674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2</text:p>
          </table:table-cell>
          <table:table-cell office:value-type="float" office:value="15.54">
            <text:p>15.54</text:p>
          </table:table-cell>
          <table:table-cell office:value-type="float" office:value="12">
            <text:p>12</text:p>
          </table:table-cell>
          <table:table-cell office:value-type="float" office:value="1398.15">
            <text:p>1398.15</text:p>
          </table:table-cell>
          <table:table-cell office:value-type="float" office:value="135.02">
            <text:p>135.02</text:p>
          </table:table-cell>
          <table:table-cell office:value-type="float" office:value="10.3551325729522">
            <text:p>10.355132573</text:p>
          </table:table-cell>
          <table:table-cell office:value-type="float" office:value="1.295">
            <text:p>1.295</text:p>
          </table:table-cell>
          <table:table-cell office:value-type="float" office:value="8.68854568854569">
            <text:p>8.6885456885</text:p>
          </table:table-cell>
          <table:table-cell/>
          <table:table-cell office:value-type="string">
            <text:p>6512</text:p>
          </table:table-cell>
          <table:table-cell office:value-type="string">
            <text:p>7021</text:p>
          </table:table-cell>
          <table:table-cell office:value-type="float" office:value="15.42">
            <text:p>15.42</text:p>
          </table:table-cell>
          <table:table-cell office:value-type="float" office:value="12">
            <text:p>12</text:p>
          </table:table-cell>
          <table:table-cell office:value-type="float" office:value="1388.07">
            <text:p>1388.07</text:p>
          </table:table-cell>
          <table:table-cell office:value-type="float" office:value="135.02">
            <text:p>135.02</text:p>
          </table:table-cell>
          <table:table-cell office:value-type="float" office:value="10.2804769663754">
            <text:p>10.2804769664</text:p>
          </table:table-cell>
          <table:table-cell office:value-type="float" office:value="1.285">
            <text:p>1.285</text:p>
          </table:table-cell>
          <table:table-cell office:value-type="float" office:value="8.75616083009079">
            <text:p>8.756160830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5</text:p>
          </table:table-cell>
          <table:table-cell office:value-type="float" office:value="7.13">
            <text:p>7.13</text:p>
          </table:table-cell>
          <table:table-cell office:value-type="float" office:value="13">
            <text:p>13</text:p>
          </table:table-cell>
          <table:table-cell office:value-type="float" office:value="641.88">
            <text:p>641.88</text:p>
          </table:table-cell>
          <table:table-cell office:value-type="float" office:value="223.74">
            <text:p>223.74</text:p>
          </table:table-cell>
          <table:table-cell office:value-type="float" office:value="2.86886564762671">
            <text:p>2.8688656476</text:p>
          </table:table-cell>
          <table:table-cell office:value-type="float" office:value="0.548461538461538">
            <text:p>0.5484615385</text:p>
          </table:table-cell>
          <table:table-cell office:value-type="float" office:value="31.3800841514727">
            <text:p>31.3800841515</text:p>
          </table:table-cell>
          <table:table-cell/>
          <table:table-cell office:value-type="string">
            <text:p>6515</text:p>
          </table:table-cell>
          <table:table-cell office:value-type="string">
            <text:p>7021</text:p>
          </table:table-cell>
          <table:table-cell office:value-type="float" office:value="7.27">
            <text:p>7.27</text:p>
          </table:table-cell>
          <table:table-cell office:value-type="float" office:value="13">
            <text:p>13</text:p>
          </table:table-cell>
          <table:table-cell office:value-type="float" office:value="653.94">
            <text:p>653.94</text:p>
          </table:table-cell>
          <table:table-cell office:value-type="float" office:value="223.74">
            <text:p>223.74</text:p>
          </table:table-cell>
          <table:table-cell office:value-type="float" office:value="2.92276749798874">
            <text:p>2.922767498</text:p>
          </table:table-cell>
          <table:table-cell office:value-type="float" office:value="0.559230769230769">
            <text:p>0.5592307692</text:p>
          </table:table-cell>
          <table:table-cell office:value-type="float" office:value="30.7757909215956">
            <text:p>30.775790921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6</text:p>
          </table:table-cell>
          <table:table-cell office:value-type="float" office:value="8.13">
            <text:p>8.13</text:p>
          </table:table-cell>
          <table:table-cell office:value-type="float" office:value="13">
            <text:p>13</text:p>
          </table:table-cell>
          <table:table-cell office:value-type="float" office:value="731.79">
            <text:p>731.79</text:p>
          </table:table-cell>
          <table:table-cell office:value-type="float" office:value="223.64">
            <text:p>223.64</text:p>
          </table:table-cell>
          <table:table-cell office:value-type="float" office:value="3.27217850116258">
            <text:p>3.2721785012</text:p>
          </table:table-cell>
          <table:table-cell office:value-type="float" office:value="0.625384615384615">
            <text:p>0.6253846154</text:p>
          </table:table-cell>
          <table:table-cell office:value-type="float" office:value="27.5079950799508">
            <text:p>27.50799508</text:p>
          </table:table-cell>
          <table:table-cell/>
          <table:table-cell office:value-type="string">
            <text:p>6516</text:p>
          </table:table-cell>
          <table:table-cell office:value-type="string">
            <text:p>7021</text:p>
          </table:table-cell>
          <table:table-cell office:value-type="float" office:value="8.14">
            <text:p>8.14</text:p>
          </table:table-cell>
          <table:table-cell office:value-type="float" office:value="13">
            <text:p>13</text:p>
          </table:table-cell>
          <table:table-cell office:value-type="float" office:value="733.05">
            <text:p>733.05</text:p>
          </table:table-cell>
          <table:table-cell office:value-type="float" office:value="223.64">
            <text:p>223.64</text:p>
          </table:table-cell>
          <table:table-cell office:value-type="float" office:value="3.2778125558934">
            <text:p>3.2778125559</text:p>
          </table:table-cell>
          <table:table-cell office:value-type="float" office:value="0.626153846153846">
            <text:p>0.6261538462</text:p>
          </table:table-cell>
          <table:table-cell office:value-type="float" office:value="27.4742014742015">
            <text:p>27.474201474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19</text:p>
          </table:table-cell>
          <table:table-cell office:value-type="float" office:value="12.34">
            <text:p>12.34</text:p>
          </table:table-cell>
          <table:table-cell office:value-type="float" office:value="10">
            <text:p>10</text:p>
          </table:table-cell>
          <table:table-cell office:value-type="float" office:value="1110.6">
            <text:p>1110.6</text:p>
          </table:table-cell>
          <table:table-cell office:value-type="float" office:value="130.56">
            <text:p>130.56</text:p>
          </table:table-cell>
          <table:table-cell office:value-type="float" office:value="8.50643382352941">
            <text:p>8.5064338235</text:p>
          </table:table-cell>
          <table:table-cell office:value-type="float" office:value="1.234">
            <text:p>1.234</text:p>
          </table:table-cell>
          <table:table-cell office:value-type="float" office:value="10.580226904376">
            <text:p>10.5802269044</text:p>
          </table:table-cell>
          <table:table-cell/>
          <table:table-cell office:value-type="string">
            <text:p>6519</text:p>
          </table:table-cell>
          <table:table-cell office:value-type="string">
            <text:p>7021</text:p>
          </table:table-cell>
          <table:table-cell office:value-type="float" office:value="12.27">
            <text:p>12.27</text:p>
          </table:table-cell>
          <table:table-cell office:value-type="float" office:value="9">
            <text:p>9</text:p>
          </table:table-cell>
          <table:table-cell office:value-type="float" office:value="1104.57">
            <text:p>1104.57</text:p>
          </table:table-cell>
          <table:table-cell office:value-type="float" office:value="130.56">
            <text:p>130.56</text:p>
          </table:table-cell>
          <table:table-cell office:value-type="float" office:value="8.46024816176471">
            <text:p>8.4602481618</text:p>
          </table:table-cell>
          <table:table-cell office:value-type="float" office:value="1.36333333333333">
            <text:p>1.3633333333</text:p>
          </table:table-cell>
          <table:table-cell office:value-type="float" office:value="10.640586797066">
            <text:p>10.640586797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32</text:p>
          </table:table-cell>
          <table:table-cell office:value-type="float" office:value="15.73">
            <text:p>15.73</text:p>
          </table:table-cell>
          <table:table-cell office:value-type="float" office:value="8">
            <text:p>8</text:p>
          </table:table-cell>
          <table:table-cell office:value-type="float" office:value="1415.43">
            <text:p>1415.43</text:p>
          </table:table-cell>
          <table:table-cell office:value-type="float" office:value="116.88">
            <text:p>116.88</text:p>
          </table:table-cell>
          <table:table-cell office:value-type="float" office:value="12.110112936345">
            <text:p>12.1101129363</text:p>
          </table:table-cell>
          <table:table-cell office:value-type="float" office:value="1.96625">
            <text:p>1.96625</text:p>
          </table:table-cell>
          <table:table-cell office:value-type="float" office:value="7.43038779402416">
            <text:p>7.430387794</text:p>
          </table:table-cell>
          <table:table-cell/>
          <table:table-cell office:value-type="string">
            <text:p>6532</text:p>
          </table:table-cell>
          <table:table-cell office:value-type="string">
            <text:p>7021</text:p>
          </table:table-cell>
          <table:table-cell office:value-type="float" office:value="15.65">
            <text:p>15.65</text:p>
          </table:table-cell>
          <table:table-cell office:value-type="float" office:value="8">
            <text:p>8</text:p>
          </table:table-cell>
          <table:table-cell office:value-type="float" office:value="1408.95">
            <text:p>1408.95</text:p>
          </table:table-cell>
          <table:table-cell office:value-type="float" office:value="116.88">
            <text:p>116.88</text:p>
          </table:table-cell>
          <table:table-cell office:value-type="float" office:value="12.0546714579056">
            <text:p>12.0546714579</text:p>
          </table:table-cell>
          <table:table-cell office:value-type="float" office:value="1.95625">
            <text:p>1.95625</text:p>
          </table:table-cell>
          <table:table-cell office:value-type="float" office:value="7.46837060702875">
            <text:p>7.46837060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2</text:p>
          </table:table-cell>
          <table:table-cell office:value-type="float" office:value="11.26">
            <text:p>11.26</text:p>
          </table:table-cell>
          <table:table-cell office:value-type="float" office:value="8">
            <text:p>8</text:p>
          </table:table-cell>
          <table:table-cell office:value-type="float" office:value="1013.67">
            <text:p>1013.67</text:p>
          </table:table-cell>
          <table:table-cell office:value-type="float" office:value="59.37">
            <text:p>59.37</text:p>
          </table:table-cell>
          <table:table-cell office:value-type="float" office:value="17.0737746336534">
            <text:p>17.0737746337</text:p>
          </table:table-cell>
          <table:table-cell office:value-type="float" office:value="1.4075">
            <text:p>1.4075</text:p>
          </table:table-cell>
          <table:table-cell office:value-type="float" office:value="5.27264653641208">
            <text:p>5.2726465364</text:p>
          </table:table-cell>
          <table:table-cell/>
          <table:table-cell office:value-type="string">
            <text:p>6552</text:p>
          </table:table-cell>
          <table:table-cell office:value-type="string">
            <text:p>7021</text:p>
          </table:table-cell>
          <table:table-cell office:value-type="float" office:value="11.24">
            <text:p>11.24</text:p>
          </table:table-cell>
          <table:table-cell office:value-type="float" office:value="8">
            <text:p>8</text:p>
          </table:table-cell>
          <table:table-cell office:value-type="float" office:value="1012.05">
            <text:p>1012.05</text:p>
          </table:table-cell>
          <table:table-cell office:value-type="float" office:value="59.37">
            <text:p>59.37</text:p>
          </table:table-cell>
          <table:table-cell office:value-type="float" office:value="17.0464881253158">
            <text:p>17.0464881253</text:p>
          </table:table-cell>
          <table:table-cell office:value-type="float" office:value="1.405">
            <text:p>1.405</text:p>
          </table:table-cell>
          <table:table-cell office:value-type="float" office:value="5.28202846975089">
            <text:p>5.2820284698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59</text:p>
          </table:table-cell>
          <table:table-cell office:value-type="float" office:value="6.58">
            <text:p>6.58</text:p>
          </table:table-cell>
          <table:table-cell office:value-type="float" office:value="9">
            <text:p>9</text:p>
          </table:table-cell>
          <table:table-cell office:value-type="float" office:value="592.2">
            <text:p>592.2</text:p>
          </table:table-cell>
          <table:table-cell office:value-type="float" office:value="173.42">
            <text:p>173.42</text:p>
          </table:table-cell>
          <table:table-cell office:value-type="float" office:value="3.41483104601545">
            <text:p>3.414831046</text:p>
          </table:table-cell>
          <table:table-cell office:value-type="float" office:value="0.731111111111111">
            <text:p>0.7311111111</text:p>
          </table:table-cell>
          <table:table-cell office:value-type="float" office:value="26.355623100304">
            <text:p>26.3556231003</text:p>
          </table:table-cell>
          <table:table-cell/>
          <table:table-cell office:value-type="string">
            <text:p>6559</text:p>
          </table:table-cell>
          <table:table-cell office:value-type="string">
            <text:p>7021</text:p>
          </table:table-cell>
          <table:table-cell office:value-type="float" office:value="6.55">
            <text:p>6.55</text:p>
          </table:table-cell>
          <table:table-cell office:value-type="float" office:value="9">
            <text:p>9</text:p>
          </table:table-cell>
          <table:table-cell office:value-type="float" office:value="589.59">
            <text:p>589.59</text:p>
          </table:table-cell>
          <table:table-cell office:value-type="float" office:value="173.42">
            <text:p>173.42</text:p>
          </table:table-cell>
          <table:table-cell office:value-type="float" office:value="3.39978087879137">
            <text:p>3.3997808788</text:p>
          </table:table-cell>
          <table:table-cell office:value-type="float" office:value="0.727777777777778">
            <text:p>0.7277777778</text:p>
          </table:table-cell>
          <table:table-cell office:value-type="float" office:value="26.4763358778626">
            <text:p>26.476335877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09</text:p>
          </table:table-cell>
          <table:table-cell office:value-type="float" office:value="8.9">
            <text:p>8.9</text:p>
          </table:table-cell>
          <table:table-cell office:value-type="float" office:value="8">
            <text:p>8</text:p>
          </table:table-cell>
          <table:table-cell office:value-type="float" office:value="801.45">
            <text:p>801.45</text:p>
          </table:table-cell>
          <table:table-cell office:value-type="float" office:value="112.14">
            <text:p>112.14</text:p>
          </table:table-cell>
          <table:table-cell office:value-type="float" office:value="7.14686998394864">
            <text:p>7.1468699839</text:p>
          </table:table-cell>
          <table:table-cell office:value-type="float" office:value="1.1125">
            <text:p>1.1125</text:p>
          </table:table-cell>
          <table:table-cell office:value-type="float" office:value="12.6">
            <text:p>12.6</text:p>
          </table:table-cell>
          <table:table-cell/>
          <table:table-cell office:value-type="string">
            <text:p>6609</text:p>
          </table:table-cell>
          <table:table-cell office:value-type="string">
            <text:p>7021</text:p>
          </table:table-cell>
          <table:table-cell office:value-type="float" office:value="8.9">
            <text:p>8.9</text:p>
          </table:table-cell>
          <table:table-cell office:value-type="float" office:value="8">
            <text:p>8</text:p>
          </table:table-cell>
          <table:table-cell office:value-type="float" office:value="800.64">
            <text:p>800.64</text:p>
          </table:table-cell>
          <table:table-cell office:value-type="float" office:value="112.14">
            <text:p>112.14</text:p>
          </table:table-cell>
          <table:table-cell office:value-type="float" office:value="7.13964686998395">
            <text:p>7.13964687</text:p>
          </table:table-cell>
          <table:table-cell office:value-type="float" office:value="1.1125">
            <text:p>1.1125</text:p>
          </table:table-cell>
          <table:table-cell office:value-type="float" office:value="12.6">
            <text:p>12.6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47</text:p>
          </table:table-cell>
          <table:table-cell office:value-type="float" office:value="7.56">
            <text:p>7.56</text:p>
          </table:table-cell>
          <table:table-cell office:value-type="float" office:value="9">
            <text:p>9</text:p>
          </table:table-cell>
          <table:table-cell office:value-type="float" office:value="680.49">
            <text:p>680.49</text:p>
          </table:table-cell>
          <table:table-cell office:value-type="float" office:value="174.58">
            <text:p>174.58</text:p>
          </table:table-cell>
          <table:table-cell office:value-type="float" office:value="3.89786917172643">
            <text:p>3.8978691717</text:p>
          </table:table-cell>
          <table:table-cell office:value-type="float" office:value="0.84">
            <text:p>0.84</text:p>
          </table:table-cell>
          <table:table-cell office:value-type="float" office:value="23.0925925925926">
            <text:p>23.0925925926</text:p>
          </table:table-cell>
          <table:table-cell/>
          <table:table-cell office:value-type="string">
            <text:p>6647</text:p>
          </table:table-cell>
          <table:table-cell office:value-type="string">
            <text:p>7021</text:p>
          </table:table-cell>
          <table:table-cell office:value-type="float" office:value="7.1">
            <text:p>7.1</text:p>
          </table:table-cell>
          <table:table-cell office:value-type="float" office:value="7">
            <text:p>7</text:p>
          </table:table-cell>
          <table:table-cell office:value-type="float" office:value="638.91">
            <text:p>638.91</text:p>
          </table:table-cell>
          <table:table-cell office:value-type="float" office:value="174.58">
            <text:p>174.58</text:p>
          </table:table-cell>
          <table:table-cell office:value-type="float" office:value="3.65969755985794">
            <text:p>3.6596975599</text:p>
          </table:table-cell>
          <table:table-cell office:value-type="float" office:value="1.01428571428571">
            <text:p>1.0142857143</text:p>
          </table:table-cell>
          <table:table-cell office:value-type="float" office:value="24.5887323943662">
            <text:p>24.588732394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0</text:p>
          </table:table-cell>
          <table:table-cell office:value-type="float" office:value="48.58">
            <text:p>48.58</text:p>
          </table:table-cell>
          <table:table-cell office:value-type="float" office:value="10">
            <text:p>10</text:p>
          </table:table-cell>
          <table:table-cell office:value-type="float" office:value="4371.75">
            <text:p>4371.75</text:p>
          </table:table-cell>
          <table:table-cell office:value-type="float" office:value="209.8">
            <text:p>209.8</text:p>
          </table:table-cell>
          <table:table-cell office:value-type="float" office:value="20.8377025738799">
            <text:p>20.8377025739</text:p>
          </table:table-cell>
          <table:table-cell office:value-type="float" office:value="4.858">
            <text:p>4.858</text:p>
          </table:table-cell>
          <table:table-cell office:value-type="float" office:value="4.31864965006175">
            <text:p>4.3186496501</text:p>
          </table:table-cell>
          <table:table-cell/>
          <table:table-cell office:value-type="string">
            <text:p>6670</text:p>
          </table:table-cell>
          <table:table-cell office:value-type="string">
            <text:p>7021</text:p>
          </table:table-cell>
          <table:table-cell office:value-type="float" office:value="48.66">
            <text:p>48.66</text:p>
          </table:table-cell>
          <table:table-cell office:value-type="float" office:value="11">
            <text:p>11</text:p>
          </table:table-cell>
          <table:table-cell office:value-type="float" office:value="4379.04">
            <text:p>4379.04</text:p>
          </table:table-cell>
          <table:table-cell office:value-type="float" office:value="209.8">
            <text:p>209.8</text:p>
          </table:table-cell>
          <table:table-cell office:value-type="float" office:value="20.8724499523356">
            <text:p>20.8724499523</text:p>
          </table:table-cell>
          <table:table-cell office:value-type="float" office:value="4.42363636363636">
            <text:p>4.4236363636</text:p>
          </table:table-cell>
          <table:table-cell office:value-type="float" office:value="4.31154952733251">
            <text:p>4.311549527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5</text:p>
          </table:table-cell>
          <table:table-cell office:value-type="float" office:value="7.06">
            <text:p>7.06</text:p>
          </table:table-cell>
          <table:table-cell office:value-type="float" office:value="9">
            <text:p>9</text:p>
          </table:table-cell>
          <table:table-cell office:value-type="float" office:value="635.4">
            <text:p>635.4</text:p>
          </table:table-cell>
          <table:table-cell office:value-type="float" office:value="174.46">
            <text:p>174.46</text:p>
          </table:table-cell>
          <table:table-cell office:value-type="float" office:value="3.64209560930872">
            <text:p>3.6420956093</text:p>
          </table:table-cell>
          <table:table-cell office:value-type="float" office:value="0.784444444444444">
            <text:p>0.7844444444</text:p>
          </table:table-cell>
          <table:table-cell office:value-type="float" office:value="24.7110481586402">
            <text:p>24.7110481586</text:p>
          </table:table-cell>
          <table:table-cell/>
          <table:table-cell office:value-type="string">
            <text:p>6695</text:p>
          </table:table-cell>
          <table:table-cell office:value-type="string">
            <text:p>7021</text:p>
          </table:table-cell>
          <table:table-cell office:value-type="float" office:value="7.16">
            <text:p>7.16</text:p>
          </table:table-cell>
          <table:table-cell office:value-type="float" office:value="10">
            <text:p>10</text:p>
          </table:table-cell>
          <table:table-cell office:value-type="float" office:value="644.22">
            <text:p>644.22</text:p>
          </table:table-cell>
          <table:table-cell office:value-type="float" office:value="174.46">
            <text:p>174.46</text:p>
          </table:table-cell>
          <table:table-cell office:value-type="float" office:value="3.6926516106844">
            <text:p>3.6926516107</text:p>
          </table:table-cell>
          <table:table-cell office:value-type="float" office:value="0.716">
            <text:p>0.716</text:p>
          </table:table-cell>
          <table:table-cell office:value-type="float" office:value="24.3659217877095">
            <text:p>24.365921787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16</text:p>
          </table:table-cell>
          <table:table-cell office:value-type="float" office:value="12.64">
            <text:p>12.64</text:p>
          </table:table-cell>
          <table:table-cell office:value-type="float" office:value="11">
            <text:p>11</text:p>
          </table:table-cell>
          <table:table-cell office:value-type="float" office:value="1137.24">
            <text:p>1137.24</text:p>
          </table:table-cell>
          <table:table-cell office:value-type="float" office:value="155.26">
            <text:p>155.26</text:p>
          </table:table-cell>
          <table:table-cell office:value-type="float" office:value="7.32474558804586">
            <text:p>7.324745588</text:p>
          </table:table-cell>
          <table:table-cell office:value-type="float" office:value="1.14909090909091">
            <text:p>1.1490909091</text:p>
          </table:table-cell>
          <table:table-cell office:value-type="float" office:value="12.2832278481013">
            <text:p>12.2832278481</text:p>
          </table:table-cell>
          <table:table-cell/>
          <table:table-cell office:value-type="string">
            <text:p>6716</text:p>
          </table:table-cell>
          <table:table-cell office:value-type="string">
            <text:p>7021</text:p>
          </table:table-cell>
          <table:table-cell office:value-type="float" office:value="12.61">
            <text:p>12.61</text:p>
          </table:table-cell>
          <table:table-cell office:value-type="float" office:value="9">
            <text:p>9</text:p>
          </table:table-cell>
          <table:table-cell office:value-type="float" office:value="1134.99">
            <text:p>1134.99</text:p>
          </table:table-cell>
          <table:table-cell office:value-type="float" office:value="155.26">
            <text:p>155.26</text:p>
          </table:table-cell>
          <table:table-cell office:value-type="float" office:value="7.31025376787325">
            <text:p>7.3102537679</text:p>
          </table:table-cell>
          <table:table-cell office:value-type="float" office:value="1.40111111111111">
            <text:p>1.4011111111</text:p>
          </table:table-cell>
          <table:table-cell office:value-type="float" office:value="12.3124504361618">
            <text:p>12.3124504362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738</text:p>
          </table:table-cell>
          <table:table-cell office:value-type="float" office:value="11.28">
            <text:p>11.28</text:p>
          </table:table-cell>
          <table:table-cell office:value-type="float" office:value="10">
            <text:p>10</text:p>
          </table:table-cell>
          <table:table-cell office:value-type="float" office:value="1015.47">
            <text:p>1015.47</text:p>
          </table:table-cell>
          <table:table-cell office:value-type="float" office:value="201.56">
            <text:p>201.56</text:p>
          </table:table-cell>
          <table:table-cell office:value-type="float" office:value="5.03805318515578">
            <text:p>5.0380531852</text:p>
          </table:table-cell>
          <table:table-cell office:value-type="float" office:value="1.128">
            <text:p>1.128</text:p>
          </table:table-cell>
          <table:table-cell office:value-type="float" office:value="17.8687943262411">
            <text:p>17.8687943262</text:p>
          </table:table-cell>
          <table:table-cell/>
          <table:table-cell office:value-type="string">
            <text:p>6738</text:p>
          </table:table-cell>
          <table:table-cell office:value-type="string">
            <text:p>7021</text:p>
          </table:table-cell>
          <table:table-cell office:value-type="float" office:value="11.11">
            <text:p>11.11</text:p>
          </table:table-cell>
          <table:table-cell office:value-type="float" office:value="13">
            <text:p>13</text:p>
          </table:table-cell>
          <table:table-cell office:value-type="float" office:value="1000.17">
            <text:p>1000.17</text:p>
          </table:table-cell>
          <table:table-cell office:value-type="float" office:value="201.56">
            <text:p>201.56</text:p>
          </table:table-cell>
          <table:table-cell office:value-type="float" office:value="4.96214526691804">
            <text:p>4.9621452669</text:p>
          </table:table-cell>
          <table:table-cell office:value-type="float" office:value="0.854615384615384">
            <text:p>0.8546153846</text:p>
          </table:table-cell>
          <table:table-cell office:value-type="float" office:value="18.1422142214221">
            <text:p>18.142214221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43</text:p>
          </table:table-cell>
          <table:table-cell office:value-type="float" office:value="12.97">
            <text:p>12.97</text:p>
          </table:table-cell>
          <table:table-cell office:value-type="float" office:value="8">
            <text:p>8</text:p>
          </table:table-cell>
          <table:table-cell office:value-type="float" office:value="1167.03">
            <text:p>1167.03</text:p>
          </table:table-cell>
          <table:table-cell office:value-type="float" office:value="221.22">
            <text:p>221.22</text:p>
          </table:table-cell>
          <table:table-cell office:value-type="float" office:value="5.27542717656631">
            <text:p>5.2754271766</text:p>
          </table:table-cell>
          <table:table-cell office:value-type="float" office:value="1.62125">
            <text:p>1.62125</text:p>
          </table:table-cell>
          <table:table-cell office:value-type="float" office:value="17.0562837316885">
            <text:p>17.0562837317</text:p>
          </table:table-cell>
          <table:table-cell/>
          <table:table-cell office:value-type="string">
            <text:p>6843</text:p>
          </table:table-cell>
          <table:table-cell office:value-type="string">
            <text:p>7021</text:p>
          </table:table-cell>
          <table:table-cell office:value-type="float" office:value="12.93">
            <text:p>12.93</text:p>
          </table:table-cell>
          <table:table-cell office:value-type="float" office:value="8">
            <text:p>8</text:p>
          </table:table-cell>
          <table:table-cell office:value-type="float" office:value="1163.79">
            <text:p>1163.79</text:p>
          </table:table-cell>
          <table:table-cell office:value-type="float" office:value="221.22">
            <text:p>221.22</text:p>
          </table:table-cell>
          <table:table-cell office:value-type="float" office:value="5.26078112286412">
            <text:p>5.2607811229</text:p>
          </table:table-cell>
          <table:table-cell office:value-type="float" office:value="1.61625">
            <text:p>1.61625</text:p>
          </table:table-cell>
          <table:table-cell office:value-type="float" office:value="17.1090487238979">
            <text:p>17.10904872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79</text:p>
          </table:table-cell>
          <table:table-cell office:value-type="float" office:value="5.73">
            <text:p>5.73</text:p>
          </table:table-cell>
          <table:table-cell office:value-type="float" office:value="5">
            <text:p>5</text:p>
          </table:table-cell>
          <table:table-cell office:value-type="float" office:value="515.7">
            <text:p>515.7</text:p>
          </table:table-cell>
          <table:table-cell office:value-type="float" office:value="209.25">
            <text:p>209.25</text:p>
          </table:table-cell>
          <table:table-cell office:value-type="float" office:value="2.46451612903226">
            <text:p>2.464516129</text:p>
          </table:table-cell>
          <table:table-cell office:value-type="float" office:value="1.146">
            <text:p>1.146</text:p>
          </table:table-cell>
          <table:table-cell office:value-type="float" office:value="36.5183246073298">
            <text:p>36.5183246073</text:p>
          </table:table-cell>
          <table:table-cell/>
          <table:table-cell office:value-type="string">
            <text:p>6879</text:p>
          </table:table-cell>
          <table:table-cell office:value-type="string">
            <text:p>7021</text:p>
          </table:table-cell>
          <table:table-cell office:value-type="float" office:value="5.69">
            <text:p>5.69</text:p>
          </table:table-cell>
          <table:table-cell office:value-type="float" office:value="5">
            <text:p>5</text:p>
          </table:table-cell>
          <table:table-cell office:value-type="float" office:value="511.92">
            <text:p>511.92</text:p>
          </table:table-cell>
          <table:table-cell office:value-type="float" office:value="209.25">
            <text:p>209.25</text:p>
          </table:table-cell>
          <table:table-cell office:value-type="float" office:value="2.44645161290323">
            <text:p>2.4464516129</text:p>
          </table:table-cell>
          <table:table-cell office:value-type="float" office:value="1.138">
            <text:p>1.138</text:p>
          </table:table-cell>
          <table:table-cell office:value-type="float" office:value="36.7750439367311">
            <text:p>36.775043936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892</text:p>
          </table:table-cell>
          <table:table-cell office:value-type="float" office:value="13.51">
            <text:p>13.51</text:p>
          </table:table-cell>
          <table:table-cell office:value-type="float" office:value="7">
            <text:p>7</text:p>
          </table:table-cell>
          <table:table-cell office:value-type="float" office:value="1215.63">
            <text:p>1215.63</text:p>
          </table:table-cell>
          <table:table-cell office:value-type="float" office:value="136.64">
            <text:p>136.64</text:p>
          </table:table-cell>
          <table:table-cell office:value-type="float" office:value="8.89658957845433">
            <text:p>8.8965895785</text:p>
          </table:table-cell>
          <table:table-cell office:value-type="float" office:value="1.93">
            <text:p>1.93</text:p>
          </table:table-cell>
          <table:table-cell office:value-type="float" office:value="10.1139896373057">
            <text:p>10.1139896373</text:p>
          </table:table-cell>
          <table:table-cell/>
          <table:table-cell office:value-type="string">
            <text:p>6892</text:p>
          </table:table-cell>
          <table:table-cell office:value-type="string">
            <text:p>7021</text:p>
          </table:table-cell>
          <table:table-cell office:value-type="float" office:value="13.55">
            <text:p>13.55</text:p>
          </table:table-cell>
          <table:table-cell office:value-type="float" office:value="6">
            <text:p>6</text:p>
          </table:table-cell>
          <table:table-cell office:value-type="float" office:value="1219.23">
            <text:p>1219.23</text:p>
          </table:table-cell>
          <table:table-cell office:value-type="float" office:value="136.64">
            <text:p>136.64</text:p>
          </table:table-cell>
          <table:table-cell office:value-type="float" office:value="8.92293618266979">
            <text:p>8.9229361827</text:p>
          </table:table-cell>
          <table:table-cell office:value-type="float" office:value="2.25833333333333">
            <text:p>2.2583333333</text:p>
          </table:table-cell>
          <table:table-cell office:value-type="float" office:value="10.0841328413284">
            <text:p>10.084132841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5</text:p>
          </table:table-cell>
          <table:table-cell office:value-type="float" office:value="6.74">
            <text:p>6.74</text:p>
          </table:table-cell>
          <table:table-cell office:value-type="float" office:value="8">
            <text:p>8</text:p>
          </table:table-cell>
          <table:table-cell office:value-type="float" office:value="606.15">
            <text:p>606.15</text:p>
          </table:table-cell>
          <table:table-cell office:value-type="float" office:value="173.63">
            <text:p>173.63</text:p>
          </table:table-cell>
          <table:table-cell office:value-type="float" office:value="3.49104417439383">
            <text:p>3.4910441744</text:p>
          </table:table-cell>
          <table:table-cell office:value-type="float" office:value="0.8425">
            <text:p>0.8425</text:p>
          </table:table-cell>
          <table:table-cell office:value-type="float" office:value="25.7611275964392">
            <text:p>25.7611275964</text:p>
          </table:table-cell>
          <table:table-cell/>
          <table:table-cell office:value-type="string">
            <text:p>6945</text:p>
          </table:table-cell>
          <table:table-cell office:value-type="string">
            <text:p>7021</text:p>
          </table:table-cell>
          <table:table-cell office:value-type="float" office:value="6.58">
            <text:p>6.58</text:p>
          </table:table-cell>
          <table:table-cell office:value-type="float" office:value="8">
            <text:p>8</text:p>
          </table:table-cell>
          <table:table-cell office:value-type="float" office:value="592.11">
            <text:p>592.11</text:p>
          </table:table-cell>
          <table:table-cell office:value-type="float" office:value="173.63">
            <text:p>173.63</text:p>
          </table:table-cell>
          <table:table-cell office:value-type="float" office:value="3.41018257213615">
            <text:p>3.4101825721</text:p>
          </table:table-cell>
          <table:table-cell office:value-type="float" office:value="0.8225">
            <text:p>0.8225</text:p>
          </table:table-cell>
          <table:table-cell office:value-type="float" office:value="26.387537993921">
            <text:p>26.387537993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46</text:p>
          </table:table-cell>
          <table:table-cell office:value-type="float" office:value="6.03">
            <text:p>6.03</text:p>
          </table:table-cell>
          <table:table-cell office:value-type="float" office:value="10">
            <text:p>10</text:p>
          </table:table-cell>
          <table:table-cell office:value-type="float" office:value="542.88">
            <text:p>542.88</text:p>
          </table:table-cell>
          <table:table-cell office:value-type="float" office:value="201.72">
            <text:p>201.72</text:p>
          </table:table-cell>
          <table:table-cell office:value-type="float" office:value="2.69125520523498">
            <text:p>2.6912552052</text:p>
          </table:table-cell>
          <table:table-cell office:value-type="float" office:value="0.603">
            <text:p>0.603</text:p>
          </table:table-cell>
          <table:table-cell office:value-type="float" office:value="33.452736318408">
            <text:p>33.4527363184</text:p>
          </table:table-cell>
          <table:table-cell/>
          <table:table-cell office:value-type="string">
            <text:p>6446</text:p>
          </table:table-cell>
          <table:table-cell office:value-type="string">
            <text:p>7021</text:p>
          </table:table-cell>
          <table:table-cell office:value-type="float" office:value="6.14">
            <text:p>6.14</text:p>
          </table:table-cell>
          <table:table-cell office:value-type="float" office:value="10">
            <text:p>10</text:p>
          </table:table-cell>
          <table:table-cell office:value-type="float" office:value="552.42">
            <text:p>552.42</text:p>
          </table:table-cell>
          <table:table-cell office:value-type="float" office:value="201.72">
            <text:p>201.72</text:p>
          </table:table-cell>
          <table:table-cell office:value-type="float" office:value="2.73854848304581">
            <text:p>2.738548483</text:p>
          </table:table-cell>
          <table:table-cell office:value-type="float" office:value="0.614">
            <text:p>0.614</text:p>
          </table:table-cell>
          <table:table-cell office:value-type="float" office:value="32.8534201954397">
            <text:p>32.8534201954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562</text:p>
          </table:table-cell>
          <table:table-cell office:value-type="float" office:value="6.08">
            <text:p>6.08</text:p>
          </table:table-cell>
          <table:table-cell office:value-type="float" office:value="8">
            <text:p>8</text:p>
          </table:table-cell>
          <table:table-cell office:value-type="float" office:value="547.11">
            <text:p>547.11</text:p>
          </table:table-cell>
          <table:table-cell office:value-type="float" office:value="203.93">
            <text:p>203.93</text:p>
          </table:table-cell>
          <table:table-cell office:value-type="float" office:value="2.68283234443191">
            <text:p>2.6828323444</text:p>
          </table:table-cell>
          <table:table-cell office:value-type="float" office:value="0.76">
            <text:p>0.76</text:p>
          </table:table-cell>
          <table:table-cell office:value-type="float" office:value="33.5411184210526">
            <text:p>33.5411184211</text:p>
          </table:table-cell>
          <table:table-cell/>
          <table:table-cell office:value-type="string">
            <text:p>6562</text:p>
          </table:table-cell>
          <table:table-cell office:value-type="string">
            <text:p>7021</text:p>
          </table:table-cell>
          <table:table-cell office:value-type="float" office:value="5.98">
            <text:p>5.98</text:p>
          </table:table-cell>
          <table:table-cell office:value-type="float" office:value="8">
            <text:p>8</text:p>
          </table:table-cell>
          <table:table-cell office:value-type="float" office:value="538.29">
            <text:p>538.29</text:p>
          </table:table-cell>
          <table:table-cell office:value-type="float" office:value="203.93">
            <text:p>203.93</text:p>
          </table:table-cell>
          <table:table-cell office:value-type="float" office:value="2.63958220958172">
            <text:p>2.6395822096</text:p>
          </table:table-cell>
          <table:table-cell office:value-type="float" office:value="0.7475">
            <text:p>0.7475</text:p>
          </table:table-cell>
          <table:table-cell office:value-type="float" office:value="34.1020066889632">
            <text:p>34.102006689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99</text:p>
          </table:table-cell>
          <table:table-cell office:value-type="float" office:value="6.29">
            <text:p>6.29</text:p>
          </table:table-cell>
          <table:table-cell office:value-type="float" office:value="5">
            <text:p>5</text:p>
          </table:table-cell>
          <table:table-cell office:value-type="float" office:value="565.65">
            <text:p>565.65</text:p>
          </table:table-cell>
          <table:table-cell office:value-type="float" office:value="200.73">
            <text:p>200.73</text:p>
          </table:table-cell>
          <table:table-cell office:value-type="float" office:value="2.81796442983112">
            <text:p>2.8179644298</text:p>
          </table:table-cell>
          <table:table-cell office:value-type="float" office:value="1.258">
            <text:p>1.258</text:p>
          </table:table-cell>
          <table:table-cell office:value-type="float" office:value="31.912559618442">
            <text:p>31.9125596184</text:p>
          </table:table-cell>
          <table:table-cell/>
          <table:table-cell office:value-type="string">
            <text:p>6699</text:p>
          </table:table-cell>
          <table:table-cell office:value-type="string">
            <text:p>7021</text:p>
          </table:table-cell>
          <table:table-cell office:value-type="float" office:value="6.37">
            <text:p>6.37</text:p>
          </table:table-cell>
          <table:table-cell office:value-type="float" office:value="255">
            <text:p>255</text:p>
          </table:table-cell>
          <table:table-cell office:value-type="float" office:value="573.12">
            <text:p>573.12</text:p>
          </table:table-cell>
          <table:table-cell office:value-type="float" office:value="200.73">
            <text:p>200.73</text:p>
          </table:table-cell>
          <table:table-cell office:value-type="float" office:value="2.85517859811687">
            <text:p>2.8551785981</text:p>
          </table:table-cell>
          <table:table-cell office:value-type="float" office:value="0.0249803921568628">
            <text:p>0.0249803922</text:p>
          </table:table-cell>
          <table:table-cell office:value-type="float" office:value="31.5117739403454">
            <text:p>31.511773940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48</text:p>
          </table:table-cell>
          <table:table-cell office:value-type="float" office:value="6.37">
            <text:p>6.37</text:p>
          </table:table-cell>
          <table:table-cell office:value-type="float" office:value="7">
            <text:p>7</text:p>
          </table:table-cell>
          <table:table-cell office:value-type="float" office:value="573.66">
            <text:p>573.66</text:p>
          </table:table-cell>
          <table:table-cell office:value-type="float" office:value="203.59">
            <text:p>203.59</text:p>
          </table:table-cell>
          <table:table-cell office:value-type="float" office:value="2.81772189203792">
            <text:p>2.817721892</text:p>
          </table:table-cell>
          <table:table-cell office:value-type="float" office:value="0.91">
            <text:p>0.91</text:p>
          </table:table-cell>
          <table:table-cell office:value-type="float" office:value="31.9607535321821">
            <text:p>31.9607535322</text:p>
          </table:table-cell>
          <table:table-cell/>
          <table:table-cell office:value-type="string">
            <text:p>6948</text:p>
          </table:table-cell>
          <table:table-cell office:value-type="string">
            <text:p>7021</text:p>
          </table:table-cell>
          <table:table-cell office:value-type="float" office:value="6.26">
            <text:p>6.26</text:p>
          </table:table-cell>
          <table:table-cell office:value-type="float" office:value="7">
            <text:p>7</text:p>
          </table:table-cell>
          <table:table-cell office:value-type="float" office:value="563.13">
            <text:p>563.13</text:p>
          </table:table-cell>
          <table:table-cell office:value-type="float" office:value="203.59">
            <text:p>203.59</text:p>
          </table:table-cell>
          <table:table-cell office:value-type="float" office:value="2.76600029470996">
            <text:p>2.7660002947</text:p>
          </table:table-cell>
          <table:table-cell office:value-type="float" office:value="0.894285714285714">
            <text:p>0.8942857143</text:p>
          </table:table-cell>
          <table:table-cell office:value-type="float" office:value="32.5223642172524">
            <text:p>32.5223642173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971</text:p>
          </table:table-cell>
          <table:table-cell office:value-type="float" office:value="6.89">
            <text:p>6.89</text:p>
          </table:table-cell>
          <table:table-cell office:value-type="float" office:value="12">
            <text:p>12</text:p>
          </table:table-cell>
          <table:table-cell office:value-type="float" office:value="620.46">
            <text:p>620.46</text:p>
          </table:table-cell>
          <table:table-cell office:value-type="float" office:value="174.25">
            <text:p>174.25</text:p>
          </table:table-cell>
          <table:table-cell office:value-type="float" office:value="3.56074605451937">
            <text:p>3.5607460545</text:p>
          </table:table-cell>
          <table:table-cell office:value-type="float" office:value="0.574166666666667">
            <text:p>0.5741666667</text:p>
          </table:table-cell>
          <table:table-cell office:value-type="float" office:value="25.2902757619739">
            <text:p>25.290275762</text:p>
          </table:table-cell>
          <table:table-cell/>
          <table:table-cell office:value-type="string">
            <text:p>6971</text:p>
          </table:table-cell>
          <table:table-cell office:value-type="string">
            <text:p>7021</text:p>
          </table:table-cell>
          <table:table-cell office:value-type="float" office:value="6.74">
            <text:p>6.74</text:p>
          </table:table-cell>
          <table:table-cell office:value-type="float" office:value="12">
            <text:p>12</text:p>
          </table:table-cell>
          <table:table-cell office:value-type="float" office:value="606.33">
            <text:p>606.33</text:p>
          </table:table-cell>
          <table:table-cell office:value-type="float" office:value="174.25">
            <text:p>174.25</text:p>
          </table:table-cell>
          <table:table-cell office:value-type="float" office:value="3.47965566714491">
            <text:p>3.4796556671</text:p>
          </table:table-cell>
          <table:table-cell office:value-type="float" office:value="0.561666666666667">
            <text:p>0.5616666667</text:p>
          </table:table-cell>
          <table:table-cell office:value-type="float" office:value="25.853115727003">
            <text:p>25.853115727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471</text:p>
          </table:table-cell>
          <table:table-cell office:value-type="float" office:value="6.41">
            <text:p>6.41</text:p>
          </table:table-cell>
          <table:table-cell office:value-type="float" office:value="255">
            <text:p>255</text:p>
          </table:table-cell>
          <table:table-cell office:value-type="float" office:value="577.08">
            <text:p>577.08</text:p>
          </table:table-cell>
          <table:table-cell office:value-type="float" office:value="201.03">
            <text:p>201.03</text:p>
          </table:table-cell>
          <table:table-cell office:value-type="float" office:value="2.8706163259215">
            <text:p>2.8706163259</text:p>
          </table:table-cell>
          <table:table-cell office:value-type="float" office:value="0.0251372549019608">
            <text:p>0.0251372549</text:p>
          </table:table-cell>
          <table:table-cell office:value-type="float" office:value="31.3619344773791">
            <text:p>31.3619344774</text:p>
          </table:table-cell>
          <table:table-cell/>
          <table:table-cell office:value-type="string">
            <text:p>6471</text:p>
          </table:table-cell>
          <table:table-cell office:value-type="string">
            <text:p>7021</text:p>
          </table:table-cell>
          <table:table-cell office:value-type="float" office:value="6.42">
            <text:p>6.42</text:p>
          </table:table-cell>
          <table:table-cell office:value-type="float" office:value="255">
            <text:p>255</text:p>
          </table:table-cell>
          <table:table-cell office:value-type="float" office:value="578.07">
            <text:p>578.07</text:p>
          </table:table-cell>
          <table:table-cell office:value-type="float" office:value="201.03">
            <text:p>201.03</text:p>
          </table:table-cell>
          <table:table-cell office:value-type="float" office:value="2.87554096403522">
            <text:p>2.875540964</text:p>
          </table:table-cell>
          <table:table-cell office:value-type="float" office:value="0.0251764705882353">
            <text:p>0.0251764706</text:p>
          </table:table-cell>
          <table:table-cell office:value-type="float" office:value="31.3130841121495">
            <text:p>31.3130841121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6674</text:p>
          </table:table-cell>
          <table:table-cell office:value-type="float" office:value="27.16">
            <text:p>27.16</text:p>
          </table:table-cell>
          <table:table-cell office:value-type="float" office:value="10">
            <text:p>10</text:p>
          </table:table-cell>
          <table:table-cell office:value-type="float" office:value="2444.04">
            <text:p>2444.04</text:p>
          </table:table-cell>
          <table:table-cell office:value-type="float" office:value="42.8">
            <text:p>42.8</text:p>
          </table:table-cell>
          <table:table-cell office:value-type="float" office:value="57.103738317757">
            <text:p>57.1037383178</text:p>
          </table:table-cell>
          <table:table-cell office:value-type="float" office:value="2.716">
            <text:p>2.716</text:p>
          </table:table-cell>
          <table:table-cell office:value-type="float" office:value="1.57584683357879">
            <text:p>1.5758468336</text:p>
          </table:table-cell>
          <table:table-cell/>
          <table:table-cell office:value-type="string">
            <text:p>6674</text:p>
          </table:table-cell>
          <table:table-cell office:value-type="string">
            <text:p>7021</text:p>
          </table:table-cell>
          <table:table-cell office:value-type="float" office:value="24.83">
            <text:p>24.83</text:p>
          </table:table-cell>
          <table:table-cell office:value-type="float" office:value="10">
            <text:p>10</text:p>
          </table:table-cell>
          <table:table-cell office:value-type="float" office:value="2234.88">
            <text:p>2234.88</text:p>
          </table:table-cell>
          <table:table-cell office:value-type="float" office:value="42.8">
            <text:p>42.8</text:p>
          </table:table-cell>
          <table:table-cell office:value-type="float" office:value="52.2168224299065">
            <text:p>52.2168224299</text:p>
          </table:table-cell>
          <table:table-cell office:value-type="float" office:value="2.483">
            <text:p>2.483</text:p>
          </table:table-cell>
          <table:table-cell office:value-type="float" office:value="1.72372130487314">
            <text:p>1.7237213049</text:p>
          </table:table-cell>
          <table:table-cell table:number-columns-repeated="1005"/>
        </table:table-row>
        <table:table-row table:style-name="ro1" table:number-rows-repeated="1047452">
          <table:table-cell table:number-columns-repeated="102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0">20/08/2021</text:date>, <text:time>10:2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20T10:26:42</dc:date>
    <dc:creator>paul mccherry</dc:creator>
    <meta:document-statistic meta:table-count="1" meta:cell-count="19325" meta:object-count="0"/>
    <meta:generator>OpenOffice/4.1.9$Unix OpenOffice.org_project/419m1$Build-9805</meta:generator>
  </office:meta>
</office:document-meta>
</file>